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Helvetica" svg:font-family="Helvetica"/>
    <style:font-face style:name="Inconsolata" svg:font-family="Inconsolata"/>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78125in"/>
    </style:style>
    <style:style style:name="co3" style:family="table-column">
      <style:table-column-properties fo:break-before="auto" style:column-width="1.1041666666666667in"/>
    </style:style>
    <style:style style:name="co4" style:family="table-column">
      <style:table-column-properties fo:break-before="auto" style:column-width="1.4583333333333333in"/>
    </style:style>
    <style:style style:name="co5" style:family="table-column">
      <style:table-column-properties fo:break-before="auto" style:column-width="1.03125in"/>
    </style:style>
    <style:style style:name="co6" style:family="table-column">
      <style:table-column-properties fo:break-before="auto" style:column-width="0.4895833333333333in"/>
    </style:style>
    <style:style style:name="co7" style:family="table-column">
      <style:table-column-properties fo:break-before="auto" style:column-width="0.59375in"/>
    </style:style>
    <style:style style:name="co8" style:family="table-column">
      <style:table-column-properties fo:break-before="auto" style:column-width="0.6145833333333334in"/>
    </style:style>
    <style:style style:name="co9" style:family="table-column">
      <style:table-column-properties fo:break-before="auto" style:column-width="0.5416666666666666in"/>
    </style:style>
    <style:style style:name="co10" style:family="table-column">
      <style:table-column-properties fo:break-before="auto" style:column-width="0.5625in"/>
    </style:style>
    <style:style style:name="co11" style:family="table-column">
      <style:table-column-properties fo:break-before="auto" style:column-width="0.5208333333333334in"/>
    </style:style>
    <style:style style:name="co12" style:family="table-column">
      <style:table-column-properties fo:break-before="auto" style:column-width="0.6354166666666666in"/>
    </style:style>
    <style:style style:name="co13" style:family="table-column">
      <style:table-column-properties fo:break-before="auto" style:column-width="0.65625in"/>
    </style:style>
    <style:style style:name="co14" style:family="table-column">
      <style:table-column-properties fo:break-before="auto" style:column-width="1.5520833333333333in"/>
    </style:style>
    <style:style style:name="co15" style:family="table-column">
      <style:table-column-properties fo:break-before="auto" style:column-width="2.0104166666666665in"/>
    </style:style>
    <style:style style:name="co16" style:family="table-column">
      <style:table-column-properties fo:break-before="auto" style:column-width="0.4270833333333333in"/>
    </style:style>
    <style:style style:name="co17" style:family="table-column">
      <style:table-column-properties fo:break-before="auto" style:column-width="0.4791666666666667in"/>
    </style:style>
    <style:style style:name="co18" style:family="table-column">
      <style:table-column-properties fo:break-before="auto" style:column-width="1.0520833730697632in"/>
    </style:style>
    <style:style style:name="co19" style:family="table-column">
      <style:table-column-properties fo:break-before="auto" style:column-width="0.8020833333333334in"/>
    </style:style>
    <style:style style:name="co20" style:family="table-column">
      <style:table-column-properties fo:break-before="auto" style:column-width="0.4479166666666667in"/>
    </style:style>
    <style:style style:name="co21" style:family="table-column">
      <style:table-column-properties fo:break-before="auto" style:column-width="1.4270833333333333in"/>
    </style:style>
    <style:style style:name="co22" style:family="table-column">
      <style:table-column-properties fo:break-before="auto" style:column-width="1.0520833730697632in"/>
    </style:style>
    <style:style style:name="co23" style:family="table-column">
      <style:table-column-properties fo:break-before="auto" style:column-width="1.46875in"/>
    </style:style>
    <style:style style:name="co24" style:family="table-column">
      <style:table-column-properties fo:break-before="auto" style:column-width="4.364583333333333in"/>
    </style:style>
    <style:style style:name="co25" style:family="table-column">
      <style:table-column-properties fo:break-before="auto" style:column-width="1.0520833730697632in"/>
    </style:style>
    <style:style style:name="co26" style:family="table-column">
      <style:table-column-properties fo:break-before="auto" style:column-width="0.53125in"/>
    </style:style>
    <style:style style:name="co27" style:family="table-column">
      <style:table-column-properties fo:break-before="auto" style:column-width="2.0833333333333335in"/>
    </style:style>
    <style:style style:name="ro1" style:family="table-row">
      <style:table-row-properties style:row-height="0.21875in" fo:break-before="auto" style:use-optimal-row-height="false"/>
    </style:style>
    <style:style style:name="ro2" style:family="table-row">
      <style:table-row-properties style:row-height="0.3229166666666667in" fo:break-before="auto" style:use-optimal-row-height="false"/>
    </style:style>
    <style:style style:name="ro3" style:family="table-row">
      <style:table-row-properties style:row-height="0.21875in" fo:break-before="auto" style:use-optimal-row-height="true"/>
    </style:style>
    <style:style style:name="ro4" style:family="table-row">
      <style:table-row-properties style:row-height="0.22916666666666666in" fo:break-before="auto" style:use-optimal-row-height="false"/>
    </style:style>
    <style:style style:name="ro5" style:family="table-row">
      <style:table-row-properties style:row-height="0.19791666666666666in" fo:break-before="auto" style:use-optimal-row-height="false"/>
    </style:style>
    <style:style style:name="ro6" style:family="table-row">
      <style:table-row-properties style:row-height="0.23958333333333334in" fo:break-before="auto" style:use-optimal-row-height="false"/>
    </style:style>
    <style:style style:name="ro7" style:family="table-row">
      <style:table-row-properties style:row-height="0.2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ta1" style:family="table" style:master-page-name="PageStyle_5f_Census Data">
      <style:table-properties table:display="true" style:writing-mode="lr-tb"/>
    </style:style>
    <style:style style:name="ta2" style:family="table" style:master-page-name="PageStyle_5f_Grading Scale">
      <style:table-properties table:display="true" style:writing-mode="lr-tb"/>
    </style:style>
    <style:style style:name="ta3" style:family="table" style:master-page-name="PageStyle_5f_Dataset Descriptions">
      <style:table-properties table:display="true" style:writing-mode="lr-tb"/>
    </style:style>
    <style:style style:name="ta4" style:family="table" style:master-page-name="PageStyle_5f_Plac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4">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0" style:family="table-cell" style:parent-style-name="Default" style:data-style-name="N1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style:paragraph-properties/>
      <style:text-properties style:font-name="Helvetica" style:font-name-asian="Helvetica"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4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4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fo:background-color="#FFFFFF"/>
      <style:paragraph-properties fo:text-align="start" fo:margin-left="0cm"/>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8" style:family="table-cell" style:parent-style-name="Default">
      <style:table-cell-properties style:vertical-align="bottom" fo:background-color="#F9F9F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style:vertical-align="bottom" fo:background-color="#F9F9F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style:font-name="Helvetica" style:font-name-asian="Helvetica"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7"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Census Data"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6" table:number-columns-repeated="3" table:default-cell-style-name="ce15"/>
        <table:table-column table:style-name="co8" table:default-cell-style-name="ce15"/>
        <table:table-column table:style-name="co9" table:default-cell-style-name="ce15"/>
        <table:table-column table:style-name="co10" table:default-cell-style-name="ce15"/>
        <table:table-column table:style-name="co11" table:number-columns-repeated="2"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 table:default-cell-style-name="ce15" table:number-columns-repeated="236"/>
        <table:table-row table:style-name="ro2">
          <table:table-cell table:style-name="ce21" office:value-type="string">
            <text:p>Last updated</text:p>
          </table:table-cell>
          <table:table-cell table:style-name="ce21" office:value-type="string">
            <text:p>State</text:p>
          </table:table-cell>
          <table:table-cell table:style-name="ce21" office:value-type="string">
            <text:p>Type of Data</text:p>
          </table:table-cell>
          <table:table-cell table:style-name="ce21" office:value-type="string">
            <text:p>Description</text:p>
          </table:table-cell>
          <table:table-cell table:style-name="ce21" office:value-type="string">
            <text:p>Exists</text:p>
          </table:table-cell>
          <table:table-cell table:style-name="ce21" office:value-type="string">
            <text:p>Digitized</text:p>
          </table:table-cell>
          <table:table-cell table:style-name="ce21" office:value-type="string">
            <text:p>Public</text:p>
          </table:table-cell>
          <table:table-cell table:style-name="ce21" office:value-type="string">
            <text:p>Free</text:p>
          </table:table-cell>
          <table:table-cell table:style-name="ce21" office:value-type="string">
            <text:p>Online</text:p>
          </table:table-cell>
          <table:table-cell table:style-name="ce21" office:value-type="string">
            <text:p>Machine readable</text:p>
          </table:table-cell>
          <table:table-cell table:style-name="ce21" office:value-type="string">
            <text:p>Available in bulk</text:p>
          </table:table-cell>
          <table:table-cell table:style-name="ce21" office:value-type="string">
            <text:p>No restrictions</text:p>
          </table:table-cell>
          <table:table-cell table:style-name="ce21" office:value-type="string">
            <text:p>Up-to-date</text:p>
          </table:table-cell>
          <table:table-cell table:style-name="ce21" office:value-type="string">
            <text:p>In the state repository</text:p>
          </table:table-cell>
          <table:table-cell table:style-name="ce21" office:value-type="string">
            <text:p>Verifiable</text:p>
          </table:table-cell>
          <table:table-cell table:style-name="ce21" office:value-type="string">
            <text:p>Complete</text:p>
          </table:table-cell>
          <table:table-cell table:style-name="ce21" office:value-type="string">
            <text:p>Link</text:p>
          </table:table-cell>
          <table:table-cell table:style-name="ce21" office:value-type="string">
            <text:p>Comments</text:p>
          </table:table-cell>
          <table:table-cell table:style-name="ce21" office:value-type="string">
            <text:p>Score</text:p>
          </table:table-cell>
          <table:table-cell table:style-name="ce21" office:value-type="string">
            <text:p>Grade</text:p>
          </table:table-cell>
          <table:table-cell table:style-name="ce22"/>
          <table:table-cell table:number-columns-repeated="15" table:style-name="ce23"/>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Address Points</text:p>
          </table:table-cell>
          <table:table-cell table:style-name="ce26" table:formula="of:=IF(NOT(ISBLANK([.C2]));VLOOKUP([.C2];['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8"/>
          <table:table-cell table:style-name="ce26" table:formula="of:=IF(NOT(ISBLANK([.E2]));ROUND(((IF([.E2]=&quot;yes&quot;;1;0)*['Grading Scale'.E$2])+(IF([.F2]=&quot;yes&quot;;1;0)*['Grading Scale'.E$3])+(IF([.G2]=&quot;yes&quot;;1;0)*['Grading Scale'.E$4])+(IF([.H2]=&quot;yes&quot;;1;0)*['Grading Scale'.E$5])+(IF([.I2]=&quot;yes&quot;;1;0)*['Grading Scale'.E$6])+(IF([.J2]=&quot;yes&quot;;1;0)*['Grading Scale'.E$7])+(IF([.K2]=&quot;yes&quot;;1;0)*['Grading Scale'.E$8])+(IF([.L2]=&quot;yes&quot;;1;0)*['Grading Scale'.E$9])+(IF([.M2]=&quot;yes&quot;;1;0)*['Grading Scale'.E$10])+(IF([.N2]=&quot;yes&quot;;1;0)*['Grading Scale'.E$11])+(IF([.O2]=&quot;yes&quot;;1;0)*['Grading Scale'.E$12])+(IF([.P2]=&quot;yes&quot;;1;0)*['Grading Scale'.E$13]))/['Grading Scale'.E$14]*100;0);&quot;&quot;)" office:value-type="string">
            <text:p>0</text:p>
          </table:table-cell>
          <table:table-cell table:style-name="ce26" table:formula="of:=IF(ISNUMBER([.S2]);VLOOKUP([.S2];['Grading Scale'.$A$2:.$B$14];2);&quot;&quot;)" office:value-type="string">
            <text:p>F</text:p>
          </table:table-cell>
          <table:table-cell table:number-columns-repeated="16" table:style-name="ce27"/>
        </table:table-row>
        <table:table-row table:style-name="ro3">
          <table:table-cell table:style-name="ce24" office:value-type="date" office:date-value="2016-03-30T00:00:00">
            <text:p>3/30/2016</text:p>
          </table:table-cell>
          <table:table-cell table:style-name="ce25" office:value-type="string">
            <text:p>Alabama</text:p>
          </table:table-cell>
          <table:table-cell table:style-name="ce25" office:value-type="string">
            <text:p>Checkbook</text:p>
          </table:table-cell>
          <table:table-cell table:style-name="ce26" table:formula="of:=IF(NOT(ISBLANK([.C3]));VLOOKUP([.C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pen.alabama.gov/spending_checkbook.aspx">
            <text:p><text:a xlink:href="http://open.alabama.gov/spending_checkbook.aspx">http://open.alabama.gov/spending_checkbook.aspx</text:a></text:p>
          </table:table-cell>
          <table:table-cell table:style-name="ce26" office:value-type="string">
            <text:p>At the time that it was surveyed, the data had not been updated for over two months. Does not include a description of the purpose of the expenditure. The results of queries can be exported as Excel files, but so few record-level results can be exported at one time that this hardly quaifies as offering machine-readable data.</text:p>
          </table:table-cell>
          <table:table-cell table:style-name="ce26" table:formula="of:=IF(NOT(ISBLANK([.E3]));ROUND(((IF([.E3]=&quot;yes&quot;;1;0)*['Grading Scale'.E$2])+(IF([.F3]=&quot;yes&quot;;1;0)*['Grading Scale'.E$3])+(IF([.G3]=&quot;yes&quot;;1;0)*['Grading Scale'.E$4])+(IF([.H3]=&quot;yes&quot;;1;0)*['Grading Scale'.E$5])+(IF([.I3]=&quot;yes&quot;;1;0)*['Grading Scale'.E$6])+(IF([.J3]=&quot;yes&quot;;1;0)*['Grading Scale'.E$7])+(IF([.K3]=&quot;yes&quot;;1;0)*['Grading Scale'.E$8])+(IF([.L3]=&quot;yes&quot;;1;0)*['Grading Scale'.E$9])+(IF([.M3]=&quot;yes&quot;;1;0)*['Grading Scale'.E$10])+(IF([.N3]=&quot;yes&quot;;1;0)*['Grading Scale'.E$11])+(IF([.O3]=&quot;yes&quot;;1;0)*['Grading Scale'.E$12])+(IF([.P3]=&quot;yes&quot;;1;0)*['Grading Scale'.E$13]))/['Grading Scale'.E$14]*100;0);&quot;&quot;)" office:value-type="string">
            <text:p>35</text:p>
          </table:table-cell>
          <table:table-cell table:style-name="ce26" table:formula="of:=IF(ISNUMBER([.S3]);VLOOKUP([.S3];['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Companies</text:p>
          </table:table-cell>
          <table:table-cell table:style-name="ce26" table:formula="of:=IF(NOT(ISBLANK([.C4]));VLOOKUP([.C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arc-sos.state.al.us/CGI/CORPNAME.MBR/INPUT">
            <text:p><text:a xlink:href="http://arc-sos.state.al.us/CGI/CORPNAME.MBR/INPUT">http://arc-sos.state.al.us/CGI/CORPNAME.MBR/INPUT</text:a></text:p>
          </table:table-cell>
          <table:table-cell table:style-name="ce26" office:value-type="string">
            <text:p>At the time that it was surveyed, the data was 6 weeks out of date.</text:p>
          </table:table-cell>
          <table:table-cell table:style-name="ce26" table:formula="of:=IF(NOT(ISBLANK([.E4]));ROUND(((IF([.E4]=&quot;yes&quot;;1;0)*['Grading Scale'.E$2])+(IF([.F4]=&quot;yes&quot;;1;0)*['Grading Scale'.E$3])+(IF([.G4]=&quot;yes&quot;;1;0)*['Grading Scale'.E$4])+(IF([.H4]=&quot;yes&quot;;1;0)*['Grading Scale'.E$5])+(IF([.I4]=&quot;yes&quot;;1;0)*['Grading Scale'.E$6])+(IF([.J4]=&quot;yes&quot;;1;0)*['Grading Scale'.E$7])+(IF([.K4]=&quot;yes&quot;;1;0)*['Grading Scale'.E$8])+(IF([.L4]=&quot;yes&quot;;1;0)*['Grading Scale'.E$9])+(IF([.M4]=&quot;yes&quot;;1;0)*['Grading Scale'.E$10])+(IF([.N4]=&quot;yes&quot;;1;0)*['Grading Scale'.E$11])+(IF([.O4]=&quot;yes&quot;;1;0)*['Grading Scale'.E$12])+(IF([.P4]=&quot;yes&quot;;1;0)*['Grading Scale'.E$13]))/['Grading Scale'.E$14]*100;0);&quot;&quot;)" office:value-type="string">
            <text:p>35</text:p>
          </table:table-cell>
          <table:table-cell table:style-name="ce26" table:formula="of:=IF(ISNUMBER([.S4]);VLOOKUP([.S4];['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Incarceration</text:p>
          </table:table-cell>
          <table:table-cell table:style-name="ce26" table:formula="of:=IF(NOT(ISBLANK([.C5]));VLOOKUP([.C5];['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doc.state.al.us/StatReports.aspx">
            <text:p><text:a xlink:href="http://www.doc.state.al.us/StatReports.aspx">http://www.doc.state.al.us/StatReports.aspx</text:a></text:p>
          </table:table-cell>
          <table:table-cell table:style-name="ce26" office:value-type="string">
            <text:p>At the time that it was surveyed, data was over two months old.</text:p>
          </table:table-cell>
          <table:table-cell table:style-name="ce26" table:formula="of:=IF(NOT(ISBLANK([.E5]));ROUND(((IF([.E5]=&quot;yes&quot;;1;0)*['Grading Scale'.E$2])+(IF([.F5]=&quot;yes&quot;;1;0)*['Grading Scale'.E$3])+(IF([.G5]=&quot;yes&quot;;1;0)*['Grading Scale'.E$4])+(IF([.H5]=&quot;yes&quot;;1;0)*['Grading Scale'.E$5])+(IF([.I5]=&quot;yes&quot;;1;0)*['Grading Scale'.E$6])+(IF([.J5]=&quot;yes&quot;;1;0)*['Grading Scale'.E$7])+(IF([.K5]=&quot;yes&quot;;1;0)*['Grading Scale'.E$8])+(IF([.L5]=&quot;yes&quot;;1;0)*['Grading Scale'.E$9])+(IF([.M5]=&quot;yes&quot;;1;0)*['Grading Scale'.E$10])+(IF([.N5]=&quot;yes&quot;;1;0)*['Grading Scale'.E$11])+(IF([.O5]=&quot;yes&quot;;1;0)*['Grading Scale'.E$12])+(IF([.P5]=&quot;yes&quot;;1;0)*['Grading Scale'.E$13]))/['Grading Scale'.E$14]*100;0);&quot;&quot;)" office:value-type="string">
            <text:p>40</text:p>
          </table:table-cell>
          <table:table-cell table:style-name="ce26" table:formula="of:=IF(ISNUMBER([.S5]);VLOOKUP([.S5];['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Legislation</text:p>
          </table:table-cell>
          <table:table-cell table:style-name="ce26" table:formula="of:=IF(NOT(ISBLANK([.C6]));VLOOKUP([.C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www.legislature.state.al.us/">
            <text:p><text:a xlink:href="http://www.legislature.state.al.us/">http://www.legislature.state.al.us/</text:a></text:p>
          </table:table-cell>
          <table:table-cell table:style-name="ce26" office:value-type="string">
            <text:p>This is surely the worst legislative website in the nation. It is such a mess that it is difficult to assess meaningfully.</text:p>
          </table:table-cell>
          <table:table-cell table:style-name="ce26" table:formula="of:=IF(NOT(ISBLANK([.E6]));ROUND(((IF([.E6]=&quot;yes&quot;;1;0)*['Grading Scale'.E$2])+(IF([.F6]=&quot;yes&quot;;1;0)*['Grading Scale'.E$3])+(IF([.G6]=&quot;yes&quot;;1;0)*['Grading Scale'.E$4])+(IF([.H6]=&quot;yes&quot;;1;0)*['Grading Scale'.E$5])+(IF([.I6]=&quot;yes&quot;;1;0)*['Grading Scale'.E$6])+(IF([.J6]=&quot;yes&quot;;1;0)*['Grading Scale'.E$7])+(IF([.K6]=&quot;yes&quot;;1;0)*['Grading Scale'.E$8])+(IF([.L6]=&quot;yes&quot;;1;0)*['Grading Scale'.E$9])+(IF([.M6]=&quot;yes&quot;;1;0)*['Grading Scale'.E$10])+(IF([.N6]=&quot;yes&quot;;1;0)*['Grading Scale'.E$11])+(IF([.O6]=&quot;yes&quot;;1;0)*['Grading Scale'.E$12])+(IF([.P6]=&quot;yes&quot;;1;0)*['Grading Scale'.E$13]))/['Grading Scale'.E$14]*100;0);&quot;&quot;)" office:value-type="string">
            <text:p>35</text:p>
          </table:table-cell>
          <table:table-cell table:style-name="ce26" table:formula="of:=IF(ISNUMBER([.S6]);VLOOKUP([.S6];['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6" office:value-type="string">
            <text:p>Population Projections</text:p>
          </table:table-cell>
          <table:table-cell table:style-name="ce26" table:formula="of:=IF(NOT(ISBLANK([.C7]));VLOOKUP([.C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cber.cba.ua.edu/edata/est_prj.html">
            <text:p><text:a xlink:href="http://cber.cba.ua.edu/edata/est_prj.html">http://cber.cba.ua.edu/edata/est_prj.html</text:a></text:p>
          </table:table-cell>
          <table:table-cell table:style-name="ce26" office:value-type="string">
            <text:p>Lacks GNIS IDs for localities.</text:p>
          </table:table-cell>
          <table:table-cell table:style-name="ce26" table:formula="of:=IF(NOT(ISBLANK([.E7]));ROUND(((IF([.E7]=&quot;yes&quot;;1;0)*['Grading Scale'.E$2])+(IF([.F7]=&quot;yes&quot;;1;0)*['Grading Scale'.E$3])+(IF([.G7]=&quot;yes&quot;;1;0)*['Grading Scale'.E$4])+(IF([.H7]=&quot;yes&quot;;1;0)*['Grading Scale'.E$5])+(IF([.I7]=&quot;yes&quot;;1;0)*['Grading Scale'.E$6])+(IF([.J7]=&quot;yes&quot;;1;0)*['Grading Scale'.E$7])+(IF([.K7]=&quot;yes&quot;;1;0)*['Grading Scale'.E$8])+(IF([.L7]=&quot;yes&quot;;1;0)*['Grading Scale'.E$9])+(IF([.M7]=&quot;yes&quot;;1;0)*['Grading Scale'.E$10])+(IF([.N7]=&quot;yes&quot;;1;0)*['Grading Scale'.E$11])+(IF([.O7]=&quot;yes&quot;;1;0)*['Grading Scale'.E$12])+(IF([.P7]=&quot;yes&quot;;1;0)*['Grading Scale'.E$13]))/['Grading Scale'.E$14]*100;0);&quot;&quot;)" office:value-type="string">
            <text:p>80</text:p>
          </table:table-cell>
          <table:table-cell table:style-name="ce26" table:formula="of:=IF(ISNUMBER([.S7]);VLOOKUP([.S7];['Grading Scale'.$A$2:.$B$14];2);&quot;&quot;)" office:value-type="string">
            <text:p>B−</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Real Estate</text:p>
          </table:table-cell>
          <table:table-cell table:style-name="ce26" table:formula="of:=IF(NOT(ISBLANK([.C8]));VLOOKUP([.C8];['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pen.alabama.gov/state_properties.aspx">
            <text:p><text:a xlink:href="http://open.alabama.gov/state_properties.aspx">http://open.alabama.gov/state_properties.aspx</text:a></text:p>
          </table:table-cell>
          <table:table-cell table:style-name="ce26" office:value-type="string">
            <text:p>The use of each facility is not specified. The data is split between three unrelated websites (one for leased buildings, one for owned buildings, and one for land). Dates are not included for most records, so it is difficult to determine if the data is up-to-date.</text:p>
          </table:table-cell>
          <table:table-cell table:style-name="ce26" table:formula="of:=IF(NOT(ISBLANK([.E8]));ROUND(((IF([.E8]=&quot;yes&quot;;1;0)*['Grading Scale'.E$2])+(IF([.F8]=&quot;yes&quot;;1;0)*['Grading Scale'.E$3])+(IF([.G8]=&quot;yes&quot;;1;0)*['Grading Scale'.E$4])+(IF([.H8]=&quot;yes&quot;;1;0)*['Grading Scale'.E$5])+(IF([.I8]=&quot;yes&quot;;1;0)*['Grading Scale'.E$6])+(IF([.J8]=&quot;yes&quot;;1;0)*['Grading Scale'.E$7])+(IF([.K8]=&quot;yes&quot;;1;0)*['Grading Scale'.E$8])+(IF([.L8]=&quot;yes&quot;;1;0)*['Grading Scale'.E$9])+(IF([.M8]=&quot;yes&quot;;1;0)*['Grading Scale'.E$10])+(IF([.N8]=&quot;yes&quot;;1;0)*['Grading Scale'.E$11])+(IF([.O8]=&quot;yes&quot;;1;0)*['Grading Scale'.E$12])+(IF([.P8]=&quot;yes&quot;;1;0)*['Grading Scale'.E$13]))/['Grading Scale'.E$14]*100;0);&quot;&quot;)" office:value-type="string">
            <text:p>30</text:p>
          </table:table-cell>
          <table:table-cell table:style-name="ce26" table:formula="of:=IF(ISNUMBER([.S8]);VLOOKUP([.S8];['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Restaurant Inspections</text:p>
          </table:table-cell>
          <table:table-cell table:style-name="ce26" table:formula="of:=IF(NOT(ISBLANK([.C9]));VLOOKUP([.C9];['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foodscores.state.al.us/">
            <text:p><text:a xlink:href="http://foodscores.state.al.us/">http://foodscores.state.al.us/</text:a></text:p>
          </table:table-cell>
          <table:table-cell table:style-name="ce26" office:value-type="string">
            <text:p>Does not include unique identifiers or the outcome of inspections (passed, failed, etc.)</text:p>
          </table:table-cell>
          <table:table-cell table:style-name="ce26" table:formula="of:=IF(NOT(ISBLANK([.E9]));ROUND(((IF([.E9]=&quot;yes&quot;;1;0)*['Grading Scale'.E$2])+(IF([.F9]=&quot;yes&quot;;1;0)*['Grading Scale'.E$3])+(IF([.G9]=&quot;yes&quot;;1;0)*['Grading Scale'.E$4])+(IF([.H9]=&quot;yes&quot;;1;0)*['Grading Scale'.E$5])+(IF([.I9]=&quot;yes&quot;;1;0)*['Grading Scale'.E$6])+(IF([.J9]=&quot;yes&quot;;1;0)*['Grading Scale'.E$7])+(IF([.K9]=&quot;yes&quot;;1;0)*['Grading Scale'.E$8])+(IF([.L9]=&quot;yes&quot;;1;0)*['Grading Scale'.E$9])+(IF([.M9]=&quot;yes&quot;;1;0)*['Grading Scale'.E$10])+(IF([.N9]=&quot;yes&quot;;1;0)*['Grading Scale'.E$11])+(IF([.O9]=&quot;yes&quot;;1;0)*['Grading Scale'.E$12])+(IF([.P9]=&quot;yes&quot;;1;0)*['Grading Scale'.E$13]))/['Grading Scale'.E$14]*100;0);&quot;&quot;)" office:value-type="string">
            <text:p>40</text:p>
          </table:table-cell>
          <table:table-cell table:style-name="ce26" table:formula="of:=IF(ISNUMBER([.S9]);VLOOKUP([.S9];['Grading Scale'.$A$2:.$B$14];2);&quot;&quot;)" office:value-type="string">
            <text:p>F</text:p>
          </table:table-cell>
          <table:table-cell table:number-columns-repeated="16" table:style-name="ce27"/>
        </table:table-row>
        <table:table-row table:style-name="ro3">
          <table:table-cell table:style-name="ce24" office:value-type="date" office:date-value="2015-12-11T00:00:00">
            <text:p>12/11/2015</text:p>
          </table:table-cell>
          <table:table-cell table:style-name="ce25" office:value-type="string">
            <text:p>Alabama</text:p>
          </table:table-cell>
          <table:table-cell table:style-name="ce25" office:value-type="string">
            <text:p>Vehicle Crashes</text:p>
          </table:table-cell>
          <table:table-cell table:style-name="ce26" table:formula="of:=IF(NOT(ISBLANK([.C10]));VLOOKUP([.C1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t.state.al.us/mcrweb/frm/Crash_Facts.pdf">
            <text:p><text:a xlink:href="http://www.dot.state.al.us/mcrweb/frm/Crash_Facts.pdf">http://www.dot.state.al.us/mcrweb/frm/Crash_Facts.pdf</text:a></text:p>
          </table:table-cell>
          <table:table-cell table:style-name="ce26" office:value-type="string">
            <text:p>This is a PDF from 2012, containing statistics, not raw data. This is the best data source that could be identified.</text:p>
          </table:table-cell>
          <table:table-cell table:style-name="ce26" table:formula="of:=IF(NOT(ISBLANK([.E10]));ROUND(((IF([.E10]=&quot;yes&quot;;1;0)*['Grading Scale'.E$2])+(IF([.F10]=&quot;yes&quot;;1;0)*['Grading Scale'.E$3])+(IF([.G10]=&quot;yes&quot;;1;0)*['Grading Scale'.E$4])+(IF([.H10]=&quot;yes&quot;;1;0)*['Grading Scale'.E$5])+(IF([.I10]=&quot;yes&quot;;1;0)*['Grading Scale'.E$6])+(IF([.J10]=&quot;yes&quot;;1;0)*['Grading Scale'.E$7])+(IF([.K10]=&quot;yes&quot;;1;0)*['Grading Scale'.E$8])+(IF([.L10]=&quot;yes&quot;;1;0)*['Grading Scale'.E$9])+(IF([.M10]=&quot;yes&quot;;1;0)*['Grading Scale'.E$10])+(IF([.N10]=&quot;yes&quot;;1;0)*['Grading Scale'.E$11])+(IF([.O10]=&quot;yes&quot;;1;0)*['Grading Scale'.E$12])+(IF([.P10]=&quot;yes&quot;;1;0)*['Grading Scale'.E$13]))/['Grading Scale'.E$14]*100;0);&quot;&quot;)" office:value-type="string">
            <text:p>35</text:p>
          </table:table-cell>
          <table:table-cell table:style-name="ce26" table:formula="of:=IF(ISNUMBER([.S10]);VLOOKUP([.S10];['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Address Points</text:p>
          </table:table-cell>
          <table:table-cell table:style-name="ce26" table:formula="of:=IF(NOT(ISBLANK([.C11]));VLOOKUP([.C11];['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11]));ROUND(((IF([.E11]=&quot;yes&quot;;1;0)*['Grading Scale'.E$2])+(IF([.F11]=&quot;yes&quot;;1;0)*['Grading Scale'.E$3])+(IF([.G11]=&quot;yes&quot;;1;0)*['Grading Scale'.E$4])+(IF([.H11]=&quot;yes&quot;;1;0)*['Grading Scale'.E$5])+(IF([.I11]=&quot;yes&quot;;1;0)*['Grading Scale'.E$6])+(IF([.J11]=&quot;yes&quot;;1;0)*['Grading Scale'.E$7])+(IF([.K11]=&quot;yes&quot;;1;0)*['Grading Scale'.E$8])+(IF([.L11]=&quot;yes&quot;;1;0)*['Grading Scale'.E$9])+(IF([.M11]=&quot;yes&quot;;1;0)*['Grading Scale'.E$10])+(IF([.N11]=&quot;yes&quot;;1;0)*['Grading Scale'.E$11])+(IF([.O11]=&quot;yes&quot;;1;0)*['Grading Scale'.E$12])+(IF([.P11]=&quot;yes&quot;;1;0)*['Grading Scale'.E$13]))/['Grading Scale'.E$14]*100;0);&quot;&quot;)" office:value-type="string">
            <text:p>0</text:p>
          </table:table-cell>
          <table:table-cell table:style-name="ce26" table:formula="of:=IF(ISNUMBER([.S11]);VLOOKUP([.S11];['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Checkbook</text:p>
          </table:table-cell>
          <table:table-cell table:style-name="ce26" table:formula="of:=IF(NOT(ISBLANK([.C12]));VLOOKUP([.C12];['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a.alaska.gov/dof/reports/ckbkonline_reports.html">
            <text:p><text:a xlink:href="http://doa.alaska.gov/dof/reports/ckbkonline_reports.html">http://doa.alaska.gov/dof/reports/ckbkonline_reports.html</text:a></text:p>
          </table:table-cell>
          <table:table-cell table:style-name="ce26" office:value-type="string">
            <text:p>Incomplete, because transaction records lack a description of their purpose and a check or voucher number.</text:p>
          </table:table-cell>
          <table:table-cell table:style-name="ce26" table:formula="of:=IF(NOT(ISBLANK([.E12]));ROUND(((IF([.E12]=&quot;yes&quot;;1;0)*['Grading Scale'.E$2])+(IF([.F12]=&quot;yes&quot;;1;0)*['Grading Scale'.E$3])+(IF([.G12]=&quot;yes&quot;;1;0)*['Grading Scale'.E$4])+(IF([.H12]=&quot;yes&quot;;1;0)*['Grading Scale'.E$5])+(IF([.I12]=&quot;yes&quot;;1;0)*['Grading Scale'.E$6])+(IF([.J12]=&quot;yes&quot;;1;0)*['Grading Scale'.E$7])+(IF([.K12]=&quot;yes&quot;;1;0)*['Grading Scale'.E$8])+(IF([.L12]=&quot;yes&quot;;1;0)*['Grading Scale'.E$9])+(IF([.M12]=&quot;yes&quot;;1;0)*['Grading Scale'.E$10])+(IF([.N12]=&quot;yes&quot;;1;0)*['Grading Scale'.E$11])+(IF([.O12]=&quot;yes&quot;;1;0)*['Grading Scale'.E$12])+(IF([.P12]=&quot;yes&quot;;1;0)*['Grading Scale'.E$13]))/['Grading Scale'.E$14]*100;0);&quot;&quot;)" office:value-type="string">
            <text:p>85</text:p>
          </table:table-cell>
          <table:table-cell table:style-name="ce26" table:formula="of:=IF(ISNUMBER([.S12]);VLOOKUP([.S12];['Grading Scale'.$A$2:.$B$14];2);&quot;&quot;)" office:value-type="string">
            <text:p>B</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Companies</text:p>
          </table:table-cell>
          <table:table-cell table:style-name="ce26" table:formula="of:=IF(NOT(ISBLANK([.C13]));VLOOKUP([.C13];['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commerce.alaska.gov/cbp/Main/CBPLSearch.aspx?mode=Corp">
            <text:p><text:a xlink:href="https://www.commerce.alaska.gov/cbp/Main/CBPLSearch.aspx?mode=Corp">https://www.commerce.alaska.gov/cbp/Main/CBPLSearch.aspx?mode=Corp</text:a></text:p>
          </table:table-cell>
          <table:table-cell table:style-name="ce26" office:value-type="string">
            <text:p>Data is available in links in the sidebar.</text:p>
          </table:table-cell>
          <table:table-cell table:style-name="ce26" table:formula="of:=IF(NOT(ISBLANK([.E13]));ROUND(((IF([.E13]=&quot;yes&quot;;1;0)*['Grading Scale'.E$2])+(IF([.F13]=&quot;yes&quot;;1;0)*['Grading Scale'.E$3])+(IF([.G13]=&quot;yes&quot;;1;0)*['Grading Scale'.E$4])+(IF([.H13]=&quot;yes&quot;;1;0)*['Grading Scale'.E$5])+(IF([.I13]=&quot;yes&quot;;1;0)*['Grading Scale'.E$6])+(IF([.J13]=&quot;yes&quot;;1;0)*['Grading Scale'.E$7])+(IF([.K13]=&quot;yes&quot;;1;0)*['Grading Scale'.E$8])+(IF([.L13]=&quot;yes&quot;;1;0)*['Grading Scale'.E$9])+(IF([.M13]=&quot;yes&quot;;1;0)*['Grading Scale'.E$10])+(IF([.N13]=&quot;yes&quot;;1;0)*['Grading Scale'.E$11])+(IF([.O13]=&quot;yes&quot;;1;0)*['Grading Scale'.E$12])+(IF([.P13]=&quot;yes&quot;;1;0)*['Grading Scale'.E$13]))/['Grading Scale'.E$14]*100;0);&quot;&quot;)" office:value-type="string">
            <text:p>90</text:p>
          </table:table-cell>
          <table:table-cell table:style-name="ce26" table:formula="of:=IF(ISNUMBER([.S13]);VLOOKUP([.S13];['Grading Scale'.$A$2:.$B$14];2);&quot;&quot;)" office:value-type="string">
            <text:p>A−</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Incarceration</text:p>
          </table:table-cell>
          <table:table-cell table:style-name="ce26" table:formula="of:=IF(NOT(ISBLANK([.C14]));VLOOKUP([.C14];['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correct.state.ak.us/administrative-services/research-records">
            <text:p><text:a xlink:href="http://www.correct.state.ak.us/administrative-services/research-records">http://www.correct.state.ak.us/administrative-services/research-records</text:a></text:p>
          </table:table-cell>
          <table:table-cell table:style-name="ce26" office:value-type="string">
            <text:p>Provided as a PDF, as a small part of a much larger annual report. Incomplete as it lacks historical figures and facility capacity data. Updated annually.</text:p>
          </table:table-cell>
          <table:table-cell table:style-name="ce26" table:formula="of:=IF(NOT(ISBLANK([.E14]));ROUND(((IF([.E14]=&quot;yes&quot;;1;0)*['Grading Scale'.E$2])+(IF([.F14]=&quot;yes&quot;;1;0)*['Grading Scale'.E$3])+(IF([.G14]=&quot;yes&quot;;1;0)*['Grading Scale'.E$4])+(IF([.H14]=&quot;yes&quot;;1;0)*['Grading Scale'.E$5])+(IF([.I14]=&quot;yes&quot;;1;0)*['Grading Scale'.E$6])+(IF([.J14]=&quot;yes&quot;;1;0)*['Grading Scale'.E$7])+(IF([.K14]=&quot;yes&quot;;1;0)*['Grading Scale'.E$8])+(IF([.L14]=&quot;yes&quot;;1;0)*['Grading Scale'.E$9])+(IF([.M14]=&quot;yes&quot;;1;0)*['Grading Scale'.E$10])+(IF([.N14]=&quot;yes&quot;;1;0)*['Grading Scale'.E$11])+(IF([.O14]=&quot;yes&quot;;1;0)*['Grading Scale'.E$12])+(IF([.P14]=&quot;yes&quot;;1;0)*['Grading Scale'.E$13]))/['Grading Scale'.E$14]*100;0);&quot;&quot;)" office:value-type="string">
            <text:p>45</text:p>
          </table:table-cell>
          <table:table-cell table:style-name="ce26" table:formula="of:=IF(ISNUMBER([.S14]);VLOOKUP([.S14];['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Legislation</text:p>
          </table:table-cell>
          <table:table-cell table:style-name="ce26" table:formula="of:=IF(NOT(ISBLANK([.C15]));VLOOKUP([.C15];['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legis.state.ak.us/">
            <text:p><text:a xlink:href="http://www.legis.state.ak.us/">http://www.legis.state.ak.us/</text:a></text:p>
          </table:table-cell>
          <table:table-cell table:style-name="ce26" office:value-type="string">
            <text:p>Incomplete, because it does not specify the date that legislators took office.</text:p>
          </table:table-cell>
          <table:table-cell table:style-name="ce26" table:formula="of:=IF(NOT(ISBLANK([.E15]));ROUND(((IF([.E15]=&quot;yes&quot;;1;0)*['Grading Scale'.E$2])+(IF([.F15]=&quot;yes&quot;;1;0)*['Grading Scale'.E$3])+(IF([.G15]=&quot;yes&quot;;1;0)*['Grading Scale'.E$4])+(IF([.H15]=&quot;yes&quot;;1;0)*['Grading Scale'.E$5])+(IF([.I15]=&quot;yes&quot;;1;0)*['Grading Scale'.E$6])+(IF([.J15]=&quot;yes&quot;;1;0)*['Grading Scale'.E$7])+(IF([.K15]=&quot;yes&quot;;1;0)*['Grading Scale'.E$8])+(IF([.L15]=&quot;yes&quot;;1;0)*['Grading Scale'.E$9])+(IF([.M15]=&quot;yes&quot;;1;0)*['Grading Scale'.E$10])+(IF([.N15]=&quot;yes&quot;;1;0)*['Grading Scale'.E$11])+(IF([.O15]=&quot;yes&quot;;1;0)*['Grading Scale'.E$12])+(IF([.P15]=&quot;yes&quot;;1;0)*['Grading Scale'.E$13]))/['Grading Scale'.E$14]*100;0);&quot;&quot;)" office:value-type="string">
            <text:p>35</text:p>
          </table:table-cell>
          <table:table-cell table:style-name="ce26" table:formula="of:=IF(ISNUMBER([.S15]);VLOOKUP([.S15];['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6" office:value-type="string">
            <text:p>Population Projections</text:p>
          </table:table-cell>
          <table:table-cell table:style-name="ce26" table:formula="of:=IF(NOT(ISBLANK([.C16]));VLOOKUP([.C16];['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labor.alaska.gov/research/pop/popproj.htm">
            <text:p><text:a xlink:href="http://labor.alaska.gov/research/pop/popproj.htm">http://labor.alaska.gov/research/pop/popproj.htm</text:a></text:p>
          </table:table-cell>
          <table:table-cell table:style-name="ce26" office:value-type="string">
            <text:p>Forecasts are broken down by boroughs and census areas, but no FIPS codes or GNIS IDs are provided for them, making the data incomplete.</text:p>
          </table:table-cell>
          <table:table-cell table:style-name="ce26" table:formula="of:=IF(NOT(ISBLANK([.E16]));ROUND(((IF([.E16]=&quot;yes&quot;;1;0)*['Grading Scale'.E$2])+(IF([.F16]=&quot;yes&quot;;1;0)*['Grading Scale'.E$3])+(IF([.G16]=&quot;yes&quot;;1;0)*['Grading Scale'.E$4])+(IF([.H16]=&quot;yes&quot;;1;0)*['Grading Scale'.E$5])+(IF([.I16]=&quot;yes&quot;;1;0)*['Grading Scale'.E$6])+(IF([.J16]=&quot;yes&quot;;1;0)*['Grading Scale'.E$7])+(IF([.K16]=&quot;yes&quot;;1;0)*['Grading Scale'.E$8])+(IF([.L16]=&quot;yes&quot;;1;0)*['Grading Scale'.E$9])+(IF([.M16]=&quot;yes&quot;;1;0)*['Grading Scale'.E$10])+(IF([.N16]=&quot;yes&quot;;1;0)*['Grading Scale'.E$11])+(IF([.O16]=&quot;yes&quot;;1;0)*['Grading Scale'.E$12])+(IF([.P16]=&quot;yes&quot;;1;0)*['Grading Scale'.E$13]))/['Grading Scale'.E$14]*100;0);&quot;&quot;)" office:value-type="string">
            <text:p>80</text:p>
          </table:table-cell>
          <table:table-cell table:style-name="ce26" table:formula="of:=IF(ISNUMBER([.S16]);VLOOKUP([.S16];['Grading Scale'.$A$2:.$B$14];2);&quot;&quot;)" office:value-type="string">
            <text:p>B−</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Real Estate</text:p>
          </table:table-cell>
          <table:table-cell table:style-name="ce26" table:formula="of:=IF(NOT(ISBLANK([.C17]));VLOOKUP([.C17];['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No such records or references to them can be found, for either land or buildings.</text:p>
          </table:table-cell>
          <table:table-cell table:style-name="ce26" table:formula="of:=IF(NOT(ISBLANK([.E17]));ROUND(((IF([.E17]=&quot;yes&quot;;1;0)*['Grading Scale'.E$2])+(IF([.F17]=&quot;yes&quot;;1;0)*['Grading Scale'.E$3])+(IF([.G17]=&quot;yes&quot;;1;0)*['Grading Scale'.E$4])+(IF([.H17]=&quot;yes&quot;;1;0)*['Grading Scale'.E$5])+(IF([.I17]=&quot;yes&quot;;1;0)*['Grading Scale'.E$6])+(IF([.J17]=&quot;yes&quot;;1;0)*['Grading Scale'.E$7])+(IF([.K17]=&quot;yes&quot;;1;0)*['Grading Scale'.E$8])+(IF([.L17]=&quot;yes&quot;;1;0)*['Grading Scale'.E$9])+(IF([.M17]=&quot;yes&quot;;1;0)*['Grading Scale'.E$10])+(IF([.N17]=&quot;yes&quot;;1;0)*['Grading Scale'.E$11])+(IF([.O17]=&quot;yes&quot;;1;0)*['Grading Scale'.E$12])+(IF([.P17]=&quot;yes&quot;;1;0)*['Grading Scale'.E$13]))/['Grading Scale'.E$14]*100;0);&quot;&quot;)" office:value-type="string">
            <text:p>0</text:p>
          </table:table-cell>
          <table:table-cell table:style-name="ce26" table:formula="of:=IF(ISNUMBER([.S17]);VLOOKUP([.S17];['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Restaurant Inspections</text:p>
          </table:table-cell>
          <table:table-cell table:style-name="ce26" table:formula="of:=IF(NOT(ISBLANK([.C18]));VLOOKUP([.C18];['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ak.healthinspections.us/alaska/">
            <text:p><text:a xlink:href="http://ak.healthinspections.us/alaska/">http://ak.healthinspections.us/alaska/</text:a></text:p>
          </table:table-cell>
          <table:table-cell table:style-name="ce26" office:value-type="string">
            <text:p>These are links to PDFs of reports.</text:p>
          </table:table-cell>
          <table:table-cell table:style-name="ce26" table:formula="of:=IF(NOT(ISBLANK([.E18]));ROUND(((IF([.E18]=&quot;yes&quot;;1;0)*['Grading Scale'.E$2])+(IF([.F18]=&quot;yes&quot;;1;0)*['Grading Scale'.E$3])+(IF([.G18]=&quot;yes&quot;;1;0)*['Grading Scale'.E$4])+(IF([.H18]=&quot;yes&quot;;1;0)*['Grading Scale'.E$5])+(IF([.I18]=&quot;yes&quot;;1;0)*['Grading Scale'.E$6])+(IF([.J18]=&quot;yes&quot;;1;0)*['Grading Scale'.E$7])+(IF([.K18]=&quot;yes&quot;;1;0)*['Grading Scale'.E$8])+(IF([.L18]=&quot;yes&quot;;1;0)*['Grading Scale'.E$9])+(IF([.M18]=&quot;yes&quot;;1;0)*['Grading Scale'.E$10])+(IF([.N18]=&quot;yes&quot;;1;0)*['Grading Scale'.E$11])+(IF([.O18]=&quot;yes&quot;;1;0)*['Grading Scale'.E$12])+(IF([.P18]=&quot;yes&quot;;1;0)*['Grading Scale'.E$13]))/['Grading Scale'.E$14]*100;0);&quot;&quot;)" office:value-type="string">
            <text:p>45</text:p>
          </table:table-cell>
          <table:table-cell table:style-name="ce26" table:formula="of:=IF(ISNUMBER([.S18]);VLOOKUP([.S18];['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Alaska</text:p>
          </table:table-cell>
          <table:table-cell table:style-name="ce25" office:value-type="string">
            <text:p>Vehicle Crashes</text:p>
          </table:table-cell>
          <table:table-cell table:style-name="ce26" table:formula="of:=IF(NOT(ISBLANK([.C19]));VLOOKUP([.C19];['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t.alaska.gov/stwdplng/transdata/crash.shtml">
            <text:p><text:a xlink:href="http://www.dot.alaska.gov/stwdplng/transdata/crash.shtml">http://www.dot.alaska.gov/stwdplng/transdata/crash.shtml</text:a></text:p>
          </table:table-cell>
          <table:table-cell table:style-name="ce26" office:value-type="string">
            <text:p>These are statistics, not data, and they haven't been updated in 5 years. Alaska has a proper data storage system for crash records, called "Highway Data Port," but the URL where it once lived now generates a 404, and we have been unable to track it down.</text:p>
          </table:table-cell>
          <table:table-cell table:style-name="ce26" table:formula="of:=IF(NOT(ISBLANK([.E19]));ROUND(((IF([.E19]=&quot;yes&quot;;1;0)*['Grading Scale'.E$2])+(IF([.F19]=&quot;yes&quot;;1;0)*['Grading Scale'.E$3])+(IF([.G19]=&quot;yes&quot;;1;0)*['Grading Scale'.E$4])+(IF([.H19]=&quot;yes&quot;;1;0)*['Grading Scale'.E$5])+(IF([.I19]=&quot;yes&quot;;1;0)*['Grading Scale'.E$6])+(IF([.J19]=&quot;yes&quot;;1;0)*['Grading Scale'.E$7])+(IF([.K19]=&quot;yes&quot;;1;0)*['Grading Scale'.E$8])+(IF([.L19]=&quot;yes&quot;;1;0)*['Grading Scale'.E$9])+(IF([.M19]=&quot;yes&quot;;1;0)*['Grading Scale'.E$10])+(IF([.N19]=&quot;yes&quot;;1;0)*['Grading Scale'.E$11])+(IF([.O19]=&quot;yes&quot;;1;0)*['Grading Scale'.E$12])+(IF([.P19]=&quot;yes&quot;;1;0)*['Grading Scale'.E$13]))/['Grading Scale'.E$14]*100;0);&quot;&quot;)" office:value-type="string">
            <text:p>40</text:p>
          </table:table-cell>
          <table:table-cell table:style-name="ce26" table:formula="of:=IF(ISNUMBER([.S19]);VLOOKUP([.S1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Arizona</text:p>
          </table:table-cell>
          <table:table-cell table:style-name="ce26" office:value-type="string">
            <text:p>Address Points</text:p>
          </table:table-cell>
          <table:table-cell table:style-name="ce26" table:formula="of:=IF(NOT(ISBLANK([.C20]));VLOOKUP([.C20];['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0]));ROUND(((IF([.E20]=&quot;yes&quot;;1;0)*['Grading Scale'.E$2])+(IF([.F20]=&quot;yes&quot;;1;0)*['Grading Scale'.E$3])+(IF([.G20]=&quot;yes&quot;;1;0)*['Grading Scale'.E$4])+(IF([.H20]=&quot;yes&quot;;1;0)*['Grading Scale'.E$5])+(IF([.I20]=&quot;yes&quot;;1;0)*['Grading Scale'.E$6])+(IF([.J20]=&quot;yes&quot;;1;0)*['Grading Scale'.E$7])+(IF([.K20]=&quot;yes&quot;;1;0)*['Grading Scale'.E$8])+(IF([.L20]=&quot;yes&quot;;1;0)*['Grading Scale'.E$9])+(IF([.M20]=&quot;yes&quot;;1;0)*['Grading Scale'.E$10])+(IF([.N20]=&quot;yes&quot;;1;0)*['Grading Scale'.E$11])+(IF([.O20]=&quot;yes&quot;;1;0)*['Grading Scale'.E$12])+(IF([.P20]=&quot;yes&quot;;1;0)*['Grading Scale'.E$13]))/['Grading Scale'.E$14]*100;0);&quot;&quot;)" office:value-type="string">
            <text:p>0</text:p>
          </table:table-cell>
          <table:table-cell table:style-name="ce26" table:formula="of:=IF(ISNUMBER([.S20]);VLOOKUP([.S20];['Grading Scale'.$A$2:.$B$14];2);&quot;&quot;)" office:value-type="string">
            <text:p>F</text:p>
          </table:table-cell>
          <table:table-cell table:number-columns-repeated="16" table:style-name="ce27"/>
        </table:table-row>
        <table:table-row table:style-name="ro3">
          <table:table-cell table:style-name="ce30" office:value-type="date" office:date-value="2016-01-05T00:00:00">
            <text:p>1/5/2016</text:p>
          </table:table-cell>
          <table:table-cell table:style-name="ce26" office:value-type="string">
            <text:p>Arizona</text:p>
          </table:table-cell>
          <table:table-cell table:style-name="ce26" office:value-type="string">
            <text:p>Checkbook</text:p>
          </table:table-cell>
          <table:table-cell table:style-name="ce26" table:formula="of:=IF(NOT(ISBLANK([.C21]));VLOOKUP([.C21];['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2" office:value-type="string" office:value="http://www.azcheckbook.com/">
            <text:p><text:a xlink:href="http://www.azcheckbook.com/">http://www.azcheckbook.com/</text:a></text:p>
          </table:table-cell>
          <table:table-cell table:style-name="ce33" office:value-type="string">
            <text:p>Data provided as a zipped TSV. It is only updated once annually, in September.</text:p>
          </table:table-cell>
          <table:table-cell table:style-name="ce26" table:formula="of:=IF(NOT(ISBLANK([.E21]));ROUND(((IF([.E21]=&quot;yes&quot;;1;0)*['Grading Scale'.E$2])+(IF([.F21]=&quot;yes&quot;;1;0)*['Grading Scale'.E$3])+(IF([.G21]=&quot;yes&quot;;1;0)*['Grading Scale'.E$4])+(IF([.H21]=&quot;yes&quot;;1;0)*['Grading Scale'.E$5])+(IF([.I21]=&quot;yes&quot;;1;0)*['Grading Scale'.E$6])+(IF([.J21]=&quot;yes&quot;;1;0)*['Grading Scale'.E$7])+(IF([.K21]=&quot;yes&quot;;1;0)*['Grading Scale'.E$8])+(IF([.L21]=&quot;yes&quot;;1;0)*['Grading Scale'.E$9])+(IF([.M21]=&quot;yes&quot;;1;0)*['Grading Scale'.E$10])+(IF([.N21]=&quot;yes&quot;;1;0)*['Grading Scale'.E$11])+(IF([.O21]=&quot;yes&quot;;1;0)*['Grading Scale'.E$12])+(IF([.P21]=&quot;yes&quot;;1;0)*['Grading Scale'.E$13]))/['Grading Scale'.E$14]*100;0);&quot;&quot;)" office:value-type="string">
            <text:p>85</text:p>
          </table:table-cell>
          <table:table-cell table:style-name="ce26" table:formula="of:=IF(ISNUMBER([.S21]);VLOOKUP([.S21];['Grading Scale'.$A$2:.$B$14];2);&quot;&quot;)" office:value-type="string">
            <text:p>B</text:p>
          </table:table-cell>
          <table:table-cell table:number-columns-repeated="16" table:style-name="ce27"/>
        </table:table-row>
        <table:table-row table:style-name="ro3">
          <table:table-cell table:style-name="ce30" office:value-type="date" office:date-value="2016-02-02T00:00:00">
            <text:p>2/2/2016</text:p>
          </table:table-cell>
          <table:table-cell table:style-name="ce26" office:value-type="string">
            <text:p>Arizona</text:p>
          </table:table-cell>
          <table:table-cell table:style-name="ce26" office:value-type="string">
            <text:p>Companies</text:p>
          </table:table-cell>
          <table:table-cell table:style-name="ce26" table:formula="of:=IF(NOT(ISBLANK([.C22]));VLOOKUP([.C22];['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2" office:value-type="string" office:value="http://ecorp.azcc.gov/">
            <text:p><text:a xlink:href="http://ecorp.azcc.gov/">http://ecorp.azcc.gov/</text:a></text:p>
          </table:table-cell>
          <table:table-cell table:style-name="ce34" office:value-type="string">
            <text:p>HTML version is free. Actual data costs $1,000.</text:p>
          </table:table-cell>
          <table:table-cell table:style-name="ce26" table:formula="of:=IF(NOT(ISBLANK([.E22]));ROUND(((IF([.E22]=&quot;yes&quot;;1;0)*['Grading Scale'.E$2])+(IF([.F22]=&quot;yes&quot;;1;0)*['Grading Scale'.E$3])+(IF([.G22]=&quot;yes&quot;;1;0)*['Grading Scale'.E$4])+(IF([.H22]=&quot;yes&quot;;1;0)*['Grading Scale'.E$5])+(IF([.I22]=&quot;yes&quot;;1;0)*['Grading Scale'.E$6])+(IF([.J22]=&quot;yes&quot;;1;0)*['Grading Scale'.E$7])+(IF([.K22]=&quot;yes&quot;;1;0)*['Grading Scale'.E$8])+(IF([.L22]=&quot;yes&quot;;1;0)*['Grading Scale'.E$9])+(IF([.M22]=&quot;yes&quot;;1;0)*['Grading Scale'.E$10])+(IF([.N22]=&quot;yes&quot;;1;0)*['Grading Scale'.E$11])+(IF([.O22]=&quot;yes&quot;;1;0)*['Grading Scale'.E$12])+(IF([.P22]=&quot;yes&quot;;1;0)*['Grading Scale'.E$13]))/['Grading Scale'.E$14]*100;0);&quot;&quot;)" office:value-type="string">
            <text:p>75</text:p>
          </table:table-cell>
          <table:table-cell table:style-name="ce26" table:formula="of:=IF(ISNUMBER([.S22]);VLOOKUP([.S22];['Grading Scale'.$A$2:.$B$14];2);&quot;&quot;)" office:value-type="string">
            <text:p>C</text:p>
          </table:table-cell>
          <table:table-cell table:number-columns-repeated="16" table:style-name="ce27"/>
        </table:table-row>
        <table:table-row table:style-name="ro3">
          <table:table-cell table:style-name="ce30" office:value-type="date" office:date-value="2016-02-02T00:00:00">
            <text:p>2/2/2016</text:p>
          </table:table-cell>
          <table:table-cell table:style-name="ce26" office:value-type="string">
            <text:p>Arizona</text:p>
          </table:table-cell>
          <table:table-cell table:style-name="ce26" office:value-type="string">
            <text:p>Incarceration</text:p>
          </table:table-cell>
          <table:table-cell table:style-name="ce26" table:formula="of:=IF(NOT(ISBLANK([.C23]));VLOOKUP([.C23];['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table:table-cell table:style-name="ce26" office:value-type="string">
            <text:p>yes</text:p>
          </table:table-cell>
          <table:table-cell table:style-name="ce26" office:value-type="string">
            <text:p>no</text:p>
          </table:table-cell>
          <table:table-cell table:style-name="ce35" office:value-type="string" office:value="https://corrections.az.gov/node/452">
            <text:p><text:a xlink:href="https://corrections.az.gov/node/452">https://corrections.az.gov/node/452</text:a></text:p>
          </table:table-cell>
          <table:table-cell table:style-name="ce33" office:value-type="string">
            <text:p>Provided as PDFs, generated by Excel. Updated daily. Site uses SSL.</text:p>
          </table:table-cell>
          <table:table-cell table:style-name="ce26" table:formula="of:=IF(NOT(ISBLANK([.E23]));ROUND(((IF([.E23]=&quot;yes&quot;;1;0)*['Grading Scale'.E$2])+(IF([.F23]=&quot;yes&quot;;1;0)*['Grading Scale'.E$3])+(IF([.G23]=&quot;yes&quot;;1;0)*['Grading Scale'.E$4])+(IF([.H23]=&quot;yes&quot;;1;0)*['Grading Scale'.E$5])+(IF([.I23]=&quot;yes&quot;;1;0)*['Grading Scale'.E$6])+(IF([.J23]=&quot;yes&quot;;1;0)*['Grading Scale'.E$7])+(IF([.K23]=&quot;yes&quot;;1;0)*['Grading Scale'.E$8])+(IF([.L23]=&quot;yes&quot;;1;0)*['Grading Scale'.E$9])+(IF([.M23]=&quot;yes&quot;;1;0)*['Grading Scale'.E$10])+(IF([.N23]=&quot;yes&quot;;1;0)*['Grading Scale'.E$11])+(IF([.O23]=&quot;yes&quot;;1;0)*['Grading Scale'.E$12])+(IF([.P23]=&quot;yes&quot;;1;0)*['Grading Scale'.E$13]))/['Grading Scale'.E$14]*100;0);&quot;&quot;)" office:value-type="string">
            <text:p>40</text:p>
          </table:table-cell>
          <table:table-cell table:style-name="ce26" table:formula="of:=IF(ISNUMBER([.S23]);VLOOKUP([.S2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Arizona</text:p>
          </table:table-cell>
          <table:table-cell table:style-name="ce26" office:value-type="string">
            <text:p>Legislation</text:p>
          </table:table-cell>
          <table:table-cell table:style-name="ce26" table:formula="of:=IF(NOT(ISBLANK([.C24]));VLOOKUP([.C24];['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azleg.gov/">
            <text:p><text:a xlink:href="http://www.azleg.gov/">http://www.azleg.gov/</text:a></text:p>
          </table:table-cell>
          <table:table-cell table:style-name="ce31"/>
          <table:table-cell table:style-name="ce26" table:formula="of:=IF(NOT(ISBLANK([.E24]));ROUND(((IF([.E24]=&quot;yes&quot;;1;0)*['Grading Scale'.E$2])+(IF([.F24]=&quot;yes&quot;;1;0)*['Grading Scale'.E$3])+(IF([.G24]=&quot;yes&quot;;1;0)*['Grading Scale'.E$4])+(IF([.H24]=&quot;yes&quot;;1;0)*['Grading Scale'.E$5])+(IF([.I24]=&quot;yes&quot;;1;0)*['Grading Scale'.E$6])+(IF([.J24]=&quot;yes&quot;;1;0)*['Grading Scale'.E$7])+(IF([.K24]=&quot;yes&quot;;1;0)*['Grading Scale'.E$8])+(IF([.L24]=&quot;yes&quot;;1;0)*['Grading Scale'.E$9])+(IF([.M24]=&quot;yes&quot;;1;0)*['Grading Scale'.E$10])+(IF([.N24]=&quot;yes&quot;;1;0)*['Grading Scale'.E$11])+(IF([.O24]=&quot;yes&quot;;1;0)*['Grading Scale'.E$12])+(IF([.P24]=&quot;yes&quot;;1;0)*['Grading Scale'.E$13]))/['Grading Scale'.E$14]*100;0);&quot;&quot;)" office:value-type="string">
            <text:p>40</text:p>
          </table:table-cell>
          <table:table-cell table:style-name="ce26" table:formula="of:=IF(ISNUMBER([.S24]);VLOOKUP([.S24];['Grading Scale'.$A$2:.$B$14];2);&quot;&quot;)" office:value-type="string">
            <text:p>F</text:p>
          </table:table-cell>
          <table:table-cell table:number-columns-repeated="16" table:style-name="ce27"/>
        </table:table-row>
        <table:table-row table:style-name="ro3">
          <table:table-cell table:style-name="ce30" office:value-type="date" office:date-value="2016-02-02T00:00:00">
            <text:p>2/2/2016</text:p>
          </table:table-cell>
          <table:table-cell table:style-name="ce26" office:value-type="string">
            <text:p>Arizona</text:p>
          </table:table-cell>
          <table:table-cell table:style-name="ce26" office:value-type="string">
            <text:p>Population Projections</text:p>
          </table:table-cell>
          <table:table-cell table:style-name="ce26" table:formula="of:=IF(NOT(ISBLANK([.C25]));VLOOKUP([.C25];['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s://population.az.gov/">
            <text:p><text:a xlink:href="https://population.az.gov/">https://population.az.gov/</text:a></text:p>
          </table:table-cell>
          <table:table-cell table:style-name="ce34" office:value-type="string">
            <text:p>No GNIS IDs.</text:p>
          </table:table-cell>
          <table:table-cell table:style-name="ce26" table:formula="of:=IF(NOT(ISBLANK([.E25]));ROUND(((IF([.E25]=&quot;yes&quot;;1;0)*['Grading Scale'.E$2])+(IF([.F25]=&quot;yes&quot;;1;0)*['Grading Scale'.E$3])+(IF([.G25]=&quot;yes&quot;;1;0)*['Grading Scale'.E$4])+(IF([.H25]=&quot;yes&quot;;1;0)*['Grading Scale'.E$5])+(IF([.I25]=&quot;yes&quot;;1;0)*['Grading Scale'.E$6])+(IF([.J25]=&quot;yes&quot;;1;0)*['Grading Scale'.E$7])+(IF([.K25]=&quot;yes&quot;;1;0)*['Grading Scale'.E$8])+(IF([.L25]=&quot;yes&quot;;1;0)*['Grading Scale'.E$9])+(IF([.M25]=&quot;yes&quot;;1;0)*['Grading Scale'.E$10])+(IF([.N25]=&quot;yes&quot;;1;0)*['Grading Scale'.E$11])+(IF([.O25]=&quot;yes&quot;;1;0)*['Grading Scale'.E$12])+(IF([.P25]=&quot;yes&quot;;1;0)*['Grading Scale'.E$13]))/['Grading Scale'.E$14]*100;0);&quot;&quot;)" office:value-type="string">
            <text:p>85</text:p>
          </table:table-cell>
          <table:table-cell table:style-name="ce26" table:formula="of:=IF(ISNUMBER([.S25]);VLOOKUP([.S25];['Grading Scale'.$A$2:.$B$14];2);&quot;&quot;)" office:value-type="string">
            <text:p>B</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6" office:value-type="string">
            <text:p>Arizona</text:p>
          </table:table-cell>
          <table:table-cell table:style-name="ce26" office:value-type="string">
            <text:p>Real Estate</text:p>
          </table:table-cell>
          <table:table-cell table:style-name="ce26" table:formula="of:=IF(NOT(ISBLANK([.C26]));VLOOKUP([.C26];['Dataset Descriptions'.$A$2:.$B$10];2;FALSE);&quot;&quot;)" office:value-type="string">
            <text:p>State-owned land and building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table:table-cell table:style-name="ce34"/>
          <table:table-cell table:style-name="ce26" table:formula="of:=IF(NOT(ISBLANK([.E26]));ROUND(((IF([.E26]=&quot;yes&quot;;1;0)*['Grading Scale'.E$2])+(IF([.F26]=&quot;yes&quot;;1;0)*['Grading Scale'.E$3])+(IF([.G26]=&quot;yes&quot;;1;0)*['Grading Scale'.E$4])+(IF([.H26]=&quot;yes&quot;;1;0)*['Grading Scale'.E$5])+(IF([.I26]=&quot;yes&quot;;1;0)*['Grading Scale'.E$6])+(IF([.J26]=&quot;yes&quot;;1;0)*['Grading Scale'.E$7])+(IF([.K26]=&quot;yes&quot;;1;0)*['Grading Scale'.E$8])+(IF([.L26]=&quot;yes&quot;;1;0)*['Grading Scale'.E$9])+(IF([.M26]=&quot;yes&quot;;1;0)*['Grading Scale'.E$10])+(IF([.N26]=&quot;yes&quot;;1;0)*['Grading Scale'.E$11])+(IF([.O26]=&quot;yes&quot;;1;0)*['Grading Scale'.E$12])+(IF([.P26]=&quot;yes&quot;;1;0)*['Grading Scale'.E$13]))/['Grading Scale'.E$14]*100;0);&quot;&quot;)" office:value-type="string">
            <text:p>0</text:p>
          </table:table-cell>
          <table:table-cell table:style-name="ce26" table:formula="of:=IF(ISNUMBER([.S26]);VLOOKUP([.S2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Arizona</text:p>
          </table:table-cell>
          <table:table-cell table:style-name="ce26" office:value-type="string">
            <text:p>Restaurant Inspections</text:p>
          </table:table-cell>
          <table:table-cell table:style-name="ce26" table:formula="of:=IF(NOT(ISBLANK([.C27]));VLOOKUP([.C27];['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7]));ROUND(((IF([.E27]=&quot;yes&quot;;1;0)*['Grading Scale'.E$2])+(IF([.F27]=&quot;yes&quot;;1;0)*['Grading Scale'.E$3])+(IF([.G27]=&quot;yes&quot;;1;0)*['Grading Scale'.E$4])+(IF([.H27]=&quot;yes&quot;;1;0)*['Grading Scale'.E$5])+(IF([.I27]=&quot;yes&quot;;1;0)*['Grading Scale'.E$6])+(IF([.J27]=&quot;yes&quot;;1;0)*['Grading Scale'.E$7])+(IF([.K27]=&quot;yes&quot;;1;0)*['Grading Scale'.E$8])+(IF([.L27]=&quot;yes&quot;;1;0)*['Grading Scale'.E$9])+(IF([.M27]=&quot;yes&quot;;1;0)*['Grading Scale'.E$10])+(IF([.N27]=&quot;yes&quot;;1;0)*['Grading Scale'.E$11])+(IF([.O27]=&quot;yes&quot;;1;0)*['Grading Scale'.E$12])+(IF([.P27]=&quot;yes&quot;;1;0)*['Grading Scale'.E$13]))/['Grading Scale'.E$14]*100;0);&quot;&quot;)" office:value-type="string">
            <text:p>0</text:p>
          </table:table-cell>
          <table:table-cell table:style-name="ce26" table:formula="of:=IF(ISNUMBER([.S27]);VLOOKUP([.S27];['Grading Scale'.$A$2:.$B$14];2);&quot;&quot;)" office:value-type="string">
            <text:p>F</text:p>
          </table:table-cell>
          <table:table-cell table:number-columns-repeated="16" table:style-name="ce27"/>
        </table:table-row>
        <table:table-row table:style-name="ro3">
          <table:table-cell table:style-name="ce30" office:value-type="date" office:date-value="2016-01-06T00:00:00">
            <text:p>1/6/2016</text:p>
          </table:table-cell>
          <table:table-cell table:style-name="ce26" office:value-type="string">
            <text:p>Arizona</text:p>
          </table:table-cell>
          <table:table-cell table:style-name="ce26" office:value-type="string">
            <text:p>Vehicle Crashes</text:p>
          </table:table-cell>
          <table:table-cell table:style-name="ce26" table:formula="of:=IF(NOT(ISBLANK([.C28]));VLOOKUP([.C28];['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azdot.gov/mvd/Statistics/arizona-motor-vehicle-crash-facts">
            <text:p><text:a xlink:href="http://azdot.gov/mvd/Statistics/arizona-motor-vehicle-crash-facts">http://azdot.gov/mvd/Statistics/arizona-motor-vehicle-crash-facts</text:a></text:p>
          </table:table-cell>
          <table:table-cell table:style-name="ce34" office:value-type="string">
            <text:p>These are statistics, not data.</text:p>
          </table:table-cell>
          <table:table-cell table:style-name="ce26" table:formula="of:=IF(NOT(ISBLANK([.E28]));ROUND(((IF([.E28]=&quot;yes&quot;;1;0)*['Grading Scale'.E$2])+(IF([.F28]=&quot;yes&quot;;1;0)*['Grading Scale'.E$3])+(IF([.G28]=&quot;yes&quot;;1;0)*['Grading Scale'.E$4])+(IF([.H28]=&quot;yes&quot;;1;0)*['Grading Scale'.E$5])+(IF([.I28]=&quot;yes&quot;;1;0)*['Grading Scale'.E$6])+(IF([.J28]=&quot;yes&quot;;1;0)*['Grading Scale'.E$7])+(IF([.K28]=&quot;yes&quot;;1;0)*['Grading Scale'.E$8])+(IF([.L28]=&quot;yes&quot;;1;0)*['Grading Scale'.E$9])+(IF([.M28]=&quot;yes&quot;;1;0)*['Grading Scale'.E$10])+(IF([.N28]=&quot;yes&quot;;1;0)*['Grading Scale'.E$11])+(IF([.O28]=&quot;yes&quot;;1;0)*['Grading Scale'.E$12])+(IF([.P28]=&quot;yes&quot;;1;0)*['Grading Scale'.E$13]))/['Grading Scale'.E$14]*100;0);&quot;&quot;)" office:value-type="string">
            <text:p>35</text:p>
          </table:table-cell>
          <table:table-cell table:style-name="ce26" table:formula="of:=IF(ISNUMBER([.S28]);VLOOKUP([.S28];['Grading Scale'.$A$2:.$B$14];2);&quot;&quot;)" office:value-type="string">
            <text:p>F</text:p>
          </table:table-cell>
          <table:table-cell table:number-columns-repeated="16" table:style-name="ce27"/>
        </table:table-row>
        <table:table-row table:style-name="ro3">
          <table:table-cell table:style-name="ce24" office:value-type="date" office:date-value="2016-01-19T00:00:00">
            <text:p>1/19/2016</text:p>
          </table:table-cell>
          <table:table-cell table:style-name="ce25" office:value-type="string">
            <text:p>Arkansas</text:p>
          </table:table-cell>
          <table:table-cell table:style-name="ce25" office:value-type="string">
            <text:p>Address Points</text:p>
          </table:table-cell>
          <table:table-cell table:style-name="ce26" table:formula="of:=IF(NOT(ISBLANK([.C29]));VLOOKUP([.C29];['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gis.arkansas.gov/?product=situs-address-points">
            <text:p><text:a xlink:href="http://gis.arkansas.gov/?product=situs-address-points">http://gis.arkansas.gov/?product=situs-address-points</text:a></text:p>
          </table:table-cell>
          <table:table-cell table:style-name="ce26" office:value-type="string">
            <text:p>Data is affirmatively placed in the public domain.</text:p>
          </table:table-cell>
          <table:table-cell table:style-name="ce26" table:formula="of:=IF(NOT(ISBLANK([.E29]));ROUND(((IF([.E29]=&quot;yes&quot;;1;0)*['Grading Scale'.E$2])+(IF([.F29]=&quot;yes&quot;;1;0)*['Grading Scale'.E$3])+(IF([.G29]=&quot;yes&quot;;1;0)*['Grading Scale'.E$4])+(IF([.H29]=&quot;yes&quot;;1;0)*['Grading Scale'.E$5])+(IF([.I29]=&quot;yes&quot;;1;0)*['Grading Scale'.E$6])+(IF([.J29]=&quot;yes&quot;;1;0)*['Grading Scale'.E$7])+(IF([.K29]=&quot;yes&quot;;1;0)*['Grading Scale'.E$8])+(IF([.L29]=&quot;yes&quot;;1;0)*['Grading Scale'.E$9])+(IF([.M29]=&quot;yes&quot;;1;0)*['Grading Scale'.E$10])+(IF([.N29]=&quot;yes&quot;;1;0)*['Grading Scale'.E$11])+(IF([.O29]=&quot;yes&quot;;1;0)*['Grading Scale'.E$12])+(IF([.P29]=&quot;yes&quot;;1;0)*['Grading Scale'.E$13]))/['Grading Scale'.E$14]*100;0);&quot;&quot;)" office:value-type="string">
            <text:p>90</text:p>
          </table:table-cell>
          <table:table-cell table:style-name="ce26" table:formula="of:=IF(ISNUMBER([.S29]);VLOOKUP([.S29];['Grading Scale'.$A$2:.$B$14];2);&quot;&quot;)" office:value-type="string">
            <text:p>A−</text:p>
          </table:table-cell>
          <table:table-cell table:number-columns-repeated="16" table:style-name="ce27"/>
        </table:table-row>
        <table:table-row table:style-name="ro3">
          <table:table-cell table:style-name="ce24" office:value-type="date" office:date-value="2016-01-19T00:00:00">
            <text:p>1/19/2016</text:p>
          </table:table-cell>
          <table:table-cell table:style-name="ce25" office:value-type="string">
            <text:p>Arkansas</text:p>
          </table:table-cell>
          <table:table-cell table:style-name="ce25" office:value-type="string">
            <text:p>Checkbook</text:p>
          </table:table-cell>
          <table:table-cell table:style-name="ce26" table:formula="of:=IF(NOT(ISBLANK([.C30]));VLOOKUP([.C30];['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ark.org/dfa/transparency/expenditures.php">
            <text:p><text:a xlink:href="https://www.ark.org/dfa/transparency/expenditures.php">https://www.ark.org/dfa/transparency/expenditures.php</text:a></text:p>
          </table:table-cell>
          <table:table-cell table:style-name="ce26" office:value-type="string">
            <text:p>Data lacks a description of the purpose of the transaction, as well as a voucher or check number. Provided as CSV and Excel files.</text:p>
          </table:table-cell>
          <table:table-cell table:style-name="ce26" table:formula="of:=IF(NOT(ISBLANK([.E30]));ROUND(((IF([.E30]=&quot;yes&quot;;1;0)*['Grading Scale'.E$2])+(IF([.F30]=&quot;yes&quot;;1;0)*['Grading Scale'.E$3])+(IF([.G30]=&quot;yes&quot;;1;0)*['Grading Scale'.E$4])+(IF([.H30]=&quot;yes&quot;;1;0)*['Grading Scale'.E$5])+(IF([.I30]=&quot;yes&quot;;1;0)*['Grading Scale'.E$6])+(IF([.J30]=&quot;yes&quot;;1;0)*['Grading Scale'.E$7])+(IF([.K30]=&quot;yes&quot;;1;0)*['Grading Scale'.E$8])+(IF([.L30]=&quot;yes&quot;;1;0)*['Grading Scale'.E$9])+(IF([.M30]=&quot;yes&quot;;1;0)*['Grading Scale'.E$10])+(IF([.N30]=&quot;yes&quot;;1;0)*['Grading Scale'.E$11])+(IF([.O30]=&quot;yes&quot;;1;0)*['Grading Scale'.E$12])+(IF([.P30]=&quot;yes&quot;;1;0)*['Grading Scale'.E$13]))/['Grading Scale'.E$14]*100;0);&quot;&quot;)" office:value-type="string">
            <text:p>80</text:p>
          </table:table-cell>
          <table:table-cell table:style-name="ce26" table:formula="of:=IF(ISNUMBER([.S30]);VLOOKUP([.S30];['Grading Scale'.$A$2:.$B$14];2);&quot;&quot;)" office:value-type="string">
            <text:p>B−</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Arkansas</text:p>
          </table:table-cell>
          <table:table-cell table:style-name="ce25" office:value-type="string">
            <text:p>Companies</text:p>
          </table:table-cell>
          <table:table-cell table:style-name="ce26" table:formula="of:=IF(NOT(ISBLANK([.C31]));VLOOKUP([.C31];['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9" office:value-type="string" office:value="https://www.ark.org/sos/special/index.php">
            <text:p><text:a xlink:href="https://www.ark.org/sos/special/index.php">https://www.ark.org/sos/special/index.php</text:a></text:p>
          </table:table-cell>
          <table:table-cell table:style-name="ce26" office:value-type="string">
            <text:p>Requires a $95/year account with the Information Network of Arkansas. Data then costs $2,000 / month. This made it impossible to perform a complete evaluation of this dataset.</text:p>
          </table:table-cell>
          <table:table-cell table:style-name="ce26" table:formula="of:=IF(NOT(ISBLANK([.E31]));ROUND(((IF([.E31]=&quot;yes&quot;;1;0)*['Grading Scale'.E$2])+(IF([.F31]=&quot;yes&quot;;1;0)*['Grading Scale'.E$3])+(IF([.G31]=&quot;yes&quot;;1;0)*['Grading Scale'.E$4])+(IF([.H31]=&quot;yes&quot;;1;0)*['Grading Scale'.E$5])+(IF([.I31]=&quot;yes&quot;;1;0)*['Grading Scale'.E$6])+(IF([.J31]=&quot;yes&quot;;1;0)*['Grading Scale'.E$7])+(IF([.K31]=&quot;yes&quot;;1;0)*['Grading Scale'.E$8])+(IF([.L31]=&quot;yes&quot;;1;0)*['Grading Scale'.E$9])+(IF([.M31]=&quot;yes&quot;;1;0)*['Grading Scale'.E$10])+(IF([.N31]=&quot;yes&quot;;1;0)*['Grading Scale'.E$11])+(IF([.O31]=&quot;yes&quot;;1;0)*['Grading Scale'.E$12])+(IF([.P31]=&quot;yes&quot;;1;0)*['Grading Scale'.E$13]))/['Grading Scale'.E$14]*100;0);&quot;&quot;)" office:value-type="string">
            <text:p>65</text:p>
          </table:table-cell>
          <table:table-cell table:style-name="ce26" table:formula="of:=IF(ISNUMBER([.S31]);VLOOKUP([.S31];['Grading Scale'.$A$2:.$B$14];2);&quot;&quot;)" office:value-type="string">
            <text:p>D</text:p>
          </table:table-cell>
          <table:table-cell table:number-columns-repeated="16" table:style-name="ce27"/>
        </table:table-row>
        <table:table-row table:style-name="ro4">
          <table:table-cell table:style-name="ce24" office:value-type="date" office:date-value="2016-01-19T00:00:00">
            <text:p>1/19/2016</text:p>
          </table:table-cell>
          <table:table-cell table:style-name="ce25" office:value-type="string">
            <text:p>Arkansas</text:p>
          </table:table-cell>
          <table:table-cell table:style-name="ce25" office:value-type="string">
            <text:p>Incarceration</text:p>
          </table:table-cell>
          <table:table-cell table:style-name="ce26" table:formula="of:=IF(NOT(ISBLANK([.C32]));VLOOKUP([.C32];['Dataset Descriptions'.$A$2:.$B$10];2;FALSE);&quot;&quot;)" office:value-type="string">
            <text:p>Per-facility inmate population record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If this data exists, it appears that it would be at (http://adc.arkansas.gov/resources/Pages/Reports.aspx). This has various types of data, all as PDFs, but none of it correct for this. Note that they sell bulk data of inmate data (http://adc.arkansas.gov/onlineServices/Pages/dataDownload.aspx), requiring a $95/year account plus 10¢ per record, or $1,903.70 in total. This might make it possible to infer population data.</text:p>
          </table:table-cell>
          <table:table-cell table:style-name="ce26" table:formula="of:=IF(NOT(ISBLANK([.E32]));ROUND(((IF([.E32]=&quot;yes&quot;;1;0)*['Grading Scale'.E$2])+(IF([.F32]=&quot;yes&quot;;1;0)*['Grading Scale'.E$3])+(IF([.G32]=&quot;yes&quot;;1;0)*['Grading Scale'.E$4])+(IF([.H32]=&quot;yes&quot;;1;0)*['Grading Scale'.E$5])+(IF([.I32]=&quot;yes&quot;;1;0)*['Grading Scale'.E$6])+(IF([.J32]=&quot;yes&quot;;1;0)*['Grading Scale'.E$7])+(IF([.K32]=&quot;yes&quot;;1;0)*['Grading Scale'.E$8])+(IF([.L32]=&quot;yes&quot;;1;0)*['Grading Scale'.E$9])+(IF([.M32]=&quot;yes&quot;;1;0)*['Grading Scale'.E$10])+(IF([.N32]=&quot;yes&quot;;1;0)*['Grading Scale'.E$11])+(IF([.O32]=&quot;yes&quot;;1;0)*['Grading Scale'.E$12])+(IF([.P32]=&quot;yes&quot;;1;0)*['Grading Scale'.E$13]))/['Grading Scale'.E$14]*100;0);&quot;&quot;)" office:value-type="string">
            <text:p>0</text:p>
          </table:table-cell>
          <table:table-cell table:style-name="ce26" table:formula="of:=IF(ISNUMBER([.S32]);VLOOKUP([.S32];['Grading Scale'.$A$2:.$B$14];2);&quot;&quot;)" office:value-type="string">
            <text:p>F</text:p>
          </table:table-cell>
          <table:table-cell table:number-columns-repeated="16" table:style-name="ce27"/>
        </table:table-row>
        <table:table-row table:style-name="ro3">
          <table:table-cell table:style-name="ce24" office:value-type="date" office:date-value="2016-01-19T00:00:00">
            <text:p>1/19/2016</text:p>
          </table:table-cell>
          <table:table-cell table:style-name="ce25" office:value-type="string">
            <text:p>Arkansas</text:p>
          </table:table-cell>
          <table:table-cell table:style-name="ce25" office:value-type="string">
            <text:p>Legislation</text:p>
          </table:table-cell>
          <table:table-cell table:style-name="ce26" table:formula="of:=IF(NOT(ISBLANK([.C33]));VLOOKUP([.C33];['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arkleg.state.ar.us/">
            <text:p><text:a xlink:href="http://www.arkleg.state.ar.us/">http://www.arkleg.state.ar.us/</text:a></text:p>
          </table:table-cell>
          <table:table-cell table:style-name="ce26" office:value-type="string">
            <text:p>There are third-party references to Arkansas providing CSV files of some legislative data, but our survey was not able to locate any such data.</text:p>
          </table:table-cell>
          <table:table-cell table:style-name="ce26" table:formula="of:=IF(NOT(ISBLANK([.E33]));ROUND(((IF([.E33]=&quot;yes&quot;;1;0)*['Grading Scale'.E$2])+(IF([.F33]=&quot;yes&quot;;1;0)*['Grading Scale'.E$3])+(IF([.G33]=&quot;yes&quot;;1;0)*['Grading Scale'.E$4])+(IF([.H33]=&quot;yes&quot;;1;0)*['Grading Scale'.E$5])+(IF([.I33]=&quot;yes&quot;;1;0)*['Grading Scale'.E$6])+(IF([.J33]=&quot;yes&quot;;1;0)*['Grading Scale'.E$7])+(IF([.K33]=&quot;yes&quot;;1;0)*['Grading Scale'.E$8])+(IF([.L33]=&quot;yes&quot;;1;0)*['Grading Scale'.E$9])+(IF([.M33]=&quot;yes&quot;;1;0)*['Grading Scale'.E$10])+(IF([.N33]=&quot;yes&quot;;1;0)*['Grading Scale'.E$11])+(IF([.O33]=&quot;yes&quot;;1;0)*['Grading Scale'.E$12])+(IF([.P33]=&quot;yes&quot;;1;0)*['Grading Scale'.E$13]))/['Grading Scale'.E$14]*100;0);&quot;&quot;)" office:value-type="string">
            <text:p>45</text:p>
          </table:table-cell>
          <table:table-cell table:style-name="ce26" table:formula="of:=IF(ISNUMBER([.S33]);VLOOKUP([.S33];['Grading Scale'.$A$2:.$B$14];2);&quot;&quot;)" office:value-type="string">
            <text:p>F</text:p>
          </table:table-cell>
          <table:table-cell table:number-columns-repeated="16" table:style-name="ce27"/>
        </table:table-row>
        <table:table-row table:style-name="ro3">
          <table:table-cell table:style-name="ce24" office:value-type="date" office:date-value="2016-01-26T00:00:00">
            <text:p>1/26/2016</text:p>
          </table:table-cell>
          <table:table-cell table:style-name="ce25" office:value-type="string">
            <text:p>Arkansas</text:p>
          </table:table-cell>
          <table:table-cell table:style-name="ce26" office:value-type="string">
            <text:p>Population Projections</text:p>
          </table:table-cell>
          <table:table-cell table:style-name="ce26" table:formula="of:=IF(NOT(ISBLANK([.C34]));VLOOKUP([.C34];['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iea.ualr.edu/population-estimates-a-projections.html#proj">
            <text:p><text:a xlink:href="http://iea.ualr.edu/population-estimates-a-projections.html#proj">http://iea.ualr.edu/population-estimates-a-projections.html#proj</text:a></text:p>
          </table:table-cell>
          <table:table-cell table:style-name="ce26" office:value-type="string">
            <text:p>Provided as an Excel file. Lacks FIPS codes or GNIS IDs identifying localities.</text:p>
          </table:table-cell>
          <table:table-cell table:style-name="ce26" table:formula="of:=IF(NOT(ISBLANK([.E34]));ROUND(((IF([.E34]=&quot;yes&quot;;1;0)*['Grading Scale'.E$2])+(IF([.F34]=&quot;yes&quot;;1;0)*['Grading Scale'.E$3])+(IF([.G34]=&quot;yes&quot;;1;0)*['Grading Scale'.E$4])+(IF([.H34]=&quot;yes&quot;;1;0)*['Grading Scale'.E$5])+(IF([.I34]=&quot;yes&quot;;1;0)*['Grading Scale'.E$6])+(IF([.J34]=&quot;yes&quot;;1;0)*['Grading Scale'.E$7])+(IF([.K34]=&quot;yes&quot;;1;0)*['Grading Scale'.E$8])+(IF([.L34]=&quot;yes&quot;;1;0)*['Grading Scale'.E$9])+(IF([.M34]=&quot;yes&quot;;1;0)*['Grading Scale'.E$10])+(IF([.N34]=&quot;yes&quot;;1;0)*['Grading Scale'.E$11])+(IF([.O34]=&quot;yes&quot;;1;0)*['Grading Scale'.E$12])+(IF([.P34]=&quot;yes&quot;;1;0)*['Grading Scale'.E$13]))/['Grading Scale'.E$14]*100;0);&quot;&quot;)" office:value-type="string">
            <text:p>80</text:p>
          </table:table-cell>
          <table:table-cell table:style-name="ce26" table:formula="of:=IF(ISNUMBER([.S34]);VLOOKUP([.S34];['Grading Scale'.$A$2:.$B$14];2);&quot;&quot;)" office:value-type="string">
            <text:p>B−</text:p>
          </table:table-cell>
          <table:table-cell table:number-columns-repeated="16" table:style-name="ce27"/>
        </table:table-row>
        <table:table-row table:style-name="ro3">
          <table:table-cell table:style-name="ce24" office:value-type="date" office:date-value="2016-01-19T00:00:00">
            <text:p>1/19/2016</text:p>
          </table:table-cell>
          <table:table-cell table:style-name="ce25" office:value-type="string">
            <text:p>Arkansas</text:p>
          </table:table-cell>
          <table:table-cell table:style-name="ce25" office:value-type="string">
            <text:p>Real Estate</text:p>
          </table:table-cell>
          <table:table-cell table:style-name="ce26" table:formula="of:=IF(NOT(ISBLANK([.C35]));VLOOKUP([.C35];['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5]));ROUND(((IF([.E35]=&quot;yes&quot;;1;0)*['Grading Scale'.E$2])+(IF([.F35]=&quot;yes&quot;;1;0)*['Grading Scale'.E$3])+(IF([.G35]=&quot;yes&quot;;1;0)*['Grading Scale'.E$4])+(IF([.H35]=&quot;yes&quot;;1;0)*['Grading Scale'.E$5])+(IF([.I35]=&quot;yes&quot;;1;0)*['Grading Scale'.E$6])+(IF([.J35]=&quot;yes&quot;;1;0)*['Grading Scale'.E$7])+(IF([.K35]=&quot;yes&quot;;1;0)*['Grading Scale'.E$8])+(IF([.L35]=&quot;yes&quot;;1;0)*['Grading Scale'.E$9])+(IF([.M35]=&quot;yes&quot;;1;0)*['Grading Scale'.E$10])+(IF([.N35]=&quot;yes&quot;;1;0)*['Grading Scale'.E$11])+(IF([.O35]=&quot;yes&quot;;1;0)*['Grading Scale'.E$12])+(IF([.P35]=&quot;yes&quot;;1;0)*['Grading Scale'.E$13]))/['Grading Scale'.E$14]*100;0);&quot;&quot;)" office:value-type="string">
            <text:p>0</text:p>
          </table:table-cell>
          <table:table-cell table:style-name="ce26" table:formula="of:=IF(ISNUMBER([.S35]);VLOOKUP([.S35];['Grading Scale'.$A$2:.$B$14];2);&quot;&quot;)" office:value-type="string">
            <text:p>F</text:p>
          </table:table-cell>
          <table:table-cell table:number-columns-repeated="16" table:style-name="ce27"/>
        </table:table-row>
        <table:table-row table:style-name="ro3">
          <table:table-cell table:style-name="ce24" office:value-type="date" office:date-value="2016-01-19T00:00:00">
            <text:p>1/19/2016</text:p>
          </table:table-cell>
          <table:table-cell table:style-name="ce25" office:value-type="string">
            <text:p>Arkansas</text:p>
          </table:table-cell>
          <table:table-cell table:style-name="ce25" office:value-type="string">
            <text:p>Restaurant Inspections</text:p>
          </table:table-cell>
          <table:table-cell table:style-name="ce26" table:formula="of:=IF(NOT(ISBLANK([.C36]));VLOOKUP([.C36];['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Arkansas does not provide this data on a statewide basis, state media reports indicate.</text:p>
          </table:table-cell>
          <table:table-cell table:style-name="ce26" table:formula="of:=IF(NOT(ISBLANK([.E36]));ROUND(((IF([.E36]=&quot;yes&quot;;1;0)*['Grading Scale'.E$2])+(IF([.F36]=&quot;yes&quot;;1;0)*['Grading Scale'.E$3])+(IF([.G36]=&quot;yes&quot;;1;0)*['Grading Scale'.E$4])+(IF([.H36]=&quot;yes&quot;;1;0)*['Grading Scale'.E$5])+(IF([.I36]=&quot;yes&quot;;1;0)*['Grading Scale'.E$6])+(IF([.J36]=&quot;yes&quot;;1;0)*['Grading Scale'.E$7])+(IF([.K36]=&quot;yes&quot;;1;0)*['Grading Scale'.E$8])+(IF([.L36]=&quot;yes&quot;;1;0)*['Grading Scale'.E$9])+(IF([.M36]=&quot;yes&quot;;1;0)*['Grading Scale'.E$10])+(IF([.N36]=&quot;yes&quot;;1;0)*['Grading Scale'.E$11])+(IF([.O36]=&quot;yes&quot;;1;0)*['Grading Scale'.E$12])+(IF([.P36]=&quot;yes&quot;;1;0)*['Grading Scale'.E$13]))/['Grading Scale'.E$14]*100;0);&quot;&quot;)" office:value-type="string">
            <text:p>0</text:p>
          </table:table-cell>
          <table:table-cell table:style-name="ce26" table:formula="of:=IF(ISNUMBER([.S36]);VLOOKUP([.S36];['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Arkansas</text:p>
          </table:table-cell>
          <table:table-cell table:style-name="ce25" office:value-type="string">
            <text:p>Vehicle Crashes</text:p>
          </table:table-cell>
          <table:table-cell table:style-name="ce26" table:formula="of:=IF(NOT(ISBLANK([.C37]));VLOOKUP([.C37];['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9" office:value-type="string" office:value="http://asp.ark.org/services-and-programs/detail/highway-safety-office">
            <text:p><text:a xlink:href="http://asp.ark.org/services-and-programs/detail/highway-safety-office">http://asp.ark.org/services-and-programs/detail/highway-safety-office</text:a></text:p>
          </table:table-cell>
          <table:table-cell table:style-name="ce26" office:value-type="string">
            <text:p>Arkansas participates in NHTSA's State Data System, so they can be known to be producing crash data meeting minimum standards. However, they do not share that data publicly. Instead, they provide only PDFs of overall statistics that, as of this writing, have not been updated in 2 years.</text:p>
          </table:table-cell>
          <table:table-cell table:style-name="ce26" table:formula="of:=IF(NOT(ISBLANK([.E37]));ROUND(((IF([.E37]=&quot;yes&quot;;1;0)*['Grading Scale'.E$2])+(IF([.F37]=&quot;yes&quot;;1;0)*['Grading Scale'.E$3])+(IF([.G37]=&quot;yes&quot;;1;0)*['Grading Scale'.E$4])+(IF([.H37]=&quot;yes&quot;;1;0)*['Grading Scale'.E$5])+(IF([.I37]=&quot;yes&quot;;1;0)*['Grading Scale'.E$6])+(IF([.J37]=&quot;yes&quot;;1;0)*['Grading Scale'.E$7])+(IF([.K37]=&quot;yes&quot;;1;0)*['Grading Scale'.E$8])+(IF([.L37]=&quot;yes&quot;;1;0)*['Grading Scale'.E$9])+(IF([.M37]=&quot;yes&quot;;1;0)*['Grading Scale'.E$10])+(IF([.N37]=&quot;yes&quot;;1;0)*['Grading Scale'.E$11])+(IF([.O37]=&quot;yes&quot;;1;0)*['Grading Scale'.E$12])+(IF([.P37]=&quot;yes&quot;;1;0)*['Grading Scale'.E$13]))/['Grading Scale'.E$14]*100;0);&quot;&quot;)" office:value-type="string">
            <text:p>50</text:p>
          </table:table-cell>
          <table:table-cell table:style-name="ce26" table:formula="of:=IF(ISNUMBER([.S37]);VLOOKUP([.S37];['Grading Scale'.$A$2:.$B$14];2);&quot;&quot;)" office:value-type="string">
            <text:p>F</text:p>
          </table:table-cell>
          <table:table-cell table:number-columns-repeated="16" table:style-name="ce27"/>
        </table:table-row>
        <table:table-row table:style-name="ro3">
          <table:table-cell table:style-name="ce30" office:value-type="date" office:date-value="2015-12-11T00:00:00">
            <text:p>12/11/2015</text:p>
          </table:table-cell>
          <table:table-cell table:style-name="ce26" office:value-type="string">
            <text:p>California</text:p>
          </table:table-cell>
          <table:table-cell table:style-name="ce26" office:value-type="string">
            <text:p>Address Points</text:p>
          </table:table-cell>
          <table:table-cell table:style-name="ce26" table:formula="of:=IF(NOT(ISBLANK([.C38]));VLOOKUP([.C38];['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38]));ROUND(((IF([.E38]=&quot;yes&quot;;1;0)*['Grading Scale'.E$2])+(IF([.F38]=&quot;yes&quot;;1;0)*['Grading Scale'.E$3])+(IF([.G38]=&quot;yes&quot;;1;0)*['Grading Scale'.E$4])+(IF([.H38]=&quot;yes&quot;;1;0)*['Grading Scale'.E$5])+(IF([.I38]=&quot;yes&quot;;1;0)*['Grading Scale'.E$6])+(IF([.J38]=&quot;yes&quot;;1;0)*['Grading Scale'.E$7])+(IF([.K38]=&quot;yes&quot;;1;0)*['Grading Scale'.E$8])+(IF([.L38]=&quot;yes&quot;;1;0)*['Grading Scale'.E$9])+(IF([.M38]=&quot;yes&quot;;1;0)*['Grading Scale'.E$10])+(IF([.N38]=&quot;yes&quot;;1;0)*['Grading Scale'.E$11])+(IF([.O38]=&quot;yes&quot;;1;0)*['Grading Scale'.E$12])+(IF([.P38]=&quot;yes&quot;;1;0)*['Grading Scale'.E$13]))/['Grading Scale'.E$14]*100;0);&quot;&quot;)" office:value-type="string">
            <text:p>0</text:p>
          </table:table-cell>
          <table:table-cell table:style-name="ce26" table:formula="of:=IF(ISNUMBER([.S38]);VLOOKUP([.S38];['Grading Scale'.$A$2:.$B$14];2);&quot;&quot;)" office:value-type="string">
            <text:p>F</text:p>
          </table:table-cell>
          <table:table-cell table:number-columns-repeated="16" table:style-name="ce27"/>
        </table:table-row>
        <table:table-row table:style-name="ro3">
          <table:table-cell table:style-name="ce30" office:value-type="date" office:date-value="2016-02-02T00:00:00">
            <text:p>2/2/2016</text:p>
          </table:table-cell>
          <table:table-cell table:style-name="ce26" office:value-type="string">
            <text:p>California</text:p>
          </table:table-cell>
          <table:table-cell table:style-name="ce26" office:value-type="string">
            <text:p>Checkbook</text:p>
          </table:table-cell>
          <table:table-cell table:style-name="ce26" table:formula="of:=IF(NOT(ISBLANK([.C39]));VLOOKUP([.C39];['Dataset Descriptions'.$A$2:.$B$10];2;FALSE);&quot;&quot;)" office:value-type="string">
            <text:p>Transaction-level, per-agency spending record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39]));ROUND(((IF([.E39]=&quot;yes&quot;;1;0)*['Grading Scale'.E$2])+(IF([.F39]=&quot;yes&quot;;1;0)*['Grading Scale'.E$3])+(IF([.G39]=&quot;yes&quot;;1;0)*['Grading Scale'.E$4])+(IF([.H39]=&quot;yes&quot;;1;0)*['Grading Scale'.E$5])+(IF([.I39]=&quot;yes&quot;;1;0)*['Grading Scale'.E$6])+(IF([.J39]=&quot;yes&quot;;1;0)*['Grading Scale'.E$7])+(IF([.K39]=&quot;yes&quot;;1;0)*['Grading Scale'.E$8])+(IF([.L39]=&quot;yes&quot;;1;0)*['Grading Scale'.E$9])+(IF([.M39]=&quot;yes&quot;;1;0)*['Grading Scale'.E$10])+(IF([.N39]=&quot;yes&quot;;1;0)*['Grading Scale'.E$11])+(IF([.O39]=&quot;yes&quot;;1;0)*['Grading Scale'.E$12])+(IF([.P39]=&quot;yes&quot;;1;0)*['Grading Scale'.E$13]))/['Grading Scale'.E$14]*100;0);&quot;&quot;)" office:value-type="string">
            <text:p>0</text:p>
          </table:table-cell>
          <table:table-cell table:style-name="ce26" table:formula="of:=IF(ISNUMBER([.S39]);VLOOKUP([.S3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California</text:p>
          </table:table-cell>
          <table:table-cell table:style-name="ce26" office:value-type="string">
            <text:p>Companies</text:p>
          </table:table-cell>
          <table:table-cell table:style-name="ce26" table:formula="of:=IF(NOT(ISBLANK([.C40]));VLOOKUP([.C40];['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36" office:value-type="string" office:value="http://kepler.sos.ca.gov/">
            <text:p><text:a xlink:href="http://kepler.sos.ca.gov/">http://kepler.sos.ca.gov/</text:a></text:p>
          </table:table-cell>
          <table:table-cell table:style-name="ce34" office:value-type="string">
            <text:p>Doesn’t list shares or officers.</text:p>
          </table:table-cell>
          <table:table-cell table:style-name="ce26" table:formula="of:=IF(NOT(ISBLANK([.E40]));ROUND(((IF([.E40]=&quot;yes&quot;;1;0)*['Grading Scale'.E$2])+(IF([.F40]=&quot;yes&quot;;1;0)*['Grading Scale'.E$3])+(IF([.G40]=&quot;yes&quot;;1;0)*['Grading Scale'.E$4])+(IF([.H40]=&quot;yes&quot;;1;0)*['Grading Scale'.E$5])+(IF([.I40]=&quot;yes&quot;;1;0)*['Grading Scale'.E$6])+(IF([.J40]=&quot;yes&quot;;1;0)*['Grading Scale'.E$7])+(IF([.K40]=&quot;yes&quot;;1;0)*['Grading Scale'.E$8])+(IF([.L40]=&quot;yes&quot;;1;0)*['Grading Scale'.E$9])+(IF([.M40]=&quot;yes&quot;;1;0)*['Grading Scale'.E$10])+(IF([.N40]=&quot;yes&quot;;1;0)*['Grading Scale'.E$11])+(IF([.O40]=&quot;yes&quot;;1;0)*['Grading Scale'.E$12])+(IF([.P40]=&quot;yes&quot;;1;0)*['Grading Scale'.E$13]))/['Grading Scale'.E$14]*100;0);&quot;&quot;)" office:value-type="string">
            <text:p>40</text:p>
          </table:table-cell>
          <table:table-cell table:style-name="ce26" table:formula="of:=IF(ISNUMBER([.S40]);VLOOKUP([.S40];['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6" office:value-type="string">
            <text:p>California</text:p>
          </table:table-cell>
          <table:table-cell table:style-name="ce26" office:value-type="string">
            <text:p>Incarceration</text:p>
          </table:table-cell>
          <table:table-cell table:style-name="ce26" table:formula="of:=IF(NOT(ISBLANK([.C41]));VLOOKUP([.C41];['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cdcr.ca.gov/Reports_Research/Offender_Information_Services_Branch/Offender_Information_Reports.html">
            <text:p><text:a xlink:href="http://www.cdcr.ca.gov/Reports_Research/Offender_Information_Services_Branch/Offender_Information_Reports.html">http://www.cdcr.ca.gov/Reports_Research/Offender_Information_Services_Branch/Offender_Information_Reports.html</text:a></text:p>
          </table:table-cell>
          <table:table-cell table:style-name="ce31"/>
          <table:table-cell table:style-name="ce26" table:formula="of:=IF(NOT(ISBLANK([.E41]));ROUND(((IF([.E41]=&quot;yes&quot;;1;0)*['Grading Scale'.E$2])+(IF([.F41]=&quot;yes&quot;;1;0)*['Grading Scale'.E$3])+(IF([.G41]=&quot;yes&quot;;1;0)*['Grading Scale'.E$4])+(IF([.H41]=&quot;yes&quot;;1;0)*['Grading Scale'.E$5])+(IF([.I41]=&quot;yes&quot;;1;0)*['Grading Scale'.E$6])+(IF([.J41]=&quot;yes&quot;;1;0)*['Grading Scale'.E$7])+(IF([.K41]=&quot;yes&quot;;1;0)*['Grading Scale'.E$8])+(IF([.L41]=&quot;yes&quot;;1;0)*['Grading Scale'.E$9])+(IF([.M41]=&quot;yes&quot;;1;0)*['Grading Scale'.E$10])+(IF([.N41]=&quot;yes&quot;;1;0)*['Grading Scale'.E$11])+(IF([.O41]=&quot;yes&quot;;1;0)*['Grading Scale'.E$12])+(IF([.P41]=&quot;yes&quot;;1;0)*['Grading Scale'.E$13]))/['Grading Scale'.E$14]*100;0);&quot;&quot;)" office:value-type="string">
            <text:p>40</text:p>
          </table:table-cell>
          <table:table-cell table:style-name="ce26" table:formula="of:=IF(ISNUMBER([.S41]);VLOOKUP([.S41];['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California</text:p>
          </table:table-cell>
          <table:table-cell table:style-name="ce26" office:value-type="string">
            <text:p>Legislation</text:p>
          </table:table-cell>
          <table:table-cell table:style-name="ce26" table:formula="of:=IF(NOT(ISBLANK([.C42]));VLOOKUP([.C42];['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ftp://www.leginfo.ca.gov/pub/">
            <text:p><text:a xlink:href="ftp://www.leginfo.ca.gov/pub/">ftp://www.leginfo.ca.gov/pub/</text:a></text:p>
          </table:table-cell>
          <table:table-cell table:style-name="ce33" office:value-type="string">
            <text:p>Data is provided as SQL dumps and as TSV at ftp://www.leginfo.ca.gov/pub/bill/pubinfo_Readme.pdf.</text:p>
          </table:table-cell>
          <table:table-cell table:style-name="ce26" table:formula="of:=IF(NOT(ISBLANK([.E42]));ROUND(((IF([.E42]=&quot;yes&quot;;1;0)*['Grading Scale'.E$2])+(IF([.F42]=&quot;yes&quot;;1;0)*['Grading Scale'.E$3])+(IF([.G42]=&quot;yes&quot;;1;0)*['Grading Scale'.E$4])+(IF([.H42]=&quot;yes&quot;;1;0)*['Grading Scale'.E$5])+(IF([.I42]=&quot;yes&quot;;1;0)*['Grading Scale'.E$6])+(IF([.J42]=&quot;yes&quot;;1;0)*['Grading Scale'.E$7])+(IF([.K42]=&quot;yes&quot;;1;0)*['Grading Scale'.E$8])+(IF([.L42]=&quot;yes&quot;;1;0)*['Grading Scale'.E$9])+(IF([.M42]=&quot;yes&quot;;1;0)*['Grading Scale'.E$10])+(IF([.N42]=&quot;yes&quot;;1;0)*['Grading Scale'.E$11])+(IF([.O42]=&quot;yes&quot;;1;0)*['Grading Scale'.E$12])+(IF([.P42]=&quot;yes&quot;;1;0)*['Grading Scale'.E$13]))/['Grading Scale'.E$14]*100;0);&quot;&quot;)" office:value-type="string">
            <text:p>85</text:p>
          </table:table-cell>
          <table:table-cell table:style-name="ce26" table:formula="of:=IF(ISNUMBER([.S42]);VLOOKUP([.S42];['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California</text:p>
          </table:table-cell>
          <table:table-cell table:style-name="ce26" office:value-type="string">
            <text:p>Population Projections</text:p>
          </table:table-cell>
          <table:table-cell table:style-name="ce26" table:formula="of:=IF(NOT(ISBLANK([.C43]));VLOOKUP([.C43];['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dof.ca.gov/research/demographic/reports/projections/">
            <text:p><text:a xlink:href="http://www.dof.ca.gov/research/demographic/reports/projections/">http://www.dof.ca.gov/research/demographic/reports/projections/</text:a></text:p>
          </table:table-cell>
          <table:table-cell table:style-name="ce34" office:value-type="string">
            <text:p>Only Excel files are provided.</text:p>
          </table:table-cell>
          <table:table-cell table:style-name="ce26" table:formula="of:=IF(NOT(ISBLANK([.E43]));ROUND(((IF([.E43]=&quot;yes&quot;;1;0)*['Grading Scale'.E$2])+(IF([.F43]=&quot;yes&quot;;1;0)*['Grading Scale'.E$3])+(IF([.G43]=&quot;yes&quot;;1;0)*['Grading Scale'.E$4])+(IF([.H43]=&quot;yes&quot;;1;0)*['Grading Scale'.E$5])+(IF([.I43]=&quot;yes&quot;;1;0)*['Grading Scale'.E$6])+(IF([.J43]=&quot;yes&quot;;1;0)*['Grading Scale'.E$7])+(IF([.K43]=&quot;yes&quot;;1;0)*['Grading Scale'.E$8])+(IF([.L43]=&quot;yes&quot;;1;0)*['Grading Scale'.E$9])+(IF([.M43]=&quot;yes&quot;;1;0)*['Grading Scale'.E$10])+(IF([.N43]=&quot;yes&quot;;1;0)*['Grading Scale'.E$11])+(IF([.O43]=&quot;yes&quot;;1;0)*['Grading Scale'.E$12])+(IF([.P43]=&quot;yes&quot;;1;0)*['Grading Scale'.E$13]))/['Grading Scale'.E$14]*100;0);&quot;&quot;)" office:value-type="string">
            <text:p>85</text:p>
          </table:table-cell>
          <table:table-cell table:style-name="ce26" table:formula="of:=IF(ISNUMBER([.S43]);VLOOKUP([.S43];['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California</text:p>
          </table:table-cell>
          <table:table-cell table:style-name="ce26" office:value-type="string">
            <text:p>Real Estate</text:p>
          </table:table-cell>
          <table:table-cell table:style-name="ce26" table:formula="of:=IF(NOT(ISBLANK([.C44]));VLOOKUP([.C44];['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unsure</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spi.dgs.ca.gov/wscripts/spi.asp?action=Main">
            <text:p><text:a xlink:href="http://www.spi.dgs.ca.gov/wscripts/spi.asp?action=Main">http://www.spi.dgs.ca.gov/wscripts/spi.asp?action=Main</text:a></text:p>
          </table:table-cell>
          <table:table-cell table:style-name="ce31"/>
          <table:table-cell table:style-name="ce26" table:formula="of:=IF(NOT(ISBLANK([.E44]));ROUND(((IF([.E44]=&quot;yes&quot;;1;0)*['Grading Scale'.E$2])+(IF([.F44]=&quot;yes&quot;;1;0)*['Grading Scale'.E$3])+(IF([.G44]=&quot;yes&quot;;1;0)*['Grading Scale'.E$4])+(IF([.H44]=&quot;yes&quot;;1;0)*['Grading Scale'.E$5])+(IF([.I44]=&quot;yes&quot;;1;0)*['Grading Scale'.E$6])+(IF([.J44]=&quot;yes&quot;;1;0)*['Grading Scale'.E$7])+(IF([.K44]=&quot;yes&quot;;1;0)*['Grading Scale'.E$8])+(IF([.L44]=&quot;yes&quot;;1;0)*['Grading Scale'.E$9])+(IF([.M44]=&quot;yes&quot;;1;0)*['Grading Scale'.E$10])+(IF([.N44]=&quot;yes&quot;;1;0)*['Grading Scale'.E$11])+(IF([.O44]=&quot;yes&quot;;1;0)*['Grading Scale'.E$12])+(IF([.P44]=&quot;yes&quot;;1;0)*['Grading Scale'.E$13]))/['Grading Scale'.E$14]*100;0);&quot;&quot;)" office:value-type="string">
            <text:p>40</text:p>
          </table:table-cell>
          <table:table-cell table:style-name="ce26" table:formula="of:=IF(ISNUMBER([.S44]);VLOOKUP([.S44];['Grading Scale'.$A$2:.$B$14];2);&quot;&quot;)" office:value-type="string">
            <text:p>F</text:p>
          </table:table-cell>
          <table:table-cell table:number-columns-repeated="16" table:style-name="ce27"/>
        </table:table-row>
        <table:table-row table:style-name="ro5">
          <table:table-cell table:style-name="ce30" office:value-type="date" office:date-value="2016-02-02T00:00:00">
            <text:p>2/2/2016</text:p>
          </table:table-cell>
          <table:table-cell table:style-name="ce26" office:value-type="string">
            <text:p>California</text:p>
          </table:table-cell>
          <table:table-cell table:style-name="ce26" office:value-type="string">
            <text:p>Restaurant Inspections</text:p>
          </table:table-cell>
          <table:table-cell table:style-name="ce26" table:formula="of:=IF(NOT(ISBLANK([.C45]));VLOOKUP([.C45];['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ca.gov/OnlineServices/OS_Consumers_inspections.html">
            <text:p><text:a xlink:href="http://www.ca.gov/OnlineServices/OS_Consumers_inspections.html">http://www.ca.gov/OnlineServices/OS_Consumers_inspections.html</text:a></text:p>
          </table:table-cell>
          <table:table-cell table:style-name="ce34" office:value-type="string">
            <text:p>They just link to some counties’ websites.</text:p>
          </table:table-cell>
          <table:table-cell table:style-name="ce26" table:formula="of:=IF(NOT(ISBLANK([.E45]));ROUND(((IF([.E45]=&quot;yes&quot;;1;0)*['Grading Scale'.E$2])+(IF([.F45]=&quot;yes&quot;;1;0)*['Grading Scale'.E$3])+(IF([.G45]=&quot;yes&quot;;1;0)*['Grading Scale'.E$4])+(IF([.H45]=&quot;yes&quot;;1;0)*['Grading Scale'.E$5])+(IF([.I45]=&quot;yes&quot;;1;0)*['Grading Scale'.E$6])+(IF([.J45]=&quot;yes&quot;;1;0)*['Grading Scale'.E$7])+(IF([.K45]=&quot;yes&quot;;1;0)*['Grading Scale'.E$8])+(IF([.L45]=&quot;yes&quot;;1;0)*['Grading Scale'.E$9])+(IF([.M45]=&quot;yes&quot;;1;0)*['Grading Scale'.E$10])+(IF([.N45]=&quot;yes&quot;;1;0)*['Grading Scale'.E$11])+(IF([.O45]=&quot;yes&quot;;1;0)*['Grading Scale'.E$12])+(IF([.P45]=&quot;yes&quot;;1;0)*['Grading Scale'.E$13]))/['Grading Scale'.E$14]*100;0);&quot;&quot;)" office:value-type="string">
            <text:p>5</text:p>
          </table:table-cell>
          <table:table-cell table:style-name="ce26" table:formula="of:=IF(ISNUMBER([.S45]);VLOOKUP([.S45];['Grading Scale'.$A$2:.$B$14];2);&quot;&quot;)" office:value-type="string">
            <text:p>F</text:p>
          </table:table-cell>
          <table:table-cell table:number-columns-repeated="16" table:style-name="ce27"/>
        </table:table-row>
        <table:table-row table:style-name="ro3">
          <table:table-cell table:style-name="ce30" office:value-type="date" office:date-value="2016-01-06T00:00:00">
            <text:p>1/6/2016</text:p>
          </table:table-cell>
          <table:table-cell table:style-name="ce26" office:value-type="string">
            <text:p>California</text:p>
          </table:table-cell>
          <table:table-cell table:style-name="ce26" office:value-type="string">
            <text:p>Vehicle Crashes</text:p>
          </table:table-cell>
          <table:table-cell table:style-name="ce26" table:formula="of:=IF(NOT(ISBLANK([.C46]));VLOOKUP([.C46];['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35" office:value-type="string" office:value="http://www.ots.ca.gov/Media_and_Research/Data_and_Statistics.asp">
            <text:p><text:a xlink:href="http://www.ots.ca.gov/Media_and_Research/Data_and_Statistics.asp">http://www.ots.ca.gov/Media_and_Research/Data_and_Statistics.asp</text:a></text:p>
          </table:table-cell>
          <table:table-cell table:style-name="ce34" office:value-type="string">
            <text:p>These are statistics, not data. The most recent data is from 2012. Only Excel files are provided.</text:p>
          </table:table-cell>
          <table:table-cell table:style-name="ce26" table:formula="of:=IF(NOT(ISBLANK([.E46]));ROUND(((IF([.E46]=&quot;yes&quot;;1;0)*['Grading Scale'.E$2])+(IF([.F46]=&quot;yes&quot;;1;0)*['Grading Scale'.E$3])+(IF([.G46]=&quot;yes&quot;;1;0)*['Grading Scale'.E$4])+(IF([.H46]=&quot;yes&quot;;1;0)*['Grading Scale'.E$5])+(IF([.I46]=&quot;yes&quot;;1;0)*['Grading Scale'.E$6])+(IF([.J46]=&quot;yes&quot;;1;0)*['Grading Scale'.E$7])+(IF([.K46]=&quot;yes&quot;;1;0)*['Grading Scale'.E$8])+(IF([.L46]=&quot;yes&quot;;1;0)*['Grading Scale'.E$9])+(IF([.M46]=&quot;yes&quot;;1;0)*['Grading Scale'.E$10])+(IF([.N46]=&quot;yes&quot;;1;0)*['Grading Scale'.E$11])+(IF([.O46]=&quot;yes&quot;;1;0)*['Grading Scale'.E$12])+(IF([.P46]=&quot;yes&quot;;1;0)*['Grading Scale'.E$13]))/['Grading Scale'.E$14]*100;0);&quot;&quot;)" office:value-type="string">
            <text:p>80</text:p>
          </table:table-cell>
          <table:table-cell table:style-name="ce26" table:formula="of:=IF(ISNUMBER([.S46]);VLOOKUP([.S46];['Grading Scale'.$A$2:.$B$14];2);&quot;&quot;)" office:value-type="string">
            <text:p>B−</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Address Points</text:p>
          </table:table-cell>
          <table:table-cell table:style-name="ce26" table:formula="of:=IF(NOT(ISBLANK([.C47]));VLOOKUP([.C47];['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8"/>
          <table:table-cell table:style-name="ce26" table:formula="of:=IF(NOT(ISBLANK([.E47]));ROUND(((IF([.E47]=&quot;yes&quot;;1;0)*['Grading Scale'.E$2])+(IF([.F47]=&quot;yes&quot;;1;0)*['Grading Scale'.E$3])+(IF([.G47]=&quot;yes&quot;;1;0)*['Grading Scale'.E$4])+(IF([.H47]=&quot;yes&quot;;1;0)*['Grading Scale'.E$5])+(IF([.I47]=&quot;yes&quot;;1;0)*['Grading Scale'.E$6])+(IF([.J47]=&quot;yes&quot;;1;0)*['Grading Scale'.E$7])+(IF([.K47]=&quot;yes&quot;;1;0)*['Grading Scale'.E$8])+(IF([.L47]=&quot;yes&quot;;1;0)*['Grading Scale'.E$9])+(IF([.M47]=&quot;yes&quot;;1;0)*['Grading Scale'.E$10])+(IF([.N47]=&quot;yes&quot;;1;0)*['Grading Scale'.E$11])+(IF([.O47]=&quot;yes&quot;;1;0)*['Grading Scale'.E$12])+(IF([.P47]=&quot;yes&quot;;1;0)*['Grading Scale'.E$13]))/['Grading Scale'.E$14]*100;0);&quot;&quot;)" office:value-type="string">
            <text:p>0</text:p>
          </table:table-cell>
          <table:table-cell table:style-name="ce26" table:formula="of:=IF(ISNUMBER([.S47]);VLOOKUP([.S47];['Grading Scale'.$A$2:.$B$14];2);&quot;&quot;)" office:value-type="string">
            <text:p>F</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Checkbook</text:p>
          </table:table-cell>
          <table:table-cell table:style-name="ce26" table:formula="of:=IF(NOT(ISBLANK([.C48]));VLOOKUP([.C48];['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colorado.gov/apps/oit/transparency/">
            <text:p><text:a xlink:href="https://www.colorado.gov/apps/oit/transparency/">https://www.colorado.gov/apps/oit/transparency/</text:a></text:p>
          </table:table-cell>
          <table:table-cell table:style-name="ce26" office:value-type="string">
            <text:p>Data verifiable by being served over HTTPS. Data can only be exported (as CSV) at the conclusion of an interactive process, which only allows a small slice of data to be transferred.</text:p>
          </table:table-cell>
          <table:table-cell table:style-name="ce26" table:formula="of:=IF(NOT(ISBLANK([.E48]));ROUND(((IF([.E48]=&quot;yes&quot;;1;0)*['Grading Scale'.E$2])+(IF([.F48]=&quot;yes&quot;;1;0)*['Grading Scale'.E$3])+(IF([.G48]=&quot;yes&quot;;1;0)*['Grading Scale'.E$4])+(IF([.H48]=&quot;yes&quot;;1;0)*['Grading Scale'.E$5])+(IF([.I48]=&quot;yes&quot;;1;0)*['Grading Scale'.E$6])+(IF([.J48]=&quot;yes&quot;;1;0)*['Grading Scale'.E$7])+(IF([.K48]=&quot;yes&quot;;1;0)*['Grading Scale'.E$8])+(IF([.L48]=&quot;yes&quot;;1;0)*['Grading Scale'.E$9])+(IF([.M48]=&quot;yes&quot;;1;0)*['Grading Scale'.E$10])+(IF([.N48]=&quot;yes&quot;;1;0)*['Grading Scale'.E$11])+(IF([.O48]=&quot;yes&quot;;1;0)*['Grading Scale'.E$12])+(IF([.P48]=&quot;yes&quot;;1;0)*['Grading Scale'.E$13]))/['Grading Scale'.E$14]*100;0);&quot;&quot;)" office:value-type="string">
            <text:p>90</text:p>
          </table:table-cell>
          <table:table-cell table:style-name="ce26" table:formula="of:=IF(ISNUMBER([.S48]);VLOOKUP([.S48];['Grading Scale'.$A$2:.$B$14];2);&quot;&quot;)" office:value-type="string">
            <text:p>A−</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Companies</text:p>
          </table:table-cell>
          <table:table-cell table:style-name="ce26" table:formula="of:=IF(NOT(ISBLANK([.C49]));VLOOKUP([.C49];['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colorado.gov/Business/Colorado-Business-Entities/4ykn-tg5h">
            <text:p><text:a xlink:href="https://data.colorado.gov/Business/Colorado-Business-Entities/4ykn-tg5h">https://data.colorado.gov/Business/Colorado-Business-Entities/4ykn-tg5h</text:a></text:p>
          </table:table-cell>
          <table:table-cell table:style-name="ce28"/>
          <table:table-cell table:style-name="ce26" table:formula="of:=IF(NOT(ISBLANK([.E49]));ROUND(((IF([.E49]=&quot;yes&quot;;1;0)*['Grading Scale'.E$2])+(IF([.F49]=&quot;yes&quot;;1;0)*['Grading Scale'.E$3])+(IF([.G49]=&quot;yes&quot;;1;0)*['Grading Scale'.E$4])+(IF([.H49]=&quot;yes&quot;;1;0)*['Grading Scale'.E$5])+(IF([.I49]=&quot;yes&quot;;1;0)*['Grading Scale'.E$6])+(IF([.J49]=&quot;yes&quot;;1;0)*['Grading Scale'.E$7])+(IF([.K49]=&quot;yes&quot;;1;0)*['Grading Scale'.E$8])+(IF([.L49]=&quot;yes&quot;;1;0)*['Grading Scale'.E$9])+(IF([.M49]=&quot;yes&quot;;1;0)*['Grading Scale'.E$10])+(IF([.N49]=&quot;yes&quot;;1;0)*['Grading Scale'.E$11])+(IF([.O49]=&quot;yes&quot;;1;0)*['Grading Scale'.E$12])+(IF([.P49]=&quot;yes&quot;;1;0)*['Grading Scale'.E$13]))/['Grading Scale'.E$14]*100;0);&quot;&quot;)" office:value-type="string">
            <text:p>100</text:p>
          </table:table-cell>
          <table:table-cell table:style-name="ce26" table:formula="of:=IF(ISNUMBER([.S49]);VLOOKUP([.S49];['Grading Scale'.$A$2:.$B$14];2);&quot;&quot;)" office:value-type="string">
            <text:p>A+</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Incarceration</text:p>
          </table:table-cell>
          <table:table-cell table:style-name="ce26" table:formula="of:=IF(NOT(ISBLANK([.C50]));VLOOKUP([.C50];['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colorado.gov/pacific/dcj-ors/ors-corrpops">
            <text:p><text:a xlink:href="https://www.colorado.gov/pacific/dcj-ors/ors-corrpops">https://www.colorado.gov/pacific/dcj-ors/ors-corrpops</text:a></text:p>
          </table:table-cell>
          <table:table-cell table:style-name="ce26" office:value-type="string">
            <text:p>These are statistics, not data. Updated quarterly.</text:p>
          </table:table-cell>
          <table:table-cell table:style-name="ce26" table:formula="of:=IF(NOT(ISBLANK([.E50]));ROUND(((IF([.E50]=&quot;yes&quot;;1;0)*['Grading Scale'.E$2])+(IF([.F50]=&quot;yes&quot;;1;0)*['Grading Scale'.E$3])+(IF([.G50]=&quot;yes&quot;;1;0)*['Grading Scale'.E$4])+(IF([.H50]=&quot;yes&quot;;1;0)*['Grading Scale'.E$5])+(IF([.I50]=&quot;yes&quot;;1;0)*['Grading Scale'.E$6])+(IF([.J50]=&quot;yes&quot;;1;0)*['Grading Scale'.E$7])+(IF([.K50]=&quot;yes&quot;;1;0)*['Grading Scale'.E$8])+(IF([.L50]=&quot;yes&quot;;1;0)*['Grading Scale'.E$9])+(IF([.M50]=&quot;yes&quot;;1;0)*['Grading Scale'.E$10])+(IF([.N50]=&quot;yes&quot;;1;0)*['Grading Scale'.E$11])+(IF([.O50]=&quot;yes&quot;;1;0)*['Grading Scale'.E$12])+(IF([.P50]=&quot;yes&quot;;1;0)*['Grading Scale'.E$13]))/['Grading Scale'.E$14]*100;0);&quot;&quot;)" office:value-type="string">
            <text:p>40</text:p>
          </table:table-cell>
          <table:table-cell table:style-name="ce26" table:formula="of:=IF(ISNUMBER([.S50]);VLOOKUP([.S50];['Grading Scale'.$A$2:.$B$14];2);&quot;&quot;)" office:value-type="string">
            <text:p>F</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Legislation</text:p>
          </table:table-cell>
          <table:table-cell table:style-name="ce26" table:formula="of:=IF(NOT(ISBLANK([.C51]));VLOOKUP([.C51];['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leg.state.co.us/">
            <text:p><text:a xlink:href="http://www.leg.state.co.us/">http://www.leg.state.co.us/</text:a></text:p>
          </table:table-cell>
          <table:table-cell table:style-name="ce26" office:value-type="string">
            <text:p>Most information is only available as PDFs.</text:p>
          </table:table-cell>
          <table:table-cell table:style-name="ce26" table:formula="of:=IF(NOT(ISBLANK([.E51]));ROUND(((IF([.E51]=&quot;yes&quot;;1;0)*['Grading Scale'.E$2])+(IF([.F51]=&quot;yes&quot;;1;0)*['Grading Scale'.E$3])+(IF([.G51]=&quot;yes&quot;;1;0)*['Grading Scale'.E$4])+(IF([.H51]=&quot;yes&quot;;1;0)*['Grading Scale'.E$5])+(IF([.I51]=&quot;yes&quot;;1;0)*['Grading Scale'.E$6])+(IF([.J51]=&quot;yes&quot;;1;0)*['Grading Scale'.E$7])+(IF([.K51]=&quot;yes&quot;;1;0)*['Grading Scale'.E$8])+(IF([.L51]=&quot;yes&quot;;1;0)*['Grading Scale'.E$9])+(IF([.M51]=&quot;yes&quot;;1;0)*['Grading Scale'.E$10])+(IF([.N51]=&quot;yes&quot;;1;0)*['Grading Scale'.E$11])+(IF([.O51]=&quot;yes&quot;;1;0)*['Grading Scale'.E$12])+(IF([.P51]=&quot;yes&quot;;1;0)*['Grading Scale'.E$13]))/['Grading Scale'.E$14]*100;0);&quot;&quot;)" office:value-type="string">
            <text:p>45</text:p>
          </table:table-cell>
          <table:table-cell table:style-name="ce26" table:formula="of:=IF(ISNUMBER([.S51]);VLOOKUP([.S51];['Grading Scale'.$A$2:.$B$14];2);&quot;&quot;)" office:value-type="string">
            <text:p>F</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6" office:value-type="string">
            <text:p>Population Projections</text:p>
          </table:table-cell>
          <table:table-cell table:style-name="ce26" table:formula="of:=IF(NOT(ISBLANK([.C52]));VLOOKUP([.C52];['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colorado.gov/Demographics/Colorado-Population-Projections/q5vp-adf3">
            <text:p><text:a xlink:href="https://data.colorado.gov/Demographics/Colorado-Population-Projections/q5vp-adf3">https://data.colorado.gov/Demographics/Colorado-Population-Projections/q5vp-adf3</text:a></text:p>
          </table:table-cell>
          <table:table-cell table:style-name="ce28"/>
          <table:table-cell table:style-name="ce26" table:formula="of:=IF(NOT(ISBLANK([.E52]));ROUND(((IF([.E52]=&quot;yes&quot;;1;0)*['Grading Scale'.E$2])+(IF([.F52]=&quot;yes&quot;;1;0)*['Grading Scale'.E$3])+(IF([.G52]=&quot;yes&quot;;1;0)*['Grading Scale'.E$4])+(IF([.H52]=&quot;yes&quot;;1;0)*['Grading Scale'.E$5])+(IF([.I52]=&quot;yes&quot;;1;0)*['Grading Scale'.E$6])+(IF([.J52]=&quot;yes&quot;;1;0)*['Grading Scale'.E$7])+(IF([.K52]=&quot;yes&quot;;1;0)*['Grading Scale'.E$8])+(IF([.L52]=&quot;yes&quot;;1;0)*['Grading Scale'.E$9])+(IF([.M52]=&quot;yes&quot;;1;0)*['Grading Scale'.E$10])+(IF([.N52]=&quot;yes&quot;;1;0)*['Grading Scale'.E$11])+(IF([.O52]=&quot;yes&quot;;1;0)*['Grading Scale'.E$12])+(IF([.P52]=&quot;yes&quot;;1;0)*['Grading Scale'.E$13]))/['Grading Scale'.E$14]*100;0);&quot;&quot;)" office:value-type="string">
            <text:p>100</text:p>
          </table:table-cell>
          <table:table-cell table:style-name="ce26" table:formula="of:=IF(ISNUMBER([.S52]);VLOOKUP([.S52];['Grading Scale'.$A$2:.$B$14];2);&quot;&quot;)" office:value-type="string">
            <text:p>A+</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Real Estate</text:p>
          </table:table-cell>
          <table:table-cell table:style-name="ce26" table:formula="of:=IF(NOT(ISBLANK([.C53]));VLOOKUP([.C53];['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8"/>
          <table:table-cell table:style-name="ce26" table:formula="of:=IF(NOT(ISBLANK([.E53]));ROUND(((IF([.E53]=&quot;yes&quot;;1;0)*['Grading Scale'.E$2])+(IF([.F53]=&quot;yes&quot;;1;0)*['Grading Scale'.E$3])+(IF([.G53]=&quot;yes&quot;;1;0)*['Grading Scale'.E$4])+(IF([.H53]=&quot;yes&quot;;1;0)*['Grading Scale'.E$5])+(IF([.I53]=&quot;yes&quot;;1;0)*['Grading Scale'.E$6])+(IF([.J53]=&quot;yes&quot;;1;0)*['Grading Scale'.E$7])+(IF([.K53]=&quot;yes&quot;;1;0)*['Grading Scale'.E$8])+(IF([.L53]=&quot;yes&quot;;1;0)*['Grading Scale'.E$9])+(IF([.M53]=&quot;yes&quot;;1;0)*['Grading Scale'.E$10])+(IF([.N53]=&quot;yes&quot;;1;0)*['Grading Scale'.E$11])+(IF([.O53]=&quot;yes&quot;;1;0)*['Grading Scale'.E$12])+(IF([.P53]=&quot;yes&quot;;1;0)*['Grading Scale'.E$13]))/['Grading Scale'.E$14]*100;0);&quot;&quot;)" office:value-type="string">
            <text:p>0</text:p>
          </table:table-cell>
          <table:table-cell table:style-name="ce26" table:formula="of:=IF(ISNUMBER([.S53]);VLOOKUP([.S53];['Grading Scale'.$A$2:.$B$14];2);&quot;&quot;)" office:value-type="string">
            <text:p>F</text:p>
          </table:table-cell>
          <table:table-cell table:number-columns-repeated="16" table:style-name="ce27"/>
        </table:table-row>
        <table:table-row table:style-name="ro3">
          <table:table-cell table:style-name="ce24" office:value-type="date" office:date-value="2015-12-09T00:00:00">
            <text:p>12/9/2015</text:p>
          </table:table-cell>
          <table:table-cell table:style-name="ce25" office:value-type="string">
            <text:p>Colorado</text:p>
          </table:table-cell>
          <table:table-cell table:style-name="ce25" office:value-type="string">
            <text:p>Restaurant Inspections</text:p>
          </table:table-cell>
          <table:table-cell table:style-name="ce26" table:formula="of:=IF(NOT(ISBLANK([.C54]));VLOOKUP([.C54];['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s://www.colorado.gov/pacific/cdphe/foodborne-illness-outbreaks">
            <text:p><text:a xlink:href="https://www.colorado.gov/pacific/cdphe/foodborne-illness-outbreaks">https://www.colorado.gov/pacific/cdphe/foodborne-illness-outbreaks</text:a></text:p>
          </table:table-cell>
          <table:table-cell table:style-name="ce26" office:value-type="string">
            <text:p>The state is only responsible for inspecting restaurants in Garfield, Grand, Gunnison, Jackson and Moffat counties, but they provide data for none of those counties, nor do they aggregate data for other cities or states.</text:p>
          </table:table-cell>
          <table:table-cell table:style-name="ce26" table:formula="of:=IF(NOT(ISBLANK([.E54]));ROUND(((IF([.E54]=&quot;yes&quot;;1;0)*['Grading Scale'.E$2])+(IF([.F54]=&quot;yes&quot;;1;0)*['Grading Scale'.E$3])+(IF([.G54]=&quot;yes&quot;;1;0)*['Grading Scale'.E$4])+(IF([.H54]=&quot;yes&quot;;1;0)*['Grading Scale'.E$5])+(IF([.I54]=&quot;yes&quot;;1;0)*['Grading Scale'.E$6])+(IF([.J54]=&quot;yes&quot;;1;0)*['Grading Scale'.E$7])+(IF([.K54]=&quot;yes&quot;;1;0)*['Grading Scale'.E$8])+(IF([.L54]=&quot;yes&quot;;1;0)*['Grading Scale'.E$9])+(IF([.M54]=&quot;yes&quot;;1;0)*['Grading Scale'.E$10])+(IF([.N54]=&quot;yes&quot;;1;0)*['Grading Scale'.E$11])+(IF([.O54]=&quot;yes&quot;;1;0)*['Grading Scale'.E$12])+(IF([.P54]=&quot;yes&quot;;1;0)*['Grading Scale'.E$13]))/['Grading Scale'.E$14]*100;0);&quot;&quot;)" office:value-type="string">
            <text:p>0</text:p>
          </table:table-cell>
          <table:table-cell table:style-name="ce26" table:formula="of:=IF(ISNUMBER([.S54]);VLOOKUP([.S54];['Grading Scale'.$A$2:.$B$14];2);&quot;&quot;)" office:value-type="string">
            <text:p>F</text:p>
          </table:table-cell>
          <table:table-cell table:number-columns-repeated="16" table:style-name="ce27"/>
        </table:table-row>
        <table:table-row table:style-name="ro3">
          <table:table-cell table:style-name="ce24" office:value-type="date" office:date-value="2015-12-10T00:00:00">
            <text:p>12/10/2015</text:p>
          </table:table-cell>
          <table:table-cell table:style-name="ce25" office:value-type="string">
            <text:p>Colorado</text:p>
          </table:table-cell>
          <table:table-cell table:style-name="ce25" office:value-type="string">
            <text:p>Vehicle Crashes</text:p>
          </table:table-cell>
          <table:table-cell table:style-name="ce26" table:formula="of:=IF(NOT(ISBLANK([.C55]));VLOOKUP([.C55];['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codot.gov/library/traffic/safety-crash-data/accident-rates-books-coding/crash-summary-books/2012-crash-book/view">
            <text:p><text:a xlink:href="https://www.codot.gov/library/traffic/safety-crash-data/accident-rates-books-coding/crash-summary-books/2012-crash-book/view">https://www.codot.gov/library/traffic/safety-crash-data/accident-rates-books-coding/crash-summary-books/2012-crash-book/view</text:a></text:p>
          </table:table-cell>
          <table:table-cell table:style-name="ce26" office:value-type="string">
            <text:p>These are statistics, not data. Data is from 2012.</text:p>
          </table:table-cell>
          <table:table-cell table:style-name="ce26" table:formula="of:=IF(NOT(ISBLANK([.E55]));ROUND(((IF([.E55]=&quot;yes&quot;;1;0)*['Grading Scale'.E$2])+(IF([.F55]=&quot;yes&quot;;1;0)*['Grading Scale'.E$3])+(IF([.G55]=&quot;yes&quot;;1;0)*['Grading Scale'.E$4])+(IF([.H55]=&quot;yes&quot;;1;0)*['Grading Scale'.E$5])+(IF([.I55]=&quot;yes&quot;;1;0)*['Grading Scale'.E$6])+(IF([.J55]=&quot;yes&quot;;1;0)*['Grading Scale'.E$7])+(IF([.K55]=&quot;yes&quot;;1;0)*['Grading Scale'.E$8])+(IF([.L55]=&quot;yes&quot;;1;0)*['Grading Scale'.E$9])+(IF([.M55]=&quot;yes&quot;;1;0)*['Grading Scale'.E$10])+(IF([.N55]=&quot;yes&quot;;1;0)*['Grading Scale'.E$11])+(IF([.O55]=&quot;yes&quot;;1;0)*['Grading Scale'.E$12])+(IF([.P55]=&quot;yes&quot;;1;0)*['Grading Scale'.E$13]))/['Grading Scale'.E$14]*100;0);&quot;&quot;)" office:value-type="string">
            <text:p>40</text:p>
          </table:table-cell>
          <table:table-cell table:style-name="ce26" table:formula="of:=IF(ISNUMBER([.S55]);VLOOKUP([.S5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Connecticut</text:p>
          </table:table-cell>
          <table:table-cell table:style-name="ce25" office:value-type="string">
            <text:p>Address Points</text:p>
          </table:table-cell>
          <table:table-cell table:style-name="ce26" table:formula="of:=IF(NOT(ISBLANK([.C56]));VLOOKUP([.C56];['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ct.gov/dataset/Address-Points-Preliminary-File/35bv-xa6i">
            <text:p><text:a xlink:href="https://data.ct.gov/dataset/Address-Points-Preliminary-File/35bv-xa6i">https://data.ct.gov/dataset/Address-Points-Preliminary-File/35bv-xa6i</text:a></text:p>
          </table:table-cell>
          <table:table-cell table:style-name="ce26" office:value-type="string">
            <text:p>Data is available as a zipped Esri FGDB file or as a RESTful (ArcGIS) endpoint. Connecticut aggregates localities' data, but only a handful of localities are publishing data, so this data is nowhere near complete.</text:p>
          </table:table-cell>
          <table:table-cell table:style-name="ce26" table:formula="of:=IF(NOT(ISBLANK([.E56]));ROUND(((IF([.E56]=&quot;yes&quot;;1;0)*['Grading Scale'.E$2])+(IF([.F56]=&quot;yes&quot;;1;0)*['Grading Scale'.E$3])+(IF([.G56]=&quot;yes&quot;;1;0)*['Grading Scale'.E$4])+(IF([.H56]=&quot;yes&quot;;1;0)*['Grading Scale'.E$5])+(IF([.I56]=&quot;yes&quot;;1;0)*['Grading Scale'.E$6])+(IF([.J56]=&quot;yes&quot;;1;0)*['Grading Scale'.E$7])+(IF([.K56]=&quot;yes&quot;;1;0)*['Grading Scale'.E$8])+(IF([.L56]=&quot;yes&quot;;1;0)*['Grading Scale'.E$9])+(IF([.M56]=&quot;yes&quot;;1;0)*['Grading Scale'.E$10])+(IF([.N56]=&quot;yes&quot;;1;0)*['Grading Scale'.E$11])+(IF([.O56]=&quot;yes&quot;;1;0)*['Grading Scale'.E$12])+(IF([.P56]=&quot;yes&quot;;1;0)*['Grading Scale'.E$13]))/['Grading Scale'.E$14]*100;0);&quot;&quot;)" office:value-type="string">
            <text:p>95</text:p>
          </table:table-cell>
          <table:table-cell table:style-name="ce26" table:formula="of:=IF(ISNUMBER([.S56]);VLOOKUP([.S56];['Grading Scale'.$A$2:.$B$14];2);&quot;&quot;)" office:value-type="string">
            <text:p>A</text:p>
          </table:table-cell>
          <table:table-cell table:number-columns-repeated="16" table:style-name="ce27"/>
        </table:table-row>
        <table:table-row table:style-name="ro3">
          <table:table-cell table:style-name="ce30" office:value-type="date" office:date-value="2015-12-17T00:00:00">
            <text:p>12/17/2015</text:p>
          </table:table-cell>
          <table:table-cell table:style-name="ce25" office:value-type="string">
            <text:p>Connecticut</text:p>
          </table:table-cell>
          <table:table-cell table:style-name="ce25" office:value-type="string">
            <text:p>Checkbook</text:p>
          </table:table-cell>
          <table:table-cell table:style-name="ce26" table:formula="of:=IF(NOT(ISBLANK([.C57]));VLOOKUP([.C57];['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ct.gov/dataset/State-of-CT-Open-Expenditures-Ledger/4b3c-3g3a">
            <text:p><text:a xlink:href="https://data.ct.gov/dataset/State-of-CT-Open-Expenditures-Ledger/4b3c-3g3a">https://data.ct.gov/dataset/State-of-CT-Open-Expenditures-Ledger/4b3c-3g3a</text:a></text:p>
          </table:table-cell>
          <table:table-cell table:style-name="ce26" office:value-type="string">
            <text:p>At the time that this dataset was surveyed, there were no descriptions of the purpose of each expense (there is a "Description" field, but it was blank for all records), making it incomplete.</text:p>
          </table:table-cell>
          <table:table-cell table:style-name="ce26" table:formula="of:=IF(NOT(ISBLANK([.E57]));ROUND(((IF([.E57]=&quot;yes&quot;;1;0)*['Grading Scale'.E$2])+(IF([.F57]=&quot;yes&quot;;1;0)*['Grading Scale'.E$3])+(IF([.G57]=&quot;yes&quot;;1;0)*['Grading Scale'.E$4])+(IF([.H57]=&quot;yes&quot;;1;0)*['Grading Scale'.E$5])+(IF([.I57]=&quot;yes&quot;;1;0)*['Grading Scale'.E$6])+(IF([.J57]=&quot;yes&quot;;1;0)*['Grading Scale'.E$7])+(IF([.K57]=&quot;yes&quot;;1;0)*['Grading Scale'.E$8])+(IF([.L57]=&quot;yes&quot;;1;0)*['Grading Scale'.E$9])+(IF([.M57]=&quot;yes&quot;;1;0)*['Grading Scale'.E$10])+(IF([.N57]=&quot;yes&quot;;1;0)*['Grading Scale'.E$11])+(IF([.O57]=&quot;yes&quot;;1;0)*['Grading Scale'.E$12])+(IF([.P57]=&quot;yes&quot;;1;0)*['Grading Scale'.E$13]))/['Grading Scale'.E$14]*100;0);&quot;&quot;)" office:value-type="string">
            <text:p>95</text:p>
          </table:table-cell>
          <table:table-cell table:style-name="ce26" table:formula="of:=IF(ISNUMBER([.S57]);VLOOKUP([.S57];['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Connecticut</text:p>
          </table:table-cell>
          <table:table-cell table:style-name="ce25" office:value-type="string">
            <text:p>Companies</text:p>
          </table:table-cell>
          <table:table-cell table:style-name="ce26" table:formula="of:=IF(NOT(ISBLANK([.C58]));VLOOKUP([.C58];['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9" office:value-type="string" office:value="http://www.concord-sots.ct.gov/CONCORD/">
            <text:p><text:a xlink:href="http://www.concord-sots.ct.gov/CONCORD/">http://www.concord-sots.ct.gov/CONCORD/</text:a></text:p>
          </table:table-cell>
          <table:table-cell table:style-name="ce28"/>
          <table:table-cell table:style-name="ce26" table:formula="of:=IF(NOT(ISBLANK([.E58]));ROUND(((IF([.E58]=&quot;yes&quot;;1;0)*['Grading Scale'.E$2])+(IF([.F58]=&quot;yes&quot;;1;0)*['Grading Scale'.E$3])+(IF([.G58]=&quot;yes&quot;;1;0)*['Grading Scale'.E$4])+(IF([.H58]=&quot;yes&quot;;1;0)*['Grading Scale'.E$5])+(IF([.I58]=&quot;yes&quot;;1;0)*['Grading Scale'.E$6])+(IF([.J58]=&quot;yes&quot;;1;0)*['Grading Scale'.E$7])+(IF([.K58]=&quot;yes&quot;;1;0)*['Grading Scale'.E$8])+(IF([.L58]=&quot;yes&quot;;1;0)*['Grading Scale'.E$9])+(IF([.M58]=&quot;yes&quot;;1;0)*['Grading Scale'.E$10])+(IF([.N58]=&quot;yes&quot;;1;0)*['Grading Scale'.E$11])+(IF([.O58]=&quot;yes&quot;;1;0)*['Grading Scale'.E$12])+(IF([.P58]=&quot;yes&quot;;1;0)*['Grading Scale'.E$13]))/['Grading Scale'.E$14]*100;0);&quot;&quot;)" office:value-type="string">
            <text:p>45</text:p>
          </table:table-cell>
          <table:table-cell table:style-name="ce26" table:formula="of:=IF(ISNUMBER([.S58]);VLOOKUP([.S58];['Grading Scale'.$A$2:.$B$14];2);&quot;&quot;)" office:value-type="string">
            <text:p>F</text:p>
          </table:table-cell>
          <table:table-cell table:number-columns-repeated="16" table:style-name="ce27"/>
        </table:table-row>
        <table:table-row table:style-name="ro3">
          <table:table-cell table:style-name="ce30" office:value-type="date" office:date-value="2016-03-18T00:00:00">
            <text:p>3/18/2016</text:p>
          </table:table-cell>
          <table:table-cell table:style-name="ce25" office:value-type="string">
            <text:p>Connecticut</text:p>
          </table:table-cell>
          <table:table-cell table:style-name="ce25" office:value-type="string">
            <text:p>Incarceration</text:p>
          </table:table-cell>
          <table:table-cell table:style-name="ce26" table:formula="of:=IF(NOT(ISBLANK([.C59]));VLOOKUP([.C59];['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ct.gov/Public-Safety/Correctional-Facility-Daily-Population-Count-By-Fa/n8x6-s299">
            <text:p><text:a xlink:href="https://data.ct.gov/Public-Safety/Correctional-Facility-Daily-Population-Count-By-Fa/n8x6-s299">https://data.ct.gov/Public-Safety/Correctional-Facility-Daily-Population-Count-By-Fa/n8x6-s299</text:a></text:p>
          </table:table-cell>
          <table:table-cell table:style-name="ce26" office:value-type="string">
            <text:p>Data is verifiable by virtue of being provided via HTTPS. Although the linked-to dataset is incomplete, because it lacks facility capacity data, Connecticut provides this in another dataset, at (https://data.ct.gov/Public-Safety/Department-of-Corrections-Quarterly-Average-Facilt/f8ar-pgu4).</text:p>
          </table:table-cell>
          <table:table-cell table:style-name="ce26" table:formula="of:=IF(NOT(ISBLANK([.E59]));ROUND(((IF([.E59]=&quot;yes&quot;;1;0)*['Grading Scale'.E$2])+(IF([.F59]=&quot;yes&quot;;1;0)*['Grading Scale'.E$3])+(IF([.G59]=&quot;yes&quot;;1;0)*['Grading Scale'.E$4])+(IF([.H59]=&quot;yes&quot;;1;0)*['Grading Scale'.E$5])+(IF([.I59]=&quot;yes&quot;;1;0)*['Grading Scale'.E$6])+(IF([.J59]=&quot;yes&quot;;1;0)*['Grading Scale'.E$7])+(IF([.K59]=&quot;yes&quot;;1;0)*['Grading Scale'.E$8])+(IF([.L59]=&quot;yes&quot;;1;0)*['Grading Scale'.E$9])+(IF([.M59]=&quot;yes&quot;;1;0)*['Grading Scale'.E$10])+(IF([.N59]=&quot;yes&quot;;1;0)*['Grading Scale'.E$11])+(IF([.O59]=&quot;yes&quot;;1;0)*['Grading Scale'.E$12])+(IF([.P59]=&quot;yes&quot;;1;0)*['Grading Scale'.E$13]))/['Grading Scale'.E$14]*100;0);&quot;&quot;)" office:value-type="string">
            <text:p>100</text:p>
          </table:table-cell>
          <table:table-cell table:style-name="ce26" table:formula="of:=IF(ISNUMBER([.S59]);VLOOKUP([.S59];['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Connecticut</text:p>
          </table:table-cell>
          <table:table-cell table:style-name="ce25" office:value-type="string">
            <text:p>Legislation</text:p>
          </table:table-cell>
          <table:table-cell table:style-name="ce26" table:formula="of:=IF(NOT(ISBLANK([.C60]));VLOOKUP([.C60];['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www.cga.ct.gov/asp/menu/legdownload.asp">
            <text:p><text:a xlink:href="https://www.cga.ct.gov/asp/menu/legdownload.asp">https://www.cga.ct.gov/asp/menu/legdownload.asp</text:a></text:p>
          </table:table-cell>
          <table:table-cell table:style-name="ce28"/>
          <table:table-cell table:style-name="ce26" table:formula="of:=IF(NOT(ISBLANK([.E60]));ROUND(((IF([.E60]=&quot;yes&quot;;1;0)*['Grading Scale'.E$2])+(IF([.F60]=&quot;yes&quot;;1;0)*['Grading Scale'.E$3])+(IF([.G60]=&quot;yes&quot;;1;0)*['Grading Scale'.E$4])+(IF([.H60]=&quot;yes&quot;;1;0)*['Grading Scale'.E$5])+(IF([.I60]=&quot;yes&quot;;1;0)*['Grading Scale'.E$6])+(IF([.J60]=&quot;yes&quot;;1;0)*['Grading Scale'.E$7])+(IF([.K60]=&quot;yes&quot;;1;0)*['Grading Scale'.E$8])+(IF([.L60]=&quot;yes&quot;;1;0)*['Grading Scale'.E$9])+(IF([.M60]=&quot;yes&quot;;1;0)*['Grading Scale'.E$10])+(IF([.N60]=&quot;yes&quot;;1;0)*['Grading Scale'.E$11])+(IF([.O60]=&quot;yes&quot;;1;0)*['Grading Scale'.E$12])+(IF([.P60]=&quot;yes&quot;;1;0)*['Grading Scale'.E$13]))/['Grading Scale'.E$14]*100;0);&quot;&quot;)" office:value-type="string">
            <text:p>95</text:p>
          </table:table-cell>
          <table:table-cell table:style-name="ce26" table:formula="of:=IF(ISNUMBER([.S60]);VLOOKUP([.S60];['Grading Scale'.$A$2:.$B$14];2);&quot;&quot;)" office:value-type="string">
            <text:p>A</text:p>
          </table:table-cell>
          <table:table-cell table:number-columns-repeated="16" table:style-name="ce27"/>
        </table:table-row>
        <table:table-row table:style-name="ro3">
          <table:table-cell table:style-name="ce30" office:value-type="date" office:date-value="2015-12-17T00:00:00">
            <text:p>12/17/2015</text:p>
          </table:table-cell>
          <table:table-cell table:style-name="ce25" office:value-type="string">
            <text:p>Connecticut</text:p>
          </table:table-cell>
          <table:table-cell table:style-name="ce26" office:value-type="string">
            <text:p>Population Projections</text:p>
          </table:table-cell>
          <table:table-cell table:style-name="ce26" table:formula="of:=IF(NOT(ISBLANK([.C61]));VLOOKUP([.C61];['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ct.gov/Government/Connecticut-Town-Population-Projections-2015-2025/mze8-865g">
            <text:p><text:a xlink:href="https://data.ct.gov/Government/Connecticut-Town-Population-Projections-2015-2025/mze8-865g">https://data.ct.gov/Government/Connecticut-Town-Population-Projections-2015-2025/mze8-865g</text:a></text:p>
          </table:table-cell>
          <table:table-cell table:style-name="ce26"/>
          <table:table-cell table:style-name="ce26" table:formula="of:=IF(NOT(ISBLANK([.E61]));ROUND(((IF([.E61]=&quot;yes&quot;;1;0)*['Grading Scale'.E$2])+(IF([.F61]=&quot;yes&quot;;1;0)*['Grading Scale'.E$3])+(IF([.G61]=&quot;yes&quot;;1;0)*['Grading Scale'.E$4])+(IF([.H61]=&quot;yes&quot;;1;0)*['Grading Scale'.E$5])+(IF([.I61]=&quot;yes&quot;;1;0)*['Grading Scale'.E$6])+(IF([.J61]=&quot;yes&quot;;1;0)*['Grading Scale'.E$7])+(IF([.K61]=&quot;yes&quot;;1;0)*['Grading Scale'.E$8])+(IF([.L61]=&quot;yes&quot;;1;0)*['Grading Scale'.E$9])+(IF([.M61]=&quot;yes&quot;;1;0)*['Grading Scale'.E$10])+(IF([.N61]=&quot;yes&quot;;1;0)*['Grading Scale'.E$11])+(IF([.O61]=&quot;yes&quot;;1;0)*['Grading Scale'.E$12])+(IF([.P61]=&quot;yes&quot;;1;0)*['Grading Scale'.E$13]))/['Grading Scale'.E$14]*100;0);&quot;&quot;)" office:value-type="string">
            <text:p>100</text:p>
          </table:table-cell>
          <table:table-cell table:style-name="ce26" table:formula="of:=IF(ISNUMBER([.S61]);VLOOKUP([.S61];['Grading Scale'.$A$2:.$B$14];2);&quot;&quot;)" office:value-type="string">
            <text:p>A+</text:p>
          </table:table-cell>
          <table:table-cell table:number-columns-repeated="16" table:style-name="ce27"/>
        </table:table-row>
        <table:table-row table:style-name="ro3">
          <table:table-cell table:style-name="ce30" office:value-type="date" office:date-value="2015-12-17T00:00:00">
            <text:p>12/17/2015</text:p>
          </table:table-cell>
          <table:table-cell table:style-name="ce25" office:value-type="string">
            <text:p>Connecticut</text:p>
          </table:table-cell>
          <table:table-cell table:style-name="ce25" office:value-type="string">
            <text:p>Real Estate</text:p>
          </table:table-cell>
          <table:table-cell table:style-name="ce26" table:formula="of:=IF(NOT(ISBLANK([.C62]));VLOOKUP([.C62];['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ct.gov/Government/State-Owned-Buildings/r8ci-yhcn">
            <text:p><text:a xlink:href="https://data.ct.gov/Government/State-Owned-Buildings/r8ci-yhcn">https://data.ct.gov/Government/State-Owned-Buildings/r8ci-yhcn</text:a></text:p>
          </table:table-cell>
          <table:table-cell table:style-name="ce26" office:value-type="string">
            <text:p>This includes buildings—land records are found at https://data.ct.gov/Government/State-Owned-Lands/meyk-xprb.</text:p>
          </table:table-cell>
          <table:table-cell table:style-name="ce26" table:formula="of:=IF(NOT(ISBLANK([.E62]));ROUND(((IF([.E62]=&quot;yes&quot;;1;0)*['Grading Scale'.E$2])+(IF([.F62]=&quot;yes&quot;;1;0)*['Grading Scale'.E$3])+(IF([.G62]=&quot;yes&quot;;1;0)*['Grading Scale'.E$4])+(IF([.H62]=&quot;yes&quot;;1;0)*['Grading Scale'.E$5])+(IF([.I62]=&quot;yes&quot;;1;0)*['Grading Scale'.E$6])+(IF([.J62]=&quot;yes&quot;;1;0)*['Grading Scale'.E$7])+(IF([.K62]=&quot;yes&quot;;1;0)*['Grading Scale'.E$8])+(IF([.L62]=&quot;yes&quot;;1;0)*['Grading Scale'.E$9])+(IF([.M62]=&quot;yes&quot;;1;0)*['Grading Scale'.E$10])+(IF([.N62]=&quot;yes&quot;;1;0)*['Grading Scale'.E$11])+(IF([.O62]=&quot;yes&quot;;1;0)*['Grading Scale'.E$12])+(IF([.P62]=&quot;yes&quot;;1;0)*['Grading Scale'.E$13]))/['Grading Scale'.E$14]*100;0);&quot;&quot;)" office:value-type="string">
            <text:p>100</text:p>
          </table:table-cell>
          <table:table-cell table:style-name="ce26" table:formula="of:=IF(ISNUMBER([.S62]);VLOOKUP([.S62];['Grading Scale'.$A$2:.$B$14];2);&quot;&quot;)" office:value-type="string">
            <text:p>A+</text:p>
          </table:table-cell>
          <table:table-cell table:number-columns-repeated="16" table:style-name="ce27"/>
        </table:table-row>
        <table:table-row table:style-name="ro3">
          <table:table-cell table:style-name="ce30" office:value-type="date" office:date-value="2016-01-18T00:00:00">
            <text:p>1/18/2016</text:p>
          </table:table-cell>
          <table:table-cell table:style-name="ce25" office:value-type="string">
            <text:p>Connecticut</text:p>
          </table:table-cell>
          <table:table-cell table:style-name="ce25" office:value-type="string">
            <text:p>Restaurant Inspections</text:p>
          </table:table-cell>
          <table:table-cell table:style-name="ce26" table:formula="of:=IF(NOT(ISBLANK([.C63]));VLOOKUP([.C63];['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opendatact.github.io/ct_restaurant_inspections/">
            <text:p><text:a xlink:href="http://opendatact.github.io/ct_restaurant_inspections/">http://opendatact.github.io/ct_restaurant_inspections/</text:a></text:p>
          </table:table-cell>
          <table:table-cell table:style-name="ce26" office:value-type="string">
            <text:p>Connecticut does not aggregate this data on a statewide basis, but they have set up an interface to access inspection data from localities' websites. The site includes no data, just links to the data.</text:p>
          </table:table-cell>
          <table:table-cell table:style-name="ce26" table:formula="of:=IF(NOT(ISBLANK([.E63]));ROUND(((IF([.E63]=&quot;yes&quot;;1;0)*['Grading Scale'.E$2])+(IF([.F63]=&quot;yes&quot;;1;0)*['Grading Scale'.E$3])+(IF([.G63]=&quot;yes&quot;;1;0)*['Grading Scale'.E$4])+(IF([.H63]=&quot;yes&quot;;1;0)*['Grading Scale'.E$5])+(IF([.I63]=&quot;yes&quot;;1;0)*['Grading Scale'.E$6])+(IF([.J63]=&quot;yes&quot;;1;0)*['Grading Scale'.E$7])+(IF([.K63]=&quot;yes&quot;;1;0)*['Grading Scale'.E$8])+(IF([.L63]=&quot;yes&quot;;1;0)*['Grading Scale'.E$9])+(IF([.M63]=&quot;yes&quot;;1;0)*['Grading Scale'.E$10])+(IF([.N63]=&quot;yes&quot;;1;0)*['Grading Scale'.E$11])+(IF([.O63]=&quot;yes&quot;;1;0)*['Grading Scale'.E$12])+(IF([.P63]=&quot;yes&quot;;1;0)*['Grading Scale'.E$13]))/['Grading Scale'.E$14]*100;0);&quot;&quot;)" office:value-type="string">
            <text:p>50</text:p>
          </table:table-cell>
          <table:table-cell table:style-name="ce26" table:formula="of:=IF(ISNUMBER([.S63]);VLOOKUP([.S6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Connecticut</text:p>
          </table:table-cell>
          <table:table-cell table:style-name="ce37" office:value-type="string">
            <text:p>Vehicle Crashes</text:p>
          </table:table-cell>
          <table:table-cell table:style-name="ce26" table:formula="of:=IF(NOT(ISBLANK([.C64]));VLOOKUP([.C64];['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www.ctcrash.uconn.edu/">
            <text:p><text:a xlink:href="http://www.ctcrash.uconn.edu/">http://www.ctcrash.uconn.edu/</text:a></text:p>
          </table:table-cell>
          <table:table-cell table:style-name="ce26" office:value-type="string">
            <text:p>Some parts of the site have data only through 2011, while others have data from one year ago. CSV is available, but it requires registering for an account, stepping through a report-generation process, exporting CSV, which is provided via an emailed link.</text:p>
          </table:table-cell>
          <table:table-cell table:style-name="ce26" table:formula="of:=IF(NOT(ISBLANK([.E64]));ROUND(((IF([.E64]=&quot;yes&quot;;1;0)*['Grading Scale'.E$2])+(IF([.F64]=&quot;yes&quot;;1;0)*['Grading Scale'.E$3])+(IF([.G64]=&quot;yes&quot;;1;0)*['Grading Scale'.E$4])+(IF([.H64]=&quot;yes&quot;;1;0)*['Grading Scale'.E$5])+(IF([.I64]=&quot;yes&quot;;1;0)*['Grading Scale'.E$6])+(IF([.J64]=&quot;yes&quot;;1;0)*['Grading Scale'.E$7])+(IF([.K64]=&quot;yes&quot;;1;0)*['Grading Scale'.E$8])+(IF([.L64]=&quot;yes&quot;;1;0)*['Grading Scale'.E$9])+(IF([.M64]=&quot;yes&quot;;1;0)*['Grading Scale'.E$10])+(IF([.N64]=&quot;yes&quot;;1;0)*['Grading Scale'.E$11])+(IF([.O64]=&quot;yes&quot;;1;0)*['Grading Scale'.E$12])+(IF([.P64]=&quot;yes&quot;;1;0)*['Grading Scale'.E$13]))/['Grading Scale'.E$14]*100;0);&quot;&quot;)" office:value-type="string">
            <text:p>80</text:p>
          </table:table-cell>
          <table:table-cell table:style-name="ce26" table:formula="of:=IF(ISNUMBER([.S64]);VLOOKUP([.S64];['Grading Scale'.$A$2:.$B$14];2);&quot;&quot;)" office:value-type="string">
            <text:p>B−</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Address Points</text:p>
          </table:table-cell>
          <table:table-cell table:style-name="ce26" table:formula="of:=IF(NOT(ISBLANK([.C65]));VLOOKUP([.C65];['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7"/>
          <table:table-cell table:style-name="ce26" office:value-type="string">
            <text:p>Agency documentation shows that this dataset exists, but it is nowhere to be found. We have contacted them for further information.</text:p>
          </table:table-cell>
          <table:table-cell table:style-name="ce26" table:formula="of:=IF(NOT(ISBLANK([.E65]));ROUND(((IF([.E65]=&quot;yes&quot;;1;0)*['Grading Scale'.E$2])+(IF([.F65]=&quot;yes&quot;;1;0)*['Grading Scale'.E$3])+(IF([.G65]=&quot;yes&quot;;1;0)*['Grading Scale'.E$4])+(IF([.H65]=&quot;yes&quot;;1;0)*['Grading Scale'.E$5])+(IF([.I65]=&quot;yes&quot;;1;0)*['Grading Scale'.E$6])+(IF([.J65]=&quot;yes&quot;;1;0)*['Grading Scale'.E$7])+(IF([.K65]=&quot;yes&quot;;1;0)*['Grading Scale'.E$8])+(IF([.L65]=&quot;yes&quot;;1;0)*['Grading Scale'.E$9])+(IF([.M65]=&quot;yes&quot;;1;0)*['Grading Scale'.E$10])+(IF([.N65]=&quot;yes&quot;;1;0)*['Grading Scale'.E$11])+(IF([.O65]=&quot;yes&quot;;1;0)*['Grading Scale'.E$12])+(IF([.P65]=&quot;yes&quot;;1;0)*['Grading Scale'.E$13]))/['Grading Scale'.E$14]*100;0);&quot;&quot;)" office:value-type="string">
            <text:p>50</text:p>
          </table:table-cell>
          <table:table-cell table:style-name="ce26" table:formula="of:=IF(ISNUMBER([.S65]);VLOOKUP([.S65];['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Checkbook</text:p>
          </table:table-cell>
          <table:table-cell table:style-name="ce26" table:formula="of:=IF(NOT(ISBLANK([.C66]));VLOOKUP([.C66];['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checkbook.delaware.gov/expSearch.aspx">
            <text:p><text:a xlink:href="http://checkbook.delaware.gov/expSearch.aspx">http://checkbook.delaware.gov/expSearch.aspx</text:a></text:p>
          </table:table-cell>
          <table:table-cell table:style-name="ce26" office:value-type="string">
            <text:p>Lacks a description of the purpose of the expense.</text:p>
          </table:table-cell>
          <table:table-cell table:style-name="ce26" table:formula="of:=IF(NOT(ISBLANK([.E66]));ROUND(((IF([.E66]=&quot;yes&quot;;1;0)*['Grading Scale'.E$2])+(IF([.F66]=&quot;yes&quot;;1;0)*['Grading Scale'.E$3])+(IF([.G66]=&quot;yes&quot;;1;0)*['Grading Scale'.E$4])+(IF([.H66]=&quot;yes&quot;;1;0)*['Grading Scale'.E$5])+(IF([.I66]=&quot;yes&quot;;1;0)*['Grading Scale'.E$6])+(IF([.J66]=&quot;yes&quot;;1;0)*['Grading Scale'.E$7])+(IF([.K66]=&quot;yes&quot;;1;0)*['Grading Scale'.E$8])+(IF([.L66]=&quot;yes&quot;;1;0)*['Grading Scale'.E$9])+(IF([.M66]=&quot;yes&quot;;1;0)*['Grading Scale'.E$10])+(IF([.N66]=&quot;yes&quot;;1;0)*['Grading Scale'.E$11])+(IF([.O66]=&quot;yes&quot;;1;0)*['Grading Scale'.E$12])+(IF([.P66]=&quot;yes&quot;;1;0)*['Grading Scale'.E$13]))/['Grading Scale'.E$14]*100;0);&quot;&quot;)" office:value-type="string">
            <text:p>85</text:p>
          </table:table-cell>
          <table:table-cell table:style-name="ce26" table:formula="of:=IF(ISNUMBER([.S66]);VLOOKUP([.S66];['Grading Scale'.$A$2:.$B$14];2);&quot;&quot;)" office:value-type="string">
            <text:p>B</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Companies</text:p>
          </table:table-cell>
          <table:table-cell table:style-name="ce26" table:formula="of:=IF(NOT(ISBLANK([.C67]));VLOOKUP([.C67];['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icis.corp.delaware.gov/Ecorp/EntitySearch/NameSearch.aspx">
            <text:p><text:a xlink:href="https://icis.corp.delaware.gov/Ecorp/EntitySearch/NameSearch.aspx">https://icis.corp.delaware.gov/Ecorp/EntitySearch/NameSearch.aspx</text:a></text:p>
          </table:table-cell>
          <table:table-cell table:style-name="ce26" office:value-type="string">
            <text:p>Data is incomplete unless purchased, at $20 per record.</text:p>
          </table:table-cell>
          <table:table-cell table:style-name="ce26" table:formula="of:=IF(NOT(ISBLANK([.E67]));ROUND(((IF([.E67]=&quot;yes&quot;;1;0)*['Grading Scale'.E$2])+(IF([.F67]=&quot;yes&quot;;1;0)*['Grading Scale'.E$3])+(IF([.G67]=&quot;yes&quot;;1;0)*['Grading Scale'.E$4])+(IF([.H67]=&quot;yes&quot;;1;0)*['Grading Scale'.E$5])+(IF([.I67]=&quot;yes&quot;;1;0)*['Grading Scale'.E$6])+(IF([.J67]=&quot;yes&quot;;1;0)*['Grading Scale'.E$7])+(IF([.K67]=&quot;yes&quot;;1;0)*['Grading Scale'.E$8])+(IF([.L67]=&quot;yes&quot;;1;0)*['Grading Scale'.E$9])+(IF([.M67]=&quot;yes&quot;;1;0)*['Grading Scale'.E$10])+(IF([.N67]=&quot;yes&quot;;1;0)*['Grading Scale'.E$11])+(IF([.O67]=&quot;yes&quot;;1;0)*['Grading Scale'.E$12])+(IF([.P67]=&quot;yes&quot;;1;0)*['Grading Scale'.E$13]))/['Grading Scale'.E$14]*100;0);&quot;&quot;)" office:value-type="string">
            <text:p>40</text:p>
          </table:table-cell>
          <table:table-cell table:style-name="ce26" table:formula="of:=IF(ISNUMBER([.S67]);VLOOKUP([.S67];['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Incarceration</text:p>
          </table:table-cell>
          <table:table-cell table:style-name="ce26" table:formula="of:=IF(NOT(ISBLANK([.C68]));VLOOKUP([.C68];['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68]));ROUND(((IF([.E68]=&quot;yes&quot;;1;0)*['Grading Scale'.E$2])+(IF([.F68]=&quot;yes&quot;;1;0)*['Grading Scale'.E$3])+(IF([.G68]=&quot;yes&quot;;1;0)*['Grading Scale'.E$4])+(IF([.H68]=&quot;yes&quot;;1;0)*['Grading Scale'.E$5])+(IF([.I68]=&quot;yes&quot;;1;0)*['Grading Scale'.E$6])+(IF([.J68]=&quot;yes&quot;;1;0)*['Grading Scale'.E$7])+(IF([.K68]=&quot;yes&quot;;1;0)*['Grading Scale'.E$8])+(IF([.L68]=&quot;yes&quot;;1;0)*['Grading Scale'.E$9])+(IF([.M68]=&quot;yes&quot;;1;0)*['Grading Scale'.E$10])+(IF([.N68]=&quot;yes&quot;;1;0)*['Grading Scale'.E$11])+(IF([.O68]=&quot;yes&quot;;1;0)*['Grading Scale'.E$12])+(IF([.P68]=&quot;yes&quot;;1;0)*['Grading Scale'.E$13]))/['Grading Scale'.E$14]*100;0);&quot;&quot;)" office:value-type="string">
            <text:p>0</text:p>
          </table:table-cell>
          <table:table-cell table:style-name="ce26" table:formula="of:=IF(ISNUMBER([.S68]);VLOOKUP([.S68];['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Legislation</text:p>
          </table:table-cell>
          <table:table-cell table:style-name="ce26" table:formula="of:=IF(NOT(ISBLANK([.C69]));VLOOKUP([.C69];['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is.delaware.gov/">
            <text:p><text:a xlink:href="http://legis.delaware.gov/">http://legis.delaware.gov/</text:a></text:p>
          </table:table-cell>
          <table:table-cell table:style-name="ce28"/>
          <table:table-cell table:style-name="ce26" table:formula="of:=IF(NOT(ISBLANK([.E69]));ROUND(((IF([.E69]=&quot;yes&quot;;1;0)*['Grading Scale'.E$2])+(IF([.F69]=&quot;yes&quot;;1;0)*['Grading Scale'.E$3])+(IF([.G69]=&quot;yes&quot;;1;0)*['Grading Scale'.E$4])+(IF([.H69]=&quot;yes&quot;;1;0)*['Grading Scale'.E$5])+(IF([.I69]=&quot;yes&quot;;1;0)*['Grading Scale'.E$6])+(IF([.J69]=&quot;yes&quot;;1;0)*['Grading Scale'.E$7])+(IF([.K69]=&quot;yes&quot;;1;0)*['Grading Scale'.E$8])+(IF([.L69]=&quot;yes&quot;;1;0)*['Grading Scale'.E$9])+(IF([.M69]=&quot;yes&quot;;1;0)*['Grading Scale'.E$10])+(IF([.N69]=&quot;yes&quot;;1;0)*['Grading Scale'.E$11])+(IF([.O69]=&quot;yes&quot;;1;0)*['Grading Scale'.E$12])+(IF([.P69]=&quot;yes&quot;;1;0)*['Grading Scale'.E$13]))/['Grading Scale'.E$14]*100;0);&quot;&quot;)" office:value-type="string">
            <text:p>45</text:p>
          </table:table-cell>
          <table:table-cell table:style-name="ce26" table:formula="of:=IF(ISNUMBER([.S69]);VLOOKUP([.S69];['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6" office:value-type="string">
            <text:p>Population Projections</text:p>
          </table:table-cell>
          <table:table-cell table:style-name="ce26" table:formula="of:=IF(NOT(ISBLANK([.C70]));VLOOKUP([.C70];['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stateplanning.delaware.gov/information/dpc_projections.shtml">
            <text:p><text:a xlink:href="http://stateplanning.delaware.gov/information/dpc_projections.shtml">http://stateplanning.delaware.gov/information/dpc_projections.shtml</text:a></text:p>
          </table:table-cell>
          <table:table-cell table:style-name="ce26" office:value-type="string">
            <text:p>Data is provided as an Excel file, but it's formatted to be parsed by humans, not software, so it cannot be graded as machine-readable. Localities lack GNIS IDs or FIPS code, so data is incomplete.</text:p>
          </table:table-cell>
          <table:table-cell table:style-name="ce26" table:formula="of:=IF(NOT(ISBLANK([.E70]));ROUND(((IF([.E70]=&quot;yes&quot;;1;0)*['Grading Scale'.E$2])+(IF([.F70]=&quot;yes&quot;;1;0)*['Grading Scale'.E$3])+(IF([.G70]=&quot;yes&quot;;1;0)*['Grading Scale'.E$4])+(IF([.H70]=&quot;yes&quot;;1;0)*['Grading Scale'.E$5])+(IF([.I70]=&quot;yes&quot;;1;0)*['Grading Scale'.E$6])+(IF([.J70]=&quot;yes&quot;;1;0)*['Grading Scale'.E$7])+(IF([.K70]=&quot;yes&quot;;1;0)*['Grading Scale'.E$8])+(IF([.L70]=&quot;yes&quot;;1;0)*['Grading Scale'.E$9])+(IF([.M70]=&quot;yes&quot;;1;0)*['Grading Scale'.E$10])+(IF([.N70]=&quot;yes&quot;;1;0)*['Grading Scale'.E$11])+(IF([.O70]=&quot;yes&quot;;1;0)*['Grading Scale'.E$12])+(IF([.P70]=&quot;yes&quot;;1;0)*['Grading Scale'.E$13]))/['Grading Scale'.E$14]*100;0);&quot;&quot;)" office:value-type="string">
            <text:p>50</text:p>
          </table:table-cell>
          <table:table-cell table:style-name="ce26" table:formula="of:=IF(ISNUMBER([.S70]);VLOOKUP([.S70];['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Real Estate</text:p>
          </table:table-cell>
          <table:table-cell table:style-name="ce26" table:formula="of:=IF(NOT(ISBLANK([.C71]));VLOOKUP([.C71];['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71]));ROUND(((IF([.E71]=&quot;yes&quot;;1;0)*['Grading Scale'.E$2])+(IF([.F71]=&quot;yes&quot;;1;0)*['Grading Scale'.E$3])+(IF([.G71]=&quot;yes&quot;;1;0)*['Grading Scale'.E$4])+(IF([.H71]=&quot;yes&quot;;1;0)*['Grading Scale'.E$5])+(IF([.I71]=&quot;yes&quot;;1;0)*['Grading Scale'.E$6])+(IF([.J71]=&quot;yes&quot;;1;0)*['Grading Scale'.E$7])+(IF([.K71]=&quot;yes&quot;;1;0)*['Grading Scale'.E$8])+(IF([.L71]=&quot;yes&quot;;1;0)*['Grading Scale'.E$9])+(IF([.M71]=&quot;yes&quot;;1;0)*['Grading Scale'.E$10])+(IF([.N71]=&quot;yes&quot;;1;0)*['Grading Scale'.E$11])+(IF([.O71]=&quot;yes&quot;;1;0)*['Grading Scale'.E$12])+(IF([.P71]=&quot;yes&quot;;1;0)*['Grading Scale'.E$13]))/['Grading Scale'.E$14]*100;0);&quot;&quot;)" office:value-type="string">
            <text:p>0</text:p>
          </table:table-cell>
          <table:table-cell table:style-name="ce26" table:formula="of:=IF(ISNUMBER([.S71]);VLOOKUP([.S71];['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Restaurant Inspections</text:p>
          </table:table-cell>
          <table:table-cell table:style-name="ce26" table:formula="of:=IF(NOT(ISBLANK([.C72]));VLOOKUP([.C72];['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www.dhss.delaware.gov/dhss/dph/hsp/">
            <text:p><text:a xlink:href="http://www.dhss.delaware.gov/dhss/dph/hsp/">http://www.dhss.delaware.gov/dhss/dph/hsp/</text:a></text:p>
          </table:table-cell>
          <table:table-cell table:style-name="ce26" office:value-type="string">
            <text:p>No IDs are provided. This is a surprisingly crude system—just a big table of data, with no historical data.</text:p>
          </table:table-cell>
          <table:table-cell table:style-name="ce26" table:formula="of:=IF(NOT(ISBLANK([.E72]));ROUND(((IF([.E72]=&quot;yes&quot;;1;0)*['Grading Scale'.E$2])+(IF([.F72]=&quot;yes&quot;;1;0)*['Grading Scale'.E$3])+(IF([.G72]=&quot;yes&quot;;1;0)*['Grading Scale'.E$4])+(IF([.H72]=&quot;yes&quot;;1;0)*['Grading Scale'.E$5])+(IF([.I72]=&quot;yes&quot;;1;0)*['Grading Scale'.E$6])+(IF([.J72]=&quot;yes&quot;;1;0)*['Grading Scale'.E$7])+(IF([.K72]=&quot;yes&quot;;1;0)*['Grading Scale'.E$8])+(IF([.L72]=&quot;yes&quot;;1;0)*['Grading Scale'.E$9])+(IF([.M72]=&quot;yes&quot;;1;0)*['Grading Scale'.E$10])+(IF([.N72]=&quot;yes&quot;;1;0)*['Grading Scale'.E$11])+(IF([.O72]=&quot;yes&quot;;1;0)*['Grading Scale'.E$12])+(IF([.P72]=&quot;yes&quot;;1;0)*['Grading Scale'.E$13]))/['Grading Scale'.E$14]*100;0);&quot;&quot;)" office:value-type="string">
            <text:p>85</text:p>
          </table:table-cell>
          <table:table-cell table:style-name="ce26" table:formula="of:=IF(ISNUMBER([.S72]);VLOOKUP([.S72];['Grading Scale'.$A$2:.$B$14];2);&quot;&quot;)" office:value-type="string">
            <text:p>B</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Delaware</text:p>
          </table:table-cell>
          <table:table-cell table:style-name="ce25" office:value-type="string">
            <text:p>Vehicle Crashes</text:p>
          </table:table-cell>
          <table:table-cell table:style-name="ce26" table:formula="of:=IF(NOT(ISBLANK([.C73]));VLOOKUP([.C73];['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7"/>
          <table:table-cell table:style-name="ce26" office:value-type="string">
            <text:p>Delaware adheres to the Model Minimum Uniform Crash Criteria, so their data can be known to be complete, timely, etc. But they offer none of this data online.</text:p>
          </table:table-cell>
          <table:table-cell table:style-name="ce26" table:formula="of:=IF(NOT(ISBLANK([.E73]));ROUND(((IF([.E73]=&quot;yes&quot;;1;0)*['Grading Scale'.E$2])+(IF([.F73]=&quot;yes&quot;;1;0)*['Grading Scale'.E$3])+(IF([.G73]=&quot;yes&quot;;1;0)*['Grading Scale'.E$4])+(IF([.H73]=&quot;yes&quot;;1;0)*['Grading Scale'.E$5])+(IF([.I73]=&quot;yes&quot;;1;0)*['Grading Scale'.E$6])+(IF([.J73]=&quot;yes&quot;;1;0)*['Grading Scale'.E$7])+(IF([.K73]=&quot;yes&quot;;1;0)*['Grading Scale'.E$8])+(IF([.L73]=&quot;yes&quot;;1;0)*['Grading Scale'.E$9])+(IF([.M73]=&quot;yes&quot;;1;0)*['Grading Scale'.E$10])+(IF([.N73]=&quot;yes&quot;;1;0)*['Grading Scale'.E$11])+(IF([.O73]=&quot;yes&quot;;1;0)*['Grading Scale'.E$12])+(IF([.P73]=&quot;yes&quot;;1;0)*['Grading Scale'.E$13]))/['Grading Scale'.E$14]*100;0);&quot;&quot;)" office:value-type="string">
            <text:p>55</text:p>
          </table:table-cell>
          <table:table-cell table:style-name="ce26" table:formula="of:=IF(ISNUMBER([.S73]);VLOOKUP([.S73];['Grading Scale'.$A$2:.$B$14];2);&quot;&quot;)" office:value-type="string">
            <text:p>F</text:p>
          </table:table-cell>
          <table:table-cell table:number-columns-repeated="16" table:style-name="ce27"/>
        </table:table-row>
        <table:table-row table:style-name="ro3">
          <table:table-cell table:style-name="ce30" office:value-type="date" office:date-value="2016-03-05T00:00:00">
            <text:p>3/5/2016</text:p>
          </table:table-cell>
          <table:table-cell table:style-name="ce26" office:value-type="string">
            <text:p>Florida</text:p>
          </table:table-cell>
          <table:table-cell table:style-name="ce26" office:value-type="string">
            <text:p>Address Points</text:p>
          </table:table-cell>
          <table:table-cell table:style-name="ce26" table:formula="of:=IF(NOT(ISBLANK([.C74]));VLOOKUP([.C74];['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table:table-cell table:style-name="ce33"/>
          <table:table-cell table:style-name="ce26" table:formula="of:=IF(NOT(ISBLANK([.E74]));ROUND(((IF([.E74]=&quot;yes&quot;;1;0)*['Grading Scale'.E$2])+(IF([.F74]=&quot;yes&quot;;1;0)*['Grading Scale'.E$3])+(IF([.G74]=&quot;yes&quot;;1;0)*['Grading Scale'.E$4])+(IF([.H74]=&quot;yes&quot;;1;0)*['Grading Scale'.E$5])+(IF([.I74]=&quot;yes&quot;;1;0)*['Grading Scale'.E$6])+(IF([.J74]=&quot;yes&quot;;1;0)*['Grading Scale'.E$7])+(IF([.K74]=&quot;yes&quot;;1;0)*['Grading Scale'.E$8])+(IF([.L74]=&quot;yes&quot;;1;0)*['Grading Scale'.E$9])+(IF([.M74]=&quot;yes&quot;;1;0)*['Grading Scale'.E$10])+(IF([.N74]=&quot;yes&quot;;1;0)*['Grading Scale'.E$11])+(IF([.O74]=&quot;yes&quot;;1;0)*['Grading Scale'.E$12])+(IF([.P74]=&quot;yes&quot;;1;0)*['Grading Scale'.E$13]))/['Grading Scale'.E$14]*100;0);&quot;&quot;)" office:value-type="string">
            <text:p>0</text:p>
          </table:table-cell>
          <table:table-cell table:style-name="ce26" table:formula="of:=IF(ISNUMBER([.S74]);VLOOKUP([.S74];['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6" office:value-type="string">
            <text:p>Florida</text:p>
          </table:table-cell>
          <table:table-cell table:style-name="ce26" office:value-type="string">
            <text:p>Checkbook</text:p>
          </table:table-cell>
          <table:table-cell table:style-name="ce26" table:formula="of:=IF(NOT(ISBLANK([.C75]));VLOOKUP([.C75];['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myfloridacfo.com/transparency/vendorpayments.aspx">
            <text:p><text:a xlink:href="http://www.myfloridacfo.com/transparency/vendorpayments.aspx">http://www.myfloridacfo.com/transparency/vendorpayments.aspx</text:a></text:p>
          </table:table-cell>
          <table:table-cell table:style-name="ce33" office:value-type="string">
            <text:p>Provided as pipe-delimited text with no column headers, one file per year. Lacks a specific description of the purpose of the expenditure, and instead just provides a general category.</text:p>
          </table:table-cell>
          <table:table-cell table:style-name="ce26" table:formula="of:=IF(NOT(ISBLANK([.E75]));ROUND(((IF([.E75]=&quot;yes&quot;;1;0)*['Grading Scale'.E$2])+(IF([.F75]=&quot;yes&quot;;1;0)*['Grading Scale'.E$3])+(IF([.G75]=&quot;yes&quot;;1;0)*['Grading Scale'.E$4])+(IF([.H75]=&quot;yes&quot;;1;0)*['Grading Scale'.E$5])+(IF([.I75]=&quot;yes&quot;;1;0)*['Grading Scale'.E$6])+(IF([.J75]=&quot;yes&quot;;1;0)*['Grading Scale'.E$7])+(IF([.K75]=&quot;yes&quot;;1;0)*['Grading Scale'.E$8])+(IF([.L75]=&quot;yes&quot;;1;0)*['Grading Scale'.E$9])+(IF([.M75]=&quot;yes&quot;;1;0)*['Grading Scale'.E$10])+(IF([.N75]=&quot;yes&quot;;1;0)*['Grading Scale'.E$11])+(IF([.O75]=&quot;yes&quot;;1;0)*['Grading Scale'.E$12])+(IF([.P75]=&quot;yes&quot;;1;0)*['Grading Scale'.E$13]))/['Grading Scale'.E$14]*100;0);&quot;&quot;)" office:value-type="string">
            <text:p>80</text:p>
          </table:table-cell>
          <table:table-cell table:style-name="ce26" table:formula="of:=IF(ISNUMBER([.S75]);VLOOKUP([.S75];['Grading Scale'.$A$2:.$B$14];2);&quot;&quot;)" office:value-type="string">
            <text:p>B−</text:p>
          </table:table-cell>
          <table:table-cell table:number-columns-repeated="16" table:style-name="ce27"/>
        </table:table-row>
        <table:table-row table:style-name="ro3">
          <table:table-cell table:style-name="ce30" office:value-type="date" office:date-value="2016-01-27T00:00:00">
            <text:p>1/27/2016</text:p>
          </table:table-cell>
          <table:table-cell table:style-name="ce26" office:value-type="string">
            <text:p>Florida</text:p>
          </table:table-cell>
          <table:table-cell table:style-name="ce26" office:value-type="string">
            <text:p>Companies</text:p>
          </table:table-cell>
          <table:table-cell table:style-name="ce26" table:formula="of:=IF(NOT(ISBLANK([.C76]));VLOOKUP([.C76];['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sunbiz.org/cor_downld.html">
            <text:p><text:a xlink:href="http://sunbiz.org/cor_downld.html">http://sunbiz.org/cor_downld.html</text:a></text:p>
          </table:table-cell>
          <table:table-cell table:style-name="ce33" office:value-type="string">
            <text:p>Data is provided as fixed-width ASCII files, with a new files created each day as a rolling changelog. Quarterly updates are also available.</text:p>
          </table:table-cell>
          <table:table-cell table:style-name="ce26" table:formula="of:=IF(NOT(ISBLANK([.E76]));ROUND(((IF([.E76]=&quot;yes&quot;;1;0)*['Grading Scale'.E$2])+(IF([.F76]=&quot;yes&quot;;1;0)*['Grading Scale'.E$3])+(IF([.G76]=&quot;yes&quot;;1;0)*['Grading Scale'.E$4])+(IF([.H76]=&quot;yes&quot;;1;0)*['Grading Scale'.E$5])+(IF([.I76]=&quot;yes&quot;;1;0)*['Grading Scale'.E$6])+(IF([.J76]=&quot;yes&quot;;1;0)*['Grading Scale'.E$7])+(IF([.K76]=&quot;yes&quot;;1;0)*['Grading Scale'.E$8])+(IF([.L76]=&quot;yes&quot;;1;0)*['Grading Scale'.E$9])+(IF([.M76]=&quot;yes&quot;;1;0)*['Grading Scale'.E$10])+(IF([.N76]=&quot;yes&quot;;1;0)*['Grading Scale'.E$11])+(IF([.O76]=&quot;yes&quot;;1;0)*['Grading Scale'.E$12])+(IF([.P76]=&quot;yes&quot;;1;0)*['Grading Scale'.E$13]))/['Grading Scale'.E$14]*100;0);&quot;&quot;)" office:value-type="string">
            <text:p>85</text:p>
          </table:table-cell>
          <table:table-cell table:style-name="ce26" table:formula="of:=IF(ISNUMBER([.S76]);VLOOKUP([.S76];['Grading Scale'.$A$2:.$B$14];2);&quot;&quot;)" office:value-type="string">
            <text:p>B</text:p>
          </table:table-cell>
          <table:table-cell table:number-columns-repeated="16" table:style-name="ce27"/>
        </table:table-row>
        <table:table-row table:style-name="ro3">
          <table:table-cell table:style-name="ce30" office:value-type="date" office:date-value="2016-01-27T00:00:00">
            <text:p>1/27/2016</text:p>
          </table:table-cell>
          <table:table-cell table:style-name="ce26" office:value-type="string">
            <text:p>Florida</text:p>
          </table:table-cell>
          <table:table-cell table:style-name="ce26" office:value-type="string">
            <text:p>Incarceration</text:p>
          </table:table-cell>
          <table:table-cell table:style-name="ce26" table:formula="of:=IF(NOT(ISBLANK([.C77]));VLOOKUP([.C77];['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dc.state.fl.us/pub/pop/facility/index.html">
            <text:p><text:a xlink:href="http://www.dc.state.fl.us/pub/pop/facility/index.html">http://www.dc.state.fl.us/pub/pop/facility/index.html</text:a></text:p>
          </table:table-cell>
          <table:table-cell table:style-name="ce33" office:value-type="string">
            <text:p>Only aviailable as HTML, and lacks data about facilities' capacities or historical data from more than 6 months ago.</text:p>
          </table:table-cell>
          <table:table-cell table:style-name="ce26" table:formula="of:=IF(NOT(ISBLANK([.E77]));ROUND(((IF([.E77]=&quot;yes&quot;;1;0)*['Grading Scale'.E$2])+(IF([.F77]=&quot;yes&quot;;1;0)*['Grading Scale'.E$3])+(IF([.G77]=&quot;yes&quot;;1;0)*['Grading Scale'.E$4])+(IF([.H77]=&quot;yes&quot;;1;0)*['Grading Scale'.E$5])+(IF([.I77]=&quot;yes&quot;;1;0)*['Grading Scale'.E$6])+(IF([.J77]=&quot;yes&quot;;1;0)*['Grading Scale'.E$7])+(IF([.K77]=&quot;yes&quot;;1;0)*['Grading Scale'.E$8])+(IF([.L77]=&quot;yes&quot;;1;0)*['Grading Scale'.E$9])+(IF([.M77]=&quot;yes&quot;;1;0)*['Grading Scale'.E$10])+(IF([.N77]=&quot;yes&quot;;1;0)*['Grading Scale'.E$11])+(IF([.O77]=&quot;yes&quot;;1;0)*['Grading Scale'.E$12])+(IF([.P77]=&quot;yes&quot;;1;0)*['Grading Scale'.E$13]))/['Grading Scale'.E$14]*100;0);&quot;&quot;)" office:value-type="string">
            <text:p>40</text:p>
          </table:table-cell>
          <table:table-cell table:style-name="ce26" table:formula="of:=IF(ISNUMBER([.S77]);VLOOKUP([.S77];['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6" office:value-type="string">
            <text:p>Florida</text:p>
          </table:table-cell>
          <table:table-cell table:style-name="ce26" office:value-type="string">
            <text:p>Legislation</text:p>
          </table:table-cell>
          <table:table-cell table:style-name="ce26" table:formula="of:=IF(NOT(ISBLANK([.C78]));VLOOKUP([.C78];['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leg.state.fl.us/">
            <text:p><text:a xlink:href="http://www.leg.state.fl.us/">http://www.leg.state.fl.us/</text:a></text:p>
          </table:table-cell>
          <table:table-cell table:style-name="ce31"/>
          <table:table-cell table:style-name="ce26" table:formula="of:=IF(NOT(ISBLANK([.E78]));ROUND(((IF([.E78]=&quot;yes&quot;;1;0)*['Grading Scale'.E$2])+(IF([.F78]=&quot;yes&quot;;1;0)*['Grading Scale'.E$3])+(IF([.G78]=&quot;yes&quot;;1;0)*['Grading Scale'.E$4])+(IF([.H78]=&quot;yes&quot;;1;0)*['Grading Scale'.E$5])+(IF([.I78]=&quot;yes&quot;;1;0)*['Grading Scale'.E$6])+(IF([.J78]=&quot;yes&quot;;1;0)*['Grading Scale'.E$7])+(IF([.K78]=&quot;yes&quot;;1;0)*['Grading Scale'.E$8])+(IF([.L78]=&quot;yes&quot;;1;0)*['Grading Scale'.E$9])+(IF([.M78]=&quot;yes&quot;;1;0)*['Grading Scale'.E$10])+(IF([.N78]=&quot;yes&quot;;1;0)*['Grading Scale'.E$11])+(IF([.O78]=&quot;yes&quot;;1;0)*['Grading Scale'.E$12])+(IF([.P78]=&quot;yes&quot;;1;0)*['Grading Scale'.E$13]))/['Grading Scale'.E$14]*100;0);&quot;&quot;)" office:value-type="string">
            <text:p>40</text:p>
          </table:table-cell>
          <table:table-cell table:style-name="ce26" table:formula="of:=IF(ISNUMBER([.S78]);VLOOKUP([.S78];['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Florida</text:p>
          </table:table-cell>
          <table:table-cell table:style-name="ce26" office:value-type="string">
            <text:p>Population Projections</text:p>
          </table:table-cell>
          <table:table-cell table:style-name="ce26" table:formula="of:=IF(NOT(ISBLANK([.C79]));VLOOKUP([.C79];['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edr.state.fl.us/Content/population-demographics/data/">
            <text:p><text:a xlink:href="http://edr.state.fl.us/Content/population-demographics/data/">http://edr.state.fl.us/Content/population-demographics/data/</text:a></text:p>
          </table:table-cell>
          <table:table-cell table:style-name="ce31"/>
          <table:table-cell table:style-name="ce26" table:formula="of:=IF(NOT(ISBLANK([.E79]));ROUND(((IF([.E79]=&quot;yes&quot;;1;0)*['Grading Scale'.E$2])+(IF([.F79]=&quot;yes&quot;;1;0)*['Grading Scale'.E$3])+(IF([.G79]=&quot;yes&quot;;1;0)*['Grading Scale'.E$4])+(IF([.H79]=&quot;yes&quot;;1;0)*['Grading Scale'.E$5])+(IF([.I79]=&quot;yes&quot;;1;0)*['Grading Scale'.E$6])+(IF([.J79]=&quot;yes&quot;;1;0)*['Grading Scale'.E$7])+(IF([.K79]=&quot;yes&quot;;1;0)*['Grading Scale'.E$8])+(IF([.L79]=&quot;yes&quot;;1;0)*['Grading Scale'.E$9])+(IF([.M79]=&quot;yes&quot;;1;0)*['Grading Scale'.E$10])+(IF([.N79]=&quot;yes&quot;;1;0)*['Grading Scale'.E$11])+(IF([.O79]=&quot;yes&quot;;1;0)*['Grading Scale'.E$12])+(IF([.P79]=&quot;yes&quot;;1;0)*['Grading Scale'.E$13]))/['Grading Scale'.E$14]*100;0);&quot;&quot;)" office:value-type="string">
            <text:p>35</text:p>
          </table:table-cell>
          <table:table-cell table:style-name="ce26" table:formula="of:=IF(ISNUMBER([.S79]);VLOOKUP([.S7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Florida</text:p>
          </table:table-cell>
          <table:table-cell table:style-name="ce26" office:value-type="string">
            <text:p>Real Estate</text:p>
          </table:table-cell>
          <table:table-cell table:style-name="ce26" table:formula="of:=IF(NOT(ISBLANK([.C80]));VLOOKUP([.C80];['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dms.myflorida.com/business_operations/real_estate_development_and_management/facilities_management/florida_state_owned_lands_and_records_information_system_fl_solaris">
            <text:p><text:a xlink:href="http://www.dms.myflorida.com/business_operations/real_estate_development_and_management/facilities_management/florida_state_owned_lands_and_records_information_system_fl_solaris">http://www.dms.myflorida.com/business_operations/real_estate_development_and_management/facilities_management/florida_state_owned_lands_and_records_information_system_fl_solaris</text:a></text:p>
          </table:table-cell>
          <table:table-cell table:style-name="ce34" office:value-type="string">
            <text:p>Only PDFs are provided. Data is from 2013, while other data on the site is updated constantly.</text:p>
          </table:table-cell>
          <table:table-cell table:style-name="ce26" table:formula="of:=IF(NOT(ISBLANK([.E80]));ROUND(((IF([.E80]=&quot;yes&quot;;1;0)*['Grading Scale'.E$2])+(IF([.F80]=&quot;yes&quot;;1;0)*['Grading Scale'.E$3])+(IF([.G80]=&quot;yes&quot;;1;0)*['Grading Scale'.E$4])+(IF([.H80]=&quot;yes&quot;;1;0)*['Grading Scale'.E$5])+(IF([.I80]=&quot;yes&quot;;1;0)*['Grading Scale'.E$6])+(IF([.J80]=&quot;yes&quot;;1;0)*['Grading Scale'.E$7])+(IF([.K80]=&quot;yes&quot;;1;0)*['Grading Scale'.E$8])+(IF([.L80]=&quot;yes&quot;;1;0)*['Grading Scale'.E$9])+(IF([.M80]=&quot;yes&quot;;1;0)*['Grading Scale'.E$10])+(IF([.N80]=&quot;yes&quot;;1;0)*['Grading Scale'.E$11])+(IF([.O80]=&quot;yes&quot;;1;0)*['Grading Scale'.E$12])+(IF([.P80]=&quot;yes&quot;;1;0)*['Grading Scale'.E$13]))/['Grading Scale'.E$14]*100;0);&quot;&quot;)" office:value-type="string">
            <text:p>35</text:p>
          </table:table-cell>
          <table:table-cell table:style-name="ce26" table:formula="of:=IF(ISNUMBER([.S80]);VLOOKUP([.S80];['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Florida</text:p>
          </table:table-cell>
          <table:table-cell table:style-name="ce26" office:value-type="string">
            <text:p>Restaurant Inspections</text:p>
          </table:table-cell>
          <table:table-cell table:style-name="ce26" table:formula="of:=IF(NOT(ISBLANK([.C81]));VLOOKUP([.C81];['Dataset Descriptions'.$A$2:.$B$10];2;FALSE);&quot;&quot;)" office:value-type="string">
            <text:p>Health inspections of establishments that serve food to the public.</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floridahealth.gov///statistics-and-data/eh-tracking-and-reporting/food-hygiene.html">
            <text:p><text:a xlink:href="http://www.floridahealth.gov///statistics-and-data/eh-tracking-and-reporting/food-hygiene.html">http://www.floridahealth.gov///statistics-and-data/eh-tracking-and-reporting/food-hygiene.html</text:a></text:p>
          </table:table-cell>
          <table:table-cell table:style-name="ce31"/>
          <table:table-cell table:style-name="ce26" table:formula="of:=IF(NOT(ISBLANK([.E81]));ROUND(((IF([.E81]=&quot;yes&quot;;1;0)*['Grading Scale'.E$2])+(IF([.F81]=&quot;yes&quot;;1;0)*['Grading Scale'.E$3])+(IF([.G81]=&quot;yes&quot;;1;0)*['Grading Scale'.E$4])+(IF([.H81]=&quot;yes&quot;;1;0)*['Grading Scale'.E$5])+(IF([.I81]=&quot;yes&quot;;1;0)*['Grading Scale'.E$6])+(IF([.J81]=&quot;yes&quot;;1;0)*['Grading Scale'.E$7])+(IF([.K81]=&quot;yes&quot;;1;0)*['Grading Scale'.E$8])+(IF([.L81]=&quot;yes&quot;;1;0)*['Grading Scale'.E$9])+(IF([.M81]=&quot;yes&quot;;1;0)*['Grading Scale'.E$10])+(IF([.N81]=&quot;yes&quot;;1;0)*['Grading Scale'.E$11])+(IF([.O81]=&quot;yes&quot;;1;0)*['Grading Scale'.E$12])+(IF([.P81]=&quot;yes&quot;;1;0)*['Grading Scale'.E$13]))/['Grading Scale'.E$14]*100;0);&quot;&quot;)" office:value-type="string">
            <text:p>40</text:p>
          </table:table-cell>
          <table:table-cell table:style-name="ce26" table:formula="of:=IF(ISNUMBER([.S81]);VLOOKUP([.S81];['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Florida</text:p>
          </table:table-cell>
          <table:table-cell table:style-name="ce26" office:value-type="string">
            <text:p>Vehicle Crashes</text:p>
          </table:table-cell>
          <table:table-cell table:style-name="ce26" table:formula="of:=IF(NOT(ISBLANK([.C82]));VLOOKUP([.C82];['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flhsmv.gov/resource-center/crash-citation-reports/">
            <text:p><text:a xlink:href="http://www.flhsmv.gov/resource-center/crash-citation-reports/">http://www.flhsmv.gov/resource-center/crash-citation-reports/</text:a></text:p>
          </table:table-cell>
          <table:table-cell table:style-name="ce34" office:value-type="string">
            <text:p>Copyright statement in footer says the data is owned by “Appriss, Inc.”</text:p>
          </table:table-cell>
          <table:table-cell table:style-name="ce26" table:formula="of:=IF(NOT(ISBLANK([.E82]));ROUND(((IF([.E82]=&quot;yes&quot;;1;0)*['Grading Scale'.E$2])+(IF([.F82]=&quot;yes&quot;;1;0)*['Grading Scale'.E$3])+(IF([.G82]=&quot;yes&quot;;1;0)*['Grading Scale'.E$4])+(IF([.H82]=&quot;yes&quot;;1;0)*['Grading Scale'.E$5])+(IF([.I82]=&quot;yes&quot;;1;0)*['Grading Scale'.E$6])+(IF([.J82]=&quot;yes&quot;;1;0)*['Grading Scale'.E$7])+(IF([.K82]=&quot;yes&quot;;1;0)*['Grading Scale'.E$8])+(IF([.L82]=&quot;yes&quot;;1;0)*['Grading Scale'.E$9])+(IF([.M82]=&quot;yes&quot;;1;0)*['Grading Scale'.E$10])+(IF([.N82]=&quot;yes&quot;;1;0)*['Grading Scale'.E$11])+(IF([.O82]=&quot;yes&quot;;1;0)*['Grading Scale'.E$12])+(IF([.P82]=&quot;yes&quot;;1;0)*['Grading Scale'.E$13]))/['Grading Scale'.E$14]*100;0);&quot;&quot;)" office:value-type="string">
            <text:p>30</text:p>
          </table:table-cell>
          <table:table-cell table:style-name="ce26" table:formula="of:=IF(ISNUMBER([.S82]);VLOOKUP([.S8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Address Points</text:p>
          </table:table-cell>
          <table:table-cell table:style-name="ce26" table:formula="of:=IF(NOT(ISBLANK([.C83]));VLOOKUP([.C83];['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83]));ROUND(((IF([.E83]=&quot;yes&quot;;1;0)*['Grading Scale'.E$2])+(IF([.F83]=&quot;yes&quot;;1;0)*['Grading Scale'.E$3])+(IF([.G83]=&quot;yes&quot;;1;0)*['Grading Scale'.E$4])+(IF([.H83]=&quot;yes&quot;;1;0)*['Grading Scale'.E$5])+(IF([.I83]=&quot;yes&quot;;1;0)*['Grading Scale'.E$6])+(IF([.J83]=&quot;yes&quot;;1;0)*['Grading Scale'.E$7])+(IF([.K83]=&quot;yes&quot;;1;0)*['Grading Scale'.E$8])+(IF([.L83]=&quot;yes&quot;;1;0)*['Grading Scale'.E$9])+(IF([.M83]=&quot;yes&quot;;1;0)*['Grading Scale'.E$10])+(IF([.N83]=&quot;yes&quot;;1;0)*['Grading Scale'.E$11])+(IF([.O83]=&quot;yes&quot;;1;0)*['Grading Scale'.E$12])+(IF([.P83]=&quot;yes&quot;;1;0)*['Grading Scale'.E$13]))/['Grading Scale'.E$14]*100;0);&quot;&quot;)" office:value-type="string">
            <text:p>0</text:p>
          </table:table-cell>
          <table:table-cell table:style-name="ce26" table:formula="of:=IF(ISNUMBER([.S83]);VLOOKUP([.S8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Checkbook</text:p>
          </table:table-cell>
          <table:table-cell table:style-name="ce26" table:formula="of:=IF(NOT(ISBLANK([.C84]));VLOOKUP([.C84];['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open.georgia.gov/psa/poSearch.aud">
            <text:p><text:a xlink:href="http://www.open.georgia.gov/psa/poSearch.aud">http://www.open.georgia.gov/psa/poSearch.aud</text:a></text:p>
          </table:table-cell>
          <table:table-cell table:style-name="ce34" office:value-type="string">
            <text:p>Query results can be exported as CSV. Footer says data is copyright “DOAA.” Transactions have no date, so it’s impossible to know how current that the data is. Data also lacks check number and expense category.</text:p>
          </table:table-cell>
          <table:table-cell table:style-name="ce26" table:formula="of:=IF(NOT(ISBLANK([.E84]));ROUND(((IF([.E84]=&quot;yes&quot;;1;0)*['Grading Scale'.E$2])+(IF([.F84]=&quot;yes&quot;;1;0)*['Grading Scale'.E$3])+(IF([.G84]=&quot;yes&quot;;1;0)*['Grading Scale'.E$4])+(IF([.H84]=&quot;yes&quot;;1;0)*['Grading Scale'.E$5])+(IF([.I84]=&quot;yes&quot;;1;0)*['Grading Scale'.E$6])+(IF([.J84]=&quot;yes&quot;;1;0)*['Grading Scale'.E$7])+(IF([.K84]=&quot;yes&quot;;1;0)*['Grading Scale'.E$8])+(IF([.L84]=&quot;yes&quot;;1;0)*['Grading Scale'.E$9])+(IF([.M84]=&quot;yes&quot;;1;0)*['Grading Scale'.E$10])+(IF([.N84]=&quot;yes&quot;;1;0)*['Grading Scale'.E$11])+(IF([.O84]=&quot;yes&quot;;1;0)*['Grading Scale'.E$12])+(IF([.P84]=&quot;yes&quot;;1;0)*['Grading Scale'.E$13]))/['Grading Scale'.E$14]*100;0);&quot;&quot;)" office:value-type="string">
            <text:p>70</text:p>
          </table:table-cell>
          <table:table-cell table:style-name="ce26" table:formula="of:=IF(ISNUMBER([.S84]);VLOOKUP([.S84];['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Companies</text:p>
          </table:table-cell>
          <table:table-cell table:style-name="ce26" table:formula="of:=IF(NOT(ISBLANK([.C85]));VLOOKUP([.C85];['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35" office:value-type="string" office:value="http://gta.georgia.gov/bulk-corporations-data">
            <text:p><text:a xlink:href="http://gta.georgia.gov/bulk-corporations-data">http://gta.georgia.gov/bulk-corporations-data</text:a></text:p>
          </table:table-cell>
          <table:table-cell table:style-name="ce34" office:value-type="string">
            <text:p>Viewing information in HTML is free, but the data is sold for $1,000. Purchased data is provided as pipe-delimited text. Site uses HTTPS.</text:p>
          </table:table-cell>
          <table:table-cell table:style-name="ce26" table:formula="of:=IF(NOT(ISBLANK([.E85]));ROUND(((IF([.E85]=&quot;yes&quot;;1;0)*['Grading Scale'.E$2])+(IF([.F85]=&quot;yes&quot;;1;0)*['Grading Scale'.E$3])+(IF([.G85]=&quot;yes&quot;;1;0)*['Grading Scale'.E$4])+(IF([.H85]=&quot;yes&quot;;1;0)*['Grading Scale'.E$5])+(IF([.I85]=&quot;yes&quot;;1;0)*['Grading Scale'.E$6])+(IF([.J85]=&quot;yes&quot;;1;0)*['Grading Scale'.E$7])+(IF([.K85]=&quot;yes&quot;;1;0)*['Grading Scale'.E$8])+(IF([.L85]=&quot;yes&quot;;1;0)*['Grading Scale'.E$9])+(IF([.M85]=&quot;yes&quot;;1;0)*['Grading Scale'.E$10])+(IF([.N85]=&quot;yes&quot;;1;0)*['Grading Scale'.E$11])+(IF([.O85]=&quot;yes&quot;;1;0)*['Grading Scale'.E$12])+(IF([.P85]=&quot;yes&quot;;1;0)*['Grading Scale'.E$13]))/['Grading Scale'.E$14]*100;0);&quot;&quot;)" office:value-type="string">
            <text:p>80</text:p>
          </table:table-cell>
          <table:table-cell table:style-name="ce26" table:formula="of:=IF(ISNUMBER([.S85]);VLOOKUP([.S85];['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Incarceration</text:p>
          </table:table-cell>
          <table:table-cell table:style-name="ce26" table:formula="of:=IF(NOT(ISBLANK([.C86]));VLOOKUP([.C86];['Dataset Descriptions'.$A$2:.$B$10];2;FALSE);&quot;&quot;)" office:value-type="string">
            <text:p>Per-facility inmate population record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number-columns-repeated="3" table:style-name="ce28"/>
          <table:table-cell table:style-name="ce31"/>
          <table:table-cell table:style-name="ce26" table:formula="of:=IF(NOT(ISBLANK([.E86]));ROUND(((IF([.E86]=&quot;yes&quot;;1;0)*['Grading Scale'.E$2])+(IF([.F86]=&quot;yes&quot;;1;0)*['Grading Scale'.E$3])+(IF([.G86]=&quot;yes&quot;;1;0)*['Grading Scale'.E$4])+(IF([.H86]=&quot;yes&quot;;1;0)*['Grading Scale'.E$5])+(IF([.I86]=&quot;yes&quot;;1;0)*['Grading Scale'.E$6])+(IF([.J86]=&quot;yes&quot;;1;0)*['Grading Scale'.E$7])+(IF([.K86]=&quot;yes&quot;;1;0)*['Grading Scale'.E$8])+(IF([.L86]=&quot;yes&quot;;1;0)*['Grading Scale'.E$9])+(IF([.M86]=&quot;yes&quot;;1;0)*['Grading Scale'.E$10])+(IF([.N86]=&quot;yes&quot;;1;0)*['Grading Scale'.E$11])+(IF([.O86]=&quot;yes&quot;;1;0)*['Grading Scale'.E$12])+(IF([.P86]=&quot;yes&quot;;1;0)*['Grading Scale'.E$13]))/['Grading Scale'.E$14]*100;0);&quot;&quot;)" office:value-type="string">
            <text:p>0</text:p>
          </table:table-cell>
          <table:table-cell table:style-name="ce26" table:formula="of:=IF(ISNUMBER([.S86]);VLOOKUP([.S8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Legislation</text:p>
          </table:table-cell>
          <table:table-cell table:style-name="ce26" table:formula="of:=IF(NOT(ISBLANK([.C87]));VLOOKUP([.C87];['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legis.ga.gov/">
            <text:p><text:a xlink:href="http://www.legis.ga.gov/">http://www.legis.ga.gov/</text:a></text:p>
          </table:table-cell>
          <table:table-cell table:style-name="ce31"/>
          <table:table-cell table:style-name="ce26" table:formula="of:=IF(NOT(ISBLANK([.E87]));ROUND(((IF([.E87]=&quot;yes&quot;;1;0)*['Grading Scale'.E$2])+(IF([.F87]=&quot;yes&quot;;1;0)*['Grading Scale'.E$3])+(IF([.G87]=&quot;yes&quot;;1;0)*['Grading Scale'.E$4])+(IF([.H87]=&quot;yes&quot;;1;0)*['Grading Scale'.E$5])+(IF([.I87]=&quot;yes&quot;;1;0)*['Grading Scale'.E$6])+(IF([.J87]=&quot;yes&quot;;1;0)*['Grading Scale'.E$7])+(IF([.K87]=&quot;yes&quot;;1;0)*['Grading Scale'.E$8])+(IF([.L87]=&quot;yes&quot;;1;0)*['Grading Scale'.E$9])+(IF([.M87]=&quot;yes&quot;;1;0)*['Grading Scale'.E$10])+(IF([.N87]=&quot;yes&quot;;1;0)*['Grading Scale'.E$11])+(IF([.O87]=&quot;yes&quot;;1;0)*['Grading Scale'.E$12])+(IF([.P87]=&quot;yes&quot;;1;0)*['Grading Scale'.E$13]))/['Grading Scale'.E$14]*100;0);&quot;&quot;)" office:value-type="string">
            <text:p>45</text:p>
          </table:table-cell>
          <table:table-cell table:style-name="ce26" table:formula="of:=IF(ISNUMBER([.S87]);VLOOKUP([.S87];['Grading Scale'.$A$2:.$B$14];2);&quot;&quot;)" office:value-type="string">
            <text:p>F</text:p>
          </table:table-cell>
          <table:table-cell table:number-columns-repeated="16" table:style-name="ce27"/>
        </table:table-row>
        <table:table-row table:style-name="ro3">
          <table:table-cell table:style-name="ce30" office:value-type="date" office:date-value="2015-12-16T00:00:00">
            <text:p>12/16/2015</text:p>
          </table:table-cell>
          <table:table-cell table:style-name="ce26" office:value-type="string">
            <text:p>Georgia</text:p>
          </table:table-cell>
          <table:table-cell table:style-name="ce26" office:value-type="string">
            <text:p>Population Projections</text:p>
          </table:table-cell>
          <table:table-cell table:style-name="ce26" table:formula="of:=IF(NOT(ISBLANK([.C88]));VLOOKUP([.C88];['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unsure</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8"/>
          <table:table-cell table:style-name="ce35" office:value-type="string" office:value="https://opb.georgia.gov/population-projections">
            <text:p><text:a xlink:href="https://opb.georgia.gov/population-projections">https://opb.georgia.gov/population-projections</text:a></text:p>
          </table:table-cell>
          <table:table-cell table:style-name="ce33" office:value-type="string">
            <text:p>Data is obtained by e-mailing a PDF request form. That has not yet been attempted. Although the site uses HTTPS, that's moot, since the data is sent via email.</text:p>
          </table:table-cell>
          <table:table-cell table:style-name="ce26" table:formula="of:=IF(NOT(ISBLANK([.E88]));ROUND(((IF([.E88]=&quot;yes&quot;;1;0)*['Grading Scale'.E$2])+(IF([.F88]=&quot;yes&quot;;1;0)*['Grading Scale'.E$3])+(IF([.G88]=&quot;yes&quot;;1;0)*['Grading Scale'.E$4])+(IF([.H88]=&quot;yes&quot;;1;0)*['Grading Scale'.E$5])+(IF([.I88]=&quot;yes&quot;;1;0)*['Grading Scale'.E$6])+(IF([.J88]=&quot;yes&quot;;1;0)*['Grading Scale'.E$7])+(IF([.K88]=&quot;yes&quot;;1;0)*['Grading Scale'.E$8])+(IF([.L88]=&quot;yes&quot;;1;0)*['Grading Scale'.E$9])+(IF([.M88]=&quot;yes&quot;;1;0)*['Grading Scale'.E$10])+(IF([.N88]=&quot;yes&quot;;1;0)*['Grading Scale'.E$11])+(IF([.O88]=&quot;yes&quot;;1;0)*['Grading Scale'.E$12])+(IF([.P88]=&quot;yes&quot;;1;0)*['Grading Scale'.E$13]))/['Grading Scale'.E$14]*100;0);&quot;&quot;)" office:value-type="string">
            <text:p>35</text:p>
          </table:table-cell>
          <table:table-cell table:style-name="ce26" table:formula="of:=IF(ISNUMBER([.S88]);VLOOKUP([.S88];['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Real Estate</text:p>
          </table:table-cell>
          <table:table-cell table:style-name="ce26" table:formula="of:=IF(NOT(ISBLANK([.C89]));VLOOKUP([.C89];['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35" office:value-type="string" office:value="http://gspc.georgia.gov/">
            <text:p><text:a xlink:href="http://gspc.georgia.gov/">http://gspc.georgia.gov/</text:a></text:p>
          </table:table-cell>
          <table:table-cell table:style-name="ce34" office:value-type="string">
            <text:p>Properties don't have any consistent location identifiers. Site uses HTTPS.</text:p>
          </table:table-cell>
          <table:table-cell table:style-name="ce26" table:formula="of:=IF(NOT(ISBLANK([.E89]));ROUND(((IF([.E89]=&quot;yes&quot;;1;0)*['Grading Scale'.E$2])+(IF([.F89]=&quot;yes&quot;;1;0)*['Grading Scale'.E$3])+(IF([.G89]=&quot;yes&quot;;1;0)*['Grading Scale'.E$4])+(IF([.H89]=&quot;yes&quot;;1;0)*['Grading Scale'.E$5])+(IF([.I89]=&quot;yes&quot;;1;0)*['Grading Scale'.E$6])+(IF([.J89]=&quot;yes&quot;;1;0)*['Grading Scale'.E$7])+(IF([.K89]=&quot;yes&quot;;1;0)*['Grading Scale'.E$8])+(IF([.L89]=&quot;yes&quot;;1;0)*['Grading Scale'.E$9])+(IF([.M89]=&quot;yes&quot;;1;0)*['Grading Scale'.E$10])+(IF([.N89]=&quot;yes&quot;;1;0)*['Grading Scale'.E$11])+(IF([.O89]=&quot;yes&quot;;1;0)*['Grading Scale'.E$12])+(IF([.P89]=&quot;yes&quot;;1;0)*['Grading Scale'.E$13]))/['Grading Scale'.E$14]*100;0);&quot;&quot;)" office:value-type="string">
            <text:p>45</text:p>
          </table:table-cell>
          <table:table-cell table:style-name="ce26" table:formula="of:=IF(ISNUMBER([.S89]);VLOOKUP([.S8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Restaurant Inspections</text:p>
          </table:table-cell>
          <table:table-cell table:style-name="ce26" table:formula="of:=IF(NOT(ISBLANK([.C90]));VLOOKUP([.C90];['Dataset Descriptions'.$A$2:.$B$10];2;FALSE);&quot;&quot;)" office:value-type="string">
            <text:p>Health inspections of establishments that serve food to the public.</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s://dph.georgia.gov/environmental-health-inspections">
            <text:p><text:a xlink:href="https://dph.georgia.gov/environmental-health-inspections">https://dph.georgia.gov/environmental-health-inspections</text:a></text:p>
          </table:table-cell>
          <table:table-cell table:style-name="ce34" office:value-type="string">
            <text:p>Not all counties’ data is available.</text:p>
          </table:table-cell>
          <table:table-cell table:style-name="ce26" table:formula="of:=IF(NOT(ISBLANK([.E90]));ROUND(((IF([.E90]=&quot;yes&quot;;1;0)*['Grading Scale'.E$2])+(IF([.F90]=&quot;yes&quot;;1;0)*['Grading Scale'.E$3])+(IF([.G90]=&quot;yes&quot;;1;0)*['Grading Scale'.E$4])+(IF([.H90]=&quot;yes&quot;;1;0)*['Grading Scale'.E$5])+(IF([.I90]=&quot;yes&quot;;1;0)*['Grading Scale'.E$6])+(IF([.J90]=&quot;yes&quot;;1;0)*['Grading Scale'.E$7])+(IF([.K90]=&quot;yes&quot;;1;0)*['Grading Scale'.E$8])+(IF([.L90]=&quot;yes&quot;;1;0)*['Grading Scale'.E$9])+(IF([.M90]=&quot;yes&quot;;1;0)*['Grading Scale'.E$10])+(IF([.N90]=&quot;yes&quot;;1;0)*['Grading Scale'.E$11])+(IF([.O90]=&quot;yes&quot;;1;0)*['Grading Scale'.E$12])+(IF([.P90]=&quot;yes&quot;;1;0)*['Grading Scale'.E$13]))/['Grading Scale'.E$14]*100;0);&quot;&quot;)" office:value-type="string">
            <text:p>40</text:p>
          </table:table-cell>
          <table:table-cell table:style-name="ce26" table:formula="of:=IF(ISNUMBER([.S90]);VLOOKUP([.S90];['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Georgia</text:p>
          </table:table-cell>
          <table:table-cell table:style-name="ce26" office:value-type="string">
            <text:p>Vehicle Crashes</text:p>
          </table:table-cell>
          <table:table-cell table:style-name="ce26" table:formula="of:=IF(NOT(ISBLANK([.C91]));VLOOKUP([.C91];['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gahighwaysafety.org/research/">
            <text:p><text:a xlink:href="http://www.gahighwaysafety.org/research/">http://www.gahighwaysafety.org/research/</text:a></text:p>
          </table:table-cell>
          <table:table-cell table:style-name="ce34" office:value-type="string">
            <text:p>These are statistics, not data. Provided only as PDFs.</text:p>
          </table:table-cell>
          <table:table-cell table:style-name="ce26" table:formula="of:=IF(NOT(ISBLANK([.E91]));ROUND(((IF([.E91]=&quot;yes&quot;;1;0)*['Grading Scale'.E$2])+(IF([.F91]=&quot;yes&quot;;1;0)*['Grading Scale'.E$3])+(IF([.G91]=&quot;yes&quot;;1;0)*['Grading Scale'.E$4])+(IF([.H91]=&quot;yes&quot;;1;0)*['Grading Scale'.E$5])+(IF([.I91]=&quot;yes&quot;;1;0)*['Grading Scale'.E$6])+(IF([.J91]=&quot;yes&quot;;1;0)*['Grading Scale'.E$7])+(IF([.K91]=&quot;yes&quot;;1;0)*['Grading Scale'.E$8])+(IF([.L91]=&quot;yes&quot;;1;0)*['Grading Scale'.E$9])+(IF([.M91]=&quot;yes&quot;;1;0)*['Grading Scale'.E$10])+(IF([.N91]=&quot;yes&quot;;1;0)*['Grading Scale'.E$11])+(IF([.O91]=&quot;yes&quot;;1;0)*['Grading Scale'.E$12])+(IF([.P91]=&quot;yes&quot;;1;0)*['Grading Scale'.E$13]))/['Grading Scale'.E$14]*100;0);&quot;&quot;)" office:value-type="string">
            <text:p>35</text:p>
          </table:table-cell>
          <table:table-cell table:style-name="ce26" table:formula="of:=IF(ISNUMBER([.S91]);VLOOKUP([.S91];['Grading Scale'.$A$2:.$B$14];2);&quot;&quot;)" office:value-type="string">
            <text:p>F</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Hawaii</text:p>
          </table:table-cell>
          <table:table-cell table:style-name="ce25" office:value-type="string">
            <text:p>Address Points</text:p>
          </table:table-cell>
          <table:table-cell table:style-name="ce26" table:formula="of:=IF(NOT(ISBLANK([.C92]));VLOOKUP([.C92];['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is no evidence that Hawaii gathers or shares this information. If they did, it would likely be at (http://planning.hawaii.gov/gis/download-gis-data/).</text:p>
          </table:table-cell>
          <table:table-cell table:style-name="ce26" table:formula="of:=IF(NOT(ISBLANK([.E92]));ROUND(((IF([.E92]=&quot;yes&quot;;1;0)*['Grading Scale'.E$2])+(IF([.F92]=&quot;yes&quot;;1;0)*['Grading Scale'.E$3])+(IF([.G92]=&quot;yes&quot;;1;0)*['Grading Scale'.E$4])+(IF([.H92]=&quot;yes&quot;;1;0)*['Grading Scale'.E$5])+(IF([.I92]=&quot;yes&quot;;1;0)*['Grading Scale'.E$6])+(IF([.J92]=&quot;yes&quot;;1;0)*['Grading Scale'.E$7])+(IF([.K92]=&quot;yes&quot;;1;0)*['Grading Scale'.E$8])+(IF([.L92]=&quot;yes&quot;;1;0)*['Grading Scale'.E$9])+(IF([.M92]=&quot;yes&quot;;1;0)*['Grading Scale'.E$10])+(IF([.N92]=&quot;yes&quot;;1;0)*['Grading Scale'.E$11])+(IF([.O92]=&quot;yes&quot;;1;0)*['Grading Scale'.E$12])+(IF([.P92]=&quot;yes&quot;;1;0)*['Grading Scale'.E$13]))/['Grading Scale'.E$14]*100;0);&quot;&quot;)" office:value-type="string">
            <text:p>0</text:p>
          </table:table-cell>
          <table:table-cell table:style-name="ce26" table:formula="of:=IF(ISNUMBER([.S92]);VLOOKUP([.S92];['Grading Scale'.$A$2:.$B$14];2);&quot;&quot;)" office:value-type="string">
            <text:p>F</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Hawaii</text:p>
          </table:table-cell>
          <table:table-cell table:style-name="ce25" office:value-type="string">
            <text:p>Checkbook</text:p>
          </table:table-cell>
          <table:table-cell table:style-name="ce26" table:formula="of:=IF(NOT(ISBLANK([.C93]));VLOOKUP([.C9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35" office:value-type="string" office:value="https://data.hawaii.gov/dataset/Expenditures/snda-zbsg">
            <text:p><text:a xlink:href="https://data.hawaii.gov/dataset/Expenditures/snda-zbsg">https://data.hawaii.gov/dataset/Expenditures/snda-zbsg</text:a></text:p>
          </table:table-cell>
          <table:table-cell table:style-name="ce38" office:value-type="string">
            <text:p>Incomplete, because it lacks a description of the purpose of the expense (beyond a general category). Verifiable because the data is delivered via HTTPS. As of the date of this survey, the data had not been updated in 7 months.</text:p>
          </table:table-cell>
          <table:table-cell table:style-name="ce26" table:formula="of:=IF(NOT(ISBLANK([.E93]));ROUND(((IF([.E93]=&quot;yes&quot;;1;0)*['Grading Scale'.E$2])+(IF([.F93]=&quot;yes&quot;;1;0)*['Grading Scale'.E$3])+(IF([.G93]=&quot;yes&quot;;1;0)*['Grading Scale'.E$4])+(IF([.H93]=&quot;yes&quot;;1;0)*['Grading Scale'.E$5])+(IF([.I93]=&quot;yes&quot;;1;0)*['Grading Scale'.E$6])+(IF([.J93]=&quot;yes&quot;;1;0)*['Grading Scale'.E$7])+(IF([.K93]=&quot;yes&quot;;1;0)*['Grading Scale'.E$8])+(IF([.L93]=&quot;yes&quot;;1;0)*['Grading Scale'.E$9])+(IF([.M93]=&quot;yes&quot;;1;0)*['Grading Scale'.E$10])+(IF([.N93]=&quot;yes&quot;;1;0)*['Grading Scale'.E$11])+(IF([.O93]=&quot;yes&quot;;1;0)*['Grading Scale'.E$12])+(IF([.P93]=&quot;yes&quot;;1;0)*['Grading Scale'.E$13]))/['Grading Scale'.E$14]*100;0);&quot;&quot;)" office:value-type="string">
            <text:p>85</text:p>
          </table:table-cell>
          <table:table-cell table:style-name="ce26" table:formula="of:=IF(ISNUMBER([.S93]);VLOOKUP([.S93];['Grading Scale'.$A$2:.$B$14];2);&quot;&quot;)" office:value-type="string">
            <text:p>B</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Hawaii</text:p>
          </table:table-cell>
          <table:table-cell table:style-name="ce25" office:value-type="string">
            <text:p>Companies</text:p>
          </table:table-cell>
          <table:table-cell table:style-name="ce26" table:formula="of:=IF(NOT(ISBLANK([.C94]));VLOOKUP([.C9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9" office:value-type="string" office:value="https://hbe.ehawaii.gov/listbuilder/">
            <text:p><text:a xlink:href="https://hbe.ehawaii.gov/listbuilder/">https://hbe.ehawaii.gov/listbuilder/</text:a></text:p>
          </table:table-cell>
          <table:table-cell table:style-name="ce26" office:value-type="string">
            <text:p>Data costs 5¢/record, or $1,000/month for access to the entire database. After paying, it takes up to 24 hours to receive an email with a link to download the data. In our test, it took 19 hours. Data is provided as a collection of CSV files, each of which represents a different data table. They also allow browsing the data on-screen at no charge. The site says that information is copyright "Hawaii Information Consortium, LLC"—it appears that this is a private company that has an exclusive contract to sell state data and run state websites. This dataset will be graded fully when the email with the link arrives.</text:p>
          </table:table-cell>
          <table:table-cell table:style-name="ce26" table:formula="of:=IF(NOT(ISBLANK([.E94]));ROUND(((IF([.E94]=&quot;yes&quot;;1;0)*['Grading Scale'.E$2])+(IF([.F94]=&quot;yes&quot;;1;0)*['Grading Scale'.E$3])+(IF([.G94]=&quot;yes&quot;;1;0)*['Grading Scale'.E$4])+(IF([.H94]=&quot;yes&quot;;1;0)*['Grading Scale'.E$5])+(IF([.I94]=&quot;yes&quot;;1;0)*['Grading Scale'.E$6])+(IF([.J94]=&quot;yes&quot;;1;0)*['Grading Scale'.E$7])+(IF([.K94]=&quot;yes&quot;;1;0)*['Grading Scale'.E$8])+(IF([.L94]=&quot;yes&quot;;1;0)*['Grading Scale'.E$9])+(IF([.M94]=&quot;yes&quot;;1;0)*['Grading Scale'.E$10])+(IF([.N94]=&quot;yes&quot;;1;0)*['Grading Scale'.E$11])+(IF([.O94]=&quot;yes&quot;;1;0)*['Grading Scale'.E$12])+(IF([.P94]=&quot;yes&quot;;1;0)*['Grading Scale'.E$13]))/['Grading Scale'.E$14]*100;0);&quot;&quot;)" office:value-type="string">
            <text:p>60</text:p>
          </table:table-cell>
          <table:table-cell table:style-name="ce26" table:formula="of:=IF(ISNUMBER([.S94]);VLOOKUP([.S94];['Grading Scale'.$A$2:.$B$14];2);&quot;&quot;)" office:value-type="string">
            <text:p>D−</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Hawaii</text:p>
          </table:table-cell>
          <table:table-cell table:style-name="ce25" office:value-type="string">
            <text:p>Incarceration</text:p>
          </table:table-cell>
          <table:table-cell table:style-name="ce26" table:formula="of:=IF(NOT(ISBLANK([.C95]));VLOOKUP([.C95];['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ps.hawaii.gov/about/divisions/corrections/">
            <text:p><text:a xlink:href="http://dps.hawaii.gov/about/divisions/corrections/">http://dps.hawaii.gov/about/divisions/corrections/</text:a></text:p>
          </table:table-cell>
          <table:table-cell table:style-name="ce26" office:value-type="string">
            <text:p>This is a computer-generated document that has been printed out, scanned in as an image, and turned into a PDF. Ostensibly updated monthly, the current report is from over a year ago.</text:p>
          </table:table-cell>
          <table:table-cell table:style-name="ce26" table:formula="of:=IF(NOT(ISBLANK([.E95]));ROUND(((IF([.E95]=&quot;yes&quot;;1;0)*['Grading Scale'.E$2])+(IF([.F95]=&quot;yes&quot;;1;0)*['Grading Scale'.E$3])+(IF([.G95]=&quot;yes&quot;;1;0)*['Grading Scale'.E$4])+(IF([.H95]=&quot;yes&quot;;1;0)*['Grading Scale'.E$5])+(IF([.I95]=&quot;yes&quot;;1;0)*['Grading Scale'.E$6])+(IF([.J95]=&quot;yes&quot;;1;0)*['Grading Scale'.E$7])+(IF([.K95]=&quot;yes&quot;;1;0)*['Grading Scale'.E$8])+(IF([.L95]=&quot;yes&quot;;1;0)*['Grading Scale'.E$9])+(IF([.M95]=&quot;yes&quot;;1;0)*['Grading Scale'.E$10])+(IF([.N95]=&quot;yes&quot;;1;0)*['Grading Scale'.E$11])+(IF([.O95]=&quot;yes&quot;;1;0)*['Grading Scale'.E$12])+(IF([.P95]=&quot;yes&quot;;1;0)*['Grading Scale'.E$13]))/['Grading Scale'.E$14]*100;0);&quot;&quot;)" office:value-type="string">
            <text:p>30</text:p>
          </table:table-cell>
          <table:table-cell table:style-name="ce26" table:formula="of:=IF(ISNUMBER([.S95]);VLOOKUP([.S95];['Grading Scale'.$A$2:.$B$14];2);&quot;&quot;)" office:value-type="string">
            <text:p>F</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Hawaii</text:p>
          </table:table-cell>
          <table:table-cell table:style-name="ce25" office:value-type="string">
            <text:p>Legislation</text:p>
          </table:table-cell>
          <table:table-cell table:style-name="ce26" table:formula="of:=IF(NOT(ISBLANK([.C96]));VLOOKUP([.C9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capitol.hawaii.gov/">
            <text:p><text:a xlink:href="http://www.capitol.hawaii.gov/">http://www.capitol.hawaii.gov/</text:a></text:p>
          </table:table-cell>
          <table:table-cell table:style-name="ce26" office:value-type="string">
            <text:p>There is bulk data of state legislators (https://data.hawaii.gov/Government-Wide-Support/State-of-Hawaii-Elected-Officials/m6cf-4bb7), but it hasn't been updated in over 3 years, and is no longer accurate. This legislature does something unusual in providing access to raw directory listings of bills, resolutions, hearing notices, attendence, etc., as PDF and HTML files. This is not the same as providing access to data, certainly, but it is laudible that they provide bulk access to the information that they have, as they have it, and for that reason we have scored them as providing bulk access, even though that access isn't to actual data.</text:p>
          </table:table-cell>
          <table:table-cell table:style-name="ce26" table:formula="of:=IF(NOT(ISBLANK([.E96]));ROUND(((IF([.E96]=&quot;yes&quot;;1;0)*['Grading Scale'.E$2])+(IF([.F96]=&quot;yes&quot;;1;0)*['Grading Scale'.E$3])+(IF([.G96]=&quot;yes&quot;;1;0)*['Grading Scale'.E$4])+(IF([.H96]=&quot;yes&quot;;1;0)*['Grading Scale'.E$5])+(IF([.I96]=&quot;yes&quot;;1;0)*['Grading Scale'.E$6])+(IF([.J96]=&quot;yes&quot;;1;0)*['Grading Scale'.E$7])+(IF([.K96]=&quot;yes&quot;;1;0)*['Grading Scale'.E$8])+(IF([.L96]=&quot;yes&quot;;1;0)*['Grading Scale'.E$9])+(IF([.M96]=&quot;yes&quot;;1;0)*['Grading Scale'.E$10])+(IF([.N96]=&quot;yes&quot;;1;0)*['Grading Scale'.E$11])+(IF([.O96]=&quot;yes&quot;;1;0)*['Grading Scale'.E$12])+(IF([.P96]=&quot;yes&quot;;1;0)*['Grading Scale'.E$13]))/['Grading Scale'.E$14]*100;0);&quot;&quot;)" office:value-type="string">
            <text:p>50</text:p>
          </table:table-cell>
          <table:table-cell table:style-name="ce26" table:formula="of:=IF(ISNUMBER([.S96]);VLOOKUP([.S96];['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Hawaii</text:p>
          </table:table-cell>
          <table:table-cell table:style-name="ce26" office:value-type="string">
            <text:p>Population Projections</text:p>
          </table:table-cell>
          <table:table-cell table:style-name="ce26" table:formula="of:=IF(NOT(ISBLANK([.C97]));VLOOKUP([.C9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dbedt.hawaii.gov/economic/databook/2012-individual/_01/">
            <text:p><text:a xlink:href="http://dbedt.hawaii.gov/economic/databook/2012-individual/_01/">http://dbedt.hawaii.gov/economic/databook/2012-individual/_01/</text:a></text:p>
          </table:table-cell>
          <table:table-cell table:style-name="ce26" office:value-type="string">
            <text:p>Incomplete, as it lacks GNIS IDs or FIPS codes for counties. Provided as an Excel file.</text:p>
          </table:table-cell>
          <table:table-cell table:style-name="ce26" table:formula="of:=IF(NOT(ISBLANK([.E97]));ROUND(((IF([.E97]=&quot;yes&quot;;1;0)*['Grading Scale'.E$2])+(IF([.F97]=&quot;yes&quot;;1;0)*['Grading Scale'.E$3])+(IF([.G97]=&quot;yes&quot;;1;0)*['Grading Scale'.E$4])+(IF([.H97]=&quot;yes&quot;;1;0)*['Grading Scale'.E$5])+(IF([.I97]=&quot;yes&quot;;1;0)*['Grading Scale'.E$6])+(IF([.J97]=&quot;yes&quot;;1;0)*['Grading Scale'.E$7])+(IF([.K97]=&quot;yes&quot;;1;0)*['Grading Scale'.E$8])+(IF([.L97]=&quot;yes&quot;;1;0)*['Grading Scale'.E$9])+(IF([.M97]=&quot;yes&quot;;1;0)*['Grading Scale'.E$10])+(IF([.N97]=&quot;yes&quot;;1;0)*['Grading Scale'.E$11])+(IF([.O97]=&quot;yes&quot;;1;0)*['Grading Scale'.E$12])+(IF([.P97]=&quot;yes&quot;;1;0)*['Grading Scale'.E$13]))/['Grading Scale'.E$14]*100;0);&quot;&quot;)" office:value-type="string">
            <text:p>85</text:p>
          </table:table-cell>
          <table:table-cell table:style-name="ce26" table:formula="of:=IF(ISNUMBER([.S97]);VLOOKUP([.S97];['Grading Scale'.$A$2:.$B$14];2);&quot;&quot;)" office:value-type="string">
            <text:p>B</text:p>
          </table:table-cell>
          <table:table-cell table:number-columns-repeated="16" table:style-name="ce27"/>
        </table:table-row>
        <table:table-row table:style-name="ro3">
          <table:table-cell table:style-name="ce24" office:value-type="date" office:date-value="2016-01-26T00:00:00">
            <text:p>1/26/2016</text:p>
          </table:table-cell>
          <table:table-cell table:style-name="ce25" office:value-type="string">
            <text:p>Hawaii</text:p>
          </table:table-cell>
          <table:table-cell table:style-name="ce25" office:value-type="string">
            <text:p>Real Estate</text:p>
          </table:table-cell>
          <table:table-cell table:style-name="ce26" table:formula="of:=IF(NOT(ISBLANK([.C98]));VLOOKUP([.C98];['Dataset Descriptions'.$A$2:.$B$10];2;FALSE);&quot;&quot;)" office:value-type="string">
            <text:p>State-owned land and buildings.</text:p>
          </table:table-cell>
          <table:table-cell table:style-name="ce25" office:value-type="string">
            <text:p>unsure</text:p>
          </table:table-cell>
          <table:table-cell table:number-columns-repeated="12" table:style-name="ce27"/>
          <table:table-cell table:style-name="ce26" office:value-type="string">
            <text:p>By law (http://www.capitol.hawaii.gov/Archives/measure_indiv_Archives.aspx?billtype=SB&amp;billnumber=722&amp;year=2013), the Department of Accounting and General Services is to maintain this inventory, but as of a 2013 report (http://ags.hawaii.gov/wp-content/uploads/2012/09/act-110-comprehensive-asset-mgmt-system-2013.pdf), this had not been done. There has been no report in the intervening two years, and no data can be found on their website.</text:p>
          </table:table-cell>
          <table:table-cell table:style-name="ce26" table:formula="of:=IF(NOT(ISBLANK([.E98]));ROUND(((IF([.E98]=&quot;yes&quot;;1;0)*['Grading Scale'.E$2])+(IF([.F98]=&quot;yes&quot;;1;0)*['Grading Scale'.E$3])+(IF([.G98]=&quot;yes&quot;;1;0)*['Grading Scale'.E$4])+(IF([.H98]=&quot;yes&quot;;1;0)*['Grading Scale'.E$5])+(IF([.I98]=&quot;yes&quot;;1;0)*['Grading Scale'.E$6])+(IF([.J98]=&quot;yes&quot;;1;0)*['Grading Scale'.E$7])+(IF([.K98]=&quot;yes&quot;;1;0)*['Grading Scale'.E$8])+(IF([.L98]=&quot;yes&quot;;1;0)*['Grading Scale'.E$9])+(IF([.M98]=&quot;yes&quot;;1;0)*['Grading Scale'.E$10])+(IF([.N98]=&quot;yes&quot;;1;0)*['Grading Scale'.E$11])+(IF([.O98]=&quot;yes&quot;;1;0)*['Grading Scale'.E$12])+(IF([.P98]=&quot;yes&quot;;1;0)*['Grading Scale'.E$13]))/['Grading Scale'.E$14]*100;0);&quot;&quot;)" office:value-type="string">
            <text:p>0</text:p>
          </table:table-cell>
          <table:table-cell table:style-name="ce26" table:formula="of:=IF(ISNUMBER([.S98]);VLOOKUP([.S98];['Grading Scale'.$A$2:.$B$14];2);&quot;&quot;)" office:value-type="string">
            <text:p>F</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Hawaii</text:p>
          </table:table-cell>
          <table:table-cell table:style-name="ce25" office:value-type="string">
            <text:p>Restaurant Inspections</text:p>
          </table:table-cell>
          <table:table-cell table:style-name="ce26" table:formula="of:=IF(NOT(ISBLANK([.C99]));VLOOKUP([.C99];['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Apparently Hawaii used to have such a system, but they had a lot of trouble with their vendor, and replaced them in mid-2015. That no system can now be found seems like evidence that they have yet to replace it.</text:p>
          </table:table-cell>
          <table:table-cell table:style-name="ce26" table:formula="of:=IF(NOT(ISBLANK([.E99]));ROUND(((IF([.E99]=&quot;yes&quot;;1;0)*['Grading Scale'.E$2])+(IF([.F99]=&quot;yes&quot;;1;0)*['Grading Scale'.E$3])+(IF([.G99]=&quot;yes&quot;;1;0)*['Grading Scale'.E$4])+(IF([.H99]=&quot;yes&quot;;1;0)*['Grading Scale'.E$5])+(IF([.I99]=&quot;yes&quot;;1;0)*['Grading Scale'.E$6])+(IF([.J99]=&quot;yes&quot;;1;0)*['Grading Scale'.E$7])+(IF([.K99]=&quot;yes&quot;;1;0)*['Grading Scale'.E$8])+(IF([.L99]=&quot;yes&quot;;1;0)*['Grading Scale'.E$9])+(IF([.M99]=&quot;yes&quot;;1;0)*['Grading Scale'.E$10])+(IF([.N99]=&quot;yes&quot;;1;0)*['Grading Scale'.E$11])+(IF([.O99]=&quot;yes&quot;;1;0)*['Grading Scale'.E$12])+(IF([.P99]=&quot;yes&quot;;1;0)*['Grading Scale'.E$13]))/['Grading Scale'.E$14]*100;0);&quot;&quot;)" office:value-type="string">
            <text:p>0</text:p>
          </table:table-cell>
          <table:table-cell table:style-name="ce26" table:formula="of:=IF(ISNUMBER([.S99]);VLOOKUP([.S99];['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Hawaii</text:p>
          </table:table-cell>
          <table:table-cell table:style-name="ce25" office:value-type="string">
            <text:p>Vehicle Crashes</text:p>
          </table:table-cell>
          <table:table-cell table:style-name="ce26" table:formula="of:=IF(NOT(ISBLANK([.C100]));VLOOKUP([.C10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are multiple references to the fact that Hawaii collects crash data (for any accident with damages in excess of $3,000) and enters it into a centralized system, but no evidence of that system or its data can be found.</text:p>
          </table:table-cell>
          <table:table-cell table:style-name="ce26" table:formula="of:=IF(NOT(ISBLANK([.E100]));ROUND(((IF([.E100]=&quot;yes&quot;;1;0)*['Grading Scale'.E$2])+(IF([.F100]=&quot;yes&quot;;1;0)*['Grading Scale'.E$3])+(IF([.G100]=&quot;yes&quot;;1;0)*['Grading Scale'.E$4])+(IF([.H100]=&quot;yes&quot;;1;0)*['Grading Scale'.E$5])+(IF([.I100]=&quot;yes&quot;;1;0)*['Grading Scale'.E$6])+(IF([.J100]=&quot;yes&quot;;1;0)*['Grading Scale'.E$7])+(IF([.K100]=&quot;yes&quot;;1;0)*['Grading Scale'.E$8])+(IF([.L100]=&quot;yes&quot;;1;0)*['Grading Scale'.E$9])+(IF([.M100]=&quot;yes&quot;;1;0)*['Grading Scale'.E$10])+(IF([.N100]=&quot;yes&quot;;1;0)*['Grading Scale'.E$11])+(IF([.O100]=&quot;yes&quot;;1;0)*['Grading Scale'.E$12])+(IF([.P100]=&quot;yes&quot;;1;0)*['Grading Scale'.E$13]))/['Grading Scale'.E$14]*100;0);&quot;&quot;)" office:value-type="string">
            <text:p>0</text:p>
          </table:table-cell>
          <table:table-cell table:style-name="ce26" table:formula="of:=IF(ISNUMBER([.S100]);VLOOKUP([.S100];['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Address Points</text:p>
          </table:table-cell>
          <table:table-cell table:style-name="ce26" table:formula="of:=IF(NOT(ISBLANK([.C101]));VLOOKUP([.C101];['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101]));ROUND(((IF([.E101]=&quot;yes&quot;;1;0)*['Grading Scale'.E$2])+(IF([.F101]=&quot;yes&quot;;1;0)*['Grading Scale'.E$3])+(IF([.G101]=&quot;yes&quot;;1;0)*['Grading Scale'.E$4])+(IF([.H101]=&quot;yes&quot;;1;0)*['Grading Scale'.E$5])+(IF([.I101]=&quot;yes&quot;;1;0)*['Grading Scale'.E$6])+(IF([.J101]=&quot;yes&quot;;1;0)*['Grading Scale'.E$7])+(IF([.K101]=&quot;yes&quot;;1;0)*['Grading Scale'.E$8])+(IF([.L101]=&quot;yes&quot;;1;0)*['Grading Scale'.E$9])+(IF([.M101]=&quot;yes&quot;;1;0)*['Grading Scale'.E$10])+(IF([.N101]=&quot;yes&quot;;1;0)*['Grading Scale'.E$11])+(IF([.O101]=&quot;yes&quot;;1;0)*['Grading Scale'.E$12])+(IF([.P101]=&quot;yes&quot;;1;0)*['Grading Scale'.E$13]))/['Grading Scale'.E$14]*100;0);&quot;&quot;)" office:value-type="string">
            <text:p>0</text:p>
          </table:table-cell>
          <table:table-cell table:style-name="ce26" table:formula="of:=IF(ISNUMBER([.S101]);VLOOKUP([.S101];['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Checkbook</text:p>
          </table:table-cell>
          <table:table-cell table:style-name="ce26" table:formula="of:=IF(NOT(ISBLANK([.C102]));VLOOKUP([.C102];['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transparent.idaho.gov/Pages/transhome.aspx">
            <text:p><text:a xlink:href="http://transparent.idaho.gov/Pages/transhome.aspx">http://transparent.idaho.gov/Pages/transhome.aspx</text:a></text:p>
          </table:table-cell>
          <table:table-cell table:style-name="ce26" office:value-type="string">
            <text:p>It's not clear whether this site was abandoned or was just never really used in the first place. It hasn't been updated in a year and a half, and includes spending records from just two state agencies. The data is presented in a frame, the contents of which consist of a PDF.</text:p>
          </table:table-cell>
          <table:table-cell table:style-name="ce26" table:formula="of:=IF(NOT(ISBLANK([.E102]));ROUND(((IF([.E102]=&quot;yes&quot;;1;0)*['Grading Scale'.E$2])+(IF([.F102]=&quot;yes&quot;;1;0)*['Grading Scale'.E$3])+(IF([.G102]=&quot;yes&quot;;1;0)*['Grading Scale'.E$4])+(IF([.H102]=&quot;yes&quot;;1;0)*['Grading Scale'.E$5])+(IF([.I102]=&quot;yes&quot;;1;0)*['Grading Scale'.E$6])+(IF([.J102]=&quot;yes&quot;;1;0)*['Grading Scale'.E$7])+(IF([.K102]=&quot;yes&quot;;1;0)*['Grading Scale'.E$8])+(IF([.L102]=&quot;yes&quot;;1;0)*['Grading Scale'.E$9])+(IF([.M102]=&quot;yes&quot;;1;0)*['Grading Scale'.E$10])+(IF([.N102]=&quot;yes&quot;;1;0)*['Grading Scale'.E$11])+(IF([.O102]=&quot;yes&quot;;1;0)*['Grading Scale'.E$12])+(IF([.P102]=&quot;yes&quot;;1;0)*['Grading Scale'.E$13]))/['Grading Scale'.E$14]*100;0);&quot;&quot;)" office:value-type="string">
            <text:p>30</text:p>
          </table:table-cell>
          <table:table-cell table:style-name="ce26" table:formula="of:=IF(ISNUMBER([.S102]);VLOOKUP([.S102];['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Companies</text:p>
          </table:table-cell>
          <table:table-cell table:style-name="ce26" table:formula="of:=IF(NOT(ISBLANK([.C103]));VLOOKUP([.C103];['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accessidaho.org/public/sos/corp/search.html">
            <text:p><text:a xlink:href="https://www.accessidaho.org/public/sos/corp/search.html">https://www.accessidaho.org/public/sos/corp/search.html</text:a></text:p>
          </table:table-cell>
          <table:table-cell table:style-name="ce28"/>
          <table:table-cell table:style-name="ce26" table:formula="of:=IF(NOT(ISBLANK([.E103]));ROUND(((IF([.E103]=&quot;yes&quot;;1;0)*['Grading Scale'.E$2])+(IF([.F103]=&quot;yes&quot;;1;0)*['Grading Scale'.E$3])+(IF([.G103]=&quot;yes&quot;;1;0)*['Grading Scale'.E$4])+(IF([.H103]=&quot;yes&quot;;1;0)*['Grading Scale'.E$5])+(IF([.I103]=&quot;yes&quot;;1;0)*['Grading Scale'.E$6])+(IF([.J103]=&quot;yes&quot;;1;0)*['Grading Scale'.E$7])+(IF([.K103]=&quot;yes&quot;;1;0)*['Grading Scale'.E$8])+(IF([.L103]=&quot;yes&quot;;1;0)*['Grading Scale'.E$9])+(IF([.M103]=&quot;yes&quot;;1;0)*['Grading Scale'.E$10])+(IF([.N103]=&quot;yes&quot;;1;0)*['Grading Scale'.E$11])+(IF([.O103]=&quot;yes&quot;;1;0)*['Grading Scale'.E$12])+(IF([.P103]=&quot;yes&quot;;1;0)*['Grading Scale'.E$13]))/['Grading Scale'.E$14]*100;0);&quot;&quot;)" office:value-type="string">
            <text:p>50</text:p>
          </table:table-cell>
          <table:table-cell table:style-name="ce26" table:formula="of:=IF(ISNUMBER([.S103]);VLOOKUP([.S103];['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Incarceration</text:p>
          </table:table-cell>
          <table:table-cell table:style-name="ce26" table:formula="of:=IF(NOT(ISBLANK([.C104]));VLOOKUP([.C104];['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7"/>
          <table:table-cell table:style-name="ce26" office:value-type="string">
            <text:p>There's a lot of population data here, but nothing that presents the data in a single table. Provided only as PDFs. The monthly reports were last updated nearly three months ago.</text:p>
          </table:table-cell>
          <table:table-cell table:style-name="ce26" table:formula="of:=IF(NOT(ISBLANK([.E104]));ROUND(((IF([.E104]=&quot;yes&quot;;1;0)*['Grading Scale'.E$2])+(IF([.F104]=&quot;yes&quot;;1;0)*['Grading Scale'.E$3])+(IF([.G104]=&quot;yes&quot;;1;0)*['Grading Scale'.E$4])+(IF([.H104]=&quot;yes&quot;;1;0)*['Grading Scale'.E$5])+(IF([.I104]=&quot;yes&quot;;1;0)*['Grading Scale'.E$6])+(IF([.J104]=&quot;yes&quot;;1;0)*['Grading Scale'.E$7])+(IF([.K104]=&quot;yes&quot;;1;0)*['Grading Scale'.E$8])+(IF([.L104]=&quot;yes&quot;;1;0)*['Grading Scale'.E$9])+(IF([.M104]=&quot;yes&quot;;1;0)*['Grading Scale'.E$10])+(IF([.N104]=&quot;yes&quot;;1;0)*['Grading Scale'.E$11])+(IF([.O104]=&quot;yes&quot;;1;0)*['Grading Scale'.E$12])+(IF([.P104]=&quot;yes&quot;;1;0)*['Grading Scale'.E$13]))/['Grading Scale'.E$14]*100;0);&quot;&quot;)" office:value-type="string">
            <text:p>40</text:p>
          </table:table-cell>
          <table:table-cell table:style-name="ce26" table:formula="of:=IF(ISNUMBER([.S104]);VLOOKUP([.S104];['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Legislation</text:p>
          </table:table-cell>
          <table:table-cell table:style-name="ce26" table:formula="of:=IF(NOT(ISBLANK([.C105]));VLOOKUP([.C105];['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legislature.idaho.gov/">
            <text:p><text:a xlink:href="https://legislature.idaho.gov/">https://legislature.idaho.gov/</text:a></text:p>
          </table:table-cell>
          <table:table-cell table:style-name="ce26" office:value-type="string">
            <text:p>Incomplete, because legislators' time in office is not provided.</text:p>
          </table:table-cell>
          <table:table-cell table:style-name="ce26" table:formula="of:=IF(NOT(ISBLANK([.E105]));ROUND(((IF([.E105]=&quot;yes&quot;;1;0)*['Grading Scale'.E$2])+(IF([.F105]=&quot;yes&quot;;1;0)*['Grading Scale'.E$3])+(IF([.G105]=&quot;yes&quot;;1;0)*['Grading Scale'.E$4])+(IF([.H105]=&quot;yes&quot;;1;0)*['Grading Scale'.E$5])+(IF([.I105]=&quot;yes&quot;;1;0)*['Grading Scale'.E$6])+(IF([.J105]=&quot;yes&quot;;1;0)*['Grading Scale'.E$7])+(IF([.K105]=&quot;yes&quot;;1;0)*['Grading Scale'.E$8])+(IF([.L105]=&quot;yes&quot;;1;0)*['Grading Scale'.E$9])+(IF([.M105]=&quot;yes&quot;;1;0)*['Grading Scale'.E$10])+(IF([.N105]=&quot;yes&quot;;1;0)*['Grading Scale'.E$11])+(IF([.O105]=&quot;yes&quot;;1;0)*['Grading Scale'.E$12])+(IF([.P105]=&quot;yes&quot;;1;0)*['Grading Scale'.E$13]))/['Grading Scale'.E$14]*100;0);&quot;&quot;)" office:value-type="string">
            <text:p>40</text:p>
          </table:table-cell>
          <table:table-cell table:style-name="ce26" table:formula="of:=IF(ISNUMBER([.S105]);VLOOKUP([.S105];['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6" office:value-type="string">
            <text:p>Population Projections</text:p>
          </table:table-cell>
          <table:table-cell table:style-name="ce26" table:formula="of:=IF(NOT(ISBLANK([.C106]));VLOOKUP([.C106];['Dataset Descriptions'.$A$2:.$B$10];2;FALSE);&quot;&quot;)" office:value-type="string">
            <text:p>Forecasts of municipal-level changes in population over coming year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state provides a great deal of population data (https://lmi.idaho.gov/census), but no forecasts.</text:p>
          </table:table-cell>
          <table:table-cell table:style-name="ce26" table:formula="of:=IF(NOT(ISBLANK([.E106]));ROUND(((IF([.E106]=&quot;yes&quot;;1;0)*['Grading Scale'.E$2])+(IF([.F106]=&quot;yes&quot;;1;0)*['Grading Scale'.E$3])+(IF([.G106]=&quot;yes&quot;;1;0)*['Grading Scale'.E$4])+(IF([.H106]=&quot;yes&quot;;1;0)*['Grading Scale'.E$5])+(IF([.I106]=&quot;yes&quot;;1;0)*['Grading Scale'.E$6])+(IF([.J106]=&quot;yes&quot;;1;0)*['Grading Scale'.E$7])+(IF([.K106]=&quot;yes&quot;;1;0)*['Grading Scale'.E$8])+(IF([.L106]=&quot;yes&quot;;1;0)*['Grading Scale'.E$9])+(IF([.M106]=&quot;yes&quot;;1;0)*['Grading Scale'.E$10])+(IF([.N106]=&quot;yes&quot;;1;0)*['Grading Scale'.E$11])+(IF([.O106]=&quot;yes&quot;;1;0)*['Grading Scale'.E$12])+(IF([.P106]=&quot;yes&quot;;1;0)*['Grading Scale'.E$13]))/['Grading Scale'.E$14]*100;0);&quot;&quot;)" office:value-type="string">
            <text:p>0</text:p>
          </table:table-cell>
          <table:table-cell table:style-name="ce26" table:formula="of:=IF(ISNUMBER([.S106]);VLOOKUP([.S106];['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Real Estate</text:p>
          </table:table-cell>
          <table:table-cell table:style-name="ce26" table:formula="of:=IF(NOT(ISBLANK([.C107]));VLOOKUP([.C107];['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107]));ROUND(((IF([.E107]=&quot;yes&quot;;1;0)*['Grading Scale'.E$2])+(IF([.F107]=&quot;yes&quot;;1;0)*['Grading Scale'.E$3])+(IF([.G107]=&quot;yes&quot;;1;0)*['Grading Scale'.E$4])+(IF([.H107]=&quot;yes&quot;;1;0)*['Grading Scale'.E$5])+(IF([.I107]=&quot;yes&quot;;1;0)*['Grading Scale'.E$6])+(IF([.J107]=&quot;yes&quot;;1;0)*['Grading Scale'.E$7])+(IF([.K107]=&quot;yes&quot;;1;0)*['Grading Scale'.E$8])+(IF([.L107]=&quot;yes&quot;;1;0)*['Grading Scale'.E$9])+(IF([.M107]=&quot;yes&quot;;1;0)*['Grading Scale'.E$10])+(IF([.N107]=&quot;yes&quot;;1;0)*['Grading Scale'.E$11])+(IF([.O107]=&quot;yes&quot;;1;0)*['Grading Scale'.E$12])+(IF([.P107]=&quot;yes&quot;;1;0)*['Grading Scale'.E$13]))/['Grading Scale'.E$14]*100;0);&quot;&quot;)" office:value-type="string">
            <text:p>0</text:p>
          </table:table-cell>
          <table:table-cell table:style-name="ce26" table:formula="of:=IF(ISNUMBER([.S107]);VLOOKUP([.S107];['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Restaurant Inspections</text:p>
          </table:table-cell>
          <table:table-cell table:style-name="ce26" table:formula="of:=IF(NOT(ISBLANK([.C108]));VLOOKUP([.C108];['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Idaho inspects restaurants on a per-region basis, with regions tracking their own data.</text:p>
          </table:table-cell>
          <table:table-cell table:style-name="ce26" table:formula="of:=IF(NOT(ISBLANK([.E108]));ROUND(((IF([.E108]=&quot;yes&quot;;1;0)*['Grading Scale'.E$2])+(IF([.F108]=&quot;yes&quot;;1;0)*['Grading Scale'.E$3])+(IF([.G108]=&quot;yes&quot;;1;0)*['Grading Scale'.E$4])+(IF([.H108]=&quot;yes&quot;;1;0)*['Grading Scale'.E$5])+(IF([.I108]=&quot;yes&quot;;1;0)*['Grading Scale'.E$6])+(IF([.J108]=&quot;yes&quot;;1;0)*['Grading Scale'.E$7])+(IF([.K108]=&quot;yes&quot;;1;0)*['Grading Scale'.E$8])+(IF([.L108]=&quot;yes&quot;;1;0)*['Grading Scale'.E$9])+(IF([.M108]=&quot;yes&quot;;1;0)*['Grading Scale'.E$10])+(IF([.N108]=&quot;yes&quot;;1;0)*['Grading Scale'.E$11])+(IF([.O108]=&quot;yes&quot;;1;0)*['Grading Scale'.E$12])+(IF([.P108]=&quot;yes&quot;;1;0)*['Grading Scale'.E$13]))/['Grading Scale'.E$14]*100;0);&quot;&quot;)" office:value-type="string">
            <text:p>0</text:p>
          </table:table-cell>
          <table:table-cell table:style-name="ce26" table:formula="of:=IF(ISNUMBER([.S108]);VLOOKUP([.S108];['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Idaho</text:p>
          </table:table-cell>
          <table:table-cell table:style-name="ce25" office:value-type="string">
            <text:p>Vehicle Crashes</text:p>
          </table:table-cell>
          <table:table-cell table:style-name="ce26" table:formula="of:=IF(NOT(ISBLANK([.C109]));VLOOKUP([.C109];['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Idaho's "WebCARS" system provides access to crash data, but it is only available to local and state agencies.</text:p>
          </table:table-cell>
          <table:table-cell table:style-name="ce26" table:formula="of:=IF(NOT(ISBLANK([.E109]));ROUND(((IF([.E109]=&quot;yes&quot;;1;0)*['Grading Scale'.E$2])+(IF([.F109]=&quot;yes&quot;;1;0)*['Grading Scale'.E$3])+(IF([.G109]=&quot;yes&quot;;1;0)*['Grading Scale'.E$4])+(IF([.H109]=&quot;yes&quot;;1;0)*['Grading Scale'.E$5])+(IF([.I109]=&quot;yes&quot;;1;0)*['Grading Scale'.E$6])+(IF([.J109]=&quot;yes&quot;;1;0)*['Grading Scale'.E$7])+(IF([.K109]=&quot;yes&quot;;1;0)*['Grading Scale'.E$8])+(IF([.L109]=&quot;yes&quot;;1;0)*['Grading Scale'.E$9])+(IF([.M109]=&quot;yes&quot;;1;0)*['Grading Scale'.E$10])+(IF([.N109]=&quot;yes&quot;;1;0)*['Grading Scale'.E$11])+(IF([.O109]=&quot;yes&quot;;1;0)*['Grading Scale'.E$12])+(IF([.P109]=&quot;yes&quot;;1;0)*['Grading Scale'.E$13]))/['Grading Scale'.E$14]*100;0);&quot;&quot;)" office:value-type="string">
            <text:p>25</text:p>
          </table:table-cell>
          <table:table-cell table:style-name="ce26" table:formula="of:=IF(ISNUMBER([.S109]);VLOOKUP([.S10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Address Points</text:p>
          </table:table-cell>
          <table:table-cell table:style-name="ce26" table:formula="of:=IF(NOT(ISBLANK([.C110]));VLOOKUP([.C110];['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10]));ROUND(((IF([.E110]=&quot;yes&quot;;1;0)*['Grading Scale'.E$2])+(IF([.F110]=&quot;yes&quot;;1;0)*['Grading Scale'.E$3])+(IF([.G110]=&quot;yes&quot;;1;0)*['Grading Scale'.E$4])+(IF([.H110]=&quot;yes&quot;;1;0)*['Grading Scale'.E$5])+(IF([.I110]=&quot;yes&quot;;1;0)*['Grading Scale'.E$6])+(IF([.J110]=&quot;yes&quot;;1;0)*['Grading Scale'.E$7])+(IF([.K110]=&quot;yes&quot;;1;0)*['Grading Scale'.E$8])+(IF([.L110]=&quot;yes&quot;;1;0)*['Grading Scale'.E$9])+(IF([.M110]=&quot;yes&quot;;1;0)*['Grading Scale'.E$10])+(IF([.N110]=&quot;yes&quot;;1;0)*['Grading Scale'.E$11])+(IF([.O110]=&quot;yes&quot;;1;0)*['Grading Scale'.E$12])+(IF([.P110]=&quot;yes&quot;;1;0)*['Grading Scale'.E$13]))/['Grading Scale'.E$14]*100;0);&quot;&quot;)" office:value-type="string">
            <text:p>0</text:p>
          </table:table-cell>
          <table:table-cell table:style-name="ce26" table:formula="of:=IF(ISNUMBER([.S110]);VLOOKUP([.S110];['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Checkbook</text:p>
          </table:table-cell>
          <table:table-cell table:style-name="ce26" table:formula="of:=IF(NOT(ISBLANK([.C111]));VLOOKUP([.C111];['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accountability.illinois.gov/">
            <text:p><text:a xlink:href="http://www.accountability.illinois.gov/">http://www.accountability.illinois.gov/</text:a></text:p>
          </table:table-cell>
          <table:table-cell table:style-name="ce34" office:value-type="string">
            <text:p>Doesn't provide payment dates, check numbers, transaction dates, or a transaction description. Confusingly, there are two Illinois checkbook sites. The other one is at http://ledger.illinoiscomptroller.com/. We evaluated the “accountability” site, because it is better.</text:p>
          </table:table-cell>
          <table:table-cell table:style-name="ce26" table:formula="of:=IF(NOT(ISBLANK([.E111]));ROUND(((IF([.E111]=&quot;yes&quot;;1;0)*['Grading Scale'.E$2])+(IF([.F111]=&quot;yes&quot;;1;0)*['Grading Scale'.E$3])+(IF([.G111]=&quot;yes&quot;;1;0)*['Grading Scale'.E$4])+(IF([.H111]=&quot;yes&quot;;1;0)*['Grading Scale'.E$5])+(IF([.I111]=&quot;yes&quot;;1;0)*['Grading Scale'.E$6])+(IF([.J111]=&quot;yes&quot;;1;0)*['Grading Scale'.E$7])+(IF([.K111]=&quot;yes&quot;;1;0)*['Grading Scale'.E$8])+(IF([.L111]=&quot;yes&quot;;1;0)*['Grading Scale'.E$9])+(IF([.M111]=&quot;yes&quot;;1;0)*['Grading Scale'.E$10])+(IF([.N111]=&quot;yes&quot;;1;0)*['Grading Scale'.E$11])+(IF([.O111]=&quot;yes&quot;;1;0)*['Grading Scale'.E$12])+(IF([.P111]=&quot;yes&quot;;1;0)*['Grading Scale'.E$13]))/['Grading Scale'.E$14]*100;0);&quot;&quot;)" office:value-type="string">
            <text:p>25</text:p>
          </table:table-cell>
          <table:table-cell table:style-name="ce26" table:formula="of:=IF(ISNUMBER([.S111]);VLOOKUP([.S111];['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Companies</text:p>
          </table:table-cell>
          <table:table-cell table:style-name="ce26" table:formula="of:=IF(NOT(ISBLANK([.C112]));VLOOKUP([.C112];['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cyberdriveillinois.com/departments/business_services/home.html">
            <text:p><text:a xlink:href="http://www.cyberdriveillinois.com/departments/business_services/home.html">http://www.cyberdriveillinois.com/departments/business_services/home.html</text:a></text:p>
          </table:table-cell>
          <table:table-cell table:style-name="ce34" office:value-type="string">
            <text:p>Explicitly prohibits “copying or downloading of the database information.”</text:p>
          </table:table-cell>
          <table:table-cell table:style-name="ce26" table:formula="of:=IF(NOT(ISBLANK([.E112]));ROUND(((IF([.E112]=&quot;yes&quot;;1;0)*['Grading Scale'.E$2])+(IF([.F112]=&quot;yes&quot;;1;0)*['Grading Scale'.E$3])+(IF([.G112]=&quot;yes&quot;;1;0)*['Grading Scale'.E$4])+(IF([.H112]=&quot;yes&quot;;1;0)*['Grading Scale'.E$5])+(IF([.I112]=&quot;yes&quot;;1;0)*['Grading Scale'.E$6])+(IF([.J112]=&quot;yes&quot;;1;0)*['Grading Scale'.E$7])+(IF([.K112]=&quot;yes&quot;;1;0)*['Grading Scale'.E$8])+(IF([.L112]=&quot;yes&quot;;1;0)*['Grading Scale'.E$9])+(IF([.M112]=&quot;yes&quot;;1;0)*['Grading Scale'.E$10])+(IF([.N112]=&quot;yes&quot;;1;0)*['Grading Scale'.E$11])+(IF([.O112]=&quot;yes&quot;;1;0)*['Grading Scale'.E$12])+(IF([.P112]=&quot;yes&quot;;1;0)*['Grading Scale'.E$13]))/['Grading Scale'.E$14]*100;0);&quot;&quot;)" office:value-type="string">
            <text:p>40</text:p>
          </table:table-cell>
          <table:table-cell table:style-name="ce26" table:formula="of:=IF(ISNUMBER([.S112]);VLOOKUP([.S11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Incarceration</text:p>
          </table:table-cell>
          <table:table-cell table:style-name="ce26" table:formula="of:=IF(NOT(ISBLANK([.C113]));VLOOKUP([.C113];['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2.illinois.gov/idoc/reportsandstatistics/Pages/default.aspx">
            <text:p><text:a xlink:href="http://www2.illinois.gov/idoc/reportsandstatistics/Pages/default.aspx">http://www2.illinois.gov/idoc/reportsandstatistics/Pages/default.aspx</text:a></text:p>
          </table:table-cell>
          <table:table-cell table:style-name="ce34" office:value-type="string">
            <text:p>PDF, containing screenshots from Excel. Does not indicate facilities’ capacity or population change over time. Most recent data is from 2013. NOTE: Site now 404s.</text:p>
          </table:table-cell>
          <table:table-cell table:style-name="ce26" table:formula="of:=IF(NOT(ISBLANK([.E113]));ROUND(((IF([.E113]=&quot;yes&quot;;1;0)*['Grading Scale'.E$2])+(IF([.F113]=&quot;yes&quot;;1;0)*['Grading Scale'.E$3])+(IF([.G113]=&quot;yes&quot;;1;0)*['Grading Scale'.E$4])+(IF([.H113]=&quot;yes&quot;;1;0)*['Grading Scale'.E$5])+(IF([.I113]=&quot;yes&quot;;1;0)*['Grading Scale'.E$6])+(IF([.J113]=&quot;yes&quot;;1;0)*['Grading Scale'.E$7])+(IF([.K113]=&quot;yes&quot;;1;0)*['Grading Scale'.E$8])+(IF([.L113]=&quot;yes&quot;;1;0)*['Grading Scale'.E$9])+(IF([.M113]=&quot;yes&quot;;1;0)*['Grading Scale'.E$10])+(IF([.N113]=&quot;yes&quot;;1;0)*['Grading Scale'.E$11])+(IF([.O113]=&quot;yes&quot;;1;0)*['Grading Scale'.E$12])+(IF([.P113]=&quot;yes&quot;;1;0)*['Grading Scale'.E$13]))/['Grading Scale'.E$14]*100;0);&quot;&quot;)" office:value-type="string">
            <text:p>35</text:p>
          </table:table-cell>
          <table:table-cell table:style-name="ce26" table:formula="of:=IF(ISNUMBER([.S113]);VLOOKUP([.S11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Legislation</text:p>
          </table:table-cell>
          <table:table-cell table:style-name="ce26" table:formula="of:=IF(NOT(ISBLANK([.C114]));VLOOKUP([.C114];['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ilga.gov/legislation/">
            <text:p><text:a xlink:href="http://ilga.gov/legislation/">http://ilga.gov/legislation/</text:a></text:p>
          </table:table-cell>
          <table:table-cell table:style-name="ce31"/>
          <table:table-cell table:style-name="ce26" table:formula="of:=IF(NOT(ISBLANK([.E114]));ROUND(((IF([.E114]=&quot;yes&quot;;1;0)*['Grading Scale'.E$2])+(IF([.F114]=&quot;yes&quot;;1;0)*['Grading Scale'.E$3])+(IF([.G114]=&quot;yes&quot;;1;0)*['Grading Scale'.E$4])+(IF([.H114]=&quot;yes&quot;;1;0)*['Grading Scale'.E$5])+(IF([.I114]=&quot;yes&quot;;1;0)*['Grading Scale'.E$6])+(IF([.J114]=&quot;yes&quot;;1;0)*['Grading Scale'.E$7])+(IF([.K114]=&quot;yes&quot;;1;0)*['Grading Scale'.E$8])+(IF([.L114]=&quot;yes&quot;;1;0)*['Grading Scale'.E$9])+(IF([.M114]=&quot;yes&quot;;1;0)*['Grading Scale'.E$10])+(IF([.N114]=&quot;yes&quot;;1;0)*['Grading Scale'.E$11])+(IF([.O114]=&quot;yes&quot;;1;0)*['Grading Scale'.E$12])+(IF([.P114]=&quot;yes&quot;;1;0)*['Grading Scale'.E$13]))/['Grading Scale'.E$14]*100;0);&quot;&quot;)" office:value-type="string">
            <text:p>45</text:p>
          </table:table-cell>
          <table:table-cell table:style-name="ce26" table:formula="of:=IF(ISNUMBER([.S114]);VLOOKUP([.S11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Population Projections</text:p>
          </table:table-cell>
          <table:table-cell table:style-name="ce26" table:formula="of:=IF(NOT(ISBLANK([.C115]));VLOOKUP([.C115];['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2.illinoisbiz.biz/popProj/">
            <text:p><text:a xlink:href="http://www2.illinoisbiz.biz/popProj/">http://www2.illinoisbiz.biz/popProj/</text:a></text:p>
          </table:table-cell>
          <table:table-cell table:style-name="ce34" office:value-type="string">
            <text:p>Data appears to be more than a decade old. No GNIS IDs are provided. There appears to be an entry for this in their repository, but it’s password-protected. </text:p>
          </table:table-cell>
          <table:table-cell table:style-name="ce26" table:formula="of:=IF(NOT(ISBLANK([.E115]));ROUND(((IF([.E115]=&quot;yes&quot;;1;0)*['Grading Scale'.E$2])+(IF([.F115]=&quot;yes&quot;;1;0)*['Grading Scale'.E$3])+(IF([.G115]=&quot;yes&quot;;1;0)*['Grading Scale'.E$4])+(IF([.H115]=&quot;yes&quot;;1;0)*['Grading Scale'.E$5])+(IF([.I115]=&quot;yes&quot;;1;0)*['Grading Scale'.E$6])+(IF([.J115]=&quot;yes&quot;;1;0)*['Grading Scale'.E$7])+(IF([.K115]=&quot;yes&quot;;1;0)*['Grading Scale'.E$8])+(IF([.L115]=&quot;yes&quot;;1;0)*['Grading Scale'.E$9])+(IF([.M115]=&quot;yes&quot;;1;0)*['Grading Scale'.E$10])+(IF([.N115]=&quot;yes&quot;;1;0)*['Grading Scale'.E$11])+(IF([.O115]=&quot;yes&quot;;1;0)*['Grading Scale'.E$12])+(IF([.P115]=&quot;yes&quot;;1;0)*['Grading Scale'.E$13]))/['Grading Scale'.E$14]*100;0);&quot;&quot;)" office:value-type="string">
            <text:p>80</text:p>
          </table:table-cell>
          <table:table-cell table:style-name="ce26" table:formula="of:=IF(ISNUMBER([.S115]);VLOOKUP([.S115];['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Real Estate</text:p>
          </table:table-cell>
          <table:table-cell table:style-name="ce26" table:formula="of:=IF(NOT(ISBLANK([.C116]));VLOOKUP([.C116];['Dataset Descriptions'.$A$2:.$B$10];2;FALSE);&quot;&quot;)" office:value-type="string">
            <text:p>State-owned land and building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16]));ROUND(((IF([.E116]=&quot;yes&quot;;1;0)*['Grading Scale'.E$2])+(IF([.F116]=&quot;yes&quot;;1;0)*['Grading Scale'.E$3])+(IF([.G116]=&quot;yes&quot;;1;0)*['Grading Scale'.E$4])+(IF([.H116]=&quot;yes&quot;;1;0)*['Grading Scale'.E$5])+(IF([.I116]=&quot;yes&quot;;1;0)*['Grading Scale'.E$6])+(IF([.J116]=&quot;yes&quot;;1;0)*['Grading Scale'.E$7])+(IF([.K116]=&quot;yes&quot;;1;0)*['Grading Scale'.E$8])+(IF([.L116]=&quot;yes&quot;;1;0)*['Grading Scale'.E$9])+(IF([.M116]=&quot;yes&quot;;1;0)*['Grading Scale'.E$10])+(IF([.N116]=&quot;yes&quot;;1;0)*['Grading Scale'.E$11])+(IF([.O116]=&quot;yes&quot;;1;0)*['Grading Scale'.E$12])+(IF([.P116]=&quot;yes&quot;;1;0)*['Grading Scale'.E$13]))/['Grading Scale'.E$14]*100;0);&quot;&quot;)" office:value-type="string">
            <text:p>0</text:p>
          </table:table-cell>
          <table:table-cell table:style-name="ce26" table:formula="of:=IF(ISNUMBER([.S116]);VLOOKUP([.S11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Restaurant Inspections</text:p>
          </table:table-cell>
          <table:table-cell table:style-name="ce26" table:formula="of:=IF(NOT(ISBLANK([.C117]));VLOOKUP([.C117];['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17]));ROUND(((IF([.E117]=&quot;yes&quot;;1;0)*['Grading Scale'.E$2])+(IF([.F117]=&quot;yes&quot;;1;0)*['Grading Scale'.E$3])+(IF([.G117]=&quot;yes&quot;;1;0)*['Grading Scale'.E$4])+(IF([.H117]=&quot;yes&quot;;1;0)*['Grading Scale'.E$5])+(IF([.I117]=&quot;yes&quot;;1;0)*['Grading Scale'.E$6])+(IF([.J117]=&quot;yes&quot;;1;0)*['Grading Scale'.E$7])+(IF([.K117]=&quot;yes&quot;;1;0)*['Grading Scale'.E$8])+(IF([.L117]=&quot;yes&quot;;1;0)*['Grading Scale'.E$9])+(IF([.M117]=&quot;yes&quot;;1;0)*['Grading Scale'.E$10])+(IF([.N117]=&quot;yes&quot;;1;0)*['Grading Scale'.E$11])+(IF([.O117]=&quot;yes&quot;;1;0)*['Grading Scale'.E$12])+(IF([.P117]=&quot;yes&quot;;1;0)*['Grading Scale'.E$13]))/['Grading Scale'.E$14]*100;0);&quot;&quot;)" office:value-type="string">
            <text:p>0</text:p>
          </table:table-cell>
          <table:table-cell table:style-name="ce26" table:formula="of:=IF(ISNUMBER([.S117]);VLOOKUP([.S11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Illinois</text:p>
          </table:table-cell>
          <table:table-cell table:style-name="ce26" office:value-type="string">
            <text:p>Vehicle Crashes</text:p>
          </table:table-cell>
          <table:table-cell table:style-name="ce26" table:formula="of:=IF(NOT(ISBLANK([.C118]));VLOOKUP([.C118];['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idot.illinois.gov/transportation-system/safety/Illinois-Roadway-Crash-Data">
            <text:p><text:a xlink:href="http://www.idot.illinois.gov/transportation-system/safety/Illinois-Roadway-Crash-Data">http://www.idot.illinois.gov/transportation-system/safety/Illinois-Roadway-Crash-Data</text:a></text:p>
          </table:table-cell>
          <table:table-cell table:style-name="ce34" office:value-type="string">
            <text:p>These are statistics, not data. Provided as PDFs.</text:p>
          </table:table-cell>
          <table:table-cell table:style-name="ce26" table:formula="of:=IF(NOT(ISBLANK([.E118]));ROUND(((IF([.E118]=&quot;yes&quot;;1;0)*['Grading Scale'.E$2])+(IF([.F118]=&quot;yes&quot;;1;0)*['Grading Scale'.E$3])+(IF([.G118]=&quot;yes&quot;;1;0)*['Grading Scale'.E$4])+(IF([.H118]=&quot;yes&quot;;1;0)*['Grading Scale'.E$5])+(IF([.I118]=&quot;yes&quot;;1;0)*['Grading Scale'.E$6])+(IF([.J118]=&quot;yes&quot;;1;0)*['Grading Scale'.E$7])+(IF([.K118]=&quot;yes&quot;;1;0)*['Grading Scale'.E$8])+(IF([.L118]=&quot;yes&quot;;1;0)*['Grading Scale'.E$9])+(IF([.M118]=&quot;yes&quot;;1;0)*['Grading Scale'.E$10])+(IF([.N118]=&quot;yes&quot;;1;0)*['Grading Scale'.E$11])+(IF([.O118]=&quot;yes&quot;;1;0)*['Grading Scale'.E$12])+(IF([.P118]=&quot;yes&quot;;1;0)*['Grading Scale'.E$13]))/['Grading Scale'.E$14]*100;0);&quot;&quot;)" office:value-type="string">
            <text:p>35</text:p>
          </table:table-cell>
          <table:table-cell table:style-name="ce26" table:formula="of:=IF(ISNUMBER([.S118]);VLOOKUP([.S118];['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Address Points</text:p>
          </table:table-cell>
          <table:table-cell table:style-name="ce26" table:formula="of:=IF(NOT(ISBLANK([.C119]));VLOOKUP([.C119];['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maps.indiana.edu/previewMaps/Infrastructure/Streets_Address_Points_IDHS.html">
            <text:p><text:a xlink:href="http://maps.indiana.edu/previewMaps/Infrastructure/Streets_Address_Points_IDHS.html">http://maps.indiana.edu/previewMaps/Infrastructure/Streets_Address_Points_IDHS.html</text:a></text:p>
          </table:table-cell>
          <table:table-cell table:style-name="ce26" office:value-type="string">
            <text:p>Both a statewide Esri shapefile and an API are available.</text:p>
          </table:table-cell>
          <table:table-cell table:style-name="ce26" table:formula="of:=IF(NOT(ISBLANK([.E119]));ROUND(((IF([.E119]=&quot;yes&quot;;1;0)*['Grading Scale'.E$2])+(IF([.F119]=&quot;yes&quot;;1;0)*['Grading Scale'.E$3])+(IF([.G119]=&quot;yes&quot;;1;0)*['Grading Scale'.E$4])+(IF([.H119]=&quot;yes&quot;;1;0)*['Grading Scale'.E$5])+(IF([.I119]=&quot;yes&quot;;1;0)*['Grading Scale'.E$6])+(IF([.J119]=&quot;yes&quot;;1;0)*['Grading Scale'.E$7])+(IF([.K119]=&quot;yes&quot;;1;0)*['Grading Scale'.E$8])+(IF([.L119]=&quot;yes&quot;;1;0)*['Grading Scale'.E$9])+(IF([.M119]=&quot;yes&quot;;1;0)*['Grading Scale'.E$10])+(IF([.N119]=&quot;yes&quot;;1;0)*['Grading Scale'.E$11])+(IF([.O119]=&quot;yes&quot;;1;0)*['Grading Scale'.E$12])+(IF([.P119]=&quot;yes&quot;;1;0)*['Grading Scale'.E$13]))/['Grading Scale'.E$14]*100;0);&quot;&quot;)" office:value-type="string">
            <text:p>90</text:p>
          </table:table-cell>
          <table:table-cell table:style-name="ce26" table:formula="of:=IF(ISNUMBER([.S119]);VLOOKUP([.S119];['Grading Scale'.$A$2:.$B$14];2);&quot;&quot;)" office:value-type="string">
            <text:p>A−</text:p>
          </table:table-cell>
          <table:table-cell table:number-columns-repeated="16" table:style-name="ce27"/>
        </table:table-row>
        <table:table-row table:style-name="ro6">
          <table:table-cell table:style-name="ce30" office:value-type="date" office:date-value="2015-11-30T00:00:00">
            <text:p>11/30/2015</text:p>
          </table:table-cell>
          <table:table-cell table:style-name="ce25" office:value-type="string">
            <text:p>Indiana</text:p>
          </table:table-cell>
          <table:table-cell table:style-name="ce25" office:value-type="string">
            <text:p>Checkbook</text:p>
          </table:table-cell>
          <table:table-cell table:style-name="ce26" table:formula="of:=IF(NOT(ISBLANK([.C120]));VLOOKUP([.C120];['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n.gov/itp/2453.htm">
            <text:p><text:a xlink:href="http://www.in.gov/itp/2453.htm">http://www.in.gov/itp/2453.htm</text:a></text:p>
          </table:table-cell>
          <table:table-cell table:style-name="ce26" office:value-type="string">
            <text:p>Does not include a description of what each expense was (although it does include a detailed category).</text:p>
          </table:table-cell>
          <table:table-cell table:style-name="ce26" table:formula="of:=IF(NOT(ISBLANK([.E120]));ROUND(((IF([.E120]=&quot;yes&quot;;1;0)*['Grading Scale'.E$2])+(IF([.F120]=&quot;yes&quot;;1;0)*['Grading Scale'.E$3])+(IF([.G120]=&quot;yes&quot;;1;0)*['Grading Scale'.E$4])+(IF([.H120]=&quot;yes&quot;;1;0)*['Grading Scale'.E$5])+(IF([.I120]=&quot;yes&quot;;1;0)*['Grading Scale'.E$6])+(IF([.J120]=&quot;yes&quot;;1;0)*['Grading Scale'.E$7])+(IF([.K120]=&quot;yes&quot;;1;0)*['Grading Scale'.E$8])+(IF([.L120]=&quot;yes&quot;;1;0)*['Grading Scale'.E$9])+(IF([.M120]=&quot;yes&quot;;1;0)*['Grading Scale'.E$10])+(IF([.N120]=&quot;yes&quot;;1;0)*['Grading Scale'.E$11])+(IF([.O120]=&quot;yes&quot;;1;0)*['Grading Scale'.E$12])+(IF([.P120]=&quot;yes&quot;;1;0)*['Grading Scale'.E$13]))/['Grading Scale'.E$14]*100;0);&quot;&quot;)" office:value-type="string">
            <text:p>80</text:p>
          </table:table-cell>
          <table:table-cell table:style-name="ce26" table:formula="of:=IF(ISNUMBER([.S120]);VLOOKUP([.S120];['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Companies</text:p>
          </table:table-cell>
          <table:table-cell table:style-name="ce26" table:formula="of:=IF(NOT(ISBLANK([.C121]));VLOOKUP([.C121];['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in.gov/sos/business/2439.htm">
            <text:p><text:a xlink:href="http://www.in.gov/sos/business/2439.htm">http://www.in.gov/sos/business/2439.htm</text:a></text:p>
          </table:table-cell>
          <table:table-cell table:style-name="ce26" office:value-type="string">
            <text:p>Data is sold for $3,000 for a one-time download, or $25,000/year for weekly updates.</text:p>
          </table:table-cell>
          <table:table-cell table:style-name="ce26" table:formula="of:=IF(NOT(ISBLANK([.E121]));ROUND(((IF([.E121]=&quot;yes&quot;;1;0)*['Grading Scale'.E$2])+(IF([.F121]=&quot;yes&quot;;1;0)*['Grading Scale'.E$3])+(IF([.G121]=&quot;yes&quot;;1;0)*['Grading Scale'.E$4])+(IF([.H121]=&quot;yes&quot;;1;0)*['Grading Scale'.E$5])+(IF([.I121]=&quot;yes&quot;;1;0)*['Grading Scale'.E$6])+(IF([.J121]=&quot;yes&quot;;1;0)*['Grading Scale'.E$7])+(IF([.K121]=&quot;yes&quot;;1;0)*['Grading Scale'.E$8])+(IF([.L121]=&quot;yes&quot;;1;0)*['Grading Scale'.E$9])+(IF([.M121]=&quot;yes&quot;;1;0)*['Grading Scale'.E$10])+(IF([.N121]=&quot;yes&quot;;1;0)*['Grading Scale'.E$11])+(IF([.O121]=&quot;yes&quot;;1;0)*['Grading Scale'.E$12])+(IF([.P121]=&quot;yes&quot;;1;0)*['Grading Scale'.E$13]))/['Grading Scale'.E$14]*100;0);&quot;&quot;)" office:value-type="string">
            <text:p>75</text:p>
          </table:table-cell>
          <table:table-cell table:style-name="ce26" table:formula="of:=IF(ISNUMBER([.S121]);VLOOKUP([.S121];['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Incarceration</text:p>
          </table:table-cell>
          <table:table-cell table:style-name="ce26" table:formula="of:=IF(NOT(ISBLANK([.C122]));VLOOKUP([.C122];['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n.gov/idoc/2376.htm">
            <text:p><text:a xlink:href="http://www.in.gov/idoc/2376.htm">http://www.in.gov/idoc/2376.htm</text:a></text:p>
          </table:table-cell>
          <table:table-cell table:style-name="ce26" office:value-type="string">
            <text:p>Provided as PDFs.</text:p>
          </table:table-cell>
          <table:table-cell table:style-name="ce26" table:formula="of:=IF(NOT(ISBLANK([.E122]));ROUND(((IF([.E122]=&quot;yes&quot;;1;0)*['Grading Scale'.E$2])+(IF([.F122]=&quot;yes&quot;;1;0)*['Grading Scale'.E$3])+(IF([.G122]=&quot;yes&quot;;1;0)*['Grading Scale'.E$4])+(IF([.H122]=&quot;yes&quot;;1;0)*['Grading Scale'.E$5])+(IF([.I122]=&quot;yes&quot;;1;0)*['Grading Scale'.E$6])+(IF([.J122]=&quot;yes&quot;;1;0)*['Grading Scale'.E$7])+(IF([.K122]=&quot;yes&quot;;1;0)*['Grading Scale'.E$8])+(IF([.L122]=&quot;yes&quot;;1;0)*['Grading Scale'.E$9])+(IF([.M122]=&quot;yes&quot;;1;0)*['Grading Scale'.E$10])+(IF([.N122]=&quot;yes&quot;;1;0)*['Grading Scale'.E$11])+(IF([.O122]=&quot;yes&quot;;1;0)*['Grading Scale'.E$12])+(IF([.P122]=&quot;yes&quot;;1;0)*['Grading Scale'.E$13]))/['Grading Scale'.E$14]*100;0);&quot;&quot;)" office:value-type="string">
            <text:p>40</text:p>
          </table:table-cell>
          <table:table-cell table:style-name="ce26" table:formula="of:=IF(ISNUMBER([.S122]);VLOOKUP([.S12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Legislation</text:p>
          </table:table-cell>
          <table:table-cell table:style-name="ce26" table:formula="of:=IF(NOT(ISBLANK([.C123]));VLOOKUP([.C123];['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iga.in.gov/">
            <text:p><text:a xlink:href="https://iga.in.gov/">https://iga.in.gov/</text:a></text:p>
          </table:table-cell>
          <table:table-cell table:style-name="ce28"/>
          <table:table-cell table:style-name="ce26" table:formula="of:=IF(NOT(ISBLANK([.E123]));ROUND(((IF([.E123]=&quot;yes&quot;;1;0)*['Grading Scale'.E$2])+(IF([.F123]=&quot;yes&quot;;1;0)*['Grading Scale'.E$3])+(IF([.G123]=&quot;yes&quot;;1;0)*['Grading Scale'.E$4])+(IF([.H123]=&quot;yes&quot;;1;0)*['Grading Scale'.E$5])+(IF([.I123]=&quot;yes&quot;;1;0)*['Grading Scale'.E$6])+(IF([.J123]=&quot;yes&quot;;1;0)*['Grading Scale'.E$7])+(IF([.K123]=&quot;yes&quot;;1;0)*['Grading Scale'.E$8])+(IF([.L123]=&quot;yes&quot;;1;0)*['Grading Scale'.E$9])+(IF([.M123]=&quot;yes&quot;;1;0)*['Grading Scale'.E$10])+(IF([.N123]=&quot;yes&quot;;1;0)*['Grading Scale'.E$11])+(IF([.O123]=&quot;yes&quot;;1;0)*['Grading Scale'.E$12])+(IF([.P123]=&quot;yes&quot;;1;0)*['Grading Scale'.E$13]))/['Grading Scale'.E$14]*100;0);&quot;&quot;)" office:value-type="string">
            <text:p>50</text:p>
          </table:table-cell>
          <table:table-cell table:style-name="ce26" table:formula="of:=IF(ISNUMBER([.S123]);VLOOKUP([.S12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6" office:value-type="string">
            <text:p>Population Projections</text:p>
          </table:table-cell>
          <table:table-cell table:style-name="ce26" table:formula="of:=IF(NOT(ISBLANK([.C124]));VLOOKUP([.C124];['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stats.indiana.edu/topic/projections.asp">
            <text:p><text:a xlink:href="http://www.stats.indiana.edu/topic/projections.asp">http://www.stats.indiana.edu/topic/projections.asp</text:a></text:p>
          </table:table-cell>
          <table:table-cell table:style-name="ce26" office:value-type="string">
            <text:p>Available as Excel data, although the spreadsheet is optimized for human reading, not for software.</text:p>
          </table:table-cell>
          <table:table-cell table:style-name="ce26" table:formula="of:=IF(NOT(ISBLANK([.E124]));ROUND(((IF([.E124]=&quot;yes&quot;;1;0)*['Grading Scale'.E$2])+(IF([.F124]=&quot;yes&quot;;1;0)*['Grading Scale'.E$3])+(IF([.G124]=&quot;yes&quot;;1;0)*['Grading Scale'.E$4])+(IF([.H124]=&quot;yes&quot;;1;0)*['Grading Scale'.E$5])+(IF([.I124]=&quot;yes&quot;;1;0)*['Grading Scale'.E$6])+(IF([.J124]=&quot;yes&quot;;1;0)*['Grading Scale'.E$7])+(IF([.K124]=&quot;yes&quot;;1;0)*['Grading Scale'.E$8])+(IF([.L124]=&quot;yes&quot;;1;0)*['Grading Scale'.E$9])+(IF([.M124]=&quot;yes&quot;;1;0)*['Grading Scale'.E$10])+(IF([.N124]=&quot;yes&quot;;1;0)*['Grading Scale'.E$11])+(IF([.O124]=&quot;yes&quot;;1;0)*['Grading Scale'.E$12])+(IF([.P124]=&quot;yes&quot;;1;0)*['Grading Scale'.E$13]))/['Grading Scale'.E$14]*100;0);&quot;&quot;)" office:value-type="string">
            <text:p>90</text:p>
          </table:table-cell>
          <table:table-cell table:style-name="ce26" table:formula="of:=IF(ISNUMBER([.S124]);VLOOKUP([.S124];['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Real Estate</text:p>
          </table:table-cell>
          <table:table-cell table:style-name="ce26" table:formula="of:=IF(NOT(ISBLANK([.C125]));VLOOKUP([.C125];['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n.gov/idoa/StateLandOffice/">
            <text:p><text:a xlink:href="http://www.in.gov/idoa/StateLandOffice/">http://www.in.gov/idoa/StateLandOffice/</text:a></text:p>
          </table:table-cell>
          <table:table-cell table:style-name="ce26" office:value-type="string">
            <text:p>Includes only land, not buildings. Data is available within an ArcGIS visualization, with no link to download records.</text:p>
          </table:table-cell>
          <table:table-cell table:style-name="ce26" table:formula="of:=IF(NOT(ISBLANK([.E125]));ROUND(((IF([.E125]=&quot;yes&quot;;1;0)*['Grading Scale'.E$2])+(IF([.F125]=&quot;yes&quot;;1;0)*['Grading Scale'.E$3])+(IF([.G125]=&quot;yes&quot;;1;0)*['Grading Scale'.E$4])+(IF([.H125]=&quot;yes&quot;;1;0)*['Grading Scale'.E$5])+(IF([.I125]=&quot;yes&quot;;1;0)*['Grading Scale'.E$6])+(IF([.J125]=&quot;yes&quot;;1;0)*['Grading Scale'.E$7])+(IF([.K125]=&quot;yes&quot;;1;0)*['Grading Scale'.E$8])+(IF([.L125]=&quot;yes&quot;;1;0)*['Grading Scale'.E$9])+(IF([.M125]=&quot;yes&quot;;1;0)*['Grading Scale'.E$10])+(IF([.N125]=&quot;yes&quot;;1;0)*['Grading Scale'.E$11])+(IF([.O125]=&quot;yes&quot;;1;0)*['Grading Scale'.E$12])+(IF([.P125]=&quot;yes&quot;;1;0)*['Grading Scale'.E$13]))/['Grading Scale'.E$14]*100;0);&quot;&quot;)" office:value-type="string">
            <text:p>35</text:p>
          </table:table-cell>
          <table:table-cell table:style-name="ce26" table:formula="of:=IF(ISNUMBER([.S125]);VLOOKUP([.S12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25" office:value-type="string">
            <text:p>Restaurant Inspections</text:p>
          </table:table-cell>
          <table:table-cell table:style-name="ce26" table:formula="of:=IF(NOT(ISBLANK([.C126]));VLOOKUP([.C126];['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Indiana handles inspections locally, and does not aggregate that data on a statewide basis.</text:p>
          </table:table-cell>
          <table:table-cell table:style-name="ce26" table:formula="of:=IF(NOT(ISBLANK([.E126]));ROUND(((IF([.E126]=&quot;yes&quot;;1;0)*['Grading Scale'.E$2])+(IF([.F126]=&quot;yes&quot;;1;0)*['Grading Scale'.E$3])+(IF([.G126]=&quot;yes&quot;;1;0)*['Grading Scale'.E$4])+(IF([.H126]=&quot;yes&quot;;1;0)*['Grading Scale'.E$5])+(IF([.I126]=&quot;yes&quot;;1;0)*['Grading Scale'.E$6])+(IF([.J126]=&quot;yes&quot;;1;0)*['Grading Scale'.E$7])+(IF([.K126]=&quot;yes&quot;;1;0)*['Grading Scale'.E$8])+(IF([.L126]=&quot;yes&quot;;1;0)*['Grading Scale'.E$9])+(IF([.M126]=&quot;yes&quot;;1;0)*['Grading Scale'.E$10])+(IF([.N126]=&quot;yes&quot;;1;0)*['Grading Scale'.E$11])+(IF([.O126]=&quot;yes&quot;;1;0)*['Grading Scale'.E$12])+(IF([.P126]=&quot;yes&quot;;1;0)*['Grading Scale'.E$13]))/['Grading Scale'.E$14]*100;0);&quot;&quot;)" office:value-type="string">
            <text:p>0</text:p>
          </table:table-cell>
          <table:table-cell table:style-name="ce26" table:formula="of:=IF(ISNUMBER([.S126]);VLOOKUP([.S12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Indiana</text:p>
          </table:table-cell>
          <table:table-cell table:style-name="ce37" office:value-type="string">
            <text:p>Vehicle Crashes</text:p>
          </table:table-cell>
          <table:table-cell table:style-name="ce26" table:formula="of:=IF(NOT(ISBLANK([.C127]));VLOOKUP([.C127];['Dataset Descriptions'.$A$2:.$B$10];2;FALSE);&quot;&quot;)" office:value-type="string">
            <text:p>Incident-level reportable motor vehicle crash record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yes</text:p>
          </table:table-cell>
          <table:table-cell table:style-name="ce39" office:value-type="string">
            <text:p>yes</text:p>
          </table:table-cell>
          <table:table-cell table:style-name="ce39" office:value-type="string">
            <text:p>unsure</text:p>
          </table:table-cell>
          <table:table-cell table:style-name="ce39" office:value-type="string">
            <text:p>no</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yes</text:p>
          </table:table-cell>
          <table:table-cell table:style-name="ce39" office:value-type="string">
            <text:p>unsure</text:p>
          </table:table-cell>
          <table:table-cell table:style-name="ce40" office:value-type="string">
            <text:p>https://www.ariesportal.com/</text:p>
          </table:table-cell>
          <table:table-cell table:style-name="ce41" office:value-type="string">
            <text:p>Access requires prior approval.</text:p>
          </table:table-cell>
          <table:table-cell table:style-name="ce26" table:formula="of:=IF(NOT(ISBLANK([.E127]));ROUND(((IF([.E127]=&quot;yes&quot;;1;0)*['Grading Scale'.E$2])+(IF([.F127]=&quot;yes&quot;;1;0)*['Grading Scale'.E$3])+(IF([.G127]=&quot;yes&quot;;1;0)*['Grading Scale'.E$4])+(IF([.H127]=&quot;yes&quot;;1;0)*['Grading Scale'.E$5])+(IF([.I127]=&quot;yes&quot;;1;0)*['Grading Scale'.E$6])+(IF([.J127]=&quot;yes&quot;;1;0)*['Grading Scale'.E$7])+(IF([.K127]=&quot;yes&quot;;1;0)*['Grading Scale'.E$8])+(IF([.L127]=&quot;yes&quot;;1;0)*['Grading Scale'.E$9])+(IF([.M127]=&quot;yes&quot;;1;0)*['Grading Scale'.E$10])+(IF([.N127]=&quot;yes&quot;;1;0)*['Grading Scale'.E$11])+(IF([.O127]=&quot;yes&quot;;1;0)*['Grading Scale'.E$12])+(IF([.P127]=&quot;yes&quot;;1;0)*['Grading Scale'.E$13]))/['Grading Scale'.E$14]*100;0);&quot;&quot;)" office:value-type="string">
            <text:p>40</text:p>
          </table:table-cell>
          <table:table-cell table:style-name="ce26" table:formula="of:=IF(ISNUMBER([.S127]);VLOOKUP([.S127];['Grading Scale'.$A$2:.$B$14];2);&quot;&quot;)" office:value-type="string">
            <text:p>F</text:p>
          </table:table-cell>
          <table:table-cell table:number-columns-repeated="16" table:style-name="ce27"/>
        </table:table-row>
        <table:table-row table:style-name="ro3">
          <table:table-cell table:style-name="ce30" office:value-type="date" office:date-value="2015-12-24T00:00:00">
            <text:p>12/24/2015</text:p>
          </table:table-cell>
          <table:table-cell table:style-name="ce25" office:value-type="string">
            <text:p>Iowa</text:p>
          </table:table-cell>
          <table:table-cell table:style-name="ce25" office:value-type="string">
            <text:p>Address Points</text:p>
          </table:table-cell>
          <table:table-cell table:style-name="ce26" table:formula="of:=IF(NOT(ISBLANK([.C128]));VLOOKUP([.C128];['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programs.iowadnr.gov/nrgislibx/County_Frame.asp">
            <text:p><text:a xlink:href="https://programs.iowadnr.gov/nrgislibx/County_Frame.asp">https://programs.iowadnr.gov/nrgislibx/County_Frame.asp</text:a></text:p>
          </table:table-cell>
          <table:table-cell table:style-name="ce26" office:value-type="string">
            <text:p>In 2014, the state embarked on a project to centralize all county address points records, but the project ran out of money before it was complete. Data is provided on a per-county basis, and only available for about half of all counties. To get a file, select a county, click on "Get Data," and if there is a coverage named "Address," then address points are available for that county.</text:p>
          </table:table-cell>
          <table:table-cell table:style-name="ce26" table:formula="of:=IF(NOT(ISBLANK([.E128]));ROUND(((IF([.E128]=&quot;yes&quot;;1;0)*['Grading Scale'.E$2])+(IF([.F128]=&quot;yes&quot;;1;0)*['Grading Scale'.E$3])+(IF([.G128]=&quot;yes&quot;;1;0)*['Grading Scale'.E$4])+(IF([.H128]=&quot;yes&quot;;1;0)*['Grading Scale'.E$5])+(IF([.I128]=&quot;yes&quot;;1;0)*['Grading Scale'.E$6])+(IF([.J128]=&quot;yes&quot;;1;0)*['Grading Scale'.E$7])+(IF([.K128]=&quot;yes&quot;;1;0)*['Grading Scale'.E$8])+(IF([.L128]=&quot;yes&quot;;1;0)*['Grading Scale'.E$9])+(IF([.M128]=&quot;yes&quot;;1;0)*['Grading Scale'.E$10])+(IF([.N128]=&quot;yes&quot;;1;0)*['Grading Scale'.E$11])+(IF([.O128]=&quot;yes&quot;;1;0)*['Grading Scale'.E$12])+(IF([.P128]=&quot;yes&quot;;1;0)*['Grading Scale'.E$13]))/['Grading Scale'.E$14]*100;0);&quot;&quot;)" office:value-type="string">
            <text:p>75</text:p>
          </table:table-cell>
          <table:table-cell table:style-name="ce26" table:formula="of:=IF(ISNUMBER([.S128]);VLOOKUP([.S128];['Grading Scale'.$A$2:.$B$14];2);&quot;&quot;)" office:value-type="string">
            <text:p>C</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Checkbook</text:p>
          </table:table-cell>
          <table:table-cell table:style-name="ce26" table:formula="of:=IF(NOT(ISBLANK([.C129]));VLOOKUP([.C129];['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checkbook.iowa.gov/#!/year/2016/">
            <text:p><text:a xlink:href="http://checkbook.iowa.gov/#!/year/2016/">http://checkbook.iowa.gov/#!/year/2016/</text:a></text:p>
          </table:table-cell>
          <table:table-cell table:style-name="ce26" office:value-type="string">
            <text:p>Site contents are copyrighted by Socrata. Data lags by about 60 days. Data is only available as a single, multi-gigabyte download.</text:p>
          </table:table-cell>
          <table:table-cell table:style-name="ce26" table:formula="of:=IF(NOT(ISBLANK([.E129]));ROUND(((IF([.E129]=&quot;yes&quot;;1;0)*['Grading Scale'.E$2])+(IF([.F129]=&quot;yes&quot;;1;0)*['Grading Scale'.E$3])+(IF([.G129]=&quot;yes&quot;;1;0)*['Grading Scale'.E$4])+(IF([.H129]=&quot;yes&quot;;1;0)*['Grading Scale'.E$5])+(IF([.I129]=&quot;yes&quot;;1;0)*['Grading Scale'.E$6])+(IF([.J129]=&quot;yes&quot;;1;0)*['Grading Scale'.E$7])+(IF([.K129]=&quot;yes&quot;;1;0)*['Grading Scale'.E$8])+(IF([.L129]=&quot;yes&quot;;1;0)*['Grading Scale'.E$9])+(IF([.M129]=&quot;yes&quot;;1;0)*['Grading Scale'.E$10])+(IF([.N129]=&quot;yes&quot;;1;0)*['Grading Scale'.E$11])+(IF([.O129]=&quot;yes&quot;;1;0)*['Grading Scale'.E$12])+(IF([.P129]=&quot;yes&quot;;1;0)*['Grading Scale'.E$13]))/['Grading Scale'.E$14]*100;0);&quot;&quot;)" office:value-type="string">
            <text:p>90</text:p>
          </table:table-cell>
          <table:table-cell table:style-name="ce26" table:formula="of:=IF(ISNUMBER([.S129]);VLOOKUP([.S129];['Grading Scale'.$A$2:.$B$14];2);&quot;&quot;)" office:value-type="string">
            <text:p>A−</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Companies</text:p>
          </table:table-cell>
          <table:table-cell table:style-name="ce26" table:formula="of:=IF(NOT(ISBLANK([.C130]));VLOOKUP([.C130];['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iowa.gov/Economy/Active-Iowa-Business-Entities/ez5t-3qay">
            <text:p><text:a xlink:href="https://data.iowa.gov/Economy/Active-Iowa-Business-Entities/ez5t-3qay">https://data.iowa.gov/Economy/Active-Iowa-Business-Entities/ez5t-3qay</text:a></text:p>
          </table:table-cell>
          <table:table-cell table:style-name="ce26" office:value-type="string">
            <text:p>Does not include whether the corporation is foreign or domestic, names of officers, or shareholders.</text:p>
          </table:table-cell>
          <table:table-cell table:style-name="ce26" table:formula="of:=IF(NOT(ISBLANK([.E130]));ROUND(((IF([.E130]=&quot;yes&quot;;1;0)*['Grading Scale'.E$2])+(IF([.F130]=&quot;yes&quot;;1;0)*['Grading Scale'.E$3])+(IF([.G130]=&quot;yes&quot;;1;0)*['Grading Scale'.E$4])+(IF([.H130]=&quot;yes&quot;;1;0)*['Grading Scale'.E$5])+(IF([.I130]=&quot;yes&quot;;1;0)*['Grading Scale'.E$6])+(IF([.J130]=&quot;yes&quot;;1;0)*['Grading Scale'.E$7])+(IF([.K130]=&quot;yes&quot;;1;0)*['Grading Scale'.E$8])+(IF([.L130]=&quot;yes&quot;;1;0)*['Grading Scale'.E$9])+(IF([.M130]=&quot;yes&quot;;1;0)*['Grading Scale'.E$10])+(IF([.N130]=&quot;yes&quot;;1;0)*['Grading Scale'.E$11])+(IF([.O130]=&quot;yes&quot;;1;0)*['Grading Scale'.E$12])+(IF([.P130]=&quot;yes&quot;;1;0)*['Grading Scale'.E$13]))/['Grading Scale'.E$14]*100;0);&quot;&quot;)" office:value-type="string">
            <text:p>95</text:p>
          </table:table-cell>
          <table:table-cell table:style-name="ce26" table:formula="of:=IF(ISNUMBER([.S130]);VLOOKUP([.S130];['Grading Scale'.$A$2:.$B$14];2);&quot;&quot;)" office:value-type="string">
            <text:p>A</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Incarceration</text:p>
          </table:table-cell>
          <table:table-cell table:style-name="ce26" table:formula="of:=IF(NOT(ISBLANK([.C131]));VLOOKUP([.C131];['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c.state.ia.us/DailyStatistics#map">
            <text:p><text:a xlink:href="http://www.doc.state.ia.us/DailyStatistics#map">http://www.doc.state.ia.us/DailyStatistics#map</text:a></text:p>
          </table:table-cell>
          <table:table-cell table:style-name="ce26" office:value-type="string">
            <text:p>Data is updated daily, but it's only for that day. There is no historical data, and no way to determine change over time.</text:p>
          </table:table-cell>
          <table:table-cell table:style-name="ce26" table:formula="of:=IF(NOT(ISBLANK([.E131]));ROUND(((IF([.E131]=&quot;yes&quot;;1;0)*['Grading Scale'.E$2])+(IF([.F131]=&quot;yes&quot;;1;0)*['Grading Scale'.E$3])+(IF([.G131]=&quot;yes&quot;;1;0)*['Grading Scale'.E$4])+(IF([.H131]=&quot;yes&quot;;1;0)*['Grading Scale'.E$5])+(IF([.I131]=&quot;yes&quot;;1;0)*['Grading Scale'.E$6])+(IF([.J131]=&quot;yes&quot;;1;0)*['Grading Scale'.E$7])+(IF([.K131]=&quot;yes&quot;;1;0)*['Grading Scale'.E$8])+(IF([.L131]=&quot;yes&quot;;1;0)*['Grading Scale'.E$9])+(IF([.M131]=&quot;yes&quot;;1;0)*['Grading Scale'.E$10])+(IF([.N131]=&quot;yes&quot;;1;0)*['Grading Scale'.E$11])+(IF([.O131]=&quot;yes&quot;;1;0)*['Grading Scale'.E$12])+(IF([.P131]=&quot;yes&quot;;1;0)*['Grading Scale'.E$13]))/['Grading Scale'.E$14]*100;0);&quot;&quot;)" office:value-type="string">
            <text:p>35</text:p>
          </table:table-cell>
          <table:table-cell table:style-name="ce26" table:formula="of:=IF(ISNUMBER([.S131]);VLOOKUP([.S131];['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Legislation</text:p>
          </table:table-cell>
          <table:table-cell table:style-name="ce26" table:formula="of:=IF(NOT(ISBLANK([.C132]));VLOOKUP([.C132];['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legis.iowa.gov/">
            <text:p><text:a xlink:href="https://www.legis.iowa.gov/">https://www.legis.iowa.gov/</text:a></text:p>
          </table:table-cell>
          <table:table-cell table:style-name="ce26" office:value-type="string">
            <text:p>Site provided via HTTPS, making its contents verifiable.</text:p>
          </table:table-cell>
          <table:table-cell table:style-name="ce26" table:formula="of:=IF(NOT(ISBLANK([.E132]));ROUND(((IF([.E132]=&quot;yes&quot;;1;0)*['Grading Scale'.E$2])+(IF([.F132]=&quot;yes&quot;;1;0)*['Grading Scale'.E$3])+(IF([.G132]=&quot;yes&quot;;1;0)*['Grading Scale'.E$4])+(IF([.H132]=&quot;yes&quot;;1;0)*['Grading Scale'.E$5])+(IF([.I132]=&quot;yes&quot;;1;0)*['Grading Scale'.E$6])+(IF([.J132]=&quot;yes&quot;;1;0)*['Grading Scale'.E$7])+(IF([.K132]=&quot;yes&quot;;1;0)*['Grading Scale'.E$8])+(IF([.L132]=&quot;yes&quot;;1;0)*['Grading Scale'.E$9])+(IF([.M132]=&quot;yes&quot;;1;0)*['Grading Scale'.E$10])+(IF([.N132]=&quot;yes&quot;;1;0)*['Grading Scale'.E$11])+(IF([.O132]=&quot;yes&quot;;1;0)*['Grading Scale'.E$12])+(IF([.P132]=&quot;yes&quot;;1;0)*['Grading Scale'.E$13]))/['Grading Scale'.E$14]*100;0);&quot;&quot;)" office:value-type="string">
            <text:p>50</text:p>
          </table:table-cell>
          <table:table-cell table:style-name="ce26" table:formula="of:=IF(ISNUMBER([.S132]);VLOOKUP([.S132];['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6" office:value-type="string">
            <text:p>Population Projections</text:p>
          </table:table-cell>
          <table:table-cell table:style-name="ce26" table:formula="of:=IF(NOT(ISBLANK([.C133]));VLOOKUP([.C133];['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owadatacenter.org/browse/projections.html">
            <text:p><text:a xlink:href="http://www.iowadatacenter.org/browse/projections.html">http://www.iowadatacenter.org/browse/projections.html</text:a></text:p>
          </table:table-cell>
          <table:table-cell table:style-name="ce26" office:value-type="string">
            <text:p>Last updated in 2009, so it was not updated after the 2010 census. Records lack GNIS IDs or FIPS codes for ecah locality.</text:p>
          </table:table-cell>
          <table:table-cell table:style-name="ce26" table:formula="of:=IF(NOT(ISBLANK([.E133]));ROUND(((IF([.E133]=&quot;yes&quot;;1;0)*['Grading Scale'.E$2])+(IF([.F133]=&quot;yes&quot;;1;0)*['Grading Scale'.E$3])+(IF([.G133]=&quot;yes&quot;;1;0)*['Grading Scale'.E$4])+(IF([.H133]=&quot;yes&quot;;1;0)*['Grading Scale'.E$5])+(IF([.I133]=&quot;yes&quot;;1;0)*['Grading Scale'.E$6])+(IF([.J133]=&quot;yes&quot;;1;0)*['Grading Scale'.E$7])+(IF([.K133]=&quot;yes&quot;;1;0)*['Grading Scale'.E$8])+(IF([.L133]=&quot;yes&quot;;1;0)*['Grading Scale'.E$9])+(IF([.M133]=&quot;yes&quot;;1;0)*['Grading Scale'.E$10])+(IF([.N133]=&quot;yes&quot;;1;0)*['Grading Scale'.E$11])+(IF([.O133]=&quot;yes&quot;;1;0)*['Grading Scale'.E$12])+(IF([.P133]=&quot;yes&quot;;1;0)*['Grading Scale'.E$13]))/['Grading Scale'.E$14]*100;0);&quot;&quot;)" office:value-type="string">
            <text:p>80</text:p>
          </table:table-cell>
          <table:table-cell table:style-name="ce26" table:formula="of:=IF(ISNUMBER([.S133]);VLOOKUP([.S133];['Grading Scale'.$A$2:.$B$14];2);&quot;&quot;)" office:value-type="string">
            <text:p>B−</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Real Estate</text:p>
          </table:table-cell>
          <table:table-cell table:style-name="ce26" table:formula="of:=IF(NOT(ISBLANK([.C134]));VLOOKUP([.C134];['Dataset Descriptions'.$A$2:.$B$10];2;FALSE);&quot;&quot;)" office:value-type="string">
            <text:p>State-owned land and buildings.</text:p>
          </table:table-cell>
          <table:table-cell table:style-name="ce38"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table:table-cell table:style-name="ce26"/>
          <table:table-cell table:style-name="ce26" table:formula="of:=IF(NOT(ISBLANK([.E134]));ROUND(((IF([.E134]=&quot;yes&quot;;1;0)*['Grading Scale'.E$2])+(IF([.F134]=&quot;yes&quot;;1;0)*['Grading Scale'.E$3])+(IF([.G134]=&quot;yes&quot;;1;0)*['Grading Scale'.E$4])+(IF([.H134]=&quot;yes&quot;;1;0)*['Grading Scale'.E$5])+(IF([.I134]=&quot;yes&quot;;1;0)*['Grading Scale'.E$6])+(IF([.J134]=&quot;yes&quot;;1;0)*['Grading Scale'.E$7])+(IF([.K134]=&quot;yes&quot;;1;0)*['Grading Scale'.E$8])+(IF([.L134]=&quot;yes&quot;;1;0)*['Grading Scale'.E$9])+(IF([.M134]=&quot;yes&quot;;1;0)*['Grading Scale'.E$10])+(IF([.N134]=&quot;yes&quot;;1;0)*['Grading Scale'.E$11])+(IF([.O134]=&quot;yes&quot;;1;0)*['Grading Scale'.E$12])+(IF([.P134]=&quot;yes&quot;;1;0)*['Grading Scale'.E$13]))/['Grading Scale'.E$14]*100;0);&quot;&quot;)" office:value-type="string">
            <text:p>0</text:p>
          </table:table-cell>
          <table:table-cell table:style-name="ce26" table:formula="of:=IF(ISNUMBER([.S134]);VLOOKUP([.S134];['Grading Scale'.$A$2:.$B$14];2);&quot;&quot;)" office:value-type="string">
            <text:p>F</text:p>
          </table:table-cell>
          <table:table-cell table:style-name="ce27"/>
          <table:table-cell table:style-name="ce25"/>
          <table:table-cell table:number-columns-repeated="14"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25" office:value-type="string">
            <text:p>Restaurant Inspections</text:p>
          </table:table-cell>
          <table:table-cell table:style-name="ce26" table:formula="of:=IF(NOT(ISBLANK([.C135]));VLOOKUP([.C135];['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food.iowa.gov/foodsafety/Inspection/PublicInspectionSearch.aspx">
            <text:p><text:a xlink:href="https://food.iowa.gov/foodsafety/Inspection/PublicInspectionSearch.aspx">https://food.iowa.gov/foodsafety/Inspection/PublicInspectionSearch.aspx</text:a></text:p>
          </table:table-cell>
          <table:table-cell table:style-name="ce26" office:value-type="string">
            <text:p>Records are provided as PDFs. There is only a search interface.</text:p>
          </table:table-cell>
          <table:table-cell table:style-name="ce26" table:formula="of:=IF(NOT(ISBLANK([.E135]));ROUND(((IF([.E135]=&quot;yes&quot;;1;0)*['Grading Scale'.E$2])+(IF([.F135]=&quot;yes&quot;;1;0)*['Grading Scale'.E$3])+(IF([.G135]=&quot;yes&quot;;1;0)*['Grading Scale'.E$4])+(IF([.H135]=&quot;yes&quot;;1;0)*['Grading Scale'.E$5])+(IF([.I135]=&quot;yes&quot;;1;0)*['Grading Scale'.E$6])+(IF([.J135]=&quot;yes&quot;;1;0)*['Grading Scale'.E$7])+(IF([.K135]=&quot;yes&quot;;1;0)*['Grading Scale'.E$8])+(IF([.L135]=&quot;yes&quot;;1;0)*['Grading Scale'.E$9])+(IF([.M135]=&quot;yes&quot;;1;0)*['Grading Scale'.E$10])+(IF([.N135]=&quot;yes&quot;;1;0)*['Grading Scale'.E$11])+(IF([.O135]=&quot;yes&quot;;1;0)*['Grading Scale'.E$12])+(IF([.P135]=&quot;yes&quot;;1;0)*['Grading Scale'.E$13]))/['Grading Scale'.E$14]*100;0);&quot;&quot;)" office:value-type="string">
            <text:p>50</text:p>
          </table:table-cell>
          <table:table-cell table:style-name="ce26" table:formula="of:=IF(ISNUMBER([.S135]);VLOOKUP([.S135];['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Iowa</text:p>
          </table:table-cell>
          <table:table-cell table:style-name="ce37" office:value-type="string">
            <text:p>Vehicle Crashes</text:p>
          </table:table-cell>
          <table:table-cell table:style-name="ce26" table:formula="of:=IF(NOT(ISBLANK([.C136]));VLOOKUP([.C136];['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owadot.gov/crashanalysis/">
            <text:p><text:a xlink:href="http://www.iowadot.gov/crashanalysis/">http://www.iowadot.gov/crashanalysis/</text:a></text:p>
          </table:table-cell>
          <table:table-cell table:style-name="ce26" office:value-type="string">
            <text:p>They explicitly state that they comply with the Model Minimum Uniform Crash Criteria, but they do not publish MUCC-grade data. What is provided is place-based statistics, which have not been updated since 2011 or 2012. Detailed data is available upon request.</text:p>
          </table:table-cell>
          <table:table-cell table:style-name="ce26" table:formula="of:=IF(NOT(ISBLANK([.E136]));ROUND(((IF([.E136]=&quot;yes&quot;;1;0)*['Grading Scale'.E$2])+(IF([.F136]=&quot;yes&quot;;1;0)*['Grading Scale'.E$3])+(IF([.G136]=&quot;yes&quot;;1;0)*['Grading Scale'.E$4])+(IF([.H136]=&quot;yes&quot;;1;0)*['Grading Scale'.E$5])+(IF([.I136]=&quot;yes&quot;;1;0)*['Grading Scale'.E$6])+(IF([.J136]=&quot;yes&quot;;1;0)*['Grading Scale'.E$7])+(IF([.K136]=&quot;yes&quot;;1;0)*['Grading Scale'.E$8])+(IF([.L136]=&quot;yes&quot;;1;0)*['Grading Scale'.E$9])+(IF([.M136]=&quot;yes&quot;;1;0)*['Grading Scale'.E$10])+(IF([.N136]=&quot;yes&quot;;1;0)*['Grading Scale'.E$11])+(IF([.O136]=&quot;yes&quot;;1;0)*['Grading Scale'.E$12])+(IF([.P136]=&quot;yes&quot;;1;0)*['Grading Scale'.E$13]))/['Grading Scale'.E$14]*100;0);&quot;&quot;)" office:value-type="string">
            <text:p>75</text:p>
          </table:table-cell>
          <table:table-cell table:style-name="ce26" table:formula="of:=IF(ISNUMBER([.S136]);VLOOKUP([.S136];['Grading Scale'.$A$2:.$B$14];2);&quot;&quot;)" office:value-type="string">
            <text:p>C</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Kansas</text:p>
          </table:table-cell>
          <table:table-cell table:style-name="ce25" office:value-type="string">
            <text:p>Address Points</text:p>
          </table:table-cell>
          <table:table-cell table:style-name="ce26" table:formula="of:=IF(NOT(ISBLANK([.C137]));VLOOKUP([.C137];['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Kansas does not appear to have a central collection of address points.</text:p>
          </table:table-cell>
          <table:table-cell table:style-name="ce26" table:formula="of:=IF(NOT(ISBLANK([.E137]));ROUND(((IF([.E137]=&quot;yes&quot;;1;0)*['Grading Scale'.E$2])+(IF([.F137]=&quot;yes&quot;;1;0)*['Grading Scale'.E$3])+(IF([.G137]=&quot;yes&quot;;1;0)*['Grading Scale'.E$4])+(IF([.H137]=&quot;yes&quot;;1;0)*['Grading Scale'.E$5])+(IF([.I137]=&quot;yes&quot;;1;0)*['Grading Scale'.E$6])+(IF([.J137]=&quot;yes&quot;;1;0)*['Grading Scale'.E$7])+(IF([.K137]=&quot;yes&quot;;1;0)*['Grading Scale'.E$8])+(IF([.L137]=&quot;yes&quot;;1;0)*['Grading Scale'.E$9])+(IF([.M137]=&quot;yes&quot;;1;0)*['Grading Scale'.E$10])+(IF([.N137]=&quot;yes&quot;;1;0)*['Grading Scale'.E$11])+(IF([.O137]=&quot;yes&quot;;1;0)*['Grading Scale'.E$12])+(IF([.P137]=&quot;yes&quot;;1;0)*['Grading Scale'.E$13]))/['Grading Scale'.E$14]*100;0);&quot;&quot;)" office:value-type="string">
            <text:p>0</text:p>
          </table:table-cell>
          <table:table-cell table:style-name="ce26" table:formula="of:=IF(ISNUMBER([.S137]);VLOOKUP([.S137];['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Kansas</text:p>
          </table:table-cell>
          <table:table-cell table:style-name="ce25" office:value-type="string">
            <text:p>Checkbook</text:p>
          </table:table-cell>
          <table:table-cell table:style-name="ce26" table:formula="of:=IF(NOT(ISBLANK([.C138]));VLOOKUP([.C138];['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kanview.ks.gov/DataDownload.aspx">
            <text:p><text:a xlink:href="http://kanview.ks.gov/DataDownload.aspx">http://kanview.ks.gov/DataDownload.aspx</text:a></text:p>
          </table:table-cell>
          <table:table-cell table:style-name="ce26" office:value-type="string">
            <text:p>At the time that it was inventoried, the data had not been updated for six months. Does not include a description of the purpose of the payment.</text:p>
          </table:table-cell>
          <table:table-cell table:style-name="ce26" table:formula="of:=IF(NOT(ISBLANK([.E138]));ROUND(((IF([.E138]=&quot;yes&quot;;1;0)*['Grading Scale'.E$2])+(IF([.F138]=&quot;yes&quot;;1;0)*['Grading Scale'.E$3])+(IF([.G138]=&quot;yes&quot;;1;0)*['Grading Scale'.E$4])+(IF([.H138]=&quot;yes&quot;;1;0)*['Grading Scale'.E$5])+(IF([.I138]=&quot;yes&quot;;1;0)*['Grading Scale'.E$6])+(IF([.J138]=&quot;yes&quot;;1;0)*['Grading Scale'.E$7])+(IF([.K138]=&quot;yes&quot;;1;0)*['Grading Scale'.E$8])+(IF([.L138]=&quot;yes&quot;;1;0)*['Grading Scale'.E$9])+(IF([.M138]=&quot;yes&quot;;1;0)*['Grading Scale'.E$10])+(IF([.N138]=&quot;yes&quot;;1;0)*['Grading Scale'.E$11])+(IF([.O138]=&quot;yes&quot;;1;0)*['Grading Scale'.E$12])+(IF([.P138]=&quot;yes&quot;;1;0)*['Grading Scale'.E$13]))/['Grading Scale'.E$14]*100;0);&quot;&quot;)" office:value-type="string">
            <text:p>70</text:p>
          </table:table-cell>
          <table:table-cell table:style-name="ce26" table:formula="of:=IF(ISNUMBER([.S138]);VLOOKUP([.S138];['Grading Scale'.$A$2:.$B$14];2);&quot;&quot;)" office:value-type="string">
            <text:p>C−</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Kansas</text:p>
          </table:table-cell>
          <table:table-cell table:style-name="ce25" office:value-type="string">
            <text:p>Companies</text:p>
          </table:table-cell>
          <table:table-cell table:style-name="ce26" table:formula="of:=IF(NOT(ISBLANK([.C139]));VLOOKUP([.C139];['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kansas.gov/bess/">
            <text:p><text:a xlink:href="https://www.kansas.gov/bess/">https://www.kansas.gov/bess/</text:a></text:p>
          </table:table-cell>
          <table:table-cell table:style-name="ce26" office:value-type="string">
            <text:p>Data is verifiable by virtue of being provided over HTTPS.</text:p>
          </table:table-cell>
          <table:table-cell table:style-name="ce26" table:formula="of:=IF(NOT(ISBLANK([.E139]));ROUND(((IF([.E139]=&quot;yes&quot;;1;0)*['Grading Scale'.E$2])+(IF([.F139]=&quot;yes&quot;;1;0)*['Grading Scale'.E$3])+(IF([.G139]=&quot;yes&quot;;1;0)*['Grading Scale'.E$4])+(IF([.H139]=&quot;yes&quot;;1;0)*['Grading Scale'.E$5])+(IF([.I139]=&quot;yes&quot;;1;0)*['Grading Scale'.E$6])+(IF([.J139]=&quot;yes&quot;;1;0)*['Grading Scale'.E$7])+(IF([.K139]=&quot;yes&quot;;1;0)*['Grading Scale'.E$8])+(IF([.L139]=&quot;yes&quot;;1;0)*['Grading Scale'.E$9])+(IF([.M139]=&quot;yes&quot;;1;0)*['Grading Scale'.E$10])+(IF([.N139]=&quot;yes&quot;;1;0)*['Grading Scale'.E$11])+(IF([.O139]=&quot;yes&quot;;1;0)*['Grading Scale'.E$12])+(IF([.P139]=&quot;yes&quot;;1;0)*['Grading Scale'.E$13]))/['Grading Scale'.E$14]*100;0);&quot;&quot;)" office:value-type="string">
            <text:p>45</text:p>
          </table:table-cell>
          <table:table-cell table:style-name="ce26" table:formula="of:=IF(ISNUMBER([.S139]);VLOOKUP([.S139];['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Kansas</text:p>
          </table:table-cell>
          <table:table-cell table:style-name="ce25" office:value-type="string">
            <text:p>Incarceration</text:p>
          </table:table-cell>
          <table:table-cell table:style-name="ce26" table:formula="of:=IF(NOT(ISBLANK([.C140]));VLOOKUP([.C140];['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doc.ks.gov/publications/population-report">
            <text:p><text:a xlink:href="https://www.doc.ks.gov/publications/population-report">https://www.doc.ks.gov/publications/population-report</text:a></text:p>
          </table:table-cell>
          <table:table-cell table:style-name="ce26" office:value-type="string">
            <text:p>Data is verifiable by virtue of being provided over HTTPS.</text:p>
          </table:table-cell>
          <table:table-cell table:style-name="ce26" table:formula="of:=IF(NOT(ISBLANK([.E140]));ROUND(((IF([.E140]=&quot;yes&quot;;1;0)*['Grading Scale'.E$2])+(IF([.F140]=&quot;yes&quot;;1;0)*['Grading Scale'.E$3])+(IF([.G140]=&quot;yes&quot;;1;0)*['Grading Scale'.E$4])+(IF([.H140]=&quot;yes&quot;;1;0)*['Grading Scale'.E$5])+(IF([.I140]=&quot;yes&quot;;1;0)*['Grading Scale'.E$6])+(IF([.J140]=&quot;yes&quot;;1;0)*['Grading Scale'.E$7])+(IF([.K140]=&quot;yes&quot;;1;0)*['Grading Scale'.E$8])+(IF([.L140]=&quot;yes&quot;;1;0)*['Grading Scale'.E$9])+(IF([.M140]=&quot;yes&quot;;1;0)*['Grading Scale'.E$10])+(IF([.N140]=&quot;yes&quot;;1;0)*['Grading Scale'.E$11])+(IF([.O140]=&quot;yes&quot;;1;0)*['Grading Scale'.E$12])+(IF([.P140]=&quot;yes&quot;;1;0)*['Grading Scale'.E$13]))/['Grading Scale'.E$14]*100;0);&quot;&quot;)" office:value-type="string">
            <text:p>50</text:p>
          </table:table-cell>
          <table:table-cell table:style-name="ce26" table:formula="of:=IF(ISNUMBER([.S140]);VLOOKUP([.S140];['Grading Scale'.$A$2:.$B$14];2);&quot;&quot;)" office:value-type="string">
            <text:p>F</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Kansas</text:p>
          </table:table-cell>
          <table:table-cell table:style-name="ce25" office:value-type="string">
            <text:p>Legislation</text:p>
          </table:table-cell>
          <table:table-cell table:style-name="ce26" table:formula="of:=IF(NOT(ISBLANK([.C141]));VLOOKUP([.C141];['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kslegislature.org/klois/Pages/RESTianAPI.html">
            <text:p><text:a xlink:href="http://www.kslegislature.org/klois/Pages/RESTianAPI.html">http://www.kslegislature.org/klois/Pages/RESTianAPI.html</text:a></text:p>
          </table:table-cell>
          <table:table-cell table:style-name="ce26" office:value-type="string">
            <text:p>They provide an API for legislative information. Note that it does not include voting records, but that is not required for completenss under our scoring criteria.</text:p>
          </table:table-cell>
          <table:table-cell table:style-name="ce26" table:formula="of:=IF(NOT(ISBLANK([.E141]));ROUND(((IF([.E141]=&quot;yes&quot;;1;0)*['Grading Scale'.E$2])+(IF([.F141]=&quot;yes&quot;;1;0)*['Grading Scale'.E$3])+(IF([.G141]=&quot;yes&quot;;1;0)*['Grading Scale'.E$4])+(IF([.H141]=&quot;yes&quot;;1;0)*['Grading Scale'.E$5])+(IF([.I141]=&quot;yes&quot;;1;0)*['Grading Scale'.E$6])+(IF([.J141]=&quot;yes&quot;;1;0)*['Grading Scale'.E$7])+(IF([.K141]=&quot;yes&quot;;1;0)*['Grading Scale'.E$8])+(IF([.L141]=&quot;yes&quot;;1;0)*['Grading Scale'.E$9])+(IF([.M141]=&quot;yes&quot;;1;0)*['Grading Scale'.E$10])+(IF([.N141]=&quot;yes&quot;;1;0)*['Grading Scale'.E$11])+(IF([.O141]=&quot;yes&quot;;1;0)*['Grading Scale'.E$12])+(IF([.P141]=&quot;yes&quot;;1;0)*['Grading Scale'.E$13]))/['Grading Scale'.E$14]*100;0);&quot;&quot;)" office:value-type="string">
            <text:p>80</text:p>
          </table:table-cell>
          <table:table-cell table:style-name="ce26" table:formula="of:=IF(ISNUMBER([.S141]);VLOOKUP([.S141];['Grading Scale'.$A$2:.$B$14];2);&quot;&quot;)" office:value-type="string">
            <text:p>B−</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Kansas</text:p>
          </table:table-cell>
          <table:table-cell table:style-name="ce26" office:value-type="string">
            <text:p>Population Projections</text:p>
          </table:table-cell>
          <table:table-cell table:style-name="ce26" table:formula="of:=IF(NOT(ISBLANK([.C142]));VLOOKUP([.C142];['Dataset Descriptions'.$A$2:.$B$10];2;FALSE);&quot;&quot;)" office:value-type="string">
            <text:p>Forecasts of municipal-level changes in population over coming year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budget.ks.gov/ecodemo.htm">
            <text:p><text:a xlink:href="http://budget.ks.gov/ecodemo.htm">http://budget.ks.gov/ecodemo.htm</text:a></text:p>
          </table:table-cell>
          <table:table-cell table:style-name="ce26" office:value-type="string">
            <text:p>Kansas stopped publishing population projections in 2012, "as a cost-saving measure."</text:p>
          </table:table-cell>
          <table:table-cell table:style-name="ce26" table:formula="of:=IF(NOT(ISBLANK([.E142]));ROUND(((IF([.E142]=&quot;yes&quot;;1;0)*['Grading Scale'.E$2])+(IF([.F142]=&quot;yes&quot;;1;0)*['Grading Scale'.E$3])+(IF([.G142]=&quot;yes&quot;;1;0)*['Grading Scale'.E$4])+(IF([.H142]=&quot;yes&quot;;1;0)*['Grading Scale'.E$5])+(IF([.I142]=&quot;yes&quot;;1;0)*['Grading Scale'.E$6])+(IF([.J142]=&quot;yes&quot;;1;0)*['Grading Scale'.E$7])+(IF([.K142]=&quot;yes&quot;;1;0)*['Grading Scale'.E$8])+(IF([.L142]=&quot;yes&quot;;1;0)*['Grading Scale'.E$9])+(IF([.M142]=&quot;yes&quot;;1;0)*['Grading Scale'.E$10])+(IF([.N142]=&quot;yes&quot;;1;0)*['Grading Scale'.E$11])+(IF([.O142]=&quot;yes&quot;;1;0)*['Grading Scale'.E$12])+(IF([.P142]=&quot;yes&quot;;1;0)*['Grading Scale'.E$13]))/['Grading Scale'.E$14]*100;0);&quot;&quot;)" office:value-type="string">
            <text:p>0</text:p>
          </table:table-cell>
          <table:table-cell table:style-name="ce26" table:formula="of:=IF(ISNUMBER([.S142]);VLOOKUP([.S142];['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Kansas</text:p>
          </table:table-cell>
          <table:table-cell table:style-name="ce25" office:value-type="string">
            <text:p>Real Estate</text:p>
          </table:table-cell>
          <table:table-cell table:style-name="ce26" table:formula="of:=IF(NOT(ISBLANK([.C143]));VLOOKUP([.C143];['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is no evidence that this exists.</text:p>
          </table:table-cell>
          <table:table-cell table:style-name="ce26" table:formula="of:=IF(NOT(ISBLANK([.E143]));ROUND(((IF([.E143]=&quot;yes&quot;;1;0)*['Grading Scale'.E$2])+(IF([.F143]=&quot;yes&quot;;1;0)*['Grading Scale'.E$3])+(IF([.G143]=&quot;yes&quot;;1;0)*['Grading Scale'.E$4])+(IF([.H143]=&quot;yes&quot;;1;0)*['Grading Scale'.E$5])+(IF([.I143]=&quot;yes&quot;;1;0)*['Grading Scale'.E$6])+(IF([.J143]=&quot;yes&quot;;1;0)*['Grading Scale'.E$7])+(IF([.K143]=&quot;yes&quot;;1;0)*['Grading Scale'.E$8])+(IF([.L143]=&quot;yes&quot;;1;0)*['Grading Scale'.E$9])+(IF([.M143]=&quot;yes&quot;;1;0)*['Grading Scale'.E$10])+(IF([.N143]=&quot;yes&quot;;1;0)*['Grading Scale'.E$11])+(IF([.O143]=&quot;yes&quot;;1;0)*['Grading Scale'.E$12])+(IF([.P143]=&quot;yes&quot;;1;0)*['Grading Scale'.E$13]))/['Grading Scale'.E$14]*100;0);&quot;&quot;)" office:value-type="string">
            <text:p>0</text:p>
          </table:table-cell>
          <table:table-cell table:style-name="ce26" table:formula="of:=IF(ISNUMBER([.S143]);VLOOKUP([.S143];['Grading Scale'.$A$2:.$B$14];2);&quot;&quot;)" office:value-type="string">
            <text:p>F</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Kansas</text:p>
          </table:table-cell>
          <table:table-cell table:style-name="ce25" office:value-type="string">
            <text:p>Restaurant Inspections</text:p>
          </table:table-cell>
          <table:table-cell table:style-name="ce26" table:formula="of:=IF(NOT(ISBLANK([.C144]));VLOOKUP([.C144];['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foodsafety.kda.ks.gov/FoodSafety/Web/Inspection/PublicInspectionSearch.aspx">
            <text:p><text:a xlink:href="https://foodsafety.kda.ks.gov/FoodSafety/Web/Inspection/PublicInspectionSearch.aspx">https://foodsafety.kda.ks.gov/FoodSafety/Web/Inspection/PublicInspectionSearch.aspx</text:a></text:p>
          </table:table-cell>
          <table:table-cell table:style-name="ce26" office:value-type="string">
            <text:p>This is a web-based interface for reading information—no data is provided.</text:p>
          </table:table-cell>
          <table:table-cell table:style-name="ce26" table:formula="of:=IF(NOT(ISBLANK([.E144]));ROUND(((IF([.E144]=&quot;yes&quot;;1;0)*['Grading Scale'.E$2])+(IF([.F144]=&quot;yes&quot;;1;0)*['Grading Scale'.E$3])+(IF([.G144]=&quot;yes&quot;;1;0)*['Grading Scale'.E$4])+(IF([.H144]=&quot;yes&quot;;1;0)*['Grading Scale'.E$5])+(IF([.I144]=&quot;yes&quot;;1;0)*['Grading Scale'.E$6])+(IF([.J144]=&quot;yes&quot;;1;0)*['Grading Scale'.E$7])+(IF([.K144]=&quot;yes&quot;;1;0)*['Grading Scale'.E$8])+(IF([.L144]=&quot;yes&quot;;1;0)*['Grading Scale'.E$9])+(IF([.M144]=&quot;yes&quot;;1;0)*['Grading Scale'.E$10])+(IF([.N144]=&quot;yes&quot;;1;0)*['Grading Scale'.E$11])+(IF([.O144]=&quot;yes&quot;;1;0)*['Grading Scale'.E$12])+(IF([.P144]=&quot;yes&quot;;1;0)*['Grading Scale'.E$13]))/['Grading Scale'.E$14]*100;0);&quot;&quot;)" office:value-type="string">
            <text:p>45</text:p>
          </table:table-cell>
          <table:table-cell table:style-name="ce26" table:formula="of:=IF(ISNUMBER([.S144]);VLOOKUP([.S144];['Grading Scale'.$A$2:.$B$14];2);&quot;&quot;)" office:value-type="string">
            <text:p>F</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Kansas</text:p>
          </table:table-cell>
          <table:table-cell table:style-name="ce25" office:value-type="string">
            <text:p>Vehicle Crashes</text:p>
          </table:table-cell>
          <table:table-cell table:style-name="ce26" table:formula="of:=IF(NOT(ISBLANK([.C145]));VLOOKUP([.C145];['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accesskansas.org/ssrv-khp-crashlogs/index.do">
            <text:p><text:a xlink:href="https://www.accesskansas.org/ssrv-khp-crashlogs/index.do">https://www.accesskansas.org/ssrv-khp-crashlogs/index.do</text:a></text:p>
          </table:table-cell>
          <table:table-cell table:style-name="ce26" office:value-type="string">
            <text:p>This is a web-based interface for reading information—no data is provided.</text:p>
          </table:table-cell>
          <table:table-cell table:style-name="ce26" table:formula="of:=IF(NOT(ISBLANK([.E145]));ROUND(((IF([.E145]=&quot;yes&quot;;1;0)*['Grading Scale'.E$2])+(IF([.F145]=&quot;yes&quot;;1;0)*['Grading Scale'.E$3])+(IF([.G145]=&quot;yes&quot;;1;0)*['Grading Scale'.E$4])+(IF([.H145]=&quot;yes&quot;;1;0)*['Grading Scale'.E$5])+(IF([.I145]=&quot;yes&quot;;1;0)*['Grading Scale'.E$6])+(IF([.J145]=&quot;yes&quot;;1;0)*['Grading Scale'.E$7])+(IF([.K145]=&quot;yes&quot;;1;0)*['Grading Scale'.E$8])+(IF([.L145]=&quot;yes&quot;;1;0)*['Grading Scale'.E$9])+(IF([.M145]=&quot;yes&quot;;1;0)*['Grading Scale'.E$10])+(IF([.N145]=&quot;yes&quot;;1;0)*['Grading Scale'.E$11])+(IF([.O145]=&quot;yes&quot;;1;0)*['Grading Scale'.E$12])+(IF([.P145]=&quot;yes&quot;;1;0)*['Grading Scale'.E$13]))/['Grading Scale'.E$14]*100;0);&quot;&quot;)" office:value-type="string">
            <text:p>40</text:p>
          </table:table-cell>
          <table:table-cell table:style-name="ce26" table:formula="of:=IF(ISNUMBER([.S145]);VLOOKUP([.S145];['Grading Scale'.$A$2:.$B$14];2);&quot;&quot;)" office:value-type="string">
            <text:p>F</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Address Points</text:p>
          </table:table-cell>
          <table:table-cell table:style-name="ce26" table:formula="of:=IF(NOT(ISBLANK([.C146]));VLOOKUP([.C146];['Dataset Descriptions'.$A$2:.$B$10];2;FALSE);&quot;&quot;)" office:value-type="string">
            <text:p>The geographic coordinates for physical address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8"/>
          <table:table-cell table:style-name="ce26" table:formula="of:=IF(NOT(ISBLANK([.E146]));ROUND(((IF([.E146]=&quot;yes&quot;;1;0)*['Grading Scale'.E$2])+(IF([.F146]=&quot;yes&quot;;1;0)*['Grading Scale'.E$3])+(IF([.G146]=&quot;yes&quot;;1;0)*['Grading Scale'.E$4])+(IF([.H146]=&quot;yes&quot;;1;0)*['Grading Scale'.E$5])+(IF([.I146]=&quot;yes&quot;;1;0)*['Grading Scale'.E$6])+(IF([.J146]=&quot;yes&quot;;1;0)*['Grading Scale'.E$7])+(IF([.K146]=&quot;yes&quot;;1;0)*['Grading Scale'.E$8])+(IF([.L146]=&quot;yes&quot;;1;0)*['Grading Scale'.E$9])+(IF([.M146]=&quot;yes&quot;;1;0)*['Grading Scale'.E$10])+(IF([.N146]=&quot;yes&quot;;1;0)*['Grading Scale'.E$11])+(IF([.O146]=&quot;yes&quot;;1;0)*['Grading Scale'.E$12])+(IF([.P146]=&quot;yes&quot;;1;0)*['Grading Scale'.E$13]))/['Grading Scale'.E$14]*100;0);&quot;&quot;)" office:value-type="string">
            <text:p>0</text:p>
          </table:table-cell>
          <table:table-cell table:style-name="ce26" table:formula="of:=IF(ISNUMBER([.S146]);VLOOKUP([.S146];['Grading Scale'.$A$2:.$B$14];2);&quot;&quot;)" office:value-type="string">
            <text:p>F</text:p>
          </table:table-cell>
          <table:table-cell table:number-columns-repeated="16" table:style-name="ce27"/>
        </table:table-row>
        <table:table-row table:style-name="ro3">
          <table:table-cell table:style-name="ce24" office:value-type="date" office:date-value="2016-01-11T00:00:00">
            <text:p>1/11/2016</text:p>
          </table:table-cell>
          <table:table-cell table:style-name="ce25" office:value-type="string">
            <text:p>Kentucky</text:p>
          </table:table-cell>
          <table:table-cell table:style-name="ce25" office:value-type="string">
            <text:p>Checkbook</text:p>
          </table:table-cell>
          <table:table-cell table:style-name="ce26" table:formula="of:=IF(NOT(ISBLANK([.C147]));VLOOKUP([.C147];['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opendoor.ky.gov/search/Pages/spendingsearch.aspx">
            <text:p><text:a xlink:href="http://opendoor.ky.gov/search/Pages/spendingsearch.aspx">http://opendoor.ky.gov/search/Pages/spendingsearch.aspx</text:a></text:p>
          </table:table-cell>
          <table:table-cell table:style-name="ce26" office:value-type="string">
            <text:p>Records are aggregated by year, department, category, and subcategory, instead of being transaction-level. Because expenditures aren't listed individually, it's impossible to know whether the records are up-to-date. Data can be exported as CSV, but it's generated by a Javascript callback that makes automated transfer impossible.</text:p>
          </table:table-cell>
          <table:table-cell table:style-name="ce26" table:formula="of:=IF(NOT(ISBLANK([.E147]));ROUND(((IF([.E147]=&quot;yes&quot;;1;0)*['Grading Scale'.E$2])+(IF([.F147]=&quot;yes&quot;;1;0)*['Grading Scale'.E$3])+(IF([.G147]=&quot;yes&quot;;1;0)*['Grading Scale'.E$4])+(IF([.H147]=&quot;yes&quot;;1;0)*['Grading Scale'.E$5])+(IF([.I147]=&quot;yes&quot;;1;0)*['Grading Scale'.E$6])+(IF([.J147]=&quot;yes&quot;;1;0)*['Grading Scale'.E$7])+(IF([.K147]=&quot;yes&quot;;1;0)*['Grading Scale'.E$8])+(IF([.L147]=&quot;yes&quot;;1;0)*['Grading Scale'.E$9])+(IF([.M147]=&quot;yes&quot;;1;0)*['Grading Scale'.E$10])+(IF([.N147]=&quot;yes&quot;;1;0)*['Grading Scale'.E$11])+(IF([.O147]=&quot;yes&quot;;1;0)*['Grading Scale'.E$12])+(IF([.P147]=&quot;yes&quot;;1;0)*['Grading Scale'.E$13]))/['Grading Scale'.E$14]*100;0);&quot;&quot;)" office:value-type="string">
            <text:p>75</text:p>
          </table:table-cell>
          <table:table-cell table:style-name="ce26" table:formula="of:=IF(ISNUMBER([.S147]);VLOOKUP([.S147];['Grading Scale'.$A$2:.$B$14];2);&quot;&quot;)" office:value-type="string">
            <text:p>C</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Kentucky</text:p>
          </table:table-cell>
          <table:table-cell table:style-name="ce25" office:value-type="string">
            <text:p>Companies</text:p>
          </table:table-cell>
          <table:table-cell table:style-name="ce26" table:formula="of:=IF(NOT(ISBLANK([.C148]));VLOOKUP([.C148];['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www.sos.ky.gov/bus/Pages/Bulk-Data-Service.aspx">
            <text:p><text:a xlink:href="http://www.sos.ky.gov/bus/Pages/Bulk-Data-Service.aspx">http://www.sos.ky.gov/bus/Pages/Bulk-Data-Service.aspx</text:a></text:p>
          </table:table-cell>
          <table:table-cell table:style-name="ce26" office:value-type="string">
            <text:p>Bulk data requires a subscription. The subscription is free for non-commercial purposes and $2,000 month for commercial purposes (no definition of "commercial" is provided).</text:p>
          </table:table-cell>
          <table:table-cell table:style-name="ce26" table:formula="of:=IF(NOT(ISBLANK([.E148]));ROUND(((IF([.E148]=&quot;yes&quot;;1;0)*['Grading Scale'.E$2])+(IF([.F148]=&quot;yes&quot;;1;0)*['Grading Scale'.E$3])+(IF([.G148]=&quot;yes&quot;;1;0)*['Grading Scale'.E$4])+(IF([.H148]=&quot;yes&quot;;1;0)*['Grading Scale'.E$5])+(IF([.I148]=&quot;yes&quot;;1;0)*['Grading Scale'.E$6])+(IF([.J148]=&quot;yes&quot;;1;0)*['Grading Scale'.E$7])+(IF([.K148]=&quot;yes&quot;;1;0)*['Grading Scale'.E$8])+(IF([.L148]=&quot;yes&quot;;1;0)*['Grading Scale'.E$9])+(IF([.M148]=&quot;yes&quot;;1;0)*['Grading Scale'.E$10])+(IF([.N148]=&quot;yes&quot;;1;0)*['Grading Scale'.E$11])+(IF([.O148]=&quot;yes&quot;;1;0)*['Grading Scale'.E$12])+(IF([.P148]=&quot;yes&quot;;1;0)*['Grading Scale'.E$13]))/['Grading Scale'.E$14]*100;0);&quot;&quot;)" office:value-type="string">
            <text:p>70</text:p>
          </table:table-cell>
          <table:table-cell table:style-name="ce26" table:formula="of:=IF(ISNUMBER([.S148]);VLOOKUP([.S148];['Grading Scale'.$A$2:.$B$14];2);&quot;&quot;)" office:value-type="string">
            <text:p>C−</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Incarceration</text:p>
          </table:table-cell>
          <table:table-cell table:style-name="ce26" table:formula="of:=IF(NOT(ISBLANK([.C149]));VLOOKUP([.C149];['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corrections.ky.gov/about/Pages/ResearchandStatistics.aspx">
            <text:p><text:a xlink:href="http://corrections.ky.gov/about/Pages/ResearchandStatistics.aspx">http://corrections.ky.gov/about/Pages/ResearchandStatistics.aspx</text:a></text:p>
          </table:table-cell>
          <table:table-cell table:style-name="ce26" office:value-type="string">
            <text:p>Data provided only as PDFs. Updated daily. Archived daily PDFs go back to the beginning of 2015.</text:p>
          </table:table-cell>
          <table:table-cell table:style-name="ce26" table:formula="of:=IF(NOT(ISBLANK([.E149]));ROUND(((IF([.E149]=&quot;yes&quot;;1;0)*['Grading Scale'.E$2])+(IF([.F149]=&quot;yes&quot;;1;0)*['Grading Scale'.E$3])+(IF([.G149]=&quot;yes&quot;;1;0)*['Grading Scale'.E$4])+(IF([.H149]=&quot;yes&quot;;1;0)*['Grading Scale'.E$5])+(IF([.I149]=&quot;yes&quot;;1;0)*['Grading Scale'.E$6])+(IF([.J149]=&quot;yes&quot;;1;0)*['Grading Scale'.E$7])+(IF([.K149]=&quot;yes&quot;;1;0)*['Grading Scale'.E$8])+(IF([.L149]=&quot;yes&quot;;1;0)*['Grading Scale'.E$9])+(IF([.M149]=&quot;yes&quot;;1;0)*['Grading Scale'.E$10])+(IF([.N149]=&quot;yes&quot;;1;0)*['Grading Scale'.E$11])+(IF([.O149]=&quot;yes&quot;;1;0)*['Grading Scale'.E$12])+(IF([.P149]=&quot;yes&quot;;1;0)*['Grading Scale'.E$13]))/['Grading Scale'.E$14]*100;0);&quot;&quot;)" office:value-type="string">
            <text:p>45</text:p>
          </table:table-cell>
          <table:table-cell table:style-name="ce26" table:formula="of:=IF(ISNUMBER([.S149]);VLOOKUP([.S149];['Grading Scale'.$A$2:.$B$14];2);&quot;&quot;)" office:value-type="string">
            <text:p>F</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Legislation</text:p>
          </table:table-cell>
          <table:table-cell table:style-name="ce26" table:formula="of:=IF(NOT(ISBLANK([.C150]));VLOOKUP([.C150];['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rc.ky.gov/">
            <text:p><text:a xlink:href="http://lrc.ky.gov/">http://lrc.ky.gov/</text:a></text:p>
          </table:table-cell>
          <table:table-cell table:style-name="ce28"/>
          <table:table-cell table:style-name="ce26" table:formula="of:=IF(NOT(ISBLANK([.E150]));ROUND(((IF([.E150]=&quot;yes&quot;;1;0)*['Grading Scale'.E$2])+(IF([.F150]=&quot;yes&quot;;1;0)*['Grading Scale'.E$3])+(IF([.G150]=&quot;yes&quot;;1;0)*['Grading Scale'.E$4])+(IF([.H150]=&quot;yes&quot;;1;0)*['Grading Scale'.E$5])+(IF([.I150]=&quot;yes&quot;;1;0)*['Grading Scale'.E$6])+(IF([.J150]=&quot;yes&quot;;1;0)*['Grading Scale'.E$7])+(IF([.K150]=&quot;yes&quot;;1;0)*['Grading Scale'.E$8])+(IF([.L150]=&quot;yes&quot;;1;0)*['Grading Scale'.E$9])+(IF([.M150]=&quot;yes&quot;;1;0)*['Grading Scale'.E$10])+(IF([.N150]=&quot;yes&quot;;1;0)*['Grading Scale'.E$11])+(IF([.O150]=&quot;yes&quot;;1;0)*['Grading Scale'.E$12])+(IF([.P150]=&quot;yes&quot;;1;0)*['Grading Scale'.E$13]))/['Grading Scale'.E$14]*100;0);&quot;&quot;)" office:value-type="string">
            <text:p>40</text:p>
          </table:table-cell>
          <table:table-cell table:style-name="ce26" table:formula="of:=IF(ISNUMBER([.S150]);VLOOKUP([.S150];['Grading Scale'.$A$2:.$B$14];2);&quot;&quot;)" office:value-type="string">
            <text:p>F</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6" office:value-type="string">
            <text:p>Population Projections</text:p>
          </table:table-cell>
          <table:table-cell table:style-name="ce26" table:formula="of:=IF(NOT(ISBLANK([.C151]));VLOOKUP([.C151];['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ksdc.louisville.edu/data-downloads/projections/">
            <text:p><text:a xlink:href="http://www.ksdc.louisville.edu/data-downloads/projections/">http://www.ksdc.louisville.edu/data-downloads/projections/</text:a></text:p>
          </table:table-cell>
          <table:table-cell table:style-name="ce26" office:value-type="string">
            <text:p>Records lack GNIS IDs or FIPS codes for each locality.</text:p>
          </table:table-cell>
          <table:table-cell table:style-name="ce26" table:formula="of:=IF(NOT(ISBLANK([.E151]));ROUND(((IF([.E151]=&quot;yes&quot;;1;0)*['Grading Scale'.E$2])+(IF([.F151]=&quot;yes&quot;;1;0)*['Grading Scale'.E$3])+(IF([.G151]=&quot;yes&quot;;1;0)*['Grading Scale'.E$4])+(IF([.H151]=&quot;yes&quot;;1;0)*['Grading Scale'.E$5])+(IF([.I151]=&quot;yes&quot;;1;0)*['Grading Scale'.E$6])+(IF([.J151]=&quot;yes&quot;;1;0)*['Grading Scale'.E$7])+(IF([.K151]=&quot;yes&quot;;1;0)*['Grading Scale'.E$8])+(IF([.L151]=&quot;yes&quot;;1;0)*['Grading Scale'.E$9])+(IF([.M151]=&quot;yes&quot;;1;0)*['Grading Scale'.E$10])+(IF([.N151]=&quot;yes&quot;;1;0)*['Grading Scale'.E$11])+(IF([.O151]=&quot;yes&quot;;1;0)*['Grading Scale'.E$12])+(IF([.P151]=&quot;yes&quot;;1;0)*['Grading Scale'.E$13]))/['Grading Scale'.E$14]*100;0);&quot;&quot;)" office:value-type="string">
            <text:p>80</text:p>
          </table:table-cell>
          <table:table-cell table:style-name="ce26" table:formula="of:=IF(ISNUMBER([.S151]);VLOOKUP([.S151];['Grading Scale'.$A$2:.$B$14];2);&quot;&quot;)" office:value-type="string">
            <text:p>B−</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Real Estate</text:p>
          </table:table-cell>
          <table:table-cell table:style-name="ce26" table:formula="of:=IF(NOT(ISBLANK([.C152]));VLOOKUP([.C152];['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opendoor.ky.gov/search/Pages/property_search.aspx">
            <text:p><text:a xlink:href="http://opendoor.ky.gov/search/Pages/property_search.aspx">http://opendoor.ky.gov/search/Pages/property_search.aspx</text:a></text:p>
          </table:table-cell>
          <table:table-cell table:style-name="ce26" office:value-type="string">
            <text:p>Lacks the name of the agency that owns or operates the property, as well as the acreage of the land.</text:p>
          </table:table-cell>
          <table:table-cell table:style-name="ce26" table:formula="of:=IF(NOT(ISBLANK([.E152]));ROUND(((IF([.E152]=&quot;yes&quot;;1;0)*['Grading Scale'.E$2])+(IF([.F152]=&quot;yes&quot;;1;0)*['Grading Scale'.E$3])+(IF([.G152]=&quot;yes&quot;;1;0)*['Grading Scale'.E$4])+(IF([.H152]=&quot;yes&quot;;1;0)*['Grading Scale'.E$5])+(IF([.I152]=&quot;yes&quot;;1;0)*['Grading Scale'.E$6])+(IF([.J152]=&quot;yes&quot;;1;0)*['Grading Scale'.E$7])+(IF([.K152]=&quot;yes&quot;;1;0)*['Grading Scale'.E$8])+(IF([.L152]=&quot;yes&quot;;1;0)*['Grading Scale'.E$9])+(IF([.M152]=&quot;yes&quot;;1;0)*['Grading Scale'.E$10])+(IF([.N152]=&quot;yes&quot;;1;0)*['Grading Scale'.E$11])+(IF([.O152]=&quot;yes&quot;;1;0)*['Grading Scale'.E$12])+(IF([.P152]=&quot;yes&quot;;1;0)*['Grading Scale'.E$13]))/['Grading Scale'.E$14]*100;0);&quot;&quot;)" office:value-type="string">
            <text:p>35</text:p>
          </table:table-cell>
          <table:table-cell table:style-name="ce26" table:formula="of:=IF(ISNUMBER([.S152]);VLOOKUP([.S152];['Grading Scale'.$A$2:.$B$14];2);&quot;&quot;)" office:value-type="string">
            <text:p>F</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Restaurant Inspections</text:p>
          </table:table-cell>
          <table:table-cell table:style-name="ce26" table:formula="of:=IF(NOT(ISBLANK([.C153]));VLOOKUP([.C153];['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Restaurant inspections are performed by municipal agencies. The state does not syndicate that data.</text:p>
          </table:table-cell>
          <table:table-cell table:style-name="ce26" table:formula="of:=IF(NOT(ISBLANK([.E153]));ROUND(((IF([.E153]=&quot;yes&quot;;1;0)*['Grading Scale'.E$2])+(IF([.F153]=&quot;yes&quot;;1;0)*['Grading Scale'.E$3])+(IF([.G153]=&quot;yes&quot;;1;0)*['Grading Scale'.E$4])+(IF([.H153]=&quot;yes&quot;;1;0)*['Grading Scale'.E$5])+(IF([.I153]=&quot;yes&quot;;1;0)*['Grading Scale'.E$6])+(IF([.J153]=&quot;yes&quot;;1;0)*['Grading Scale'.E$7])+(IF([.K153]=&quot;yes&quot;;1;0)*['Grading Scale'.E$8])+(IF([.L153]=&quot;yes&quot;;1;0)*['Grading Scale'.E$9])+(IF([.M153]=&quot;yes&quot;;1;0)*['Grading Scale'.E$10])+(IF([.N153]=&quot;yes&quot;;1;0)*['Grading Scale'.E$11])+(IF([.O153]=&quot;yes&quot;;1;0)*['Grading Scale'.E$12])+(IF([.P153]=&quot;yes&quot;;1;0)*['Grading Scale'.E$13]))/['Grading Scale'.E$14]*100;0);&quot;&quot;)" office:value-type="string">
            <text:p>0</text:p>
          </table:table-cell>
          <table:table-cell table:style-name="ce26" table:formula="of:=IF(ISNUMBER([.S153]);VLOOKUP([.S153];['Grading Scale'.$A$2:.$B$14];2);&quot;&quot;)" office:value-type="string">
            <text:p>F</text:p>
          </table:table-cell>
          <table:table-cell table:number-columns-repeated="16" table:style-name="ce27"/>
        </table:table-row>
        <table:table-row table:style-name="ro3">
          <table:table-cell table:style-name="ce24" office:value-type="date" office:date-value="2015-12-24T00:00:00">
            <text:p>12/24/2015</text:p>
          </table:table-cell>
          <table:table-cell table:style-name="ce25" office:value-type="string">
            <text:p>Kentucky</text:p>
          </table:table-cell>
          <table:table-cell table:style-name="ce25" office:value-type="string">
            <text:p>Vehicle Crashes</text:p>
          </table:table-cell>
          <table:table-cell table:style-name="ce26" table:formula="of:=IF(NOT(ISBLANK([.C154]));VLOOKUP([.C154];['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crashinformationky.org/KCAP/Public/Home.aspx">
            <text:p><text:a xlink:href="http://crashinformationky.org/KCAP/Public/Home.aspx">http://crashinformationky.org/KCAP/Public/Home.aspx</text:a></text:p>
          </table:table-cell>
          <table:table-cell table:style-name="ce26" office:value-type="string">
            <text:p>Data is a year old. Records are very detailed, but they appear to have been scrubbed of all personally-identifying information.</text:p>
          </table:table-cell>
          <table:table-cell table:style-name="ce26" table:formula="of:=IF(NOT(ISBLANK([.E154]));ROUND(((IF([.E154]=&quot;yes&quot;;1;0)*['Grading Scale'.E$2])+(IF([.F154]=&quot;yes&quot;;1;0)*['Grading Scale'.E$3])+(IF([.G154]=&quot;yes&quot;;1;0)*['Grading Scale'.E$4])+(IF([.H154]=&quot;yes&quot;;1;0)*['Grading Scale'.E$5])+(IF([.I154]=&quot;yes&quot;;1;0)*['Grading Scale'.E$6])+(IF([.J154]=&quot;yes&quot;;1;0)*['Grading Scale'.E$7])+(IF([.K154]=&quot;yes&quot;;1;0)*['Grading Scale'.E$8])+(IF([.L154]=&quot;yes&quot;;1;0)*['Grading Scale'.E$9])+(IF([.M154]=&quot;yes&quot;;1;0)*['Grading Scale'.E$10])+(IF([.N154]=&quot;yes&quot;;1;0)*['Grading Scale'.E$11])+(IF([.O154]=&quot;yes&quot;;1;0)*['Grading Scale'.E$12])+(IF([.P154]=&quot;yes&quot;;1;0)*['Grading Scale'.E$13]))/['Grading Scale'.E$14]*100;0);&quot;&quot;)" office:value-type="string">
            <text:p>75</text:p>
          </table:table-cell>
          <table:table-cell table:style-name="ce26" table:formula="of:=IF(ISNUMBER([.S154]);VLOOKUP([.S154];['Grading Scale'.$A$2:.$B$14];2);&quot;&quot;)" office:value-type="string">
            <text:p>C</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Address Points</text:p>
          </table:table-cell>
          <table:table-cell table:style-name="ce26" table:formula="of:=IF(NOT(ISBLANK([.C155]));VLOOKUP([.C155];['Dataset Descriptions'.$A$2:.$B$10];2;FALSE);&quot;&quot;)" office:value-type="string">
            <text:p>The geographic coordinates for physical addresses.</text:p>
          </table:table-cell>
          <table:table-cell table:style-name="ce25" office:value-type="string">
            <text:p>no</text:p>
          </table:table-cell>
          <table:table-cell table:number-columns-repeated="11" table:style-name="ce25"/>
          <table:table-cell table:style-name="ce27"/>
          <table:table-cell table:style-name="ce26" office:value-type="string">
            <text:p>Although most of the 64 parishes collect this data, and a plan was put together to centralize it, the state eliminated funding to the Louisiana Geographic Information Center and has not created a state address coordinator.</text:p>
          </table:table-cell>
          <table:table-cell table:style-name="ce26" table:formula="of:=IF(NOT(ISBLANK([.E155]));ROUND(((IF([.E155]=&quot;yes&quot;;1;0)*['Grading Scale'.E$2])+(IF([.F155]=&quot;yes&quot;;1;0)*['Grading Scale'.E$3])+(IF([.G155]=&quot;yes&quot;;1;0)*['Grading Scale'.E$4])+(IF([.H155]=&quot;yes&quot;;1;0)*['Grading Scale'.E$5])+(IF([.I155]=&quot;yes&quot;;1;0)*['Grading Scale'.E$6])+(IF([.J155]=&quot;yes&quot;;1;0)*['Grading Scale'.E$7])+(IF([.K155]=&quot;yes&quot;;1;0)*['Grading Scale'.E$8])+(IF([.L155]=&quot;yes&quot;;1;0)*['Grading Scale'.E$9])+(IF([.M155]=&quot;yes&quot;;1;0)*['Grading Scale'.E$10])+(IF([.N155]=&quot;yes&quot;;1;0)*['Grading Scale'.E$11])+(IF([.O155]=&quot;yes&quot;;1;0)*['Grading Scale'.E$12])+(IF([.P155]=&quot;yes&quot;;1;0)*['Grading Scale'.E$13]))/['Grading Scale'.E$14]*100;0);&quot;&quot;)" office:value-type="string">
            <text:p>0</text:p>
          </table:table-cell>
          <table:table-cell table:style-name="ce26" table:formula="of:=IF(ISNUMBER([.S155]);VLOOKUP([.S155];['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Checkbook</text:p>
          </table:table-cell>
          <table:table-cell table:style-name="ce26" table:formula="of:=IF(NOT(ISBLANK([.C156]));VLOOKUP([.C156];['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cfprd.doa.louisiana.gov/latrac/selectDownload.cfm">
            <text:p><text:a xlink:href="https://wwwcfprd.doa.louisiana.gov/latrac/selectDownload.cfm">https://wwwcfprd.doa.louisiana.gov/latrac/selectDownload.cfm</text:a></text:p>
          </table:table-cell>
          <table:table-cell table:style-name="ce26" office:value-type="string">
            <text:p>Does not contain transaction-level data, but instead the aggregate amount of money paid to a given vendor by a given agency within a given fiscal year.</text:p>
          </table:table-cell>
          <table:table-cell table:style-name="ce26" table:formula="of:=IF(NOT(ISBLANK([.E156]));ROUND(((IF([.E156]=&quot;yes&quot;;1;0)*['Grading Scale'.E$2])+(IF([.F156]=&quot;yes&quot;;1;0)*['Grading Scale'.E$3])+(IF([.G156]=&quot;yes&quot;;1;0)*['Grading Scale'.E$4])+(IF([.H156]=&quot;yes&quot;;1;0)*['Grading Scale'.E$5])+(IF([.I156]=&quot;yes&quot;;1;0)*['Grading Scale'.E$6])+(IF([.J156]=&quot;yes&quot;;1;0)*['Grading Scale'.E$7])+(IF([.K156]=&quot;yes&quot;;1;0)*['Grading Scale'.E$8])+(IF([.L156]=&quot;yes&quot;;1;0)*['Grading Scale'.E$9])+(IF([.M156]=&quot;yes&quot;;1;0)*['Grading Scale'.E$10])+(IF([.N156]=&quot;yes&quot;;1;0)*['Grading Scale'.E$11])+(IF([.O156]=&quot;yes&quot;;1;0)*['Grading Scale'.E$12])+(IF([.P156]=&quot;yes&quot;;1;0)*['Grading Scale'.E$13]))/['Grading Scale'.E$14]*100;0);&quot;&quot;)" office:value-type="string">
            <text:p>90</text:p>
          </table:table-cell>
          <table:table-cell table:style-name="ce26" table:formula="of:=IF(ISNUMBER([.S156]);VLOOKUP([.S156];['Grading Scale'.$A$2:.$B$14];2);&quot;&quot;)" office:value-type="string">
            <text:p>A−</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Companies</text:p>
          </table:table-cell>
          <table:table-cell table:style-name="ce26" table:formula="of:=IF(NOT(ISBLANK([.C157]));VLOOKUP([.C157];['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coraweb.sos.la.gov/CommercialSearch/CommercialSearch.aspx">
            <text:p><text:a xlink:href="https://coraweb.sos.la.gov/CommercialSearch/CommercialSearch.aspx">https://coraweb.sos.la.gov/CommercialSearch/CommercialSearch.aspx</text:a></text:p>
          </table:table-cell>
          <table:table-cell table:style-name="ce42" office:value-type="string">
            <text:p>Site uses SSL, providing verification of data.</text:p>
          </table:table-cell>
          <table:table-cell table:style-name="ce26" table:formula="of:=IF(NOT(ISBLANK([.E157]));ROUND(((IF([.E157]=&quot;yes&quot;;1;0)*['Grading Scale'.E$2])+(IF([.F157]=&quot;yes&quot;;1;0)*['Grading Scale'.E$3])+(IF([.G157]=&quot;yes&quot;;1;0)*['Grading Scale'.E$4])+(IF([.H157]=&quot;yes&quot;;1;0)*['Grading Scale'.E$5])+(IF([.I157]=&quot;yes&quot;;1;0)*['Grading Scale'.E$6])+(IF([.J157]=&quot;yes&quot;;1;0)*['Grading Scale'.E$7])+(IF([.K157]=&quot;yes&quot;;1;0)*['Grading Scale'.E$8])+(IF([.L157]=&quot;yes&quot;;1;0)*['Grading Scale'.E$9])+(IF([.M157]=&quot;yes&quot;;1;0)*['Grading Scale'.E$10])+(IF([.N157]=&quot;yes&quot;;1;0)*['Grading Scale'.E$11])+(IF([.O157]=&quot;yes&quot;;1;0)*['Grading Scale'.E$12])+(IF([.P157]=&quot;yes&quot;;1;0)*['Grading Scale'.E$13]))/['Grading Scale'.E$14]*100;0);&quot;&quot;)" office:value-type="string">
            <text:p>45</text:p>
          </table:table-cell>
          <table:table-cell table:style-name="ce26" table:formula="of:=IF(ISNUMBER([.S157]);VLOOKUP([.S157];['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Incarceration</text:p>
          </table:table-cell>
          <table:table-cell table:style-name="ce26" table:formula="of:=IF(NOT(ISBLANK([.C158]));VLOOKUP([.C158];['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c.la.gov/wp-content/uploads/stats/1g.pdf">
            <text:p><text:a xlink:href="http://www.doc.la.gov/wp-content/uploads/stats/1g.pdf">http://www.doc.la.gov/wp-content/uploads/stats/1g.pdf</text:a></text:p>
          </table:table-cell>
          <table:table-cell table:style-name="ce26" office:value-type="string">
            <text:p>These are statistics, not data. "Raw data" (as they call it) is provided as PDFs. Hasn't been updated for nine months.</text:p>
          </table:table-cell>
          <table:table-cell table:style-name="ce26" table:formula="of:=IF(NOT(ISBLANK([.E158]));ROUND(((IF([.E158]=&quot;yes&quot;;1;0)*['Grading Scale'.E$2])+(IF([.F158]=&quot;yes&quot;;1;0)*['Grading Scale'.E$3])+(IF([.G158]=&quot;yes&quot;;1;0)*['Grading Scale'.E$4])+(IF([.H158]=&quot;yes&quot;;1;0)*['Grading Scale'.E$5])+(IF([.I158]=&quot;yes&quot;;1;0)*['Grading Scale'.E$6])+(IF([.J158]=&quot;yes&quot;;1;0)*['Grading Scale'.E$7])+(IF([.K158]=&quot;yes&quot;;1;0)*['Grading Scale'.E$8])+(IF([.L158]=&quot;yes&quot;;1;0)*['Grading Scale'.E$9])+(IF([.M158]=&quot;yes&quot;;1;0)*['Grading Scale'.E$10])+(IF([.N158]=&quot;yes&quot;;1;0)*['Grading Scale'.E$11])+(IF([.O158]=&quot;yes&quot;;1;0)*['Grading Scale'.E$12])+(IF([.P158]=&quot;yes&quot;;1;0)*['Grading Scale'.E$13]))/['Grading Scale'.E$14]*100;0);&quot;&quot;)" office:value-type="string">
            <text:p>35</text:p>
          </table:table-cell>
          <table:table-cell table:style-name="ce26" table:formula="of:=IF(ISNUMBER([.S158]);VLOOKUP([.S158];['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Legislation</text:p>
          </table:table-cell>
          <table:table-cell table:style-name="ce26" table:formula="of:=IF(NOT(ISBLANK([.C159]));VLOOKUP([.C159];['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legis.la.gov/">
            <text:p><text:a xlink:href="http://www.legis.la.gov/">http://www.legis.la.gov/</text:a></text:p>
          </table:table-cell>
          <table:table-cell table:style-name="ce28"/>
          <table:table-cell table:style-name="ce26" table:formula="of:=IF(NOT(ISBLANK([.E159]));ROUND(((IF([.E159]=&quot;yes&quot;;1;0)*['Grading Scale'.E$2])+(IF([.F159]=&quot;yes&quot;;1;0)*['Grading Scale'.E$3])+(IF([.G159]=&quot;yes&quot;;1;0)*['Grading Scale'.E$4])+(IF([.H159]=&quot;yes&quot;;1;0)*['Grading Scale'.E$5])+(IF([.I159]=&quot;yes&quot;;1;0)*['Grading Scale'.E$6])+(IF([.J159]=&quot;yes&quot;;1;0)*['Grading Scale'.E$7])+(IF([.K159]=&quot;yes&quot;;1;0)*['Grading Scale'.E$8])+(IF([.L159]=&quot;yes&quot;;1;0)*['Grading Scale'.E$9])+(IF([.M159]=&quot;yes&quot;;1;0)*['Grading Scale'.E$10])+(IF([.N159]=&quot;yes&quot;;1;0)*['Grading Scale'.E$11])+(IF([.O159]=&quot;yes&quot;;1;0)*['Grading Scale'.E$12])+(IF([.P159]=&quot;yes&quot;;1;0)*['Grading Scale'.E$13]))/['Grading Scale'.E$14]*100;0);&quot;&quot;)" office:value-type="string">
            <text:p>45</text:p>
          </table:table-cell>
          <table:table-cell table:style-name="ce26" table:formula="of:=IF(ISNUMBER([.S159]);VLOOKUP([.S159];['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6" office:value-type="string">
            <text:p>Population Projections</text:p>
          </table:table-cell>
          <table:table-cell table:style-name="ce26" table:formula="of:=IF(NOT(ISBLANK([.C160]));VLOOKUP([.C160];['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louisiana.gov/Explore/Population_Projections/">
            <text:p><text:a xlink:href="http://louisiana.gov/Explore/Population_Projections/">http://louisiana.gov/Explore/Population_Projections/</text:a></text:p>
          </table:table-cell>
          <table:table-cell table:style-name="ce26" office:value-type="string">
            <text:p>Data is spread across 64 Excel files, one for each parish. Lacks GNIS IDs for localities. Spreadsheets are formatted for humans, not software.</text:p>
          </table:table-cell>
          <table:table-cell table:style-name="ce26" table:formula="of:=IF(NOT(ISBLANK([.E160]));ROUND(((IF([.E160]=&quot;yes&quot;;1;0)*['Grading Scale'.E$2])+(IF([.F160]=&quot;yes&quot;;1;0)*['Grading Scale'.E$3])+(IF([.G160]=&quot;yes&quot;;1;0)*['Grading Scale'.E$4])+(IF([.H160]=&quot;yes&quot;;1;0)*['Grading Scale'.E$5])+(IF([.I160]=&quot;yes&quot;;1;0)*['Grading Scale'.E$6])+(IF([.J160]=&quot;yes&quot;;1;0)*['Grading Scale'.E$7])+(IF([.K160]=&quot;yes&quot;;1;0)*['Grading Scale'.E$8])+(IF([.L160]=&quot;yes&quot;;1;0)*['Grading Scale'.E$9])+(IF([.M160]=&quot;yes&quot;;1;0)*['Grading Scale'.E$10])+(IF([.N160]=&quot;yes&quot;;1;0)*['Grading Scale'.E$11])+(IF([.O160]=&quot;yes&quot;;1;0)*['Grading Scale'.E$12])+(IF([.P160]=&quot;yes&quot;;1;0)*['Grading Scale'.E$13]))/['Grading Scale'.E$14]*100;0);&quot;&quot;)" office:value-type="string">
            <text:p>85</text:p>
          </table:table-cell>
          <table:table-cell table:style-name="ce26" table:formula="of:=IF(ISNUMBER([.S160]);VLOOKUP([.S160];['Grading Scale'.$A$2:.$B$14];2);&quot;&quot;)" office:value-type="string">
            <text:p>B</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Real Estate</text:p>
          </table:table-cell>
          <table:table-cell table:style-name="ce26" table:formula="of:=IF(NOT(ISBLANK([.C161]));VLOOKUP([.C161];['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a.la.gov/Pages/osl/Database.aspx">
            <text:p><text:a xlink:href="http://www.doa.la.gov/Pages/osl/Database.aspx">http://www.doa.la.gov/Pages/osl/Database.aspx</text:a></text:p>
          </table:table-cell>
          <table:table-cell table:style-name="ce26" office:value-type="string">
            <text:p>The data is spread out over a series of files in different formats, including in PDFs.</text:p>
          </table:table-cell>
          <table:table-cell table:style-name="ce26" table:formula="of:=IF(NOT(ISBLANK([.E161]));ROUND(((IF([.E161]=&quot;yes&quot;;1;0)*['Grading Scale'.E$2])+(IF([.F161]=&quot;yes&quot;;1;0)*['Grading Scale'.E$3])+(IF([.G161]=&quot;yes&quot;;1;0)*['Grading Scale'.E$4])+(IF([.H161]=&quot;yes&quot;;1;0)*['Grading Scale'.E$5])+(IF([.I161]=&quot;yes&quot;;1;0)*['Grading Scale'.E$6])+(IF([.J161]=&quot;yes&quot;;1;0)*['Grading Scale'.E$7])+(IF([.K161]=&quot;yes&quot;;1;0)*['Grading Scale'.E$8])+(IF([.L161]=&quot;yes&quot;;1;0)*['Grading Scale'.E$9])+(IF([.M161]=&quot;yes&quot;;1;0)*['Grading Scale'.E$10])+(IF([.N161]=&quot;yes&quot;;1;0)*['Grading Scale'.E$11])+(IF([.O161]=&quot;yes&quot;;1;0)*['Grading Scale'.E$12])+(IF([.P161]=&quot;yes&quot;;1;0)*['Grading Scale'.E$13]))/['Grading Scale'.E$14]*100;0);&quot;&quot;)" office:value-type="string">
            <text:p>75</text:p>
          </table:table-cell>
          <table:table-cell table:style-name="ce26" table:formula="of:=IF(ISNUMBER([.S161]);VLOOKUP([.S161];['Grading Scale'.$A$2:.$B$14];2);&quot;&quot;)" office:value-type="string">
            <text:p>C</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Restaurant Inspections</text:p>
          </table:table-cell>
          <table:table-cell table:style-name="ce26" table:formula="of:=IF(NOT(ISBLANK([.C162]));VLOOKUP([.C162];['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inspections.eatsafe.la.gov/">
            <text:p><text:a xlink:href="http://inspections.eatsafe.la.gov/">http://inspections.eatsafe.la.gov/</text:a></text:p>
          </table:table-cell>
          <table:table-cell table:style-name="ce26" office:value-type="string">
            <text:p>Detailed information is only available within PDFs, but all core data is provided as HTML.</text:p>
          </table:table-cell>
          <table:table-cell table:style-name="ce26" table:formula="of:=IF(NOT(ISBLANK([.E162]));ROUND(((IF([.E162]=&quot;yes&quot;;1;0)*['Grading Scale'.E$2])+(IF([.F162]=&quot;yes&quot;;1;0)*['Grading Scale'.E$3])+(IF([.G162]=&quot;yes&quot;;1;0)*['Grading Scale'.E$4])+(IF([.H162]=&quot;yes&quot;;1;0)*['Grading Scale'.E$5])+(IF([.I162]=&quot;yes&quot;;1;0)*['Grading Scale'.E$6])+(IF([.J162]=&quot;yes&quot;;1;0)*['Grading Scale'.E$7])+(IF([.K162]=&quot;yes&quot;;1;0)*['Grading Scale'.E$8])+(IF([.L162]=&quot;yes&quot;;1;0)*['Grading Scale'.E$9])+(IF([.M162]=&quot;yes&quot;;1;0)*['Grading Scale'.E$10])+(IF([.N162]=&quot;yes&quot;;1;0)*['Grading Scale'.E$11])+(IF([.O162]=&quot;yes&quot;;1;0)*['Grading Scale'.E$12])+(IF([.P162]=&quot;yes&quot;;1;0)*['Grading Scale'.E$13]))/['Grading Scale'.E$14]*100;0);&quot;&quot;)" office:value-type="string">
            <text:p>45</text:p>
          </table:table-cell>
          <table:table-cell table:style-name="ce26" table:formula="of:=IF(ISNUMBER([.S162]);VLOOKUP([.S162];['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Louisiana</text:p>
          </table:table-cell>
          <table:table-cell table:style-name="ce25" office:value-type="string">
            <text:p>Vehicle Crashes</text:p>
          </table:table-cell>
          <table:table-cell table:style-name="ce26" table:formula="of:=IF(NOT(ISBLANK([.C163]));VLOOKUP([.C163];['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atareports.lsu.edu/CrashReportIndex.aspx">
            <text:p><text:a xlink:href="http://datareports.lsu.edu/CrashReportIndex.aspx">http://datareports.lsu.edu/CrashReportIndex.aspx</text:a></text:p>
          </table:table-cell>
          <table:table-cell table:style-name="ce26" office:value-type="string">
            <text:p>These are statistics, not raw data. They have aggregated and sliced the data in an impressive number of ways, but they remain mere statistics. They possess the data in their LACRASH system, but do not share it publicly.</text:p>
          </table:table-cell>
          <table:table-cell table:style-name="ce26" table:formula="of:=IF(NOT(ISBLANK([.E163]));ROUND(((IF([.E163]=&quot;yes&quot;;1;0)*['Grading Scale'.E$2])+(IF([.F163]=&quot;yes&quot;;1;0)*['Grading Scale'.E$3])+(IF([.G163]=&quot;yes&quot;;1;0)*['Grading Scale'.E$4])+(IF([.H163]=&quot;yes&quot;;1;0)*['Grading Scale'.E$5])+(IF([.I163]=&quot;yes&quot;;1;0)*['Grading Scale'.E$6])+(IF([.J163]=&quot;yes&quot;;1;0)*['Grading Scale'.E$7])+(IF([.K163]=&quot;yes&quot;;1;0)*['Grading Scale'.E$8])+(IF([.L163]=&quot;yes&quot;;1;0)*['Grading Scale'.E$9])+(IF([.M163]=&quot;yes&quot;;1;0)*['Grading Scale'.E$10])+(IF([.N163]=&quot;yes&quot;;1;0)*['Grading Scale'.E$11])+(IF([.O163]=&quot;yes&quot;;1;0)*['Grading Scale'.E$12])+(IF([.P163]=&quot;yes&quot;;1;0)*['Grading Scale'.E$13]))/['Grading Scale'.E$14]*100;0);&quot;&quot;)" office:value-type="string">
            <text:p>35</text:p>
          </table:table-cell>
          <table:table-cell table:style-name="ce26" table:formula="of:=IF(ISNUMBER([.S163]);VLOOKUP([.S163];['Grading Scale'.$A$2:.$B$14];2);&quot;&quot;)" office:value-type="string">
            <text:p>F</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Maine</text:p>
          </table:table-cell>
          <table:table-cell table:style-name="ce25" office:value-type="string">
            <text:p>Address Points</text:p>
          </table:table-cell>
          <table:table-cell table:style-name="ce26" table:formula="of:=IF(NOT(ISBLANK([.C164]));VLOOKUP([.C164];['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aine.gov/megis/catalog/metadata/NG911_Addresses.html">
            <text:p><text:a xlink:href="http://www.maine.gov/megis/catalog/metadata/NG911_Addresses.html">http://www.maine.gov/megis/catalog/metadata/NG911_Addresses.html</text:a></text:p>
          </table:table-cell>
          <table:table-cell table:style-name="ce28"/>
          <table:table-cell table:style-name="ce26" table:formula="of:=IF(NOT(ISBLANK([.E164]));ROUND(((IF([.E164]=&quot;yes&quot;;1;0)*['Grading Scale'.E$2])+(IF([.F164]=&quot;yes&quot;;1;0)*['Grading Scale'.E$3])+(IF([.G164]=&quot;yes&quot;;1;0)*['Grading Scale'.E$4])+(IF([.H164]=&quot;yes&quot;;1;0)*['Grading Scale'.E$5])+(IF([.I164]=&quot;yes&quot;;1;0)*['Grading Scale'.E$6])+(IF([.J164]=&quot;yes&quot;;1;0)*['Grading Scale'.E$7])+(IF([.K164]=&quot;yes&quot;;1;0)*['Grading Scale'.E$8])+(IF([.L164]=&quot;yes&quot;;1;0)*['Grading Scale'.E$9])+(IF([.M164]=&quot;yes&quot;;1;0)*['Grading Scale'.E$10])+(IF([.N164]=&quot;yes&quot;;1;0)*['Grading Scale'.E$11])+(IF([.O164]=&quot;yes&quot;;1;0)*['Grading Scale'.E$12])+(IF([.P164]=&quot;yes&quot;;1;0)*['Grading Scale'.E$13]))/['Grading Scale'.E$14]*100;0);&quot;&quot;)" office:value-type="string">
            <text:p>85</text:p>
          </table:table-cell>
          <table:table-cell table:style-name="ce26" table:formula="of:=IF(ISNUMBER([.S164]);VLOOKUP([.S164];['Grading Scale'.$A$2:.$B$14];2);&quot;&quot;)" office:value-type="string">
            <text:p>B</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Maine</text:p>
          </table:table-cell>
          <table:table-cell table:style-name="ce25" office:value-type="string">
            <text:p>Checkbook</text:p>
          </table:table-cell>
          <table:table-cell table:style-name="ce26" table:formula="of:=IF(NOT(ISBLANK([.C165]));VLOOKUP([.C165];['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www.maine.gov/osc/admin/datashare.shtml">
            <text:p><text:a xlink:href="http://www.maine.gov/osc/admin/datashare.shtml">http://www.maine.gov/osc/admin/datashare.shtml</text:a></text:p>
          </table:table-cell>
          <table:table-cell table:style-name="ce26" office:value-type="string">
            <text:p>Data is provided as an Excel file, with one worksheet for each agency. It is incomplete, as it lacks voucher / check numbers for each transaction. There is state spending data in the data repository, but none since 2011. The data provided on the inventoried website has not been updated since 2014.</text:p>
          </table:table-cell>
          <table:table-cell table:style-name="ce26" table:formula="of:=IF(NOT(ISBLANK([.E165]));ROUND(((IF([.E165]=&quot;yes&quot;;1;0)*['Grading Scale'.E$2])+(IF([.F165]=&quot;yes&quot;;1;0)*['Grading Scale'.E$3])+(IF([.G165]=&quot;yes&quot;;1;0)*['Grading Scale'.E$4])+(IF([.H165]=&quot;yes&quot;;1;0)*['Grading Scale'.E$5])+(IF([.I165]=&quot;yes&quot;;1;0)*['Grading Scale'.E$6])+(IF([.J165]=&quot;yes&quot;;1;0)*['Grading Scale'.E$7])+(IF([.K165]=&quot;yes&quot;;1;0)*['Grading Scale'.E$8])+(IF([.L165]=&quot;yes&quot;;1;0)*['Grading Scale'.E$9])+(IF([.M165]=&quot;yes&quot;;1;0)*['Grading Scale'.E$10])+(IF([.N165]=&quot;yes&quot;;1;0)*['Grading Scale'.E$11])+(IF([.O165]=&quot;yes&quot;;1;0)*['Grading Scale'.E$12])+(IF([.P165]=&quot;yes&quot;;1;0)*['Grading Scale'.E$13]))/['Grading Scale'.E$14]*100;0);&quot;&quot;)" office:value-type="string">
            <text:p>80</text:p>
          </table:table-cell>
          <table:table-cell table:style-name="ce26" table:formula="of:=IF(ISNUMBER([.S165]);VLOOKUP([.S165];['Grading Scale'.$A$2:.$B$14];2);&quot;&quot;)" office:value-type="string">
            <text:p>B−</text:p>
          </table:table-cell>
          <table:table-cell table:number-columns-repeated="16" table:style-name="ce27"/>
        </table:table-row>
        <table:table-row table:style-name="ro3">
          <table:table-cell table:style-name="ce24" office:value-type="date" office:date-value="2016-02-01T00:00:00">
            <text:p>2/1/2016</text:p>
          </table:table-cell>
          <table:table-cell table:style-name="ce25" office:value-type="string">
            <text:p>Maine</text:p>
          </table:table-cell>
          <table:table-cell table:style-name="ce25" office:value-type="string">
            <text:p>Companies</text:p>
          </table:table-cell>
          <table:table-cell table:style-name="ce26" table:formula="of:=IF(NOT(ISBLANK([.C166]));VLOOKUP([.C166];['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9" office:value-type="string" office:value="http://www.maine.gov/sos/cec/corp/miscellaneous.html#bulk">
            <text:p><text:a xlink:href="http://www.maine.gov/sos/cec/corp/miscellaneous.html#bulk">http://www.maine.gov/sos/cec/corp/miscellaneous.html#bulk</text:a></text:p>
          </table:table-cell>
          <table:table-cell table:style-name="ce26" office:value-type="string">
            <text:p>Insufficient information is provided publicly to be able to properly assess this dataset. We've contacted the agency to ask for details, and will finish assessing this dataset when those are provided.</text:p>
          </table:table-cell>
          <table:table-cell table:style-name="ce26" table:formula="of:=IF(NOT(ISBLANK([.E166]));ROUND(((IF([.E166]=&quot;yes&quot;;1;0)*['Grading Scale'.E$2])+(IF([.F166]=&quot;yes&quot;;1;0)*['Grading Scale'.E$3])+(IF([.G166]=&quot;yes&quot;;1;0)*['Grading Scale'.E$4])+(IF([.H166]=&quot;yes&quot;;1;0)*['Grading Scale'.E$5])+(IF([.I166]=&quot;yes&quot;;1;0)*['Grading Scale'.E$6])+(IF([.J166]=&quot;yes&quot;;1;0)*['Grading Scale'.E$7])+(IF([.K166]=&quot;yes&quot;;1;0)*['Grading Scale'.E$8])+(IF([.L166]=&quot;yes&quot;;1;0)*['Grading Scale'.E$9])+(IF([.M166]=&quot;yes&quot;;1;0)*['Grading Scale'.E$10])+(IF([.N166]=&quot;yes&quot;;1;0)*['Grading Scale'.E$11])+(IF([.O166]=&quot;yes&quot;;1;0)*['Grading Scale'.E$12])+(IF([.P166]=&quot;yes&quot;;1;0)*['Grading Scale'.E$13]))/['Grading Scale'.E$14]*100;0);&quot;&quot;)" office:value-type="string">
            <text:p>60</text:p>
          </table:table-cell>
          <table:table-cell table:style-name="ce26" table:formula="of:=IF(ISNUMBER([.S166]);VLOOKUP([.S166];['Grading Scale'.$A$2:.$B$14];2);&quot;&quot;)" office:value-type="string">
            <text:p>D−</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Maine</text:p>
          </table:table-cell>
          <table:table-cell table:style-name="ce25" office:value-type="string">
            <text:p>Incarceration</text:p>
          </table:table-cell>
          <table:table-cell table:style-name="ce26" table:formula="of:=IF(NOT(ISBLANK([.C167]));VLOOKUP([.C167];['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table-cell table:style-name="ce26" office:value-type="string">
            <text:p>Maine has a webpage for this (http://www.maine.gov/corrections/PublicInterest/census/), but it has not been updated for almost 5 years.</text:p>
          </table:table-cell>
          <table:table-cell table:style-name="ce26" table:formula="of:=IF(NOT(ISBLANK([.E167]));ROUND(((IF([.E167]=&quot;yes&quot;;1;0)*['Grading Scale'.E$2])+(IF([.F167]=&quot;yes&quot;;1;0)*['Grading Scale'.E$3])+(IF([.G167]=&quot;yes&quot;;1;0)*['Grading Scale'.E$4])+(IF([.H167]=&quot;yes&quot;;1;0)*['Grading Scale'.E$5])+(IF([.I167]=&quot;yes&quot;;1;0)*['Grading Scale'.E$6])+(IF([.J167]=&quot;yes&quot;;1;0)*['Grading Scale'.E$7])+(IF([.K167]=&quot;yes&quot;;1;0)*['Grading Scale'.E$8])+(IF([.L167]=&quot;yes&quot;;1;0)*['Grading Scale'.E$9])+(IF([.M167]=&quot;yes&quot;;1;0)*['Grading Scale'.E$10])+(IF([.N167]=&quot;yes&quot;;1;0)*['Grading Scale'.E$11])+(IF([.O167]=&quot;yes&quot;;1;0)*['Grading Scale'.E$12])+(IF([.P167]=&quot;yes&quot;;1;0)*['Grading Scale'.E$13]))/['Grading Scale'.E$14]*100;0);&quot;&quot;)" office:value-type="string">
            <text:p>0</text:p>
          </table:table-cell>
          <table:table-cell table:style-name="ce26" table:formula="of:=IF(ISNUMBER([.S167]);VLOOKUP([.S167];['Grading Scale'.$A$2:.$B$14];2);&quot;&quot;)" office:value-type="string">
            <text:p>F</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Maine</text:p>
          </table:table-cell>
          <table:table-cell table:style-name="ce25" office:value-type="string">
            <text:p>Legislation</text:p>
          </table:table-cell>
          <table:table-cell table:style-name="ce26" table:formula="of:=IF(NOT(ISBLANK([.C168]));VLOOKUP([.C168];['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islature.maine.gov/">
            <text:p><text:a xlink:href="http://legislature.maine.gov/">http://legislature.maine.gov/</text:a></text:p>
          </table:table-cell>
          <table:table-cell table:style-name="ce28"/>
          <table:table-cell table:style-name="ce26" table:formula="of:=IF(NOT(ISBLANK([.E168]));ROUND(((IF([.E168]=&quot;yes&quot;;1;0)*['Grading Scale'.E$2])+(IF([.F168]=&quot;yes&quot;;1;0)*['Grading Scale'.E$3])+(IF([.G168]=&quot;yes&quot;;1;0)*['Grading Scale'.E$4])+(IF([.H168]=&quot;yes&quot;;1;0)*['Grading Scale'.E$5])+(IF([.I168]=&quot;yes&quot;;1;0)*['Grading Scale'.E$6])+(IF([.J168]=&quot;yes&quot;;1;0)*['Grading Scale'.E$7])+(IF([.K168]=&quot;yes&quot;;1;0)*['Grading Scale'.E$8])+(IF([.L168]=&quot;yes&quot;;1;0)*['Grading Scale'.E$9])+(IF([.M168]=&quot;yes&quot;;1;0)*['Grading Scale'.E$10])+(IF([.N168]=&quot;yes&quot;;1;0)*['Grading Scale'.E$11])+(IF([.O168]=&quot;yes&quot;;1;0)*['Grading Scale'.E$12])+(IF([.P168]=&quot;yes&quot;;1;0)*['Grading Scale'.E$13]))/['Grading Scale'.E$14]*100;0);&quot;&quot;)" office:value-type="string">
            <text:p>45</text:p>
          </table:table-cell>
          <table:table-cell table:style-name="ce26" table:formula="of:=IF(ISNUMBER([.S168]);VLOOKUP([.S168];['Grading Scale'.$A$2:.$B$14];2);&quot;&quot;)" office:value-type="string">
            <text:p>F</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Maine</text:p>
          </table:table-cell>
          <table:table-cell table:style-name="ce26" office:value-type="string">
            <text:p>Population Projections</text:p>
          </table:table-cell>
          <table:table-cell table:style-name="ce26" table:formula="of:=IF(NOT(ISBLANK([.C169]));VLOOKUP([.C169];['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aine.gov/economist/projections/">
            <text:p><text:a xlink:href="http://www.maine.gov/economist/projections/">http://www.maine.gov/economist/projections/</text:a></text:p>
          </table:table-cell>
          <table:table-cell table:style-name="ce26" office:value-type="string">
            <text:p>Incomplete, because localities lack GNIS IDs or FIPS codes.</text:p>
          </table:table-cell>
          <table:table-cell table:style-name="ce26" table:formula="of:=IF(NOT(ISBLANK([.E169]));ROUND(((IF([.E169]=&quot;yes&quot;;1;0)*['Grading Scale'.E$2])+(IF([.F169]=&quot;yes&quot;;1;0)*['Grading Scale'.E$3])+(IF([.G169]=&quot;yes&quot;;1;0)*['Grading Scale'.E$4])+(IF([.H169]=&quot;yes&quot;;1;0)*['Grading Scale'.E$5])+(IF([.I169]=&quot;yes&quot;;1;0)*['Grading Scale'.E$6])+(IF([.J169]=&quot;yes&quot;;1;0)*['Grading Scale'.E$7])+(IF([.K169]=&quot;yes&quot;;1;0)*['Grading Scale'.E$8])+(IF([.L169]=&quot;yes&quot;;1;0)*['Grading Scale'.E$9])+(IF([.M169]=&quot;yes&quot;;1;0)*['Grading Scale'.E$10])+(IF([.N169]=&quot;yes&quot;;1;0)*['Grading Scale'.E$11])+(IF([.O169]=&quot;yes&quot;;1;0)*['Grading Scale'.E$12])+(IF([.P169]=&quot;yes&quot;;1;0)*['Grading Scale'.E$13]))/['Grading Scale'.E$14]*100;0);&quot;&quot;)" office:value-type="string">
            <text:p>90</text:p>
          </table:table-cell>
          <table:table-cell table:style-name="ce26" table:formula="of:=IF(ISNUMBER([.S169]);VLOOKUP([.S169];['Grading Scale'.$A$2:.$B$14];2);&quot;&quot;)" office:value-type="string">
            <text:p>A−</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Maine</text:p>
          </table:table-cell>
          <table:table-cell table:style-name="ce25" office:value-type="string">
            <text:p>Real Estate</text:p>
          </table:table-cell>
          <table:table-cell table:style-name="ce26" table:formula="of:=IF(NOT(ISBLANK([.C170]));VLOOKUP([.C170];['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state is required by law to inventory all state-owned land periodically, so some of this data theoretically exists somewhere.</text:p>
          </table:table-cell>
          <table:table-cell table:style-name="ce26" table:formula="of:=IF(NOT(ISBLANK([.E170]));ROUND(((IF([.E170]=&quot;yes&quot;;1;0)*['Grading Scale'.E$2])+(IF([.F170]=&quot;yes&quot;;1;0)*['Grading Scale'.E$3])+(IF([.G170]=&quot;yes&quot;;1;0)*['Grading Scale'.E$4])+(IF([.H170]=&quot;yes&quot;;1;0)*['Grading Scale'.E$5])+(IF([.I170]=&quot;yes&quot;;1;0)*['Grading Scale'.E$6])+(IF([.J170]=&quot;yes&quot;;1;0)*['Grading Scale'.E$7])+(IF([.K170]=&quot;yes&quot;;1;0)*['Grading Scale'.E$8])+(IF([.L170]=&quot;yes&quot;;1;0)*['Grading Scale'.E$9])+(IF([.M170]=&quot;yes&quot;;1;0)*['Grading Scale'.E$10])+(IF([.N170]=&quot;yes&quot;;1;0)*['Grading Scale'.E$11])+(IF([.O170]=&quot;yes&quot;;1;0)*['Grading Scale'.E$12])+(IF([.P170]=&quot;yes&quot;;1;0)*['Grading Scale'.E$13]))/['Grading Scale'.E$14]*100;0);&quot;&quot;)" office:value-type="string">
            <text:p>0</text:p>
          </table:table-cell>
          <table:table-cell table:style-name="ce26" table:formula="of:=IF(ISNUMBER([.S170]);VLOOKUP([.S170];['Grading Scale'.$A$2:.$B$14];2);&quot;&quot;)" office:value-type="string">
            <text:p>F</text:p>
          </table:table-cell>
          <table:table-cell table:number-columns-repeated="16" table:style-name="ce27"/>
        </table:table-row>
        <table:table-row table:style-name="ro3">
          <table:table-cell table:style-name="ce24" office:value-type="date" office:date-value="2016-02-01T00:00:00">
            <text:p>2/1/2016</text:p>
          </table:table-cell>
          <table:table-cell table:style-name="ce25" office:value-type="string">
            <text:p>Maine</text:p>
          </table:table-cell>
          <table:table-cell table:style-name="ce25" office:value-type="string">
            <text:p>Restaurant Inspections</text:p>
          </table:table-cell>
          <table:table-cell table:style-name="ce26" table:formula="of:=IF(NOT(ISBLANK([.C171]));VLOOKUP([.C171];['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It appears that these records are stored by localities, rather than by the state.</text:p>
          </table:table-cell>
          <table:table-cell table:style-name="ce26" table:formula="of:=IF(NOT(ISBLANK([.E171]));ROUND(((IF([.E171]=&quot;yes&quot;;1;0)*['Grading Scale'.E$2])+(IF([.F171]=&quot;yes&quot;;1;0)*['Grading Scale'.E$3])+(IF([.G171]=&quot;yes&quot;;1;0)*['Grading Scale'.E$4])+(IF([.H171]=&quot;yes&quot;;1;0)*['Grading Scale'.E$5])+(IF([.I171]=&quot;yes&quot;;1;0)*['Grading Scale'.E$6])+(IF([.J171]=&quot;yes&quot;;1;0)*['Grading Scale'.E$7])+(IF([.K171]=&quot;yes&quot;;1;0)*['Grading Scale'.E$8])+(IF([.L171]=&quot;yes&quot;;1;0)*['Grading Scale'.E$9])+(IF([.M171]=&quot;yes&quot;;1;0)*['Grading Scale'.E$10])+(IF([.N171]=&quot;yes&quot;;1;0)*['Grading Scale'.E$11])+(IF([.O171]=&quot;yes&quot;;1;0)*['Grading Scale'.E$12])+(IF([.P171]=&quot;yes&quot;;1;0)*['Grading Scale'.E$13]))/['Grading Scale'.E$14]*100;0);&quot;&quot;)" office:value-type="string">
            <text:p>0</text:p>
          </table:table-cell>
          <table:table-cell table:style-name="ce26" table:formula="of:=IF(ISNUMBER([.S171]);VLOOKUP([.S171];['Grading Scale'.$A$2:.$B$14];2);&quot;&quot;)" office:value-type="string">
            <text:p>F</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Maine</text:p>
          </table:table-cell>
          <table:table-cell table:style-name="ce25" office:value-type="string">
            <text:p>Vehicle Crashes</text:p>
          </table:table-cell>
          <table:table-cell table:style-name="ce26" table:formula="of:=IF(NOT(ISBLANK([.C172]));VLOOKUP([.C172];['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s://www1.maine.gov/online/mcrs/bulkrequest.html">
            <text:p><text:a xlink:href="https://www1.maine.gov/online/mcrs/bulkrequest.html">https://www1.maine.gov/online/mcrs/bulkrequest.html</text:a></text:p>
          </table:table-cell>
          <table:table-cell table:style-name="ce26" office:value-type="string">
            <text:p>Data costs 50¢ per record, and is provided via FTP. Details about file format and fields are not given.</text:p>
          </table:table-cell>
          <table:table-cell table:style-name="ce26" table:formula="of:=IF(NOT(ISBLANK([.E172]));ROUND(((IF([.E172]=&quot;yes&quot;;1;0)*['Grading Scale'.E$2])+(IF([.F172]=&quot;yes&quot;;1;0)*['Grading Scale'.E$3])+(IF([.G172]=&quot;yes&quot;;1;0)*['Grading Scale'.E$4])+(IF([.H172]=&quot;yes&quot;;1;0)*['Grading Scale'.E$5])+(IF([.I172]=&quot;yes&quot;;1;0)*['Grading Scale'.E$6])+(IF([.J172]=&quot;yes&quot;;1;0)*['Grading Scale'.E$7])+(IF([.K172]=&quot;yes&quot;;1;0)*['Grading Scale'.E$8])+(IF([.L172]=&quot;yes&quot;;1;0)*['Grading Scale'.E$9])+(IF([.M172]=&quot;yes&quot;;1;0)*['Grading Scale'.E$10])+(IF([.N172]=&quot;yes&quot;;1;0)*['Grading Scale'.E$11])+(IF([.O172]=&quot;yes&quot;;1;0)*['Grading Scale'.E$12])+(IF([.P172]=&quot;yes&quot;;1;0)*['Grading Scale'.E$13]))/['Grading Scale'.E$14]*100;0);&quot;&quot;)" office:value-type="string">
            <text:p>65</text:p>
          </table:table-cell>
          <table:table-cell table:style-name="ce26" table:formula="of:=IF(ISNUMBER([.S172]);VLOOKUP([.S172];['Grading Scale'.$A$2:.$B$14];2);&quot;&quot;)" office:value-type="string">
            <text:p>D</text:p>
          </table:table-cell>
          <table:table-cell table:number-columns-repeated="16" table:style-name="ce27"/>
        </table:table-row>
        <table:table-row table:style-name="ro3">
          <table:table-cell table:style-name="ce30" office:value-type="date" office:date-value="2016-02-11T00:00:00">
            <text:p>2/11/2016</text:p>
          </table:table-cell>
          <table:table-cell table:style-name="ce25" office:value-type="string">
            <text:p>Maryland</text:p>
          </table:table-cell>
          <table:table-cell table:style-name="ce25" office:value-type="string">
            <text:p>Address Points</text:p>
          </table:table-cell>
          <table:table-cell table:style-name="ce26" table:formula="of:=IF(NOT(ISBLANK([.C173]));VLOOKUP([.C173];['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s://www.arcgis.com/home/item.html?id=20878dd2c20949a8a14a5a282ab98807">
            <text:p><text:a xlink:href="https://www.arcgis.com/home/item.html?id=20878dd2c20949a8a14a5a282ab98807">https://www.arcgis.com/home/item.html?id=20878dd2c20949a8a14a5a282ab98807</text:a></text:p>
          </table:table-cell>
          <table:table-cell table:style-name="ce26" office:value-type="string">
            <text:p>Does not include the entire state. Provided as a shapefile.</text:p>
          </table:table-cell>
          <table:table-cell table:style-name="ce26" table:formula="of:=IF(NOT(ISBLANK([.E173]));ROUND(((IF([.E173]=&quot;yes&quot;;1;0)*['Grading Scale'.E$2])+(IF([.F173]=&quot;yes&quot;;1;0)*['Grading Scale'.E$3])+(IF([.G173]=&quot;yes&quot;;1;0)*['Grading Scale'.E$4])+(IF([.H173]=&quot;yes&quot;;1;0)*['Grading Scale'.E$5])+(IF([.I173]=&quot;yes&quot;;1;0)*['Grading Scale'.E$6])+(IF([.J173]=&quot;yes&quot;;1;0)*['Grading Scale'.E$7])+(IF([.K173]=&quot;yes&quot;;1;0)*['Grading Scale'.E$8])+(IF([.L173]=&quot;yes&quot;;1;0)*['Grading Scale'.E$9])+(IF([.M173]=&quot;yes&quot;;1;0)*['Grading Scale'.E$10])+(IF([.N173]=&quot;yes&quot;;1;0)*['Grading Scale'.E$11])+(IF([.O173]=&quot;yes&quot;;1;0)*['Grading Scale'.E$12])+(IF([.P173]=&quot;yes&quot;;1;0)*['Grading Scale'.E$13]))/['Grading Scale'.E$14]*100;0);&quot;&quot;)" office:value-type="string">
            <text:p>90</text:p>
          </table:table-cell>
          <table:table-cell table:style-name="ce26" table:formula="of:=IF(ISNUMBER([.S173]);VLOOKUP([.S173];['Grading Scale'.$A$2:.$B$14];2);&quot;&quot;)" office:value-type="string">
            <text:p>A−</text:p>
          </table:table-cell>
          <table:table-cell table:number-columns-repeated="16" table:style-name="ce27"/>
        </table:table-row>
        <table:table-row table:style-name="ro3">
          <table:table-cell table:style-name="ce30" office:value-type="date" office:date-value="2016-03-05T00:00:00">
            <text:p>3/5/2016</text:p>
          </table:table-cell>
          <table:table-cell table:style-name="ce25" office:value-type="string">
            <text:p>Maryland</text:p>
          </table:table-cell>
          <table:table-cell table:style-name="ce25" office:value-type="string">
            <text:p>Checkbook</text:p>
          </table:table-cell>
          <table:table-cell table:style-name="ce26" table:formula="of:=IF(NOT(ISBLANK([.C174]));VLOOKUP([.C174];['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maryland.gov/Budget/State-of-Maryland-Payments-Data-FY2008-to-FY2015/gja3-vy5r">
            <text:p><text:a xlink:href="https://data.maryland.gov/Budget/State-of-Maryland-Payments-Data-FY2008-to-FY2015/gja3-vy5r">https://data.maryland.gov/Budget/State-of-Maryland-Payments-Data-FY2008-to-FY2015/gja3-vy5r</text:a></text:p>
          </table:table-cell>
          <table:table-cell table:style-name="ce26" office:value-type="string">
            <text:p>This doesn't include transaction dates or any indication of what the money was spent on, and is ostensibly limited to transactions above $25,000 (but has many transactions at far lower dollar values). Becuse there are no transaction dates, only years, it is impossible to know whether this data is up-to-date.</text:p>
          </table:table-cell>
          <table:table-cell table:style-name="ce26" table:formula="of:=IF(NOT(ISBLANK([.E174]));ROUND(((IF([.E174]=&quot;yes&quot;;1;0)*['Grading Scale'.E$2])+(IF([.F174]=&quot;yes&quot;;1;0)*['Grading Scale'.E$3])+(IF([.G174]=&quot;yes&quot;;1;0)*['Grading Scale'.E$4])+(IF([.H174]=&quot;yes&quot;;1;0)*['Grading Scale'.E$5])+(IF([.I174]=&quot;yes&quot;;1;0)*['Grading Scale'.E$6])+(IF([.J174]=&quot;yes&quot;;1;0)*['Grading Scale'.E$7])+(IF([.K174]=&quot;yes&quot;;1;0)*['Grading Scale'.E$8])+(IF([.L174]=&quot;yes&quot;;1;0)*['Grading Scale'.E$9])+(IF([.M174]=&quot;yes&quot;;1;0)*['Grading Scale'.E$10])+(IF([.N174]=&quot;yes&quot;;1;0)*['Grading Scale'.E$11])+(IF([.O174]=&quot;yes&quot;;1;0)*['Grading Scale'.E$12])+(IF([.P174]=&quot;yes&quot;;1;0)*['Grading Scale'.E$13]))/['Grading Scale'.E$14]*100;0);&quot;&quot;)" office:value-type="string">
            <text:p>90</text:p>
          </table:table-cell>
          <table:table-cell table:style-name="ce26" table:formula="of:=IF(ISNUMBER([.S174]);VLOOKUP([.S174];['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ryland</text:p>
          </table:table-cell>
          <table:table-cell table:style-name="ce25" office:value-type="string">
            <text:p>Companies</text:p>
          </table:table-cell>
          <table:table-cell table:style-name="ce26" table:formula="of:=IF(NOT(ISBLANK([.C175]));VLOOKUP([.C175];['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pecprint.com/state_prc.htm">
            <text:p><text:a xlink:href="http://specprint.com/state_prc.htm">http://specprint.com/state_prc.htm</text:a></text:p>
          </table:table-cell>
          <table:table-cell table:style-name="ce26" office:value-type="string">
            <text:p>Records can be browsed online for free, but obtaining actual data requires paying $1,200 to the state's designated vendor. (It's $1,200 each time that the data is retrieved—no subscription pricing is available.) Obtaining the data requires signing an agreement "not to resell or provide copies of the information in their present format in any commercial endeavor."</text:p>
          </table:table-cell>
          <table:table-cell table:style-name="ce26" table:formula="of:=IF(NOT(ISBLANK([.E175]));ROUND(((IF([.E175]=&quot;yes&quot;;1;0)*['Grading Scale'.E$2])+(IF([.F175]=&quot;yes&quot;;1;0)*['Grading Scale'.E$3])+(IF([.G175]=&quot;yes&quot;;1;0)*['Grading Scale'.E$4])+(IF([.H175]=&quot;yes&quot;;1;0)*['Grading Scale'.E$5])+(IF([.I175]=&quot;yes&quot;;1;0)*['Grading Scale'.E$6])+(IF([.J175]=&quot;yes&quot;;1;0)*['Grading Scale'.E$7])+(IF([.K175]=&quot;yes&quot;;1;0)*['Grading Scale'.E$8])+(IF([.L175]=&quot;yes&quot;;1;0)*['Grading Scale'.E$9])+(IF([.M175]=&quot;yes&quot;;1;0)*['Grading Scale'.E$10])+(IF([.N175]=&quot;yes&quot;;1;0)*['Grading Scale'.E$11])+(IF([.O175]=&quot;yes&quot;;1;0)*['Grading Scale'.E$12])+(IF([.P175]=&quot;yes&quot;;1;0)*['Grading Scale'.E$13]))/['Grading Scale'.E$14]*100;0);&quot;&quot;)" office:value-type="string">
            <text:p>70</text:p>
          </table:table-cell>
          <table:table-cell table:style-name="ce26" table:formula="of:=IF(ISNUMBER([.S175]);VLOOKUP([.S175];['Grading Scale'.$A$2:.$B$14];2);&quot;&quot;)" office:value-type="string">
            <text:p>C−</text:p>
          </table:table-cell>
          <table:table-cell table:number-columns-repeated="16" table:style-name="ce27"/>
        </table:table-row>
        <table:table-row table:style-name="ro3">
          <table:table-cell table:style-name="ce30" office:value-type="date" office:date-value="2016-01-05T00:00:00">
            <text:p>1/5/2016</text:p>
          </table:table-cell>
          <table:table-cell table:style-name="ce25" office:value-type="string">
            <text:p>Maryland</text:p>
          </table:table-cell>
          <table:table-cell table:style-name="ce25" office:value-type="string">
            <text:p>Incarceration</text:p>
          </table:table-cell>
          <table:table-cell table:style-name="ce26" table:formula="of:=IF(NOT(ISBLANK([.C176]));VLOOKUP([.C176];['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c.mo.gov/Sunshine_Law/">
            <text:p><text:a xlink:href="http://doc.mo.gov/Sunshine_Law/">http://doc.mo.gov/Sunshine_Law/</text:a></text:p>
          </table:table-cell>
          <table:table-cell table:style-name="ce26" office:value-type="string">
            <text:p>These are per-prisoner records, not per-prison records. Some per-prison data can be computed from this.</text:p>
          </table:table-cell>
          <table:table-cell table:style-name="ce26" table:formula="of:=IF(NOT(ISBLANK([.E176]));ROUND(((IF([.E176]=&quot;yes&quot;;1;0)*['Grading Scale'.E$2])+(IF([.F176]=&quot;yes&quot;;1;0)*['Grading Scale'.E$3])+(IF([.G176]=&quot;yes&quot;;1;0)*['Grading Scale'.E$4])+(IF([.H176]=&quot;yes&quot;;1;0)*['Grading Scale'.E$5])+(IF([.I176]=&quot;yes&quot;;1;0)*['Grading Scale'.E$6])+(IF([.J176]=&quot;yes&quot;;1;0)*['Grading Scale'.E$7])+(IF([.K176]=&quot;yes&quot;;1;0)*['Grading Scale'.E$8])+(IF([.L176]=&quot;yes&quot;;1;0)*['Grading Scale'.E$9])+(IF([.M176]=&quot;yes&quot;;1;0)*['Grading Scale'.E$10])+(IF([.N176]=&quot;yes&quot;;1;0)*['Grading Scale'.E$11])+(IF([.O176]=&quot;yes&quot;;1;0)*['Grading Scale'.E$12])+(IF([.P176]=&quot;yes&quot;;1;0)*['Grading Scale'.E$13]))/['Grading Scale'.E$14]*100;0);&quot;&quot;)" office:value-type="string">
            <text:p>85</text:p>
          </table:table-cell>
          <table:table-cell table:style-name="ce26" table:formula="of:=IF(ISNUMBER([.S176]);VLOOKUP([.S176];['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ryland</text:p>
          </table:table-cell>
          <table:table-cell table:style-name="ce25" office:value-type="string">
            <text:p>Legislation</text:p>
          </table:table-cell>
          <table:table-cell table:style-name="ce26" table:formula="of:=IF(NOT(ISBLANK([.C177]));VLOOKUP([.C177];['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mgaleg.maryland.gov/webmga/frm1st.aspx?tab=home&amp;poptype=tracking&amp;popid=legisdata">
            <text:p><text:a xlink:href="http://mgaleg.maryland.gov/webmga/frm1st.aspx?tab=home&amp;poptype=tracking&amp;popid=legisdata">http://mgaleg.maryland.gov/webmga/frm1st.aspx?tab=home&amp;poptype=tracking&amp;popid=legisdata</text:a></text:p>
          </table:table-cell>
          <table:table-cell table:style-name="ce26" office:value-type="string">
            <text:p>Only includes bills, not legislators.</text:p>
          </table:table-cell>
          <table:table-cell table:style-name="ce26" table:formula="of:=IF(NOT(ISBLANK([.E177]));ROUND(((IF([.E177]=&quot;yes&quot;;1;0)*['Grading Scale'.E$2])+(IF([.F177]=&quot;yes&quot;;1;0)*['Grading Scale'.E$3])+(IF([.G177]=&quot;yes&quot;;1;0)*['Grading Scale'.E$4])+(IF([.H177]=&quot;yes&quot;;1;0)*['Grading Scale'.E$5])+(IF([.I177]=&quot;yes&quot;;1;0)*['Grading Scale'.E$6])+(IF([.J177]=&quot;yes&quot;;1;0)*['Grading Scale'.E$7])+(IF([.K177]=&quot;yes&quot;;1;0)*['Grading Scale'.E$8])+(IF([.L177]=&quot;yes&quot;;1;0)*['Grading Scale'.E$9])+(IF([.M177]=&quot;yes&quot;;1;0)*['Grading Scale'.E$10])+(IF([.N177]=&quot;yes&quot;;1;0)*['Grading Scale'.E$11])+(IF([.O177]=&quot;yes&quot;;1;0)*['Grading Scale'.E$12])+(IF([.P177]=&quot;yes&quot;;1;0)*['Grading Scale'.E$13]))/['Grading Scale'.E$14]*100;0);&quot;&quot;)" office:value-type="string">
            <text:p>85</text:p>
          </table:table-cell>
          <table:table-cell table:style-name="ce26" table:formula="of:=IF(ISNUMBER([.S177]);VLOOKUP([.S177];['Grading Scale'.$A$2:.$B$14];2);&quot;&quot;)" office:value-type="string">
            <text:p>B</text:p>
          </table:table-cell>
          <table:table-cell table:number-columns-repeated="16" table:style-name="ce27"/>
        </table:table-row>
        <table:table-row table:style-name="ro3">
          <table:table-cell table:style-name="ce30" office:value-type="date" office:date-value="2015-12-01T00:00:00">
            <text:p>12/1/2015</text:p>
          </table:table-cell>
          <table:table-cell table:style-name="ce25" office:value-type="string">
            <text:p>Maryland</text:p>
          </table:table-cell>
          <table:table-cell table:style-name="ce26" office:value-type="string">
            <text:p>Population Projections</text:p>
          </table:table-cell>
          <table:table-cell table:style-name="ce26" table:formula="of:=IF(NOT(ISBLANK([.C178]));VLOOKUP([.C178];['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maryland.gov/Planning/Maryland-Historical-and-Projected-Population-by-Ju/nnwx-dpqi">
            <text:p><text:a xlink:href="https://data.maryland.gov/Planning/Maryland-Historical-and-Projected-Population-by-Ju/nnwx-dpqi">https://data.maryland.gov/Planning/Maryland-Historical-and-Projected-Population-by-Ju/nnwx-dpqi</text:a></text:p>
          </table:table-cell>
          <table:table-cell table:style-name="ce26" office:value-type="string">
            <text:p>Data provided via HTTPS. No FIPS codes or GNIS IDs are provided for localities.</text:p>
          </table:table-cell>
          <table:table-cell table:style-name="ce26" table:formula="of:=IF(NOT(ISBLANK([.E178]));ROUND(((IF([.E178]=&quot;yes&quot;;1;0)*['Grading Scale'.E$2])+(IF([.F178]=&quot;yes&quot;;1;0)*['Grading Scale'.E$3])+(IF([.G178]=&quot;yes&quot;;1;0)*['Grading Scale'.E$4])+(IF([.H178]=&quot;yes&quot;;1;0)*['Grading Scale'.E$5])+(IF([.I178]=&quot;yes&quot;;1;0)*['Grading Scale'.E$6])+(IF([.J178]=&quot;yes&quot;;1;0)*['Grading Scale'.E$7])+(IF([.K178]=&quot;yes&quot;;1;0)*['Grading Scale'.E$8])+(IF([.L178]=&quot;yes&quot;;1;0)*['Grading Scale'.E$9])+(IF([.M178]=&quot;yes&quot;;1;0)*['Grading Scale'.E$10])+(IF([.N178]=&quot;yes&quot;;1;0)*['Grading Scale'.E$11])+(IF([.O178]=&quot;yes&quot;;1;0)*['Grading Scale'.E$12])+(IF([.P178]=&quot;yes&quot;;1;0)*['Grading Scale'.E$13]))/['Grading Scale'.E$14]*100;0);&quot;&quot;)" office:value-type="string">
            <text:p>95</text:p>
          </table:table-cell>
          <table:table-cell table:style-name="ce26" table:formula="of:=IF(ISNUMBER([.S178]);VLOOKUP([.S178];['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ryland</text:p>
          </table:table-cell>
          <table:table-cell table:style-name="ce25" office:value-type="string">
            <text:p>Real Estate</text:p>
          </table:table-cell>
          <table:table-cell table:style-name="ce26" table:formula="of:=IF(NOT(ISBLANK([.C179]));VLOOKUP([.C179];['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Data cannot be found.</text:p>
          </table:table-cell>
          <table:table-cell table:style-name="ce26" table:formula="of:=IF(NOT(ISBLANK([.E179]));ROUND(((IF([.E179]=&quot;yes&quot;;1;0)*['Grading Scale'.E$2])+(IF([.F179]=&quot;yes&quot;;1;0)*['Grading Scale'.E$3])+(IF([.G179]=&quot;yes&quot;;1;0)*['Grading Scale'.E$4])+(IF([.H179]=&quot;yes&quot;;1;0)*['Grading Scale'.E$5])+(IF([.I179]=&quot;yes&quot;;1;0)*['Grading Scale'.E$6])+(IF([.J179]=&quot;yes&quot;;1;0)*['Grading Scale'.E$7])+(IF([.K179]=&quot;yes&quot;;1;0)*['Grading Scale'.E$8])+(IF([.L179]=&quot;yes&quot;;1;0)*['Grading Scale'.E$9])+(IF([.M179]=&quot;yes&quot;;1;0)*['Grading Scale'.E$10])+(IF([.N179]=&quot;yes&quot;;1;0)*['Grading Scale'.E$11])+(IF([.O179]=&quot;yes&quot;;1;0)*['Grading Scale'.E$12])+(IF([.P179]=&quot;yes&quot;;1;0)*['Grading Scale'.E$13]))/['Grading Scale'.E$14]*100;0);&quot;&quot;)" office:value-type="string">
            <text:p>0</text:p>
          </table:table-cell>
          <table:table-cell table:style-name="ce26" table:formula="of:=IF(ISNUMBER([.S179]);VLOOKUP([.S179];['Grading Scale'.$A$2:.$B$14];2);&quot;&quot;)" office:value-type="string">
            <text:p>F</text:p>
          </table:table-cell>
          <table:table-cell table:number-columns-repeated="16" table:style-name="ce27"/>
        </table:table-row>
        <table:table-row table:style-name="ro3">
          <table:table-cell table:style-name="ce30" office:value-type="date" office:date-value="2015-12-01T00:00:00">
            <text:p>12/1/2015</text:p>
          </table:table-cell>
          <table:table-cell table:style-name="ce25" office:value-type="string">
            <text:p>Maryland</text:p>
          </table:table-cell>
          <table:table-cell table:style-name="ce25" office:value-type="string">
            <text:p>Restaurant Inspections</text:p>
          </table:table-cell>
          <table:table-cell table:style-name="ce26" table:formula="of:=IF(NOT(ISBLANK([.C180]));VLOOKUP([.C180];['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Inspections are done on a local level, and the state does not appear to aggregate those inspections.</text:p>
          </table:table-cell>
          <table:table-cell table:style-name="ce26" table:formula="of:=IF(NOT(ISBLANK([.E180]));ROUND(((IF([.E180]=&quot;yes&quot;;1;0)*['Grading Scale'.E$2])+(IF([.F180]=&quot;yes&quot;;1;0)*['Grading Scale'.E$3])+(IF([.G180]=&quot;yes&quot;;1;0)*['Grading Scale'.E$4])+(IF([.H180]=&quot;yes&quot;;1;0)*['Grading Scale'.E$5])+(IF([.I180]=&quot;yes&quot;;1;0)*['Grading Scale'.E$6])+(IF([.J180]=&quot;yes&quot;;1;0)*['Grading Scale'.E$7])+(IF([.K180]=&quot;yes&quot;;1;0)*['Grading Scale'.E$8])+(IF([.L180]=&quot;yes&quot;;1;0)*['Grading Scale'.E$9])+(IF([.M180]=&quot;yes&quot;;1;0)*['Grading Scale'.E$10])+(IF([.N180]=&quot;yes&quot;;1;0)*['Grading Scale'.E$11])+(IF([.O180]=&quot;yes&quot;;1;0)*['Grading Scale'.E$12])+(IF([.P180]=&quot;yes&quot;;1;0)*['Grading Scale'.E$13]))/['Grading Scale'.E$14]*100;0);&quot;&quot;)" office:value-type="string">
            <text:p>0</text:p>
          </table:table-cell>
          <table:table-cell table:style-name="ce26" table:formula="of:=IF(ISNUMBER([.S180]);VLOOKUP([.S180];['Grading Scale'.$A$2:.$B$14];2);&quot;&quot;)" office:value-type="string">
            <text:p>F</text:p>
          </table:table-cell>
          <table:table-cell table:number-columns-repeated="16" table:style-name="ce27"/>
        </table:table-row>
        <table:table-row table:style-name="ro3">
          <table:table-cell table:style-name="ce30" office:value-type="date" office:date-value="2015-12-07T00:00:00">
            <text:p>12/7/2015</text:p>
          </table:table-cell>
          <table:table-cell table:style-name="ce25" office:value-type="string">
            <text:p>Maryland</text:p>
          </table:table-cell>
          <table:table-cell table:style-name="ce37" office:value-type="string">
            <text:p>Vehicle Crashes</text:p>
          </table:table-cell>
          <table:table-cell table:style-name="ce26" table:formula="of:=IF(NOT(ISBLANK([.C181]));VLOOKUP([.C181];['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www.mva.maryland.gov/safety/mhso/Maryland-Traffic-Safety-Data.htm">
            <text:p><text:a xlink:href="http://www.mva.maryland.gov/safety/mhso/Maryland-Traffic-Safety-Data.htm">http://www.mva.maryland.gov/safety/mhso/Maryland-Traffic-Safety-Data.htm</text:a></text:p>
          </table:table-cell>
          <table:table-cell table:style-name="ce26" office:value-type="string">
            <text:p>The data exists, but does not seem to be made available.</text:p>
          </table:table-cell>
          <table:table-cell table:style-name="ce26" table:formula="of:=IF(NOT(ISBLANK([.E181]));ROUND(((IF([.E181]=&quot;yes&quot;;1;0)*['Grading Scale'.E$2])+(IF([.F181]=&quot;yes&quot;;1;0)*['Grading Scale'.E$3])+(IF([.G181]=&quot;yes&quot;;1;0)*['Grading Scale'.E$4])+(IF([.H181]=&quot;yes&quot;;1;0)*['Grading Scale'.E$5])+(IF([.I181]=&quot;yes&quot;;1;0)*['Grading Scale'.E$6])+(IF([.J181]=&quot;yes&quot;;1;0)*['Grading Scale'.E$7])+(IF([.K181]=&quot;yes&quot;;1;0)*['Grading Scale'.E$8])+(IF([.L181]=&quot;yes&quot;;1;0)*['Grading Scale'.E$9])+(IF([.M181]=&quot;yes&quot;;1;0)*['Grading Scale'.E$10])+(IF([.N181]=&quot;yes&quot;;1;0)*['Grading Scale'.E$11])+(IF([.O181]=&quot;yes&quot;;1;0)*['Grading Scale'.E$12])+(IF([.P181]=&quot;yes&quot;;1;0)*['Grading Scale'.E$13]))/['Grading Scale'.E$14]*100;0);&quot;&quot;)" office:value-type="string">
            <text:p>5</text:p>
          </table:table-cell>
          <table:table-cell table:style-name="ce26" table:formula="of:=IF(ISNUMBER([.S181]);VLOOKUP([.S181];['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Address Points</text:p>
          </table:table-cell>
          <table:table-cell table:style-name="ce26" table:formula="of:=IF(NOT(ISBLANK([.C182]));VLOOKUP([.C182];['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www.mass.gov/anf/research-and-tech/it-serv-and-support/application-serv/office-of-geographic-information-massgis/datalayers/download-level3-parcels.html">
            <text:p><text:a xlink:href="http://www.mass.gov/anf/research-and-tech/it-serv-and-support/application-serv/office-of-geographic-information-massgis/datalayers/download-level3-parcels.html">http://www.mass.gov/anf/research-and-tech/it-serv-and-support/application-serv/office-of-geographic-information-massgis/datalayers/download-level3-parcels.html</text:a></text:p>
          </table:table-cell>
          <table:table-cell table:style-name="ce26" office:value-type="string">
            <text:p>Data goes beyond address data, and includes parcel boundaries. The entire state is included, except for Boston. While that is the fault of Boston, not the state, it's a huge omission that prevents the dataset from being scored as complete.</text:p>
          </table:table-cell>
          <table:table-cell table:style-name="ce26" table:formula="of:=IF(NOT(ISBLANK([.E182]));ROUND(((IF([.E182]=&quot;yes&quot;;1;0)*['Grading Scale'.E$2])+(IF([.F182]=&quot;yes&quot;;1;0)*['Grading Scale'.E$3])+(IF([.G182]=&quot;yes&quot;;1;0)*['Grading Scale'.E$4])+(IF([.H182]=&quot;yes&quot;;1;0)*['Grading Scale'.E$5])+(IF([.I182]=&quot;yes&quot;;1;0)*['Grading Scale'.E$6])+(IF([.J182]=&quot;yes&quot;;1;0)*['Grading Scale'.E$7])+(IF([.K182]=&quot;yes&quot;;1;0)*['Grading Scale'.E$8])+(IF([.L182]=&quot;yes&quot;;1;0)*['Grading Scale'.E$9])+(IF([.M182]=&quot;yes&quot;;1;0)*['Grading Scale'.E$10])+(IF([.N182]=&quot;yes&quot;;1;0)*['Grading Scale'.E$11])+(IF([.O182]=&quot;yes&quot;;1;0)*['Grading Scale'.E$12])+(IF([.P182]=&quot;yes&quot;;1;0)*['Grading Scale'.E$13]))/['Grading Scale'.E$14]*100;0);&quot;&quot;)" office:value-type="string">
            <text:p>85</text:p>
          </table:table-cell>
          <table:table-cell table:style-name="ce26" table:formula="of:=IF(ISNUMBER([.S182]);VLOOKUP([.S182];['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Checkbook</text:p>
          </table:table-cell>
          <table:table-cell table:style-name="ce26" table:formula="of:=IF(NOT(ISBLANK([.C183]));VLOOKUP([.C18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opencheckbook.itd.state.ma.us/analytics/saw.dll?Go&amp;Path=%2Fshared%2FTransparency%2FOpen%20Checkbook%2FPayments%2FReports%2FPayments%20-%20R%20-%20Mass%20Download">
            <text:p><text:a xlink:href="http://opencheckbook.itd.state.ma.us/analytics/saw.dll?Go&amp;Path=/shared/Transparency/Open Checkbook/Payments/Reports/Payments - R - Mass Download">http://opencheckbook.itd.state.ma.us/analytics/saw.dll?Go&amp;Path=%2Fshared%2FTransparency%2FOpen%20Checkbook%2FPayments%2FReports%2FPayments%20-%20R%20-%20Mass%20Download</text:a></text:p>
          </table:table-cell>
          <table:table-cell table:style-name="ce26" office:value-type="string">
            <text:p>Provided as ZIP-compressed TSVs, aggregated by year, with data going back to 2010.</text:p>
          </table:table-cell>
          <table:table-cell table:style-name="ce26" table:formula="of:=IF(NOT(ISBLANK([.E183]));ROUND(((IF([.E183]=&quot;yes&quot;;1;0)*['Grading Scale'.E$2])+(IF([.F183]=&quot;yes&quot;;1;0)*['Grading Scale'.E$3])+(IF([.G183]=&quot;yes&quot;;1;0)*['Grading Scale'.E$4])+(IF([.H183]=&quot;yes&quot;;1;0)*['Grading Scale'.E$5])+(IF([.I183]=&quot;yes&quot;;1;0)*['Grading Scale'.E$6])+(IF([.J183]=&quot;yes&quot;;1;0)*['Grading Scale'.E$7])+(IF([.K183]=&quot;yes&quot;;1;0)*['Grading Scale'.E$8])+(IF([.L183]=&quot;yes&quot;;1;0)*['Grading Scale'.E$9])+(IF([.M183]=&quot;yes&quot;;1;0)*['Grading Scale'.E$10])+(IF([.N183]=&quot;yes&quot;;1;0)*['Grading Scale'.E$11])+(IF([.O183]=&quot;yes&quot;;1;0)*['Grading Scale'.E$12])+(IF([.P183]=&quot;yes&quot;;1;0)*['Grading Scale'.E$13]))/['Grading Scale'.E$14]*100;0);&quot;&quot;)" office:value-type="string">
            <text:p>90</text:p>
          </table:table-cell>
          <table:table-cell table:style-name="ce26" table:formula="of:=IF(ISNUMBER([.S183]);VLOOKUP([.S183];['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Companies</text:p>
          </table:table-cell>
          <table:table-cell table:style-name="ce26" table:formula="of:=IF(NOT(ISBLANK([.C184]));VLOOKUP([.C18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sec.state.ma.us/cor/">
            <text:p><text:a xlink:href="http://www.sec.state.ma.us/cor/">http://www.sec.state.ma.us/cor/</text:a></text:p>
          </table:table-cell>
          <table:table-cell table:style-name="ce28"/>
          <table:table-cell table:style-name="ce26" table:formula="of:=IF(NOT(ISBLANK([.E184]));ROUND(((IF([.E184]=&quot;yes&quot;;1;0)*['Grading Scale'.E$2])+(IF([.F184]=&quot;yes&quot;;1;0)*['Grading Scale'.E$3])+(IF([.G184]=&quot;yes&quot;;1;0)*['Grading Scale'.E$4])+(IF([.H184]=&quot;yes&quot;;1;0)*['Grading Scale'.E$5])+(IF([.I184]=&quot;yes&quot;;1;0)*['Grading Scale'.E$6])+(IF([.J184]=&quot;yes&quot;;1;0)*['Grading Scale'.E$7])+(IF([.K184]=&quot;yes&quot;;1;0)*['Grading Scale'.E$8])+(IF([.L184]=&quot;yes&quot;;1;0)*['Grading Scale'.E$9])+(IF([.M184]=&quot;yes&quot;;1;0)*['Grading Scale'.E$10])+(IF([.N184]=&quot;yes&quot;;1;0)*['Grading Scale'.E$11])+(IF([.O184]=&quot;yes&quot;;1;0)*['Grading Scale'.E$12])+(IF([.P184]=&quot;yes&quot;;1;0)*['Grading Scale'.E$13]))/['Grading Scale'.E$14]*100;0);&quot;&quot;)" office:value-type="string">
            <text:p>40</text:p>
          </table:table-cell>
          <table:table-cell table:style-name="ce26" table:formula="of:=IF(ISNUMBER([.S184]);VLOOKUP([.S18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Incarceration</text:p>
          </table:table-cell>
          <table:table-cell table:style-name="ce26" table:formula="of:=IF(NOT(ISBLANK([.C185]));VLOOKUP([.C185];['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mass.gov/eopss/law-enforce-and-cj/prisons/rsch-data/prison-population-trends.html">
            <text:p><text:a xlink:href="http://www.mass.gov/eopss/law-enforce-and-cj/prisons/rsch-data/prison-population-trends.html">http://www.mass.gov/eopss/law-enforce-and-cj/prisons/rsch-data/prison-population-trends.html</text:a></text:p>
          </table:table-cell>
          <table:table-cell table:style-name="ce26" office:value-type="string">
            <text:p>These are statistics, not data. Data is almost a year old. Provided as a PDF.</text:p>
          </table:table-cell>
          <table:table-cell table:style-name="ce26" table:formula="of:=IF(NOT(ISBLANK([.E185]));ROUND(((IF([.E185]=&quot;yes&quot;;1;0)*['Grading Scale'.E$2])+(IF([.F185]=&quot;yes&quot;;1;0)*['Grading Scale'.E$3])+(IF([.G185]=&quot;yes&quot;;1;0)*['Grading Scale'.E$4])+(IF([.H185]=&quot;yes&quot;;1;0)*['Grading Scale'.E$5])+(IF([.I185]=&quot;yes&quot;;1;0)*['Grading Scale'.E$6])+(IF([.J185]=&quot;yes&quot;;1;0)*['Grading Scale'.E$7])+(IF([.K185]=&quot;yes&quot;;1;0)*['Grading Scale'.E$8])+(IF([.L185]=&quot;yes&quot;;1;0)*['Grading Scale'.E$9])+(IF([.M185]=&quot;yes&quot;;1;0)*['Grading Scale'.E$10])+(IF([.N185]=&quot;yes&quot;;1;0)*['Grading Scale'.E$11])+(IF([.O185]=&quot;yes&quot;;1;0)*['Grading Scale'.E$12])+(IF([.P185]=&quot;yes&quot;;1;0)*['Grading Scale'.E$13]))/['Grading Scale'.E$14]*100;0);&quot;&quot;)" office:value-type="string">
            <text:p>30</text:p>
          </table:table-cell>
          <table:table-cell table:style-name="ce26" table:formula="of:=IF(ISNUMBER([.S185]);VLOOKUP([.S18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Legislation</text:p>
          </table:table-cell>
          <table:table-cell table:style-name="ce26" table:formula="of:=IF(NOT(ISBLANK([.C186]));VLOOKUP([.C18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malegislature.gov/">
            <text:p><text:a xlink:href="https://malegislature.gov/">https://malegislature.gov/</text:a></text:p>
          </table:table-cell>
          <table:table-cell table:style-name="ce26" office:value-type="string">
            <text:p>Site uses SSL.</text:p>
          </table:table-cell>
          <table:table-cell table:style-name="ce26" table:formula="of:=IF(NOT(ISBLANK([.E186]));ROUND(((IF([.E186]=&quot;yes&quot;;1;0)*['Grading Scale'.E$2])+(IF([.F186]=&quot;yes&quot;;1;0)*['Grading Scale'.E$3])+(IF([.G186]=&quot;yes&quot;;1;0)*['Grading Scale'.E$4])+(IF([.H186]=&quot;yes&quot;;1;0)*['Grading Scale'.E$5])+(IF([.I186]=&quot;yes&quot;;1;0)*['Grading Scale'.E$6])+(IF([.J186]=&quot;yes&quot;;1;0)*['Grading Scale'.E$7])+(IF([.K186]=&quot;yes&quot;;1;0)*['Grading Scale'.E$8])+(IF([.L186]=&quot;yes&quot;;1;0)*['Grading Scale'.E$9])+(IF([.M186]=&quot;yes&quot;;1;0)*['Grading Scale'.E$10])+(IF([.N186]=&quot;yes&quot;;1;0)*['Grading Scale'.E$11])+(IF([.O186]=&quot;yes&quot;;1;0)*['Grading Scale'.E$12])+(IF([.P186]=&quot;yes&quot;;1;0)*['Grading Scale'.E$13]))/['Grading Scale'.E$14]*100;0);&quot;&quot;)" office:value-type="string">
            <text:p>45</text:p>
          </table:table-cell>
          <table:table-cell table:style-name="ce26" table:formula="of:=IF(ISNUMBER([.S186]);VLOOKUP([.S18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6" office:value-type="string">
            <text:p>Population Projections</text:p>
          </table:table-cell>
          <table:table-cell table:style-name="ce26" table:formula="of:=IF(NOT(ISBLANK([.C187]));VLOOKUP([.C18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pep.donahue-institute.org/">
            <text:p><text:a xlink:href="http://pep.donahue-institute.org/">http://pep.donahue-institute.org/</text:a></text:p>
          </table:table-cell>
          <table:table-cell table:style-name="ce26" office:value-type="string">
            <text:p>Localities are identified by MCD instead of GNIS ID.</text:p>
          </table:table-cell>
          <table:table-cell table:style-name="ce26" table:formula="of:=IF(NOT(ISBLANK([.E187]));ROUND(((IF([.E187]=&quot;yes&quot;;1;0)*['Grading Scale'.E$2])+(IF([.F187]=&quot;yes&quot;;1;0)*['Grading Scale'.E$3])+(IF([.G187]=&quot;yes&quot;;1;0)*['Grading Scale'.E$4])+(IF([.H187]=&quot;yes&quot;;1;0)*['Grading Scale'.E$5])+(IF([.I187]=&quot;yes&quot;;1;0)*['Grading Scale'.E$6])+(IF([.J187]=&quot;yes&quot;;1;0)*['Grading Scale'.E$7])+(IF([.K187]=&quot;yes&quot;;1;0)*['Grading Scale'.E$8])+(IF([.L187]=&quot;yes&quot;;1;0)*['Grading Scale'.E$9])+(IF([.M187]=&quot;yes&quot;;1;0)*['Grading Scale'.E$10])+(IF([.N187]=&quot;yes&quot;;1;0)*['Grading Scale'.E$11])+(IF([.O187]=&quot;yes&quot;;1;0)*['Grading Scale'.E$12])+(IF([.P187]=&quot;yes&quot;;1;0)*['Grading Scale'.E$13]))/['Grading Scale'.E$14]*100;0);&quot;&quot;)" office:value-type="string">
            <text:p>85</text:p>
          </table:table-cell>
          <table:table-cell table:style-name="ce26" table:formula="of:=IF(ISNUMBER([.S187]);VLOOKUP([.S187];['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Real Estate</text:p>
          </table:table-cell>
          <table:table-cell table:style-name="ce26" table:formula="of:=IF(NOT(ISBLANK([.C188]));VLOOKUP([.C188];['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mass.gov/anf/property-mgmt-and-construction/sale-and-lease-of-state-assets/comprehensive-real-estate-serv/massets-reports.html">
            <text:p><text:a xlink:href="http://www.mass.gov/anf/property-mgmt-and-construction/sale-and-lease-of-state-assets/comprehensive-real-estate-serv/massets-reports.html">http://www.mass.gov/anf/property-mgmt-and-construction/sale-and-lease-of-state-assets/comprehensive-real-estate-serv/massets-reports.html</text:a></text:p>
          </table:table-cell>
          <table:table-cell table:style-name="ce26" office:value-type="string">
            <text:p>Provided as a PDF, generated from Excel. Data is two years old.</text:p>
          </table:table-cell>
          <table:table-cell table:style-name="ce26" table:formula="of:=IF(NOT(ISBLANK([.E188]));ROUND(((IF([.E188]=&quot;yes&quot;;1;0)*['Grading Scale'.E$2])+(IF([.F188]=&quot;yes&quot;;1;0)*['Grading Scale'.E$3])+(IF([.G188]=&quot;yes&quot;;1;0)*['Grading Scale'.E$4])+(IF([.H188]=&quot;yes&quot;;1;0)*['Grading Scale'.E$5])+(IF([.I188]=&quot;yes&quot;;1;0)*['Grading Scale'.E$6])+(IF([.J188]=&quot;yes&quot;;1;0)*['Grading Scale'.E$7])+(IF([.K188]=&quot;yes&quot;;1;0)*['Grading Scale'.E$8])+(IF([.L188]=&quot;yes&quot;;1;0)*['Grading Scale'.E$9])+(IF([.M188]=&quot;yes&quot;;1;0)*['Grading Scale'.E$10])+(IF([.N188]=&quot;yes&quot;;1;0)*['Grading Scale'.E$11])+(IF([.O188]=&quot;yes&quot;;1;0)*['Grading Scale'.E$12])+(IF([.P188]=&quot;yes&quot;;1;0)*['Grading Scale'.E$13]))/['Grading Scale'.E$14]*100;0);&quot;&quot;)" office:value-type="string">
            <text:p>30</text:p>
          </table:table-cell>
          <table:table-cell table:style-name="ce26" table:formula="of:=IF(ISNUMBER([.S188]);VLOOKUP([.S188];['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5" office:value-type="string">
            <text:p>Restaurant Inspections</text:p>
          </table:table-cell>
          <table:table-cell table:style-name="ce26" table:formula="of:=IF(NOT(ISBLANK([.C189]));VLOOKUP([.C189];['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www.mass.gov/eohhs/gov/departments/dph/programs/environmental-health/food-safety/">
            <text:p><text:a xlink:href="http://www.mass.gov/eohhs/gov/departments/dph/programs/environmental-health/food-safety/">http://www.mass.gov/eohhs/gov/departments/dph/programs/environmental-health/food-safety/</text:a></text:p>
          </table:table-cell>
          <table:table-cell table:style-name="ce26" office:value-type="string">
            <text:p>Data cannot be located, but it is possible that it exists.</text:p>
          </table:table-cell>
          <table:table-cell table:style-name="ce26" table:formula="of:=IF(NOT(ISBLANK([.E189]));ROUND(((IF([.E189]=&quot;yes&quot;;1;0)*['Grading Scale'.E$2])+(IF([.F189]=&quot;yes&quot;;1;0)*['Grading Scale'.E$3])+(IF([.G189]=&quot;yes&quot;;1;0)*['Grading Scale'.E$4])+(IF([.H189]=&quot;yes&quot;;1;0)*['Grading Scale'.E$5])+(IF([.I189]=&quot;yes&quot;;1;0)*['Grading Scale'.E$6])+(IF([.J189]=&quot;yes&quot;;1;0)*['Grading Scale'.E$7])+(IF([.K189]=&quot;yes&quot;;1;0)*['Grading Scale'.E$8])+(IF([.L189]=&quot;yes&quot;;1;0)*['Grading Scale'.E$9])+(IF([.M189]=&quot;yes&quot;;1;0)*['Grading Scale'.E$10])+(IF([.N189]=&quot;yes&quot;;1;0)*['Grading Scale'.E$11])+(IF([.O189]=&quot;yes&quot;;1;0)*['Grading Scale'.E$12])+(IF([.P189]=&quot;yes&quot;;1;0)*['Grading Scale'.E$13]))/['Grading Scale'.E$14]*100;0);&quot;&quot;)" office:value-type="string">
            <text:p>0</text:p>
          </table:table-cell>
          <table:table-cell table:style-name="ce26" table:formula="of:=IF(ISNUMBER([.S189]);VLOOKUP([.S18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assachusetts</text:p>
          </table:table-cell>
          <table:table-cell table:style-name="ce26" office:value-type="string">
            <text:p>Vehicle Crashes</text:p>
          </table:table-cell>
          <table:table-cell table:style-name="ce26" table:formula="of:=IF(NOT(ISBLANK([.C190]));VLOOKUP([.C19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services.massdot.state.ma.us/crashportal/">
            <text:p><text:a xlink:href="http://services.massdot.state.ma.us/crashportal/">http://services.massdot.state.ma.us/crashportal/</text:a></text:p>
          </table:table-cell>
          <table:table-cell table:style-name="ce26" office:value-type="string">
            <text:p>Data is two years old, and as a matter of practice is usually 18–24 months out of date. Provided as Excel files. Data cannot be download directly, but is emailed automatically. Each locality must be downloaded individually, though statewide data is available upon request.</text:p>
          </table:table-cell>
          <table:table-cell table:style-name="ce26" table:formula="of:=IF(NOT(ISBLANK([.E190]));ROUND(((IF([.E190]=&quot;yes&quot;;1;0)*['Grading Scale'.E$2])+(IF([.F190]=&quot;yes&quot;;1;0)*['Grading Scale'.E$3])+(IF([.G190]=&quot;yes&quot;;1;0)*['Grading Scale'.E$4])+(IF([.H190]=&quot;yes&quot;;1;0)*['Grading Scale'.E$5])+(IF([.I190]=&quot;yes&quot;;1;0)*['Grading Scale'.E$6])+(IF([.J190]=&quot;yes&quot;;1;0)*['Grading Scale'.E$7])+(IF([.K190]=&quot;yes&quot;;1;0)*['Grading Scale'.E$8])+(IF([.L190]=&quot;yes&quot;;1;0)*['Grading Scale'.E$9])+(IF([.M190]=&quot;yes&quot;;1;0)*['Grading Scale'.E$10])+(IF([.N190]=&quot;yes&quot;;1;0)*['Grading Scale'.E$11])+(IF([.O190]=&quot;yes&quot;;1;0)*['Grading Scale'.E$12])+(IF([.P190]=&quot;yes&quot;;1;0)*['Grading Scale'.E$13]))/['Grading Scale'.E$14]*100;0);&quot;&quot;)" office:value-type="string">
            <text:p>75</text:p>
          </table:table-cell>
          <table:table-cell table:style-name="ce26" table:formula="of:=IF(ISNUMBER([.S190]);VLOOKUP([.S190];['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Address Points</text:p>
          </table:table-cell>
          <table:table-cell table:style-name="ce26" table:formula="of:=IF(NOT(ISBLANK([.C191]));VLOOKUP([.C191];['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91]));ROUND(((IF([.E191]=&quot;yes&quot;;1;0)*['Grading Scale'.E$2])+(IF([.F191]=&quot;yes&quot;;1;0)*['Grading Scale'.E$3])+(IF([.G191]=&quot;yes&quot;;1;0)*['Grading Scale'.E$4])+(IF([.H191]=&quot;yes&quot;;1;0)*['Grading Scale'.E$5])+(IF([.I191]=&quot;yes&quot;;1;0)*['Grading Scale'.E$6])+(IF([.J191]=&quot;yes&quot;;1;0)*['Grading Scale'.E$7])+(IF([.K191]=&quot;yes&quot;;1;0)*['Grading Scale'.E$8])+(IF([.L191]=&quot;yes&quot;;1;0)*['Grading Scale'.E$9])+(IF([.M191]=&quot;yes&quot;;1;0)*['Grading Scale'.E$10])+(IF([.N191]=&quot;yes&quot;;1;0)*['Grading Scale'.E$11])+(IF([.O191]=&quot;yes&quot;;1;0)*['Grading Scale'.E$12])+(IF([.P191]=&quot;yes&quot;;1;0)*['Grading Scale'.E$13]))/['Grading Scale'.E$14]*100;0);&quot;&quot;)" office:value-type="string">
            <text:p>0</text:p>
          </table:table-cell>
          <table:table-cell table:style-name="ce26" table:formula="of:=IF(ISNUMBER([.S191]);VLOOKUP([.S191];['Grading Scale'.$A$2:.$B$14];2);&quot;&quot;)" office:value-type="string">
            <text:p>F</text:p>
          </table:table-cell>
          <table:table-cell table:number-columns-repeated="16" table:style-name="ce27"/>
        </table:table-row>
        <table:table-row table:style-name="ro3">
          <table:table-cell table:style-name="ce30" office:value-type="date" office:date-value="2016-03-02T00:00:00">
            <text:p>3/2/2016</text:p>
          </table:table-cell>
          <table:table-cell table:style-name="ce26" office:value-type="string">
            <text:p>Michigan</text:p>
          </table:table-cell>
          <table:table-cell table:style-name="ce26" office:value-type="string">
            <text:p>Checkbook</text:p>
          </table:table-cell>
          <table:table-cell table:style-name="ce26" table:formula="of:=IF(NOT(ISBLANK([.C192]));VLOOKUP([.C192];['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35" office:value-type="string" office:value="https://transparency.michigan.gov/dataset/Open-Payments-Dataset-Updated/cm42-4y6t">
            <text:p><text:a xlink:href="https://transparency.michigan.gov/dataset/Open-Payments-Dataset-Updated/cm42-4y6t">https://transparency.michigan.gov/dataset/Open-Payments-Dataset-Updated/cm42-4y6t</text:a></text:p>
          </table:table-cell>
          <table:table-cell table:style-name="ce33" office:value-type="string">
            <text:p>Incomplete, because transactions lack descriptions. There are only a smattering of transactions recorded in the past 4 months, so the data is not up to date.</text:p>
          </table:table-cell>
          <table:table-cell table:style-name="ce26" table:formula="of:=IF(NOT(ISBLANK([.E192]));ROUND(((IF([.E192]=&quot;yes&quot;;1;0)*['Grading Scale'.E$2])+(IF([.F192]=&quot;yes&quot;;1;0)*['Grading Scale'.E$3])+(IF([.G192]=&quot;yes&quot;;1;0)*['Grading Scale'.E$4])+(IF([.H192]=&quot;yes&quot;;1;0)*['Grading Scale'.E$5])+(IF([.I192]=&quot;yes&quot;;1;0)*['Grading Scale'.E$6])+(IF([.J192]=&quot;yes&quot;;1;0)*['Grading Scale'.E$7])+(IF([.K192]=&quot;yes&quot;;1;0)*['Grading Scale'.E$8])+(IF([.L192]=&quot;yes&quot;;1;0)*['Grading Scale'.E$9])+(IF([.M192]=&quot;yes&quot;;1;0)*['Grading Scale'.E$10])+(IF([.N192]=&quot;yes&quot;;1;0)*['Grading Scale'.E$11])+(IF([.O192]=&quot;yes&quot;;1;0)*['Grading Scale'.E$12])+(IF([.P192]=&quot;yes&quot;;1;0)*['Grading Scale'.E$13]))/['Grading Scale'.E$14]*100;0);&quot;&quot;)" office:value-type="string">
            <text:p>80</text:p>
          </table:table-cell>
          <table:table-cell table:style-name="ce26" table:formula="of:=IF(ISNUMBER([.S192]);VLOOKUP([.S192];['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Companies</text:p>
          </table:table-cell>
          <table:table-cell table:style-name="ce26" table:formula="of:=IF(NOT(ISBLANK([.C193]));VLOOKUP([.C193];['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dleg.state.mi.us/bcs_corp/sr_corp.asp">
            <text:p><text:a xlink:href="http://www.dleg.state.mi.us/bcs_corp/sr_corp.asp">http://www.dleg.state.mi.us/bcs_corp/sr_corp.asp</text:a></text:p>
          </table:table-cell>
          <table:table-cell table:style-name="ce31"/>
          <table:table-cell table:style-name="ce26" table:formula="of:=IF(NOT(ISBLANK([.E193]));ROUND(((IF([.E193]=&quot;yes&quot;;1;0)*['Grading Scale'.E$2])+(IF([.F193]=&quot;yes&quot;;1;0)*['Grading Scale'.E$3])+(IF([.G193]=&quot;yes&quot;;1;0)*['Grading Scale'.E$4])+(IF([.H193]=&quot;yes&quot;;1;0)*['Grading Scale'.E$5])+(IF([.I193]=&quot;yes&quot;;1;0)*['Grading Scale'.E$6])+(IF([.J193]=&quot;yes&quot;;1;0)*['Grading Scale'.E$7])+(IF([.K193]=&quot;yes&quot;;1;0)*['Grading Scale'.E$8])+(IF([.L193]=&quot;yes&quot;;1;0)*['Grading Scale'.E$9])+(IF([.M193]=&quot;yes&quot;;1;0)*['Grading Scale'.E$10])+(IF([.N193]=&quot;yes&quot;;1;0)*['Grading Scale'.E$11])+(IF([.O193]=&quot;yes&quot;;1;0)*['Grading Scale'.E$12])+(IF([.P193]=&quot;yes&quot;;1;0)*['Grading Scale'.E$13]))/['Grading Scale'.E$14]*100;0);&quot;&quot;)" office:value-type="string">
            <text:p>40</text:p>
          </table:table-cell>
          <table:table-cell table:style-name="ce26" table:formula="of:=IF(ISNUMBER([.S193]);VLOOKUP([.S193];['Grading Scale'.$A$2:.$B$14];2);&quot;&quot;)" office:value-type="string">
            <text:p>F</text:p>
          </table:table-cell>
          <table:table-cell table:number-columns-repeated="16" table:style-name="ce27"/>
        </table:table-row>
        <table:table-row table:style-name="ro3">
          <table:table-cell table:style-name="ce30" office:value-type="date" office:date-value="2016-03-02T00:00:00">
            <text:p>3/2/2016</text:p>
          </table:table-cell>
          <table:table-cell table:style-name="ce26" office:value-type="string">
            <text:p>Michigan</text:p>
          </table:table-cell>
          <table:table-cell table:style-name="ce26" office:value-type="string">
            <text:p>Incarceration</text:p>
          </table:table-cell>
          <table:table-cell table:style-name="ce26" table:formula="of:=IF(NOT(ISBLANK([.C194]));VLOOKUP([.C194];['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35" office:value-type="string" office:value="https://www.michigan.gov/corrections/0,4551,7-119-1441---,00.html">
            <text:p><text:a xlink:href="https://www.michigan.gov/corrections/0,4551,7-119-1441---,00.html">https://www.michigan.gov/corrections/0,4551,7-119-1441---,00.html</text:a></text:p>
          </table:table-cell>
          <table:table-cell table:style-name="ce34" office:value-type="string">
            <text:p>Site uses SSL. Does not provide per-facility records. Data provided as PDFs.</text:p>
          </table:table-cell>
          <table:table-cell table:style-name="ce26" table:formula="of:=IF(NOT(ISBLANK([.E194]));ROUND(((IF([.E194]=&quot;yes&quot;;1;0)*['Grading Scale'.E$2])+(IF([.F194]=&quot;yes&quot;;1;0)*['Grading Scale'.E$3])+(IF([.G194]=&quot;yes&quot;;1;0)*['Grading Scale'.E$4])+(IF([.H194]=&quot;yes&quot;;1;0)*['Grading Scale'.E$5])+(IF([.I194]=&quot;yes&quot;;1;0)*['Grading Scale'.E$6])+(IF([.J194]=&quot;yes&quot;;1;0)*['Grading Scale'.E$7])+(IF([.K194]=&quot;yes&quot;;1;0)*['Grading Scale'.E$8])+(IF([.L194]=&quot;yes&quot;;1;0)*['Grading Scale'.E$9])+(IF([.M194]=&quot;yes&quot;;1;0)*['Grading Scale'.E$10])+(IF([.N194]=&quot;yes&quot;;1;0)*['Grading Scale'.E$11])+(IF([.O194]=&quot;yes&quot;;1;0)*['Grading Scale'.E$12])+(IF([.P194]=&quot;yes&quot;;1;0)*['Grading Scale'.E$13]))/['Grading Scale'.E$14]*100;0);&quot;&quot;)" office:value-type="string">
            <text:p>45</text:p>
          </table:table-cell>
          <table:table-cell table:style-name="ce26" table:formula="of:=IF(ISNUMBER([.S194]);VLOOKUP([.S19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Legislation</text:p>
          </table:table-cell>
          <table:table-cell table:style-name="ce26" table:formula="of:=IF(NOT(ISBLANK([.C195]));VLOOKUP([.C195];['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s://www.legislature.mi.gov/">
            <text:p><text:a xlink:href="https://www.legislature.mi.gov/">https://www.legislature.mi.gov/</text:a></text:p>
          </table:table-cell>
          <table:table-cell table:style-name="ce34" office:value-type="string">
            <text:p>The Acceptable Use Policy says that “users must respect the legal protection provided by copyright…to…data made available by The Services.”</text:p>
          </table:table-cell>
          <table:table-cell table:style-name="ce26" table:formula="of:=IF(NOT(ISBLANK([.E195]));ROUND(((IF([.E195]=&quot;yes&quot;;1;0)*['Grading Scale'.E$2])+(IF([.F195]=&quot;yes&quot;;1;0)*['Grading Scale'.E$3])+(IF([.G195]=&quot;yes&quot;;1;0)*['Grading Scale'.E$4])+(IF([.H195]=&quot;yes&quot;;1;0)*['Grading Scale'.E$5])+(IF([.I195]=&quot;yes&quot;;1;0)*['Grading Scale'.E$6])+(IF([.J195]=&quot;yes&quot;;1;0)*['Grading Scale'.E$7])+(IF([.K195]=&quot;yes&quot;;1;0)*['Grading Scale'.E$8])+(IF([.L195]=&quot;yes&quot;;1;0)*['Grading Scale'.E$9])+(IF([.M195]=&quot;yes&quot;;1;0)*['Grading Scale'.E$10])+(IF([.N195]=&quot;yes&quot;;1;0)*['Grading Scale'.E$11])+(IF([.O195]=&quot;yes&quot;;1;0)*['Grading Scale'.E$12])+(IF([.P195]=&quot;yes&quot;;1;0)*['Grading Scale'.E$13]))/['Grading Scale'.E$14]*100;0);&quot;&quot;)" office:value-type="string">
            <text:p>40</text:p>
          </table:table-cell>
          <table:table-cell table:style-name="ce26" table:formula="of:=IF(ISNUMBER([.S195]);VLOOKUP([.S19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Population Projections</text:p>
          </table:table-cell>
          <table:table-cell table:style-name="ce26" table:formula="of:=IF(NOT(ISBLANK([.C196]));VLOOKUP([.C196];['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michigan.gov/cgi/0,4548,7-158-54534_51713_51716-116118--,00.html">
            <text:p><text:a xlink:href="http://www.michigan.gov/cgi/0,4548,7-158-54534_51713_51716-116118--,00.html">http://www.michigan.gov/cgi/0,4548,7-158-54534_51713_51716-116118--,00.html</text:a></text:p>
          </table:table-cell>
          <table:table-cell table:style-name="ce31"/>
          <table:table-cell table:style-name="ce26" table:formula="of:=IF(NOT(ISBLANK([.E196]));ROUND(((IF([.E196]=&quot;yes&quot;;1;0)*['Grading Scale'.E$2])+(IF([.F196]=&quot;yes&quot;;1;0)*['Grading Scale'.E$3])+(IF([.G196]=&quot;yes&quot;;1;0)*['Grading Scale'.E$4])+(IF([.H196]=&quot;yes&quot;;1;0)*['Grading Scale'.E$5])+(IF([.I196]=&quot;yes&quot;;1;0)*['Grading Scale'.E$6])+(IF([.J196]=&quot;yes&quot;;1;0)*['Grading Scale'.E$7])+(IF([.K196]=&quot;yes&quot;;1;0)*['Grading Scale'.E$8])+(IF([.L196]=&quot;yes&quot;;1;0)*['Grading Scale'.E$9])+(IF([.M196]=&quot;yes&quot;;1;0)*['Grading Scale'.E$10])+(IF([.N196]=&quot;yes&quot;;1;0)*['Grading Scale'.E$11])+(IF([.O196]=&quot;yes&quot;;1;0)*['Grading Scale'.E$12])+(IF([.P196]=&quot;yes&quot;;1;0)*['Grading Scale'.E$13]))/['Grading Scale'.E$14]*100;0);&quot;&quot;)" office:value-type="string">
            <text:p>75</text:p>
          </table:table-cell>
          <table:table-cell table:style-name="ce26" table:formula="of:=IF(ISNUMBER([.S196]);VLOOKUP([.S196];['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Real Estate</text:p>
          </table:table-cell>
          <table:table-cell table:style-name="ce26" table:formula="of:=IF(NOT(ISBLANK([.C197]));VLOOKUP([.C197];['Dataset Descriptions'.$A$2:.$B$10];2;FALSE);&quot;&quot;)" office:value-type="string">
            <text:p>State-owned land and building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97]));ROUND(((IF([.E197]=&quot;yes&quot;;1;0)*['Grading Scale'.E$2])+(IF([.F197]=&quot;yes&quot;;1;0)*['Grading Scale'.E$3])+(IF([.G197]=&quot;yes&quot;;1;0)*['Grading Scale'.E$4])+(IF([.H197]=&quot;yes&quot;;1;0)*['Grading Scale'.E$5])+(IF([.I197]=&quot;yes&quot;;1;0)*['Grading Scale'.E$6])+(IF([.J197]=&quot;yes&quot;;1;0)*['Grading Scale'.E$7])+(IF([.K197]=&quot;yes&quot;;1;0)*['Grading Scale'.E$8])+(IF([.L197]=&quot;yes&quot;;1;0)*['Grading Scale'.E$9])+(IF([.M197]=&quot;yes&quot;;1;0)*['Grading Scale'.E$10])+(IF([.N197]=&quot;yes&quot;;1;0)*['Grading Scale'.E$11])+(IF([.O197]=&quot;yes&quot;;1;0)*['Grading Scale'.E$12])+(IF([.P197]=&quot;yes&quot;;1;0)*['Grading Scale'.E$13]))/['Grading Scale'.E$14]*100;0);&quot;&quot;)" office:value-type="string">
            <text:p>0</text:p>
          </table:table-cell>
          <table:table-cell table:style-name="ce26" table:formula="of:=IF(ISNUMBER([.S197]);VLOOKUP([.S19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Michigan</text:p>
          </table:table-cell>
          <table:table-cell table:style-name="ce26" office:value-type="string">
            <text:p>Restaurant Inspections</text:p>
          </table:table-cell>
          <table:table-cell table:style-name="ce26" table:formula="of:=IF(NOT(ISBLANK([.C198]));VLOOKUP([.C198];['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198]));ROUND(((IF([.E198]=&quot;yes&quot;;1;0)*['Grading Scale'.E$2])+(IF([.F198]=&quot;yes&quot;;1;0)*['Grading Scale'.E$3])+(IF([.G198]=&quot;yes&quot;;1;0)*['Grading Scale'.E$4])+(IF([.H198]=&quot;yes&quot;;1;0)*['Grading Scale'.E$5])+(IF([.I198]=&quot;yes&quot;;1;0)*['Grading Scale'.E$6])+(IF([.J198]=&quot;yes&quot;;1;0)*['Grading Scale'.E$7])+(IF([.K198]=&quot;yes&quot;;1;0)*['Grading Scale'.E$8])+(IF([.L198]=&quot;yes&quot;;1;0)*['Grading Scale'.E$9])+(IF([.M198]=&quot;yes&quot;;1;0)*['Grading Scale'.E$10])+(IF([.N198]=&quot;yes&quot;;1;0)*['Grading Scale'.E$11])+(IF([.O198]=&quot;yes&quot;;1;0)*['Grading Scale'.E$12])+(IF([.P198]=&quot;yes&quot;;1;0)*['Grading Scale'.E$13]))/['Grading Scale'.E$14]*100;0);&quot;&quot;)" office:value-type="string">
            <text:p>0</text:p>
          </table:table-cell>
          <table:table-cell table:style-name="ce26" table:formula="of:=IF(ISNUMBER([.S198]);VLOOKUP([.S198];['Grading Scale'.$A$2:.$B$14];2);&quot;&quot;)" office:value-type="string">
            <text:p>F</text:p>
          </table:table-cell>
          <table:table-cell table:number-columns-repeated="16" table:style-name="ce27"/>
        </table:table-row>
        <table:table-row table:style-name="ro3">
          <table:table-cell table:style-name="ce30" office:value-type="date" office:date-value="2015-12-16T00:00:00">
            <text:p>12/16/2015</text:p>
          </table:table-cell>
          <table:table-cell table:style-name="ce26" office:value-type="string">
            <text:p>Michigan</text:p>
          </table:table-cell>
          <table:table-cell table:style-name="ce26" office:value-type="string">
            <text:p>Vehicle Crashes</text:p>
          </table:table-cell>
          <table:table-cell table:style-name="ce26" table:formula="of:=IF(NOT(ISBLANK([.C199]));VLOOKUP([.C199];['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35" office:value-type="string" office:value="http://www.michigantrafficcrashfacts.org/">
            <text:p><text:a xlink:href="http://www.michigantrafficcrashfacts.org/">http://www.michigantrafficcrashfacts.org/</text:a></text:p>
          </table:table-cell>
          <table:table-cell table:style-name="ce33" office:value-type="string">
            <text:p>Data is only provided as PDFs. Something that looks like raw data is published to the state repository (https://data.michigan.gov/dataset/MIAccidents/efay-8wge), but it's devoid of any documentation and appears to only include 2012.</text:p>
          </table:table-cell>
          <table:table-cell table:style-name="ce26" table:formula="of:=IF(NOT(ISBLANK([.E199]));ROUND(((IF([.E199]=&quot;yes&quot;;1;0)*['Grading Scale'.E$2])+(IF([.F199]=&quot;yes&quot;;1;0)*['Grading Scale'.E$3])+(IF([.G199]=&quot;yes&quot;;1;0)*['Grading Scale'.E$4])+(IF([.H199]=&quot;yes&quot;;1;0)*['Grading Scale'.E$5])+(IF([.I199]=&quot;yes&quot;;1;0)*['Grading Scale'.E$6])+(IF([.J199]=&quot;yes&quot;;1;0)*['Grading Scale'.E$7])+(IF([.K199]=&quot;yes&quot;;1;0)*['Grading Scale'.E$8])+(IF([.L199]=&quot;yes&quot;;1;0)*['Grading Scale'.E$9])+(IF([.M199]=&quot;yes&quot;;1;0)*['Grading Scale'.E$10])+(IF([.N199]=&quot;yes&quot;;1;0)*['Grading Scale'.E$11])+(IF([.O199]=&quot;yes&quot;;1;0)*['Grading Scale'.E$12])+(IF([.P199]=&quot;yes&quot;;1;0)*['Grading Scale'.E$13]))/['Grading Scale'.E$14]*100;0);&quot;&quot;)" office:value-type="string">
            <text:p>45</text:p>
          </table:table-cell>
          <table:table-cell table:style-name="ce26" table:formula="of:=IF(ISNUMBER([.S199]);VLOOKUP([.S199];['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Address Points</text:p>
          </table:table-cell>
          <table:table-cell table:style-name="ce26" table:formula="of:=IF(NOT(ISBLANK([.C200]));VLOOKUP([.C200];['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They are aggregating county-level address points on their GIS data repository, but that only includes a single county at this point.</text:p>
          </table:table-cell>
          <table:table-cell table:style-name="ce26" table:formula="of:=IF(NOT(ISBLANK([.E200]));ROUND(((IF([.E200]=&quot;yes&quot;;1;0)*['Grading Scale'.E$2])+(IF([.F200]=&quot;yes&quot;;1;0)*['Grading Scale'.E$3])+(IF([.G200]=&quot;yes&quot;;1;0)*['Grading Scale'.E$4])+(IF([.H200]=&quot;yes&quot;;1;0)*['Grading Scale'.E$5])+(IF([.I200]=&quot;yes&quot;;1;0)*['Grading Scale'.E$6])+(IF([.J200]=&quot;yes&quot;;1;0)*['Grading Scale'.E$7])+(IF([.K200]=&quot;yes&quot;;1;0)*['Grading Scale'.E$8])+(IF([.L200]=&quot;yes&quot;;1;0)*['Grading Scale'.E$9])+(IF([.M200]=&quot;yes&quot;;1;0)*['Grading Scale'.E$10])+(IF([.N200]=&quot;yes&quot;;1;0)*['Grading Scale'.E$11])+(IF([.O200]=&quot;yes&quot;;1;0)*['Grading Scale'.E$12])+(IF([.P200]=&quot;yes&quot;;1;0)*['Grading Scale'.E$13]))/['Grading Scale'.E$14]*100;0);&quot;&quot;)" office:value-type="string">
            <text:p>0</text:p>
          </table:table-cell>
          <table:table-cell table:style-name="ce26" table:formula="of:=IF(ISNUMBER([.S200]);VLOOKUP([.S200];['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Checkbook</text:p>
          </table:table-cell>
          <table:table-cell table:style-name="ce26" table:formula="of:=IF(NOT(ISBLANK([.C201]));VLOOKUP([.C201];['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arehouse.swift.state.mn.us/analytics/saw.dll?dashboard&amp;PortalPath=%2Fshared%2FCitizens%20Portal%2F_portal%2FPaymentsCitizensPortalPublicEntry">
            <text:p><text:a xlink:href="http://warehouse.swift.state.mn.us/analytics/saw.dll?dashboard&amp;PortalPath=/shared/Citizens Portal/_portal/PaymentsCitizensPortalPublicEntry">http://warehouse.swift.state.mn.us/analytics/saw.dll?dashboard&amp;PortalPath=%2Fshared%2FCitizens%20Portal%2F_portal%2FPaymentsCitizensPortalPublicEntry</text:a></text:p>
          </table:table-cell>
          <table:table-cell table:style-name="ce26" office:value-type="string">
            <text:p>Data retrieved via a query can be exported as an Excel file. Records have no description or date (just a budget year), making them incomplete. It is not possible to know whether the records are up to date.</text:p>
          </table:table-cell>
          <table:table-cell table:style-name="ce26" table:formula="of:=IF(NOT(ISBLANK([.E201]));ROUND(((IF([.E201]=&quot;yes&quot;;1;0)*['Grading Scale'.E$2])+(IF([.F201]=&quot;yes&quot;;1;0)*['Grading Scale'.E$3])+(IF([.G201]=&quot;yes&quot;;1;0)*['Grading Scale'.E$4])+(IF([.H201]=&quot;yes&quot;;1;0)*['Grading Scale'.E$5])+(IF([.I201]=&quot;yes&quot;;1;0)*['Grading Scale'.E$6])+(IF([.J201]=&quot;yes&quot;;1;0)*['Grading Scale'.E$7])+(IF([.K201]=&quot;yes&quot;;1;0)*['Grading Scale'.E$8])+(IF([.L201]=&quot;yes&quot;;1;0)*['Grading Scale'.E$9])+(IF([.M201]=&quot;yes&quot;;1;0)*['Grading Scale'.E$10])+(IF([.N201]=&quot;yes&quot;;1;0)*['Grading Scale'.E$11])+(IF([.O201]=&quot;yes&quot;;1;0)*['Grading Scale'.E$12])+(IF([.P201]=&quot;yes&quot;;1;0)*['Grading Scale'.E$13]))/['Grading Scale'.E$14]*100;0);&quot;&quot;)" office:value-type="string">
            <text:p>75</text:p>
          </table:table-cell>
          <table:table-cell table:style-name="ce26" table:formula="of:=IF(ISNUMBER([.S201]);VLOOKUP([.S201];['Grading Scale'.$A$2:.$B$14];2);&quot;&quot;)" office:value-type="string">
            <text:p>C</text:p>
          </table:table-cell>
          <table:table-cell table:number-columns-repeated="16" table:style-name="ce27"/>
        </table:table-row>
        <table:table-row table:style-name="ro3">
          <table:table-cell table:style-name="ce24" office:value-type="date" office:date-value="2016-01-07T00:00:00">
            <text:p>1/7/2016</text:p>
          </table:table-cell>
          <table:table-cell table:style-name="ce25" office:value-type="string">
            <text:p>Minnesota</text:p>
          </table:table-cell>
          <table:table-cell table:style-name="ce25" office:value-type="string">
            <text:p>Companies</text:p>
          </table:table-cell>
          <table:table-cell table:style-name="ce26" table:formula="of:=IF(NOT(ISBLANK([.C202]));VLOOKUP([.C202];['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www.sos.state.mn.us/index.aspx?page=342">
            <text:p><text:a xlink:href="http://www.sos.state.mn.us/index.aspx?page=342">http://www.sos.state.mn.us/index.aspx?page=342</text:a></text:p>
          </table:table-cell>
          <table:table-cell table:style-name="ce26" office:value-type="string">
            <text:p>Data costs $13,500 up-front, with monthly updates costing $710. Provided as CSV.</text:p>
          </table:table-cell>
          <table:table-cell table:style-name="ce26" table:formula="of:=IF(NOT(ISBLANK([.E202]));ROUND(((IF([.E202]=&quot;yes&quot;;1;0)*['Grading Scale'.E$2])+(IF([.F202]=&quot;yes&quot;;1;0)*['Grading Scale'.E$3])+(IF([.G202]=&quot;yes&quot;;1;0)*['Grading Scale'.E$4])+(IF([.H202]=&quot;yes&quot;;1;0)*['Grading Scale'.E$5])+(IF([.I202]=&quot;yes&quot;;1;0)*['Grading Scale'.E$6])+(IF([.J202]=&quot;yes&quot;;1;0)*['Grading Scale'.E$7])+(IF([.K202]=&quot;yes&quot;;1;0)*['Grading Scale'.E$8])+(IF([.L202]=&quot;yes&quot;;1;0)*['Grading Scale'.E$9])+(IF([.M202]=&quot;yes&quot;;1;0)*['Grading Scale'.E$10])+(IF([.N202]=&quot;yes&quot;;1;0)*['Grading Scale'.E$11])+(IF([.O202]=&quot;yes&quot;;1;0)*['Grading Scale'.E$12])+(IF([.P202]=&quot;yes&quot;;1;0)*['Grading Scale'.E$13]))/['Grading Scale'.E$14]*100;0);&quot;&quot;)" office:value-type="string">
            <text:p>75</text:p>
          </table:table-cell>
          <table:table-cell table:style-name="ce26" table:formula="of:=IF(ISNUMBER([.S202]);VLOOKUP([.S202];['Grading Scale'.$A$2:.$B$14];2);&quot;&quot;)" office:value-type="string">
            <text:p>C</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Incarceration</text:p>
          </table:table-cell>
          <table:table-cell table:style-name="ce26" table:formula="of:=IF(NOT(ISBLANK([.C203]));VLOOKUP([.C203];['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s://www.doc.state.mn.us/pages/index.php/about/statistics/">
            <text:p><text:a xlink:href="https://www.doc.state.mn.us/pages/index.php/about/statistics/">https://www.doc.state.mn.us/pages/index.php/about/statistics/</text:a></text:p>
          </table:table-cell>
          <table:table-cell table:style-name="ce26" office:value-type="string">
            <text:p>The site is available via HTTPS, but not by default.</text:p>
          </table:table-cell>
          <table:table-cell table:style-name="ce26" table:formula="of:=IF(NOT(ISBLANK([.E203]));ROUND(((IF([.E203]=&quot;yes&quot;;1;0)*['Grading Scale'.E$2])+(IF([.F203]=&quot;yes&quot;;1;0)*['Grading Scale'.E$3])+(IF([.G203]=&quot;yes&quot;;1;0)*['Grading Scale'.E$4])+(IF([.H203]=&quot;yes&quot;;1;0)*['Grading Scale'.E$5])+(IF([.I203]=&quot;yes&quot;;1;0)*['Grading Scale'.E$6])+(IF([.J203]=&quot;yes&quot;;1;0)*['Grading Scale'.E$7])+(IF([.K203]=&quot;yes&quot;;1;0)*['Grading Scale'.E$8])+(IF([.L203]=&quot;yes&quot;;1;0)*['Grading Scale'.E$9])+(IF([.M203]=&quot;yes&quot;;1;0)*['Grading Scale'.E$10])+(IF([.N203]=&quot;yes&quot;;1;0)*['Grading Scale'.E$11])+(IF([.O203]=&quot;yes&quot;;1;0)*['Grading Scale'.E$12])+(IF([.P203]=&quot;yes&quot;;1;0)*['Grading Scale'.E$13]))/['Grading Scale'.E$14]*100;0);&quot;&quot;)" office:value-type="string">
            <text:p>50</text:p>
          </table:table-cell>
          <table:table-cell table:style-name="ce26" table:formula="of:=IF(ISNUMBER([.S203]);VLOOKUP([.S203];['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Legislation</text:p>
          </table:table-cell>
          <table:table-cell table:style-name="ce26" table:formula="of:=IF(NOT(ISBLANK([.C204]));VLOOKUP([.C204];['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revisor.mn.gov/billstatus/">
            <text:p><text:a xlink:href="https://www.revisor.mn.gov/billstatus/">https://www.revisor.mn.gov/billstatus/</text:a></text:p>
          </table:table-cell>
          <table:table-cell table:style-name="ce26" office:value-type="string">
            <text:p>The legislature offers data about legislation as pipe-delimited text (albeit lacking a header row), server over HTTPS. The House and Senate have their own pages about their members, and each offers some form of legislator data download, albeit over HTTP.</text:p>
          </table:table-cell>
          <table:table-cell table:style-name="ce26" table:formula="of:=IF(NOT(ISBLANK([.E204]));ROUND(((IF([.E204]=&quot;yes&quot;;1;0)*['Grading Scale'.E$2])+(IF([.F204]=&quot;yes&quot;;1;0)*['Grading Scale'.E$3])+(IF([.G204]=&quot;yes&quot;;1;0)*['Grading Scale'.E$4])+(IF([.H204]=&quot;yes&quot;;1;0)*['Grading Scale'.E$5])+(IF([.I204]=&quot;yes&quot;;1;0)*['Grading Scale'.E$6])+(IF([.J204]=&quot;yes&quot;;1;0)*['Grading Scale'.E$7])+(IF([.K204]=&quot;yes&quot;;1;0)*['Grading Scale'.E$8])+(IF([.L204]=&quot;yes&quot;;1;0)*['Grading Scale'.E$9])+(IF([.M204]=&quot;yes&quot;;1;0)*['Grading Scale'.E$10])+(IF([.N204]=&quot;yes&quot;;1;0)*['Grading Scale'.E$11])+(IF([.O204]=&quot;yes&quot;;1;0)*['Grading Scale'.E$12])+(IF([.P204]=&quot;yes&quot;;1;0)*['Grading Scale'.E$13]))/['Grading Scale'.E$14]*100;0);&quot;&quot;)" office:value-type="string">
            <text:p>45</text:p>
          </table:table-cell>
          <table:table-cell table:style-name="ce26" table:formula="of:=IF(ISNUMBER([.S204]);VLOOKUP([.S204];['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6" office:value-type="string">
            <text:p>Population Projections</text:p>
          </table:table-cell>
          <table:table-cell table:style-name="ce26" table:formula="of:=IF(NOT(ISBLANK([.C205]));VLOOKUP([.C205];['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mn.gov/admin/demography/data-by-topic/population-data/our-projections/">
            <text:p><text:a xlink:href="https://mn.gov/admin/demography/data-by-topic/population-data/our-projections/">https://mn.gov/admin/demography/data-by-topic/population-data/our-projections/</text:a></text:p>
          </table:table-cell>
          <table:table-cell table:style-name="ce28"/>
          <table:table-cell table:style-name="ce26" table:formula="of:=IF(NOT(ISBLANK([.E205]));ROUND(((IF([.E205]=&quot;yes&quot;;1;0)*['Grading Scale'.E$2])+(IF([.F205]=&quot;yes&quot;;1;0)*['Grading Scale'.E$3])+(IF([.G205]=&quot;yes&quot;;1;0)*['Grading Scale'.E$4])+(IF([.H205]=&quot;yes&quot;;1;0)*['Grading Scale'.E$5])+(IF([.I205]=&quot;yes&quot;;1;0)*['Grading Scale'.E$6])+(IF([.J205]=&quot;yes&quot;;1;0)*['Grading Scale'.E$7])+(IF([.K205]=&quot;yes&quot;;1;0)*['Grading Scale'.E$8])+(IF([.L205]=&quot;yes&quot;;1;0)*['Grading Scale'.E$9])+(IF([.M205]=&quot;yes&quot;;1;0)*['Grading Scale'.E$10])+(IF([.N205]=&quot;yes&quot;;1;0)*['Grading Scale'.E$11])+(IF([.O205]=&quot;yes&quot;;1;0)*['Grading Scale'.E$12])+(IF([.P205]=&quot;yes&quot;;1;0)*['Grading Scale'.E$13]))/['Grading Scale'.E$14]*100;0);&quot;&quot;)" office:value-type="string">
            <text:p>95</text:p>
          </table:table-cell>
          <table:table-cell table:style-name="ce26" table:formula="of:=IF(ISNUMBER([.S205]);VLOOKUP([.S205];['Grading Scale'.$A$2:.$B$14];2);&quot;&quot;)" office:value-type="string">
            <text:p>A</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Real Estate</text:p>
          </table:table-cell>
          <table:table-cell table:style-name="ce26" table:formula="of:=IF(NOT(ISBLANK([.C206]));VLOOKUP([.C206];['Dataset Descriptions'.$A$2:.$B$10];2;FALSE);&quot;&quot;)" office:value-type="string">
            <text:p>State-owned land and building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www.mn.gov/admin/government/real-estate/">
            <text:p><text:a xlink:href="https://www.mn.gov/admin/government/real-estate/">https://www.mn.gov/admin/government/real-estate/</text:a></text:p>
          </table:table-cell>
          <table:table-cell table:style-name="ce26"/>
          <table:table-cell table:style-name="ce26" table:formula="of:=IF(NOT(ISBLANK([.E206]));ROUND(((IF([.E206]=&quot;yes&quot;;1;0)*['Grading Scale'.E$2])+(IF([.F206]=&quot;yes&quot;;1;0)*['Grading Scale'.E$3])+(IF([.G206]=&quot;yes&quot;;1;0)*['Grading Scale'.E$4])+(IF([.H206]=&quot;yes&quot;;1;0)*['Grading Scale'.E$5])+(IF([.I206]=&quot;yes&quot;;1;0)*['Grading Scale'.E$6])+(IF([.J206]=&quot;yes&quot;;1;0)*['Grading Scale'.E$7])+(IF([.K206]=&quot;yes&quot;;1;0)*['Grading Scale'.E$8])+(IF([.L206]=&quot;yes&quot;;1;0)*['Grading Scale'.E$9])+(IF([.M206]=&quot;yes&quot;;1;0)*['Grading Scale'.E$10])+(IF([.N206]=&quot;yes&quot;;1;0)*['Grading Scale'.E$11])+(IF([.O206]=&quot;yes&quot;;1;0)*['Grading Scale'.E$12])+(IF([.P206]=&quot;yes&quot;;1;0)*['Grading Scale'.E$13]))/['Grading Scale'.E$14]*100;0);&quot;&quot;)" office:value-type="string">
            <text:p>0</text:p>
          </table:table-cell>
          <table:table-cell table:style-name="ce26" table:formula="of:=IF(ISNUMBER([.S206]);VLOOKUP([.S206];['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Restaurant Inspections</text:p>
          </table:table-cell>
          <table:table-cell table:style-name="ce26" table:formula="of:=IF(NOT(ISBLANK([.C207]));VLOOKUP([.C207];['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The state does not aggregate this locally-collected data.</text:p>
          </table:table-cell>
          <table:table-cell table:style-name="ce26" table:formula="of:=IF(NOT(ISBLANK([.E207]));ROUND(((IF([.E207]=&quot;yes&quot;;1;0)*['Grading Scale'.E$2])+(IF([.F207]=&quot;yes&quot;;1;0)*['Grading Scale'.E$3])+(IF([.G207]=&quot;yes&quot;;1;0)*['Grading Scale'.E$4])+(IF([.H207]=&quot;yes&quot;;1;0)*['Grading Scale'.E$5])+(IF([.I207]=&quot;yes&quot;;1;0)*['Grading Scale'.E$6])+(IF([.J207]=&quot;yes&quot;;1;0)*['Grading Scale'.E$7])+(IF([.K207]=&quot;yes&quot;;1;0)*['Grading Scale'.E$8])+(IF([.L207]=&quot;yes&quot;;1;0)*['Grading Scale'.E$9])+(IF([.M207]=&quot;yes&quot;;1;0)*['Grading Scale'.E$10])+(IF([.N207]=&quot;yes&quot;;1;0)*['Grading Scale'.E$11])+(IF([.O207]=&quot;yes&quot;;1;0)*['Grading Scale'.E$12])+(IF([.P207]=&quot;yes&quot;;1;0)*['Grading Scale'.E$13]))/['Grading Scale'.E$14]*100;0);&quot;&quot;)" office:value-type="string">
            <text:p>0</text:p>
          </table:table-cell>
          <table:table-cell table:style-name="ce26" table:formula="of:=IF(ISNUMBER([.S207]);VLOOKUP([.S207];['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Minnesota</text:p>
          </table:table-cell>
          <table:table-cell table:style-name="ce25" office:value-type="string">
            <text:p>Vehicle Crashes</text:p>
          </table:table-cell>
          <table:table-cell table:style-name="ce26" table:formula="of:=IF(NOT(ISBLANK([.C208]));VLOOKUP([.C208];['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dps.mn.gov/divisions/ots/reports-statistics/Pages/crash-facts.aspx">
            <text:p><text:a xlink:href="https://dps.mn.gov/divisions/ots/reports-statistics/Pages/crash-facts.aspx">https://dps.mn.gov/divisions/ots/reports-statistics/Pages/crash-facts.aspx</text:a></text:p>
          </table:table-cell>
          <table:table-cell table:style-name="ce26" office:value-type="string">
            <text:p>These are PDFs of annual statistics, not data.</text:p>
          </table:table-cell>
          <table:table-cell table:style-name="ce26" table:formula="of:=IF(NOT(ISBLANK([.E208]));ROUND(((IF([.E208]=&quot;yes&quot;;1;0)*['Grading Scale'.E$2])+(IF([.F208]=&quot;yes&quot;;1;0)*['Grading Scale'.E$3])+(IF([.G208]=&quot;yes&quot;;1;0)*['Grading Scale'.E$4])+(IF([.H208]=&quot;yes&quot;;1;0)*['Grading Scale'.E$5])+(IF([.I208]=&quot;yes&quot;;1;0)*['Grading Scale'.E$6])+(IF([.J208]=&quot;yes&quot;;1;0)*['Grading Scale'.E$7])+(IF([.K208]=&quot;yes&quot;;1;0)*['Grading Scale'.E$8])+(IF([.L208]=&quot;yes&quot;;1;0)*['Grading Scale'.E$9])+(IF([.M208]=&quot;yes&quot;;1;0)*['Grading Scale'.E$10])+(IF([.N208]=&quot;yes&quot;;1;0)*['Grading Scale'.E$11])+(IF([.O208]=&quot;yes&quot;;1;0)*['Grading Scale'.E$12])+(IF([.P208]=&quot;yes&quot;;1;0)*['Grading Scale'.E$13]))/['Grading Scale'.E$14]*100;0);&quot;&quot;)" office:value-type="string">
            <text:p>35</text:p>
          </table:table-cell>
          <table:table-cell table:style-name="ce26" table:formula="of:=IF(ISNUMBER([.S208]);VLOOKUP([.S208];['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Address Points</text:p>
          </table:table-cell>
          <table:table-cell table:style-name="ce26" table:formula="of:=IF(NOT(ISBLANK([.C209]));VLOOKUP([.C209];['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209]));ROUND(((IF([.E209]=&quot;yes&quot;;1;0)*['Grading Scale'.E$2])+(IF([.F209]=&quot;yes&quot;;1;0)*['Grading Scale'.E$3])+(IF([.G209]=&quot;yes&quot;;1;0)*['Grading Scale'.E$4])+(IF([.H209]=&quot;yes&quot;;1;0)*['Grading Scale'.E$5])+(IF([.I209]=&quot;yes&quot;;1;0)*['Grading Scale'.E$6])+(IF([.J209]=&quot;yes&quot;;1;0)*['Grading Scale'.E$7])+(IF([.K209]=&quot;yes&quot;;1;0)*['Grading Scale'.E$8])+(IF([.L209]=&quot;yes&quot;;1;0)*['Grading Scale'.E$9])+(IF([.M209]=&quot;yes&quot;;1;0)*['Grading Scale'.E$10])+(IF([.N209]=&quot;yes&quot;;1;0)*['Grading Scale'.E$11])+(IF([.O209]=&quot;yes&quot;;1;0)*['Grading Scale'.E$12])+(IF([.P209]=&quot;yes&quot;;1;0)*['Grading Scale'.E$13]))/['Grading Scale'.E$14]*100;0);&quot;&quot;)" office:value-type="string">
            <text:p>0</text:p>
          </table:table-cell>
          <table:table-cell table:style-name="ce26" table:formula="of:=IF(ISNUMBER([.S209]);VLOOKUP([.S209];['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Checkbook</text:p>
          </table:table-cell>
          <table:table-cell table:style-name="ce26" table:formula="of:=IF(NOT(ISBLANK([.C210]));VLOOKUP([.C210];['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boe.magic.ms.gov/Transparency/ASHMwm4ycW9DqKOomgAij9s">
            <text:p><text:a xlink:href="https://boe.magic.ms.gov/Transparency/ASHMwm4ycW9DqKOomgAij9s">https://boe.magic.ms.gov/Transparency/ASHMwm4ycW9DqKOomgAij9s</text:a></text:p>
          </table:table-cell>
          <table:table-cell table:style-name="ce26" office:value-type="string">
            <text:p>This appears to be some kind of an internal management system that has a public access level which makes it read-only. It's a simultation of a Windows application. Data does not appear to have been updated for 7 months, but because transactions lack dates, it is impossible to know. Data is served over HTTPS, making it verifiable.</text:p>
          </table:table-cell>
          <table:table-cell table:style-name="ce26" table:formula="of:=IF(NOT(ISBLANK([.E210]));ROUND(((IF([.E210]=&quot;yes&quot;;1;0)*['Grading Scale'.E$2])+(IF([.F210]=&quot;yes&quot;;1;0)*['Grading Scale'.E$3])+(IF([.G210]=&quot;yes&quot;;1;0)*['Grading Scale'.E$4])+(IF([.H210]=&quot;yes&quot;;1;0)*['Grading Scale'.E$5])+(IF([.I210]=&quot;yes&quot;;1;0)*['Grading Scale'.E$6])+(IF([.J210]=&quot;yes&quot;;1;0)*['Grading Scale'.E$7])+(IF([.K210]=&quot;yes&quot;;1;0)*['Grading Scale'.E$8])+(IF([.L210]=&quot;yes&quot;;1;0)*['Grading Scale'.E$9])+(IF([.M210]=&quot;yes&quot;;1;0)*['Grading Scale'.E$10])+(IF([.N210]=&quot;yes&quot;;1;0)*['Grading Scale'.E$11])+(IF([.O210]=&quot;yes&quot;;1;0)*['Grading Scale'.E$12])+(IF([.P210]=&quot;yes&quot;;1;0)*['Grading Scale'.E$13]))/['Grading Scale'.E$14]*100;0);&quot;&quot;)" office:value-type="string">
            <text:p>80</text:p>
          </table:table-cell>
          <table:table-cell table:style-name="ce26" table:formula="of:=IF(ISNUMBER([.S210]);VLOOKUP([.S210];['Grading Scale'.$A$2:.$B$14];2);&quot;&quot;)" office:value-type="string">
            <text:p>B−</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Companies</text:p>
          </table:table-cell>
          <table:table-cell table:style-name="ce26" table:formula="of:=IF(NOT(ISBLANK([.C211]));VLOOKUP([.C211];['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corp.sos.ms.gov/corp/portal/c/page/corpBusinessIdSearch/portal.aspx">
            <text:p><text:a xlink:href="https://corp.sos.ms.gov/corp/portal/c/page/corpBusinessIdSearch/portal.aspx">https://corp.sos.ms.gov/corp/portal/c/page/corpBusinessIdSearch/portal.aspx</text:a></text:p>
          </table:table-cell>
          <table:table-cell table:style-name="ce28"/>
          <table:table-cell table:style-name="ce26" table:formula="of:=IF(NOT(ISBLANK([.E211]));ROUND(((IF([.E211]=&quot;yes&quot;;1;0)*['Grading Scale'.E$2])+(IF([.F211]=&quot;yes&quot;;1;0)*['Grading Scale'.E$3])+(IF([.G211]=&quot;yes&quot;;1;0)*['Grading Scale'.E$4])+(IF([.H211]=&quot;yes&quot;;1;0)*['Grading Scale'.E$5])+(IF([.I211]=&quot;yes&quot;;1;0)*['Grading Scale'.E$6])+(IF([.J211]=&quot;yes&quot;;1;0)*['Grading Scale'.E$7])+(IF([.K211]=&quot;yes&quot;;1;0)*['Grading Scale'.E$8])+(IF([.L211]=&quot;yes&quot;;1;0)*['Grading Scale'.E$9])+(IF([.M211]=&quot;yes&quot;;1;0)*['Grading Scale'.E$10])+(IF([.N211]=&quot;yes&quot;;1;0)*['Grading Scale'.E$11])+(IF([.O211]=&quot;yes&quot;;1;0)*['Grading Scale'.E$12])+(IF([.P211]=&quot;yes&quot;;1;0)*['Grading Scale'.E$13]))/['Grading Scale'.E$14]*100;0);&quot;&quot;)" office:value-type="string">
            <text:p>50</text:p>
          </table:table-cell>
          <table:table-cell table:style-name="ce26" table:formula="of:=IF(ISNUMBER([.S211]);VLOOKUP([.S211];['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Incarceration</text:p>
          </table:table-cell>
          <table:table-cell table:style-name="ce26" table:formula="of:=IF(NOT(ISBLANK([.C212]));VLOOKUP([.C212];['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doc.ms.gov/Admin-Finance/Pages/Daily-Inmate-Population.aspx">
            <text:p><text:a xlink:href="http://www.mdoc.ms.gov/Admin-Finance/Pages/Daily-Inmate-Population.aspx">http://www.mdoc.ms.gov/Admin-Finance/Pages/Daily-Inmate-Population.aspx</text:a></text:p>
          </table:table-cell>
          <table:table-cell table:style-name="ce28"/>
          <table:table-cell table:style-name="ce26" table:formula="of:=IF(NOT(ISBLANK([.E212]));ROUND(((IF([.E212]=&quot;yes&quot;;1;0)*['Grading Scale'.E$2])+(IF([.F212]=&quot;yes&quot;;1;0)*['Grading Scale'.E$3])+(IF([.G212]=&quot;yes&quot;;1;0)*['Grading Scale'.E$4])+(IF([.H212]=&quot;yes&quot;;1;0)*['Grading Scale'.E$5])+(IF([.I212]=&quot;yes&quot;;1;0)*['Grading Scale'.E$6])+(IF([.J212]=&quot;yes&quot;;1;0)*['Grading Scale'.E$7])+(IF([.K212]=&quot;yes&quot;;1;0)*['Grading Scale'.E$8])+(IF([.L212]=&quot;yes&quot;;1;0)*['Grading Scale'.E$9])+(IF([.M212]=&quot;yes&quot;;1;0)*['Grading Scale'.E$10])+(IF([.N212]=&quot;yes&quot;;1;0)*['Grading Scale'.E$11])+(IF([.O212]=&quot;yes&quot;;1;0)*['Grading Scale'.E$12])+(IF([.P212]=&quot;yes&quot;;1;0)*['Grading Scale'.E$13]))/['Grading Scale'.E$14]*100;0);&quot;&quot;)" office:value-type="string">
            <text:p>45</text:p>
          </table:table-cell>
          <table:table-cell table:style-name="ce26" table:formula="of:=IF(ISNUMBER([.S212]);VLOOKUP([.S212];['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Legislation</text:p>
          </table:table-cell>
          <table:table-cell table:style-name="ce26" table:formula="of:=IF(NOT(ISBLANK([.C213]));VLOOKUP([.C213];['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legislature.ms.gov/">
            <text:p><text:a xlink:href="http://www.legislature.ms.gov/">http://www.legislature.ms.gov/</text:a></text:p>
          </table:table-cell>
          <table:table-cell table:style-name="ce26" office:value-type="string">
            <text:p>Unusually, much their site is provided as XML (rendered as HTML via XSLT), making all inventoried data machine-readable.</text:p>
          </table:table-cell>
          <table:table-cell table:style-name="ce26" table:formula="of:=IF(NOT(ISBLANK([.E213]));ROUND(((IF([.E213]=&quot;yes&quot;;1;0)*['Grading Scale'.E$2])+(IF([.F213]=&quot;yes&quot;;1;0)*['Grading Scale'.E$3])+(IF([.G213]=&quot;yes&quot;;1;0)*['Grading Scale'.E$4])+(IF([.H213]=&quot;yes&quot;;1;0)*['Grading Scale'.E$5])+(IF([.I213]=&quot;yes&quot;;1;0)*['Grading Scale'.E$6])+(IF([.J213]=&quot;yes&quot;;1;0)*['Grading Scale'.E$7])+(IF([.K213]=&quot;yes&quot;;1;0)*['Grading Scale'.E$8])+(IF([.L213]=&quot;yes&quot;;1;0)*['Grading Scale'.E$9])+(IF([.M213]=&quot;yes&quot;;1;0)*['Grading Scale'.E$10])+(IF([.N213]=&quot;yes&quot;;1;0)*['Grading Scale'.E$11])+(IF([.O213]=&quot;yes&quot;;1;0)*['Grading Scale'.E$12])+(IF([.P213]=&quot;yes&quot;;1;0)*['Grading Scale'.E$13]))/['Grading Scale'.E$14]*100;0);&quot;&quot;)" office:value-type="string">
            <text:p>80</text:p>
          </table:table-cell>
          <table:table-cell table:style-name="ce26" table:formula="of:=IF(ISNUMBER([.S213]);VLOOKUP([.S213];['Grading Scale'.$A$2:.$B$14];2);&quot;&quot;)" office:value-type="string">
            <text:p>B−</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6" office:value-type="string">
            <text:p>Population Projections</text:p>
          </table:table-cell>
          <table:table-cell table:style-name="ce26" table:formula="of:=IF(NOT(ISBLANK([.C214]));VLOOKUP([.C214];['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ihl.state.ms.us/urc/publications.asp">
            <text:p><text:a xlink:href="http://www.ihl.state.ms.us/urc/publications.asp">http://www.ihl.state.ms.us/urc/publications.asp</text:a></text:p>
          </table:table-cell>
          <table:table-cell table:style-name="ce26" office:value-type="string">
            <text:p>Data is provided as a PDF of a map, with projections written as labels on the map.</text:p>
          </table:table-cell>
          <table:table-cell table:style-name="ce26" table:formula="of:=IF(NOT(ISBLANK([.E214]));ROUND(((IF([.E214]=&quot;yes&quot;;1;0)*['Grading Scale'.E$2])+(IF([.F214]=&quot;yes&quot;;1;0)*['Grading Scale'.E$3])+(IF([.G214]=&quot;yes&quot;;1;0)*['Grading Scale'.E$4])+(IF([.H214]=&quot;yes&quot;;1;0)*['Grading Scale'.E$5])+(IF([.I214]=&quot;yes&quot;;1;0)*['Grading Scale'.E$6])+(IF([.J214]=&quot;yes&quot;;1;0)*['Grading Scale'.E$7])+(IF([.K214]=&quot;yes&quot;;1;0)*['Grading Scale'.E$8])+(IF([.L214]=&quot;yes&quot;;1;0)*['Grading Scale'.E$9])+(IF([.M214]=&quot;yes&quot;;1;0)*['Grading Scale'.E$10])+(IF([.N214]=&quot;yes&quot;;1;0)*['Grading Scale'.E$11])+(IF([.O214]=&quot;yes&quot;;1;0)*['Grading Scale'.E$12])+(IF([.P214]=&quot;yes&quot;;1;0)*['Grading Scale'.E$13]))/['Grading Scale'.E$14]*100;0);&quot;&quot;)" office:value-type="string">
            <text:p>35</text:p>
          </table:table-cell>
          <table:table-cell table:style-name="ce26" table:formula="of:=IF(ISNUMBER([.S214]);VLOOKUP([.S214];['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Real Estate</text:p>
          </table:table-cell>
          <table:table-cell table:style-name="ce26" table:formula="of:=IF(NOT(ISBLANK([.C215]));VLOOKUP([.C215];['Dataset Descriptions'.$A$2:.$B$10];2;FALSE);&quot;&quot;)" office:value-type="string">
            <text:p>State-owned land and building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is evidence that this exists, although no evidence that it is available online.</text:p>
          </table:table-cell>
          <table:table-cell table:style-name="ce26" table:formula="of:=IF(NOT(ISBLANK([.E215]));ROUND(((IF([.E215]=&quot;yes&quot;;1;0)*['Grading Scale'.E$2])+(IF([.F215]=&quot;yes&quot;;1;0)*['Grading Scale'.E$3])+(IF([.G215]=&quot;yes&quot;;1;0)*['Grading Scale'.E$4])+(IF([.H215]=&quot;yes&quot;;1;0)*['Grading Scale'.E$5])+(IF([.I215]=&quot;yes&quot;;1;0)*['Grading Scale'.E$6])+(IF([.J215]=&quot;yes&quot;;1;0)*['Grading Scale'.E$7])+(IF([.K215]=&quot;yes&quot;;1;0)*['Grading Scale'.E$8])+(IF([.L215]=&quot;yes&quot;;1;0)*['Grading Scale'.E$9])+(IF([.M215]=&quot;yes&quot;;1;0)*['Grading Scale'.E$10])+(IF([.N215]=&quot;yes&quot;;1;0)*['Grading Scale'.E$11])+(IF([.O215]=&quot;yes&quot;;1;0)*['Grading Scale'.E$12])+(IF([.P215]=&quot;yes&quot;;1;0)*['Grading Scale'.E$13]))/['Grading Scale'.E$14]*100;0);&quot;&quot;)" office:value-type="string">
            <text:p>0</text:p>
          </table:table-cell>
          <table:table-cell table:style-name="ce26" table:formula="of:=IF(ISNUMBER([.S215]);VLOOKUP([.S215];['Grading Scale'.$A$2:.$B$14];2);&quot;&quot;)" office:value-type="string">
            <text:p>F</text:p>
          </table:table-cell>
          <table:table-cell table:number-columns-repeated="16" table:style-name="ce27"/>
        </table:table-row>
        <table:table-row table:style-name="ro3">
          <table:table-cell table:style-name="ce24" office:value-type="date" office:date-value="2016-02-25T00:00:00">
            <text:p>2/25/2016</text:p>
          </table:table-cell>
          <table:table-cell table:style-name="ce25" office:value-type="string">
            <text:p>Mississippi</text:p>
          </table:table-cell>
          <table:table-cell table:style-name="ce25" office:value-type="string">
            <text:p>Restaurant Inspections</text:p>
          </table:table-cell>
          <table:table-cell table:style-name="ce26" table:formula="of:=IF(NOT(ISBLANK([.C216]));VLOOKUP([.C216];['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msdh.ms.gov/apps/abc/">
            <text:p><text:a xlink:href="http://msdh.ms.gov/apps/abc/">http://msdh.ms.gov/apps/abc/</text:a></text:p>
          </table:table-cell>
          <table:table-cell table:style-name="ce28"/>
          <table:table-cell table:style-name="ce26" table:formula="of:=IF(NOT(ISBLANK([.E216]));ROUND(((IF([.E216]=&quot;yes&quot;;1;0)*['Grading Scale'.E$2])+(IF([.F216]=&quot;yes&quot;;1;0)*['Grading Scale'.E$3])+(IF([.G216]=&quot;yes&quot;;1;0)*['Grading Scale'.E$4])+(IF([.H216]=&quot;yes&quot;;1;0)*['Grading Scale'.E$5])+(IF([.I216]=&quot;yes&quot;;1;0)*['Grading Scale'.E$6])+(IF([.J216]=&quot;yes&quot;;1;0)*['Grading Scale'.E$7])+(IF([.K216]=&quot;yes&quot;;1;0)*['Grading Scale'.E$8])+(IF([.L216]=&quot;yes&quot;;1;0)*['Grading Scale'.E$9])+(IF([.M216]=&quot;yes&quot;;1;0)*['Grading Scale'.E$10])+(IF([.N216]=&quot;yes&quot;;1;0)*['Grading Scale'.E$11])+(IF([.O216]=&quot;yes&quot;;1;0)*['Grading Scale'.E$12])+(IF([.P216]=&quot;yes&quot;;1;0)*['Grading Scale'.E$13]))/['Grading Scale'.E$14]*100;0);&quot;&quot;)" office:value-type="string">
            <text:p>45</text:p>
          </table:table-cell>
          <table:table-cell table:style-name="ce26" table:formula="of:=IF(ISNUMBER([.S216]);VLOOKUP([.S216];['Grading Scale'.$A$2:.$B$14];2);&quot;&quot;)" office:value-type="string">
            <text:p>F</text:p>
          </table:table-cell>
          <table:table-cell table:number-columns-repeated="16" table:style-name="ce27"/>
        </table:table-row>
        <table:table-row table:style-name="ro3">
          <table:table-cell table:style-name="ce24" office:value-type="date" office:date-value="2016-02-26T00:00:00">
            <text:p>2/26/2016</text:p>
          </table:table-cell>
          <table:table-cell table:style-name="ce25" office:value-type="string">
            <text:p>Mississippi</text:p>
          </table:table-cell>
          <table:table-cell table:style-name="ce25" office:value-type="string">
            <text:p>Vehicle Crashes</text:p>
          </table:table-cell>
          <table:table-cell table:style-name="ce26" table:formula="of:=IF(NOT(ISBLANK([.C217]));VLOOKUP([.C217];['Dataset Descriptions'.$A$2:.$B$10];2;FALSE);&quot;&quot;)" office:value-type="string">
            <text:p>Incident-level reportable motor vehicle crash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table-cell table:style-name="ce26" office:value-type="string">
            <text:p>Mississippi offers an admirable collection of crash data (http://psdl.dps.ms.gov/?page_id=29), in a variety of formats, but nothing that is simply a list of crashes.</text:p>
          </table:table-cell>
          <table:table-cell table:style-name="ce26" table:formula="of:=IF(NOT(ISBLANK([.E217]));ROUND(((IF([.E217]=&quot;yes&quot;;1;0)*['Grading Scale'.E$2])+(IF([.F217]=&quot;yes&quot;;1;0)*['Grading Scale'.E$3])+(IF([.G217]=&quot;yes&quot;;1;0)*['Grading Scale'.E$4])+(IF([.H217]=&quot;yes&quot;;1;0)*['Grading Scale'.E$5])+(IF([.I217]=&quot;yes&quot;;1;0)*['Grading Scale'.E$6])+(IF([.J217]=&quot;yes&quot;;1;0)*['Grading Scale'.E$7])+(IF([.K217]=&quot;yes&quot;;1;0)*['Grading Scale'.E$8])+(IF([.L217]=&quot;yes&quot;;1;0)*['Grading Scale'.E$9])+(IF([.M217]=&quot;yes&quot;;1;0)*['Grading Scale'.E$10])+(IF([.N217]=&quot;yes&quot;;1;0)*['Grading Scale'.E$11])+(IF([.O217]=&quot;yes&quot;;1;0)*['Grading Scale'.E$12])+(IF([.P217]=&quot;yes&quot;;1;0)*['Grading Scale'.E$13]))/['Grading Scale'.E$14]*100;0);&quot;&quot;)" office:value-type="string">
            <text:p>0</text:p>
          </table:table-cell>
          <table:table-cell table:style-name="ce26" table:formula="of:=IF(ISNUMBER([.S217]);VLOOKUP([.S21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5" office:value-type="string">
            <text:p>Address Points</text:p>
          </table:table-cell>
          <table:table-cell table:style-name="ce26" table:formula="of:=IF(NOT(ISBLANK([.C218]));VLOOKUP([.C218];['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Data cannot be found.</text:p>
          </table:table-cell>
          <table:table-cell table:style-name="ce26" table:formula="of:=IF(NOT(ISBLANK([.E218]));ROUND(((IF([.E218]=&quot;yes&quot;;1;0)*['Grading Scale'.E$2])+(IF([.F218]=&quot;yes&quot;;1;0)*['Grading Scale'.E$3])+(IF([.G218]=&quot;yes&quot;;1;0)*['Grading Scale'.E$4])+(IF([.H218]=&quot;yes&quot;;1;0)*['Grading Scale'.E$5])+(IF([.I218]=&quot;yes&quot;;1;0)*['Grading Scale'.E$6])+(IF([.J218]=&quot;yes&quot;;1;0)*['Grading Scale'.E$7])+(IF([.K218]=&quot;yes&quot;;1;0)*['Grading Scale'.E$8])+(IF([.L218]=&quot;yes&quot;;1;0)*['Grading Scale'.E$9])+(IF([.M218]=&quot;yes&quot;;1;0)*['Grading Scale'.E$10])+(IF([.N218]=&quot;yes&quot;;1;0)*['Grading Scale'.E$11])+(IF([.O218]=&quot;yes&quot;;1;0)*['Grading Scale'.E$12])+(IF([.P218]=&quot;yes&quot;;1;0)*['Grading Scale'.E$13]))/['Grading Scale'.E$14]*100;0);&quot;&quot;)" office:value-type="string">
            <text:p>0</text:p>
          </table:table-cell>
          <table:table-cell table:style-name="ce26" table:formula="of:=IF(ISNUMBER([.S218]);VLOOKUP([.S218];['Grading Scale'.$A$2:.$B$14];2);&quot;&quot;)" office:value-type="string">
            <text:p>F</text:p>
          </table:table-cell>
          <table:table-cell table:number-columns-repeated="16" table:style-name="ce27"/>
        </table:table-row>
        <table:table-row table:style-name="ro3">
          <table:table-cell table:style-name="ce30" office:value-type="date" office:date-value="2016-01-05T00:00:00">
            <text:p>1/5/2016</text:p>
          </table:table-cell>
          <table:table-cell table:style-name="ce25" office:value-type="string">
            <text:p>Missouri</text:p>
          </table:table-cell>
          <table:table-cell table:style-name="ce25" office:value-type="string">
            <text:p>Checkbook</text:p>
          </table:table-cell>
          <table:table-cell table:style-name="ce26" table:formula="of:=IF(NOT(ISBLANK([.C219]));VLOOKUP([.C219];['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mo.gov/browse?limitTo=datasets&amp;q=state%20expenditures">
            <text:p><text:a xlink:href="https://data.mo.gov/browse?limitTo=datasets&amp;q=state expenditures">https://data.mo.gov/browse?limitTo=datasets&amp;q=state%20expenditures</text:a></text:p>
          </table:table-cell>
          <table:table-cell table:style-name="ce26" office:value-type="string">
            <text:p>There is no single entry in the repository for expenditures—instead the records are broken up into dozens of individual entries. (Consequently, dataset link goes to search results.) These are not transaction-level records, but instead total payments over a fiscal year. As a result, there is no transaction date or description of the purpose of the payment, but instead only a category. Data is verifiable by virtue of being provided via HTTPS.</text:p>
          </table:table-cell>
          <table:table-cell table:style-name="ce26" table:formula="of:=IF(NOT(ISBLANK([.E219]));ROUND(((IF([.E219]=&quot;yes&quot;;1;0)*['Grading Scale'.E$2])+(IF([.F219]=&quot;yes&quot;;1;0)*['Grading Scale'.E$3])+(IF([.G219]=&quot;yes&quot;;1;0)*['Grading Scale'.E$4])+(IF([.H219]=&quot;yes&quot;;1;0)*['Grading Scale'.E$5])+(IF([.I219]=&quot;yes&quot;;1;0)*['Grading Scale'.E$6])+(IF([.J219]=&quot;yes&quot;;1;0)*['Grading Scale'.E$7])+(IF([.K219]=&quot;yes&quot;;1;0)*['Grading Scale'.E$8])+(IF([.L219]=&quot;yes&quot;;1;0)*['Grading Scale'.E$9])+(IF([.M219]=&quot;yes&quot;;1;0)*['Grading Scale'.E$10])+(IF([.N219]=&quot;yes&quot;;1;0)*['Grading Scale'.E$11])+(IF([.O219]=&quot;yes&quot;;1;0)*['Grading Scale'.E$12])+(IF([.P219]=&quot;yes&quot;;1;0)*['Grading Scale'.E$13]))/['Grading Scale'.E$14]*100;0);&quot;&quot;)" office:value-type="string">
            <text:p>95</text:p>
          </table:table-cell>
          <table:table-cell table:style-name="ce26" table:formula="of:=IF(ISNUMBER([.S219]);VLOOKUP([.S219];['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5" office:value-type="string">
            <text:p>Companies</text:p>
          </table:table-cell>
          <table:table-cell table:style-name="ce26" table:formula="of:=IF(NOT(ISBLANK([.C220]));VLOOKUP([.C220];['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bsd.sos.mo.gov/BusinessEntity/BESearch.aspx">
            <text:p><text:a xlink:href="https://bsd.sos.mo.gov/BusinessEntity/BESearch.aspx">https://bsd.sos.mo.gov/BusinessEntity/BESearch.aspx</text:a></text:p>
          </table:table-cell>
          <table:table-cell table:style-name="ce28"/>
          <table:table-cell table:style-name="ce26" table:formula="of:=IF(NOT(ISBLANK([.E220]));ROUND(((IF([.E220]=&quot;yes&quot;;1;0)*['Grading Scale'.E$2])+(IF([.F220]=&quot;yes&quot;;1;0)*['Grading Scale'.E$3])+(IF([.G220]=&quot;yes&quot;;1;0)*['Grading Scale'.E$4])+(IF([.H220]=&quot;yes&quot;;1;0)*['Grading Scale'.E$5])+(IF([.I220]=&quot;yes&quot;;1;0)*['Grading Scale'.E$6])+(IF([.J220]=&quot;yes&quot;;1;0)*['Grading Scale'.E$7])+(IF([.K220]=&quot;yes&quot;;1;0)*['Grading Scale'.E$8])+(IF([.L220]=&quot;yes&quot;;1;0)*['Grading Scale'.E$9])+(IF([.M220]=&quot;yes&quot;;1;0)*['Grading Scale'.E$10])+(IF([.N220]=&quot;yes&quot;;1;0)*['Grading Scale'.E$11])+(IF([.O220]=&quot;yes&quot;;1;0)*['Grading Scale'.E$12])+(IF([.P220]=&quot;yes&quot;;1;0)*['Grading Scale'.E$13]))/['Grading Scale'.E$14]*100;0);&quot;&quot;)" office:value-type="string">
            <text:p>50</text:p>
          </table:table-cell>
          <table:table-cell table:style-name="ce26" table:formula="of:=IF(ISNUMBER([.S220]);VLOOKUP([.S220];['Grading Scale'.$A$2:.$B$14];2);&quot;&quot;)" office:value-type="string">
            <text:p>F</text:p>
          </table:table-cell>
          <table:table-cell table:number-columns-repeated="16" table:style-name="ce27"/>
        </table:table-row>
        <table:table-row table:style-name="ro3">
          <table:table-cell table:style-name="ce30" office:value-type="date" office:date-value="2016-02-01T00:00:00">
            <text:p>2/1/2016</text:p>
          </table:table-cell>
          <table:table-cell table:style-name="ce25" office:value-type="string">
            <text:p>Missouri</text:p>
          </table:table-cell>
          <table:table-cell table:style-name="ce25" office:value-type="string">
            <text:p>Incarceration</text:p>
          </table:table-cell>
          <table:table-cell table:style-name="ce26" table:formula="of:=IF(NOT(ISBLANK([.C221]));VLOOKUP([.C221];['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c.mo.gov/Sunshine_Law/">
            <text:p><text:a xlink:href="http://doc.mo.gov/Sunshine_Law/">http://doc.mo.gov/Sunshine_Law/</text:a></text:p>
          </table:table-cell>
          <table:table-cell table:style-name="ce26" office:value-type="string">
            <text:p>This is raw data about offenders, rather than prison-level data. It is possible to infer most, but not all, prison data from this.</text:p>
          </table:table-cell>
          <table:table-cell table:style-name="ce26" table:formula="of:=IF(NOT(ISBLANK([.E221]));ROUND(((IF([.E221]=&quot;yes&quot;;1;0)*['Grading Scale'.E$2])+(IF([.F221]=&quot;yes&quot;;1;0)*['Grading Scale'.E$3])+(IF([.G221]=&quot;yes&quot;;1;0)*['Grading Scale'.E$4])+(IF([.H221]=&quot;yes&quot;;1;0)*['Grading Scale'.E$5])+(IF([.I221]=&quot;yes&quot;;1;0)*['Grading Scale'.E$6])+(IF([.J221]=&quot;yes&quot;;1;0)*['Grading Scale'.E$7])+(IF([.K221]=&quot;yes&quot;;1;0)*['Grading Scale'.E$8])+(IF([.L221]=&quot;yes&quot;;1;0)*['Grading Scale'.E$9])+(IF([.M221]=&quot;yes&quot;;1;0)*['Grading Scale'.E$10])+(IF([.N221]=&quot;yes&quot;;1;0)*['Grading Scale'.E$11])+(IF([.O221]=&quot;yes&quot;;1;0)*['Grading Scale'.E$12])+(IF([.P221]=&quot;yes&quot;;1;0)*['Grading Scale'.E$13]))/['Grading Scale'.E$14]*100;0);&quot;&quot;)" office:value-type="string">
            <text:p>85</text:p>
          </table:table-cell>
          <table:table-cell table:style-name="ce26" table:formula="of:=IF(ISNUMBER([.S221]);VLOOKUP([.S221];['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5" office:value-type="string">
            <text:p>Legislation</text:p>
          </table:table-cell>
          <table:table-cell table:style-name="ce26" table:formula="of:=IF(NOT(ISBLANK([.C222]));VLOOKUP([.C222];['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oga.mo.gov/">
            <text:p><text:a xlink:href="http://www.moga.mo.gov/">http://www.moga.mo.gov/</text:a></text:p>
          </table:table-cell>
          <table:table-cell table:style-name="ce28"/>
          <table:table-cell table:style-name="ce26" table:formula="of:=IF(NOT(ISBLANK([.E222]));ROUND(((IF([.E222]=&quot;yes&quot;;1;0)*['Grading Scale'.E$2])+(IF([.F222]=&quot;yes&quot;;1;0)*['Grading Scale'.E$3])+(IF([.G222]=&quot;yes&quot;;1;0)*['Grading Scale'.E$4])+(IF([.H222]=&quot;yes&quot;;1;0)*['Grading Scale'.E$5])+(IF([.I222]=&quot;yes&quot;;1;0)*['Grading Scale'.E$6])+(IF([.J222]=&quot;yes&quot;;1;0)*['Grading Scale'.E$7])+(IF([.K222]=&quot;yes&quot;;1;0)*['Grading Scale'.E$8])+(IF([.L222]=&quot;yes&quot;;1;0)*['Grading Scale'.E$9])+(IF([.M222]=&quot;yes&quot;;1;0)*['Grading Scale'.E$10])+(IF([.N222]=&quot;yes&quot;;1;0)*['Grading Scale'.E$11])+(IF([.O222]=&quot;yes&quot;;1;0)*['Grading Scale'.E$12])+(IF([.P222]=&quot;yes&quot;;1;0)*['Grading Scale'.E$13]))/['Grading Scale'.E$14]*100;0);&quot;&quot;)" office:value-type="string">
            <text:p>45</text:p>
          </table:table-cell>
          <table:table-cell table:style-name="ce26" table:formula="of:=IF(ISNUMBER([.S222]);VLOOKUP([.S22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6" office:value-type="string">
            <text:p>Population Projections</text:p>
          </table:table-cell>
          <table:table-cell table:style-name="ce26" table:formula="of:=IF(NOT(ISBLANK([.C223]));VLOOKUP([.C223];['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oa.mo.gov/budget-planning/demographic-information/population-projections">
            <text:p><text:a xlink:href="https://oa.mo.gov/budget-planning/demographic-information/population-projections">https://oa.mo.gov/budget-planning/demographic-information/population-projections</text:a></text:p>
          </table:table-cell>
          <table:table-cell table:style-name="ce26" office:value-type="string">
            <text:p>Data is available as Excel files. Served over HTTPS. Localities lack FIPS codes or GNIS IDs, so they are incomplete.</text:p>
          </table:table-cell>
          <table:table-cell table:style-name="ce26" table:formula="of:=IF(NOT(ISBLANK([.E223]));ROUND(((IF([.E223]=&quot;yes&quot;;1;0)*['Grading Scale'.E$2])+(IF([.F223]=&quot;yes&quot;;1;0)*['Grading Scale'.E$3])+(IF([.G223]=&quot;yes&quot;;1;0)*['Grading Scale'.E$4])+(IF([.H223]=&quot;yes&quot;;1;0)*['Grading Scale'.E$5])+(IF([.I223]=&quot;yes&quot;;1;0)*['Grading Scale'.E$6])+(IF([.J223]=&quot;yes&quot;;1;0)*['Grading Scale'.E$7])+(IF([.K223]=&quot;yes&quot;;1;0)*['Grading Scale'.E$8])+(IF([.L223]=&quot;yes&quot;;1;0)*['Grading Scale'.E$9])+(IF([.M223]=&quot;yes&quot;;1;0)*['Grading Scale'.E$10])+(IF([.N223]=&quot;yes&quot;;1;0)*['Grading Scale'.E$11])+(IF([.O223]=&quot;yes&quot;;1;0)*['Grading Scale'.E$12])+(IF([.P223]=&quot;yes&quot;;1;0)*['Grading Scale'.E$13]))/['Grading Scale'.E$14]*100;0);&quot;&quot;)" office:value-type="string">
            <text:p>90</text:p>
          </table:table-cell>
          <table:table-cell table:style-name="ce26" table:formula="of:=IF(ISNUMBER([.S223]);VLOOKUP([.S223];['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5" office:value-type="string">
            <text:p>Real Estate</text:p>
          </table:table-cell>
          <table:table-cell table:style-name="ce26" table:formula="of:=IF(NOT(ISBLANK([.C224]));VLOOKUP([.C224];['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Data cannot be found.</text:p>
          </table:table-cell>
          <table:table-cell table:style-name="ce26" table:formula="of:=IF(NOT(ISBLANK([.E224]));ROUND(((IF([.E224]=&quot;yes&quot;;1;0)*['Grading Scale'.E$2])+(IF([.F224]=&quot;yes&quot;;1;0)*['Grading Scale'.E$3])+(IF([.G224]=&quot;yes&quot;;1;0)*['Grading Scale'.E$4])+(IF([.H224]=&quot;yes&quot;;1;0)*['Grading Scale'.E$5])+(IF([.I224]=&quot;yes&quot;;1;0)*['Grading Scale'.E$6])+(IF([.J224]=&quot;yes&quot;;1;0)*['Grading Scale'.E$7])+(IF([.K224]=&quot;yes&quot;;1;0)*['Grading Scale'.E$8])+(IF([.L224]=&quot;yes&quot;;1;0)*['Grading Scale'.E$9])+(IF([.M224]=&quot;yes&quot;;1;0)*['Grading Scale'.E$10])+(IF([.N224]=&quot;yes&quot;;1;0)*['Grading Scale'.E$11])+(IF([.O224]=&quot;yes&quot;;1;0)*['Grading Scale'.E$12])+(IF([.P224]=&quot;yes&quot;;1;0)*['Grading Scale'.E$13]))/['Grading Scale'.E$14]*100;0);&quot;&quot;)" office:value-type="string">
            <text:p>0</text:p>
          </table:table-cell>
          <table:table-cell table:style-name="ce26" table:formula="of:=IF(ISNUMBER([.S224]);VLOOKUP([.S22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25" office:value-type="string">
            <text:p>Restaurant Inspections</text:p>
          </table:table-cell>
          <table:table-cell table:style-name="ce26" table:formula="of:=IF(NOT(ISBLANK([.C225]));VLOOKUP([.C225];['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Inspections are done on a local level, and the state does not appear to aggregate those inspections.</text:p>
          </table:table-cell>
          <table:table-cell table:style-name="ce26" table:formula="of:=IF(NOT(ISBLANK([.E225]));ROUND(((IF([.E225]=&quot;yes&quot;;1;0)*['Grading Scale'.E$2])+(IF([.F225]=&quot;yes&quot;;1;0)*['Grading Scale'.E$3])+(IF([.G225]=&quot;yes&quot;;1;0)*['Grading Scale'.E$4])+(IF([.H225]=&quot;yes&quot;;1;0)*['Grading Scale'.E$5])+(IF([.I225]=&quot;yes&quot;;1;0)*['Grading Scale'.E$6])+(IF([.J225]=&quot;yes&quot;;1;0)*['Grading Scale'.E$7])+(IF([.K225]=&quot;yes&quot;;1;0)*['Grading Scale'.E$8])+(IF([.L225]=&quot;yes&quot;;1;0)*['Grading Scale'.E$9])+(IF([.M225]=&quot;yes&quot;;1;0)*['Grading Scale'.E$10])+(IF([.N225]=&quot;yes&quot;;1;0)*['Grading Scale'.E$11])+(IF([.O225]=&quot;yes&quot;;1;0)*['Grading Scale'.E$12])+(IF([.P225]=&quot;yes&quot;;1;0)*['Grading Scale'.E$13]))/['Grading Scale'.E$14]*100;0);&quot;&quot;)" office:value-type="string">
            <text:p>0</text:p>
          </table:table-cell>
          <table:table-cell table:style-name="ce26" table:formula="of:=IF(ISNUMBER([.S225]);VLOOKUP([.S22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Missouri</text:p>
          </table:table-cell>
          <table:table-cell table:style-name="ce37" office:value-type="string">
            <text:p>Vehicle Crashes</text:p>
          </table:table-cell>
          <table:table-cell table:style-name="ce26" table:formula="of:=IF(NOT(ISBLANK([.C226]));VLOOKUP([.C226];['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mshp.dps.missouri.gov/HP68/search.jsp">
            <text:p><text:a xlink:href="https://www.mshp.dps.missouri.gov/HP68/search.jsp">https://www.mshp.dps.missouri.gov/HP68/search.jsp</text:a></text:p>
          </table:table-cell>
          <table:table-cell table:style-name="ce26" office:value-type="string">
            <text:p>Extrordinarily, they include the identity of the driver, and the data is updated constantly. Site is served over HTTPS.</text:p>
          </table:table-cell>
          <table:table-cell table:style-name="ce26" table:formula="of:=IF(NOT(ISBLANK([.E226]));ROUND(((IF([.E226]=&quot;yes&quot;;1;0)*['Grading Scale'.E$2])+(IF([.F226]=&quot;yes&quot;;1;0)*['Grading Scale'.E$3])+(IF([.G226]=&quot;yes&quot;;1;0)*['Grading Scale'.E$4])+(IF([.H226]=&quot;yes&quot;;1;0)*['Grading Scale'.E$5])+(IF([.I226]=&quot;yes&quot;;1;0)*['Grading Scale'.E$6])+(IF([.J226]=&quot;yes&quot;;1;0)*['Grading Scale'.E$7])+(IF([.K226]=&quot;yes&quot;;1;0)*['Grading Scale'.E$8])+(IF([.L226]=&quot;yes&quot;;1;0)*['Grading Scale'.E$9])+(IF([.M226]=&quot;yes&quot;;1;0)*['Grading Scale'.E$10])+(IF([.N226]=&quot;yes&quot;;1;0)*['Grading Scale'.E$11])+(IF([.O226]=&quot;yes&quot;;1;0)*['Grading Scale'.E$12])+(IF([.P226]=&quot;yes&quot;;1;0)*['Grading Scale'.E$13]))/['Grading Scale'.E$14]*100;0);&quot;&quot;)" office:value-type="string">
            <text:p>50</text:p>
          </table:table-cell>
          <table:table-cell table:style-name="ce26" table:formula="of:=IF(ISNUMBER([.S226]);VLOOKUP([.S226];['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Address Points</text:p>
          </table:table-cell>
          <table:table-cell table:style-name="ce26" table:formula="of:=IF(NOT(ISBLANK([.C227]));VLOOKUP([.C227];['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geoinfo.msl.mt.gov/home/msdi/structures_and_addresses.aspx">
            <text:p><text:a xlink:href="http://geoinfo.msl.mt.gov/home/msdi/structures_and_addresses.aspx">http://geoinfo.msl.mt.gov/home/msdi/structures_and_addresses.aspx</text:a></text:p>
          </table:table-cell>
          <table:table-cell table:style-name="ce26" office:value-type="string">
            <text:p>The bulk data is not verifiable, but API-based access is, by virtue of being served over HTTPS.</text:p>
          </table:table-cell>
          <table:table-cell table:style-name="ce26" table:formula="of:=IF(NOT(ISBLANK([.E227]));ROUND(((IF([.E227]=&quot;yes&quot;;1;0)*['Grading Scale'.E$2])+(IF([.F227]=&quot;yes&quot;;1;0)*['Grading Scale'.E$3])+(IF([.G227]=&quot;yes&quot;;1;0)*['Grading Scale'.E$4])+(IF([.H227]=&quot;yes&quot;;1;0)*['Grading Scale'.E$5])+(IF([.I227]=&quot;yes&quot;;1;0)*['Grading Scale'.E$6])+(IF([.J227]=&quot;yes&quot;;1;0)*['Grading Scale'.E$7])+(IF([.K227]=&quot;yes&quot;;1;0)*['Grading Scale'.E$8])+(IF([.L227]=&quot;yes&quot;;1;0)*['Grading Scale'.E$9])+(IF([.M227]=&quot;yes&quot;;1;0)*['Grading Scale'.E$10])+(IF([.N227]=&quot;yes&quot;;1;0)*['Grading Scale'.E$11])+(IF([.O227]=&quot;yes&quot;;1;0)*['Grading Scale'.E$12])+(IF([.P227]=&quot;yes&quot;;1;0)*['Grading Scale'.E$13]))/['Grading Scale'.E$14]*100;0);&quot;&quot;)" office:value-type="string">
            <text:p>90</text:p>
          </table:table-cell>
          <table:table-cell table:style-name="ce26" table:formula="of:=IF(ISNUMBER([.S227]);VLOOKUP([.S227];['Grading Scale'.$A$2:.$B$14];2);&quot;&quot;)" office:value-type="string">
            <text:p>A−</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Checkbook</text:p>
          </table:table-cell>
          <table:table-cell table:style-name="ce26" table:formula="of:=IF(NOT(ISBLANK([.C228]));VLOOKUP([.C228];['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datamontana.us/Financial/Montana-s-Checkbook-Accounts-Payable-Payments/d7uw-2snd">
            <text:p><text:a xlink:href="https://data.datamontana.us/Financial/Montana-s-Checkbook-Accounts-Payable-Payments/d7uw-2snd">https://data.datamontana.us/Financial/Montana-s-Checkbook-Accounts-Payable-Payments/d7uw-2snd</text:a></text:p>
          </table:table-cell>
          <table:table-cell table:style-name="ce26" office:value-type="string">
            <text:p>As of the survey, the data was over a month out of date. Lacks a check/voucher number and a description of the purpose of the purchase, although the categorization system is detailed enough to almost suffice.</text:p>
          </table:table-cell>
          <table:table-cell table:style-name="ce26" table:formula="of:=IF(NOT(ISBLANK([.E228]));ROUND(((IF([.E228]=&quot;yes&quot;;1;0)*['Grading Scale'.E$2])+(IF([.F228]=&quot;yes&quot;;1;0)*['Grading Scale'.E$3])+(IF([.G228]=&quot;yes&quot;;1;0)*['Grading Scale'.E$4])+(IF([.H228]=&quot;yes&quot;;1;0)*['Grading Scale'.E$5])+(IF([.I228]=&quot;yes&quot;;1;0)*['Grading Scale'.E$6])+(IF([.J228]=&quot;yes&quot;;1;0)*['Grading Scale'.E$7])+(IF([.K228]=&quot;yes&quot;;1;0)*['Grading Scale'.E$8])+(IF([.L228]=&quot;yes&quot;;1;0)*['Grading Scale'.E$9])+(IF([.M228]=&quot;yes&quot;;1;0)*['Grading Scale'.E$10])+(IF([.N228]=&quot;yes&quot;;1;0)*['Grading Scale'.E$11])+(IF([.O228]=&quot;yes&quot;;1;0)*['Grading Scale'.E$12])+(IF([.P228]=&quot;yes&quot;;1;0)*['Grading Scale'.E$13]))/['Grading Scale'.E$14]*100;0);&quot;&quot;)" office:value-type="string">
            <text:p>95</text:p>
          </table:table-cell>
          <table:table-cell table:style-name="ce26" table:formula="of:=IF(ISNUMBER([.S228]);VLOOKUP([.S228];['Grading Scale'.$A$2:.$B$14];2);&quot;&quot;)" office:value-type="string">
            <text:p>A</text:p>
          </table:table-cell>
          <table:table-cell table:number-columns-repeated="16" table:style-name="ce27"/>
        </table:table-row>
        <table:table-row table:style-name="ro3">
          <table:table-cell table:style-name="ce24" office:value-type="date" office:date-value="2016-02-04T00:00:00">
            <text:p>2/4/2016</text:p>
          </table:table-cell>
          <table:table-cell table:style-name="ce25" office:value-type="string">
            <text:p>Montana</text:p>
          </table:table-cell>
          <table:table-cell table:style-name="ce25" office:value-type="string">
            <text:p>Companies</text:p>
          </table:table-cell>
          <table:table-cell table:style-name="ce26" table:formula="of:=IF(NOT(ISBLANK([.C229]));VLOOKUP([.C229];['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9" office:value-type="string" office:value="https://app.mt.gov/corprecords/">
            <text:p><text:a xlink:href="https://app.mt.gov/corprecords/">https://app.mt.gov/corprecords/</text:a></text:p>
          </table:table-cell>
          <table:table-cell table:style-name="ce26" office:value-type="string">
            <text:p>Data costs, as of this writing, $3,915.30 for the entire dataset, or 2¢ apiece. Records are provided as fixed-width text files.</text:p>
          </table:table-cell>
          <table:table-cell table:style-name="ce26" table:formula="of:=IF(NOT(ISBLANK([.E229]));ROUND(((IF([.E229]=&quot;yes&quot;;1;0)*['Grading Scale'.E$2])+(IF([.F229]=&quot;yes&quot;;1;0)*['Grading Scale'.E$3])+(IF([.G229]=&quot;yes&quot;;1;0)*['Grading Scale'.E$4])+(IF([.H229]=&quot;yes&quot;;1;0)*['Grading Scale'.E$5])+(IF([.I229]=&quot;yes&quot;;1;0)*['Grading Scale'.E$6])+(IF([.J229]=&quot;yes&quot;;1;0)*['Grading Scale'.E$7])+(IF([.K229]=&quot;yes&quot;;1;0)*['Grading Scale'.E$8])+(IF([.L229]=&quot;yes&quot;;1;0)*['Grading Scale'.E$9])+(IF([.M229]=&quot;yes&quot;;1;0)*['Grading Scale'.E$10])+(IF([.N229]=&quot;yes&quot;;1;0)*['Grading Scale'.E$11])+(IF([.O229]=&quot;yes&quot;;1;0)*['Grading Scale'.E$12])+(IF([.P229]=&quot;yes&quot;;1;0)*['Grading Scale'.E$13]))/['Grading Scale'.E$14]*100;0);&quot;&quot;)" office:value-type="string">
            <text:p>65</text:p>
          </table:table-cell>
          <table:table-cell table:style-name="ce26" table:formula="of:=IF(ISNUMBER([.S229]);VLOOKUP([.S229];['Grading Scale'.$A$2:.$B$14];2);&quot;&quot;)" office:value-type="string">
            <text:p>D</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Incarceration</text:p>
          </table:table-cell>
          <table:table-cell table:style-name="ce26" table:formula="of:=IF(NOT(ISBLANK([.C230]));VLOOKUP([.C230];['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cor.mt.gov/Portals/104/Resources/Reports/daily.pdf">
            <text:p><text:a xlink:href="http://cor.mt.gov/Portals/104/Resources/Reports/daily.pdf">http://cor.mt.gov/Portals/104/Resources/Reports/daily.pdf</text:a></text:p>
          </table:table-cell>
          <table:table-cell table:style-name="ce26" office:value-type="string">
            <text:p>Provided as a PDF, updated daily. Includes each facility's capacity and current population, but lacks any historical data, and no archives are available.</text:p>
          </table:table-cell>
          <table:table-cell table:style-name="ce26" table:formula="of:=IF(NOT(ISBLANK([.E230]));ROUND(((IF([.E230]=&quot;yes&quot;;1;0)*['Grading Scale'.E$2])+(IF([.F230]=&quot;yes&quot;;1;0)*['Grading Scale'.E$3])+(IF([.G230]=&quot;yes&quot;;1;0)*['Grading Scale'.E$4])+(IF([.H230]=&quot;yes&quot;;1;0)*['Grading Scale'.E$5])+(IF([.I230]=&quot;yes&quot;;1;0)*['Grading Scale'.E$6])+(IF([.J230]=&quot;yes&quot;;1;0)*['Grading Scale'.E$7])+(IF([.K230]=&quot;yes&quot;;1;0)*['Grading Scale'.E$8])+(IF([.L230]=&quot;yes&quot;;1;0)*['Grading Scale'.E$9])+(IF([.M230]=&quot;yes&quot;;1;0)*['Grading Scale'.E$10])+(IF([.N230]=&quot;yes&quot;;1;0)*['Grading Scale'.E$11])+(IF([.O230]=&quot;yes&quot;;1;0)*['Grading Scale'.E$12])+(IF([.P230]=&quot;yes&quot;;1;0)*['Grading Scale'.E$13]))/['Grading Scale'.E$14]*100;0);&quot;&quot;)" office:value-type="string">
            <text:p>85</text:p>
          </table:table-cell>
          <table:table-cell table:style-name="ce26" table:formula="of:=IF(ISNUMBER([.S230]);VLOOKUP([.S230];['Grading Scale'.$A$2:.$B$14];2);&quot;&quot;)" office:value-type="string">
            <text:p>B</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Legislation</text:p>
          </table:table-cell>
          <table:table-cell table:style-name="ce26" table:formula="of:=IF(NOT(ISBLANK([.C231]));VLOOKUP([.C231];['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mt.gov/">
            <text:p><text:a xlink:href="http://leg.mt.gov/">http://leg.mt.gov/</text:a></text:p>
          </table:table-cell>
          <table:table-cell table:style-name="ce28"/>
          <table:table-cell table:style-name="ce26" table:formula="of:=IF(NOT(ISBLANK([.E231]));ROUND(((IF([.E231]=&quot;yes&quot;;1;0)*['Grading Scale'.E$2])+(IF([.F231]=&quot;yes&quot;;1;0)*['Grading Scale'.E$3])+(IF([.G231]=&quot;yes&quot;;1;0)*['Grading Scale'.E$4])+(IF([.H231]=&quot;yes&quot;;1;0)*['Grading Scale'.E$5])+(IF([.I231]=&quot;yes&quot;;1;0)*['Grading Scale'.E$6])+(IF([.J231]=&quot;yes&quot;;1;0)*['Grading Scale'.E$7])+(IF([.K231]=&quot;yes&quot;;1;0)*['Grading Scale'.E$8])+(IF([.L231]=&quot;yes&quot;;1;0)*['Grading Scale'.E$9])+(IF([.M231]=&quot;yes&quot;;1;0)*['Grading Scale'.E$10])+(IF([.N231]=&quot;yes&quot;;1;0)*['Grading Scale'.E$11])+(IF([.O231]=&quot;yes&quot;;1;0)*['Grading Scale'.E$12])+(IF([.P231]=&quot;yes&quot;;1;0)*['Grading Scale'.E$13]))/['Grading Scale'.E$14]*100;0);&quot;&quot;)" office:value-type="string">
            <text:p>45</text:p>
          </table:table-cell>
          <table:table-cell table:style-name="ce26" table:formula="of:=IF(ISNUMBER([.S231]);VLOOKUP([.S231];['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6" office:value-type="string">
            <text:p>Population Projections</text:p>
          </table:table-cell>
          <table:table-cell table:style-name="ce26" table:formula="of:=IF(NOT(ISBLANK([.C232]));VLOOKUP([.C232];['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ceic.mt.gov/Population/PopProjections_StateTotalsPage.aspx">
            <text:p><text:a xlink:href="http://ceic.mt.gov/Population/PopProjections_StateTotalsPage.aspx">http://ceic.mt.gov/Population/PopProjections_StateTotalsPage.aspx</text:a></text:p>
          </table:table-cell>
          <table:table-cell table:style-name="ce26" office:value-type="string">
            <text:p>Lacks GNIS IDs or FIPS codes for localitiies.</text:p>
          </table:table-cell>
          <table:table-cell table:style-name="ce26" table:formula="of:=IF(NOT(ISBLANK([.E232]));ROUND(((IF([.E232]=&quot;yes&quot;;1;0)*['Grading Scale'.E$2])+(IF([.F232]=&quot;yes&quot;;1;0)*['Grading Scale'.E$3])+(IF([.G232]=&quot;yes&quot;;1;0)*['Grading Scale'.E$4])+(IF([.H232]=&quot;yes&quot;;1;0)*['Grading Scale'.E$5])+(IF([.I232]=&quot;yes&quot;;1;0)*['Grading Scale'.E$6])+(IF([.J232]=&quot;yes&quot;;1;0)*['Grading Scale'.E$7])+(IF([.K232]=&quot;yes&quot;;1;0)*['Grading Scale'.E$8])+(IF([.L232]=&quot;yes&quot;;1;0)*['Grading Scale'.E$9])+(IF([.M232]=&quot;yes&quot;;1;0)*['Grading Scale'.E$10])+(IF([.N232]=&quot;yes&quot;;1;0)*['Grading Scale'.E$11])+(IF([.O232]=&quot;yes&quot;;1;0)*['Grading Scale'.E$12])+(IF([.P232]=&quot;yes&quot;;1;0)*['Grading Scale'.E$13]))/['Grading Scale'.E$14]*100;0);&quot;&quot;)" office:value-type="string">
            <text:p>90</text:p>
          </table:table-cell>
          <table:table-cell table:style-name="ce26" table:formula="of:=IF(ISNUMBER([.S232]);VLOOKUP([.S232];['Grading Scale'.$A$2:.$B$14];2);&quot;&quot;)" office:value-type="string">
            <text:p>A−</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Real Estate</text:p>
          </table:table-cell>
          <table:table-cell table:style-name="ce26" table:formula="of:=IF(NOT(ISBLANK([.C233]));VLOOKUP([.C233];['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ftp://ftp.geoinfo.msl.mt.gov/Data/Spatial/MSDI/Cadastral/PublicLands/">
            <text:p><text:a xlink:href="ftp://ftp.geoinfo.msl.mt.gov/Data/Spatial/MSDI/Cadastral/PublicLands/">ftp://ftp.geoinfo.msl.mt.gov/Data/Spatial/MSDI/Cadastral/PublicLands/</text:a></text:p>
          </table:table-cell>
          <table:table-cell table:style-name="ce26" office:value-type="string">
            <text:p>Public lands are available as an Access database and shapefiles. No state-owned buildings data could be found, but press coverage makes clear that this information can be FOIAed. Relatedly, Montana provides a dataset of all facilities that the state government leases from others (https://data.datamontana.us/Property-/Montana-Leased-Facilities/pmgg-xiiy).</text:p>
          </table:table-cell>
          <table:table-cell table:style-name="ce26" table:formula="of:=IF(NOT(ISBLANK([.E233]));ROUND(((IF([.E233]=&quot;yes&quot;;1;0)*['Grading Scale'.E$2])+(IF([.F233]=&quot;yes&quot;;1;0)*['Grading Scale'.E$3])+(IF([.G233]=&quot;yes&quot;;1;0)*['Grading Scale'.E$4])+(IF([.H233]=&quot;yes&quot;;1;0)*['Grading Scale'.E$5])+(IF([.I233]=&quot;yes&quot;;1;0)*['Grading Scale'.E$6])+(IF([.J233]=&quot;yes&quot;;1;0)*['Grading Scale'.E$7])+(IF([.K233]=&quot;yes&quot;;1;0)*['Grading Scale'.E$8])+(IF([.L233]=&quot;yes&quot;;1;0)*['Grading Scale'.E$9])+(IF([.M233]=&quot;yes&quot;;1;0)*['Grading Scale'.E$10])+(IF([.N233]=&quot;yes&quot;;1;0)*['Grading Scale'.E$11])+(IF([.O233]=&quot;yes&quot;;1;0)*['Grading Scale'.E$12])+(IF([.P233]=&quot;yes&quot;;1;0)*['Grading Scale'.E$13]))/['Grading Scale'.E$14]*100;0);&quot;&quot;)" office:value-type="string">
            <text:p>85</text:p>
          </table:table-cell>
          <table:table-cell table:style-name="ce26" table:formula="of:=IF(ISNUMBER([.S233]);VLOOKUP([.S233];['Grading Scale'.$A$2:.$B$14];2);&quot;&quot;)" office:value-type="string">
            <text:p>B</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Restaurant Inspections</text:p>
          </table:table-cell>
          <table:table-cell table:style-name="ce26" table:formula="of:=IF(NOT(ISBLANK([.C234]));VLOOKUP([.C234];['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Montana conducts investigations on a local basis. Some of those localities provide records online, but there is no evidence that the state aggregates them.</text:p>
          </table:table-cell>
          <table:table-cell table:style-name="ce26" table:formula="of:=IF(NOT(ISBLANK([.E234]));ROUND(((IF([.E234]=&quot;yes&quot;;1;0)*['Grading Scale'.E$2])+(IF([.F234]=&quot;yes&quot;;1;0)*['Grading Scale'.E$3])+(IF([.G234]=&quot;yes&quot;;1;0)*['Grading Scale'.E$4])+(IF([.H234]=&quot;yes&quot;;1;0)*['Grading Scale'.E$5])+(IF([.I234]=&quot;yes&quot;;1;0)*['Grading Scale'.E$6])+(IF([.J234]=&quot;yes&quot;;1;0)*['Grading Scale'.E$7])+(IF([.K234]=&quot;yes&quot;;1;0)*['Grading Scale'.E$8])+(IF([.L234]=&quot;yes&quot;;1;0)*['Grading Scale'.E$9])+(IF([.M234]=&quot;yes&quot;;1;0)*['Grading Scale'.E$10])+(IF([.N234]=&quot;yes&quot;;1;0)*['Grading Scale'.E$11])+(IF([.O234]=&quot;yes&quot;;1;0)*['Grading Scale'.E$12])+(IF([.P234]=&quot;yes&quot;;1;0)*['Grading Scale'.E$13]))/['Grading Scale'.E$14]*100;0);&quot;&quot;)" office:value-type="string">
            <text:p>0</text:p>
          </table:table-cell>
          <table:table-cell table:style-name="ce26" table:formula="of:=IF(ISNUMBER([.S234]);VLOOKUP([.S234];['Grading Scale'.$A$2:.$B$14];2);&quot;&quot;)" office:value-type="string">
            <text:p>F</text:p>
          </table:table-cell>
          <table:table-cell table:number-columns-repeated="16" table:style-name="ce27"/>
        </table:table-row>
        <table:table-row table:style-name="ro3">
          <table:table-cell table:style-name="ce24" office:value-type="date" office:date-value="2016-02-05T00:00:00">
            <text:p>2/5/2016</text:p>
          </table:table-cell>
          <table:table-cell table:style-name="ce25" office:value-type="string">
            <text:p>Montana</text:p>
          </table:table-cell>
          <table:table-cell table:style-name="ce25" office:value-type="string">
            <text:p>Vehicle Crashes</text:p>
          </table:table-cell>
          <table:table-cell table:style-name="ce26" table:formula="of:=IF(NOT(ISBLANK([.C235]));VLOOKUP([.C235];['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dt.mt.gov/publications/datastats/crashdata.shtml">
            <text:p><text:a xlink:href="http://www.mdt.mt.gov/publications/datastats/crashdata.shtml">http://www.mdt.mt.gov/publications/datastats/crashdata.shtml</text:a></text:p>
          </table:table-cell>
          <table:table-cell table:style-name="ce26" office:value-type="string">
            <text:p>These are statistics, not data. Montana does possess per-incident records, stored as machine-readable data.</text:p>
          </table:table-cell>
          <table:table-cell table:style-name="ce26" table:formula="of:=IF(NOT(ISBLANK([.E235]));ROUND(((IF([.E235]=&quot;yes&quot;;1;0)*['Grading Scale'.E$2])+(IF([.F235]=&quot;yes&quot;;1;0)*['Grading Scale'.E$3])+(IF([.G235]=&quot;yes&quot;;1;0)*['Grading Scale'.E$4])+(IF([.H235]=&quot;yes&quot;;1;0)*['Grading Scale'.E$5])+(IF([.I235]=&quot;yes&quot;;1;0)*['Grading Scale'.E$6])+(IF([.J235]=&quot;yes&quot;;1;0)*['Grading Scale'.E$7])+(IF([.K235]=&quot;yes&quot;;1;0)*['Grading Scale'.E$8])+(IF([.L235]=&quot;yes&quot;;1;0)*['Grading Scale'.E$9])+(IF([.M235]=&quot;yes&quot;;1;0)*['Grading Scale'.E$10])+(IF([.N235]=&quot;yes&quot;;1;0)*['Grading Scale'.E$11])+(IF([.O235]=&quot;yes&quot;;1;0)*['Grading Scale'.E$12])+(IF([.P235]=&quot;yes&quot;;1;0)*['Grading Scale'.E$13]))/['Grading Scale'.E$14]*100;0);&quot;&quot;)" office:value-type="string">
            <text:p>40</text:p>
          </table:table-cell>
          <table:table-cell table:style-name="ce26" table:formula="of:=IF(ISNUMBER([.S235]);VLOOKUP([.S235];['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Address Points</text:p>
          </table:table-cell>
          <table:table-cell table:style-name="ce26" table:formula="of:=IF(NOT(ISBLANK([.C236]));VLOOKUP([.C236];['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As of 2014, Nebraska did not have an address points database.</text:p>
          </table:table-cell>
          <table:table-cell table:style-name="ce26" table:formula="of:=IF(NOT(ISBLANK([.E236]));ROUND(((IF([.E236]=&quot;yes&quot;;1;0)*['Grading Scale'.E$2])+(IF([.F236]=&quot;yes&quot;;1;0)*['Grading Scale'.E$3])+(IF([.G236]=&quot;yes&quot;;1;0)*['Grading Scale'.E$4])+(IF([.H236]=&quot;yes&quot;;1;0)*['Grading Scale'.E$5])+(IF([.I236]=&quot;yes&quot;;1;0)*['Grading Scale'.E$6])+(IF([.J236]=&quot;yes&quot;;1;0)*['Grading Scale'.E$7])+(IF([.K236]=&quot;yes&quot;;1;0)*['Grading Scale'.E$8])+(IF([.L236]=&quot;yes&quot;;1;0)*['Grading Scale'.E$9])+(IF([.M236]=&quot;yes&quot;;1;0)*['Grading Scale'.E$10])+(IF([.N236]=&quot;yes&quot;;1;0)*['Grading Scale'.E$11])+(IF([.O236]=&quot;yes&quot;;1;0)*['Grading Scale'.E$12])+(IF([.P236]=&quot;yes&quot;;1;0)*['Grading Scale'.E$13]))/['Grading Scale'.E$14]*100;0);&quot;&quot;)" office:value-type="string">
            <text:p>0</text:p>
          </table:table-cell>
          <table:table-cell table:style-name="ce26" table:formula="of:=IF(ISNUMBER([.S236]);VLOOKUP([.S236];['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Checkbook</text:p>
          </table:table-cell>
          <table:table-cell table:style-name="ce26" table:formula="of:=IF(NOT(ISBLANK([.C237]));VLOOKUP([.C237];['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Dataset is incomplete, as it lacks both a description and a check/voucher number.</text:p>
          </table:table-cell>
          <table:table-cell table:style-name="ce26" table:formula="of:=IF(NOT(ISBLANK([.E237]));ROUND(((IF([.E237]=&quot;yes&quot;;1;0)*['Grading Scale'.E$2])+(IF([.F237]=&quot;yes&quot;;1;0)*['Grading Scale'.E$3])+(IF([.G237]=&quot;yes&quot;;1;0)*['Grading Scale'.E$4])+(IF([.H237]=&quot;yes&quot;;1;0)*['Grading Scale'.E$5])+(IF([.I237]=&quot;yes&quot;;1;0)*['Grading Scale'.E$6])+(IF([.J237]=&quot;yes&quot;;1;0)*['Grading Scale'.E$7])+(IF([.K237]=&quot;yes&quot;;1;0)*['Grading Scale'.E$8])+(IF([.L237]=&quot;yes&quot;;1;0)*['Grading Scale'.E$9])+(IF([.M237]=&quot;yes&quot;;1;0)*['Grading Scale'.E$10])+(IF([.N237]=&quot;yes&quot;;1;0)*['Grading Scale'.E$11])+(IF([.O237]=&quot;yes&quot;;1;0)*['Grading Scale'.E$12])+(IF([.P237]=&quot;yes&quot;;1;0)*['Grading Scale'.E$13]))/['Grading Scale'.E$14]*100;0);&quot;&quot;)" office:value-type="string">
            <text:p>85</text:p>
          </table:table-cell>
          <table:table-cell table:style-name="ce26" table:formula="of:=IF(ISNUMBER([.S237]);VLOOKUP([.S237];['Grading Scale'.$A$2:.$B$14];2);&quot;&quot;)" office:value-type="string">
            <text:p>B</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Companies</text:p>
          </table:table-cell>
          <table:table-cell table:style-name="ce26" table:formula="of:=IF(NOT(ISBLANK([.C238]));VLOOKUP([.C238];['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9" office:value-type="string" office:value="https://www.nebraska.gov/SpecialRequestSearches/">
            <text:p><text:a xlink:href="https://www.nebraska.gov/SpecialRequestSearches/">https://www.nebraska.gov/SpecialRequestSearches/</text:a></text:p>
          </table:table-cell>
          <table:table-cell table:style-name="ce26" office:value-type="string">
            <text:p>Data cost $15/per 1,000 records, or $2,381.22 for the complete dataset, as of the date that this dataset was surveyed. The data is incomplete, because the data lacks officers/directors and registered agent identities.</text:p>
          </table:table-cell>
          <table:table-cell table:style-name="ce26" table:formula="of:=IF(NOT(ISBLANK([.E238]));ROUND(((IF([.E238]=&quot;yes&quot;;1;0)*['Grading Scale'.E$2])+(IF([.F238]=&quot;yes&quot;;1;0)*['Grading Scale'.E$3])+(IF([.G238]=&quot;yes&quot;;1;0)*['Grading Scale'.E$4])+(IF([.H238]=&quot;yes&quot;;1;0)*['Grading Scale'.E$5])+(IF([.I238]=&quot;yes&quot;;1;0)*['Grading Scale'.E$6])+(IF([.J238]=&quot;yes&quot;;1;0)*['Grading Scale'.E$7])+(IF([.K238]=&quot;yes&quot;;1;0)*['Grading Scale'.E$8])+(IF([.L238]=&quot;yes&quot;;1;0)*['Grading Scale'.E$9])+(IF([.M238]=&quot;yes&quot;;1;0)*['Grading Scale'.E$10])+(IF([.N238]=&quot;yes&quot;;1;0)*['Grading Scale'.E$11])+(IF([.O238]=&quot;yes&quot;;1;0)*['Grading Scale'.E$12])+(IF([.P238]=&quot;yes&quot;;1;0)*['Grading Scale'.E$13]))/['Grading Scale'.E$14]*100;0);&quot;&quot;)" office:value-type="string">
            <text:p>65</text:p>
          </table:table-cell>
          <table:table-cell table:style-name="ce26" table:formula="of:=IF(ISNUMBER([.S238]);VLOOKUP([.S238];['Grading Scale'.$A$2:.$B$14];2);&quot;&quot;)" office:value-type="string">
            <text:p>D</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Nebraska</text:p>
          </table:table-cell>
          <table:table-cell table:style-name="ce25" office:value-type="string">
            <text:p>Incarceration</text:p>
          </table:table-cell>
          <table:table-cell table:style-name="ce26" table:formula="of:=IF(NOT(ISBLANK([.C239]));VLOOKUP([.C239];['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corrections.nebraska.gov/news.html">
            <text:p><text:a xlink:href="http://www.corrections.nebraska.gov/news.html">http://www.corrections.nebraska.gov/news.html</text:a></text:p>
          </table:table-cell>
          <table:table-cell table:style-name="ce26" office:value-type="string">
            <text:p>Provided as an Excel file, this is an inventory of all inmates in Nebraska. This is not the same as per-prison population data, but an incomplete prison population file can be put together using this data.</text:p>
          </table:table-cell>
          <table:table-cell table:style-name="ce26" table:formula="of:=IF(NOT(ISBLANK([.E239]));ROUND(((IF([.E239]=&quot;yes&quot;;1;0)*['Grading Scale'.E$2])+(IF([.F239]=&quot;yes&quot;;1;0)*['Grading Scale'.E$3])+(IF([.G239]=&quot;yes&quot;;1;0)*['Grading Scale'.E$4])+(IF([.H239]=&quot;yes&quot;;1;0)*['Grading Scale'.E$5])+(IF([.I239]=&quot;yes&quot;;1;0)*['Grading Scale'.E$6])+(IF([.J239]=&quot;yes&quot;;1;0)*['Grading Scale'.E$7])+(IF([.K239]=&quot;yes&quot;;1;0)*['Grading Scale'.E$8])+(IF([.L239]=&quot;yes&quot;;1;0)*['Grading Scale'.E$9])+(IF([.M239]=&quot;yes&quot;;1;0)*['Grading Scale'.E$10])+(IF([.N239]=&quot;yes&quot;;1;0)*['Grading Scale'.E$11])+(IF([.O239]=&quot;yes&quot;;1;0)*['Grading Scale'.E$12])+(IF([.P239]=&quot;yes&quot;;1;0)*['Grading Scale'.E$13]))/['Grading Scale'.E$14]*100;0);&quot;&quot;)" office:value-type="string">
            <text:p>75</text:p>
          </table:table-cell>
          <table:table-cell table:style-name="ce26" table:formula="of:=IF(ISNUMBER([.S239]);VLOOKUP([.S239];['Grading Scale'.$A$2:.$B$14];2);&quot;&quot;)" office:value-type="string">
            <text:p>C</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Legislation</text:p>
          </table:table-cell>
          <table:table-cell table:style-name="ce26" table:formula="of:=IF(NOT(ISBLANK([.C240]));VLOOKUP([.C240];['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nebraskalegislature.gov/">
            <text:p><text:a xlink:href="http://nebraskalegislature.gov/">http://nebraskalegislature.gov/</text:a></text:p>
          </table:table-cell>
          <table:table-cell table:style-name="ce26" office:value-type="string">
            <text:p>The site offers the ability to download as a CSV file the search results for a given legislator's bills, but that is too narrow of a case to qualify as offering machine-readable data.</text:p>
          </table:table-cell>
          <table:table-cell table:style-name="ce26" table:formula="of:=IF(NOT(ISBLANK([.E240]));ROUND(((IF([.E240]=&quot;yes&quot;;1;0)*['Grading Scale'.E$2])+(IF([.F240]=&quot;yes&quot;;1;0)*['Grading Scale'.E$3])+(IF([.G240]=&quot;yes&quot;;1;0)*['Grading Scale'.E$4])+(IF([.H240]=&quot;yes&quot;;1;0)*['Grading Scale'.E$5])+(IF([.I240]=&quot;yes&quot;;1;0)*['Grading Scale'.E$6])+(IF([.J240]=&quot;yes&quot;;1;0)*['Grading Scale'.E$7])+(IF([.K240]=&quot;yes&quot;;1;0)*['Grading Scale'.E$8])+(IF([.L240]=&quot;yes&quot;;1;0)*['Grading Scale'.E$9])+(IF([.M240]=&quot;yes&quot;;1;0)*['Grading Scale'.E$10])+(IF([.N240]=&quot;yes&quot;;1;0)*['Grading Scale'.E$11])+(IF([.O240]=&quot;yes&quot;;1;0)*['Grading Scale'.E$12])+(IF([.P240]=&quot;yes&quot;;1;0)*['Grading Scale'.E$13]))/['Grading Scale'.E$14]*100;0);&quot;&quot;)" office:value-type="string">
            <text:p>40</text:p>
          </table:table-cell>
          <table:table-cell table:style-name="ce26" table:formula="of:=IF(ISNUMBER([.S240]);VLOOKUP([.S240];['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6" office:value-type="string">
            <text:p>Population Projections</text:p>
          </table:table-cell>
          <table:table-cell table:style-name="ce26" table:formula="of:=IF(NOT(ISBLANK([.C241]));VLOOKUP([.C241];['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neded.org/files/research/stathand/bsect12.htm">
            <text:p><text:a xlink:href="http://www.neded.org/files/research/stathand/bsect12.htm">http://www.neded.org/files/research/stathand/bsect12.htm</text:a></text:p>
          </table:table-cell>
          <table:table-cell table:style-name="ce26" office:value-type="string">
            <text:p>Data hasn't been updated since the 2010 census.</text:p>
          </table:table-cell>
          <table:table-cell table:style-name="ce26" table:formula="of:=IF(NOT(ISBLANK([.E241]));ROUND(((IF([.E241]=&quot;yes&quot;;1;0)*['Grading Scale'.E$2])+(IF([.F241]=&quot;yes&quot;;1;0)*['Grading Scale'.E$3])+(IF([.G241]=&quot;yes&quot;;1;0)*['Grading Scale'.E$4])+(IF([.H241]=&quot;yes&quot;;1;0)*['Grading Scale'.E$5])+(IF([.I241]=&quot;yes&quot;;1;0)*['Grading Scale'.E$6])+(IF([.J241]=&quot;yes&quot;;1;0)*['Grading Scale'.E$7])+(IF([.K241]=&quot;yes&quot;;1;0)*['Grading Scale'.E$8])+(IF([.L241]=&quot;yes&quot;;1;0)*['Grading Scale'.E$9])+(IF([.M241]=&quot;yes&quot;;1;0)*['Grading Scale'.E$10])+(IF([.N241]=&quot;yes&quot;;1;0)*['Grading Scale'.E$11])+(IF([.O241]=&quot;yes&quot;;1;0)*['Grading Scale'.E$12])+(IF([.P241]=&quot;yes&quot;;1;0)*['Grading Scale'.E$13]))/['Grading Scale'.E$14]*100;0);&quot;&quot;)" office:value-type="string">
            <text:p>35</text:p>
          </table:table-cell>
          <table:table-cell table:style-name="ce26" table:formula="of:=IF(ISNUMBER([.S241]);VLOOKUP([.S241];['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Real Estate</text:p>
          </table:table-cell>
          <table:table-cell table:style-name="ce26" table:formula="of:=IF(NOT(ISBLANK([.C242]));VLOOKUP([.C242];['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242]));ROUND(((IF([.E242]=&quot;yes&quot;;1;0)*['Grading Scale'.E$2])+(IF([.F242]=&quot;yes&quot;;1;0)*['Grading Scale'.E$3])+(IF([.G242]=&quot;yes&quot;;1;0)*['Grading Scale'.E$4])+(IF([.H242]=&quot;yes&quot;;1;0)*['Grading Scale'.E$5])+(IF([.I242]=&quot;yes&quot;;1;0)*['Grading Scale'.E$6])+(IF([.J242]=&quot;yes&quot;;1;0)*['Grading Scale'.E$7])+(IF([.K242]=&quot;yes&quot;;1;0)*['Grading Scale'.E$8])+(IF([.L242]=&quot;yes&quot;;1;0)*['Grading Scale'.E$9])+(IF([.M242]=&quot;yes&quot;;1;0)*['Grading Scale'.E$10])+(IF([.N242]=&quot;yes&quot;;1;0)*['Grading Scale'.E$11])+(IF([.O242]=&quot;yes&quot;;1;0)*['Grading Scale'.E$12])+(IF([.P242]=&quot;yes&quot;;1;0)*['Grading Scale'.E$13]))/['Grading Scale'.E$14]*100;0);&quot;&quot;)" office:value-type="string">
            <text:p>0</text:p>
          </table:table-cell>
          <table:table-cell table:style-name="ce26" table:formula="of:=IF(ISNUMBER([.S242]);VLOOKUP([.S242];['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Restaurant Inspections</text:p>
          </table:table-cell>
          <table:table-cell table:style-name="ce26" table:formula="of:=IF(NOT(ISBLANK([.C243]));VLOOKUP([.C243];['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7"/>
          <table:table-cell table:style-name="ce26" office:value-type="string">
            <text:p>They say nothing about providing data, but OpenNebraska republishes their data from 2013 (https://data.opennebraska.io/dataset/state-restaurant-inspections) and uses state data for their resttaurant inspections site (https://data.opennebraska.io/dataset/state-restaurant-inspections). We've made an inquiry to them to find out more.</text:p>
          </table:table-cell>
          <table:table-cell table:style-name="ce26" table:formula="of:=IF(NOT(ISBLANK([.E243]));ROUND(((IF([.E243]=&quot;yes&quot;;1;0)*['Grading Scale'.E$2])+(IF([.F243]=&quot;yes&quot;;1;0)*['Grading Scale'.E$3])+(IF([.G243]=&quot;yes&quot;;1;0)*['Grading Scale'.E$4])+(IF([.H243]=&quot;yes&quot;;1;0)*['Grading Scale'.E$5])+(IF([.I243]=&quot;yes&quot;;1;0)*['Grading Scale'.E$6])+(IF([.J243]=&quot;yes&quot;;1;0)*['Grading Scale'.E$7])+(IF([.K243]=&quot;yes&quot;;1;0)*['Grading Scale'.E$8])+(IF([.L243]=&quot;yes&quot;;1;0)*['Grading Scale'.E$9])+(IF([.M243]=&quot;yes&quot;;1;0)*['Grading Scale'.E$10])+(IF([.N243]=&quot;yes&quot;;1;0)*['Grading Scale'.E$11])+(IF([.O243]=&quot;yes&quot;;1;0)*['Grading Scale'.E$12])+(IF([.P243]=&quot;yes&quot;;1;0)*['Grading Scale'.E$13]))/['Grading Scale'.E$14]*100;0);&quot;&quot;)" office:value-type="string">
            <text:p>70</text:p>
          </table:table-cell>
          <table:table-cell table:style-name="ce26" table:formula="of:=IF(ISNUMBER([.S243]);VLOOKUP([.S243];['Grading Scale'.$A$2:.$B$14];2);&quot;&quot;)" office:value-type="string">
            <text:p>C−</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braska</text:p>
          </table:table-cell>
          <table:table-cell table:style-name="ce25" office:value-type="string">
            <text:p>Vehicle Crashes</text:p>
          </table:table-cell>
          <table:table-cell table:style-name="ce26" table:formula="of:=IF(NOT(ISBLANK([.C244]));VLOOKUP([.C244];['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roads.nebraska.gov/safety/crash/">
            <text:p><text:a xlink:href="http://www.roads.nebraska.gov/safety/crash/">http://www.roads.nebraska.gov/safety/crash/</text:a></text:p>
          </table:table-cell>
          <table:table-cell table:style-name="ce26" office:value-type="string">
            <text:p>These are statistics in PDF form, not data. There is an entry for this dataset in the state repository, but it links to a page indicating that the data has been abandoned, with no link to find out where it is now (http://www.transportation.nebraska.gov/highway-safety/).</text:p>
          </table:table-cell>
          <table:table-cell table:style-name="ce26" table:formula="of:=IF(NOT(ISBLANK([.E244]));ROUND(((IF([.E244]=&quot;yes&quot;;1;0)*['Grading Scale'.E$2])+(IF([.F244]=&quot;yes&quot;;1;0)*['Grading Scale'.E$3])+(IF([.G244]=&quot;yes&quot;;1;0)*['Grading Scale'.E$4])+(IF([.H244]=&quot;yes&quot;;1;0)*['Grading Scale'.E$5])+(IF([.I244]=&quot;yes&quot;;1;0)*['Grading Scale'.E$6])+(IF([.J244]=&quot;yes&quot;;1;0)*['Grading Scale'.E$7])+(IF([.K244]=&quot;yes&quot;;1;0)*['Grading Scale'.E$8])+(IF([.L244]=&quot;yes&quot;;1;0)*['Grading Scale'.E$9])+(IF([.M244]=&quot;yes&quot;;1;0)*['Grading Scale'.E$10])+(IF([.N244]=&quot;yes&quot;;1;0)*['Grading Scale'.E$11])+(IF([.O244]=&quot;yes&quot;;1;0)*['Grading Scale'.E$12])+(IF([.P244]=&quot;yes&quot;;1;0)*['Grading Scale'.E$13]))/['Grading Scale'.E$14]*100;0);&quot;&quot;)" office:value-type="string">
            <text:p>40</text:p>
          </table:table-cell>
          <table:table-cell table:style-name="ce26" table:formula="of:=IF(ISNUMBER([.S244]);VLOOKUP([.S244];['Grading Scale'.$A$2:.$B$14];2);&quot;&quot;)" office:value-type="string">
            <text:p>F</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Nevada</text:p>
          </table:table-cell>
          <table:table-cell table:style-name="ce25" office:value-type="string">
            <text:p>Address Points</text:p>
          </table:table-cell>
          <table:table-cell table:style-name="ce26" table:formula="of:=IF(NOT(ISBLANK([.C245]));VLOOKUP([.C245];['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245]));ROUND(((IF([.E245]=&quot;yes&quot;;1;0)*['Grading Scale'.E$2])+(IF([.F245]=&quot;yes&quot;;1;0)*['Grading Scale'.E$3])+(IF([.G245]=&quot;yes&quot;;1;0)*['Grading Scale'.E$4])+(IF([.H245]=&quot;yes&quot;;1;0)*['Grading Scale'.E$5])+(IF([.I245]=&quot;yes&quot;;1;0)*['Grading Scale'.E$6])+(IF([.J245]=&quot;yes&quot;;1;0)*['Grading Scale'.E$7])+(IF([.K245]=&quot;yes&quot;;1;0)*['Grading Scale'.E$8])+(IF([.L245]=&quot;yes&quot;;1;0)*['Grading Scale'.E$9])+(IF([.M245]=&quot;yes&quot;;1;0)*['Grading Scale'.E$10])+(IF([.N245]=&quot;yes&quot;;1;0)*['Grading Scale'.E$11])+(IF([.O245]=&quot;yes&quot;;1;0)*['Grading Scale'.E$12])+(IF([.P245]=&quot;yes&quot;;1;0)*['Grading Scale'.E$13]))/['Grading Scale'.E$14]*100;0);&quot;&quot;)" office:value-type="string">
            <text:p>0</text:p>
          </table:table-cell>
          <table:table-cell table:style-name="ce26" table:formula="of:=IF(ISNUMBER([.S245]);VLOOKUP([.S245];['Grading Scale'.$A$2:.$B$14];2);&quot;&quot;)" office:value-type="string">
            <text:p>F</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Nevada</text:p>
          </table:table-cell>
          <table:table-cell table:style-name="ce25" office:value-type="string">
            <text:p>Checkbook</text:p>
          </table:table-cell>
          <table:table-cell table:style-name="ce26" table:formula="of:=IF(NOT(ISBLANK([.C246]));VLOOKUP([.C246];['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penbudget.nv.gov/OpenGov/ViewActualSummary.aep">
            <text:p><text:a xlink:href="http://openbudget.nv.gov/OpenGov/ViewActualSummary.aep">http://openbudget.nv.gov/OpenGov/ViewActualSummary.aep</text:a></text:p>
          </table:table-cell>
          <table:table-cell table:style-name="ce26" office:value-type="string">
            <text:p>At the time that it was inventoried, the data had not been updated for six months. Data is provided as CSV. Lacks a description of the purpose of the transaction.</text:p>
          </table:table-cell>
          <table:table-cell table:style-name="ce26" table:formula="of:=IF(NOT(ISBLANK([.E246]));ROUND(((IF([.E246]=&quot;yes&quot;;1;0)*['Grading Scale'.E$2])+(IF([.F246]=&quot;yes&quot;;1;0)*['Grading Scale'.E$3])+(IF([.G246]=&quot;yes&quot;;1;0)*['Grading Scale'.E$4])+(IF([.H246]=&quot;yes&quot;;1;0)*['Grading Scale'.E$5])+(IF([.I246]=&quot;yes&quot;;1;0)*['Grading Scale'.E$6])+(IF([.J246]=&quot;yes&quot;;1;0)*['Grading Scale'.E$7])+(IF([.K246]=&quot;yes&quot;;1;0)*['Grading Scale'.E$8])+(IF([.L246]=&quot;yes&quot;;1;0)*['Grading Scale'.E$9])+(IF([.M246]=&quot;yes&quot;;1;0)*['Grading Scale'.E$10])+(IF([.N246]=&quot;yes&quot;;1;0)*['Grading Scale'.E$11])+(IF([.O246]=&quot;yes&quot;;1;0)*['Grading Scale'.E$12])+(IF([.P246]=&quot;yes&quot;;1;0)*['Grading Scale'.E$13]))/['Grading Scale'.E$14]*100;0);&quot;&quot;)" office:value-type="string">
            <text:p>80</text:p>
          </table:table-cell>
          <table:table-cell table:style-name="ce26" table:formula="of:=IF(ISNUMBER([.S246]);VLOOKUP([.S246];['Grading Scale'.$A$2:.$B$14];2);&quot;&quot;)" office:value-type="string">
            <text:p>B−</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Nevada</text:p>
          </table:table-cell>
          <table:table-cell table:style-name="ce25" office:value-type="string">
            <text:p>Companies</text:p>
          </table:table-cell>
          <table:table-cell table:style-name="ce26" table:formula="of:=IF(NOT(ISBLANK([.C247]));VLOOKUP([.C247];['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s://nvsos.gov/SOSWebAccountManager/login.aspx?timeout=true&amp;ReturnURL=https%3a%2f%2fnvsos.gov%2fSOSServices%2fDataDownload%2fYourReports.aspx">
            <text:p><text:a xlink:href="https://nvsos.gov/SOSWebAccountManager/login.aspx?timeout=true&amp;ReturnURL=https://nvsos.gov/SOSServices/DataDownload/YourReports.aspx">https://nvsos.gov/SOSWebAccountManager/login.aspx?timeout=true&amp;ReturnURL=https%3a%2f%2fnvsos.gov%2fSOSServices%2fDataDownload%2fYourReports.aspx</text:a></text:p>
          </table:table-cell>
          <table:table-cell table:style-name="ce26" office:value-type="string">
            <text:p>Getting data requires registering for an account, stepping through a 4-step interactive form, and paying $125. Data is provided as Access, Excel, fixed-width, or CSV.</text:p>
          </table:table-cell>
          <table:table-cell table:style-name="ce26" table:formula="of:=IF(NOT(ISBLANK([.E247]));ROUND(((IF([.E247]=&quot;yes&quot;;1;0)*['Grading Scale'.E$2])+(IF([.F247]=&quot;yes&quot;;1;0)*['Grading Scale'.E$3])+(IF([.G247]=&quot;yes&quot;;1;0)*['Grading Scale'.E$4])+(IF([.H247]=&quot;yes&quot;;1;0)*['Grading Scale'.E$5])+(IF([.I247]=&quot;yes&quot;;1;0)*['Grading Scale'.E$6])+(IF([.J247]=&quot;yes&quot;;1;0)*['Grading Scale'.E$7])+(IF([.K247]=&quot;yes&quot;;1;0)*['Grading Scale'.E$8])+(IF([.L247]=&quot;yes&quot;;1;0)*['Grading Scale'.E$9])+(IF([.M247]=&quot;yes&quot;;1;0)*['Grading Scale'.E$10])+(IF([.N247]=&quot;yes&quot;;1;0)*['Grading Scale'.E$11])+(IF([.O247]=&quot;yes&quot;;1;0)*['Grading Scale'.E$12])+(IF([.P247]=&quot;yes&quot;;1;0)*['Grading Scale'.E$13]))/['Grading Scale'.E$14]*100;0);&quot;&quot;)" office:value-type="string">
            <text:p>65</text:p>
          </table:table-cell>
          <table:table-cell table:style-name="ce26" table:formula="of:=IF(ISNUMBER([.S247]);VLOOKUP([.S247];['Grading Scale'.$A$2:.$B$14];2);&quot;&quot;)" office:value-type="string">
            <text:p>D</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Nevada</text:p>
          </table:table-cell>
          <table:table-cell table:style-name="ce25" office:value-type="string">
            <text:p>Incarceration</text:p>
          </table:table-cell>
          <table:table-cell table:style-name="ce26" table:formula="of:=IF(NOT(ISBLANK([.C248]));VLOOKUP([.C248];['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c.nv.gov/About/Statistics/Monthly_Reports_by_Year/Monthly_Reports_by_Year/">
            <text:p><text:a xlink:href="http://doc.nv.gov/About/Statistics/Monthly_Reports_by_Year/Monthly_Reports_by_Year/">http://doc.nv.gov/About/Statistics/Monthly_Reports_by_Year/Monthly_Reports_by_Year/</text:a></text:p>
          </table:table-cell>
          <table:table-cell table:style-name="ce26" office:value-type="string">
            <text:p>Data is provided in quarterly statistical summaries, in the form of PDFs.</text:p>
          </table:table-cell>
          <table:table-cell table:style-name="ce26" table:formula="of:=IF(NOT(ISBLANK([.E248]));ROUND(((IF([.E248]=&quot;yes&quot;;1;0)*['Grading Scale'.E$2])+(IF([.F248]=&quot;yes&quot;;1;0)*['Grading Scale'.E$3])+(IF([.G248]=&quot;yes&quot;;1;0)*['Grading Scale'.E$4])+(IF([.H248]=&quot;yes&quot;;1;0)*['Grading Scale'.E$5])+(IF([.I248]=&quot;yes&quot;;1;0)*['Grading Scale'.E$6])+(IF([.J248]=&quot;yes&quot;;1;0)*['Grading Scale'.E$7])+(IF([.K248]=&quot;yes&quot;;1;0)*['Grading Scale'.E$8])+(IF([.L248]=&quot;yes&quot;;1;0)*['Grading Scale'.E$9])+(IF([.M248]=&quot;yes&quot;;1;0)*['Grading Scale'.E$10])+(IF([.N248]=&quot;yes&quot;;1;0)*['Grading Scale'.E$11])+(IF([.O248]=&quot;yes&quot;;1;0)*['Grading Scale'.E$12])+(IF([.P248]=&quot;yes&quot;;1;0)*['Grading Scale'.E$13]))/['Grading Scale'.E$14]*100;0);&quot;&quot;)" office:value-type="string">
            <text:p>30</text:p>
          </table:table-cell>
          <table:table-cell table:style-name="ce26" table:formula="of:=IF(ISNUMBER([.S248]);VLOOKUP([.S248];['Grading Scale'.$A$2:.$B$14];2);&quot;&quot;)" office:value-type="string">
            <text:p>F</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Nevada</text:p>
          </table:table-cell>
          <table:table-cell table:style-name="ce25" office:value-type="string">
            <text:p>Legislation</text:p>
          </table:table-cell>
          <table:table-cell table:style-name="ce26" table:formula="of:=IF(NOT(ISBLANK([.C249]));VLOOKUP([.C249];['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leg.state.nv.us/">
            <text:p><text:a xlink:href="https://www.leg.state.nv.us/">https://www.leg.state.nv.us/</text:a></text:p>
          </table:table-cell>
          <table:table-cell table:style-name="ce28"/>
          <table:table-cell table:style-name="ce26" table:formula="of:=IF(NOT(ISBLANK([.E249]));ROUND(((IF([.E249]=&quot;yes&quot;;1;0)*['Grading Scale'.E$2])+(IF([.F249]=&quot;yes&quot;;1;0)*['Grading Scale'.E$3])+(IF([.G249]=&quot;yes&quot;;1;0)*['Grading Scale'.E$4])+(IF([.H249]=&quot;yes&quot;;1;0)*['Grading Scale'.E$5])+(IF([.I249]=&quot;yes&quot;;1;0)*['Grading Scale'.E$6])+(IF([.J249]=&quot;yes&quot;;1;0)*['Grading Scale'.E$7])+(IF([.K249]=&quot;yes&quot;;1;0)*['Grading Scale'.E$8])+(IF([.L249]=&quot;yes&quot;;1;0)*['Grading Scale'.E$9])+(IF([.M249]=&quot;yes&quot;;1;0)*['Grading Scale'.E$10])+(IF([.N249]=&quot;yes&quot;;1;0)*['Grading Scale'.E$11])+(IF([.O249]=&quot;yes&quot;;1;0)*['Grading Scale'.E$12])+(IF([.P249]=&quot;yes&quot;;1;0)*['Grading Scale'.E$13]))/['Grading Scale'.E$14]*100;0);&quot;&quot;)" office:value-type="string">
            <text:p>45</text:p>
          </table:table-cell>
          <table:table-cell table:style-name="ce26" table:formula="of:=IF(ISNUMBER([.S249]);VLOOKUP([.S249];['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vada</text:p>
          </table:table-cell>
          <table:table-cell table:style-name="ce26" office:value-type="string">
            <text:p>Population Projections</text:p>
          </table:table-cell>
          <table:table-cell table:style-name="ce26" table:formula="of:=IF(NOT(ISBLANK([.C250]));VLOOKUP([.C250];['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nvdemography.org/data-and-publications/">
            <text:p><text:a xlink:href="http://nvdemography.org/data-and-publications/">http://nvdemography.org/data-and-publications/</text:a></text:p>
          </table:table-cell>
          <table:table-cell table:style-name="ce26" office:value-type="string">
            <text:p>Only available as a PDF. Lacks FIPS codes or GNIS IDs identifying localities.</text:p>
          </table:table-cell>
          <table:table-cell table:style-name="ce26" table:formula="of:=IF(NOT(ISBLANK([.E250]));ROUND(((IF([.E250]=&quot;yes&quot;;1;0)*['Grading Scale'.E$2])+(IF([.F250]=&quot;yes&quot;;1;0)*['Grading Scale'.E$3])+(IF([.G250]=&quot;yes&quot;;1;0)*['Grading Scale'.E$4])+(IF([.H250]=&quot;yes&quot;;1;0)*['Grading Scale'.E$5])+(IF([.I250]=&quot;yes&quot;;1;0)*['Grading Scale'.E$6])+(IF([.J250]=&quot;yes&quot;;1;0)*['Grading Scale'.E$7])+(IF([.K250]=&quot;yes&quot;;1;0)*['Grading Scale'.E$8])+(IF([.L250]=&quot;yes&quot;;1;0)*['Grading Scale'.E$9])+(IF([.M250]=&quot;yes&quot;;1;0)*['Grading Scale'.E$10])+(IF([.N250]=&quot;yes&quot;;1;0)*['Grading Scale'.E$11])+(IF([.O250]=&quot;yes&quot;;1;0)*['Grading Scale'.E$12])+(IF([.P250]=&quot;yes&quot;;1;0)*['Grading Scale'.E$13]))/['Grading Scale'.E$14]*100;0);&quot;&quot;)" office:value-type="string">
            <text:p>45</text:p>
          </table:table-cell>
          <table:table-cell table:style-name="ce26" table:formula="of:=IF(ISNUMBER([.S250]);VLOOKUP([.S250];['Grading Scale'.$A$2:.$B$14];2);&quot;&quot;)" office:value-type="string">
            <text:p>F</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Nevada</text:p>
          </table:table-cell>
          <table:table-cell table:style-name="ce25" office:value-type="string">
            <text:p>Real Estate</text:p>
          </table:table-cell>
          <table:table-cell table:style-name="ce26" table:formula="of:=IF(NOT(ISBLANK([.C251]));VLOOKUP([.C251];['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ands.nv.gov/program/landoffice.htm">
            <text:p><text:a xlink:href="http://lands.nv.gov/program/landoffice.htm">http://lands.nv.gov/program/landoffice.htm</text:a></text:p>
          </table:table-cell>
          <table:table-cell table:style-name="ce38" office:value-type="string">
            <text:p>Nevada tracks buildings and land separately. Building records are found at (http://publicworks.nv.gov/Buildings/List_of_State_Owned_Buildings/). Building records are provided as an Excel file, land records as a PDF (clearly generated from Excel). Our census data structure does not support evaluating datasets originating from multiple sources, so we have scored the building records, awarding a slightly higher score than if we'd scored the land records.</text:p>
          </table:table-cell>
          <table:table-cell table:style-name="ce26" table:formula="of:=IF(NOT(ISBLANK([.E251]));ROUND(((IF([.E251]=&quot;yes&quot;;1;0)*['Grading Scale'.E$2])+(IF([.F251]=&quot;yes&quot;;1;0)*['Grading Scale'.E$3])+(IF([.G251]=&quot;yes&quot;;1;0)*['Grading Scale'.E$4])+(IF([.H251]=&quot;yes&quot;;1;0)*['Grading Scale'.E$5])+(IF([.I251]=&quot;yes&quot;;1;0)*['Grading Scale'.E$6])+(IF([.J251]=&quot;yes&quot;;1;0)*['Grading Scale'.E$7])+(IF([.K251]=&quot;yes&quot;;1;0)*['Grading Scale'.E$8])+(IF([.L251]=&quot;yes&quot;;1;0)*['Grading Scale'.E$9])+(IF([.M251]=&quot;yes&quot;;1;0)*['Grading Scale'.E$10])+(IF([.N251]=&quot;yes&quot;;1;0)*['Grading Scale'.E$11])+(IF([.O251]=&quot;yes&quot;;1;0)*['Grading Scale'.E$12])+(IF([.P251]=&quot;yes&quot;;1;0)*['Grading Scale'.E$13]))/['Grading Scale'.E$14]*100;0);&quot;&quot;)" office:value-type="string">
            <text:p>90</text:p>
          </table:table-cell>
          <table:table-cell table:style-name="ce26" table:formula="of:=IF(ISNUMBER([.S251]);VLOOKUP([.S251];['Grading Scale'.$A$2:.$B$14];2);&quot;&quot;)" office:value-type="string">
            <text:p>A−</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Nevada</text:p>
          </table:table-cell>
          <table:table-cell table:style-name="ce25" office:value-type="string">
            <text:p>Restaurant Inspections</text:p>
          </table:table-cell>
          <table:table-cell table:style-name="ce26" table:formula="of:=IF(NOT(ISBLANK([.C252]));VLOOKUP([.C252];['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Nevada regulates restaurants on a local basis, and does not appear to aggregate their reports on a statewide basis.</text:p>
          </table:table-cell>
          <table:table-cell table:style-name="ce26" table:formula="of:=IF(NOT(ISBLANK([.E252]));ROUND(((IF([.E252]=&quot;yes&quot;;1;0)*['Grading Scale'.E$2])+(IF([.F252]=&quot;yes&quot;;1;0)*['Grading Scale'.E$3])+(IF([.G252]=&quot;yes&quot;;1;0)*['Grading Scale'.E$4])+(IF([.H252]=&quot;yes&quot;;1;0)*['Grading Scale'.E$5])+(IF([.I252]=&quot;yes&quot;;1;0)*['Grading Scale'.E$6])+(IF([.J252]=&quot;yes&quot;;1;0)*['Grading Scale'.E$7])+(IF([.K252]=&quot;yes&quot;;1;0)*['Grading Scale'.E$8])+(IF([.L252]=&quot;yes&quot;;1;0)*['Grading Scale'.E$9])+(IF([.M252]=&quot;yes&quot;;1;0)*['Grading Scale'.E$10])+(IF([.N252]=&quot;yes&quot;;1;0)*['Grading Scale'.E$11])+(IF([.O252]=&quot;yes&quot;;1;0)*['Grading Scale'.E$12])+(IF([.P252]=&quot;yes&quot;;1;0)*['Grading Scale'.E$13]))/['Grading Scale'.E$14]*100;0);&quot;&quot;)" office:value-type="string">
            <text:p>0</text:p>
          </table:table-cell>
          <table:table-cell table:style-name="ce26" table:formula="of:=IF(ISNUMBER([.S252]);VLOOKUP([.S252];['Grading Scale'.$A$2:.$B$14];2);&quot;&quot;)" office:value-type="string">
            <text:p>F</text:p>
          </table:table-cell>
          <table:table-cell table:number-columns-repeated="16" table:style-name="ce27"/>
        </table:table-row>
        <table:table-row table:style-name="ro3">
          <table:table-cell table:style-name="ce24" office:value-type="date" office:date-value="2016-01-15T00:00:00">
            <text:p>1/15/2016</text:p>
          </table:table-cell>
          <table:table-cell table:style-name="ce25" office:value-type="string">
            <text:p>Nevada</text:p>
          </table:table-cell>
          <table:table-cell table:style-name="ce25" office:value-type="string">
            <text:p>Vehicle Crashes</text:p>
          </table:table-cell>
          <table:table-cell table:style-name="ce26" table:formula="of:=IF(NOT(ISBLANK([.C253]));VLOOKUP([.C253];['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These are just some PDFs of booklets, supposedly annual, but the last update was in 2010. Although the site is secured with HTTPS, theoretically making the data verifiable, it uses an SHA-1 signature, which is so weak as to fail to meet the minimum standard for HTTPS in any practical sense.</text:p>
          </table:table-cell>
          <table:table-cell table:style-name="ce26" table:formula="of:=IF(NOT(ISBLANK([.E253]));ROUND(((IF([.E253]=&quot;yes&quot;;1;0)*['Grading Scale'.E$2])+(IF([.F253]=&quot;yes&quot;;1;0)*['Grading Scale'.E$3])+(IF([.G253]=&quot;yes&quot;;1;0)*['Grading Scale'.E$4])+(IF([.H253]=&quot;yes&quot;;1;0)*['Grading Scale'.E$5])+(IF([.I253]=&quot;yes&quot;;1;0)*['Grading Scale'.E$6])+(IF([.J253]=&quot;yes&quot;;1;0)*['Grading Scale'.E$7])+(IF([.K253]=&quot;yes&quot;;1;0)*['Grading Scale'.E$8])+(IF([.L253]=&quot;yes&quot;;1;0)*['Grading Scale'.E$9])+(IF([.M253]=&quot;yes&quot;;1;0)*['Grading Scale'.E$10])+(IF([.N253]=&quot;yes&quot;;1;0)*['Grading Scale'.E$11])+(IF([.O253]=&quot;yes&quot;;1;0)*['Grading Scale'.E$12])+(IF([.P253]=&quot;yes&quot;;1;0)*['Grading Scale'.E$13]))/['Grading Scale'.E$14]*100;0);&quot;&quot;)" office:value-type="string">
            <text:p>35</text:p>
          </table:table-cell>
          <table:table-cell table:style-name="ce26" table:formula="of:=IF(ISNUMBER([.S253]);VLOOKUP([.S253];['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Address Points</text:p>
          </table:table-cell>
          <table:table-cell table:style-name="ce26" table:formula="of:=IF(NOT(ISBLANK([.C254]));VLOOKUP([.C254];['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granitweb.sr.unh.edu:6080/arcgis/rest/services/MapServices/Parcels/MapServer/0">
            <text:p><text:a xlink:href="http://granitweb.sr.unh.edu:6080/arcgis/rest/services/MapServices/Parcels/MapServer/0">http://granitweb.sr.unh.edu:6080/arcgis/rest/services/MapServices/Parcels/MapServer/0</text:a></text:p>
          </table:table-cell>
          <table:table-cell table:style-name="ce28"/>
          <table:table-cell table:style-name="ce26" table:formula="of:=IF(NOT(ISBLANK([.E254]));ROUND(((IF([.E254]=&quot;yes&quot;;1;0)*['Grading Scale'.E$2])+(IF([.F254]=&quot;yes&quot;;1;0)*['Grading Scale'.E$3])+(IF([.G254]=&quot;yes&quot;;1;0)*['Grading Scale'.E$4])+(IF([.H254]=&quot;yes&quot;;1;0)*['Grading Scale'.E$5])+(IF([.I254]=&quot;yes&quot;;1;0)*['Grading Scale'.E$6])+(IF([.J254]=&quot;yes&quot;;1;0)*['Grading Scale'.E$7])+(IF([.K254]=&quot;yes&quot;;1;0)*['Grading Scale'.E$8])+(IF([.L254]=&quot;yes&quot;;1;0)*['Grading Scale'.E$9])+(IF([.M254]=&quot;yes&quot;;1;0)*['Grading Scale'.E$10])+(IF([.N254]=&quot;yes&quot;;1;0)*['Grading Scale'.E$11])+(IF([.O254]=&quot;yes&quot;;1;0)*['Grading Scale'.E$12])+(IF([.P254]=&quot;yes&quot;;1;0)*['Grading Scale'.E$13]))/['Grading Scale'.E$14]*100;0);&quot;&quot;)" office:value-type="string">
            <text:p>80</text:p>
          </table:table-cell>
          <table:table-cell table:style-name="ce26" table:formula="of:=IF(ISNUMBER([.S254]);VLOOKUP([.S254];['Grading Scale'.$A$2:.$B$14];2);&quot;&quot;)" office:value-type="string">
            <text:p>B−</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Checkbook</text:p>
          </table:table-cell>
          <table:table-cell table:style-name="ce26" table:formula="of:=IF(NOT(ISBLANK([.C255]));VLOOKUP([.C255];['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www.nh.gov/transparentnh/where-the-money-goes/fiscal-yr-downloads.htm">
            <text:p><text:a xlink:href="https://www.nh.gov/transparentnh/where-the-money-goes/fiscal-yr-downloads.htm">https://www.nh.gov/transparentnh/where-the-money-goes/fiscal-yr-downloads.htm</text:a></text:p>
          </table:table-cell>
          <table:table-cell table:style-name="ce26" office:value-type="string">
            <text:p>Although this is technically incomplete, because it lacks a description for each transaction, there are two separate categories for each transaction that, together, provide a healthy amount of detail. Data is provided as CSV files, broken up by month. They are updated monthly.</text:p>
          </table:table-cell>
          <table:table-cell table:style-name="ce26" table:formula="of:=IF(NOT(ISBLANK([.E255]));ROUND(((IF([.E255]=&quot;yes&quot;;1;0)*['Grading Scale'.E$2])+(IF([.F255]=&quot;yes&quot;;1;0)*['Grading Scale'.E$3])+(IF([.G255]=&quot;yes&quot;;1;0)*['Grading Scale'.E$4])+(IF([.H255]=&quot;yes&quot;;1;0)*['Grading Scale'.E$5])+(IF([.I255]=&quot;yes&quot;;1;0)*['Grading Scale'.E$6])+(IF([.J255]=&quot;yes&quot;;1;0)*['Grading Scale'.E$7])+(IF([.K255]=&quot;yes&quot;;1;0)*['Grading Scale'.E$8])+(IF([.L255]=&quot;yes&quot;;1;0)*['Grading Scale'.E$9])+(IF([.M255]=&quot;yes&quot;;1;0)*['Grading Scale'.E$10])+(IF([.N255]=&quot;yes&quot;;1;0)*['Grading Scale'.E$11])+(IF([.O255]=&quot;yes&quot;;1;0)*['Grading Scale'.E$12])+(IF([.P255]=&quot;yes&quot;;1;0)*['Grading Scale'.E$13]))/['Grading Scale'.E$14]*100;0);&quot;&quot;)" office:value-type="string">
            <text:p>95</text:p>
          </table:table-cell>
          <table:table-cell table:style-name="ce26" table:formula="of:=IF(ISNUMBER([.S255]);VLOOKUP([.S255];['Grading Scale'.$A$2:.$B$14];2);&quot;&quot;)" office:value-type="string">
            <text:p>A</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Companies</text:p>
          </table:table-cell>
          <table:table-cell table:style-name="ce26" table:formula="of:=IF(NOT(ISBLANK([.C256]));VLOOKUP([.C256];['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sos.nh.gov/corporate/soskb/csearch.asp">
            <text:p><text:a xlink:href="https://www.sos.nh.gov/corporate/soskb/csearch.asp">https://www.sos.nh.gov/corporate/soskb/csearch.asp</text:a></text:p>
          </table:table-cell>
          <table:table-cell table:style-name="ce26" office:value-type="string">
            <text:p>A small amount of information is available as HTML, but much of it is locked up in PDFs.</text:p>
          </table:table-cell>
          <table:table-cell table:style-name="ce26" table:formula="of:=IF(NOT(ISBLANK([.E256]));ROUND(((IF([.E256]=&quot;yes&quot;;1;0)*['Grading Scale'.E$2])+(IF([.F256]=&quot;yes&quot;;1;0)*['Grading Scale'.E$3])+(IF([.G256]=&quot;yes&quot;;1;0)*['Grading Scale'.E$4])+(IF([.H256]=&quot;yes&quot;;1;0)*['Grading Scale'.E$5])+(IF([.I256]=&quot;yes&quot;;1;0)*['Grading Scale'.E$6])+(IF([.J256]=&quot;yes&quot;;1;0)*['Grading Scale'.E$7])+(IF([.K256]=&quot;yes&quot;;1;0)*['Grading Scale'.E$8])+(IF([.L256]=&quot;yes&quot;;1;0)*['Grading Scale'.E$9])+(IF([.M256]=&quot;yes&quot;;1;0)*['Grading Scale'.E$10])+(IF([.N256]=&quot;yes&quot;;1;0)*['Grading Scale'.E$11])+(IF([.O256]=&quot;yes&quot;;1;0)*['Grading Scale'.E$12])+(IF([.P256]=&quot;yes&quot;;1;0)*['Grading Scale'.E$13]))/['Grading Scale'.E$14]*100;0);&quot;&quot;)" office:value-type="string">
            <text:p>50</text:p>
          </table:table-cell>
          <table:table-cell table:style-name="ce26" table:formula="of:=IF(ISNUMBER([.S256]);VLOOKUP([.S256];['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Incarceration</text:p>
          </table:table-cell>
          <table:table-cell table:style-name="ce26" table:formula="of:=IF(NOT(ISBLANK([.C257]));VLOOKUP([.C257];['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nh.gov/nhdoc/divisions/publicinformation/">
            <text:p><text:a xlink:href="https://www.nh.gov/nhdoc/divisions/publicinformation/">https://www.nh.gov/nhdoc/divisions/publicinformation/</text:a></text:p>
          </table:table-cell>
          <table:table-cell table:style-name="ce26" office:value-type="string">
            <text:p>This information is only provided in their annual report, as a PDF, and is not complete.</text:p>
          </table:table-cell>
          <table:table-cell table:style-name="ce26" table:formula="of:=IF(NOT(ISBLANK([.E257]));ROUND(((IF([.E257]=&quot;yes&quot;;1;0)*['Grading Scale'.E$2])+(IF([.F257]=&quot;yes&quot;;1;0)*['Grading Scale'.E$3])+(IF([.G257]=&quot;yes&quot;;1;0)*['Grading Scale'.E$4])+(IF([.H257]=&quot;yes&quot;;1;0)*['Grading Scale'.E$5])+(IF([.I257]=&quot;yes&quot;;1;0)*['Grading Scale'.E$6])+(IF([.J257]=&quot;yes&quot;;1;0)*['Grading Scale'.E$7])+(IF([.K257]=&quot;yes&quot;;1;0)*['Grading Scale'.E$8])+(IF([.L257]=&quot;yes&quot;;1;0)*['Grading Scale'.E$9])+(IF([.M257]=&quot;yes&quot;;1;0)*['Grading Scale'.E$10])+(IF([.N257]=&quot;yes&quot;;1;0)*['Grading Scale'.E$11])+(IF([.O257]=&quot;yes&quot;;1;0)*['Grading Scale'.E$12])+(IF([.P257]=&quot;yes&quot;;1;0)*['Grading Scale'.E$13]))/['Grading Scale'.E$14]*100;0);&quot;&quot;)" office:value-type="string">
            <text:p>40</text:p>
          </table:table-cell>
          <table:table-cell table:style-name="ce26" table:formula="of:=IF(ISNUMBER([.S257]);VLOOKUP([.S257];['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Legislation</text:p>
          </table:table-cell>
          <table:table-cell table:style-name="ce26" table:formula="of:=IF(NOT(ISBLANK([.C258]));VLOOKUP([.C258];['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9" office:value-type="string" office:value="http://www.gencourt.state.nh.us/downloads/">
            <text:p><text:a xlink:href="http://www.gencourt.state.nh.us/downloads/">http://www.gencourt.state.nh.us/downloads/</text:a></text:p>
          </table:table-cell>
          <table:table-cell table:style-name="ce26" office:value-type="string">
            <text:p>Provided as delimited text.</text:p>
          </table:table-cell>
          <table:table-cell table:style-name="ce26" table:formula="of:=IF(NOT(ISBLANK([.E258]));ROUND(((IF([.E258]=&quot;yes&quot;;1;0)*['Grading Scale'.E$2])+(IF([.F258]=&quot;yes&quot;;1;0)*['Grading Scale'.E$3])+(IF([.G258]=&quot;yes&quot;;1;0)*['Grading Scale'.E$4])+(IF([.H258]=&quot;yes&quot;;1;0)*['Grading Scale'.E$5])+(IF([.I258]=&quot;yes&quot;;1;0)*['Grading Scale'.E$6])+(IF([.J258]=&quot;yes&quot;;1;0)*['Grading Scale'.E$7])+(IF([.K258]=&quot;yes&quot;;1;0)*['Grading Scale'.E$8])+(IF([.L258]=&quot;yes&quot;;1;0)*['Grading Scale'.E$9])+(IF([.M258]=&quot;yes&quot;;1;0)*['Grading Scale'.E$10])+(IF([.N258]=&quot;yes&quot;;1;0)*['Grading Scale'.E$11])+(IF([.O258]=&quot;yes&quot;;1;0)*['Grading Scale'.E$12])+(IF([.P258]=&quot;yes&quot;;1;0)*['Grading Scale'.E$13]))/['Grading Scale'.E$14]*100;0);&quot;&quot;)" office:value-type="string">
            <text:p>95</text:p>
          </table:table-cell>
          <table:table-cell table:style-name="ce26" table:formula="of:=IF(ISNUMBER([.S258]);VLOOKUP([.S258];['Grading Scale'.$A$2:.$B$14];2);&quot;&quot;)" office:value-type="string">
            <text:p>A</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New Hampshire</text:p>
          </table:table-cell>
          <table:table-cell table:style-name="ce26" office:value-type="string">
            <text:p>Population Projections</text:p>
          </table:table-cell>
          <table:table-cell table:style-name="ce26" table:formula="of:=IF(NOT(ISBLANK([.C259]));VLOOKUP([.C259];['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nh.gov/oep/data-center/population-projections.htm">
            <text:p><text:a xlink:href="https://www.nh.gov/oep/data-center/population-projections.htm">https://www.nh.gov/oep/data-center/population-projections.htm</text:a></text:p>
          </table:table-cell>
          <table:table-cell table:style-name="ce26" office:value-type="string">
            <text:p>It's provided as a table in a PDF of a larger report. Verifiable by virtue of being served over HTTPS.</text:p>
          </table:table-cell>
          <table:table-cell table:style-name="ce26" table:formula="of:=IF(NOT(ISBLANK([.E259]));ROUND(((IF([.E259]=&quot;yes&quot;;1;0)*['Grading Scale'.E$2])+(IF([.F259]=&quot;yes&quot;;1;0)*['Grading Scale'.E$3])+(IF([.G259]=&quot;yes&quot;;1;0)*['Grading Scale'.E$4])+(IF([.H259]=&quot;yes&quot;;1;0)*['Grading Scale'.E$5])+(IF([.I259]=&quot;yes&quot;;1;0)*['Grading Scale'.E$6])+(IF([.J259]=&quot;yes&quot;;1;0)*['Grading Scale'.E$7])+(IF([.K259]=&quot;yes&quot;;1;0)*['Grading Scale'.E$8])+(IF([.L259]=&quot;yes&quot;;1;0)*['Grading Scale'.E$9])+(IF([.M259]=&quot;yes&quot;;1;0)*['Grading Scale'.E$10])+(IF([.N259]=&quot;yes&quot;;1;0)*['Grading Scale'.E$11])+(IF([.O259]=&quot;yes&quot;;1;0)*['Grading Scale'.E$12])+(IF([.P259]=&quot;yes&quot;;1;0)*['Grading Scale'.E$13]))/['Grading Scale'.E$14]*100;0);&quot;&quot;)" office:value-type="string">
            <text:p>50</text:p>
          </table:table-cell>
          <table:table-cell table:style-name="ce26" table:formula="of:=IF(ISNUMBER([.S259]);VLOOKUP([.S259];['Grading Scale'.$A$2:.$B$14];2);&quot;&quot;)" office:value-type="string">
            <text:p>F</text:p>
          </table:table-cell>
          <table:table-cell table:number-columns-repeated="16" table:style-name="ce27"/>
        </table:table-row>
        <table:table-row table:style-name="ro3">
          <table:table-cell table:style-name="ce24" office:value-type="date" office:date-value="2016-01-28T00:00:00">
            <text:p>1/28/2016</text:p>
          </table:table-cell>
          <table:table-cell table:style-name="ce25" office:value-type="string">
            <text:p>New Hampshire</text:p>
          </table:table-cell>
          <table:table-cell table:style-name="ce25" office:value-type="string">
            <text:p>Real Estate</text:p>
          </table:table-cell>
          <table:table-cell table:style-name="ce26" table:formula="of:=IF(NOT(ISBLANK([.C260]));VLOOKUP([.C260];['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is no evidence that this exists. The state has produced PDF-based reports in past years e.g., (https://admin.state.nh.us/accounting/FY%2011/SORP-FY11.pdf) but not in 5 years.</text:p>
          </table:table-cell>
          <table:table-cell table:style-name="ce26" table:formula="of:=IF(NOT(ISBLANK([.E260]));ROUND(((IF([.E260]=&quot;yes&quot;;1;0)*['Grading Scale'.E$2])+(IF([.F260]=&quot;yes&quot;;1;0)*['Grading Scale'.E$3])+(IF([.G260]=&quot;yes&quot;;1;0)*['Grading Scale'.E$4])+(IF([.H260]=&quot;yes&quot;;1;0)*['Grading Scale'.E$5])+(IF([.I260]=&quot;yes&quot;;1;0)*['Grading Scale'.E$6])+(IF([.J260]=&quot;yes&quot;;1;0)*['Grading Scale'.E$7])+(IF([.K260]=&quot;yes&quot;;1;0)*['Grading Scale'.E$8])+(IF([.L260]=&quot;yes&quot;;1;0)*['Grading Scale'.E$9])+(IF([.M260]=&quot;yes&quot;;1;0)*['Grading Scale'.E$10])+(IF([.N260]=&quot;yes&quot;;1;0)*['Grading Scale'.E$11])+(IF([.O260]=&quot;yes&quot;;1;0)*['Grading Scale'.E$12])+(IF([.P260]=&quot;yes&quot;;1;0)*['Grading Scale'.E$13]))/['Grading Scale'.E$14]*100;0);&quot;&quot;)" office:value-type="string">
            <text:p>0</text:p>
          </table:table-cell>
          <table:table-cell table:style-name="ce26" table:formula="of:=IF(ISNUMBER([.S260]);VLOOKUP([.S260];['Grading Scale'.$A$2:.$B$14];2);&quot;&quot;)" office:value-type="string">
            <text:p>F</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New Hampshire</text:p>
          </table:table-cell>
          <table:table-cell table:style-name="ce25" office:value-type="string">
            <text:p>Restaurant Inspections</text:p>
          </table:table-cell>
          <table:table-cell table:style-name="ce26" table:formula="of:=IF(NOT(ISBLANK([.C261]));VLOOKUP([.C261];['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www.dhhs.nh.gov/dphs/fp/inspectionresults.htm">
            <text:p><text:a xlink:href="http://www.dhhs.nh.gov/dphs/fp/inspectionresults.htm">http://www.dhhs.nh.gov/dphs/fp/inspectionresults.htm</text:a></text:p>
          </table:table-cell>
          <table:table-cell table:style-name="ce26" office:value-type="string">
            <text:p>Citing technical difficulties, New Hampshire has stopped providing inspection records online. As of this survey, they say that they'll make the data available online again "in early 2016."</text:p>
          </table:table-cell>
          <table:table-cell table:style-name="ce26" table:formula="of:=IF(NOT(ISBLANK([.E261]));ROUND(((IF([.E261]=&quot;yes&quot;;1;0)*['Grading Scale'.E$2])+(IF([.F261]=&quot;yes&quot;;1;0)*['Grading Scale'.E$3])+(IF([.G261]=&quot;yes&quot;;1;0)*['Grading Scale'.E$4])+(IF([.H261]=&quot;yes&quot;;1;0)*['Grading Scale'.E$5])+(IF([.I261]=&quot;yes&quot;;1;0)*['Grading Scale'.E$6])+(IF([.J261]=&quot;yes&quot;;1;0)*['Grading Scale'.E$7])+(IF([.K261]=&quot;yes&quot;;1;0)*['Grading Scale'.E$8])+(IF([.L261]=&quot;yes&quot;;1;0)*['Grading Scale'.E$9])+(IF([.M261]=&quot;yes&quot;;1;0)*['Grading Scale'.E$10])+(IF([.N261]=&quot;yes&quot;;1;0)*['Grading Scale'.E$11])+(IF([.O261]=&quot;yes&quot;;1;0)*['Grading Scale'.E$12])+(IF([.P261]=&quot;yes&quot;;1;0)*['Grading Scale'.E$13]))/['Grading Scale'.E$14]*100;0);&quot;&quot;)" office:value-type="string">
            <text:p>70</text:p>
          </table:table-cell>
          <table:table-cell table:style-name="ce26" table:formula="of:=IF(ISNUMBER([.S261]);VLOOKUP([.S261];['Grading Scale'.$A$2:.$B$14];2);&quot;&quot;)" office:value-type="string">
            <text:p>C−</text:p>
          </table:table-cell>
          <table:table-cell table:number-columns-repeated="16" table:style-name="ce27"/>
        </table:table-row>
        <table:table-row table:style-name="ro3">
          <table:table-cell table:style-name="ce24" office:value-type="date" office:date-value="2016-01-29T00:00:00">
            <text:p>1/29/2016</text:p>
          </table:table-cell>
          <table:table-cell table:style-name="ce25" office:value-type="string">
            <text:p>New Hampshire</text:p>
          </table:table-cell>
          <table:table-cell table:style-name="ce25" office:value-type="string">
            <text:p>Vehicle Crashes</text:p>
          </table:table-cell>
          <table:table-cell table:style-name="ce26" table:formula="of:=IF(NOT(ISBLANK([.C262]));VLOOKUP([.C262];['Dataset Descriptions'.$A$2:.$B$10];2;FALSE);&quot;&quot;)" office:value-type="string">
            <text:p>Incident-level reportable motor vehicle crash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y provide the most cursory of summary data (https://www.nh.gov/hsafety/data/), as a Word and as a PDF file, but that has not been updated in 7 years. This just can't be counted as providing data.</text:p>
          </table:table-cell>
          <table:table-cell table:style-name="ce26" table:formula="of:=IF(NOT(ISBLANK([.E262]));ROUND(((IF([.E262]=&quot;yes&quot;;1;0)*['Grading Scale'.E$2])+(IF([.F262]=&quot;yes&quot;;1;0)*['Grading Scale'.E$3])+(IF([.G262]=&quot;yes&quot;;1;0)*['Grading Scale'.E$4])+(IF([.H262]=&quot;yes&quot;;1;0)*['Grading Scale'.E$5])+(IF([.I262]=&quot;yes&quot;;1;0)*['Grading Scale'.E$6])+(IF([.J262]=&quot;yes&quot;;1;0)*['Grading Scale'.E$7])+(IF([.K262]=&quot;yes&quot;;1;0)*['Grading Scale'.E$8])+(IF([.L262]=&quot;yes&quot;;1;0)*['Grading Scale'.E$9])+(IF([.M262]=&quot;yes&quot;;1;0)*['Grading Scale'.E$10])+(IF([.N262]=&quot;yes&quot;;1;0)*['Grading Scale'.E$11])+(IF([.O262]=&quot;yes&quot;;1;0)*['Grading Scale'.E$12])+(IF([.P262]=&quot;yes&quot;;1;0)*['Grading Scale'.E$13]))/['Grading Scale'.E$14]*100;0);&quot;&quot;)" office:value-type="string">
            <text:p>0</text:p>
          </table:table-cell>
          <table:table-cell table:style-name="ce26" table:formula="of:=IF(ISNUMBER([.S262]);VLOOKUP([.S26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Address Points</text:p>
          </table:table-cell>
          <table:table-cell table:style-name="ce26" table:formula="of:=IF(NOT(ISBLANK([.C263]));VLOOKUP([.C263];['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63]));ROUND(((IF([.E263]=&quot;yes&quot;;1;0)*['Grading Scale'.E$2])+(IF([.F263]=&quot;yes&quot;;1;0)*['Grading Scale'.E$3])+(IF([.G263]=&quot;yes&quot;;1;0)*['Grading Scale'.E$4])+(IF([.H263]=&quot;yes&quot;;1;0)*['Grading Scale'.E$5])+(IF([.I263]=&quot;yes&quot;;1;0)*['Grading Scale'.E$6])+(IF([.J263]=&quot;yes&quot;;1;0)*['Grading Scale'.E$7])+(IF([.K263]=&quot;yes&quot;;1;0)*['Grading Scale'.E$8])+(IF([.L263]=&quot;yes&quot;;1;0)*['Grading Scale'.E$9])+(IF([.M263]=&quot;yes&quot;;1;0)*['Grading Scale'.E$10])+(IF([.N263]=&quot;yes&quot;;1;0)*['Grading Scale'.E$11])+(IF([.O263]=&quot;yes&quot;;1;0)*['Grading Scale'.E$12])+(IF([.P263]=&quot;yes&quot;;1;0)*['Grading Scale'.E$13]))/['Grading Scale'.E$14]*100;0);&quot;&quot;)" office:value-type="string">
            <text:p>0</text:p>
          </table:table-cell>
          <table:table-cell table:style-name="ce26" table:formula="of:=IF(ISNUMBER([.S263]);VLOOKUP([.S26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Checkbook</text:p>
          </table:table-cell>
          <table:table-cell table:style-name="ce26" table:formula="of:=IF(NOT(ISBLANK([.C264]));VLOOKUP([.C264];['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8"/>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35" office:value-type="string" office:value="http://www.yourmoney.nj.gov/transparency/expenditures/">
            <text:p><text:a xlink:href="http://www.yourmoney.nj.gov/transparency/expenditures/">http://www.yourmoney.nj.gov/transparency/expenditures/</text:a></text:p>
          </table:table-cell>
          <table:table-cell table:style-name="ce34" office:value-type="string">
            <text:p>Does not provide transaction-level data. Bulk data is only available if exported via the portal software.</text:p>
          </table:table-cell>
          <table:table-cell table:style-name="ce26" table:formula="of:=IF(NOT(ISBLANK([.E264]));ROUND(((IF([.E264]=&quot;yes&quot;;1;0)*['Grading Scale'.E$2])+(IF([.F264]=&quot;yes&quot;;1;0)*['Grading Scale'.E$3])+(IF([.G264]=&quot;yes&quot;;1;0)*['Grading Scale'.E$4])+(IF([.H264]=&quot;yes&quot;;1;0)*['Grading Scale'.E$5])+(IF([.I264]=&quot;yes&quot;;1;0)*['Grading Scale'.E$6])+(IF([.J264]=&quot;yes&quot;;1;0)*['Grading Scale'.E$7])+(IF([.K264]=&quot;yes&quot;;1;0)*['Grading Scale'.E$8])+(IF([.L264]=&quot;yes&quot;;1;0)*['Grading Scale'.E$9])+(IF([.M264]=&quot;yes&quot;;1;0)*['Grading Scale'.E$10])+(IF([.N264]=&quot;yes&quot;;1;0)*['Grading Scale'.E$11])+(IF([.O264]=&quot;yes&quot;;1;0)*['Grading Scale'.E$12])+(IF([.P264]=&quot;yes&quot;;1;0)*['Grading Scale'.E$13]))/['Grading Scale'.E$14]*100;0);&quot;&quot;)" office:value-type="string">
            <text:p>90</text:p>
          </table:table-cell>
          <table:table-cell table:style-name="ce26" table:formula="of:=IF(ISNUMBER([.S264]);VLOOKUP([.S264];['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Companies</text:p>
          </table:table-cell>
          <table:table-cell table:style-name="ce26" table:formula="of:=IF(NOT(ISBLANK([.C265]));VLOOKUP([.C265];['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unsure</text:p>
          </table:table-cell>
          <table:table-cell table:style-name="ce35" office:value-type="string" office:value="https://www.njportal.com/dor/businessrecords/">
            <text:p><text:a xlink:href="https://www.njportal.com/dor/businessrecords/">https://www.njportal.com/dor/businessrecords/</text:a></text:p>
          </table:table-cell>
          <table:table-cell table:style-name="ce34" office:value-type="string">
            <text:p>Records are $6.25 each. Each record must be selected individually to be downloaded. Site uses SSL. Have not purchased data to verify completeness.</text:p>
          </table:table-cell>
          <table:table-cell table:style-name="ce26" table:formula="of:=IF(NOT(ISBLANK([.E265]));ROUND(((IF([.E265]=&quot;yes&quot;;1;0)*['Grading Scale'.E$2])+(IF([.F265]=&quot;yes&quot;;1;0)*['Grading Scale'.E$3])+(IF([.G265]=&quot;yes&quot;;1;0)*['Grading Scale'.E$4])+(IF([.H265]=&quot;yes&quot;;1;0)*['Grading Scale'.E$5])+(IF([.I265]=&quot;yes&quot;;1;0)*['Grading Scale'.E$6])+(IF([.J265]=&quot;yes&quot;;1;0)*['Grading Scale'.E$7])+(IF([.K265]=&quot;yes&quot;;1;0)*['Grading Scale'.E$8])+(IF([.L265]=&quot;yes&quot;;1;0)*['Grading Scale'.E$9])+(IF([.M265]=&quot;yes&quot;;1;0)*['Grading Scale'.E$10])+(IF([.N265]=&quot;yes&quot;;1;0)*['Grading Scale'.E$11])+(IF([.O265]=&quot;yes&quot;;1;0)*['Grading Scale'.E$12])+(IF([.P265]=&quot;yes&quot;;1;0)*['Grading Scale'.E$13]))/['Grading Scale'.E$14]*100;0);&quot;&quot;)" office:value-type="string">
            <text:p>70</text:p>
          </table:table-cell>
          <table:table-cell table:style-name="ce26" table:formula="of:=IF(ISNUMBER([.S265]);VLOOKUP([.S265];['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Incarceration</text:p>
          </table:table-cell>
          <table:table-cell table:style-name="ce26" table:formula="of:=IF(NOT(ISBLANK([.C266]));VLOOKUP([.C266];['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state.nj.us/corrections/pages/offender_stats.html">
            <text:p><text:a xlink:href="http://www.state.nj.us/corrections/pages/offender_stats.html">http://www.state.nj.us/corrections/pages/offender_stats.html</text:a></text:p>
          </table:table-cell>
          <table:table-cell table:style-name="ce34" office:value-type="string">
            <text:p>Data is a PDF generated from Excel. Does not indicate facilities’ capacity or population change over time.</text:p>
          </table:table-cell>
          <table:table-cell table:style-name="ce26" table:formula="of:=IF(NOT(ISBLANK([.E266]));ROUND(((IF([.E266]=&quot;yes&quot;;1;0)*['Grading Scale'.E$2])+(IF([.F266]=&quot;yes&quot;;1;0)*['Grading Scale'.E$3])+(IF([.G266]=&quot;yes&quot;;1;0)*['Grading Scale'.E$4])+(IF([.H266]=&quot;yes&quot;;1;0)*['Grading Scale'.E$5])+(IF([.I266]=&quot;yes&quot;;1;0)*['Grading Scale'.E$6])+(IF([.J266]=&quot;yes&quot;;1;0)*['Grading Scale'.E$7])+(IF([.K266]=&quot;yes&quot;;1;0)*['Grading Scale'.E$8])+(IF([.L266]=&quot;yes&quot;;1;0)*['Grading Scale'.E$9])+(IF([.M266]=&quot;yes&quot;;1;0)*['Grading Scale'.E$10])+(IF([.N266]=&quot;yes&quot;;1;0)*['Grading Scale'.E$11])+(IF([.O266]=&quot;yes&quot;;1;0)*['Grading Scale'.E$12])+(IF([.P266]=&quot;yes&quot;;1;0)*['Grading Scale'.E$13]))/['Grading Scale'.E$14]*100;0);&quot;&quot;)" office:value-type="string">
            <text:p>35</text:p>
          </table:table-cell>
          <table:table-cell table:style-name="ce26" table:formula="of:=IF(ISNUMBER([.S266]);VLOOKUP([.S26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Legislation</text:p>
          </table:table-cell>
          <table:table-cell table:style-name="ce26" table:formula="of:=IF(NOT(ISBLANK([.C267]));VLOOKUP([.C267];['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njleg.state.nj.us/downloads.asp">
            <text:p><text:a xlink:href="http://www.njleg.state.nj.us/downloads.asp">http://www.njleg.state.nj.us/downloads.asp</text:a></text:p>
          </table:table-cell>
          <table:table-cell table:style-name="ce34" office:value-type="string">
            <text:p>Data available as a Microsoft Access database.</text:p>
          </table:table-cell>
          <table:table-cell table:style-name="ce26" table:formula="of:=IF(NOT(ISBLANK([.E267]));ROUND(((IF([.E267]=&quot;yes&quot;;1;0)*['Grading Scale'.E$2])+(IF([.F267]=&quot;yes&quot;;1;0)*['Grading Scale'.E$3])+(IF([.G267]=&quot;yes&quot;;1;0)*['Grading Scale'.E$4])+(IF([.H267]=&quot;yes&quot;;1;0)*['Grading Scale'.E$5])+(IF([.I267]=&quot;yes&quot;;1;0)*['Grading Scale'.E$6])+(IF([.J267]=&quot;yes&quot;;1;0)*['Grading Scale'.E$7])+(IF([.K267]=&quot;yes&quot;;1;0)*['Grading Scale'.E$8])+(IF([.L267]=&quot;yes&quot;;1;0)*['Grading Scale'.E$9])+(IF([.M267]=&quot;yes&quot;;1;0)*['Grading Scale'.E$10])+(IF([.N267]=&quot;yes&quot;;1;0)*['Grading Scale'.E$11])+(IF([.O267]=&quot;yes&quot;;1;0)*['Grading Scale'.E$12])+(IF([.P267]=&quot;yes&quot;;1;0)*['Grading Scale'.E$13]))/['Grading Scale'.E$14]*100;0);&quot;&quot;)" office:value-type="string">
            <text:p>85</text:p>
          </table:table-cell>
          <table:table-cell table:style-name="ce26" table:formula="of:=IF(ISNUMBER([.S267]);VLOOKUP([.S267];['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Population Projections</text:p>
          </table:table-cell>
          <table:table-cell table:style-name="ce26" table:formula="of:=IF(NOT(ISBLANK([.C268]));VLOOKUP([.C268];['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lwd.dol.state.nj.us/labor/lpa/dmograph/lfproj/lfproj_index.html">
            <text:p><text:a xlink:href="http://lwd.dol.state.nj.us/labor/lpa/dmograph/lfproj/lfproj_index.html">http://lwd.dol.state.nj.us/labor/lpa/dmograph/lfproj/lfproj_index.html</text:a></text:p>
          </table:table-cell>
          <table:table-cell table:style-name="ce34" office:value-type="string">
            <text:p>Data provided as Excel files. Does not provide GNIS IDs. Last updated perhaps five years ago.</text:p>
          </table:table-cell>
          <table:table-cell table:style-name="ce26" table:formula="of:=IF(NOT(ISBLANK([.E268]));ROUND(((IF([.E268]=&quot;yes&quot;;1;0)*['Grading Scale'.E$2])+(IF([.F268]=&quot;yes&quot;;1;0)*['Grading Scale'.E$3])+(IF([.G268]=&quot;yes&quot;;1;0)*['Grading Scale'.E$4])+(IF([.H268]=&quot;yes&quot;;1;0)*['Grading Scale'.E$5])+(IF([.I268]=&quot;yes&quot;;1;0)*['Grading Scale'.E$6])+(IF([.J268]=&quot;yes&quot;;1;0)*['Grading Scale'.E$7])+(IF([.K268]=&quot;yes&quot;;1;0)*['Grading Scale'.E$8])+(IF([.L268]=&quot;yes&quot;;1;0)*['Grading Scale'.E$9])+(IF([.M268]=&quot;yes&quot;;1;0)*['Grading Scale'.E$10])+(IF([.N268]=&quot;yes&quot;;1;0)*['Grading Scale'.E$11])+(IF([.O268]=&quot;yes&quot;;1;0)*['Grading Scale'.E$12])+(IF([.P268]=&quot;yes&quot;;1;0)*['Grading Scale'.E$13]))/['Grading Scale'.E$14]*100;0);&quot;&quot;)" office:value-type="string">
            <text:p>75</text:p>
          </table:table-cell>
          <table:table-cell table:style-name="ce26" table:formula="of:=IF(ISNUMBER([.S268]);VLOOKUP([.S268];['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Real Estate</text:p>
          </table:table-cell>
          <table:table-cell table:style-name="ce26" table:formula="of:=IF(NOT(ISBLANK([.C269]));VLOOKUP([.C269];['Dataset Descriptions'.$A$2:.$B$10];2;FALSE);&quot;&quot;)" office:value-type="string">
            <text:p>State-owned land and building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69]));ROUND(((IF([.E269]=&quot;yes&quot;;1;0)*['Grading Scale'.E$2])+(IF([.F269]=&quot;yes&quot;;1;0)*['Grading Scale'.E$3])+(IF([.G269]=&quot;yes&quot;;1;0)*['Grading Scale'.E$4])+(IF([.H269]=&quot;yes&quot;;1;0)*['Grading Scale'.E$5])+(IF([.I269]=&quot;yes&quot;;1;0)*['Grading Scale'.E$6])+(IF([.J269]=&quot;yes&quot;;1;0)*['Grading Scale'.E$7])+(IF([.K269]=&quot;yes&quot;;1;0)*['Grading Scale'.E$8])+(IF([.L269]=&quot;yes&quot;;1;0)*['Grading Scale'.E$9])+(IF([.M269]=&quot;yes&quot;;1;0)*['Grading Scale'.E$10])+(IF([.N269]=&quot;yes&quot;;1;0)*['Grading Scale'.E$11])+(IF([.O269]=&quot;yes&quot;;1;0)*['Grading Scale'.E$12])+(IF([.P269]=&quot;yes&quot;;1;0)*['Grading Scale'.E$13]))/['Grading Scale'.E$14]*100;0);&quot;&quot;)" office:value-type="string">
            <text:p>0</text:p>
          </table:table-cell>
          <table:table-cell table:style-name="ce26" table:formula="of:=IF(ISNUMBER([.S269]);VLOOKUP([.S26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Restaurant Inspections</text:p>
          </table:table-cell>
          <table:table-cell table:style-name="ce26" table:formula="of:=IF(NOT(ISBLANK([.C270]));VLOOKUP([.C270];['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70]));ROUND(((IF([.E270]=&quot;yes&quot;;1;0)*['Grading Scale'.E$2])+(IF([.F270]=&quot;yes&quot;;1;0)*['Grading Scale'.E$3])+(IF([.G270]=&quot;yes&quot;;1;0)*['Grading Scale'.E$4])+(IF([.H270]=&quot;yes&quot;;1;0)*['Grading Scale'.E$5])+(IF([.I270]=&quot;yes&quot;;1;0)*['Grading Scale'.E$6])+(IF([.J270]=&quot;yes&quot;;1;0)*['Grading Scale'.E$7])+(IF([.K270]=&quot;yes&quot;;1;0)*['Grading Scale'.E$8])+(IF([.L270]=&quot;yes&quot;;1;0)*['Grading Scale'.E$9])+(IF([.M270]=&quot;yes&quot;;1;0)*['Grading Scale'.E$10])+(IF([.N270]=&quot;yes&quot;;1;0)*['Grading Scale'.E$11])+(IF([.O270]=&quot;yes&quot;;1;0)*['Grading Scale'.E$12])+(IF([.P270]=&quot;yes&quot;;1;0)*['Grading Scale'.E$13]))/['Grading Scale'.E$14]*100;0);&quot;&quot;)" office:value-type="string">
            <text:p>0</text:p>
          </table:table-cell>
          <table:table-cell table:style-name="ce26" table:formula="of:=IF(ISNUMBER([.S270]);VLOOKUP([.S270];['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Jersey</text:p>
          </table:table-cell>
          <table:table-cell table:style-name="ce26" office:value-type="string">
            <text:p>Vehicle Crashes</text:p>
          </table:table-cell>
          <table:table-cell table:style-name="ce26" table:formula="of:=IF(NOT(ISBLANK([.C271]));VLOOKUP([.C271];['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state.nj.us/transportation/refdata/accident/">
            <text:p><text:a xlink:href="http://www.state.nj.us/transportation/refdata/accident/">http://www.state.nj.us/transportation/refdata/accident/</text:a></text:p>
          </table:table-cell>
          <table:table-cell table:style-name="ce34" office:value-type="string">
            <text:p>Provided as PDFs. These are statistics, not data. Last updated two years ago.</text:p>
          </table:table-cell>
          <table:table-cell table:style-name="ce26" table:formula="of:=IF(NOT(ISBLANK([.E271]));ROUND(((IF([.E271]=&quot;yes&quot;;1;0)*['Grading Scale'.E$2])+(IF([.F271]=&quot;yes&quot;;1;0)*['Grading Scale'.E$3])+(IF([.G271]=&quot;yes&quot;;1;0)*['Grading Scale'.E$4])+(IF([.H271]=&quot;yes&quot;;1;0)*['Grading Scale'.E$5])+(IF([.I271]=&quot;yes&quot;;1;0)*['Grading Scale'.E$6])+(IF([.J271]=&quot;yes&quot;;1;0)*['Grading Scale'.E$7])+(IF([.K271]=&quot;yes&quot;;1;0)*['Grading Scale'.E$8])+(IF([.L271]=&quot;yes&quot;;1;0)*['Grading Scale'.E$9])+(IF([.M271]=&quot;yes&quot;;1;0)*['Grading Scale'.E$10])+(IF([.N271]=&quot;yes&quot;;1;0)*['Grading Scale'.E$11])+(IF([.O271]=&quot;yes&quot;;1;0)*['Grading Scale'.E$12])+(IF([.P271]=&quot;yes&quot;;1;0)*['Grading Scale'.E$13]))/['Grading Scale'.E$14]*100;0);&quot;&quot;)" office:value-type="string">
            <text:p>30</text:p>
          </table:table-cell>
          <table:table-cell table:style-name="ce26" table:formula="of:=IF(ISNUMBER([.S271]);VLOOKUP([.S271];['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Address Points</text:p>
          </table:table-cell>
          <table:table-cell table:style-name="ce26" table:formula="of:=IF(NOT(ISBLANK([.C272]));VLOOKUP([.C272];['Dataset Descriptions'.$A$2:.$B$10];2;FALSE);&quot;&quot;)" office:value-type="string">
            <text:p>The geographic coordinates for physical address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8"/>
          <table:table-cell table:style-name="ce26" table:formula="of:=IF(NOT(ISBLANK([.E272]));ROUND(((IF([.E272]=&quot;yes&quot;;1;0)*['Grading Scale'.E$2])+(IF([.F272]=&quot;yes&quot;;1;0)*['Grading Scale'.E$3])+(IF([.G272]=&quot;yes&quot;;1;0)*['Grading Scale'.E$4])+(IF([.H272]=&quot;yes&quot;;1;0)*['Grading Scale'.E$5])+(IF([.I272]=&quot;yes&quot;;1;0)*['Grading Scale'.E$6])+(IF([.J272]=&quot;yes&quot;;1;0)*['Grading Scale'.E$7])+(IF([.K272]=&quot;yes&quot;;1;0)*['Grading Scale'.E$8])+(IF([.L272]=&quot;yes&quot;;1;0)*['Grading Scale'.E$9])+(IF([.M272]=&quot;yes&quot;;1;0)*['Grading Scale'.E$10])+(IF([.N272]=&quot;yes&quot;;1;0)*['Grading Scale'.E$11])+(IF([.O272]=&quot;yes&quot;;1;0)*['Grading Scale'.E$12])+(IF([.P272]=&quot;yes&quot;;1;0)*['Grading Scale'.E$13]))/['Grading Scale'.E$14]*100;0);&quot;&quot;)" office:value-type="string">
            <text:p>0</text:p>
          </table:table-cell>
          <table:table-cell table:style-name="ce26" table:formula="of:=IF(ISNUMBER([.S272]);VLOOKUP([.S272];['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Checkbook</text:p>
          </table:table-cell>
          <table:table-cell table:style-name="ce26" table:formula="of:=IF(NOT(ISBLANK([.C273]));VLOOKUP([.C27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unshineportalnm.com/sample/#section=Purchases">
            <text:p><text:a xlink:href="http://sunshineportalnm.com/sample/#section=Purchases">http://sunshineportalnm.com/sample/#section=Purchases</text:a></text:p>
          </table:table-cell>
          <table:table-cell table:style-name="ce26" office:value-type="string">
            <text:p>This is a Flash application, making it difficult to work with. Bulk data is available, as CSV, but it's necessary to drill down through the Flash application first, and the exported data has only the vendor name, the total number of purchases from them, and the aggregate amount spent for the fiscal year.</text:p>
          </table:table-cell>
          <table:table-cell table:style-name="ce26" table:formula="of:=IF(NOT(ISBLANK([.E273]));ROUND(((IF([.E273]=&quot;yes&quot;;1;0)*['Grading Scale'.E$2])+(IF([.F273]=&quot;yes&quot;;1;0)*['Grading Scale'.E$3])+(IF([.G273]=&quot;yes&quot;;1;0)*['Grading Scale'.E$4])+(IF([.H273]=&quot;yes&quot;;1;0)*['Grading Scale'.E$5])+(IF([.I273]=&quot;yes&quot;;1;0)*['Grading Scale'.E$6])+(IF([.J273]=&quot;yes&quot;;1;0)*['Grading Scale'.E$7])+(IF([.K273]=&quot;yes&quot;;1;0)*['Grading Scale'.E$8])+(IF([.L273]=&quot;yes&quot;;1;0)*['Grading Scale'.E$9])+(IF([.M273]=&quot;yes&quot;;1;0)*['Grading Scale'.E$10])+(IF([.N273]=&quot;yes&quot;;1;0)*['Grading Scale'.E$11])+(IF([.O273]=&quot;yes&quot;;1;0)*['Grading Scale'.E$12])+(IF([.P273]=&quot;yes&quot;;1;0)*['Grading Scale'.E$13]))/['Grading Scale'.E$14]*100;0);&quot;&quot;)" office:value-type="string">
            <text:p>80</text:p>
          </table:table-cell>
          <table:table-cell table:style-name="ce26" table:formula="of:=IF(ISNUMBER([.S273]);VLOOKUP([.S273];['Grading Scale'.$A$2:.$B$14];2);&quot;&quot;)" office:value-type="string">
            <text:p>B−</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Companies</text:p>
          </table:table-cell>
          <table:table-cell table:style-name="ce26" table:formula="of:=IF(NOT(ISBLANK([.C274]));VLOOKUP([.C27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portal.sos.state.nm.us/Corps/">
            <text:p><text:a xlink:href="https://portal.sos.state.nm.us/Corps/">https://portal.sos.state.nm.us/Corps/</text:a></text:p>
          </table:table-cell>
          <table:table-cell table:style-name="ce28"/>
          <table:table-cell table:style-name="ce26" table:formula="of:=IF(NOT(ISBLANK([.E274]));ROUND(((IF([.E274]=&quot;yes&quot;;1;0)*['Grading Scale'.E$2])+(IF([.F274]=&quot;yes&quot;;1;0)*['Grading Scale'.E$3])+(IF([.G274]=&quot;yes&quot;;1;0)*['Grading Scale'.E$4])+(IF([.H274]=&quot;yes&quot;;1;0)*['Grading Scale'.E$5])+(IF([.I274]=&quot;yes&quot;;1;0)*['Grading Scale'.E$6])+(IF([.J274]=&quot;yes&quot;;1;0)*['Grading Scale'.E$7])+(IF([.K274]=&quot;yes&quot;;1;0)*['Grading Scale'.E$8])+(IF([.L274]=&quot;yes&quot;;1;0)*['Grading Scale'.E$9])+(IF([.M274]=&quot;yes&quot;;1;0)*['Grading Scale'.E$10])+(IF([.N274]=&quot;yes&quot;;1;0)*['Grading Scale'.E$11])+(IF([.O274]=&quot;yes&quot;;1;0)*['Grading Scale'.E$12])+(IF([.P274]=&quot;yes&quot;;1;0)*['Grading Scale'.E$13]))/['Grading Scale'.E$14]*100;0);&quot;&quot;)" office:value-type="string">
            <text:p>50</text:p>
          </table:table-cell>
          <table:table-cell table:style-name="ce26" table:formula="of:=IF(ISNUMBER([.S274]);VLOOKUP([.S274];['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Incarceration</text:p>
          </table:table-cell>
          <table:table-cell table:style-name="ce26" table:formula="of:=IF(NOT(ISBLANK([.C275]));VLOOKUP([.C275];['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We could not locate this data in our survey.</text:p>
          </table:table-cell>
          <table:table-cell table:style-name="ce26" table:formula="of:=IF(NOT(ISBLANK([.E275]));ROUND(((IF([.E275]=&quot;yes&quot;;1;0)*['Grading Scale'.E$2])+(IF([.F275]=&quot;yes&quot;;1;0)*['Grading Scale'.E$3])+(IF([.G275]=&quot;yes&quot;;1;0)*['Grading Scale'.E$4])+(IF([.H275]=&quot;yes&quot;;1;0)*['Grading Scale'.E$5])+(IF([.I275]=&quot;yes&quot;;1;0)*['Grading Scale'.E$6])+(IF([.J275]=&quot;yes&quot;;1;0)*['Grading Scale'.E$7])+(IF([.K275]=&quot;yes&quot;;1;0)*['Grading Scale'.E$8])+(IF([.L275]=&quot;yes&quot;;1;0)*['Grading Scale'.E$9])+(IF([.M275]=&quot;yes&quot;;1;0)*['Grading Scale'.E$10])+(IF([.N275]=&quot;yes&quot;;1;0)*['Grading Scale'.E$11])+(IF([.O275]=&quot;yes&quot;;1;0)*['Grading Scale'.E$12])+(IF([.P275]=&quot;yes&quot;;1;0)*['Grading Scale'.E$13]))/['Grading Scale'.E$14]*100;0);&quot;&quot;)" office:value-type="string">
            <text:p>0</text:p>
          </table:table-cell>
          <table:table-cell table:style-name="ce26" table:formula="of:=IF(ISNUMBER([.S275]);VLOOKUP([.S275];['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Legislation</text:p>
          </table:table-cell>
          <table:table-cell table:style-name="ce26" table:formula="of:=IF(NOT(ISBLANK([.C276]));VLOOKUP([.C27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nmlegis.gov/">
            <text:p><text:a xlink:href="http://www.nmlegis.gov/">http://www.nmlegis.gov/</text:a></text:p>
          </table:table-cell>
          <table:table-cell table:style-name="ce28"/>
          <table:table-cell table:style-name="ce26" table:formula="of:=IF(NOT(ISBLANK([.E276]));ROUND(((IF([.E276]=&quot;yes&quot;;1;0)*['Grading Scale'.E$2])+(IF([.F276]=&quot;yes&quot;;1;0)*['Grading Scale'.E$3])+(IF([.G276]=&quot;yes&quot;;1;0)*['Grading Scale'.E$4])+(IF([.H276]=&quot;yes&quot;;1;0)*['Grading Scale'.E$5])+(IF([.I276]=&quot;yes&quot;;1;0)*['Grading Scale'.E$6])+(IF([.J276]=&quot;yes&quot;;1;0)*['Grading Scale'.E$7])+(IF([.K276]=&quot;yes&quot;;1;0)*['Grading Scale'.E$8])+(IF([.L276]=&quot;yes&quot;;1;0)*['Grading Scale'.E$9])+(IF([.M276]=&quot;yes&quot;;1;0)*['Grading Scale'.E$10])+(IF([.N276]=&quot;yes&quot;;1;0)*['Grading Scale'.E$11])+(IF([.O276]=&quot;yes&quot;;1;0)*['Grading Scale'.E$12])+(IF([.P276]=&quot;yes&quot;;1;0)*['Grading Scale'.E$13]))/['Grading Scale'.E$14]*100;0);&quot;&quot;)" office:value-type="string">
            <text:p>40</text:p>
          </table:table-cell>
          <table:table-cell table:style-name="ce26" table:formula="of:=IF(ISNUMBER([.S276]);VLOOKUP([.S276];['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w Mexico</text:p>
          </table:table-cell>
          <table:table-cell table:style-name="ce26" office:value-type="string">
            <text:p>Population Projections</text:p>
          </table:table-cell>
          <table:table-cell table:style-name="ce26" table:formula="of:=IF(NOT(ISBLANK([.C277]));VLOOKUP([.C27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bber.unm.edu/demo/PopProjTable1.htm">
            <text:p><text:a xlink:href="http://bber.unm.edu/demo/PopProjTable1.htm">http://bber.unm.edu/demo/PopProjTable1.htm</text:a></text:p>
          </table:table-cell>
          <table:table-cell table:style-name="ce43" office:value-type="string">
            <text:p>Provided as an Excel file. Lacks FIPS codes or GNIS IDs identifying localities.</text:p>
          </table:table-cell>
          <table:table-cell table:style-name="ce26" table:formula="of:=IF(NOT(ISBLANK([.E277]));ROUND(((IF([.E277]=&quot;yes&quot;;1;0)*['Grading Scale'.E$2])+(IF([.F277]=&quot;yes&quot;;1;0)*['Grading Scale'.E$3])+(IF([.G277]=&quot;yes&quot;;1;0)*['Grading Scale'.E$4])+(IF([.H277]=&quot;yes&quot;;1;0)*['Grading Scale'.E$5])+(IF([.I277]=&quot;yes&quot;;1;0)*['Grading Scale'.E$6])+(IF([.J277]=&quot;yes&quot;;1;0)*['Grading Scale'.E$7])+(IF([.K277]=&quot;yes&quot;;1;0)*['Grading Scale'.E$8])+(IF([.L277]=&quot;yes&quot;;1;0)*['Grading Scale'.E$9])+(IF([.M277]=&quot;yes&quot;;1;0)*['Grading Scale'.E$10])+(IF([.N277]=&quot;yes&quot;;1;0)*['Grading Scale'.E$11])+(IF([.O277]=&quot;yes&quot;;1;0)*['Grading Scale'.E$12])+(IF([.P277]=&quot;yes&quot;;1;0)*['Grading Scale'.E$13]))/['Grading Scale'.E$14]*100;0);&quot;&quot;)" office:value-type="string">
            <text:p>85</text:p>
          </table:table-cell>
          <table:table-cell table:style-name="ce26" table:formula="of:=IF(ISNUMBER([.S277]);VLOOKUP([.S277];['Grading Scale'.$A$2:.$B$14];2);&quot;&quot;)" office:value-type="string">
            <text:p>B</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Real Estate</text:p>
          </table:table-cell>
          <table:table-cell table:style-name="ce26" table:formula="of:=IF(NOT(ISBLANK([.C278]));VLOOKUP([.C278];['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arcforms.info/nmfacilities2014/">
            <text:p><text:a xlink:href="https://www.arcforms.info/nmfacilities2014/">https://www.arcforms.info/nmfacilities2014/</text:a></text:p>
          </table:table-cell>
          <table:table-cell table:style-name="ce26" office:value-type="string">
            <text:p>Data is only provided as HTML. This is a survey conducted by a third party, hired by the state to do so, conducted back in 2014.</text:p>
          </table:table-cell>
          <table:table-cell table:style-name="ce26" table:formula="of:=IF(NOT(ISBLANK([.E278]));ROUND(((IF([.E278]=&quot;yes&quot;;1;0)*['Grading Scale'.E$2])+(IF([.F278]=&quot;yes&quot;;1;0)*['Grading Scale'.E$3])+(IF([.G278]=&quot;yes&quot;;1;0)*['Grading Scale'.E$4])+(IF([.H278]=&quot;yes&quot;;1;0)*['Grading Scale'.E$5])+(IF([.I278]=&quot;yes&quot;;1;0)*['Grading Scale'.E$6])+(IF([.J278]=&quot;yes&quot;;1;0)*['Grading Scale'.E$7])+(IF([.K278]=&quot;yes&quot;;1;0)*['Grading Scale'.E$8])+(IF([.L278]=&quot;yes&quot;;1;0)*['Grading Scale'.E$9])+(IF([.M278]=&quot;yes&quot;;1;0)*['Grading Scale'.E$10])+(IF([.N278]=&quot;yes&quot;;1;0)*['Grading Scale'.E$11])+(IF([.O278]=&quot;yes&quot;;1;0)*['Grading Scale'.E$12])+(IF([.P278]=&quot;yes&quot;;1;0)*['Grading Scale'.E$13]))/['Grading Scale'.E$14]*100;0);&quot;&quot;)" office:value-type="string">
            <text:p>40</text:p>
          </table:table-cell>
          <table:table-cell table:style-name="ce26" table:formula="of:=IF(ISNUMBER([.S278]);VLOOKUP([.S278];['Grading Scale'.$A$2:.$B$14];2);&quot;&quot;)" office:value-type="string">
            <text:p>F</text:p>
          </table:table-cell>
          <table:table-cell table:number-columns-repeated="16" table:style-name="ce27"/>
        </table:table-row>
        <table:table-row table:style-name="ro3">
          <table:table-cell table:style-name="ce24" office:value-type="date" office:date-value="2016-01-20T00:00:00">
            <text:p>1/20/2016</text:p>
          </table:table-cell>
          <table:table-cell table:style-name="ce25" office:value-type="string">
            <text:p>New Mexico</text:p>
          </table:table-cell>
          <table:table-cell table:style-name="ce25" office:value-type="string">
            <text:p>Restaurant Inspections</text:p>
          </table:table-cell>
          <table:table-cell table:style-name="ce26" table:formula="of:=IF(NOT(ISBLANK([.C279]));VLOOKUP([.C279];['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Although restaurant inspections are conducted by the state, we could locate any inspection results on the state's website.</text:p>
          </table:table-cell>
          <table:table-cell table:style-name="ce26" table:formula="of:=IF(NOT(ISBLANK([.E279]));ROUND(((IF([.E279]=&quot;yes&quot;;1;0)*['Grading Scale'.E$2])+(IF([.F279]=&quot;yes&quot;;1;0)*['Grading Scale'.E$3])+(IF([.G279]=&quot;yes&quot;;1;0)*['Grading Scale'.E$4])+(IF([.H279]=&quot;yes&quot;;1;0)*['Grading Scale'.E$5])+(IF([.I279]=&quot;yes&quot;;1;0)*['Grading Scale'.E$6])+(IF([.J279]=&quot;yes&quot;;1;0)*['Grading Scale'.E$7])+(IF([.K279]=&quot;yes&quot;;1;0)*['Grading Scale'.E$8])+(IF([.L279]=&quot;yes&quot;;1;0)*['Grading Scale'.E$9])+(IF([.M279]=&quot;yes&quot;;1;0)*['Grading Scale'.E$10])+(IF([.N279]=&quot;yes&quot;;1;0)*['Grading Scale'.E$11])+(IF([.O279]=&quot;yes&quot;;1;0)*['Grading Scale'.E$12])+(IF([.P279]=&quot;yes&quot;;1;0)*['Grading Scale'.E$13]))/['Grading Scale'.E$14]*100;0);&quot;&quot;)" office:value-type="string">
            <text:p>0</text:p>
          </table:table-cell>
          <table:table-cell table:style-name="ce26" table:formula="of:=IF(ISNUMBER([.S279]);VLOOKUP([.S279];['Grading Scale'.$A$2:.$B$14];2);&quot;&quot;)" office:value-type="string">
            <text:p>F</text:p>
          </table:table-cell>
          <table:table-cell table:number-columns-repeated="16" table:style-name="ce27"/>
        </table:table-row>
        <table:table-row table:style-name="ro3">
          <table:table-cell table:style-name="ce24" office:value-type="date" office:date-value="2016-01-21T00:00:00">
            <text:p>1/21/2016</text:p>
          </table:table-cell>
          <table:table-cell table:style-name="ce25" office:value-type="string">
            <text:p>New Mexico</text:p>
          </table:table-cell>
          <table:table-cell table:style-name="ce25" office:value-type="string">
            <text:p>Vehicle Crashes</text:p>
          </table:table-cell>
          <table:table-cell table:style-name="ce26" table:formula="of:=IF(NOT(ISBLANK([.C280]));VLOOKUP([.C28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9" office:value-type="string" office:value="http://nmtrafficrecords.com/resources/data-request/">
            <text:p><text:a xlink:href="http://nmtrafficrecords.com/resources/data-request/">http://nmtrafficrecords.com/resources/data-request/</text:a></text:p>
          </table:table-cell>
          <table:table-cell table:style-name="ce26" office:value-type="string">
            <text:p>Data must be requested, and approval must be requested from the New Mexico Department of Transportation to get that data.</text:p>
          </table:table-cell>
          <table:table-cell table:style-name="ce26" table:formula="of:=IF(NOT(ISBLANK([.E280]));ROUND(((IF([.E280]=&quot;yes&quot;;1;0)*['Grading Scale'.E$2])+(IF([.F280]=&quot;yes&quot;;1;0)*['Grading Scale'.E$3])+(IF([.G280]=&quot;yes&quot;;1;0)*['Grading Scale'.E$4])+(IF([.H280]=&quot;yes&quot;;1;0)*['Grading Scale'.E$5])+(IF([.I280]=&quot;yes&quot;;1;0)*['Grading Scale'.E$6])+(IF([.J280]=&quot;yes&quot;;1;0)*['Grading Scale'.E$7])+(IF([.K280]=&quot;yes&quot;;1;0)*['Grading Scale'.E$8])+(IF([.L280]=&quot;yes&quot;;1;0)*['Grading Scale'.E$9])+(IF([.M280]=&quot;yes&quot;;1;0)*['Grading Scale'.E$10])+(IF([.N280]=&quot;yes&quot;;1;0)*['Grading Scale'.E$11])+(IF([.O280]=&quot;yes&quot;;1;0)*['Grading Scale'.E$12])+(IF([.P280]=&quot;yes&quot;;1;0)*['Grading Scale'.E$13]))/['Grading Scale'.E$14]*100;0);&quot;&quot;)" office:value-type="string">
            <text:p>65</text:p>
          </table:table-cell>
          <table:table-cell table:style-name="ce26" table:formula="of:=IF(ISNUMBER([.S280]);VLOOKUP([.S280];['Grading Scale'.$A$2:.$B$14];2);&quot;&quot;)" office:value-type="string">
            <text:p>D</text:p>
          </table:table-cell>
          <table:table-cell table:number-columns-repeated="16" table:style-name="ce27"/>
        </table:table-row>
        <table:table-row table:style-name="ro3">
          <table:table-cell table:style-name="ce30" office:value-type="date" office:date-value="2016-02-11T00:00:00">
            <text:p>2/11/2016</text:p>
          </table:table-cell>
          <table:table-cell table:style-name="ce26" office:value-type="string">
            <text:p>New York</text:p>
          </table:table-cell>
          <table:table-cell table:style-name="ce26" office:value-type="string">
            <text:p>Address Points</text:p>
          </table:table-cell>
          <table:table-cell table:style-name="ce26" table:formula="of:=IF(NOT(ISBLANK([.C281]));VLOOKUP([.C281];['Dataset Descriptions'.$A$2:.$B$10];2;FALSE);&quot;&quot;)" office:value-type="string">
            <text:p>The geographic coordinates for physical address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gis.ny.gov/gisdata/inventories/details.cfm?DSID=921">
            <text:p><text:a xlink:href="http://gis.ny.gov/gisdata/inventories/details.cfm?DSID=921">http://gis.ny.gov/gisdata/inventories/details.cfm?DSID=921</text:a></text:p>
          </table:table-cell>
          <table:table-cell table:style-name="ce33" office:value-type="string">
            <text:p>Data is not complete statewide. Some or all of each file has copyright held by private corporations.</text:p>
          </table:table-cell>
          <table:table-cell table:style-name="ce26" table:formula="of:=IF(NOT(ISBLANK([.E281]));ROUND(((IF([.E281]=&quot;yes&quot;;1;0)*['Grading Scale'.E$2])+(IF([.F281]=&quot;yes&quot;;1;0)*['Grading Scale'.E$3])+(IF([.G281]=&quot;yes&quot;;1;0)*['Grading Scale'.E$4])+(IF([.H281]=&quot;yes&quot;;1;0)*['Grading Scale'.E$5])+(IF([.I281]=&quot;yes&quot;;1;0)*['Grading Scale'.E$6])+(IF([.J281]=&quot;yes&quot;;1;0)*['Grading Scale'.E$7])+(IF([.K281]=&quot;yes&quot;;1;0)*['Grading Scale'.E$8])+(IF([.L281]=&quot;yes&quot;;1;0)*['Grading Scale'.E$9])+(IF([.M281]=&quot;yes&quot;;1;0)*['Grading Scale'.E$10])+(IF([.N281]=&quot;yes&quot;;1;0)*['Grading Scale'.E$11])+(IF([.O281]=&quot;yes&quot;;1;0)*['Grading Scale'.E$12])+(IF([.P281]=&quot;yes&quot;;1;0)*['Grading Scale'.E$13]))/['Grading Scale'.E$14]*100;0);&quot;&quot;)" office:value-type="string">
            <text:p>80</text:p>
          </table:table-cell>
          <table:table-cell table:style-name="ce26" table:formula="of:=IF(ISNUMBER([.S281]);VLOOKUP([.S281];['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Checkbook</text:p>
          </table:table-cell>
          <table:table-cell table:style-name="ce26" table:formula="of:=IF(NOT(ISBLANK([.C282]));VLOOKUP([.C282];['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35" office:value-type="string" office:value="http://www.openbooknewyork.com/">
            <text:p><text:a xlink:href="http://www.openbooknewyork.com/">http://www.openbooknewyork.com/</text:a></text:p>
          </table:table-cell>
          <table:table-cell table:style-name="ce34" office:value-type="string">
            <text:p>Bulk data is available when exported from the website. Does not provide transaction-level data.</text:p>
          </table:table-cell>
          <table:table-cell table:style-name="ce26" table:formula="of:=IF(NOT(ISBLANK([.E282]));ROUND(((IF([.E282]=&quot;yes&quot;;1;0)*['Grading Scale'.E$2])+(IF([.F282]=&quot;yes&quot;;1;0)*['Grading Scale'.E$3])+(IF([.G282]=&quot;yes&quot;;1;0)*['Grading Scale'.E$4])+(IF([.H282]=&quot;yes&quot;;1;0)*['Grading Scale'.E$5])+(IF([.I282]=&quot;yes&quot;;1;0)*['Grading Scale'.E$6])+(IF([.J282]=&quot;yes&quot;;1;0)*['Grading Scale'.E$7])+(IF([.K282]=&quot;yes&quot;;1;0)*['Grading Scale'.E$8])+(IF([.L282]=&quot;yes&quot;;1;0)*['Grading Scale'.E$9])+(IF([.M282]=&quot;yes&quot;;1;0)*['Grading Scale'.E$10])+(IF([.N282]=&quot;yes&quot;;1;0)*['Grading Scale'.E$11])+(IF([.O282]=&quot;yes&quot;;1;0)*['Grading Scale'.E$12])+(IF([.P282]=&quot;yes&quot;;1;0)*['Grading Scale'.E$13]))/['Grading Scale'.E$14]*100;0);&quot;&quot;)" office:value-type="string">
            <text:p>85</text:p>
          </table:table-cell>
          <table:table-cell table:style-name="ce26" table:formula="of:=IF(ISNUMBER([.S282]);VLOOKUP([.S282];['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Companies</text:p>
          </table:table-cell>
          <table:table-cell table:style-name="ce26" table:formula="of:=IF(NOT(ISBLANK([.C283]));VLOOKUP([.C283];['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35" office:value-type="string" office:value="https://data.ny.gov/Economic-Development/Active-Corporations-Beginning-1800/n9v6-gdp6">
            <text:p><text:a xlink:href="https://data.ny.gov/Economic-Development/Active-Corporations-Beginning-1800/n9v6-gdp6">https://data.ny.gov/Economic-Development/Active-Corporations-Beginning-1800/n9v6-gdp6</text:a></text:p>
          </table:table-cell>
          <table:table-cell table:style-name="ce34" office:value-type="string">
            <text:p>Bulk data is available if exported via portal software. Data is published under complicated, restrictive terms of service. Repository uses SSL. Corporation status, state formed, officers, and shares are not provided. Because this includes corporate records back to 1800, the lack of a status is especially problematic.</text:p>
          </table:table-cell>
          <table:table-cell table:style-name="ce26" table:formula="of:=IF(NOT(ISBLANK([.E283]));ROUND(((IF([.E283]=&quot;yes&quot;;1;0)*['Grading Scale'.E$2])+(IF([.F283]=&quot;yes&quot;;1;0)*['Grading Scale'.E$3])+(IF([.G283]=&quot;yes&quot;;1;0)*['Grading Scale'.E$4])+(IF([.H283]=&quot;yes&quot;;1;0)*['Grading Scale'.E$5])+(IF([.I283]=&quot;yes&quot;;1;0)*['Grading Scale'.E$6])+(IF([.J283]=&quot;yes&quot;;1;0)*['Grading Scale'.E$7])+(IF([.K283]=&quot;yes&quot;;1;0)*['Grading Scale'.E$8])+(IF([.L283]=&quot;yes&quot;;1;0)*['Grading Scale'.E$9])+(IF([.M283]=&quot;yes&quot;;1;0)*['Grading Scale'.E$10])+(IF([.N283]=&quot;yes&quot;;1;0)*['Grading Scale'.E$11])+(IF([.O283]=&quot;yes&quot;;1;0)*['Grading Scale'.E$12])+(IF([.P283]=&quot;yes&quot;;1;0)*['Grading Scale'.E$13]))/['Grading Scale'.E$14]*100;0);&quot;&quot;)" office:value-type="string">
            <text:p>85</text:p>
          </table:table-cell>
          <table:table-cell table:style-name="ce26" table:formula="of:=IF(ISNUMBER([.S283]);VLOOKUP([.S283];['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Incarceration</text:p>
          </table:table-cell>
          <table:table-cell table:style-name="ce26" table:formula="of:=IF(NOT(ISBLANK([.C284]));VLOOKUP([.C284];['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35" office:value-type="string" office:value="https://data.ny.gov/Public-Safety/Inmates-Under-Custody-Beginning-2008/55zc-sp6m">
            <text:p><text:a xlink:href="https://data.ny.gov/Public-Safety/Inmates-Under-Custody-Beginning-2008/55zc-sp6m">https://data.ny.gov/Public-Safety/Inmates-Under-Custody-Beginning-2008/55zc-sp6m</text:a></text:p>
          </table:table-cell>
          <table:table-cell table:style-name="ce34" office:value-type="string">
            <text:p>Bulk data is available if exported via portal software. Data is published under complicated, restrictive terms of service. Last updated four months ago. Repository uses SSL. This is raw data, not aggregated in any way. It would be challenging to generate conformant records from this data.</text:p>
          </table:table-cell>
          <table:table-cell table:style-name="ce26" table:formula="of:=IF(NOT(ISBLANK([.E284]));ROUND(((IF([.E284]=&quot;yes&quot;;1;0)*['Grading Scale'.E$2])+(IF([.F284]=&quot;yes&quot;;1;0)*['Grading Scale'.E$3])+(IF([.G284]=&quot;yes&quot;;1;0)*['Grading Scale'.E$4])+(IF([.H284]=&quot;yes&quot;;1;0)*['Grading Scale'.E$5])+(IF([.I284]=&quot;yes&quot;;1;0)*['Grading Scale'.E$6])+(IF([.J284]=&quot;yes&quot;;1;0)*['Grading Scale'.E$7])+(IF([.K284]=&quot;yes&quot;;1;0)*['Grading Scale'.E$8])+(IF([.L284]=&quot;yes&quot;;1;0)*['Grading Scale'.E$9])+(IF([.M284]=&quot;yes&quot;;1;0)*['Grading Scale'.E$10])+(IF([.N284]=&quot;yes&quot;;1;0)*['Grading Scale'.E$11])+(IF([.O284]=&quot;yes&quot;;1;0)*['Grading Scale'.E$12])+(IF([.P284]=&quot;yes&quot;;1;0)*['Grading Scale'.E$13]))/['Grading Scale'.E$14]*100;0);&quot;&quot;)" office:value-type="string">
            <text:p>85</text:p>
          </table:table-cell>
          <table:table-cell table:style-name="ce26" table:formula="of:=IF(ISNUMBER([.S284]);VLOOKUP([.S284];['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Legislation</text:p>
          </table:table-cell>
          <table:table-cell table:style-name="ce26" table:formula="of:=IF(NOT(ISBLANK([.C285]));VLOOKUP([.C285];['Dataset Descriptions'.$A$2:.$B$10];2;FALSE);&quot;&quot;)" office:value-type="string">
            <text:p>Bills before the legislature, and the legislators that comprise it.</text:p>
          </table:table-cell>
          <table:table-cell table:number-columns-repeated="12" table:style-name="ce28"/>
          <table:table-cell table:style-name="ce35" office:value-type="string" office:value="http://www.nysenate.gov/open">
            <text:p><text:a xlink:href="http://www.nysenate.gov/open">http://www.nysenate.gov/open</text:a></text:p>
          </table:table-cell>
          <table:table-cell table:style-name="ce34" office:value-type="string">
            <text:p>There is no website for New York's legislature. Instead, there is one site for the upper house and one site for the lower house. This compilcating factor has delayed evaluation of this dataset.</text:p>
          </table:table-cell>
          <table:table-cell table:style-name="ce26" table:formula="of:=IF(NOT(ISBLANK([.E285]));ROUND(((IF([.E285]=&quot;yes&quot;;1;0)*['Grading Scale'.E$2])+(IF([.F285]=&quot;yes&quot;;1;0)*['Grading Scale'.E$3])+(IF([.G285]=&quot;yes&quot;;1;0)*['Grading Scale'.E$4])+(IF([.H285]=&quot;yes&quot;;1;0)*['Grading Scale'.E$5])+(IF([.I285]=&quot;yes&quot;;1;0)*['Grading Scale'.E$6])+(IF([.J285]=&quot;yes&quot;;1;0)*['Grading Scale'.E$7])+(IF([.K285]=&quot;yes&quot;;1;0)*['Grading Scale'.E$8])+(IF([.L285]=&quot;yes&quot;;1;0)*['Grading Scale'.E$9])+(IF([.M285]=&quot;yes&quot;;1;0)*['Grading Scale'.E$10])+(IF([.N285]=&quot;yes&quot;;1;0)*['Grading Scale'.E$11])+(IF([.O285]=&quot;yes&quot;;1;0)*['Grading Scale'.E$12])+(IF([.P285]=&quot;yes&quot;;1;0)*['Grading Scale'.E$13]))/['Grading Scale'.E$14]*100;0);&quot;&quot;)" office:value-type="string">
            <text:p/>
          </table:table-cell>
          <table:table-cell table:style-name="ce26" table:formula="of:=IF(ISNUMBER([.S285]);VLOOKUP([.S285];['Grading Scale'.$A$2:.$B$14];2);&quot;&quot;)" office:value-type="string">
            <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Population Projections</text:p>
          </table:table-cell>
          <table:table-cell table:style-name="ce26" table:formula="of:=IF(NOT(ISBLANK([.C286]));VLOOKUP([.C286];['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pad.human.cornell.edu/counties/projections.cfm">
            <text:p><text:a xlink:href="http://pad.human.cornell.edu/counties/projections.cfm">http://pad.human.cornell.edu/counties/projections.cfm</text:a></text:p>
          </table:table-cell>
          <table:table-cell table:style-name="ce34" office:value-type="string">
            <text:p>Appears to be about five years out of date. Does not provide GNIS IDs.</text:p>
          </table:table-cell>
          <table:table-cell table:style-name="ce26" table:formula="of:=IF(NOT(ISBLANK([.E286]));ROUND(((IF([.E286]=&quot;yes&quot;;1;0)*['Grading Scale'.E$2])+(IF([.F286]=&quot;yes&quot;;1;0)*['Grading Scale'.E$3])+(IF([.G286]=&quot;yes&quot;;1;0)*['Grading Scale'.E$4])+(IF([.H286]=&quot;yes&quot;;1;0)*['Grading Scale'.E$5])+(IF([.I286]=&quot;yes&quot;;1;0)*['Grading Scale'.E$6])+(IF([.J286]=&quot;yes&quot;;1;0)*['Grading Scale'.E$7])+(IF([.K286]=&quot;yes&quot;;1;0)*['Grading Scale'.E$8])+(IF([.L286]=&quot;yes&quot;;1;0)*['Grading Scale'.E$9])+(IF([.M286]=&quot;yes&quot;;1;0)*['Grading Scale'.E$10])+(IF([.N286]=&quot;yes&quot;;1;0)*['Grading Scale'.E$11])+(IF([.O286]=&quot;yes&quot;;1;0)*['Grading Scale'.E$12])+(IF([.P286]=&quot;yes&quot;;1;0)*['Grading Scale'.E$13]))/['Grading Scale'.E$14]*100;0);&quot;&quot;)" office:value-type="string">
            <text:p>80</text:p>
          </table:table-cell>
          <table:table-cell table:style-name="ce26" table:formula="of:=IF(ISNUMBER([.S286]);VLOOKUP([.S286];['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Real Estate</text:p>
          </table:table-cell>
          <table:table-cell table:style-name="ce26" table:formula="of:=IF(NOT(ISBLANK([.C287]));VLOOKUP([.C287];['Dataset Descriptions'.$A$2:.$B$10];2;FALSE);&quot;&quot;)" office:value-type="string">
            <text:p>State-owned land and buildings.</text:p>
          </table:table-cell>
          <table:table-cell table:style-name="ce26" office:value-type="string">
            <text:p>yes</text:p>
          </table:table-cell>
          <table:table-cell table:style-name="ce26" office:value-type="string">
            <text:p>no</text:p>
          </table:table-cell>
          <table:table-cell table:style-name="ce26" office:value-type="string">
            <text:p>unsure</text:p>
          </table:table-cell>
          <table:table-cell table:style-name="ce26" office:value-type="string">
            <text:p>unsure</text:p>
          </table:table-cell>
          <table:table-cell table:style-name="ce26" office:value-type="string">
            <text:p>no</text:p>
          </table:table-cell>
          <table:table-cell table:style-name="ce26" office:value-type="string">
            <text:p>unsure</text:p>
          </table:table-cell>
          <table:table-cell table:style-name="ce26" office:value-type="string">
            <text:p>unsure</text:p>
          </table:table-cell>
          <table:table-cell table:style-name="ce26" office:value-type="string">
            <text:p>unsure</text:p>
          </table:table-cell>
          <table:table-cell table:style-name="ce26" office:value-type="string">
            <text:p>unsure</text:p>
          </table:table-cell>
          <table:table-cell table:style-name="ce26" office:value-type="string">
            <text:p>no</text:p>
          </table:table-cell>
          <table:table-cell table:style-name="ce26" office:value-type="string">
            <text:p>no</text:p>
          </table:table-cell>
          <table:table-cell table:style-name="ce26" office:value-type="string">
            <text:p>unsure</text:p>
          </table:table-cell>
          <table:table-cell table:style-name="ce35" office:value-type="string" office:value="http://www.tax.ny.gov/research/property/valuation/sol/index.htm">
            <text:p><text:a xlink:href="http://www.tax.ny.gov/research/property/valuation/sol/index.htm">http://www.tax.ny.gov/research/property/valuation/sol/index.htm</text:a></text:p>
          </table:table-cell>
          <table:table-cell table:style-name="ce31"/>
          <table:table-cell table:style-name="ce26" table:formula="of:=IF(NOT(ISBLANK([.E287]));ROUND(((IF([.E287]=&quot;yes&quot;;1;0)*['Grading Scale'.E$2])+(IF([.F287]=&quot;yes&quot;;1;0)*['Grading Scale'.E$3])+(IF([.G287]=&quot;yes&quot;;1;0)*['Grading Scale'.E$4])+(IF([.H287]=&quot;yes&quot;;1;0)*['Grading Scale'.E$5])+(IF([.I287]=&quot;yes&quot;;1;0)*['Grading Scale'.E$6])+(IF([.J287]=&quot;yes&quot;;1;0)*['Grading Scale'.E$7])+(IF([.K287]=&quot;yes&quot;;1;0)*['Grading Scale'.E$8])+(IF([.L287]=&quot;yes&quot;;1;0)*['Grading Scale'.E$9])+(IF([.M287]=&quot;yes&quot;;1;0)*['Grading Scale'.E$10])+(IF([.N287]=&quot;yes&quot;;1;0)*['Grading Scale'.E$11])+(IF([.O287]=&quot;yes&quot;;1;0)*['Grading Scale'.E$12])+(IF([.P287]=&quot;yes&quot;;1;0)*['Grading Scale'.E$13]))/['Grading Scale'.E$14]*100;0);&quot;&quot;)" office:value-type="string">
            <text:p>0</text:p>
          </table:table-cell>
          <table:table-cell table:style-name="ce26" table:formula="of:=IF(ISNUMBER([.S287]);VLOOKUP([.S287];['Grading Scale'.$A$2:.$B$14];2);&quot;&quot;)" office:value-type="string">
            <text:p>F</text:p>
          </table:table-cell>
          <table:table-cell table:number-columns-repeated="16" table:style-name="ce27"/>
        </table:table-row>
        <table:table-row table:style-name="ro3">
          <table:table-cell table:style-name="ce30" office:value-type="date" office:date-value="2016-02-10T00:00:00">
            <text:p>2/10/2016</text:p>
          </table:table-cell>
          <table:table-cell table:style-name="ce26" office:value-type="string">
            <text:p>New York</text:p>
          </table:table-cell>
          <table:table-cell table:style-name="ce26" office:value-type="string">
            <text:p>Restaurant Inspections</text:p>
          </table:table-cell>
          <table:table-cell table:style-name="ce26" table:formula="of:=IF(NOT(ISBLANK([.C288]));VLOOKUP([.C288];['Dataset Descriptions'.$A$2:.$B$10];2;FALSE);&quot;&quot;)" office:value-type="string">
            <text:p>Health inspections of establishments that serve food to the public.</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35" office:value-type="string" office:value="https://health.data.ny.gov/Health/Food-Service-Establishment-Last-Inspection/cnih-y5dw">
            <text:p><text:a xlink:href="https://health.data.ny.gov/Health/Food-Service-Establishment-Last-Inspection/cnih-y5dw">https://health.data.ny.gov/Health/Food-Service-Establishment-Last-Inspection/cnih-y5dw</text:a></text:p>
          </table:table-cell>
          <table:table-cell table:style-name="ce34" office:value-type="string">
            <text:p>Bulk data is available when exported from the website. Published under complicated, restrictive terms of service.</text:p>
          </table:table-cell>
          <table:table-cell table:style-name="ce26" table:formula="of:=IF(NOT(ISBLANK([.E288]));ROUND(((IF([.E288]=&quot;yes&quot;;1;0)*['Grading Scale'.E$2])+(IF([.F288]=&quot;yes&quot;;1;0)*['Grading Scale'.E$3])+(IF([.G288]=&quot;yes&quot;;1;0)*['Grading Scale'.E$4])+(IF([.H288]=&quot;yes&quot;;1;0)*['Grading Scale'.E$5])+(IF([.I288]=&quot;yes&quot;;1;0)*['Grading Scale'.E$6])+(IF([.J288]=&quot;yes&quot;;1;0)*['Grading Scale'.E$7])+(IF([.K288]=&quot;yes&quot;;1;0)*['Grading Scale'.E$8])+(IF([.L288]=&quot;yes&quot;;1;0)*['Grading Scale'.E$9])+(IF([.M288]=&quot;yes&quot;;1;0)*['Grading Scale'.E$10])+(IF([.N288]=&quot;yes&quot;;1;0)*['Grading Scale'.E$11])+(IF([.O288]=&quot;yes&quot;;1;0)*['Grading Scale'.E$12])+(IF([.P288]=&quot;yes&quot;;1;0)*['Grading Scale'.E$13]))/['Grading Scale'.E$14]*100;0);&quot;&quot;)" office:value-type="string">
            <text:p>95</text:p>
          </table:table-cell>
          <table:table-cell table:style-name="ce26" table:formula="of:=IF(ISNUMBER([.S288]);VLOOKUP([.S288];['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ew York</text:p>
          </table:table-cell>
          <table:table-cell table:style-name="ce26" office:value-type="string">
            <text:p>Vehicle Crashes</text:p>
          </table:table-cell>
          <table:table-cell table:style-name="ce26" table:formula="of:=IF(NOT(ISBLANK([.C289]));VLOOKUP([.C289];['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35" office:value-type="string" office:value="http://dmv.ny.gov/org/about-dmv/statistical-summaries">
            <text:p><text:a xlink:href="http://dmv.ny.gov/org/about-dmv/statistical-summaries">http://dmv.ny.gov/org/about-dmv/statistical-summaries</text:a></text:p>
          </table:table-cell>
          <table:table-cell table:style-name="ce34" office:value-type="string">
            <text:p>Published under complicated, restrictive terms of service. It looks like it’s possible to assemble complete data, by downloading and combining multiple tables.</text:p>
          </table:table-cell>
          <table:table-cell table:style-name="ce26" table:formula="of:=IF(NOT(ISBLANK([.E289]));ROUND(((IF([.E289]=&quot;yes&quot;;1;0)*['Grading Scale'.E$2])+(IF([.F289]=&quot;yes&quot;;1;0)*['Grading Scale'.E$3])+(IF([.G289]=&quot;yes&quot;;1;0)*['Grading Scale'.E$4])+(IF([.H289]=&quot;yes&quot;;1;0)*['Grading Scale'.E$5])+(IF([.I289]=&quot;yes&quot;;1;0)*['Grading Scale'.E$6])+(IF([.J289]=&quot;yes&quot;;1;0)*['Grading Scale'.E$7])+(IF([.K289]=&quot;yes&quot;;1;0)*['Grading Scale'.E$8])+(IF([.L289]=&quot;yes&quot;;1;0)*['Grading Scale'.E$9])+(IF([.M289]=&quot;yes&quot;;1;0)*['Grading Scale'.E$10])+(IF([.N289]=&quot;yes&quot;;1;0)*['Grading Scale'.E$11])+(IF([.O289]=&quot;yes&quot;;1;0)*['Grading Scale'.E$12])+(IF([.P289]=&quot;yes&quot;;1;0)*['Grading Scale'.E$13]))/['Grading Scale'.E$14]*100;0);&quot;&quot;)" office:value-type="string">
            <text:p>85</text:p>
          </table:table-cell>
          <table:table-cell table:style-name="ce26" table:formula="of:=IF(ISNUMBER([.S289]);VLOOKUP([.S289];['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Address Points</text:p>
          </table:table-cell>
          <table:table-cell table:style-name="ce26" table:formula="of:=IF(NOT(ISBLANK([.C290]));VLOOKUP([.C290];['Dataset Descriptions'.$A$2:.$B$10];2;FALSE);&quot;&quot;)" office:value-type="string">
            <text:p>The geographic coordinates for physical address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data.nconemap.com/geoportal/catalog/search/resource/details.page?uuid=%7B9E039D56-5202-43E7-8D36-D09414C0DBD6%7D">
            <text:p><text:a xlink:href="http://data.nconemap.com/geoportal/catalog/search/resource/details.page?uuid={9E039D56-5202-43E7-8D36-D09414C0DBD6}">http://data.nconemap.com/geoportal/catalog/search/resource/details.page?uuid=%7B9E039D56-5202-43E7-8D36-D09414C0DBD6%7D</text:a></text:p>
          </table:table-cell>
          <table:table-cell table:style-name="ce31"/>
          <table:table-cell table:style-name="ce26" table:formula="of:=IF(NOT(ISBLANK([.E290]));ROUND(((IF([.E290]=&quot;yes&quot;;1;0)*['Grading Scale'.E$2])+(IF([.F290]=&quot;yes&quot;;1;0)*['Grading Scale'.E$3])+(IF([.G290]=&quot;yes&quot;;1;0)*['Grading Scale'.E$4])+(IF([.H290]=&quot;yes&quot;;1;0)*['Grading Scale'.E$5])+(IF([.I290]=&quot;yes&quot;;1;0)*['Grading Scale'.E$6])+(IF([.J290]=&quot;yes&quot;;1;0)*['Grading Scale'.E$7])+(IF([.K290]=&quot;yes&quot;;1;0)*['Grading Scale'.E$8])+(IF([.L290]=&quot;yes&quot;;1;0)*['Grading Scale'.E$9])+(IF([.M290]=&quot;yes&quot;;1;0)*['Grading Scale'.E$10])+(IF([.N290]=&quot;yes&quot;;1;0)*['Grading Scale'.E$11])+(IF([.O290]=&quot;yes&quot;;1;0)*['Grading Scale'.E$12])+(IF([.P290]=&quot;yes&quot;;1;0)*['Grading Scale'.E$13]))/['Grading Scale'.E$14]*100;0);&quot;&quot;)" office:value-type="string">
            <text:p>90</text:p>
          </table:table-cell>
          <table:table-cell table:style-name="ce26" table:formula="of:=IF(ISNUMBER([.S290]);VLOOKUP([.S290];['Grading Scale'.$A$2:.$B$14];2);&quot;&quot;)" office:value-type="string">
            <text:p>A−</text:p>
          </table:table-cell>
          <table:table-cell table:number-columns-repeated="16" table:style-name="ce27"/>
        </table:table-row>
        <table:table-row table:style-name="ro3">
          <table:table-cell table:style-name="ce30" office:value-type="date" office:date-value="2016-03-05T00:00:00">
            <text:p>3/5/2016</text:p>
          </table:table-cell>
          <table:table-cell table:style-name="ce26" office:value-type="string">
            <text:p>North Carolina</text:p>
          </table:table-cell>
          <table:table-cell table:style-name="ce26" office:value-type="string">
            <text:p>Checkbook</text:p>
          </table:table-cell>
          <table:table-cell table:style-name="ce26" table:formula="of:=IF(NOT(ISBLANK([.C291]));VLOOKUP([.C291];['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ncopenbook.gov/ContractsHome.jsp">
            <text:p><text:a xlink:href="http://www.ncopenbook.gov/ContractsHome.jsp">http://www.ncopenbook.gov/ContractsHome.jsp</text:a></text:p>
          </table:table-cell>
          <table:table-cell table:style-name="ce33" office:value-type="string">
            <text:p>This has not been updated in over 3 years. Per-transaction data isn't available—records are aggregated by year.</text:p>
          </table:table-cell>
          <table:table-cell table:style-name="ce26" table:formula="of:=IF(NOT(ISBLANK([.E291]));ROUND(((IF([.E291]=&quot;yes&quot;;1;0)*['Grading Scale'.E$2])+(IF([.F291]=&quot;yes&quot;;1;0)*['Grading Scale'.E$3])+(IF([.G291]=&quot;yes&quot;;1;0)*['Grading Scale'.E$4])+(IF([.H291]=&quot;yes&quot;;1;0)*['Grading Scale'.E$5])+(IF([.I291]=&quot;yes&quot;;1;0)*['Grading Scale'.E$6])+(IF([.J291]=&quot;yes&quot;;1;0)*['Grading Scale'.E$7])+(IF([.K291]=&quot;yes&quot;;1;0)*['Grading Scale'.E$8])+(IF([.L291]=&quot;yes&quot;;1;0)*['Grading Scale'.E$9])+(IF([.M291]=&quot;yes&quot;;1;0)*['Grading Scale'.E$10])+(IF([.N291]=&quot;yes&quot;;1;0)*['Grading Scale'.E$11])+(IF([.O291]=&quot;yes&quot;;1;0)*['Grading Scale'.E$12])+(IF([.P291]=&quot;yes&quot;;1;0)*['Grading Scale'.E$13]))/['Grading Scale'.E$14]*100;0);&quot;&quot;)" office:value-type="string">
            <text:p>75</text:p>
          </table:table-cell>
          <table:table-cell table:style-name="ce26" table:formula="of:=IF(ISNUMBER([.S291]);VLOOKUP([.S291];['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Companies</text:p>
          </table:table-cell>
          <table:table-cell table:style-name="ce26" table:formula="of:=IF(NOT(ISBLANK([.C292]));VLOOKUP([.C292];['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secretary.state.nc.us/corporations/">
            <text:p><text:a xlink:href="http://www.secretary.state.nc.us/corporations/">http://www.secretary.state.nc.us/corporations/</text:a></text:p>
          </table:table-cell>
          <table:table-cell table:style-name="ce31"/>
          <table:table-cell table:style-name="ce26" table:formula="of:=IF(NOT(ISBLANK([.E292]));ROUND(((IF([.E292]=&quot;yes&quot;;1;0)*['Grading Scale'.E$2])+(IF([.F292]=&quot;yes&quot;;1;0)*['Grading Scale'.E$3])+(IF([.G292]=&quot;yes&quot;;1;0)*['Grading Scale'.E$4])+(IF([.H292]=&quot;yes&quot;;1;0)*['Grading Scale'.E$5])+(IF([.I292]=&quot;yes&quot;;1;0)*['Grading Scale'.E$6])+(IF([.J292]=&quot;yes&quot;;1;0)*['Grading Scale'.E$7])+(IF([.K292]=&quot;yes&quot;;1;0)*['Grading Scale'.E$8])+(IF([.L292]=&quot;yes&quot;;1;0)*['Grading Scale'.E$9])+(IF([.M292]=&quot;yes&quot;;1;0)*['Grading Scale'.E$10])+(IF([.N292]=&quot;yes&quot;;1;0)*['Grading Scale'.E$11])+(IF([.O292]=&quot;yes&quot;;1;0)*['Grading Scale'.E$12])+(IF([.P292]=&quot;yes&quot;;1;0)*['Grading Scale'.E$13]))/['Grading Scale'.E$14]*100;0);&quot;&quot;)" office:value-type="string">
            <text:p>40</text:p>
          </table:table-cell>
          <table:table-cell table:style-name="ce26" table:formula="of:=IF(ISNUMBER([.S292]);VLOOKUP([.S29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Incarceration</text:p>
          </table:table-cell>
          <table:table-cell table:style-name="ce26" table:formula="of:=IF(NOT(ISBLANK([.C293]));VLOOKUP([.C293];['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ebapps6.doc.state.nc.us/apps/asqExt/ASQ">
            <text:p><text:a xlink:href="http://webapps6.doc.state.nc.us/apps/asqExt/ASQ">http://webapps6.doc.state.nc.us/apps/asqExt/ASQ</text:a></text:p>
          </table:table-cell>
          <table:table-cell table:style-name="ce34" office:value-type="string">
            <text:p>Doesn't appear to provide per-facility data.</text:p>
          </table:table-cell>
          <table:table-cell table:style-name="ce26" table:formula="of:=IF(NOT(ISBLANK([.E293]));ROUND(((IF([.E293]=&quot;yes&quot;;1;0)*['Grading Scale'.E$2])+(IF([.F293]=&quot;yes&quot;;1;0)*['Grading Scale'.E$3])+(IF([.G293]=&quot;yes&quot;;1;0)*['Grading Scale'.E$4])+(IF([.H293]=&quot;yes&quot;;1;0)*['Grading Scale'.E$5])+(IF([.I293]=&quot;yes&quot;;1;0)*['Grading Scale'.E$6])+(IF([.J293]=&quot;yes&quot;;1;0)*['Grading Scale'.E$7])+(IF([.K293]=&quot;yes&quot;;1;0)*['Grading Scale'.E$8])+(IF([.L293]=&quot;yes&quot;;1;0)*['Grading Scale'.E$9])+(IF([.M293]=&quot;yes&quot;;1;0)*['Grading Scale'.E$10])+(IF([.N293]=&quot;yes&quot;;1;0)*['Grading Scale'.E$11])+(IF([.O293]=&quot;yes&quot;;1;0)*['Grading Scale'.E$12])+(IF([.P293]=&quot;yes&quot;;1;0)*['Grading Scale'.E$13]))/['Grading Scale'.E$14]*100;0);&quot;&quot;)" office:value-type="string">
            <text:p>40</text:p>
          </table:table-cell>
          <table:table-cell table:style-name="ce26" table:formula="of:=IF(ISNUMBER([.S293]);VLOOKUP([.S293];['Grading Scale'.$A$2:.$B$14];2);&quot;&quot;)" office:value-type="string">
            <text:p>F</text:p>
          </table:table-cell>
          <table:table-cell table:number-columns-repeated="16" table:style-name="ce27"/>
        </table:table-row>
        <table:table-row table:style-name="ro3">
          <table:table-cell table:style-name="ce30" office:value-type="date" office:date-value="2016-01-15T00:00:00">
            <text:p>1/15/2016</text:p>
          </table:table-cell>
          <table:table-cell table:style-name="ce26" office:value-type="string">
            <text:p>North Carolina</text:p>
          </table:table-cell>
          <table:table-cell table:style-name="ce26" office:value-type="string">
            <text:p>Legislation</text:p>
          </table:table-cell>
          <table:table-cell table:style-name="ce26" table:formula="of:=IF(NOT(ISBLANK([.C294]));VLOOKUP([.C294];['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ncleg.net/">
            <text:p><text:a xlink:href="http://www.ncleg.net/">http://www.ncleg.net/</text:a></text:p>
          </table:table-cell>
          <table:table-cell table:style-name="ce31"/>
          <table:table-cell table:style-name="ce26" table:formula="of:=IF(NOT(ISBLANK([.E294]));ROUND(((IF([.E294]=&quot;yes&quot;;1;0)*['Grading Scale'.E$2])+(IF([.F294]=&quot;yes&quot;;1;0)*['Grading Scale'.E$3])+(IF([.G294]=&quot;yes&quot;;1;0)*['Grading Scale'.E$4])+(IF([.H294]=&quot;yes&quot;;1;0)*['Grading Scale'.E$5])+(IF([.I294]=&quot;yes&quot;;1;0)*['Grading Scale'.E$6])+(IF([.J294]=&quot;yes&quot;;1;0)*['Grading Scale'.E$7])+(IF([.K294]=&quot;yes&quot;;1;0)*['Grading Scale'.E$8])+(IF([.L294]=&quot;yes&quot;;1;0)*['Grading Scale'.E$9])+(IF([.M294]=&quot;yes&quot;;1;0)*['Grading Scale'.E$10])+(IF([.N294]=&quot;yes&quot;;1;0)*['Grading Scale'.E$11])+(IF([.O294]=&quot;yes&quot;;1;0)*['Grading Scale'.E$12])+(IF([.P294]=&quot;yes&quot;;1;0)*['Grading Scale'.E$13]))/['Grading Scale'.E$14]*100;0);&quot;&quot;)" office:value-type="string">
            <text:p>45</text:p>
          </table:table-cell>
          <table:table-cell table:style-name="ce26" table:formula="of:=IF(ISNUMBER([.S294]);VLOOKUP([.S29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Population Projections</text:p>
          </table:table-cell>
          <table:table-cell table:style-name="ce26" table:formula="of:=IF(NOT(ISBLANK([.C295]));VLOOKUP([.C295];['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osbm.state.nc.us/ncosbm/facts_and_figures/socioeconomic_data/population_estimates.shtm">
            <text:p><text:a xlink:href="http://www.osbm.state.nc.us/ncosbm/facts_and_figures/socioeconomic_data/population_estimates.shtm">http://www.osbm.state.nc.us/ncosbm/facts_and_figures/socioeconomic_data/population_estimates.shtm</text:a></text:p>
          </table:table-cell>
          <table:table-cell table:style-name="ce34" office:value-type="string">
            <text:p>No GNIS IDs.</text:p>
          </table:table-cell>
          <table:table-cell table:style-name="ce26" table:formula="of:=IF(NOT(ISBLANK([.E295]));ROUND(((IF([.E295]=&quot;yes&quot;;1;0)*['Grading Scale'.E$2])+(IF([.F295]=&quot;yes&quot;;1;0)*['Grading Scale'.E$3])+(IF([.G295]=&quot;yes&quot;;1;0)*['Grading Scale'.E$4])+(IF([.H295]=&quot;yes&quot;;1;0)*['Grading Scale'.E$5])+(IF([.I295]=&quot;yes&quot;;1;0)*['Grading Scale'.E$6])+(IF([.J295]=&quot;yes&quot;;1;0)*['Grading Scale'.E$7])+(IF([.K295]=&quot;yes&quot;;1;0)*['Grading Scale'.E$8])+(IF([.L295]=&quot;yes&quot;;1;0)*['Grading Scale'.E$9])+(IF([.M295]=&quot;yes&quot;;1;0)*['Grading Scale'.E$10])+(IF([.N295]=&quot;yes&quot;;1;0)*['Grading Scale'.E$11])+(IF([.O295]=&quot;yes&quot;;1;0)*['Grading Scale'.E$12])+(IF([.P295]=&quot;yes&quot;;1;0)*['Grading Scale'.E$13]))/['Grading Scale'.E$14]*100;0);&quot;&quot;)" office:value-type="string">
            <text:p>85</text:p>
          </table:table-cell>
          <table:table-cell table:style-name="ce26" table:formula="of:=IF(ISNUMBER([.S295]);VLOOKUP([.S295];['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Real Estate</text:p>
          </table:table-cell>
          <table:table-cell table:style-name="ce26" table:formula="of:=IF(NOT(ISBLANK([.C296]));VLOOKUP([.C296];['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ncspo.com/fis/">
            <text:p><text:a xlink:href="http://www.ncspo.com/fis/">http://www.ncspo.com/fis/</text:a></text:p>
          </table:table-cell>
          <table:table-cell table:style-name="ce31"/>
          <table:table-cell table:style-name="ce26" table:formula="of:=IF(NOT(ISBLANK([.E296]));ROUND(((IF([.E296]=&quot;yes&quot;;1;0)*['Grading Scale'.E$2])+(IF([.F296]=&quot;yes&quot;;1;0)*['Grading Scale'.E$3])+(IF([.G296]=&quot;yes&quot;;1;0)*['Grading Scale'.E$4])+(IF([.H296]=&quot;yes&quot;;1;0)*['Grading Scale'.E$5])+(IF([.I296]=&quot;yes&quot;;1;0)*['Grading Scale'.E$6])+(IF([.J296]=&quot;yes&quot;;1;0)*['Grading Scale'.E$7])+(IF([.K296]=&quot;yes&quot;;1;0)*['Grading Scale'.E$8])+(IF([.L296]=&quot;yes&quot;;1;0)*['Grading Scale'.E$9])+(IF([.M296]=&quot;yes&quot;;1;0)*['Grading Scale'.E$10])+(IF([.N296]=&quot;yes&quot;;1;0)*['Grading Scale'.E$11])+(IF([.O296]=&quot;yes&quot;;1;0)*['Grading Scale'.E$12])+(IF([.P296]=&quot;yes&quot;;1;0)*['Grading Scale'.E$13]))/['Grading Scale'.E$14]*100;0);&quot;&quot;)" office:value-type="string">
            <text:p>45</text:p>
          </table:table-cell>
          <table:table-cell table:style-name="ce26" table:formula="of:=IF(ISNUMBER([.S296]);VLOOKUP([.S29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Restaurant Inspections</text:p>
          </table:table-cell>
          <table:table-cell table:style-name="ce26" table:formula="of:=IF(NOT(ISBLANK([.C297]));VLOOKUP([.C297];['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297]));ROUND(((IF([.E297]=&quot;yes&quot;;1;0)*['Grading Scale'.E$2])+(IF([.F297]=&quot;yes&quot;;1;0)*['Grading Scale'.E$3])+(IF([.G297]=&quot;yes&quot;;1;0)*['Grading Scale'.E$4])+(IF([.H297]=&quot;yes&quot;;1;0)*['Grading Scale'.E$5])+(IF([.I297]=&quot;yes&quot;;1;0)*['Grading Scale'.E$6])+(IF([.J297]=&quot;yes&quot;;1;0)*['Grading Scale'.E$7])+(IF([.K297]=&quot;yes&quot;;1;0)*['Grading Scale'.E$8])+(IF([.L297]=&quot;yes&quot;;1;0)*['Grading Scale'.E$9])+(IF([.M297]=&quot;yes&quot;;1;0)*['Grading Scale'.E$10])+(IF([.N297]=&quot;yes&quot;;1;0)*['Grading Scale'.E$11])+(IF([.O297]=&quot;yes&quot;;1;0)*['Grading Scale'.E$12])+(IF([.P297]=&quot;yes&quot;;1;0)*['Grading Scale'.E$13]))/['Grading Scale'.E$14]*100;0);&quot;&quot;)" office:value-type="string">
            <text:p>0</text:p>
          </table:table-cell>
          <table:table-cell table:style-name="ce26" table:formula="of:=IF(ISNUMBER([.S297]);VLOOKUP([.S29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North Carolina</text:p>
          </table:table-cell>
          <table:table-cell table:style-name="ce26" office:value-type="string">
            <text:p>Vehicle Crashes</text:p>
          </table:table-cell>
          <table:table-cell table:style-name="ce26" table:formula="of:=IF(NOT(ISBLANK([.C298]));VLOOKUP([.C298];['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nccrashdata.hsrc.unc.edu/">
            <text:p><text:a xlink:href="http://nccrashdata.hsrc.unc.edu/">http://nccrashdata.hsrc.unc.edu/</text:a></text:p>
          </table:table-cell>
          <table:table-cell table:style-name="ce34" office:value-type="string">
            <text:p>Uses a report-generation system to generate statistics, rather than publishing data.</text:p>
          </table:table-cell>
          <table:table-cell table:style-name="ce26" table:formula="of:=IF(NOT(ISBLANK([.E298]));ROUND(((IF([.E298]=&quot;yes&quot;;1;0)*['Grading Scale'.E$2])+(IF([.F298]=&quot;yes&quot;;1;0)*['Grading Scale'.E$3])+(IF([.G298]=&quot;yes&quot;;1;0)*['Grading Scale'.E$4])+(IF([.H298]=&quot;yes&quot;;1;0)*['Grading Scale'.E$5])+(IF([.I298]=&quot;yes&quot;;1;0)*['Grading Scale'.E$6])+(IF([.J298]=&quot;yes&quot;;1;0)*['Grading Scale'.E$7])+(IF([.K298]=&quot;yes&quot;;1;0)*['Grading Scale'.E$8])+(IF([.L298]=&quot;yes&quot;;1;0)*['Grading Scale'.E$9])+(IF([.M298]=&quot;yes&quot;;1;0)*['Grading Scale'.E$10])+(IF([.N298]=&quot;yes&quot;;1;0)*['Grading Scale'.E$11])+(IF([.O298]=&quot;yes&quot;;1;0)*['Grading Scale'.E$12])+(IF([.P298]=&quot;yes&quot;;1;0)*['Grading Scale'.E$13]))/['Grading Scale'.E$14]*100;0);&quot;&quot;)" office:value-type="string">
            <text:p>85</text:p>
          </table:table-cell>
          <table:table-cell table:style-name="ce26" table:formula="of:=IF(ISNUMBER([.S298]);VLOOKUP([.S298];['Grading Scale'.$A$2:.$B$14];2);&quot;&quot;)" office:value-type="string">
            <text:p>B</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Address Points</text:p>
          </table:table-cell>
          <table:table-cell table:style-name="ce26" table:formula="of:=IF(NOT(ISBLANK([.C299]));VLOOKUP([.C299];['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state has no known address points repository.</text:p>
          </table:table-cell>
          <table:table-cell table:style-name="ce26" table:formula="of:=IF(NOT(ISBLANK([.E299]));ROUND(((IF([.E299]=&quot;yes&quot;;1;0)*['Grading Scale'.E$2])+(IF([.F299]=&quot;yes&quot;;1;0)*['Grading Scale'.E$3])+(IF([.G299]=&quot;yes&quot;;1;0)*['Grading Scale'.E$4])+(IF([.H299]=&quot;yes&quot;;1;0)*['Grading Scale'.E$5])+(IF([.I299]=&quot;yes&quot;;1;0)*['Grading Scale'.E$6])+(IF([.J299]=&quot;yes&quot;;1;0)*['Grading Scale'.E$7])+(IF([.K299]=&quot;yes&quot;;1;0)*['Grading Scale'.E$8])+(IF([.L299]=&quot;yes&quot;;1;0)*['Grading Scale'.E$9])+(IF([.M299]=&quot;yes&quot;;1;0)*['Grading Scale'.E$10])+(IF([.N299]=&quot;yes&quot;;1;0)*['Grading Scale'.E$11])+(IF([.O299]=&quot;yes&quot;;1;0)*['Grading Scale'.E$12])+(IF([.P299]=&quot;yes&quot;;1;0)*['Grading Scale'.E$13]))/['Grading Scale'.E$14]*100;0);&quot;&quot;)" office:value-type="string">
            <text:p>0</text:p>
          </table:table-cell>
          <table:table-cell table:style-name="ce26" table:formula="of:=IF(ISNUMBER([.S299]);VLOOKUP([.S299];['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Checkbook</text:p>
          </table:table-cell>
          <table:table-cell table:style-name="ce26" table:formula="of:=IF(NOT(ISBLANK([.C300]));VLOOKUP([.C300];['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ata.share.nd.gov/pr/Pages/checkbook.aspx">
            <text:p><text:a xlink:href="http://data.share.nd.gov/pr/Pages/checkbook.aspx">http://data.share.nd.gov/pr/Pages/checkbook.aspx</text:a></text:p>
          </table:table-cell>
          <table:table-cell table:style-name="ce26" office:value-type="string">
            <text:p>These are expenses aggregated by year, and not per-transaction records. Data can be exported as CSV or Excel, but only as a result of a query; there is no mechanism to export all records. Note that CSV files are erroneously given a ".xls" extension.</text:p>
          </table:table-cell>
          <table:table-cell table:style-name="ce26" table:formula="of:=IF(NOT(ISBLANK([.E300]));ROUND(((IF([.E300]=&quot;yes&quot;;1;0)*['Grading Scale'.E$2])+(IF([.F300]=&quot;yes&quot;;1;0)*['Grading Scale'.E$3])+(IF([.G300]=&quot;yes&quot;;1;0)*['Grading Scale'.E$4])+(IF([.H300]=&quot;yes&quot;;1;0)*['Grading Scale'.E$5])+(IF([.I300]=&quot;yes&quot;;1;0)*['Grading Scale'.E$6])+(IF([.J300]=&quot;yes&quot;;1;0)*['Grading Scale'.E$7])+(IF([.K300]=&quot;yes&quot;;1;0)*['Grading Scale'.E$8])+(IF([.L300]=&quot;yes&quot;;1;0)*['Grading Scale'.E$9])+(IF([.M300]=&quot;yes&quot;;1;0)*['Grading Scale'.E$10])+(IF([.N300]=&quot;yes&quot;;1;0)*['Grading Scale'.E$11])+(IF([.O300]=&quot;yes&quot;;1;0)*['Grading Scale'.E$12])+(IF([.P300]=&quot;yes&quot;;1;0)*['Grading Scale'.E$13]))/['Grading Scale'.E$14]*100;0);&quot;&quot;)" office:value-type="string">
            <text:p>80</text:p>
          </table:table-cell>
          <table:table-cell table:style-name="ce26" table:formula="of:=IF(ISNUMBER([.S300]);VLOOKUP([.S300];['Grading Scale'.$A$2:.$B$14];2);&quot;&quot;)" office:value-type="string">
            <text:p>B−</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Companies</text:p>
          </table:table-cell>
          <table:table-cell table:style-name="ce26" table:formula="of:=IF(NOT(ISBLANK([.C301]));VLOOKUP([.C301];['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apps.nd.gov/sc/busnsrch/busnSearch.htm">
            <text:p><text:a xlink:href="https://apps.nd.gov/sc/busnsrch/busnSearch.htm">https://apps.nd.gov/sc/busnsrch/busnSearch.htm</text:a></text:p>
          </table:table-cell>
          <table:table-cell table:style-name="ce26" office:value-type="string">
            <text:p>Incomplete, because records lack officers.</text:p>
          </table:table-cell>
          <table:table-cell table:style-name="ce26" table:formula="of:=IF(NOT(ISBLANK([.E301]));ROUND(((IF([.E301]=&quot;yes&quot;;1;0)*['Grading Scale'.E$2])+(IF([.F301]=&quot;yes&quot;;1;0)*['Grading Scale'.E$3])+(IF([.G301]=&quot;yes&quot;;1;0)*['Grading Scale'.E$4])+(IF([.H301]=&quot;yes&quot;;1;0)*['Grading Scale'.E$5])+(IF([.I301]=&quot;yes&quot;;1;0)*['Grading Scale'.E$6])+(IF([.J301]=&quot;yes&quot;;1;0)*['Grading Scale'.E$7])+(IF([.K301]=&quot;yes&quot;;1;0)*['Grading Scale'.E$8])+(IF([.L301]=&quot;yes&quot;;1;0)*['Grading Scale'.E$9])+(IF([.M301]=&quot;yes&quot;;1;0)*['Grading Scale'.E$10])+(IF([.N301]=&quot;yes&quot;;1;0)*['Grading Scale'.E$11])+(IF([.O301]=&quot;yes&quot;;1;0)*['Grading Scale'.E$12])+(IF([.P301]=&quot;yes&quot;;1;0)*['Grading Scale'.E$13]))/['Grading Scale'.E$14]*100;0);&quot;&quot;)" office:value-type="string">
            <text:p>45</text:p>
          </table:table-cell>
          <table:table-cell table:style-name="ce26" table:formula="of:=IF(ISNUMBER([.S301]);VLOOKUP([.S301];['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Incarceration</text:p>
          </table:table-cell>
          <table:table-cell table:style-name="ce26" table:formula="of:=IF(NOT(ISBLANK([.C302]));VLOOKUP([.C302];['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nd.gov/docr/media/stats.html">
            <text:p><text:a xlink:href="http://www.nd.gov/docr/media/stats.html">http://www.nd.gov/docr/media/stats.html</text:a></text:p>
          </table:table-cell>
          <table:table-cell table:style-name="ce26" office:value-type="string">
            <text:p>These are annual statistics, and quite incomplete as a result.</text:p>
          </table:table-cell>
          <table:table-cell table:style-name="ce26" table:formula="of:=IF(NOT(ISBLANK([.E302]));ROUND(((IF([.E302]=&quot;yes&quot;;1;0)*['Grading Scale'.E$2])+(IF([.F302]=&quot;yes&quot;;1;0)*['Grading Scale'.E$3])+(IF([.G302]=&quot;yes&quot;;1;0)*['Grading Scale'.E$4])+(IF([.H302]=&quot;yes&quot;;1;0)*['Grading Scale'.E$5])+(IF([.I302]=&quot;yes&quot;;1;0)*['Grading Scale'.E$6])+(IF([.J302]=&quot;yes&quot;;1;0)*['Grading Scale'.E$7])+(IF([.K302]=&quot;yes&quot;;1;0)*['Grading Scale'.E$8])+(IF([.L302]=&quot;yes&quot;;1;0)*['Grading Scale'.E$9])+(IF([.M302]=&quot;yes&quot;;1;0)*['Grading Scale'.E$10])+(IF([.N302]=&quot;yes&quot;;1;0)*['Grading Scale'.E$11])+(IF([.O302]=&quot;yes&quot;;1;0)*['Grading Scale'.E$12])+(IF([.P302]=&quot;yes&quot;;1;0)*['Grading Scale'.E$13]))/['Grading Scale'.E$14]*100;0);&quot;&quot;)" office:value-type="string">
            <text:p>35</text:p>
          </table:table-cell>
          <table:table-cell table:style-name="ce26" table:formula="of:=IF(ISNUMBER([.S302]);VLOOKUP([.S302];['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Legislation</text:p>
          </table:table-cell>
          <table:table-cell table:style-name="ce26" table:formula="of:=IF(NOT(ISBLANK([.C303]));VLOOKUP([.C303];['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legis.nd.gov/">
            <text:p><text:a xlink:href="http://www.legis.nd.gov/">http://www.legis.nd.gov/</text:a></text:p>
          </table:table-cell>
          <table:table-cell table:style-name="ce28"/>
          <table:table-cell table:style-name="ce26" table:formula="of:=IF(NOT(ISBLANK([.E303]));ROUND(((IF([.E303]=&quot;yes&quot;;1;0)*['Grading Scale'.E$2])+(IF([.F303]=&quot;yes&quot;;1;0)*['Grading Scale'.E$3])+(IF([.G303]=&quot;yes&quot;;1;0)*['Grading Scale'.E$4])+(IF([.H303]=&quot;yes&quot;;1;0)*['Grading Scale'.E$5])+(IF([.I303]=&quot;yes&quot;;1;0)*['Grading Scale'.E$6])+(IF([.J303]=&quot;yes&quot;;1;0)*['Grading Scale'.E$7])+(IF([.K303]=&quot;yes&quot;;1;0)*['Grading Scale'.E$8])+(IF([.L303]=&quot;yes&quot;;1;0)*['Grading Scale'.E$9])+(IF([.M303]=&quot;yes&quot;;1;0)*['Grading Scale'.E$10])+(IF([.N303]=&quot;yes&quot;;1;0)*['Grading Scale'.E$11])+(IF([.O303]=&quot;yes&quot;;1;0)*['Grading Scale'.E$12])+(IF([.P303]=&quot;yes&quot;;1;0)*['Grading Scale'.E$13]))/['Grading Scale'.E$14]*100;0);&quot;&quot;)" office:value-type="string">
            <text:p>40</text:p>
          </table:table-cell>
          <table:table-cell table:style-name="ce26" table:formula="of:=IF(ISNUMBER([.S303]);VLOOKUP([.S303];['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6" office:value-type="string">
            <text:p>Population Projections</text:p>
          </table:table-cell>
          <table:table-cell table:style-name="ce26" table:formula="of:=IF(NOT(ISBLANK([.C304]));VLOOKUP([.C304];['Dataset Descriptions'.$A$2:.$B$10];2;FALSE);&quot;&quot;)" office:value-type="string">
            <text:p>Forecasts of municipal-level changes in population over coming year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North Dakota provides backwards-looking population data and estimates of the current population (at https://www.commerce.nd.gov/census/Population/), but does not appear to provide population forecasts.</text:p>
          </table:table-cell>
          <table:table-cell table:style-name="ce26" table:formula="of:=IF(NOT(ISBLANK([.E304]));ROUND(((IF([.E304]=&quot;yes&quot;;1;0)*['Grading Scale'.E$2])+(IF([.F304]=&quot;yes&quot;;1;0)*['Grading Scale'.E$3])+(IF([.G304]=&quot;yes&quot;;1;0)*['Grading Scale'.E$4])+(IF([.H304]=&quot;yes&quot;;1;0)*['Grading Scale'.E$5])+(IF([.I304]=&quot;yes&quot;;1;0)*['Grading Scale'.E$6])+(IF([.J304]=&quot;yes&quot;;1;0)*['Grading Scale'.E$7])+(IF([.K304]=&quot;yes&quot;;1;0)*['Grading Scale'.E$8])+(IF([.L304]=&quot;yes&quot;;1;0)*['Grading Scale'.E$9])+(IF([.M304]=&quot;yes&quot;;1;0)*['Grading Scale'.E$10])+(IF([.N304]=&quot;yes&quot;;1;0)*['Grading Scale'.E$11])+(IF([.O304]=&quot;yes&quot;;1;0)*['Grading Scale'.E$12])+(IF([.P304]=&quot;yes&quot;;1;0)*['Grading Scale'.E$13]))/['Grading Scale'.E$14]*100;0);&quot;&quot;)" office:value-type="string">
            <text:p>0</text:p>
          </table:table-cell>
          <table:table-cell table:style-name="ce26" table:formula="of:=IF(ISNUMBER([.S304]);VLOOKUP([.S304];['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Real Estate</text:p>
          </table:table-cell>
          <table:table-cell table:style-name="ce26" table:formula="of:=IF(NOT(ISBLANK([.C305]));VLOOKUP([.C305];['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No such records or references to them can be found, for either land or buildings.</text:p>
          </table:table-cell>
          <table:table-cell table:style-name="ce26" table:formula="of:=IF(NOT(ISBLANK([.E305]));ROUND(((IF([.E305]=&quot;yes&quot;;1;0)*['Grading Scale'.E$2])+(IF([.F305]=&quot;yes&quot;;1;0)*['Grading Scale'.E$3])+(IF([.G305]=&quot;yes&quot;;1;0)*['Grading Scale'.E$4])+(IF([.H305]=&quot;yes&quot;;1;0)*['Grading Scale'.E$5])+(IF([.I305]=&quot;yes&quot;;1;0)*['Grading Scale'.E$6])+(IF([.J305]=&quot;yes&quot;;1;0)*['Grading Scale'.E$7])+(IF([.K305]=&quot;yes&quot;;1;0)*['Grading Scale'.E$8])+(IF([.L305]=&quot;yes&quot;;1;0)*['Grading Scale'.E$9])+(IF([.M305]=&quot;yes&quot;;1;0)*['Grading Scale'.E$10])+(IF([.N305]=&quot;yes&quot;;1;0)*['Grading Scale'.E$11])+(IF([.O305]=&quot;yes&quot;;1;0)*['Grading Scale'.E$12])+(IF([.P305]=&quot;yes&quot;;1;0)*['Grading Scale'.E$13]))/['Grading Scale'.E$14]*100;0);&quot;&quot;)" office:value-type="string">
            <text:p>0</text:p>
          </table:table-cell>
          <table:table-cell table:style-name="ce26" table:formula="of:=IF(ISNUMBER([.S305]);VLOOKUP([.S305];['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Restaurant Inspections</text:p>
          </table:table-cell>
          <table:table-cell table:style-name="ce26" table:formula="of:=IF(NOT(ISBLANK([.C306]));VLOOKUP([.C306];['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re is no evidence that North Dakota has this information.</text:p>
          </table:table-cell>
          <table:table-cell table:style-name="ce26" table:formula="of:=IF(NOT(ISBLANK([.E306]));ROUND(((IF([.E306]=&quot;yes&quot;;1;0)*['Grading Scale'.E$2])+(IF([.F306]=&quot;yes&quot;;1;0)*['Grading Scale'.E$3])+(IF([.G306]=&quot;yes&quot;;1;0)*['Grading Scale'.E$4])+(IF([.H306]=&quot;yes&quot;;1;0)*['Grading Scale'.E$5])+(IF([.I306]=&quot;yes&quot;;1;0)*['Grading Scale'.E$6])+(IF([.J306]=&quot;yes&quot;;1;0)*['Grading Scale'.E$7])+(IF([.K306]=&quot;yes&quot;;1;0)*['Grading Scale'.E$8])+(IF([.L306]=&quot;yes&quot;;1;0)*['Grading Scale'.E$9])+(IF([.M306]=&quot;yes&quot;;1;0)*['Grading Scale'.E$10])+(IF([.N306]=&quot;yes&quot;;1;0)*['Grading Scale'.E$11])+(IF([.O306]=&quot;yes&quot;;1;0)*['Grading Scale'.E$12])+(IF([.P306]=&quot;yes&quot;;1;0)*['Grading Scale'.E$13]))/['Grading Scale'.E$14]*100;0);&quot;&quot;)" office:value-type="string">
            <text:p>0</text:p>
          </table:table-cell>
          <table:table-cell table:style-name="ce26" table:formula="of:=IF(ISNUMBER([.S306]);VLOOKUP([.S306];['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North Dakota</text:p>
          </table:table-cell>
          <table:table-cell table:style-name="ce25" office:value-type="string">
            <text:p>Vehicle Crashes</text:p>
          </table:table-cell>
          <table:table-cell table:style-name="ce26" table:formula="of:=IF(NOT(ISBLANK([.C307]));VLOOKUP([.C307];['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dot.nd.gov/divisions/safety/trafficsafety.htm">
            <text:p><text:a xlink:href="https://www.dot.nd.gov/divisions/safety/trafficsafety.htm">https://www.dot.nd.gov/divisions/safety/trafficsafety.htm</text:a></text:p>
          </table:table-cell>
          <table:table-cell table:style-name="ce26" office:value-type="string">
            <text:p>They produce an annual PDF with a bunch of statistics (including relatively detailed data tables), but this falls far short of data.</text:p>
          </table:table-cell>
          <table:table-cell table:style-name="ce26" table:formula="of:=IF(NOT(ISBLANK([.E307]));ROUND(((IF([.E307]=&quot;yes&quot;;1;0)*['Grading Scale'.E$2])+(IF([.F307]=&quot;yes&quot;;1;0)*['Grading Scale'.E$3])+(IF([.G307]=&quot;yes&quot;;1;0)*['Grading Scale'.E$4])+(IF([.H307]=&quot;yes&quot;;1;0)*['Grading Scale'.E$5])+(IF([.I307]=&quot;yes&quot;;1;0)*['Grading Scale'.E$6])+(IF([.J307]=&quot;yes&quot;;1;0)*['Grading Scale'.E$7])+(IF([.K307]=&quot;yes&quot;;1;0)*['Grading Scale'.E$8])+(IF([.L307]=&quot;yes&quot;;1;0)*['Grading Scale'.E$9])+(IF([.M307]=&quot;yes&quot;;1;0)*['Grading Scale'.E$10])+(IF([.N307]=&quot;yes&quot;;1;0)*['Grading Scale'.E$11])+(IF([.O307]=&quot;yes&quot;;1;0)*['Grading Scale'.E$12])+(IF([.P307]=&quot;yes&quot;;1;0)*['Grading Scale'.E$13]))/['Grading Scale'.E$14]*100;0);&quot;&quot;)" office:value-type="string">
            <text:p>50</text:p>
          </table:table-cell>
          <table:table-cell table:style-name="ce26" table:formula="of:=IF(ISNUMBER([.S307]);VLOOKUP([.S307];['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Address Points</text:p>
          </table:table-cell>
          <table:table-cell table:style-name="ce26" table:formula="of:=IF(NOT(ISBLANK([.C308]));VLOOKUP([.C308];['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gis3.oit.ohio.gov/geodatadownload/lbrs.aspx">
            <text:p><text:a xlink:href="http://gis3.oit.ohio.gov/geodatadownload/lbrs.aspx">http://gis3.oit.ohio.gov/geodatadownload/lbrs.aspx</text:a></text:p>
          </table:table-cell>
          <table:table-cell table:style-name="ce26" office:value-type="string">
            <text:p>They're broken up by county, and some counties' records haven't been updated in many years.</text:p>
          </table:table-cell>
          <table:table-cell table:style-name="ce26" table:formula="of:=IF(NOT(ISBLANK([.E308]));ROUND(((IF([.E308]=&quot;yes&quot;;1;0)*['Grading Scale'.E$2])+(IF([.F308]=&quot;yes&quot;;1;0)*['Grading Scale'.E$3])+(IF([.G308]=&quot;yes&quot;;1;0)*['Grading Scale'.E$4])+(IF([.H308]=&quot;yes&quot;;1;0)*['Grading Scale'.E$5])+(IF([.I308]=&quot;yes&quot;;1;0)*['Grading Scale'.E$6])+(IF([.J308]=&quot;yes&quot;;1;0)*['Grading Scale'.E$7])+(IF([.K308]=&quot;yes&quot;;1;0)*['Grading Scale'.E$8])+(IF([.L308]=&quot;yes&quot;;1;0)*['Grading Scale'.E$9])+(IF([.M308]=&quot;yes&quot;;1;0)*['Grading Scale'.E$10])+(IF([.N308]=&quot;yes&quot;;1;0)*['Grading Scale'.E$11])+(IF([.O308]=&quot;yes&quot;;1;0)*['Grading Scale'.E$12])+(IF([.P308]=&quot;yes&quot;;1;0)*['Grading Scale'.E$13]))/['Grading Scale'.E$14]*100;0);&quot;&quot;)" office:value-type="string">
            <text:p>85</text:p>
          </table:table-cell>
          <table:table-cell table:style-name="ce26" table:formula="of:=IF(ISNUMBER([.S308]);VLOOKUP([.S308];['Grading Scale'.$A$2:.$B$14];2);&quot;&quot;)" office:value-type="string">
            <text:p>B</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Checkbook</text:p>
          </table:table-cell>
          <table:table-cell table:style-name="ce26" table:formula="of:=IF(NOT(ISBLANK([.C309]));VLOOKUP([.C309];['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ohiotreasurer.gov/Transparency/Ohios-Online-Checkbook">
            <text:p><text:a xlink:href="http://ohiotreasurer.gov/Transparency/Ohios-Online-Checkbook">http://ohiotreasurer.gov/Transparency/Ohios-Online-Checkbook</text:a></text:p>
          </table:table-cell>
          <table:table-cell table:style-name="ce26" office:value-type="string">
            <text:p>This is a web-based application that focuses on searching, not browsing, and has no bulk downloads. However, search results can be exported as CSV.</text:p>
          </table:table-cell>
          <table:table-cell table:style-name="ce26" table:formula="of:=IF(NOT(ISBLANK([.E309]));ROUND(((IF([.E309]=&quot;yes&quot;;1;0)*['Grading Scale'.E$2])+(IF([.F309]=&quot;yes&quot;;1;0)*['Grading Scale'.E$3])+(IF([.G309]=&quot;yes&quot;;1;0)*['Grading Scale'.E$4])+(IF([.H309]=&quot;yes&quot;;1;0)*['Grading Scale'.E$5])+(IF([.I309]=&quot;yes&quot;;1;0)*['Grading Scale'.E$6])+(IF([.J309]=&quot;yes&quot;;1;0)*['Grading Scale'.E$7])+(IF([.K309]=&quot;yes&quot;;1;0)*['Grading Scale'.E$8])+(IF([.L309]=&quot;yes&quot;;1;0)*['Grading Scale'.E$9])+(IF([.M309]=&quot;yes&quot;;1;0)*['Grading Scale'.E$10])+(IF([.N309]=&quot;yes&quot;;1;0)*['Grading Scale'.E$11])+(IF([.O309]=&quot;yes&quot;;1;0)*['Grading Scale'.E$12])+(IF([.P309]=&quot;yes&quot;;1;0)*['Grading Scale'.E$13]))/['Grading Scale'.E$14]*100;0);&quot;&quot;)" office:value-type="string">
            <text:p>75</text:p>
          </table:table-cell>
          <table:table-cell table:style-name="ce26" table:formula="of:=IF(ISNUMBER([.S309]);VLOOKUP([.S309];['Grading Scale'.$A$2:.$B$14];2);&quot;&quot;)" office:value-type="string">
            <text:p>C</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Companies</text:p>
          </table:table-cell>
          <table:table-cell table:style-name="ce26" table:formula="of:=IF(NOT(ISBLANK([.C310]));VLOOKUP([.C310];['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5.sos.state.oh.us/ords/f?p=100:1:0::NO">
            <text:p><text:a xlink:href="http://www5.sos.state.oh.us/ords/f?p=100:1:0::NO">http://www5.sos.state.oh.us/ords/f?p=100:1:0::NO</text:a></text:p>
          </table:table-cell>
          <table:table-cell table:style-name="ce26" office:value-type="string">
            <text:p>It's possible to download the results of a search for a given term, which is a CSV file with some very basic information about each one.</text:p>
          </table:table-cell>
          <table:table-cell table:style-name="ce26" table:formula="of:=IF(NOT(ISBLANK([.E310]));ROUND(((IF([.E310]=&quot;yes&quot;;1;0)*['Grading Scale'.E$2])+(IF([.F310]=&quot;yes&quot;;1;0)*['Grading Scale'.E$3])+(IF([.G310]=&quot;yes&quot;;1;0)*['Grading Scale'.E$4])+(IF([.H310]=&quot;yes&quot;;1;0)*['Grading Scale'.E$5])+(IF([.I310]=&quot;yes&quot;;1;0)*['Grading Scale'.E$6])+(IF([.J310]=&quot;yes&quot;;1;0)*['Grading Scale'.E$7])+(IF([.K310]=&quot;yes&quot;;1;0)*['Grading Scale'.E$8])+(IF([.L310]=&quot;yes&quot;;1;0)*['Grading Scale'.E$9])+(IF([.M310]=&quot;yes&quot;;1;0)*['Grading Scale'.E$10])+(IF([.N310]=&quot;yes&quot;;1;0)*['Grading Scale'.E$11])+(IF([.O310]=&quot;yes&quot;;1;0)*['Grading Scale'.E$12])+(IF([.P310]=&quot;yes&quot;;1;0)*['Grading Scale'.E$13]))/['Grading Scale'.E$14]*100;0);&quot;&quot;)" office:value-type="string">
            <text:p>45</text:p>
          </table:table-cell>
          <table:table-cell table:style-name="ce26" table:formula="of:=IF(ISNUMBER([.S310]);VLOOKUP([.S310];['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Incarceration</text:p>
          </table:table-cell>
          <table:table-cell table:style-name="ce26" table:formula="of:=IF(NOT(ISBLANK([.C311]));VLOOKUP([.C311];['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rc.ohio.gov/web/reports/reports16.asp">
            <text:p><text:a xlink:href="http://www.drc.ohio.gov/web/reports/reports16.asp">http://www.drc.ohio.gov/web/reports/reports16.asp</text:a></text:p>
          </table:table-cell>
          <table:table-cell table:style-name="ce26" office:value-type="string">
            <text:p>These are monthly reports, formatted as PDFs, but they have not been updated in two months. Incomplete, because the capacity of facilities is not provided.</text:p>
          </table:table-cell>
          <table:table-cell table:style-name="ce26" table:formula="of:=IF(NOT(ISBLANK([.E311]));ROUND(((IF([.E311]=&quot;yes&quot;;1;0)*['Grading Scale'.E$2])+(IF([.F311]=&quot;yes&quot;;1;0)*['Grading Scale'.E$3])+(IF([.G311]=&quot;yes&quot;;1;0)*['Grading Scale'.E$4])+(IF([.H311]=&quot;yes&quot;;1;0)*['Grading Scale'.E$5])+(IF([.I311]=&quot;yes&quot;;1;0)*['Grading Scale'.E$6])+(IF([.J311]=&quot;yes&quot;;1;0)*['Grading Scale'.E$7])+(IF([.K311]=&quot;yes&quot;;1;0)*['Grading Scale'.E$8])+(IF([.L311]=&quot;yes&quot;;1;0)*['Grading Scale'.E$9])+(IF([.M311]=&quot;yes&quot;;1;0)*['Grading Scale'.E$10])+(IF([.N311]=&quot;yes&quot;;1;0)*['Grading Scale'.E$11])+(IF([.O311]=&quot;yes&quot;;1;0)*['Grading Scale'.E$12])+(IF([.P311]=&quot;yes&quot;;1;0)*['Grading Scale'.E$13]))/['Grading Scale'.E$14]*100;0);&quot;&quot;)" office:value-type="string">
            <text:p>40</text:p>
          </table:table-cell>
          <table:table-cell table:style-name="ce26" table:formula="of:=IF(ISNUMBER([.S311]);VLOOKUP([.S311];['Grading Scale'.$A$2:.$B$14];2);&quot;&quot;)" office:value-type="string">
            <text:p>F</text:p>
          </table:table-cell>
          <table:table-cell table:number-columns-repeated="16" table:style-name="ce27"/>
        </table:table-row>
        <table:table-row table:style-name="ro3">
          <table:table-cell table:style-name="ce24" office:value-type="date" office:date-value="2016-01-26T00:00:00">
            <text:p>1/26/2016</text:p>
          </table:table-cell>
          <table:table-cell table:style-name="ce25" office:value-type="string">
            <text:p>Ohio</text:p>
          </table:table-cell>
          <table:table-cell table:style-name="ce25" office:value-type="string">
            <text:p>Legislation</text:p>
          </table:table-cell>
          <table:table-cell table:style-name="ce26" table:formula="of:=IF(NOT(ISBLANK([.C312]));VLOOKUP([.C312];['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legislature.ohio.gov/">
            <text:p><text:a xlink:href="https://www.legislature.ohio.gov/">https://www.legislature.ohio.gov/</text:a></text:p>
          </table:table-cell>
          <table:table-cell table:style-name="ce26" office:value-type="string">
            <text:p>Verifiable by virtue of using HTTPS. Data is provided as an Excel XLSX file, which includes only the status of bills and metadata about each bill; there is no machine-readable data about legislators.</text:p>
          </table:table-cell>
          <table:table-cell table:style-name="ce26" table:formula="of:=IF(NOT(ISBLANK([.E312]));ROUND(((IF([.E312]=&quot;yes&quot;;1;0)*['Grading Scale'.E$2])+(IF([.F312]=&quot;yes&quot;;1;0)*['Grading Scale'.E$3])+(IF([.G312]=&quot;yes&quot;;1;0)*['Grading Scale'.E$4])+(IF([.H312]=&quot;yes&quot;;1;0)*['Grading Scale'.E$5])+(IF([.I312]=&quot;yes&quot;;1;0)*['Grading Scale'.E$6])+(IF([.J312]=&quot;yes&quot;;1;0)*['Grading Scale'.E$7])+(IF([.K312]=&quot;yes&quot;;1;0)*['Grading Scale'.E$8])+(IF([.L312]=&quot;yes&quot;;1;0)*['Grading Scale'.E$9])+(IF([.M312]=&quot;yes&quot;;1;0)*['Grading Scale'.E$10])+(IF([.N312]=&quot;yes&quot;;1;0)*['Grading Scale'.E$11])+(IF([.O312]=&quot;yes&quot;;1;0)*['Grading Scale'.E$12])+(IF([.P312]=&quot;yes&quot;;1;0)*['Grading Scale'.E$13]))/['Grading Scale'.E$14]*100;0);&quot;&quot;)" office:value-type="string">
            <text:p>85</text:p>
          </table:table-cell>
          <table:table-cell table:style-name="ce26" table:formula="of:=IF(ISNUMBER([.S312]);VLOOKUP([.S312];['Grading Scale'.$A$2:.$B$14];2);&quot;&quot;)" office:value-type="string">
            <text:p>B</text:p>
          </table:table-cell>
          <table:table-cell table:number-columns-repeated="16" table:style-name="ce27"/>
        </table:table-row>
        <table:table-row table:style-name="ro3">
          <table:table-cell table:style-name="ce24" office:value-type="date" office:date-value="2016-01-26T00:00:00">
            <text:p>1/26/2016</text:p>
          </table:table-cell>
          <table:table-cell table:style-name="ce25" office:value-type="string">
            <text:p>Ohio</text:p>
          </table:table-cell>
          <table:table-cell table:style-name="ce26" office:value-type="string">
            <text:p>Population Projections</text:p>
          </table:table-cell>
          <table:table-cell table:style-name="ce26" table:formula="of:=IF(NOT(ISBLANK([.C313]));VLOOKUP([.C313];['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9" office:value-type="string" office:value="https://development.ohio.gov/reports/reports_pop_proj_map.htm">
            <text:p><text:a xlink:href="https://development.ohio.gov/reports/reports_pop_proj_map.htm">https://development.ohio.gov/reports/reports_pop_proj_map.htm</text:a></text:p>
          </table:table-cell>
          <table:table-cell table:style-name="ce26" office:value-type="string">
            <text:p>At the time that it was surveyed, this website did not work, displaying template variables in lieu of actual URLs and filenames. The score was determined based on the criteria that could be evaluated. Data is provided as a PDF.</text:p>
          </table:table-cell>
          <table:table-cell table:style-name="ce26" table:formula="of:=IF(NOT(ISBLANK([.E313]));ROUND(((IF([.E313]=&quot;yes&quot;;1;0)*['Grading Scale'.E$2])+(IF([.F313]=&quot;yes&quot;;1;0)*['Grading Scale'.E$3])+(IF([.G313]=&quot;yes&quot;;1;0)*['Grading Scale'.E$4])+(IF([.H313]=&quot;yes&quot;;1;0)*['Grading Scale'.E$5])+(IF([.I313]=&quot;yes&quot;;1;0)*['Grading Scale'.E$6])+(IF([.J313]=&quot;yes&quot;;1;0)*['Grading Scale'.E$7])+(IF([.K313]=&quot;yes&quot;;1;0)*['Grading Scale'.E$8])+(IF([.L313]=&quot;yes&quot;;1;0)*['Grading Scale'.E$9])+(IF([.M313]=&quot;yes&quot;;1;0)*['Grading Scale'.E$10])+(IF([.N313]=&quot;yes&quot;;1;0)*['Grading Scale'.E$11])+(IF([.O313]=&quot;yes&quot;;1;0)*['Grading Scale'.E$12])+(IF([.P313]=&quot;yes&quot;;1;0)*['Grading Scale'.E$13]))/['Grading Scale'.E$14]*100;0);&quot;&quot;)" office:value-type="string">
            <text:p>40</text:p>
          </table:table-cell>
          <table:table-cell table:style-name="ce26" table:formula="of:=IF(ISNUMBER([.S313]);VLOOKUP([.S313];['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Real Estate</text:p>
          </table:table-cell>
          <table:table-cell table:style-name="ce26" table:formula="of:=IF(NOT(ISBLANK([.C314]));VLOOKUP([.C314];['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tos.ohio.gov/stateproperties/statepropertymaps.aspx">
            <text:p><text:a xlink:href="http://www.tos.ohio.gov/stateproperties/statepropertymaps.aspx">http://www.tos.ohio.gov/stateproperties/statepropertymaps.aspx</text:a></text:p>
          </table:table-cell>
          <table:table-cell table:style-name="ce26" office:value-type="string">
            <text:p>The bulk download data, as an Excel file, has not been updated in 4 years. But the GIS data that drives the site appears to have been updated more recently.</text:p>
          </table:table-cell>
          <table:table-cell table:style-name="ce26" table:formula="of:=IF(NOT(ISBLANK([.E314]));ROUND(((IF([.E314]=&quot;yes&quot;;1;0)*['Grading Scale'.E$2])+(IF([.F314]=&quot;yes&quot;;1;0)*['Grading Scale'.E$3])+(IF([.G314]=&quot;yes&quot;;1;0)*['Grading Scale'.E$4])+(IF([.H314]=&quot;yes&quot;;1;0)*['Grading Scale'.E$5])+(IF([.I314]=&quot;yes&quot;;1;0)*['Grading Scale'.E$6])+(IF([.J314]=&quot;yes&quot;;1;0)*['Grading Scale'.E$7])+(IF([.K314]=&quot;yes&quot;;1;0)*['Grading Scale'.E$8])+(IF([.L314]=&quot;yes&quot;;1;0)*['Grading Scale'.E$9])+(IF([.M314]=&quot;yes&quot;;1;0)*['Grading Scale'.E$10])+(IF([.N314]=&quot;yes&quot;;1;0)*['Grading Scale'.E$11])+(IF([.O314]=&quot;yes&quot;;1;0)*['Grading Scale'.E$12])+(IF([.P314]=&quot;yes&quot;;1;0)*['Grading Scale'.E$13]))/['Grading Scale'.E$14]*100;0);&quot;&quot;)" office:value-type="string">
            <text:p>85</text:p>
          </table:table-cell>
          <table:table-cell table:style-name="ce26" table:formula="of:=IF(ISNUMBER([.S314]);VLOOKUP([.S314];['Grading Scale'.$A$2:.$B$14];2);&quot;&quot;)" office:value-type="string">
            <text:p>B</text:p>
          </table:table-cell>
          <table:table-cell table:number-columns-repeated="16" table:style-name="ce27"/>
        </table:table-row>
        <table:table-row table:style-name="ro3">
          <table:table-cell table:style-name="ce24" office:value-type="date" office:date-value="2016-01-26T00:00:00">
            <text:p>1/26/2016</text:p>
          </table:table-cell>
          <table:table-cell table:style-name="ce25" office:value-type="string">
            <text:p>Ohio</text:p>
          </table:table-cell>
          <table:table-cell table:style-name="ce25" office:value-type="string">
            <text:p>Restaurant Inspections</text:p>
          </table:table-cell>
          <table:table-cell table:style-name="ce26" table:formula="of:=IF(NOT(ISBLANK([.C315]));VLOOKUP([.C315];['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7"/>
          <table:table-cell table:style-name="ce26" office:value-type="string">
            <text:p>Ohio has no information available about this on their website, but the Cleveland Plain Dealer has used the data to build their own restaurant inspection system (http://www.cleveland.com/datacentral/index.ssf/2015/03/ohio_food_safety_and_restauran.html). In the description of it, they explain that, as of May 2015, only about one third of the state's municipalities are sending data back to the state's database.</text:p>
          </table:table-cell>
          <table:table-cell table:style-name="ce26" table:formula="of:=IF(NOT(ISBLANK([.E315]));ROUND(((IF([.E315]=&quot;yes&quot;;1;0)*['Grading Scale'.E$2])+(IF([.F315]=&quot;yes&quot;;1;0)*['Grading Scale'.E$3])+(IF([.G315]=&quot;yes&quot;;1;0)*['Grading Scale'.E$4])+(IF([.H315]=&quot;yes&quot;;1;0)*['Grading Scale'.E$5])+(IF([.I315]=&quot;yes&quot;;1;0)*['Grading Scale'.E$6])+(IF([.J315]=&quot;yes&quot;;1;0)*['Grading Scale'.E$7])+(IF([.K315]=&quot;yes&quot;;1;0)*['Grading Scale'.E$8])+(IF([.L315]=&quot;yes&quot;;1;0)*['Grading Scale'.E$9])+(IF([.M315]=&quot;yes&quot;;1;0)*['Grading Scale'.E$10])+(IF([.N315]=&quot;yes&quot;;1;0)*['Grading Scale'.E$11])+(IF([.O315]=&quot;yes&quot;;1;0)*['Grading Scale'.E$12])+(IF([.P315]=&quot;yes&quot;;1;0)*['Grading Scale'.E$13]))/['Grading Scale'.E$14]*100;0);&quot;&quot;)" office:value-type="string">
            <text:p>55</text:p>
          </table:table-cell>
          <table:table-cell table:style-name="ce26" table:formula="of:=IF(ISNUMBER([.S315]);VLOOKUP([.S315];['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Ohio</text:p>
          </table:table-cell>
          <table:table-cell table:style-name="ce25" office:value-type="string">
            <text:p>Vehicle Crashes</text:p>
          </table:table-cell>
          <table:table-cell table:style-name="ce26" table:formula="of:=IF(NOT(ISBLANK([.C316]));VLOOKUP([.C316];['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ext.dps.state.oh.us/CrashReportLinks/">
            <text:p><text:a xlink:href="https://ext.dps.state.oh.us/CrashReportLinks/">https://ext.dps.state.oh.us/CrashReportLinks/</text:a></text:p>
          </table:table-cell>
          <table:table-cell table:style-name="ce26" office:value-type="string">
            <text:p>Downloading data requires completing a CAPTCHA. Data is provided as column-delimited text.</text:p>
          </table:table-cell>
          <table:table-cell table:style-name="ce26" table:formula="of:=IF(NOT(ISBLANK([.E316]));ROUND(((IF([.E316]=&quot;yes&quot;;1;0)*['Grading Scale'.E$2])+(IF([.F316]=&quot;yes&quot;;1;0)*['Grading Scale'.E$3])+(IF([.G316]=&quot;yes&quot;;1;0)*['Grading Scale'.E$4])+(IF([.H316]=&quot;yes&quot;;1;0)*['Grading Scale'.E$5])+(IF([.I316]=&quot;yes&quot;;1;0)*['Grading Scale'.E$6])+(IF([.J316]=&quot;yes&quot;;1;0)*['Grading Scale'.E$7])+(IF([.K316]=&quot;yes&quot;;1;0)*['Grading Scale'.E$8])+(IF([.L316]=&quot;yes&quot;;1;0)*['Grading Scale'.E$9])+(IF([.M316]=&quot;yes&quot;;1;0)*['Grading Scale'.E$10])+(IF([.N316]=&quot;yes&quot;;1;0)*['Grading Scale'.E$11])+(IF([.O316]=&quot;yes&quot;;1;0)*['Grading Scale'.E$12])+(IF([.P316]=&quot;yes&quot;;1;0)*['Grading Scale'.E$13]))/['Grading Scale'.E$14]*100;0);&quot;&quot;)" office:value-type="string">
            <text:p>90</text:p>
          </table:table-cell>
          <table:table-cell table:style-name="ce26" table:formula="of:=IF(ISNUMBER([.S316]);VLOOKUP([.S316];['Grading Scale'.$A$2:.$B$14];2);&quot;&quot;)" office:value-type="string">
            <text:p>A−</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Address Points</text:p>
          </table:table-cell>
          <table:table-cell table:style-name="ce26" table:formula="of:=IF(NOT(ISBLANK([.C317]));VLOOKUP([.C317];['Dataset Descriptions'.$A$2:.$B$10];2;FALSE);&quot;&quot;)" office:value-type="string">
            <text:p>The geographic coordinates for physical addresses.</text:p>
          </table:table-cell>
          <table:table-cell table:style-name="ce25" office:value-type="string">
            <text:p>no</text:p>
          </table:table-cell>
          <table:table-cell table:number-columns-repeated="12" table:style-name="ce27"/>
          <table:table-cell table:style-name="ce26" office:value-type="string">
            <text:p>Oklahoma does not appear to run a central address points repository.</text:p>
          </table:table-cell>
          <table:table-cell table:style-name="ce26" table:formula="of:=IF(NOT(ISBLANK([.E317]));ROUND(((IF([.E317]=&quot;yes&quot;;1;0)*['Grading Scale'.E$2])+(IF([.F317]=&quot;yes&quot;;1;0)*['Grading Scale'.E$3])+(IF([.G317]=&quot;yes&quot;;1;0)*['Grading Scale'.E$4])+(IF([.H317]=&quot;yes&quot;;1;0)*['Grading Scale'.E$5])+(IF([.I317]=&quot;yes&quot;;1;0)*['Grading Scale'.E$6])+(IF([.J317]=&quot;yes&quot;;1;0)*['Grading Scale'.E$7])+(IF([.K317]=&quot;yes&quot;;1;0)*['Grading Scale'.E$8])+(IF([.L317]=&quot;yes&quot;;1;0)*['Grading Scale'.E$9])+(IF([.M317]=&quot;yes&quot;;1;0)*['Grading Scale'.E$10])+(IF([.N317]=&quot;yes&quot;;1;0)*['Grading Scale'.E$11])+(IF([.O317]=&quot;yes&quot;;1;0)*['Grading Scale'.E$12])+(IF([.P317]=&quot;yes&quot;;1;0)*['Grading Scale'.E$13]))/['Grading Scale'.E$14]*100;0);&quot;&quot;)" office:value-type="string">
            <text:p>0</text:p>
          </table:table-cell>
          <table:table-cell table:style-name="ce26" table:formula="of:=IF(ISNUMBER([.S317]);VLOOKUP([.S317];['Grading Scale'.$A$2:.$B$14];2);&quot;&quot;)" office:value-type="string">
            <text:p>F</text:p>
          </table:table-cell>
          <table:table-cell table:number-columns-repeated="16" table:style-name="ce27"/>
        </table:table-row>
        <table:table-row table:style-name="ro3">
          <table:table-cell table:style-name="ce24" office:value-type="date" office:date-value="2016-03-05T00:00:00">
            <text:p>3/5/2016</text:p>
          </table:table-cell>
          <table:table-cell table:style-name="ce25" office:value-type="string">
            <text:p>Oklahoma</text:p>
          </table:table-cell>
          <table:table-cell table:style-name="ce25" office:value-type="string">
            <text:p>Checkbook</text:p>
          </table:table-cell>
          <table:table-cell table:style-name="ce26" table:formula="of:=IF(NOT(ISBLANK([.C318]));VLOOKUP([.C318];['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ok.gov/browse?f[0]=bundle_name%3ADataset&amp;f[1]=im_field_tags%3A5091">
            <text:p><text:a xlink:href="https://data.ok.gov/browse?f[0]=bundle_name:Dataset&amp;f[1]=im_field_tags:5091">https://data.ok.gov/browse?f[0]=bundle_name%3ADataset&amp;f[1]=im_field_tags%3A5091</text:a></text:p>
          </table:table-cell>
          <table:table-cell table:style-name="ce26"/>
          <table:table-cell table:style-name="ce26" table:formula="of:=IF(NOT(ISBLANK([.E318]));ROUND(((IF([.E318]=&quot;yes&quot;;1;0)*['Grading Scale'.E$2])+(IF([.F318]=&quot;yes&quot;;1;0)*['Grading Scale'.E$3])+(IF([.G318]=&quot;yes&quot;;1;0)*['Grading Scale'.E$4])+(IF([.H318]=&quot;yes&quot;;1;0)*['Grading Scale'.E$5])+(IF([.I318]=&quot;yes&quot;;1;0)*['Grading Scale'.E$6])+(IF([.J318]=&quot;yes&quot;;1;0)*['Grading Scale'.E$7])+(IF([.K318]=&quot;yes&quot;;1;0)*['Grading Scale'.E$8])+(IF([.L318]=&quot;yes&quot;;1;0)*['Grading Scale'.E$9])+(IF([.M318]=&quot;yes&quot;;1;0)*['Grading Scale'.E$10])+(IF([.N318]=&quot;yes&quot;;1;0)*['Grading Scale'.E$11])+(IF([.O318]=&quot;yes&quot;;1;0)*['Grading Scale'.E$12])+(IF([.P318]=&quot;yes&quot;;1;0)*['Grading Scale'.E$13]))/['Grading Scale'.E$14]*100;0);&quot;&quot;)" office:value-type="string">
            <text:p>100</text:p>
          </table:table-cell>
          <table:table-cell table:style-name="ce26" table:formula="of:=IF(ISNUMBER([.S318]);VLOOKUP([.S318];['Grading Scale'.$A$2:.$B$14];2);&quot;&quot;)" office:value-type="string">
            <text:p>A+</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Companies</text:p>
          </table:table-cell>
          <table:table-cell table:style-name="ce26" table:formula="of:=IF(NOT(ISBLANK([.C319]));VLOOKUP([.C319];['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sos.ok.gov/corp/bulkorder/bulkDefault.aspx">
            <text:p><text:a xlink:href="https://www.sos.ok.gov/corp/bulkorder/bulkDefault.aspx">https://www.sos.ok.gov/corp/bulkorder/bulkDefault.aspx</text:a></text:p>
          </table:table-cell>
          <table:table-cell table:style-name="ce26" office:value-type="string">
            <text:p>Data costs $500, with updates at $150/week.</text:p>
          </table:table-cell>
          <table:table-cell table:style-name="ce26" table:formula="of:=IF(NOT(ISBLANK([.E319]));ROUND(((IF([.E319]=&quot;yes&quot;;1;0)*['Grading Scale'.E$2])+(IF([.F319]=&quot;yes&quot;;1;0)*['Grading Scale'.E$3])+(IF([.G319]=&quot;yes&quot;;1;0)*['Grading Scale'.E$4])+(IF([.H319]=&quot;yes&quot;;1;0)*['Grading Scale'.E$5])+(IF([.I319]=&quot;yes&quot;;1;0)*['Grading Scale'.E$6])+(IF([.J319]=&quot;yes&quot;;1;0)*['Grading Scale'.E$7])+(IF([.K319]=&quot;yes&quot;;1;0)*['Grading Scale'.E$8])+(IF([.L319]=&quot;yes&quot;;1;0)*['Grading Scale'.E$9])+(IF([.M319]=&quot;yes&quot;;1;0)*['Grading Scale'.E$10])+(IF([.N319]=&quot;yes&quot;;1;0)*['Grading Scale'.E$11])+(IF([.O319]=&quot;yes&quot;;1;0)*['Grading Scale'.E$12])+(IF([.P319]=&quot;yes&quot;;1;0)*['Grading Scale'.E$13]))/['Grading Scale'.E$14]*100;0);&quot;&quot;)" office:value-type="string">
            <text:p>70</text:p>
          </table:table-cell>
          <table:table-cell table:style-name="ce26" table:formula="of:=IF(ISNUMBER([.S319]);VLOOKUP([.S319];['Grading Scale'.$A$2:.$B$14];2);&quot;&quot;)" office:value-type="string">
            <text:p>C−</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Incarceration</text:p>
          </table:table-cell>
          <table:table-cell table:style-name="ce26" table:formula="of:=IF(NOT(ISBLANK([.C320]));VLOOKUP([.C320];['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k.gov/doc/Offenders/Weekly_Population_Analysis/index.html">
            <text:p><text:a xlink:href="http://ok.gov/doc/Offenders/Weekly_Population_Analysis/index.html">http://ok.gov/doc/Offenders/Weekly_Population_Analysis/index.html</text:a></text:p>
          </table:table-cell>
          <table:table-cell table:style-name="ce26" office:value-type="string">
            <text:p>At the time that it was surveyed, the page linking to reports did not exist. Via a search engine, many PDFs of reports could be found. It appears that population reports are issued weekly, and include only the barest of statistics.</text:p>
          </table:table-cell>
          <table:table-cell table:style-name="ce26" table:formula="of:=IF(NOT(ISBLANK([.E320]));ROUND(((IF([.E320]=&quot;yes&quot;;1;0)*['Grading Scale'.E$2])+(IF([.F320]=&quot;yes&quot;;1;0)*['Grading Scale'.E$3])+(IF([.G320]=&quot;yes&quot;;1;0)*['Grading Scale'.E$4])+(IF([.H320]=&quot;yes&quot;;1;0)*['Grading Scale'.E$5])+(IF([.I320]=&quot;yes&quot;;1;0)*['Grading Scale'.E$6])+(IF([.J320]=&quot;yes&quot;;1;0)*['Grading Scale'.E$7])+(IF([.K320]=&quot;yes&quot;;1;0)*['Grading Scale'.E$8])+(IF([.L320]=&quot;yes&quot;;1;0)*['Grading Scale'.E$9])+(IF([.M320]=&quot;yes&quot;;1;0)*['Grading Scale'.E$10])+(IF([.N320]=&quot;yes&quot;;1;0)*['Grading Scale'.E$11])+(IF([.O320]=&quot;yes&quot;;1;0)*['Grading Scale'.E$12])+(IF([.P320]=&quot;yes&quot;;1;0)*['Grading Scale'.E$13]))/['Grading Scale'.E$14]*100;0);&quot;&quot;)" office:value-type="string">
            <text:p>30</text:p>
          </table:table-cell>
          <table:table-cell table:style-name="ce26" table:formula="of:=IF(ISNUMBER([.S320]);VLOOKUP([.S320];['Grading Scale'.$A$2:.$B$14];2);&quot;&quot;)" office:value-type="string">
            <text:p>F</text:p>
          </table:table-cell>
          <table:table-cell table:number-columns-repeated="16" table:style-name="ce27"/>
        </table:table-row>
        <table:table-row table:style-name="ro3">
          <table:table-cell table:style-name="ce24" office:value-type="date" office:date-value="2016-03-08T00:00:00">
            <text:p>3/8/2016</text:p>
          </table:table-cell>
          <table:table-cell table:style-name="ce25" office:value-type="string">
            <text:p>Oklahoma</text:p>
          </table:table-cell>
          <table:table-cell table:style-name="ce25" office:value-type="string">
            <text:p>Legislation</text:p>
          </table:table-cell>
          <table:table-cell table:style-name="ce26" table:formula="of:=IF(NOT(ISBLANK([.C321]));VLOOKUP([.C321];['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oklegislature.gov/TextOfMeasures.aspx">
            <text:p><text:a xlink:href="http://www.oklegislature.gov/TextOfMeasures.aspx">http://www.oklegislature.gov/TextOfMeasures.aspx</text:a></text:p>
          </table:table-cell>
          <table:table-cell table:style-name="ce28"/>
          <table:table-cell table:style-name="ce26" table:formula="of:=IF(NOT(ISBLANK([.E321]));ROUND(((IF([.E321]=&quot;yes&quot;;1;0)*['Grading Scale'.E$2])+(IF([.F321]=&quot;yes&quot;;1;0)*['Grading Scale'.E$3])+(IF([.G321]=&quot;yes&quot;;1;0)*['Grading Scale'.E$4])+(IF([.H321]=&quot;yes&quot;;1;0)*['Grading Scale'.E$5])+(IF([.I321]=&quot;yes&quot;;1;0)*['Grading Scale'.E$6])+(IF([.J321]=&quot;yes&quot;;1;0)*['Grading Scale'.E$7])+(IF([.K321]=&quot;yes&quot;;1;0)*['Grading Scale'.E$8])+(IF([.L321]=&quot;yes&quot;;1;0)*['Grading Scale'.E$9])+(IF([.M321]=&quot;yes&quot;;1;0)*['Grading Scale'.E$10])+(IF([.N321]=&quot;yes&quot;;1;0)*['Grading Scale'.E$11])+(IF([.O321]=&quot;yes&quot;;1;0)*['Grading Scale'.E$12])+(IF([.P321]=&quot;yes&quot;;1;0)*['Grading Scale'.E$13]))/['Grading Scale'.E$14]*100;0);&quot;&quot;)" office:value-type="string">
            <text:p>85</text:p>
          </table:table-cell>
          <table:table-cell table:style-name="ce26" table:formula="of:=IF(ISNUMBER([.S321]);VLOOKUP([.S321];['Grading Scale'.$A$2:.$B$14];2);&quot;&quot;)" office:value-type="string">
            <text:p>B</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6" office:value-type="string">
            <text:p>Population Projections</text:p>
          </table:table-cell>
          <table:table-cell table:style-name="ce26" table:formula="of:=IF(NOT(ISBLANK([.C322]));VLOOKUP([.C322];['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kcommerce.gov/data/demographics/">
            <text:p><text:a xlink:href="http://okcommerce.gov/data/demographics/">http://okcommerce.gov/data/demographics/</text:a></text:p>
          </table:table-cell>
          <table:table-cell table:style-name="ce26" office:value-type="string">
            <text:p>This is a report, not data. The information is spread over hundreds of pages. No GNIS IDs are provided.</text:p>
          </table:table-cell>
          <table:table-cell table:style-name="ce26" table:formula="of:=IF(NOT(ISBLANK([.E322]));ROUND(((IF([.E322]=&quot;yes&quot;;1;0)*['Grading Scale'.E$2])+(IF([.F322]=&quot;yes&quot;;1;0)*['Grading Scale'.E$3])+(IF([.G322]=&quot;yes&quot;;1;0)*['Grading Scale'.E$4])+(IF([.H322]=&quot;yes&quot;;1;0)*['Grading Scale'.E$5])+(IF([.I322]=&quot;yes&quot;;1;0)*['Grading Scale'.E$6])+(IF([.J322]=&quot;yes&quot;;1;0)*['Grading Scale'.E$7])+(IF([.K322]=&quot;yes&quot;;1;0)*['Grading Scale'.E$8])+(IF([.L322]=&quot;yes&quot;;1;0)*['Grading Scale'.E$9])+(IF([.M322]=&quot;yes&quot;;1;0)*['Grading Scale'.E$10])+(IF([.N322]=&quot;yes&quot;;1;0)*['Grading Scale'.E$11])+(IF([.O322]=&quot;yes&quot;;1;0)*['Grading Scale'.E$12])+(IF([.P322]=&quot;yes&quot;;1;0)*['Grading Scale'.E$13]))/['Grading Scale'.E$14]*100;0);&quot;&quot;)" office:value-type="string">
            <text:p>40</text:p>
          </table:table-cell>
          <table:table-cell table:style-name="ce26" table:formula="of:=IF(ISNUMBER([.S322]);VLOOKUP([.S322];['Grading Scale'.$A$2:.$B$14];2);&quot;&quot;)" office:value-type="string">
            <text:p>F</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Real Estate</text:p>
          </table:table-cell>
          <table:table-cell table:style-name="ce26" table:formula="of:=IF(NOT(ISBLANK([.C323]));VLOOKUP([.C323];['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s://data.ok.gov/tags/oklahoma-real-property-asset-report">
            <text:p><text:a xlink:href="https://data.ok.gov/tags/oklahoma-real-property-asset-report">https://data.ok.gov/tags/oklahoma-real-property-asset-report</text:a></text:p>
          </table:table-cell>
          <table:table-cell table:style-name="ce26" office:value-type="string">
            <text:p>Verifiable by virtue of using HTTPS. Published annually. Released under the ODbL.</text:p>
          </table:table-cell>
          <table:table-cell table:style-name="ce26" table:formula="of:=IF(NOT(ISBLANK([.E323]));ROUND(((IF([.E323]=&quot;yes&quot;;1;0)*['Grading Scale'.E$2])+(IF([.F323]=&quot;yes&quot;;1;0)*['Grading Scale'.E$3])+(IF([.G323]=&quot;yes&quot;;1;0)*['Grading Scale'.E$4])+(IF([.H323]=&quot;yes&quot;;1;0)*['Grading Scale'.E$5])+(IF([.I323]=&quot;yes&quot;;1;0)*['Grading Scale'.E$6])+(IF([.J323]=&quot;yes&quot;;1;0)*['Grading Scale'.E$7])+(IF([.K323]=&quot;yes&quot;;1;0)*['Grading Scale'.E$8])+(IF([.L323]=&quot;yes&quot;;1;0)*['Grading Scale'.E$9])+(IF([.M323]=&quot;yes&quot;;1;0)*['Grading Scale'.E$10])+(IF([.N323]=&quot;yes&quot;;1;0)*['Grading Scale'.E$11])+(IF([.O323]=&quot;yes&quot;;1;0)*['Grading Scale'.E$12])+(IF([.P323]=&quot;yes&quot;;1;0)*['Grading Scale'.E$13]))/['Grading Scale'.E$14]*100;0);&quot;&quot;)" office:value-type="string">
            <text:p>100</text:p>
          </table:table-cell>
          <table:table-cell table:style-name="ce26" table:formula="of:=IF(ISNUMBER([.S323]);VLOOKUP([.S323];['Grading Scale'.$A$2:.$B$14];2);&quot;&quot;)" office:value-type="string">
            <text:p>A+</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Restaurant Inspections</text:p>
          </table:table-cell>
          <table:table-cell table:style-name="ce26" table:formula="of:=IF(NOT(ISBLANK([.C324]));VLOOKUP([.C324];['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phin.state.ok.us/Inspections/">
            <text:p><text:a xlink:href="https://www.phin.state.ok.us/Inspections/">https://www.phin.state.ok.us/Inspections/</text:a></text:p>
          </table:table-cell>
          <table:table-cell table:style-name="ce26" office:value-type="string">
            <text:p>Verifiable by virtue of using HTTPS.</text:p>
          </table:table-cell>
          <table:table-cell table:style-name="ce26" table:formula="of:=IF(NOT(ISBLANK([.E324]));ROUND(((IF([.E324]=&quot;yes&quot;;1;0)*['Grading Scale'.E$2])+(IF([.F324]=&quot;yes&quot;;1;0)*['Grading Scale'.E$3])+(IF([.G324]=&quot;yes&quot;;1;0)*['Grading Scale'.E$4])+(IF([.H324]=&quot;yes&quot;;1;0)*['Grading Scale'.E$5])+(IF([.I324]=&quot;yes&quot;;1;0)*['Grading Scale'.E$6])+(IF([.J324]=&quot;yes&quot;;1;0)*['Grading Scale'.E$7])+(IF([.K324]=&quot;yes&quot;;1;0)*['Grading Scale'.E$8])+(IF([.L324]=&quot;yes&quot;;1;0)*['Grading Scale'.E$9])+(IF([.M324]=&quot;yes&quot;;1;0)*['Grading Scale'.E$10])+(IF([.N324]=&quot;yes&quot;;1;0)*['Grading Scale'.E$11])+(IF([.O324]=&quot;yes&quot;;1;0)*['Grading Scale'.E$12])+(IF([.P324]=&quot;yes&quot;;1;0)*['Grading Scale'.E$13]))/['Grading Scale'.E$14]*100;0);&quot;&quot;)" office:value-type="string">
            <text:p>50</text:p>
          </table:table-cell>
          <table:table-cell table:style-name="ce26" table:formula="of:=IF(ISNUMBER([.S324]);VLOOKUP([.S324];['Grading Scale'.$A$2:.$B$14];2);&quot;&quot;)" office:value-type="string">
            <text:p>F</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klahoma</text:p>
          </table:table-cell>
          <table:table-cell table:style-name="ce25" office:value-type="string">
            <text:p>Vehicle Crashes</text:p>
          </table:table-cell>
          <table:table-cell table:style-name="ce26" table:formula="of:=IF(NOT(ISBLANK([.C325]));VLOOKUP([.C325];['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ok.gov/ohso/Data/Crash_Data_and_Statistics/">
            <text:p><text:a xlink:href="http://ok.gov/ohso/Data/Crash_Data_and_Statistics/">http://ok.gov/ohso/Data/Crash_Data_and_Statistics/</text:a></text:p>
          </table:table-cell>
          <table:table-cell table:style-name="ce42" office:value-type="string">
            <text:p>These are statistics, collected in a PDF, not data. Verifiable by virtue of using HTTPS.</text:p>
          </table:table-cell>
          <table:table-cell table:style-name="ce26" table:formula="of:=IF(NOT(ISBLANK([.E325]));ROUND(((IF([.E325]=&quot;yes&quot;;1;0)*['Grading Scale'.E$2])+(IF([.F325]=&quot;yes&quot;;1;0)*['Grading Scale'.E$3])+(IF([.G325]=&quot;yes&quot;;1;0)*['Grading Scale'.E$4])+(IF([.H325]=&quot;yes&quot;;1;0)*['Grading Scale'.E$5])+(IF([.I325]=&quot;yes&quot;;1;0)*['Grading Scale'.E$6])+(IF([.J325]=&quot;yes&quot;;1;0)*['Grading Scale'.E$7])+(IF([.K325]=&quot;yes&quot;;1;0)*['Grading Scale'.E$8])+(IF([.L325]=&quot;yes&quot;;1;0)*['Grading Scale'.E$9])+(IF([.M325]=&quot;yes&quot;;1;0)*['Grading Scale'.E$10])+(IF([.N325]=&quot;yes&quot;;1;0)*['Grading Scale'.E$11])+(IF([.O325]=&quot;yes&quot;;1;0)*['Grading Scale'.E$12])+(IF([.P325]=&quot;yes&quot;;1;0)*['Grading Scale'.E$13]))/['Grading Scale'.E$14]*100;0);&quot;&quot;)" office:value-type="string">
            <text:p>45</text:p>
          </table:table-cell>
          <table:table-cell table:style-name="ce26" table:formula="of:=IF(ISNUMBER([.S325]);VLOOKUP([.S325];['Grading Scale'.$A$2:.$B$14];2);&quot;&quot;)" office:value-type="string">
            <text:p>F</text:p>
          </table:table-cell>
          <table:table-cell table:number-columns-repeated="16" table:style-name="ce27"/>
        </table:table-row>
        <table:table-row table:style-name="ro3">
          <table:table-cell table:style-name="ce24" office:value-type="date" office:date-value="2016-01-11T00:00:00">
            <text:p>1/11/2016</text:p>
          </table:table-cell>
          <table:table-cell table:style-name="ce25" office:value-type="string">
            <text:p>Oregon</text:p>
          </table:table-cell>
          <table:table-cell table:style-name="ce25" office:value-type="string">
            <text:p>Address Points</text:p>
          </table:table-cell>
          <table:table-cell table:style-name="ce26" table:formula="of:=IF(NOT(ISBLANK([.C326]));VLOOKUP([.C326];['Dataset Descriptions'.$A$2:.$B$10];2;FALSE);&quot;&quot;)" office:value-type="string">
            <text:p>The geographic coordinates for physical address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Oregon is in the process of developing a statewide address points repository (per https://www.oregon.gov/OMD/OEM/OR911/MSAG_GIS/GIS%20MSAG%20Conference/2014Presentations/Address%20Point%20Repository%20Project.pdf).</text:p>
          </table:table-cell>
          <table:table-cell table:style-name="ce26" table:formula="of:=IF(NOT(ISBLANK([.E326]));ROUND(((IF([.E326]=&quot;yes&quot;;1;0)*['Grading Scale'.E$2])+(IF([.F326]=&quot;yes&quot;;1;0)*['Grading Scale'.E$3])+(IF([.G326]=&quot;yes&quot;;1;0)*['Grading Scale'.E$4])+(IF([.H326]=&quot;yes&quot;;1;0)*['Grading Scale'.E$5])+(IF([.I326]=&quot;yes&quot;;1;0)*['Grading Scale'.E$6])+(IF([.J326]=&quot;yes&quot;;1;0)*['Grading Scale'.E$7])+(IF([.K326]=&quot;yes&quot;;1;0)*['Grading Scale'.E$8])+(IF([.L326]=&quot;yes&quot;;1;0)*['Grading Scale'.E$9])+(IF([.M326]=&quot;yes&quot;;1;0)*['Grading Scale'.E$10])+(IF([.N326]=&quot;yes&quot;;1;0)*['Grading Scale'.E$11])+(IF([.O326]=&quot;yes&quot;;1;0)*['Grading Scale'.E$12])+(IF([.P326]=&quot;yes&quot;;1;0)*['Grading Scale'.E$13]))/['Grading Scale'.E$14]*100;0);&quot;&quot;)" office:value-type="string">
            <text:p>0</text:p>
          </table:table-cell>
          <table:table-cell table:style-name="ce26" table:formula="of:=IF(ISNUMBER([.S326]);VLOOKUP([.S326];['Grading Scale'.$A$2:.$B$14];2);&quot;&quot;)" office:value-type="string">
            <text:p>F</text:p>
          </table:table-cell>
          <table:table-cell table:number-columns-repeated="16" table:style-name="ce27"/>
        </table:table-row>
        <table:table-row table:style-name="ro3">
          <table:table-cell table:style-name="ce24" office:value-type="date" office:date-value="2016-01-11T00:00:00">
            <text:p>1/11/2016</text:p>
          </table:table-cell>
          <table:table-cell table:style-name="ce25" office:value-type="string">
            <text:p>Oregon</text:p>
          </table:table-cell>
          <table:table-cell table:style-name="ce25" office:value-type="string">
            <text:p>Checkbook</text:p>
          </table:table-cell>
          <table:table-cell table:style-name="ce26" table:formula="of:=IF(NOT(ISBLANK([.C327]));VLOOKUP([.C327];['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www.oregon.gov/transparency/pages/expenditures.aspx">
            <text:p><text:a xlink:href="https://www.oregon.gov/transparency/pages/expenditures.aspx">https://www.oregon.gov/transparency/pages/expenditures.aspx</text:a></text:p>
          </table:table-cell>
          <table:table-cell table:style-name="ce26" office:value-type="string">
            <text:p>At the time that it was surveyed, the data was over 6 months old. Data is verifiable by virtue of being served over HTTPS. Data is incomplete, because it lacks check/voucher numbers and a description of each expense.</text:p>
          </table:table-cell>
          <table:table-cell table:style-name="ce26" table:formula="of:=IF(NOT(ISBLANK([.E327]));ROUND(((IF([.E327]=&quot;yes&quot;;1;0)*['Grading Scale'.E$2])+(IF([.F327]=&quot;yes&quot;;1;0)*['Grading Scale'.E$3])+(IF([.G327]=&quot;yes&quot;;1;0)*['Grading Scale'.E$4])+(IF([.H327]=&quot;yes&quot;;1;0)*['Grading Scale'.E$5])+(IF([.I327]=&quot;yes&quot;;1;0)*['Grading Scale'.E$6])+(IF([.J327]=&quot;yes&quot;;1;0)*['Grading Scale'.E$7])+(IF([.K327]=&quot;yes&quot;;1;0)*['Grading Scale'.E$8])+(IF([.L327]=&quot;yes&quot;;1;0)*['Grading Scale'.E$9])+(IF([.M327]=&quot;yes&quot;;1;0)*['Grading Scale'.E$10])+(IF([.N327]=&quot;yes&quot;;1;0)*['Grading Scale'.E$11])+(IF([.O327]=&quot;yes&quot;;1;0)*['Grading Scale'.E$12])+(IF([.P327]=&quot;yes&quot;;1;0)*['Grading Scale'.E$13]))/['Grading Scale'.E$14]*100;0);&quot;&quot;)" office:value-type="string">
            <text:p>90</text:p>
          </table:table-cell>
          <table:table-cell table:style-name="ce26" table:formula="of:=IF(ISNUMBER([.S327]);VLOOKUP([.S327];['Grading Scale'.$A$2:.$B$14];2);&quot;&quot;)" office:value-type="string">
            <text:p>A−</text:p>
          </table:table-cell>
          <table:table-cell table:number-columns-repeated="16" table:style-name="ce27"/>
        </table:table-row>
        <table:table-row table:style-name="ro3">
          <table:table-cell table:style-name="ce24" office:value-type="date" office:date-value="2016-01-07T00:00:00">
            <text:p>1/7/2016</text:p>
          </table:table-cell>
          <table:table-cell table:style-name="ce25" office:value-type="string">
            <text:p>Oregon</text:p>
          </table:table-cell>
          <table:table-cell table:style-name="ce25" office:value-type="string">
            <text:p>Companies</text:p>
          </table:table-cell>
          <table:table-cell table:style-name="ce26" table:formula="of:=IF(NOT(ISBLANK([.C328]));VLOOKUP([.C328];['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oregon.gov/Business/Active-Business-List/ty7j-mnvu">
            <text:p><text:a xlink:href="https://data.oregon.gov/Business/Active-Business-List/ty7j-mnvu">https://data.oregon.gov/Business/Active-Business-List/ty7j-mnvu</text:a></text:p>
          </table:table-cell>
          <table:table-cell table:style-name="ce26" office:value-type="string">
            <text:p>Verifiable by virtue of being provided via HTTPS. Data is affirmatively placed in the public domain. Only includes active corporations—once a corporation is shut down, no record of them is found within this data. Includes the registered agent's address, but not the business's address.</text:p>
          </table:table-cell>
          <table:table-cell table:style-name="ce26" table:formula="of:=IF(NOT(ISBLANK([.E328]));ROUND(((IF([.E328]=&quot;yes&quot;;1;0)*['Grading Scale'.E$2])+(IF([.F328]=&quot;yes&quot;;1;0)*['Grading Scale'.E$3])+(IF([.G328]=&quot;yes&quot;;1;0)*['Grading Scale'.E$4])+(IF([.H328]=&quot;yes&quot;;1;0)*['Grading Scale'.E$5])+(IF([.I328]=&quot;yes&quot;;1;0)*['Grading Scale'.E$6])+(IF([.J328]=&quot;yes&quot;;1;0)*['Grading Scale'.E$7])+(IF([.K328]=&quot;yes&quot;;1;0)*['Grading Scale'.E$8])+(IF([.L328]=&quot;yes&quot;;1;0)*['Grading Scale'.E$9])+(IF([.M328]=&quot;yes&quot;;1;0)*['Grading Scale'.E$10])+(IF([.N328]=&quot;yes&quot;;1;0)*['Grading Scale'.E$11])+(IF([.O328]=&quot;yes&quot;;1;0)*['Grading Scale'.E$12])+(IF([.P328]=&quot;yes&quot;;1;0)*['Grading Scale'.E$13]))/['Grading Scale'.E$14]*100;0);&quot;&quot;)" office:value-type="string">
            <text:p>95</text:p>
          </table:table-cell>
          <table:table-cell table:style-name="ce26" table:formula="of:=IF(ISNUMBER([.S328]);VLOOKUP([.S328];['Grading Scale'.$A$2:.$B$14];2);&quot;&quot;)" office:value-type="string">
            <text:p>A</text:p>
          </table:table-cell>
          <table:table-cell table:number-columns-repeated="16" table:style-name="ce27"/>
        </table:table-row>
        <table:table-row table:style-name="ro3">
          <table:table-cell table:style-name="ce24" office:value-type="date" office:date-value="2016-01-11T00:00:00">
            <text:p>1/11/2016</text:p>
          </table:table-cell>
          <table:table-cell table:style-name="ce25" office:value-type="string">
            <text:p>Oregon</text:p>
          </table:table-cell>
          <table:table-cell table:style-name="ce25" office:value-type="string">
            <text:p>Incarceration</text:p>
          </table:table-cell>
          <table:table-cell table:style-name="ce26" table:formula="of:=IF(NOT(ISBLANK([.C329]));VLOOKUP([.C329];['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Prison data is available in a variety of manners (https://www.oregon.gov/doc/RESRCH/pages/inmate_population.aspx), but per-facility data does not seem to exist.</text:p>
          </table:table-cell>
          <table:table-cell table:style-name="ce26" table:formula="of:=IF(NOT(ISBLANK([.E329]));ROUND(((IF([.E329]=&quot;yes&quot;;1;0)*['Grading Scale'.E$2])+(IF([.F329]=&quot;yes&quot;;1;0)*['Grading Scale'.E$3])+(IF([.G329]=&quot;yes&quot;;1;0)*['Grading Scale'.E$4])+(IF([.H329]=&quot;yes&quot;;1;0)*['Grading Scale'.E$5])+(IF([.I329]=&quot;yes&quot;;1;0)*['Grading Scale'.E$6])+(IF([.J329]=&quot;yes&quot;;1;0)*['Grading Scale'.E$7])+(IF([.K329]=&quot;yes&quot;;1;0)*['Grading Scale'.E$8])+(IF([.L329]=&quot;yes&quot;;1;0)*['Grading Scale'.E$9])+(IF([.M329]=&quot;yes&quot;;1;0)*['Grading Scale'.E$10])+(IF([.N329]=&quot;yes&quot;;1;0)*['Grading Scale'.E$11])+(IF([.O329]=&quot;yes&quot;;1;0)*['Grading Scale'.E$12])+(IF([.P329]=&quot;yes&quot;;1;0)*['Grading Scale'.E$13]))/['Grading Scale'.E$14]*100;0);&quot;&quot;)" office:value-type="string">
            <text:p>0</text:p>
          </table:table-cell>
          <table:table-cell table:style-name="ce26" table:formula="of:=IF(ISNUMBER([.S329]);VLOOKUP([.S329];['Grading Scale'.$A$2:.$B$14];2);&quot;&quot;)" office:value-type="string">
            <text:p>F</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regon</text:p>
          </table:table-cell>
          <table:table-cell table:style-name="ce25" office:value-type="string">
            <text:p>Legislation</text:p>
          </table:table-cell>
          <table:table-cell table:style-name="ce26" table:formula="of:=IF(NOT(ISBLANK([.C330]));VLOOKUP([.C330];['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oregonlegislature.gov/">
            <text:p><text:a xlink:href="https://www.oregonlegislature.gov/">https://www.oregonlegislature.gov/</text:a></text:p>
          </table:table-cell>
          <table:table-cell table:style-name="ce26" office:value-type="string">
            <text:p>Verifiable by virtue of using HTTPS.</text:p>
          </table:table-cell>
          <table:table-cell table:style-name="ce26" table:formula="of:=IF(NOT(ISBLANK([.E330]));ROUND(((IF([.E330]=&quot;yes&quot;;1;0)*['Grading Scale'.E$2])+(IF([.F330]=&quot;yes&quot;;1;0)*['Grading Scale'.E$3])+(IF([.G330]=&quot;yes&quot;;1;0)*['Grading Scale'.E$4])+(IF([.H330]=&quot;yes&quot;;1;0)*['Grading Scale'.E$5])+(IF([.I330]=&quot;yes&quot;;1;0)*['Grading Scale'.E$6])+(IF([.J330]=&quot;yes&quot;;1;0)*['Grading Scale'.E$7])+(IF([.K330]=&quot;yes&quot;;1;0)*['Grading Scale'.E$8])+(IF([.L330]=&quot;yes&quot;;1;0)*['Grading Scale'.E$9])+(IF([.M330]=&quot;yes&quot;;1;0)*['Grading Scale'.E$10])+(IF([.N330]=&quot;yes&quot;;1;0)*['Grading Scale'.E$11])+(IF([.O330]=&quot;yes&quot;;1;0)*['Grading Scale'.E$12])+(IF([.P330]=&quot;yes&quot;;1;0)*['Grading Scale'.E$13]))/['Grading Scale'.E$14]*100;0);&quot;&quot;)" office:value-type="string">
            <text:p>50</text:p>
          </table:table-cell>
          <table:table-cell table:style-name="ce26" table:formula="of:=IF(ISNUMBER([.S330]);VLOOKUP([.S330];['Grading Scale'.$A$2:.$B$14];2);&quot;&quot;)" office:value-type="string">
            <text:p>F</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regon</text:p>
          </table:table-cell>
          <table:table-cell table:style-name="ce26" office:value-type="string">
            <text:p>Population Projections</text:p>
          </table:table-cell>
          <table:table-cell table:style-name="ce26" table:formula="of:=IF(NOT(ISBLANK([.C331]));VLOOKUP([.C331];['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oregon.gov/DAS/oea/Pages/demographic.aspx">
            <text:p><text:a xlink:href="https://www.oregon.gov/DAS/oea/Pages/demographic.aspx">https://www.oregon.gov/DAS/oea/Pages/demographic.aspx</text:a></text:p>
          </table:table-cell>
          <table:table-cell table:style-name="ce26" office:value-type="string">
            <text:p>Lacks GNIS IDs for each locality. Provided as an Excel file.</text:p>
          </table:table-cell>
          <table:table-cell table:style-name="ce26" table:formula="of:=IF(NOT(ISBLANK([.E331]));ROUND(((IF([.E331]=&quot;yes&quot;;1;0)*['Grading Scale'.E$2])+(IF([.F331]=&quot;yes&quot;;1;0)*['Grading Scale'.E$3])+(IF([.G331]=&quot;yes&quot;;1;0)*['Grading Scale'.E$4])+(IF([.H331]=&quot;yes&quot;;1;0)*['Grading Scale'.E$5])+(IF([.I331]=&quot;yes&quot;;1;0)*['Grading Scale'.E$6])+(IF([.J331]=&quot;yes&quot;;1;0)*['Grading Scale'.E$7])+(IF([.K331]=&quot;yes&quot;;1;0)*['Grading Scale'.E$8])+(IF([.L331]=&quot;yes&quot;;1;0)*['Grading Scale'.E$9])+(IF([.M331]=&quot;yes&quot;;1;0)*['Grading Scale'.E$10])+(IF([.N331]=&quot;yes&quot;;1;0)*['Grading Scale'.E$11])+(IF([.O331]=&quot;yes&quot;;1;0)*['Grading Scale'.E$12])+(IF([.P331]=&quot;yes&quot;;1;0)*['Grading Scale'.E$13]))/['Grading Scale'.E$14]*100;0);&quot;&quot;)" office:value-type="string">
            <text:p>90</text:p>
          </table:table-cell>
          <table:table-cell table:style-name="ce26" table:formula="of:=IF(ISNUMBER([.S331]);VLOOKUP([.S331];['Grading Scale'.$A$2:.$B$14];2);&quot;&quot;)" office:value-type="string">
            <text:p>A−</text:p>
          </table:table-cell>
          <table:table-cell table:number-columns-repeated="16" table:style-name="ce27"/>
        </table:table-row>
        <table:table-row table:style-name="ro3">
          <table:table-cell table:style-name="ce24" office:value-type="date" office:date-value="2016-01-11T00:00:00">
            <text:p>1/11/2016</text:p>
          </table:table-cell>
          <table:table-cell table:style-name="ce25" office:value-type="string">
            <text:p>Oregon</text:p>
          </table:table-cell>
          <table:table-cell table:style-name="ce25" office:value-type="string">
            <text:p>Real Estate</text:p>
          </table:table-cell>
          <table:table-cell table:style-name="ce26" table:formula="of:=IF(NOT(ISBLANK([.C332]));VLOOKUP([.C332];['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oregon.gov/dataset/Oregon-State-Owned-Leased-Buildings/2q2s-w8ry">
            <text:p><text:a xlink:href="https://data.oregon.gov/dataset/Oregon-State-Owned-Leased-Buildings/2q2s-w8ry">https://data.oregon.gov/dataset/Oregon-State-Owned-Leased-Buildings/2q2s-w8ry</text:a></text:p>
          </table:table-cell>
          <table:table-cell table:style-name="ce26" office:value-type="string">
            <text:p>This dataset includes only buildings, not lands, and was last updated in 2011. The description specifies that it is not a complete inventory of buildings. State-owned lands are theoretically inventoried at (https://www.oregon.gov/dsl/lw/pages/slis_main.aspx), but all that's there is PDFs of aggregate information and a link to a Flash-based map that says only "Error #2048." There is, however, an ArcGIS map at (http://geo.maps.arcgis.com/home/webmap/viewer.html?webmap=9a137ca85797467183c071ec47b2f575). Data is verifiable by virtue of being served over HTTPS.</text:p>
          </table:table-cell>
          <table:table-cell table:style-name="ce26" table:formula="of:=IF(NOT(ISBLANK([.E332]));ROUND(((IF([.E332]=&quot;yes&quot;;1;0)*['Grading Scale'.E$2])+(IF([.F332]=&quot;yes&quot;;1;0)*['Grading Scale'.E$3])+(IF([.G332]=&quot;yes&quot;;1;0)*['Grading Scale'.E$4])+(IF([.H332]=&quot;yes&quot;;1;0)*['Grading Scale'.E$5])+(IF([.I332]=&quot;yes&quot;;1;0)*['Grading Scale'.E$6])+(IF([.J332]=&quot;yes&quot;;1;0)*['Grading Scale'.E$7])+(IF([.K332]=&quot;yes&quot;;1;0)*['Grading Scale'.E$8])+(IF([.L332]=&quot;yes&quot;;1;0)*['Grading Scale'.E$9])+(IF([.M332]=&quot;yes&quot;;1;0)*['Grading Scale'.E$10])+(IF([.N332]=&quot;yes&quot;;1;0)*['Grading Scale'.E$11])+(IF([.O332]=&quot;yes&quot;;1;0)*['Grading Scale'.E$12])+(IF([.P332]=&quot;yes&quot;;1;0)*['Grading Scale'.E$13]))/['Grading Scale'.E$14]*100;0);&quot;&quot;)" office:value-type="string">
            <text:p>90</text:p>
          </table:table-cell>
          <table:table-cell table:style-name="ce26" table:formula="of:=IF(ISNUMBER([.S332]);VLOOKUP([.S332];['Grading Scale'.$A$2:.$B$14];2);&quot;&quot;)" office:value-type="string">
            <text:p>A−</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regon</text:p>
          </table:table-cell>
          <table:table-cell table:style-name="ce25" office:value-type="string">
            <text:p>Restaurant Inspections</text:p>
          </table:table-cell>
          <table:table-cell table:style-name="ce26" table:formula="of:=IF(NOT(ISBLANK([.C333]));VLOOKUP([.C333];['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Oregon conducts inspections with local agencies, and there is no evidence that the state aggregates that inspection data.</text:p>
          </table:table-cell>
          <table:table-cell table:style-name="ce26" table:formula="of:=IF(NOT(ISBLANK([.E333]));ROUND(((IF([.E333]=&quot;yes&quot;;1;0)*['Grading Scale'.E$2])+(IF([.F333]=&quot;yes&quot;;1;0)*['Grading Scale'.E$3])+(IF([.G333]=&quot;yes&quot;;1;0)*['Grading Scale'.E$4])+(IF([.H333]=&quot;yes&quot;;1;0)*['Grading Scale'.E$5])+(IF([.I333]=&quot;yes&quot;;1;0)*['Grading Scale'.E$6])+(IF([.J333]=&quot;yes&quot;;1;0)*['Grading Scale'.E$7])+(IF([.K333]=&quot;yes&quot;;1;0)*['Grading Scale'.E$8])+(IF([.L333]=&quot;yes&quot;;1;0)*['Grading Scale'.E$9])+(IF([.M333]=&quot;yes&quot;;1;0)*['Grading Scale'.E$10])+(IF([.N333]=&quot;yes&quot;;1;0)*['Grading Scale'.E$11])+(IF([.O333]=&quot;yes&quot;;1;0)*['Grading Scale'.E$12])+(IF([.P333]=&quot;yes&quot;;1;0)*['Grading Scale'.E$13]))/['Grading Scale'.E$14]*100;0);&quot;&quot;)" office:value-type="string">
            <text:p>0</text:p>
          </table:table-cell>
          <table:table-cell table:style-name="ce26" table:formula="of:=IF(ISNUMBER([.S333]);VLOOKUP([.S333];['Grading Scale'.$A$2:.$B$14];2);&quot;&quot;)" office:value-type="string">
            <text:p>F</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Oregon</text:p>
          </table:table-cell>
          <table:table-cell table:style-name="ce25" office:value-type="string">
            <text:p>Vehicle Crashes</text:p>
          </table:table-cell>
          <table:table-cell table:style-name="ce26" table:formula="of:=IF(NOT(ISBLANK([.C334]));VLOOKUP([.C334];['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oregon.gov/ODOT/TD/TDATA/pages/car/CAR_Publications.aspx">
            <text:p><text:a xlink:href="https://www.oregon.gov/ODOT/TD/TDATA/pages/car/CAR_Publications.aspx">https://www.oregon.gov/ODOT/TD/TDATA/pages/car/CAR_Publications.aspx</text:a></text:p>
          </table:table-cell>
          <table:table-cell table:style-name="ce26" office:value-type="string">
            <text:p>These are statistics, not data, published as PDF. Data is verifiable by virtue of being served over HTTPS.</text:p>
          </table:table-cell>
          <table:table-cell table:style-name="ce26" table:formula="of:=IF(NOT(ISBLANK([.E334]));ROUND(((IF([.E334]=&quot;yes&quot;;1;0)*['Grading Scale'.E$2])+(IF([.F334]=&quot;yes&quot;;1;0)*['Grading Scale'.E$3])+(IF([.G334]=&quot;yes&quot;;1;0)*['Grading Scale'.E$4])+(IF([.H334]=&quot;yes&quot;;1;0)*['Grading Scale'.E$5])+(IF([.I334]=&quot;yes&quot;;1;0)*['Grading Scale'.E$6])+(IF([.J334]=&quot;yes&quot;;1;0)*['Grading Scale'.E$7])+(IF([.K334]=&quot;yes&quot;;1;0)*['Grading Scale'.E$8])+(IF([.L334]=&quot;yes&quot;;1;0)*['Grading Scale'.E$9])+(IF([.M334]=&quot;yes&quot;;1;0)*['Grading Scale'.E$10])+(IF([.N334]=&quot;yes&quot;;1;0)*['Grading Scale'.E$11])+(IF([.O334]=&quot;yes&quot;;1;0)*['Grading Scale'.E$12])+(IF([.P334]=&quot;yes&quot;;1;0)*['Grading Scale'.E$13]))/['Grading Scale'.E$14]*100;0);&quot;&quot;)" office:value-type="string">
            <text:p>45</text:p>
          </table:table-cell>
          <table:table-cell table:style-name="ce26" table:formula="of:=IF(ISNUMBER([.S334]);VLOOKUP([.S33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Address Points</text:p>
          </table:table-cell>
          <table:table-cell table:style-name="ce26" table:formula="of:=IF(NOT(ISBLANK([.C335]));VLOOKUP([.C335];['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335]));ROUND(((IF([.E335]=&quot;yes&quot;;1;0)*['Grading Scale'.E$2])+(IF([.F335]=&quot;yes&quot;;1;0)*['Grading Scale'.E$3])+(IF([.G335]=&quot;yes&quot;;1;0)*['Grading Scale'.E$4])+(IF([.H335]=&quot;yes&quot;;1;0)*['Grading Scale'.E$5])+(IF([.I335]=&quot;yes&quot;;1;0)*['Grading Scale'.E$6])+(IF([.J335]=&quot;yes&quot;;1;0)*['Grading Scale'.E$7])+(IF([.K335]=&quot;yes&quot;;1;0)*['Grading Scale'.E$8])+(IF([.L335]=&quot;yes&quot;;1;0)*['Grading Scale'.E$9])+(IF([.M335]=&quot;yes&quot;;1;0)*['Grading Scale'.E$10])+(IF([.N335]=&quot;yes&quot;;1;0)*['Grading Scale'.E$11])+(IF([.O335]=&quot;yes&quot;;1;0)*['Grading Scale'.E$12])+(IF([.P335]=&quot;yes&quot;;1;0)*['Grading Scale'.E$13]))/['Grading Scale'.E$14]*100;0);&quot;&quot;)" office:value-type="string">
            <text:p>0</text:p>
          </table:table-cell>
          <table:table-cell table:style-name="ce26" table:formula="of:=IF(ISNUMBER([.S335]);VLOOKUP([.S33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Checkbook</text:p>
          </table:table-cell>
          <table:table-cell table:style-name="ce26" table:formula="of:=IF(NOT(ISBLANK([.C336]));VLOOKUP([.C336];['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pennwatch.pa.gov/spending/">
            <text:p><text:a xlink:href="http://www.pennwatch.pa.gov/spending/">http://www.pennwatch.pa.gov/spending/</text:a></text:p>
          </table:table-cell>
          <table:table-cell table:style-name="ce34" office:value-type="string">
            <text:p>Data is within an iframe-nested Java applet. There is no check/voucher number or description.</text:p>
          </table:table-cell>
          <table:table-cell table:style-name="ce26" table:formula="of:=IF(NOT(ISBLANK([.E336]));ROUND(((IF([.E336]=&quot;yes&quot;;1;0)*['Grading Scale'.E$2])+(IF([.F336]=&quot;yes&quot;;1;0)*['Grading Scale'.E$3])+(IF([.G336]=&quot;yes&quot;;1;0)*['Grading Scale'.E$4])+(IF([.H336]=&quot;yes&quot;;1;0)*['Grading Scale'.E$5])+(IF([.I336]=&quot;yes&quot;;1;0)*['Grading Scale'.E$6])+(IF([.J336]=&quot;yes&quot;;1;0)*['Grading Scale'.E$7])+(IF([.K336]=&quot;yes&quot;;1;0)*['Grading Scale'.E$8])+(IF([.L336]=&quot;yes&quot;;1;0)*['Grading Scale'.E$9])+(IF([.M336]=&quot;yes&quot;;1;0)*['Grading Scale'.E$10])+(IF([.N336]=&quot;yes&quot;;1;0)*['Grading Scale'.E$11])+(IF([.O336]=&quot;yes&quot;;1;0)*['Grading Scale'.E$12])+(IF([.P336]=&quot;yes&quot;;1;0)*['Grading Scale'.E$13]))/['Grading Scale'.E$14]*100;0);&quot;&quot;)" office:value-type="string">
            <text:p>35</text:p>
          </table:table-cell>
          <table:table-cell table:style-name="ce26" table:formula="of:=IF(ISNUMBER([.S336]);VLOOKUP([.S33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Companies</text:p>
          </table:table-cell>
          <table:table-cell table:style-name="ce26" table:formula="of:=IF(NOT(ISBLANK([.C337]));VLOOKUP([.C337];['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dos.pa.gov/BusinessCharities/Business/Pages/default.aspx">
            <text:p><text:a xlink:href="http://www.dos.pa.gov/BusinessCharities/Business/Pages/default.aspx">http://www.dos.pa.gov/BusinessCharities/Business/Pages/default.aspx</text:a></text:p>
          </table:table-cell>
          <table:table-cell table:style-name="ce31"/>
          <table:table-cell table:style-name="ce26" table:formula="of:=IF(NOT(ISBLANK([.E337]));ROUND(((IF([.E337]=&quot;yes&quot;;1;0)*['Grading Scale'.E$2])+(IF([.F337]=&quot;yes&quot;;1;0)*['Grading Scale'.E$3])+(IF([.G337]=&quot;yes&quot;;1;0)*['Grading Scale'.E$4])+(IF([.H337]=&quot;yes&quot;;1;0)*['Grading Scale'.E$5])+(IF([.I337]=&quot;yes&quot;;1;0)*['Grading Scale'.E$6])+(IF([.J337]=&quot;yes&quot;;1;0)*['Grading Scale'.E$7])+(IF([.K337]=&quot;yes&quot;;1;0)*['Grading Scale'.E$8])+(IF([.L337]=&quot;yes&quot;;1;0)*['Grading Scale'.E$9])+(IF([.M337]=&quot;yes&quot;;1;0)*['Grading Scale'.E$10])+(IF([.N337]=&quot;yes&quot;;1;0)*['Grading Scale'.E$11])+(IF([.O337]=&quot;yes&quot;;1;0)*['Grading Scale'.E$12])+(IF([.P337]=&quot;yes&quot;;1;0)*['Grading Scale'.E$13]))/['Grading Scale'.E$14]*100;0);&quot;&quot;)" office:value-type="string">
            <text:p>40</text:p>
          </table:table-cell>
          <table:table-cell table:style-name="ce26" table:formula="of:=IF(ISNUMBER([.S337]);VLOOKUP([.S33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Incarceration</text:p>
          </table:table-cell>
          <table:table-cell table:style-name="ce26" table:formula="of:=IF(NOT(ISBLANK([.C338]));VLOOKUP([.C338];['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8"/>
          <table:table-cell table:style-name="ce35" office:value-type="string" office:value="http://www.cor.pa.gov/Administration/Statistics/Documents/current%20monthly%20population.pdf">
            <text:p><text:a xlink:href="http://www.cor.pa.gov/Administration/Statistics/Documents/current monthly population.pdf">http://www.cor.pa.gov/Administration/Statistics/Documents/current%20monthly%20population.pdf</text:a></text:p>
          </table:table-cell>
          <table:table-cell table:style-name="ce34" office:value-type="string">
            <text:p>Data is in the form of a single four-page PDF. One page includes a table of data, but the table has been left blank.</text:p>
          </table:table-cell>
          <table:table-cell table:style-name="ce26" table:formula="of:=IF(NOT(ISBLANK([.E338]));ROUND(((IF([.E338]=&quot;yes&quot;;1;0)*['Grading Scale'.E$2])+(IF([.F338]=&quot;yes&quot;;1;0)*['Grading Scale'.E$3])+(IF([.G338]=&quot;yes&quot;;1;0)*['Grading Scale'.E$4])+(IF([.H338]=&quot;yes&quot;;1;0)*['Grading Scale'.E$5])+(IF([.I338]=&quot;yes&quot;;1;0)*['Grading Scale'.E$6])+(IF([.J338]=&quot;yes&quot;;1;0)*['Grading Scale'.E$7])+(IF([.K338]=&quot;yes&quot;;1;0)*['Grading Scale'.E$8])+(IF([.L338]=&quot;yes&quot;;1;0)*['Grading Scale'.E$9])+(IF([.M338]=&quot;yes&quot;;1;0)*['Grading Scale'.E$10])+(IF([.N338]=&quot;yes&quot;;1;0)*['Grading Scale'.E$11])+(IF([.O338]=&quot;yes&quot;;1;0)*['Grading Scale'.E$12])+(IF([.P338]=&quot;yes&quot;;1;0)*['Grading Scale'.E$13]))/['Grading Scale'.E$14]*100;0);&quot;&quot;)" office:value-type="string">
            <text:p>40</text:p>
          </table:table-cell>
          <table:table-cell table:style-name="ce26" table:formula="of:=IF(ISNUMBER([.S338]);VLOOKUP([.S338];['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Legislation</text:p>
          </table:table-cell>
          <table:table-cell table:style-name="ce26" table:formula="of:=IF(NOT(ISBLANK([.C339]));VLOOKUP([.C339];['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8"/>
          <table:table-cell table:style-name="ce26" office:value-type="string">
            <text:p>no</text:p>
          </table:table-cell>
          <table:table-cell table:number-columns-repeated="2" table:style-name="ce28"/>
          <table:table-cell table:style-name="ce35" office:value-type="string" office:value="http://www.legis.state.pa.us/">
            <text:p><text:a xlink:href="http://www.legis.state.pa.us/">http://www.legis.state.pa.us/</text:a></text:p>
          </table:table-cell>
          <table:table-cell table:style-name="ce31"/>
          <table:table-cell table:style-name="ce26" table:formula="of:=IF(NOT(ISBLANK([.E339]));ROUND(((IF([.E339]=&quot;yes&quot;;1;0)*['Grading Scale'.E$2])+(IF([.F339]=&quot;yes&quot;;1;0)*['Grading Scale'.E$3])+(IF([.G339]=&quot;yes&quot;;1;0)*['Grading Scale'.E$4])+(IF([.H339]=&quot;yes&quot;;1;0)*['Grading Scale'.E$5])+(IF([.I339]=&quot;yes&quot;;1;0)*['Grading Scale'.E$6])+(IF([.J339]=&quot;yes&quot;;1;0)*['Grading Scale'.E$7])+(IF([.K339]=&quot;yes&quot;;1;0)*['Grading Scale'.E$8])+(IF([.L339]=&quot;yes&quot;;1;0)*['Grading Scale'.E$9])+(IF([.M339]=&quot;yes&quot;;1;0)*['Grading Scale'.E$10])+(IF([.N339]=&quot;yes&quot;;1;0)*['Grading Scale'.E$11])+(IF([.O339]=&quot;yes&quot;;1;0)*['Grading Scale'.E$12])+(IF([.P339]=&quot;yes&quot;;1;0)*['Grading Scale'.E$13]))/['Grading Scale'.E$14]*100;0);&quot;&quot;)" office:value-type="string">
            <text:p>35</text:p>
          </table:table-cell>
          <table:table-cell table:style-name="ce26" table:formula="of:=IF(ISNUMBER([.S339]);VLOOKUP([.S33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Population Projections</text:p>
          </table:table-cell>
          <table:table-cell table:style-name="ce26" table:formula="of:=IF(NOT(ISBLANK([.C340]));VLOOKUP([.C340];['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pasdc.hbg.psu.edu/Data/Projections/tabid/1013/Default.aspx">
            <text:p><text:a xlink:href="http://pasdc.hbg.psu.edu/Data/Projections/tabid/1013/Default.aspx">http://pasdc.hbg.psu.edu/Data/Projections/tabid/1013/Default.aspx</text:a></text:p>
          </table:table-cell>
          <table:table-cell table:style-name="ce34" office:value-type="string">
            <text:p>More than a decade out of date. Based on 2000 census data, and contains projections for 2010. Lacks GNIS IDs.</text:p>
          </table:table-cell>
          <table:table-cell table:style-name="ce26" table:formula="of:=IF(NOT(ISBLANK([.E340]));ROUND(((IF([.E340]=&quot;yes&quot;;1;0)*['Grading Scale'.E$2])+(IF([.F340]=&quot;yes&quot;;1;0)*['Grading Scale'.E$3])+(IF([.G340]=&quot;yes&quot;;1;0)*['Grading Scale'.E$4])+(IF([.H340]=&quot;yes&quot;;1;0)*['Grading Scale'.E$5])+(IF([.I340]=&quot;yes&quot;;1;0)*['Grading Scale'.E$6])+(IF([.J340]=&quot;yes&quot;;1;0)*['Grading Scale'.E$7])+(IF([.K340]=&quot;yes&quot;;1;0)*['Grading Scale'.E$8])+(IF([.L340]=&quot;yes&quot;;1;0)*['Grading Scale'.E$9])+(IF([.M340]=&quot;yes&quot;;1;0)*['Grading Scale'.E$10])+(IF([.N340]=&quot;yes&quot;;1;0)*['Grading Scale'.E$11])+(IF([.O340]=&quot;yes&quot;;1;0)*['Grading Scale'.E$12])+(IF([.P340]=&quot;yes&quot;;1;0)*['Grading Scale'.E$13]))/['Grading Scale'.E$14]*100;0);&quot;&quot;)" office:value-type="string">
            <text:p>75</text:p>
          </table:table-cell>
          <table:table-cell table:style-name="ce26" table:formula="of:=IF(ISNUMBER([.S340]);VLOOKUP([.S340];['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Pennsylvania</text:p>
          </table:table-cell>
          <table:table-cell table:style-name="ce26" office:value-type="string">
            <text:p>Real Estate</text:p>
          </table:table-cell>
          <table:table-cell table:style-name="ce26" table:formula="of:=IF(NOT(ISBLANK([.C341]));VLOOKUP([.C341];['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s://www.portal.state.pa.us/portal/server.pt/community/real_estate/1346">
            <text:p><text:a xlink:href="https://www.portal.state.pa.us/portal/server.pt/community/real_estate/1346">https://www.portal.state.pa.us/portal/server.pt/community/real_estate/1346</text:a></text:p>
          </table:table-cell>
          <table:table-cell table:style-name="ce34" office:value-type="string">
            <text:p>Inventory is one big PDF file.</text:p>
          </table:table-cell>
          <table:table-cell table:style-name="ce26" table:formula="of:=IF(NOT(ISBLANK([.E341]));ROUND(((IF([.E341]=&quot;yes&quot;;1;0)*['Grading Scale'.E$2])+(IF([.F341]=&quot;yes&quot;;1;0)*['Grading Scale'.E$3])+(IF([.G341]=&quot;yes&quot;;1;0)*['Grading Scale'.E$4])+(IF([.H341]=&quot;yes&quot;;1;0)*['Grading Scale'.E$5])+(IF([.I341]=&quot;yes&quot;;1;0)*['Grading Scale'.E$6])+(IF([.J341]=&quot;yes&quot;;1;0)*['Grading Scale'.E$7])+(IF([.K341]=&quot;yes&quot;;1;0)*['Grading Scale'.E$8])+(IF([.L341]=&quot;yes&quot;;1;0)*['Grading Scale'.E$9])+(IF([.M341]=&quot;yes&quot;;1;0)*['Grading Scale'.E$10])+(IF([.N341]=&quot;yes&quot;;1;0)*['Grading Scale'.E$11])+(IF([.O341]=&quot;yes&quot;;1;0)*['Grading Scale'.E$12])+(IF([.P341]=&quot;yes&quot;;1;0)*['Grading Scale'.E$13]))/['Grading Scale'.E$14]*100;0);&quot;&quot;)" office:value-type="string">
            <text:p>40</text:p>
          </table:table-cell>
          <table:table-cell table:style-name="ce26" table:formula="of:=IF(ISNUMBER([.S341]);VLOOKUP([.S341];['Grading Scale'.$A$2:.$B$14];2);&quot;&quot;)" office:value-type="string">
            <text:p>F</text:p>
          </table:table-cell>
          <table:table-cell table:number-columns-repeated="16" table:style-name="ce27"/>
        </table:table-row>
        <table:table-row table:style-name="ro3">
          <table:table-cell table:style-name="ce30" office:value-type="date" office:date-value="2016-03-11T00:00:00">
            <text:p>3/11/2016</text:p>
          </table:table-cell>
          <table:table-cell table:style-name="ce26" office:value-type="string">
            <text:p>Pennsylvania</text:p>
          </table:table-cell>
          <table:table-cell table:style-name="ce26" office:value-type="string">
            <text:p>Restaurant Inspections</text:p>
          </table:table-cell>
          <table:table-cell table:style-name="ce26" table:formula="of:=IF(NOT(ISBLANK([.C342]));VLOOKUP([.C342];['Dataset Descriptions'.$A$2:.$B$10];2;FALSE);&quot;&quot;)" office:value-type="string">
            <text:p>Health inspections of establishments that serve food to the public.</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35" office:value-type="string" office:value="https://www.pafoodsafety.state.pa.us/web/inspection/publicinspectionsearch.aspx">
            <text:p><text:a xlink:href="https://www.pafoodsafety.state.pa.us/web/inspection/publicinspectionsearch.aspx">https://www.pafoodsafety.state.pa.us/web/inspection/publicinspectionsearch.aspx</text:a></text:p>
          </table:table-cell>
          <table:table-cell table:style-name="ce34"/>
          <table:table-cell table:style-name="ce26" table:formula="of:=IF(NOT(ISBLANK([.E342]));ROUND(((IF([.E342]=&quot;yes&quot;;1;0)*['Grading Scale'.E$2])+(IF([.F342]=&quot;yes&quot;;1;0)*['Grading Scale'.E$3])+(IF([.G342]=&quot;yes&quot;;1;0)*['Grading Scale'.E$4])+(IF([.H342]=&quot;yes&quot;;1;0)*['Grading Scale'.E$5])+(IF([.I342]=&quot;yes&quot;;1;0)*['Grading Scale'.E$6])+(IF([.J342]=&quot;yes&quot;;1;0)*['Grading Scale'.E$7])+(IF([.K342]=&quot;yes&quot;;1;0)*['Grading Scale'.E$8])+(IF([.L342]=&quot;yes&quot;;1;0)*['Grading Scale'.E$9])+(IF([.M342]=&quot;yes&quot;;1;0)*['Grading Scale'.E$10])+(IF([.N342]=&quot;yes&quot;;1;0)*['Grading Scale'.E$11])+(IF([.O342]=&quot;yes&quot;;1;0)*['Grading Scale'.E$12])+(IF([.P342]=&quot;yes&quot;;1;0)*['Grading Scale'.E$13]))/['Grading Scale'.E$14]*100;0);&quot;&quot;)" office:value-type="string">
            <text:p>45</text:p>
          </table:table-cell>
          <table:table-cell table:style-name="ce26" table:formula="of:=IF(ISNUMBER([.S342]);VLOOKUP([.S342];['Grading Scale'.$A$2:.$B$14];2);&quot;&quot;)" office:value-type="string">
            <text:p>F</text:p>
          </table:table-cell>
          <table:table-cell table:number-columns-repeated="16" table:style-name="ce27"/>
        </table:table-row>
        <table:table-row table:style-name="ro3">
          <table:table-cell table:style-name="ce30" office:value-type="date" office:date-value="2015-12-23T00:00:00">
            <text:p>12/23/2015</text:p>
          </table:table-cell>
          <table:table-cell table:style-name="ce26" office:value-type="string">
            <text:p>Pennsylvania</text:p>
          </table:table-cell>
          <table:table-cell table:style-name="ce26" office:value-type="string">
            <text:p>Vehicle Crashes</text:p>
          </table:table-cell>
          <table:table-cell table:style-name="ce26" table:formula="of:=IF(NOT(ISBLANK([.C343]));VLOOKUP([.C343];['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35" office:value-type="string" office:value="https://www.dotcrashinfo.pa.gov/">
            <text:p><text:a xlink:href="https://www.dotcrashinfo.pa.gov/">https://www.dotcrashinfo.pa.gov/</text:a></text:p>
          </table:table-cell>
          <table:table-cell table:style-name="ce33" office:value-type="string">
            <text:p>Site served via HTTPS. Custom data can be exported as CSV or Excel via a query tool, but there are no bulk data files. These are statistics, not data.</text:p>
          </table:table-cell>
          <table:table-cell table:style-name="ce26" table:formula="of:=IF(NOT(ISBLANK([.E343]));ROUND(((IF([.E343]=&quot;yes&quot;;1;0)*['Grading Scale'.E$2])+(IF([.F343]=&quot;yes&quot;;1;0)*['Grading Scale'.E$3])+(IF([.G343]=&quot;yes&quot;;1;0)*['Grading Scale'.E$4])+(IF([.H343]=&quot;yes&quot;;1;0)*['Grading Scale'.E$5])+(IF([.I343]=&quot;yes&quot;;1;0)*['Grading Scale'.E$6])+(IF([.J343]=&quot;yes&quot;;1;0)*['Grading Scale'.E$7])+(IF([.K343]=&quot;yes&quot;;1;0)*['Grading Scale'.E$8])+(IF([.L343]=&quot;yes&quot;;1;0)*['Grading Scale'.E$9])+(IF([.M343]=&quot;yes&quot;;1;0)*['Grading Scale'.E$10])+(IF([.N343]=&quot;yes&quot;;1;0)*['Grading Scale'.E$11])+(IF([.O343]=&quot;yes&quot;;1;0)*['Grading Scale'.E$12])+(IF([.P343]=&quot;yes&quot;;1;0)*['Grading Scale'.E$13]))/['Grading Scale'.E$14]*100;0);&quot;&quot;)" office:value-type="string">
            <text:p>45</text:p>
          </table:table-cell>
          <table:table-cell table:style-name="ce26" table:formula="of:=IF(ISNUMBER([.S343]);VLOOKUP([.S343];['Grading Scale'.$A$2:.$B$14];2);&quot;&quot;)" office:value-type="string">
            <text:p>F</text:p>
          </table:table-cell>
          <table:table-cell table:number-columns-repeated="4"/>
          <table:table-cell table:style-name="ce44"/>
          <table:table-cell table:number-columns-repeated="11" table:style-name="ce27"/>
        </table:table-row>
        <table:table-row table:style-name="ro3">
          <table:table-cell table:style-name="ce30" office:value-type="date" office:date-value="2016-02-11T00:00:00">
            <text:p>2/11/2016</text:p>
          </table:table-cell>
          <table:table-cell table:style-name="ce25" office:value-type="string">
            <text:p>Puerto Rico</text:p>
          </table:table-cell>
          <table:table-cell table:style-name="ce25" office:value-type="string">
            <text:p>Address Points</text:p>
          </table:table-cell>
          <table:table-cell table:style-name="ce26" table:formula="of:=IF(NOT(ISBLANK([.C344]));VLOOKUP([.C344];['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pr.gov/en/Desarrollo-e-Infraestructura/Direcciones-Estandarizadas-Bay-Car-SJ/h9md-ic24">
            <text:p><text:a xlink:href="https://data.pr.gov/en/Desarrollo-e-Infraestructura/Direcciones-Estandarizadas-Bay-Car-SJ/h9md-ic24">https://data.pr.gov/en/Desarrollo-e-Infraestructura/Direcciones-Estandarizadas-Bay-Car-SJ/h9md-ic24</text:a></text:p>
          </table:table-cell>
          <table:table-cell table:style-name="ce26" office:value-type="string">
            <text:p>This is only a small subset (135,000) of Puerto Rico's addresses, including portions of San Juan and neighboring Bayamón and Carolina.</text:p>
          </table:table-cell>
          <table:table-cell table:style-name="ce26" table:formula="of:=IF(NOT(ISBLANK([.E344]));ROUND(((IF([.E344]=&quot;yes&quot;;1;0)*['Grading Scale'.E$2])+(IF([.F344]=&quot;yes&quot;;1;0)*['Grading Scale'.E$3])+(IF([.G344]=&quot;yes&quot;;1;0)*['Grading Scale'.E$4])+(IF([.H344]=&quot;yes&quot;;1;0)*['Grading Scale'.E$5])+(IF([.I344]=&quot;yes&quot;;1;0)*['Grading Scale'.E$6])+(IF([.J344]=&quot;yes&quot;;1;0)*['Grading Scale'.E$7])+(IF([.K344]=&quot;yes&quot;;1;0)*['Grading Scale'.E$8])+(IF([.L344]=&quot;yes&quot;;1;0)*['Grading Scale'.E$9])+(IF([.M344]=&quot;yes&quot;;1;0)*['Grading Scale'.E$10])+(IF([.N344]=&quot;yes&quot;;1;0)*['Grading Scale'.E$11])+(IF([.O344]=&quot;yes&quot;;1;0)*['Grading Scale'.E$12])+(IF([.P344]=&quot;yes&quot;;1;0)*['Grading Scale'.E$13]))/['Grading Scale'.E$14]*100;0);&quot;&quot;)" office:value-type="string">
            <text:p>90</text:p>
          </table:table-cell>
          <table:table-cell table:style-name="ce26" table:formula="of:=IF(ISNUMBER([.S344]);VLOOKUP([.S344];['Grading Scale'.$A$2:.$B$14];2);&quot;&quot;)" office:value-type="string">
            <text:p>A−</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Puerto Rico</text:p>
          </table:table-cell>
          <table:table-cell table:style-name="ce25" office:value-type="string">
            <text:p>Checkbook</text:p>
          </table:table-cell>
          <table:table-cell table:style-name="ce26" table:formula="of:=IF(NOT(ISBLANK([.C345]));VLOOKUP([.C345];['Dataset Descriptions'.$A$2:.$B$10];2;FALSE);&quot;&quot;)" office:value-type="string">
            <text:p>Transaction-level, per-agency spending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45]));ROUND(((IF([.E345]=&quot;yes&quot;;1;0)*['Grading Scale'.E$2])+(IF([.F345]=&quot;yes&quot;;1;0)*['Grading Scale'.E$3])+(IF([.G345]=&quot;yes&quot;;1;0)*['Grading Scale'.E$4])+(IF([.H345]=&quot;yes&quot;;1;0)*['Grading Scale'.E$5])+(IF([.I345]=&quot;yes&quot;;1;0)*['Grading Scale'.E$6])+(IF([.J345]=&quot;yes&quot;;1;0)*['Grading Scale'.E$7])+(IF([.K345]=&quot;yes&quot;;1;0)*['Grading Scale'.E$8])+(IF([.L345]=&quot;yes&quot;;1;0)*['Grading Scale'.E$9])+(IF([.M345]=&quot;yes&quot;;1;0)*['Grading Scale'.E$10])+(IF([.N345]=&quot;yes&quot;;1;0)*['Grading Scale'.E$11])+(IF([.O345]=&quot;yes&quot;;1;0)*['Grading Scale'.E$12])+(IF([.P345]=&quot;yes&quot;;1;0)*['Grading Scale'.E$13]))/['Grading Scale'.E$14]*100;0);&quot;&quot;)" office:value-type="string">
            <text:p>0</text:p>
          </table:table-cell>
          <table:table-cell table:style-name="ce26" table:formula="of:=IF(ISNUMBER([.S345]);VLOOKUP([.S345];['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5" office:value-type="string">
            <text:p>Puerto Rico</text:p>
          </table:table-cell>
          <table:table-cell table:style-name="ce25" office:value-type="string">
            <text:p>Companies</text:p>
          </table:table-cell>
          <table:table-cell table:style-name="ce26" table:formula="of:=IF(NOT(ISBLANK([.C346]));VLOOKUP([.C346];['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9" office:value-type="string" office:value="https://data.pr.gov/en/Negocios-y-Corporaciones-/Extract-Data-Con-Censo-P-blico-y-Estatus-Activo/i6jc-4sg3">
            <text:p><text:a xlink:href="https://data.pr.gov/en/Negocios-y-Corporaciones-/Extract-Data-Con-Censo-P-blico-y-Estatus-Activo/i6jc-4sg3">https://data.pr.gov/en/Negocios-y-Corporaciones-/Extract-Data-Con-Censo-P-blico-y-Estatus-Activo/i6jc-4sg3</text:a></text:p>
          </table:table-cell>
          <table:table-cell table:style-name="ce26" office:value-type="string">
            <text:p>Very little data is provided about each corporation, so it's nowhere close to complete.</text:p>
          </table:table-cell>
          <table:table-cell table:style-name="ce26" table:formula="of:=IF(NOT(ISBLANK([.E346]));ROUND(((IF([.E346]=&quot;yes&quot;;1;0)*['Grading Scale'.E$2])+(IF([.F346]=&quot;yes&quot;;1;0)*['Grading Scale'.E$3])+(IF([.G346]=&quot;yes&quot;;1;0)*['Grading Scale'.E$4])+(IF([.H346]=&quot;yes&quot;;1;0)*['Grading Scale'.E$5])+(IF([.I346]=&quot;yes&quot;;1;0)*['Grading Scale'.E$6])+(IF([.J346]=&quot;yes&quot;;1;0)*['Grading Scale'.E$7])+(IF([.K346]=&quot;yes&quot;;1;0)*['Grading Scale'.E$8])+(IF([.L346]=&quot;yes&quot;;1;0)*['Grading Scale'.E$9])+(IF([.M346]=&quot;yes&quot;;1;0)*['Grading Scale'.E$10])+(IF([.N346]=&quot;yes&quot;;1;0)*['Grading Scale'.E$11])+(IF([.O346]=&quot;yes&quot;;1;0)*['Grading Scale'.E$12])+(IF([.P346]=&quot;yes&quot;;1;0)*['Grading Scale'.E$13]))/['Grading Scale'.E$14]*100;0);&quot;&quot;)" office:value-type="string">
            <text:p>90</text:p>
          </table:table-cell>
          <table:table-cell table:style-name="ce26" table:formula="of:=IF(ISNUMBER([.S346]);VLOOKUP([.S346];['Grading Scale'.$A$2:.$B$14];2);&quot;&quot;)" office:value-type="string">
            <text:p>A−</text:p>
          </table:table-cell>
          <table:table-cell table:number-columns-repeated="16" table:style-name="ce27"/>
        </table:table-row>
        <table:table-row table:style-name="ro3">
          <table:table-cell table:style-name="ce30" office:value-type="date" office:date-value="2015-12-01T00:00:00">
            <text:p>12/1/2015</text:p>
          </table:table-cell>
          <table:table-cell table:style-name="ce25" office:value-type="string">
            <text:p>Puerto Rico</text:p>
          </table:table-cell>
          <table:table-cell table:style-name="ce25" office:value-type="string">
            <text:p>Incarceration</text:p>
          </table:table-cell>
          <table:table-cell table:style-name="ce26" table:formula="of:=IF(NOT(ISBLANK([.C347]));VLOOKUP([.C347];['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47]));ROUND(((IF([.E347]=&quot;yes&quot;;1;0)*['Grading Scale'.E$2])+(IF([.F347]=&quot;yes&quot;;1;0)*['Grading Scale'.E$3])+(IF([.G347]=&quot;yes&quot;;1;0)*['Grading Scale'.E$4])+(IF([.H347]=&quot;yes&quot;;1;0)*['Grading Scale'.E$5])+(IF([.I347]=&quot;yes&quot;;1;0)*['Grading Scale'.E$6])+(IF([.J347]=&quot;yes&quot;;1;0)*['Grading Scale'.E$7])+(IF([.K347]=&quot;yes&quot;;1;0)*['Grading Scale'.E$8])+(IF([.L347]=&quot;yes&quot;;1;0)*['Grading Scale'.E$9])+(IF([.M347]=&quot;yes&quot;;1;0)*['Grading Scale'.E$10])+(IF([.N347]=&quot;yes&quot;;1;0)*['Grading Scale'.E$11])+(IF([.O347]=&quot;yes&quot;;1;0)*['Grading Scale'.E$12])+(IF([.P347]=&quot;yes&quot;;1;0)*['Grading Scale'.E$13]))/['Grading Scale'.E$14]*100;0);&quot;&quot;)" office:value-type="string">
            <text:p>0</text:p>
          </table:table-cell>
          <table:table-cell table:style-name="ce26" table:formula="of:=IF(ISNUMBER([.S347]);VLOOKUP([.S347];['Grading Scale'.$A$2:.$B$14];2);&quot;&quot;)" office:value-type="string">
            <text:p>F</text:p>
          </table:table-cell>
          <table:table-cell table:number-columns-repeated="16" table:style-name="ce27"/>
        </table:table-row>
        <table:table-row table:style-name="ro3">
          <table:table-cell table:style-name="ce24" office:value-type="date" office:date-value="2015-12-23T00:00:00">
            <text:p>12/23/2015</text:p>
          </table:table-cell>
          <table:table-cell table:style-name="ce25" office:value-type="string">
            <text:p>Puerto Rico</text:p>
          </table:table-cell>
          <table:table-cell table:style-name="ce25" office:value-type="string">
            <text:p>Legislation</text:p>
          </table:table-cell>
          <table:table-cell table:style-name="ce26" table:formula="of:=IF(NOT(ISBLANK([.C348]));VLOOKUP([.C348];['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oslpr.org/">
            <text:p><text:a xlink:href="http://www.oslpr.org/">http://www.oslpr.org/</text:a></text:p>
          </table:table-cell>
          <table:table-cell table:style-name="ce26" office:value-type="string">
            <text:p>Machine-readable senate voting data is available in bulk on the state repository (https://data.pr.gov/en/Abierto/Record-de-Votaci-n-de-Senado/fu3e-fj3e).</text:p>
          </table:table-cell>
          <table:table-cell table:style-name="ce26" table:formula="of:=IF(NOT(ISBLANK([.E348]));ROUND(((IF([.E348]=&quot;yes&quot;;1;0)*['Grading Scale'.E$2])+(IF([.F348]=&quot;yes&quot;;1;0)*['Grading Scale'.E$3])+(IF([.G348]=&quot;yes&quot;;1;0)*['Grading Scale'.E$4])+(IF([.H348]=&quot;yes&quot;;1;0)*['Grading Scale'.E$5])+(IF([.I348]=&quot;yes&quot;;1;0)*['Grading Scale'.E$6])+(IF([.J348]=&quot;yes&quot;;1;0)*['Grading Scale'.E$7])+(IF([.K348]=&quot;yes&quot;;1;0)*['Grading Scale'.E$8])+(IF([.L348]=&quot;yes&quot;;1;0)*['Grading Scale'.E$9])+(IF([.M348]=&quot;yes&quot;;1;0)*['Grading Scale'.E$10])+(IF([.N348]=&quot;yes&quot;;1;0)*['Grading Scale'.E$11])+(IF([.O348]=&quot;yes&quot;;1;0)*['Grading Scale'.E$12])+(IF([.P348]=&quot;yes&quot;;1;0)*['Grading Scale'.E$13]))/['Grading Scale'.E$14]*100;0);&quot;&quot;)" office:value-type="string">
            <text:p>40</text:p>
          </table:table-cell>
          <table:table-cell table:style-name="ce26" table:formula="of:=IF(ISNUMBER([.S348]);VLOOKUP([.S348];['Grading Scale'.$A$2:.$B$14];2);&quot;&quot;)" office:value-type="string">
            <text:p>F</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Puerto Rico</text:p>
          </table:table-cell>
          <table:table-cell table:style-name="ce26" office:value-type="string">
            <text:p>Population Projections</text:p>
          </table:table-cell>
          <table:table-cell table:style-name="ce26" table:formula="of:=IF(NOT(ISBLANK([.C349]));VLOOKUP([.C349];['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jp.pr.gov/Portal_JP/Default.aspx?tabid=120">
            <text:p><text:a xlink:href="http://www.jp.pr.gov/Portal_JP/Default.aspx?tabid=120">http://www.jp.pr.gov/Portal_JP/Default.aspx?tabid=120</text:a></text:p>
          </table:table-cell>
          <table:table-cell table:style-name="ce26" office:value-type="string">
            <text:p>Data not broken down by locality.</text:p>
          </table:table-cell>
          <table:table-cell table:style-name="ce26" table:formula="of:=IF(NOT(ISBLANK([.E349]));ROUND(((IF([.E349]=&quot;yes&quot;;1;0)*['Grading Scale'.E$2])+(IF([.F349]=&quot;yes&quot;;1;0)*['Grading Scale'.E$3])+(IF([.G349]=&quot;yes&quot;;1;0)*['Grading Scale'.E$4])+(IF([.H349]=&quot;yes&quot;;1;0)*['Grading Scale'.E$5])+(IF([.I349]=&quot;yes&quot;;1;0)*['Grading Scale'.E$6])+(IF([.J349]=&quot;yes&quot;;1;0)*['Grading Scale'.E$7])+(IF([.K349]=&quot;yes&quot;;1;0)*['Grading Scale'.E$8])+(IF([.L349]=&quot;yes&quot;;1;0)*['Grading Scale'.E$9])+(IF([.M349]=&quot;yes&quot;;1;0)*['Grading Scale'.E$10])+(IF([.N349]=&quot;yes&quot;;1;0)*['Grading Scale'.E$11])+(IF([.O349]=&quot;yes&quot;;1;0)*['Grading Scale'.E$12])+(IF([.P349]=&quot;yes&quot;;1;0)*['Grading Scale'.E$13]))/['Grading Scale'.E$14]*100;0);&quot;&quot;)" office:value-type="string">
            <text:p>75</text:p>
          </table:table-cell>
          <table:table-cell table:style-name="ce26" table:formula="of:=IF(ISNUMBER([.S349]);VLOOKUP([.S349];['Grading Scale'.$A$2:.$B$14];2);&quot;&quot;)" office:value-type="string">
            <text:p>C</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Puerto Rico</text:p>
          </table:table-cell>
          <table:table-cell table:style-name="ce25" office:value-type="string">
            <text:p>Real Estate</text:p>
          </table:table-cell>
          <table:table-cell table:style-name="ce26" table:formula="of:=IF(NOT(ISBLANK([.C350]));VLOOKUP([.C350];['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9" office:value-type="string" office:value="https://data.pr.gov/en/Desarrollo-e-Infraestructura/AEP/sw8z-xj2x">
            <text:p><text:a xlink:href="https://data.pr.gov/en/Desarrollo-e-Infraestructura/AEP/sw8z-xj2x">https://data.pr.gov/en/Desarrollo-e-Infraestructura/AEP/sw8z-xj2x</text:a></text:p>
          </table:table-cell>
          <table:table-cell table:style-name="ce26" office:value-type="string">
            <text:p>Data was last updated a year and a half ago. Does not include land, only buildings. Site is served via HTTPS.</text:p>
          </table:table-cell>
          <table:table-cell table:style-name="ce26" table:formula="of:=IF(NOT(ISBLANK([.E350]));ROUND(((IF([.E350]=&quot;yes&quot;;1;0)*['Grading Scale'.E$2])+(IF([.F350]=&quot;yes&quot;;1;0)*['Grading Scale'.E$3])+(IF([.G350]=&quot;yes&quot;;1;0)*['Grading Scale'.E$4])+(IF([.H350]=&quot;yes&quot;;1;0)*['Grading Scale'.E$5])+(IF([.I350]=&quot;yes&quot;;1;0)*['Grading Scale'.E$6])+(IF([.J350]=&quot;yes&quot;;1;0)*['Grading Scale'.E$7])+(IF([.K350]=&quot;yes&quot;;1;0)*['Grading Scale'.E$8])+(IF([.L350]=&quot;yes&quot;;1;0)*['Grading Scale'.E$9])+(IF([.M350]=&quot;yes&quot;;1;0)*['Grading Scale'.E$10])+(IF([.N350]=&quot;yes&quot;;1;0)*['Grading Scale'.E$11])+(IF([.O350]=&quot;yes&quot;;1;0)*['Grading Scale'.E$12])+(IF([.P350]=&quot;yes&quot;;1;0)*['Grading Scale'.E$13]))/['Grading Scale'.E$14]*100;0);&quot;&quot;)" office:value-type="string">
            <text:p>90</text:p>
          </table:table-cell>
          <table:table-cell table:style-name="ce26" table:formula="of:=IF(ISNUMBER([.S350]);VLOOKUP([.S350];['Grading Scale'.$A$2:.$B$14];2);&quot;&quot;)" office:value-type="string">
            <text:p>A−</text:p>
          </table:table-cell>
          <table:table-cell table:number-columns-repeated="16" table:style-name="ce27"/>
        </table:table-row>
        <table:table-row table:style-name="ro3">
          <table:table-cell table:style-name="ce24" office:value-type="date" office:date-value="2015-12-04T00:00:00">
            <text:p>12/4/2015</text:p>
          </table:table-cell>
          <table:table-cell table:style-name="ce25" office:value-type="string">
            <text:p>Puerto Rico</text:p>
          </table:table-cell>
          <table:table-cell table:style-name="ce25" office:value-type="string">
            <text:p>Restaurant Inspections</text:p>
          </table:table-cell>
          <table:table-cell table:style-name="ce26" table:formula="of:=IF(NOT(ISBLANK([.C351]));VLOOKUP([.C351];['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51]));ROUND(((IF([.E351]=&quot;yes&quot;;1;0)*['Grading Scale'.E$2])+(IF([.F351]=&quot;yes&quot;;1;0)*['Grading Scale'.E$3])+(IF([.G351]=&quot;yes&quot;;1;0)*['Grading Scale'.E$4])+(IF([.H351]=&quot;yes&quot;;1;0)*['Grading Scale'.E$5])+(IF([.I351]=&quot;yes&quot;;1;0)*['Grading Scale'.E$6])+(IF([.J351]=&quot;yes&quot;;1;0)*['Grading Scale'.E$7])+(IF([.K351]=&quot;yes&quot;;1;0)*['Grading Scale'.E$8])+(IF([.L351]=&quot;yes&quot;;1;0)*['Grading Scale'.E$9])+(IF([.M351]=&quot;yes&quot;;1;0)*['Grading Scale'.E$10])+(IF([.N351]=&quot;yes&quot;;1;0)*['Grading Scale'.E$11])+(IF([.O351]=&quot;yes&quot;;1;0)*['Grading Scale'.E$12])+(IF([.P351]=&quot;yes&quot;;1;0)*['Grading Scale'.E$13]))/['Grading Scale'.E$14]*100;0);&quot;&quot;)" office:value-type="string">
            <text:p>0</text:p>
          </table:table-cell>
          <table:table-cell table:style-name="ce26" table:formula="of:=IF(ISNUMBER([.S351]);VLOOKUP([.S351];['Grading Scale'.$A$2:.$B$14];2);&quot;&quot;)" office:value-type="string">
            <text:p>F</text:p>
          </table:table-cell>
          <table:table-cell table:number-columns-repeated="16" table:style-name="ce27"/>
        </table:table-row>
        <table:table-row table:style-name="ro3">
          <table:table-cell table:style-name="ce24" office:value-type="date" office:date-value="2015-12-16T00:00:00">
            <text:p>12/16/2015</text:p>
          </table:table-cell>
          <table:table-cell table:style-name="ce25" office:value-type="string">
            <text:p>Puerto Rico</text:p>
          </table:table-cell>
          <table:table-cell table:style-name="ce37" office:value-type="string">
            <text:p>Vehicle Crashes</text:p>
          </table:table-cell>
          <table:table-cell table:style-name="ce26" table:formula="of:=IF(NOT(ISBLANK([.C352]));VLOOKUP([.C352];['Dataset Descriptions'.$A$2:.$B$10];2;FALSE);&quot;&quot;)" office:value-type="string">
            <text:p>Incident-level reportable motor vehicle crash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table:table-cell table:style-name="ce26"/>
          <table:table-cell table:style-name="ce26" table:formula="of:=IF(NOT(ISBLANK([.E352]));ROUND(((IF([.E352]=&quot;yes&quot;;1;0)*['Grading Scale'.E$2])+(IF([.F352]=&quot;yes&quot;;1;0)*['Grading Scale'.E$3])+(IF([.G352]=&quot;yes&quot;;1;0)*['Grading Scale'.E$4])+(IF([.H352]=&quot;yes&quot;;1;0)*['Grading Scale'.E$5])+(IF([.I352]=&quot;yes&quot;;1;0)*['Grading Scale'.E$6])+(IF([.J352]=&quot;yes&quot;;1;0)*['Grading Scale'.E$7])+(IF([.K352]=&quot;yes&quot;;1;0)*['Grading Scale'.E$8])+(IF([.L352]=&quot;yes&quot;;1;0)*['Grading Scale'.E$9])+(IF([.M352]=&quot;yes&quot;;1;0)*['Grading Scale'.E$10])+(IF([.N352]=&quot;yes&quot;;1;0)*['Grading Scale'.E$11])+(IF([.O352]=&quot;yes&quot;;1;0)*['Grading Scale'.E$12])+(IF([.P352]=&quot;yes&quot;;1;0)*['Grading Scale'.E$13]))/['Grading Scale'.E$14]*100;0);&quot;&quot;)" office:value-type="string">
            <text:p>0</text:p>
          </table:table-cell>
          <table:table-cell table:style-name="ce26" table:formula="of:=IF(ISNUMBER([.S352]);VLOOKUP([.S352];['Grading Scale'.$A$2:.$B$14];2);&quot;&quot;)" office:value-type="string">
            <text:p>F</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Rhode Island</text:p>
          </table:table-cell>
          <table:table-cell table:style-name="ce25" office:value-type="string">
            <text:p>Address Points</text:p>
          </table:table-cell>
          <table:table-cell table:style-name="ce26" table:formula="of:=IF(NOT(ISBLANK([.C353]));VLOOKUP([.C353];['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edc.uri.edu/rigis/data/data.aspx?ISO=structure">
            <text:p><text:a xlink:href="http://www.edc.uri.edu/rigis/data/data.aspx?ISO=structure">http://www.edc.uri.edu/rigis/data/data.aspx?ISO=structure</text:a></text:p>
          </table:table-cell>
          <table:table-cell table:style-name="ce26" office:value-type="string">
            <text:p>Their license requires crediting them (http://www.edc.uri.edu/rigis/distributionPolicy.html), so it falls short of being openly licensed.</text:p>
          </table:table-cell>
          <table:table-cell table:style-name="ce26" table:formula="of:=IF(NOT(ISBLANK([.E353]));ROUND(((IF([.E353]=&quot;yes&quot;;1;0)*['Grading Scale'.E$2])+(IF([.F353]=&quot;yes&quot;;1;0)*['Grading Scale'.E$3])+(IF([.G353]=&quot;yes&quot;;1;0)*['Grading Scale'.E$4])+(IF([.H353]=&quot;yes&quot;;1;0)*['Grading Scale'.E$5])+(IF([.I353]=&quot;yes&quot;;1;0)*['Grading Scale'.E$6])+(IF([.J353]=&quot;yes&quot;;1;0)*['Grading Scale'.E$7])+(IF([.K353]=&quot;yes&quot;;1;0)*['Grading Scale'.E$8])+(IF([.L353]=&quot;yes&quot;;1;0)*['Grading Scale'.E$9])+(IF([.M353]=&quot;yes&quot;;1;0)*['Grading Scale'.E$10])+(IF([.N353]=&quot;yes&quot;;1;0)*['Grading Scale'.E$11])+(IF([.O353]=&quot;yes&quot;;1;0)*['Grading Scale'.E$12])+(IF([.P353]=&quot;yes&quot;;1;0)*['Grading Scale'.E$13]))/['Grading Scale'.E$14]*100;0);&quot;&quot;)" office:value-type="string">
            <text:p>85</text:p>
          </table:table-cell>
          <table:table-cell table:style-name="ce26" table:formula="of:=IF(ISNUMBER([.S353]);VLOOKUP([.S353];['Grading Scale'.$A$2:.$B$14];2);&quot;&quot;)" office:value-type="string">
            <text:p>B</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Rhode Island</text:p>
          </table:table-cell>
          <table:table-cell table:style-name="ce25" office:value-type="string">
            <text:p>Checkbook</text:p>
          </table:table-cell>
          <table:table-cell table:style-name="ce26" table:formula="of:=IF(NOT(ISBLANK([.C354]));VLOOKUP([.C354];['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ri.gov/opengovernment/browse">
            <text:p><text:a xlink:href="http://www.ri.gov/opengovernment/browse">http://www.ri.gov/opengovernment/browse</text:a></text:p>
          </table:table-cell>
          <table:table-cell table:style-name="ce26" office:value-type="string">
            <text:p>This is a web-based system that has a CSV export function, once you've drilled down into the data some. The resulting data is aggregated by year, so this isn't transaction-level data.</text:p>
          </table:table-cell>
          <table:table-cell table:style-name="ce26" table:formula="of:=IF(NOT(ISBLANK([.E354]));ROUND(((IF([.E354]=&quot;yes&quot;;1;0)*['Grading Scale'.E$2])+(IF([.F354]=&quot;yes&quot;;1;0)*['Grading Scale'.E$3])+(IF([.G354]=&quot;yes&quot;;1;0)*['Grading Scale'.E$4])+(IF([.H354]=&quot;yes&quot;;1;0)*['Grading Scale'.E$5])+(IF([.I354]=&quot;yes&quot;;1;0)*['Grading Scale'.E$6])+(IF([.J354]=&quot;yes&quot;;1;0)*['Grading Scale'.E$7])+(IF([.K354]=&quot;yes&quot;;1;0)*['Grading Scale'.E$8])+(IF([.L354]=&quot;yes&quot;;1;0)*['Grading Scale'.E$9])+(IF([.M354]=&quot;yes&quot;;1;0)*['Grading Scale'.E$10])+(IF([.N354]=&quot;yes&quot;;1;0)*['Grading Scale'.E$11])+(IF([.O354]=&quot;yes&quot;;1;0)*['Grading Scale'.E$12])+(IF([.P354]=&quot;yes&quot;;1;0)*['Grading Scale'.E$13]))/['Grading Scale'.E$14]*100;0);&quot;&quot;)" office:value-type="string">
            <text:p>80</text:p>
          </table:table-cell>
          <table:table-cell table:style-name="ce26" table:formula="of:=IF(ISNUMBER([.S354]);VLOOKUP([.S354];['Grading Scale'.$A$2:.$B$14];2);&quot;&quot;)" office:value-type="string">
            <text:p>B−</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Rhode Island</text:p>
          </table:table-cell>
          <table:table-cell table:style-name="ce25" office:value-type="string">
            <text:p>Companies</text:p>
          </table:table-cell>
          <table:table-cell table:style-name="ce26" table:formula="of:=IF(NOT(ISBLANK([.C355]));VLOOKUP([.C355];['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ucc.state.ri.us/CorpSearch/CorpSearchInput.asp">
            <text:p><text:a xlink:href="http://ucc.state.ri.us/CorpSearch/CorpSearchInput.asp">http://ucc.state.ri.us/CorpSearch/CorpSearchInput.asp</text:a></text:p>
          </table:table-cell>
          <table:table-cell table:style-name="ce28"/>
          <table:table-cell table:style-name="ce26" table:formula="of:=IF(NOT(ISBLANK([.E355]));ROUND(((IF([.E355]=&quot;yes&quot;;1;0)*['Grading Scale'.E$2])+(IF([.F355]=&quot;yes&quot;;1;0)*['Grading Scale'.E$3])+(IF([.G355]=&quot;yes&quot;;1;0)*['Grading Scale'.E$4])+(IF([.H355]=&quot;yes&quot;;1;0)*['Grading Scale'.E$5])+(IF([.I355]=&quot;yes&quot;;1;0)*['Grading Scale'.E$6])+(IF([.J355]=&quot;yes&quot;;1;0)*['Grading Scale'.E$7])+(IF([.K355]=&quot;yes&quot;;1;0)*['Grading Scale'.E$8])+(IF([.L355]=&quot;yes&quot;;1;0)*['Grading Scale'.E$9])+(IF([.M355]=&quot;yes&quot;;1;0)*['Grading Scale'.E$10])+(IF([.N355]=&quot;yes&quot;;1;0)*['Grading Scale'.E$11])+(IF([.O355]=&quot;yes&quot;;1;0)*['Grading Scale'.E$12])+(IF([.P355]=&quot;yes&quot;;1;0)*['Grading Scale'.E$13]))/['Grading Scale'.E$14]*100;0);&quot;&quot;)" office:value-type="string">
            <text:p>40</text:p>
          </table:table-cell>
          <table:table-cell table:style-name="ce26" table:formula="of:=IF(ISNUMBER([.S355]);VLOOKUP([.S355];['Grading Scale'.$A$2:.$B$14];2);&quot;&quot;)" office:value-type="string">
            <text:p>F</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Rhode Island</text:p>
          </table:table-cell>
          <table:table-cell table:style-name="ce25" office:value-type="string">
            <text:p>Incarceration</text:p>
          </table:table-cell>
          <table:table-cell table:style-name="ce26" table:formula="of:=IF(NOT(ISBLANK([.C356]));VLOOKUP([.C356];['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doc.ri.gov/administration/planning/statistics_reports.php">
            <text:p><text:a xlink:href="http://www.doc.ri.gov/administration/planning/statistics_reports.php">http://www.doc.ri.gov/administration/planning/statistics_reports.php</text:a></text:p>
          </table:table-cell>
          <table:table-cell table:style-name="ce26" office:value-type="string">
            <text:p>Data is provided as a PDF. It is only updated once annually.</text:p>
          </table:table-cell>
          <table:table-cell table:style-name="ce26" table:formula="of:=IF(NOT(ISBLANK([.E356]));ROUND(((IF([.E356]=&quot;yes&quot;;1;0)*['Grading Scale'.E$2])+(IF([.F356]=&quot;yes&quot;;1;0)*['Grading Scale'.E$3])+(IF([.G356]=&quot;yes&quot;;1;0)*['Grading Scale'.E$4])+(IF([.H356]=&quot;yes&quot;;1;0)*['Grading Scale'.E$5])+(IF([.I356]=&quot;yes&quot;;1;0)*['Grading Scale'.E$6])+(IF([.J356]=&quot;yes&quot;;1;0)*['Grading Scale'.E$7])+(IF([.K356]=&quot;yes&quot;;1;0)*['Grading Scale'.E$8])+(IF([.L356]=&quot;yes&quot;;1;0)*['Grading Scale'.E$9])+(IF([.M356]=&quot;yes&quot;;1;0)*['Grading Scale'.E$10])+(IF([.N356]=&quot;yes&quot;;1;0)*['Grading Scale'.E$11])+(IF([.O356]=&quot;yes&quot;;1;0)*['Grading Scale'.E$12])+(IF([.P356]=&quot;yes&quot;;1;0)*['Grading Scale'.E$13]))/['Grading Scale'.E$14]*100;0);&quot;&quot;)" office:value-type="string">
            <text:p>45</text:p>
          </table:table-cell>
          <table:table-cell table:style-name="ce26" table:formula="of:=IF(ISNUMBER([.S356]);VLOOKUP([.S356];['Grading Scale'.$A$2:.$B$14];2);&quot;&quot;)" office:value-type="string">
            <text:p>F</text:p>
          </table:table-cell>
          <table:table-cell table:number-columns-repeated="16" table:style-name="ce27"/>
        </table:table-row>
        <table:table-row table:style-name="ro3">
          <table:table-cell table:style-name="ce24" office:value-type="date" office:date-value="2016-02-04T00:00:00">
            <text:p>2/4/2016</text:p>
          </table:table-cell>
          <table:table-cell table:style-name="ce25" office:value-type="string">
            <text:p>Rhode Island</text:p>
          </table:table-cell>
          <table:table-cell table:style-name="ce25" office:value-type="string">
            <text:p>Legislation</text:p>
          </table:table-cell>
          <table:table-cell table:style-name="ce26" table:formula="of:=IF(NOT(ISBLANK([.C357]));VLOOKUP([.C357];['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rilin.state.ri.us/">
            <text:p><text:a xlink:href="http://www.rilin.state.ri.us/">http://www.rilin.state.ri.us/</text:a></text:p>
          </table:table-cell>
          <table:table-cell table:style-name="ce28"/>
          <table:table-cell table:style-name="ce26" table:formula="of:=IF(NOT(ISBLANK([.E357]));ROUND(((IF([.E357]=&quot;yes&quot;;1;0)*['Grading Scale'.E$2])+(IF([.F357]=&quot;yes&quot;;1;0)*['Grading Scale'.E$3])+(IF([.G357]=&quot;yes&quot;;1;0)*['Grading Scale'.E$4])+(IF([.H357]=&quot;yes&quot;;1;0)*['Grading Scale'.E$5])+(IF([.I357]=&quot;yes&quot;;1;0)*['Grading Scale'.E$6])+(IF([.J357]=&quot;yes&quot;;1;0)*['Grading Scale'.E$7])+(IF([.K357]=&quot;yes&quot;;1;0)*['Grading Scale'.E$8])+(IF([.L357]=&quot;yes&quot;;1;0)*['Grading Scale'.E$9])+(IF([.M357]=&quot;yes&quot;;1;0)*['Grading Scale'.E$10])+(IF([.N357]=&quot;yes&quot;;1;0)*['Grading Scale'.E$11])+(IF([.O357]=&quot;yes&quot;;1;0)*['Grading Scale'.E$12])+(IF([.P357]=&quot;yes&quot;;1;0)*['Grading Scale'.E$13]))/['Grading Scale'.E$14]*100;0);&quot;&quot;)" office:value-type="string">
            <text:p>40</text:p>
          </table:table-cell>
          <table:table-cell table:style-name="ce26" table:formula="of:=IF(ISNUMBER([.S357]);VLOOKUP([.S357];['Grading Scale'.$A$2:.$B$14];2);&quot;&quot;)" office:value-type="string">
            <text:p>F</text:p>
          </table:table-cell>
          <table:table-cell table:number-columns-repeated="16" table:style-name="ce27"/>
        </table:table-row>
        <table:table-row table:style-name="ro3">
          <table:table-cell table:style-name="ce24" office:value-type="date" office:date-value="2016-02-04T00:00:00">
            <text:p>2/4/2016</text:p>
          </table:table-cell>
          <table:table-cell table:style-name="ce25" office:value-type="string">
            <text:p>Rhode Island</text:p>
          </table:table-cell>
          <table:table-cell table:style-name="ce26" office:value-type="string">
            <text:p>Population Projections</text:p>
          </table:table-cell>
          <table:table-cell table:style-name="ce26" table:formula="of:=IF(NOT(ISBLANK([.C358]));VLOOKUP([.C358];['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planning.ri.gov/geodeminfo/data/popprojections.php">
            <text:p><text:a xlink:href="http://www.planning.ri.gov/geodeminfo/data/popprojections.php">http://www.planning.ri.gov/geodeminfo/data/popprojections.php</text:a></text:p>
          </table:table-cell>
          <table:table-cell table:style-name="ce26" office:value-type="string">
            <text:p>Incomplete, because it lacks GNIS IDs or FIPS codes for the localities.</text:p>
          </table:table-cell>
          <table:table-cell table:style-name="ce26" table:formula="of:=IF(NOT(ISBLANK([.E358]));ROUND(((IF([.E358]=&quot;yes&quot;;1;0)*['Grading Scale'.E$2])+(IF([.F358]=&quot;yes&quot;;1;0)*['Grading Scale'.E$3])+(IF([.G358]=&quot;yes&quot;;1;0)*['Grading Scale'.E$4])+(IF([.H358]=&quot;yes&quot;;1;0)*['Grading Scale'.E$5])+(IF([.I358]=&quot;yes&quot;;1;0)*['Grading Scale'.E$6])+(IF([.J358]=&quot;yes&quot;;1;0)*['Grading Scale'.E$7])+(IF([.K358]=&quot;yes&quot;;1;0)*['Grading Scale'.E$8])+(IF([.L358]=&quot;yes&quot;;1;0)*['Grading Scale'.E$9])+(IF([.M358]=&quot;yes&quot;;1;0)*['Grading Scale'.E$10])+(IF([.N358]=&quot;yes&quot;;1;0)*['Grading Scale'.E$11])+(IF([.O358]=&quot;yes&quot;;1;0)*['Grading Scale'.E$12])+(IF([.P358]=&quot;yes&quot;;1;0)*['Grading Scale'.E$13]))/['Grading Scale'.E$14]*100;0);&quot;&quot;)" office:value-type="string">
            <text:p>85</text:p>
          </table:table-cell>
          <table:table-cell table:style-name="ce26" table:formula="of:=IF(ISNUMBER([.S358]);VLOOKUP([.S358];['Grading Scale'.$A$2:.$B$14];2);&quot;&quot;)" office:value-type="string">
            <text:p>B</text:p>
          </table:table-cell>
          <table:table-cell table:number-columns-repeated="16" table:style-name="ce27"/>
        </table:table-row>
        <table:table-row table:style-name="ro3">
          <table:table-cell table:style-name="ce24" office:value-type="date" office:date-value="2016-02-02T00:00:00">
            <text:p>2/2/2016</text:p>
          </table:table-cell>
          <table:table-cell table:style-name="ce25" office:value-type="string">
            <text:p>Rhode Island</text:p>
          </table:table-cell>
          <table:table-cell table:style-name="ce25" office:value-type="string">
            <text:p>Real Estate</text:p>
          </table:table-cell>
          <table:table-cell table:style-name="ce26" table:formula="of:=IF(NOT(ISBLANK([.C359]));VLOOKUP([.C359];['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59]));ROUND(((IF([.E359]=&quot;yes&quot;;1;0)*['Grading Scale'.E$2])+(IF([.F359]=&quot;yes&quot;;1;0)*['Grading Scale'.E$3])+(IF([.G359]=&quot;yes&quot;;1;0)*['Grading Scale'.E$4])+(IF([.H359]=&quot;yes&quot;;1;0)*['Grading Scale'.E$5])+(IF([.I359]=&quot;yes&quot;;1;0)*['Grading Scale'.E$6])+(IF([.J359]=&quot;yes&quot;;1;0)*['Grading Scale'.E$7])+(IF([.K359]=&quot;yes&quot;;1;0)*['Grading Scale'.E$8])+(IF([.L359]=&quot;yes&quot;;1;0)*['Grading Scale'.E$9])+(IF([.M359]=&quot;yes&quot;;1;0)*['Grading Scale'.E$10])+(IF([.N359]=&quot;yes&quot;;1;0)*['Grading Scale'.E$11])+(IF([.O359]=&quot;yes&quot;;1;0)*['Grading Scale'.E$12])+(IF([.P359]=&quot;yes&quot;;1;0)*['Grading Scale'.E$13]))/['Grading Scale'.E$14]*100;0);&quot;&quot;)" office:value-type="string">
            <text:p>0</text:p>
          </table:table-cell>
          <table:table-cell table:style-name="ce26" table:formula="of:=IF(ISNUMBER([.S359]);VLOOKUP([.S359];['Grading Scale'.$A$2:.$B$14];2);&quot;&quot;)" office:value-type="string">
            <text:p>F</text:p>
          </table:table-cell>
          <table:table-cell table:number-columns-repeated="16" table:style-name="ce27"/>
        </table:table-row>
        <table:table-row table:style-name="ro3">
          <table:table-cell table:style-name="ce24" office:value-type="date" office:date-value="2016-02-04T00:00:00">
            <text:p>2/4/2016</text:p>
          </table:table-cell>
          <table:table-cell table:style-name="ce25" office:value-type="string">
            <text:p>Rhode Island</text:p>
          </table:table-cell>
          <table:table-cell table:style-name="ce25" office:value-type="string">
            <text:p>Restaurant Inspections</text:p>
          </table:table-cell>
          <table:table-cell table:style-name="ce26" table:formula="of:=IF(NOT(ISBLANK([.C360]));VLOOKUP([.C360];['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ri.healthinspections.us/RI_EH/">
            <text:p><text:a xlink:href="http://ri.healthinspections.us/RI_EH/">http://ri.healthinspections.us/RI_EH/</text:a></text:p>
          </table:table-cell>
          <table:table-cell table:style-name="ce28"/>
          <table:table-cell table:style-name="ce26" table:formula="of:=IF(NOT(ISBLANK([.E360]));ROUND(((IF([.E360]=&quot;yes&quot;;1;0)*['Grading Scale'.E$2])+(IF([.F360]=&quot;yes&quot;;1;0)*['Grading Scale'.E$3])+(IF([.G360]=&quot;yes&quot;;1;0)*['Grading Scale'.E$4])+(IF([.H360]=&quot;yes&quot;;1;0)*['Grading Scale'.E$5])+(IF([.I360]=&quot;yes&quot;;1;0)*['Grading Scale'.E$6])+(IF([.J360]=&quot;yes&quot;;1;0)*['Grading Scale'.E$7])+(IF([.K360]=&quot;yes&quot;;1;0)*['Grading Scale'.E$8])+(IF([.L360]=&quot;yes&quot;;1;0)*['Grading Scale'.E$9])+(IF([.M360]=&quot;yes&quot;;1;0)*['Grading Scale'.E$10])+(IF([.N360]=&quot;yes&quot;;1;0)*['Grading Scale'.E$11])+(IF([.O360]=&quot;yes&quot;;1;0)*['Grading Scale'.E$12])+(IF([.P360]=&quot;yes&quot;;1;0)*['Grading Scale'.E$13]))/['Grading Scale'.E$14]*100;0);&quot;&quot;)" office:value-type="string">
            <text:p>45</text:p>
          </table:table-cell>
          <table:table-cell table:style-name="ce26" table:formula="of:=IF(ISNUMBER([.S360]);VLOOKUP([.S360];['Grading Scale'.$A$2:.$B$14];2);&quot;&quot;)" office:value-type="string">
            <text:p>F</text:p>
          </table:table-cell>
          <table:table-cell table:number-columns-repeated="16" table:style-name="ce27"/>
        </table:table-row>
        <table:table-row table:style-name="ro3">
          <table:table-cell table:style-name="ce24" office:value-type="date" office:date-value="2016-02-04T00:00:00">
            <text:p>2/4/2016</text:p>
          </table:table-cell>
          <table:table-cell table:style-name="ce25" office:value-type="string">
            <text:p>Rhode Island</text:p>
          </table:table-cell>
          <table:table-cell table:style-name="ce25" office:value-type="string">
            <text:p>Vehicle Crashes</text:p>
          </table:table-cell>
          <table:table-cell table:style-name="ce26" table:formula="of:=IF(NOT(ISBLANK([.C361]));VLOOKUP([.C361];['Dataset Descriptions'.$A$2:.$B$10];2;FALSE);&quot;&quot;)" office:value-type="string">
            <text:p>Incident-level reportable motor vehicle crash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y have very simplistic statistics (http://www.health.ri.gov/data/motorvehicleinjury/), but that's it.</text:p>
          </table:table-cell>
          <table:table-cell table:style-name="ce26" table:formula="of:=IF(NOT(ISBLANK([.E361]));ROUND(((IF([.E361]=&quot;yes&quot;;1;0)*['Grading Scale'.E$2])+(IF([.F361]=&quot;yes&quot;;1;0)*['Grading Scale'.E$3])+(IF([.G361]=&quot;yes&quot;;1;0)*['Grading Scale'.E$4])+(IF([.H361]=&quot;yes&quot;;1;0)*['Grading Scale'.E$5])+(IF([.I361]=&quot;yes&quot;;1;0)*['Grading Scale'.E$6])+(IF([.J361]=&quot;yes&quot;;1;0)*['Grading Scale'.E$7])+(IF([.K361]=&quot;yes&quot;;1;0)*['Grading Scale'.E$8])+(IF([.L361]=&quot;yes&quot;;1;0)*['Grading Scale'.E$9])+(IF([.M361]=&quot;yes&quot;;1;0)*['Grading Scale'.E$10])+(IF([.N361]=&quot;yes&quot;;1;0)*['Grading Scale'.E$11])+(IF([.O361]=&quot;yes&quot;;1;0)*['Grading Scale'.E$12])+(IF([.P361]=&quot;yes&quot;;1;0)*['Grading Scale'.E$13]))/['Grading Scale'.E$14]*100;0);&quot;&quot;)" office:value-type="string">
            <text:p>0</text:p>
          </table:table-cell>
          <table:table-cell table:style-name="ce26" table:formula="of:=IF(ISNUMBER([.S361]);VLOOKUP([.S361];['Grading Scale'.$A$2:.$B$14];2);&quot;&quot;)" office:value-type="string">
            <text:p>F</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South Carolina</text:p>
          </table:table-cell>
          <table:table-cell table:style-name="ce25" office:value-type="string">
            <text:p>Address Points</text:p>
          </table:table-cell>
          <table:table-cell table:style-name="ce26" table:formula="of:=IF(NOT(ISBLANK([.C362]));VLOOKUP([.C362];['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gis.sc.gov/documents/AddressPoints_SC.pdf">
            <text:p><text:a xlink:href="http://www.gis.sc.gov/documents/AddressPoints_SC.pdf">http://www.gis.sc.gov/documents/AddressPoints_SC.pdf</text:a></text:p>
          </table:table-cell>
          <table:table-cell table:style-name="ce26" office:value-type="string">
            <text:p>The state runs a program to aggregate address points from localities, and as of February 2014, it has almost all of the state covered. But the data is owned by the localities, prohibiting the state from redistributing it.</text:p>
          </table:table-cell>
          <table:table-cell table:style-name="ce26" table:formula="of:=IF(NOT(ISBLANK([.E362]));ROUND(((IF([.E362]=&quot;yes&quot;;1;0)*['Grading Scale'.E$2])+(IF([.F362]=&quot;yes&quot;;1;0)*['Grading Scale'.E$3])+(IF([.G362]=&quot;yes&quot;;1;0)*['Grading Scale'.E$4])+(IF([.H362]=&quot;yes&quot;;1;0)*['Grading Scale'.E$5])+(IF([.I362]=&quot;yes&quot;;1;0)*['Grading Scale'.E$6])+(IF([.J362]=&quot;yes&quot;;1;0)*['Grading Scale'.E$7])+(IF([.K362]=&quot;yes&quot;;1;0)*['Grading Scale'.E$8])+(IF([.L362]=&quot;yes&quot;;1;0)*['Grading Scale'.E$9])+(IF([.M362]=&quot;yes&quot;;1;0)*['Grading Scale'.E$10])+(IF([.N362]=&quot;yes&quot;;1;0)*['Grading Scale'.E$11])+(IF([.O362]=&quot;yes&quot;;1;0)*['Grading Scale'.E$12])+(IF([.P362]=&quot;yes&quot;;1;0)*['Grading Scale'.E$13]))/['Grading Scale'.E$14]*100;0);&quot;&quot;)" office:value-type="string">
            <text:p>60</text:p>
          </table:table-cell>
          <table:table-cell table:style-name="ce26" table:formula="of:=IF(ISNUMBER([.S362]);VLOOKUP([.S362];['Grading Scale'.$A$2:.$B$14];2);&quot;&quot;)" office:value-type="string">
            <text:p>D−</text:p>
          </table:table-cell>
          <table:table-cell table:number-columns-repeated="16" table:style-name="ce27"/>
        </table:table-row>
        <table:table-row table:style-name="ro3">
          <table:table-cell table:style-name="ce24" office:value-type="date" office:date-value="2015-12-14T00:00:00">
            <text:p>12/14/2015</text:p>
          </table:table-cell>
          <table:table-cell table:style-name="ce25" office:value-type="string">
            <text:p>South Carolina</text:p>
          </table:table-cell>
          <table:table-cell table:style-name="ce25" office:value-type="string">
            <text:p>Checkbook</text:p>
          </table:table-cell>
          <table:table-cell table:style-name="ce26" table:formula="of:=IF(NOT(ISBLANK([.C363]));VLOOKUP([.C36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www.cg.sc.gov/fiscaltransparency/">
            <text:p><text:a xlink:href="http://www.cg.sc.gov/fiscaltransparency/">http://www.cg.sc.gov/fiscaltransparency/</text:a></text:p>
          </table:table-cell>
          <table:table-cell table:style-name="ce26" office:value-type="string">
            <text:p>Site uses SSL, providing verification of data. Data is, at the time of the census, 6 weeks old. Machine-readable data is only avaiable via export, after drilling down to an agency and time period. There is no description of the purpose of each payment.</text:p>
          </table:table-cell>
          <table:table-cell table:style-name="ce26" table:formula="of:=IF(NOT(ISBLANK([.E363]));ROUND(((IF([.E363]=&quot;yes&quot;;1;0)*['Grading Scale'.E$2])+(IF([.F363]=&quot;yes&quot;;1;0)*['Grading Scale'.E$3])+(IF([.G363]=&quot;yes&quot;;1;0)*['Grading Scale'.E$4])+(IF([.H363]=&quot;yes&quot;;1;0)*['Grading Scale'.E$5])+(IF([.I363]=&quot;yes&quot;;1;0)*['Grading Scale'.E$6])+(IF([.J363]=&quot;yes&quot;;1;0)*['Grading Scale'.E$7])+(IF([.K363]=&quot;yes&quot;;1;0)*['Grading Scale'.E$8])+(IF([.L363]=&quot;yes&quot;;1;0)*['Grading Scale'.E$9])+(IF([.M363]=&quot;yes&quot;;1;0)*['Grading Scale'.E$10])+(IF([.N363]=&quot;yes&quot;;1;0)*['Grading Scale'.E$11])+(IF([.O363]=&quot;yes&quot;;1;0)*['Grading Scale'.E$12])+(IF([.P363]=&quot;yes&quot;;1;0)*['Grading Scale'.E$13]))/['Grading Scale'.E$14]*100;0);&quot;&quot;)" office:value-type="string">
            <text:p>80</text:p>
          </table:table-cell>
          <table:table-cell table:style-name="ce26" table:formula="of:=IF(ISNUMBER([.S363]);VLOOKUP([.S363];['Grading Scale'.$A$2:.$B$14];2);&quot;&quot;)" office:value-type="string">
            <text:p>B−</text:p>
          </table:table-cell>
          <table:table-cell table:number-columns-repeated="16" table:style-name="ce27"/>
        </table:table-row>
        <table:table-row table:style-name="ro3">
          <table:table-cell table:style-name="ce24" office:value-type="date" office:date-value="2016-01-27T00:00:00">
            <text:p>1/27/2016</text:p>
          </table:table-cell>
          <table:table-cell table:style-name="ce25" office:value-type="string">
            <text:p>South Carolina</text:p>
          </table:table-cell>
          <table:table-cell table:style-name="ce25" office:value-type="string">
            <text:p>Companies</text:p>
          </table:table-cell>
          <table:table-cell table:style-name="ce26" table:formula="of:=IF(NOT(ISBLANK([.C364]));VLOOKUP([.C36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9" office:value-type="string" office:value="http://scinteractive.sc.gov/Pages/SubscriberServices.aspx">
            <text:p><text:a xlink:href="http://scinteractive.sc.gov/Pages/SubscriberServices.aspx">http://scinteractive.sc.gov/Pages/SubscriberServices.aspx</text:a></text:p>
          </table:table-cell>
          <table:table-cell table:style-name="ce26" office:value-type="string">
            <text:p>Data costs $12,075 per year. It is updated monthly, provided as CSV files.</text:p>
          </table:table-cell>
          <table:table-cell table:style-name="ce26" table:formula="of:=IF(NOT(ISBLANK([.E364]));ROUND(((IF([.E364]=&quot;yes&quot;;1;0)*['Grading Scale'.E$2])+(IF([.F364]=&quot;yes&quot;;1;0)*['Grading Scale'.E$3])+(IF([.G364]=&quot;yes&quot;;1;0)*['Grading Scale'.E$4])+(IF([.H364]=&quot;yes&quot;;1;0)*['Grading Scale'.E$5])+(IF([.I364]=&quot;yes&quot;;1;0)*['Grading Scale'.E$6])+(IF([.J364]=&quot;yes&quot;;1;0)*['Grading Scale'.E$7])+(IF([.K364]=&quot;yes&quot;;1;0)*['Grading Scale'.E$8])+(IF([.L364]=&quot;yes&quot;;1;0)*['Grading Scale'.E$9])+(IF([.M364]=&quot;yes&quot;;1;0)*['Grading Scale'.E$10])+(IF([.N364]=&quot;yes&quot;;1;0)*['Grading Scale'.E$11])+(IF([.O364]=&quot;yes&quot;;1;0)*['Grading Scale'.E$12])+(IF([.P364]=&quot;yes&quot;;1;0)*['Grading Scale'.E$13]))/['Grading Scale'.E$14]*100;0);&quot;&quot;)" office:value-type="string">
            <text:p>65</text:p>
          </table:table-cell>
          <table:table-cell table:style-name="ce26" table:formula="of:=IF(ISNUMBER([.S364]);VLOOKUP([.S364];['Grading Scale'.$A$2:.$B$14];2);&quot;&quot;)" office:value-type="string">
            <text:p>D</text:p>
          </table:table-cell>
          <table:table-cell table:number-columns-repeated="16" table:style-name="ce27"/>
        </table:table-row>
        <table:table-row table:style-name="ro3">
          <table:table-cell table:style-name="ce24" office:value-type="date" office:date-value="2015-12-14T00:00:00">
            <text:p>12/14/2015</text:p>
          </table:table-cell>
          <table:table-cell table:style-name="ce25" office:value-type="string">
            <text:p>South Carolina</text:p>
          </table:table-cell>
          <table:table-cell table:style-name="ce25" office:value-type="string">
            <text:p>Incarceration</text:p>
          </table:table-cell>
          <table:table-cell table:style-name="ce26" table:formula="of:=IF(NOT(ISBLANK([.C365]));VLOOKUP([.C365];['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doc.sc.gov/pubweb/research/statistics.jsp">
            <text:p><text:a xlink:href="http://www.doc.sc.gov/pubweb/research/statistics.jsp">http://www.doc.sc.gov/pubweb/research/statistics.jsp</text:a></text:p>
          </table:table-cell>
          <table:table-cell table:style-name="ce26" office:value-type="string">
            <text:p>These are statistics, not data. Information is provided as PDFs.</text:p>
          </table:table-cell>
          <table:table-cell table:style-name="ce26" table:formula="of:=IF(NOT(ISBLANK([.E365]));ROUND(((IF([.E365]=&quot;yes&quot;;1;0)*['Grading Scale'.E$2])+(IF([.F365]=&quot;yes&quot;;1;0)*['Grading Scale'.E$3])+(IF([.G365]=&quot;yes&quot;;1;0)*['Grading Scale'.E$4])+(IF([.H365]=&quot;yes&quot;;1;0)*['Grading Scale'.E$5])+(IF([.I365]=&quot;yes&quot;;1;0)*['Grading Scale'.E$6])+(IF([.J365]=&quot;yes&quot;;1;0)*['Grading Scale'.E$7])+(IF([.K365]=&quot;yes&quot;;1;0)*['Grading Scale'.E$8])+(IF([.L365]=&quot;yes&quot;;1;0)*['Grading Scale'.E$9])+(IF([.M365]=&quot;yes&quot;;1;0)*['Grading Scale'.E$10])+(IF([.N365]=&quot;yes&quot;;1;0)*['Grading Scale'.E$11])+(IF([.O365]=&quot;yes&quot;;1;0)*['Grading Scale'.E$12])+(IF([.P365]=&quot;yes&quot;;1;0)*['Grading Scale'.E$13]))/['Grading Scale'.E$14]*100;0);&quot;&quot;)" office:value-type="string">
            <text:p>75</text:p>
          </table:table-cell>
          <table:table-cell table:style-name="ce26" table:formula="of:=IF(ISNUMBER([.S365]);VLOOKUP([.S365];['Grading Scale'.$A$2:.$B$14];2);&quot;&quot;)" office:value-type="string">
            <text:p>C</text:p>
          </table:table-cell>
          <table:table-cell table:number-columns-repeated="16" table:style-name="ce27"/>
        </table:table-row>
        <table:table-row table:style-name="ro3">
          <table:table-cell table:style-name="ce24" office:value-type="date" office:date-value="2015-12-15T00:00:00">
            <text:p>12/15/2015</text:p>
          </table:table-cell>
          <table:table-cell table:style-name="ce25" office:value-type="string">
            <text:p>South Carolina</text:p>
          </table:table-cell>
          <table:table-cell table:style-name="ce25" office:value-type="string">
            <text:p>Legislation</text:p>
          </table:table-cell>
          <table:table-cell table:style-name="ce26" table:formula="of:=IF(NOT(ISBLANK([.C366]));VLOOKUP([.C36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scstatehouse.gov/">
            <text:p><text:a xlink:href="http://www.scstatehouse.gov/">http://www.scstatehouse.gov/</text:a></text:p>
          </table:table-cell>
          <table:table-cell table:style-name="ce28"/>
          <table:table-cell table:style-name="ce26" table:formula="of:=IF(NOT(ISBLANK([.E366]));ROUND(((IF([.E366]=&quot;yes&quot;;1;0)*['Grading Scale'.E$2])+(IF([.F366]=&quot;yes&quot;;1;0)*['Grading Scale'.E$3])+(IF([.G366]=&quot;yes&quot;;1;0)*['Grading Scale'.E$4])+(IF([.H366]=&quot;yes&quot;;1;0)*['Grading Scale'.E$5])+(IF([.I366]=&quot;yes&quot;;1;0)*['Grading Scale'.E$6])+(IF([.J366]=&quot;yes&quot;;1;0)*['Grading Scale'.E$7])+(IF([.K366]=&quot;yes&quot;;1;0)*['Grading Scale'.E$8])+(IF([.L366]=&quot;yes&quot;;1;0)*['Grading Scale'.E$9])+(IF([.M366]=&quot;yes&quot;;1;0)*['Grading Scale'.E$10])+(IF([.N366]=&quot;yes&quot;;1;0)*['Grading Scale'.E$11])+(IF([.O366]=&quot;yes&quot;;1;0)*['Grading Scale'.E$12])+(IF([.P366]=&quot;yes&quot;;1;0)*['Grading Scale'.E$13]))/['Grading Scale'.E$14]*100;0);&quot;&quot;)" office:value-type="string">
            <text:p>45</text:p>
          </table:table-cell>
          <table:table-cell table:style-name="ce26" table:formula="of:=IF(ISNUMBER([.S366]);VLOOKUP([.S366];['Grading Scale'.$A$2:.$B$14];2);&quot;&quot;)" office:value-type="string">
            <text:p>F</text:p>
          </table:table-cell>
          <table:table-cell table:number-columns-repeated="16" table:style-name="ce27"/>
        </table:table-row>
        <table:table-row table:style-name="ro7">
          <table:table-cell table:style-name="ce24" office:value-type="date" office:date-value="2015-12-15T00:00:00">
            <text:p>12/15/2015</text:p>
          </table:table-cell>
          <table:table-cell table:style-name="ce25" office:value-type="string">
            <text:p>South Carolina</text:p>
          </table:table-cell>
          <table:table-cell table:style-name="ce26" office:value-type="string">
            <text:p>Population Projections</text:p>
          </table:table-cell>
          <table:table-cell table:style-name="ce26" table:formula="of:=IF(NOT(ISBLANK([.C367]));VLOOKUP([.C36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abstract.sc.gov/chapter14/pop5.html">
            <text:p><text:a xlink:href="http://abstract.sc.gov/chapter14/pop5.html">http://abstract.sc.gov/chapter14/pop5.html</text:a></text:p>
          </table:table-cell>
          <table:table-cell table:style-name="ce26" office:value-type="string">
            <text:p>Lacks GNIS IDs for localities.</text:p>
          </table:table-cell>
          <table:table-cell table:style-name="ce26" table:formula="of:=IF(NOT(ISBLANK([.E367]));ROUND(((IF([.E367]=&quot;yes&quot;;1;0)*['Grading Scale'.E$2])+(IF([.F367]=&quot;yes&quot;;1;0)*['Grading Scale'.E$3])+(IF([.G367]=&quot;yes&quot;;1;0)*['Grading Scale'.E$4])+(IF([.H367]=&quot;yes&quot;;1;0)*['Grading Scale'.E$5])+(IF([.I367]=&quot;yes&quot;;1;0)*['Grading Scale'.E$6])+(IF([.J367]=&quot;yes&quot;;1;0)*['Grading Scale'.E$7])+(IF([.K367]=&quot;yes&quot;;1;0)*['Grading Scale'.E$8])+(IF([.L367]=&quot;yes&quot;;1;0)*['Grading Scale'.E$9])+(IF([.M367]=&quot;yes&quot;;1;0)*['Grading Scale'.E$10])+(IF([.N367]=&quot;yes&quot;;1;0)*['Grading Scale'.E$11])+(IF([.O367]=&quot;yes&quot;;1;0)*['Grading Scale'.E$12])+(IF([.P367]=&quot;yes&quot;;1;0)*['Grading Scale'.E$13]))/['Grading Scale'.E$14]*100;0);&quot;&quot;)" office:value-type="string">
            <text:p>40</text:p>
          </table:table-cell>
          <table:table-cell table:style-name="ce26" table:formula="of:=IF(ISNUMBER([.S367]);VLOOKUP([.S367];['Grading Scale'.$A$2:.$B$14];2);&quot;&quot;)" office:value-type="string">
            <text:p>F</text:p>
          </table:table-cell>
          <table:table-cell table:number-columns-repeated="16" table:style-name="ce27"/>
        </table:table-row>
        <table:table-row table:style-name="ro7">
          <table:table-cell table:style-name="ce24" office:value-type="date" office:date-value="2015-12-14T00:00:00">
            <text:p>12/14/2015</text:p>
          </table:table-cell>
          <table:table-cell table:style-name="ce25" office:value-type="string">
            <text:p>South Carolina</text:p>
          </table:table-cell>
          <table:table-cell table:style-name="ce25" office:value-type="string">
            <text:p>Real Estate</text:p>
          </table:table-cell>
          <table:table-cell table:style-name="ce26" table:formula="of:=IF(NOT(ISBLANK([.C368]));VLOOKUP([.C368];['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admin.sc.gov/generalservices/parcels">
            <text:p><text:a xlink:href="http://www.admin.sc.gov/generalservices/parcels">http://www.admin.sc.gov/generalservices/parcels</text:a></text:p>
          </table:table-cell>
          <table:table-cell table:style-name="ce26" office:value-type="string">
            <text:p>The location of parcels of land and buildings is not provided (beyond the county). No dates are provided to know when records or files were last updated, so it's impossible to determine whether this dataset is up to date.</text:p>
          </table:table-cell>
          <table:table-cell table:style-name="ce26" table:formula="of:=IF(NOT(ISBLANK([.E368]));ROUND(((IF([.E368]=&quot;yes&quot;;1;0)*['Grading Scale'.E$2])+(IF([.F368]=&quot;yes&quot;;1;0)*['Grading Scale'.E$3])+(IF([.G368]=&quot;yes&quot;;1;0)*['Grading Scale'.E$4])+(IF([.H368]=&quot;yes&quot;;1;0)*['Grading Scale'.E$5])+(IF([.I368]=&quot;yes&quot;;1;0)*['Grading Scale'.E$6])+(IF([.J368]=&quot;yes&quot;;1;0)*['Grading Scale'.E$7])+(IF([.K368]=&quot;yes&quot;;1;0)*['Grading Scale'.E$8])+(IF([.L368]=&quot;yes&quot;;1;0)*['Grading Scale'.E$9])+(IF([.M368]=&quot;yes&quot;;1;0)*['Grading Scale'.E$10])+(IF([.N368]=&quot;yes&quot;;1;0)*['Grading Scale'.E$11])+(IF([.O368]=&quot;yes&quot;;1;0)*['Grading Scale'.E$12])+(IF([.P368]=&quot;yes&quot;;1;0)*['Grading Scale'.E$13]))/['Grading Scale'.E$14]*100;0);&quot;&quot;)" office:value-type="string">
            <text:p>75</text:p>
          </table:table-cell>
          <table:table-cell table:style-name="ce26" table:formula="of:=IF(ISNUMBER([.S368]);VLOOKUP([.S368];['Grading Scale'.$A$2:.$B$14];2);&quot;&quot;)" office:value-type="string">
            <text:p>C</text:p>
          </table:table-cell>
          <table:table-cell table:number-columns-repeated="16" table:style-name="ce27"/>
        </table:table-row>
        <table:table-row table:style-name="ro7">
          <table:table-cell table:style-name="ce24" office:value-type="date" office:date-value="2015-12-15T00:00:00">
            <text:p>12/15/2015</text:p>
          </table:table-cell>
          <table:table-cell table:style-name="ce25" office:value-type="string">
            <text:p>South Carolina</text:p>
          </table:table-cell>
          <table:table-cell table:style-name="ce25" office:value-type="string">
            <text:p>Restaurant Inspections</text:p>
          </table:table-cell>
          <table:table-cell table:style-name="ce26" table:formula="of:=IF(NOT(ISBLANK([.C369]));VLOOKUP([.C369];['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www.scdhec.gov/FoodSafety/CheckSCFoodSanitationReports/">
            <text:p><text:a xlink:href="http://www.scdhec.gov/FoodSafety/CheckSCFoodSanitationReports/">http://www.scdhec.gov/FoodSafety/CheckSCFoodSanitationReports/</text:a></text:p>
          </table:table-cell>
          <table:table-cell table:style-name="ce26" office:value-type="string">
            <text:p>All requests returned an HTTP 500 error at the time that the site was surveyed, making a complete survey impossible.</text:p>
          </table:table-cell>
          <table:table-cell table:style-name="ce26" table:formula="of:=IF(NOT(ISBLANK([.E369]));ROUND(((IF([.E369]=&quot;yes&quot;;1;0)*['Grading Scale'.E$2])+(IF([.F369]=&quot;yes&quot;;1;0)*['Grading Scale'.E$3])+(IF([.G369]=&quot;yes&quot;;1;0)*['Grading Scale'.E$4])+(IF([.H369]=&quot;yes&quot;;1;0)*['Grading Scale'.E$5])+(IF([.I369]=&quot;yes&quot;;1;0)*['Grading Scale'.E$6])+(IF([.J369]=&quot;yes&quot;;1;0)*['Grading Scale'.E$7])+(IF([.K369]=&quot;yes&quot;;1;0)*['Grading Scale'.E$8])+(IF([.L369]=&quot;yes&quot;;1;0)*['Grading Scale'.E$9])+(IF([.M369]=&quot;yes&quot;;1;0)*['Grading Scale'.E$10])+(IF([.N369]=&quot;yes&quot;;1;0)*['Grading Scale'.E$11])+(IF([.O369]=&quot;yes&quot;;1;0)*['Grading Scale'.E$12])+(IF([.P369]=&quot;yes&quot;;1;0)*['Grading Scale'.E$13]))/['Grading Scale'.E$14]*100;0);&quot;&quot;)" office:value-type="string">
            <text:p>30</text:p>
          </table:table-cell>
          <table:table-cell table:style-name="ce26" table:formula="of:=IF(ISNUMBER([.S369]);VLOOKUP([.S369];['Grading Scale'.$A$2:.$B$14];2);&quot;&quot;)" office:value-type="string">
            <text:p>F</text:p>
          </table:table-cell>
          <table:table-cell table:number-columns-repeated="16" table:style-name="ce27"/>
        </table:table-row>
        <table:table-row table:style-name="ro7">
          <table:table-cell table:style-name="ce24" office:value-type="date" office:date-value="2015-12-15T00:00:00">
            <text:p>12/15/2015</text:p>
          </table:table-cell>
          <table:table-cell table:style-name="ce25" office:value-type="string">
            <text:p>South Carolina</text:p>
          </table:table-cell>
          <table:table-cell table:style-name="ce25" office:value-type="string">
            <text:p>Vehicle Crashes</text:p>
          </table:table-cell>
          <table:table-cell table:style-name="ce26" table:formula="of:=IF(NOT(ISBLANK([.C370]));VLOOKUP([.C37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7"/>
          <table:table-cell table:style-name="ce26" office:value-type="string">
            <text:p>They participate in NHTSA's State Data System (http://www.nhtsa.gov/Data/State+Data+Programs/SDS+Overview), so they are collecting the data.</text:p>
          </table:table-cell>
          <table:table-cell table:style-name="ce26" table:formula="of:=IF(NOT(ISBLANK([.E370]));ROUND(((IF([.E370]=&quot;yes&quot;;1;0)*['Grading Scale'.E$2])+(IF([.F370]=&quot;yes&quot;;1;0)*['Grading Scale'.E$3])+(IF([.G370]=&quot;yes&quot;;1;0)*['Grading Scale'.E$4])+(IF([.H370]=&quot;yes&quot;;1;0)*['Grading Scale'.E$5])+(IF([.I370]=&quot;yes&quot;;1;0)*['Grading Scale'.E$6])+(IF([.J370]=&quot;yes&quot;;1;0)*['Grading Scale'.E$7])+(IF([.K370]=&quot;yes&quot;;1;0)*['Grading Scale'.E$8])+(IF([.L370]=&quot;yes&quot;;1;0)*['Grading Scale'.E$9])+(IF([.M370]=&quot;yes&quot;;1;0)*['Grading Scale'.E$10])+(IF([.N370]=&quot;yes&quot;;1;0)*['Grading Scale'.E$11])+(IF([.O370]=&quot;yes&quot;;1;0)*['Grading Scale'.E$12])+(IF([.P370]=&quot;yes&quot;;1;0)*['Grading Scale'.E$13]))/['Grading Scale'.E$14]*100;0);&quot;&quot;)" office:value-type="string">
            <text:p>50</text:p>
          </table:table-cell>
          <table:table-cell table:style-name="ce26" table:formula="of:=IF(ISNUMBER([.S370]);VLOOKUP([.S370];['Grading Scale'.$A$2:.$B$14];2);&quot;&quot;)" office:value-type="string">
            <text:p>F</text:p>
          </table:table-cell>
          <table:table-cell table:number-columns-repeated="16" table:style-name="ce27"/>
        </table:table-row>
        <table:table-row table:style-name="ro7">
          <table:table-cell table:style-name="ce24" office:value-type="date" office:date-value="2016-02-08T00:00:00">
            <text:p>2/8/2016</text:p>
          </table:table-cell>
          <table:table-cell table:style-name="ce25" office:value-type="string">
            <text:p>South Dakota</text:p>
          </table:table-cell>
          <table:table-cell table:style-name="ce25" office:value-type="string">
            <text:p>Address Points</text:p>
          </table:table-cell>
          <table:table-cell table:style-name="ce26" table:formula="of:=IF(NOT(ISBLANK([.C371]));VLOOKUP([.C371];['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arcgis.sd.gov/arcgis/rest/services/BIT/AddressViewer/MapServer/0">
            <text:p><text:a xlink:href="http://arcgis.sd.gov/arcgis/rest/services/BIT/AddressViewer/MapServer/0">http://arcgis.sd.gov/arcgis/rest/services/BIT/AddressViewer/MapServer/0</text:a></text:p>
          </table:table-cell>
          <table:table-cell table:style-name="ce28"/>
          <table:table-cell table:style-name="ce26" table:formula="of:=IF(NOT(ISBLANK([.E371]));ROUND(((IF([.E371]=&quot;yes&quot;;1;0)*['Grading Scale'.E$2])+(IF([.F371]=&quot;yes&quot;;1;0)*['Grading Scale'.E$3])+(IF([.G371]=&quot;yes&quot;;1;0)*['Grading Scale'.E$4])+(IF([.H371]=&quot;yes&quot;;1;0)*['Grading Scale'.E$5])+(IF([.I371]=&quot;yes&quot;;1;0)*['Grading Scale'.E$6])+(IF([.J371]=&quot;yes&quot;;1;0)*['Grading Scale'.E$7])+(IF([.K371]=&quot;yes&quot;;1;0)*['Grading Scale'.E$8])+(IF([.L371]=&quot;yes&quot;;1;0)*['Grading Scale'.E$9])+(IF([.M371]=&quot;yes&quot;;1;0)*['Grading Scale'.E$10])+(IF([.N371]=&quot;yes&quot;;1;0)*['Grading Scale'.E$11])+(IF([.O371]=&quot;yes&quot;;1;0)*['Grading Scale'.E$12])+(IF([.P371]=&quot;yes&quot;;1;0)*['Grading Scale'.E$13]))/['Grading Scale'.E$14]*100;0);&quot;&quot;)" office:value-type="string">
            <text:p>85</text:p>
          </table:table-cell>
          <table:table-cell table:style-name="ce26" table:formula="of:=IF(ISNUMBER([.S371]);VLOOKUP([.S371];['Grading Scale'.$A$2:.$B$14];2);&quot;&quot;)" office:value-type="string">
            <text:p>B</text:p>
          </table:table-cell>
          <table:table-cell table:number-columns-repeated="16" table:style-name="ce27"/>
        </table:table-row>
        <table:table-row table:style-name="ro7">
          <table:table-cell table:style-name="ce24" office:value-type="date" office:date-value="2016-02-08T00:00:00">
            <text:p>2/8/2016</text:p>
          </table:table-cell>
          <table:table-cell table:style-name="ce25" office:value-type="string">
            <text:p>South Dakota</text:p>
          </table:table-cell>
          <table:table-cell table:style-name="ce25" office:value-type="string">
            <text:p>Checkbook</text:p>
          </table:table-cell>
          <table:table-cell table:style-name="ce26" table:formula="of:=IF(NOT(ISBLANK([.C372]));VLOOKUP([.C372];['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open.sd.gov/vendor.aspx">
            <text:p><text:a xlink:href="http://open.sd.gov/vendor.aspx">http://open.sd.gov/vendor.aspx</text:a></text:p>
          </table:table-cell>
          <table:table-cell table:style-name="ce26" office:value-type="string">
            <text:p>Incomplete, because it does not include all agencies, and because spending is aggregated by vendor by year, instead of being transaction-level.</text:p>
          </table:table-cell>
          <table:table-cell table:style-name="ce26" table:formula="of:=IF(NOT(ISBLANK([.E372]));ROUND(((IF([.E372]=&quot;yes&quot;;1;0)*['Grading Scale'.E$2])+(IF([.F372]=&quot;yes&quot;;1;0)*['Grading Scale'.E$3])+(IF([.G372]=&quot;yes&quot;;1;0)*['Grading Scale'.E$4])+(IF([.H372]=&quot;yes&quot;;1;0)*['Grading Scale'.E$5])+(IF([.I372]=&quot;yes&quot;;1;0)*['Grading Scale'.E$6])+(IF([.J372]=&quot;yes&quot;;1;0)*['Grading Scale'.E$7])+(IF([.K372]=&quot;yes&quot;;1;0)*['Grading Scale'.E$8])+(IF([.L372]=&quot;yes&quot;;1;0)*['Grading Scale'.E$9])+(IF([.M372]=&quot;yes&quot;;1;0)*['Grading Scale'.E$10])+(IF([.N372]=&quot;yes&quot;;1;0)*['Grading Scale'.E$11])+(IF([.O372]=&quot;yes&quot;;1;0)*['Grading Scale'.E$12])+(IF([.P372]=&quot;yes&quot;;1;0)*['Grading Scale'.E$13]))/['Grading Scale'.E$14]*100;0);&quot;&quot;)" office:value-type="string">
            <text:p>85</text:p>
          </table:table-cell>
          <table:table-cell table:style-name="ce26" table:formula="of:=IF(ISNUMBER([.S372]);VLOOKUP([.S372];['Grading Scale'.$A$2:.$B$14];2);&quot;&quot;)" office:value-type="string">
            <text:p>B</text:p>
          </table:table-cell>
          <table:table-cell table:number-columns-repeated="16" table:style-name="ce27"/>
        </table:table-row>
        <table:table-row table:style-name="ro7">
          <table:table-cell table:style-name="ce24" office:value-type="date" office:date-value="2016-02-08T00:00:00">
            <text:p>2/8/2016</text:p>
          </table:table-cell>
          <table:table-cell table:style-name="ce25" office:value-type="string">
            <text:p>South Dakota</text:p>
          </table:table-cell>
          <table:table-cell table:style-name="ce25" office:value-type="string">
            <text:p>Companies</text:p>
          </table:table-cell>
          <table:table-cell table:style-name="ce26" table:formula="of:=IF(NOT(ISBLANK([.C373]));VLOOKUP([.C373];['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sos.sd.gov/business/search.aspx">
            <text:p><text:a xlink:href="https://sos.sd.gov/business/search.aspx">https://sos.sd.gov/business/search.aspx</text:a></text:p>
          </table:table-cell>
          <table:table-cell table:style-name="ce26" office:value-type="string">
            <text:p>Some information is buried within PDFs of annual reports, but it's all there.</text:p>
          </table:table-cell>
          <table:table-cell table:style-name="ce26" table:formula="of:=IF(NOT(ISBLANK([.E373]));ROUND(((IF([.E373]=&quot;yes&quot;;1;0)*['Grading Scale'.E$2])+(IF([.F373]=&quot;yes&quot;;1;0)*['Grading Scale'.E$3])+(IF([.G373]=&quot;yes&quot;;1;0)*['Grading Scale'.E$4])+(IF([.H373]=&quot;yes&quot;;1;0)*['Grading Scale'.E$5])+(IF([.I373]=&quot;yes&quot;;1;0)*['Grading Scale'.E$6])+(IF([.J373]=&quot;yes&quot;;1;0)*['Grading Scale'.E$7])+(IF([.K373]=&quot;yes&quot;;1;0)*['Grading Scale'.E$8])+(IF([.L373]=&quot;yes&quot;;1;0)*['Grading Scale'.E$9])+(IF([.M373]=&quot;yes&quot;;1;0)*['Grading Scale'.E$10])+(IF([.N373]=&quot;yes&quot;;1;0)*['Grading Scale'.E$11])+(IF([.O373]=&quot;yes&quot;;1;0)*['Grading Scale'.E$12])+(IF([.P373]=&quot;yes&quot;;1;0)*['Grading Scale'.E$13]))/['Grading Scale'.E$14]*100;0);&quot;&quot;)" office:value-type="string">
            <text:p>50</text:p>
          </table:table-cell>
          <table:table-cell table:style-name="ce26" table:formula="of:=IF(ISNUMBER([.S373]);VLOOKUP([.S373];['Grading Scale'.$A$2:.$B$14];2);&quot;&quot;)" office:value-type="string">
            <text:p>F</text:p>
          </table:table-cell>
          <table:table-cell table:number-columns-repeated="16" table:style-name="ce27"/>
        </table:table-row>
        <table:table-row table:style-name="ro7">
          <table:table-cell table:style-name="ce24" office:value-type="date" office:date-value="2016-02-08T00:00:00">
            <text:p>2/8/2016</text:p>
          </table:table-cell>
          <table:table-cell table:style-name="ce25" office:value-type="string">
            <text:p>South Dakota</text:p>
          </table:table-cell>
          <table:table-cell table:style-name="ce25" office:value-type="string">
            <text:p>Incarceration</text:p>
          </table:table-cell>
          <table:table-cell table:style-name="ce26" table:formula="of:=IF(NOT(ISBLANK([.C374]));VLOOKUP([.C374];['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doc.sd.gov/about/stats/">
            <text:p><text:a xlink:href="https://doc.sd.gov/about/stats/">https://doc.sd.gov/about/stats/</text:a></text:p>
          </table:table-cell>
          <table:table-cell table:style-name="ce26" office:value-type="string">
            <text:p>Incomplete, because it lacks lacks both historical data and the capacity of each facility.</text:p>
          </table:table-cell>
          <table:table-cell table:style-name="ce26" table:formula="of:=IF(NOT(ISBLANK([.E374]));ROUND(((IF([.E374]=&quot;yes&quot;;1;0)*['Grading Scale'.E$2])+(IF([.F374]=&quot;yes&quot;;1;0)*['Grading Scale'.E$3])+(IF([.G374]=&quot;yes&quot;;1;0)*['Grading Scale'.E$4])+(IF([.H374]=&quot;yes&quot;;1;0)*['Grading Scale'.E$5])+(IF([.I374]=&quot;yes&quot;;1;0)*['Grading Scale'.E$6])+(IF([.J374]=&quot;yes&quot;;1;0)*['Grading Scale'.E$7])+(IF([.K374]=&quot;yes&quot;;1;0)*['Grading Scale'.E$8])+(IF([.L374]=&quot;yes&quot;;1;0)*['Grading Scale'.E$9])+(IF([.M374]=&quot;yes&quot;;1;0)*['Grading Scale'.E$10])+(IF([.N374]=&quot;yes&quot;;1;0)*['Grading Scale'.E$11])+(IF([.O374]=&quot;yes&quot;;1;0)*['Grading Scale'.E$12])+(IF([.P374]=&quot;yes&quot;;1;0)*['Grading Scale'.E$13]))/['Grading Scale'.E$14]*100;0);&quot;&quot;)" office:value-type="string">
            <text:p>40</text:p>
          </table:table-cell>
          <table:table-cell table:style-name="ce26" table:formula="of:=IF(ISNUMBER([.S374]);VLOOKUP([.S374];['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South Dakota</text:p>
          </table:table-cell>
          <table:table-cell table:style-name="ce25" office:value-type="string">
            <text:p>Legislation</text:p>
          </table:table-cell>
          <table:table-cell table:style-name="ce26" table:formula="of:=IF(NOT(ISBLANK([.C375]));VLOOKUP([.C375];['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legis.sd.gov/">
            <text:p><text:a xlink:href="http://legis.sd.gov/">http://legis.sd.gov/</text:a></text:p>
          </table:table-cell>
          <table:table-cell table:style-name="ce26" office:value-type="string">
            <text:p>Incomplete, because it lacks the date that legislators took office.</text:p>
          </table:table-cell>
          <table:table-cell table:style-name="ce26" table:formula="of:=IF(NOT(ISBLANK([.E375]));ROUND(((IF([.E375]=&quot;yes&quot;;1;0)*['Grading Scale'.E$2])+(IF([.F375]=&quot;yes&quot;;1;0)*['Grading Scale'.E$3])+(IF([.G375]=&quot;yes&quot;;1;0)*['Grading Scale'.E$4])+(IF([.H375]=&quot;yes&quot;;1;0)*['Grading Scale'.E$5])+(IF([.I375]=&quot;yes&quot;;1;0)*['Grading Scale'.E$6])+(IF([.J375]=&quot;yes&quot;;1;0)*['Grading Scale'.E$7])+(IF([.K375]=&quot;yes&quot;;1;0)*['Grading Scale'.E$8])+(IF([.L375]=&quot;yes&quot;;1;0)*['Grading Scale'.E$9])+(IF([.M375]=&quot;yes&quot;;1;0)*['Grading Scale'.E$10])+(IF([.N375]=&quot;yes&quot;;1;0)*['Grading Scale'.E$11])+(IF([.O375]=&quot;yes&quot;;1;0)*['Grading Scale'.E$12])+(IF([.P375]=&quot;yes&quot;;1;0)*['Grading Scale'.E$13]))/['Grading Scale'.E$14]*100;0);&quot;&quot;)" office:value-type="string">
            <text:p>40</text:p>
          </table:table-cell>
          <table:table-cell table:style-name="ce26" table:formula="of:=IF(ISNUMBER([.S375]);VLOOKUP([.S375];['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South Dakota</text:p>
          </table:table-cell>
          <table:table-cell table:style-name="ce26" office:value-type="string">
            <text:p>Population Projections</text:p>
          </table:table-cell>
          <table:table-cell table:style-name="ce26" table:formula="of:=IF(NOT(ISBLANK([.C376]));VLOOKUP([.C376];['Dataset Descriptions'.$A$2:.$B$10];2;FALSE);&quot;&quot;)" office:value-type="string">
            <text:p>Forecasts of municipal-level changes in population over coming year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web page that the U.S. Census links to for South Dakota (http://www.sdstate.edu/soc/rlcdc/generaldemographicdata/population-and-population-change.cfm) contains only backwards-looking reports, many of which have not been updated in over 15 years.</text:p>
          </table:table-cell>
          <table:table-cell table:style-name="ce26" table:formula="of:=IF(NOT(ISBLANK([.E376]));ROUND(((IF([.E376]=&quot;yes&quot;;1;0)*['Grading Scale'.E$2])+(IF([.F376]=&quot;yes&quot;;1;0)*['Grading Scale'.E$3])+(IF([.G376]=&quot;yes&quot;;1;0)*['Grading Scale'.E$4])+(IF([.H376]=&quot;yes&quot;;1;0)*['Grading Scale'.E$5])+(IF([.I376]=&quot;yes&quot;;1;0)*['Grading Scale'.E$6])+(IF([.J376]=&quot;yes&quot;;1;0)*['Grading Scale'.E$7])+(IF([.K376]=&quot;yes&quot;;1;0)*['Grading Scale'.E$8])+(IF([.L376]=&quot;yes&quot;;1;0)*['Grading Scale'.E$9])+(IF([.M376]=&quot;yes&quot;;1;0)*['Grading Scale'.E$10])+(IF([.N376]=&quot;yes&quot;;1;0)*['Grading Scale'.E$11])+(IF([.O376]=&quot;yes&quot;;1;0)*['Grading Scale'.E$12])+(IF([.P376]=&quot;yes&quot;;1;0)*['Grading Scale'.E$13]))/['Grading Scale'.E$14]*100;0);&quot;&quot;)" office:value-type="string">
            <text:p>0</text:p>
          </table:table-cell>
          <table:table-cell table:style-name="ce26" table:formula="of:=IF(ISNUMBER([.S376]);VLOOKUP([.S376];['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South Dakota</text:p>
          </table:table-cell>
          <table:table-cell table:style-name="ce25" office:value-type="string">
            <text:p>Real Estate</text:p>
          </table:table-cell>
          <table:table-cell table:style-name="ce26" table:formula="of:=IF(NOT(ISBLANK([.C377]));VLOOKUP([.C377];['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377]));ROUND(((IF([.E377]=&quot;yes&quot;;1;0)*['Grading Scale'.E$2])+(IF([.F377]=&quot;yes&quot;;1;0)*['Grading Scale'.E$3])+(IF([.G377]=&quot;yes&quot;;1;0)*['Grading Scale'.E$4])+(IF([.H377]=&quot;yes&quot;;1;0)*['Grading Scale'.E$5])+(IF([.I377]=&quot;yes&quot;;1;0)*['Grading Scale'.E$6])+(IF([.J377]=&quot;yes&quot;;1;0)*['Grading Scale'.E$7])+(IF([.K377]=&quot;yes&quot;;1;0)*['Grading Scale'.E$8])+(IF([.L377]=&quot;yes&quot;;1;0)*['Grading Scale'.E$9])+(IF([.M377]=&quot;yes&quot;;1;0)*['Grading Scale'.E$10])+(IF([.N377]=&quot;yes&quot;;1;0)*['Grading Scale'.E$11])+(IF([.O377]=&quot;yes&quot;;1;0)*['Grading Scale'.E$12])+(IF([.P377]=&quot;yes&quot;;1;0)*['Grading Scale'.E$13]))/['Grading Scale'.E$14]*100;0);&quot;&quot;)" office:value-type="string">
            <text:p>0</text:p>
          </table:table-cell>
          <table:table-cell table:style-name="ce26" table:formula="of:=IF(ISNUMBER([.S377]);VLOOKUP([.S377];['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South Dakota</text:p>
          </table:table-cell>
          <table:table-cell table:style-name="ce25" office:value-type="string">
            <text:p>Restaurant Inspections</text:p>
          </table:table-cell>
          <table:table-cell table:style-name="ce26" table:formula="of:=IF(NOT(ISBLANK([.C378]));VLOOKUP([.C378];['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9" office:value-type="string" office:value="https://doh.sd.gov/food/restaurants-lodging/inspection-scores.aspx">
            <text:p><text:a xlink:href="https://doh.sd.gov/food/restaurants-lodging/inspection-scores.aspx">https://doh.sd.gov/food/restaurants-lodging/inspection-scores.aspx</text:a></text:p>
          </table:table-cell>
          <table:table-cell table:style-name="ce26" office:value-type="string">
            <text:p>As of February 8, 2016, "the inspection score site is temporarily down," the website reports.</text:p>
          </table:table-cell>
          <table:table-cell table:style-name="ce26" table:formula="of:=IF(NOT(ISBLANK([.E378]));ROUND(((IF([.E378]=&quot;yes&quot;;1;0)*['Grading Scale'.E$2])+(IF([.F378]=&quot;yes&quot;;1;0)*['Grading Scale'.E$3])+(IF([.G378]=&quot;yes&quot;;1;0)*['Grading Scale'.E$4])+(IF([.H378]=&quot;yes&quot;;1;0)*['Grading Scale'.E$5])+(IF([.I378]=&quot;yes&quot;;1;0)*['Grading Scale'.E$6])+(IF([.J378]=&quot;yes&quot;;1;0)*['Grading Scale'.E$7])+(IF([.K378]=&quot;yes&quot;;1;0)*['Grading Scale'.E$8])+(IF([.L378]=&quot;yes&quot;;1;0)*['Grading Scale'.E$9])+(IF([.M378]=&quot;yes&quot;;1;0)*['Grading Scale'.E$10])+(IF([.N378]=&quot;yes&quot;;1;0)*['Grading Scale'.E$11])+(IF([.O378]=&quot;yes&quot;;1;0)*['Grading Scale'.E$12])+(IF([.P378]=&quot;yes&quot;;1;0)*['Grading Scale'.E$13]))/['Grading Scale'.E$14]*100;0);&quot;&quot;)" office:value-type="string">
            <text:p>25</text:p>
          </table:table-cell>
          <table:table-cell table:style-name="ce26" table:formula="of:=IF(ISNUMBER([.S378]);VLOOKUP([.S378];['Grading Scale'.$A$2:.$B$14];2);&quot;&quot;)" office:value-type="string">
            <text:p>F</text:p>
          </table:table-cell>
          <table:table-cell table:number-columns-repeated="16" table:style-name="ce27"/>
        </table:table-row>
        <table:table-row table:style-name="ro3">
          <table:table-cell table:style-name="ce24" office:value-type="date" office:date-value="2016-02-08T00:00:00">
            <text:p>2/8/2016</text:p>
          </table:table-cell>
          <table:table-cell table:style-name="ce25" office:value-type="string">
            <text:p>South Dakota</text:p>
          </table:table-cell>
          <table:table-cell table:style-name="ce25" office:value-type="string">
            <text:p>Vehicle Crashes</text:p>
          </table:table-cell>
          <table:table-cell table:style-name="ce26" table:formula="of:=IF(NOT(ISBLANK([.C379]));VLOOKUP([.C379];['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safesd.gov/raw-data.html">
            <text:p><text:a xlink:href="http://safesd.gov/raw-data.html">http://safesd.gov/raw-data.html</text:a></text:p>
          </table:table-cell>
          <table:table-cell table:style-name="ce26" office:value-type="string">
            <text:p>Very detailed records, provided as pipe-delimited text. Data is updated annually, in June, for the prior year.</text:p>
          </table:table-cell>
          <table:table-cell table:style-name="ce26" table:formula="of:=IF(NOT(ISBLANK([.E379]));ROUND(((IF([.E379]=&quot;yes&quot;;1;0)*['Grading Scale'.E$2])+(IF([.F379]=&quot;yes&quot;;1;0)*['Grading Scale'.E$3])+(IF([.G379]=&quot;yes&quot;;1;0)*['Grading Scale'.E$4])+(IF([.H379]=&quot;yes&quot;;1;0)*['Grading Scale'.E$5])+(IF([.I379]=&quot;yes&quot;;1;0)*['Grading Scale'.E$6])+(IF([.J379]=&quot;yes&quot;;1;0)*['Grading Scale'.E$7])+(IF([.K379]=&quot;yes&quot;;1;0)*['Grading Scale'.E$8])+(IF([.L379]=&quot;yes&quot;;1;0)*['Grading Scale'.E$9])+(IF([.M379]=&quot;yes&quot;;1;0)*['Grading Scale'.E$10])+(IF([.N379]=&quot;yes&quot;;1;0)*['Grading Scale'.E$11])+(IF([.O379]=&quot;yes&quot;;1;0)*['Grading Scale'.E$12])+(IF([.P379]=&quot;yes&quot;;1;0)*['Grading Scale'.E$13]))/['Grading Scale'.E$14]*100;0);&quot;&quot;)" office:value-type="string">
            <text:p>90</text:p>
          </table:table-cell>
          <table:table-cell table:style-name="ce26" table:formula="of:=IF(ISNUMBER([.S379]);VLOOKUP([.S379];['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Address Points</text:p>
          </table:table-cell>
          <table:table-cell table:style-name="ce26" table:formula="of:=IF(NOT(ISBLANK([.C380]));VLOOKUP([.C380];['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We have an outstanding query to the state GIS office about this dataset.</text:p>
          </table:table-cell>
          <table:table-cell table:style-name="ce26" table:formula="of:=IF(NOT(ISBLANK([.E380]));ROUND(((IF([.E380]=&quot;yes&quot;;1;0)*['Grading Scale'.E$2])+(IF([.F380]=&quot;yes&quot;;1;0)*['Grading Scale'.E$3])+(IF([.G380]=&quot;yes&quot;;1;0)*['Grading Scale'.E$4])+(IF([.H380]=&quot;yes&quot;;1;0)*['Grading Scale'.E$5])+(IF([.I380]=&quot;yes&quot;;1;0)*['Grading Scale'.E$6])+(IF([.J380]=&quot;yes&quot;;1;0)*['Grading Scale'.E$7])+(IF([.K380]=&quot;yes&quot;;1;0)*['Grading Scale'.E$8])+(IF([.L380]=&quot;yes&quot;;1;0)*['Grading Scale'.E$9])+(IF([.M380]=&quot;yes&quot;;1;0)*['Grading Scale'.E$10])+(IF([.N380]=&quot;yes&quot;;1;0)*['Grading Scale'.E$11])+(IF([.O380]=&quot;yes&quot;;1;0)*['Grading Scale'.E$12])+(IF([.P380]=&quot;yes&quot;;1;0)*['Grading Scale'.E$13]))/['Grading Scale'.E$14]*100;0);&quot;&quot;)" office:value-type="string">
            <text:p>50</text:p>
          </table:table-cell>
          <table:table-cell table:style-name="ce26" table:formula="of:=IF(ISNUMBER([.S380]);VLOOKUP([.S380];['Grading Scale'.$A$2:.$B$14];2);&quot;&quot;)" office:value-type="string">
            <text:p>F</text:p>
          </table:table-cell>
          <table:table-cell table:number-columns-repeated="16" table:style-name="ce27"/>
        </table:table-row>
        <table:table-row table:style-name="ro3">
          <table:table-cell table:style-name="ce30" office:value-type="date" office:date-value="2016-01-05T00:00:00">
            <text:p>1/5/2016</text:p>
          </table:table-cell>
          <table:table-cell table:style-name="ce25" office:value-type="string">
            <text:p>Tennessee</text:p>
          </table:table-cell>
          <table:table-cell table:style-name="ce25" office:value-type="string">
            <text:p>Checkbook</text:p>
          </table:table-cell>
          <table:table-cell table:style-name="ce26" table:formula="of:=IF(NOT(ISBLANK([.C381]));VLOOKUP([.C381];['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tn.gov/transparenttn/section/state-financial-overview">
            <text:p><text:a xlink:href="http://www.tn.gov/transparenttn/section/state-financial-overview">http://www.tn.gov/transparenttn/section/state-financial-overview</text:a></text:p>
          </table:table-cell>
          <table:table-cell table:style-name="ce26" office:value-type="string">
            <text:p>Expenses are aggregated by vendor and fiscal year, so this is not transaction-level data. There is a description field, but it isn't in use for descriptions of the transaction (which it couldn't anyway, because they're aggregated). Data is provided as zipped CSV.</text:p>
          </table:table-cell>
          <table:table-cell table:style-name="ce26" table:formula="of:=IF(NOT(ISBLANK([.E381]));ROUND(((IF([.E381]=&quot;yes&quot;;1;0)*['Grading Scale'.E$2])+(IF([.F381]=&quot;yes&quot;;1;0)*['Grading Scale'.E$3])+(IF([.G381]=&quot;yes&quot;;1;0)*['Grading Scale'.E$4])+(IF([.H381]=&quot;yes&quot;;1;0)*['Grading Scale'.E$5])+(IF([.I381]=&quot;yes&quot;;1;0)*['Grading Scale'.E$6])+(IF([.J381]=&quot;yes&quot;;1;0)*['Grading Scale'.E$7])+(IF([.K381]=&quot;yes&quot;;1;0)*['Grading Scale'.E$8])+(IF([.L381]=&quot;yes&quot;;1;0)*['Grading Scale'.E$9])+(IF([.M381]=&quot;yes&quot;;1;0)*['Grading Scale'.E$10])+(IF([.N381]=&quot;yes&quot;;1;0)*['Grading Scale'.E$11])+(IF([.O381]=&quot;yes&quot;;1;0)*['Grading Scale'.E$12])+(IF([.P381]=&quot;yes&quot;;1;0)*['Grading Scale'.E$13]))/['Grading Scale'.E$14]*100;0);&quot;&quot;)" office:value-type="string">
            <text:p>80</text:p>
          </table:table-cell>
          <table:table-cell table:style-name="ce26" table:formula="of:=IF(ISNUMBER([.S381]);VLOOKUP([.S381];['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Companies</text:p>
          </table:table-cell>
          <table:table-cell table:style-name="ce26" table:formula="of:=IF(NOT(ISBLANK([.C382]));VLOOKUP([.C382];['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9" office:value-type="string" office:value="https://tnbear.tn.gov/ecommerce/DBDownloadWizard.aspx">
            <text:p><text:a xlink:href="https://tnbear.tn.gov/ecommerce/DBDownloadWizard.aspx">https://tnbear.tn.gov/ecommerce/DBDownloadWizard.aspx</text:a></text:p>
          </table:table-cell>
          <table:table-cell table:style-name="ce26" office:value-type="string">
            <text:p>Data costs $1,000, with updates at $50/week. It may be viewed online, as HTML, for free.</text:p>
          </table:table-cell>
          <table:table-cell table:style-name="ce26" table:formula="of:=IF(NOT(ISBLANK([.E382]));ROUND(((IF([.E382]=&quot;yes&quot;;1;0)*['Grading Scale'.E$2])+(IF([.F382]=&quot;yes&quot;;1;0)*['Grading Scale'.E$3])+(IF([.G382]=&quot;yes&quot;;1;0)*['Grading Scale'.E$4])+(IF([.H382]=&quot;yes&quot;;1;0)*['Grading Scale'.E$5])+(IF([.I382]=&quot;yes&quot;;1;0)*['Grading Scale'.E$6])+(IF([.J382]=&quot;yes&quot;;1;0)*['Grading Scale'.E$7])+(IF([.K382]=&quot;yes&quot;;1;0)*['Grading Scale'.E$8])+(IF([.L382]=&quot;yes&quot;;1;0)*['Grading Scale'.E$9])+(IF([.M382]=&quot;yes&quot;;1;0)*['Grading Scale'.E$10])+(IF([.N382]=&quot;yes&quot;;1;0)*['Grading Scale'.E$11])+(IF([.O382]=&quot;yes&quot;;1;0)*['Grading Scale'.E$12])+(IF([.P382]=&quot;yes&quot;;1;0)*['Grading Scale'.E$13]))/['Grading Scale'.E$14]*100;0);&quot;&quot;)" office:value-type="string">
            <text:p>70</text:p>
          </table:table-cell>
          <table:table-cell table:style-name="ce26" table:formula="of:=IF(ISNUMBER([.S382]);VLOOKUP([.S382];['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Incarceration</text:p>
          </table:table-cell>
          <table:table-cell table:style-name="ce26" table:formula="of:=IF(NOT(ISBLANK([.C383]));VLOOKUP([.C383];['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tn.gov/correction/section/tdoc-statistics">
            <text:p><text:a xlink:href="https://www.tn.gov/correction/section/tdoc-statistics">https://www.tn.gov/correction/section/tdoc-statistics</text:a></text:p>
          </table:table-cell>
          <table:table-cell table:style-name="ce26" office:value-type="string">
            <text:p>These are aggregate statistics, not data. Information is only available as PDFs.</text:p>
          </table:table-cell>
          <table:table-cell table:style-name="ce26" table:formula="of:=IF(NOT(ISBLANK([.E383]));ROUND(((IF([.E383]=&quot;yes&quot;;1;0)*['Grading Scale'.E$2])+(IF([.F383]=&quot;yes&quot;;1;0)*['Grading Scale'.E$3])+(IF([.G383]=&quot;yes&quot;;1;0)*['Grading Scale'.E$4])+(IF([.H383]=&quot;yes&quot;;1;0)*['Grading Scale'.E$5])+(IF([.I383]=&quot;yes&quot;;1;0)*['Grading Scale'.E$6])+(IF([.J383]=&quot;yes&quot;;1;0)*['Grading Scale'.E$7])+(IF([.K383]=&quot;yes&quot;;1;0)*['Grading Scale'.E$8])+(IF([.L383]=&quot;yes&quot;;1;0)*['Grading Scale'.E$9])+(IF([.M383]=&quot;yes&quot;;1;0)*['Grading Scale'.E$10])+(IF([.N383]=&quot;yes&quot;;1;0)*['Grading Scale'.E$11])+(IF([.O383]=&quot;yes&quot;;1;0)*['Grading Scale'.E$12])+(IF([.P383]=&quot;yes&quot;;1;0)*['Grading Scale'.E$13]))/['Grading Scale'.E$14]*100;0);&quot;&quot;)" office:value-type="string">
            <text:p>45</text:p>
          </table:table-cell>
          <table:table-cell table:style-name="ce26" table:formula="of:=IF(ISNUMBER([.S383]);VLOOKUP([.S383];['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Legislation</text:p>
          </table:table-cell>
          <table:table-cell table:style-name="ce26" table:formula="of:=IF(NOT(ISBLANK([.C384]));VLOOKUP([.C384];['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capitol.tn.gov/">
            <text:p><text:a xlink:href="http://www.capitol.tn.gov/">http://www.capitol.tn.gov/</text:a></text:p>
          </table:table-cell>
          <table:table-cell table:style-name="ce26" office:value-type="string">
            <text:p>They block search engines from indexing their site, so it's difficult to state categorically that they don't provide downloadable data.</text:p>
          </table:table-cell>
          <table:table-cell table:style-name="ce26" table:formula="of:=IF(NOT(ISBLANK([.E384]));ROUND(((IF([.E384]=&quot;yes&quot;;1;0)*['Grading Scale'.E$2])+(IF([.F384]=&quot;yes&quot;;1;0)*['Grading Scale'.E$3])+(IF([.G384]=&quot;yes&quot;;1;0)*['Grading Scale'.E$4])+(IF([.H384]=&quot;yes&quot;;1;0)*['Grading Scale'.E$5])+(IF([.I384]=&quot;yes&quot;;1;0)*['Grading Scale'.E$6])+(IF([.J384]=&quot;yes&quot;;1;0)*['Grading Scale'.E$7])+(IF([.K384]=&quot;yes&quot;;1;0)*['Grading Scale'.E$8])+(IF([.L384]=&quot;yes&quot;;1;0)*['Grading Scale'.E$9])+(IF([.M384]=&quot;yes&quot;;1;0)*['Grading Scale'.E$10])+(IF([.N384]=&quot;yes&quot;;1;0)*['Grading Scale'.E$11])+(IF([.O384]=&quot;yes&quot;;1;0)*['Grading Scale'.E$12])+(IF([.P384]=&quot;yes&quot;;1;0)*['Grading Scale'.E$13]))/['Grading Scale'.E$14]*100;0);&quot;&quot;)" office:value-type="string">
            <text:p>40</text:p>
          </table:table-cell>
          <table:table-cell table:style-name="ce26" table:formula="of:=IF(ISNUMBER([.S384]);VLOOKUP([.S384];['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6" office:value-type="string">
            <text:p>Population Projections</text:p>
          </table:table-cell>
          <table:table-cell table:style-name="ce26" table:formula="of:=IF(NOT(ISBLANK([.C385]));VLOOKUP([.C385];['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tn.gov/health/article/statistics-population">
            <text:p><text:a xlink:href="http://tn.gov/health/article/statistics-population">http://tn.gov/health/article/statistics-population</text:a></text:p>
          </table:table-cell>
          <table:table-cell table:style-name="ce26" office:value-type="string">
            <text:p>This data is 15 years old, provided only as a PDF.</text:p>
          </table:table-cell>
          <table:table-cell table:style-name="ce26" table:formula="of:=IF(NOT(ISBLANK([.E385]));ROUND(((IF([.E385]=&quot;yes&quot;;1;0)*['Grading Scale'.E$2])+(IF([.F385]=&quot;yes&quot;;1;0)*['Grading Scale'.E$3])+(IF([.G385]=&quot;yes&quot;;1;0)*['Grading Scale'.E$4])+(IF([.H385]=&quot;yes&quot;;1;0)*['Grading Scale'.E$5])+(IF([.I385]=&quot;yes&quot;;1;0)*['Grading Scale'.E$6])+(IF([.J385]=&quot;yes&quot;;1;0)*['Grading Scale'.E$7])+(IF([.K385]=&quot;yes&quot;;1;0)*['Grading Scale'.E$8])+(IF([.L385]=&quot;yes&quot;;1;0)*['Grading Scale'.E$9])+(IF([.M385]=&quot;yes&quot;;1;0)*['Grading Scale'.E$10])+(IF([.N385]=&quot;yes&quot;;1;0)*['Grading Scale'.E$11])+(IF([.O385]=&quot;yes&quot;;1;0)*['Grading Scale'.E$12])+(IF([.P385]=&quot;yes&quot;;1;0)*['Grading Scale'.E$13]))/['Grading Scale'.E$14]*100;0);&quot;&quot;)" office:value-type="string">
            <text:p>35</text:p>
          </table:table-cell>
          <table:table-cell table:style-name="ce26" table:formula="of:=IF(ISNUMBER([.S385]);VLOOKUP([.S38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Real Estate</text:p>
          </table:table-cell>
          <table:table-cell table:style-name="ce26" table:formula="of:=IF(NOT(ISBLANK([.C386]));VLOOKUP([.C386];['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6" office:value-type="string">
            <text:p>This data cannot be located, but it has not been determined whether Tennessee possesses this data. The State Building Commission is the best candidate for this.</text:p>
          </table:table-cell>
          <table:table-cell table:style-name="ce26" table:formula="of:=IF(NOT(ISBLANK([.E386]));ROUND(((IF([.E386]=&quot;yes&quot;;1;0)*['Grading Scale'.E$2])+(IF([.F386]=&quot;yes&quot;;1;0)*['Grading Scale'.E$3])+(IF([.G386]=&quot;yes&quot;;1;0)*['Grading Scale'.E$4])+(IF([.H386]=&quot;yes&quot;;1;0)*['Grading Scale'.E$5])+(IF([.I386]=&quot;yes&quot;;1;0)*['Grading Scale'.E$6])+(IF([.J386]=&quot;yes&quot;;1;0)*['Grading Scale'.E$7])+(IF([.K386]=&quot;yes&quot;;1;0)*['Grading Scale'.E$8])+(IF([.L386]=&quot;yes&quot;;1;0)*['Grading Scale'.E$9])+(IF([.M386]=&quot;yes&quot;;1;0)*['Grading Scale'.E$10])+(IF([.N386]=&quot;yes&quot;;1;0)*['Grading Scale'.E$11])+(IF([.O386]=&quot;yes&quot;;1;0)*['Grading Scale'.E$12])+(IF([.P386]=&quot;yes&quot;;1;0)*['Grading Scale'.E$13]))/['Grading Scale'.E$14]*100;0);&quot;&quot;)" office:value-type="string">
            <text:p>0</text:p>
          </table:table-cell>
          <table:table-cell table:style-name="ce26" table:formula="of:=IF(ISNUMBER([.S386]);VLOOKUP([.S38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25" office:value-type="string">
            <text:p>Restaurant Inspections</text:p>
          </table:table-cell>
          <table:table-cell table:style-name="ce26" table:formula="of:=IF(NOT(ISBLANK([.C387]));VLOOKUP([.C387];['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apps.health.tn.gov/EHInspections/">
            <text:p><text:a xlink:href="https://apps.health.tn.gov/EHInspections/">https://apps.health.tn.gov/EHInspections/</text:a></text:p>
          </table:table-cell>
          <table:table-cell table:style-name="ce26" office:value-type="string">
            <text:p>The site is powered by an undocumented, RESTful API. There is no reason to believe that this was meant to be provided as public-facing machine-readable data, but they have, in fact, done so. Site provided via HTTPS.</text:p>
          </table:table-cell>
          <table:table-cell table:style-name="ce26" table:formula="of:=IF(NOT(ISBLANK([.E387]));ROUND(((IF([.E387]=&quot;yes&quot;;1;0)*['Grading Scale'.E$2])+(IF([.F387]=&quot;yes&quot;;1;0)*['Grading Scale'.E$3])+(IF([.G387]=&quot;yes&quot;;1;0)*['Grading Scale'.E$4])+(IF([.H387]=&quot;yes&quot;;1;0)*['Grading Scale'.E$5])+(IF([.I387]=&quot;yes&quot;;1;0)*['Grading Scale'.E$6])+(IF([.J387]=&quot;yes&quot;;1;0)*['Grading Scale'.E$7])+(IF([.K387]=&quot;yes&quot;;1;0)*['Grading Scale'.E$8])+(IF([.L387]=&quot;yes&quot;;1;0)*['Grading Scale'.E$9])+(IF([.M387]=&quot;yes&quot;;1;0)*['Grading Scale'.E$10])+(IF([.N387]=&quot;yes&quot;;1;0)*['Grading Scale'.E$11])+(IF([.O387]=&quot;yes&quot;;1;0)*['Grading Scale'.E$12])+(IF([.P387]=&quot;yes&quot;;1;0)*['Grading Scale'.E$13]))/['Grading Scale'.E$14]*100;0);&quot;&quot;)" office:value-type="string">
            <text:p>90</text:p>
          </table:table-cell>
          <table:table-cell table:style-name="ce26" table:formula="of:=IF(ISNUMBER([.S387]);VLOOKUP([.S387];['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5" office:value-type="string">
            <text:p>Tennessee</text:p>
          </table:table-cell>
          <table:table-cell table:style-name="ce37" office:value-type="string">
            <text:p>Vehicle Crashes</text:p>
          </table:table-cell>
          <table:table-cell table:style-name="ce26" table:formula="of:=IF(NOT(ISBLANK([.C388]));VLOOKUP([.C388];['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www.tn.gov/safety/article/crashdata">
            <text:p><text:a xlink:href="https://www.tn.gov/safety/article/crashdata">https://www.tn.gov/safety/article/crashdata</text:a></text:p>
          </table:table-cell>
          <table:table-cell table:style-name="ce26" office:value-type="string">
            <text:p>Data exists only as PDFs.</text:p>
          </table:table-cell>
          <table:table-cell table:style-name="ce26" table:formula="of:=IF(NOT(ISBLANK([.E388]));ROUND(((IF([.E388]=&quot;yes&quot;;1;0)*['Grading Scale'.E$2])+(IF([.F388]=&quot;yes&quot;;1;0)*['Grading Scale'.E$3])+(IF([.G388]=&quot;yes&quot;;1;0)*['Grading Scale'.E$4])+(IF([.H388]=&quot;yes&quot;;1;0)*['Grading Scale'.E$5])+(IF([.I388]=&quot;yes&quot;;1;0)*['Grading Scale'.E$6])+(IF([.J388]=&quot;yes&quot;;1;0)*['Grading Scale'.E$7])+(IF([.K388]=&quot;yes&quot;;1;0)*['Grading Scale'.E$8])+(IF([.L388]=&quot;yes&quot;;1;0)*['Grading Scale'.E$9])+(IF([.M388]=&quot;yes&quot;;1;0)*['Grading Scale'.E$10])+(IF([.N388]=&quot;yes&quot;;1;0)*['Grading Scale'.E$11])+(IF([.O388]=&quot;yes&quot;;1;0)*['Grading Scale'.E$12])+(IF([.P388]=&quot;yes&quot;;1;0)*['Grading Scale'.E$13]))/['Grading Scale'.E$14]*100;0);&quot;&quot;)" office:value-type="string">
            <text:p>45</text:p>
          </table:table-cell>
          <table:table-cell table:style-name="ce26" table:formula="of:=IF(ISNUMBER([.S388]);VLOOKUP([.S388];['Grading Scale'.$A$2:.$B$14];2);&quot;&quot;)" office:value-type="string">
            <text:p>F</text:p>
          </table:table-cell>
          <table:table-cell table:number-columns-repeated="16" table:style-name="ce27"/>
        </table:table-row>
        <table:table-row table:style-name="ro3">
          <table:table-cell table:style-name="ce30" office:value-type="date" office:date-value="2016-02-02T00:00:00">
            <text:p>2/2/2016</text:p>
          </table:table-cell>
          <table:table-cell table:style-name="ce26" office:value-type="string">
            <text:p>Texas</text:p>
          </table:table-cell>
          <table:table-cell table:style-name="ce26" office:value-type="string">
            <text:p>Address Points</text:p>
          </table:table-cell>
          <table:table-cell table:style-name="ce26" table:formula="of:=IF(NOT(ISBLANK([.C389]));VLOOKUP([.C389];['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3" office:value-type="string">
            <text:p>A conversation with somebody in the state GIO's office confirms that it does not exist.</text:p>
          </table:table-cell>
          <table:table-cell table:style-name="ce26" table:formula="of:=IF(NOT(ISBLANK([.E389]));ROUND(((IF([.E389]=&quot;yes&quot;;1;0)*['Grading Scale'.E$2])+(IF([.F389]=&quot;yes&quot;;1;0)*['Grading Scale'.E$3])+(IF([.G389]=&quot;yes&quot;;1;0)*['Grading Scale'.E$4])+(IF([.H389]=&quot;yes&quot;;1;0)*['Grading Scale'.E$5])+(IF([.I389]=&quot;yes&quot;;1;0)*['Grading Scale'.E$6])+(IF([.J389]=&quot;yes&quot;;1;0)*['Grading Scale'.E$7])+(IF([.K389]=&quot;yes&quot;;1;0)*['Grading Scale'.E$8])+(IF([.L389]=&quot;yes&quot;;1;0)*['Grading Scale'.E$9])+(IF([.M389]=&quot;yes&quot;;1;0)*['Grading Scale'.E$10])+(IF([.N389]=&quot;yes&quot;;1;0)*['Grading Scale'.E$11])+(IF([.O389]=&quot;yes&quot;;1;0)*['Grading Scale'.E$12])+(IF([.P389]=&quot;yes&quot;;1;0)*['Grading Scale'.E$13]))/['Grading Scale'.E$14]*100;0);&quot;&quot;)" office:value-type="string">
            <text:p>0</text:p>
          </table:table-cell>
          <table:table-cell table:style-name="ce26" table:formula="of:=IF(ISNUMBER([.S389]);VLOOKUP([.S389];['Grading Scale'.$A$2:.$B$14];2);&quot;&quot;)" office:value-type="string">
            <text:p>F</text:p>
          </table:table-cell>
          <table:table-cell table:number-columns-repeated="16" table:style-name="ce27"/>
        </table:table-row>
        <table:table-row table:style-name="ro3">
          <table:table-cell table:style-name="ce30" office:value-type="date" office:date-value="2015-12-23T00:00:00">
            <text:p>12/23/2015</text:p>
          </table:table-cell>
          <table:table-cell table:style-name="ce26" office:value-type="string">
            <text:p>Texas</text:p>
          </table:table-cell>
          <table:table-cell table:style-name="ce26" office:value-type="string">
            <text:p>Checkbook</text:p>
          </table:table-cell>
          <table:table-cell table:style-name="ce26" table:formula="of:=IF(NOT(ISBLANK([.C390]));VLOOKUP([.C390];['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texastransparency.org/Data_Center/Search_Datasets.php">
            <text:p><text:a xlink:href="http://www.texastransparency.org/Data_Center/Search_Datasets.php">http://www.texastransparency.org/Data_Center/Search_Datasets.php</text:a></text:p>
          </table:table-cell>
          <table:table-cell table:style-name="ce33" office:value-type="string">
            <text:p>See "Expenditures by Agency" files at the URL. Data is provided as pipe-delimited text, lacking a header row. Isn't complete because it lacks a description of the purpose of the payment. (It also lacks a payment category, but this is perhaps resolvable via the "Comptroller Object Code," "Comptroller Object Category Code," or "Appropriation Number.")</text:p>
          </table:table-cell>
          <table:table-cell table:style-name="ce26" table:formula="of:=IF(NOT(ISBLANK([.E390]));ROUND(((IF([.E390]=&quot;yes&quot;;1;0)*['Grading Scale'.E$2])+(IF([.F390]=&quot;yes&quot;;1;0)*['Grading Scale'.E$3])+(IF([.G390]=&quot;yes&quot;;1;0)*['Grading Scale'.E$4])+(IF([.H390]=&quot;yes&quot;;1;0)*['Grading Scale'.E$5])+(IF([.I390]=&quot;yes&quot;;1;0)*['Grading Scale'.E$6])+(IF([.J390]=&quot;yes&quot;;1;0)*['Grading Scale'.E$7])+(IF([.K390]=&quot;yes&quot;;1;0)*['Grading Scale'.E$8])+(IF([.L390]=&quot;yes&quot;;1;0)*['Grading Scale'.E$9])+(IF([.M390]=&quot;yes&quot;;1;0)*['Grading Scale'.E$10])+(IF([.N390]=&quot;yes&quot;;1;0)*['Grading Scale'.E$11])+(IF([.O390]=&quot;yes&quot;;1;0)*['Grading Scale'.E$12])+(IF([.P390]=&quot;yes&quot;;1;0)*['Grading Scale'.E$13]))/['Grading Scale'.E$14]*100;0);&quot;&quot;)" office:value-type="string">
            <text:p>85</text:p>
          </table:table-cell>
          <table:table-cell table:style-name="ce26" table:formula="of:=IF(ISNUMBER([.S390]);VLOOKUP([.S390];['Grading Scale'.$A$2:.$B$14];2);&quot;&quot;)" office:value-type="string">
            <text:p>B</text:p>
          </table:table-cell>
          <table:table-cell table:number-columns-repeated="16" table:style-name="ce27"/>
        </table:table-row>
        <table:table-row table:style-name="ro3">
          <table:table-cell table:style-name="ce30" office:value-type="date" office:date-value="2016-01-27T00:00:00">
            <text:p>1/27/2016</text:p>
          </table:table-cell>
          <table:table-cell table:style-name="ce26" office:value-type="string">
            <text:p>Texas</text:p>
          </table:table-cell>
          <table:table-cell table:style-name="ce26" office:value-type="string">
            <text:p>Companies</text:p>
          </table:table-cell>
          <table:table-cell table:style-name="ce26" table:formula="of:=IF(NOT(ISBLANK([.C391]));VLOOKUP([.C391];['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sos.state.tx.us/corp/sosda/index.shtml">
            <text:p><text:a xlink:href="http://www.sos.state.tx.us/corp/sosda/index.shtml">http://www.sos.state.tx.us/corp/sosda/index.shtml</text:a></text:p>
          </table:table-cell>
          <table:table-cell table:style-name="ce33" office:value-type="string">
            <text:p>They charge $1 per search, then additional fees for each document. Whether the data is complete or up-to-date is impossible to determine without running a series of expensive searches. Bulk data is available for $1,750.00, with updates available at various prices (https://direct.sos.state.tx.us/help/help-corp.asp?pg=bulk). Data is provided as fixed-width ASCII files. Data file layouts and sample data is available at (https://direct.sos.state.tx.us/help/help-corp.asp?pg=bulk).</text:p>
          </table:table-cell>
          <table:table-cell table:style-name="ce26" table:formula="of:=IF(NOT(ISBLANK([.E391]));ROUND(((IF([.E391]=&quot;yes&quot;;1;0)*['Grading Scale'.E$2])+(IF([.F391]=&quot;yes&quot;;1;0)*['Grading Scale'.E$3])+(IF([.G391]=&quot;yes&quot;;1;0)*['Grading Scale'.E$4])+(IF([.H391]=&quot;yes&quot;;1;0)*['Grading Scale'.E$5])+(IF([.I391]=&quot;yes&quot;;1;0)*['Grading Scale'.E$6])+(IF([.J391]=&quot;yes&quot;;1;0)*['Grading Scale'.E$7])+(IF([.K391]=&quot;yes&quot;;1;0)*['Grading Scale'.E$8])+(IF([.L391]=&quot;yes&quot;;1;0)*['Grading Scale'.E$9])+(IF([.M391]=&quot;yes&quot;;1;0)*['Grading Scale'.E$10])+(IF([.N391]=&quot;yes&quot;;1;0)*['Grading Scale'.E$11])+(IF([.O391]=&quot;yes&quot;;1;0)*['Grading Scale'.E$12])+(IF([.P391]=&quot;yes&quot;;1;0)*['Grading Scale'.E$13]))/['Grading Scale'.E$14]*100;0);&quot;&quot;)" office:value-type="string">
            <text:p>35</text:p>
          </table:table-cell>
          <table:table-cell table:style-name="ce26" table:formula="of:=IF(ISNUMBER([.S391]);VLOOKUP([.S391];['Grading Scale'.$A$2:.$B$14];2);&quot;&quot;)" office:value-type="string">
            <text:p>F</text:p>
          </table:table-cell>
          <table:table-cell table:number-columns-repeated="16" table:style-name="ce27"/>
        </table:table-row>
        <table:table-row table:style-name="ro3">
          <table:table-cell table:style-name="ce30" office:value-type="date" office:date-value="2015-12-22T00:00:00">
            <text:p>12/22/2015</text:p>
          </table:table-cell>
          <table:table-cell table:style-name="ce26" office:value-type="string">
            <text:p>Texas</text:p>
          </table:table-cell>
          <table:table-cell table:style-name="ce26" office:value-type="string">
            <text:p>Incarceration</text:p>
          </table:table-cell>
          <table:table-cell table:style-name="ce26" table:formula="of:=IF(NOT(ISBLANK([.C392]));VLOOKUP([.C392];['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unsure</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tdcj.texas.gov/documents/High_Value_Data_Sets.xlsx">
            <text:p><text:a xlink:href="http://www.tdcj.texas.gov/documents/High_Value_Data_Sets.xlsx">http://www.tdcj.texas.gov/documents/High_Value_Data_Sets.xlsx</text:a></text:p>
          </table:table-cell>
          <table:table-cell table:style-name="ce33" office:value-type="string">
            <text:p>This is an unusual representation of incarceration data—instead of providing per-facility data, Texas provides per-inmate data. No data is provided about the capacity of each facility, and facility population can only be determined by talling them up. So while the data is not complete, it is quite extensive. Data is provided as an Excel file.</text:p>
          </table:table-cell>
          <table:table-cell table:style-name="ce26" table:formula="of:=IF(NOT(ISBLANK([.E392]));ROUND(((IF([.E392]=&quot;yes&quot;;1;0)*['Grading Scale'.E$2])+(IF([.F392]=&quot;yes&quot;;1;0)*['Grading Scale'.E$3])+(IF([.G392]=&quot;yes&quot;;1;0)*['Grading Scale'.E$4])+(IF([.H392]=&quot;yes&quot;;1;0)*['Grading Scale'.E$5])+(IF([.I392]=&quot;yes&quot;;1;0)*['Grading Scale'.E$6])+(IF([.J392]=&quot;yes&quot;;1;0)*['Grading Scale'.E$7])+(IF([.K392]=&quot;yes&quot;;1;0)*['Grading Scale'.E$8])+(IF([.L392]=&quot;yes&quot;;1;0)*['Grading Scale'.E$9])+(IF([.M392]=&quot;yes&quot;;1;0)*['Grading Scale'.E$10])+(IF([.N392]=&quot;yes&quot;;1;0)*['Grading Scale'.E$11])+(IF([.O392]=&quot;yes&quot;;1;0)*['Grading Scale'.E$12])+(IF([.P392]=&quot;yes&quot;;1;0)*['Grading Scale'.E$13]))/['Grading Scale'.E$14]*100;0);&quot;&quot;)" office:value-type="string">
            <text:p>80</text:p>
          </table:table-cell>
          <table:table-cell table:style-name="ce26" table:formula="of:=IF(ISNUMBER([.S392]);VLOOKUP([.S392];['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Texas</text:p>
          </table:table-cell>
          <table:table-cell table:style-name="ce26" office:value-type="string">
            <text:p>Legislation</text:p>
          </table:table-cell>
          <table:table-cell table:style-name="ce26" table:formula="of:=IF(NOT(ISBLANK([.C393]));VLOOKUP([.C393];['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legis.state.tx.us/billlookup/filedownloads.aspx">
            <text:p><text:a xlink:href="http://www.legis.state.tx.us/billlookup/filedownloads.aspx">http://www.legis.state.tx.us/billlookup/filedownloads.aspx</text:a></text:p>
          </table:table-cell>
          <table:table-cell table:style-name="ce34" office:value-type="string">
            <text:p>Bulk records includes legislation, but not legislators.</text:p>
          </table:table-cell>
          <table:table-cell table:style-name="ce26" table:formula="of:=IF(NOT(ISBLANK([.E393]));ROUND(((IF([.E393]=&quot;yes&quot;;1;0)*['Grading Scale'.E$2])+(IF([.F393]=&quot;yes&quot;;1;0)*['Grading Scale'.E$3])+(IF([.G393]=&quot;yes&quot;;1;0)*['Grading Scale'.E$4])+(IF([.H393]=&quot;yes&quot;;1;0)*['Grading Scale'.E$5])+(IF([.I393]=&quot;yes&quot;;1;0)*['Grading Scale'.E$6])+(IF([.J393]=&quot;yes&quot;;1;0)*['Grading Scale'.E$7])+(IF([.K393]=&quot;yes&quot;;1;0)*['Grading Scale'.E$8])+(IF([.L393]=&quot;yes&quot;;1;0)*['Grading Scale'.E$9])+(IF([.M393]=&quot;yes&quot;;1;0)*['Grading Scale'.E$10])+(IF([.N393]=&quot;yes&quot;;1;0)*['Grading Scale'.E$11])+(IF([.O393]=&quot;yes&quot;;1;0)*['Grading Scale'.E$12])+(IF([.P393]=&quot;yes&quot;;1;0)*['Grading Scale'.E$13]))/['Grading Scale'.E$14]*100;0);&quot;&quot;)" office:value-type="string">
            <text:p>90</text:p>
          </table:table-cell>
          <table:table-cell table:style-name="ce26" table:formula="of:=IF(ISNUMBER([.S393]);VLOOKUP([.S393];['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Texas</text:p>
          </table:table-cell>
          <table:table-cell table:style-name="ce26" office:value-type="string">
            <text:p>Population Projections</text:p>
          </table:table-cell>
          <table:table-cell table:style-name="ce26" table:formula="of:=IF(NOT(ISBLANK([.C394]));VLOOKUP([.C394];['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txsdc.utsa.edu/data/TPEPP/Projections/Index.aspx">
            <text:p><text:a xlink:href="http://txsdc.utsa.edu/data/TPEPP/Projections/Index.aspx">http://txsdc.utsa.edu/data/TPEPP/Projections/Index.aspx</text:a></text:p>
          </table:table-cell>
          <table:table-cell table:style-name="ce31"/>
          <table:table-cell table:style-name="ce26" table:formula="of:=IF(NOT(ISBLANK([.E394]));ROUND(((IF([.E394]=&quot;yes&quot;;1;0)*['Grading Scale'.E$2])+(IF([.F394]=&quot;yes&quot;;1;0)*['Grading Scale'.E$3])+(IF([.G394]=&quot;yes&quot;;1;0)*['Grading Scale'.E$4])+(IF([.H394]=&quot;yes&quot;;1;0)*['Grading Scale'.E$5])+(IF([.I394]=&quot;yes&quot;;1;0)*['Grading Scale'.E$6])+(IF([.J394]=&quot;yes&quot;;1;0)*['Grading Scale'.E$7])+(IF([.K394]=&quot;yes&quot;;1;0)*['Grading Scale'.E$8])+(IF([.L394]=&quot;yes&quot;;1;0)*['Grading Scale'.E$9])+(IF([.M394]=&quot;yes&quot;;1;0)*['Grading Scale'.E$10])+(IF([.N394]=&quot;yes&quot;;1;0)*['Grading Scale'.E$11])+(IF([.O394]=&quot;yes&quot;;1;0)*['Grading Scale'.E$12])+(IF([.P394]=&quot;yes&quot;;1;0)*['Grading Scale'.E$13]))/['Grading Scale'.E$14]*100;0);&quot;&quot;)" office:value-type="string">
            <text:p>90</text:p>
          </table:table-cell>
          <table:table-cell table:style-name="ce26" table:formula="of:=IF(ISNUMBER([.S394]);VLOOKUP([.S394];['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Texas</text:p>
          </table:table-cell>
          <table:table-cell table:style-name="ce26" office:value-type="string">
            <text:p>Real Estate</text:p>
          </table:table-cell>
          <table:table-cell table:style-name="ce26" table:formula="of:=IF(NOT(ISBLANK([.C395]));VLOOKUP([.C395];['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glo.texas.gov/what-we-do/state-lands/state-land-reports/index.html">
            <text:p><text:a xlink:href="http://www.glo.texas.gov/what-we-do/state-lands/state-land-reports/index.html">http://www.glo.texas.gov/what-we-do/state-lands/state-land-reports/index.html</text:a></text:p>
          </table:table-cell>
          <table:table-cell table:style-name="ce31"/>
          <table:table-cell table:style-name="ce26" table:formula="of:=IF(NOT(ISBLANK([.E395]));ROUND(((IF([.E395]=&quot;yes&quot;;1;0)*['Grading Scale'.E$2])+(IF([.F395]=&quot;yes&quot;;1;0)*['Grading Scale'.E$3])+(IF([.G395]=&quot;yes&quot;;1;0)*['Grading Scale'.E$4])+(IF([.H395]=&quot;yes&quot;;1;0)*['Grading Scale'.E$5])+(IF([.I395]=&quot;yes&quot;;1;0)*['Grading Scale'.E$6])+(IF([.J395]=&quot;yes&quot;;1;0)*['Grading Scale'.E$7])+(IF([.K395]=&quot;yes&quot;;1;0)*['Grading Scale'.E$8])+(IF([.L395]=&quot;yes&quot;;1;0)*['Grading Scale'.E$9])+(IF([.M395]=&quot;yes&quot;;1;0)*['Grading Scale'.E$10])+(IF([.N395]=&quot;yes&quot;;1;0)*['Grading Scale'.E$11])+(IF([.O395]=&quot;yes&quot;;1;0)*['Grading Scale'.E$12])+(IF([.P395]=&quot;yes&quot;;1;0)*['Grading Scale'.E$13]))/['Grading Scale'.E$14]*100;0);&quot;&quot;)" office:value-type="string">
            <text:p>40</text:p>
          </table:table-cell>
          <table:table-cell table:style-name="ce26" table:formula="of:=IF(ISNUMBER([.S395]);VLOOKUP([.S39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Texas</text:p>
          </table:table-cell>
          <table:table-cell table:style-name="ce26" office:value-type="string">
            <text:p>Restaurant Inspections</text:p>
          </table:table-cell>
          <table:table-cell table:style-name="ce26" table:formula="of:=IF(NOT(ISBLANK([.C396]));VLOOKUP([.C396];['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396]));ROUND(((IF([.E396]=&quot;yes&quot;;1;0)*['Grading Scale'.E$2])+(IF([.F396]=&quot;yes&quot;;1;0)*['Grading Scale'.E$3])+(IF([.G396]=&quot;yes&quot;;1;0)*['Grading Scale'.E$4])+(IF([.H396]=&quot;yes&quot;;1;0)*['Grading Scale'.E$5])+(IF([.I396]=&quot;yes&quot;;1;0)*['Grading Scale'.E$6])+(IF([.J396]=&quot;yes&quot;;1;0)*['Grading Scale'.E$7])+(IF([.K396]=&quot;yes&quot;;1;0)*['Grading Scale'.E$8])+(IF([.L396]=&quot;yes&quot;;1;0)*['Grading Scale'.E$9])+(IF([.M396]=&quot;yes&quot;;1;0)*['Grading Scale'.E$10])+(IF([.N396]=&quot;yes&quot;;1;0)*['Grading Scale'.E$11])+(IF([.O396]=&quot;yes&quot;;1;0)*['Grading Scale'.E$12])+(IF([.P396]=&quot;yes&quot;;1;0)*['Grading Scale'.E$13]))/['Grading Scale'.E$14]*100;0);&quot;&quot;)" office:value-type="string">
            <text:p>0</text:p>
          </table:table-cell>
          <table:table-cell table:style-name="ce26" table:formula="of:=IF(ISNUMBER([.S396]);VLOOKUP([.S396];['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Texas</text:p>
          </table:table-cell>
          <table:table-cell table:style-name="ce26" office:value-type="string">
            <text:p>Vehicle Crashes</text:p>
          </table:table-cell>
          <table:table-cell table:style-name="ce26" table:formula="of:=IF(NOT(ISBLANK([.C397]));VLOOKUP([.C397];['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unsure</text:p>
          </table:table-cell>
          <table:table-cell table:style-name="ce26" office:value-type="string">
            <text:p>no</text:p>
          </table:table-cell>
          <table:table-cell table:style-name="ce26" office:value-type="string">
            <text:p>yes</text:p>
          </table:table-cell>
          <table:table-cell table:style-name="ce26" office:value-type="string">
            <text:p>unsure</text:p>
          </table:table-cell>
          <table:table-cell table:style-name="ce35" office:value-type="string" office:value="https://cris.txdot.gov/">
            <text:p><text:a xlink:href="https://cris.txdot.gov/">https://cris.txdot.gov/</text:a></text:p>
          </table:table-cell>
          <table:table-cell table:style-name="ce34" office:value-type="string">
            <text:p>Registration required. Site uses SSL. We did not register to find out details.</text:p>
          </table:table-cell>
          <table:table-cell table:style-name="ce26" table:formula="of:=IF(NOT(ISBLANK([.E397]));ROUND(((IF([.E397]=&quot;yes&quot;;1;0)*['Grading Scale'.E$2])+(IF([.F397]=&quot;yes&quot;;1;0)*['Grading Scale'.E$3])+(IF([.G397]=&quot;yes&quot;;1;0)*['Grading Scale'.E$4])+(IF([.H397]=&quot;yes&quot;;1;0)*['Grading Scale'.E$5])+(IF([.I397]=&quot;yes&quot;;1;0)*['Grading Scale'.E$6])+(IF([.J397]=&quot;yes&quot;;1;0)*['Grading Scale'.E$7])+(IF([.K397]=&quot;yes&quot;;1;0)*['Grading Scale'.E$8])+(IF([.L397]=&quot;yes&quot;;1;0)*['Grading Scale'.E$9])+(IF([.M397]=&quot;yes&quot;;1;0)*['Grading Scale'.E$10])+(IF([.N397]=&quot;yes&quot;;1;0)*['Grading Scale'.E$11])+(IF([.O397]=&quot;yes&quot;;1;0)*['Grading Scale'.E$12])+(IF([.P397]=&quot;yes&quot;;1;0)*['Grading Scale'.E$13]))/['Grading Scale'.E$14]*100;0);&quot;&quot;)" office:value-type="string">
            <text:p>80</text:p>
          </table:table-cell>
          <table:table-cell table:style-name="ce26" table:formula="of:=IF(ISNUMBER([.S397]);VLOOKUP([.S397];['Grading Scale'.$A$2:.$B$14];2);&quot;&quot;)" office:value-type="string">
            <text:p>B−</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5" office:value-type="string">
            <text:p>Address Points</text:p>
          </table:table-cell>
          <table:table-cell table:style-name="ce26" table:formula="of:=IF(NOT(ISBLANK([.C398]));VLOOKUP([.C398];['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gis.utah.gov/data/location/address-data/">
            <text:p><text:a xlink:href="http://gis.utah.gov/data/location/address-data/">http://gis.utah.gov/data/location/address-data/</text:a></text:p>
          </table:table-cell>
          <table:table-cell table:style-name="ce28"/>
          <table:table-cell table:style-name="ce26" table:formula="of:=IF(NOT(ISBLANK([.E398]));ROUND(((IF([.E398]=&quot;yes&quot;;1;0)*['Grading Scale'.E$2])+(IF([.F398]=&quot;yes&quot;;1;0)*['Grading Scale'.E$3])+(IF([.G398]=&quot;yes&quot;;1;0)*['Grading Scale'.E$4])+(IF([.H398]=&quot;yes&quot;;1;0)*['Grading Scale'.E$5])+(IF([.I398]=&quot;yes&quot;;1;0)*['Grading Scale'.E$6])+(IF([.J398]=&quot;yes&quot;;1;0)*['Grading Scale'.E$7])+(IF([.K398]=&quot;yes&quot;;1;0)*['Grading Scale'.E$8])+(IF([.L398]=&quot;yes&quot;;1;0)*['Grading Scale'.E$9])+(IF([.M398]=&quot;yes&quot;;1;0)*['Grading Scale'.E$10])+(IF([.N398]=&quot;yes&quot;;1;0)*['Grading Scale'.E$11])+(IF([.O398]=&quot;yes&quot;;1;0)*['Grading Scale'.E$12])+(IF([.P398]=&quot;yes&quot;;1;0)*['Grading Scale'.E$13]))/['Grading Scale'.E$14]*100;0);&quot;&quot;)" office:value-type="string">
            <text:p>85</text:p>
          </table:table-cell>
          <table:table-cell table:style-name="ce26" table:formula="of:=IF(ISNUMBER([.S398]);VLOOKUP([.S398];['Grading Scale'.$A$2:.$B$14];2);&quot;&quot;)" office:value-type="string">
            <text:p>B</text:p>
          </table:table-cell>
          <table:table-cell table:number-columns-repeated="16" table:style-name="ce27"/>
        </table:table-row>
        <table:table-row table:style-name="ro3">
          <table:table-cell table:style-name="ce24" office:value-type="date" office:date-value="2016-01-14T00:00:00">
            <text:p>1/14/2016</text:p>
          </table:table-cell>
          <table:table-cell table:style-name="ce25" office:value-type="string">
            <text:p>Utah</text:p>
          </table:table-cell>
          <table:table-cell table:style-name="ce25" office:value-type="string">
            <text:p>Checkbook</text:p>
          </table:table-cell>
          <table:table-cell table:style-name="ce26" table:formula="of:=IF(NOT(ISBLANK([.C399]));VLOOKUP([.C399];['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secure.utah.gov/datarequest/transparency/index.html">
            <text:p><text:a xlink:href="https://secure.utah.gov/datarequest/transparency/index.html">https://secure.utah.gov/datarequest/transparency/index.html</text:a></text:p>
          </table:table-cell>
          <table:table-cell table:style-name="ce26" office:value-type="string">
            <text:p>Data must be purchased. A file containing all state expenses for a fiscal year costs $1. They email a link the data "within 8 hours" to a provided email address (it took 7 hours for our request to be fulfilled). Data is provided as a ZIP file containing CSV. Provided data lacks descriptions (only has categories). Alternately, the information can be browsed on-screen, in a web-based interface.</text:p>
          </table:table-cell>
          <table:table-cell table:style-name="ce26" table:formula="of:=IF(NOT(ISBLANK([.E399]));ROUND(((IF([.E399]=&quot;yes&quot;;1;0)*['Grading Scale'.E$2])+(IF([.F399]=&quot;yes&quot;;1;0)*['Grading Scale'.E$3])+(IF([.G399]=&quot;yes&quot;;1;0)*['Grading Scale'.E$4])+(IF([.H399]=&quot;yes&quot;;1;0)*['Grading Scale'.E$5])+(IF([.I399]=&quot;yes&quot;;1;0)*['Grading Scale'.E$6])+(IF([.J399]=&quot;yes&quot;;1;0)*['Grading Scale'.E$7])+(IF([.K399]=&quot;yes&quot;;1;0)*['Grading Scale'.E$8])+(IF([.L399]=&quot;yes&quot;;1;0)*['Grading Scale'.E$9])+(IF([.M399]=&quot;yes&quot;;1;0)*['Grading Scale'.E$10])+(IF([.N399]=&quot;yes&quot;;1;0)*['Grading Scale'.E$11])+(IF([.O399]=&quot;yes&quot;;1;0)*['Grading Scale'.E$12])+(IF([.P399]=&quot;yes&quot;;1;0)*['Grading Scale'.E$13]))/['Grading Scale'.E$14]*100;0);&quot;&quot;)" office:value-type="string">
            <text:p>60</text:p>
          </table:table-cell>
          <table:table-cell table:style-name="ce26" table:formula="of:=IF(ISNUMBER([.S399]);VLOOKUP([.S399];['Grading Scale'.$A$2:.$B$14];2);&quot;&quot;)" office:value-type="string">
            <text:p>D−</text:p>
          </table:table-cell>
          <table:table-cell table:number-columns-repeated="16" table:style-name="ce27"/>
        </table:table-row>
        <table:table-row table:style-name="ro3">
          <table:table-cell table:style-name="ce24" office:value-type="date" office:date-value="2016-03-21T00:00:00">
            <text:p>3/21/2016</text:p>
          </table:table-cell>
          <table:table-cell table:style-name="ce25" office:value-type="string">
            <text:p>Utah</text:p>
          </table:table-cell>
          <table:table-cell table:style-name="ce25" office:value-type="string">
            <text:p>Companies</text:p>
          </table:table-cell>
          <table:table-cell table:style-name="ce26" table:formula="of:=IF(NOT(ISBLANK([.C400]));VLOOKUP([.C400];['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9" office:value-type="string" office:value="https://secure.utah.gov/datarequest/businesses/index.html">
            <text:p><text:a xlink:href="https://secure.utah.gov/datarequest/businesses/index.html">https://secure.utah.gov/datarequest/businesses/index.html</text:a></text:p>
          </table:table-cell>
          <table:table-cell table:style-name="ce26" office:value-type="string">
            <text:p>Records are 1¢ apiece. The entire dataset would cost, at the time that this dataset was inventoried, $15,448.71. Many records can be browsed, for free, via a web-based interface, but access to information about personnel and filed documents cost $1–2 per record.</text:p>
          </table:table-cell>
          <table:table-cell table:style-name="ce26" table:formula="of:=IF(NOT(ISBLANK([.E400]));ROUND(((IF([.E400]=&quot;yes&quot;;1;0)*['Grading Scale'.E$2])+(IF([.F400]=&quot;yes&quot;;1;0)*['Grading Scale'.E$3])+(IF([.G400]=&quot;yes&quot;;1;0)*['Grading Scale'.E$4])+(IF([.H400]=&quot;yes&quot;;1;0)*['Grading Scale'.E$5])+(IF([.I400]=&quot;yes&quot;;1;0)*['Grading Scale'.E$6])+(IF([.J400]=&quot;yes&quot;;1;0)*['Grading Scale'.E$7])+(IF([.K400]=&quot;yes&quot;;1;0)*['Grading Scale'.E$8])+(IF([.L400]=&quot;yes&quot;;1;0)*['Grading Scale'.E$9])+(IF([.M400]=&quot;yes&quot;;1;0)*['Grading Scale'.E$10])+(IF([.N400]=&quot;yes&quot;;1;0)*['Grading Scale'.E$11])+(IF([.O400]=&quot;yes&quot;;1;0)*['Grading Scale'.E$12])+(IF([.P400]=&quot;yes&quot;;1;0)*['Grading Scale'.E$13]))/['Grading Scale'.E$14]*100;0);&quot;&quot;)" office:value-type="string">
            <text:p>65</text:p>
          </table:table-cell>
          <table:table-cell table:style-name="ce26" table:formula="of:=IF(ISNUMBER([.S400]);VLOOKUP([.S400];['Grading Scale'.$A$2:.$B$14];2);&quot;&quot;)" office:value-type="string">
            <text:p>D</text:p>
          </table:table-cell>
          <table:table-cell table:number-columns-repeated="16" table:style-name="ce27"/>
        </table:table-row>
        <table:table-row table:style-name="ro3">
          <table:table-cell table:style-name="ce24" office:value-type="date" office:date-value="2016-01-12T00:00:00">
            <text:p>1/12/2016</text:p>
          </table:table-cell>
          <table:table-cell table:style-name="ce25" office:value-type="string">
            <text:p>Utah</text:p>
          </table:table-cell>
          <table:table-cell table:style-name="ce25" office:value-type="string">
            <text:p>Incarceration</text:p>
          </table:table-cell>
          <table:table-cell table:style-name="ce26" table:formula="of:=IF(NOT(ISBLANK([.C401]));VLOOKUP([.C401];['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crbiprod.utah.gov/cognos10/cgi-bin/cognos.cgi?b_action=xts.run&amp;m=portal/cc.xts&amp;gohome=">
            <text:p><text:a xlink:href="https://crbiprod.utah.gov/cognos10/cgi-bin/cognos.cgi?b_action=xts.run&amp;m=portal/cc.xts&amp;gohome=">https://crbiprod.utah.gov/cognos10/cgi-bin/cognos.cgi?b_action=xts.run&amp;m=portal/cc.xts&amp;gohome=</text:a></text:p>
          </table:table-cell>
          <table:table-cell table:style-name="ce26" office:value-type="string">
            <text:p>Data is accessed via an interactive web app, and not available for download. Although the site uses HTTPS, making it theoretically verifiable, the site uses deprecated SHA-1 signatures.</text:p>
          </table:table-cell>
          <table:table-cell table:style-name="ce26" table:formula="of:=IF(NOT(ISBLANK([.E401]));ROUND(((IF([.E401]=&quot;yes&quot;;1;0)*['Grading Scale'.E$2])+(IF([.F401]=&quot;yes&quot;;1;0)*['Grading Scale'.E$3])+(IF([.G401]=&quot;yes&quot;;1;0)*['Grading Scale'.E$4])+(IF([.H401]=&quot;yes&quot;;1;0)*['Grading Scale'.E$5])+(IF([.I401]=&quot;yes&quot;;1;0)*['Grading Scale'.E$6])+(IF([.J401]=&quot;yes&quot;;1;0)*['Grading Scale'.E$7])+(IF([.K401]=&quot;yes&quot;;1;0)*['Grading Scale'.E$8])+(IF([.L401]=&quot;yes&quot;;1;0)*['Grading Scale'.E$9])+(IF([.M401]=&quot;yes&quot;;1;0)*['Grading Scale'.E$10])+(IF([.N401]=&quot;yes&quot;;1;0)*['Grading Scale'.E$11])+(IF([.O401]=&quot;yes&quot;;1;0)*['Grading Scale'.E$12])+(IF([.P401]=&quot;yes&quot;;1;0)*['Grading Scale'.E$13]))/['Grading Scale'.E$14]*100;0);&quot;&quot;)" office:value-type="string">
            <text:p>40</text:p>
          </table:table-cell>
          <table:table-cell table:style-name="ce26" table:formula="of:=IF(ISNUMBER([.S401]);VLOOKUP([.S401];['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5" office:value-type="string">
            <text:p>Legislation</text:p>
          </table:table-cell>
          <table:table-cell table:style-name="ce26" table:formula="of:=IF(NOT(ISBLANK([.C402]));VLOOKUP([.C402];['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utah.gov/">
            <text:p><text:a xlink:href="http://le.utah.gov/">http://le.utah.gov/</text:a></text:p>
          </table:table-cell>
          <table:table-cell table:style-name="ce28"/>
          <table:table-cell table:style-name="ce26" table:formula="of:=IF(NOT(ISBLANK([.E402]));ROUND(((IF([.E402]=&quot;yes&quot;;1;0)*['Grading Scale'.E$2])+(IF([.F402]=&quot;yes&quot;;1;0)*['Grading Scale'.E$3])+(IF([.G402]=&quot;yes&quot;;1;0)*['Grading Scale'.E$4])+(IF([.H402]=&quot;yes&quot;;1;0)*['Grading Scale'.E$5])+(IF([.I402]=&quot;yes&quot;;1;0)*['Grading Scale'.E$6])+(IF([.J402]=&quot;yes&quot;;1;0)*['Grading Scale'.E$7])+(IF([.K402]=&quot;yes&quot;;1;0)*['Grading Scale'.E$8])+(IF([.L402]=&quot;yes&quot;;1;0)*['Grading Scale'.E$9])+(IF([.M402]=&quot;yes&quot;;1;0)*['Grading Scale'.E$10])+(IF([.N402]=&quot;yes&quot;;1;0)*['Grading Scale'.E$11])+(IF([.O402]=&quot;yes&quot;;1;0)*['Grading Scale'.E$12])+(IF([.P402]=&quot;yes&quot;;1;0)*['Grading Scale'.E$13]))/['Grading Scale'.E$14]*100;0);&quot;&quot;)" office:value-type="string">
            <text:p>45</text:p>
          </table:table-cell>
          <table:table-cell table:style-name="ce26" table:formula="of:=IF(ISNUMBER([.S402]);VLOOKUP([.S402];['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6" office:value-type="string">
            <text:p>Population Projections</text:p>
          </table:table-cell>
          <table:table-cell table:style-name="ce26" table:formula="of:=IF(NOT(ISBLANK([.C403]));VLOOKUP([.C403];['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governor.utah.gov/DEA/popprojections.html">
            <text:p><text:a xlink:href="http://governor.utah.gov/DEA/popprojections.html">http://governor.utah.gov/DEA/popprojections.html</text:a></text:p>
          </table:table-cell>
          <table:table-cell table:style-name="ce26" office:value-type="string">
            <text:p>These projections are from 2008, although the website says that "new projections are expected to be released in the fall of 2012." They are embedded in a PDF, which can be found by selecting "Projections Documentation," "03Projections," and then "2008BaselineHighlights.pdf" at the indicated URL.</text:p>
          </table:table-cell>
          <table:table-cell table:style-name="ce26" table:formula="of:=IF(NOT(ISBLANK([.E403]));ROUND(((IF([.E403]=&quot;yes&quot;;1;0)*['Grading Scale'.E$2])+(IF([.F403]=&quot;yes&quot;;1;0)*['Grading Scale'.E$3])+(IF([.G403]=&quot;yes&quot;;1;0)*['Grading Scale'.E$4])+(IF([.H403]=&quot;yes&quot;;1;0)*['Grading Scale'.E$5])+(IF([.I403]=&quot;yes&quot;;1;0)*['Grading Scale'.E$6])+(IF([.J403]=&quot;yes&quot;;1;0)*['Grading Scale'.E$7])+(IF([.K403]=&quot;yes&quot;;1;0)*['Grading Scale'.E$8])+(IF([.L403]=&quot;yes&quot;;1;0)*['Grading Scale'.E$9])+(IF([.M403]=&quot;yes&quot;;1;0)*['Grading Scale'.E$10])+(IF([.N403]=&quot;yes&quot;;1;0)*['Grading Scale'.E$11])+(IF([.O403]=&quot;yes&quot;;1;0)*['Grading Scale'.E$12])+(IF([.P403]=&quot;yes&quot;;1;0)*['Grading Scale'.E$13]))/['Grading Scale'.E$14]*100;0);&quot;&quot;)" office:value-type="string">
            <text:p>40</text:p>
          </table:table-cell>
          <table:table-cell table:style-name="ce26" table:formula="of:=IF(ISNUMBER([.S403]);VLOOKUP([.S403];['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5" office:value-type="string">
            <text:p>Real Estate</text:p>
          </table:table-cell>
          <table:table-cell table:style-name="ce26" table:formula="of:=IF(NOT(ISBLANK([.C404]));VLOOKUP([.C404];['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Division of Facilities Construction &amp; Management (http://dfcm.utah.gov/) makes clear that they possess this data, but does not seem to provide it publicly.</text:p>
          </table:table-cell>
          <table:table-cell table:style-name="ce26" table:formula="of:=IF(NOT(ISBLANK([.E404]));ROUND(((IF([.E404]=&quot;yes&quot;;1;0)*['Grading Scale'.E$2])+(IF([.F404]=&quot;yes&quot;;1;0)*['Grading Scale'.E$3])+(IF([.G404]=&quot;yes&quot;;1;0)*['Grading Scale'.E$4])+(IF([.H404]=&quot;yes&quot;;1;0)*['Grading Scale'.E$5])+(IF([.I404]=&quot;yes&quot;;1;0)*['Grading Scale'.E$6])+(IF([.J404]=&quot;yes&quot;;1;0)*['Grading Scale'.E$7])+(IF([.K404]=&quot;yes&quot;;1;0)*['Grading Scale'.E$8])+(IF([.L404]=&quot;yes&quot;;1;0)*['Grading Scale'.E$9])+(IF([.M404]=&quot;yes&quot;;1;0)*['Grading Scale'.E$10])+(IF([.N404]=&quot;yes&quot;;1;0)*['Grading Scale'.E$11])+(IF([.O404]=&quot;yes&quot;;1;0)*['Grading Scale'.E$12])+(IF([.P404]=&quot;yes&quot;;1;0)*['Grading Scale'.E$13]))/['Grading Scale'.E$14]*100;0);&quot;&quot;)" office:value-type="string">
            <text:p>5</text:p>
          </table:table-cell>
          <table:table-cell table:style-name="ce26" table:formula="of:=IF(ISNUMBER([.S404]);VLOOKUP([.S404];['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5" office:value-type="string">
            <text:p>Restaurant Inspections</text:p>
          </table:table-cell>
          <table:table-cell table:style-name="ce26" table:formula="of:=IF(NOT(ISBLANK([.C405]));VLOOKUP([.C405];['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Inspections are performed by municipalities, and the state does not appear to aggregate them.</text:p>
          </table:table-cell>
          <table:table-cell table:style-name="ce26" table:formula="of:=IF(NOT(ISBLANK([.E405]));ROUND(((IF([.E405]=&quot;yes&quot;;1;0)*['Grading Scale'.E$2])+(IF([.F405]=&quot;yes&quot;;1;0)*['Grading Scale'.E$3])+(IF([.G405]=&quot;yes&quot;;1;0)*['Grading Scale'.E$4])+(IF([.H405]=&quot;yes&quot;;1;0)*['Grading Scale'.E$5])+(IF([.I405]=&quot;yes&quot;;1;0)*['Grading Scale'.E$6])+(IF([.J405]=&quot;yes&quot;;1;0)*['Grading Scale'.E$7])+(IF([.K405]=&quot;yes&quot;;1;0)*['Grading Scale'.E$8])+(IF([.L405]=&quot;yes&quot;;1;0)*['Grading Scale'.E$9])+(IF([.M405]=&quot;yes&quot;;1;0)*['Grading Scale'.E$10])+(IF([.N405]=&quot;yes&quot;;1;0)*['Grading Scale'.E$11])+(IF([.O405]=&quot;yes&quot;;1;0)*['Grading Scale'.E$12])+(IF([.P405]=&quot;yes&quot;;1;0)*['Grading Scale'.E$13]))/['Grading Scale'.E$14]*100;0);&quot;&quot;)" office:value-type="string">
            <text:p>0</text:p>
          </table:table-cell>
          <table:table-cell table:style-name="ce26" table:formula="of:=IF(ISNUMBER([.S405]);VLOOKUP([.S405];['Grading Scale'.$A$2:.$B$14];2);&quot;&quot;)" office:value-type="string">
            <text:p>F</text:p>
          </table:table-cell>
          <table:table-cell table:number-columns-repeated="16" table:style-name="ce27"/>
        </table:table-row>
        <table:table-row table:style-name="ro3">
          <table:table-cell table:style-name="ce24" office:value-type="date" office:date-value="2016-01-13T00:00:00">
            <text:p>1/13/2016</text:p>
          </table:table-cell>
          <table:table-cell table:style-name="ce25" office:value-type="string">
            <text:p>Utah</text:p>
          </table:table-cell>
          <table:table-cell table:style-name="ce25" office:value-type="string">
            <text:p>Vehicle Crashes</text:p>
          </table:table-cell>
          <table:table-cell table:style-name="ce26" table:formula="of:=IF(NOT(ISBLANK([.C406]));VLOOKUP([.C406];['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highwaysafety.utah.gov/crash-data/utah-crash-summaries/">
            <text:p><text:a xlink:href="http://highwaysafety.utah.gov/crash-data/utah-crash-summaries/">http://highwaysafety.utah.gov/crash-data/utah-crash-summaries/</text:a></text:p>
          </table:table-cell>
          <table:table-cell table:style-name="ce26" office:value-type="string">
            <text:p>These is a PDF of a reports, not data. The data itself can only be accessed on a per-incident basis, via a FOIA request (or "GRAMA request," in Utah's terminology).</text:p>
          </table:table-cell>
          <table:table-cell table:style-name="ce26" table:formula="of:=IF(NOT(ISBLANK([.E406]));ROUND(((IF([.E406]=&quot;yes&quot;;1;0)*['Grading Scale'.E$2])+(IF([.F406]=&quot;yes&quot;;1;0)*['Grading Scale'.E$3])+(IF([.G406]=&quot;yes&quot;;1;0)*['Grading Scale'.E$4])+(IF([.H406]=&quot;yes&quot;;1;0)*['Grading Scale'.E$5])+(IF([.I406]=&quot;yes&quot;;1;0)*['Grading Scale'.E$6])+(IF([.J406]=&quot;yes&quot;;1;0)*['Grading Scale'.E$7])+(IF([.K406]=&quot;yes&quot;;1;0)*['Grading Scale'.E$8])+(IF([.L406]=&quot;yes&quot;;1;0)*['Grading Scale'.E$9])+(IF([.M406]=&quot;yes&quot;;1;0)*['Grading Scale'.E$10])+(IF([.N406]=&quot;yes&quot;;1;0)*['Grading Scale'.E$11])+(IF([.O406]=&quot;yes&quot;;1;0)*['Grading Scale'.E$12])+(IF([.P406]=&quot;yes&quot;;1;0)*['Grading Scale'.E$13]))/['Grading Scale'.E$14]*100;0);&quot;&quot;)" office:value-type="string">
            <text:p>35</text:p>
          </table:table-cell>
          <table:table-cell table:style-name="ce26" table:formula="of:=IF(ISNUMBER([.S406]);VLOOKUP([.S406];['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5" office:value-type="string">
            <text:p>Address Points</text:p>
          </table:table-cell>
          <table:table-cell table:style-name="ce26" table:formula="of:=IF(NOT(ISBLANK([.C407]));VLOOKUP([.C407];['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dware.vcgi.org/?page=./search_tools/search_action.cfm&amp;query=theme&amp;theme_id=991-0005">
            <text:p><text:a xlink:href="http://dware.vcgi.org/?page=./search_tools/search_action.cfm&amp;query=theme&amp;theme_id=991-0005">http://dware.vcgi.org/?page=./search_tools/search_action.cfm&amp;query=theme&amp;theme_id=991-0005</text:a></text:p>
          </table:table-cell>
          <table:table-cell table:style-name="ce26" office:value-type="string">
            <text:p>There are restrictions on the use of this data (http://vcgi.vermont.gov/sites/vcgi/files/warehouse/VCGI_Warranty_Copyright_Notice_2013.pdf). Provided as a Shapefile or a File Geodatabase.</text:p>
          </table:table-cell>
          <table:table-cell table:style-name="ce26" table:formula="of:=IF(NOT(ISBLANK([.E407]));ROUND(((IF([.E407]=&quot;yes&quot;;1;0)*['Grading Scale'.E$2])+(IF([.F407]=&quot;yes&quot;;1;0)*['Grading Scale'.E$3])+(IF([.G407]=&quot;yes&quot;;1;0)*['Grading Scale'.E$4])+(IF([.H407]=&quot;yes&quot;;1;0)*['Grading Scale'.E$5])+(IF([.I407]=&quot;yes&quot;;1;0)*['Grading Scale'.E$6])+(IF([.J407]=&quot;yes&quot;;1;0)*['Grading Scale'.E$7])+(IF([.K407]=&quot;yes&quot;;1;0)*['Grading Scale'.E$8])+(IF([.L407]=&quot;yes&quot;;1;0)*['Grading Scale'.E$9])+(IF([.M407]=&quot;yes&quot;;1;0)*['Grading Scale'.E$10])+(IF([.N407]=&quot;yes&quot;;1;0)*['Grading Scale'.E$11])+(IF([.O407]=&quot;yes&quot;;1;0)*['Grading Scale'.E$12])+(IF([.P407]=&quot;yes&quot;;1;0)*['Grading Scale'.E$13]))/['Grading Scale'.E$14]*100;0);&quot;&quot;)" office:value-type="string">
            <text:p>85</text:p>
          </table:table-cell>
          <table:table-cell table:style-name="ce26" table:formula="of:=IF(ISNUMBER([.S407]);VLOOKUP([.S407];['Grading Scale'.$A$2:.$B$14];2);&quot;&quot;)" office:value-type="string">
            <text:p>B</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5" office:value-type="string">
            <text:p>Checkbook</text:p>
          </table:table-cell>
          <table:table-cell table:style-name="ce26" table:formula="of:=IF(NOT(ISBLANK([.C408]));VLOOKUP([.C408];['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finance.vermont.gov/reports_and_publications/Statewide_Payments">
            <text:p><text:a xlink:href="http://finance.vermont.gov/reports_and_publications/Statewide_Payments">http://finance.vermont.gov/reports_and_publications/Statewide_Payments</text:a></text:p>
          </table:table-cell>
          <table:table-cell table:style-name="ce26" office:value-type="string">
            <text:p>Data is provided in batches by fiscal quarter, but updated more often, with the most recent file provided of this survey was for Q1 2016, beginning September 1, 2015, with the file last updated on November 11. The lack of updates in the intervening 3 months indicates that the data is not up to date. Spending data is provided on the state repository (https://data.vermont.gov/Government/Accounts-Payable-Payments-2008-2012/46p3-uzzp), but we have scored this dataset as if they do not, becaues the data there is from 4 years ago, apparently having been added as already-out-of-date data by the repository vendor at the time that the repository was created, two years ago.</text:p>
          </table:table-cell>
          <table:table-cell table:style-name="ce26" table:formula="of:=IF(NOT(ISBLANK([.E408]));ROUND(((IF([.E408]=&quot;yes&quot;;1;0)*['Grading Scale'.E$2])+(IF([.F408]=&quot;yes&quot;;1;0)*['Grading Scale'.E$3])+(IF([.G408]=&quot;yes&quot;;1;0)*['Grading Scale'.E$4])+(IF([.H408]=&quot;yes&quot;;1;0)*['Grading Scale'.E$5])+(IF([.I408]=&quot;yes&quot;;1;0)*['Grading Scale'.E$6])+(IF([.J408]=&quot;yes&quot;;1;0)*['Grading Scale'.E$7])+(IF([.K408]=&quot;yes&quot;;1;0)*['Grading Scale'.E$8])+(IF([.L408]=&quot;yes&quot;;1;0)*['Grading Scale'.E$9])+(IF([.M408]=&quot;yes&quot;;1;0)*['Grading Scale'.E$10])+(IF([.N408]=&quot;yes&quot;;1;0)*['Grading Scale'.E$11])+(IF([.O408]=&quot;yes&quot;;1;0)*['Grading Scale'.E$12])+(IF([.P408]=&quot;yes&quot;;1;0)*['Grading Scale'.E$13]))/['Grading Scale'.E$14]*100;0);&quot;&quot;)" office:value-type="string">
            <text:p>80</text:p>
          </table:table-cell>
          <table:table-cell table:style-name="ce26" table:formula="of:=IF(ISNUMBER([.S408]);VLOOKUP([.S408];['Grading Scale'.$A$2:.$B$14];2);&quot;&quot;)" office:value-type="string">
            <text:p>B−</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Vermont</text:p>
          </table:table-cell>
          <table:table-cell table:style-name="ce25" office:value-type="string">
            <text:p>Companies</text:p>
          </table:table-cell>
          <table:table-cell table:style-name="ce26" table:formula="of:=IF(NOT(ISBLANK([.C409]));VLOOKUP([.C409];['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ww.sec.state.vt.us/corporationsbusiness-services/searches-databases.aspx">
            <text:p><text:a xlink:href="https://www.sec.state.vt.us/corporationsbusiness-services/searches-databases.aspx">https://www.sec.state.vt.us/corporationsbusiness-services/searches-databases.aspx</text:a></text:p>
          </table:table-cell>
          <table:table-cell table:style-name="ce26" office:value-type="string">
            <text:p>Downloading data requires jumping through some hoops. Data is provided as XLSX files.</text:p>
          </table:table-cell>
          <table:table-cell table:style-name="ce26" table:formula="of:=IF(NOT(ISBLANK([.E409]));ROUND(((IF([.E409]=&quot;yes&quot;;1;0)*['Grading Scale'.E$2])+(IF([.F409]=&quot;yes&quot;;1;0)*['Grading Scale'.E$3])+(IF([.G409]=&quot;yes&quot;;1;0)*['Grading Scale'.E$4])+(IF([.H409]=&quot;yes&quot;;1;0)*['Grading Scale'.E$5])+(IF([.I409]=&quot;yes&quot;;1;0)*['Grading Scale'.E$6])+(IF([.J409]=&quot;yes&quot;;1;0)*['Grading Scale'.E$7])+(IF([.K409]=&quot;yes&quot;;1;0)*['Grading Scale'.E$8])+(IF([.L409]=&quot;yes&quot;;1;0)*['Grading Scale'.E$9])+(IF([.M409]=&quot;yes&quot;;1;0)*['Grading Scale'.E$10])+(IF([.N409]=&quot;yes&quot;;1;0)*['Grading Scale'.E$11])+(IF([.O409]=&quot;yes&quot;;1;0)*['Grading Scale'.E$12])+(IF([.P409]=&quot;yes&quot;;1;0)*['Grading Scale'.E$13]))/['Grading Scale'.E$14]*100;0);&quot;&quot;)" office:value-type="string">
            <text:p>85</text:p>
          </table:table-cell>
          <table:table-cell table:style-name="ce26" table:formula="of:=IF(ISNUMBER([.S409]);VLOOKUP([.S409];['Grading Scale'.$A$2:.$B$14];2);&quot;&quot;)" office:value-type="string">
            <text:p>B</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Vermont</text:p>
          </table:table-cell>
          <table:table-cell table:style-name="ce25" office:value-type="string">
            <text:p>Incarceration</text:p>
          </table:table-cell>
          <table:table-cell table:style-name="ce26" table:formula="of:=IF(NOT(ISBLANK([.C410]));VLOOKUP([.C410];['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doc.state.vt.us/about/reports/">
            <text:p><text:a xlink:href="http://www.doc.state.vt.us/about/reports/">http://www.doc.state.vt.us/about/reports/</text:a></text:p>
          </table:table-cell>
          <table:table-cell table:style-name="ce26" office:value-type="string">
            <text:p>Data is a table in an annual report. Determining the capacity change over the prior year requires comparing to prior annual reports.</text:p>
          </table:table-cell>
          <table:table-cell table:style-name="ce26" table:formula="of:=IF(NOT(ISBLANK([.E410]));ROUND(((IF([.E410]=&quot;yes&quot;;1;0)*['Grading Scale'.E$2])+(IF([.F410]=&quot;yes&quot;;1;0)*['Grading Scale'.E$3])+(IF([.G410]=&quot;yes&quot;;1;0)*['Grading Scale'.E$4])+(IF([.H410]=&quot;yes&quot;;1;0)*['Grading Scale'.E$5])+(IF([.I410]=&quot;yes&quot;;1;0)*['Grading Scale'.E$6])+(IF([.J410]=&quot;yes&quot;;1;0)*['Grading Scale'.E$7])+(IF([.K410]=&quot;yes&quot;;1;0)*['Grading Scale'.E$8])+(IF([.L410]=&quot;yes&quot;;1;0)*['Grading Scale'.E$9])+(IF([.M410]=&quot;yes&quot;;1;0)*['Grading Scale'.E$10])+(IF([.N410]=&quot;yes&quot;;1;0)*['Grading Scale'.E$11])+(IF([.O410]=&quot;yes&quot;;1;0)*['Grading Scale'.E$12])+(IF([.P410]=&quot;yes&quot;;1;0)*['Grading Scale'.E$13]))/['Grading Scale'.E$14]*100;0);&quot;&quot;)" office:value-type="string">
            <text:p>40</text:p>
          </table:table-cell>
          <table:table-cell table:style-name="ce26" table:formula="of:=IF(ISNUMBER([.S410]);VLOOKUP([.S410];['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5" office:value-type="string">
            <text:p>Legislation</text:p>
          </table:table-cell>
          <table:table-cell table:style-name="ce26" table:formula="of:=IF(NOT(ISBLANK([.C411]));VLOOKUP([.C411];['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islature.vermont.gov/">
            <text:p><text:a xlink:href="http://legislature.vermont.gov/">http://legislature.vermont.gov/</text:a></text:p>
          </table:table-cell>
          <table:table-cell table:style-name="ce28"/>
          <table:table-cell table:style-name="ce26" table:formula="of:=IF(NOT(ISBLANK([.E411]));ROUND(((IF([.E411]=&quot;yes&quot;;1;0)*['Grading Scale'.E$2])+(IF([.F411]=&quot;yes&quot;;1;0)*['Grading Scale'.E$3])+(IF([.G411]=&quot;yes&quot;;1;0)*['Grading Scale'.E$4])+(IF([.H411]=&quot;yes&quot;;1;0)*['Grading Scale'.E$5])+(IF([.I411]=&quot;yes&quot;;1;0)*['Grading Scale'.E$6])+(IF([.J411]=&quot;yes&quot;;1;0)*['Grading Scale'.E$7])+(IF([.K411]=&quot;yes&quot;;1;0)*['Grading Scale'.E$8])+(IF([.L411]=&quot;yes&quot;;1;0)*['Grading Scale'.E$9])+(IF([.M411]=&quot;yes&quot;;1;0)*['Grading Scale'.E$10])+(IF([.N411]=&quot;yes&quot;;1;0)*['Grading Scale'.E$11])+(IF([.O411]=&quot;yes&quot;;1;0)*['Grading Scale'.E$12])+(IF([.P411]=&quot;yes&quot;;1;0)*['Grading Scale'.E$13]))/['Grading Scale'.E$14]*100;0);&quot;&quot;)" office:value-type="string">
            <text:p>40</text:p>
          </table:table-cell>
          <table:table-cell table:style-name="ce26" table:formula="of:=IF(ISNUMBER([.S411]);VLOOKUP([.S411];['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6" office:value-type="string">
            <text:p>Population Projections</text:p>
          </table:table-cell>
          <table:table-cell table:style-name="ce26" table:formula="of:=IF(NOT(ISBLANK([.C412]));VLOOKUP([.C412];['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45" office:value-type="string" office:value="http://dail.vermont.gov/dail-publications#reports">
            <text:p><text:a xlink:href="http://dail.vermont.gov/dail-publications#reports">http://dail.vermont.gov/dail-publications#reports</text:a></text:p>
          </table:table-cell>
          <table:table-cell table:style-name="ce26" office:value-type="string">
            <text:p>Incomplete because it lacks GNIS IDs or FIPS codes for municipalities.</text:p>
          </table:table-cell>
          <table:table-cell table:style-name="ce26" table:formula="of:=IF(NOT(ISBLANK([.E412]));ROUND(((IF([.E412]=&quot;yes&quot;;1;0)*['Grading Scale'.E$2])+(IF([.F412]=&quot;yes&quot;;1;0)*['Grading Scale'.E$3])+(IF([.G412]=&quot;yes&quot;;1;0)*['Grading Scale'.E$4])+(IF([.H412]=&quot;yes&quot;;1;0)*['Grading Scale'.E$5])+(IF([.I412]=&quot;yes&quot;;1;0)*['Grading Scale'.E$6])+(IF([.J412]=&quot;yes&quot;;1;0)*['Grading Scale'.E$7])+(IF([.K412]=&quot;yes&quot;;1;0)*['Grading Scale'.E$8])+(IF([.L412]=&quot;yes&quot;;1;0)*['Grading Scale'.E$9])+(IF([.M412]=&quot;yes&quot;;1;0)*['Grading Scale'.E$10])+(IF([.N412]=&quot;yes&quot;;1;0)*['Grading Scale'.E$11])+(IF([.O412]=&quot;yes&quot;;1;0)*['Grading Scale'.E$12])+(IF([.P412]=&quot;yes&quot;;1;0)*['Grading Scale'.E$13]))/['Grading Scale'.E$14]*100;0);&quot;&quot;)" office:value-type="string">
            <text:p>40</text:p>
          </table:table-cell>
          <table:table-cell table:style-name="ce26" table:formula="of:=IF(ISNUMBER([.S412]);VLOOKUP([.S412];['Grading Scale'.$A$2:.$B$14];2);&quot;&quot;)" office:value-type="string">
            <text:p>F</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Vermont</text:p>
          </table:table-cell>
          <table:table-cell table:style-name="ce25" office:value-type="string">
            <text:p>Real Estate</text:p>
          </table:table-cell>
          <table:table-cell table:style-name="ce26" table:formula="of:=IF(NOT(ISBLANK([.C413]));VLOOKUP([.C413];['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closest that Vermont gets to this is a 2013 inventory of state building energy costs (https://data.vermont.gov/Government/State-Building-Energy-Costs-2009-2013/78yy-5c8x), but that was limited to buildings with physical addresses, and of course did not include land.</text:p>
          </table:table-cell>
          <table:table-cell table:style-name="ce26" table:formula="of:=IF(NOT(ISBLANK([.E413]));ROUND(((IF([.E413]=&quot;yes&quot;;1;0)*['Grading Scale'.E$2])+(IF([.F413]=&quot;yes&quot;;1;0)*['Grading Scale'.E$3])+(IF([.G413]=&quot;yes&quot;;1;0)*['Grading Scale'.E$4])+(IF([.H413]=&quot;yes&quot;;1;0)*['Grading Scale'.E$5])+(IF([.I413]=&quot;yes&quot;;1;0)*['Grading Scale'.E$6])+(IF([.J413]=&quot;yes&quot;;1;0)*['Grading Scale'.E$7])+(IF([.K413]=&quot;yes&quot;;1;0)*['Grading Scale'.E$8])+(IF([.L413]=&quot;yes&quot;;1;0)*['Grading Scale'.E$9])+(IF([.M413]=&quot;yes&quot;;1;0)*['Grading Scale'.E$10])+(IF([.N413]=&quot;yes&quot;;1;0)*['Grading Scale'.E$11])+(IF([.O413]=&quot;yes&quot;;1;0)*['Grading Scale'.E$12])+(IF([.P413]=&quot;yes&quot;;1;0)*['Grading Scale'.E$13]))/['Grading Scale'.E$14]*100;0);&quot;&quot;)" office:value-type="string">
            <text:p>0</text:p>
          </table:table-cell>
          <table:table-cell table:style-name="ce26" table:formula="of:=IF(ISNUMBER([.S413]);VLOOKUP([.S413];['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5" office:value-type="string">
            <text:p>Restaurant Inspections</text:p>
          </table:table-cell>
          <table:table-cell table:style-name="ce26" table:formula="of:=IF(NOT(ISBLANK([.C414]));VLOOKUP([.C414];['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healthvermont.gov/apps/restaurant_scores/RestaurantScores.aspx">
            <text:p><text:a xlink:href="http://healthvermont.gov/apps/restaurant_scores/RestaurantScores.aspx">http://healthvermont.gov/apps/restaurant_scores/RestaurantScores.aspx</text:a></text:p>
          </table:table-cell>
          <table:table-cell table:style-name="ce28"/>
          <table:table-cell table:style-name="ce26" table:formula="of:=IF(NOT(ISBLANK([.E414]));ROUND(((IF([.E414]=&quot;yes&quot;;1;0)*['Grading Scale'.E$2])+(IF([.F414]=&quot;yes&quot;;1;0)*['Grading Scale'.E$3])+(IF([.G414]=&quot;yes&quot;;1;0)*['Grading Scale'.E$4])+(IF([.H414]=&quot;yes&quot;;1;0)*['Grading Scale'.E$5])+(IF([.I414]=&quot;yes&quot;;1;0)*['Grading Scale'.E$6])+(IF([.J414]=&quot;yes&quot;;1;0)*['Grading Scale'.E$7])+(IF([.K414]=&quot;yes&quot;;1;0)*['Grading Scale'.E$8])+(IF([.L414]=&quot;yes&quot;;1;0)*['Grading Scale'.E$9])+(IF([.M414]=&quot;yes&quot;;1;0)*['Grading Scale'.E$10])+(IF([.N414]=&quot;yes&quot;;1;0)*['Grading Scale'.E$11])+(IF([.O414]=&quot;yes&quot;;1;0)*['Grading Scale'.E$12])+(IF([.P414]=&quot;yes&quot;;1;0)*['Grading Scale'.E$13]))/['Grading Scale'.E$14]*100;0);&quot;&quot;)" office:value-type="string">
            <text:p>40</text:p>
          </table:table-cell>
          <table:table-cell table:style-name="ce26" table:formula="of:=IF(ISNUMBER([.S414]);VLOOKUP([.S414];['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Vermont</text:p>
          </table:table-cell>
          <table:table-cell table:style-name="ce25" office:value-type="string">
            <text:p>Vehicle Crashes</text:p>
          </table:table-cell>
          <table:table-cell table:style-name="ce26" table:formula="of:=IF(NOT(ISBLANK([.C415]));VLOOKUP([.C415];['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vtransplanning.vermont.gov/research/highway/publications">
            <text:p><text:a xlink:href="http://vtransplanning.vermont.gov/research/highway/publications">http://vtransplanning.vermont.gov/research/highway/publications</text:a></text:p>
          </table:table-cell>
          <table:table-cell table:style-name="ce26" office:value-type="string">
            <text:p>The state repository contains a single file of crash data, from 2012 (https://data.vermont.gov/Government/Vermont-Crash-Data-2012/3bej-8dxw), that appears to have been a one-off created by the repository vendor at the time that it was created.</text:p>
          </table:table-cell>
          <table:table-cell table:style-name="ce26" table:formula="of:=IF(NOT(ISBLANK([.E415]));ROUND(((IF([.E415]=&quot;yes&quot;;1;0)*['Grading Scale'.E$2])+(IF([.F415]=&quot;yes&quot;;1;0)*['Grading Scale'.E$3])+(IF([.G415]=&quot;yes&quot;;1;0)*['Grading Scale'.E$4])+(IF([.H415]=&quot;yes&quot;;1;0)*['Grading Scale'.E$5])+(IF([.I415]=&quot;yes&quot;;1;0)*['Grading Scale'.E$6])+(IF([.J415]=&quot;yes&quot;;1;0)*['Grading Scale'.E$7])+(IF([.K415]=&quot;yes&quot;;1;0)*['Grading Scale'.E$8])+(IF([.L415]=&quot;yes&quot;;1;0)*['Grading Scale'.E$9])+(IF([.M415]=&quot;yes&quot;;1;0)*['Grading Scale'.E$10])+(IF([.N415]=&quot;yes&quot;;1;0)*['Grading Scale'.E$11])+(IF([.O415]=&quot;yes&quot;;1;0)*['Grading Scale'.E$12])+(IF([.P415]=&quot;yes&quot;;1;0)*['Grading Scale'.E$13]))/['Grading Scale'.E$14]*100;0);&quot;&quot;)" office:value-type="string">
            <text:p>40</text:p>
          </table:table-cell>
          <table:table-cell table:style-name="ce26" table:formula="of:=IF(ISNUMBER([.S415]);VLOOKUP([.S415];['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Address Points</text:p>
          </table:table-cell>
          <table:table-cell table:style-name="ce26" table:formula="of:=IF(NOT(ISBLANK([.C416]));VLOOKUP([.C416];['Dataset Descriptions'.$A$2:.$B$10];2;FALSE);&quot;&quot;)" office:value-type="string">
            <text:p>The geographic coordinates for physical address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vgin.maps.arcgis.com/home/item.html?id=100e5e12ddc14748a5ec3b8b997af13a">
            <text:p><text:a xlink:href="http://vgin.maps.arcgis.com/home/item.html?id=100e5e12ddc14748a5ec3b8b997af13a">http://vgin.maps.arcgis.com/home/item.html?id=100e5e12ddc14748a5ec3b8b997af13a</text:a></text:p>
          </table:table-cell>
          <table:table-cell table:style-name="ce34" office:value-type="string">
            <text:p>Data is affirmatively placed into the public domain.</text:p>
          </table:table-cell>
          <table:table-cell table:style-name="ce26" table:formula="of:=IF(NOT(ISBLANK([.E416]));ROUND(((IF([.E416]=&quot;yes&quot;;1;0)*['Grading Scale'.E$2])+(IF([.F416]=&quot;yes&quot;;1;0)*['Grading Scale'.E$3])+(IF([.G416]=&quot;yes&quot;;1;0)*['Grading Scale'.E$4])+(IF([.H416]=&quot;yes&quot;;1;0)*['Grading Scale'.E$5])+(IF([.I416]=&quot;yes&quot;;1;0)*['Grading Scale'.E$6])+(IF([.J416]=&quot;yes&quot;;1;0)*['Grading Scale'.E$7])+(IF([.K416]=&quot;yes&quot;;1;0)*['Grading Scale'.E$8])+(IF([.L416]=&quot;yes&quot;;1;0)*['Grading Scale'.E$9])+(IF([.M416]=&quot;yes&quot;;1;0)*['Grading Scale'.E$10])+(IF([.N416]=&quot;yes&quot;;1;0)*['Grading Scale'.E$11])+(IF([.O416]=&quot;yes&quot;;1;0)*['Grading Scale'.E$12])+(IF([.P416]=&quot;yes&quot;;1;0)*['Grading Scale'.E$13]))/['Grading Scale'.E$14]*100;0);&quot;&quot;)" office:value-type="string">
            <text:p>90</text:p>
          </table:table-cell>
          <table:table-cell table:style-name="ce26" table:formula="of:=IF(ISNUMBER([.S416]);VLOOKUP([.S416];['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Checkbook</text:p>
          </table:table-cell>
          <table:table-cell table:style-name="ce26" table:formula="of:=IF(NOT(ISBLANK([.C417]));VLOOKUP([.C417];['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35" office:value-type="string" office:value="http://datapoint.apa.virginia.gov/exp/exp_checkbook.cfm">
            <text:p><text:a xlink:href="http://datapoint.apa.virginia.gov/exp/exp_checkbook.cfm">http://datapoint.apa.virginia.gov/exp/exp_checkbook.cfm</text:a></text:p>
          </table:table-cell>
          <table:table-cell table:style-name="ce34" office:value-type="string">
            <text:p>The site claims to offer Excel files, but they’re actually HTML tables. Only limited bulk data is available (as, again, HTML) but it is, in fact, bulk data. Lacks expense categories.</text:p>
          </table:table-cell>
          <table:table-cell table:style-name="ce26" table:formula="of:=IF(NOT(ISBLANK([.E417]));ROUND(((IF([.E417]=&quot;yes&quot;;1;0)*['Grading Scale'.E$2])+(IF([.F417]=&quot;yes&quot;;1;0)*['Grading Scale'.E$3])+(IF([.G417]=&quot;yes&quot;;1;0)*['Grading Scale'.E$4])+(IF([.H417]=&quot;yes&quot;;1;0)*['Grading Scale'.E$5])+(IF([.I417]=&quot;yes&quot;;1;0)*['Grading Scale'.E$6])+(IF([.J417]=&quot;yes&quot;;1;0)*['Grading Scale'.E$7])+(IF([.K417]=&quot;yes&quot;;1;0)*['Grading Scale'.E$8])+(IF([.L417]=&quot;yes&quot;;1;0)*['Grading Scale'.E$9])+(IF([.M417]=&quot;yes&quot;;1;0)*['Grading Scale'.E$10])+(IF([.N417]=&quot;yes&quot;;1;0)*['Grading Scale'.E$11])+(IF([.O417]=&quot;yes&quot;;1;0)*['Grading Scale'.E$12])+(IF([.P417]=&quot;yes&quot;;1;0)*['Grading Scale'.E$13]))/['Grading Scale'.E$14]*100;0);&quot;&quot;)" office:value-type="string">
            <text:p>50</text:p>
          </table:table-cell>
          <table:table-cell table:style-name="ce26" table:formula="of:=IF(ISNUMBER([.S417]);VLOOKUP([.S417];['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Companies</text:p>
          </table:table-cell>
          <table:table-cell table:style-name="ce26" table:formula="of:=IF(NOT(ISBLANK([.C418]));VLOOKUP([.C418];['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scc.virginia.gov/clk/purch.aspx">
            <text:p><text:a xlink:href="http://www.scc.virginia.gov/clk/purch.aspx">http://www.scc.virginia.gov/clk/purch.aspx</text:a></text:p>
          </table:table-cell>
          <table:table-cell table:style-name="ce34" office:value-type="string">
            <text:p>Viewing their data is free, but actual data requires payment. Bulk (and complete) data costs $150/month.</text:p>
          </table:table-cell>
          <table:table-cell table:style-name="ce26" table:formula="of:=IF(NOT(ISBLANK([.E418]));ROUND(((IF([.E418]=&quot;yes&quot;;1;0)*['Grading Scale'.E$2])+(IF([.F418]=&quot;yes&quot;;1;0)*['Grading Scale'.E$3])+(IF([.G418]=&quot;yes&quot;;1;0)*['Grading Scale'.E$4])+(IF([.H418]=&quot;yes&quot;;1;0)*['Grading Scale'.E$5])+(IF([.I418]=&quot;yes&quot;;1;0)*['Grading Scale'.E$6])+(IF([.J418]=&quot;yes&quot;;1;0)*['Grading Scale'.E$7])+(IF([.K418]=&quot;yes&quot;;1;0)*['Grading Scale'.E$8])+(IF([.L418]=&quot;yes&quot;;1;0)*['Grading Scale'.E$9])+(IF([.M418]=&quot;yes&quot;;1;0)*['Grading Scale'.E$10])+(IF([.N418]=&quot;yes&quot;;1;0)*['Grading Scale'.E$11])+(IF([.O418]=&quot;yes&quot;;1;0)*['Grading Scale'.E$12])+(IF([.P418]=&quot;yes&quot;;1;0)*['Grading Scale'.E$13]))/['Grading Scale'.E$14]*100;0);&quot;&quot;)" office:value-type="string">
            <text:p>75</text:p>
          </table:table-cell>
          <table:table-cell table:style-name="ce26" table:formula="of:=IF(ISNUMBER([.S418]);VLOOKUP([.S418];['Grading Scale'.$A$2:.$B$14];2);&quot;&quot;)" office:value-type="string">
            <text:p>C</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Incarceration</text:p>
          </table:table-cell>
          <table:table-cell table:style-name="ce26" table:formula="of:=IF(NOT(ISBLANK([.C419]));VLOOKUP([.C419];['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vadoc.virginia.gov/about/facts/">
            <text:p><text:a xlink:href="http://vadoc.virginia.gov/about/facts/">http://vadoc.virginia.gov/about/facts/</text:a></text:p>
          </table:table-cell>
          <table:table-cell table:style-name="ce34" office:value-type="string">
            <text:p>Data provided only as PDFs. It doesn't include facility capacity data.</text:p>
          </table:table-cell>
          <table:table-cell table:style-name="ce26" table:formula="of:=IF(NOT(ISBLANK([.E419]));ROUND(((IF([.E419]=&quot;yes&quot;;1;0)*['Grading Scale'.E$2])+(IF([.F419]=&quot;yes&quot;;1;0)*['Grading Scale'.E$3])+(IF([.G419]=&quot;yes&quot;;1;0)*['Grading Scale'.E$4])+(IF([.H419]=&quot;yes&quot;;1;0)*['Grading Scale'.E$5])+(IF([.I419]=&quot;yes&quot;;1;0)*['Grading Scale'.E$6])+(IF([.J419]=&quot;yes&quot;;1;0)*['Grading Scale'.E$7])+(IF([.K419]=&quot;yes&quot;;1;0)*['Grading Scale'.E$8])+(IF([.L419]=&quot;yes&quot;;1;0)*['Grading Scale'.E$9])+(IF([.M419]=&quot;yes&quot;;1;0)*['Grading Scale'.E$10])+(IF([.N419]=&quot;yes&quot;;1;0)*['Grading Scale'.E$11])+(IF([.O419]=&quot;yes&quot;;1;0)*['Grading Scale'.E$12])+(IF([.P419]=&quot;yes&quot;;1;0)*['Grading Scale'.E$13]))/['Grading Scale'.E$14]*100;0);&quot;&quot;)" office:value-type="string">
            <text:p>35</text:p>
          </table:table-cell>
          <table:table-cell table:style-name="ce26" table:formula="of:=IF(ISNUMBER([.S419]);VLOOKUP([.S419];['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Legislation</text:p>
          </table:table-cell>
          <table:table-cell table:style-name="ce26" table:formula="of:=IF(NOT(ISBLANK([.C420]));VLOOKUP([.C420];['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lis.virginia.gov/SiteInformation/ftp.html">
            <text:p><text:a xlink:href="http://lis.virginia.gov/SiteInformation/ftp.html">http://lis.virginia.gov/SiteInformation/ftp.html</text:a></text:p>
          </table:table-cell>
          <table:table-cell table:style-name="ce34" office:value-type="string">
            <text:p>Requires registration and approval for access.</text:p>
          </table:table-cell>
          <table:table-cell table:style-name="ce26" table:formula="of:=IF(NOT(ISBLANK([.E420]));ROUND(((IF([.E420]=&quot;yes&quot;;1;0)*['Grading Scale'.E$2])+(IF([.F420]=&quot;yes&quot;;1;0)*['Grading Scale'.E$3])+(IF([.G420]=&quot;yes&quot;;1;0)*['Grading Scale'.E$4])+(IF([.H420]=&quot;yes&quot;;1;0)*['Grading Scale'.E$5])+(IF([.I420]=&quot;yes&quot;;1;0)*['Grading Scale'.E$6])+(IF([.J420]=&quot;yes&quot;;1;0)*['Grading Scale'.E$7])+(IF([.K420]=&quot;yes&quot;;1;0)*['Grading Scale'.E$8])+(IF([.L420]=&quot;yes&quot;;1;0)*['Grading Scale'.E$9])+(IF([.M420]=&quot;yes&quot;;1;0)*['Grading Scale'.E$10])+(IF([.N420]=&quot;yes&quot;;1;0)*['Grading Scale'.E$11])+(IF([.O420]=&quot;yes&quot;;1;0)*['Grading Scale'.E$12])+(IF([.P420]=&quot;yes&quot;;1;0)*['Grading Scale'.E$13]))/['Grading Scale'.E$14]*100;0);&quot;&quot;)" office:value-type="string">
            <text:p>90</text:p>
          </table:table-cell>
          <table:table-cell table:style-name="ce26" table:formula="of:=IF(ISNUMBER([.S420]);VLOOKUP([.S420];['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Population Projections</text:p>
          </table:table-cell>
          <table:table-cell table:style-name="ce26" table:formula="of:=IF(NOT(ISBLANK([.C421]));VLOOKUP([.C421];['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coopercenter.org/demographics/virginia-population-projections">
            <text:p><text:a xlink:href="http://www.coopercenter.org/demographics/virginia-population-projections">http://www.coopercenter.org/demographics/virginia-population-projections</text:a></text:p>
          </table:table-cell>
          <table:table-cell table:style-name="ce31"/>
          <table:table-cell table:style-name="ce26" table:formula="of:=IF(NOT(ISBLANK([.E421]));ROUND(((IF([.E421]=&quot;yes&quot;;1;0)*['Grading Scale'.E$2])+(IF([.F421]=&quot;yes&quot;;1;0)*['Grading Scale'.E$3])+(IF([.G421]=&quot;yes&quot;;1;0)*['Grading Scale'.E$4])+(IF([.H421]=&quot;yes&quot;;1;0)*['Grading Scale'.E$5])+(IF([.I421]=&quot;yes&quot;;1;0)*['Grading Scale'.E$6])+(IF([.J421]=&quot;yes&quot;;1;0)*['Grading Scale'.E$7])+(IF([.K421]=&quot;yes&quot;;1;0)*['Grading Scale'.E$8])+(IF([.L421]=&quot;yes&quot;;1;0)*['Grading Scale'.E$9])+(IF([.M421]=&quot;yes&quot;;1;0)*['Grading Scale'.E$10])+(IF([.N421]=&quot;yes&quot;;1;0)*['Grading Scale'.E$11])+(IF([.O421]=&quot;yes&quot;;1;0)*['Grading Scale'.E$12])+(IF([.P421]=&quot;yes&quot;;1;0)*['Grading Scale'.E$13]))/['Grading Scale'.E$14]*100;0);&quot;&quot;)" office:value-type="string">
            <text:p>90</text:p>
          </table:table-cell>
          <table:table-cell table:style-name="ce26" table:formula="of:=IF(ISNUMBER([.S421]);VLOOKUP([.S421];['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Virginia</text:p>
          </table:table-cell>
          <table:table-cell table:style-name="ce26" office:value-type="string">
            <text:p>Real Estate</text:p>
          </table:table-cell>
          <table:table-cell table:style-name="ce26" table:formula="of:=IF(NOT(ISBLANK([.C422]));VLOOKUP([.C422];['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dgs.virginia.gov/DivisionofRealEstateServices/StateOwnedRealEstate/tabid/1524/Default.aspx">
            <text:p><text:a xlink:href="http://dgs.virginia.gov/DivisionofRealEstateServices/StateOwnedRealEstate/tabid/1524/Default.aspx">http://dgs.virginia.gov/DivisionofRealEstateServices/StateOwnedRealEstate/tabid/1524/Default.aspx</text:a></text:p>
          </table:table-cell>
          <table:table-cell table:style-name="ce34" office:value-type="string">
            <text:p>Updated annually, apparently, so it's not very timely.</text:p>
          </table:table-cell>
          <table:table-cell table:style-name="ce26" table:formula="of:=IF(NOT(ISBLANK([.E422]));ROUND(((IF([.E422]=&quot;yes&quot;;1;0)*['Grading Scale'.E$2])+(IF([.F422]=&quot;yes&quot;;1;0)*['Grading Scale'.E$3])+(IF([.G422]=&quot;yes&quot;;1;0)*['Grading Scale'.E$4])+(IF([.H422]=&quot;yes&quot;;1;0)*['Grading Scale'.E$5])+(IF([.I422]=&quot;yes&quot;;1;0)*['Grading Scale'.E$6])+(IF([.J422]=&quot;yes&quot;;1;0)*['Grading Scale'.E$7])+(IF([.K422]=&quot;yes&quot;;1;0)*['Grading Scale'.E$8])+(IF([.L422]=&quot;yes&quot;;1;0)*['Grading Scale'.E$9])+(IF([.M422]=&quot;yes&quot;;1;0)*['Grading Scale'.E$10])+(IF([.N422]=&quot;yes&quot;;1;0)*['Grading Scale'.E$11])+(IF([.O422]=&quot;yes&quot;;1;0)*['Grading Scale'.E$12])+(IF([.P422]=&quot;yes&quot;;1;0)*['Grading Scale'.E$13]))/['Grading Scale'.E$14]*100;0);&quot;&quot;)" office:value-type="string">
            <text:p>80</text:p>
          </table:table-cell>
          <table:table-cell table:style-name="ce26" table:formula="of:=IF(ISNUMBER([.S422]);VLOOKUP([.S422];['Grading Scale'.$A$2:.$B$14];2);&quot;&quot;)" office:value-type="string">
            <text:p>B−</text:p>
          </table:table-cell>
          <table:table-cell table:number-columns-repeated="16" table:style-name="ce27"/>
        </table:table-row>
        <table:table-row table:style-name="ro3">
          <table:table-cell table:style-name="ce30" office:value-type="date" office:date-value="2016-03-10T00:00:00">
            <text:p>3/10/2016</text:p>
          </table:table-cell>
          <table:table-cell table:style-name="ce26" office:value-type="string">
            <text:p>Virginia</text:p>
          </table:table-cell>
          <table:table-cell table:style-name="ce26" office:value-type="string">
            <text:p>Restaurant Inspections</text:p>
          </table:table-cell>
          <table:table-cell table:style-name="ce26" table:formula="of:=IF(NOT(ISBLANK([.C423]));VLOOKUP([.C423];['Dataset Descriptions'.$A$2:.$B$10];2;FALSE);&quot;&quot;)" office:value-type="string">
            <text:p>Health inspections of establishments that serve food to the public.</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healthspace.com/Clients/VDH/VDH/web.nsf/home.xsp">
            <text:p><text:a xlink:href="http://healthspace.com/Clients/VDH/VDH/web.nsf/home.xsp">http://healthspace.com/Clients/VDH/VDH/web.nsf/home.xsp</text:a></text:p>
          </table:table-cell>
          <table:table-cell table:style-name="ce31"/>
          <table:table-cell table:style-name="ce26" table:formula="of:=IF(NOT(ISBLANK([.E423]));ROUND(((IF([.E423]=&quot;yes&quot;;1;0)*['Grading Scale'.E$2])+(IF([.F423]=&quot;yes&quot;;1;0)*['Grading Scale'.E$3])+(IF([.G423]=&quot;yes&quot;;1;0)*['Grading Scale'.E$4])+(IF([.H423]=&quot;yes&quot;;1;0)*['Grading Scale'.E$5])+(IF([.I423]=&quot;yes&quot;;1;0)*['Grading Scale'.E$6])+(IF([.J423]=&quot;yes&quot;;1;0)*['Grading Scale'.E$7])+(IF([.K423]=&quot;yes&quot;;1;0)*['Grading Scale'.E$8])+(IF([.L423]=&quot;yes&quot;;1;0)*['Grading Scale'.E$9])+(IF([.M423]=&quot;yes&quot;;1;0)*['Grading Scale'.E$10])+(IF([.N423]=&quot;yes&quot;;1;0)*['Grading Scale'.E$11])+(IF([.O423]=&quot;yes&quot;;1;0)*['Grading Scale'.E$12])+(IF([.P423]=&quot;yes&quot;;1;0)*['Grading Scale'.E$13]))/['Grading Scale'.E$14]*100;0);&quot;&quot;)" office:value-type="string">
            <text:p>45</text:p>
          </table:table-cell>
          <table:table-cell table:style-name="ce26" table:formula="of:=IF(ISNUMBER([.S423]);VLOOKUP([.S423];['Grading Scale'.$A$2:.$B$14];2);&quot;&quot;)" office:value-type="string">
            <text:p>F</text:p>
          </table:table-cell>
          <table:table-cell table:number-columns-repeated="16" table:style-name="ce27"/>
        </table:table-row>
        <table:table-row table:style-name="ro3">
          <table:table-cell table:style-name="ce30" office:value-type="date" office:date-value="2016-01-06T00:00:00">
            <text:p>1/6/2016</text:p>
          </table:table-cell>
          <table:table-cell table:style-name="ce26" office:value-type="string">
            <text:p>Virginia</text:p>
          </table:table-cell>
          <table:table-cell table:style-name="ce26" office:value-type="string">
            <text:p>Vehicle Crashes</text:p>
          </table:table-cell>
          <table:table-cell table:style-name="ce26" table:formula="of:=IF(NOT(ISBLANK([.C424]));VLOOKUP([.C424];['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35" office:value-type="string" office:value="https://public.tableau.com/profile/tien.simmons#!/vizhome/Crashtools8_2/Main">
            <text:p><text:a xlink:href="https://public.tableau.com/profile/tien.simmons#!/vizhome/Crashtools8_2/Main">https://public.tableau.com/profile/tien.simmons#!/vizhome/Crashtools8_2/Main</text:a></text:p>
          </table:table-cell>
          <table:table-cell table:style-name="ce33" office:value-type="string">
            <text:p>The dataset is shared in Tableau, from which it can be exported as CSV. Data is verifiable by being published via HTTPS.</text:p>
          </table:table-cell>
          <table:table-cell table:style-name="ce26" table:formula="of:=IF(NOT(ISBLANK([.E424]));ROUND(((IF([.E424]=&quot;yes&quot;;1;0)*['Grading Scale'.E$2])+(IF([.F424]=&quot;yes&quot;;1;0)*['Grading Scale'.E$3])+(IF([.G424]=&quot;yes&quot;;1;0)*['Grading Scale'.E$4])+(IF([.H424]=&quot;yes&quot;;1;0)*['Grading Scale'.E$5])+(IF([.I424]=&quot;yes&quot;;1;0)*['Grading Scale'.E$6])+(IF([.J424]=&quot;yes&quot;;1;0)*['Grading Scale'.E$7])+(IF([.K424]=&quot;yes&quot;;1;0)*['Grading Scale'.E$8])+(IF([.L424]=&quot;yes&quot;;1;0)*['Grading Scale'.E$9])+(IF([.M424]=&quot;yes&quot;;1;0)*['Grading Scale'.E$10])+(IF([.N424]=&quot;yes&quot;;1;0)*['Grading Scale'.E$11])+(IF([.O424]=&quot;yes&quot;;1;0)*['Grading Scale'.E$12])+(IF([.P424]=&quot;yes&quot;;1;0)*['Grading Scale'.E$13]))/['Grading Scale'.E$14]*100;0);&quot;&quot;)" office:value-type="string">
            <text:p>80</text:p>
          </table:table-cell>
          <table:table-cell table:style-name="ce26" table:formula="of:=IF(ISNUMBER([.S424]);VLOOKUP([.S424];['Grading Scale'.$A$2:.$B$14];2);&quot;&quot;)" office:value-type="string">
            <text:p>B−</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Washington</text:p>
          </table:table-cell>
          <table:table-cell table:style-name="ce26" office:value-type="string">
            <text:p>Address Points</text:p>
          </table:table-cell>
          <table:table-cell table:style-name="ce26" table:formula="of:=IF(NOT(ISBLANK([.C425]));VLOOKUP([.C425];['Dataset Descriptions'.$A$2:.$B$10];2;FALSE);&quot;&quot;)" office:value-type="string">
            <text:p>The geographic coordinates for physical address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425]));ROUND(((IF([.E425]=&quot;yes&quot;;1;0)*['Grading Scale'.E$2])+(IF([.F425]=&quot;yes&quot;;1;0)*['Grading Scale'.E$3])+(IF([.G425]=&quot;yes&quot;;1;0)*['Grading Scale'.E$4])+(IF([.H425]=&quot;yes&quot;;1;0)*['Grading Scale'.E$5])+(IF([.I425]=&quot;yes&quot;;1;0)*['Grading Scale'.E$6])+(IF([.J425]=&quot;yes&quot;;1;0)*['Grading Scale'.E$7])+(IF([.K425]=&quot;yes&quot;;1;0)*['Grading Scale'.E$8])+(IF([.L425]=&quot;yes&quot;;1;0)*['Grading Scale'.E$9])+(IF([.M425]=&quot;yes&quot;;1;0)*['Grading Scale'.E$10])+(IF([.N425]=&quot;yes&quot;;1;0)*['Grading Scale'.E$11])+(IF([.O425]=&quot;yes&quot;;1;0)*['Grading Scale'.E$12])+(IF([.P425]=&quot;yes&quot;;1;0)*['Grading Scale'.E$13]))/['Grading Scale'.E$14]*100;0);&quot;&quot;)" office:value-type="string">
            <text:p>0</text:p>
          </table:table-cell>
          <table:table-cell table:style-name="ce26" table:formula="of:=IF(ISNUMBER([.S425]);VLOOKUP([.S425];['Grading Scale'.$A$2:.$B$14];2);&quot;&quot;)" office:value-type="string">
            <text:p>F</text:p>
          </table:table-cell>
          <table:table-cell table:number-columns-repeated="16" table:style-name="ce27"/>
        </table:table-row>
        <table:table-row table:style-name="ro3">
          <table:table-cell table:style-name="ce30" office:value-type="date" office:date-value="2015-12-16T00:00:00">
            <text:p>12/16/2015</text:p>
          </table:table-cell>
          <table:table-cell table:style-name="ce26" office:value-type="string">
            <text:p>Washington</text:p>
          </table:table-cell>
          <table:table-cell table:style-name="ce26" office:value-type="string">
            <text:p>Checkbook</text:p>
          </table:table-cell>
          <table:table-cell table:style-name="ce26" table:formula="of:=IF(NOT(ISBLANK([.C426]));VLOOKUP([.C426];['Dataset Descriptions'.$A$2:.$B$10];2;FALSE);&quot;&quot;)" office:value-type="string">
            <text:p>Transaction-level, per-agency spending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35" office:value-type="string" office:value="http://fiscal.wa.gov/Checkbook.aspx">
            <text:p><text:a xlink:href="http://fiscal.wa.gov/Checkbook.aspx">http://fiscal.wa.gov/Checkbook.aspx</text:a></text:p>
          </table:table-cell>
          <table:table-cell table:style-name="ce33" office:value-type="string">
            <text:p>Data includes no description of the expense and no check number. Data is mirrored on the state's repository (https://data.wa.gov/Procurements-and-Contracts/State-Vendor-Payments/sufm-u7rz), with the caveat that the data there is only updated annually.</text:p>
          </table:table-cell>
          <table:table-cell table:style-name="ce26" table:formula="of:=IF(NOT(ISBLANK([.E426]));ROUND(((IF([.E426]=&quot;yes&quot;;1;0)*['Grading Scale'.E$2])+(IF([.F426]=&quot;yes&quot;;1;0)*['Grading Scale'.E$3])+(IF([.G426]=&quot;yes&quot;;1;0)*['Grading Scale'.E$4])+(IF([.H426]=&quot;yes&quot;;1;0)*['Grading Scale'.E$5])+(IF([.I426]=&quot;yes&quot;;1;0)*['Grading Scale'.E$6])+(IF([.J426]=&quot;yes&quot;;1;0)*['Grading Scale'.E$7])+(IF([.K426]=&quot;yes&quot;;1;0)*['Grading Scale'.E$8])+(IF([.L426]=&quot;yes&quot;;1;0)*['Grading Scale'.E$9])+(IF([.M426]=&quot;yes&quot;;1;0)*['Grading Scale'.E$10])+(IF([.N426]=&quot;yes&quot;;1;0)*['Grading Scale'.E$11])+(IF([.O426]=&quot;yes&quot;;1;0)*['Grading Scale'.E$12])+(IF([.P426]=&quot;yes&quot;;1;0)*['Grading Scale'.E$13]))/['Grading Scale'.E$14]*100;0);&quot;&quot;)" office:value-type="string">
            <text:p>95</text:p>
          </table:table-cell>
          <table:table-cell table:style-name="ce26" table:formula="of:=IF(ISNUMBER([.S426]);VLOOKUP([.S426];['Grading Scale'.$A$2:.$B$14];2);&quot;&quot;)" office:value-type="string">
            <text:p>A</text:p>
          </table:table-cell>
          <table:table-cell table:number-columns-repeated="16" table:style-name="ce27"/>
        </table:table-row>
        <table:table-row table:style-name="ro3">
          <table:table-cell table:style-name="ce30" office:value-type="date" office:date-value="2016-02-10T00:00:00">
            <text:p>2/10/2016</text:p>
          </table:table-cell>
          <table:table-cell table:style-name="ce26" office:value-type="string">
            <text:p>Washington</text:p>
          </table:table-cell>
          <table:table-cell table:style-name="ce26" office:value-type="string">
            <text:p>Companies</text:p>
          </table:table-cell>
          <table:table-cell table:style-name="ce26" table:formula="of:=IF(NOT(ISBLANK([.C427]));VLOOKUP([.C427];['Dataset Descriptions'.$A$2:.$B$10];2;FALSE);&quot;&quot;)" office:value-type="string">
            <text:p>The register of all corporations that exist in the state.</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35" office:value-type="string" office:value="https://www.sos.wa.gov/corps/AllData.aspx">
            <text:p><text:a xlink:href="https://www.sos.wa.gov/corps/AllData.aspx">https://www.sos.wa.gov/corps/AllData.aspx</text:a></text:p>
          </table:table-cell>
          <table:table-cell table:style-name="ce33" office:value-type="string">
            <text:p>Site uses SSL. There is one restriction on the use of this data, insufficient to warrant docking points: under Colorado law, agencies may not "give, sell or provide access to lists of individuals requested for commercial purposes."</text:p>
          </table:table-cell>
          <table:table-cell table:style-name="ce26" table:formula="of:=IF(NOT(ISBLANK([.E427]));ROUND(((IF([.E427]=&quot;yes&quot;;1;0)*['Grading Scale'.E$2])+(IF([.F427]=&quot;yes&quot;;1;0)*['Grading Scale'.E$3])+(IF([.G427]=&quot;yes&quot;;1;0)*['Grading Scale'.E$4])+(IF([.H427]=&quot;yes&quot;;1;0)*['Grading Scale'.E$5])+(IF([.I427]=&quot;yes&quot;;1;0)*['Grading Scale'.E$6])+(IF([.J427]=&quot;yes&quot;;1;0)*['Grading Scale'.E$7])+(IF([.K427]=&quot;yes&quot;;1;0)*['Grading Scale'.E$8])+(IF([.L427]=&quot;yes&quot;;1;0)*['Grading Scale'.E$9])+(IF([.M427]=&quot;yes&quot;;1;0)*['Grading Scale'.E$10])+(IF([.N427]=&quot;yes&quot;;1;0)*['Grading Scale'.E$11])+(IF([.O427]=&quot;yes&quot;;1;0)*['Grading Scale'.E$12])+(IF([.P427]=&quot;yes&quot;;1;0)*['Grading Scale'.E$13]))/['Grading Scale'.E$14]*100;0);&quot;&quot;)" office:value-type="string">
            <text:p>100</text:p>
          </table:table-cell>
          <table:table-cell table:style-name="ce26" table:formula="of:=IF(ISNUMBER([.S427]);VLOOKUP([.S427];['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Washington</text:p>
          </table:table-cell>
          <table:table-cell table:style-name="ce26" office:value-type="string">
            <text:p>Incarceration</text:p>
          </table:table-cell>
          <table:table-cell table:style-name="ce26" table:formula="of:=IF(NOT(ISBLANK([.C428]));VLOOKUP([.C428];['Dataset Descriptions'.$A$2:.$B$10];2;FALSE);&quot;&quot;)" office:value-type="string">
            <text:p>Per-facility inmate population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yes</text:p>
          </table:table-cell>
          <table:table-cell table:style-name="ce35" office:value-type="string" office:value="http://www.doc.wa.gov/aboutdoc/statistics.asp">
            <text:p><text:a xlink:href="http://www.doc.wa.gov/aboutdoc/statistics.asp">http://www.doc.wa.gov/aboutdoc/statistics.asp</text:a></text:p>
          </table:table-cell>
          <table:table-cell table:style-name="ce34" office:value-type="string">
            <text:p>Data published only as PDFs.</text:p>
          </table:table-cell>
          <table:table-cell table:style-name="ce26" table:formula="of:=IF(NOT(ISBLANK([.E428]));ROUND(((IF([.E428]=&quot;yes&quot;;1;0)*['Grading Scale'.E$2])+(IF([.F428]=&quot;yes&quot;;1;0)*['Grading Scale'.E$3])+(IF([.G428]=&quot;yes&quot;;1;0)*['Grading Scale'.E$4])+(IF([.H428]=&quot;yes&quot;;1;0)*['Grading Scale'.E$5])+(IF([.I428]=&quot;yes&quot;;1;0)*['Grading Scale'.E$6])+(IF([.J428]=&quot;yes&quot;;1;0)*['Grading Scale'.E$7])+(IF([.K428]=&quot;yes&quot;;1;0)*['Grading Scale'.E$8])+(IF([.L428]=&quot;yes&quot;;1;0)*['Grading Scale'.E$9])+(IF([.M428]=&quot;yes&quot;;1;0)*['Grading Scale'.E$10])+(IF([.N428]=&quot;yes&quot;;1;0)*['Grading Scale'.E$11])+(IF([.O428]=&quot;yes&quot;;1;0)*['Grading Scale'.E$12])+(IF([.P428]=&quot;yes&quot;;1;0)*['Grading Scale'.E$13]))/['Grading Scale'.E$14]*100;0);&quot;&quot;)" office:value-type="string">
            <text:p>40</text:p>
          </table:table-cell>
          <table:table-cell table:style-name="ce26" table:formula="of:=IF(ISNUMBER([.S428]);VLOOKUP([.S428];['Grading Scale'.$A$2:.$B$14];2);&quot;&quot;)" office:value-type="string">
            <text:p>F</text:p>
          </table:table-cell>
          <table:table-cell table:number-columns-repeated="16" table:style-name="ce27"/>
        </table:table-row>
        <table:table-row table:style-name="ro3">
          <table:table-cell table:style-name="ce30" office:value-type="date" office:date-value="2015-12-16T00:00:00">
            <text:p>12/16/2015</text:p>
          </table:table-cell>
          <table:table-cell table:style-name="ce26" office:value-type="string">
            <text:p>Washington</text:p>
          </table:table-cell>
          <table:table-cell table:style-name="ce26" office:value-type="string">
            <text:p>Legislation</text:p>
          </table:table-cell>
          <table:table-cell table:style-name="ce26" table:formula="of:=IF(NOT(ISBLANK([.C429]));VLOOKUP([.C429];['Dataset Descriptions'.$A$2:.$B$10];2;FALSE);&quot;&quot;)" office:value-type="string">
            <text:p>Bills before the legislature, and the legislators that comprise it.</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35" office:value-type="string" office:value="http://wslwebservices.leg.wa.gov/">
            <text:p><text:a xlink:href="http://wslwebservices.leg.wa.gov/">http://wslwebservices.leg.wa.gov/</text:a></text:p>
          </table:table-cell>
          <table:table-cell table:style-name="ce34" office:value-type="string">
            <text:p>Data is provided via API only—no downloads.</text:p>
          </table:table-cell>
          <table:table-cell table:style-name="ce26" table:formula="of:=IF(NOT(ISBLANK([.E429]));ROUND(((IF([.E429]=&quot;yes&quot;;1;0)*['Grading Scale'.E$2])+(IF([.F429]=&quot;yes&quot;;1;0)*['Grading Scale'.E$3])+(IF([.G429]=&quot;yes&quot;;1;0)*['Grading Scale'.E$4])+(IF([.H429]=&quot;yes&quot;;1;0)*['Grading Scale'.E$5])+(IF([.I429]=&quot;yes&quot;;1;0)*['Grading Scale'.E$6])+(IF([.J429]=&quot;yes&quot;;1;0)*['Grading Scale'.E$7])+(IF([.K429]=&quot;yes&quot;;1;0)*['Grading Scale'.E$8])+(IF([.L429]=&quot;yes&quot;;1;0)*['Grading Scale'.E$9])+(IF([.M429]=&quot;yes&quot;;1;0)*['Grading Scale'.E$10])+(IF([.N429]=&quot;yes&quot;;1;0)*['Grading Scale'.E$11])+(IF([.O429]=&quot;yes&quot;;1;0)*['Grading Scale'.E$12])+(IF([.P429]=&quot;yes&quot;;1;0)*['Grading Scale'.E$13]))/['Grading Scale'.E$14]*100;0);&quot;&quot;)" office:value-type="string">
            <text:p>90</text:p>
          </table:table-cell>
          <table:table-cell table:style-name="ce26" table:formula="of:=IF(ISNUMBER([.S429]);VLOOKUP([.S429];['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Washington</text:p>
          </table:table-cell>
          <table:table-cell table:style-name="ce26" office:value-type="string">
            <text:p>Population Projections</text:p>
          </table:table-cell>
          <table:table-cell table:style-name="ce26" table:formula="of:=IF(NOT(ISBLANK([.C430]));VLOOKUP([.C430];['Dataset Descriptions'.$A$2:.$B$10];2;FALSE);&quot;&quot;)" office:value-type="string">
            <text:p>Forecasts of municipal-level changes in population over coming year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ww.ofm.wa.gov/Pop/stfc/default.asp">
            <text:p><text:a xlink:href="http://www.ofm.wa.gov/Pop/stfc/default.asp">http://www.ofm.wa.gov/Pop/stfc/default.asp</text:a></text:p>
          </table:table-cell>
          <table:table-cell table:style-name="ce34" office:value-type="string">
            <text:p>Only contains statewide forecasts, not per-locality forecasts.</text:p>
          </table:table-cell>
          <table:table-cell table:style-name="ce26" table:formula="of:=IF(NOT(ISBLANK([.E430]));ROUND(((IF([.E430]=&quot;yes&quot;;1;0)*['Grading Scale'.E$2])+(IF([.F430]=&quot;yes&quot;;1;0)*['Grading Scale'.E$3])+(IF([.G430]=&quot;yes&quot;;1;0)*['Grading Scale'.E$4])+(IF([.H430]=&quot;yes&quot;;1;0)*['Grading Scale'.E$5])+(IF([.I430]=&quot;yes&quot;;1;0)*['Grading Scale'.E$6])+(IF([.J430]=&quot;yes&quot;;1;0)*['Grading Scale'.E$7])+(IF([.K430]=&quot;yes&quot;;1;0)*['Grading Scale'.E$8])+(IF([.L430]=&quot;yes&quot;;1;0)*['Grading Scale'.E$9])+(IF([.M430]=&quot;yes&quot;;1;0)*['Grading Scale'.E$10])+(IF([.N430]=&quot;yes&quot;;1;0)*['Grading Scale'.E$11])+(IF([.O430]=&quot;yes&quot;;1;0)*['Grading Scale'.E$12])+(IF([.P430]=&quot;yes&quot;;1;0)*['Grading Scale'.E$13]))/['Grading Scale'.E$14]*100;0);&quot;&quot;)" office:value-type="string">
            <text:p>80</text:p>
          </table:table-cell>
          <table:table-cell table:style-name="ce26" table:formula="of:=IF(ISNUMBER([.S430]);VLOOKUP([.S430];['Grading Scale'.$A$2:.$B$14];2);&quot;&quot;)" office:value-type="string">
            <text:p>B−</text:p>
          </table:table-cell>
          <table:table-cell table:number-columns-repeated="16" table:style-name="ce27"/>
        </table:table-row>
        <table:table-row table:style-name="ro3">
          <table:table-cell table:style-name="ce30" office:value-type="date" office:date-value="2015-12-16T00:00:00">
            <text:p>12/16/2015</text:p>
          </table:table-cell>
          <table:table-cell table:style-name="ce26" office:value-type="string">
            <text:p>Washington</text:p>
          </table:table-cell>
          <table:table-cell table:style-name="ce26" office:value-type="string">
            <text:p>Real Estate</text:p>
          </table:table-cell>
          <table:table-cell table:style-name="ce26" table:formula="of:=IF(NOT(ISBLANK([.C431]));VLOOKUP([.C431];['Dataset Descriptions'.$A$2:.$B$10];2;FALSE);&quot;&quot;)" office:value-type="string">
            <text:p>State-owned land and building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35" office:value-type="string" office:value="http://www.ofm.wa.gov/budget/facilities/fis.asp">
            <text:p><text:a xlink:href="http://www.ofm.wa.gov/budget/facilities/fis.asp">http://www.ofm.wa.gov/budget/facilities/fis.asp</text:a></text:p>
          </table:table-cell>
          <table:table-cell table:style-name="ce33" office:value-type="string">
            <text:p>Includes only facilities, but not land. (Some state land is listed at http://publiclandsinventory.wa.gov/.) Data is included in the state repository (https://data.wa.gov/dataset/Facilities-Inventory-System/shwa-savc).</text:p>
          </table:table-cell>
          <table:table-cell table:style-name="ce26" table:formula="of:=IF(NOT(ISBLANK([.E431]));ROUND(((IF([.E431]=&quot;yes&quot;;1;0)*['Grading Scale'.E$2])+(IF([.F431]=&quot;yes&quot;;1;0)*['Grading Scale'.E$3])+(IF([.G431]=&quot;yes&quot;;1;0)*['Grading Scale'.E$4])+(IF([.H431]=&quot;yes&quot;;1;0)*['Grading Scale'.E$5])+(IF([.I431]=&quot;yes&quot;;1;0)*['Grading Scale'.E$6])+(IF([.J431]=&quot;yes&quot;;1;0)*['Grading Scale'.E$7])+(IF([.K431]=&quot;yes&quot;;1;0)*['Grading Scale'.E$8])+(IF([.L431]=&quot;yes&quot;;1;0)*['Grading Scale'.E$9])+(IF([.M431]=&quot;yes&quot;;1;0)*['Grading Scale'.E$10])+(IF([.N431]=&quot;yes&quot;;1;0)*['Grading Scale'.E$11])+(IF([.O431]=&quot;yes&quot;;1;0)*['Grading Scale'.E$12])+(IF([.P431]=&quot;yes&quot;;1;0)*['Grading Scale'.E$13]))/['Grading Scale'.E$14]*100;0);&quot;&quot;)" office:value-type="string">
            <text:p>90</text:p>
          </table:table-cell>
          <table:table-cell table:style-name="ce26" table:formula="of:=IF(ISNUMBER([.S431]);VLOOKUP([.S431];['Grading Scale'.$A$2:.$B$14];2);&quot;&quot;)" office:value-type="string">
            <text:p>A−</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Washington</text:p>
          </table:table-cell>
          <table:table-cell table:style-name="ce26" office:value-type="string">
            <text:p>Restaurant Inspections</text:p>
          </table:table-cell>
          <table:table-cell table:style-name="ce26" table:formula="of:=IF(NOT(ISBLANK([.C432]));VLOOKUP([.C432];['Dataset Descriptions'.$A$2:.$B$10];2;FALSE);&quot;&quot;)" office:value-type="string">
            <text:p>Health inspections of establishments that serve food to the public.</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28"/>
          <table:table-cell table:style-name="ce31"/>
          <table:table-cell table:style-name="ce26" table:formula="of:=IF(NOT(ISBLANK([.E432]));ROUND(((IF([.E432]=&quot;yes&quot;;1;0)*['Grading Scale'.E$2])+(IF([.F432]=&quot;yes&quot;;1;0)*['Grading Scale'.E$3])+(IF([.G432]=&quot;yes&quot;;1;0)*['Grading Scale'.E$4])+(IF([.H432]=&quot;yes&quot;;1;0)*['Grading Scale'.E$5])+(IF([.I432]=&quot;yes&quot;;1;0)*['Grading Scale'.E$6])+(IF([.J432]=&quot;yes&quot;;1;0)*['Grading Scale'.E$7])+(IF([.K432]=&quot;yes&quot;;1;0)*['Grading Scale'.E$8])+(IF([.L432]=&quot;yes&quot;;1;0)*['Grading Scale'.E$9])+(IF([.M432]=&quot;yes&quot;;1;0)*['Grading Scale'.E$10])+(IF([.N432]=&quot;yes&quot;;1;0)*['Grading Scale'.E$11])+(IF([.O432]=&quot;yes&quot;;1;0)*['Grading Scale'.E$12])+(IF([.P432]=&quot;yes&quot;;1;0)*['Grading Scale'.E$13]))/['Grading Scale'.E$14]*100;0);&quot;&quot;)" office:value-type="string">
            <text:p>0</text:p>
          </table:table-cell>
          <table:table-cell table:style-name="ce26" table:formula="of:=IF(ISNUMBER([.S432]);VLOOKUP([.S432];['Grading Scale'.$A$2:.$B$14];2);&quot;&quot;)" office:value-type="string">
            <text:p>F</text:p>
          </table:table-cell>
          <table:table-cell table:number-columns-repeated="16" table:style-name="ce27"/>
        </table:table-row>
        <table:table-row table:style-name="ro3">
          <table:table-cell table:style-name="ce30" office:value-type="date" office:date-value="2015-11-30T00:00:00">
            <text:p>11/30/2015</text:p>
          </table:table-cell>
          <table:table-cell table:style-name="ce26" office:value-type="string">
            <text:p>Washington</text:p>
          </table:table-cell>
          <table:table-cell table:style-name="ce26" office:value-type="string">
            <text:p>Vehicle Crashes</text:p>
          </table:table-cell>
          <table:table-cell table:style-name="ce26" table:formula="of:=IF(NOT(ISBLANK([.C433]));VLOOKUP([.C433];['Dataset Descriptions'.$A$2:.$B$10];2;FALSE);&quot;&quot;)" office:value-type="string">
            <text:p>Incident-level reportable motor vehicle crash record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yes</text:p>
          </table:table-cell>
          <table:table-cell table:style-name="ce26" office:value-type="string">
            <text:p>no</text:p>
          </table:table-cell>
          <table:table-cell table:style-name="ce26" office:value-type="string">
            <text:p>yes</text:p>
          </table:table-cell>
          <table:table-cell table:style-name="ce26" office:value-type="string">
            <text:p>no</text:p>
          </table:table-cell>
          <table:table-cell table:style-name="ce26" office:value-type="string">
            <text:p>no</text:p>
          </table:table-cell>
          <table:table-cell table:style-name="ce26" office:value-type="string">
            <text:p>no</text:p>
          </table:table-cell>
          <table:table-cell table:style-name="ce35" office:value-type="string" office:value="http://wtsc.wa.gov/research-data/crash-data/">
            <text:p><text:a xlink:href="http://wtsc.wa.gov/research-data/crash-data/">http://wtsc.wa.gov/research-data/crash-data/</text:a></text:p>
          </table:table-cell>
          <table:table-cell table:style-name="ce34" office:value-type="string">
            <text:p>These are statistics, not data.</text:p>
          </table:table-cell>
          <table:table-cell table:style-name="ce26" table:formula="of:=IF(NOT(ISBLANK([.E433]));ROUND(((IF([.E433]=&quot;yes&quot;;1;0)*['Grading Scale'.E$2])+(IF([.F433]=&quot;yes&quot;;1;0)*['Grading Scale'.E$3])+(IF([.G433]=&quot;yes&quot;;1;0)*['Grading Scale'.E$4])+(IF([.H433]=&quot;yes&quot;;1;0)*['Grading Scale'.E$5])+(IF([.I433]=&quot;yes&quot;;1;0)*['Grading Scale'.E$6])+(IF([.J433]=&quot;yes&quot;;1;0)*['Grading Scale'.E$7])+(IF([.K433]=&quot;yes&quot;;1;0)*['Grading Scale'.E$8])+(IF([.L433]=&quot;yes&quot;;1;0)*['Grading Scale'.E$9])+(IF([.M433]=&quot;yes&quot;;1;0)*['Grading Scale'.E$10])+(IF([.N433]=&quot;yes&quot;;1;0)*['Grading Scale'.E$11])+(IF([.O433]=&quot;yes&quot;;1;0)*['Grading Scale'.E$12])+(IF([.P433]=&quot;yes&quot;;1;0)*['Grading Scale'.E$13]))/['Grading Scale'.E$14]*100;0);&quot;&quot;)" office:value-type="string">
            <text:p>80</text:p>
          </table:table-cell>
          <table:table-cell table:style-name="ce26" table:formula="of:=IF(ISNUMBER([.S433]);VLOOKUP([.S433];['Grading Scale'.$A$2:.$B$14];2);&quot;&quot;)" office:value-type="string">
            <text:p>B−</text:p>
          </table:table-cell>
          <table:table-cell table:number-columns-repeated="16" table:style-name="ce27"/>
        </table:table-row>
        <table:table-row table:style-name="ro3">
          <table:table-cell table:style-name="ce24" office:value-type="date" office:date-value="2016-03-08T00:00:00">
            <text:p>3/8/2016</text:p>
          </table:table-cell>
          <table:table-cell table:style-name="ce25" office:value-type="string">
            <text:p>Washington DC</text:p>
          </table:table-cell>
          <table:table-cell table:style-name="ce25" office:value-type="string">
            <text:p>Address Points</text:p>
          </table:table-cell>
          <table:table-cell table:style-name="ce26" table:formula="of:=IF(NOT(ISBLANK([.C434]));VLOOKUP([.C434];['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9" office:value-type="string" office:value="http://opendata.dc.gov/datasets/aa514416aaf74fdc94748f1e56e7cc8a_0">
            <text:p><text:a xlink:href="http://opendata.dc.gov/datasets/aa514416aaf74fdc94748f1e56e7cc8a_0">http://opendata.dc.gov/datasets/aa514416aaf74fdc94748f1e56e7cc8a_0</text:a></text:p>
          </table:table-cell>
          <table:table-cell table:style-name="ce26" office:value-type="string">
            <text:p>Data is affirmatively placed in the public domain.</text:p>
          </table:table-cell>
          <table:table-cell table:style-name="ce26" table:formula="of:=IF(NOT(ISBLANK([.E434]));ROUND(((IF([.E434]=&quot;yes&quot;;1;0)*['Grading Scale'.E$2])+(IF([.F434]=&quot;yes&quot;;1;0)*['Grading Scale'.E$3])+(IF([.G434]=&quot;yes&quot;;1;0)*['Grading Scale'.E$4])+(IF([.H434]=&quot;yes&quot;;1;0)*['Grading Scale'.E$5])+(IF([.I434]=&quot;yes&quot;;1;0)*['Grading Scale'.E$6])+(IF([.J434]=&quot;yes&quot;;1;0)*['Grading Scale'.E$7])+(IF([.K434]=&quot;yes&quot;;1;0)*['Grading Scale'.E$8])+(IF([.L434]=&quot;yes&quot;;1;0)*['Grading Scale'.E$9])+(IF([.M434]=&quot;yes&quot;;1;0)*['Grading Scale'.E$10])+(IF([.N434]=&quot;yes&quot;;1;0)*['Grading Scale'.E$11])+(IF([.O434]=&quot;yes&quot;;1;0)*['Grading Scale'.E$12])+(IF([.P434]=&quot;yes&quot;;1;0)*['Grading Scale'.E$13]))/['Grading Scale'.E$14]*100;0);&quot;&quot;)" office:value-type="string">
            <text:p>100</text:p>
          </table:table-cell>
          <table:table-cell table:style-name="ce26" table:formula="of:=IF(ISNUMBER([.S434]);VLOOKUP([.S434];['Grading Scale'.$A$2:.$B$14];2);&quot;&quot;)" office:value-type="string">
            <text:p>A+</text:p>
          </table:table-cell>
          <table:table-cell table:number-columns-repeated="16" table:style-name="ce27"/>
        </table:table-row>
        <table:table-row table:style-name="ro3">
          <table:table-cell table:style-name="ce24" office:value-type="date" office:date-value="2016-03-07T00:00:00">
            <text:p>3/7/2016</text:p>
          </table:table-cell>
          <table:table-cell table:style-name="ce25" office:value-type="string">
            <text:p>Washington DC</text:p>
          </table:table-cell>
          <table:table-cell table:style-name="ce25" office:value-type="string">
            <text:p>Checkbook</text:p>
          </table:table-cell>
          <table:table-cell table:style-name="ce26" table:formula="of:=IF(NOT(ISBLANK([.C435]));VLOOKUP([.C435];['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opendata.dc.gov/datasets?q=purchaseorders">
            <text:p><text:a xlink:href="http://opendata.dc.gov/datasets?q=purchaseorders">http://opendata.dc.gov/datasets?q=purchaseorders</text:a></text:p>
          </table:table-cell>
          <table:table-cell table:style-name="ce26" office:value-type="string">
            <text:p>Data is affirmatively placed in the public domain. These records have not been updated in a year and a half, so they are certainly not up-to-date. The records lack a description of the purpose of the purchase, so they are incomplete. (Also, this is only spending via purchase order, and not other expenses, e.g., reimbursements to employees, so the scope of the dataset is too narrow to allow the dataset to be complete.)</text:p>
          </table:table-cell>
          <table:table-cell table:style-name="ce26" table:formula="of:=IF(NOT(ISBLANK([.E435]));ROUND(((IF([.E435]=&quot;yes&quot;;1;0)*['Grading Scale'.E$2])+(IF([.F435]=&quot;yes&quot;;1;0)*['Grading Scale'.E$3])+(IF([.G435]=&quot;yes&quot;;1;0)*['Grading Scale'.E$4])+(IF([.H435]=&quot;yes&quot;;1;0)*['Grading Scale'.E$5])+(IF([.I435]=&quot;yes&quot;;1;0)*['Grading Scale'.E$6])+(IF([.J435]=&quot;yes&quot;;1;0)*['Grading Scale'.E$7])+(IF([.K435]=&quot;yes&quot;;1;0)*['Grading Scale'.E$8])+(IF([.L435]=&quot;yes&quot;;1;0)*['Grading Scale'.E$9])+(IF([.M435]=&quot;yes&quot;;1;0)*['Grading Scale'.E$10])+(IF([.N435]=&quot;yes&quot;;1;0)*['Grading Scale'.E$11])+(IF([.O435]=&quot;yes&quot;;1;0)*['Grading Scale'.E$12])+(IF([.P435]=&quot;yes&quot;;1;0)*['Grading Scale'.E$13]))/['Grading Scale'.E$14]*100;0);&quot;&quot;)" office:value-type="string">
            <text:p>85</text:p>
          </table:table-cell>
          <table:table-cell table:style-name="ce26" table:formula="of:=IF(ISNUMBER([.S435]);VLOOKUP([.S435];['Grading Scale'.$A$2:.$B$14];2);&quot;&quot;)" office:value-type="string">
            <text:p>B</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Washington DC</text:p>
          </table:table-cell>
          <table:table-cell table:style-name="ce25" office:value-type="string">
            <text:p>Companies</text:p>
          </table:table-cell>
          <table:table-cell table:style-name="ce26" table:formula="of:=IF(NOT(ISBLANK([.C436]));VLOOKUP([.C436];['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9" office:value-type="string" office:value="https://corp.dcra.dc.gov/">
            <text:p><text:a xlink:href="https://corp.dcra.dc.gov/">https://corp.dcra.dc.gov/</text:a></text:p>
          </table:table-cell>
          <table:table-cell table:style-name="ce26" office:value-type="string">
            <text:p>The website requires registration to view records. Incomplete, because it does not indicate whether a state is domestic or foreign.</text:p>
          </table:table-cell>
          <table:table-cell table:style-name="ce26" table:formula="of:=IF(NOT(ISBLANK([.E436]));ROUND(((IF([.E436]=&quot;yes&quot;;1;0)*['Grading Scale'.E$2])+(IF([.F436]=&quot;yes&quot;;1;0)*['Grading Scale'.E$3])+(IF([.G436]=&quot;yes&quot;;1;0)*['Grading Scale'.E$4])+(IF([.H436]=&quot;yes&quot;;1;0)*['Grading Scale'.E$5])+(IF([.I436]=&quot;yes&quot;;1;0)*['Grading Scale'.E$6])+(IF([.J436]=&quot;yes&quot;;1;0)*['Grading Scale'.E$7])+(IF([.K436]=&quot;yes&quot;;1;0)*['Grading Scale'.E$8])+(IF([.L436]=&quot;yes&quot;;1;0)*['Grading Scale'.E$9])+(IF([.M436]=&quot;yes&quot;;1;0)*['Grading Scale'.E$10])+(IF([.N436]=&quot;yes&quot;;1;0)*['Grading Scale'.E$11])+(IF([.O436]=&quot;yes&quot;;1;0)*['Grading Scale'.E$12])+(IF([.P436]=&quot;yes&quot;;1;0)*['Grading Scale'.E$13]))/['Grading Scale'.E$14]*100;0);&quot;&quot;)" office:value-type="string">
            <text:p>85</text:p>
          </table:table-cell>
          <table:table-cell table:style-name="ce26" table:formula="of:=IF(ISNUMBER([.S436]);VLOOKUP([.S436];['Grading Scale'.$A$2:.$B$14];2);&quot;&quot;)" office:value-type="string">
            <text:p>B</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Washington DC</text:p>
          </table:table-cell>
          <table:table-cell table:style-name="ce25" office:value-type="string">
            <text:p>Incarceration</text:p>
          </table:table-cell>
          <table:table-cell table:style-name="ce26" table:formula="of:=IF(NOT(ISBLANK([.C437]));VLOOKUP([.C437];['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c.dc.gov/node/307122">
            <text:p><text:a xlink:href="http://doc.dc.gov/node/307122">http://doc.dc.gov/node/307122</text:a></text:p>
          </table:table-cell>
          <table:table-cell table:style-name="ce26" office:value-type="string">
            <text:p>Incomplete, because it lacks historical data and facility capacity data. Data is affirmatively placed in the public domain.</text:p>
          </table:table-cell>
          <table:table-cell table:style-name="ce26" table:formula="of:=IF(NOT(ISBLANK([.E437]));ROUND(((IF([.E437]=&quot;yes&quot;;1;0)*['Grading Scale'.E$2])+(IF([.F437]=&quot;yes&quot;;1;0)*['Grading Scale'.E$3])+(IF([.G437]=&quot;yes&quot;;1;0)*['Grading Scale'.E$4])+(IF([.H437]=&quot;yes&quot;;1;0)*['Grading Scale'.E$5])+(IF([.I437]=&quot;yes&quot;;1;0)*['Grading Scale'.E$6])+(IF([.J437]=&quot;yes&quot;;1;0)*['Grading Scale'.E$7])+(IF([.K437]=&quot;yes&quot;;1;0)*['Grading Scale'.E$8])+(IF([.L437]=&quot;yes&quot;;1;0)*['Grading Scale'.E$9])+(IF([.M437]=&quot;yes&quot;;1;0)*['Grading Scale'.E$10])+(IF([.N437]=&quot;yes&quot;;1;0)*['Grading Scale'.E$11])+(IF([.O437]=&quot;yes&quot;;1;0)*['Grading Scale'.E$12])+(IF([.P437]=&quot;yes&quot;;1;0)*['Grading Scale'.E$13]))/['Grading Scale'.E$14]*100;0);&quot;&quot;)" office:value-type="string">
            <text:p>40</text:p>
          </table:table-cell>
          <table:table-cell table:style-name="ce26" table:formula="of:=IF(ISNUMBER([.S437]);VLOOKUP([.S437];['Grading Scale'.$A$2:.$B$14];2);&quot;&quot;)" office:value-type="string">
            <text:p>F</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Washington DC</text:p>
          </table:table-cell>
          <table:table-cell table:style-name="ce25" office:value-type="string">
            <text:p>Legislation</text:p>
          </table:table-cell>
          <table:table-cell table:style-name="ce26" table:formula="of:=IF(NOT(ISBLANK([.C438]));VLOOKUP([.C438];['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9" office:value-type="string" office:value="http://lims.dccouncil.us/api">
            <text:p><text:a xlink:href="http://lims.dccouncil.us/api">http://lims.dccouncil.us/api</text:a></text:p>
          </table:table-cell>
          <table:table-cell table:style-name="ce26" office:value-type="string">
            <text:p>Provides data to be browsed on-screen, bulk downloads, and an extensive API.</text:p>
          </table:table-cell>
          <table:table-cell table:style-name="ce26" table:formula="of:=IF(NOT(ISBLANK([.E438]));ROUND(((IF([.E438]=&quot;yes&quot;;1;0)*['Grading Scale'.E$2])+(IF([.F438]=&quot;yes&quot;;1;0)*['Grading Scale'.E$3])+(IF([.G438]=&quot;yes&quot;;1;0)*['Grading Scale'.E$4])+(IF([.H438]=&quot;yes&quot;;1;0)*['Grading Scale'.E$5])+(IF([.I438]=&quot;yes&quot;;1;0)*['Grading Scale'.E$6])+(IF([.J438]=&quot;yes&quot;;1;0)*['Grading Scale'.E$7])+(IF([.K438]=&quot;yes&quot;;1;0)*['Grading Scale'.E$8])+(IF([.L438]=&quot;yes&quot;;1;0)*['Grading Scale'.E$9])+(IF([.M438]=&quot;yes&quot;;1;0)*['Grading Scale'.E$10])+(IF([.N438]=&quot;yes&quot;;1;0)*['Grading Scale'.E$11])+(IF([.O438]=&quot;yes&quot;;1;0)*['Grading Scale'.E$12])+(IF([.P438]=&quot;yes&quot;;1;0)*['Grading Scale'.E$13]))/['Grading Scale'.E$14]*100;0);&quot;&quot;)" office:value-type="string">
            <text:p>90</text:p>
          </table:table-cell>
          <table:table-cell table:style-name="ce26" table:formula="of:=IF(ISNUMBER([.S438]);VLOOKUP([.S438];['Grading Scale'.$A$2:.$B$14];2);&quot;&quot;)" office:value-type="string">
            <text:p>A−</text:p>
          </table:table-cell>
          <table:table-cell table:number-columns-repeated="16" table:style-name="ce27"/>
        </table:table-row>
        <table:table-row table:style-name="ro3">
          <table:table-cell table:style-name="ce24" office:value-type="date" office:date-value="2016-02-09T00:00:00">
            <text:p>2/9/2016</text:p>
          </table:table-cell>
          <table:table-cell table:style-name="ce25" office:value-type="string">
            <text:p>Washington DC</text:p>
          </table:table-cell>
          <table:table-cell table:style-name="ce26" office:value-type="string">
            <text:p>Population Projections</text:p>
          </table:table-cell>
          <table:table-cell table:style-name="ce26" table:formula="of:=IF(NOT(ISBLANK([.C439]));VLOOKUP([.C439];['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mwcog.org/publications/departmental.asp?CLASSIFICATION_ID=6&amp;SUBCLASSIFICATION_ID=27">
            <text:p><text:a xlink:href="http://www.mwcog.org/publications/departmental.asp?CLASSIFICATION_ID=6&amp;SUBCLASSIFICATION_ID=27">http://www.mwcog.org/publications/departmental.asp?CLASSIFICATION_ID=6&amp;SUBCLASSIFICATION_ID=27</text:a></text:p>
          </table:table-cell>
          <table:table-cell table:style-name="ce28"/>
          <table:table-cell table:style-name="ce26" table:formula="of:=IF(NOT(ISBLANK([.E439]));ROUND(((IF([.E439]=&quot;yes&quot;;1;0)*['Grading Scale'.E$2])+(IF([.F439]=&quot;yes&quot;;1;0)*['Grading Scale'.E$3])+(IF([.G439]=&quot;yes&quot;;1;0)*['Grading Scale'.E$4])+(IF([.H439]=&quot;yes&quot;;1;0)*['Grading Scale'.E$5])+(IF([.I439]=&quot;yes&quot;;1;0)*['Grading Scale'.E$6])+(IF([.J439]=&quot;yes&quot;;1;0)*['Grading Scale'.E$7])+(IF([.K439]=&quot;yes&quot;;1;0)*['Grading Scale'.E$8])+(IF([.L439]=&quot;yes&quot;;1;0)*['Grading Scale'.E$9])+(IF([.M439]=&quot;yes&quot;;1;0)*['Grading Scale'.E$10])+(IF([.N439]=&quot;yes&quot;;1;0)*['Grading Scale'.E$11])+(IF([.O439]=&quot;yes&quot;;1;0)*['Grading Scale'.E$12])+(IF([.P439]=&quot;yes&quot;;1;0)*['Grading Scale'.E$13]))/['Grading Scale'.E$14]*100;0);&quot;&quot;)" office:value-type="string">
            <text:p>85</text:p>
          </table:table-cell>
          <table:table-cell table:style-name="ce26" table:formula="of:=IF(ISNUMBER([.S439]);VLOOKUP([.S439];['Grading Scale'.$A$2:.$B$14];2);&quot;&quot;)" office:value-type="string">
            <text:p>B</text:p>
          </table:table-cell>
          <table:table-cell table:number-columns-repeated="16" table:style-name="ce27"/>
        </table:table-row>
        <table:table-row table:style-name="ro3">
          <table:table-cell table:style-name="ce24" office:value-type="date" office:date-value="2016-03-08T00:00:00">
            <text:p>3/8/2016</text:p>
          </table:table-cell>
          <table:table-cell table:style-name="ce25" office:value-type="string">
            <text:p>Washington DC</text:p>
          </table:table-cell>
          <table:table-cell table:style-name="ce25" office:value-type="string">
            <text:p>Real Estate</text:p>
          </table:table-cell>
          <table:table-cell table:style-name="ce26" table:formula="of:=IF(NOT(ISBLANK([.C440]));VLOOKUP([.C440];['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9" office:value-type="string" office:value="http://opendata.dc.gov/datasets/769b94533db14c47832203fc87d185b2_8">
            <text:p><text:a xlink:href="http://opendata.dc.gov/datasets/769b94533db14c47832203fc87d185b2_8">http://opendata.dc.gov/datasets/769b94533db14c47832203fc87d185b2_8</text:a></text:p>
          </table:table-cell>
          <table:table-cell table:style-name="ce28"/>
          <table:table-cell table:style-name="ce26" table:formula="of:=IF(NOT(ISBLANK([.E440]));ROUND(((IF([.E440]=&quot;yes&quot;;1;0)*['Grading Scale'.E$2])+(IF([.F440]=&quot;yes&quot;;1;0)*['Grading Scale'.E$3])+(IF([.G440]=&quot;yes&quot;;1;0)*['Grading Scale'.E$4])+(IF([.H440]=&quot;yes&quot;;1;0)*['Grading Scale'.E$5])+(IF([.I440]=&quot;yes&quot;;1;0)*['Grading Scale'.E$6])+(IF([.J440]=&quot;yes&quot;;1;0)*['Grading Scale'.E$7])+(IF([.K440]=&quot;yes&quot;;1;0)*['Grading Scale'.E$8])+(IF([.L440]=&quot;yes&quot;;1;0)*['Grading Scale'.E$9])+(IF([.M440]=&quot;yes&quot;;1;0)*['Grading Scale'.E$10])+(IF([.N440]=&quot;yes&quot;;1;0)*['Grading Scale'.E$11])+(IF([.O440]=&quot;yes&quot;;1;0)*['Grading Scale'.E$12])+(IF([.P440]=&quot;yes&quot;;1;0)*['Grading Scale'.E$13]))/['Grading Scale'.E$14]*100;0);&quot;&quot;)" office:value-type="string">
            <text:p>90</text:p>
          </table:table-cell>
          <table:table-cell table:style-name="ce26" table:formula="of:=IF(ISNUMBER([.S440]);VLOOKUP([.S440];['Grading Scale'.$A$2:.$B$14];2);&quot;&quot;)" office:value-type="string">
            <text:p>A−</text:p>
          </table:table-cell>
          <table:table-cell table:number-columns-repeated="16" table:style-name="ce27"/>
        </table:table-row>
        <table:table-row table:style-name="ro3">
          <table:table-cell table:style-name="ce24" office:value-type="date" office:date-value="2016-03-04T00:00:00">
            <text:p>3/4/2016</text:p>
          </table:table-cell>
          <table:table-cell table:style-name="ce25" office:value-type="string">
            <text:p>Washington DC</text:p>
          </table:table-cell>
          <table:table-cell table:style-name="ce25" office:value-type="string">
            <text:p>Restaurant Inspections</text:p>
          </table:table-cell>
          <table:table-cell table:style-name="ce26" table:formula="of:=IF(NOT(ISBLANK([.C441]));VLOOKUP([.C441];['Dataset Descriptions'.$A$2:.$B$10];2;FALSE);&quot;&quot;)" office:value-type="string">
            <text:p>Health inspections of establishments that serve food to the public.</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dc.healthinspections.us/webadmin/dhd_431/web/">
            <text:p><text:a xlink:href="http://dc.healthinspections.us/webadmin/dhd_431/web/">http://dc.healthinspections.us/webadmin/dhd_431/web/</text:a></text:p>
          </table:table-cell>
          <table:table-cell table:style-name="ce28"/>
          <table:table-cell table:style-name="ce26" table:formula="of:=IF(NOT(ISBLANK([.E441]));ROUND(((IF([.E441]=&quot;yes&quot;;1;0)*['Grading Scale'.E$2])+(IF([.F441]=&quot;yes&quot;;1;0)*['Grading Scale'.E$3])+(IF([.G441]=&quot;yes&quot;;1;0)*['Grading Scale'.E$4])+(IF([.H441]=&quot;yes&quot;;1;0)*['Grading Scale'.E$5])+(IF([.I441]=&quot;yes&quot;;1;0)*['Grading Scale'.E$6])+(IF([.J441]=&quot;yes&quot;;1;0)*['Grading Scale'.E$7])+(IF([.K441]=&quot;yes&quot;;1;0)*['Grading Scale'.E$8])+(IF([.L441]=&quot;yes&quot;;1;0)*['Grading Scale'.E$9])+(IF([.M441]=&quot;yes&quot;;1;0)*['Grading Scale'.E$10])+(IF([.N441]=&quot;yes&quot;;1;0)*['Grading Scale'.E$11])+(IF([.O441]=&quot;yes&quot;;1;0)*['Grading Scale'.E$12])+(IF([.P441]=&quot;yes&quot;;1;0)*['Grading Scale'.E$13]))/['Grading Scale'.E$14]*100;0);&quot;&quot;)" office:value-type="string">
            <text:p>40</text:p>
          </table:table-cell>
          <table:table-cell table:style-name="ce26" table:formula="of:=IF(ISNUMBER([.S441]);VLOOKUP([.S441];['Grading Scale'.$A$2:.$B$14];2);&quot;&quot;)" office:value-type="string">
            <text:p>F</text:p>
          </table:table-cell>
          <table:table-cell table:number-columns-repeated="16" table:style-name="ce27"/>
        </table:table-row>
        <table:table-row table:style-name="ro3">
          <table:table-cell table:style-name="ce24" office:value-type="date" office:date-value="2016-02-12T00:00:00">
            <text:p>2/12/2016</text:p>
          </table:table-cell>
          <table:table-cell table:style-name="ce25" office:value-type="string">
            <text:p>Washington DC</text:p>
          </table:table-cell>
          <table:table-cell table:style-name="ce25" office:value-type="string">
            <text:p>Vehicle Crashes</text:p>
          </table:table-cell>
          <table:table-cell table:style-name="ce26" table:formula="of:=IF(NOT(ISBLANK([.C442]));VLOOKUP([.C442];['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9" office:value-type="string" office:value="http://opendata.dc.gov/datasets/95254fae17bc4792bd47b53f71c2e503_19?geometry=-77.605%2C38.743%2C-76.344%2C39.064">
            <text:p><text:a xlink:href="http://opendata.dc.gov/datasets/95254fae17bc4792bd47b53f71c2e503_19?geometry=-77.605,38.743,-76.344,39.064">http://opendata.dc.gov/datasets/95254fae17bc4792bd47b53f71c2e503_19?geometry=-77.605%2C38.743%2C-76.344%2C39.064</text:a></text:p>
          </table:table-cell>
          <table:table-cell table:style-name="ce26" office:value-type="string">
            <text:p>Data is affirmatively released into the public domain. Data is not complete, but it's quite extensive.</text:p>
          </table:table-cell>
          <table:table-cell table:style-name="ce26" table:formula="of:=IF(NOT(ISBLANK([.E442]));ROUND(((IF([.E442]=&quot;yes&quot;;1;0)*['Grading Scale'.E$2])+(IF([.F442]=&quot;yes&quot;;1;0)*['Grading Scale'.E$3])+(IF([.G442]=&quot;yes&quot;;1;0)*['Grading Scale'.E$4])+(IF([.H442]=&quot;yes&quot;;1;0)*['Grading Scale'.E$5])+(IF([.I442]=&quot;yes&quot;;1;0)*['Grading Scale'.E$6])+(IF([.J442]=&quot;yes&quot;;1;0)*['Grading Scale'.E$7])+(IF([.K442]=&quot;yes&quot;;1;0)*['Grading Scale'.E$8])+(IF([.L442]=&quot;yes&quot;;1;0)*['Grading Scale'.E$9])+(IF([.M442]=&quot;yes&quot;;1;0)*['Grading Scale'.E$10])+(IF([.N442]=&quot;yes&quot;;1;0)*['Grading Scale'.E$11])+(IF([.O442]=&quot;yes&quot;;1;0)*['Grading Scale'.E$12])+(IF([.P442]=&quot;yes&quot;;1;0)*['Grading Scale'.E$13]))/['Grading Scale'.E$14]*100;0);&quot;&quot;)" office:value-type="string">
            <text:p>85</text:p>
          </table:table-cell>
          <table:table-cell table:style-name="ce26" table:formula="of:=IF(ISNUMBER([.S442]);VLOOKUP([.S442];['Grading Scale'.$A$2:.$B$14];2);&quot;&quot;)" office:value-type="string">
            <text:p>B</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Address Points</text:p>
          </table:table-cell>
          <table:table-cell table:style-name="ce26" table:formula="of:=IF(NOT(ISBLANK([.C443]));VLOOKUP([.C443];['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services.wvgis.wvu.edu/arcgis/rest/services/Location/wv_address_labels_WVDHSEM_wm/MapServer/0">
            <text:p><text:a xlink:href="http://services.wvgis.wvu.edu/arcgis/rest/services/Location/wv_address_labels_WVDHSEM_wm/MapServer/0">http://services.wvgis.wvu.edu/arcgis/rest/services/Location/wv_address_labels_WVDHSEM_wm/MapServer/0</text:a></text:p>
          </table:table-cell>
          <table:table-cell table:style-name="ce28"/>
          <table:table-cell table:style-name="ce26" table:formula="of:=IF(NOT(ISBLANK([.E443]));ROUND(((IF([.E443]=&quot;yes&quot;;1;0)*['Grading Scale'.E$2])+(IF([.F443]=&quot;yes&quot;;1;0)*['Grading Scale'.E$3])+(IF([.G443]=&quot;yes&quot;;1;0)*['Grading Scale'.E$4])+(IF([.H443]=&quot;yes&quot;;1;0)*['Grading Scale'.E$5])+(IF([.I443]=&quot;yes&quot;;1;0)*['Grading Scale'.E$6])+(IF([.J443]=&quot;yes&quot;;1;0)*['Grading Scale'.E$7])+(IF([.K443]=&quot;yes&quot;;1;0)*['Grading Scale'.E$8])+(IF([.L443]=&quot;yes&quot;;1;0)*['Grading Scale'.E$9])+(IF([.M443]=&quot;yes&quot;;1;0)*['Grading Scale'.E$10])+(IF([.N443]=&quot;yes&quot;;1;0)*['Grading Scale'.E$11])+(IF([.O443]=&quot;yes&quot;;1;0)*['Grading Scale'.E$12])+(IF([.P443]=&quot;yes&quot;;1;0)*['Grading Scale'.E$13]))/['Grading Scale'.E$14]*100;0);&quot;&quot;)" office:value-type="string">
            <text:p>85</text:p>
          </table:table-cell>
          <table:table-cell table:style-name="ce26" table:formula="of:=IF(ISNUMBER([.S443]);VLOOKUP([.S443];['Grading Scale'.$A$2:.$B$14];2);&quot;&quot;)" office:value-type="string">
            <text:p>B</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Checkbook</text:p>
          </table:table-cell>
          <table:table-cell table:style-name="ce26" table:formula="of:=IF(NOT(ISBLANK([.C444]));VLOOKUP([.C444];['Dataset Descriptions'.$A$2:.$B$10];2;FALSE);&quot;&quot;)" office:value-type="string">
            <text:p>Transaction-level, per-agency spending record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transparencywv.org/">
            <text:p><text:a xlink:href="http://www.transparencywv.org/">http://www.transparencywv.org/</text:a></text:p>
          </table:table-cell>
          <table:table-cell table:style-name="ce26" office:value-type="string">
            <text:p>West Virginia abandoned their transparency website nearly two years ago, promising a replacement that has not materialized.</text:p>
          </table:table-cell>
          <table:table-cell table:style-name="ce26" table:formula="of:=IF(NOT(ISBLANK([.E444]));ROUND(((IF([.E444]=&quot;yes&quot;;1;0)*['Grading Scale'.E$2])+(IF([.F444]=&quot;yes&quot;;1;0)*['Grading Scale'.E$3])+(IF([.G444]=&quot;yes&quot;;1;0)*['Grading Scale'.E$4])+(IF([.H444]=&quot;yes&quot;;1;0)*['Grading Scale'.E$5])+(IF([.I444]=&quot;yes&quot;;1;0)*['Grading Scale'.E$6])+(IF([.J444]=&quot;yes&quot;;1;0)*['Grading Scale'.E$7])+(IF([.K444]=&quot;yes&quot;;1;0)*['Grading Scale'.E$8])+(IF([.L444]=&quot;yes&quot;;1;0)*['Grading Scale'.E$9])+(IF([.M444]=&quot;yes&quot;;1;0)*['Grading Scale'.E$10])+(IF([.N444]=&quot;yes&quot;;1;0)*['Grading Scale'.E$11])+(IF([.O444]=&quot;yes&quot;;1;0)*['Grading Scale'.E$12])+(IF([.P444]=&quot;yes&quot;;1;0)*['Grading Scale'.E$13]))/['Grading Scale'.E$14]*100;0);&quot;&quot;)" office:value-type="string">
            <text:p>0</text:p>
          </table:table-cell>
          <table:table-cell table:style-name="ce26" table:formula="of:=IF(ISNUMBER([.S444]);VLOOKUP([.S444];['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Companies</text:p>
          </table:table-cell>
          <table:table-cell table:style-name="ce26" table:formula="of:=IF(NOT(ISBLANK([.C445]));VLOOKUP([.C445];['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apps.wv.gov/SOS/BusinessEntity/">
            <text:p><text:a xlink:href="https://apps.wv.gov/SOS/BusinessEntity/">https://apps.wv.gov/SOS/BusinessEntity/</text:a></text:p>
          </table:table-cell>
          <table:table-cell table:style-name="ce26" office:value-type="string">
            <text:p>Records can be viewed on their website for free, but data must be purchased (https://apps.wv.gov/SOS/BusinessEntity/). They charge $25 per download, plus 5¢ per record. Data is provided as a collection of nine CSV files (https://apps.wv.gov/SOS/BusinessEntity/BEL_FileInformation.pdf).</text:p>
          </table:table-cell>
          <table:table-cell table:style-name="ce26" table:formula="of:=IF(NOT(ISBLANK([.E445]));ROUND(((IF([.E445]=&quot;yes&quot;;1;0)*['Grading Scale'.E$2])+(IF([.F445]=&quot;yes&quot;;1;0)*['Grading Scale'.E$3])+(IF([.G445]=&quot;yes&quot;;1;0)*['Grading Scale'.E$4])+(IF([.H445]=&quot;yes&quot;;1;0)*['Grading Scale'.E$5])+(IF([.I445]=&quot;yes&quot;;1;0)*['Grading Scale'.E$6])+(IF([.J445]=&quot;yes&quot;;1;0)*['Grading Scale'.E$7])+(IF([.K445]=&quot;yes&quot;;1;0)*['Grading Scale'.E$8])+(IF([.L445]=&quot;yes&quot;;1;0)*['Grading Scale'.E$9])+(IF([.M445]=&quot;yes&quot;;1;0)*['Grading Scale'.E$10])+(IF([.N445]=&quot;yes&quot;;1;0)*['Grading Scale'.E$11])+(IF([.O445]=&quot;yes&quot;;1;0)*['Grading Scale'.E$12])+(IF([.P445]=&quot;yes&quot;;1;0)*['Grading Scale'.E$13]))/['Grading Scale'.E$14]*100;0);&quot;&quot;)" office:value-type="string">
            <text:p>70</text:p>
          </table:table-cell>
          <table:table-cell table:style-name="ce26" table:formula="of:=IF(ISNUMBER([.S445]);VLOOKUP([.S445];['Grading Scale'.$A$2:.$B$14];2);&quot;&quot;)" office:value-type="string">
            <text:p>C−</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Incarceration</text:p>
          </table:table-cell>
          <table:table-cell table:style-name="ce26" table:formula="of:=IF(NOT(ISBLANK([.C446]));VLOOKUP([.C446];['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446]));ROUND(((IF([.E446]=&quot;yes&quot;;1;0)*['Grading Scale'.E$2])+(IF([.F446]=&quot;yes&quot;;1;0)*['Grading Scale'.E$3])+(IF([.G446]=&quot;yes&quot;;1;0)*['Grading Scale'.E$4])+(IF([.H446]=&quot;yes&quot;;1;0)*['Grading Scale'.E$5])+(IF([.I446]=&quot;yes&quot;;1;0)*['Grading Scale'.E$6])+(IF([.J446]=&quot;yes&quot;;1;0)*['Grading Scale'.E$7])+(IF([.K446]=&quot;yes&quot;;1;0)*['Grading Scale'.E$8])+(IF([.L446]=&quot;yes&quot;;1;0)*['Grading Scale'.E$9])+(IF([.M446]=&quot;yes&quot;;1;0)*['Grading Scale'.E$10])+(IF([.N446]=&quot;yes&quot;;1;0)*['Grading Scale'.E$11])+(IF([.O446]=&quot;yes&quot;;1;0)*['Grading Scale'.E$12])+(IF([.P446]=&quot;yes&quot;;1;0)*['Grading Scale'.E$13]))/['Grading Scale'.E$14]*100;0);&quot;&quot;)" office:value-type="string">
            <text:p>0</text:p>
          </table:table-cell>
          <table:table-cell table:style-name="ce26" table:formula="of:=IF(ISNUMBER([.S446]);VLOOKUP([.S446];['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Legislation</text:p>
          </table:table-cell>
          <table:table-cell table:style-name="ce26" table:formula="of:=IF(NOT(ISBLANK([.C447]));VLOOKUP([.C447];['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legis.state.wv.us/">
            <text:p><text:a xlink:href="http://www.legis.state.wv.us/">http://www.legis.state.wv.us/</text:a></text:p>
          </table:table-cell>
          <table:table-cell table:style-name="ce28"/>
          <table:table-cell table:style-name="ce26" table:formula="of:=IF(NOT(ISBLANK([.E447]));ROUND(((IF([.E447]=&quot;yes&quot;;1;0)*['Grading Scale'.E$2])+(IF([.F447]=&quot;yes&quot;;1;0)*['Grading Scale'.E$3])+(IF([.G447]=&quot;yes&quot;;1;0)*['Grading Scale'.E$4])+(IF([.H447]=&quot;yes&quot;;1;0)*['Grading Scale'.E$5])+(IF([.I447]=&quot;yes&quot;;1;0)*['Grading Scale'.E$6])+(IF([.J447]=&quot;yes&quot;;1;0)*['Grading Scale'.E$7])+(IF([.K447]=&quot;yes&quot;;1;0)*['Grading Scale'.E$8])+(IF([.L447]=&quot;yes&quot;;1;0)*['Grading Scale'.E$9])+(IF([.M447]=&quot;yes&quot;;1;0)*['Grading Scale'.E$10])+(IF([.N447]=&quot;yes&quot;;1;0)*['Grading Scale'.E$11])+(IF([.O447]=&quot;yes&quot;;1;0)*['Grading Scale'.E$12])+(IF([.P447]=&quot;yes&quot;;1;0)*['Grading Scale'.E$13]))/['Grading Scale'.E$14]*100;0);&quot;&quot;)" office:value-type="string">
            <text:p>40</text:p>
          </table:table-cell>
          <table:table-cell table:style-name="ce26" table:formula="of:=IF(ISNUMBER([.S447]);VLOOKUP([.S447];['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6" office:value-type="string">
            <text:p>Population Projections</text:p>
          </table:table-cell>
          <table:table-cell table:style-name="ce26" table:formula="of:=IF(NOT(ISBLANK([.C448]));VLOOKUP([.C448];['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Incomplete, because it lacks GNIS IDs or FIPS codes for localities.</text:p>
          </table:table-cell>
          <table:table-cell table:style-name="ce26" table:formula="of:=IF(NOT(ISBLANK([.E448]));ROUND(((IF([.E448]=&quot;yes&quot;;1;0)*['Grading Scale'.E$2])+(IF([.F448]=&quot;yes&quot;;1;0)*['Grading Scale'.E$3])+(IF([.G448]=&quot;yes&quot;;1;0)*['Grading Scale'.E$4])+(IF([.H448]=&quot;yes&quot;;1;0)*['Grading Scale'.E$5])+(IF([.I448]=&quot;yes&quot;;1;0)*['Grading Scale'.E$6])+(IF([.J448]=&quot;yes&quot;;1;0)*['Grading Scale'.E$7])+(IF([.K448]=&quot;yes&quot;;1;0)*['Grading Scale'.E$8])+(IF([.L448]=&quot;yes&quot;;1;0)*['Grading Scale'.E$9])+(IF([.M448]=&quot;yes&quot;;1;0)*['Grading Scale'.E$10])+(IF([.N448]=&quot;yes&quot;;1;0)*['Grading Scale'.E$11])+(IF([.O448]=&quot;yes&quot;;1;0)*['Grading Scale'.E$12])+(IF([.P448]=&quot;yes&quot;;1;0)*['Grading Scale'.E$13]))/['Grading Scale'.E$14]*100;0);&quot;&quot;)" office:value-type="string">
            <text:p>40</text:p>
          </table:table-cell>
          <table:table-cell table:style-name="ce26" table:formula="of:=IF(ISNUMBER([.S448]);VLOOKUP([.S448];['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Real Estate</text:p>
          </table:table-cell>
          <table:table-cell table:style-name="ce26" table:formula="of:=IF(NOT(ISBLANK([.C449]));VLOOKUP([.C449];['Dataset Descriptions'.$A$2:.$B$10];2;FALSE);&quot;&quot;)" office:value-type="string">
            <text:p>State-owned land and building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realestatedivision.wv.gov/info-by-county/Pages/default.aspx">
            <text:p><text:a xlink:href="http://www.realestatedivision.wv.gov/info-by-county/Pages/default.aspx">http://www.realestatedivision.wv.gov/info-by-county/Pages/default.aspx</text:a></text:p>
          </table:table-cell>
          <table:table-cell table:style-name="ce26" office:value-type="string">
            <text:p>Incomplete, as this is only a list of buildings (not land), and lacks information about the use of the property.</text:p>
          </table:table-cell>
          <table:table-cell table:style-name="ce26" table:formula="of:=IF(NOT(ISBLANK([.E449]));ROUND(((IF([.E449]=&quot;yes&quot;;1;0)*['Grading Scale'.E$2])+(IF([.F449]=&quot;yes&quot;;1;0)*['Grading Scale'.E$3])+(IF([.G449]=&quot;yes&quot;;1;0)*['Grading Scale'.E$4])+(IF([.H449]=&quot;yes&quot;;1;0)*['Grading Scale'.E$5])+(IF([.I449]=&quot;yes&quot;;1;0)*['Grading Scale'.E$6])+(IF([.J449]=&quot;yes&quot;;1;0)*['Grading Scale'.E$7])+(IF([.K449]=&quot;yes&quot;;1;0)*['Grading Scale'.E$8])+(IF([.L449]=&quot;yes&quot;;1;0)*['Grading Scale'.E$9])+(IF([.M449]=&quot;yes&quot;;1;0)*['Grading Scale'.E$10])+(IF([.N449]=&quot;yes&quot;;1;0)*['Grading Scale'.E$11])+(IF([.O449]=&quot;yes&quot;;1;0)*['Grading Scale'.E$12])+(IF([.P449]=&quot;yes&quot;;1;0)*['Grading Scale'.E$13]))/['Grading Scale'.E$14]*100;0);&quot;&quot;)" office:value-type="string">
            <text:p>35</text:p>
          </table:table-cell>
          <table:table-cell table:style-name="ce26" table:formula="of:=IF(ISNUMBER([.S449]);VLOOKUP([.S449];['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Restaurant Inspections</text:p>
          </table:table-cell>
          <table:table-cell table:style-name="ce26" table:formula="of:=IF(NOT(ISBLANK([.C450]));VLOOKUP([.C450];['Dataset Descriptions'.$A$2:.$B$10];2;FALSE);&quot;&quot;)" office:value-type="string">
            <text:p>Health inspections of establishments that serve food to the public.</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7"/>
          <table:table-cell table:style-name="ce26" office:value-type="string">
            <text:p>The state handles all restaurant inspections on a local basis, and does not aggregate data on a statewide basis.</text:p>
          </table:table-cell>
          <table:table-cell table:style-name="ce26" table:formula="of:=IF(NOT(ISBLANK([.E450]));ROUND(((IF([.E450]=&quot;yes&quot;;1;0)*['Grading Scale'.E$2])+(IF([.F450]=&quot;yes&quot;;1;0)*['Grading Scale'.E$3])+(IF([.G450]=&quot;yes&quot;;1;0)*['Grading Scale'.E$4])+(IF([.H450]=&quot;yes&quot;;1;0)*['Grading Scale'.E$5])+(IF([.I450]=&quot;yes&quot;;1;0)*['Grading Scale'.E$6])+(IF([.J450]=&quot;yes&quot;;1;0)*['Grading Scale'.E$7])+(IF([.K450]=&quot;yes&quot;;1;0)*['Grading Scale'.E$8])+(IF([.L450]=&quot;yes&quot;;1;0)*['Grading Scale'.E$9])+(IF([.M450]=&quot;yes&quot;;1;0)*['Grading Scale'.E$10])+(IF([.N450]=&quot;yes&quot;;1;0)*['Grading Scale'.E$11])+(IF([.O450]=&quot;yes&quot;;1;0)*['Grading Scale'.E$12])+(IF([.P450]=&quot;yes&quot;;1;0)*['Grading Scale'.E$13]))/['Grading Scale'.E$14]*100;0);&quot;&quot;)" office:value-type="string">
            <text:p>0</text:p>
          </table:table-cell>
          <table:table-cell table:style-name="ce26" table:formula="of:=IF(ISNUMBER([.S450]);VLOOKUP([.S450];['Grading Scale'.$A$2:.$B$14];2);&quot;&quot;)" office:value-type="string">
            <text:p>F</text:p>
          </table:table-cell>
          <table:table-cell table:number-columns-repeated="16" table:style-name="ce27"/>
        </table:table-row>
        <table:table-row table:style-name="ro3">
          <table:table-cell table:style-name="ce24" office:value-type="date" office:date-value="2016-01-25T00:00:00">
            <text:p>1/25/2016</text:p>
          </table:table-cell>
          <table:table-cell table:style-name="ce25" office:value-type="string">
            <text:p>West Virginia</text:p>
          </table:table-cell>
          <table:table-cell table:style-name="ce25" office:value-type="string">
            <text:p>Vehicle Crashes</text:p>
          </table:table-cell>
          <table:table-cell table:style-name="ce26" table:formula="of:=IF(NOT(ISBLANK([.C451]));VLOOKUP([.C451];['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ww.transportation.wv.gov/DMV/Forms/Pages/Search-Results.aspx?Title=&amp;DMVFormNumber=&amp;DMVFormCategory=GHSP+NHTSA+Analysis+of+Crash+Data">
            <text:p><text:a xlink:href="http://www.transportation.wv.gov/DMV/Forms/Pages/Search-Results.aspx?Title=&amp;DMVFormNumber=&amp;DMVFormCategory=GHSP+NHTSA+Analysis+of+Crash+Data">http://www.transportation.wv.gov/DMV/Forms/Pages/Search-Results.aspx?Title=&amp;DMVFormNumber=&amp;DMVFormCategory=GHSP+NHTSA+Analysis+of+Crash+Data</text:a></text:p>
          </table:table-cell>
          <table:table-cell table:style-name="ce26" office:value-type="string">
            <text:p>This crash data has not been updated for 13 years. It is not at all clear, at this point, that it should even be counted as existing.</text:p>
          </table:table-cell>
          <table:table-cell table:style-name="ce26" table:formula="of:=IF(NOT(ISBLANK([.E451]));ROUND(((IF([.E451]=&quot;yes&quot;;1;0)*['Grading Scale'.E$2])+(IF([.F451]=&quot;yes&quot;;1;0)*['Grading Scale'.E$3])+(IF([.G451]=&quot;yes&quot;;1;0)*['Grading Scale'.E$4])+(IF([.H451]=&quot;yes&quot;;1;0)*['Grading Scale'.E$5])+(IF([.I451]=&quot;yes&quot;;1;0)*['Grading Scale'.E$6])+(IF([.J451]=&quot;yes&quot;;1;0)*['Grading Scale'.E$7])+(IF([.K451]=&quot;yes&quot;;1;0)*['Grading Scale'.E$8])+(IF([.L451]=&quot;yes&quot;;1;0)*['Grading Scale'.E$9])+(IF([.M451]=&quot;yes&quot;;1;0)*['Grading Scale'.E$10])+(IF([.N451]=&quot;yes&quot;;1;0)*['Grading Scale'.E$11])+(IF([.O451]=&quot;yes&quot;;1;0)*['Grading Scale'.E$12])+(IF([.P451]=&quot;yes&quot;;1;0)*['Grading Scale'.E$13]))/['Grading Scale'.E$14]*100;0);&quot;&quot;)" office:value-type="string">
            <text:p>35</text:p>
          </table:table-cell>
          <table:table-cell table:style-name="ce26" table:formula="of:=IF(ISNUMBER([.S451]);VLOOKUP([.S451];['Grading Scale'.$A$2:.$B$14];2);&quot;&quot;)" office:value-type="string">
            <text:p>F</text:p>
          </table:table-cell>
          <table:table-cell table:number-columns-repeated="16" table:style-name="ce27"/>
        </table:table-row>
        <table:table-row table:style-name="ro3">
          <table:table-cell table:style-name="ce24" office:value-type="date" office:date-value="2015-12-02T00:00:00">
            <text:p>12/2/2015</text:p>
          </table:table-cell>
          <table:table-cell table:style-name="ce25" office:value-type="string">
            <text:p>Wisconsin</text:p>
          </table:table-cell>
          <table:table-cell table:style-name="ce25" office:value-type="string">
            <text:p>Address Points</text:p>
          </table:table-cell>
          <table:table-cell table:style-name="ce26" table:formula="of:=IF(NOT(ISBLANK([.C452]));VLOOKUP([.C452];['Dataset Descriptions'.$A$2:.$B$10];2;FALSE);&quot;&quot;)" office:value-type="string">
            <text:p>The geographic coordinates for physical address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sco.wisc.edu/find-data/addresses.html">
            <text:p><text:a xlink:href="http://www.sco.wisc.edu/find-data/addresses.html">http://www.sco.wisc.edu/find-data/addresses.html</text:a></text:p>
          </table:table-cell>
          <table:table-cell table:style-name="ce26" office:value-type="string">
            <text:p>Data is from mid-2014, with no plans to update it.</text:p>
          </table:table-cell>
          <table:table-cell table:style-name="ce26" table:formula="of:=IF(NOT(ISBLANK([.E452]));ROUND(((IF([.E452]=&quot;yes&quot;;1;0)*['Grading Scale'.E$2])+(IF([.F452]=&quot;yes&quot;;1;0)*['Grading Scale'.E$3])+(IF([.G452]=&quot;yes&quot;;1;0)*['Grading Scale'.E$4])+(IF([.H452]=&quot;yes&quot;;1;0)*['Grading Scale'.E$5])+(IF([.I452]=&quot;yes&quot;;1;0)*['Grading Scale'.E$6])+(IF([.J452]=&quot;yes&quot;;1;0)*['Grading Scale'.E$7])+(IF([.K452]=&quot;yes&quot;;1;0)*['Grading Scale'.E$8])+(IF([.L452]=&quot;yes&quot;;1;0)*['Grading Scale'.E$9])+(IF([.M452]=&quot;yes&quot;;1;0)*['Grading Scale'.E$10])+(IF([.N452]=&quot;yes&quot;;1;0)*['Grading Scale'.E$11])+(IF([.O452]=&quot;yes&quot;;1;0)*['Grading Scale'.E$12])+(IF([.P452]=&quot;yes&quot;;1;0)*['Grading Scale'.E$13]))/['Grading Scale'.E$14]*100;0);&quot;&quot;)" office:value-type="string">
            <text:p>85</text:p>
          </table:table-cell>
          <table:table-cell table:style-name="ce26" table:formula="of:=IF(ISNUMBER([.S452]);VLOOKUP([.S452];['Grading Scale'.$A$2:.$B$14];2);&quot;&quot;)" office:value-type="string">
            <text:p>B</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Wisconsin</text:p>
          </table:table-cell>
          <table:table-cell table:style-name="ce25" office:value-type="string">
            <text:p>Checkbook</text:p>
          </table:table-cell>
          <table:table-cell table:style-name="ce26" table:formula="of:=IF(NOT(ISBLANK([.C453]));VLOOKUP([.C453];['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openbook.wi.gov/Expenditures.aspx">
            <text:p><text:a xlink:href="http://openbook.wi.gov/Expenditures.aspx">http://openbook.wi.gov/Expenditures.aspx</text:a></text:p>
          </table:table-cell>
          <table:table-cell table:style-name="ce26" office:value-type="string">
            <text:p>Data lags by several months. Does not include a description of the purpose of the expense. Machine-readable data is only available via an export function, and only a narrow slice of the data can be retreived in a single file.</text:p>
          </table:table-cell>
          <table:table-cell table:style-name="ce26" table:formula="of:=IF(NOT(ISBLANK([.E453]));ROUND(((IF([.E453]=&quot;yes&quot;;1;0)*['Grading Scale'.E$2])+(IF([.F453]=&quot;yes&quot;;1;0)*['Grading Scale'.E$3])+(IF([.G453]=&quot;yes&quot;;1;0)*['Grading Scale'.E$4])+(IF([.H453]=&quot;yes&quot;;1;0)*['Grading Scale'.E$5])+(IF([.I453]=&quot;yes&quot;;1;0)*['Grading Scale'.E$6])+(IF([.J453]=&quot;yes&quot;;1;0)*['Grading Scale'.E$7])+(IF([.K453]=&quot;yes&quot;;1;0)*['Grading Scale'.E$8])+(IF([.L453]=&quot;yes&quot;;1;0)*['Grading Scale'.E$9])+(IF([.M453]=&quot;yes&quot;;1;0)*['Grading Scale'.E$10])+(IF([.N453]=&quot;yes&quot;;1;0)*['Grading Scale'.E$11])+(IF([.O453]=&quot;yes&quot;;1;0)*['Grading Scale'.E$12])+(IF([.P453]=&quot;yes&quot;;1;0)*['Grading Scale'.E$13]))/['Grading Scale'.E$14]*100;0);&quot;&quot;)" office:value-type="string">
            <text:p>70</text:p>
          </table:table-cell>
          <table:table-cell table:style-name="ce26" table:formula="of:=IF(ISNUMBER([.S453]);VLOOKUP([.S453];['Grading Scale'.$A$2:.$B$14];2);&quot;&quot;)" office:value-type="string">
            <text:p>C−</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Wisconsin</text:p>
          </table:table-cell>
          <table:table-cell table:style-name="ce25" office:value-type="string">
            <text:p>Companies</text:p>
          </table:table-cell>
          <table:table-cell table:style-name="ce26" table:formula="of:=IF(NOT(ISBLANK([.C454]));VLOOKUP([.C454];['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www.wdfi.org/apps/CorpSearch/Search.aspx?">
            <text:p><text:a xlink:href="https://www.wdfi.org/apps/CorpSearch/Search.aspx?">https://www.wdfi.org/apps/CorpSearch/Search.aspx?</text:a></text:p>
          </table:table-cell>
          <table:table-cell table:style-name="ce26" office:value-type="string">
            <text:p>Does not provide the names of corporate officers.</text:p>
          </table:table-cell>
          <table:table-cell table:style-name="ce26" table:formula="of:=IF(NOT(ISBLANK([.E454]));ROUND(((IF([.E454]=&quot;yes&quot;;1;0)*['Grading Scale'.E$2])+(IF([.F454]=&quot;yes&quot;;1;0)*['Grading Scale'.E$3])+(IF([.G454]=&quot;yes&quot;;1;0)*['Grading Scale'.E$4])+(IF([.H454]=&quot;yes&quot;;1;0)*['Grading Scale'.E$5])+(IF([.I454]=&quot;yes&quot;;1;0)*['Grading Scale'.E$6])+(IF([.J454]=&quot;yes&quot;;1;0)*['Grading Scale'.E$7])+(IF([.K454]=&quot;yes&quot;;1;0)*['Grading Scale'.E$8])+(IF([.L454]=&quot;yes&quot;;1;0)*['Grading Scale'.E$9])+(IF([.M454]=&quot;yes&quot;;1;0)*['Grading Scale'.E$10])+(IF([.N454]=&quot;yes&quot;;1;0)*['Grading Scale'.E$11])+(IF([.O454]=&quot;yes&quot;;1;0)*['Grading Scale'.E$12])+(IF([.P454]=&quot;yes&quot;;1;0)*['Grading Scale'.E$13]))/['Grading Scale'.E$14]*100;0);&quot;&quot;)" office:value-type="string">
            <text:p>40</text:p>
          </table:table-cell>
          <table:table-cell table:style-name="ce26" table:formula="of:=IF(ISNUMBER([.S454]);VLOOKUP([.S454];['Grading Scale'.$A$2:.$B$14];2);&quot;&quot;)" office:value-type="string">
            <text:p>F</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Wisconsin</text:p>
          </table:table-cell>
          <table:table-cell table:style-name="ce25" office:value-type="string">
            <text:p>Incarceration</text:p>
          </table:table-cell>
          <table:table-cell table:style-name="ce26" table:formula="of:=IF(NOT(ISBLANK([.C455]));VLOOKUP([.C455];['Dataset Descriptions'.$A$2:.$B$10];2;FALSE);&quot;&quot;)" office:value-type="string">
            <text:p>Per-facility inmate population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doc.wi.gov/about/data-and-research/notable-statistics/population-statistics">
            <text:p><text:a xlink:href="http://doc.wi.gov/about/data-and-research/notable-statistics/population-statistics">http://doc.wi.gov/about/data-and-research/notable-statistics/population-statistics</text:a></text:p>
          </table:table-cell>
          <table:table-cell table:style-name="ce26" office:value-type="string">
            <text:p>Data provided as PDFs. This data isn't really complete, because it doesn't provide point-in-time comparisons, but they provide sufficient historical data that it's possible for the end user to determine that for themselves.</text:p>
          </table:table-cell>
          <table:table-cell table:style-name="ce26" table:formula="of:=IF(NOT(ISBLANK([.E455]));ROUND(((IF([.E455]=&quot;yes&quot;;1;0)*['Grading Scale'.E$2])+(IF([.F455]=&quot;yes&quot;;1;0)*['Grading Scale'.E$3])+(IF([.G455]=&quot;yes&quot;;1;0)*['Grading Scale'.E$4])+(IF([.H455]=&quot;yes&quot;;1;0)*['Grading Scale'.E$5])+(IF([.I455]=&quot;yes&quot;;1;0)*['Grading Scale'.E$6])+(IF([.J455]=&quot;yes&quot;;1;0)*['Grading Scale'.E$7])+(IF([.K455]=&quot;yes&quot;;1;0)*['Grading Scale'.E$8])+(IF([.L455]=&quot;yes&quot;;1;0)*['Grading Scale'.E$9])+(IF([.M455]=&quot;yes&quot;;1;0)*['Grading Scale'.E$10])+(IF([.N455]=&quot;yes&quot;;1;0)*['Grading Scale'.E$11])+(IF([.O455]=&quot;yes&quot;;1;0)*['Grading Scale'.E$12])+(IF([.P455]=&quot;yes&quot;;1;0)*['Grading Scale'.E$13]))/['Grading Scale'.E$14]*100;0);&quot;&quot;)" office:value-type="string">
            <text:p>50</text:p>
          </table:table-cell>
          <table:table-cell table:style-name="ce26" table:formula="of:=IF(ISNUMBER([.S455]);VLOOKUP([.S455];['Grading Scale'.$A$2:.$B$14];2);&quot;&quot;)" office:value-type="string">
            <text:p>F</text:p>
          </table:table-cell>
          <table:table-cell table:number-columns-repeated="16" table:style-name="ce27"/>
        </table:table-row>
        <table:table-row table:style-name="ro3">
          <table:table-cell table:style-name="ce24" office:value-type="date" office:date-value="2015-12-04T00:00:00">
            <text:p>12/4/2015</text:p>
          </table:table-cell>
          <table:table-cell table:style-name="ce25" office:value-type="string">
            <text:p>Wisconsin</text:p>
          </table:table-cell>
          <table:table-cell table:style-name="ce25" office:value-type="string">
            <text:p>Legislation</text:p>
          </table:table-cell>
          <table:table-cell table:style-name="ce26" table:formula="of:=IF(NOT(ISBLANK([.C456]));VLOOKUP([.C456];['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is.wisconsin.gov/">
            <text:p><text:a xlink:href="http://legis.wisconsin.gov/">http://legis.wisconsin.gov/</text:a></text:p>
          </table:table-cell>
          <table:table-cell table:style-name="ce28"/>
          <table:table-cell table:style-name="ce26" table:formula="of:=IF(NOT(ISBLANK([.E456]));ROUND(((IF([.E456]=&quot;yes&quot;;1;0)*['Grading Scale'.E$2])+(IF([.F456]=&quot;yes&quot;;1;0)*['Grading Scale'.E$3])+(IF([.G456]=&quot;yes&quot;;1;0)*['Grading Scale'.E$4])+(IF([.H456]=&quot;yes&quot;;1;0)*['Grading Scale'.E$5])+(IF([.I456]=&quot;yes&quot;;1;0)*['Grading Scale'.E$6])+(IF([.J456]=&quot;yes&quot;;1;0)*['Grading Scale'.E$7])+(IF([.K456]=&quot;yes&quot;;1;0)*['Grading Scale'.E$8])+(IF([.L456]=&quot;yes&quot;;1;0)*['Grading Scale'.E$9])+(IF([.M456]=&quot;yes&quot;;1;0)*['Grading Scale'.E$10])+(IF([.N456]=&quot;yes&quot;;1;0)*['Grading Scale'.E$11])+(IF([.O456]=&quot;yes&quot;;1;0)*['Grading Scale'.E$12])+(IF([.P456]=&quot;yes&quot;;1;0)*['Grading Scale'.E$13]))/['Grading Scale'.E$14]*100;0);&quot;&quot;)" office:value-type="string">
            <text:p>40</text:p>
          </table:table-cell>
          <table:table-cell table:style-name="ce26" table:formula="of:=IF(ISNUMBER([.S456]);VLOOKUP([.S456];['Grading Scale'.$A$2:.$B$14];2);&quot;&quot;)" office:value-type="string">
            <text:p>F</text:p>
          </table:table-cell>
          <table:table-cell table:number-columns-repeated="16" table:style-name="ce27"/>
        </table:table-row>
        <table:table-row table:style-name="ro3">
          <table:table-cell table:style-name="ce24" office:value-type="date" office:date-value="2015-12-04T00:00:00">
            <text:p>12/4/2015</text:p>
          </table:table-cell>
          <table:table-cell table:style-name="ce25" office:value-type="string">
            <text:p>Wisconsin</text:p>
          </table:table-cell>
          <table:table-cell table:style-name="ce26" office:value-type="string">
            <text:p>Population Projections</text:p>
          </table:table-cell>
          <table:table-cell table:style-name="ce26" table:formula="of:=IF(NOT(ISBLANK([.C457]));VLOOKUP([.C457];['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doa.wi.gov/divisions/intergovernmental-relations/demographic-services-center/projections">
            <text:p><text:a xlink:href="http://doa.wi.gov/divisions/intergovernmental-relations/demographic-services-center/projections">http://doa.wi.gov/divisions/intergovernmental-relations/demographic-services-center/projections</text:a></text:p>
          </table:table-cell>
          <table:table-cell table:style-name="ce26" office:value-type="string">
            <text:p>Lacks GNIS IDs for localities.</text:p>
          </table:table-cell>
          <table:table-cell table:style-name="ce26" table:formula="of:=IF(NOT(ISBLANK([.E457]));ROUND(((IF([.E457]=&quot;yes&quot;;1;0)*['Grading Scale'.E$2])+(IF([.F457]=&quot;yes&quot;;1;0)*['Grading Scale'.E$3])+(IF([.G457]=&quot;yes&quot;;1;0)*['Grading Scale'.E$4])+(IF([.H457]=&quot;yes&quot;;1;0)*['Grading Scale'.E$5])+(IF([.I457]=&quot;yes&quot;;1;0)*['Grading Scale'.E$6])+(IF([.J457]=&quot;yes&quot;;1;0)*['Grading Scale'.E$7])+(IF([.K457]=&quot;yes&quot;;1;0)*['Grading Scale'.E$8])+(IF([.L457]=&quot;yes&quot;;1;0)*['Grading Scale'.E$9])+(IF([.M457]=&quot;yes&quot;;1;0)*['Grading Scale'.E$10])+(IF([.N457]=&quot;yes&quot;;1;0)*['Grading Scale'.E$11])+(IF([.O457]=&quot;yes&quot;;1;0)*['Grading Scale'.E$12])+(IF([.P457]=&quot;yes&quot;;1;0)*['Grading Scale'.E$13]))/['Grading Scale'.E$14]*100;0);&quot;&quot;)" office:value-type="string">
            <text:p>85</text:p>
          </table:table-cell>
          <table:table-cell table:style-name="ce26" table:formula="of:=IF(ISNUMBER([.S457]);VLOOKUP([.S457];['Grading Scale'.$A$2:.$B$14];2);&quot;&quot;)" office:value-type="string">
            <text:p>B</text:p>
          </table:table-cell>
          <table:table-cell table:number-columns-repeated="16" table:style-name="ce27"/>
        </table:table-row>
        <table:table-row table:style-name="ro3">
          <table:table-cell table:style-name="ce24" office:value-type="date" office:date-value="2015-12-01T00:00:00">
            <text:p>12/1/2015</text:p>
          </table:table-cell>
          <table:table-cell table:style-name="ce25" office:value-type="string">
            <text:p>Wisconsin</text:p>
          </table:table-cell>
          <table:table-cell table:style-name="ce25" office:value-type="string">
            <text:p>Real Estate</text:p>
          </table:table-cell>
          <table:table-cell table:style-name="ce26" table:formula="of:=IF(NOT(ISBLANK([.C458]));VLOOKUP([.C458];['Dataset Descriptions'.$A$2:.$B$10];2;FALSE);&quot;&quot;)" office:value-type="string">
            <text:p>State-owned land and building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7"/>
          <table:table-cell table:style-name="ce28"/>
          <table:table-cell table:style-name="ce26" table:formula="of:=IF(NOT(ISBLANK([.E458]));ROUND(((IF([.E458]=&quot;yes&quot;;1;0)*['Grading Scale'.E$2])+(IF([.F458]=&quot;yes&quot;;1;0)*['Grading Scale'.E$3])+(IF([.G458]=&quot;yes&quot;;1;0)*['Grading Scale'.E$4])+(IF([.H458]=&quot;yes&quot;;1;0)*['Grading Scale'.E$5])+(IF([.I458]=&quot;yes&quot;;1;0)*['Grading Scale'.E$6])+(IF([.J458]=&quot;yes&quot;;1;0)*['Grading Scale'.E$7])+(IF([.K458]=&quot;yes&quot;;1;0)*['Grading Scale'.E$8])+(IF([.L458]=&quot;yes&quot;;1;0)*['Grading Scale'.E$9])+(IF([.M458]=&quot;yes&quot;;1;0)*['Grading Scale'.E$10])+(IF([.N458]=&quot;yes&quot;;1;0)*['Grading Scale'.E$11])+(IF([.O458]=&quot;yes&quot;;1;0)*['Grading Scale'.E$12])+(IF([.P458]=&quot;yes&quot;;1;0)*['Grading Scale'.E$13]))/['Grading Scale'.E$14]*100;0);&quot;&quot;)" office:value-type="string">
            <text:p>0</text:p>
          </table:table-cell>
          <table:table-cell table:style-name="ce26" table:formula="of:=IF(ISNUMBER([.S458]);VLOOKUP([.S458];['Grading Scale'.$A$2:.$B$14];2);&quot;&quot;)" office:value-type="string">
            <text:p>F</text:p>
          </table:table-cell>
          <table:table-cell table:number-columns-repeated="16" table:style-name="ce27"/>
        </table:table-row>
        <table:table-row table:style-name="ro3">
          <table:table-cell table:style-name="ce24" office:value-type="date" office:date-value="2015-12-04T00:00:00">
            <text:p>12/4/2015</text:p>
          </table:table-cell>
          <table:table-cell table:style-name="ce25" office:value-type="string">
            <text:p>Wisconsin</text:p>
          </table:table-cell>
          <table:table-cell table:style-name="ce25" office:value-type="string">
            <text:p>Restaurant Inspections</text:p>
          </table:table-cell>
          <table:table-cell table:style-name="ce26" table:formula="of:=IF(NOT(ISBLANK([.C459]));VLOOKUP([.C459];['Dataset Descriptions'.$A$2:.$B$10];2;FALSE);&quot;&quot;)" office:value-type="string">
            <text:p>Health inspections of establishments that serve food to the public.</text:p>
          </table:table-cell>
          <table:table-cell table:style-name="ce38"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healthspace.com/clients/wi/state/statewebportal.nsf/home.xsp">
            <text:p><text:a xlink:href="http://healthspace.com/clients/wi/state/statewebportal.nsf/home.xsp">http://healthspace.com/clients/wi/state/statewebportal.nsf/home.xsp</text:a></text:p>
          </table:table-cell>
          <table:table-cell table:style-name="ce28"/>
          <table:table-cell table:style-name="ce26" table:formula="of:=IF(NOT(ISBLANK([.E459]));ROUND(((IF([.E459]=&quot;yes&quot;;1;0)*['Grading Scale'.E$2])+(IF([.F459]=&quot;yes&quot;;1;0)*['Grading Scale'.E$3])+(IF([.G459]=&quot;yes&quot;;1;0)*['Grading Scale'.E$4])+(IF([.H459]=&quot;yes&quot;;1;0)*['Grading Scale'.E$5])+(IF([.I459]=&quot;yes&quot;;1;0)*['Grading Scale'.E$6])+(IF([.J459]=&quot;yes&quot;;1;0)*['Grading Scale'.E$7])+(IF([.K459]=&quot;yes&quot;;1;0)*['Grading Scale'.E$8])+(IF([.L459]=&quot;yes&quot;;1;0)*['Grading Scale'.E$9])+(IF([.M459]=&quot;yes&quot;;1;0)*['Grading Scale'.E$10])+(IF([.N459]=&quot;yes&quot;;1;0)*['Grading Scale'.E$11])+(IF([.O459]=&quot;yes&quot;;1;0)*['Grading Scale'.E$12])+(IF([.P459]=&quot;yes&quot;;1;0)*['Grading Scale'.E$13]))/['Grading Scale'.E$14]*100;0);&quot;&quot;)" office:value-type="string">
            <text:p>40</text:p>
          </table:table-cell>
          <table:table-cell table:style-name="ce26" table:formula="of:=IF(ISNUMBER([.S459]);VLOOKUP([.S459];['Grading Scale'.$A$2:.$B$14];2);&quot;&quot;)" office:value-type="string">
            <text:p>F</text:p>
          </table:table-cell>
          <table:table-cell table:number-columns-repeated="16" table:style-name="ce27"/>
        </table:table-row>
        <table:table-row table:style-name="ro3">
          <table:table-cell table:style-name="ce24" office:value-type="date" office:date-value="2015-12-07T00:00:00">
            <text:p>12/7/2015</text:p>
          </table:table-cell>
          <table:table-cell table:style-name="ce25" office:value-type="string">
            <text:p>Wisconsin</text:p>
          </table:table-cell>
          <table:table-cell table:style-name="ce37" office:value-type="string">
            <text:p>Vehicle Crashes</text:p>
          </table:table-cell>
          <table:table-cell table:style-name="ce26" table:formula="of:=IF(NOT(ISBLANK([.C460]));VLOOKUP([.C460];['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wisconsindot.gov/Pages/safety/education/crash-data/crashfacts.aspx">
            <text:p><text:a xlink:href="http://wisconsindot.gov/Pages/safety/education/crash-data/crashfacts.aspx">http://wisconsindot.gov/Pages/safety/education/crash-data/crashfacts.aspx</text:a></text:p>
          </table:table-cell>
          <table:table-cell table:style-name="ce26" office:value-type="string">
            <text:p>These are statistics, not data. Most recent data is from 2013.</text:p>
          </table:table-cell>
          <table:table-cell table:style-name="ce26" table:formula="of:=IF(NOT(ISBLANK([.E460]));ROUND(((IF([.E460]=&quot;yes&quot;;1;0)*['Grading Scale'.E$2])+(IF([.F460]=&quot;yes&quot;;1;0)*['Grading Scale'.E$3])+(IF([.G460]=&quot;yes&quot;;1;0)*['Grading Scale'.E$4])+(IF([.H460]=&quot;yes&quot;;1;0)*['Grading Scale'.E$5])+(IF([.I460]=&quot;yes&quot;;1;0)*['Grading Scale'.E$6])+(IF([.J460]=&quot;yes&quot;;1;0)*['Grading Scale'.E$7])+(IF([.K460]=&quot;yes&quot;;1;0)*['Grading Scale'.E$8])+(IF([.L460]=&quot;yes&quot;;1;0)*['Grading Scale'.E$9])+(IF([.M460]=&quot;yes&quot;;1;0)*['Grading Scale'.E$10])+(IF([.N460]=&quot;yes&quot;;1;0)*['Grading Scale'.E$11])+(IF([.O460]=&quot;yes&quot;;1;0)*['Grading Scale'.E$12])+(IF([.P460]=&quot;yes&quot;;1;0)*['Grading Scale'.E$13]))/['Grading Scale'.E$14]*100;0);&quot;&quot;)" office:value-type="string">
            <text:p>35</text:p>
          </table:table-cell>
          <table:table-cell table:style-name="ce26" table:formula="of:=IF(ISNUMBER([.S460]);VLOOKUP([.S460];['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Address Points</text:p>
          </table:table-cell>
          <table:table-cell table:style-name="ce26" table:formula="of:=IF(NOT(ISBLANK([.C461]));VLOOKUP([.C461];['Dataset Descriptions'.$A$2:.$B$10];2;FALSE);&quot;&quot;)" office:value-type="string">
            <text:p>The geographic coordinates for physical address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8"/>
          <table:table-cell table:style-name="ce26" table:formula="of:=IF(NOT(ISBLANK([.E461]));ROUND(((IF([.E461]=&quot;yes&quot;;1;0)*['Grading Scale'.E$2])+(IF([.F461]=&quot;yes&quot;;1;0)*['Grading Scale'.E$3])+(IF([.G461]=&quot;yes&quot;;1;0)*['Grading Scale'.E$4])+(IF([.H461]=&quot;yes&quot;;1;0)*['Grading Scale'.E$5])+(IF([.I461]=&quot;yes&quot;;1;0)*['Grading Scale'.E$6])+(IF([.J461]=&quot;yes&quot;;1;0)*['Grading Scale'.E$7])+(IF([.K461]=&quot;yes&quot;;1;0)*['Grading Scale'.E$8])+(IF([.L461]=&quot;yes&quot;;1;0)*['Grading Scale'.E$9])+(IF([.M461]=&quot;yes&quot;;1;0)*['Grading Scale'.E$10])+(IF([.N461]=&quot;yes&quot;;1;0)*['Grading Scale'.E$11])+(IF([.O461]=&quot;yes&quot;;1;0)*['Grading Scale'.E$12])+(IF([.P461]=&quot;yes&quot;;1;0)*['Grading Scale'.E$13]))/['Grading Scale'.E$14]*100;0);&quot;&quot;)" office:value-type="string">
            <text:p>0</text:p>
          </table:table-cell>
          <table:table-cell table:style-name="ce26" table:formula="of:=IF(ISNUMBER([.S461]);VLOOKUP([.S461];['Grading Scale'.$A$2:.$B$14];2);&quot;&quot;)" office:value-type="string">
            <text:p>F</text:p>
          </table:table-cell>
          <table:table-cell table:number-columns-repeated="16" table:style-name="ce27"/>
        </table:table-row>
        <table:table-row table:style-name="ro3">
          <table:table-cell table:style-name="ce24" office:value-type="date" office:date-value="2016-03-05T00:00:00">
            <text:p>3/5/2016</text:p>
          </table:table-cell>
          <table:table-cell table:style-name="ce25" office:value-type="string">
            <text:p>Wyoming</text:p>
          </table:table-cell>
          <table:table-cell table:style-name="ce25" office:value-type="string">
            <text:p>Checkbook</text:p>
          </table:table-cell>
          <table:table-cell table:style-name="ce26" table:formula="of:=IF(NOT(ISBLANK([.C462]));VLOOKUP([.C462];['Dataset Descriptions'.$A$2:.$B$10];2;FALSE);&quot;&quot;)" office:value-type="string">
            <text:p>Transaction-level, per-agency spending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sao.wyo.gov/vendor-payments">
            <text:p><text:a xlink:href="http://sao.wyo.gov/vendor-payments">http://sao.wyo.gov/vendor-payments</text:a></text:p>
          </table:table-cell>
          <table:table-cell table:style-name="ce26" office:value-type="string">
            <text:p>This uses a search interface, requiring searching for a business by name, within a date range. Results do not include the agency name, but only an agency number, with no provided mapping to allow somebody to determine what each agency number resolves to.</text:p>
          </table:table-cell>
          <table:table-cell table:style-name="ce26" table:formula="of:=IF(NOT(ISBLANK([.E462]));ROUND(((IF([.E462]=&quot;yes&quot;;1;0)*['Grading Scale'.E$2])+(IF([.F462]=&quot;yes&quot;;1;0)*['Grading Scale'.E$3])+(IF([.G462]=&quot;yes&quot;;1;0)*['Grading Scale'.E$4])+(IF([.H462]=&quot;yes&quot;;1;0)*['Grading Scale'.E$5])+(IF([.I462]=&quot;yes&quot;;1;0)*['Grading Scale'.E$6])+(IF([.J462]=&quot;yes&quot;;1;0)*['Grading Scale'.E$7])+(IF([.K462]=&quot;yes&quot;;1;0)*['Grading Scale'.E$8])+(IF([.L462]=&quot;yes&quot;;1;0)*['Grading Scale'.E$9])+(IF([.M462]=&quot;yes&quot;;1;0)*['Grading Scale'.E$10])+(IF([.N462]=&quot;yes&quot;;1;0)*['Grading Scale'.E$11])+(IF([.O462]=&quot;yes&quot;;1;0)*['Grading Scale'.E$12])+(IF([.P462]=&quot;yes&quot;;1;0)*['Grading Scale'.E$13]))/['Grading Scale'.E$14]*100;0);&quot;&quot;)" office:value-type="string">
            <text:p>35</text:p>
          </table:table-cell>
          <table:table-cell table:style-name="ce26" table:formula="of:=IF(ISNUMBER([.S462]);VLOOKUP([.S462];['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Companies</text:p>
          </table:table-cell>
          <table:table-cell table:style-name="ce26" table:formula="of:=IF(NOT(ISBLANK([.C463]));VLOOKUP([.C463];['Dataset Descriptions'.$A$2:.$B$10];2;FALSE);&quot;&quot;)" office:value-type="string">
            <text:p>The register of all corporations that exist in the state.</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5" office:value-type="string">
            <text:p>no</text:p>
          </table:table-cell>
          <table:table-cell table:style-name="ce25" office:value-type="string">
            <text:p>yes</text:p>
          </table:table-cell>
          <table:table-cell table:style-name="ce25" office:value-type="string">
            <text:p>yes</text:p>
          </table:table-cell>
          <table:table-cell table:style-name="ce29" office:value-type="string" office:value="https://wyobiz.wy.gov/Business/Database.aspx">
            <text:p><text:a xlink:href="https://wyobiz.wy.gov/Business/Database.aspx">https://wyobiz.wy.gov/Business/Database.aspx</text:a></text:p>
          </table:table-cell>
          <table:table-cell table:style-name="ce26" office:value-type="string">
            <text:p>Data is provided as a trio of CSV files, with a schema included (as a PDF file). The data is downloaded via a POST, which is technically possible to retrieve via bulk download, but the level of obfuscation results in awarding no points for bulk downloads.</text:p>
          </table:table-cell>
          <table:table-cell table:style-name="ce26" table:formula="of:=IF(NOT(ISBLANK([.E463]));ROUND(((IF([.E463]=&quot;yes&quot;;1;0)*['Grading Scale'.E$2])+(IF([.F463]=&quot;yes&quot;;1;0)*['Grading Scale'.E$3])+(IF([.G463]=&quot;yes&quot;;1;0)*['Grading Scale'.E$4])+(IF([.H463]=&quot;yes&quot;;1;0)*['Grading Scale'.E$5])+(IF([.I463]=&quot;yes&quot;;1;0)*['Grading Scale'.E$6])+(IF([.J463]=&quot;yes&quot;;1;0)*['Grading Scale'.E$7])+(IF([.K463]=&quot;yes&quot;;1;0)*['Grading Scale'.E$8])+(IF([.L463]=&quot;yes&quot;;1;0)*['Grading Scale'.E$9])+(IF([.M463]=&quot;yes&quot;;1;0)*['Grading Scale'.E$10])+(IF([.N463]=&quot;yes&quot;;1;0)*['Grading Scale'.E$11])+(IF([.O463]=&quot;yes&quot;;1;0)*['Grading Scale'.E$12])+(IF([.P463]=&quot;yes&quot;;1;0)*['Grading Scale'.E$13]))/['Grading Scale'.E$14]*100;0);&quot;&quot;)" office:value-type="string">
            <text:p>85</text:p>
          </table:table-cell>
          <table:table-cell table:style-name="ce26" table:formula="of:=IF(ISNUMBER([.S463]);VLOOKUP([.S463];['Grading Scale'.$A$2:.$B$14];2);&quot;&quot;)" office:value-type="string">
            <text:p>B</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Incarceration</text:p>
          </table:table-cell>
          <table:table-cell table:style-name="ce26" table:formula="of:=IF(NOT(ISBLANK([.C464]));VLOOKUP([.C464];['Dataset Descriptions'.$A$2:.$B$10];2;FALSE);&quot;&quot;)" office:value-type="string">
            <text:p>Per-facility inmate population record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Department of Corrections website contains no such data, and their annual report does not provide population information.</text:p>
          </table:table-cell>
          <table:table-cell table:style-name="ce26" table:formula="of:=IF(NOT(ISBLANK([.E464]));ROUND(((IF([.E464]=&quot;yes&quot;;1;0)*['Grading Scale'.E$2])+(IF([.F464]=&quot;yes&quot;;1;0)*['Grading Scale'.E$3])+(IF([.G464]=&quot;yes&quot;;1;0)*['Grading Scale'.E$4])+(IF([.H464]=&quot;yes&quot;;1;0)*['Grading Scale'.E$5])+(IF([.I464]=&quot;yes&quot;;1;0)*['Grading Scale'.E$6])+(IF([.J464]=&quot;yes&quot;;1;0)*['Grading Scale'.E$7])+(IF([.K464]=&quot;yes&quot;;1;0)*['Grading Scale'.E$8])+(IF([.L464]=&quot;yes&quot;;1;0)*['Grading Scale'.E$9])+(IF([.M464]=&quot;yes&quot;;1;0)*['Grading Scale'.E$10])+(IF([.N464]=&quot;yes&quot;;1;0)*['Grading Scale'.E$11])+(IF([.O464]=&quot;yes&quot;;1;0)*['Grading Scale'.E$12])+(IF([.P464]=&quot;yes&quot;;1;0)*['Grading Scale'.E$13]))/['Grading Scale'.E$14]*100;0);&quot;&quot;)" office:value-type="string">
            <text:p>0</text:p>
          </table:table-cell>
          <table:table-cell table:style-name="ce26" table:formula="of:=IF(ISNUMBER([.S464]);VLOOKUP([.S464];['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Legislation</text:p>
          </table:table-cell>
          <table:table-cell table:style-name="ce26" table:formula="of:=IF(NOT(ISBLANK([.C465]));VLOOKUP([.C465];['Dataset Descriptions'.$A$2:.$B$10];2;FALSE);&quot;&quot;)" office:value-type="string">
            <text:p>Bills before the legislature, and the legislators that comprise it.</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legisweb.state.wy.us/">
            <text:p><text:a xlink:href="http://legisweb.state.wy.us/">http://legisweb.state.wy.us/</text:a></text:p>
          </table:table-cell>
          <table:table-cell table:style-name="ce26" office:value-type="string">
            <text:p>It cannot be determined whether there are copyright restrictions on use of the data, because the footer contains only the word "Copyright," with a link to a page that 404s.</text:p>
          </table:table-cell>
          <table:table-cell table:style-name="ce26" table:formula="of:=IF(NOT(ISBLANK([.E465]));ROUND(((IF([.E465]=&quot;yes&quot;;1;0)*['Grading Scale'.E$2])+(IF([.F465]=&quot;yes&quot;;1;0)*['Grading Scale'.E$3])+(IF([.G465]=&quot;yes&quot;;1;0)*['Grading Scale'.E$4])+(IF([.H465]=&quot;yes&quot;;1;0)*['Grading Scale'.E$5])+(IF([.I465]=&quot;yes&quot;;1;0)*['Grading Scale'.E$6])+(IF([.J465]=&quot;yes&quot;;1;0)*['Grading Scale'.E$7])+(IF([.K465]=&quot;yes&quot;;1;0)*['Grading Scale'.E$8])+(IF([.L465]=&quot;yes&quot;;1;0)*['Grading Scale'.E$9])+(IF([.M465]=&quot;yes&quot;;1;0)*['Grading Scale'.E$10])+(IF([.N465]=&quot;yes&quot;;1;0)*['Grading Scale'.E$11])+(IF([.O465]=&quot;yes&quot;;1;0)*['Grading Scale'.E$12])+(IF([.P465]=&quot;yes&quot;;1;0)*['Grading Scale'.E$13]))/['Grading Scale'.E$14]*100;0);&quot;&quot;)" office:value-type="string">
            <text:p>40</text:p>
          </table:table-cell>
          <table:table-cell table:style-name="ce26" table:formula="of:=IF(ISNUMBER([.S465]);VLOOKUP([.S465];['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6" office:value-type="string">
            <text:p>Population Projections</text:p>
          </table:table-cell>
          <table:table-cell table:style-name="ce26" table:formula="of:=IF(NOT(ISBLANK([.C466]));VLOOKUP([.C466];['Dataset Descriptions'.$A$2:.$B$10];2;FALSE);&quot;&quot;)" office:value-type="string">
            <text:p>Forecasts of municipal-level changes in population over coming year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unsure</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9" office:value-type="string" office:value="http://eadiv.state.wy.us/pop/">
            <text:p><text:a xlink:href="http://eadiv.state.wy.us/pop/">http://eadiv.state.wy.us/pop/</text:a></text:p>
          </table:table-cell>
          <table:table-cell table:style-name="ce43" office:value-type="string">
            <text:p>It cannot be determined whether there are copyright restrictions on use of the data, because the footer contains only the word "Copyright," with a link to a page that 404s. Data is incomplete, because localities lack FIPS codes or GNIS IDs.</text:p>
          </table:table-cell>
          <table:table-cell table:style-name="ce26" table:formula="of:=IF(NOT(ISBLANK([.E466]));ROUND(((IF([.E466]=&quot;yes&quot;;1;0)*['Grading Scale'.E$2])+(IF([.F466]=&quot;yes&quot;;1;0)*['Grading Scale'.E$3])+(IF([.G466]=&quot;yes&quot;;1;0)*['Grading Scale'.E$4])+(IF([.H466]=&quot;yes&quot;;1;0)*['Grading Scale'.E$5])+(IF([.I466]=&quot;yes&quot;;1;0)*['Grading Scale'.E$6])+(IF([.J466]=&quot;yes&quot;;1;0)*['Grading Scale'.E$7])+(IF([.K466]=&quot;yes&quot;;1;0)*['Grading Scale'.E$8])+(IF([.L466]=&quot;yes&quot;;1;0)*['Grading Scale'.E$9])+(IF([.M466]=&quot;yes&quot;;1;0)*['Grading Scale'.E$10])+(IF([.N466]=&quot;yes&quot;;1;0)*['Grading Scale'.E$11])+(IF([.O466]=&quot;yes&quot;;1;0)*['Grading Scale'.E$12])+(IF([.P466]=&quot;yes&quot;;1;0)*['Grading Scale'.E$13]))/['Grading Scale'.E$14]*100;0);&quot;&quot;)" office:value-type="string">
            <text:p>80</text:p>
          </table:table-cell>
          <table:table-cell table:style-name="ce26" table:formula="of:=IF(ISNUMBER([.S466]);VLOOKUP([.S466];['Grading Scale'.$A$2:.$B$14];2);&quot;&quot;)" office:value-type="string">
            <text:p>B−</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Real Estate</text:p>
          </table:table-cell>
          <table:table-cell table:style-name="ce26" table:formula="of:=IF(NOT(ISBLANK([.C467]));VLOOKUP([.C467];['Dataset Descriptions'.$A$2:.$B$10];2;FALSE);&quot;&quot;)" office:value-type="string">
            <text:p>State-owned land and buildings.</text:p>
          </table:table-cell>
          <table:table-cell table:style-name="ce25" office:value-type="string">
            <text:p>yes</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The Construction Management Office is known to maintain an inventory, but they don't seem to publish it to the web.</text:p>
          </table:table-cell>
          <table:table-cell table:style-name="ce26" table:formula="of:=IF(NOT(ISBLANK([.E467]));ROUND(((IF([.E467]=&quot;yes&quot;;1;0)*['Grading Scale'.E$2])+(IF([.F467]=&quot;yes&quot;;1;0)*['Grading Scale'.E$3])+(IF([.G467]=&quot;yes&quot;;1;0)*['Grading Scale'.E$4])+(IF([.H467]=&quot;yes&quot;;1;0)*['Grading Scale'.E$5])+(IF([.I467]=&quot;yes&quot;;1;0)*['Grading Scale'.E$6])+(IF([.J467]=&quot;yes&quot;;1;0)*['Grading Scale'.E$7])+(IF([.K467]=&quot;yes&quot;;1;0)*['Grading Scale'.E$8])+(IF([.L467]=&quot;yes&quot;;1;0)*['Grading Scale'.E$9])+(IF([.M467]=&quot;yes&quot;;1;0)*['Grading Scale'.E$10])+(IF([.N467]=&quot;yes&quot;;1;0)*['Grading Scale'.E$11])+(IF([.O467]=&quot;yes&quot;;1;0)*['Grading Scale'.E$12])+(IF([.P467]=&quot;yes&quot;;1;0)*['Grading Scale'.E$13]))/['Grading Scale'.E$14]*100;0);&quot;&quot;)" office:value-type="string">
            <text:p>0</text:p>
          </table:table-cell>
          <table:table-cell table:style-name="ce26" table:formula="of:=IF(ISNUMBER([.S467]);VLOOKUP([.S467];['Grading Scale'.$A$2:.$B$14];2);&quot;&quot;)" office:value-type="string">
            <text:p>F</text:p>
          </table:table-cell>
          <table:table-cell table:number-columns-repeated="16" table:style-name="ce27"/>
        </table:table-row>
        <table:table-row table:style-name="ro3">
          <table:table-cell table:style-name="ce24" office:value-type="date" office:date-value="2016-02-10T00:00:00">
            <text:p>2/10/2016</text:p>
          </table:table-cell>
          <table:table-cell table:style-name="ce25" office:value-type="string">
            <text:p>Wyoming</text:p>
          </table:table-cell>
          <table:table-cell table:style-name="ce25" office:value-type="string">
            <text:p>Restaurant Inspections</text:p>
          </table:table-cell>
          <table:table-cell table:style-name="ce26" table:formula="of:=IF(NOT(ISBLANK([.C468]));VLOOKUP([.C468];['Dataset Descriptions'.$A$2:.$B$10];2;FALSE);&quot;&quot;)" office:value-type="string">
            <text:p>Health inspections of establishments that serve food to the public.</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unsure</text:p>
          </table:table-cell>
          <table:table-cell table:style-name="ce25" office:value-type="string">
            <text:p>no</text:p>
          </table:table-cell>
          <table:table-cell table:style-name="ce25" office:value-type="string">
            <text:p>unsure</text:p>
          </table:table-cell>
          <table:table-cell table:style-name="ce25" office:value-type="string">
            <text:p>unsure</text:p>
          </table:table-cell>
          <table:table-cell table:style-name="ce27"/>
          <table:table-cell table:style-name="ce26" office:value-type="string">
            <text:p>Restaurant inspection results are provided by localities, at least those who choose to do so. There is no evidence that the state aggregates or publishes such records.</text:p>
          </table:table-cell>
          <table:table-cell table:style-name="ce26" table:formula="of:=IF(NOT(ISBLANK([.E468]));ROUND(((IF([.E468]=&quot;yes&quot;;1;0)*['Grading Scale'.E$2])+(IF([.F468]=&quot;yes&quot;;1;0)*['Grading Scale'.E$3])+(IF([.G468]=&quot;yes&quot;;1;0)*['Grading Scale'.E$4])+(IF([.H468]=&quot;yes&quot;;1;0)*['Grading Scale'.E$5])+(IF([.I468]=&quot;yes&quot;;1;0)*['Grading Scale'.E$6])+(IF([.J468]=&quot;yes&quot;;1;0)*['Grading Scale'.E$7])+(IF([.K468]=&quot;yes&quot;;1;0)*['Grading Scale'.E$8])+(IF([.L468]=&quot;yes&quot;;1;0)*['Grading Scale'.E$9])+(IF([.M468]=&quot;yes&quot;;1;0)*['Grading Scale'.E$10])+(IF([.N468]=&quot;yes&quot;;1;0)*['Grading Scale'.E$11])+(IF([.O468]=&quot;yes&quot;;1;0)*['Grading Scale'.E$12])+(IF([.P468]=&quot;yes&quot;;1;0)*['Grading Scale'.E$13]))/['Grading Scale'.E$14]*100;0);&quot;&quot;)" office:value-type="string">
            <text:p>0</text:p>
          </table:table-cell>
          <table:table-cell table:style-name="ce26" table:formula="of:=IF(ISNUMBER([.S468]);VLOOKUP([.S468];['Grading Scale'.$A$2:.$B$14];2);&quot;&quot;)" office:value-type="string">
            <text:p>F</text:p>
          </table:table-cell>
          <table:table-cell table:number-columns-repeated="16" table:style-name="ce27"/>
        </table:table-row>
        <table:table-row table:style-name="ro3">
          <table:table-cell table:style-name="ce24" office:value-type="date" office:date-value="2016-02-26T00:00:00">
            <text:p>2/26/2016</text:p>
          </table:table-cell>
          <table:table-cell table:style-name="ce25" office:value-type="string">
            <text:p>Wyoming</text:p>
          </table:table-cell>
          <table:table-cell table:style-name="ce25" office:value-type="string">
            <text:p>Vehicle Crashes</text:p>
          </table:table-cell>
          <table:table-cell table:style-name="ce26" table:formula="of:=IF(NOT(ISBLANK([.C469]));VLOOKUP([.C469];['Dataset Descriptions'.$A$2:.$B$10];2;FALSE);&quot;&quot;)" office:value-type="string">
            <text:p>Incident-level reportable motor vehicle crash record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yes</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no</text:p>
          </table:table-cell>
          <table:table-cell table:style-name="ce25" office:value-type="string">
            <text:p>yes</text:p>
          </table:table-cell>
          <table:table-cell table:style-name="ce29" office:value-type="string" office:value="http://www.dot.state.wy.us/home/dot_safety/safety_statistics.html">
            <text:p><text:a xlink:href="http://www.dot.state.wy.us/home/dot_safety/safety_statistics.html">http://www.dot.state.wy.us/home/dot_safety/safety_statistics.html</text:a></text:p>
          </table:table-cell>
          <table:table-cell table:style-name="ce26" office:value-type="string">
            <text:p>This is a collection of PDFs bearing statistics, not data.</text:p>
          </table:table-cell>
          <table:table-cell table:style-name="ce26" table:formula="of:=IF(NOT(ISBLANK([.E469]));ROUND(((IF([.E469]=&quot;yes&quot;;1;0)*['Grading Scale'.E$2])+(IF([.F469]=&quot;yes&quot;;1;0)*['Grading Scale'.E$3])+(IF([.G469]=&quot;yes&quot;;1;0)*['Grading Scale'.E$4])+(IF([.H469]=&quot;yes&quot;;1;0)*['Grading Scale'.E$5])+(IF([.I469]=&quot;yes&quot;;1;0)*['Grading Scale'.E$6])+(IF([.J469]=&quot;yes&quot;;1;0)*['Grading Scale'.E$7])+(IF([.K469]=&quot;yes&quot;;1;0)*['Grading Scale'.E$8])+(IF([.L469]=&quot;yes&quot;;1;0)*['Grading Scale'.E$9])+(IF([.M469]=&quot;yes&quot;;1;0)*['Grading Scale'.E$10])+(IF([.N469]=&quot;yes&quot;;1;0)*['Grading Scale'.E$11])+(IF([.O469]=&quot;yes&quot;;1;0)*['Grading Scale'.E$12])+(IF([.P469]=&quot;yes&quot;;1;0)*['Grading Scale'.E$13]))/['Grading Scale'.E$14]*100;0);&quot;&quot;)" office:value-type="string">
            <text:p>35</text:p>
          </table:table-cell>
          <table:table-cell table:style-name="ce26" table:formula="of:=IF(ISNUMBER([.S469]);VLOOKUP([.S469];['Grading Scale'.$A$2:.$B$14];2);&quot;&quot;)" office:value-type="string">
            <text:p>F</text:p>
          </table:table-cell>
          <table:table-cell table:number-columns-repeated="16" table:style-name="ce27"/>
        </table:table-row>
        <table:table-row table:style-name="ro3">
          <table:table-cell table:number-columns-repeated="3" table:style-name="ce27"/>
          <table:table-cell table:style-name="ce26" table:formula="of:=IF(NOT(ISBLANK([.C470]));VLOOKUP([.C470];['Dataset Descriptions'.$A$2:.$B$10];2;FALSE);&quot;&quot;)" office:value-type="string">
            <text:p/>
          </table:table-cell>
          <table:table-cell table:number-columns-repeated="13" table:style-name="ce27"/>
          <table:table-cell table:style-name="ce28"/>
          <table:table-cell table:style-name="ce26" table:formula="of:=IF(NOT(ISBLANK([.E470]));ROUND(((IF([.E470]=&quot;yes&quot;;1;0)*['Grading Scale'.E$2])+(IF([.F470]=&quot;yes&quot;;1;0)*['Grading Scale'.E$3])+(IF([.G470]=&quot;yes&quot;;1;0)*['Grading Scale'.E$4])+(IF([.H470]=&quot;yes&quot;;1;0)*['Grading Scale'.E$5])+(IF([.I470]=&quot;yes&quot;;1;0)*['Grading Scale'.E$6])+(IF([.J470]=&quot;yes&quot;;1;0)*['Grading Scale'.E$7])+(IF([.K470]=&quot;yes&quot;;1;0)*['Grading Scale'.E$8])+(IF([.L470]=&quot;yes&quot;;1;0)*['Grading Scale'.E$9])+(IF([.M470]=&quot;yes&quot;;1;0)*['Grading Scale'.E$10])+(IF([.N470]=&quot;yes&quot;;1;0)*['Grading Scale'.E$11])+(IF([.O470]=&quot;yes&quot;;1;0)*['Grading Scale'.E$12])+(IF([.P470]=&quot;yes&quot;;1;0)*['Grading Scale'.E$13]))/['Grading Scale'.E$14]*100;0);&quot;&quot;)" office:value-type="string">
            <text:p/>
          </table:table-cell>
          <table:table-cell table:style-name="ce26" table:formula="of:=IF(ISNUMBER([.S470]);VLOOKUP([.S47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1]));VLOOKUP([.C471];['Dataset Descriptions'.$A$2:.$B$10];2;FALSE);&quot;&quot;)" office:value-type="string">
            <text:p/>
          </table:table-cell>
          <table:table-cell table:number-columns-repeated="13" table:style-name="ce27"/>
          <table:table-cell table:style-name="ce28"/>
          <table:table-cell table:style-name="ce26" table:formula="of:=IF(NOT(ISBLANK([.E471]));ROUND(((IF([.E471]=&quot;yes&quot;;1;0)*['Grading Scale'.E$2])+(IF([.F471]=&quot;yes&quot;;1;0)*['Grading Scale'.E$3])+(IF([.G471]=&quot;yes&quot;;1;0)*['Grading Scale'.E$4])+(IF([.H471]=&quot;yes&quot;;1;0)*['Grading Scale'.E$5])+(IF([.I471]=&quot;yes&quot;;1;0)*['Grading Scale'.E$6])+(IF([.J471]=&quot;yes&quot;;1;0)*['Grading Scale'.E$7])+(IF([.K471]=&quot;yes&quot;;1;0)*['Grading Scale'.E$8])+(IF([.L471]=&quot;yes&quot;;1;0)*['Grading Scale'.E$9])+(IF([.M471]=&quot;yes&quot;;1;0)*['Grading Scale'.E$10])+(IF([.N471]=&quot;yes&quot;;1;0)*['Grading Scale'.E$11])+(IF([.O471]=&quot;yes&quot;;1;0)*['Grading Scale'.E$12])+(IF([.P471]=&quot;yes&quot;;1;0)*['Grading Scale'.E$13]))/['Grading Scale'.E$14]*100;0);&quot;&quot;)" office:value-type="string">
            <text:p/>
          </table:table-cell>
          <table:table-cell table:style-name="ce26" table:formula="of:=IF(ISNUMBER([.S471]);VLOOKUP([.S47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2]));VLOOKUP([.C472];['Dataset Descriptions'.$A$2:.$B$10];2;FALSE);&quot;&quot;)" office:value-type="string">
            <text:p/>
          </table:table-cell>
          <table:table-cell table:number-columns-repeated="13" table:style-name="ce27"/>
          <table:table-cell table:style-name="ce28"/>
          <table:table-cell table:style-name="ce26" table:formula="of:=IF(NOT(ISBLANK([.E472]));ROUND(((IF([.E472]=&quot;yes&quot;;1;0)*['Grading Scale'.E$2])+(IF([.F472]=&quot;yes&quot;;1;0)*['Grading Scale'.E$3])+(IF([.G472]=&quot;yes&quot;;1;0)*['Grading Scale'.E$4])+(IF([.H472]=&quot;yes&quot;;1;0)*['Grading Scale'.E$5])+(IF([.I472]=&quot;yes&quot;;1;0)*['Grading Scale'.E$6])+(IF([.J472]=&quot;yes&quot;;1;0)*['Grading Scale'.E$7])+(IF([.K472]=&quot;yes&quot;;1;0)*['Grading Scale'.E$8])+(IF([.L472]=&quot;yes&quot;;1;0)*['Grading Scale'.E$9])+(IF([.M472]=&quot;yes&quot;;1;0)*['Grading Scale'.E$10])+(IF([.N472]=&quot;yes&quot;;1;0)*['Grading Scale'.E$11])+(IF([.O472]=&quot;yes&quot;;1;0)*['Grading Scale'.E$12])+(IF([.P472]=&quot;yes&quot;;1;0)*['Grading Scale'.E$13]))/['Grading Scale'.E$14]*100;0);&quot;&quot;)" office:value-type="string">
            <text:p/>
          </table:table-cell>
          <table:table-cell table:style-name="ce26" table:formula="of:=IF(ISNUMBER([.S472]);VLOOKUP([.S47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3]));VLOOKUP([.C473];['Dataset Descriptions'.$A$2:.$B$10];2;FALSE);&quot;&quot;)" office:value-type="string">
            <text:p/>
          </table:table-cell>
          <table:table-cell table:number-columns-repeated="13" table:style-name="ce27"/>
          <table:table-cell table:style-name="ce28"/>
          <table:table-cell table:style-name="ce26" table:formula="of:=IF(NOT(ISBLANK([.E473]));ROUND(((IF([.E473]=&quot;yes&quot;;1;0)*['Grading Scale'.E$2])+(IF([.F473]=&quot;yes&quot;;1;0)*['Grading Scale'.E$3])+(IF([.G473]=&quot;yes&quot;;1;0)*['Grading Scale'.E$4])+(IF([.H473]=&quot;yes&quot;;1;0)*['Grading Scale'.E$5])+(IF([.I473]=&quot;yes&quot;;1;0)*['Grading Scale'.E$6])+(IF([.J473]=&quot;yes&quot;;1;0)*['Grading Scale'.E$7])+(IF([.K473]=&quot;yes&quot;;1;0)*['Grading Scale'.E$8])+(IF([.L473]=&quot;yes&quot;;1;0)*['Grading Scale'.E$9])+(IF([.M473]=&quot;yes&quot;;1;0)*['Grading Scale'.E$10])+(IF([.N473]=&quot;yes&quot;;1;0)*['Grading Scale'.E$11])+(IF([.O473]=&quot;yes&quot;;1;0)*['Grading Scale'.E$12])+(IF([.P473]=&quot;yes&quot;;1;0)*['Grading Scale'.E$13]))/['Grading Scale'.E$14]*100;0);&quot;&quot;)" office:value-type="string">
            <text:p/>
          </table:table-cell>
          <table:table-cell table:style-name="ce26" table:formula="of:=IF(ISNUMBER([.S473]);VLOOKUP([.S47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4]));VLOOKUP([.C474];['Dataset Descriptions'.$A$2:.$B$10];2;FALSE);&quot;&quot;)" office:value-type="string">
            <text:p/>
          </table:table-cell>
          <table:table-cell table:number-columns-repeated="13" table:style-name="ce27"/>
          <table:table-cell table:style-name="ce28"/>
          <table:table-cell table:style-name="ce26" table:formula="of:=IF(NOT(ISBLANK([.E474]));ROUND(((IF([.E474]=&quot;yes&quot;;1;0)*['Grading Scale'.E$2])+(IF([.F474]=&quot;yes&quot;;1;0)*['Grading Scale'.E$3])+(IF([.G474]=&quot;yes&quot;;1;0)*['Grading Scale'.E$4])+(IF([.H474]=&quot;yes&quot;;1;0)*['Grading Scale'.E$5])+(IF([.I474]=&quot;yes&quot;;1;0)*['Grading Scale'.E$6])+(IF([.J474]=&quot;yes&quot;;1;0)*['Grading Scale'.E$7])+(IF([.K474]=&quot;yes&quot;;1;0)*['Grading Scale'.E$8])+(IF([.L474]=&quot;yes&quot;;1;0)*['Grading Scale'.E$9])+(IF([.M474]=&quot;yes&quot;;1;0)*['Grading Scale'.E$10])+(IF([.N474]=&quot;yes&quot;;1;0)*['Grading Scale'.E$11])+(IF([.O474]=&quot;yes&quot;;1;0)*['Grading Scale'.E$12])+(IF([.P474]=&quot;yes&quot;;1;0)*['Grading Scale'.E$13]))/['Grading Scale'.E$14]*100;0);&quot;&quot;)" office:value-type="string">
            <text:p/>
          </table:table-cell>
          <table:table-cell table:style-name="ce26" table:formula="of:=IF(ISNUMBER([.S474]);VLOOKUP([.S47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5]));VLOOKUP([.C475];['Dataset Descriptions'.$A$2:.$B$10];2;FALSE);&quot;&quot;)" office:value-type="string">
            <text:p/>
          </table:table-cell>
          <table:table-cell table:number-columns-repeated="13" table:style-name="ce27"/>
          <table:table-cell table:style-name="ce28"/>
          <table:table-cell table:style-name="ce26" table:formula="of:=IF(NOT(ISBLANK([.E475]));ROUND(((IF([.E475]=&quot;yes&quot;;1;0)*['Grading Scale'.E$2])+(IF([.F475]=&quot;yes&quot;;1;0)*['Grading Scale'.E$3])+(IF([.G475]=&quot;yes&quot;;1;0)*['Grading Scale'.E$4])+(IF([.H475]=&quot;yes&quot;;1;0)*['Grading Scale'.E$5])+(IF([.I475]=&quot;yes&quot;;1;0)*['Grading Scale'.E$6])+(IF([.J475]=&quot;yes&quot;;1;0)*['Grading Scale'.E$7])+(IF([.K475]=&quot;yes&quot;;1;0)*['Grading Scale'.E$8])+(IF([.L475]=&quot;yes&quot;;1;0)*['Grading Scale'.E$9])+(IF([.M475]=&quot;yes&quot;;1;0)*['Grading Scale'.E$10])+(IF([.N475]=&quot;yes&quot;;1;0)*['Grading Scale'.E$11])+(IF([.O475]=&quot;yes&quot;;1;0)*['Grading Scale'.E$12])+(IF([.P475]=&quot;yes&quot;;1;0)*['Grading Scale'.E$13]))/['Grading Scale'.E$14]*100;0);&quot;&quot;)" office:value-type="string">
            <text:p/>
          </table:table-cell>
          <table:table-cell table:style-name="ce26" table:formula="of:=IF(ISNUMBER([.S475]);VLOOKUP([.S47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6]));VLOOKUP([.C476];['Dataset Descriptions'.$A$2:.$B$10];2;FALSE);&quot;&quot;)" office:value-type="string">
            <text:p/>
          </table:table-cell>
          <table:table-cell table:number-columns-repeated="13" table:style-name="ce27"/>
          <table:table-cell table:style-name="ce28"/>
          <table:table-cell table:style-name="ce26" table:formula="of:=IF(NOT(ISBLANK([.E476]));ROUND(((IF([.E476]=&quot;yes&quot;;1;0)*['Grading Scale'.E$2])+(IF([.F476]=&quot;yes&quot;;1;0)*['Grading Scale'.E$3])+(IF([.G476]=&quot;yes&quot;;1;0)*['Grading Scale'.E$4])+(IF([.H476]=&quot;yes&quot;;1;0)*['Grading Scale'.E$5])+(IF([.I476]=&quot;yes&quot;;1;0)*['Grading Scale'.E$6])+(IF([.J476]=&quot;yes&quot;;1;0)*['Grading Scale'.E$7])+(IF([.K476]=&quot;yes&quot;;1;0)*['Grading Scale'.E$8])+(IF([.L476]=&quot;yes&quot;;1;0)*['Grading Scale'.E$9])+(IF([.M476]=&quot;yes&quot;;1;0)*['Grading Scale'.E$10])+(IF([.N476]=&quot;yes&quot;;1;0)*['Grading Scale'.E$11])+(IF([.O476]=&quot;yes&quot;;1;0)*['Grading Scale'.E$12])+(IF([.P476]=&quot;yes&quot;;1;0)*['Grading Scale'.E$13]))/['Grading Scale'.E$14]*100;0);&quot;&quot;)" office:value-type="string">
            <text:p/>
          </table:table-cell>
          <table:table-cell table:style-name="ce26" table:formula="of:=IF(ISNUMBER([.S476]);VLOOKUP([.S47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7]));VLOOKUP([.C477];['Dataset Descriptions'.$A$2:.$B$10];2;FALSE);&quot;&quot;)" office:value-type="string">
            <text:p/>
          </table:table-cell>
          <table:table-cell table:number-columns-repeated="13" table:style-name="ce27"/>
          <table:table-cell table:style-name="ce28"/>
          <table:table-cell table:style-name="ce26" table:formula="of:=IF(NOT(ISBLANK([.E477]));ROUND(((IF([.E477]=&quot;yes&quot;;1;0)*['Grading Scale'.E$2])+(IF([.F477]=&quot;yes&quot;;1;0)*['Grading Scale'.E$3])+(IF([.G477]=&quot;yes&quot;;1;0)*['Grading Scale'.E$4])+(IF([.H477]=&quot;yes&quot;;1;0)*['Grading Scale'.E$5])+(IF([.I477]=&quot;yes&quot;;1;0)*['Grading Scale'.E$6])+(IF([.J477]=&quot;yes&quot;;1;0)*['Grading Scale'.E$7])+(IF([.K477]=&quot;yes&quot;;1;0)*['Grading Scale'.E$8])+(IF([.L477]=&quot;yes&quot;;1;0)*['Grading Scale'.E$9])+(IF([.M477]=&quot;yes&quot;;1;0)*['Grading Scale'.E$10])+(IF([.N477]=&quot;yes&quot;;1;0)*['Grading Scale'.E$11])+(IF([.O477]=&quot;yes&quot;;1;0)*['Grading Scale'.E$12])+(IF([.P477]=&quot;yes&quot;;1;0)*['Grading Scale'.E$13]))/['Grading Scale'.E$14]*100;0);&quot;&quot;)" office:value-type="string">
            <text:p/>
          </table:table-cell>
          <table:table-cell table:style-name="ce26" table:formula="of:=IF(ISNUMBER([.S477]);VLOOKUP([.S47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8]));VLOOKUP([.C478];['Dataset Descriptions'.$A$2:.$B$10];2;FALSE);&quot;&quot;)" office:value-type="string">
            <text:p/>
          </table:table-cell>
          <table:table-cell table:number-columns-repeated="13" table:style-name="ce27"/>
          <table:table-cell table:style-name="ce28"/>
          <table:table-cell table:style-name="ce26" table:formula="of:=IF(NOT(ISBLANK([.E478]));ROUND(((IF([.E478]=&quot;yes&quot;;1;0)*['Grading Scale'.E$2])+(IF([.F478]=&quot;yes&quot;;1;0)*['Grading Scale'.E$3])+(IF([.G478]=&quot;yes&quot;;1;0)*['Grading Scale'.E$4])+(IF([.H478]=&quot;yes&quot;;1;0)*['Grading Scale'.E$5])+(IF([.I478]=&quot;yes&quot;;1;0)*['Grading Scale'.E$6])+(IF([.J478]=&quot;yes&quot;;1;0)*['Grading Scale'.E$7])+(IF([.K478]=&quot;yes&quot;;1;0)*['Grading Scale'.E$8])+(IF([.L478]=&quot;yes&quot;;1;0)*['Grading Scale'.E$9])+(IF([.M478]=&quot;yes&quot;;1;0)*['Grading Scale'.E$10])+(IF([.N478]=&quot;yes&quot;;1;0)*['Grading Scale'.E$11])+(IF([.O478]=&quot;yes&quot;;1;0)*['Grading Scale'.E$12])+(IF([.P478]=&quot;yes&quot;;1;0)*['Grading Scale'.E$13]))/['Grading Scale'.E$14]*100;0);&quot;&quot;)" office:value-type="string">
            <text:p/>
          </table:table-cell>
          <table:table-cell table:style-name="ce26" table:formula="of:=IF(ISNUMBER([.S478]);VLOOKUP([.S47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79]));VLOOKUP([.C479];['Dataset Descriptions'.$A$2:.$B$10];2;FALSE);&quot;&quot;)" office:value-type="string">
            <text:p/>
          </table:table-cell>
          <table:table-cell table:number-columns-repeated="13" table:style-name="ce27"/>
          <table:table-cell table:style-name="ce28"/>
          <table:table-cell table:style-name="ce26" table:formula="of:=IF(NOT(ISBLANK([.E479]));ROUND(((IF([.E479]=&quot;yes&quot;;1;0)*['Grading Scale'.E$2])+(IF([.F479]=&quot;yes&quot;;1;0)*['Grading Scale'.E$3])+(IF([.G479]=&quot;yes&quot;;1;0)*['Grading Scale'.E$4])+(IF([.H479]=&quot;yes&quot;;1;0)*['Grading Scale'.E$5])+(IF([.I479]=&quot;yes&quot;;1;0)*['Grading Scale'.E$6])+(IF([.J479]=&quot;yes&quot;;1;0)*['Grading Scale'.E$7])+(IF([.K479]=&quot;yes&quot;;1;0)*['Grading Scale'.E$8])+(IF([.L479]=&quot;yes&quot;;1;0)*['Grading Scale'.E$9])+(IF([.M479]=&quot;yes&quot;;1;0)*['Grading Scale'.E$10])+(IF([.N479]=&quot;yes&quot;;1;0)*['Grading Scale'.E$11])+(IF([.O479]=&quot;yes&quot;;1;0)*['Grading Scale'.E$12])+(IF([.P479]=&quot;yes&quot;;1;0)*['Grading Scale'.E$13]))/['Grading Scale'.E$14]*100;0);&quot;&quot;)" office:value-type="string">
            <text:p/>
          </table:table-cell>
          <table:table-cell table:style-name="ce26" table:formula="of:=IF(ISNUMBER([.S479]);VLOOKUP([.S47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0]));VLOOKUP([.C480];['Dataset Descriptions'.$A$2:.$B$10];2;FALSE);&quot;&quot;)" office:value-type="string">
            <text:p/>
          </table:table-cell>
          <table:table-cell table:number-columns-repeated="13" table:style-name="ce27"/>
          <table:table-cell table:style-name="ce28"/>
          <table:table-cell table:style-name="ce26" table:formula="of:=IF(NOT(ISBLANK([.E480]));ROUND(((IF([.E480]=&quot;yes&quot;;1;0)*['Grading Scale'.E$2])+(IF([.F480]=&quot;yes&quot;;1;0)*['Grading Scale'.E$3])+(IF([.G480]=&quot;yes&quot;;1;0)*['Grading Scale'.E$4])+(IF([.H480]=&quot;yes&quot;;1;0)*['Grading Scale'.E$5])+(IF([.I480]=&quot;yes&quot;;1;0)*['Grading Scale'.E$6])+(IF([.J480]=&quot;yes&quot;;1;0)*['Grading Scale'.E$7])+(IF([.K480]=&quot;yes&quot;;1;0)*['Grading Scale'.E$8])+(IF([.L480]=&quot;yes&quot;;1;0)*['Grading Scale'.E$9])+(IF([.M480]=&quot;yes&quot;;1;0)*['Grading Scale'.E$10])+(IF([.N480]=&quot;yes&quot;;1;0)*['Grading Scale'.E$11])+(IF([.O480]=&quot;yes&quot;;1;0)*['Grading Scale'.E$12])+(IF([.P480]=&quot;yes&quot;;1;0)*['Grading Scale'.E$13]))/['Grading Scale'.E$14]*100;0);&quot;&quot;)" office:value-type="string">
            <text:p/>
          </table:table-cell>
          <table:table-cell table:style-name="ce26" table:formula="of:=IF(ISNUMBER([.S480]);VLOOKUP([.S48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1]));VLOOKUP([.C481];['Dataset Descriptions'.$A$2:.$B$10];2;FALSE);&quot;&quot;)" office:value-type="string">
            <text:p/>
          </table:table-cell>
          <table:table-cell table:number-columns-repeated="13" table:style-name="ce27"/>
          <table:table-cell table:style-name="ce28"/>
          <table:table-cell table:style-name="ce26" table:formula="of:=IF(NOT(ISBLANK([.E481]));ROUND(((IF([.E481]=&quot;yes&quot;;1;0)*['Grading Scale'.E$2])+(IF([.F481]=&quot;yes&quot;;1;0)*['Grading Scale'.E$3])+(IF([.G481]=&quot;yes&quot;;1;0)*['Grading Scale'.E$4])+(IF([.H481]=&quot;yes&quot;;1;0)*['Grading Scale'.E$5])+(IF([.I481]=&quot;yes&quot;;1;0)*['Grading Scale'.E$6])+(IF([.J481]=&quot;yes&quot;;1;0)*['Grading Scale'.E$7])+(IF([.K481]=&quot;yes&quot;;1;0)*['Grading Scale'.E$8])+(IF([.L481]=&quot;yes&quot;;1;0)*['Grading Scale'.E$9])+(IF([.M481]=&quot;yes&quot;;1;0)*['Grading Scale'.E$10])+(IF([.N481]=&quot;yes&quot;;1;0)*['Grading Scale'.E$11])+(IF([.O481]=&quot;yes&quot;;1;0)*['Grading Scale'.E$12])+(IF([.P481]=&quot;yes&quot;;1;0)*['Grading Scale'.E$13]))/['Grading Scale'.E$14]*100;0);&quot;&quot;)" office:value-type="string">
            <text:p/>
          </table:table-cell>
          <table:table-cell table:style-name="ce26" table:formula="of:=IF(ISNUMBER([.S481]);VLOOKUP([.S48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2]));VLOOKUP([.C482];['Dataset Descriptions'.$A$2:.$B$10];2;FALSE);&quot;&quot;)" office:value-type="string">
            <text:p/>
          </table:table-cell>
          <table:table-cell table:number-columns-repeated="13" table:style-name="ce27"/>
          <table:table-cell table:style-name="ce28"/>
          <table:table-cell table:style-name="ce26" table:formula="of:=IF(NOT(ISBLANK([.E482]));ROUND(((IF([.E482]=&quot;yes&quot;;1;0)*['Grading Scale'.E$2])+(IF([.F482]=&quot;yes&quot;;1;0)*['Grading Scale'.E$3])+(IF([.G482]=&quot;yes&quot;;1;0)*['Grading Scale'.E$4])+(IF([.H482]=&quot;yes&quot;;1;0)*['Grading Scale'.E$5])+(IF([.I482]=&quot;yes&quot;;1;0)*['Grading Scale'.E$6])+(IF([.J482]=&quot;yes&quot;;1;0)*['Grading Scale'.E$7])+(IF([.K482]=&quot;yes&quot;;1;0)*['Grading Scale'.E$8])+(IF([.L482]=&quot;yes&quot;;1;0)*['Grading Scale'.E$9])+(IF([.M482]=&quot;yes&quot;;1;0)*['Grading Scale'.E$10])+(IF([.N482]=&quot;yes&quot;;1;0)*['Grading Scale'.E$11])+(IF([.O482]=&quot;yes&quot;;1;0)*['Grading Scale'.E$12])+(IF([.P482]=&quot;yes&quot;;1;0)*['Grading Scale'.E$13]))/['Grading Scale'.E$14]*100;0);&quot;&quot;)" office:value-type="string">
            <text:p/>
          </table:table-cell>
          <table:table-cell table:style-name="ce26" table:formula="of:=IF(ISNUMBER([.S482]);VLOOKUP([.S48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3]));VLOOKUP([.C483];['Dataset Descriptions'.$A$2:.$B$10];2;FALSE);&quot;&quot;)" office:value-type="string">
            <text:p/>
          </table:table-cell>
          <table:table-cell table:number-columns-repeated="13" table:style-name="ce27"/>
          <table:table-cell table:style-name="ce28"/>
          <table:table-cell table:style-name="ce26" table:formula="of:=IF(NOT(ISBLANK([.E483]));ROUND(((IF([.E483]=&quot;yes&quot;;1;0)*['Grading Scale'.E$2])+(IF([.F483]=&quot;yes&quot;;1;0)*['Grading Scale'.E$3])+(IF([.G483]=&quot;yes&quot;;1;0)*['Grading Scale'.E$4])+(IF([.H483]=&quot;yes&quot;;1;0)*['Grading Scale'.E$5])+(IF([.I483]=&quot;yes&quot;;1;0)*['Grading Scale'.E$6])+(IF([.J483]=&quot;yes&quot;;1;0)*['Grading Scale'.E$7])+(IF([.K483]=&quot;yes&quot;;1;0)*['Grading Scale'.E$8])+(IF([.L483]=&quot;yes&quot;;1;0)*['Grading Scale'.E$9])+(IF([.M483]=&quot;yes&quot;;1;0)*['Grading Scale'.E$10])+(IF([.N483]=&quot;yes&quot;;1;0)*['Grading Scale'.E$11])+(IF([.O483]=&quot;yes&quot;;1;0)*['Grading Scale'.E$12])+(IF([.P483]=&quot;yes&quot;;1;0)*['Grading Scale'.E$13]))/['Grading Scale'.E$14]*100;0);&quot;&quot;)" office:value-type="string">
            <text:p/>
          </table:table-cell>
          <table:table-cell table:style-name="ce26" table:formula="of:=IF(ISNUMBER([.S483]);VLOOKUP([.S48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4]));VLOOKUP([.C484];['Dataset Descriptions'.$A$2:.$B$10];2;FALSE);&quot;&quot;)" office:value-type="string">
            <text:p/>
          </table:table-cell>
          <table:table-cell table:number-columns-repeated="13" table:style-name="ce27"/>
          <table:table-cell table:style-name="ce28"/>
          <table:table-cell table:style-name="ce26" table:formula="of:=IF(NOT(ISBLANK([.E484]));ROUND(((IF([.E484]=&quot;yes&quot;;1;0)*['Grading Scale'.E$2])+(IF([.F484]=&quot;yes&quot;;1;0)*['Grading Scale'.E$3])+(IF([.G484]=&quot;yes&quot;;1;0)*['Grading Scale'.E$4])+(IF([.H484]=&quot;yes&quot;;1;0)*['Grading Scale'.E$5])+(IF([.I484]=&quot;yes&quot;;1;0)*['Grading Scale'.E$6])+(IF([.J484]=&quot;yes&quot;;1;0)*['Grading Scale'.E$7])+(IF([.K484]=&quot;yes&quot;;1;0)*['Grading Scale'.E$8])+(IF([.L484]=&quot;yes&quot;;1;0)*['Grading Scale'.E$9])+(IF([.M484]=&quot;yes&quot;;1;0)*['Grading Scale'.E$10])+(IF([.N484]=&quot;yes&quot;;1;0)*['Grading Scale'.E$11])+(IF([.O484]=&quot;yes&quot;;1;0)*['Grading Scale'.E$12])+(IF([.P484]=&quot;yes&quot;;1;0)*['Grading Scale'.E$13]))/['Grading Scale'.E$14]*100;0);&quot;&quot;)" office:value-type="string">
            <text:p/>
          </table:table-cell>
          <table:table-cell table:style-name="ce26" table:formula="of:=IF(ISNUMBER([.S484]);VLOOKUP([.S48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5]));VLOOKUP([.C485];['Dataset Descriptions'.$A$2:.$B$10];2;FALSE);&quot;&quot;)" office:value-type="string">
            <text:p/>
          </table:table-cell>
          <table:table-cell table:number-columns-repeated="13" table:style-name="ce27"/>
          <table:table-cell table:style-name="ce28"/>
          <table:table-cell table:style-name="ce26" table:formula="of:=IF(NOT(ISBLANK([.E485]));ROUND(((IF([.E485]=&quot;yes&quot;;1;0)*['Grading Scale'.E$2])+(IF([.F485]=&quot;yes&quot;;1;0)*['Grading Scale'.E$3])+(IF([.G485]=&quot;yes&quot;;1;0)*['Grading Scale'.E$4])+(IF([.H485]=&quot;yes&quot;;1;0)*['Grading Scale'.E$5])+(IF([.I485]=&quot;yes&quot;;1;0)*['Grading Scale'.E$6])+(IF([.J485]=&quot;yes&quot;;1;0)*['Grading Scale'.E$7])+(IF([.K485]=&quot;yes&quot;;1;0)*['Grading Scale'.E$8])+(IF([.L485]=&quot;yes&quot;;1;0)*['Grading Scale'.E$9])+(IF([.M485]=&quot;yes&quot;;1;0)*['Grading Scale'.E$10])+(IF([.N485]=&quot;yes&quot;;1;0)*['Grading Scale'.E$11])+(IF([.O485]=&quot;yes&quot;;1;0)*['Grading Scale'.E$12])+(IF([.P485]=&quot;yes&quot;;1;0)*['Grading Scale'.E$13]))/['Grading Scale'.E$14]*100;0);&quot;&quot;)" office:value-type="string">
            <text:p/>
          </table:table-cell>
          <table:table-cell table:style-name="ce26" table:formula="of:=IF(ISNUMBER([.S485]);VLOOKUP([.S48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6]));VLOOKUP([.C486];['Dataset Descriptions'.$A$2:.$B$10];2;FALSE);&quot;&quot;)" office:value-type="string">
            <text:p/>
          </table:table-cell>
          <table:table-cell table:number-columns-repeated="13" table:style-name="ce27"/>
          <table:table-cell table:style-name="ce28"/>
          <table:table-cell table:style-name="ce26" table:formula="of:=IF(NOT(ISBLANK([.E486]));ROUND(((IF([.E486]=&quot;yes&quot;;1;0)*['Grading Scale'.E$2])+(IF([.F486]=&quot;yes&quot;;1;0)*['Grading Scale'.E$3])+(IF([.G486]=&quot;yes&quot;;1;0)*['Grading Scale'.E$4])+(IF([.H486]=&quot;yes&quot;;1;0)*['Grading Scale'.E$5])+(IF([.I486]=&quot;yes&quot;;1;0)*['Grading Scale'.E$6])+(IF([.J486]=&quot;yes&quot;;1;0)*['Grading Scale'.E$7])+(IF([.K486]=&quot;yes&quot;;1;0)*['Grading Scale'.E$8])+(IF([.L486]=&quot;yes&quot;;1;0)*['Grading Scale'.E$9])+(IF([.M486]=&quot;yes&quot;;1;0)*['Grading Scale'.E$10])+(IF([.N486]=&quot;yes&quot;;1;0)*['Grading Scale'.E$11])+(IF([.O486]=&quot;yes&quot;;1;0)*['Grading Scale'.E$12])+(IF([.P486]=&quot;yes&quot;;1;0)*['Grading Scale'.E$13]))/['Grading Scale'.E$14]*100;0);&quot;&quot;)" office:value-type="string">
            <text:p/>
          </table:table-cell>
          <table:table-cell table:style-name="ce26" table:formula="of:=IF(ISNUMBER([.S486]);VLOOKUP([.S48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7]));VLOOKUP([.C487];['Dataset Descriptions'.$A$2:.$B$10];2;FALSE);&quot;&quot;)" office:value-type="string">
            <text:p/>
          </table:table-cell>
          <table:table-cell table:number-columns-repeated="13" table:style-name="ce27"/>
          <table:table-cell table:style-name="ce28"/>
          <table:table-cell table:style-name="ce26" table:formula="of:=IF(NOT(ISBLANK([.E487]));ROUND(((IF([.E487]=&quot;yes&quot;;1;0)*['Grading Scale'.E$2])+(IF([.F487]=&quot;yes&quot;;1;0)*['Grading Scale'.E$3])+(IF([.G487]=&quot;yes&quot;;1;0)*['Grading Scale'.E$4])+(IF([.H487]=&quot;yes&quot;;1;0)*['Grading Scale'.E$5])+(IF([.I487]=&quot;yes&quot;;1;0)*['Grading Scale'.E$6])+(IF([.J487]=&quot;yes&quot;;1;0)*['Grading Scale'.E$7])+(IF([.K487]=&quot;yes&quot;;1;0)*['Grading Scale'.E$8])+(IF([.L487]=&quot;yes&quot;;1;0)*['Grading Scale'.E$9])+(IF([.M487]=&quot;yes&quot;;1;0)*['Grading Scale'.E$10])+(IF([.N487]=&quot;yes&quot;;1;0)*['Grading Scale'.E$11])+(IF([.O487]=&quot;yes&quot;;1;0)*['Grading Scale'.E$12])+(IF([.P487]=&quot;yes&quot;;1;0)*['Grading Scale'.E$13]))/['Grading Scale'.E$14]*100;0);&quot;&quot;)" office:value-type="string">
            <text:p/>
          </table:table-cell>
          <table:table-cell table:style-name="ce26" table:formula="of:=IF(ISNUMBER([.S487]);VLOOKUP([.S48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8]));VLOOKUP([.C488];['Dataset Descriptions'.$A$2:.$B$10];2;FALSE);&quot;&quot;)" office:value-type="string">
            <text:p/>
          </table:table-cell>
          <table:table-cell table:number-columns-repeated="13" table:style-name="ce27"/>
          <table:table-cell table:style-name="ce28"/>
          <table:table-cell table:style-name="ce26" table:formula="of:=IF(NOT(ISBLANK([.E488]));ROUND(((IF([.E488]=&quot;yes&quot;;1;0)*['Grading Scale'.E$2])+(IF([.F488]=&quot;yes&quot;;1;0)*['Grading Scale'.E$3])+(IF([.G488]=&quot;yes&quot;;1;0)*['Grading Scale'.E$4])+(IF([.H488]=&quot;yes&quot;;1;0)*['Grading Scale'.E$5])+(IF([.I488]=&quot;yes&quot;;1;0)*['Grading Scale'.E$6])+(IF([.J488]=&quot;yes&quot;;1;0)*['Grading Scale'.E$7])+(IF([.K488]=&quot;yes&quot;;1;0)*['Grading Scale'.E$8])+(IF([.L488]=&quot;yes&quot;;1;0)*['Grading Scale'.E$9])+(IF([.M488]=&quot;yes&quot;;1;0)*['Grading Scale'.E$10])+(IF([.N488]=&quot;yes&quot;;1;0)*['Grading Scale'.E$11])+(IF([.O488]=&quot;yes&quot;;1;0)*['Grading Scale'.E$12])+(IF([.P488]=&quot;yes&quot;;1;0)*['Grading Scale'.E$13]))/['Grading Scale'.E$14]*100;0);&quot;&quot;)" office:value-type="string">
            <text:p/>
          </table:table-cell>
          <table:table-cell table:style-name="ce26" table:formula="of:=IF(ISNUMBER([.S488]);VLOOKUP([.S48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89]));VLOOKUP([.C489];['Dataset Descriptions'.$A$2:.$B$10];2;FALSE);&quot;&quot;)" office:value-type="string">
            <text:p/>
          </table:table-cell>
          <table:table-cell table:number-columns-repeated="13" table:style-name="ce27"/>
          <table:table-cell table:style-name="ce28"/>
          <table:table-cell table:style-name="ce26" table:formula="of:=IF(NOT(ISBLANK([.E489]));ROUND(((IF([.E489]=&quot;yes&quot;;1;0)*['Grading Scale'.E$2])+(IF([.F489]=&quot;yes&quot;;1;0)*['Grading Scale'.E$3])+(IF([.G489]=&quot;yes&quot;;1;0)*['Grading Scale'.E$4])+(IF([.H489]=&quot;yes&quot;;1;0)*['Grading Scale'.E$5])+(IF([.I489]=&quot;yes&quot;;1;0)*['Grading Scale'.E$6])+(IF([.J489]=&quot;yes&quot;;1;0)*['Grading Scale'.E$7])+(IF([.K489]=&quot;yes&quot;;1;0)*['Grading Scale'.E$8])+(IF([.L489]=&quot;yes&quot;;1;0)*['Grading Scale'.E$9])+(IF([.M489]=&quot;yes&quot;;1;0)*['Grading Scale'.E$10])+(IF([.N489]=&quot;yes&quot;;1;0)*['Grading Scale'.E$11])+(IF([.O489]=&quot;yes&quot;;1;0)*['Grading Scale'.E$12])+(IF([.P489]=&quot;yes&quot;;1;0)*['Grading Scale'.E$13]))/['Grading Scale'.E$14]*100;0);&quot;&quot;)" office:value-type="string">
            <text:p/>
          </table:table-cell>
          <table:table-cell table:style-name="ce26" table:formula="of:=IF(ISNUMBER([.S489]);VLOOKUP([.S48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0]));VLOOKUP([.C490];['Dataset Descriptions'.$A$2:.$B$10];2;FALSE);&quot;&quot;)" office:value-type="string">
            <text:p/>
          </table:table-cell>
          <table:table-cell table:number-columns-repeated="13" table:style-name="ce27"/>
          <table:table-cell table:style-name="ce28"/>
          <table:table-cell table:style-name="ce26" table:formula="of:=IF(NOT(ISBLANK([.E490]));ROUND(((IF([.E490]=&quot;yes&quot;;1;0)*['Grading Scale'.E$2])+(IF([.F490]=&quot;yes&quot;;1;0)*['Grading Scale'.E$3])+(IF([.G490]=&quot;yes&quot;;1;0)*['Grading Scale'.E$4])+(IF([.H490]=&quot;yes&quot;;1;0)*['Grading Scale'.E$5])+(IF([.I490]=&quot;yes&quot;;1;0)*['Grading Scale'.E$6])+(IF([.J490]=&quot;yes&quot;;1;0)*['Grading Scale'.E$7])+(IF([.K490]=&quot;yes&quot;;1;0)*['Grading Scale'.E$8])+(IF([.L490]=&quot;yes&quot;;1;0)*['Grading Scale'.E$9])+(IF([.M490]=&quot;yes&quot;;1;0)*['Grading Scale'.E$10])+(IF([.N490]=&quot;yes&quot;;1;0)*['Grading Scale'.E$11])+(IF([.O490]=&quot;yes&quot;;1;0)*['Grading Scale'.E$12])+(IF([.P490]=&quot;yes&quot;;1;0)*['Grading Scale'.E$13]))/['Grading Scale'.E$14]*100;0);&quot;&quot;)" office:value-type="string">
            <text:p/>
          </table:table-cell>
          <table:table-cell table:style-name="ce26" table:formula="of:=IF(ISNUMBER([.S490]);VLOOKUP([.S49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1]));VLOOKUP([.C491];['Dataset Descriptions'.$A$2:.$B$10];2;FALSE);&quot;&quot;)" office:value-type="string">
            <text:p/>
          </table:table-cell>
          <table:table-cell table:number-columns-repeated="13" table:style-name="ce27"/>
          <table:table-cell table:style-name="ce28"/>
          <table:table-cell table:style-name="ce26" table:formula="of:=IF(NOT(ISBLANK([.E491]));ROUND(((IF([.E491]=&quot;yes&quot;;1;0)*['Grading Scale'.E$2])+(IF([.F491]=&quot;yes&quot;;1;0)*['Grading Scale'.E$3])+(IF([.G491]=&quot;yes&quot;;1;0)*['Grading Scale'.E$4])+(IF([.H491]=&quot;yes&quot;;1;0)*['Grading Scale'.E$5])+(IF([.I491]=&quot;yes&quot;;1;0)*['Grading Scale'.E$6])+(IF([.J491]=&quot;yes&quot;;1;0)*['Grading Scale'.E$7])+(IF([.K491]=&quot;yes&quot;;1;0)*['Grading Scale'.E$8])+(IF([.L491]=&quot;yes&quot;;1;0)*['Grading Scale'.E$9])+(IF([.M491]=&quot;yes&quot;;1;0)*['Grading Scale'.E$10])+(IF([.N491]=&quot;yes&quot;;1;0)*['Grading Scale'.E$11])+(IF([.O491]=&quot;yes&quot;;1;0)*['Grading Scale'.E$12])+(IF([.P491]=&quot;yes&quot;;1;0)*['Grading Scale'.E$13]))/['Grading Scale'.E$14]*100;0);&quot;&quot;)" office:value-type="string">
            <text:p/>
          </table:table-cell>
          <table:table-cell table:style-name="ce26" table:formula="of:=IF(ISNUMBER([.S491]);VLOOKUP([.S49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2]));VLOOKUP([.C492];['Dataset Descriptions'.$A$2:.$B$10];2;FALSE);&quot;&quot;)" office:value-type="string">
            <text:p/>
          </table:table-cell>
          <table:table-cell table:number-columns-repeated="13" table:style-name="ce27"/>
          <table:table-cell table:style-name="ce28"/>
          <table:table-cell table:style-name="ce26" table:formula="of:=IF(NOT(ISBLANK([.E492]));ROUND(((IF([.E492]=&quot;yes&quot;;1;0)*['Grading Scale'.E$2])+(IF([.F492]=&quot;yes&quot;;1;0)*['Grading Scale'.E$3])+(IF([.G492]=&quot;yes&quot;;1;0)*['Grading Scale'.E$4])+(IF([.H492]=&quot;yes&quot;;1;0)*['Grading Scale'.E$5])+(IF([.I492]=&quot;yes&quot;;1;0)*['Grading Scale'.E$6])+(IF([.J492]=&quot;yes&quot;;1;0)*['Grading Scale'.E$7])+(IF([.K492]=&quot;yes&quot;;1;0)*['Grading Scale'.E$8])+(IF([.L492]=&quot;yes&quot;;1;0)*['Grading Scale'.E$9])+(IF([.M492]=&quot;yes&quot;;1;0)*['Grading Scale'.E$10])+(IF([.N492]=&quot;yes&quot;;1;0)*['Grading Scale'.E$11])+(IF([.O492]=&quot;yes&quot;;1;0)*['Grading Scale'.E$12])+(IF([.P492]=&quot;yes&quot;;1;0)*['Grading Scale'.E$13]))/['Grading Scale'.E$14]*100;0);&quot;&quot;)" office:value-type="string">
            <text:p/>
          </table:table-cell>
          <table:table-cell table:style-name="ce26" table:formula="of:=IF(ISNUMBER([.S492]);VLOOKUP([.S49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3]));VLOOKUP([.C493];['Dataset Descriptions'.$A$2:.$B$10];2;FALSE);&quot;&quot;)" office:value-type="string">
            <text:p/>
          </table:table-cell>
          <table:table-cell table:number-columns-repeated="13" table:style-name="ce27"/>
          <table:table-cell table:style-name="ce28"/>
          <table:table-cell table:style-name="ce26" table:formula="of:=IF(NOT(ISBLANK([.E493]));ROUND(((IF([.E493]=&quot;yes&quot;;1;0)*['Grading Scale'.E$2])+(IF([.F493]=&quot;yes&quot;;1;0)*['Grading Scale'.E$3])+(IF([.G493]=&quot;yes&quot;;1;0)*['Grading Scale'.E$4])+(IF([.H493]=&quot;yes&quot;;1;0)*['Grading Scale'.E$5])+(IF([.I493]=&quot;yes&quot;;1;0)*['Grading Scale'.E$6])+(IF([.J493]=&quot;yes&quot;;1;0)*['Grading Scale'.E$7])+(IF([.K493]=&quot;yes&quot;;1;0)*['Grading Scale'.E$8])+(IF([.L493]=&quot;yes&quot;;1;0)*['Grading Scale'.E$9])+(IF([.M493]=&quot;yes&quot;;1;0)*['Grading Scale'.E$10])+(IF([.N493]=&quot;yes&quot;;1;0)*['Grading Scale'.E$11])+(IF([.O493]=&quot;yes&quot;;1;0)*['Grading Scale'.E$12])+(IF([.P493]=&quot;yes&quot;;1;0)*['Grading Scale'.E$13]))/['Grading Scale'.E$14]*100;0);&quot;&quot;)" office:value-type="string">
            <text:p/>
          </table:table-cell>
          <table:table-cell table:style-name="ce26" table:formula="of:=IF(ISNUMBER([.S493]);VLOOKUP([.S49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4]));VLOOKUP([.C494];['Dataset Descriptions'.$A$2:.$B$10];2;FALSE);&quot;&quot;)" office:value-type="string">
            <text:p/>
          </table:table-cell>
          <table:table-cell table:number-columns-repeated="13" table:style-name="ce27"/>
          <table:table-cell table:style-name="ce28"/>
          <table:table-cell table:style-name="ce26" table:formula="of:=IF(NOT(ISBLANK([.E494]));ROUND(((IF([.E494]=&quot;yes&quot;;1;0)*['Grading Scale'.E$2])+(IF([.F494]=&quot;yes&quot;;1;0)*['Grading Scale'.E$3])+(IF([.G494]=&quot;yes&quot;;1;0)*['Grading Scale'.E$4])+(IF([.H494]=&quot;yes&quot;;1;0)*['Grading Scale'.E$5])+(IF([.I494]=&quot;yes&quot;;1;0)*['Grading Scale'.E$6])+(IF([.J494]=&quot;yes&quot;;1;0)*['Grading Scale'.E$7])+(IF([.K494]=&quot;yes&quot;;1;0)*['Grading Scale'.E$8])+(IF([.L494]=&quot;yes&quot;;1;0)*['Grading Scale'.E$9])+(IF([.M494]=&quot;yes&quot;;1;0)*['Grading Scale'.E$10])+(IF([.N494]=&quot;yes&quot;;1;0)*['Grading Scale'.E$11])+(IF([.O494]=&quot;yes&quot;;1;0)*['Grading Scale'.E$12])+(IF([.P494]=&quot;yes&quot;;1;0)*['Grading Scale'.E$13]))/['Grading Scale'.E$14]*100;0);&quot;&quot;)" office:value-type="string">
            <text:p/>
          </table:table-cell>
          <table:table-cell table:style-name="ce26" table:formula="of:=IF(ISNUMBER([.S494]);VLOOKUP([.S49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5]));VLOOKUP([.C495];['Dataset Descriptions'.$A$2:.$B$10];2;FALSE);&quot;&quot;)" office:value-type="string">
            <text:p/>
          </table:table-cell>
          <table:table-cell table:number-columns-repeated="13" table:style-name="ce27"/>
          <table:table-cell table:style-name="ce28"/>
          <table:table-cell table:style-name="ce26" table:formula="of:=IF(NOT(ISBLANK([.E495]));ROUND(((IF([.E495]=&quot;yes&quot;;1;0)*['Grading Scale'.E$2])+(IF([.F495]=&quot;yes&quot;;1;0)*['Grading Scale'.E$3])+(IF([.G495]=&quot;yes&quot;;1;0)*['Grading Scale'.E$4])+(IF([.H495]=&quot;yes&quot;;1;0)*['Grading Scale'.E$5])+(IF([.I495]=&quot;yes&quot;;1;0)*['Grading Scale'.E$6])+(IF([.J495]=&quot;yes&quot;;1;0)*['Grading Scale'.E$7])+(IF([.K495]=&quot;yes&quot;;1;0)*['Grading Scale'.E$8])+(IF([.L495]=&quot;yes&quot;;1;0)*['Grading Scale'.E$9])+(IF([.M495]=&quot;yes&quot;;1;0)*['Grading Scale'.E$10])+(IF([.N495]=&quot;yes&quot;;1;0)*['Grading Scale'.E$11])+(IF([.O495]=&quot;yes&quot;;1;0)*['Grading Scale'.E$12])+(IF([.P495]=&quot;yes&quot;;1;0)*['Grading Scale'.E$13]))/['Grading Scale'.E$14]*100;0);&quot;&quot;)" office:value-type="string">
            <text:p/>
          </table:table-cell>
          <table:table-cell table:style-name="ce26" table:formula="of:=IF(ISNUMBER([.S495]);VLOOKUP([.S49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6]));VLOOKUP([.C496];['Dataset Descriptions'.$A$2:.$B$10];2;FALSE);&quot;&quot;)" office:value-type="string">
            <text:p/>
          </table:table-cell>
          <table:table-cell table:number-columns-repeated="13" table:style-name="ce27"/>
          <table:table-cell table:style-name="ce28"/>
          <table:table-cell table:style-name="ce26" table:formula="of:=IF(NOT(ISBLANK([.E496]));ROUND(((IF([.E496]=&quot;yes&quot;;1;0)*['Grading Scale'.E$2])+(IF([.F496]=&quot;yes&quot;;1;0)*['Grading Scale'.E$3])+(IF([.G496]=&quot;yes&quot;;1;0)*['Grading Scale'.E$4])+(IF([.H496]=&quot;yes&quot;;1;0)*['Grading Scale'.E$5])+(IF([.I496]=&quot;yes&quot;;1;0)*['Grading Scale'.E$6])+(IF([.J496]=&quot;yes&quot;;1;0)*['Grading Scale'.E$7])+(IF([.K496]=&quot;yes&quot;;1;0)*['Grading Scale'.E$8])+(IF([.L496]=&quot;yes&quot;;1;0)*['Grading Scale'.E$9])+(IF([.M496]=&quot;yes&quot;;1;0)*['Grading Scale'.E$10])+(IF([.N496]=&quot;yes&quot;;1;0)*['Grading Scale'.E$11])+(IF([.O496]=&quot;yes&quot;;1;0)*['Grading Scale'.E$12])+(IF([.P496]=&quot;yes&quot;;1;0)*['Grading Scale'.E$13]))/['Grading Scale'.E$14]*100;0);&quot;&quot;)" office:value-type="string">
            <text:p/>
          </table:table-cell>
          <table:table-cell table:style-name="ce26" table:formula="of:=IF(ISNUMBER([.S496]);VLOOKUP([.S49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7]));VLOOKUP([.C497];['Dataset Descriptions'.$A$2:.$B$10];2;FALSE);&quot;&quot;)" office:value-type="string">
            <text:p/>
          </table:table-cell>
          <table:table-cell table:number-columns-repeated="13" table:style-name="ce27"/>
          <table:table-cell table:style-name="ce28"/>
          <table:table-cell table:style-name="ce26" table:formula="of:=IF(NOT(ISBLANK([.E497]));ROUND(((IF([.E497]=&quot;yes&quot;;1;0)*['Grading Scale'.E$2])+(IF([.F497]=&quot;yes&quot;;1;0)*['Grading Scale'.E$3])+(IF([.G497]=&quot;yes&quot;;1;0)*['Grading Scale'.E$4])+(IF([.H497]=&quot;yes&quot;;1;0)*['Grading Scale'.E$5])+(IF([.I497]=&quot;yes&quot;;1;0)*['Grading Scale'.E$6])+(IF([.J497]=&quot;yes&quot;;1;0)*['Grading Scale'.E$7])+(IF([.K497]=&quot;yes&quot;;1;0)*['Grading Scale'.E$8])+(IF([.L497]=&quot;yes&quot;;1;0)*['Grading Scale'.E$9])+(IF([.M497]=&quot;yes&quot;;1;0)*['Grading Scale'.E$10])+(IF([.N497]=&quot;yes&quot;;1;0)*['Grading Scale'.E$11])+(IF([.O497]=&quot;yes&quot;;1;0)*['Grading Scale'.E$12])+(IF([.P497]=&quot;yes&quot;;1;0)*['Grading Scale'.E$13]))/['Grading Scale'.E$14]*100;0);&quot;&quot;)" office:value-type="string">
            <text:p/>
          </table:table-cell>
          <table:table-cell table:style-name="ce26" table:formula="of:=IF(ISNUMBER([.S497]);VLOOKUP([.S49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8]));VLOOKUP([.C498];['Dataset Descriptions'.$A$2:.$B$10];2;FALSE);&quot;&quot;)" office:value-type="string">
            <text:p/>
          </table:table-cell>
          <table:table-cell table:number-columns-repeated="13" table:style-name="ce27"/>
          <table:table-cell table:style-name="ce28"/>
          <table:table-cell table:style-name="ce26" table:formula="of:=IF(NOT(ISBLANK([.E498]));ROUND(((IF([.E498]=&quot;yes&quot;;1;0)*['Grading Scale'.E$2])+(IF([.F498]=&quot;yes&quot;;1;0)*['Grading Scale'.E$3])+(IF([.G498]=&quot;yes&quot;;1;0)*['Grading Scale'.E$4])+(IF([.H498]=&quot;yes&quot;;1;0)*['Grading Scale'.E$5])+(IF([.I498]=&quot;yes&quot;;1;0)*['Grading Scale'.E$6])+(IF([.J498]=&quot;yes&quot;;1;0)*['Grading Scale'.E$7])+(IF([.K498]=&quot;yes&quot;;1;0)*['Grading Scale'.E$8])+(IF([.L498]=&quot;yes&quot;;1;0)*['Grading Scale'.E$9])+(IF([.M498]=&quot;yes&quot;;1;0)*['Grading Scale'.E$10])+(IF([.N498]=&quot;yes&quot;;1;0)*['Grading Scale'.E$11])+(IF([.O498]=&quot;yes&quot;;1;0)*['Grading Scale'.E$12])+(IF([.P498]=&quot;yes&quot;;1;0)*['Grading Scale'.E$13]))/['Grading Scale'.E$14]*100;0);&quot;&quot;)" office:value-type="string">
            <text:p/>
          </table:table-cell>
          <table:table-cell table:style-name="ce26" table:formula="of:=IF(ISNUMBER([.S498]);VLOOKUP([.S49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499]));VLOOKUP([.C499];['Dataset Descriptions'.$A$2:.$B$10];2;FALSE);&quot;&quot;)" office:value-type="string">
            <text:p/>
          </table:table-cell>
          <table:table-cell table:number-columns-repeated="13" table:style-name="ce27"/>
          <table:table-cell table:style-name="ce28"/>
          <table:table-cell table:style-name="ce26" table:formula="of:=IF(NOT(ISBLANK([.E499]));ROUND(((IF([.E499]=&quot;yes&quot;;1;0)*['Grading Scale'.E$2])+(IF([.F499]=&quot;yes&quot;;1;0)*['Grading Scale'.E$3])+(IF([.G499]=&quot;yes&quot;;1;0)*['Grading Scale'.E$4])+(IF([.H499]=&quot;yes&quot;;1;0)*['Grading Scale'.E$5])+(IF([.I499]=&quot;yes&quot;;1;0)*['Grading Scale'.E$6])+(IF([.J499]=&quot;yes&quot;;1;0)*['Grading Scale'.E$7])+(IF([.K499]=&quot;yes&quot;;1;0)*['Grading Scale'.E$8])+(IF([.L499]=&quot;yes&quot;;1;0)*['Grading Scale'.E$9])+(IF([.M499]=&quot;yes&quot;;1;0)*['Grading Scale'.E$10])+(IF([.N499]=&quot;yes&quot;;1;0)*['Grading Scale'.E$11])+(IF([.O499]=&quot;yes&quot;;1;0)*['Grading Scale'.E$12])+(IF([.P499]=&quot;yes&quot;;1;0)*['Grading Scale'.E$13]))/['Grading Scale'.E$14]*100;0);&quot;&quot;)" office:value-type="string">
            <text:p/>
          </table:table-cell>
          <table:table-cell table:style-name="ce26" table:formula="of:=IF(ISNUMBER([.S499]);VLOOKUP([.S49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0]));VLOOKUP([.C500];['Dataset Descriptions'.$A$2:.$B$10];2;FALSE);&quot;&quot;)" office:value-type="string">
            <text:p/>
          </table:table-cell>
          <table:table-cell table:number-columns-repeated="13" table:style-name="ce27"/>
          <table:table-cell table:style-name="ce28"/>
          <table:table-cell table:style-name="ce26" table:formula="of:=IF(NOT(ISBLANK([.E500]));ROUND(((IF([.E500]=&quot;yes&quot;;1;0)*['Grading Scale'.E$2])+(IF([.F500]=&quot;yes&quot;;1;0)*['Grading Scale'.E$3])+(IF([.G500]=&quot;yes&quot;;1;0)*['Grading Scale'.E$4])+(IF([.H500]=&quot;yes&quot;;1;0)*['Grading Scale'.E$5])+(IF([.I500]=&quot;yes&quot;;1;0)*['Grading Scale'.E$6])+(IF([.J500]=&quot;yes&quot;;1;0)*['Grading Scale'.E$7])+(IF([.K500]=&quot;yes&quot;;1;0)*['Grading Scale'.E$8])+(IF([.L500]=&quot;yes&quot;;1;0)*['Grading Scale'.E$9])+(IF([.M500]=&quot;yes&quot;;1;0)*['Grading Scale'.E$10])+(IF([.N500]=&quot;yes&quot;;1;0)*['Grading Scale'.E$11])+(IF([.O500]=&quot;yes&quot;;1;0)*['Grading Scale'.E$12])+(IF([.P500]=&quot;yes&quot;;1;0)*['Grading Scale'.E$13]))/['Grading Scale'.E$14]*100;0);&quot;&quot;)" office:value-type="string">
            <text:p/>
          </table:table-cell>
          <table:table-cell table:style-name="ce26" table:formula="of:=IF(ISNUMBER([.S500]);VLOOKUP([.S50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1]));VLOOKUP([.C501];['Dataset Descriptions'.$A$2:.$B$10];2;FALSE);&quot;&quot;)" office:value-type="string">
            <text:p/>
          </table:table-cell>
          <table:table-cell table:number-columns-repeated="13" table:style-name="ce27"/>
          <table:table-cell table:style-name="ce28"/>
          <table:table-cell table:style-name="ce26" table:formula="of:=IF(NOT(ISBLANK([.E501]));ROUND(((IF([.E501]=&quot;yes&quot;;1;0)*['Grading Scale'.E$2])+(IF([.F501]=&quot;yes&quot;;1;0)*['Grading Scale'.E$3])+(IF([.G501]=&quot;yes&quot;;1;0)*['Grading Scale'.E$4])+(IF([.H501]=&quot;yes&quot;;1;0)*['Grading Scale'.E$5])+(IF([.I501]=&quot;yes&quot;;1;0)*['Grading Scale'.E$6])+(IF([.J501]=&quot;yes&quot;;1;0)*['Grading Scale'.E$7])+(IF([.K501]=&quot;yes&quot;;1;0)*['Grading Scale'.E$8])+(IF([.L501]=&quot;yes&quot;;1;0)*['Grading Scale'.E$9])+(IF([.M501]=&quot;yes&quot;;1;0)*['Grading Scale'.E$10])+(IF([.N501]=&quot;yes&quot;;1;0)*['Grading Scale'.E$11])+(IF([.O501]=&quot;yes&quot;;1;0)*['Grading Scale'.E$12])+(IF([.P501]=&quot;yes&quot;;1;0)*['Grading Scale'.E$13]))/['Grading Scale'.E$14]*100;0);&quot;&quot;)" office:value-type="string">
            <text:p/>
          </table:table-cell>
          <table:table-cell table:style-name="ce26" table:formula="of:=IF(ISNUMBER([.S501]);VLOOKUP([.S50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2]));VLOOKUP([.C502];['Dataset Descriptions'.$A$2:.$B$10];2;FALSE);&quot;&quot;)" office:value-type="string">
            <text:p/>
          </table:table-cell>
          <table:table-cell table:number-columns-repeated="13" table:style-name="ce27"/>
          <table:table-cell table:style-name="ce28"/>
          <table:table-cell table:style-name="ce26" table:formula="of:=IF(NOT(ISBLANK([.E502]));ROUND(((IF([.E502]=&quot;yes&quot;;1;0)*['Grading Scale'.E$2])+(IF([.F502]=&quot;yes&quot;;1;0)*['Grading Scale'.E$3])+(IF([.G502]=&quot;yes&quot;;1;0)*['Grading Scale'.E$4])+(IF([.H502]=&quot;yes&quot;;1;0)*['Grading Scale'.E$5])+(IF([.I502]=&quot;yes&quot;;1;0)*['Grading Scale'.E$6])+(IF([.J502]=&quot;yes&quot;;1;0)*['Grading Scale'.E$7])+(IF([.K502]=&quot;yes&quot;;1;0)*['Grading Scale'.E$8])+(IF([.L502]=&quot;yes&quot;;1;0)*['Grading Scale'.E$9])+(IF([.M502]=&quot;yes&quot;;1;0)*['Grading Scale'.E$10])+(IF([.N502]=&quot;yes&quot;;1;0)*['Grading Scale'.E$11])+(IF([.O502]=&quot;yes&quot;;1;0)*['Grading Scale'.E$12])+(IF([.P502]=&quot;yes&quot;;1;0)*['Grading Scale'.E$13]))/['Grading Scale'.E$14]*100;0);&quot;&quot;)" office:value-type="string">
            <text:p/>
          </table:table-cell>
          <table:table-cell table:style-name="ce26" table:formula="of:=IF(ISNUMBER([.S502]);VLOOKUP([.S50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3]));VLOOKUP([.C503];['Dataset Descriptions'.$A$2:.$B$10];2;FALSE);&quot;&quot;)" office:value-type="string">
            <text:p/>
          </table:table-cell>
          <table:table-cell table:number-columns-repeated="13" table:style-name="ce27"/>
          <table:table-cell table:style-name="ce28"/>
          <table:table-cell table:style-name="ce26" table:formula="of:=IF(NOT(ISBLANK([.E503]));ROUND(((IF([.E503]=&quot;yes&quot;;1;0)*['Grading Scale'.E$2])+(IF([.F503]=&quot;yes&quot;;1;0)*['Grading Scale'.E$3])+(IF([.G503]=&quot;yes&quot;;1;0)*['Grading Scale'.E$4])+(IF([.H503]=&quot;yes&quot;;1;0)*['Grading Scale'.E$5])+(IF([.I503]=&quot;yes&quot;;1;0)*['Grading Scale'.E$6])+(IF([.J503]=&quot;yes&quot;;1;0)*['Grading Scale'.E$7])+(IF([.K503]=&quot;yes&quot;;1;0)*['Grading Scale'.E$8])+(IF([.L503]=&quot;yes&quot;;1;0)*['Grading Scale'.E$9])+(IF([.M503]=&quot;yes&quot;;1;0)*['Grading Scale'.E$10])+(IF([.N503]=&quot;yes&quot;;1;0)*['Grading Scale'.E$11])+(IF([.O503]=&quot;yes&quot;;1;0)*['Grading Scale'.E$12])+(IF([.P503]=&quot;yes&quot;;1;0)*['Grading Scale'.E$13]))/['Grading Scale'.E$14]*100;0);&quot;&quot;)" office:value-type="string">
            <text:p/>
          </table:table-cell>
          <table:table-cell table:style-name="ce26" table:formula="of:=IF(ISNUMBER([.S503]);VLOOKUP([.S50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4]));VLOOKUP([.C504];['Dataset Descriptions'.$A$2:.$B$10];2;FALSE);&quot;&quot;)" office:value-type="string">
            <text:p/>
          </table:table-cell>
          <table:table-cell table:number-columns-repeated="13" table:style-name="ce27"/>
          <table:table-cell table:style-name="ce28"/>
          <table:table-cell table:style-name="ce26" table:formula="of:=IF(NOT(ISBLANK([.E504]));ROUND(((IF([.E504]=&quot;yes&quot;;1;0)*['Grading Scale'.E$2])+(IF([.F504]=&quot;yes&quot;;1;0)*['Grading Scale'.E$3])+(IF([.G504]=&quot;yes&quot;;1;0)*['Grading Scale'.E$4])+(IF([.H504]=&quot;yes&quot;;1;0)*['Grading Scale'.E$5])+(IF([.I504]=&quot;yes&quot;;1;0)*['Grading Scale'.E$6])+(IF([.J504]=&quot;yes&quot;;1;0)*['Grading Scale'.E$7])+(IF([.K504]=&quot;yes&quot;;1;0)*['Grading Scale'.E$8])+(IF([.L504]=&quot;yes&quot;;1;0)*['Grading Scale'.E$9])+(IF([.M504]=&quot;yes&quot;;1;0)*['Grading Scale'.E$10])+(IF([.N504]=&quot;yes&quot;;1;0)*['Grading Scale'.E$11])+(IF([.O504]=&quot;yes&quot;;1;0)*['Grading Scale'.E$12])+(IF([.P504]=&quot;yes&quot;;1;0)*['Grading Scale'.E$13]))/['Grading Scale'.E$14]*100;0);&quot;&quot;)" office:value-type="string">
            <text:p/>
          </table:table-cell>
          <table:table-cell table:style-name="ce26" table:formula="of:=IF(ISNUMBER([.S504]);VLOOKUP([.S50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5]));VLOOKUP([.C505];['Dataset Descriptions'.$A$2:.$B$10];2;FALSE);&quot;&quot;)" office:value-type="string">
            <text:p/>
          </table:table-cell>
          <table:table-cell table:number-columns-repeated="13" table:style-name="ce27"/>
          <table:table-cell table:style-name="ce28"/>
          <table:table-cell table:style-name="ce26" table:formula="of:=IF(NOT(ISBLANK([.E505]));ROUND(((IF([.E505]=&quot;yes&quot;;1;0)*['Grading Scale'.E$2])+(IF([.F505]=&quot;yes&quot;;1;0)*['Grading Scale'.E$3])+(IF([.G505]=&quot;yes&quot;;1;0)*['Grading Scale'.E$4])+(IF([.H505]=&quot;yes&quot;;1;0)*['Grading Scale'.E$5])+(IF([.I505]=&quot;yes&quot;;1;0)*['Grading Scale'.E$6])+(IF([.J505]=&quot;yes&quot;;1;0)*['Grading Scale'.E$7])+(IF([.K505]=&quot;yes&quot;;1;0)*['Grading Scale'.E$8])+(IF([.L505]=&quot;yes&quot;;1;0)*['Grading Scale'.E$9])+(IF([.M505]=&quot;yes&quot;;1;0)*['Grading Scale'.E$10])+(IF([.N505]=&quot;yes&quot;;1;0)*['Grading Scale'.E$11])+(IF([.O505]=&quot;yes&quot;;1;0)*['Grading Scale'.E$12])+(IF([.P505]=&quot;yes&quot;;1;0)*['Grading Scale'.E$13]))/['Grading Scale'.E$14]*100;0);&quot;&quot;)" office:value-type="string">
            <text:p/>
          </table:table-cell>
          <table:table-cell table:style-name="ce26" table:formula="of:=IF(ISNUMBER([.S505]);VLOOKUP([.S50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6]));VLOOKUP([.C506];['Dataset Descriptions'.$A$2:.$B$10];2;FALSE);&quot;&quot;)" office:value-type="string">
            <text:p/>
          </table:table-cell>
          <table:table-cell table:number-columns-repeated="13" table:style-name="ce27"/>
          <table:table-cell table:style-name="ce28"/>
          <table:table-cell table:style-name="ce26" table:formula="of:=IF(NOT(ISBLANK([.E506]));ROUND(((IF([.E506]=&quot;yes&quot;;1;0)*['Grading Scale'.E$2])+(IF([.F506]=&quot;yes&quot;;1;0)*['Grading Scale'.E$3])+(IF([.G506]=&quot;yes&quot;;1;0)*['Grading Scale'.E$4])+(IF([.H506]=&quot;yes&quot;;1;0)*['Grading Scale'.E$5])+(IF([.I506]=&quot;yes&quot;;1;0)*['Grading Scale'.E$6])+(IF([.J506]=&quot;yes&quot;;1;0)*['Grading Scale'.E$7])+(IF([.K506]=&quot;yes&quot;;1;0)*['Grading Scale'.E$8])+(IF([.L506]=&quot;yes&quot;;1;0)*['Grading Scale'.E$9])+(IF([.M506]=&quot;yes&quot;;1;0)*['Grading Scale'.E$10])+(IF([.N506]=&quot;yes&quot;;1;0)*['Grading Scale'.E$11])+(IF([.O506]=&quot;yes&quot;;1;0)*['Grading Scale'.E$12])+(IF([.P506]=&quot;yes&quot;;1;0)*['Grading Scale'.E$13]))/['Grading Scale'.E$14]*100;0);&quot;&quot;)" office:value-type="string">
            <text:p/>
          </table:table-cell>
          <table:table-cell table:style-name="ce26" table:formula="of:=IF(ISNUMBER([.S506]);VLOOKUP([.S50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7]));VLOOKUP([.C507];['Dataset Descriptions'.$A$2:.$B$10];2;FALSE);&quot;&quot;)" office:value-type="string">
            <text:p/>
          </table:table-cell>
          <table:table-cell table:number-columns-repeated="13" table:style-name="ce27"/>
          <table:table-cell table:style-name="ce28"/>
          <table:table-cell table:style-name="ce26" table:formula="of:=IF(NOT(ISBLANK([.E507]));ROUND(((IF([.E507]=&quot;yes&quot;;1;0)*['Grading Scale'.E$2])+(IF([.F507]=&quot;yes&quot;;1;0)*['Grading Scale'.E$3])+(IF([.G507]=&quot;yes&quot;;1;0)*['Grading Scale'.E$4])+(IF([.H507]=&quot;yes&quot;;1;0)*['Grading Scale'.E$5])+(IF([.I507]=&quot;yes&quot;;1;0)*['Grading Scale'.E$6])+(IF([.J507]=&quot;yes&quot;;1;0)*['Grading Scale'.E$7])+(IF([.K507]=&quot;yes&quot;;1;0)*['Grading Scale'.E$8])+(IF([.L507]=&quot;yes&quot;;1;0)*['Grading Scale'.E$9])+(IF([.M507]=&quot;yes&quot;;1;0)*['Grading Scale'.E$10])+(IF([.N507]=&quot;yes&quot;;1;0)*['Grading Scale'.E$11])+(IF([.O507]=&quot;yes&quot;;1;0)*['Grading Scale'.E$12])+(IF([.P507]=&quot;yes&quot;;1;0)*['Grading Scale'.E$13]))/['Grading Scale'.E$14]*100;0);&quot;&quot;)" office:value-type="string">
            <text:p/>
          </table:table-cell>
          <table:table-cell table:style-name="ce26" table:formula="of:=IF(ISNUMBER([.S507]);VLOOKUP([.S50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8]));VLOOKUP([.C508];['Dataset Descriptions'.$A$2:.$B$10];2;FALSE);&quot;&quot;)" office:value-type="string">
            <text:p/>
          </table:table-cell>
          <table:table-cell table:number-columns-repeated="13" table:style-name="ce27"/>
          <table:table-cell table:style-name="ce28"/>
          <table:table-cell table:style-name="ce26" table:formula="of:=IF(NOT(ISBLANK([.E508]));ROUND(((IF([.E508]=&quot;yes&quot;;1;0)*['Grading Scale'.E$2])+(IF([.F508]=&quot;yes&quot;;1;0)*['Grading Scale'.E$3])+(IF([.G508]=&quot;yes&quot;;1;0)*['Grading Scale'.E$4])+(IF([.H508]=&quot;yes&quot;;1;0)*['Grading Scale'.E$5])+(IF([.I508]=&quot;yes&quot;;1;0)*['Grading Scale'.E$6])+(IF([.J508]=&quot;yes&quot;;1;0)*['Grading Scale'.E$7])+(IF([.K508]=&quot;yes&quot;;1;0)*['Grading Scale'.E$8])+(IF([.L508]=&quot;yes&quot;;1;0)*['Grading Scale'.E$9])+(IF([.M508]=&quot;yes&quot;;1;0)*['Grading Scale'.E$10])+(IF([.N508]=&quot;yes&quot;;1;0)*['Grading Scale'.E$11])+(IF([.O508]=&quot;yes&quot;;1;0)*['Grading Scale'.E$12])+(IF([.P508]=&quot;yes&quot;;1;0)*['Grading Scale'.E$13]))/['Grading Scale'.E$14]*100;0);&quot;&quot;)" office:value-type="string">
            <text:p/>
          </table:table-cell>
          <table:table-cell table:style-name="ce26" table:formula="of:=IF(ISNUMBER([.S508]);VLOOKUP([.S50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09]));VLOOKUP([.C509];['Dataset Descriptions'.$A$2:.$B$10];2;FALSE);&quot;&quot;)" office:value-type="string">
            <text:p/>
          </table:table-cell>
          <table:table-cell table:number-columns-repeated="13" table:style-name="ce27"/>
          <table:table-cell table:style-name="ce28"/>
          <table:table-cell table:style-name="ce26" table:formula="of:=IF(NOT(ISBLANK([.E509]));ROUND(((IF([.E509]=&quot;yes&quot;;1;0)*['Grading Scale'.E$2])+(IF([.F509]=&quot;yes&quot;;1;0)*['Grading Scale'.E$3])+(IF([.G509]=&quot;yes&quot;;1;0)*['Grading Scale'.E$4])+(IF([.H509]=&quot;yes&quot;;1;0)*['Grading Scale'.E$5])+(IF([.I509]=&quot;yes&quot;;1;0)*['Grading Scale'.E$6])+(IF([.J509]=&quot;yes&quot;;1;0)*['Grading Scale'.E$7])+(IF([.K509]=&quot;yes&quot;;1;0)*['Grading Scale'.E$8])+(IF([.L509]=&quot;yes&quot;;1;0)*['Grading Scale'.E$9])+(IF([.M509]=&quot;yes&quot;;1;0)*['Grading Scale'.E$10])+(IF([.N509]=&quot;yes&quot;;1;0)*['Grading Scale'.E$11])+(IF([.O509]=&quot;yes&quot;;1;0)*['Grading Scale'.E$12])+(IF([.P509]=&quot;yes&quot;;1;0)*['Grading Scale'.E$13]))/['Grading Scale'.E$14]*100;0);&quot;&quot;)" office:value-type="string">
            <text:p/>
          </table:table-cell>
          <table:table-cell table:style-name="ce26" table:formula="of:=IF(ISNUMBER([.S509]);VLOOKUP([.S50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0]));VLOOKUP([.C510];['Dataset Descriptions'.$A$2:.$B$10];2;FALSE);&quot;&quot;)" office:value-type="string">
            <text:p/>
          </table:table-cell>
          <table:table-cell table:number-columns-repeated="13" table:style-name="ce27"/>
          <table:table-cell table:style-name="ce28"/>
          <table:table-cell table:style-name="ce26" table:formula="of:=IF(NOT(ISBLANK([.E510]));ROUND(((IF([.E510]=&quot;yes&quot;;1;0)*['Grading Scale'.E$2])+(IF([.F510]=&quot;yes&quot;;1;0)*['Grading Scale'.E$3])+(IF([.G510]=&quot;yes&quot;;1;0)*['Grading Scale'.E$4])+(IF([.H510]=&quot;yes&quot;;1;0)*['Grading Scale'.E$5])+(IF([.I510]=&quot;yes&quot;;1;0)*['Grading Scale'.E$6])+(IF([.J510]=&quot;yes&quot;;1;0)*['Grading Scale'.E$7])+(IF([.K510]=&quot;yes&quot;;1;0)*['Grading Scale'.E$8])+(IF([.L510]=&quot;yes&quot;;1;0)*['Grading Scale'.E$9])+(IF([.M510]=&quot;yes&quot;;1;0)*['Grading Scale'.E$10])+(IF([.N510]=&quot;yes&quot;;1;0)*['Grading Scale'.E$11])+(IF([.O510]=&quot;yes&quot;;1;0)*['Grading Scale'.E$12])+(IF([.P510]=&quot;yes&quot;;1;0)*['Grading Scale'.E$13]))/['Grading Scale'.E$14]*100;0);&quot;&quot;)" office:value-type="string">
            <text:p/>
          </table:table-cell>
          <table:table-cell table:style-name="ce26" table:formula="of:=IF(ISNUMBER([.S510]);VLOOKUP([.S51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1]));VLOOKUP([.C511];['Dataset Descriptions'.$A$2:.$B$10];2;FALSE);&quot;&quot;)" office:value-type="string">
            <text:p/>
          </table:table-cell>
          <table:table-cell table:number-columns-repeated="13" table:style-name="ce27"/>
          <table:table-cell table:style-name="ce28"/>
          <table:table-cell table:style-name="ce26" table:formula="of:=IF(NOT(ISBLANK([.E511]));ROUND(((IF([.E511]=&quot;yes&quot;;1;0)*['Grading Scale'.E$2])+(IF([.F511]=&quot;yes&quot;;1;0)*['Grading Scale'.E$3])+(IF([.G511]=&quot;yes&quot;;1;0)*['Grading Scale'.E$4])+(IF([.H511]=&quot;yes&quot;;1;0)*['Grading Scale'.E$5])+(IF([.I511]=&quot;yes&quot;;1;0)*['Grading Scale'.E$6])+(IF([.J511]=&quot;yes&quot;;1;0)*['Grading Scale'.E$7])+(IF([.K511]=&quot;yes&quot;;1;0)*['Grading Scale'.E$8])+(IF([.L511]=&quot;yes&quot;;1;0)*['Grading Scale'.E$9])+(IF([.M511]=&quot;yes&quot;;1;0)*['Grading Scale'.E$10])+(IF([.N511]=&quot;yes&quot;;1;0)*['Grading Scale'.E$11])+(IF([.O511]=&quot;yes&quot;;1;0)*['Grading Scale'.E$12])+(IF([.P511]=&quot;yes&quot;;1;0)*['Grading Scale'.E$13]))/['Grading Scale'.E$14]*100;0);&quot;&quot;)" office:value-type="string">
            <text:p/>
          </table:table-cell>
          <table:table-cell table:style-name="ce26" table:formula="of:=IF(ISNUMBER([.S511]);VLOOKUP([.S51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2]));VLOOKUP([.C512];['Dataset Descriptions'.$A$2:.$B$10];2;FALSE);&quot;&quot;)" office:value-type="string">
            <text:p/>
          </table:table-cell>
          <table:table-cell table:number-columns-repeated="13" table:style-name="ce27"/>
          <table:table-cell table:style-name="ce28"/>
          <table:table-cell table:style-name="ce26" table:formula="of:=IF(NOT(ISBLANK([.E512]));ROUND(((IF([.E512]=&quot;yes&quot;;1;0)*['Grading Scale'.E$2])+(IF([.F512]=&quot;yes&quot;;1;0)*['Grading Scale'.E$3])+(IF([.G512]=&quot;yes&quot;;1;0)*['Grading Scale'.E$4])+(IF([.H512]=&quot;yes&quot;;1;0)*['Grading Scale'.E$5])+(IF([.I512]=&quot;yes&quot;;1;0)*['Grading Scale'.E$6])+(IF([.J512]=&quot;yes&quot;;1;0)*['Grading Scale'.E$7])+(IF([.K512]=&quot;yes&quot;;1;0)*['Grading Scale'.E$8])+(IF([.L512]=&quot;yes&quot;;1;0)*['Grading Scale'.E$9])+(IF([.M512]=&quot;yes&quot;;1;0)*['Grading Scale'.E$10])+(IF([.N512]=&quot;yes&quot;;1;0)*['Grading Scale'.E$11])+(IF([.O512]=&quot;yes&quot;;1;0)*['Grading Scale'.E$12])+(IF([.P512]=&quot;yes&quot;;1;0)*['Grading Scale'.E$13]))/['Grading Scale'.E$14]*100;0);&quot;&quot;)" office:value-type="string">
            <text:p/>
          </table:table-cell>
          <table:table-cell table:style-name="ce26" table:formula="of:=IF(ISNUMBER([.S512]);VLOOKUP([.S51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3]));VLOOKUP([.C513];['Dataset Descriptions'.$A$2:.$B$10];2;FALSE);&quot;&quot;)" office:value-type="string">
            <text:p/>
          </table:table-cell>
          <table:table-cell table:number-columns-repeated="13" table:style-name="ce27"/>
          <table:table-cell table:style-name="ce28"/>
          <table:table-cell table:style-name="ce26" table:formula="of:=IF(NOT(ISBLANK([.E513]));ROUND(((IF([.E513]=&quot;yes&quot;;1;0)*['Grading Scale'.E$2])+(IF([.F513]=&quot;yes&quot;;1;0)*['Grading Scale'.E$3])+(IF([.G513]=&quot;yes&quot;;1;0)*['Grading Scale'.E$4])+(IF([.H513]=&quot;yes&quot;;1;0)*['Grading Scale'.E$5])+(IF([.I513]=&quot;yes&quot;;1;0)*['Grading Scale'.E$6])+(IF([.J513]=&quot;yes&quot;;1;0)*['Grading Scale'.E$7])+(IF([.K513]=&quot;yes&quot;;1;0)*['Grading Scale'.E$8])+(IF([.L513]=&quot;yes&quot;;1;0)*['Grading Scale'.E$9])+(IF([.M513]=&quot;yes&quot;;1;0)*['Grading Scale'.E$10])+(IF([.N513]=&quot;yes&quot;;1;0)*['Grading Scale'.E$11])+(IF([.O513]=&quot;yes&quot;;1;0)*['Grading Scale'.E$12])+(IF([.P513]=&quot;yes&quot;;1;0)*['Grading Scale'.E$13]))/['Grading Scale'.E$14]*100;0);&quot;&quot;)" office:value-type="string">
            <text:p/>
          </table:table-cell>
          <table:table-cell table:style-name="ce26" table:formula="of:=IF(ISNUMBER([.S513]);VLOOKUP([.S51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4]));VLOOKUP([.C514];['Dataset Descriptions'.$A$2:.$B$10];2;FALSE);&quot;&quot;)" office:value-type="string">
            <text:p/>
          </table:table-cell>
          <table:table-cell table:number-columns-repeated="13" table:style-name="ce27"/>
          <table:table-cell table:style-name="ce28"/>
          <table:table-cell table:style-name="ce26" table:formula="of:=IF(NOT(ISBLANK([.E514]));ROUND(((IF([.E514]=&quot;yes&quot;;1;0)*['Grading Scale'.E$2])+(IF([.F514]=&quot;yes&quot;;1;0)*['Grading Scale'.E$3])+(IF([.G514]=&quot;yes&quot;;1;0)*['Grading Scale'.E$4])+(IF([.H514]=&quot;yes&quot;;1;0)*['Grading Scale'.E$5])+(IF([.I514]=&quot;yes&quot;;1;0)*['Grading Scale'.E$6])+(IF([.J514]=&quot;yes&quot;;1;0)*['Grading Scale'.E$7])+(IF([.K514]=&quot;yes&quot;;1;0)*['Grading Scale'.E$8])+(IF([.L514]=&quot;yes&quot;;1;0)*['Grading Scale'.E$9])+(IF([.M514]=&quot;yes&quot;;1;0)*['Grading Scale'.E$10])+(IF([.N514]=&quot;yes&quot;;1;0)*['Grading Scale'.E$11])+(IF([.O514]=&quot;yes&quot;;1;0)*['Grading Scale'.E$12])+(IF([.P514]=&quot;yes&quot;;1;0)*['Grading Scale'.E$13]))/['Grading Scale'.E$14]*100;0);&quot;&quot;)" office:value-type="string">
            <text:p/>
          </table:table-cell>
          <table:table-cell table:style-name="ce26" table:formula="of:=IF(ISNUMBER([.S514]);VLOOKUP([.S51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5]));VLOOKUP([.C515];['Dataset Descriptions'.$A$2:.$B$10];2;FALSE);&quot;&quot;)" office:value-type="string">
            <text:p/>
          </table:table-cell>
          <table:table-cell table:number-columns-repeated="13" table:style-name="ce27"/>
          <table:table-cell table:style-name="ce28"/>
          <table:table-cell table:style-name="ce26" table:formula="of:=IF(NOT(ISBLANK([.E515]));ROUND(((IF([.E515]=&quot;yes&quot;;1;0)*['Grading Scale'.E$2])+(IF([.F515]=&quot;yes&quot;;1;0)*['Grading Scale'.E$3])+(IF([.G515]=&quot;yes&quot;;1;0)*['Grading Scale'.E$4])+(IF([.H515]=&quot;yes&quot;;1;0)*['Grading Scale'.E$5])+(IF([.I515]=&quot;yes&quot;;1;0)*['Grading Scale'.E$6])+(IF([.J515]=&quot;yes&quot;;1;0)*['Grading Scale'.E$7])+(IF([.K515]=&quot;yes&quot;;1;0)*['Grading Scale'.E$8])+(IF([.L515]=&quot;yes&quot;;1;0)*['Grading Scale'.E$9])+(IF([.M515]=&quot;yes&quot;;1;0)*['Grading Scale'.E$10])+(IF([.N515]=&quot;yes&quot;;1;0)*['Grading Scale'.E$11])+(IF([.O515]=&quot;yes&quot;;1;0)*['Grading Scale'.E$12])+(IF([.P515]=&quot;yes&quot;;1;0)*['Grading Scale'.E$13]))/['Grading Scale'.E$14]*100;0);&quot;&quot;)" office:value-type="string">
            <text:p/>
          </table:table-cell>
          <table:table-cell table:style-name="ce26" table:formula="of:=IF(ISNUMBER([.S515]);VLOOKUP([.S51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6]));VLOOKUP([.C516];['Dataset Descriptions'.$A$2:.$B$10];2;FALSE);&quot;&quot;)" office:value-type="string">
            <text:p/>
          </table:table-cell>
          <table:table-cell table:number-columns-repeated="13" table:style-name="ce27"/>
          <table:table-cell table:style-name="ce28"/>
          <table:table-cell table:style-name="ce26" table:formula="of:=IF(NOT(ISBLANK([.E516]));ROUND(((IF([.E516]=&quot;yes&quot;;1;0)*['Grading Scale'.E$2])+(IF([.F516]=&quot;yes&quot;;1;0)*['Grading Scale'.E$3])+(IF([.G516]=&quot;yes&quot;;1;0)*['Grading Scale'.E$4])+(IF([.H516]=&quot;yes&quot;;1;0)*['Grading Scale'.E$5])+(IF([.I516]=&quot;yes&quot;;1;0)*['Grading Scale'.E$6])+(IF([.J516]=&quot;yes&quot;;1;0)*['Grading Scale'.E$7])+(IF([.K516]=&quot;yes&quot;;1;0)*['Grading Scale'.E$8])+(IF([.L516]=&quot;yes&quot;;1;0)*['Grading Scale'.E$9])+(IF([.M516]=&quot;yes&quot;;1;0)*['Grading Scale'.E$10])+(IF([.N516]=&quot;yes&quot;;1;0)*['Grading Scale'.E$11])+(IF([.O516]=&quot;yes&quot;;1;0)*['Grading Scale'.E$12])+(IF([.P516]=&quot;yes&quot;;1;0)*['Grading Scale'.E$13]))/['Grading Scale'.E$14]*100;0);&quot;&quot;)" office:value-type="string">
            <text:p/>
          </table:table-cell>
          <table:table-cell table:style-name="ce26" table:formula="of:=IF(ISNUMBER([.S516]);VLOOKUP([.S51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7]));VLOOKUP([.C517];['Dataset Descriptions'.$A$2:.$B$10];2;FALSE);&quot;&quot;)" office:value-type="string">
            <text:p/>
          </table:table-cell>
          <table:table-cell table:number-columns-repeated="13" table:style-name="ce27"/>
          <table:table-cell table:style-name="ce28"/>
          <table:table-cell table:style-name="ce26" table:formula="of:=IF(NOT(ISBLANK([.E517]));ROUND(((IF([.E517]=&quot;yes&quot;;1;0)*['Grading Scale'.E$2])+(IF([.F517]=&quot;yes&quot;;1;0)*['Grading Scale'.E$3])+(IF([.G517]=&quot;yes&quot;;1;0)*['Grading Scale'.E$4])+(IF([.H517]=&quot;yes&quot;;1;0)*['Grading Scale'.E$5])+(IF([.I517]=&quot;yes&quot;;1;0)*['Grading Scale'.E$6])+(IF([.J517]=&quot;yes&quot;;1;0)*['Grading Scale'.E$7])+(IF([.K517]=&quot;yes&quot;;1;0)*['Grading Scale'.E$8])+(IF([.L517]=&quot;yes&quot;;1;0)*['Grading Scale'.E$9])+(IF([.M517]=&quot;yes&quot;;1;0)*['Grading Scale'.E$10])+(IF([.N517]=&quot;yes&quot;;1;0)*['Grading Scale'.E$11])+(IF([.O517]=&quot;yes&quot;;1;0)*['Grading Scale'.E$12])+(IF([.P517]=&quot;yes&quot;;1;0)*['Grading Scale'.E$13]))/['Grading Scale'.E$14]*100;0);&quot;&quot;)" office:value-type="string">
            <text:p/>
          </table:table-cell>
          <table:table-cell table:style-name="ce26" table:formula="of:=IF(ISNUMBER([.S517]);VLOOKUP([.S51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8]));VLOOKUP([.C518];['Dataset Descriptions'.$A$2:.$B$10];2;FALSE);&quot;&quot;)" office:value-type="string">
            <text:p/>
          </table:table-cell>
          <table:table-cell table:number-columns-repeated="13" table:style-name="ce27"/>
          <table:table-cell table:style-name="ce28"/>
          <table:table-cell table:style-name="ce26" table:formula="of:=IF(NOT(ISBLANK([.E518]));ROUND(((IF([.E518]=&quot;yes&quot;;1;0)*['Grading Scale'.E$2])+(IF([.F518]=&quot;yes&quot;;1;0)*['Grading Scale'.E$3])+(IF([.G518]=&quot;yes&quot;;1;0)*['Grading Scale'.E$4])+(IF([.H518]=&quot;yes&quot;;1;0)*['Grading Scale'.E$5])+(IF([.I518]=&quot;yes&quot;;1;0)*['Grading Scale'.E$6])+(IF([.J518]=&quot;yes&quot;;1;0)*['Grading Scale'.E$7])+(IF([.K518]=&quot;yes&quot;;1;0)*['Grading Scale'.E$8])+(IF([.L518]=&quot;yes&quot;;1;0)*['Grading Scale'.E$9])+(IF([.M518]=&quot;yes&quot;;1;0)*['Grading Scale'.E$10])+(IF([.N518]=&quot;yes&quot;;1;0)*['Grading Scale'.E$11])+(IF([.O518]=&quot;yes&quot;;1;0)*['Grading Scale'.E$12])+(IF([.P518]=&quot;yes&quot;;1;0)*['Grading Scale'.E$13]))/['Grading Scale'.E$14]*100;0);&quot;&quot;)" office:value-type="string">
            <text:p/>
          </table:table-cell>
          <table:table-cell table:style-name="ce26" table:formula="of:=IF(ISNUMBER([.S518]);VLOOKUP([.S51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19]));VLOOKUP([.C519];['Dataset Descriptions'.$A$2:.$B$10];2;FALSE);&quot;&quot;)" office:value-type="string">
            <text:p/>
          </table:table-cell>
          <table:table-cell table:number-columns-repeated="13" table:style-name="ce27"/>
          <table:table-cell table:style-name="ce28"/>
          <table:table-cell table:style-name="ce26" table:formula="of:=IF(NOT(ISBLANK([.E519]));ROUND(((IF([.E519]=&quot;yes&quot;;1;0)*['Grading Scale'.E$2])+(IF([.F519]=&quot;yes&quot;;1;0)*['Grading Scale'.E$3])+(IF([.G519]=&quot;yes&quot;;1;0)*['Grading Scale'.E$4])+(IF([.H519]=&quot;yes&quot;;1;0)*['Grading Scale'.E$5])+(IF([.I519]=&quot;yes&quot;;1;0)*['Grading Scale'.E$6])+(IF([.J519]=&quot;yes&quot;;1;0)*['Grading Scale'.E$7])+(IF([.K519]=&quot;yes&quot;;1;0)*['Grading Scale'.E$8])+(IF([.L519]=&quot;yes&quot;;1;0)*['Grading Scale'.E$9])+(IF([.M519]=&quot;yes&quot;;1;0)*['Grading Scale'.E$10])+(IF([.N519]=&quot;yes&quot;;1;0)*['Grading Scale'.E$11])+(IF([.O519]=&quot;yes&quot;;1;0)*['Grading Scale'.E$12])+(IF([.P519]=&quot;yes&quot;;1;0)*['Grading Scale'.E$13]))/['Grading Scale'.E$14]*100;0);&quot;&quot;)" office:value-type="string">
            <text:p/>
          </table:table-cell>
          <table:table-cell table:style-name="ce26" table:formula="of:=IF(ISNUMBER([.S519]);VLOOKUP([.S51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0]));VLOOKUP([.C520];['Dataset Descriptions'.$A$2:.$B$10];2;FALSE);&quot;&quot;)" office:value-type="string">
            <text:p/>
          </table:table-cell>
          <table:table-cell table:number-columns-repeated="13" table:style-name="ce27"/>
          <table:table-cell table:style-name="ce28"/>
          <table:table-cell table:style-name="ce26" table:formula="of:=IF(NOT(ISBLANK([.E520]));ROUND(((IF([.E520]=&quot;yes&quot;;1;0)*['Grading Scale'.E$2])+(IF([.F520]=&quot;yes&quot;;1;0)*['Grading Scale'.E$3])+(IF([.G520]=&quot;yes&quot;;1;0)*['Grading Scale'.E$4])+(IF([.H520]=&quot;yes&quot;;1;0)*['Grading Scale'.E$5])+(IF([.I520]=&quot;yes&quot;;1;0)*['Grading Scale'.E$6])+(IF([.J520]=&quot;yes&quot;;1;0)*['Grading Scale'.E$7])+(IF([.K520]=&quot;yes&quot;;1;0)*['Grading Scale'.E$8])+(IF([.L520]=&quot;yes&quot;;1;0)*['Grading Scale'.E$9])+(IF([.M520]=&quot;yes&quot;;1;0)*['Grading Scale'.E$10])+(IF([.N520]=&quot;yes&quot;;1;0)*['Grading Scale'.E$11])+(IF([.O520]=&quot;yes&quot;;1;0)*['Grading Scale'.E$12])+(IF([.P520]=&quot;yes&quot;;1;0)*['Grading Scale'.E$13]))/['Grading Scale'.E$14]*100;0);&quot;&quot;)" office:value-type="string">
            <text:p/>
          </table:table-cell>
          <table:table-cell table:style-name="ce26" table:formula="of:=IF(ISNUMBER([.S520]);VLOOKUP([.S52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1]));VLOOKUP([.C521];['Dataset Descriptions'.$A$2:.$B$10];2;FALSE);&quot;&quot;)" office:value-type="string">
            <text:p/>
          </table:table-cell>
          <table:table-cell table:number-columns-repeated="13" table:style-name="ce27"/>
          <table:table-cell table:style-name="ce28"/>
          <table:table-cell table:style-name="ce26" table:formula="of:=IF(NOT(ISBLANK([.E521]));ROUND(((IF([.E521]=&quot;yes&quot;;1;0)*['Grading Scale'.E$2])+(IF([.F521]=&quot;yes&quot;;1;0)*['Grading Scale'.E$3])+(IF([.G521]=&quot;yes&quot;;1;0)*['Grading Scale'.E$4])+(IF([.H521]=&quot;yes&quot;;1;0)*['Grading Scale'.E$5])+(IF([.I521]=&quot;yes&quot;;1;0)*['Grading Scale'.E$6])+(IF([.J521]=&quot;yes&quot;;1;0)*['Grading Scale'.E$7])+(IF([.K521]=&quot;yes&quot;;1;0)*['Grading Scale'.E$8])+(IF([.L521]=&quot;yes&quot;;1;0)*['Grading Scale'.E$9])+(IF([.M521]=&quot;yes&quot;;1;0)*['Grading Scale'.E$10])+(IF([.N521]=&quot;yes&quot;;1;0)*['Grading Scale'.E$11])+(IF([.O521]=&quot;yes&quot;;1;0)*['Grading Scale'.E$12])+(IF([.P521]=&quot;yes&quot;;1;0)*['Grading Scale'.E$13]))/['Grading Scale'.E$14]*100;0);&quot;&quot;)" office:value-type="string">
            <text:p/>
          </table:table-cell>
          <table:table-cell table:style-name="ce26" table:formula="of:=IF(ISNUMBER([.S521]);VLOOKUP([.S52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2]));VLOOKUP([.C522];['Dataset Descriptions'.$A$2:.$B$10];2;FALSE);&quot;&quot;)" office:value-type="string">
            <text:p/>
          </table:table-cell>
          <table:table-cell table:number-columns-repeated="13" table:style-name="ce27"/>
          <table:table-cell table:style-name="ce28"/>
          <table:table-cell table:style-name="ce26" table:formula="of:=IF(NOT(ISBLANK([.E522]));ROUND(((IF([.E522]=&quot;yes&quot;;1;0)*['Grading Scale'.E$2])+(IF([.F522]=&quot;yes&quot;;1;0)*['Grading Scale'.E$3])+(IF([.G522]=&quot;yes&quot;;1;0)*['Grading Scale'.E$4])+(IF([.H522]=&quot;yes&quot;;1;0)*['Grading Scale'.E$5])+(IF([.I522]=&quot;yes&quot;;1;0)*['Grading Scale'.E$6])+(IF([.J522]=&quot;yes&quot;;1;0)*['Grading Scale'.E$7])+(IF([.K522]=&quot;yes&quot;;1;0)*['Grading Scale'.E$8])+(IF([.L522]=&quot;yes&quot;;1;0)*['Grading Scale'.E$9])+(IF([.M522]=&quot;yes&quot;;1;0)*['Grading Scale'.E$10])+(IF([.N522]=&quot;yes&quot;;1;0)*['Grading Scale'.E$11])+(IF([.O522]=&quot;yes&quot;;1;0)*['Grading Scale'.E$12])+(IF([.P522]=&quot;yes&quot;;1;0)*['Grading Scale'.E$13]))/['Grading Scale'.E$14]*100;0);&quot;&quot;)" office:value-type="string">
            <text:p/>
          </table:table-cell>
          <table:table-cell table:style-name="ce26" table:formula="of:=IF(ISNUMBER([.S522]);VLOOKUP([.S52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3]));VLOOKUP([.C523];['Dataset Descriptions'.$A$2:.$B$10];2;FALSE);&quot;&quot;)" office:value-type="string">
            <text:p/>
          </table:table-cell>
          <table:table-cell table:number-columns-repeated="13" table:style-name="ce27"/>
          <table:table-cell table:style-name="ce28"/>
          <table:table-cell table:style-name="ce26" table:formula="of:=IF(NOT(ISBLANK([.E523]));ROUND(((IF([.E523]=&quot;yes&quot;;1;0)*['Grading Scale'.E$2])+(IF([.F523]=&quot;yes&quot;;1;0)*['Grading Scale'.E$3])+(IF([.G523]=&quot;yes&quot;;1;0)*['Grading Scale'.E$4])+(IF([.H523]=&quot;yes&quot;;1;0)*['Grading Scale'.E$5])+(IF([.I523]=&quot;yes&quot;;1;0)*['Grading Scale'.E$6])+(IF([.J523]=&quot;yes&quot;;1;0)*['Grading Scale'.E$7])+(IF([.K523]=&quot;yes&quot;;1;0)*['Grading Scale'.E$8])+(IF([.L523]=&quot;yes&quot;;1;0)*['Grading Scale'.E$9])+(IF([.M523]=&quot;yes&quot;;1;0)*['Grading Scale'.E$10])+(IF([.N523]=&quot;yes&quot;;1;0)*['Grading Scale'.E$11])+(IF([.O523]=&quot;yes&quot;;1;0)*['Grading Scale'.E$12])+(IF([.P523]=&quot;yes&quot;;1;0)*['Grading Scale'.E$13]))/['Grading Scale'.E$14]*100;0);&quot;&quot;)" office:value-type="string">
            <text:p/>
          </table:table-cell>
          <table:table-cell table:style-name="ce26" table:formula="of:=IF(ISNUMBER([.S523]);VLOOKUP([.S52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4]));VLOOKUP([.C524];['Dataset Descriptions'.$A$2:.$B$10];2;FALSE);&quot;&quot;)" office:value-type="string">
            <text:p/>
          </table:table-cell>
          <table:table-cell table:number-columns-repeated="13" table:style-name="ce27"/>
          <table:table-cell table:style-name="ce28"/>
          <table:table-cell table:style-name="ce26" table:formula="of:=IF(NOT(ISBLANK([.E524]));ROUND(((IF([.E524]=&quot;yes&quot;;1;0)*['Grading Scale'.E$2])+(IF([.F524]=&quot;yes&quot;;1;0)*['Grading Scale'.E$3])+(IF([.G524]=&quot;yes&quot;;1;0)*['Grading Scale'.E$4])+(IF([.H524]=&quot;yes&quot;;1;0)*['Grading Scale'.E$5])+(IF([.I524]=&quot;yes&quot;;1;0)*['Grading Scale'.E$6])+(IF([.J524]=&quot;yes&quot;;1;0)*['Grading Scale'.E$7])+(IF([.K524]=&quot;yes&quot;;1;0)*['Grading Scale'.E$8])+(IF([.L524]=&quot;yes&quot;;1;0)*['Grading Scale'.E$9])+(IF([.M524]=&quot;yes&quot;;1;0)*['Grading Scale'.E$10])+(IF([.N524]=&quot;yes&quot;;1;0)*['Grading Scale'.E$11])+(IF([.O524]=&quot;yes&quot;;1;0)*['Grading Scale'.E$12])+(IF([.P524]=&quot;yes&quot;;1;0)*['Grading Scale'.E$13]))/['Grading Scale'.E$14]*100;0);&quot;&quot;)" office:value-type="string">
            <text:p/>
          </table:table-cell>
          <table:table-cell table:style-name="ce26" table:formula="of:=IF(ISNUMBER([.S524]);VLOOKUP([.S52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5]));VLOOKUP([.C525];['Dataset Descriptions'.$A$2:.$B$10];2;FALSE);&quot;&quot;)" office:value-type="string">
            <text:p/>
          </table:table-cell>
          <table:table-cell table:number-columns-repeated="13" table:style-name="ce27"/>
          <table:table-cell table:style-name="ce28"/>
          <table:table-cell table:style-name="ce26" table:formula="of:=IF(NOT(ISBLANK([.E525]));ROUND(((IF([.E525]=&quot;yes&quot;;1;0)*['Grading Scale'.E$2])+(IF([.F525]=&quot;yes&quot;;1;0)*['Grading Scale'.E$3])+(IF([.G525]=&quot;yes&quot;;1;0)*['Grading Scale'.E$4])+(IF([.H525]=&quot;yes&quot;;1;0)*['Grading Scale'.E$5])+(IF([.I525]=&quot;yes&quot;;1;0)*['Grading Scale'.E$6])+(IF([.J525]=&quot;yes&quot;;1;0)*['Grading Scale'.E$7])+(IF([.K525]=&quot;yes&quot;;1;0)*['Grading Scale'.E$8])+(IF([.L525]=&quot;yes&quot;;1;0)*['Grading Scale'.E$9])+(IF([.M525]=&quot;yes&quot;;1;0)*['Grading Scale'.E$10])+(IF([.N525]=&quot;yes&quot;;1;0)*['Grading Scale'.E$11])+(IF([.O525]=&quot;yes&quot;;1;0)*['Grading Scale'.E$12])+(IF([.P525]=&quot;yes&quot;;1;0)*['Grading Scale'.E$13]))/['Grading Scale'.E$14]*100;0);&quot;&quot;)" office:value-type="string">
            <text:p/>
          </table:table-cell>
          <table:table-cell table:style-name="ce26" table:formula="of:=IF(ISNUMBER([.S525]);VLOOKUP([.S52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6]));VLOOKUP([.C526];['Dataset Descriptions'.$A$2:.$B$10];2;FALSE);&quot;&quot;)" office:value-type="string">
            <text:p/>
          </table:table-cell>
          <table:table-cell table:number-columns-repeated="13" table:style-name="ce27"/>
          <table:table-cell table:style-name="ce28"/>
          <table:table-cell table:style-name="ce26" table:formula="of:=IF(NOT(ISBLANK([.E526]));ROUND(((IF([.E526]=&quot;yes&quot;;1;0)*['Grading Scale'.E$2])+(IF([.F526]=&quot;yes&quot;;1;0)*['Grading Scale'.E$3])+(IF([.G526]=&quot;yes&quot;;1;0)*['Grading Scale'.E$4])+(IF([.H526]=&quot;yes&quot;;1;0)*['Grading Scale'.E$5])+(IF([.I526]=&quot;yes&quot;;1;0)*['Grading Scale'.E$6])+(IF([.J526]=&quot;yes&quot;;1;0)*['Grading Scale'.E$7])+(IF([.K526]=&quot;yes&quot;;1;0)*['Grading Scale'.E$8])+(IF([.L526]=&quot;yes&quot;;1;0)*['Grading Scale'.E$9])+(IF([.M526]=&quot;yes&quot;;1;0)*['Grading Scale'.E$10])+(IF([.N526]=&quot;yes&quot;;1;0)*['Grading Scale'.E$11])+(IF([.O526]=&quot;yes&quot;;1;0)*['Grading Scale'.E$12])+(IF([.P526]=&quot;yes&quot;;1;0)*['Grading Scale'.E$13]))/['Grading Scale'.E$14]*100;0);&quot;&quot;)" office:value-type="string">
            <text:p/>
          </table:table-cell>
          <table:table-cell table:style-name="ce26" table:formula="of:=IF(ISNUMBER([.S526]);VLOOKUP([.S52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7]));VLOOKUP([.C527];['Dataset Descriptions'.$A$2:.$B$10];2;FALSE);&quot;&quot;)" office:value-type="string">
            <text:p/>
          </table:table-cell>
          <table:table-cell table:number-columns-repeated="13" table:style-name="ce27"/>
          <table:table-cell table:style-name="ce28"/>
          <table:table-cell table:style-name="ce26" table:formula="of:=IF(NOT(ISBLANK([.E527]));ROUND(((IF([.E527]=&quot;yes&quot;;1;0)*['Grading Scale'.E$2])+(IF([.F527]=&quot;yes&quot;;1;0)*['Grading Scale'.E$3])+(IF([.G527]=&quot;yes&quot;;1;0)*['Grading Scale'.E$4])+(IF([.H527]=&quot;yes&quot;;1;0)*['Grading Scale'.E$5])+(IF([.I527]=&quot;yes&quot;;1;0)*['Grading Scale'.E$6])+(IF([.J527]=&quot;yes&quot;;1;0)*['Grading Scale'.E$7])+(IF([.K527]=&quot;yes&quot;;1;0)*['Grading Scale'.E$8])+(IF([.L527]=&quot;yes&quot;;1;0)*['Grading Scale'.E$9])+(IF([.M527]=&quot;yes&quot;;1;0)*['Grading Scale'.E$10])+(IF([.N527]=&quot;yes&quot;;1;0)*['Grading Scale'.E$11])+(IF([.O527]=&quot;yes&quot;;1;0)*['Grading Scale'.E$12])+(IF([.P527]=&quot;yes&quot;;1;0)*['Grading Scale'.E$13]))/['Grading Scale'.E$14]*100;0);&quot;&quot;)" office:value-type="string">
            <text:p/>
          </table:table-cell>
          <table:table-cell table:style-name="ce26" table:formula="of:=IF(ISNUMBER([.S527]);VLOOKUP([.S52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8]));VLOOKUP([.C528];['Dataset Descriptions'.$A$2:.$B$10];2;FALSE);&quot;&quot;)" office:value-type="string">
            <text:p/>
          </table:table-cell>
          <table:table-cell table:number-columns-repeated="13" table:style-name="ce27"/>
          <table:table-cell table:style-name="ce28"/>
          <table:table-cell table:style-name="ce26" table:formula="of:=IF(NOT(ISBLANK([.E528]));ROUND(((IF([.E528]=&quot;yes&quot;;1;0)*['Grading Scale'.E$2])+(IF([.F528]=&quot;yes&quot;;1;0)*['Grading Scale'.E$3])+(IF([.G528]=&quot;yes&quot;;1;0)*['Grading Scale'.E$4])+(IF([.H528]=&quot;yes&quot;;1;0)*['Grading Scale'.E$5])+(IF([.I528]=&quot;yes&quot;;1;0)*['Grading Scale'.E$6])+(IF([.J528]=&quot;yes&quot;;1;0)*['Grading Scale'.E$7])+(IF([.K528]=&quot;yes&quot;;1;0)*['Grading Scale'.E$8])+(IF([.L528]=&quot;yes&quot;;1;0)*['Grading Scale'.E$9])+(IF([.M528]=&quot;yes&quot;;1;0)*['Grading Scale'.E$10])+(IF([.N528]=&quot;yes&quot;;1;0)*['Grading Scale'.E$11])+(IF([.O528]=&quot;yes&quot;;1;0)*['Grading Scale'.E$12])+(IF([.P528]=&quot;yes&quot;;1;0)*['Grading Scale'.E$13]))/['Grading Scale'.E$14]*100;0);&quot;&quot;)" office:value-type="string">
            <text:p/>
          </table:table-cell>
          <table:table-cell table:style-name="ce26" table:formula="of:=IF(ISNUMBER([.S528]);VLOOKUP([.S52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29]));VLOOKUP([.C529];['Dataset Descriptions'.$A$2:.$B$10];2;FALSE);&quot;&quot;)" office:value-type="string">
            <text:p/>
          </table:table-cell>
          <table:table-cell table:number-columns-repeated="13" table:style-name="ce27"/>
          <table:table-cell table:style-name="ce28"/>
          <table:table-cell table:style-name="ce26" table:formula="of:=IF(NOT(ISBLANK([.E529]));ROUND(((IF([.E529]=&quot;yes&quot;;1;0)*['Grading Scale'.E$2])+(IF([.F529]=&quot;yes&quot;;1;0)*['Grading Scale'.E$3])+(IF([.G529]=&quot;yes&quot;;1;0)*['Grading Scale'.E$4])+(IF([.H529]=&quot;yes&quot;;1;0)*['Grading Scale'.E$5])+(IF([.I529]=&quot;yes&quot;;1;0)*['Grading Scale'.E$6])+(IF([.J529]=&quot;yes&quot;;1;0)*['Grading Scale'.E$7])+(IF([.K529]=&quot;yes&quot;;1;0)*['Grading Scale'.E$8])+(IF([.L529]=&quot;yes&quot;;1;0)*['Grading Scale'.E$9])+(IF([.M529]=&quot;yes&quot;;1;0)*['Grading Scale'.E$10])+(IF([.N529]=&quot;yes&quot;;1;0)*['Grading Scale'.E$11])+(IF([.O529]=&quot;yes&quot;;1;0)*['Grading Scale'.E$12])+(IF([.P529]=&quot;yes&quot;;1;0)*['Grading Scale'.E$13]))/['Grading Scale'.E$14]*100;0);&quot;&quot;)" office:value-type="string">
            <text:p/>
          </table:table-cell>
          <table:table-cell table:style-name="ce26" table:formula="of:=IF(ISNUMBER([.S529]);VLOOKUP([.S52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0]));VLOOKUP([.C530];['Dataset Descriptions'.$A$2:.$B$10];2;FALSE);&quot;&quot;)" office:value-type="string">
            <text:p/>
          </table:table-cell>
          <table:table-cell table:number-columns-repeated="13" table:style-name="ce27"/>
          <table:table-cell table:style-name="ce28"/>
          <table:table-cell table:style-name="ce26" table:formula="of:=IF(NOT(ISBLANK([.E530]));ROUND(((IF([.E530]=&quot;yes&quot;;1;0)*['Grading Scale'.E$2])+(IF([.F530]=&quot;yes&quot;;1;0)*['Grading Scale'.E$3])+(IF([.G530]=&quot;yes&quot;;1;0)*['Grading Scale'.E$4])+(IF([.H530]=&quot;yes&quot;;1;0)*['Grading Scale'.E$5])+(IF([.I530]=&quot;yes&quot;;1;0)*['Grading Scale'.E$6])+(IF([.J530]=&quot;yes&quot;;1;0)*['Grading Scale'.E$7])+(IF([.K530]=&quot;yes&quot;;1;0)*['Grading Scale'.E$8])+(IF([.L530]=&quot;yes&quot;;1;0)*['Grading Scale'.E$9])+(IF([.M530]=&quot;yes&quot;;1;0)*['Grading Scale'.E$10])+(IF([.N530]=&quot;yes&quot;;1;0)*['Grading Scale'.E$11])+(IF([.O530]=&quot;yes&quot;;1;0)*['Grading Scale'.E$12])+(IF([.P530]=&quot;yes&quot;;1;0)*['Grading Scale'.E$13]))/['Grading Scale'.E$14]*100;0);&quot;&quot;)" office:value-type="string">
            <text:p/>
          </table:table-cell>
          <table:table-cell table:style-name="ce26" table:formula="of:=IF(ISNUMBER([.S530]);VLOOKUP([.S53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1]));VLOOKUP([.C531];['Dataset Descriptions'.$A$2:.$B$10];2;FALSE);&quot;&quot;)" office:value-type="string">
            <text:p/>
          </table:table-cell>
          <table:table-cell table:number-columns-repeated="13" table:style-name="ce27"/>
          <table:table-cell table:style-name="ce28"/>
          <table:table-cell table:style-name="ce26" table:formula="of:=IF(NOT(ISBLANK([.E531]));ROUND(((IF([.E531]=&quot;yes&quot;;1;0)*['Grading Scale'.E$2])+(IF([.F531]=&quot;yes&quot;;1;0)*['Grading Scale'.E$3])+(IF([.G531]=&quot;yes&quot;;1;0)*['Grading Scale'.E$4])+(IF([.H531]=&quot;yes&quot;;1;0)*['Grading Scale'.E$5])+(IF([.I531]=&quot;yes&quot;;1;0)*['Grading Scale'.E$6])+(IF([.J531]=&quot;yes&quot;;1;0)*['Grading Scale'.E$7])+(IF([.K531]=&quot;yes&quot;;1;0)*['Grading Scale'.E$8])+(IF([.L531]=&quot;yes&quot;;1;0)*['Grading Scale'.E$9])+(IF([.M531]=&quot;yes&quot;;1;0)*['Grading Scale'.E$10])+(IF([.N531]=&quot;yes&quot;;1;0)*['Grading Scale'.E$11])+(IF([.O531]=&quot;yes&quot;;1;0)*['Grading Scale'.E$12])+(IF([.P531]=&quot;yes&quot;;1;0)*['Grading Scale'.E$13]))/['Grading Scale'.E$14]*100;0);&quot;&quot;)" office:value-type="string">
            <text:p/>
          </table:table-cell>
          <table:table-cell table:style-name="ce26" table:formula="of:=IF(ISNUMBER([.S531]);VLOOKUP([.S53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2]));VLOOKUP([.C532];['Dataset Descriptions'.$A$2:.$B$10];2;FALSE);&quot;&quot;)" office:value-type="string">
            <text:p/>
          </table:table-cell>
          <table:table-cell table:number-columns-repeated="13" table:style-name="ce27"/>
          <table:table-cell table:style-name="ce28"/>
          <table:table-cell table:style-name="ce26" table:formula="of:=IF(NOT(ISBLANK([.E532]));ROUND(((IF([.E532]=&quot;yes&quot;;1;0)*['Grading Scale'.E$2])+(IF([.F532]=&quot;yes&quot;;1;0)*['Grading Scale'.E$3])+(IF([.G532]=&quot;yes&quot;;1;0)*['Grading Scale'.E$4])+(IF([.H532]=&quot;yes&quot;;1;0)*['Grading Scale'.E$5])+(IF([.I532]=&quot;yes&quot;;1;0)*['Grading Scale'.E$6])+(IF([.J532]=&quot;yes&quot;;1;0)*['Grading Scale'.E$7])+(IF([.K532]=&quot;yes&quot;;1;0)*['Grading Scale'.E$8])+(IF([.L532]=&quot;yes&quot;;1;0)*['Grading Scale'.E$9])+(IF([.M532]=&quot;yes&quot;;1;0)*['Grading Scale'.E$10])+(IF([.N532]=&quot;yes&quot;;1;0)*['Grading Scale'.E$11])+(IF([.O532]=&quot;yes&quot;;1;0)*['Grading Scale'.E$12])+(IF([.P532]=&quot;yes&quot;;1;0)*['Grading Scale'.E$13]))/['Grading Scale'.E$14]*100;0);&quot;&quot;)" office:value-type="string">
            <text:p/>
          </table:table-cell>
          <table:table-cell table:style-name="ce26" table:formula="of:=IF(ISNUMBER([.S532]);VLOOKUP([.S53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3]));VLOOKUP([.C533];['Dataset Descriptions'.$A$2:.$B$10];2;FALSE);&quot;&quot;)" office:value-type="string">
            <text:p/>
          </table:table-cell>
          <table:table-cell table:number-columns-repeated="13" table:style-name="ce27"/>
          <table:table-cell table:style-name="ce28"/>
          <table:table-cell table:style-name="ce26" table:formula="of:=IF(NOT(ISBLANK([.E533]));ROUND(((IF([.E533]=&quot;yes&quot;;1;0)*['Grading Scale'.E$2])+(IF([.F533]=&quot;yes&quot;;1;0)*['Grading Scale'.E$3])+(IF([.G533]=&quot;yes&quot;;1;0)*['Grading Scale'.E$4])+(IF([.H533]=&quot;yes&quot;;1;0)*['Grading Scale'.E$5])+(IF([.I533]=&quot;yes&quot;;1;0)*['Grading Scale'.E$6])+(IF([.J533]=&quot;yes&quot;;1;0)*['Grading Scale'.E$7])+(IF([.K533]=&quot;yes&quot;;1;0)*['Grading Scale'.E$8])+(IF([.L533]=&quot;yes&quot;;1;0)*['Grading Scale'.E$9])+(IF([.M533]=&quot;yes&quot;;1;0)*['Grading Scale'.E$10])+(IF([.N533]=&quot;yes&quot;;1;0)*['Grading Scale'.E$11])+(IF([.O533]=&quot;yes&quot;;1;0)*['Grading Scale'.E$12])+(IF([.P533]=&quot;yes&quot;;1;0)*['Grading Scale'.E$13]))/['Grading Scale'.E$14]*100;0);&quot;&quot;)" office:value-type="string">
            <text:p/>
          </table:table-cell>
          <table:table-cell table:style-name="ce26" table:formula="of:=IF(ISNUMBER([.S533]);VLOOKUP([.S53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4]));VLOOKUP([.C534];['Dataset Descriptions'.$A$2:.$B$10];2;FALSE);&quot;&quot;)" office:value-type="string">
            <text:p/>
          </table:table-cell>
          <table:table-cell table:number-columns-repeated="13" table:style-name="ce27"/>
          <table:table-cell table:style-name="ce28"/>
          <table:table-cell table:style-name="ce26" table:formula="of:=IF(NOT(ISBLANK([.E534]));ROUND(((IF([.E534]=&quot;yes&quot;;1;0)*['Grading Scale'.E$2])+(IF([.F534]=&quot;yes&quot;;1;0)*['Grading Scale'.E$3])+(IF([.G534]=&quot;yes&quot;;1;0)*['Grading Scale'.E$4])+(IF([.H534]=&quot;yes&quot;;1;0)*['Grading Scale'.E$5])+(IF([.I534]=&quot;yes&quot;;1;0)*['Grading Scale'.E$6])+(IF([.J534]=&quot;yes&quot;;1;0)*['Grading Scale'.E$7])+(IF([.K534]=&quot;yes&quot;;1;0)*['Grading Scale'.E$8])+(IF([.L534]=&quot;yes&quot;;1;0)*['Grading Scale'.E$9])+(IF([.M534]=&quot;yes&quot;;1;0)*['Grading Scale'.E$10])+(IF([.N534]=&quot;yes&quot;;1;0)*['Grading Scale'.E$11])+(IF([.O534]=&quot;yes&quot;;1;0)*['Grading Scale'.E$12])+(IF([.P534]=&quot;yes&quot;;1;0)*['Grading Scale'.E$13]))/['Grading Scale'.E$14]*100;0);&quot;&quot;)" office:value-type="string">
            <text:p/>
          </table:table-cell>
          <table:table-cell table:style-name="ce26" table:formula="of:=IF(ISNUMBER([.S534]);VLOOKUP([.S53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5]));VLOOKUP([.C535];['Dataset Descriptions'.$A$2:.$B$10];2;FALSE);&quot;&quot;)" office:value-type="string">
            <text:p/>
          </table:table-cell>
          <table:table-cell table:number-columns-repeated="13" table:style-name="ce27"/>
          <table:table-cell table:style-name="ce28"/>
          <table:table-cell table:style-name="ce26" table:formula="of:=IF(NOT(ISBLANK([.E535]));ROUND(((IF([.E535]=&quot;yes&quot;;1;0)*['Grading Scale'.E$2])+(IF([.F535]=&quot;yes&quot;;1;0)*['Grading Scale'.E$3])+(IF([.G535]=&quot;yes&quot;;1;0)*['Grading Scale'.E$4])+(IF([.H535]=&quot;yes&quot;;1;0)*['Grading Scale'.E$5])+(IF([.I535]=&quot;yes&quot;;1;0)*['Grading Scale'.E$6])+(IF([.J535]=&quot;yes&quot;;1;0)*['Grading Scale'.E$7])+(IF([.K535]=&quot;yes&quot;;1;0)*['Grading Scale'.E$8])+(IF([.L535]=&quot;yes&quot;;1;0)*['Grading Scale'.E$9])+(IF([.M535]=&quot;yes&quot;;1;0)*['Grading Scale'.E$10])+(IF([.N535]=&quot;yes&quot;;1;0)*['Grading Scale'.E$11])+(IF([.O535]=&quot;yes&quot;;1;0)*['Grading Scale'.E$12])+(IF([.P535]=&quot;yes&quot;;1;0)*['Grading Scale'.E$13]))/['Grading Scale'.E$14]*100;0);&quot;&quot;)" office:value-type="string">
            <text:p/>
          </table:table-cell>
          <table:table-cell table:style-name="ce26" table:formula="of:=IF(ISNUMBER([.S535]);VLOOKUP([.S53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6]));VLOOKUP([.C536];['Dataset Descriptions'.$A$2:.$B$10];2;FALSE);&quot;&quot;)" office:value-type="string">
            <text:p/>
          </table:table-cell>
          <table:table-cell table:number-columns-repeated="13" table:style-name="ce27"/>
          <table:table-cell table:style-name="ce28"/>
          <table:table-cell table:style-name="ce26" table:formula="of:=IF(NOT(ISBLANK([.E536]));ROUND(((IF([.E536]=&quot;yes&quot;;1;0)*['Grading Scale'.E$2])+(IF([.F536]=&quot;yes&quot;;1;0)*['Grading Scale'.E$3])+(IF([.G536]=&quot;yes&quot;;1;0)*['Grading Scale'.E$4])+(IF([.H536]=&quot;yes&quot;;1;0)*['Grading Scale'.E$5])+(IF([.I536]=&quot;yes&quot;;1;0)*['Grading Scale'.E$6])+(IF([.J536]=&quot;yes&quot;;1;0)*['Grading Scale'.E$7])+(IF([.K536]=&quot;yes&quot;;1;0)*['Grading Scale'.E$8])+(IF([.L536]=&quot;yes&quot;;1;0)*['Grading Scale'.E$9])+(IF([.M536]=&quot;yes&quot;;1;0)*['Grading Scale'.E$10])+(IF([.N536]=&quot;yes&quot;;1;0)*['Grading Scale'.E$11])+(IF([.O536]=&quot;yes&quot;;1;0)*['Grading Scale'.E$12])+(IF([.P536]=&quot;yes&quot;;1;0)*['Grading Scale'.E$13]))/['Grading Scale'.E$14]*100;0);&quot;&quot;)" office:value-type="string">
            <text:p/>
          </table:table-cell>
          <table:table-cell table:style-name="ce26" table:formula="of:=IF(ISNUMBER([.S536]);VLOOKUP([.S53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7]));VLOOKUP([.C537];['Dataset Descriptions'.$A$2:.$B$10];2;FALSE);&quot;&quot;)" office:value-type="string">
            <text:p/>
          </table:table-cell>
          <table:table-cell table:number-columns-repeated="13" table:style-name="ce27"/>
          <table:table-cell table:style-name="ce28"/>
          <table:table-cell table:style-name="ce26" table:formula="of:=IF(NOT(ISBLANK([.E537]));ROUND(((IF([.E537]=&quot;yes&quot;;1;0)*['Grading Scale'.E$2])+(IF([.F537]=&quot;yes&quot;;1;0)*['Grading Scale'.E$3])+(IF([.G537]=&quot;yes&quot;;1;0)*['Grading Scale'.E$4])+(IF([.H537]=&quot;yes&quot;;1;0)*['Grading Scale'.E$5])+(IF([.I537]=&quot;yes&quot;;1;0)*['Grading Scale'.E$6])+(IF([.J537]=&quot;yes&quot;;1;0)*['Grading Scale'.E$7])+(IF([.K537]=&quot;yes&quot;;1;0)*['Grading Scale'.E$8])+(IF([.L537]=&quot;yes&quot;;1;0)*['Grading Scale'.E$9])+(IF([.M537]=&quot;yes&quot;;1;0)*['Grading Scale'.E$10])+(IF([.N537]=&quot;yes&quot;;1;0)*['Grading Scale'.E$11])+(IF([.O537]=&quot;yes&quot;;1;0)*['Grading Scale'.E$12])+(IF([.P537]=&quot;yes&quot;;1;0)*['Grading Scale'.E$13]))/['Grading Scale'.E$14]*100;0);&quot;&quot;)" office:value-type="string">
            <text:p/>
          </table:table-cell>
          <table:table-cell table:style-name="ce26" table:formula="of:=IF(ISNUMBER([.S537]);VLOOKUP([.S53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8]));VLOOKUP([.C538];['Dataset Descriptions'.$A$2:.$B$10];2;FALSE);&quot;&quot;)" office:value-type="string">
            <text:p/>
          </table:table-cell>
          <table:table-cell table:number-columns-repeated="13" table:style-name="ce27"/>
          <table:table-cell table:style-name="ce28"/>
          <table:table-cell table:style-name="ce26" table:formula="of:=IF(NOT(ISBLANK([.E538]));ROUND(((IF([.E538]=&quot;yes&quot;;1;0)*['Grading Scale'.E$2])+(IF([.F538]=&quot;yes&quot;;1;0)*['Grading Scale'.E$3])+(IF([.G538]=&quot;yes&quot;;1;0)*['Grading Scale'.E$4])+(IF([.H538]=&quot;yes&quot;;1;0)*['Grading Scale'.E$5])+(IF([.I538]=&quot;yes&quot;;1;0)*['Grading Scale'.E$6])+(IF([.J538]=&quot;yes&quot;;1;0)*['Grading Scale'.E$7])+(IF([.K538]=&quot;yes&quot;;1;0)*['Grading Scale'.E$8])+(IF([.L538]=&quot;yes&quot;;1;0)*['Grading Scale'.E$9])+(IF([.M538]=&quot;yes&quot;;1;0)*['Grading Scale'.E$10])+(IF([.N538]=&quot;yes&quot;;1;0)*['Grading Scale'.E$11])+(IF([.O538]=&quot;yes&quot;;1;0)*['Grading Scale'.E$12])+(IF([.P538]=&quot;yes&quot;;1;0)*['Grading Scale'.E$13]))/['Grading Scale'.E$14]*100;0);&quot;&quot;)" office:value-type="string">
            <text:p/>
          </table:table-cell>
          <table:table-cell table:style-name="ce26" table:formula="of:=IF(ISNUMBER([.S538]);VLOOKUP([.S53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39]));VLOOKUP([.C539];['Dataset Descriptions'.$A$2:.$B$10];2;FALSE);&quot;&quot;)" office:value-type="string">
            <text:p/>
          </table:table-cell>
          <table:table-cell table:number-columns-repeated="13" table:style-name="ce27"/>
          <table:table-cell table:style-name="ce28"/>
          <table:table-cell table:style-name="ce26" table:formula="of:=IF(NOT(ISBLANK([.E539]));ROUND(((IF([.E539]=&quot;yes&quot;;1;0)*['Grading Scale'.E$2])+(IF([.F539]=&quot;yes&quot;;1;0)*['Grading Scale'.E$3])+(IF([.G539]=&quot;yes&quot;;1;0)*['Grading Scale'.E$4])+(IF([.H539]=&quot;yes&quot;;1;0)*['Grading Scale'.E$5])+(IF([.I539]=&quot;yes&quot;;1;0)*['Grading Scale'.E$6])+(IF([.J539]=&quot;yes&quot;;1;0)*['Grading Scale'.E$7])+(IF([.K539]=&quot;yes&quot;;1;0)*['Grading Scale'.E$8])+(IF([.L539]=&quot;yes&quot;;1;0)*['Grading Scale'.E$9])+(IF([.M539]=&quot;yes&quot;;1;0)*['Grading Scale'.E$10])+(IF([.N539]=&quot;yes&quot;;1;0)*['Grading Scale'.E$11])+(IF([.O539]=&quot;yes&quot;;1;0)*['Grading Scale'.E$12])+(IF([.P539]=&quot;yes&quot;;1;0)*['Grading Scale'.E$13]))/['Grading Scale'.E$14]*100;0);&quot;&quot;)" office:value-type="string">
            <text:p/>
          </table:table-cell>
          <table:table-cell table:style-name="ce26" table:formula="of:=IF(ISNUMBER([.S539]);VLOOKUP([.S53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0]));VLOOKUP([.C540];['Dataset Descriptions'.$A$2:.$B$10];2;FALSE);&quot;&quot;)" office:value-type="string">
            <text:p/>
          </table:table-cell>
          <table:table-cell table:number-columns-repeated="13" table:style-name="ce27"/>
          <table:table-cell table:style-name="ce28"/>
          <table:table-cell table:style-name="ce26" table:formula="of:=IF(NOT(ISBLANK([.E540]));ROUND(((IF([.E540]=&quot;yes&quot;;1;0)*['Grading Scale'.E$2])+(IF([.F540]=&quot;yes&quot;;1;0)*['Grading Scale'.E$3])+(IF([.G540]=&quot;yes&quot;;1;0)*['Grading Scale'.E$4])+(IF([.H540]=&quot;yes&quot;;1;0)*['Grading Scale'.E$5])+(IF([.I540]=&quot;yes&quot;;1;0)*['Grading Scale'.E$6])+(IF([.J540]=&quot;yes&quot;;1;0)*['Grading Scale'.E$7])+(IF([.K540]=&quot;yes&quot;;1;0)*['Grading Scale'.E$8])+(IF([.L540]=&quot;yes&quot;;1;0)*['Grading Scale'.E$9])+(IF([.M540]=&quot;yes&quot;;1;0)*['Grading Scale'.E$10])+(IF([.N540]=&quot;yes&quot;;1;0)*['Grading Scale'.E$11])+(IF([.O540]=&quot;yes&quot;;1;0)*['Grading Scale'.E$12])+(IF([.P540]=&quot;yes&quot;;1;0)*['Grading Scale'.E$13]))/['Grading Scale'.E$14]*100;0);&quot;&quot;)" office:value-type="string">
            <text:p/>
          </table:table-cell>
          <table:table-cell table:style-name="ce26" table:formula="of:=IF(ISNUMBER([.S540]);VLOOKUP([.S54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1]));VLOOKUP([.C541];['Dataset Descriptions'.$A$2:.$B$10];2;FALSE);&quot;&quot;)" office:value-type="string">
            <text:p/>
          </table:table-cell>
          <table:table-cell table:number-columns-repeated="13" table:style-name="ce27"/>
          <table:table-cell table:style-name="ce28"/>
          <table:table-cell table:style-name="ce26" table:formula="of:=IF(NOT(ISBLANK([.E541]));ROUND(((IF([.E541]=&quot;yes&quot;;1;0)*['Grading Scale'.E$2])+(IF([.F541]=&quot;yes&quot;;1;0)*['Grading Scale'.E$3])+(IF([.G541]=&quot;yes&quot;;1;0)*['Grading Scale'.E$4])+(IF([.H541]=&quot;yes&quot;;1;0)*['Grading Scale'.E$5])+(IF([.I541]=&quot;yes&quot;;1;0)*['Grading Scale'.E$6])+(IF([.J541]=&quot;yes&quot;;1;0)*['Grading Scale'.E$7])+(IF([.K541]=&quot;yes&quot;;1;0)*['Grading Scale'.E$8])+(IF([.L541]=&quot;yes&quot;;1;0)*['Grading Scale'.E$9])+(IF([.M541]=&quot;yes&quot;;1;0)*['Grading Scale'.E$10])+(IF([.N541]=&quot;yes&quot;;1;0)*['Grading Scale'.E$11])+(IF([.O541]=&quot;yes&quot;;1;0)*['Grading Scale'.E$12])+(IF([.P541]=&quot;yes&quot;;1;0)*['Grading Scale'.E$13]))/['Grading Scale'.E$14]*100;0);&quot;&quot;)" office:value-type="string">
            <text:p/>
          </table:table-cell>
          <table:table-cell table:style-name="ce26" table:formula="of:=IF(ISNUMBER([.S541]);VLOOKUP([.S54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2]));VLOOKUP([.C542];['Dataset Descriptions'.$A$2:.$B$10];2;FALSE);&quot;&quot;)" office:value-type="string">
            <text:p/>
          </table:table-cell>
          <table:table-cell table:number-columns-repeated="13" table:style-name="ce27"/>
          <table:table-cell table:style-name="ce28"/>
          <table:table-cell table:style-name="ce26" table:formula="of:=IF(NOT(ISBLANK([.E542]));ROUND(((IF([.E542]=&quot;yes&quot;;1;0)*['Grading Scale'.E$2])+(IF([.F542]=&quot;yes&quot;;1;0)*['Grading Scale'.E$3])+(IF([.G542]=&quot;yes&quot;;1;0)*['Grading Scale'.E$4])+(IF([.H542]=&quot;yes&quot;;1;0)*['Grading Scale'.E$5])+(IF([.I542]=&quot;yes&quot;;1;0)*['Grading Scale'.E$6])+(IF([.J542]=&quot;yes&quot;;1;0)*['Grading Scale'.E$7])+(IF([.K542]=&quot;yes&quot;;1;0)*['Grading Scale'.E$8])+(IF([.L542]=&quot;yes&quot;;1;0)*['Grading Scale'.E$9])+(IF([.M542]=&quot;yes&quot;;1;0)*['Grading Scale'.E$10])+(IF([.N542]=&quot;yes&quot;;1;0)*['Grading Scale'.E$11])+(IF([.O542]=&quot;yes&quot;;1;0)*['Grading Scale'.E$12])+(IF([.P542]=&quot;yes&quot;;1;0)*['Grading Scale'.E$13]))/['Grading Scale'.E$14]*100;0);&quot;&quot;)" office:value-type="string">
            <text:p/>
          </table:table-cell>
          <table:table-cell table:style-name="ce26" table:formula="of:=IF(ISNUMBER([.S542]);VLOOKUP([.S54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3]));VLOOKUP([.C543];['Dataset Descriptions'.$A$2:.$B$10];2;FALSE);&quot;&quot;)" office:value-type="string">
            <text:p/>
          </table:table-cell>
          <table:table-cell table:number-columns-repeated="13" table:style-name="ce27"/>
          <table:table-cell table:style-name="ce28"/>
          <table:table-cell table:style-name="ce26" table:formula="of:=IF(NOT(ISBLANK([.E543]));ROUND(((IF([.E543]=&quot;yes&quot;;1;0)*['Grading Scale'.E$2])+(IF([.F543]=&quot;yes&quot;;1;0)*['Grading Scale'.E$3])+(IF([.G543]=&quot;yes&quot;;1;0)*['Grading Scale'.E$4])+(IF([.H543]=&quot;yes&quot;;1;0)*['Grading Scale'.E$5])+(IF([.I543]=&quot;yes&quot;;1;0)*['Grading Scale'.E$6])+(IF([.J543]=&quot;yes&quot;;1;0)*['Grading Scale'.E$7])+(IF([.K543]=&quot;yes&quot;;1;0)*['Grading Scale'.E$8])+(IF([.L543]=&quot;yes&quot;;1;0)*['Grading Scale'.E$9])+(IF([.M543]=&quot;yes&quot;;1;0)*['Grading Scale'.E$10])+(IF([.N543]=&quot;yes&quot;;1;0)*['Grading Scale'.E$11])+(IF([.O543]=&quot;yes&quot;;1;0)*['Grading Scale'.E$12])+(IF([.P543]=&quot;yes&quot;;1;0)*['Grading Scale'.E$13]))/['Grading Scale'.E$14]*100;0);&quot;&quot;)" office:value-type="string">
            <text:p/>
          </table:table-cell>
          <table:table-cell table:style-name="ce26" table:formula="of:=IF(ISNUMBER([.S543]);VLOOKUP([.S54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4]));VLOOKUP([.C544];['Dataset Descriptions'.$A$2:.$B$10];2;FALSE);&quot;&quot;)" office:value-type="string">
            <text:p/>
          </table:table-cell>
          <table:table-cell table:number-columns-repeated="13" table:style-name="ce27"/>
          <table:table-cell table:style-name="ce28"/>
          <table:table-cell table:style-name="ce26" table:formula="of:=IF(NOT(ISBLANK([.E544]));ROUND(((IF([.E544]=&quot;yes&quot;;1;0)*['Grading Scale'.E$2])+(IF([.F544]=&quot;yes&quot;;1;0)*['Grading Scale'.E$3])+(IF([.G544]=&quot;yes&quot;;1;0)*['Grading Scale'.E$4])+(IF([.H544]=&quot;yes&quot;;1;0)*['Grading Scale'.E$5])+(IF([.I544]=&quot;yes&quot;;1;0)*['Grading Scale'.E$6])+(IF([.J544]=&quot;yes&quot;;1;0)*['Grading Scale'.E$7])+(IF([.K544]=&quot;yes&quot;;1;0)*['Grading Scale'.E$8])+(IF([.L544]=&quot;yes&quot;;1;0)*['Grading Scale'.E$9])+(IF([.M544]=&quot;yes&quot;;1;0)*['Grading Scale'.E$10])+(IF([.N544]=&quot;yes&quot;;1;0)*['Grading Scale'.E$11])+(IF([.O544]=&quot;yes&quot;;1;0)*['Grading Scale'.E$12])+(IF([.P544]=&quot;yes&quot;;1;0)*['Grading Scale'.E$13]))/['Grading Scale'.E$14]*100;0);&quot;&quot;)" office:value-type="string">
            <text:p/>
          </table:table-cell>
          <table:table-cell table:style-name="ce26" table:formula="of:=IF(ISNUMBER([.S544]);VLOOKUP([.S54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5]));VLOOKUP([.C545];['Dataset Descriptions'.$A$2:.$B$10];2;FALSE);&quot;&quot;)" office:value-type="string">
            <text:p/>
          </table:table-cell>
          <table:table-cell table:number-columns-repeated="13" table:style-name="ce27"/>
          <table:table-cell table:style-name="ce28"/>
          <table:table-cell table:style-name="ce26" table:formula="of:=IF(NOT(ISBLANK([.E545]));ROUND(((IF([.E545]=&quot;yes&quot;;1;0)*['Grading Scale'.E$2])+(IF([.F545]=&quot;yes&quot;;1;0)*['Grading Scale'.E$3])+(IF([.G545]=&quot;yes&quot;;1;0)*['Grading Scale'.E$4])+(IF([.H545]=&quot;yes&quot;;1;0)*['Grading Scale'.E$5])+(IF([.I545]=&quot;yes&quot;;1;0)*['Grading Scale'.E$6])+(IF([.J545]=&quot;yes&quot;;1;0)*['Grading Scale'.E$7])+(IF([.K545]=&quot;yes&quot;;1;0)*['Grading Scale'.E$8])+(IF([.L545]=&quot;yes&quot;;1;0)*['Grading Scale'.E$9])+(IF([.M545]=&quot;yes&quot;;1;0)*['Grading Scale'.E$10])+(IF([.N545]=&quot;yes&quot;;1;0)*['Grading Scale'.E$11])+(IF([.O545]=&quot;yes&quot;;1;0)*['Grading Scale'.E$12])+(IF([.P545]=&quot;yes&quot;;1;0)*['Grading Scale'.E$13]))/['Grading Scale'.E$14]*100;0);&quot;&quot;)" office:value-type="string">
            <text:p/>
          </table:table-cell>
          <table:table-cell table:style-name="ce26" table:formula="of:=IF(ISNUMBER([.S545]);VLOOKUP([.S54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6]));VLOOKUP([.C546];['Dataset Descriptions'.$A$2:.$B$10];2;FALSE);&quot;&quot;)" office:value-type="string">
            <text:p/>
          </table:table-cell>
          <table:table-cell table:number-columns-repeated="13" table:style-name="ce27"/>
          <table:table-cell table:style-name="ce28"/>
          <table:table-cell table:style-name="ce26" table:formula="of:=IF(NOT(ISBLANK([.E546]));ROUND(((IF([.E546]=&quot;yes&quot;;1;0)*['Grading Scale'.E$2])+(IF([.F546]=&quot;yes&quot;;1;0)*['Grading Scale'.E$3])+(IF([.G546]=&quot;yes&quot;;1;0)*['Grading Scale'.E$4])+(IF([.H546]=&quot;yes&quot;;1;0)*['Grading Scale'.E$5])+(IF([.I546]=&quot;yes&quot;;1;0)*['Grading Scale'.E$6])+(IF([.J546]=&quot;yes&quot;;1;0)*['Grading Scale'.E$7])+(IF([.K546]=&quot;yes&quot;;1;0)*['Grading Scale'.E$8])+(IF([.L546]=&quot;yes&quot;;1;0)*['Grading Scale'.E$9])+(IF([.M546]=&quot;yes&quot;;1;0)*['Grading Scale'.E$10])+(IF([.N546]=&quot;yes&quot;;1;0)*['Grading Scale'.E$11])+(IF([.O546]=&quot;yes&quot;;1;0)*['Grading Scale'.E$12])+(IF([.P546]=&quot;yes&quot;;1;0)*['Grading Scale'.E$13]))/['Grading Scale'.E$14]*100;0);&quot;&quot;)" office:value-type="string">
            <text:p/>
          </table:table-cell>
          <table:table-cell table:style-name="ce26" table:formula="of:=IF(ISNUMBER([.S546]);VLOOKUP([.S54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7]));VLOOKUP([.C547];['Dataset Descriptions'.$A$2:.$B$10];2;FALSE);&quot;&quot;)" office:value-type="string">
            <text:p/>
          </table:table-cell>
          <table:table-cell table:number-columns-repeated="13" table:style-name="ce27"/>
          <table:table-cell table:style-name="ce28"/>
          <table:table-cell table:style-name="ce26" table:formula="of:=IF(NOT(ISBLANK([.E547]));ROUND(((IF([.E547]=&quot;yes&quot;;1;0)*['Grading Scale'.E$2])+(IF([.F547]=&quot;yes&quot;;1;0)*['Grading Scale'.E$3])+(IF([.G547]=&quot;yes&quot;;1;0)*['Grading Scale'.E$4])+(IF([.H547]=&quot;yes&quot;;1;0)*['Grading Scale'.E$5])+(IF([.I547]=&quot;yes&quot;;1;0)*['Grading Scale'.E$6])+(IF([.J547]=&quot;yes&quot;;1;0)*['Grading Scale'.E$7])+(IF([.K547]=&quot;yes&quot;;1;0)*['Grading Scale'.E$8])+(IF([.L547]=&quot;yes&quot;;1;0)*['Grading Scale'.E$9])+(IF([.M547]=&quot;yes&quot;;1;0)*['Grading Scale'.E$10])+(IF([.N547]=&quot;yes&quot;;1;0)*['Grading Scale'.E$11])+(IF([.O547]=&quot;yes&quot;;1;0)*['Grading Scale'.E$12])+(IF([.P547]=&quot;yes&quot;;1;0)*['Grading Scale'.E$13]))/['Grading Scale'.E$14]*100;0);&quot;&quot;)" office:value-type="string">
            <text:p/>
          </table:table-cell>
          <table:table-cell table:style-name="ce26" table:formula="of:=IF(ISNUMBER([.S547]);VLOOKUP([.S54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8]));VLOOKUP([.C548];['Dataset Descriptions'.$A$2:.$B$10];2;FALSE);&quot;&quot;)" office:value-type="string">
            <text:p/>
          </table:table-cell>
          <table:table-cell table:number-columns-repeated="13" table:style-name="ce27"/>
          <table:table-cell table:style-name="ce28"/>
          <table:table-cell table:style-name="ce26" table:formula="of:=IF(NOT(ISBLANK([.E548]));ROUND(((IF([.E548]=&quot;yes&quot;;1;0)*['Grading Scale'.E$2])+(IF([.F548]=&quot;yes&quot;;1;0)*['Grading Scale'.E$3])+(IF([.G548]=&quot;yes&quot;;1;0)*['Grading Scale'.E$4])+(IF([.H548]=&quot;yes&quot;;1;0)*['Grading Scale'.E$5])+(IF([.I548]=&quot;yes&quot;;1;0)*['Grading Scale'.E$6])+(IF([.J548]=&quot;yes&quot;;1;0)*['Grading Scale'.E$7])+(IF([.K548]=&quot;yes&quot;;1;0)*['Grading Scale'.E$8])+(IF([.L548]=&quot;yes&quot;;1;0)*['Grading Scale'.E$9])+(IF([.M548]=&quot;yes&quot;;1;0)*['Grading Scale'.E$10])+(IF([.N548]=&quot;yes&quot;;1;0)*['Grading Scale'.E$11])+(IF([.O548]=&quot;yes&quot;;1;0)*['Grading Scale'.E$12])+(IF([.P548]=&quot;yes&quot;;1;0)*['Grading Scale'.E$13]))/['Grading Scale'.E$14]*100;0);&quot;&quot;)" office:value-type="string">
            <text:p/>
          </table:table-cell>
          <table:table-cell table:style-name="ce26" table:formula="of:=IF(ISNUMBER([.S548]);VLOOKUP([.S54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49]));VLOOKUP([.C549];['Dataset Descriptions'.$A$2:.$B$10];2;FALSE);&quot;&quot;)" office:value-type="string">
            <text:p/>
          </table:table-cell>
          <table:table-cell table:number-columns-repeated="13" table:style-name="ce27"/>
          <table:table-cell table:style-name="ce28"/>
          <table:table-cell table:style-name="ce26" table:formula="of:=IF(NOT(ISBLANK([.E549]));ROUND(((IF([.E549]=&quot;yes&quot;;1;0)*['Grading Scale'.E$2])+(IF([.F549]=&quot;yes&quot;;1;0)*['Grading Scale'.E$3])+(IF([.G549]=&quot;yes&quot;;1;0)*['Grading Scale'.E$4])+(IF([.H549]=&quot;yes&quot;;1;0)*['Grading Scale'.E$5])+(IF([.I549]=&quot;yes&quot;;1;0)*['Grading Scale'.E$6])+(IF([.J549]=&quot;yes&quot;;1;0)*['Grading Scale'.E$7])+(IF([.K549]=&quot;yes&quot;;1;0)*['Grading Scale'.E$8])+(IF([.L549]=&quot;yes&quot;;1;0)*['Grading Scale'.E$9])+(IF([.M549]=&quot;yes&quot;;1;0)*['Grading Scale'.E$10])+(IF([.N549]=&quot;yes&quot;;1;0)*['Grading Scale'.E$11])+(IF([.O549]=&quot;yes&quot;;1;0)*['Grading Scale'.E$12])+(IF([.P549]=&quot;yes&quot;;1;0)*['Grading Scale'.E$13]))/['Grading Scale'.E$14]*100;0);&quot;&quot;)" office:value-type="string">
            <text:p/>
          </table:table-cell>
          <table:table-cell table:style-name="ce26" table:formula="of:=IF(ISNUMBER([.S549]);VLOOKUP([.S54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0]));VLOOKUP([.C550];['Dataset Descriptions'.$A$2:.$B$10];2;FALSE);&quot;&quot;)" office:value-type="string">
            <text:p/>
          </table:table-cell>
          <table:table-cell table:number-columns-repeated="13" table:style-name="ce27"/>
          <table:table-cell table:style-name="ce28"/>
          <table:table-cell table:style-name="ce26" table:formula="of:=IF(NOT(ISBLANK([.E550]));ROUND(((IF([.E550]=&quot;yes&quot;;1;0)*['Grading Scale'.E$2])+(IF([.F550]=&quot;yes&quot;;1;0)*['Grading Scale'.E$3])+(IF([.G550]=&quot;yes&quot;;1;0)*['Grading Scale'.E$4])+(IF([.H550]=&quot;yes&quot;;1;0)*['Grading Scale'.E$5])+(IF([.I550]=&quot;yes&quot;;1;0)*['Grading Scale'.E$6])+(IF([.J550]=&quot;yes&quot;;1;0)*['Grading Scale'.E$7])+(IF([.K550]=&quot;yes&quot;;1;0)*['Grading Scale'.E$8])+(IF([.L550]=&quot;yes&quot;;1;0)*['Grading Scale'.E$9])+(IF([.M550]=&quot;yes&quot;;1;0)*['Grading Scale'.E$10])+(IF([.N550]=&quot;yes&quot;;1;0)*['Grading Scale'.E$11])+(IF([.O550]=&quot;yes&quot;;1;0)*['Grading Scale'.E$12])+(IF([.P550]=&quot;yes&quot;;1;0)*['Grading Scale'.E$13]))/['Grading Scale'.E$14]*100;0);&quot;&quot;)" office:value-type="string">
            <text:p/>
          </table:table-cell>
          <table:table-cell table:style-name="ce26" table:formula="of:=IF(ISNUMBER([.S550]);VLOOKUP([.S55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1]));VLOOKUP([.C551];['Dataset Descriptions'.$A$2:.$B$10];2;FALSE);&quot;&quot;)" office:value-type="string">
            <text:p/>
          </table:table-cell>
          <table:table-cell table:number-columns-repeated="13" table:style-name="ce27"/>
          <table:table-cell table:style-name="ce28"/>
          <table:table-cell table:style-name="ce26" table:formula="of:=IF(NOT(ISBLANK([.E551]));ROUND(((IF([.E551]=&quot;yes&quot;;1;0)*['Grading Scale'.E$2])+(IF([.F551]=&quot;yes&quot;;1;0)*['Grading Scale'.E$3])+(IF([.G551]=&quot;yes&quot;;1;0)*['Grading Scale'.E$4])+(IF([.H551]=&quot;yes&quot;;1;0)*['Grading Scale'.E$5])+(IF([.I551]=&quot;yes&quot;;1;0)*['Grading Scale'.E$6])+(IF([.J551]=&quot;yes&quot;;1;0)*['Grading Scale'.E$7])+(IF([.K551]=&quot;yes&quot;;1;0)*['Grading Scale'.E$8])+(IF([.L551]=&quot;yes&quot;;1;0)*['Grading Scale'.E$9])+(IF([.M551]=&quot;yes&quot;;1;0)*['Grading Scale'.E$10])+(IF([.N551]=&quot;yes&quot;;1;0)*['Grading Scale'.E$11])+(IF([.O551]=&quot;yes&quot;;1;0)*['Grading Scale'.E$12])+(IF([.P551]=&quot;yes&quot;;1;0)*['Grading Scale'.E$13]))/['Grading Scale'.E$14]*100;0);&quot;&quot;)" office:value-type="string">
            <text:p/>
          </table:table-cell>
          <table:table-cell table:style-name="ce26" table:formula="of:=IF(ISNUMBER([.S551]);VLOOKUP([.S55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2]));VLOOKUP([.C552];['Dataset Descriptions'.$A$2:.$B$10];2;FALSE);&quot;&quot;)" office:value-type="string">
            <text:p/>
          </table:table-cell>
          <table:table-cell table:number-columns-repeated="13" table:style-name="ce27"/>
          <table:table-cell table:style-name="ce28"/>
          <table:table-cell table:style-name="ce26" table:formula="of:=IF(NOT(ISBLANK([.E552]));ROUND(((IF([.E552]=&quot;yes&quot;;1;0)*['Grading Scale'.E$2])+(IF([.F552]=&quot;yes&quot;;1;0)*['Grading Scale'.E$3])+(IF([.G552]=&quot;yes&quot;;1;0)*['Grading Scale'.E$4])+(IF([.H552]=&quot;yes&quot;;1;0)*['Grading Scale'.E$5])+(IF([.I552]=&quot;yes&quot;;1;0)*['Grading Scale'.E$6])+(IF([.J552]=&quot;yes&quot;;1;0)*['Grading Scale'.E$7])+(IF([.K552]=&quot;yes&quot;;1;0)*['Grading Scale'.E$8])+(IF([.L552]=&quot;yes&quot;;1;0)*['Grading Scale'.E$9])+(IF([.M552]=&quot;yes&quot;;1;0)*['Grading Scale'.E$10])+(IF([.N552]=&quot;yes&quot;;1;0)*['Grading Scale'.E$11])+(IF([.O552]=&quot;yes&quot;;1;0)*['Grading Scale'.E$12])+(IF([.P552]=&quot;yes&quot;;1;0)*['Grading Scale'.E$13]))/['Grading Scale'.E$14]*100;0);&quot;&quot;)" office:value-type="string">
            <text:p/>
          </table:table-cell>
          <table:table-cell table:style-name="ce26" table:formula="of:=IF(ISNUMBER([.S552]);VLOOKUP([.S55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3]));VLOOKUP([.C553];['Dataset Descriptions'.$A$2:.$B$10];2;FALSE);&quot;&quot;)" office:value-type="string">
            <text:p/>
          </table:table-cell>
          <table:table-cell table:number-columns-repeated="13" table:style-name="ce27"/>
          <table:table-cell table:style-name="ce28"/>
          <table:table-cell table:style-name="ce26" table:formula="of:=IF(NOT(ISBLANK([.E553]));ROUND(((IF([.E553]=&quot;yes&quot;;1;0)*['Grading Scale'.E$2])+(IF([.F553]=&quot;yes&quot;;1;0)*['Grading Scale'.E$3])+(IF([.G553]=&quot;yes&quot;;1;0)*['Grading Scale'.E$4])+(IF([.H553]=&quot;yes&quot;;1;0)*['Grading Scale'.E$5])+(IF([.I553]=&quot;yes&quot;;1;0)*['Grading Scale'.E$6])+(IF([.J553]=&quot;yes&quot;;1;0)*['Grading Scale'.E$7])+(IF([.K553]=&quot;yes&quot;;1;0)*['Grading Scale'.E$8])+(IF([.L553]=&quot;yes&quot;;1;0)*['Grading Scale'.E$9])+(IF([.M553]=&quot;yes&quot;;1;0)*['Grading Scale'.E$10])+(IF([.N553]=&quot;yes&quot;;1;0)*['Grading Scale'.E$11])+(IF([.O553]=&quot;yes&quot;;1;0)*['Grading Scale'.E$12])+(IF([.P553]=&quot;yes&quot;;1;0)*['Grading Scale'.E$13]))/['Grading Scale'.E$14]*100;0);&quot;&quot;)" office:value-type="string">
            <text:p/>
          </table:table-cell>
          <table:table-cell table:style-name="ce26" table:formula="of:=IF(ISNUMBER([.S553]);VLOOKUP([.S55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4]));VLOOKUP([.C554];['Dataset Descriptions'.$A$2:.$B$10];2;FALSE);&quot;&quot;)" office:value-type="string">
            <text:p/>
          </table:table-cell>
          <table:table-cell table:number-columns-repeated="13" table:style-name="ce27"/>
          <table:table-cell table:style-name="ce28"/>
          <table:table-cell table:style-name="ce26" table:formula="of:=IF(NOT(ISBLANK([.E554]));ROUND(((IF([.E554]=&quot;yes&quot;;1;0)*['Grading Scale'.E$2])+(IF([.F554]=&quot;yes&quot;;1;0)*['Grading Scale'.E$3])+(IF([.G554]=&quot;yes&quot;;1;0)*['Grading Scale'.E$4])+(IF([.H554]=&quot;yes&quot;;1;0)*['Grading Scale'.E$5])+(IF([.I554]=&quot;yes&quot;;1;0)*['Grading Scale'.E$6])+(IF([.J554]=&quot;yes&quot;;1;0)*['Grading Scale'.E$7])+(IF([.K554]=&quot;yes&quot;;1;0)*['Grading Scale'.E$8])+(IF([.L554]=&quot;yes&quot;;1;0)*['Grading Scale'.E$9])+(IF([.M554]=&quot;yes&quot;;1;0)*['Grading Scale'.E$10])+(IF([.N554]=&quot;yes&quot;;1;0)*['Grading Scale'.E$11])+(IF([.O554]=&quot;yes&quot;;1;0)*['Grading Scale'.E$12])+(IF([.P554]=&quot;yes&quot;;1;0)*['Grading Scale'.E$13]))/['Grading Scale'.E$14]*100;0);&quot;&quot;)" office:value-type="string">
            <text:p/>
          </table:table-cell>
          <table:table-cell table:style-name="ce26" table:formula="of:=IF(ISNUMBER([.S554]);VLOOKUP([.S55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5]));VLOOKUP([.C555];['Dataset Descriptions'.$A$2:.$B$10];2;FALSE);&quot;&quot;)" office:value-type="string">
            <text:p/>
          </table:table-cell>
          <table:table-cell table:number-columns-repeated="13" table:style-name="ce27"/>
          <table:table-cell table:style-name="ce28"/>
          <table:table-cell table:style-name="ce26" table:formula="of:=IF(NOT(ISBLANK([.E555]));ROUND(((IF([.E555]=&quot;yes&quot;;1;0)*['Grading Scale'.E$2])+(IF([.F555]=&quot;yes&quot;;1;0)*['Grading Scale'.E$3])+(IF([.G555]=&quot;yes&quot;;1;0)*['Grading Scale'.E$4])+(IF([.H555]=&quot;yes&quot;;1;0)*['Grading Scale'.E$5])+(IF([.I555]=&quot;yes&quot;;1;0)*['Grading Scale'.E$6])+(IF([.J555]=&quot;yes&quot;;1;0)*['Grading Scale'.E$7])+(IF([.K555]=&quot;yes&quot;;1;0)*['Grading Scale'.E$8])+(IF([.L555]=&quot;yes&quot;;1;0)*['Grading Scale'.E$9])+(IF([.M555]=&quot;yes&quot;;1;0)*['Grading Scale'.E$10])+(IF([.N555]=&quot;yes&quot;;1;0)*['Grading Scale'.E$11])+(IF([.O555]=&quot;yes&quot;;1;0)*['Grading Scale'.E$12])+(IF([.P555]=&quot;yes&quot;;1;0)*['Grading Scale'.E$13]))/['Grading Scale'.E$14]*100;0);&quot;&quot;)" office:value-type="string">
            <text:p/>
          </table:table-cell>
          <table:table-cell table:style-name="ce26" table:formula="of:=IF(ISNUMBER([.S555]);VLOOKUP([.S55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6]));VLOOKUP([.C556];['Dataset Descriptions'.$A$2:.$B$10];2;FALSE);&quot;&quot;)" office:value-type="string">
            <text:p/>
          </table:table-cell>
          <table:table-cell table:number-columns-repeated="13" table:style-name="ce27"/>
          <table:table-cell table:style-name="ce28"/>
          <table:table-cell table:style-name="ce26" table:formula="of:=IF(NOT(ISBLANK([.E556]));ROUND(((IF([.E556]=&quot;yes&quot;;1;0)*['Grading Scale'.E$2])+(IF([.F556]=&quot;yes&quot;;1;0)*['Grading Scale'.E$3])+(IF([.G556]=&quot;yes&quot;;1;0)*['Grading Scale'.E$4])+(IF([.H556]=&quot;yes&quot;;1;0)*['Grading Scale'.E$5])+(IF([.I556]=&quot;yes&quot;;1;0)*['Grading Scale'.E$6])+(IF([.J556]=&quot;yes&quot;;1;0)*['Grading Scale'.E$7])+(IF([.K556]=&quot;yes&quot;;1;0)*['Grading Scale'.E$8])+(IF([.L556]=&quot;yes&quot;;1;0)*['Grading Scale'.E$9])+(IF([.M556]=&quot;yes&quot;;1;0)*['Grading Scale'.E$10])+(IF([.N556]=&quot;yes&quot;;1;0)*['Grading Scale'.E$11])+(IF([.O556]=&quot;yes&quot;;1;0)*['Grading Scale'.E$12])+(IF([.P556]=&quot;yes&quot;;1;0)*['Grading Scale'.E$13]))/['Grading Scale'.E$14]*100;0);&quot;&quot;)" office:value-type="string">
            <text:p/>
          </table:table-cell>
          <table:table-cell table:style-name="ce26" table:formula="of:=IF(ISNUMBER([.S556]);VLOOKUP([.S55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7]));VLOOKUP([.C557];['Dataset Descriptions'.$A$2:.$B$10];2;FALSE);&quot;&quot;)" office:value-type="string">
            <text:p/>
          </table:table-cell>
          <table:table-cell table:number-columns-repeated="13" table:style-name="ce27"/>
          <table:table-cell table:style-name="ce28"/>
          <table:table-cell table:style-name="ce26" table:formula="of:=IF(NOT(ISBLANK([.E557]));ROUND(((IF([.E557]=&quot;yes&quot;;1;0)*['Grading Scale'.E$2])+(IF([.F557]=&quot;yes&quot;;1;0)*['Grading Scale'.E$3])+(IF([.G557]=&quot;yes&quot;;1;0)*['Grading Scale'.E$4])+(IF([.H557]=&quot;yes&quot;;1;0)*['Grading Scale'.E$5])+(IF([.I557]=&quot;yes&quot;;1;0)*['Grading Scale'.E$6])+(IF([.J557]=&quot;yes&quot;;1;0)*['Grading Scale'.E$7])+(IF([.K557]=&quot;yes&quot;;1;0)*['Grading Scale'.E$8])+(IF([.L557]=&quot;yes&quot;;1;0)*['Grading Scale'.E$9])+(IF([.M557]=&quot;yes&quot;;1;0)*['Grading Scale'.E$10])+(IF([.N557]=&quot;yes&quot;;1;0)*['Grading Scale'.E$11])+(IF([.O557]=&quot;yes&quot;;1;0)*['Grading Scale'.E$12])+(IF([.P557]=&quot;yes&quot;;1;0)*['Grading Scale'.E$13]))/['Grading Scale'.E$14]*100;0);&quot;&quot;)" office:value-type="string">
            <text:p/>
          </table:table-cell>
          <table:table-cell table:style-name="ce26" table:formula="of:=IF(ISNUMBER([.S557]);VLOOKUP([.S55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8]));VLOOKUP([.C558];['Dataset Descriptions'.$A$2:.$B$10];2;FALSE);&quot;&quot;)" office:value-type="string">
            <text:p/>
          </table:table-cell>
          <table:table-cell table:number-columns-repeated="13" table:style-name="ce27"/>
          <table:table-cell table:style-name="ce28"/>
          <table:table-cell table:style-name="ce26" table:formula="of:=IF(NOT(ISBLANK([.E558]));ROUND(((IF([.E558]=&quot;yes&quot;;1;0)*['Grading Scale'.E$2])+(IF([.F558]=&quot;yes&quot;;1;0)*['Grading Scale'.E$3])+(IF([.G558]=&quot;yes&quot;;1;0)*['Grading Scale'.E$4])+(IF([.H558]=&quot;yes&quot;;1;0)*['Grading Scale'.E$5])+(IF([.I558]=&quot;yes&quot;;1;0)*['Grading Scale'.E$6])+(IF([.J558]=&quot;yes&quot;;1;0)*['Grading Scale'.E$7])+(IF([.K558]=&quot;yes&quot;;1;0)*['Grading Scale'.E$8])+(IF([.L558]=&quot;yes&quot;;1;0)*['Grading Scale'.E$9])+(IF([.M558]=&quot;yes&quot;;1;0)*['Grading Scale'.E$10])+(IF([.N558]=&quot;yes&quot;;1;0)*['Grading Scale'.E$11])+(IF([.O558]=&quot;yes&quot;;1;0)*['Grading Scale'.E$12])+(IF([.P558]=&quot;yes&quot;;1;0)*['Grading Scale'.E$13]))/['Grading Scale'.E$14]*100;0);&quot;&quot;)" office:value-type="string">
            <text:p/>
          </table:table-cell>
          <table:table-cell table:style-name="ce26" table:formula="of:=IF(ISNUMBER([.S558]);VLOOKUP([.S55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59]));VLOOKUP([.C559];['Dataset Descriptions'.$A$2:.$B$10];2;FALSE);&quot;&quot;)" office:value-type="string">
            <text:p/>
          </table:table-cell>
          <table:table-cell table:number-columns-repeated="13" table:style-name="ce27"/>
          <table:table-cell table:style-name="ce28"/>
          <table:table-cell table:style-name="ce26" table:formula="of:=IF(NOT(ISBLANK([.E559]));ROUND(((IF([.E559]=&quot;yes&quot;;1;0)*['Grading Scale'.E$2])+(IF([.F559]=&quot;yes&quot;;1;0)*['Grading Scale'.E$3])+(IF([.G559]=&quot;yes&quot;;1;0)*['Grading Scale'.E$4])+(IF([.H559]=&quot;yes&quot;;1;0)*['Grading Scale'.E$5])+(IF([.I559]=&quot;yes&quot;;1;0)*['Grading Scale'.E$6])+(IF([.J559]=&quot;yes&quot;;1;0)*['Grading Scale'.E$7])+(IF([.K559]=&quot;yes&quot;;1;0)*['Grading Scale'.E$8])+(IF([.L559]=&quot;yes&quot;;1;0)*['Grading Scale'.E$9])+(IF([.M559]=&quot;yes&quot;;1;0)*['Grading Scale'.E$10])+(IF([.N559]=&quot;yes&quot;;1;0)*['Grading Scale'.E$11])+(IF([.O559]=&quot;yes&quot;;1;0)*['Grading Scale'.E$12])+(IF([.P559]=&quot;yes&quot;;1;0)*['Grading Scale'.E$13]))/['Grading Scale'.E$14]*100;0);&quot;&quot;)" office:value-type="string">
            <text:p/>
          </table:table-cell>
          <table:table-cell table:style-name="ce26" table:formula="of:=IF(ISNUMBER([.S559]);VLOOKUP([.S55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0]));VLOOKUP([.C560];['Dataset Descriptions'.$A$2:.$B$10];2;FALSE);&quot;&quot;)" office:value-type="string">
            <text:p/>
          </table:table-cell>
          <table:table-cell table:number-columns-repeated="13" table:style-name="ce27"/>
          <table:table-cell table:style-name="ce28"/>
          <table:table-cell table:style-name="ce26" table:formula="of:=IF(NOT(ISBLANK([.E560]));ROUND(((IF([.E560]=&quot;yes&quot;;1;0)*['Grading Scale'.E$2])+(IF([.F560]=&quot;yes&quot;;1;0)*['Grading Scale'.E$3])+(IF([.G560]=&quot;yes&quot;;1;0)*['Grading Scale'.E$4])+(IF([.H560]=&quot;yes&quot;;1;0)*['Grading Scale'.E$5])+(IF([.I560]=&quot;yes&quot;;1;0)*['Grading Scale'.E$6])+(IF([.J560]=&quot;yes&quot;;1;0)*['Grading Scale'.E$7])+(IF([.K560]=&quot;yes&quot;;1;0)*['Grading Scale'.E$8])+(IF([.L560]=&quot;yes&quot;;1;0)*['Grading Scale'.E$9])+(IF([.M560]=&quot;yes&quot;;1;0)*['Grading Scale'.E$10])+(IF([.N560]=&quot;yes&quot;;1;0)*['Grading Scale'.E$11])+(IF([.O560]=&quot;yes&quot;;1;0)*['Grading Scale'.E$12])+(IF([.P560]=&quot;yes&quot;;1;0)*['Grading Scale'.E$13]))/['Grading Scale'.E$14]*100;0);&quot;&quot;)" office:value-type="string">
            <text:p/>
          </table:table-cell>
          <table:table-cell table:style-name="ce26" table:formula="of:=IF(ISNUMBER([.S560]);VLOOKUP([.S56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1]));VLOOKUP([.C561];['Dataset Descriptions'.$A$2:.$B$10];2;FALSE);&quot;&quot;)" office:value-type="string">
            <text:p/>
          </table:table-cell>
          <table:table-cell table:number-columns-repeated="13" table:style-name="ce27"/>
          <table:table-cell table:style-name="ce28"/>
          <table:table-cell table:style-name="ce26" table:formula="of:=IF(NOT(ISBLANK([.E561]));ROUND(((IF([.E561]=&quot;yes&quot;;1;0)*['Grading Scale'.E$2])+(IF([.F561]=&quot;yes&quot;;1;0)*['Grading Scale'.E$3])+(IF([.G561]=&quot;yes&quot;;1;0)*['Grading Scale'.E$4])+(IF([.H561]=&quot;yes&quot;;1;0)*['Grading Scale'.E$5])+(IF([.I561]=&quot;yes&quot;;1;0)*['Grading Scale'.E$6])+(IF([.J561]=&quot;yes&quot;;1;0)*['Grading Scale'.E$7])+(IF([.K561]=&quot;yes&quot;;1;0)*['Grading Scale'.E$8])+(IF([.L561]=&quot;yes&quot;;1;0)*['Grading Scale'.E$9])+(IF([.M561]=&quot;yes&quot;;1;0)*['Grading Scale'.E$10])+(IF([.N561]=&quot;yes&quot;;1;0)*['Grading Scale'.E$11])+(IF([.O561]=&quot;yes&quot;;1;0)*['Grading Scale'.E$12])+(IF([.P561]=&quot;yes&quot;;1;0)*['Grading Scale'.E$13]))/['Grading Scale'.E$14]*100;0);&quot;&quot;)" office:value-type="string">
            <text:p/>
          </table:table-cell>
          <table:table-cell table:style-name="ce26" table:formula="of:=IF(ISNUMBER([.S561]);VLOOKUP([.S56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2]));VLOOKUP([.C562];['Dataset Descriptions'.$A$2:.$B$10];2;FALSE);&quot;&quot;)" office:value-type="string">
            <text:p/>
          </table:table-cell>
          <table:table-cell table:number-columns-repeated="13" table:style-name="ce27"/>
          <table:table-cell table:style-name="ce28"/>
          <table:table-cell table:style-name="ce26" table:formula="of:=IF(NOT(ISBLANK([.E562]));ROUND(((IF([.E562]=&quot;yes&quot;;1;0)*['Grading Scale'.E$2])+(IF([.F562]=&quot;yes&quot;;1;0)*['Grading Scale'.E$3])+(IF([.G562]=&quot;yes&quot;;1;0)*['Grading Scale'.E$4])+(IF([.H562]=&quot;yes&quot;;1;0)*['Grading Scale'.E$5])+(IF([.I562]=&quot;yes&quot;;1;0)*['Grading Scale'.E$6])+(IF([.J562]=&quot;yes&quot;;1;0)*['Grading Scale'.E$7])+(IF([.K562]=&quot;yes&quot;;1;0)*['Grading Scale'.E$8])+(IF([.L562]=&quot;yes&quot;;1;0)*['Grading Scale'.E$9])+(IF([.M562]=&quot;yes&quot;;1;0)*['Grading Scale'.E$10])+(IF([.N562]=&quot;yes&quot;;1;0)*['Grading Scale'.E$11])+(IF([.O562]=&quot;yes&quot;;1;0)*['Grading Scale'.E$12])+(IF([.P562]=&quot;yes&quot;;1;0)*['Grading Scale'.E$13]))/['Grading Scale'.E$14]*100;0);&quot;&quot;)" office:value-type="string">
            <text:p/>
          </table:table-cell>
          <table:table-cell table:style-name="ce26" table:formula="of:=IF(ISNUMBER([.S562]);VLOOKUP([.S56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3]));VLOOKUP([.C563];['Dataset Descriptions'.$A$2:.$B$10];2;FALSE);&quot;&quot;)" office:value-type="string">
            <text:p/>
          </table:table-cell>
          <table:table-cell table:number-columns-repeated="13" table:style-name="ce27"/>
          <table:table-cell table:style-name="ce28"/>
          <table:table-cell table:style-name="ce26" table:formula="of:=IF(NOT(ISBLANK([.E563]));ROUND(((IF([.E563]=&quot;yes&quot;;1;0)*['Grading Scale'.E$2])+(IF([.F563]=&quot;yes&quot;;1;0)*['Grading Scale'.E$3])+(IF([.G563]=&quot;yes&quot;;1;0)*['Grading Scale'.E$4])+(IF([.H563]=&quot;yes&quot;;1;0)*['Grading Scale'.E$5])+(IF([.I563]=&quot;yes&quot;;1;0)*['Grading Scale'.E$6])+(IF([.J563]=&quot;yes&quot;;1;0)*['Grading Scale'.E$7])+(IF([.K563]=&quot;yes&quot;;1;0)*['Grading Scale'.E$8])+(IF([.L563]=&quot;yes&quot;;1;0)*['Grading Scale'.E$9])+(IF([.M563]=&quot;yes&quot;;1;0)*['Grading Scale'.E$10])+(IF([.N563]=&quot;yes&quot;;1;0)*['Grading Scale'.E$11])+(IF([.O563]=&quot;yes&quot;;1;0)*['Grading Scale'.E$12])+(IF([.P563]=&quot;yes&quot;;1;0)*['Grading Scale'.E$13]))/['Grading Scale'.E$14]*100;0);&quot;&quot;)" office:value-type="string">
            <text:p/>
          </table:table-cell>
          <table:table-cell table:style-name="ce26" table:formula="of:=IF(ISNUMBER([.S563]);VLOOKUP([.S56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4]));VLOOKUP([.C564];['Dataset Descriptions'.$A$2:.$B$10];2;FALSE);&quot;&quot;)" office:value-type="string">
            <text:p/>
          </table:table-cell>
          <table:table-cell table:number-columns-repeated="13" table:style-name="ce27"/>
          <table:table-cell table:style-name="ce28"/>
          <table:table-cell table:style-name="ce26" table:formula="of:=IF(NOT(ISBLANK([.E564]));ROUND(((IF([.E564]=&quot;yes&quot;;1;0)*['Grading Scale'.E$2])+(IF([.F564]=&quot;yes&quot;;1;0)*['Grading Scale'.E$3])+(IF([.G564]=&quot;yes&quot;;1;0)*['Grading Scale'.E$4])+(IF([.H564]=&quot;yes&quot;;1;0)*['Grading Scale'.E$5])+(IF([.I564]=&quot;yes&quot;;1;0)*['Grading Scale'.E$6])+(IF([.J564]=&quot;yes&quot;;1;0)*['Grading Scale'.E$7])+(IF([.K564]=&quot;yes&quot;;1;0)*['Grading Scale'.E$8])+(IF([.L564]=&quot;yes&quot;;1;0)*['Grading Scale'.E$9])+(IF([.M564]=&quot;yes&quot;;1;0)*['Grading Scale'.E$10])+(IF([.N564]=&quot;yes&quot;;1;0)*['Grading Scale'.E$11])+(IF([.O564]=&quot;yes&quot;;1;0)*['Grading Scale'.E$12])+(IF([.P564]=&quot;yes&quot;;1;0)*['Grading Scale'.E$13]))/['Grading Scale'.E$14]*100;0);&quot;&quot;)" office:value-type="string">
            <text:p/>
          </table:table-cell>
          <table:table-cell table:style-name="ce26" table:formula="of:=IF(ISNUMBER([.S564]);VLOOKUP([.S56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5]));VLOOKUP([.C565];['Dataset Descriptions'.$A$2:.$B$10];2;FALSE);&quot;&quot;)" office:value-type="string">
            <text:p/>
          </table:table-cell>
          <table:table-cell table:number-columns-repeated="13" table:style-name="ce27"/>
          <table:table-cell table:style-name="ce28"/>
          <table:table-cell table:style-name="ce26" table:formula="of:=IF(NOT(ISBLANK([.E565]));ROUND(((IF([.E565]=&quot;yes&quot;;1;0)*['Grading Scale'.E$2])+(IF([.F565]=&quot;yes&quot;;1;0)*['Grading Scale'.E$3])+(IF([.G565]=&quot;yes&quot;;1;0)*['Grading Scale'.E$4])+(IF([.H565]=&quot;yes&quot;;1;0)*['Grading Scale'.E$5])+(IF([.I565]=&quot;yes&quot;;1;0)*['Grading Scale'.E$6])+(IF([.J565]=&quot;yes&quot;;1;0)*['Grading Scale'.E$7])+(IF([.K565]=&quot;yes&quot;;1;0)*['Grading Scale'.E$8])+(IF([.L565]=&quot;yes&quot;;1;0)*['Grading Scale'.E$9])+(IF([.M565]=&quot;yes&quot;;1;0)*['Grading Scale'.E$10])+(IF([.N565]=&quot;yes&quot;;1;0)*['Grading Scale'.E$11])+(IF([.O565]=&quot;yes&quot;;1;0)*['Grading Scale'.E$12])+(IF([.P565]=&quot;yes&quot;;1;0)*['Grading Scale'.E$13]))/['Grading Scale'.E$14]*100;0);&quot;&quot;)" office:value-type="string">
            <text:p/>
          </table:table-cell>
          <table:table-cell table:style-name="ce26" table:formula="of:=IF(ISNUMBER([.S565]);VLOOKUP([.S56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6]));VLOOKUP([.C566];['Dataset Descriptions'.$A$2:.$B$10];2;FALSE);&quot;&quot;)" office:value-type="string">
            <text:p/>
          </table:table-cell>
          <table:table-cell table:number-columns-repeated="13" table:style-name="ce27"/>
          <table:table-cell table:style-name="ce28"/>
          <table:table-cell table:style-name="ce26" table:formula="of:=IF(NOT(ISBLANK([.E566]));ROUND(((IF([.E566]=&quot;yes&quot;;1;0)*['Grading Scale'.E$2])+(IF([.F566]=&quot;yes&quot;;1;0)*['Grading Scale'.E$3])+(IF([.G566]=&quot;yes&quot;;1;0)*['Grading Scale'.E$4])+(IF([.H566]=&quot;yes&quot;;1;0)*['Grading Scale'.E$5])+(IF([.I566]=&quot;yes&quot;;1;0)*['Grading Scale'.E$6])+(IF([.J566]=&quot;yes&quot;;1;0)*['Grading Scale'.E$7])+(IF([.K566]=&quot;yes&quot;;1;0)*['Grading Scale'.E$8])+(IF([.L566]=&quot;yes&quot;;1;0)*['Grading Scale'.E$9])+(IF([.M566]=&quot;yes&quot;;1;0)*['Grading Scale'.E$10])+(IF([.N566]=&quot;yes&quot;;1;0)*['Grading Scale'.E$11])+(IF([.O566]=&quot;yes&quot;;1;0)*['Grading Scale'.E$12])+(IF([.P566]=&quot;yes&quot;;1;0)*['Grading Scale'.E$13]))/['Grading Scale'.E$14]*100;0);&quot;&quot;)" office:value-type="string">
            <text:p/>
          </table:table-cell>
          <table:table-cell table:style-name="ce26" table:formula="of:=IF(ISNUMBER([.S566]);VLOOKUP([.S56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7]));VLOOKUP([.C567];['Dataset Descriptions'.$A$2:.$B$10];2;FALSE);&quot;&quot;)" office:value-type="string">
            <text:p/>
          </table:table-cell>
          <table:table-cell table:number-columns-repeated="13" table:style-name="ce27"/>
          <table:table-cell table:style-name="ce28"/>
          <table:table-cell table:style-name="ce26" table:formula="of:=IF(NOT(ISBLANK([.E567]));ROUND(((IF([.E567]=&quot;yes&quot;;1;0)*['Grading Scale'.E$2])+(IF([.F567]=&quot;yes&quot;;1;0)*['Grading Scale'.E$3])+(IF([.G567]=&quot;yes&quot;;1;0)*['Grading Scale'.E$4])+(IF([.H567]=&quot;yes&quot;;1;0)*['Grading Scale'.E$5])+(IF([.I567]=&quot;yes&quot;;1;0)*['Grading Scale'.E$6])+(IF([.J567]=&quot;yes&quot;;1;0)*['Grading Scale'.E$7])+(IF([.K567]=&quot;yes&quot;;1;0)*['Grading Scale'.E$8])+(IF([.L567]=&quot;yes&quot;;1;0)*['Grading Scale'.E$9])+(IF([.M567]=&quot;yes&quot;;1;0)*['Grading Scale'.E$10])+(IF([.N567]=&quot;yes&quot;;1;0)*['Grading Scale'.E$11])+(IF([.O567]=&quot;yes&quot;;1;0)*['Grading Scale'.E$12])+(IF([.P567]=&quot;yes&quot;;1;0)*['Grading Scale'.E$13]))/['Grading Scale'.E$14]*100;0);&quot;&quot;)" office:value-type="string">
            <text:p/>
          </table:table-cell>
          <table:table-cell table:style-name="ce26" table:formula="of:=IF(ISNUMBER([.S567]);VLOOKUP([.S56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8]));VLOOKUP([.C568];['Dataset Descriptions'.$A$2:.$B$10];2;FALSE);&quot;&quot;)" office:value-type="string">
            <text:p/>
          </table:table-cell>
          <table:table-cell table:number-columns-repeated="13" table:style-name="ce27"/>
          <table:table-cell table:style-name="ce28"/>
          <table:table-cell table:style-name="ce26" table:formula="of:=IF(NOT(ISBLANK([.E568]));ROUND(((IF([.E568]=&quot;yes&quot;;1;0)*['Grading Scale'.E$2])+(IF([.F568]=&quot;yes&quot;;1;0)*['Grading Scale'.E$3])+(IF([.G568]=&quot;yes&quot;;1;0)*['Grading Scale'.E$4])+(IF([.H568]=&quot;yes&quot;;1;0)*['Grading Scale'.E$5])+(IF([.I568]=&quot;yes&quot;;1;0)*['Grading Scale'.E$6])+(IF([.J568]=&quot;yes&quot;;1;0)*['Grading Scale'.E$7])+(IF([.K568]=&quot;yes&quot;;1;0)*['Grading Scale'.E$8])+(IF([.L568]=&quot;yes&quot;;1;0)*['Grading Scale'.E$9])+(IF([.M568]=&quot;yes&quot;;1;0)*['Grading Scale'.E$10])+(IF([.N568]=&quot;yes&quot;;1;0)*['Grading Scale'.E$11])+(IF([.O568]=&quot;yes&quot;;1;0)*['Grading Scale'.E$12])+(IF([.P568]=&quot;yes&quot;;1;0)*['Grading Scale'.E$13]))/['Grading Scale'.E$14]*100;0);&quot;&quot;)" office:value-type="string">
            <text:p/>
          </table:table-cell>
          <table:table-cell table:style-name="ce26" table:formula="of:=IF(ISNUMBER([.S568]);VLOOKUP([.S56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69]));VLOOKUP([.C569];['Dataset Descriptions'.$A$2:.$B$10];2;FALSE);&quot;&quot;)" office:value-type="string">
            <text:p/>
          </table:table-cell>
          <table:table-cell table:number-columns-repeated="13" table:style-name="ce27"/>
          <table:table-cell table:style-name="ce28"/>
          <table:table-cell table:style-name="ce26" table:formula="of:=IF(NOT(ISBLANK([.E569]));ROUND(((IF([.E569]=&quot;yes&quot;;1;0)*['Grading Scale'.E$2])+(IF([.F569]=&quot;yes&quot;;1;0)*['Grading Scale'.E$3])+(IF([.G569]=&quot;yes&quot;;1;0)*['Grading Scale'.E$4])+(IF([.H569]=&quot;yes&quot;;1;0)*['Grading Scale'.E$5])+(IF([.I569]=&quot;yes&quot;;1;0)*['Grading Scale'.E$6])+(IF([.J569]=&quot;yes&quot;;1;0)*['Grading Scale'.E$7])+(IF([.K569]=&quot;yes&quot;;1;0)*['Grading Scale'.E$8])+(IF([.L569]=&quot;yes&quot;;1;0)*['Grading Scale'.E$9])+(IF([.M569]=&quot;yes&quot;;1;0)*['Grading Scale'.E$10])+(IF([.N569]=&quot;yes&quot;;1;0)*['Grading Scale'.E$11])+(IF([.O569]=&quot;yes&quot;;1;0)*['Grading Scale'.E$12])+(IF([.P569]=&quot;yes&quot;;1;0)*['Grading Scale'.E$13]))/['Grading Scale'.E$14]*100;0);&quot;&quot;)" office:value-type="string">
            <text:p/>
          </table:table-cell>
          <table:table-cell table:style-name="ce26" table:formula="of:=IF(ISNUMBER([.S569]);VLOOKUP([.S56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0]));VLOOKUP([.C570];['Dataset Descriptions'.$A$2:.$B$10];2;FALSE);&quot;&quot;)" office:value-type="string">
            <text:p/>
          </table:table-cell>
          <table:table-cell table:number-columns-repeated="13" table:style-name="ce27"/>
          <table:table-cell table:style-name="ce28"/>
          <table:table-cell table:style-name="ce26" table:formula="of:=IF(NOT(ISBLANK([.E570]));ROUND(((IF([.E570]=&quot;yes&quot;;1;0)*['Grading Scale'.E$2])+(IF([.F570]=&quot;yes&quot;;1;0)*['Grading Scale'.E$3])+(IF([.G570]=&quot;yes&quot;;1;0)*['Grading Scale'.E$4])+(IF([.H570]=&quot;yes&quot;;1;0)*['Grading Scale'.E$5])+(IF([.I570]=&quot;yes&quot;;1;0)*['Grading Scale'.E$6])+(IF([.J570]=&quot;yes&quot;;1;0)*['Grading Scale'.E$7])+(IF([.K570]=&quot;yes&quot;;1;0)*['Grading Scale'.E$8])+(IF([.L570]=&quot;yes&quot;;1;0)*['Grading Scale'.E$9])+(IF([.M570]=&quot;yes&quot;;1;0)*['Grading Scale'.E$10])+(IF([.N570]=&quot;yes&quot;;1;0)*['Grading Scale'.E$11])+(IF([.O570]=&quot;yes&quot;;1;0)*['Grading Scale'.E$12])+(IF([.P570]=&quot;yes&quot;;1;0)*['Grading Scale'.E$13]))/['Grading Scale'.E$14]*100;0);&quot;&quot;)" office:value-type="string">
            <text:p/>
          </table:table-cell>
          <table:table-cell table:style-name="ce26" table:formula="of:=IF(ISNUMBER([.S570]);VLOOKUP([.S57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1]));VLOOKUP([.C571];['Dataset Descriptions'.$A$2:.$B$10];2;FALSE);&quot;&quot;)" office:value-type="string">
            <text:p/>
          </table:table-cell>
          <table:table-cell table:number-columns-repeated="13" table:style-name="ce27"/>
          <table:table-cell table:style-name="ce28"/>
          <table:table-cell table:style-name="ce26" table:formula="of:=IF(NOT(ISBLANK([.E571]));ROUND(((IF([.E571]=&quot;yes&quot;;1;0)*['Grading Scale'.E$2])+(IF([.F571]=&quot;yes&quot;;1;0)*['Grading Scale'.E$3])+(IF([.G571]=&quot;yes&quot;;1;0)*['Grading Scale'.E$4])+(IF([.H571]=&quot;yes&quot;;1;0)*['Grading Scale'.E$5])+(IF([.I571]=&quot;yes&quot;;1;0)*['Grading Scale'.E$6])+(IF([.J571]=&quot;yes&quot;;1;0)*['Grading Scale'.E$7])+(IF([.K571]=&quot;yes&quot;;1;0)*['Grading Scale'.E$8])+(IF([.L571]=&quot;yes&quot;;1;0)*['Grading Scale'.E$9])+(IF([.M571]=&quot;yes&quot;;1;0)*['Grading Scale'.E$10])+(IF([.N571]=&quot;yes&quot;;1;0)*['Grading Scale'.E$11])+(IF([.O571]=&quot;yes&quot;;1;0)*['Grading Scale'.E$12])+(IF([.P571]=&quot;yes&quot;;1;0)*['Grading Scale'.E$13]))/['Grading Scale'.E$14]*100;0);&quot;&quot;)" office:value-type="string">
            <text:p/>
          </table:table-cell>
          <table:table-cell table:style-name="ce26" table:formula="of:=IF(ISNUMBER([.S571]);VLOOKUP([.S57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2]));VLOOKUP([.C572];['Dataset Descriptions'.$A$2:.$B$10];2;FALSE);&quot;&quot;)" office:value-type="string">
            <text:p/>
          </table:table-cell>
          <table:table-cell table:number-columns-repeated="13" table:style-name="ce27"/>
          <table:table-cell table:style-name="ce28"/>
          <table:table-cell table:style-name="ce26" table:formula="of:=IF(NOT(ISBLANK([.E572]));ROUND(((IF([.E572]=&quot;yes&quot;;1;0)*['Grading Scale'.E$2])+(IF([.F572]=&quot;yes&quot;;1;0)*['Grading Scale'.E$3])+(IF([.G572]=&quot;yes&quot;;1;0)*['Grading Scale'.E$4])+(IF([.H572]=&quot;yes&quot;;1;0)*['Grading Scale'.E$5])+(IF([.I572]=&quot;yes&quot;;1;0)*['Grading Scale'.E$6])+(IF([.J572]=&quot;yes&quot;;1;0)*['Grading Scale'.E$7])+(IF([.K572]=&quot;yes&quot;;1;0)*['Grading Scale'.E$8])+(IF([.L572]=&quot;yes&quot;;1;0)*['Grading Scale'.E$9])+(IF([.M572]=&quot;yes&quot;;1;0)*['Grading Scale'.E$10])+(IF([.N572]=&quot;yes&quot;;1;0)*['Grading Scale'.E$11])+(IF([.O572]=&quot;yes&quot;;1;0)*['Grading Scale'.E$12])+(IF([.P572]=&quot;yes&quot;;1;0)*['Grading Scale'.E$13]))/['Grading Scale'.E$14]*100;0);&quot;&quot;)" office:value-type="string">
            <text:p/>
          </table:table-cell>
          <table:table-cell table:style-name="ce26" table:formula="of:=IF(ISNUMBER([.S572]);VLOOKUP([.S57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3]));VLOOKUP([.C573];['Dataset Descriptions'.$A$2:.$B$10];2;FALSE);&quot;&quot;)" office:value-type="string">
            <text:p/>
          </table:table-cell>
          <table:table-cell table:number-columns-repeated="13" table:style-name="ce27"/>
          <table:table-cell table:style-name="ce28"/>
          <table:table-cell table:style-name="ce26" table:formula="of:=IF(NOT(ISBLANK([.E573]));ROUND(((IF([.E573]=&quot;yes&quot;;1;0)*['Grading Scale'.E$2])+(IF([.F573]=&quot;yes&quot;;1;0)*['Grading Scale'.E$3])+(IF([.G573]=&quot;yes&quot;;1;0)*['Grading Scale'.E$4])+(IF([.H573]=&quot;yes&quot;;1;0)*['Grading Scale'.E$5])+(IF([.I573]=&quot;yes&quot;;1;0)*['Grading Scale'.E$6])+(IF([.J573]=&quot;yes&quot;;1;0)*['Grading Scale'.E$7])+(IF([.K573]=&quot;yes&quot;;1;0)*['Grading Scale'.E$8])+(IF([.L573]=&quot;yes&quot;;1;0)*['Grading Scale'.E$9])+(IF([.M573]=&quot;yes&quot;;1;0)*['Grading Scale'.E$10])+(IF([.N573]=&quot;yes&quot;;1;0)*['Grading Scale'.E$11])+(IF([.O573]=&quot;yes&quot;;1;0)*['Grading Scale'.E$12])+(IF([.P573]=&quot;yes&quot;;1;0)*['Grading Scale'.E$13]))/['Grading Scale'.E$14]*100;0);&quot;&quot;)" office:value-type="string">
            <text:p/>
          </table:table-cell>
          <table:table-cell table:style-name="ce26" table:formula="of:=IF(ISNUMBER([.S573]);VLOOKUP([.S57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4]));VLOOKUP([.C574];['Dataset Descriptions'.$A$2:.$B$10];2;FALSE);&quot;&quot;)" office:value-type="string">
            <text:p/>
          </table:table-cell>
          <table:table-cell table:number-columns-repeated="13" table:style-name="ce27"/>
          <table:table-cell table:style-name="ce28"/>
          <table:table-cell table:style-name="ce26" table:formula="of:=IF(NOT(ISBLANK([.E574]));ROUND(((IF([.E574]=&quot;yes&quot;;1;0)*['Grading Scale'.E$2])+(IF([.F574]=&quot;yes&quot;;1;0)*['Grading Scale'.E$3])+(IF([.G574]=&quot;yes&quot;;1;0)*['Grading Scale'.E$4])+(IF([.H574]=&quot;yes&quot;;1;0)*['Grading Scale'.E$5])+(IF([.I574]=&quot;yes&quot;;1;0)*['Grading Scale'.E$6])+(IF([.J574]=&quot;yes&quot;;1;0)*['Grading Scale'.E$7])+(IF([.K574]=&quot;yes&quot;;1;0)*['Grading Scale'.E$8])+(IF([.L574]=&quot;yes&quot;;1;0)*['Grading Scale'.E$9])+(IF([.M574]=&quot;yes&quot;;1;0)*['Grading Scale'.E$10])+(IF([.N574]=&quot;yes&quot;;1;0)*['Grading Scale'.E$11])+(IF([.O574]=&quot;yes&quot;;1;0)*['Grading Scale'.E$12])+(IF([.P574]=&quot;yes&quot;;1;0)*['Grading Scale'.E$13]))/['Grading Scale'.E$14]*100;0);&quot;&quot;)" office:value-type="string">
            <text:p/>
          </table:table-cell>
          <table:table-cell table:style-name="ce26" table:formula="of:=IF(ISNUMBER([.S574]);VLOOKUP([.S57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5]));VLOOKUP([.C575];['Dataset Descriptions'.$A$2:.$B$10];2;FALSE);&quot;&quot;)" office:value-type="string">
            <text:p/>
          </table:table-cell>
          <table:table-cell table:number-columns-repeated="13" table:style-name="ce27"/>
          <table:table-cell table:style-name="ce28"/>
          <table:table-cell table:style-name="ce26" table:formula="of:=IF(NOT(ISBLANK([.E575]));ROUND(((IF([.E575]=&quot;yes&quot;;1;0)*['Grading Scale'.E$2])+(IF([.F575]=&quot;yes&quot;;1;0)*['Grading Scale'.E$3])+(IF([.G575]=&quot;yes&quot;;1;0)*['Grading Scale'.E$4])+(IF([.H575]=&quot;yes&quot;;1;0)*['Grading Scale'.E$5])+(IF([.I575]=&quot;yes&quot;;1;0)*['Grading Scale'.E$6])+(IF([.J575]=&quot;yes&quot;;1;0)*['Grading Scale'.E$7])+(IF([.K575]=&quot;yes&quot;;1;0)*['Grading Scale'.E$8])+(IF([.L575]=&quot;yes&quot;;1;0)*['Grading Scale'.E$9])+(IF([.M575]=&quot;yes&quot;;1;0)*['Grading Scale'.E$10])+(IF([.N575]=&quot;yes&quot;;1;0)*['Grading Scale'.E$11])+(IF([.O575]=&quot;yes&quot;;1;0)*['Grading Scale'.E$12])+(IF([.P575]=&quot;yes&quot;;1;0)*['Grading Scale'.E$13]))/['Grading Scale'.E$14]*100;0);&quot;&quot;)" office:value-type="string">
            <text:p/>
          </table:table-cell>
          <table:table-cell table:style-name="ce26" table:formula="of:=IF(ISNUMBER([.S575]);VLOOKUP([.S57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6]));VLOOKUP([.C576];['Dataset Descriptions'.$A$2:.$B$10];2;FALSE);&quot;&quot;)" office:value-type="string">
            <text:p/>
          </table:table-cell>
          <table:table-cell table:number-columns-repeated="13" table:style-name="ce27"/>
          <table:table-cell table:style-name="ce28"/>
          <table:table-cell table:style-name="ce26" table:formula="of:=IF(NOT(ISBLANK([.E576]));ROUND(((IF([.E576]=&quot;yes&quot;;1;0)*['Grading Scale'.E$2])+(IF([.F576]=&quot;yes&quot;;1;0)*['Grading Scale'.E$3])+(IF([.G576]=&quot;yes&quot;;1;0)*['Grading Scale'.E$4])+(IF([.H576]=&quot;yes&quot;;1;0)*['Grading Scale'.E$5])+(IF([.I576]=&quot;yes&quot;;1;0)*['Grading Scale'.E$6])+(IF([.J576]=&quot;yes&quot;;1;0)*['Grading Scale'.E$7])+(IF([.K576]=&quot;yes&quot;;1;0)*['Grading Scale'.E$8])+(IF([.L576]=&quot;yes&quot;;1;0)*['Grading Scale'.E$9])+(IF([.M576]=&quot;yes&quot;;1;0)*['Grading Scale'.E$10])+(IF([.N576]=&quot;yes&quot;;1;0)*['Grading Scale'.E$11])+(IF([.O576]=&quot;yes&quot;;1;0)*['Grading Scale'.E$12])+(IF([.P576]=&quot;yes&quot;;1;0)*['Grading Scale'.E$13]))/['Grading Scale'.E$14]*100;0);&quot;&quot;)" office:value-type="string">
            <text:p/>
          </table:table-cell>
          <table:table-cell table:style-name="ce26" table:formula="of:=IF(ISNUMBER([.S576]);VLOOKUP([.S57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7]));VLOOKUP([.C577];['Dataset Descriptions'.$A$2:.$B$10];2;FALSE);&quot;&quot;)" office:value-type="string">
            <text:p/>
          </table:table-cell>
          <table:table-cell table:number-columns-repeated="13" table:style-name="ce27"/>
          <table:table-cell table:style-name="ce28"/>
          <table:table-cell table:style-name="ce26" table:formula="of:=IF(NOT(ISBLANK([.E577]));ROUND(((IF([.E577]=&quot;yes&quot;;1;0)*['Grading Scale'.E$2])+(IF([.F577]=&quot;yes&quot;;1;0)*['Grading Scale'.E$3])+(IF([.G577]=&quot;yes&quot;;1;0)*['Grading Scale'.E$4])+(IF([.H577]=&quot;yes&quot;;1;0)*['Grading Scale'.E$5])+(IF([.I577]=&quot;yes&quot;;1;0)*['Grading Scale'.E$6])+(IF([.J577]=&quot;yes&quot;;1;0)*['Grading Scale'.E$7])+(IF([.K577]=&quot;yes&quot;;1;0)*['Grading Scale'.E$8])+(IF([.L577]=&quot;yes&quot;;1;0)*['Grading Scale'.E$9])+(IF([.M577]=&quot;yes&quot;;1;0)*['Grading Scale'.E$10])+(IF([.N577]=&quot;yes&quot;;1;0)*['Grading Scale'.E$11])+(IF([.O577]=&quot;yes&quot;;1;0)*['Grading Scale'.E$12])+(IF([.P577]=&quot;yes&quot;;1;0)*['Grading Scale'.E$13]))/['Grading Scale'.E$14]*100;0);&quot;&quot;)" office:value-type="string">
            <text:p/>
          </table:table-cell>
          <table:table-cell table:style-name="ce26" table:formula="of:=IF(ISNUMBER([.S577]);VLOOKUP([.S57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8]));VLOOKUP([.C578];['Dataset Descriptions'.$A$2:.$B$10];2;FALSE);&quot;&quot;)" office:value-type="string">
            <text:p/>
          </table:table-cell>
          <table:table-cell table:number-columns-repeated="13" table:style-name="ce27"/>
          <table:table-cell table:style-name="ce28"/>
          <table:table-cell table:style-name="ce26" table:formula="of:=IF(NOT(ISBLANK([.E578]));ROUND(((IF([.E578]=&quot;yes&quot;;1;0)*['Grading Scale'.E$2])+(IF([.F578]=&quot;yes&quot;;1;0)*['Grading Scale'.E$3])+(IF([.G578]=&quot;yes&quot;;1;0)*['Grading Scale'.E$4])+(IF([.H578]=&quot;yes&quot;;1;0)*['Grading Scale'.E$5])+(IF([.I578]=&quot;yes&quot;;1;0)*['Grading Scale'.E$6])+(IF([.J578]=&quot;yes&quot;;1;0)*['Grading Scale'.E$7])+(IF([.K578]=&quot;yes&quot;;1;0)*['Grading Scale'.E$8])+(IF([.L578]=&quot;yes&quot;;1;0)*['Grading Scale'.E$9])+(IF([.M578]=&quot;yes&quot;;1;0)*['Grading Scale'.E$10])+(IF([.N578]=&quot;yes&quot;;1;0)*['Grading Scale'.E$11])+(IF([.O578]=&quot;yes&quot;;1;0)*['Grading Scale'.E$12])+(IF([.P578]=&quot;yes&quot;;1;0)*['Grading Scale'.E$13]))/['Grading Scale'.E$14]*100;0);&quot;&quot;)" office:value-type="string">
            <text:p/>
          </table:table-cell>
          <table:table-cell table:style-name="ce26" table:formula="of:=IF(ISNUMBER([.S578]);VLOOKUP([.S57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79]));VLOOKUP([.C579];['Dataset Descriptions'.$A$2:.$B$10];2;FALSE);&quot;&quot;)" office:value-type="string">
            <text:p/>
          </table:table-cell>
          <table:table-cell table:number-columns-repeated="13" table:style-name="ce27"/>
          <table:table-cell table:style-name="ce28"/>
          <table:table-cell table:style-name="ce26" table:formula="of:=IF(NOT(ISBLANK([.E579]));ROUND(((IF([.E579]=&quot;yes&quot;;1;0)*['Grading Scale'.E$2])+(IF([.F579]=&quot;yes&quot;;1;0)*['Grading Scale'.E$3])+(IF([.G579]=&quot;yes&quot;;1;0)*['Grading Scale'.E$4])+(IF([.H579]=&quot;yes&quot;;1;0)*['Grading Scale'.E$5])+(IF([.I579]=&quot;yes&quot;;1;0)*['Grading Scale'.E$6])+(IF([.J579]=&quot;yes&quot;;1;0)*['Grading Scale'.E$7])+(IF([.K579]=&quot;yes&quot;;1;0)*['Grading Scale'.E$8])+(IF([.L579]=&quot;yes&quot;;1;0)*['Grading Scale'.E$9])+(IF([.M579]=&quot;yes&quot;;1;0)*['Grading Scale'.E$10])+(IF([.N579]=&quot;yes&quot;;1;0)*['Grading Scale'.E$11])+(IF([.O579]=&quot;yes&quot;;1;0)*['Grading Scale'.E$12])+(IF([.P579]=&quot;yes&quot;;1;0)*['Grading Scale'.E$13]))/['Grading Scale'.E$14]*100;0);&quot;&quot;)" office:value-type="string">
            <text:p/>
          </table:table-cell>
          <table:table-cell table:style-name="ce26" table:formula="of:=IF(ISNUMBER([.S579]);VLOOKUP([.S57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0]));VLOOKUP([.C580];['Dataset Descriptions'.$A$2:.$B$10];2;FALSE);&quot;&quot;)" office:value-type="string">
            <text:p/>
          </table:table-cell>
          <table:table-cell table:number-columns-repeated="13" table:style-name="ce27"/>
          <table:table-cell table:style-name="ce28"/>
          <table:table-cell table:style-name="ce26" table:formula="of:=IF(NOT(ISBLANK([.E580]));ROUND(((IF([.E580]=&quot;yes&quot;;1;0)*['Grading Scale'.E$2])+(IF([.F580]=&quot;yes&quot;;1;0)*['Grading Scale'.E$3])+(IF([.G580]=&quot;yes&quot;;1;0)*['Grading Scale'.E$4])+(IF([.H580]=&quot;yes&quot;;1;0)*['Grading Scale'.E$5])+(IF([.I580]=&quot;yes&quot;;1;0)*['Grading Scale'.E$6])+(IF([.J580]=&quot;yes&quot;;1;0)*['Grading Scale'.E$7])+(IF([.K580]=&quot;yes&quot;;1;0)*['Grading Scale'.E$8])+(IF([.L580]=&quot;yes&quot;;1;0)*['Grading Scale'.E$9])+(IF([.M580]=&quot;yes&quot;;1;0)*['Grading Scale'.E$10])+(IF([.N580]=&quot;yes&quot;;1;0)*['Grading Scale'.E$11])+(IF([.O580]=&quot;yes&quot;;1;0)*['Grading Scale'.E$12])+(IF([.P580]=&quot;yes&quot;;1;0)*['Grading Scale'.E$13]))/['Grading Scale'.E$14]*100;0);&quot;&quot;)" office:value-type="string">
            <text:p/>
          </table:table-cell>
          <table:table-cell table:style-name="ce26" table:formula="of:=IF(ISNUMBER([.S580]);VLOOKUP([.S58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1]));VLOOKUP([.C581];['Dataset Descriptions'.$A$2:.$B$10];2;FALSE);&quot;&quot;)" office:value-type="string">
            <text:p/>
          </table:table-cell>
          <table:table-cell table:number-columns-repeated="13" table:style-name="ce27"/>
          <table:table-cell table:style-name="ce28"/>
          <table:table-cell table:style-name="ce26" table:formula="of:=IF(NOT(ISBLANK([.E581]));ROUND(((IF([.E581]=&quot;yes&quot;;1;0)*['Grading Scale'.E$2])+(IF([.F581]=&quot;yes&quot;;1;0)*['Grading Scale'.E$3])+(IF([.G581]=&quot;yes&quot;;1;0)*['Grading Scale'.E$4])+(IF([.H581]=&quot;yes&quot;;1;0)*['Grading Scale'.E$5])+(IF([.I581]=&quot;yes&quot;;1;0)*['Grading Scale'.E$6])+(IF([.J581]=&quot;yes&quot;;1;0)*['Grading Scale'.E$7])+(IF([.K581]=&quot;yes&quot;;1;0)*['Grading Scale'.E$8])+(IF([.L581]=&quot;yes&quot;;1;0)*['Grading Scale'.E$9])+(IF([.M581]=&quot;yes&quot;;1;0)*['Grading Scale'.E$10])+(IF([.N581]=&quot;yes&quot;;1;0)*['Grading Scale'.E$11])+(IF([.O581]=&quot;yes&quot;;1;0)*['Grading Scale'.E$12])+(IF([.P581]=&quot;yes&quot;;1;0)*['Grading Scale'.E$13]))/['Grading Scale'.E$14]*100;0);&quot;&quot;)" office:value-type="string">
            <text:p/>
          </table:table-cell>
          <table:table-cell table:style-name="ce26" table:formula="of:=IF(ISNUMBER([.S581]);VLOOKUP([.S58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2]));VLOOKUP([.C582];['Dataset Descriptions'.$A$2:.$B$10];2;FALSE);&quot;&quot;)" office:value-type="string">
            <text:p/>
          </table:table-cell>
          <table:table-cell table:number-columns-repeated="13" table:style-name="ce27"/>
          <table:table-cell table:style-name="ce28"/>
          <table:table-cell table:style-name="ce26" table:formula="of:=IF(NOT(ISBLANK([.E582]));ROUND(((IF([.E582]=&quot;yes&quot;;1;0)*['Grading Scale'.E$2])+(IF([.F582]=&quot;yes&quot;;1;0)*['Grading Scale'.E$3])+(IF([.G582]=&quot;yes&quot;;1;0)*['Grading Scale'.E$4])+(IF([.H582]=&quot;yes&quot;;1;0)*['Grading Scale'.E$5])+(IF([.I582]=&quot;yes&quot;;1;0)*['Grading Scale'.E$6])+(IF([.J582]=&quot;yes&quot;;1;0)*['Grading Scale'.E$7])+(IF([.K582]=&quot;yes&quot;;1;0)*['Grading Scale'.E$8])+(IF([.L582]=&quot;yes&quot;;1;0)*['Grading Scale'.E$9])+(IF([.M582]=&quot;yes&quot;;1;0)*['Grading Scale'.E$10])+(IF([.N582]=&quot;yes&quot;;1;0)*['Grading Scale'.E$11])+(IF([.O582]=&quot;yes&quot;;1;0)*['Grading Scale'.E$12])+(IF([.P582]=&quot;yes&quot;;1;0)*['Grading Scale'.E$13]))/['Grading Scale'.E$14]*100;0);&quot;&quot;)" office:value-type="string">
            <text:p/>
          </table:table-cell>
          <table:table-cell table:style-name="ce26" table:formula="of:=IF(ISNUMBER([.S582]);VLOOKUP([.S58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3]));VLOOKUP([.C583];['Dataset Descriptions'.$A$2:.$B$10];2;FALSE);&quot;&quot;)" office:value-type="string">
            <text:p/>
          </table:table-cell>
          <table:table-cell table:number-columns-repeated="13" table:style-name="ce27"/>
          <table:table-cell table:style-name="ce28"/>
          <table:table-cell table:style-name="ce26" table:formula="of:=IF(NOT(ISBLANK([.E583]));ROUND(((IF([.E583]=&quot;yes&quot;;1;0)*['Grading Scale'.E$2])+(IF([.F583]=&quot;yes&quot;;1;0)*['Grading Scale'.E$3])+(IF([.G583]=&quot;yes&quot;;1;0)*['Grading Scale'.E$4])+(IF([.H583]=&quot;yes&quot;;1;0)*['Grading Scale'.E$5])+(IF([.I583]=&quot;yes&quot;;1;0)*['Grading Scale'.E$6])+(IF([.J583]=&quot;yes&quot;;1;0)*['Grading Scale'.E$7])+(IF([.K583]=&quot;yes&quot;;1;0)*['Grading Scale'.E$8])+(IF([.L583]=&quot;yes&quot;;1;0)*['Grading Scale'.E$9])+(IF([.M583]=&quot;yes&quot;;1;0)*['Grading Scale'.E$10])+(IF([.N583]=&quot;yes&quot;;1;0)*['Grading Scale'.E$11])+(IF([.O583]=&quot;yes&quot;;1;0)*['Grading Scale'.E$12])+(IF([.P583]=&quot;yes&quot;;1;0)*['Grading Scale'.E$13]))/['Grading Scale'.E$14]*100;0);&quot;&quot;)" office:value-type="string">
            <text:p/>
          </table:table-cell>
          <table:table-cell table:style-name="ce26" table:formula="of:=IF(ISNUMBER([.S583]);VLOOKUP([.S58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4]));VLOOKUP([.C584];['Dataset Descriptions'.$A$2:.$B$10];2;FALSE);&quot;&quot;)" office:value-type="string">
            <text:p/>
          </table:table-cell>
          <table:table-cell table:number-columns-repeated="13" table:style-name="ce27"/>
          <table:table-cell table:style-name="ce28"/>
          <table:table-cell table:style-name="ce26" table:formula="of:=IF(NOT(ISBLANK([.E584]));ROUND(((IF([.E584]=&quot;yes&quot;;1;0)*['Grading Scale'.E$2])+(IF([.F584]=&quot;yes&quot;;1;0)*['Grading Scale'.E$3])+(IF([.G584]=&quot;yes&quot;;1;0)*['Grading Scale'.E$4])+(IF([.H584]=&quot;yes&quot;;1;0)*['Grading Scale'.E$5])+(IF([.I584]=&quot;yes&quot;;1;0)*['Grading Scale'.E$6])+(IF([.J584]=&quot;yes&quot;;1;0)*['Grading Scale'.E$7])+(IF([.K584]=&quot;yes&quot;;1;0)*['Grading Scale'.E$8])+(IF([.L584]=&quot;yes&quot;;1;0)*['Grading Scale'.E$9])+(IF([.M584]=&quot;yes&quot;;1;0)*['Grading Scale'.E$10])+(IF([.N584]=&quot;yes&quot;;1;0)*['Grading Scale'.E$11])+(IF([.O584]=&quot;yes&quot;;1;0)*['Grading Scale'.E$12])+(IF([.P584]=&quot;yes&quot;;1;0)*['Grading Scale'.E$13]))/['Grading Scale'.E$14]*100;0);&quot;&quot;)" office:value-type="string">
            <text:p/>
          </table:table-cell>
          <table:table-cell table:style-name="ce26" table:formula="of:=IF(ISNUMBER([.S584]);VLOOKUP([.S58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5]));VLOOKUP([.C585];['Dataset Descriptions'.$A$2:.$B$10];2;FALSE);&quot;&quot;)" office:value-type="string">
            <text:p/>
          </table:table-cell>
          <table:table-cell table:number-columns-repeated="13" table:style-name="ce27"/>
          <table:table-cell table:style-name="ce28"/>
          <table:table-cell table:style-name="ce26" table:formula="of:=IF(NOT(ISBLANK([.E585]));ROUND(((IF([.E585]=&quot;yes&quot;;1;0)*['Grading Scale'.E$2])+(IF([.F585]=&quot;yes&quot;;1;0)*['Grading Scale'.E$3])+(IF([.G585]=&quot;yes&quot;;1;0)*['Grading Scale'.E$4])+(IF([.H585]=&quot;yes&quot;;1;0)*['Grading Scale'.E$5])+(IF([.I585]=&quot;yes&quot;;1;0)*['Grading Scale'.E$6])+(IF([.J585]=&quot;yes&quot;;1;0)*['Grading Scale'.E$7])+(IF([.K585]=&quot;yes&quot;;1;0)*['Grading Scale'.E$8])+(IF([.L585]=&quot;yes&quot;;1;0)*['Grading Scale'.E$9])+(IF([.M585]=&quot;yes&quot;;1;0)*['Grading Scale'.E$10])+(IF([.N585]=&quot;yes&quot;;1;0)*['Grading Scale'.E$11])+(IF([.O585]=&quot;yes&quot;;1;0)*['Grading Scale'.E$12])+(IF([.P585]=&quot;yes&quot;;1;0)*['Grading Scale'.E$13]))/['Grading Scale'.E$14]*100;0);&quot;&quot;)" office:value-type="string">
            <text:p/>
          </table:table-cell>
          <table:table-cell table:style-name="ce26" table:formula="of:=IF(ISNUMBER([.S585]);VLOOKUP([.S58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6]));VLOOKUP([.C586];['Dataset Descriptions'.$A$2:.$B$10];2;FALSE);&quot;&quot;)" office:value-type="string">
            <text:p/>
          </table:table-cell>
          <table:table-cell table:number-columns-repeated="13" table:style-name="ce27"/>
          <table:table-cell table:style-name="ce28"/>
          <table:table-cell table:style-name="ce26" table:formula="of:=IF(NOT(ISBLANK([.E586]));ROUND(((IF([.E586]=&quot;yes&quot;;1;0)*['Grading Scale'.E$2])+(IF([.F586]=&quot;yes&quot;;1;0)*['Grading Scale'.E$3])+(IF([.G586]=&quot;yes&quot;;1;0)*['Grading Scale'.E$4])+(IF([.H586]=&quot;yes&quot;;1;0)*['Grading Scale'.E$5])+(IF([.I586]=&quot;yes&quot;;1;0)*['Grading Scale'.E$6])+(IF([.J586]=&quot;yes&quot;;1;0)*['Grading Scale'.E$7])+(IF([.K586]=&quot;yes&quot;;1;0)*['Grading Scale'.E$8])+(IF([.L586]=&quot;yes&quot;;1;0)*['Grading Scale'.E$9])+(IF([.M586]=&quot;yes&quot;;1;0)*['Grading Scale'.E$10])+(IF([.N586]=&quot;yes&quot;;1;0)*['Grading Scale'.E$11])+(IF([.O586]=&quot;yes&quot;;1;0)*['Grading Scale'.E$12])+(IF([.P586]=&quot;yes&quot;;1;0)*['Grading Scale'.E$13]))/['Grading Scale'.E$14]*100;0);&quot;&quot;)" office:value-type="string">
            <text:p/>
          </table:table-cell>
          <table:table-cell table:style-name="ce26" table:formula="of:=IF(ISNUMBER([.S586]);VLOOKUP([.S58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7]));VLOOKUP([.C587];['Dataset Descriptions'.$A$2:.$B$10];2;FALSE);&quot;&quot;)" office:value-type="string">
            <text:p/>
          </table:table-cell>
          <table:table-cell table:number-columns-repeated="13" table:style-name="ce27"/>
          <table:table-cell table:style-name="ce28"/>
          <table:table-cell table:style-name="ce26" table:formula="of:=IF(NOT(ISBLANK([.E587]));ROUND(((IF([.E587]=&quot;yes&quot;;1;0)*['Grading Scale'.E$2])+(IF([.F587]=&quot;yes&quot;;1;0)*['Grading Scale'.E$3])+(IF([.G587]=&quot;yes&quot;;1;0)*['Grading Scale'.E$4])+(IF([.H587]=&quot;yes&quot;;1;0)*['Grading Scale'.E$5])+(IF([.I587]=&quot;yes&quot;;1;0)*['Grading Scale'.E$6])+(IF([.J587]=&quot;yes&quot;;1;0)*['Grading Scale'.E$7])+(IF([.K587]=&quot;yes&quot;;1;0)*['Grading Scale'.E$8])+(IF([.L587]=&quot;yes&quot;;1;0)*['Grading Scale'.E$9])+(IF([.M587]=&quot;yes&quot;;1;0)*['Grading Scale'.E$10])+(IF([.N587]=&quot;yes&quot;;1;0)*['Grading Scale'.E$11])+(IF([.O587]=&quot;yes&quot;;1;0)*['Grading Scale'.E$12])+(IF([.P587]=&quot;yes&quot;;1;0)*['Grading Scale'.E$13]))/['Grading Scale'.E$14]*100;0);&quot;&quot;)" office:value-type="string">
            <text:p/>
          </table:table-cell>
          <table:table-cell table:style-name="ce26" table:formula="of:=IF(ISNUMBER([.S587]);VLOOKUP([.S58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8]));VLOOKUP([.C588];['Dataset Descriptions'.$A$2:.$B$10];2;FALSE);&quot;&quot;)" office:value-type="string">
            <text:p/>
          </table:table-cell>
          <table:table-cell table:number-columns-repeated="13" table:style-name="ce27"/>
          <table:table-cell table:style-name="ce28"/>
          <table:table-cell table:style-name="ce26" table:formula="of:=IF(NOT(ISBLANK([.E588]));ROUND(((IF([.E588]=&quot;yes&quot;;1;0)*['Grading Scale'.E$2])+(IF([.F588]=&quot;yes&quot;;1;0)*['Grading Scale'.E$3])+(IF([.G588]=&quot;yes&quot;;1;0)*['Grading Scale'.E$4])+(IF([.H588]=&quot;yes&quot;;1;0)*['Grading Scale'.E$5])+(IF([.I588]=&quot;yes&quot;;1;0)*['Grading Scale'.E$6])+(IF([.J588]=&quot;yes&quot;;1;0)*['Grading Scale'.E$7])+(IF([.K588]=&quot;yes&quot;;1;0)*['Grading Scale'.E$8])+(IF([.L588]=&quot;yes&quot;;1;0)*['Grading Scale'.E$9])+(IF([.M588]=&quot;yes&quot;;1;0)*['Grading Scale'.E$10])+(IF([.N588]=&quot;yes&quot;;1;0)*['Grading Scale'.E$11])+(IF([.O588]=&quot;yes&quot;;1;0)*['Grading Scale'.E$12])+(IF([.P588]=&quot;yes&quot;;1;0)*['Grading Scale'.E$13]))/['Grading Scale'.E$14]*100;0);&quot;&quot;)" office:value-type="string">
            <text:p/>
          </table:table-cell>
          <table:table-cell table:style-name="ce26" table:formula="of:=IF(ISNUMBER([.S588]);VLOOKUP([.S58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89]));VLOOKUP([.C589];['Dataset Descriptions'.$A$2:.$B$10];2;FALSE);&quot;&quot;)" office:value-type="string">
            <text:p/>
          </table:table-cell>
          <table:table-cell table:number-columns-repeated="13" table:style-name="ce27"/>
          <table:table-cell table:style-name="ce28"/>
          <table:table-cell table:style-name="ce26" table:formula="of:=IF(NOT(ISBLANK([.E589]));ROUND(((IF([.E589]=&quot;yes&quot;;1;0)*['Grading Scale'.E$2])+(IF([.F589]=&quot;yes&quot;;1;0)*['Grading Scale'.E$3])+(IF([.G589]=&quot;yes&quot;;1;0)*['Grading Scale'.E$4])+(IF([.H589]=&quot;yes&quot;;1;0)*['Grading Scale'.E$5])+(IF([.I589]=&quot;yes&quot;;1;0)*['Grading Scale'.E$6])+(IF([.J589]=&quot;yes&quot;;1;0)*['Grading Scale'.E$7])+(IF([.K589]=&quot;yes&quot;;1;0)*['Grading Scale'.E$8])+(IF([.L589]=&quot;yes&quot;;1;0)*['Grading Scale'.E$9])+(IF([.M589]=&quot;yes&quot;;1;0)*['Grading Scale'.E$10])+(IF([.N589]=&quot;yes&quot;;1;0)*['Grading Scale'.E$11])+(IF([.O589]=&quot;yes&quot;;1;0)*['Grading Scale'.E$12])+(IF([.P589]=&quot;yes&quot;;1;0)*['Grading Scale'.E$13]))/['Grading Scale'.E$14]*100;0);&quot;&quot;)" office:value-type="string">
            <text:p/>
          </table:table-cell>
          <table:table-cell table:style-name="ce26" table:formula="of:=IF(ISNUMBER([.S589]);VLOOKUP([.S58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0]));VLOOKUP([.C590];['Dataset Descriptions'.$A$2:.$B$10];2;FALSE);&quot;&quot;)" office:value-type="string">
            <text:p/>
          </table:table-cell>
          <table:table-cell table:number-columns-repeated="13" table:style-name="ce27"/>
          <table:table-cell table:style-name="ce28"/>
          <table:table-cell table:style-name="ce26" table:formula="of:=IF(NOT(ISBLANK([.E590]));ROUND(((IF([.E590]=&quot;yes&quot;;1;0)*['Grading Scale'.E$2])+(IF([.F590]=&quot;yes&quot;;1;0)*['Grading Scale'.E$3])+(IF([.G590]=&quot;yes&quot;;1;0)*['Grading Scale'.E$4])+(IF([.H590]=&quot;yes&quot;;1;0)*['Grading Scale'.E$5])+(IF([.I590]=&quot;yes&quot;;1;0)*['Grading Scale'.E$6])+(IF([.J590]=&quot;yes&quot;;1;0)*['Grading Scale'.E$7])+(IF([.K590]=&quot;yes&quot;;1;0)*['Grading Scale'.E$8])+(IF([.L590]=&quot;yes&quot;;1;0)*['Grading Scale'.E$9])+(IF([.M590]=&quot;yes&quot;;1;0)*['Grading Scale'.E$10])+(IF([.N590]=&quot;yes&quot;;1;0)*['Grading Scale'.E$11])+(IF([.O590]=&quot;yes&quot;;1;0)*['Grading Scale'.E$12])+(IF([.P590]=&quot;yes&quot;;1;0)*['Grading Scale'.E$13]))/['Grading Scale'.E$14]*100;0);&quot;&quot;)" office:value-type="string">
            <text:p/>
          </table:table-cell>
          <table:table-cell table:style-name="ce26" table:formula="of:=IF(ISNUMBER([.S590]);VLOOKUP([.S59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1]));VLOOKUP([.C591];['Dataset Descriptions'.$A$2:.$B$10];2;FALSE);&quot;&quot;)" office:value-type="string">
            <text:p/>
          </table:table-cell>
          <table:table-cell table:number-columns-repeated="13" table:style-name="ce27"/>
          <table:table-cell table:style-name="ce28"/>
          <table:table-cell table:style-name="ce26" table:formula="of:=IF(NOT(ISBLANK([.E591]));ROUND(((IF([.E591]=&quot;yes&quot;;1;0)*['Grading Scale'.E$2])+(IF([.F591]=&quot;yes&quot;;1;0)*['Grading Scale'.E$3])+(IF([.G591]=&quot;yes&quot;;1;0)*['Grading Scale'.E$4])+(IF([.H591]=&quot;yes&quot;;1;0)*['Grading Scale'.E$5])+(IF([.I591]=&quot;yes&quot;;1;0)*['Grading Scale'.E$6])+(IF([.J591]=&quot;yes&quot;;1;0)*['Grading Scale'.E$7])+(IF([.K591]=&quot;yes&quot;;1;0)*['Grading Scale'.E$8])+(IF([.L591]=&quot;yes&quot;;1;0)*['Grading Scale'.E$9])+(IF([.M591]=&quot;yes&quot;;1;0)*['Grading Scale'.E$10])+(IF([.N591]=&quot;yes&quot;;1;0)*['Grading Scale'.E$11])+(IF([.O591]=&quot;yes&quot;;1;0)*['Grading Scale'.E$12])+(IF([.P591]=&quot;yes&quot;;1;0)*['Grading Scale'.E$13]))/['Grading Scale'.E$14]*100;0);&quot;&quot;)" office:value-type="string">
            <text:p/>
          </table:table-cell>
          <table:table-cell table:style-name="ce26" table:formula="of:=IF(ISNUMBER([.S591]);VLOOKUP([.S59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2]));VLOOKUP([.C592];['Dataset Descriptions'.$A$2:.$B$10];2;FALSE);&quot;&quot;)" office:value-type="string">
            <text:p/>
          </table:table-cell>
          <table:table-cell table:number-columns-repeated="13" table:style-name="ce27"/>
          <table:table-cell table:style-name="ce28"/>
          <table:table-cell table:style-name="ce26" table:formula="of:=IF(NOT(ISBLANK([.E592]));ROUND(((IF([.E592]=&quot;yes&quot;;1;0)*['Grading Scale'.E$2])+(IF([.F592]=&quot;yes&quot;;1;0)*['Grading Scale'.E$3])+(IF([.G592]=&quot;yes&quot;;1;0)*['Grading Scale'.E$4])+(IF([.H592]=&quot;yes&quot;;1;0)*['Grading Scale'.E$5])+(IF([.I592]=&quot;yes&quot;;1;0)*['Grading Scale'.E$6])+(IF([.J592]=&quot;yes&quot;;1;0)*['Grading Scale'.E$7])+(IF([.K592]=&quot;yes&quot;;1;0)*['Grading Scale'.E$8])+(IF([.L592]=&quot;yes&quot;;1;0)*['Grading Scale'.E$9])+(IF([.M592]=&quot;yes&quot;;1;0)*['Grading Scale'.E$10])+(IF([.N592]=&quot;yes&quot;;1;0)*['Grading Scale'.E$11])+(IF([.O592]=&quot;yes&quot;;1;0)*['Grading Scale'.E$12])+(IF([.P592]=&quot;yes&quot;;1;0)*['Grading Scale'.E$13]))/['Grading Scale'.E$14]*100;0);&quot;&quot;)" office:value-type="string">
            <text:p/>
          </table:table-cell>
          <table:table-cell table:style-name="ce26" table:formula="of:=IF(ISNUMBER([.S592]);VLOOKUP([.S59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3]));VLOOKUP([.C593];['Dataset Descriptions'.$A$2:.$B$10];2;FALSE);&quot;&quot;)" office:value-type="string">
            <text:p/>
          </table:table-cell>
          <table:table-cell table:number-columns-repeated="13" table:style-name="ce27"/>
          <table:table-cell table:style-name="ce28"/>
          <table:table-cell table:style-name="ce26" table:formula="of:=IF(NOT(ISBLANK([.E593]));ROUND(((IF([.E593]=&quot;yes&quot;;1;0)*['Grading Scale'.E$2])+(IF([.F593]=&quot;yes&quot;;1;0)*['Grading Scale'.E$3])+(IF([.G593]=&quot;yes&quot;;1;0)*['Grading Scale'.E$4])+(IF([.H593]=&quot;yes&quot;;1;0)*['Grading Scale'.E$5])+(IF([.I593]=&quot;yes&quot;;1;0)*['Grading Scale'.E$6])+(IF([.J593]=&quot;yes&quot;;1;0)*['Grading Scale'.E$7])+(IF([.K593]=&quot;yes&quot;;1;0)*['Grading Scale'.E$8])+(IF([.L593]=&quot;yes&quot;;1;0)*['Grading Scale'.E$9])+(IF([.M593]=&quot;yes&quot;;1;0)*['Grading Scale'.E$10])+(IF([.N593]=&quot;yes&quot;;1;0)*['Grading Scale'.E$11])+(IF([.O593]=&quot;yes&quot;;1;0)*['Grading Scale'.E$12])+(IF([.P593]=&quot;yes&quot;;1;0)*['Grading Scale'.E$13]))/['Grading Scale'.E$14]*100;0);&quot;&quot;)" office:value-type="string">
            <text:p/>
          </table:table-cell>
          <table:table-cell table:style-name="ce26" table:formula="of:=IF(ISNUMBER([.S593]);VLOOKUP([.S59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4]));VLOOKUP([.C594];['Dataset Descriptions'.$A$2:.$B$10];2;FALSE);&quot;&quot;)" office:value-type="string">
            <text:p/>
          </table:table-cell>
          <table:table-cell table:number-columns-repeated="13" table:style-name="ce27"/>
          <table:table-cell table:style-name="ce28"/>
          <table:table-cell table:style-name="ce26" table:formula="of:=IF(NOT(ISBLANK([.E594]));ROUND(((IF([.E594]=&quot;yes&quot;;1;0)*['Grading Scale'.E$2])+(IF([.F594]=&quot;yes&quot;;1;0)*['Grading Scale'.E$3])+(IF([.G594]=&quot;yes&quot;;1;0)*['Grading Scale'.E$4])+(IF([.H594]=&quot;yes&quot;;1;0)*['Grading Scale'.E$5])+(IF([.I594]=&quot;yes&quot;;1;0)*['Grading Scale'.E$6])+(IF([.J594]=&quot;yes&quot;;1;0)*['Grading Scale'.E$7])+(IF([.K594]=&quot;yes&quot;;1;0)*['Grading Scale'.E$8])+(IF([.L594]=&quot;yes&quot;;1;0)*['Grading Scale'.E$9])+(IF([.M594]=&quot;yes&quot;;1;0)*['Grading Scale'.E$10])+(IF([.N594]=&quot;yes&quot;;1;0)*['Grading Scale'.E$11])+(IF([.O594]=&quot;yes&quot;;1;0)*['Grading Scale'.E$12])+(IF([.P594]=&quot;yes&quot;;1;0)*['Grading Scale'.E$13]))/['Grading Scale'.E$14]*100;0);&quot;&quot;)" office:value-type="string">
            <text:p/>
          </table:table-cell>
          <table:table-cell table:style-name="ce26" table:formula="of:=IF(ISNUMBER([.S594]);VLOOKUP([.S59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5]));VLOOKUP([.C595];['Dataset Descriptions'.$A$2:.$B$10];2;FALSE);&quot;&quot;)" office:value-type="string">
            <text:p/>
          </table:table-cell>
          <table:table-cell table:number-columns-repeated="13" table:style-name="ce27"/>
          <table:table-cell table:style-name="ce28"/>
          <table:table-cell table:style-name="ce26" table:formula="of:=IF(NOT(ISBLANK([.E595]));ROUND(((IF([.E595]=&quot;yes&quot;;1;0)*['Grading Scale'.E$2])+(IF([.F595]=&quot;yes&quot;;1;0)*['Grading Scale'.E$3])+(IF([.G595]=&quot;yes&quot;;1;0)*['Grading Scale'.E$4])+(IF([.H595]=&quot;yes&quot;;1;0)*['Grading Scale'.E$5])+(IF([.I595]=&quot;yes&quot;;1;0)*['Grading Scale'.E$6])+(IF([.J595]=&quot;yes&quot;;1;0)*['Grading Scale'.E$7])+(IF([.K595]=&quot;yes&quot;;1;0)*['Grading Scale'.E$8])+(IF([.L595]=&quot;yes&quot;;1;0)*['Grading Scale'.E$9])+(IF([.M595]=&quot;yes&quot;;1;0)*['Grading Scale'.E$10])+(IF([.N595]=&quot;yes&quot;;1;0)*['Grading Scale'.E$11])+(IF([.O595]=&quot;yes&quot;;1;0)*['Grading Scale'.E$12])+(IF([.P595]=&quot;yes&quot;;1;0)*['Grading Scale'.E$13]))/['Grading Scale'.E$14]*100;0);&quot;&quot;)" office:value-type="string">
            <text:p/>
          </table:table-cell>
          <table:table-cell table:style-name="ce26" table:formula="of:=IF(ISNUMBER([.S595]);VLOOKUP([.S59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6]));VLOOKUP([.C596];['Dataset Descriptions'.$A$2:.$B$10];2;FALSE);&quot;&quot;)" office:value-type="string">
            <text:p/>
          </table:table-cell>
          <table:table-cell table:number-columns-repeated="13" table:style-name="ce27"/>
          <table:table-cell table:style-name="ce28"/>
          <table:table-cell table:style-name="ce26" table:formula="of:=IF(NOT(ISBLANK([.E596]));ROUND(((IF([.E596]=&quot;yes&quot;;1;0)*['Grading Scale'.E$2])+(IF([.F596]=&quot;yes&quot;;1;0)*['Grading Scale'.E$3])+(IF([.G596]=&quot;yes&quot;;1;0)*['Grading Scale'.E$4])+(IF([.H596]=&quot;yes&quot;;1;0)*['Grading Scale'.E$5])+(IF([.I596]=&quot;yes&quot;;1;0)*['Grading Scale'.E$6])+(IF([.J596]=&quot;yes&quot;;1;0)*['Grading Scale'.E$7])+(IF([.K596]=&quot;yes&quot;;1;0)*['Grading Scale'.E$8])+(IF([.L596]=&quot;yes&quot;;1;0)*['Grading Scale'.E$9])+(IF([.M596]=&quot;yes&quot;;1;0)*['Grading Scale'.E$10])+(IF([.N596]=&quot;yes&quot;;1;0)*['Grading Scale'.E$11])+(IF([.O596]=&quot;yes&quot;;1;0)*['Grading Scale'.E$12])+(IF([.P596]=&quot;yes&quot;;1;0)*['Grading Scale'.E$13]))/['Grading Scale'.E$14]*100;0);&quot;&quot;)" office:value-type="string">
            <text:p/>
          </table:table-cell>
          <table:table-cell table:style-name="ce26" table:formula="of:=IF(ISNUMBER([.S596]);VLOOKUP([.S59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7]));VLOOKUP([.C597];['Dataset Descriptions'.$A$2:.$B$10];2;FALSE);&quot;&quot;)" office:value-type="string">
            <text:p/>
          </table:table-cell>
          <table:table-cell table:number-columns-repeated="13" table:style-name="ce27"/>
          <table:table-cell table:style-name="ce28"/>
          <table:table-cell table:style-name="ce26" table:formula="of:=IF(NOT(ISBLANK([.E597]));ROUND(((IF([.E597]=&quot;yes&quot;;1;0)*['Grading Scale'.E$2])+(IF([.F597]=&quot;yes&quot;;1;0)*['Grading Scale'.E$3])+(IF([.G597]=&quot;yes&quot;;1;0)*['Grading Scale'.E$4])+(IF([.H597]=&quot;yes&quot;;1;0)*['Grading Scale'.E$5])+(IF([.I597]=&quot;yes&quot;;1;0)*['Grading Scale'.E$6])+(IF([.J597]=&quot;yes&quot;;1;0)*['Grading Scale'.E$7])+(IF([.K597]=&quot;yes&quot;;1;0)*['Grading Scale'.E$8])+(IF([.L597]=&quot;yes&quot;;1;0)*['Grading Scale'.E$9])+(IF([.M597]=&quot;yes&quot;;1;0)*['Grading Scale'.E$10])+(IF([.N597]=&quot;yes&quot;;1;0)*['Grading Scale'.E$11])+(IF([.O597]=&quot;yes&quot;;1;0)*['Grading Scale'.E$12])+(IF([.P597]=&quot;yes&quot;;1;0)*['Grading Scale'.E$13]))/['Grading Scale'.E$14]*100;0);&quot;&quot;)" office:value-type="string">
            <text:p/>
          </table:table-cell>
          <table:table-cell table:style-name="ce26" table:formula="of:=IF(ISNUMBER([.S597]);VLOOKUP([.S59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8]));VLOOKUP([.C598];['Dataset Descriptions'.$A$2:.$B$10];2;FALSE);&quot;&quot;)" office:value-type="string">
            <text:p/>
          </table:table-cell>
          <table:table-cell table:number-columns-repeated="13" table:style-name="ce27"/>
          <table:table-cell table:style-name="ce28"/>
          <table:table-cell table:style-name="ce26" table:formula="of:=IF(NOT(ISBLANK([.E598]));ROUND(((IF([.E598]=&quot;yes&quot;;1;0)*['Grading Scale'.E$2])+(IF([.F598]=&quot;yes&quot;;1;0)*['Grading Scale'.E$3])+(IF([.G598]=&quot;yes&quot;;1;0)*['Grading Scale'.E$4])+(IF([.H598]=&quot;yes&quot;;1;0)*['Grading Scale'.E$5])+(IF([.I598]=&quot;yes&quot;;1;0)*['Grading Scale'.E$6])+(IF([.J598]=&quot;yes&quot;;1;0)*['Grading Scale'.E$7])+(IF([.K598]=&quot;yes&quot;;1;0)*['Grading Scale'.E$8])+(IF([.L598]=&quot;yes&quot;;1;0)*['Grading Scale'.E$9])+(IF([.M598]=&quot;yes&quot;;1;0)*['Grading Scale'.E$10])+(IF([.N598]=&quot;yes&quot;;1;0)*['Grading Scale'.E$11])+(IF([.O598]=&quot;yes&quot;;1;0)*['Grading Scale'.E$12])+(IF([.P598]=&quot;yes&quot;;1;0)*['Grading Scale'.E$13]))/['Grading Scale'.E$14]*100;0);&quot;&quot;)" office:value-type="string">
            <text:p/>
          </table:table-cell>
          <table:table-cell table:style-name="ce26" table:formula="of:=IF(ISNUMBER([.S598]);VLOOKUP([.S59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599]));VLOOKUP([.C599];['Dataset Descriptions'.$A$2:.$B$10];2;FALSE);&quot;&quot;)" office:value-type="string">
            <text:p/>
          </table:table-cell>
          <table:table-cell table:number-columns-repeated="13" table:style-name="ce27"/>
          <table:table-cell table:style-name="ce28"/>
          <table:table-cell table:style-name="ce26" table:formula="of:=IF(NOT(ISBLANK([.E599]));ROUND(((IF([.E599]=&quot;yes&quot;;1;0)*['Grading Scale'.E$2])+(IF([.F599]=&quot;yes&quot;;1;0)*['Grading Scale'.E$3])+(IF([.G599]=&quot;yes&quot;;1;0)*['Grading Scale'.E$4])+(IF([.H599]=&quot;yes&quot;;1;0)*['Grading Scale'.E$5])+(IF([.I599]=&quot;yes&quot;;1;0)*['Grading Scale'.E$6])+(IF([.J599]=&quot;yes&quot;;1;0)*['Grading Scale'.E$7])+(IF([.K599]=&quot;yes&quot;;1;0)*['Grading Scale'.E$8])+(IF([.L599]=&quot;yes&quot;;1;0)*['Grading Scale'.E$9])+(IF([.M599]=&quot;yes&quot;;1;0)*['Grading Scale'.E$10])+(IF([.N599]=&quot;yes&quot;;1;0)*['Grading Scale'.E$11])+(IF([.O599]=&quot;yes&quot;;1;0)*['Grading Scale'.E$12])+(IF([.P599]=&quot;yes&quot;;1;0)*['Grading Scale'.E$13]))/['Grading Scale'.E$14]*100;0);&quot;&quot;)" office:value-type="string">
            <text:p/>
          </table:table-cell>
          <table:table-cell table:style-name="ce26" table:formula="of:=IF(ISNUMBER([.S599]);VLOOKUP([.S59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0]));VLOOKUP([.C600];['Dataset Descriptions'.$A$2:.$B$10];2;FALSE);&quot;&quot;)" office:value-type="string">
            <text:p/>
          </table:table-cell>
          <table:table-cell table:number-columns-repeated="13" table:style-name="ce27"/>
          <table:table-cell table:style-name="ce28"/>
          <table:table-cell table:style-name="ce26" table:formula="of:=IF(NOT(ISBLANK([.E600]));ROUND(((IF([.E600]=&quot;yes&quot;;1;0)*['Grading Scale'.E$2])+(IF([.F600]=&quot;yes&quot;;1;0)*['Grading Scale'.E$3])+(IF([.G600]=&quot;yes&quot;;1;0)*['Grading Scale'.E$4])+(IF([.H600]=&quot;yes&quot;;1;0)*['Grading Scale'.E$5])+(IF([.I600]=&quot;yes&quot;;1;0)*['Grading Scale'.E$6])+(IF([.J600]=&quot;yes&quot;;1;0)*['Grading Scale'.E$7])+(IF([.K600]=&quot;yes&quot;;1;0)*['Grading Scale'.E$8])+(IF([.L600]=&quot;yes&quot;;1;0)*['Grading Scale'.E$9])+(IF([.M600]=&quot;yes&quot;;1;0)*['Grading Scale'.E$10])+(IF([.N600]=&quot;yes&quot;;1;0)*['Grading Scale'.E$11])+(IF([.O600]=&quot;yes&quot;;1;0)*['Grading Scale'.E$12])+(IF([.P600]=&quot;yes&quot;;1;0)*['Grading Scale'.E$13]))/['Grading Scale'.E$14]*100;0);&quot;&quot;)" office:value-type="string">
            <text:p/>
          </table:table-cell>
          <table:table-cell table:style-name="ce26" table:formula="of:=IF(ISNUMBER([.S600]);VLOOKUP([.S60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1]));VLOOKUP([.C601];['Dataset Descriptions'.$A$2:.$B$10];2;FALSE);&quot;&quot;)" office:value-type="string">
            <text:p/>
          </table:table-cell>
          <table:table-cell table:number-columns-repeated="13" table:style-name="ce27"/>
          <table:table-cell table:style-name="ce28"/>
          <table:table-cell table:style-name="ce26" table:formula="of:=IF(NOT(ISBLANK([.E601]));ROUND(((IF([.E601]=&quot;yes&quot;;1;0)*['Grading Scale'.E$2])+(IF([.F601]=&quot;yes&quot;;1;0)*['Grading Scale'.E$3])+(IF([.G601]=&quot;yes&quot;;1;0)*['Grading Scale'.E$4])+(IF([.H601]=&quot;yes&quot;;1;0)*['Grading Scale'.E$5])+(IF([.I601]=&quot;yes&quot;;1;0)*['Grading Scale'.E$6])+(IF([.J601]=&quot;yes&quot;;1;0)*['Grading Scale'.E$7])+(IF([.K601]=&quot;yes&quot;;1;0)*['Grading Scale'.E$8])+(IF([.L601]=&quot;yes&quot;;1;0)*['Grading Scale'.E$9])+(IF([.M601]=&quot;yes&quot;;1;0)*['Grading Scale'.E$10])+(IF([.N601]=&quot;yes&quot;;1;0)*['Grading Scale'.E$11])+(IF([.O601]=&quot;yes&quot;;1;0)*['Grading Scale'.E$12])+(IF([.P601]=&quot;yes&quot;;1;0)*['Grading Scale'.E$13]))/['Grading Scale'.E$14]*100;0);&quot;&quot;)" office:value-type="string">
            <text:p/>
          </table:table-cell>
          <table:table-cell table:style-name="ce26" table:formula="of:=IF(ISNUMBER([.S601]);VLOOKUP([.S60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2]));VLOOKUP([.C602];['Dataset Descriptions'.$A$2:.$B$10];2;FALSE);&quot;&quot;)" office:value-type="string">
            <text:p/>
          </table:table-cell>
          <table:table-cell table:number-columns-repeated="13" table:style-name="ce27"/>
          <table:table-cell table:style-name="ce28"/>
          <table:table-cell table:style-name="ce26" table:formula="of:=IF(NOT(ISBLANK([.E602]));ROUND(((IF([.E602]=&quot;yes&quot;;1;0)*['Grading Scale'.E$2])+(IF([.F602]=&quot;yes&quot;;1;0)*['Grading Scale'.E$3])+(IF([.G602]=&quot;yes&quot;;1;0)*['Grading Scale'.E$4])+(IF([.H602]=&quot;yes&quot;;1;0)*['Grading Scale'.E$5])+(IF([.I602]=&quot;yes&quot;;1;0)*['Grading Scale'.E$6])+(IF([.J602]=&quot;yes&quot;;1;0)*['Grading Scale'.E$7])+(IF([.K602]=&quot;yes&quot;;1;0)*['Grading Scale'.E$8])+(IF([.L602]=&quot;yes&quot;;1;0)*['Grading Scale'.E$9])+(IF([.M602]=&quot;yes&quot;;1;0)*['Grading Scale'.E$10])+(IF([.N602]=&quot;yes&quot;;1;0)*['Grading Scale'.E$11])+(IF([.O602]=&quot;yes&quot;;1;0)*['Grading Scale'.E$12])+(IF([.P602]=&quot;yes&quot;;1;0)*['Grading Scale'.E$13]))/['Grading Scale'.E$14]*100;0);&quot;&quot;)" office:value-type="string">
            <text:p/>
          </table:table-cell>
          <table:table-cell table:style-name="ce26" table:formula="of:=IF(ISNUMBER([.S602]);VLOOKUP([.S60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3]));VLOOKUP([.C603];['Dataset Descriptions'.$A$2:.$B$10];2;FALSE);&quot;&quot;)" office:value-type="string">
            <text:p/>
          </table:table-cell>
          <table:table-cell table:number-columns-repeated="13" table:style-name="ce27"/>
          <table:table-cell table:style-name="ce28"/>
          <table:table-cell table:style-name="ce26" table:formula="of:=IF(NOT(ISBLANK([.E603]));ROUND(((IF([.E603]=&quot;yes&quot;;1;0)*['Grading Scale'.E$2])+(IF([.F603]=&quot;yes&quot;;1;0)*['Grading Scale'.E$3])+(IF([.G603]=&quot;yes&quot;;1;0)*['Grading Scale'.E$4])+(IF([.H603]=&quot;yes&quot;;1;0)*['Grading Scale'.E$5])+(IF([.I603]=&quot;yes&quot;;1;0)*['Grading Scale'.E$6])+(IF([.J603]=&quot;yes&quot;;1;0)*['Grading Scale'.E$7])+(IF([.K603]=&quot;yes&quot;;1;0)*['Grading Scale'.E$8])+(IF([.L603]=&quot;yes&quot;;1;0)*['Grading Scale'.E$9])+(IF([.M603]=&quot;yes&quot;;1;0)*['Grading Scale'.E$10])+(IF([.N603]=&quot;yes&quot;;1;0)*['Grading Scale'.E$11])+(IF([.O603]=&quot;yes&quot;;1;0)*['Grading Scale'.E$12])+(IF([.P603]=&quot;yes&quot;;1;0)*['Grading Scale'.E$13]))/['Grading Scale'.E$14]*100;0);&quot;&quot;)" office:value-type="string">
            <text:p/>
          </table:table-cell>
          <table:table-cell table:style-name="ce26" table:formula="of:=IF(ISNUMBER([.S603]);VLOOKUP([.S60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4]));VLOOKUP([.C604];['Dataset Descriptions'.$A$2:.$B$10];2;FALSE);&quot;&quot;)" office:value-type="string">
            <text:p/>
          </table:table-cell>
          <table:table-cell table:number-columns-repeated="13" table:style-name="ce27"/>
          <table:table-cell table:style-name="ce28"/>
          <table:table-cell table:style-name="ce26" table:formula="of:=IF(NOT(ISBLANK([.E604]));ROUND(((IF([.E604]=&quot;yes&quot;;1;0)*['Grading Scale'.E$2])+(IF([.F604]=&quot;yes&quot;;1;0)*['Grading Scale'.E$3])+(IF([.G604]=&quot;yes&quot;;1;0)*['Grading Scale'.E$4])+(IF([.H604]=&quot;yes&quot;;1;0)*['Grading Scale'.E$5])+(IF([.I604]=&quot;yes&quot;;1;0)*['Grading Scale'.E$6])+(IF([.J604]=&quot;yes&quot;;1;0)*['Grading Scale'.E$7])+(IF([.K604]=&quot;yes&quot;;1;0)*['Grading Scale'.E$8])+(IF([.L604]=&quot;yes&quot;;1;0)*['Grading Scale'.E$9])+(IF([.M604]=&quot;yes&quot;;1;0)*['Grading Scale'.E$10])+(IF([.N604]=&quot;yes&quot;;1;0)*['Grading Scale'.E$11])+(IF([.O604]=&quot;yes&quot;;1;0)*['Grading Scale'.E$12])+(IF([.P604]=&quot;yes&quot;;1;0)*['Grading Scale'.E$13]))/['Grading Scale'.E$14]*100;0);&quot;&quot;)" office:value-type="string">
            <text:p/>
          </table:table-cell>
          <table:table-cell table:style-name="ce26" table:formula="of:=IF(ISNUMBER([.S604]);VLOOKUP([.S60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5]));VLOOKUP([.C605];['Dataset Descriptions'.$A$2:.$B$10];2;FALSE);&quot;&quot;)" office:value-type="string">
            <text:p/>
          </table:table-cell>
          <table:table-cell table:number-columns-repeated="13" table:style-name="ce27"/>
          <table:table-cell table:style-name="ce28"/>
          <table:table-cell table:style-name="ce26" table:formula="of:=IF(NOT(ISBLANK([.E605]));ROUND(((IF([.E605]=&quot;yes&quot;;1;0)*['Grading Scale'.E$2])+(IF([.F605]=&quot;yes&quot;;1;0)*['Grading Scale'.E$3])+(IF([.G605]=&quot;yes&quot;;1;0)*['Grading Scale'.E$4])+(IF([.H605]=&quot;yes&quot;;1;0)*['Grading Scale'.E$5])+(IF([.I605]=&quot;yes&quot;;1;0)*['Grading Scale'.E$6])+(IF([.J605]=&quot;yes&quot;;1;0)*['Grading Scale'.E$7])+(IF([.K605]=&quot;yes&quot;;1;0)*['Grading Scale'.E$8])+(IF([.L605]=&quot;yes&quot;;1;0)*['Grading Scale'.E$9])+(IF([.M605]=&quot;yes&quot;;1;0)*['Grading Scale'.E$10])+(IF([.N605]=&quot;yes&quot;;1;0)*['Grading Scale'.E$11])+(IF([.O605]=&quot;yes&quot;;1;0)*['Grading Scale'.E$12])+(IF([.P605]=&quot;yes&quot;;1;0)*['Grading Scale'.E$13]))/['Grading Scale'.E$14]*100;0);&quot;&quot;)" office:value-type="string">
            <text:p/>
          </table:table-cell>
          <table:table-cell table:style-name="ce26" table:formula="of:=IF(ISNUMBER([.S605]);VLOOKUP([.S60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6]));VLOOKUP([.C606];['Dataset Descriptions'.$A$2:.$B$10];2;FALSE);&quot;&quot;)" office:value-type="string">
            <text:p/>
          </table:table-cell>
          <table:table-cell table:number-columns-repeated="13" table:style-name="ce27"/>
          <table:table-cell table:style-name="ce28"/>
          <table:table-cell table:style-name="ce26" table:formula="of:=IF(NOT(ISBLANK([.E606]));ROUND(((IF([.E606]=&quot;yes&quot;;1;0)*['Grading Scale'.E$2])+(IF([.F606]=&quot;yes&quot;;1;0)*['Grading Scale'.E$3])+(IF([.G606]=&quot;yes&quot;;1;0)*['Grading Scale'.E$4])+(IF([.H606]=&quot;yes&quot;;1;0)*['Grading Scale'.E$5])+(IF([.I606]=&quot;yes&quot;;1;0)*['Grading Scale'.E$6])+(IF([.J606]=&quot;yes&quot;;1;0)*['Grading Scale'.E$7])+(IF([.K606]=&quot;yes&quot;;1;0)*['Grading Scale'.E$8])+(IF([.L606]=&quot;yes&quot;;1;0)*['Grading Scale'.E$9])+(IF([.M606]=&quot;yes&quot;;1;0)*['Grading Scale'.E$10])+(IF([.N606]=&quot;yes&quot;;1;0)*['Grading Scale'.E$11])+(IF([.O606]=&quot;yes&quot;;1;0)*['Grading Scale'.E$12])+(IF([.P606]=&quot;yes&quot;;1;0)*['Grading Scale'.E$13]))/['Grading Scale'.E$14]*100;0);&quot;&quot;)" office:value-type="string">
            <text:p/>
          </table:table-cell>
          <table:table-cell table:style-name="ce26" table:formula="of:=IF(ISNUMBER([.S606]);VLOOKUP([.S60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7]));VLOOKUP([.C607];['Dataset Descriptions'.$A$2:.$B$10];2;FALSE);&quot;&quot;)" office:value-type="string">
            <text:p/>
          </table:table-cell>
          <table:table-cell table:number-columns-repeated="13" table:style-name="ce27"/>
          <table:table-cell table:style-name="ce28"/>
          <table:table-cell table:style-name="ce26" table:formula="of:=IF(NOT(ISBLANK([.E607]));ROUND(((IF([.E607]=&quot;yes&quot;;1;0)*['Grading Scale'.E$2])+(IF([.F607]=&quot;yes&quot;;1;0)*['Grading Scale'.E$3])+(IF([.G607]=&quot;yes&quot;;1;0)*['Grading Scale'.E$4])+(IF([.H607]=&quot;yes&quot;;1;0)*['Grading Scale'.E$5])+(IF([.I607]=&quot;yes&quot;;1;0)*['Grading Scale'.E$6])+(IF([.J607]=&quot;yes&quot;;1;0)*['Grading Scale'.E$7])+(IF([.K607]=&quot;yes&quot;;1;0)*['Grading Scale'.E$8])+(IF([.L607]=&quot;yes&quot;;1;0)*['Grading Scale'.E$9])+(IF([.M607]=&quot;yes&quot;;1;0)*['Grading Scale'.E$10])+(IF([.N607]=&quot;yes&quot;;1;0)*['Grading Scale'.E$11])+(IF([.O607]=&quot;yes&quot;;1;0)*['Grading Scale'.E$12])+(IF([.P607]=&quot;yes&quot;;1;0)*['Grading Scale'.E$13]))/['Grading Scale'.E$14]*100;0);&quot;&quot;)" office:value-type="string">
            <text:p/>
          </table:table-cell>
          <table:table-cell table:style-name="ce26" table:formula="of:=IF(ISNUMBER([.S607]);VLOOKUP([.S60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8]));VLOOKUP([.C608];['Dataset Descriptions'.$A$2:.$B$10];2;FALSE);&quot;&quot;)" office:value-type="string">
            <text:p/>
          </table:table-cell>
          <table:table-cell table:number-columns-repeated="13" table:style-name="ce27"/>
          <table:table-cell table:style-name="ce28"/>
          <table:table-cell table:style-name="ce26" table:formula="of:=IF(NOT(ISBLANK([.E608]));ROUND(((IF([.E608]=&quot;yes&quot;;1;0)*['Grading Scale'.E$2])+(IF([.F608]=&quot;yes&quot;;1;0)*['Grading Scale'.E$3])+(IF([.G608]=&quot;yes&quot;;1;0)*['Grading Scale'.E$4])+(IF([.H608]=&quot;yes&quot;;1;0)*['Grading Scale'.E$5])+(IF([.I608]=&quot;yes&quot;;1;0)*['Grading Scale'.E$6])+(IF([.J608]=&quot;yes&quot;;1;0)*['Grading Scale'.E$7])+(IF([.K608]=&quot;yes&quot;;1;0)*['Grading Scale'.E$8])+(IF([.L608]=&quot;yes&quot;;1;0)*['Grading Scale'.E$9])+(IF([.M608]=&quot;yes&quot;;1;0)*['Grading Scale'.E$10])+(IF([.N608]=&quot;yes&quot;;1;0)*['Grading Scale'.E$11])+(IF([.O608]=&quot;yes&quot;;1;0)*['Grading Scale'.E$12])+(IF([.P608]=&quot;yes&quot;;1;0)*['Grading Scale'.E$13]))/['Grading Scale'.E$14]*100;0);&quot;&quot;)" office:value-type="string">
            <text:p/>
          </table:table-cell>
          <table:table-cell table:style-name="ce26" table:formula="of:=IF(ISNUMBER([.S608]);VLOOKUP([.S60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09]));VLOOKUP([.C609];['Dataset Descriptions'.$A$2:.$B$10];2;FALSE);&quot;&quot;)" office:value-type="string">
            <text:p/>
          </table:table-cell>
          <table:table-cell table:number-columns-repeated="13" table:style-name="ce27"/>
          <table:table-cell table:style-name="ce28"/>
          <table:table-cell table:style-name="ce26" table:formula="of:=IF(NOT(ISBLANK([.E609]));ROUND(((IF([.E609]=&quot;yes&quot;;1;0)*['Grading Scale'.E$2])+(IF([.F609]=&quot;yes&quot;;1;0)*['Grading Scale'.E$3])+(IF([.G609]=&quot;yes&quot;;1;0)*['Grading Scale'.E$4])+(IF([.H609]=&quot;yes&quot;;1;0)*['Grading Scale'.E$5])+(IF([.I609]=&quot;yes&quot;;1;0)*['Grading Scale'.E$6])+(IF([.J609]=&quot;yes&quot;;1;0)*['Grading Scale'.E$7])+(IF([.K609]=&quot;yes&quot;;1;0)*['Grading Scale'.E$8])+(IF([.L609]=&quot;yes&quot;;1;0)*['Grading Scale'.E$9])+(IF([.M609]=&quot;yes&quot;;1;0)*['Grading Scale'.E$10])+(IF([.N609]=&quot;yes&quot;;1;0)*['Grading Scale'.E$11])+(IF([.O609]=&quot;yes&quot;;1;0)*['Grading Scale'.E$12])+(IF([.P609]=&quot;yes&quot;;1;0)*['Grading Scale'.E$13]))/['Grading Scale'.E$14]*100;0);&quot;&quot;)" office:value-type="string">
            <text:p/>
          </table:table-cell>
          <table:table-cell table:style-name="ce26" table:formula="of:=IF(ISNUMBER([.S609]);VLOOKUP([.S60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0]));VLOOKUP([.C610];['Dataset Descriptions'.$A$2:.$B$10];2;FALSE);&quot;&quot;)" office:value-type="string">
            <text:p/>
          </table:table-cell>
          <table:table-cell table:number-columns-repeated="13" table:style-name="ce27"/>
          <table:table-cell table:style-name="ce28"/>
          <table:table-cell table:style-name="ce26" table:formula="of:=IF(NOT(ISBLANK([.E610]));ROUND(((IF([.E610]=&quot;yes&quot;;1;0)*['Grading Scale'.E$2])+(IF([.F610]=&quot;yes&quot;;1;0)*['Grading Scale'.E$3])+(IF([.G610]=&quot;yes&quot;;1;0)*['Grading Scale'.E$4])+(IF([.H610]=&quot;yes&quot;;1;0)*['Grading Scale'.E$5])+(IF([.I610]=&quot;yes&quot;;1;0)*['Grading Scale'.E$6])+(IF([.J610]=&quot;yes&quot;;1;0)*['Grading Scale'.E$7])+(IF([.K610]=&quot;yes&quot;;1;0)*['Grading Scale'.E$8])+(IF([.L610]=&quot;yes&quot;;1;0)*['Grading Scale'.E$9])+(IF([.M610]=&quot;yes&quot;;1;0)*['Grading Scale'.E$10])+(IF([.N610]=&quot;yes&quot;;1;0)*['Grading Scale'.E$11])+(IF([.O610]=&quot;yes&quot;;1;0)*['Grading Scale'.E$12])+(IF([.P610]=&quot;yes&quot;;1;0)*['Grading Scale'.E$13]))/['Grading Scale'.E$14]*100;0);&quot;&quot;)" office:value-type="string">
            <text:p/>
          </table:table-cell>
          <table:table-cell table:style-name="ce26" table:formula="of:=IF(ISNUMBER([.S610]);VLOOKUP([.S61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1]));VLOOKUP([.C611];['Dataset Descriptions'.$A$2:.$B$10];2;FALSE);&quot;&quot;)" office:value-type="string">
            <text:p/>
          </table:table-cell>
          <table:table-cell table:number-columns-repeated="13" table:style-name="ce27"/>
          <table:table-cell table:style-name="ce28"/>
          <table:table-cell table:style-name="ce26" table:formula="of:=IF(NOT(ISBLANK([.E611]));ROUND(((IF([.E611]=&quot;yes&quot;;1;0)*['Grading Scale'.E$2])+(IF([.F611]=&quot;yes&quot;;1;0)*['Grading Scale'.E$3])+(IF([.G611]=&quot;yes&quot;;1;0)*['Grading Scale'.E$4])+(IF([.H611]=&quot;yes&quot;;1;0)*['Grading Scale'.E$5])+(IF([.I611]=&quot;yes&quot;;1;0)*['Grading Scale'.E$6])+(IF([.J611]=&quot;yes&quot;;1;0)*['Grading Scale'.E$7])+(IF([.K611]=&quot;yes&quot;;1;0)*['Grading Scale'.E$8])+(IF([.L611]=&quot;yes&quot;;1;0)*['Grading Scale'.E$9])+(IF([.M611]=&quot;yes&quot;;1;0)*['Grading Scale'.E$10])+(IF([.N611]=&quot;yes&quot;;1;0)*['Grading Scale'.E$11])+(IF([.O611]=&quot;yes&quot;;1;0)*['Grading Scale'.E$12])+(IF([.P611]=&quot;yes&quot;;1;0)*['Grading Scale'.E$13]))/['Grading Scale'.E$14]*100;0);&quot;&quot;)" office:value-type="string">
            <text:p/>
          </table:table-cell>
          <table:table-cell table:style-name="ce26" table:formula="of:=IF(ISNUMBER([.S611]);VLOOKUP([.S61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2]));VLOOKUP([.C612];['Dataset Descriptions'.$A$2:.$B$10];2;FALSE);&quot;&quot;)" office:value-type="string">
            <text:p/>
          </table:table-cell>
          <table:table-cell table:number-columns-repeated="13" table:style-name="ce27"/>
          <table:table-cell table:style-name="ce28"/>
          <table:table-cell table:style-name="ce26" table:formula="of:=IF(NOT(ISBLANK([.E612]));ROUND(((IF([.E612]=&quot;yes&quot;;1;0)*['Grading Scale'.E$2])+(IF([.F612]=&quot;yes&quot;;1;0)*['Grading Scale'.E$3])+(IF([.G612]=&quot;yes&quot;;1;0)*['Grading Scale'.E$4])+(IF([.H612]=&quot;yes&quot;;1;0)*['Grading Scale'.E$5])+(IF([.I612]=&quot;yes&quot;;1;0)*['Grading Scale'.E$6])+(IF([.J612]=&quot;yes&quot;;1;0)*['Grading Scale'.E$7])+(IF([.K612]=&quot;yes&quot;;1;0)*['Grading Scale'.E$8])+(IF([.L612]=&quot;yes&quot;;1;0)*['Grading Scale'.E$9])+(IF([.M612]=&quot;yes&quot;;1;0)*['Grading Scale'.E$10])+(IF([.N612]=&quot;yes&quot;;1;0)*['Grading Scale'.E$11])+(IF([.O612]=&quot;yes&quot;;1;0)*['Grading Scale'.E$12])+(IF([.P612]=&quot;yes&quot;;1;0)*['Grading Scale'.E$13]))/['Grading Scale'.E$14]*100;0);&quot;&quot;)" office:value-type="string">
            <text:p/>
          </table:table-cell>
          <table:table-cell table:style-name="ce26" table:formula="of:=IF(ISNUMBER([.S612]);VLOOKUP([.S61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3]));VLOOKUP([.C613];['Dataset Descriptions'.$A$2:.$B$10];2;FALSE);&quot;&quot;)" office:value-type="string">
            <text:p/>
          </table:table-cell>
          <table:table-cell table:number-columns-repeated="13" table:style-name="ce27"/>
          <table:table-cell table:style-name="ce28"/>
          <table:table-cell table:style-name="ce26" table:formula="of:=IF(NOT(ISBLANK([.E613]));ROUND(((IF([.E613]=&quot;yes&quot;;1;0)*['Grading Scale'.E$2])+(IF([.F613]=&quot;yes&quot;;1;0)*['Grading Scale'.E$3])+(IF([.G613]=&quot;yes&quot;;1;0)*['Grading Scale'.E$4])+(IF([.H613]=&quot;yes&quot;;1;0)*['Grading Scale'.E$5])+(IF([.I613]=&quot;yes&quot;;1;0)*['Grading Scale'.E$6])+(IF([.J613]=&quot;yes&quot;;1;0)*['Grading Scale'.E$7])+(IF([.K613]=&quot;yes&quot;;1;0)*['Grading Scale'.E$8])+(IF([.L613]=&quot;yes&quot;;1;0)*['Grading Scale'.E$9])+(IF([.M613]=&quot;yes&quot;;1;0)*['Grading Scale'.E$10])+(IF([.N613]=&quot;yes&quot;;1;0)*['Grading Scale'.E$11])+(IF([.O613]=&quot;yes&quot;;1;0)*['Grading Scale'.E$12])+(IF([.P613]=&quot;yes&quot;;1;0)*['Grading Scale'.E$13]))/['Grading Scale'.E$14]*100;0);&quot;&quot;)" office:value-type="string">
            <text:p/>
          </table:table-cell>
          <table:table-cell table:style-name="ce26" table:formula="of:=IF(ISNUMBER([.S613]);VLOOKUP([.S61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4]));VLOOKUP([.C614];['Dataset Descriptions'.$A$2:.$B$10];2;FALSE);&quot;&quot;)" office:value-type="string">
            <text:p/>
          </table:table-cell>
          <table:table-cell table:number-columns-repeated="13" table:style-name="ce27"/>
          <table:table-cell table:style-name="ce28"/>
          <table:table-cell table:style-name="ce26" table:formula="of:=IF(NOT(ISBLANK([.E614]));ROUND(((IF([.E614]=&quot;yes&quot;;1;0)*['Grading Scale'.E$2])+(IF([.F614]=&quot;yes&quot;;1;0)*['Grading Scale'.E$3])+(IF([.G614]=&quot;yes&quot;;1;0)*['Grading Scale'.E$4])+(IF([.H614]=&quot;yes&quot;;1;0)*['Grading Scale'.E$5])+(IF([.I614]=&quot;yes&quot;;1;0)*['Grading Scale'.E$6])+(IF([.J614]=&quot;yes&quot;;1;0)*['Grading Scale'.E$7])+(IF([.K614]=&quot;yes&quot;;1;0)*['Grading Scale'.E$8])+(IF([.L614]=&quot;yes&quot;;1;0)*['Grading Scale'.E$9])+(IF([.M614]=&quot;yes&quot;;1;0)*['Grading Scale'.E$10])+(IF([.N614]=&quot;yes&quot;;1;0)*['Grading Scale'.E$11])+(IF([.O614]=&quot;yes&quot;;1;0)*['Grading Scale'.E$12])+(IF([.P614]=&quot;yes&quot;;1;0)*['Grading Scale'.E$13]))/['Grading Scale'.E$14]*100;0);&quot;&quot;)" office:value-type="string">
            <text:p/>
          </table:table-cell>
          <table:table-cell table:style-name="ce26" table:formula="of:=IF(ISNUMBER([.S614]);VLOOKUP([.S61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5]));VLOOKUP([.C615];['Dataset Descriptions'.$A$2:.$B$10];2;FALSE);&quot;&quot;)" office:value-type="string">
            <text:p/>
          </table:table-cell>
          <table:table-cell table:number-columns-repeated="13" table:style-name="ce27"/>
          <table:table-cell table:style-name="ce28"/>
          <table:table-cell table:style-name="ce26" table:formula="of:=IF(NOT(ISBLANK([.E615]));ROUND(((IF([.E615]=&quot;yes&quot;;1;0)*['Grading Scale'.E$2])+(IF([.F615]=&quot;yes&quot;;1;0)*['Grading Scale'.E$3])+(IF([.G615]=&quot;yes&quot;;1;0)*['Grading Scale'.E$4])+(IF([.H615]=&quot;yes&quot;;1;0)*['Grading Scale'.E$5])+(IF([.I615]=&quot;yes&quot;;1;0)*['Grading Scale'.E$6])+(IF([.J615]=&quot;yes&quot;;1;0)*['Grading Scale'.E$7])+(IF([.K615]=&quot;yes&quot;;1;0)*['Grading Scale'.E$8])+(IF([.L615]=&quot;yes&quot;;1;0)*['Grading Scale'.E$9])+(IF([.M615]=&quot;yes&quot;;1;0)*['Grading Scale'.E$10])+(IF([.N615]=&quot;yes&quot;;1;0)*['Grading Scale'.E$11])+(IF([.O615]=&quot;yes&quot;;1;0)*['Grading Scale'.E$12])+(IF([.P615]=&quot;yes&quot;;1;0)*['Grading Scale'.E$13]))/['Grading Scale'.E$14]*100;0);&quot;&quot;)" office:value-type="string">
            <text:p/>
          </table:table-cell>
          <table:table-cell table:style-name="ce26" table:formula="of:=IF(ISNUMBER([.S615]);VLOOKUP([.S61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6]));VLOOKUP([.C616];['Dataset Descriptions'.$A$2:.$B$10];2;FALSE);&quot;&quot;)" office:value-type="string">
            <text:p/>
          </table:table-cell>
          <table:table-cell table:number-columns-repeated="13" table:style-name="ce27"/>
          <table:table-cell table:style-name="ce28"/>
          <table:table-cell table:style-name="ce26" table:formula="of:=IF(NOT(ISBLANK([.E616]));ROUND(((IF([.E616]=&quot;yes&quot;;1;0)*['Grading Scale'.E$2])+(IF([.F616]=&quot;yes&quot;;1;0)*['Grading Scale'.E$3])+(IF([.G616]=&quot;yes&quot;;1;0)*['Grading Scale'.E$4])+(IF([.H616]=&quot;yes&quot;;1;0)*['Grading Scale'.E$5])+(IF([.I616]=&quot;yes&quot;;1;0)*['Grading Scale'.E$6])+(IF([.J616]=&quot;yes&quot;;1;0)*['Grading Scale'.E$7])+(IF([.K616]=&quot;yes&quot;;1;0)*['Grading Scale'.E$8])+(IF([.L616]=&quot;yes&quot;;1;0)*['Grading Scale'.E$9])+(IF([.M616]=&quot;yes&quot;;1;0)*['Grading Scale'.E$10])+(IF([.N616]=&quot;yes&quot;;1;0)*['Grading Scale'.E$11])+(IF([.O616]=&quot;yes&quot;;1;0)*['Grading Scale'.E$12])+(IF([.P616]=&quot;yes&quot;;1;0)*['Grading Scale'.E$13]))/['Grading Scale'.E$14]*100;0);&quot;&quot;)" office:value-type="string">
            <text:p/>
          </table:table-cell>
          <table:table-cell table:style-name="ce26" table:formula="of:=IF(ISNUMBER([.S616]);VLOOKUP([.S61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7]));VLOOKUP([.C617];['Dataset Descriptions'.$A$2:.$B$10];2;FALSE);&quot;&quot;)" office:value-type="string">
            <text:p/>
          </table:table-cell>
          <table:table-cell table:number-columns-repeated="13" table:style-name="ce27"/>
          <table:table-cell table:style-name="ce28"/>
          <table:table-cell table:style-name="ce26" table:formula="of:=IF(NOT(ISBLANK([.E617]));ROUND(((IF([.E617]=&quot;yes&quot;;1;0)*['Grading Scale'.E$2])+(IF([.F617]=&quot;yes&quot;;1;0)*['Grading Scale'.E$3])+(IF([.G617]=&quot;yes&quot;;1;0)*['Grading Scale'.E$4])+(IF([.H617]=&quot;yes&quot;;1;0)*['Grading Scale'.E$5])+(IF([.I617]=&quot;yes&quot;;1;0)*['Grading Scale'.E$6])+(IF([.J617]=&quot;yes&quot;;1;0)*['Grading Scale'.E$7])+(IF([.K617]=&quot;yes&quot;;1;0)*['Grading Scale'.E$8])+(IF([.L617]=&quot;yes&quot;;1;0)*['Grading Scale'.E$9])+(IF([.M617]=&quot;yes&quot;;1;0)*['Grading Scale'.E$10])+(IF([.N617]=&quot;yes&quot;;1;0)*['Grading Scale'.E$11])+(IF([.O617]=&quot;yes&quot;;1;0)*['Grading Scale'.E$12])+(IF([.P617]=&quot;yes&quot;;1;0)*['Grading Scale'.E$13]))/['Grading Scale'.E$14]*100;0);&quot;&quot;)" office:value-type="string">
            <text:p/>
          </table:table-cell>
          <table:table-cell table:style-name="ce26" table:formula="of:=IF(ISNUMBER([.S617]);VLOOKUP([.S61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8]));VLOOKUP([.C618];['Dataset Descriptions'.$A$2:.$B$10];2;FALSE);&quot;&quot;)" office:value-type="string">
            <text:p/>
          </table:table-cell>
          <table:table-cell table:number-columns-repeated="13" table:style-name="ce27"/>
          <table:table-cell table:style-name="ce28"/>
          <table:table-cell table:style-name="ce26" table:formula="of:=IF(NOT(ISBLANK([.E618]));ROUND(((IF([.E618]=&quot;yes&quot;;1;0)*['Grading Scale'.E$2])+(IF([.F618]=&quot;yes&quot;;1;0)*['Grading Scale'.E$3])+(IF([.G618]=&quot;yes&quot;;1;0)*['Grading Scale'.E$4])+(IF([.H618]=&quot;yes&quot;;1;0)*['Grading Scale'.E$5])+(IF([.I618]=&quot;yes&quot;;1;0)*['Grading Scale'.E$6])+(IF([.J618]=&quot;yes&quot;;1;0)*['Grading Scale'.E$7])+(IF([.K618]=&quot;yes&quot;;1;0)*['Grading Scale'.E$8])+(IF([.L618]=&quot;yes&quot;;1;0)*['Grading Scale'.E$9])+(IF([.M618]=&quot;yes&quot;;1;0)*['Grading Scale'.E$10])+(IF([.N618]=&quot;yes&quot;;1;0)*['Grading Scale'.E$11])+(IF([.O618]=&quot;yes&quot;;1;0)*['Grading Scale'.E$12])+(IF([.P618]=&quot;yes&quot;;1;0)*['Grading Scale'.E$13]))/['Grading Scale'.E$14]*100;0);&quot;&quot;)" office:value-type="string">
            <text:p/>
          </table:table-cell>
          <table:table-cell table:style-name="ce26" table:formula="of:=IF(ISNUMBER([.S618]);VLOOKUP([.S61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19]));VLOOKUP([.C619];['Dataset Descriptions'.$A$2:.$B$10];2;FALSE);&quot;&quot;)" office:value-type="string">
            <text:p/>
          </table:table-cell>
          <table:table-cell table:number-columns-repeated="13" table:style-name="ce27"/>
          <table:table-cell table:style-name="ce28"/>
          <table:table-cell table:style-name="ce26" table:formula="of:=IF(NOT(ISBLANK([.E619]));ROUND(((IF([.E619]=&quot;yes&quot;;1;0)*['Grading Scale'.E$2])+(IF([.F619]=&quot;yes&quot;;1;0)*['Grading Scale'.E$3])+(IF([.G619]=&quot;yes&quot;;1;0)*['Grading Scale'.E$4])+(IF([.H619]=&quot;yes&quot;;1;0)*['Grading Scale'.E$5])+(IF([.I619]=&quot;yes&quot;;1;0)*['Grading Scale'.E$6])+(IF([.J619]=&quot;yes&quot;;1;0)*['Grading Scale'.E$7])+(IF([.K619]=&quot;yes&quot;;1;0)*['Grading Scale'.E$8])+(IF([.L619]=&quot;yes&quot;;1;0)*['Grading Scale'.E$9])+(IF([.M619]=&quot;yes&quot;;1;0)*['Grading Scale'.E$10])+(IF([.N619]=&quot;yes&quot;;1;0)*['Grading Scale'.E$11])+(IF([.O619]=&quot;yes&quot;;1;0)*['Grading Scale'.E$12])+(IF([.P619]=&quot;yes&quot;;1;0)*['Grading Scale'.E$13]))/['Grading Scale'.E$14]*100;0);&quot;&quot;)" office:value-type="string">
            <text:p/>
          </table:table-cell>
          <table:table-cell table:style-name="ce26" table:formula="of:=IF(ISNUMBER([.S619]);VLOOKUP([.S61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0]));VLOOKUP([.C620];['Dataset Descriptions'.$A$2:.$B$10];2;FALSE);&quot;&quot;)" office:value-type="string">
            <text:p/>
          </table:table-cell>
          <table:table-cell table:number-columns-repeated="13" table:style-name="ce27"/>
          <table:table-cell table:style-name="ce28"/>
          <table:table-cell table:style-name="ce26" table:formula="of:=IF(NOT(ISBLANK([.E620]));ROUND(((IF([.E620]=&quot;yes&quot;;1;0)*['Grading Scale'.E$2])+(IF([.F620]=&quot;yes&quot;;1;0)*['Grading Scale'.E$3])+(IF([.G620]=&quot;yes&quot;;1;0)*['Grading Scale'.E$4])+(IF([.H620]=&quot;yes&quot;;1;0)*['Grading Scale'.E$5])+(IF([.I620]=&quot;yes&quot;;1;0)*['Grading Scale'.E$6])+(IF([.J620]=&quot;yes&quot;;1;0)*['Grading Scale'.E$7])+(IF([.K620]=&quot;yes&quot;;1;0)*['Grading Scale'.E$8])+(IF([.L620]=&quot;yes&quot;;1;0)*['Grading Scale'.E$9])+(IF([.M620]=&quot;yes&quot;;1;0)*['Grading Scale'.E$10])+(IF([.N620]=&quot;yes&quot;;1;0)*['Grading Scale'.E$11])+(IF([.O620]=&quot;yes&quot;;1;0)*['Grading Scale'.E$12])+(IF([.P620]=&quot;yes&quot;;1;0)*['Grading Scale'.E$13]))/['Grading Scale'.E$14]*100;0);&quot;&quot;)" office:value-type="string">
            <text:p/>
          </table:table-cell>
          <table:table-cell table:style-name="ce26" table:formula="of:=IF(ISNUMBER([.S620]);VLOOKUP([.S62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1]));VLOOKUP([.C621];['Dataset Descriptions'.$A$2:.$B$10];2;FALSE);&quot;&quot;)" office:value-type="string">
            <text:p/>
          </table:table-cell>
          <table:table-cell table:number-columns-repeated="13" table:style-name="ce27"/>
          <table:table-cell table:style-name="ce28"/>
          <table:table-cell table:style-name="ce26" table:formula="of:=IF(NOT(ISBLANK([.E621]));ROUND(((IF([.E621]=&quot;yes&quot;;1;0)*['Grading Scale'.E$2])+(IF([.F621]=&quot;yes&quot;;1;0)*['Grading Scale'.E$3])+(IF([.G621]=&quot;yes&quot;;1;0)*['Grading Scale'.E$4])+(IF([.H621]=&quot;yes&quot;;1;0)*['Grading Scale'.E$5])+(IF([.I621]=&quot;yes&quot;;1;0)*['Grading Scale'.E$6])+(IF([.J621]=&quot;yes&quot;;1;0)*['Grading Scale'.E$7])+(IF([.K621]=&quot;yes&quot;;1;0)*['Grading Scale'.E$8])+(IF([.L621]=&quot;yes&quot;;1;0)*['Grading Scale'.E$9])+(IF([.M621]=&quot;yes&quot;;1;0)*['Grading Scale'.E$10])+(IF([.N621]=&quot;yes&quot;;1;0)*['Grading Scale'.E$11])+(IF([.O621]=&quot;yes&quot;;1;0)*['Grading Scale'.E$12])+(IF([.P621]=&quot;yes&quot;;1;0)*['Grading Scale'.E$13]))/['Grading Scale'.E$14]*100;0);&quot;&quot;)" office:value-type="string">
            <text:p/>
          </table:table-cell>
          <table:table-cell table:style-name="ce26" table:formula="of:=IF(ISNUMBER([.S621]);VLOOKUP([.S62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2]));VLOOKUP([.C622];['Dataset Descriptions'.$A$2:.$B$10];2;FALSE);&quot;&quot;)" office:value-type="string">
            <text:p/>
          </table:table-cell>
          <table:table-cell table:number-columns-repeated="13" table:style-name="ce27"/>
          <table:table-cell table:style-name="ce28"/>
          <table:table-cell table:style-name="ce26" table:formula="of:=IF(NOT(ISBLANK([.E622]));ROUND(((IF([.E622]=&quot;yes&quot;;1;0)*['Grading Scale'.E$2])+(IF([.F622]=&quot;yes&quot;;1;0)*['Grading Scale'.E$3])+(IF([.G622]=&quot;yes&quot;;1;0)*['Grading Scale'.E$4])+(IF([.H622]=&quot;yes&quot;;1;0)*['Grading Scale'.E$5])+(IF([.I622]=&quot;yes&quot;;1;0)*['Grading Scale'.E$6])+(IF([.J622]=&quot;yes&quot;;1;0)*['Grading Scale'.E$7])+(IF([.K622]=&quot;yes&quot;;1;0)*['Grading Scale'.E$8])+(IF([.L622]=&quot;yes&quot;;1;0)*['Grading Scale'.E$9])+(IF([.M622]=&quot;yes&quot;;1;0)*['Grading Scale'.E$10])+(IF([.N622]=&quot;yes&quot;;1;0)*['Grading Scale'.E$11])+(IF([.O622]=&quot;yes&quot;;1;0)*['Grading Scale'.E$12])+(IF([.P622]=&quot;yes&quot;;1;0)*['Grading Scale'.E$13]))/['Grading Scale'.E$14]*100;0);&quot;&quot;)" office:value-type="string">
            <text:p/>
          </table:table-cell>
          <table:table-cell table:style-name="ce26" table:formula="of:=IF(ISNUMBER([.S622]);VLOOKUP([.S62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3]));VLOOKUP([.C623];['Dataset Descriptions'.$A$2:.$B$10];2;FALSE);&quot;&quot;)" office:value-type="string">
            <text:p/>
          </table:table-cell>
          <table:table-cell table:number-columns-repeated="13" table:style-name="ce27"/>
          <table:table-cell table:style-name="ce28"/>
          <table:table-cell table:style-name="ce26" table:formula="of:=IF(NOT(ISBLANK([.E623]));ROUND(((IF([.E623]=&quot;yes&quot;;1;0)*['Grading Scale'.E$2])+(IF([.F623]=&quot;yes&quot;;1;0)*['Grading Scale'.E$3])+(IF([.G623]=&quot;yes&quot;;1;0)*['Grading Scale'.E$4])+(IF([.H623]=&quot;yes&quot;;1;0)*['Grading Scale'.E$5])+(IF([.I623]=&quot;yes&quot;;1;0)*['Grading Scale'.E$6])+(IF([.J623]=&quot;yes&quot;;1;0)*['Grading Scale'.E$7])+(IF([.K623]=&quot;yes&quot;;1;0)*['Grading Scale'.E$8])+(IF([.L623]=&quot;yes&quot;;1;0)*['Grading Scale'.E$9])+(IF([.M623]=&quot;yes&quot;;1;0)*['Grading Scale'.E$10])+(IF([.N623]=&quot;yes&quot;;1;0)*['Grading Scale'.E$11])+(IF([.O623]=&quot;yes&quot;;1;0)*['Grading Scale'.E$12])+(IF([.P623]=&quot;yes&quot;;1;0)*['Grading Scale'.E$13]))/['Grading Scale'.E$14]*100;0);&quot;&quot;)" office:value-type="string">
            <text:p/>
          </table:table-cell>
          <table:table-cell table:style-name="ce26" table:formula="of:=IF(ISNUMBER([.S623]);VLOOKUP([.S62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4]));VLOOKUP([.C624];['Dataset Descriptions'.$A$2:.$B$10];2;FALSE);&quot;&quot;)" office:value-type="string">
            <text:p/>
          </table:table-cell>
          <table:table-cell table:number-columns-repeated="13" table:style-name="ce27"/>
          <table:table-cell table:style-name="ce28"/>
          <table:table-cell table:style-name="ce26" table:formula="of:=IF(NOT(ISBLANK([.E624]));ROUND(((IF([.E624]=&quot;yes&quot;;1;0)*['Grading Scale'.E$2])+(IF([.F624]=&quot;yes&quot;;1;0)*['Grading Scale'.E$3])+(IF([.G624]=&quot;yes&quot;;1;0)*['Grading Scale'.E$4])+(IF([.H624]=&quot;yes&quot;;1;0)*['Grading Scale'.E$5])+(IF([.I624]=&quot;yes&quot;;1;0)*['Grading Scale'.E$6])+(IF([.J624]=&quot;yes&quot;;1;0)*['Grading Scale'.E$7])+(IF([.K624]=&quot;yes&quot;;1;0)*['Grading Scale'.E$8])+(IF([.L624]=&quot;yes&quot;;1;0)*['Grading Scale'.E$9])+(IF([.M624]=&quot;yes&quot;;1;0)*['Grading Scale'.E$10])+(IF([.N624]=&quot;yes&quot;;1;0)*['Grading Scale'.E$11])+(IF([.O624]=&quot;yes&quot;;1;0)*['Grading Scale'.E$12])+(IF([.P624]=&quot;yes&quot;;1;0)*['Grading Scale'.E$13]))/['Grading Scale'.E$14]*100;0);&quot;&quot;)" office:value-type="string">
            <text:p/>
          </table:table-cell>
          <table:table-cell table:style-name="ce26" table:formula="of:=IF(ISNUMBER([.S624]);VLOOKUP([.S62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5]));VLOOKUP([.C625];['Dataset Descriptions'.$A$2:.$B$10];2;FALSE);&quot;&quot;)" office:value-type="string">
            <text:p/>
          </table:table-cell>
          <table:table-cell table:number-columns-repeated="13" table:style-name="ce27"/>
          <table:table-cell table:style-name="ce28"/>
          <table:table-cell table:style-name="ce26" table:formula="of:=IF(NOT(ISBLANK([.E625]));ROUND(((IF([.E625]=&quot;yes&quot;;1;0)*['Grading Scale'.E$2])+(IF([.F625]=&quot;yes&quot;;1;0)*['Grading Scale'.E$3])+(IF([.G625]=&quot;yes&quot;;1;0)*['Grading Scale'.E$4])+(IF([.H625]=&quot;yes&quot;;1;0)*['Grading Scale'.E$5])+(IF([.I625]=&quot;yes&quot;;1;0)*['Grading Scale'.E$6])+(IF([.J625]=&quot;yes&quot;;1;0)*['Grading Scale'.E$7])+(IF([.K625]=&quot;yes&quot;;1;0)*['Grading Scale'.E$8])+(IF([.L625]=&quot;yes&quot;;1;0)*['Grading Scale'.E$9])+(IF([.M625]=&quot;yes&quot;;1;0)*['Grading Scale'.E$10])+(IF([.N625]=&quot;yes&quot;;1;0)*['Grading Scale'.E$11])+(IF([.O625]=&quot;yes&quot;;1;0)*['Grading Scale'.E$12])+(IF([.P625]=&quot;yes&quot;;1;0)*['Grading Scale'.E$13]))/['Grading Scale'.E$14]*100;0);&quot;&quot;)" office:value-type="string">
            <text:p/>
          </table:table-cell>
          <table:table-cell table:style-name="ce26" table:formula="of:=IF(ISNUMBER([.S625]);VLOOKUP([.S62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6]));VLOOKUP([.C626];['Dataset Descriptions'.$A$2:.$B$10];2;FALSE);&quot;&quot;)" office:value-type="string">
            <text:p/>
          </table:table-cell>
          <table:table-cell table:number-columns-repeated="13" table:style-name="ce27"/>
          <table:table-cell table:style-name="ce28"/>
          <table:table-cell table:style-name="ce26" table:formula="of:=IF(NOT(ISBLANK([.E626]));ROUND(((IF([.E626]=&quot;yes&quot;;1;0)*['Grading Scale'.E$2])+(IF([.F626]=&quot;yes&quot;;1;0)*['Grading Scale'.E$3])+(IF([.G626]=&quot;yes&quot;;1;0)*['Grading Scale'.E$4])+(IF([.H626]=&quot;yes&quot;;1;0)*['Grading Scale'.E$5])+(IF([.I626]=&quot;yes&quot;;1;0)*['Grading Scale'.E$6])+(IF([.J626]=&quot;yes&quot;;1;0)*['Grading Scale'.E$7])+(IF([.K626]=&quot;yes&quot;;1;0)*['Grading Scale'.E$8])+(IF([.L626]=&quot;yes&quot;;1;0)*['Grading Scale'.E$9])+(IF([.M626]=&quot;yes&quot;;1;0)*['Grading Scale'.E$10])+(IF([.N626]=&quot;yes&quot;;1;0)*['Grading Scale'.E$11])+(IF([.O626]=&quot;yes&quot;;1;0)*['Grading Scale'.E$12])+(IF([.P626]=&quot;yes&quot;;1;0)*['Grading Scale'.E$13]))/['Grading Scale'.E$14]*100;0);&quot;&quot;)" office:value-type="string">
            <text:p/>
          </table:table-cell>
          <table:table-cell table:style-name="ce26" table:formula="of:=IF(ISNUMBER([.S626]);VLOOKUP([.S62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7]));VLOOKUP([.C627];['Dataset Descriptions'.$A$2:.$B$10];2;FALSE);&quot;&quot;)" office:value-type="string">
            <text:p/>
          </table:table-cell>
          <table:table-cell table:number-columns-repeated="13" table:style-name="ce27"/>
          <table:table-cell table:style-name="ce28"/>
          <table:table-cell table:style-name="ce26" table:formula="of:=IF(NOT(ISBLANK([.E627]));ROUND(((IF([.E627]=&quot;yes&quot;;1;0)*['Grading Scale'.E$2])+(IF([.F627]=&quot;yes&quot;;1;0)*['Grading Scale'.E$3])+(IF([.G627]=&quot;yes&quot;;1;0)*['Grading Scale'.E$4])+(IF([.H627]=&quot;yes&quot;;1;0)*['Grading Scale'.E$5])+(IF([.I627]=&quot;yes&quot;;1;0)*['Grading Scale'.E$6])+(IF([.J627]=&quot;yes&quot;;1;0)*['Grading Scale'.E$7])+(IF([.K627]=&quot;yes&quot;;1;0)*['Grading Scale'.E$8])+(IF([.L627]=&quot;yes&quot;;1;0)*['Grading Scale'.E$9])+(IF([.M627]=&quot;yes&quot;;1;0)*['Grading Scale'.E$10])+(IF([.N627]=&quot;yes&quot;;1;0)*['Grading Scale'.E$11])+(IF([.O627]=&quot;yes&quot;;1;0)*['Grading Scale'.E$12])+(IF([.P627]=&quot;yes&quot;;1;0)*['Grading Scale'.E$13]))/['Grading Scale'.E$14]*100;0);&quot;&quot;)" office:value-type="string">
            <text:p/>
          </table:table-cell>
          <table:table-cell table:style-name="ce26" table:formula="of:=IF(ISNUMBER([.S627]);VLOOKUP([.S62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8]));VLOOKUP([.C628];['Dataset Descriptions'.$A$2:.$B$10];2;FALSE);&quot;&quot;)" office:value-type="string">
            <text:p/>
          </table:table-cell>
          <table:table-cell table:number-columns-repeated="13" table:style-name="ce27"/>
          <table:table-cell table:style-name="ce28"/>
          <table:table-cell table:style-name="ce26" table:formula="of:=IF(NOT(ISBLANK([.E628]));ROUND(((IF([.E628]=&quot;yes&quot;;1;0)*['Grading Scale'.E$2])+(IF([.F628]=&quot;yes&quot;;1;0)*['Grading Scale'.E$3])+(IF([.G628]=&quot;yes&quot;;1;0)*['Grading Scale'.E$4])+(IF([.H628]=&quot;yes&quot;;1;0)*['Grading Scale'.E$5])+(IF([.I628]=&quot;yes&quot;;1;0)*['Grading Scale'.E$6])+(IF([.J628]=&quot;yes&quot;;1;0)*['Grading Scale'.E$7])+(IF([.K628]=&quot;yes&quot;;1;0)*['Grading Scale'.E$8])+(IF([.L628]=&quot;yes&quot;;1;0)*['Grading Scale'.E$9])+(IF([.M628]=&quot;yes&quot;;1;0)*['Grading Scale'.E$10])+(IF([.N628]=&quot;yes&quot;;1;0)*['Grading Scale'.E$11])+(IF([.O628]=&quot;yes&quot;;1;0)*['Grading Scale'.E$12])+(IF([.P628]=&quot;yes&quot;;1;0)*['Grading Scale'.E$13]))/['Grading Scale'.E$14]*100;0);&quot;&quot;)" office:value-type="string">
            <text:p/>
          </table:table-cell>
          <table:table-cell table:style-name="ce26" table:formula="of:=IF(ISNUMBER([.S628]);VLOOKUP([.S62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29]));VLOOKUP([.C629];['Dataset Descriptions'.$A$2:.$B$10];2;FALSE);&quot;&quot;)" office:value-type="string">
            <text:p/>
          </table:table-cell>
          <table:table-cell table:number-columns-repeated="13" table:style-name="ce27"/>
          <table:table-cell table:style-name="ce28"/>
          <table:table-cell table:style-name="ce26" table:formula="of:=IF(NOT(ISBLANK([.E629]));ROUND(((IF([.E629]=&quot;yes&quot;;1;0)*['Grading Scale'.E$2])+(IF([.F629]=&quot;yes&quot;;1;0)*['Grading Scale'.E$3])+(IF([.G629]=&quot;yes&quot;;1;0)*['Grading Scale'.E$4])+(IF([.H629]=&quot;yes&quot;;1;0)*['Grading Scale'.E$5])+(IF([.I629]=&quot;yes&quot;;1;0)*['Grading Scale'.E$6])+(IF([.J629]=&quot;yes&quot;;1;0)*['Grading Scale'.E$7])+(IF([.K629]=&quot;yes&quot;;1;0)*['Grading Scale'.E$8])+(IF([.L629]=&quot;yes&quot;;1;0)*['Grading Scale'.E$9])+(IF([.M629]=&quot;yes&quot;;1;0)*['Grading Scale'.E$10])+(IF([.N629]=&quot;yes&quot;;1;0)*['Grading Scale'.E$11])+(IF([.O629]=&quot;yes&quot;;1;0)*['Grading Scale'.E$12])+(IF([.P629]=&quot;yes&quot;;1;0)*['Grading Scale'.E$13]))/['Grading Scale'.E$14]*100;0);&quot;&quot;)" office:value-type="string">
            <text:p/>
          </table:table-cell>
          <table:table-cell table:style-name="ce26" table:formula="of:=IF(ISNUMBER([.S629]);VLOOKUP([.S62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0]));VLOOKUP([.C630];['Dataset Descriptions'.$A$2:.$B$10];2;FALSE);&quot;&quot;)" office:value-type="string">
            <text:p/>
          </table:table-cell>
          <table:table-cell table:number-columns-repeated="13" table:style-name="ce27"/>
          <table:table-cell table:style-name="ce28"/>
          <table:table-cell table:style-name="ce26" table:formula="of:=IF(NOT(ISBLANK([.E630]));ROUND(((IF([.E630]=&quot;yes&quot;;1;0)*['Grading Scale'.E$2])+(IF([.F630]=&quot;yes&quot;;1;0)*['Grading Scale'.E$3])+(IF([.G630]=&quot;yes&quot;;1;0)*['Grading Scale'.E$4])+(IF([.H630]=&quot;yes&quot;;1;0)*['Grading Scale'.E$5])+(IF([.I630]=&quot;yes&quot;;1;0)*['Grading Scale'.E$6])+(IF([.J630]=&quot;yes&quot;;1;0)*['Grading Scale'.E$7])+(IF([.K630]=&quot;yes&quot;;1;0)*['Grading Scale'.E$8])+(IF([.L630]=&quot;yes&quot;;1;0)*['Grading Scale'.E$9])+(IF([.M630]=&quot;yes&quot;;1;0)*['Grading Scale'.E$10])+(IF([.N630]=&quot;yes&quot;;1;0)*['Grading Scale'.E$11])+(IF([.O630]=&quot;yes&quot;;1;0)*['Grading Scale'.E$12])+(IF([.P630]=&quot;yes&quot;;1;0)*['Grading Scale'.E$13]))/['Grading Scale'.E$14]*100;0);&quot;&quot;)" office:value-type="string">
            <text:p/>
          </table:table-cell>
          <table:table-cell table:style-name="ce26" table:formula="of:=IF(ISNUMBER([.S630]);VLOOKUP([.S63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1]));VLOOKUP([.C631];['Dataset Descriptions'.$A$2:.$B$10];2;FALSE);&quot;&quot;)" office:value-type="string">
            <text:p/>
          </table:table-cell>
          <table:table-cell table:number-columns-repeated="13" table:style-name="ce27"/>
          <table:table-cell table:style-name="ce28"/>
          <table:table-cell table:style-name="ce26" table:formula="of:=IF(NOT(ISBLANK([.E631]));ROUND(((IF([.E631]=&quot;yes&quot;;1;0)*['Grading Scale'.E$2])+(IF([.F631]=&quot;yes&quot;;1;0)*['Grading Scale'.E$3])+(IF([.G631]=&quot;yes&quot;;1;0)*['Grading Scale'.E$4])+(IF([.H631]=&quot;yes&quot;;1;0)*['Grading Scale'.E$5])+(IF([.I631]=&quot;yes&quot;;1;0)*['Grading Scale'.E$6])+(IF([.J631]=&quot;yes&quot;;1;0)*['Grading Scale'.E$7])+(IF([.K631]=&quot;yes&quot;;1;0)*['Grading Scale'.E$8])+(IF([.L631]=&quot;yes&quot;;1;0)*['Grading Scale'.E$9])+(IF([.M631]=&quot;yes&quot;;1;0)*['Grading Scale'.E$10])+(IF([.N631]=&quot;yes&quot;;1;0)*['Grading Scale'.E$11])+(IF([.O631]=&quot;yes&quot;;1;0)*['Grading Scale'.E$12])+(IF([.P631]=&quot;yes&quot;;1;0)*['Grading Scale'.E$13]))/['Grading Scale'.E$14]*100;0);&quot;&quot;)" office:value-type="string">
            <text:p/>
          </table:table-cell>
          <table:table-cell table:style-name="ce26" table:formula="of:=IF(ISNUMBER([.S631]);VLOOKUP([.S63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2]));VLOOKUP([.C632];['Dataset Descriptions'.$A$2:.$B$10];2;FALSE);&quot;&quot;)" office:value-type="string">
            <text:p/>
          </table:table-cell>
          <table:table-cell table:number-columns-repeated="13" table:style-name="ce27"/>
          <table:table-cell table:style-name="ce28"/>
          <table:table-cell table:style-name="ce26" table:formula="of:=IF(NOT(ISBLANK([.E632]));ROUND(((IF([.E632]=&quot;yes&quot;;1;0)*['Grading Scale'.E$2])+(IF([.F632]=&quot;yes&quot;;1;0)*['Grading Scale'.E$3])+(IF([.G632]=&quot;yes&quot;;1;0)*['Grading Scale'.E$4])+(IF([.H632]=&quot;yes&quot;;1;0)*['Grading Scale'.E$5])+(IF([.I632]=&quot;yes&quot;;1;0)*['Grading Scale'.E$6])+(IF([.J632]=&quot;yes&quot;;1;0)*['Grading Scale'.E$7])+(IF([.K632]=&quot;yes&quot;;1;0)*['Grading Scale'.E$8])+(IF([.L632]=&quot;yes&quot;;1;0)*['Grading Scale'.E$9])+(IF([.M632]=&quot;yes&quot;;1;0)*['Grading Scale'.E$10])+(IF([.N632]=&quot;yes&quot;;1;0)*['Grading Scale'.E$11])+(IF([.O632]=&quot;yes&quot;;1;0)*['Grading Scale'.E$12])+(IF([.P632]=&quot;yes&quot;;1;0)*['Grading Scale'.E$13]))/['Grading Scale'.E$14]*100;0);&quot;&quot;)" office:value-type="string">
            <text:p/>
          </table:table-cell>
          <table:table-cell table:style-name="ce26" table:formula="of:=IF(ISNUMBER([.S632]);VLOOKUP([.S63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3]));VLOOKUP([.C633];['Dataset Descriptions'.$A$2:.$B$10];2;FALSE);&quot;&quot;)" office:value-type="string">
            <text:p/>
          </table:table-cell>
          <table:table-cell table:number-columns-repeated="13" table:style-name="ce27"/>
          <table:table-cell table:style-name="ce28"/>
          <table:table-cell table:style-name="ce26" table:formula="of:=IF(NOT(ISBLANK([.E633]));ROUND(((IF([.E633]=&quot;yes&quot;;1;0)*['Grading Scale'.E$2])+(IF([.F633]=&quot;yes&quot;;1;0)*['Grading Scale'.E$3])+(IF([.G633]=&quot;yes&quot;;1;0)*['Grading Scale'.E$4])+(IF([.H633]=&quot;yes&quot;;1;0)*['Grading Scale'.E$5])+(IF([.I633]=&quot;yes&quot;;1;0)*['Grading Scale'.E$6])+(IF([.J633]=&quot;yes&quot;;1;0)*['Grading Scale'.E$7])+(IF([.K633]=&quot;yes&quot;;1;0)*['Grading Scale'.E$8])+(IF([.L633]=&quot;yes&quot;;1;0)*['Grading Scale'.E$9])+(IF([.M633]=&quot;yes&quot;;1;0)*['Grading Scale'.E$10])+(IF([.N633]=&quot;yes&quot;;1;0)*['Grading Scale'.E$11])+(IF([.O633]=&quot;yes&quot;;1;0)*['Grading Scale'.E$12])+(IF([.P633]=&quot;yes&quot;;1;0)*['Grading Scale'.E$13]))/['Grading Scale'.E$14]*100;0);&quot;&quot;)" office:value-type="string">
            <text:p/>
          </table:table-cell>
          <table:table-cell table:style-name="ce26" table:formula="of:=IF(ISNUMBER([.S633]);VLOOKUP([.S63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4]));VLOOKUP([.C634];['Dataset Descriptions'.$A$2:.$B$10];2;FALSE);&quot;&quot;)" office:value-type="string">
            <text:p/>
          </table:table-cell>
          <table:table-cell table:number-columns-repeated="13" table:style-name="ce27"/>
          <table:table-cell table:style-name="ce28"/>
          <table:table-cell table:style-name="ce26" table:formula="of:=IF(NOT(ISBLANK([.E634]));ROUND(((IF([.E634]=&quot;yes&quot;;1;0)*['Grading Scale'.E$2])+(IF([.F634]=&quot;yes&quot;;1;0)*['Grading Scale'.E$3])+(IF([.G634]=&quot;yes&quot;;1;0)*['Grading Scale'.E$4])+(IF([.H634]=&quot;yes&quot;;1;0)*['Grading Scale'.E$5])+(IF([.I634]=&quot;yes&quot;;1;0)*['Grading Scale'.E$6])+(IF([.J634]=&quot;yes&quot;;1;0)*['Grading Scale'.E$7])+(IF([.K634]=&quot;yes&quot;;1;0)*['Grading Scale'.E$8])+(IF([.L634]=&quot;yes&quot;;1;0)*['Grading Scale'.E$9])+(IF([.M634]=&quot;yes&quot;;1;0)*['Grading Scale'.E$10])+(IF([.N634]=&quot;yes&quot;;1;0)*['Grading Scale'.E$11])+(IF([.O634]=&quot;yes&quot;;1;0)*['Grading Scale'.E$12])+(IF([.P634]=&quot;yes&quot;;1;0)*['Grading Scale'.E$13]))/['Grading Scale'.E$14]*100;0);&quot;&quot;)" office:value-type="string">
            <text:p/>
          </table:table-cell>
          <table:table-cell table:style-name="ce26" table:formula="of:=IF(ISNUMBER([.S634]);VLOOKUP([.S63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5]));VLOOKUP([.C635];['Dataset Descriptions'.$A$2:.$B$10];2;FALSE);&quot;&quot;)" office:value-type="string">
            <text:p/>
          </table:table-cell>
          <table:table-cell table:number-columns-repeated="13" table:style-name="ce27"/>
          <table:table-cell table:style-name="ce28"/>
          <table:table-cell table:style-name="ce26" table:formula="of:=IF(NOT(ISBLANK([.E635]));ROUND(((IF([.E635]=&quot;yes&quot;;1;0)*['Grading Scale'.E$2])+(IF([.F635]=&quot;yes&quot;;1;0)*['Grading Scale'.E$3])+(IF([.G635]=&quot;yes&quot;;1;0)*['Grading Scale'.E$4])+(IF([.H635]=&quot;yes&quot;;1;0)*['Grading Scale'.E$5])+(IF([.I635]=&quot;yes&quot;;1;0)*['Grading Scale'.E$6])+(IF([.J635]=&quot;yes&quot;;1;0)*['Grading Scale'.E$7])+(IF([.K635]=&quot;yes&quot;;1;0)*['Grading Scale'.E$8])+(IF([.L635]=&quot;yes&quot;;1;0)*['Grading Scale'.E$9])+(IF([.M635]=&quot;yes&quot;;1;0)*['Grading Scale'.E$10])+(IF([.N635]=&quot;yes&quot;;1;0)*['Grading Scale'.E$11])+(IF([.O635]=&quot;yes&quot;;1;0)*['Grading Scale'.E$12])+(IF([.P635]=&quot;yes&quot;;1;0)*['Grading Scale'.E$13]))/['Grading Scale'.E$14]*100;0);&quot;&quot;)" office:value-type="string">
            <text:p/>
          </table:table-cell>
          <table:table-cell table:style-name="ce26" table:formula="of:=IF(ISNUMBER([.S635]);VLOOKUP([.S63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6]));VLOOKUP([.C636];['Dataset Descriptions'.$A$2:.$B$10];2;FALSE);&quot;&quot;)" office:value-type="string">
            <text:p/>
          </table:table-cell>
          <table:table-cell table:number-columns-repeated="13" table:style-name="ce27"/>
          <table:table-cell table:style-name="ce28"/>
          <table:table-cell table:style-name="ce26" table:formula="of:=IF(NOT(ISBLANK([.E636]));ROUND(((IF([.E636]=&quot;yes&quot;;1;0)*['Grading Scale'.E$2])+(IF([.F636]=&quot;yes&quot;;1;0)*['Grading Scale'.E$3])+(IF([.G636]=&quot;yes&quot;;1;0)*['Grading Scale'.E$4])+(IF([.H636]=&quot;yes&quot;;1;0)*['Grading Scale'.E$5])+(IF([.I636]=&quot;yes&quot;;1;0)*['Grading Scale'.E$6])+(IF([.J636]=&quot;yes&quot;;1;0)*['Grading Scale'.E$7])+(IF([.K636]=&quot;yes&quot;;1;0)*['Grading Scale'.E$8])+(IF([.L636]=&quot;yes&quot;;1;0)*['Grading Scale'.E$9])+(IF([.M636]=&quot;yes&quot;;1;0)*['Grading Scale'.E$10])+(IF([.N636]=&quot;yes&quot;;1;0)*['Grading Scale'.E$11])+(IF([.O636]=&quot;yes&quot;;1;0)*['Grading Scale'.E$12])+(IF([.P636]=&quot;yes&quot;;1;0)*['Grading Scale'.E$13]))/['Grading Scale'.E$14]*100;0);&quot;&quot;)" office:value-type="string">
            <text:p/>
          </table:table-cell>
          <table:table-cell table:style-name="ce26" table:formula="of:=IF(ISNUMBER([.S636]);VLOOKUP([.S63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7]));VLOOKUP([.C637];['Dataset Descriptions'.$A$2:.$B$10];2;FALSE);&quot;&quot;)" office:value-type="string">
            <text:p/>
          </table:table-cell>
          <table:table-cell table:number-columns-repeated="13" table:style-name="ce27"/>
          <table:table-cell table:style-name="ce28"/>
          <table:table-cell table:style-name="ce26" table:formula="of:=IF(NOT(ISBLANK([.E637]));ROUND(((IF([.E637]=&quot;yes&quot;;1;0)*['Grading Scale'.E$2])+(IF([.F637]=&quot;yes&quot;;1;0)*['Grading Scale'.E$3])+(IF([.G637]=&quot;yes&quot;;1;0)*['Grading Scale'.E$4])+(IF([.H637]=&quot;yes&quot;;1;0)*['Grading Scale'.E$5])+(IF([.I637]=&quot;yes&quot;;1;0)*['Grading Scale'.E$6])+(IF([.J637]=&quot;yes&quot;;1;0)*['Grading Scale'.E$7])+(IF([.K637]=&quot;yes&quot;;1;0)*['Grading Scale'.E$8])+(IF([.L637]=&quot;yes&quot;;1;0)*['Grading Scale'.E$9])+(IF([.M637]=&quot;yes&quot;;1;0)*['Grading Scale'.E$10])+(IF([.N637]=&quot;yes&quot;;1;0)*['Grading Scale'.E$11])+(IF([.O637]=&quot;yes&quot;;1;0)*['Grading Scale'.E$12])+(IF([.P637]=&quot;yes&quot;;1;0)*['Grading Scale'.E$13]))/['Grading Scale'.E$14]*100;0);&quot;&quot;)" office:value-type="string">
            <text:p/>
          </table:table-cell>
          <table:table-cell table:style-name="ce26" table:formula="of:=IF(ISNUMBER([.S637]);VLOOKUP([.S63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8]));VLOOKUP([.C638];['Dataset Descriptions'.$A$2:.$B$10];2;FALSE);&quot;&quot;)" office:value-type="string">
            <text:p/>
          </table:table-cell>
          <table:table-cell table:number-columns-repeated="13" table:style-name="ce27"/>
          <table:table-cell table:style-name="ce28"/>
          <table:table-cell table:style-name="ce26" table:formula="of:=IF(NOT(ISBLANK([.E638]));ROUND(((IF([.E638]=&quot;yes&quot;;1;0)*['Grading Scale'.E$2])+(IF([.F638]=&quot;yes&quot;;1;0)*['Grading Scale'.E$3])+(IF([.G638]=&quot;yes&quot;;1;0)*['Grading Scale'.E$4])+(IF([.H638]=&quot;yes&quot;;1;0)*['Grading Scale'.E$5])+(IF([.I638]=&quot;yes&quot;;1;0)*['Grading Scale'.E$6])+(IF([.J638]=&quot;yes&quot;;1;0)*['Grading Scale'.E$7])+(IF([.K638]=&quot;yes&quot;;1;0)*['Grading Scale'.E$8])+(IF([.L638]=&quot;yes&quot;;1;0)*['Grading Scale'.E$9])+(IF([.M638]=&quot;yes&quot;;1;0)*['Grading Scale'.E$10])+(IF([.N638]=&quot;yes&quot;;1;0)*['Grading Scale'.E$11])+(IF([.O638]=&quot;yes&quot;;1;0)*['Grading Scale'.E$12])+(IF([.P638]=&quot;yes&quot;;1;0)*['Grading Scale'.E$13]))/['Grading Scale'.E$14]*100;0);&quot;&quot;)" office:value-type="string">
            <text:p/>
          </table:table-cell>
          <table:table-cell table:style-name="ce26" table:formula="of:=IF(ISNUMBER([.S638]);VLOOKUP([.S63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39]));VLOOKUP([.C639];['Dataset Descriptions'.$A$2:.$B$10];2;FALSE);&quot;&quot;)" office:value-type="string">
            <text:p/>
          </table:table-cell>
          <table:table-cell table:number-columns-repeated="13" table:style-name="ce27"/>
          <table:table-cell table:style-name="ce28"/>
          <table:table-cell table:style-name="ce26" table:formula="of:=IF(NOT(ISBLANK([.E639]));ROUND(((IF([.E639]=&quot;yes&quot;;1;0)*['Grading Scale'.E$2])+(IF([.F639]=&quot;yes&quot;;1;0)*['Grading Scale'.E$3])+(IF([.G639]=&quot;yes&quot;;1;0)*['Grading Scale'.E$4])+(IF([.H639]=&quot;yes&quot;;1;0)*['Grading Scale'.E$5])+(IF([.I639]=&quot;yes&quot;;1;0)*['Grading Scale'.E$6])+(IF([.J639]=&quot;yes&quot;;1;0)*['Grading Scale'.E$7])+(IF([.K639]=&quot;yes&quot;;1;0)*['Grading Scale'.E$8])+(IF([.L639]=&quot;yes&quot;;1;0)*['Grading Scale'.E$9])+(IF([.M639]=&quot;yes&quot;;1;0)*['Grading Scale'.E$10])+(IF([.N639]=&quot;yes&quot;;1;0)*['Grading Scale'.E$11])+(IF([.O639]=&quot;yes&quot;;1;0)*['Grading Scale'.E$12])+(IF([.P639]=&quot;yes&quot;;1;0)*['Grading Scale'.E$13]))/['Grading Scale'.E$14]*100;0);&quot;&quot;)" office:value-type="string">
            <text:p/>
          </table:table-cell>
          <table:table-cell table:style-name="ce26" table:formula="of:=IF(ISNUMBER([.S639]);VLOOKUP([.S63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0]));VLOOKUP([.C640];['Dataset Descriptions'.$A$2:.$B$10];2;FALSE);&quot;&quot;)" office:value-type="string">
            <text:p/>
          </table:table-cell>
          <table:table-cell table:number-columns-repeated="13" table:style-name="ce27"/>
          <table:table-cell table:style-name="ce28"/>
          <table:table-cell table:style-name="ce26" table:formula="of:=IF(NOT(ISBLANK([.E640]));ROUND(((IF([.E640]=&quot;yes&quot;;1;0)*['Grading Scale'.E$2])+(IF([.F640]=&quot;yes&quot;;1;0)*['Grading Scale'.E$3])+(IF([.G640]=&quot;yes&quot;;1;0)*['Grading Scale'.E$4])+(IF([.H640]=&quot;yes&quot;;1;0)*['Grading Scale'.E$5])+(IF([.I640]=&quot;yes&quot;;1;0)*['Grading Scale'.E$6])+(IF([.J640]=&quot;yes&quot;;1;0)*['Grading Scale'.E$7])+(IF([.K640]=&quot;yes&quot;;1;0)*['Grading Scale'.E$8])+(IF([.L640]=&quot;yes&quot;;1;0)*['Grading Scale'.E$9])+(IF([.M640]=&quot;yes&quot;;1;0)*['Grading Scale'.E$10])+(IF([.N640]=&quot;yes&quot;;1;0)*['Grading Scale'.E$11])+(IF([.O640]=&quot;yes&quot;;1;0)*['Grading Scale'.E$12])+(IF([.P640]=&quot;yes&quot;;1;0)*['Grading Scale'.E$13]))/['Grading Scale'.E$14]*100;0);&quot;&quot;)" office:value-type="string">
            <text:p/>
          </table:table-cell>
          <table:table-cell table:style-name="ce26" table:formula="of:=IF(ISNUMBER([.S640]);VLOOKUP([.S64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1]));VLOOKUP([.C641];['Dataset Descriptions'.$A$2:.$B$10];2;FALSE);&quot;&quot;)" office:value-type="string">
            <text:p/>
          </table:table-cell>
          <table:table-cell table:number-columns-repeated="13" table:style-name="ce27"/>
          <table:table-cell table:style-name="ce28"/>
          <table:table-cell table:style-name="ce26" table:formula="of:=IF(NOT(ISBLANK([.E641]));ROUND(((IF([.E641]=&quot;yes&quot;;1;0)*['Grading Scale'.E$2])+(IF([.F641]=&quot;yes&quot;;1;0)*['Grading Scale'.E$3])+(IF([.G641]=&quot;yes&quot;;1;0)*['Grading Scale'.E$4])+(IF([.H641]=&quot;yes&quot;;1;0)*['Grading Scale'.E$5])+(IF([.I641]=&quot;yes&quot;;1;0)*['Grading Scale'.E$6])+(IF([.J641]=&quot;yes&quot;;1;0)*['Grading Scale'.E$7])+(IF([.K641]=&quot;yes&quot;;1;0)*['Grading Scale'.E$8])+(IF([.L641]=&quot;yes&quot;;1;0)*['Grading Scale'.E$9])+(IF([.M641]=&quot;yes&quot;;1;0)*['Grading Scale'.E$10])+(IF([.N641]=&quot;yes&quot;;1;0)*['Grading Scale'.E$11])+(IF([.O641]=&quot;yes&quot;;1;0)*['Grading Scale'.E$12])+(IF([.P641]=&quot;yes&quot;;1;0)*['Grading Scale'.E$13]))/['Grading Scale'.E$14]*100;0);&quot;&quot;)" office:value-type="string">
            <text:p/>
          </table:table-cell>
          <table:table-cell table:style-name="ce26" table:formula="of:=IF(ISNUMBER([.S641]);VLOOKUP([.S64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2]));VLOOKUP([.C642];['Dataset Descriptions'.$A$2:.$B$10];2;FALSE);&quot;&quot;)" office:value-type="string">
            <text:p/>
          </table:table-cell>
          <table:table-cell table:number-columns-repeated="13" table:style-name="ce27"/>
          <table:table-cell table:style-name="ce28"/>
          <table:table-cell table:style-name="ce26" table:formula="of:=IF(NOT(ISBLANK([.E642]));ROUND(((IF([.E642]=&quot;yes&quot;;1;0)*['Grading Scale'.E$2])+(IF([.F642]=&quot;yes&quot;;1;0)*['Grading Scale'.E$3])+(IF([.G642]=&quot;yes&quot;;1;0)*['Grading Scale'.E$4])+(IF([.H642]=&quot;yes&quot;;1;0)*['Grading Scale'.E$5])+(IF([.I642]=&quot;yes&quot;;1;0)*['Grading Scale'.E$6])+(IF([.J642]=&quot;yes&quot;;1;0)*['Grading Scale'.E$7])+(IF([.K642]=&quot;yes&quot;;1;0)*['Grading Scale'.E$8])+(IF([.L642]=&quot;yes&quot;;1;0)*['Grading Scale'.E$9])+(IF([.M642]=&quot;yes&quot;;1;0)*['Grading Scale'.E$10])+(IF([.N642]=&quot;yes&quot;;1;0)*['Grading Scale'.E$11])+(IF([.O642]=&quot;yes&quot;;1;0)*['Grading Scale'.E$12])+(IF([.P642]=&quot;yes&quot;;1;0)*['Grading Scale'.E$13]))/['Grading Scale'.E$14]*100;0);&quot;&quot;)" office:value-type="string">
            <text:p/>
          </table:table-cell>
          <table:table-cell table:style-name="ce26" table:formula="of:=IF(ISNUMBER([.S642]);VLOOKUP([.S64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3]));VLOOKUP([.C643];['Dataset Descriptions'.$A$2:.$B$10];2;FALSE);&quot;&quot;)" office:value-type="string">
            <text:p/>
          </table:table-cell>
          <table:table-cell table:number-columns-repeated="13" table:style-name="ce27"/>
          <table:table-cell table:style-name="ce28"/>
          <table:table-cell table:style-name="ce26" table:formula="of:=IF(NOT(ISBLANK([.E643]));ROUND(((IF([.E643]=&quot;yes&quot;;1;0)*['Grading Scale'.E$2])+(IF([.F643]=&quot;yes&quot;;1;0)*['Grading Scale'.E$3])+(IF([.G643]=&quot;yes&quot;;1;0)*['Grading Scale'.E$4])+(IF([.H643]=&quot;yes&quot;;1;0)*['Grading Scale'.E$5])+(IF([.I643]=&quot;yes&quot;;1;0)*['Grading Scale'.E$6])+(IF([.J643]=&quot;yes&quot;;1;0)*['Grading Scale'.E$7])+(IF([.K643]=&quot;yes&quot;;1;0)*['Grading Scale'.E$8])+(IF([.L643]=&quot;yes&quot;;1;0)*['Grading Scale'.E$9])+(IF([.M643]=&quot;yes&quot;;1;0)*['Grading Scale'.E$10])+(IF([.N643]=&quot;yes&quot;;1;0)*['Grading Scale'.E$11])+(IF([.O643]=&quot;yes&quot;;1;0)*['Grading Scale'.E$12])+(IF([.P643]=&quot;yes&quot;;1;0)*['Grading Scale'.E$13]))/['Grading Scale'.E$14]*100;0);&quot;&quot;)" office:value-type="string">
            <text:p/>
          </table:table-cell>
          <table:table-cell table:style-name="ce26" table:formula="of:=IF(ISNUMBER([.S643]);VLOOKUP([.S64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4]));VLOOKUP([.C644];['Dataset Descriptions'.$A$2:.$B$10];2;FALSE);&quot;&quot;)" office:value-type="string">
            <text:p/>
          </table:table-cell>
          <table:table-cell table:number-columns-repeated="13" table:style-name="ce27"/>
          <table:table-cell table:style-name="ce28"/>
          <table:table-cell table:style-name="ce26" table:formula="of:=IF(NOT(ISBLANK([.E644]));ROUND(((IF([.E644]=&quot;yes&quot;;1;0)*['Grading Scale'.E$2])+(IF([.F644]=&quot;yes&quot;;1;0)*['Grading Scale'.E$3])+(IF([.G644]=&quot;yes&quot;;1;0)*['Grading Scale'.E$4])+(IF([.H644]=&quot;yes&quot;;1;0)*['Grading Scale'.E$5])+(IF([.I644]=&quot;yes&quot;;1;0)*['Grading Scale'.E$6])+(IF([.J644]=&quot;yes&quot;;1;0)*['Grading Scale'.E$7])+(IF([.K644]=&quot;yes&quot;;1;0)*['Grading Scale'.E$8])+(IF([.L644]=&quot;yes&quot;;1;0)*['Grading Scale'.E$9])+(IF([.M644]=&quot;yes&quot;;1;0)*['Grading Scale'.E$10])+(IF([.N644]=&quot;yes&quot;;1;0)*['Grading Scale'.E$11])+(IF([.O644]=&quot;yes&quot;;1;0)*['Grading Scale'.E$12])+(IF([.P644]=&quot;yes&quot;;1;0)*['Grading Scale'.E$13]))/['Grading Scale'.E$14]*100;0);&quot;&quot;)" office:value-type="string">
            <text:p/>
          </table:table-cell>
          <table:table-cell table:style-name="ce26" table:formula="of:=IF(ISNUMBER([.S644]);VLOOKUP([.S64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5]));VLOOKUP([.C645];['Dataset Descriptions'.$A$2:.$B$10];2;FALSE);&quot;&quot;)" office:value-type="string">
            <text:p/>
          </table:table-cell>
          <table:table-cell table:number-columns-repeated="13" table:style-name="ce27"/>
          <table:table-cell table:style-name="ce28"/>
          <table:table-cell table:style-name="ce26" table:formula="of:=IF(NOT(ISBLANK([.E645]));ROUND(((IF([.E645]=&quot;yes&quot;;1;0)*['Grading Scale'.E$2])+(IF([.F645]=&quot;yes&quot;;1;0)*['Grading Scale'.E$3])+(IF([.G645]=&quot;yes&quot;;1;0)*['Grading Scale'.E$4])+(IF([.H645]=&quot;yes&quot;;1;0)*['Grading Scale'.E$5])+(IF([.I645]=&quot;yes&quot;;1;0)*['Grading Scale'.E$6])+(IF([.J645]=&quot;yes&quot;;1;0)*['Grading Scale'.E$7])+(IF([.K645]=&quot;yes&quot;;1;0)*['Grading Scale'.E$8])+(IF([.L645]=&quot;yes&quot;;1;0)*['Grading Scale'.E$9])+(IF([.M645]=&quot;yes&quot;;1;0)*['Grading Scale'.E$10])+(IF([.N645]=&quot;yes&quot;;1;0)*['Grading Scale'.E$11])+(IF([.O645]=&quot;yes&quot;;1;0)*['Grading Scale'.E$12])+(IF([.P645]=&quot;yes&quot;;1;0)*['Grading Scale'.E$13]))/['Grading Scale'.E$14]*100;0);&quot;&quot;)" office:value-type="string">
            <text:p/>
          </table:table-cell>
          <table:table-cell table:style-name="ce26" table:formula="of:=IF(ISNUMBER([.S645]);VLOOKUP([.S64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6]));VLOOKUP([.C646];['Dataset Descriptions'.$A$2:.$B$10];2;FALSE);&quot;&quot;)" office:value-type="string">
            <text:p/>
          </table:table-cell>
          <table:table-cell table:number-columns-repeated="13" table:style-name="ce27"/>
          <table:table-cell table:style-name="ce28"/>
          <table:table-cell table:style-name="ce26" table:formula="of:=IF(NOT(ISBLANK([.E646]));ROUND(((IF([.E646]=&quot;yes&quot;;1;0)*['Grading Scale'.E$2])+(IF([.F646]=&quot;yes&quot;;1;0)*['Grading Scale'.E$3])+(IF([.G646]=&quot;yes&quot;;1;0)*['Grading Scale'.E$4])+(IF([.H646]=&quot;yes&quot;;1;0)*['Grading Scale'.E$5])+(IF([.I646]=&quot;yes&quot;;1;0)*['Grading Scale'.E$6])+(IF([.J646]=&quot;yes&quot;;1;0)*['Grading Scale'.E$7])+(IF([.K646]=&quot;yes&quot;;1;0)*['Grading Scale'.E$8])+(IF([.L646]=&quot;yes&quot;;1;0)*['Grading Scale'.E$9])+(IF([.M646]=&quot;yes&quot;;1;0)*['Grading Scale'.E$10])+(IF([.N646]=&quot;yes&quot;;1;0)*['Grading Scale'.E$11])+(IF([.O646]=&quot;yes&quot;;1;0)*['Grading Scale'.E$12])+(IF([.P646]=&quot;yes&quot;;1;0)*['Grading Scale'.E$13]))/['Grading Scale'.E$14]*100;0);&quot;&quot;)" office:value-type="string">
            <text:p/>
          </table:table-cell>
          <table:table-cell table:style-name="ce26" table:formula="of:=IF(ISNUMBER([.S646]);VLOOKUP([.S64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7]));VLOOKUP([.C647];['Dataset Descriptions'.$A$2:.$B$10];2;FALSE);&quot;&quot;)" office:value-type="string">
            <text:p/>
          </table:table-cell>
          <table:table-cell table:number-columns-repeated="13" table:style-name="ce27"/>
          <table:table-cell table:style-name="ce28"/>
          <table:table-cell table:style-name="ce26" table:formula="of:=IF(NOT(ISBLANK([.E647]));ROUND(((IF([.E647]=&quot;yes&quot;;1;0)*['Grading Scale'.E$2])+(IF([.F647]=&quot;yes&quot;;1;0)*['Grading Scale'.E$3])+(IF([.G647]=&quot;yes&quot;;1;0)*['Grading Scale'.E$4])+(IF([.H647]=&quot;yes&quot;;1;0)*['Grading Scale'.E$5])+(IF([.I647]=&quot;yes&quot;;1;0)*['Grading Scale'.E$6])+(IF([.J647]=&quot;yes&quot;;1;0)*['Grading Scale'.E$7])+(IF([.K647]=&quot;yes&quot;;1;0)*['Grading Scale'.E$8])+(IF([.L647]=&quot;yes&quot;;1;0)*['Grading Scale'.E$9])+(IF([.M647]=&quot;yes&quot;;1;0)*['Grading Scale'.E$10])+(IF([.N647]=&quot;yes&quot;;1;0)*['Grading Scale'.E$11])+(IF([.O647]=&quot;yes&quot;;1;0)*['Grading Scale'.E$12])+(IF([.P647]=&quot;yes&quot;;1;0)*['Grading Scale'.E$13]))/['Grading Scale'.E$14]*100;0);&quot;&quot;)" office:value-type="string">
            <text:p/>
          </table:table-cell>
          <table:table-cell table:style-name="ce26" table:formula="of:=IF(ISNUMBER([.S647]);VLOOKUP([.S64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8]));VLOOKUP([.C648];['Dataset Descriptions'.$A$2:.$B$10];2;FALSE);&quot;&quot;)" office:value-type="string">
            <text:p/>
          </table:table-cell>
          <table:table-cell table:number-columns-repeated="13" table:style-name="ce27"/>
          <table:table-cell table:style-name="ce28"/>
          <table:table-cell table:style-name="ce26" table:formula="of:=IF(NOT(ISBLANK([.E648]));ROUND(((IF([.E648]=&quot;yes&quot;;1;0)*['Grading Scale'.E$2])+(IF([.F648]=&quot;yes&quot;;1;0)*['Grading Scale'.E$3])+(IF([.G648]=&quot;yes&quot;;1;0)*['Grading Scale'.E$4])+(IF([.H648]=&quot;yes&quot;;1;0)*['Grading Scale'.E$5])+(IF([.I648]=&quot;yes&quot;;1;0)*['Grading Scale'.E$6])+(IF([.J648]=&quot;yes&quot;;1;0)*['Grading Scale'.E$7])+(IF([.K648]=&quot;yes&quot;;1;0)*['Grading Scale'.E$8])+(IF([.L648]=&quot;yes&quot;;1;0)*['Grading Scale'.E$9])+(IF([.M648]=&quot;yes&quot;;1;0)*['Grading Scale'.E$10])+(IF([.N648]=&quot;yes&quot;;1;0)*['Grading Scale'.E$11])+(IF([.O648]=&quot;yes&quot;;1;0)*['Grading Scale'.E$12])+(IF([.P648]=&quot;yes&quot;;1;0)*['Grading Scale'.E$13]))/['Grading Scale'.E$14]*100;0);&quot;&quot;)" office:value-type="string">
            <text:p/>
          </table:table-cell>
          <table:table-cell table:style-name="ce26" table:formula="of:=IF(ISNUMBER([.S648]);VLOOKUP([.S64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49]));VLOOKUP([.C649];['Dataset Descriptions'.$A$2:.$B$10];2;FALSE);&quot;&quot;)" office:value-type="string">
            <text:p/>
          </table:table-cell>
          <table:table-cell table:number-columns-repeated="13" table:style-name="ce27"/>
          <table:table-cell table:style-name="ce28"/>
          <table:table-cell table:style-name="ce26" table:formula="of:=IF(NOT(ISBLANK([.E649]));ROUND(((IF([.E649]=&quot;yes&quot;;1;0)*['Grading Scale'.E$2])+(IF([.F649]=&quot;yes&quot;;1;0)*['Grading Scale'.E$3])+(IF([.G649]=&quot;yes&quot;;1;0)*['Grading Scale'.E$4])+(IF([.H649]=&quot;yes&quot;;1;0)*['Grading Scale'.E$5])+(IF([.I649]=&quot;yes&quot;;1;0)*['Grading Scale'.E$6])+(IF([.J649]=&quot;yes&quot;;1;0)*['Grading Scale'.E$7])+(IF([.K649]=&quot;yes&quot;;1;0)*['Grading Scale'.E$8])+(IF([.L649]=&quot;yes&quot;;1;0)*['Grading Scale'.E$9])+(IF([.M649]=&quot;yes&quot;;1;0)*['Grading Scale'.E$10])+(IF([.N649]=&quot;yes&quot;;1;0)*['Grading Scale'.E$11])+(IF([.O649]=&quot;yes&quot;;1;0)*['Grading Scale'.E$12])+(IF([.P649]=&quot;yes&quot;;1;0)*['Grading Scale'.E$13]))/['Grading Scale'.E$14]*100;0);&quot;&quot;)" office:value-type="string">
            <text:p/>
          </table:table-cell>
          <table:table-cell table:style-name="ce26" table:formula="of:=IF(ISNUMBER([.S649]);VLOOKUP([.S64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0]));VLOOKUP([.C650];['Dataset Descriptions'.$A$2:.$B$10];2;FALSE);&quot;&quot;)" office:value-type="string">
            <text:p/>
          </table:table-cell>
          <table:table-cell table:number-columns-repeated="13" table:style-name="ce27"/>
          <table:table-cell table:style-name="ce28"/>
          <table:table-cell table:style-name="ce26" table:formula="of:=IF(NOT(ISBLANK([.E650]));ROUND(((IF([.E650]=&quot;yes&quot;;1;0)*['Grading Scale'.E$2])+(IF([.F650]=&quot;yes&quot;;1;0)*['Grading Scale'.E$3])+(IF([.G650]=&quot;yes&quot;;1;0)*['Grading Scale'.E$4])+(IF([.H650]=&quot;yes&quot;;1;0)*['Grading Scale'.E$5])+(IF([.I650]=&quot;yes&quot;;1;0)*['Grading Scale'.E$6])+(IF([.J650]=&quot;yes&quot;;1;0)*['Grading Scale'.E$7])+(IF([.K650]=&quot;yes&quot;;1;0)*['Grading Scale'.E$8])+(IF([.L650]=&quot;yes&quot;;1;0)*['Grading Scale'.E$9])+(IF([.M650]=&quot;yes&quot;;1;0)*['Grading Scale'.E$10])+(IF([.N650]=&quot;yes&quot;;1;0)*['Grading Scale'.E$11])+(IF([.O650]=&quot;yes&quot;;1;0)*['Grading Scale'.E$12])+(IF([.P650]=&quot;yes&quot;;1;0)*['Grading Scale'.E$13]))/['Grading Scale'.E$14]*100;0);&quot;&quot;)" office:value-type="string">
            <text:p/>
          </table:table-cell>
          <table:table-cell table:style-name="ce26" table:formula="of:=IF(ISNUMBER([.S650]);VLOOKUP([.S65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1]));VLOOKUP([.C651];['Dataset Descriptions'.$A$2:.$B$10];2;FALSE);&quot;&quot;)" office:value-type="string">
            <text:p/>
          </table:table-cell>
          <table:table-cell table:number-columns-repeated="13" table:style-name="ce27"/>
          <table:table-cell table:style-name="ce28"/>
          <table:table-cell table:style-name="ce26" table:formula="of:=IF(NOT(ISBLANK([.E651]));ROUND(((IF([.E651]=&quot;yes&quot;;1;0)*['Grading Scale'.E$2])+(IF([.F651]=&quot;yes&quot;;1;0)*['Grading Scale'.E$3])+(IF([.G651]=&quot;yes&quot;;1;0)*['Grading Scale'.E$4])+(IF([.H651]=&quot;yes&quot;;1;0)*['Grading Scale'.E$5])+(IF([.I651]=&quot;yes&quot;;1;0)*['Grading Scale'.E$6])+(IF([.J651]=&quot;yes&quot;;1;0)*['Grading Scale'.E$7])+(IF([.K651]=&quot;yes&quot;;1;0)*['Grading Scale'.E$8])+(IF([.L651]=&quot;yes&quot;;1;0)*['Grading Scale'.E$9])+(IF([.M651]=&quot;yes&quot;;1;0)*['Grading Scale'.E$10])+(IF([.N651]=&quot;yes&quot;;1;0)*['Grading Scale'.E$11])+(IF([.O651]=&quot;yes&quot;;1;0)*['Grading Scale'.E$12])+(IF([.P651]=&quot;yes&quot;;1;0)*['Grading Scale'.E$13]))/['Grading Scale'.E$14]*100;0);&quot;&quot;)" office:value-type="string">
            <text:p/>
          </table:table-cell>
          <table:table-cell table:style-name="ce26" table:formula="of:=IF(ISNUMBER([.S651]);VLOOKUP([.S65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2]));VLOOKUP([.C652];['Dataset Descriptions'.$A$2:.$B$10];2;FALSE);&quot;&quot;)" office:value-type="string">
            <text:p/>
          </table:table-cell>
          <table:table-cell table:number-columns-repeated="13" table:style-name="ce27"/>
          <table:table-cell table:style-name="ce28"/>
          <table:table-cell table:style-name="ce26" table:formula="of:=IF(NOT(ISBLANK([.E652]));ROUND(((IF([.E652]=&quot;yes&quot;;1;0)*['Grading Scale'.E$2])+(IF([.F652]=&quot;yes&quot;;1;0)*['Grading Scale'.E$3])+(IF([.G652]=&quot;yes&quot;;1;0)*['Grading Scale'.E$4])+(IF([.H652]=&quot;yes&quot;;1;0)*['Grading Scale'.E$5])+(IF([.I652]=&quot;yes&quot;;1;0)*['Grading Scale'.E$6])+(IF([.J652]=&quot;yes&quot;;1;0)*['Grading Scale'.E$7])+(IF([.K652]=&quot;yes&quot;;1;0)*['Grading Scale'.E$8])+(IF([.L652]=&quot;yes&quot;;1;0)*['Grading Scale'.E$9])+(IF([.M652]=&quot;yes&quot;;1;0)*['Grading Scale'.E$10])+(IF([.N652]=&quot;yes&quot;;1;0)*['Grading Scale'.E$11])+(IF([.O652]=&quot;yes&quot;;1;0)*['Grading Scale'.E$12])+(IF([.P652]=&quot;yes&quot;;1;0)*['Grading Scale'.E$13]))/['Grading Scale'.E$14]*100;0);&quot;&quot;)" office:value-type="string">
            <text:p/>
          </table:table-cell>
          <table:table-cell table:style-name="ce26" table:formula="of:=IF(ISNUMBER([.S652]);VLOOKUP([.S65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3]));VLOOKUP([.C653];['Dataset Descriptions'.$A$2:.$B$10];2;FALSE);&quot;&quot;)" office:value-type="string">
            <text:p/>
          </table:table-cell>
          <table:table-cell table:number-columns-repeated="13" table:style-name="ce27"/>
          <table:table-cell table:style-name="ce28"/>
          <table:table-cell table:style-name="ce26" table:formula="of:=IF(NOT(ISBLANK([.E653]));ROUND(((IF([.E653]=&quot;yes&quot;;1;0)*['Grading Scale'.E$2])+(IF([.F653]=&quot;yes&quot;;1;0)*['Grading Scale'.E$3])+(IF([.G653]=&quot;yes&quot;;1;0)*['Grading Scale'.E$4])+(IF([.H653]=&quot;yes&quot;;1;0)*['Grading Scale'.E$5])+(IF([.I653]=&quot;yes&quot;;1;0)*['Grading Scale'.E$6])+(IF([.J653]=&quot;yes&quot;;1;0)*['Grading Scale'.E$7])+(IF([.K653]=&quot;yes&quot;;1;0)*['Grading Scale'.E$8])+(IF([.L653]=&quot;yes&quot;;1;0)*['Grading Scale'.E$9])+(IF([.M653]=&quot;yes&quot;;1;0)*['Grading Scale'.E$10])+(IF([.N653]=&quot;yes&quot;;1;0)*['Grading Scale'.E$11])+(IF([.O653]=&quot;yes&quot;;1;0)*['Grading Scale'.E$12])+(IF([.P653]=&quot;yes&quot;;1;0)*['Grading Scale'.E$13]))/['Grading Scale'.E$14]*100;0);&quot;&quot;)" office:value-type="string">
            <text:p/>
          </table:table-cell>
          <table:table-cell table:style-name="ce26" table:formula="of:=IF(ISNUMBER([.S653]);VLOOKUP([.S65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4]));VLOOKUP([.C654];['Dataset Descriptions'.$A$2:.$B$10];2;FALSE);&quot;&quot;)" office:value-type="string">
            <text:p/>
          </table:table-cell>
          <table:table-cell table:number-columns-repeated="13" table:style-name="ce27"/>
          <table:table-cell table:style-name="ce28"/>
          <table:table-cell table:style-name="ce26" table:formula="of:=IF(NOT(ISBLANK([.E654]));ROUND(((IF([.E654]=&quot;yes&quot;;1;0)*['Grading Scale'.E$2])+(IF([.F654]=&quot;yes&quot;;1;0)*['Grading Scale'.E$3])+(IF([.G654]=&quot;yes&quot;;1;0)*['Grading Scale'.E$4])+(IF([.H654]=&quot;yes&quot;;1;0)*['Grading Scale'.E$5])+(IF([.I654]=&quot;yes&quot;;1;0)*['Grading Scale'.E$6])+(IF([.J654]=&quot;yes&quot;;1;0)*['Grading Scale'.E$7])+(IF([.K654]=&quot;yes&quot;;1;0)*['Grading Scale'.E$8])+(IF([.L654]=&quot;yes&quot;;1;0)*['Grading Scale'.E$9])+(IF([.M654]=&quot;yes&quot;;1;0)*['Grading Scale'.E$10])+(IF([.N654]=&quot;yes&quot;;1;0)*['Grading Scale'.E$11])+(IF([.O654]=&quot;yes&quot;;1;0)*['Grading Scale'.E$12])+(IF([.P654]=&quot;yes&quot;;1;0)*['Grading Scale'.E$13]))/['Grading Scale'.E$14]*100;0);&quot;&quot;)" office:value-type="string">
            <text:p/>
          </table:table-cell>
          <table:table-cell table:style-name="ce26" table:formula="of:=IF(ISNUMBER([.S654]);VLOOKUP([.S65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5]));VLOOKUP([.C655];['Dataset Descriptions'.$A$2:.$B$10];2;FALSE);&quot;&quot;)" office:value-type="string">
            <text:p/>
          </table:table-cell>
          <table:table-cell table:number-columns-repeated="13" table:style-name="ce27"/>
          <table:table-cell table:style-name="ce28"/>
          <table:table-cell table:style-name="ce26" table:formula="of:=IF(NOT(ISBLANK([.E655]));ROUND(((IF([.E655]=&quot;yes&quot;;1;0)*['Grading Scale'.E$2])+(IF([.F655]=&quot;yes&quot;;1;0)*['Grading Scale'.E$3])+(IF([.G655]=&quot;yes&quot;;1;0)*['Grading Scale'.E$4])+(IF([.H655]=&quot;yes&quot;;1;0)*['Grading Scale'.E$5])+(IF([.I655]=&quot;yes&quot;;1;0)*['Grading Scale'.E$6])+(IF([.J655]=&quot;yes&quot;;1;0)*['Grading Scale'.E$7])+(IF([.K655]=&quot;yes&quot;;1;0)*['Grading Scale'.E$8])+(IF([.L655]=&quot;yes&quot;;1;0)*['Grading Scale'.E$9])+(IF([.M655]=&quot;yes&quot;;1;0)*['Grading Scale'.E$10])+(IF([.N655]=&quot;yes&quot;;1;0)*['Grading Scale'.E$11])+(IF([.O655]=&quot;yes&quot;;1;0)*['Grading Scale'.E$12])+(IF([.P655]=&quot;yes&quot;;1;0)*['Grading Scale'.E$13]))/['Grading Scale'.E$14]*100;0);&quot;&quot;)" office:value-type="string">
            <text:p/>
          </table:table-cell>
          <table:table-cell table:style-name="ce26" table:formula="of:=IF(ISNUMBER([.S655]);VLOOKUP([.S65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6]));VLOOKUP([.C656];['Dataset Descriptions'.$A$2:.$B$10];2;FALSE);&quot;&quot;)" office:value-type="string">
            <text:p/>
          </table:table-cell>
          <table:table-cell table:number-columns-repeated="13" table:style-name="ce27"/>
          <table:table-cell table:style-name="ce28"/>
          <table:table-cell table:style-name="ce26" table:formula="of:=IF(NOT(ISBLANK([.E656]));ROUND(((IF([.E656]=&quot;yes&quot;;1;0)*['Grading Scale'.E$2])+(IF([.F656]=&quot;yes&quot;;1;0)*['Grading Scale'.E$3])+(IF([.G656]=&quot;yes&quot;;1;0)*['Grading Scale'.E$4])+(IF([.H656]=&quot;yes&quot;;1;0)*['Grading Scale'.E$5])+(IF([.I656]=&quot;yes&quot;;1;0)*['Grading Scale'.E$6])+(IF([.J656]=&quot;yes&quot;;1;0)*['Grading Scale'.E$7])+(IF([.K656]=&quot;yes&quot;;1;0)*['Grading Scale'.E$8])+(IF([.L656]=&quot;yes&quot;;1;0)*['Grading Scale'.E$9])+(IF([.M656]=&quot;yes&quot;;1;0)*['Grading Scale'.E$10])+(IF([.N656]=&quot;yes&quot;;1;0)*['Grading Scale'.E$11])+(IF([.O656]=&quot;yes&quot;;1;0)*['Grading Scale'.E$12])+(IF([.P656]=&quot;yes&quot;;1;0)*['Grading Scale'.E$13]))/['Grading Scale'.E$14]*100;0);&quot;&quot;)" office:value-type="string">
            <text:p/>
          </table:table-cell>
          <table:table-cell table:style-name="ce26" table:formula="of:=IF(ISNUMBER([.S656]);VLOOKUP([.S65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7]));VLOOKUP([.C657];['Dataset Descriptions'.$A$2:.$B$10];2;FALSE);&quot;&quot;)" office:value-type="string">
            <text:p/>
          </table:table-cell>
          <table:table-cell table:number-columns-repeated="13" table:style-name="ce27"/>
          <table:table-cell table:style-name="ce28"/>
          <table:table-cell table:style-name="ce26" table:formula="of:=IF(NOT(ISBLANK([.E657]));ROUND(((IF([.E657]=&quot;yes&quot;;1;0)*['Grading Scale'.E$2])+(IF([.F657]=&quot;yes&quot;;1;0)*['Grading Scale'.E$3])+(IF([.G657]=&quot;yes&quot;;1;0)*['Grading Scale'.E$4])+(IF([.H657]=&quot;yes&quot;;1;0)*['Grading Scale'.E$5])+(IF([.I657]=&quot;yes&quot;;1;0)*['Grading Scale'.E$6])+(IF([.J657]=&quot;yes&quot;;1;0)*['Grading Scale'.E$7])+(IF([.K657]=&quot;yes&quot;;1;0)*['Grading Scale'.E$8])+(IF([.L657]=&quot;yes&quot;;1;0)*['Grading Scale'.E$9])+(IF([.M657]=&quot;yes&quot;;1;0)*['Grading Scale'.E$10])+(IF([.N657]=&quot;yes&quot;;1;0)*['Grading Scale'.E$11])+(IF([.O657]=&quot;yes&quot;;1;0)*['Grading Scale'.E$12])+(IF([.P657]=&quot;yes&quot;;1;0)*['Grading Scale'.E$13]))/['Grading Scale'.E$14]*100;0);&quot;&quot;)" office:value-type="string">
            <text:p/>
          </table:table-cell>
          <table:table-cell table:style-name="ce26" table:formula="of:=IF(ISNUMBER([.S657]);VLOOKUP([.S65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8]));VLOOKUP([.C658];['Dataset Descriptions'.$A$2:.$B$10];2;FALSE);&quot;&quot;)" office:value-type="string">
            <text:p/>
          </table:table-cell>
          <table:table-cell table:number-columns-repeated="13" table:style-name="ce27"/>
          <table:table-cell table:style-name="ce28"/>
          <table:table-cell table:style-name="ce26" table:formula="of:=IF(NOT(ISBLANK([.E658]));ROUND(((IF([.E658]=&quot;yes&quot;;1;0)*['Grading Scale'.E$2])+(IF([.F658]=&quot;yes&quot;;1;0)*['Grading Scale'.E$3])+(IF([.G658]=&quot;yes&quot;;1;0)*['Grading Scale'.E$4])+(IF([.H658]=&quot;yes&quot;;1;0)*['Grading Scale'.E$5])+(IF([.I658]=&quot;yes&quot;;1;0)*['Grading Scale'.E$6])+(IF([.J658]=&quot;yes&quot;;1;0)*['Grading Scale'.E$7])+(IF([.K658]=&quot;yes&quot;;1;0)*['Grading Scale'.E$8])+(IF([.L658]=&quot;yes&quot;;1;0)*['Grading Scale'.E$9])+(IF([.M658]=&quot;yes&quot;;1;0)*['Grading Scale'.E$10])+(IF([.N658]=&quot;yes&quot;;1;0)*['Grading Scale'.E$11])+(IF([.O658]=&quot;yes&quot;;1;0)*['Grading Scale'.E$12])+(IF([.P658]=&quot;yes&quot;;1;0)*['Grading Scale'.E$13]))/['Grading Scale'.E$14]*100;0);&quot;&quot;)" office:value-type="string">
            <text:p/>
          </table:table-cell>
          <table:table-cell table:style-name="ce26" table:formula="of:=IF(ISNUMBER([.S658]);VLOOKUP([.S65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59]));VLOOKUP([.C659];['Dataset Descriptions'.$A$2:.$B$10];2;FALSE);&quot;&quot;)" office:value-type="string">
            <text:p/>
          </table:table-cell>
          <table:table-cell table:number-columns-repeated="13" table:style-name="ce27"/>
          <table:table-cell table:style-name="ce28"/>
          <table:table-cell table:style-name="ce26" table:formula="of:=IF(NOT(ISBLANK([.E659]));ROUND(((IF([.E659]=&quot;yes&quot;;1;0)*['Grading Scale'.E$2])+(IF([.F659]=&quot;yes&quot;;1;0)*['Grading Scale'.E$3])+(IF([.G659]=&quot;yes&quot;;1;0)*['Grading Scale'.E$4])+(IF([.H659]=&quot;yes&quot;;1;0)*['Grading Scale'.E$5])+(IF([.I659]=&quot;yes&quot;;1;0)*['Grading Scale'.E$6])+(IF([.J659]=&quot;yes&quot;;1;0)*['Grading Scale'.E$7])+(IF([.K659]=&quot;yes&quot;;1;0)*['Grading Scale'.E$8])+(IF([.L659]=&quot;yes&quot;;1;0)*['Grading Scale'.E$9])+(IF([.M659]=&quot;yes&quot;;1;0)*['Grading Scale'.E$10])+(IF([.N659]=&quot;yes&quot;;1;0)*['Grading Scale'.E$11])+(IF([.O659]=&quot;yes&quot;;1;0)*['Grading Scale'.E$12])+(IF([.P659]=&quot;yes&quot;;1;0)*['Grading Scale'.E$13]))/['Grading Scale'.E$14]*100;0);&quot;&quot;)" office:value-type="string">
            <text:p/>
          </table:table-cell>
          <table:table-cell table:style-name="ce26" table:formula="of:=IF(ISNUMBER([.S659]);VLOOKUP([.S65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0]));VLOOKUP([.C660];['Dataset Descriptions'.$A$2:.$B$10];2;FALSE);&quot;&quot;)" office:value-type="string">
            <text:p/>
          </table:table-cell>
          <table:table-cell table:number-columns-repeated="13" table:style-name="ce27"/>
          <table:table-cell table:style-name="ce28"/>
          <table:table-cell table:style-name="ce26" table:formula="of:=IF(NOT(ISBLANK([.E660]));ROUND(((IF([.E660]=&quot;yes&quot;;1;0)*['Grading Scale'.E$2])+(IF([.F660]=&quot;yes&quot;;1;0)*['Grading Scale'.E$3])+(IF([.G660]=&quot;yes&quot;;1;0)*['Grading Scale'.E$4])+(IF([.H660]=&quot;yes&quot;;1;0)*['Grading Scale'.E$5])+(IF([.I660]=&quot;yes&quot;;1;0)*['Grading Scale'.E$6])+(IF([.J660]=&quot;yes&quot;;1;0)*['Grading Scale'.E$7])+(IF([.K660]=&quot;yes&quot;;1;0)*['Grading Scale'.E$8])+(IF([.L660]=&quot;yes&quot;;1;0)*['Grading Scale'.E$9])+(IF([.M660]=&quot;yes&quot;;1;0)*['Grading Scale'.E$10])+(IF([.N660]=&quot;yes&quot;;1;0)*['Grading Scale'.E$11])+(IF([.O660]=&quot;yes&quot;;1;0)*['Grading Scale'.E$12])+(IF([.P660]=&quot;yes&quot;;1;0)*['Grading Scale'.E$13]))/['Grading Scale'.E$14]*100;0);&quot;&quot;)" office:value-type="string">
            <text:p/>
          </table:table-cell>
          <table:table-cell table:style-name="ce26" table:formula="of:=IF(ISNUMBER([.S660]);VLOOKUP([.S66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1]));VLOOKUP([.C661];['Dataset Descriptions'.$A$2:.$B$10];2;FALSE);&quot;&quot;)" office:value-type="string">
            <text:p/>
          </table:table-cell>
          <table:table-cell table:number-columns-repeated="13" table:style-name="ce27"/>
          <table:table-cell table:style-name="ce28"/>
          <table:table-cell table:style-name="ce26" table:formula="of:=IF(NOT(ISBLANK([.E661]));ROUND(((IF([.E661]=&quot;yes&quot;;1;0)*['Grading Scale'.E$2])+(IF([.F661]=&quot;yes&quot;;1;0)*['Grading Scale'.E$3])+(IF([.G661]=&quot;yes&quot;;1;0)*['Grading Scale'.E$4])+(IF([.H661]=&quot;yes&quot;;1;0)*['Grading Scale'.E$5])+(IF([.I661]=&quot;yes&quot;;1;0)*['Grading Scale'.E$6])+(IF([.J661]=&quot;yes&quot;;1;0)*['Grading Scale'.E$7])+(IF([.K661]=&quot;yes&quot;;1;0)*['Grading Scale'.E$8])+(IF([.L661]=&quot;yes&quot;;1;0)*['Grading Scale'.E$9])+(IF([.M661]=&quot;yes&quot;;1;0)*['Grading Scale'.E$10])+(IF([.N661]=&quot;yes&quot;;1;0)*['Grading Scale'.E$11])+(IF([.O661]=&quot;yes&quot;;1;0)*['Grading Scale'.E$12])+(IF([.P661]=&quot;yes&quot;;1;0)*['Grading Scale'.E$13]))/['Grading Scale'.E$14]*100;0);&quot;&quot;)" office:value-type="string">
            <text:p/>
          </table:table-cell>
          <table:table-cell table:style-name="ce26" table:formula="of:=IF(ISNUMBER([.S661]);VLOOKUP([.S66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2]));VLOOKUP([.C662];['Dataset Descriptions'.$A$2:.$B$10];2;FALSE);&quot;&quot;)" office:value-type="string">
            <text:p/>
          </table:table-cell>
          <table:table-cell table:number-columns-repeated="13" table:style-name="ce27"/>
          <table:table-cell table:style-name="ce28"/>
          <table:table-cell table:style-name="ce26" table:formula="of:=IF(NOT(ISBLANK([.E662]));ROUND(((IF([.E662]=&quot;yes&quot;;1;0)*['Grading Scale'.E$2])+(IF([.F662]=&quot;yes&quot;;1;0)*['Grading Scale'.E$3])+(IF([.G662]=&quot;yes&quot;;1;0)*['Grading Scale'.E$4])+(IF([.H662]=&quot;yes&quot;;1;0)*['Grading Scale'.E$5])+(IF([.I662]=&quot;yes&quot;;1;0)*['Grading Scale'.E$6])+(IF([.J662]=&quot;yes&quot;;1;0)*['Grading Scale'.E$7])+(IF([.K662]=&quot;yes&quot;;1;0)*['Grading Scale'.E$8])+(IF([.L662]=&quot;yes&quot;;1;0)*['Grading Scale'.E$9])+(IF([.M662]=&quot;yes&quot;;1;0)*['Grading Scale'.E$10])+(IF([.N662]=&quot;yes&quot;;1;0)*['Grading Scale'.E$11])+(IF([.O662]=&quot;yes&quot;;1;0)*['Grading Scale'.E$12])+(IF([.P662]=&quot;yes&quot;;1;0)*['Grading Scale'.E$13]))/['Grading Scale'.E$14]*100;0);&quot;&quot;)" office:value-type="string">
            <text:p/>
          </table:table-cell>
          <table:table-cell table:style-name="ce26" table:formula="of:=IF(ISNUMBER([.S662]);VLOOKUP([.S66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3]));VLOOKUP([.C663];['Dataset Descriptions'.$A$2:.$B$10];2;FALSE);&quot;&quot;)" office:value-type="string">
            <text:p/>
          </table:table-cell>
          <table:table-cell table:number-columns-repeated="13" table:style-name="ce27"/>
          <table:table-cell table:style-name="ce28"/>
          <table:table-cell table:style-name="ce26" table:formula="of:=IF(NOT(ISBLANK([.E663]));ROUND(((IF([.E663]=&quot;yes&quot;;1;0)*['Grading Scale'.E$2])+(IF([.F663]=&quot;yes&quot;;1;0)*['Grading Scale'.E$3])+(IF([.G663]=&quot;yes&quot;;1;0)*['Grading Scale'.E$4])+(IF([.H663]=&quot;yes&quot;;1;0)*['Grading Scale'.E$5])+(IF([.I663]=&quot;yes&quot;;1;0)*['Grading Scale'.E$6])+(IF([.J663]=&quot;yes&quot;;1;0)*['Grading Scale'.E$7])+(IF([.K663]=&quot;yes&quot;;1;0)*['Grading Scale'.E$8])+(IF([.L663]=&quot;yes&quot;;1;0)*['Grading Scale'.E$9])+(IF([.M663]=&quot;yes&quot;;1;0)*['Grading Scale'.E$10])+(IF([.N663]=&quot;yes&quot;;1;0)*['Grading Scale'.E$11])+(IF([.O663]=&quot;yes&quot;;1;0)*['Grading Scale'.E$12])+(IF([.P663]=&quot;yes&quot;;1;0)*['Grading Scale'.E$13]))/['Grading Scale'.E$14]*100;0);&quot;&quot;)" office:value-type="string">
            <text:p/>
          </table:table-cell>
          <table:table-cell table:style-name="ce26" table:formula="of:=IF(ISNUMBER([.S663]);VLOOKUP([.S66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4]));VLOOKUP([.C664];['Dataset Descriptions'.$A$2:.$B$10];2;FALSE);&quot;&quot;)" office:value-type="string">
            <text:p/>
          </table:table-cell>
          <table:table-cell table:number-columns-repeated="13" table:style-name="ce27"/>
          <table:table-cell table:style-name="ce28"/>
          <table:table-cell table:style-name="ce26" table:formula="of:=IF(NOT(ISBLANK([.E664]));ROUND(((IF([.E664]=&quot;yes&quot;;1;0)*['Grading Scale'.E$2])+(IF([.F664]=&quot;yes&quot;;1;0)*['Grading Scale'.E$3])+(IF([.G664]=&quot;yes&quot;;1;0)*['Grading Scale'.E$4])+(IF([.H664]=&quot;yes&quot;;1;0)*['Grading Scale'.E$5])+(IF([.I664]=&quot;yes&quot;;1;0)*['Grading Scale'.E$6])+(IF([.J664]=&quot;yes&quot;;1;0)*['Grading Scale'.E$7])+(IF([.K664]=&quot;yes&quot;;1;0)*['Grading Scale'.E$8])+(IF([.L664]=&quot;yes&quot;;1;0)*['Grading Scale'.E$9])+(IF([.M664]=&quot;yes&quot;;1;0)*['Grading Scale'.E$10])+(IF([.N664]=&quot;yes&quot;;1;0)*['Grading Scale'.E$11])+(IF([.O664]=&quot;yes&quot;;1;0)*['Grading Scale'.E$12])+(IF([.P664]=&quot;yes&quot;;1;0)*['Grading Scale'.E$13]))/['Grading Scale'.E$14]*100;0);&quot;&quot;)" office:value-type="string">
            <text:p/>
          </table:table-cell>
          <table:table-cell table:style-name="ce26" table:formula="of:=IF(ISNUMBER([.S664]);VLOOKUP([.S66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5]));VLOOKUP([.C665];['Dataset Descriptions'.$A$2:.$B$10];2;FALSE);&quot;&quot;)" office:value-type="string">
            <text:p/>
          </table:table-cell>
          <table:table-cell table:number-columns-repeated="13" table:style-name="ce27"/>
          <table:table-cell table:style-name="ce28"/>
          <table:table-cell table:style-name="ce26" table:formula="of:=IF(NOT(ISBLANK([.E665]));ROUND(((IF([.E665]=&quot;yes&quot;;1;0)*['Grading Scale'.E$2])+(IF([.F665]=&quot;yes&quot;;1;0)*['Grading Scale'.E$3])+(IF([.G665]=&quot;yes&quot;;1;0)*['Grading Scale'.E$4])+(IF([.H665]=&quot;yes&quot;;1;0)*['Grading Scale'.E$5])+(IF([.I665]=&quot;yes&quot;;1;0)*['Grading Scale'.E$6])+(IF([.J665]=&quot;yes&quot;;1;0)*['Grading Scale'.E$7])+(IF([.K665]=&quot;yes&quot;;1;0)*['Grading Scale'.E$8])+(IF([.L665]=&quot;yes&quot;;1;0)*['Grading Scale'.E$9])+(IF([.M665]=&quot;yes&quot;;1;0)*['Grading Scale'.E$10])+(IF([.N665]=&quot;yes&quot;;1;0)*['Grading Scale'.E$11])+(IF([.O665]=&quot;yes&quot;;1;0)*['Grading Scale'.E$12])+(IF([.P665]=&quot;yes&quot;;1;0)*['Grading Scale'.E$13]))/['Grading Scale'.E$14]*100;0);&quot;&quot;)" office:value-type="string">
            <text:p/>
          </table:table-cell>
          <table:table-cell table:style-name="ce26" table:formula="of:=IF(ISNUMBER([.S665]);VLOOKUP([.S66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6]));VLOOKUP([.C666];['Dataset Descriptions'.$A$2:.$B$10];2;FALSE);&quot;&quot;)" office:value-type="string">
            <text:p/>
          </table:table-cell>
          <table:table-cell table:number-columns-repeated="13" table:style-name="ce27"/>
          <table:table-cell table:style-name="ce28"/>
          <table:table-cell table:style-name="ce26" table:formula="of:=IF(NOT(ISBLANK([.E666]));ROUND(((IF([.E666]=&quot;yes&quot;;1;0)*['Grading Scale'.E$2])+(IF([.F666]=&quot;yes&quot;;1;0)*['Grading Scale'.E$3])+(IF([.G666]=&quot;yes&quot;;1;0)*['Grading Scale'.E$4])+(IF([.H666]=&quot;yes&quot;;1;0)*['Grading Scale'.E$5])+(IF([.I666]=&quot;yes&quot;;1;0)*['Grading Scale'.E$6])+(IF([.J666]=&quot;yes&quot;;1;0)*['Grading Scale'.E$7])+(IF([.K666]=&quot;yes&quot;;1;0)*['Grading Scale'.E$8])+(IF([.L666]=&quot;yes&quot;;1;0)*['Grading Scale'.E$9])+(IF([.M666]=&quot;yes&quot;;1;0)*['Grading Scale'.E$10])+(IF([.N666]=&quot;yes&quot;;1;0)*['Grading Scale'.E$11])+(IF([.O666]=&quot;yes&quot;;1;0)*['Grading Scale'.E$12])+(IF([.P666]=&quot;yes&quot;;1;0)*['Grading Scale'.E$13]))/['Grading Scale'.E$14]*100;0);&quot;&quot;)" office:value-type="string">
            <text:p/>
          </table:table-cell>
          <table:table-cell table:style-name="ce26" table:formula="of:=IF(ISNUMBER([.S666]);VLOOKUP([.S66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7]));VLOOKUP([.C667];['Dataset Descriptions'.$A$2:.$B$10];2;FALSE);&quot;&quot;)" office:value-type="string">
            <text:p/>
          </table:table-cell>
          <table:table-cell table:number-columns-repeated="13" table:style-name="ce27"/>
          <table:table-cell table:style-name="ce28"/>
          <table:table-cell table:style-name="ce26" table:formula="of:=IF(NOT(ISBLANK([.E667]));ROUND(((IF([.E667]=&quot;yes&quot;;1;0)*['Grading Scale'.E$2])+(IF([.F667]=&quot;yes&quot;;1;0)*['Grading Scale'.E$3])+(IF([.G667]=&quot;yes&quot;;1;0)*['Grading Scale'.E$4])+(IF([.H667]=&quot;yes&quot;;1;0)*['Grading Scale'.E$5])+(IF([.I667]=&quot;yes&quot;;1;0)*['Grading Scale'.E$6])+(IF([.J667]=&quot;yes&quot;;1;0)*['Grading Scale'.E$7])+(IF([.K667]=&quot;yes&quot;;1;0)*['Grading Scale'.E$8])+(IF([.L667]=&quot;yes&quot;;1;0)*['Grading Scale'.E$9])+(IF([.M667]=&quot;yes&quot;;1;0)*['Grading Scale'.E$10])+(IF([.N667]=&quot;yes&quot;;1;0)*['Grading Scale'.E$11])+(IF([.O667]=&quot;yes&quot;;1;0)*['Grading Scale'.E$12])+(IF([.P667]=&quot;yes&quot;;1;0)*['Grading Scale'.E$13]))/['Grading Scale'.E$14]*100;0);&quot;&quot;)" office:value-type="string">
            <text:p/>
          </table:table-cell>
          <table:table-cell table:style-name="ce26" table:formula="of:=IF(ISNUMBER([.S667]);VLOOKUP([.S66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8]));VLOOKUP([.C668];['Dataset Descriptions'.$A$2:.$B$10];2;FALSE);&quot;&quot;)" office:value-type="string">
            <text:p/>
          </table:table-cell>
          <table:table-cell table:number-columns-repeated="13" table:style-name="ce27"/>
          <table:table-cell table:style-name="ce28"/>
          <table:table-cell table:style-name="ce26" table:formula="of:=IF(NOT(ISBLANK([.E668]));ROUND(((IF([.E668]=&quot;yes&quot;;1;0)*['Grading Scale'.E$2])+(IF([.F668]=&quot;yes&quot;;1;0)*['Grading Scale'.E$3])+(IF([.G668]=&quot;yes&quot;;1;0)*['Grading Scale'.E$4])+(IF([.H668]=&quot;yes&quot;;1;0)*['Grading Scale'.E$5])+(IF([.I668]=&quot;yes&quot;;1;0)*['Grading Scale'.E$6])+(IF([.J668]=&quot;yes&quot;;1;0)*['Grading Scale'.E$7])+(IF([.K668]=&quot;yes&quot;;1;0)*['Grading Scale'.E$8])+(IF([.L668]=&quot;yes&quot;;1;0)*['Grading Scale'.E$9])+(IF([.M668]=&quot;yes&quot;;1;0)*['Grading Scale'.E$10])+(IF([.N668]=&quot;yes&quot;;1;0)*['Grading Scale'.E$11])+(IF([.O668]=&quot;yes&quot;;1;0)*['Grading Scale'.E$12])+(IF([.P668]=&quot;yes&quot;;1;0)*['Grading Scale'.E$13]))/['Grading Scale'.E$14]*100;0);&quot;&quot;)" office:value-type="string">
            <text:p/>
          </table:table-cell>
          <table:table-cell table:style-name="ce26" table:formula="of:=IF(ISNUMBER([.S668]);VLOOKUP([.S66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69]));VLOOKUP([.C669];['Dataset Descriptions'.$A$2:.$B$10];2;FALSE);&quot;&quot;)" office:value-type="string">
            <text:p/>
          </table:table-cell>
          <table:table-cell table:number-columns-repeated="13" table:style-name="ce27"/>
          <table:table-cell table:style-name="ce28"/>
          <table:table-cell table:style-name="ce26" table:formula="of:=IF(NOT(ISBLANK([.E669]));ROUND(((IF([.E669]=&quot;yes&quot;;1;0)*['Grading Scale'.E$2])+(IF([.F669]=&quot;yes&quot;;1;0)*['Grading Scale'.E$3])+(IF([.G669]=&quot;yes&quot;;1;0)*['Grading Scale'.E$4])+(IF([.H669]=&quot;yes&quot;;1;0)*['Grading Scale'.E$5])+(IF([.I669]=&quot;yes&quot;;1;0)*['Grading Scale'.E$6])+(IF([.J669]=&quot;yes&quot;;1;0)*['Grading Scale'.E$7])+(IF([.K669]=&quot;yes&quot;;1;0)*['Grading Scale'.E$8])+(IF([.L669]=&quot;yes&quot;;1;0)*['Grading Scale'.E$9])+(IF([.M669]=&quot;yes&quot;;1;0)*['Grading Scale'.E$10])+(IF([.N669]=&quot;yes&quot;;1;0)*['Grading Scale'.E$11])+(IF([.O669]=&quot;yes&quot;;1;0)*['Grading Scale'.E$12])+(IF([.P669]=&quot;yes&quot;;1;0)*['Grading Scale'.E$13]))/['Grading Scale'.E$14]*100;0);&quot;&quot;)" office:value-type="string">
            <text:p/>
          </table:table-cell>
          <table:table-cell table:style-name="ce26" table:formula="of:=IF(ISNUMBER([.S669]);VLOOKUP([.S66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0]));VLOOKUP([.C670];['Dataset Descriptions'.$A$2:.$B$10];2;FALSE);&quot;&quot;)" office:value-type="string">
            <text:p/>
          </table:table-cell>
          <table:table-cell table:number-columns-repeated="13" table:style-name="ce27"/>
          <table:table-cell table:style-name="ce28"/>
          <table:table-cell table:style-name="ce26" table:formula="of:=IF(NOT(ISBLANK([.E670]));ROUND(((IF([.E670]=&quot;yes&quot;;1;0)*['Grading Scale'.E$2])+(IF([.F670]=&quot;yes&quot;;1;0)*['Grading Scale'.E$3])+(IF([.G670]=&quot;yes&quot;;1;0)*['Grading Scale'.E$4])+(IF([.H670]=&quot;yes&quot;;1;0)*['Grading Scale'.E$5])+(IF([.I670]=&quot;yes&quot;;1;0)*['Grading Scale'.E$6])+(IF([.J670]=&quot;yes&quot;;1;0)*['Grading Scale'.E$7])+(IF([.K670]=&quot;yes&quot;;1;0)*['Grading Scale'.E$8])+(IF([.L670]=&quot;yes&quot;;1;0)*['Grading Scale'.E$9])+(IF([.M670]=&quot;yes&quot;;1;0)*['Grading Scale'.E$10])+(IF([.N670]=&quot;yes&quot;;1;0)*['Grading Scale'.E$11])+(IF([.O670]=&quot;yes&quot;;1;0)*['Grading Scale'.E$12])+(IF([.P670]=&quot;yes&quot;;1;0)*['Grading Scale'.E$13]))/['Grading Scale'.E$14]*100;0);&quot;&quot;)" office:value-type="string">
            <text:p/>
          </table:table-cell>
          <table:table-cell table:style-name="ce26" table:formula="of:=IF(ISNUMBER([.S670]);VLOOKUP([.S67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1]));VLOOKUP([.C671];['Dataset Descriptions'.$A$2:.$B$10];2;FALSE);&quot;&quot;)" office:value-type="string">
            <text:p/>
          </table:table-cell>
          <table:table-cell table:number-columns-repeated="13" table:style-name="ce27"/>
          <table:table-cell table:style-name="ce28"/>
          <table:table-cell table:style-name="ce26" table:formula="of:=IF(NOT(ISBLANK([.E671]));ROUND(((IF([.E671]=&quot;yes&quot;;1;0)*['Grading Scale'.E$2])+(IF([.F671]=&quot;yes&quot;;1;0)*['Grading Scale'.E$3])+(IF([.G671]=&quot;yes&quot;;1;0)*['Grading Scale'.E$4])+(IF([.H671]=&quot;yes&quot;;1;0)*['Grading Scale'.E$5])+(IF([.I671]=&quot;yes&quot;;1;0)*['Grading Scale'.E$6])+(IF([.J671]=&quot;yes&quot;;1;0)*['Grading Scale'.E$7])+(IF([.K671]=&quot;yes&quot;;1;0)*['Grading Scale'.E$8])+(IF([.L671]=&quot;yes&quot;;1;0)*['Grading Scale'.E$9])+(IF([.M671]=&quot;yes&quot;;1;0)*['Grading Scale'.E$10])+(IF([.N671]=&quot;yes&quot;;1;0)*['Grading Scale'.E$11])+(IF([.O671]=&quot;yes&quot;;1;0)*['Grading Scale'.E$12])+(IF([.P671]=&quot;yes&quot;;1;0)*['Grading Scale'.E$13]))/['Grading Scale'.E$14]*100;0);&quot;&quot;)" office:value-type="string">
            <text:p/>
          </table:table-cell>
          <table:table-cell table:style-name="ce26" table:formula="of:=IF(ISNUMBER([.S671]);VLOOKUP([.S67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2]));VLOOKUP([.C672];['Dataset Descriptions'.$A$2:.$B$10];2;FALSE);&quot;&quot;)" office:value-type="string">
            <text:p/>
          </table:table-cell>
          <table:table-cell table:number-columns-repeated="13" table:style-name="ce27"/>
          <table:table-cell table:style-name="ce28"/>
          <table:table-cell table:style-name="ce26" table:formula="of:=IF(NOT(ISBLANK([.E672]));ROUND(((IF([.E672]=&quot;yes&quot;;1;0)*['Grading Scale'.E$2])+(IF([.F672]=&quot;yes&quot;;1;0)*['Grading Scale'.E$3])+(IF([.G672]=&quot;yes&quot;;1;0)*['Grading Scale'.E$4])+(IF([.H672]=&quot;yes&quot;;1;0)*['Grading Scale'.E$5])+(IF([.I672]=&quot;yes&quot;;1;0)*['Grading Scale'.E$6])+(IF([.J672]=&quot;yes&quot;;1;0)*['Grading Scale'.E$7])+(IF([.K672]=&quot;yes&quot;;1;0)*['Grading Scale'.E$8])+(IF([.L672]=&quot;yes&quot;;1;0)*['Grading Scale'.E$9])+(IF([.M672]=&quot;yes&quot;;1;0)*['Grading Scale'.E$10])+(IF([.N672]=&quot;yes&quot;;1;0)*['Grading Scale'.E$11])+(IF([.O672]=&quot;yes&quot;;1;0)*['Grading Scale'.E$12])+(IF([.P672]=&quot;yes&quot;;1;0)*['Grading Scale'.E$13]))/['Grading Scale'.E$14]*100;0);&quot;&quot;)" office:value-type="string">
            <text:p/>
          </table:table-cell>
          <table:table-cell table:style-name="ce26" table:formula="of:=IF(ISNUMBER([.S672]);VLOOKUP([.S67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3]));VLOOKUP([.C673];['Dataset Descriptions'.$A$2:.$B$10];2;FALSE);&quot;&quot;)" office:value-type="string">
            <text:p/>
          </table:table-cell>
          <table:table-cell table:number-columns-repeated="13" table:style-name="ce27"/>
          <table:table-cell table:style-name="ce28"/>
          <table:table-cell table:style-name="ce26" table:formula="of:=IF(NOT(ISBLANK([.E673]));ROUND(((IF([.E673]=&quot;yes&quot;;1;0)*['Grading Scale'.E$2])+(IF([.F673]=&quot;yes&quot;;1;0)*['Grading Scale'.E$3])+(IF([.G673]=&quot;yes&quot;;1;0)*['Grading Scale'.E$4])+(IF([.H673]=&quot;yes&quot;;1;0)*['Grading Scale'.E$5])+(IF([.I673]=&quot;yes&quot;;1;0)*['Grading Scale'.E$6])+(IF([.J673]=&quot;yes&quot;;1;0)*['Grading Scale'.E$7])+(IF([.K673]=&quot;yes&quot;;1;0)*['Grading Scale'.E$8])+(IF([.L673]=&quot;yes&quot;;1;0)*['Grading Scale'.E$9])+(IF([.M673]=&quot;yes&quot;;1;0)*['Grading Scale'.E$10])+(IF([.N673]=&quot;yes&quot;;1;0)*['Grading Scale'.E$11])+(IF([.O673]=&quot;yes&quot;;1;0)*['Grading Scale'.E$12])+(IF([.P673]=&quot;yes&quot;;1;0)*['Grading Scale'.E$13]))/['Grading Scale'.E$14]*100;0);&quot;&quot;)" office:value-type="string">
            <text:p/>
          </table:table-cell>
          <table:table-cell table:style-name="ce26" table:formula="of:=IF(ISNUMBER([.S673]);VLOOKUP([.S67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4]));VLOOKUP([.C674];['Dataset Descriptions'.$A$2:.$B$10];2;FALSE);&quot;&quot;)" office:value-type="string">
            <text:p/>
          </table:table-cell>
          <table:table-cell table:number-columns-repeated="13" table:style-name="ce27"/>
          <table:table-cell table:style-name="ce28"/>
          <table:table-cell table:style-name="ce26" table:formula="of:=IF(NOT(ISBLANK([.E674]));ROUND(((IF([.E674]=&quot;yes&quot;;1;0)*['Grading Scale'.E$2])+(IF([.F674]=&quot;yes&quot;;1;0)*['Grading Scale'.E$3])+(IF([.G674]=&quot;yes&quot;;1;0)*['Grading Scale'.E$4])+(IF([.H674]=&quot;yes&quot;;1;0)*['Grading Scale'.E$5])+(IF([.I674]=&quot;yes&quot;;1;0)*['Grading Scale'.E$6])+(IF([.J674]=&quot;yes&quot;;1;0)*['Grading Scale'.E$7])+(IF([.K674]=&quot;yes&quot;;1;0)*['Grading Scale'.E$8])+(IF([.L674]=&quot;yes&quot;;1;0)*['Grading Scale'.E$9])+(IF([.M674]=&quot;yes&quot;;1;0)*['Grading Scale'.E$10])+(IF([.N674]=&quot;yes&quot;;1;0)*['Grading Scale'.E$11])+(IF([.O674]=&quot;yes&quot;;1;0)*['Grading Scale'.E$12])+(IF([.P674]=&quot;yes&quot;;1;0)*['Grading Scale'.E$13]))/['Grading Scale'.E$14]*100;0);&quot;&quot;)" office:value-type="string">
            <text:p/>
          </table:table-cell>
          <table:table-cell table:style-name="ce26" table:formula="of:=IF(ISNUMBER([.S674]);VLOOKUP([.S67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5]));VLOOKUP([.C675];['Dataset Descriptions'.$A$2:.$B$10];2;FALSE);&quot;&quot;)" office:value-type="string">
            <text:p/>
          </table:table-cell>
          <table:table-cell table:number-columns-repeated="13" table:style-name="ce27"/>
          <table:table-cell table:style-name="ce28"/>
          <table:table-cell table:style-name="ce26" table:formula="of:=IF(NOT(ISBLANK([.E675]));ROUND(((IF([.E675]=&quot;yes&quot;;1;0)*['Grading Scale'.E$2])+(IF([.F675]=&quot;yes&quot;;1;0)*['Grading Scale'.E$3])+(IF([.G675]=&quot;yes&quot;;1;0)*['Grading Scale'.E$4])+(IF([.H675]=&quot;yes&quot;;1;0)*['Grading Scale'.E$5])+(IF([.I675]=&quot;yes&quot;;1;0)*['Grading Scale'.E$6])+(IF([.J675]=&quot;yes&quot;;1;0)*['Grading Scale'.E$7])+(IF([.K675]=&quot;yes&quot;;1;0)*['Grading Scale'.E$8])+(IF([.L675]=&quot;yes&quot;;1;0)*['Grading Scale'.E$9])+(IF([.M675]=&quot;yes&quot;;1;0)*['Grading Scale'.E$10])+(IF([.N675]=&quot;yes&quot;;1;0)*['Grading Scale'.E$11])+(IF([.O675]=&quot;yes&quot;;1;0)*['Grading Scale'.E$12])+(IF([.P675]=&quot;yes&quot;;1;0)*['Grading Scale'.E$13]))/['Grading Scale'.E$14]*100;0);&quot;&quot;)" office:value-type="string">
            <text:p/>
          </table:table-cell>
          <table:table-cell table:style-name="ce26" table:formula="of:=IF(ISNUMBER([.S675]);VLOOKUP([.S67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6]));VLOOKUP([.C676];['Dataset Descriptions'.$A$2:.$B$10];2;FALSE);&quot;&quot;)" office:value-type="string">
            <text:p/>
          </table:table-cell>
          <table:table-cell table:number-columns-repeated="13" table:style-name="ce27"/>
          <table:table-cell table:style-name="ce28"/>
          <table:table-cell table:style-name="ce26" table:formula="of:=IF(NOT(ISBLANK([.E676]));ROUND(((IF([.E676]=&quot;yes&quot;;1;0)*['Grading Scale'.E$2])+(IF([.F676]=&quot;yes&quot;;1;0)*['Grading Scale'.E$3])+(IF([.G676]=&quot;yes&quot;;1;0)*['Grading Scale'.E$4])+(IF([.H676]=&quot;yes&quot;;1;0)*['Grading Scale'.E$5])+(IF([.I676]=&quot;yes&quot;;1;0)*['Grading Scale'.E$6])+(IF([.J676]=&quot;yes&quot;;1;0)*['Grading Scale'.E$7])+(IF([.K676]=&quot;yes&quot;;1;0)*['Grading Scale'.E$8])+(IF([.L676]=&quot;yes&quot;;1;0)*['Grading Scale'.E$9])+(IF([.M676]=&quot;yes&quot;;1;0)*['Grading Scale'.E$10])+(IF([.N676]=&quot;yes&quot;;1;0)*['Grading Scale'.E$11])+(IF([.O676]=&quot;yes&quot;;1;0)*['Grading Scale'.E$12])+(IF([.P676]=&quot;yes&quot;;1;0)*['Grading Scale'.E$13]))/['Grading Scale'.E$14]*100;0);&quot;&quot;)" office:value-type="string">
            <text:p/>
          </table:table-cell>
          <table:table-cell table:style-name="ce26" table:formula="of:=IF(ISNUMBER([.S676]);VLOOKUP([.S67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7]));VLOOKUP([.C677];['Dataset Descriptions'.$A$2:.$B$10];2;FALSE);&quot;&quot;)" office:value-type="string">
            <text:p/>
          </table:table-cell>
          <table:table-cell table:number-columns-repeated="13" table:style-name="ce27"/>
          <table:table-cell table:style-name="ce28"/>
          <table:table-cell table:style-name="ce26" table:formula="of:=IF(NOT(ISBLANK([.E677]));ROUND(((IF([.E677]=&quot;yes&quot;;1;0)*['Grading Scale'.E$2])+(IF([.F677]=&quot;yes&quot;;1;0)*['Grading Scale'.E$3])+(IF([.G677]=&quot;yes&quot;;1;0)*['Grading Scale'.E$4])+(IF([.H677]=&quot;yes&quot;;1;0)*['Grading Scale'.E$5])+(IF([.I677]=&quot;yes&quot;;1;0)*['Grading Scale'.E$6])+(IF([.J677]=&quot;yes&quot;;1;0)*['Grading Scale'.E$7])+(IF([.K677]=&quot;yes&quot;;1;0)*['Grading Scale'.E$8])+(IF([.L677]=&quot;yes&quot;;1;0)*['Grading Scale'.E$9])+(IF([.M677]=&quot;yes&quot;;1;0)*['Grading Scale'.E$10])+(IF([.N677]=&quot;yes&quot;;1;0)*['Grading Scale'.E$11])+(IF([.O677]=&quot;yes&quot;;1;0)*['Grading Scale'.E$12])+(IF([.P677]=&quot;yes&quot;;1;0)*['Grading Scale'.E$13]))/['Grading Scale'.E$14]*100;0);&quot;&quot;)" office:value-type="string">
            <text:p/>
          </table:table-cell>
          <table:table-cell table:style-name="ce26" table:formula="of:=IF(ISNUMBER([.S677]);VLOOKUP([.S67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8]));VLOOKUP([.C678];['Dataset Descriptions'.$A$2:.$B$10];2;FALSE);&quot;&quot;)" office:value-type="string">
            <text:p/>
          </table:table-cell>
          <table:table-cell table:number-columns-repeated="13" table:style-name="ce27"/>
          <table:table-cell table:style-name="ce28"/>
          <table:table-cell table:style-name="ce26" table:formula="of:=IF(NOT(ISBLANK([.E678]));ROUND(((IF([.E678]=&quot;yes&quot;;1;0)*['Grading Scale'.E$2])+(IF([.F678]=&quot;yes&quot;;1;0)*['Grading Scale'.E$3])+(IF([.G678]=&quot;yes&quot;;1;0)*['Grading Scale'.E$4])+(IF([.H678]=&quot;yes&quot;;1;0)*['Grading Scale'.E$5])+(IF([.I678]=&quot;yes&quot;;1;0)*['Grading Scale'.E$6])+(IF([.J678]=&quot;yes&quot;;1;0)*['Grading Scale'.E$7])+(IF([.K678]=&quot;yes&quot;;1;0)*['Grading Scale'.E$8])+(IF([.L678]=&quot;yes&quot;;1;0)*['Grading Scale'.E$9])+(IF([.M678]=&quot;yes&quot;;1;0)*['Grading Scale'.E$10])+(IF([.N678]=&quot;yes&quot;;1;0)*['Grading Scale'.E$11])+(IF([.O678]=&quot;yes&quot;;1;0)*['Grading Scale'.E$12])+(IF([.P678]=&quot;yes&quot;;1;0)*['Grading Scale'.E$13]))/['Grading Scale'.E$14]*100;0);&quot;&quot;)" office:value-type="string">
            <text:p/>
          </table:table-cell>
          <table:table-cell table:style-name="ce26" table:formula="of:=IF(ISNUMBER([.S678]);VLOOKUP([.S67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79]));VLOOKUP([.C679];['Dataset Descriptions'.$A$2:.$B$10];2;FALSE);&quot;&quot;)" office:value-type="string">
            <text:p/>
          </table:table-cell>
          <table:table-cell table:number-columns-repeated="13" table:style-name="ce27"/>
          <table:table-cell table:style-name="ce28"/>
          <table:table-cell table:style-name="ce26" table:formula="of:=IF(NOT(ISBLANK([.E679]));ROUND(((IF([.E679]=&quot;yes&quot;;1;0)*['Grading Scale'.E$2])+(IF([.F679]=&quot;yes&quot;;1;0)*['Grading Scale'.E$3])+(IF([.G679]=&quot;yes&quot;;1;0)*['Grading Scale'.E$4])+(IF([.H679]=&quot;yes&quot;;1;0)*['Grading Scale'.E$5])+(IF([.I679]=&quot;yes&quot;;1;0)*['Grading Scale'.E$6])+(IF([.J679]=&quot;yes&quot;;1;0)*['Grading Scale'.E$7])+(IF([.K679]=&quot;yes&quot;;1;0)*['Grading Scale'.E$8])+(IF([.L679]=&quot;yes&quot;;1;0)*['Grading Scale'.E$9])+(IF([.M679]=&quot;yes&quot;;1;0)*['Grading Scale'.E$10])+(IF([.N679]=&quot;yes&quot;;1;0)*['Grading Scale'.E$11])+(IF([.O679]=&quot;yes&quot;;1;0)*['Grading Scale'.E$12])+(IF([.P679]=&quot;yes&quot;;1;0)*['Grading Scale'.E$13]))/['Grading Scale'.E$14]*100;0);&quot;&quot;)" office:value-type="string">
            <text:p/>
          </table:table-cell>
          <table:table-cell table:style-name="ce26" table:formula="of:=IF(ISNUMBER([.S679]);VLOOKUP([.S67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0]));VLOOKUP([.C680];['Dataset Descriptions'.$A$2:.$B$10];2;FALSE);&quot;&quot;)" office:value-type="string">
            <text:p/>
          </table:table-cell>
          <table:table-cell table:number-columns-repeated="13" table:style-name="ce27"/>
          <table:table-cell table:style-name="ce28"/>
          <table:table-cell table:style-name="ce26" table:formula="of:=IF(NOT(ISBLANK([.E680]));ROUND(((IF([.E680]=&quot;yes&quot;;1;0)*['Grading Scale'.E$2])+(IF([.F680]=&quot;yes&quot;;1;0)*['Grading Scale'.E$3])+(IF([.G680]=&quot;yes&quot;;1;0)*['Grading Scale'.E$4])+(IF([.H680]=&quot;yes&quot;;1;0)*['Grading Scale'.E$5])+(IF([.I680]=&quot;yes&quot;;1;0)*['Grading Scale'.E$6])+(IF([.J680]=&quot;yes&quot;;1;0)*['Grading Scale'.E$7])+(IF([.K680]=&quot;yes&quot;;1;0)*['Grading Scale'.E$8])+(IF([.L680]=&quot;yes&quot;;1;0)*['Grading Scale'.E$9])+(IF([.M680]=&quot;yes&quot;;1;0)*['Grading Scale'.E$10])+(IF([.N680]=&quot;yes&quot;;1;0)*['Grading Scale'.E$11])+(IF([.O680]=&quot;yes&quot;;1;0)*['Grading Scale'.E$12])+(IF([.P680]=&quot;yes&quot;;1;0)*['Grading Scale'.E$13]))/['Grading Scale'.E$14]*100;0);&quot;&quot;)" office:value-type="string">
            <text:p/>
          </table:table-cell>
          <table:table-cell table:style-name="ce26" table:formula="of:=IF(ISNUMBER([.S680]);VLOOKUP([.S68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1]));VLOOKUP([.C681];['Dataset Descriptions'.$A$2:.$B$10];2;FALSE);&quot;&quot;)" office:value-type="string">
            <text:p/>
          </table:table-cell>
          <table:table-cell table:number-columns-repeated="13" table:style-name="ce27"/>
          <table:table-cell table:style-name="ce28"/>
          <table:table-cell table:style-name="ce26" table:formula="of:=IF(NOT(ISBLANK([.E681]));ROUND(((IF([.E681]=&quot;yes&quot;;1;0)*['Grading Scale'.E$2])+(IF([.F681]=&quot;yes&quot;;1;0)*['Grading Scale'.E$3])+(IF([.G681]=&quot;yes&quot;;1;0)*['Grading Scale'.E$4])+(IF([.H681]=&quot;yes&quot;;1;0)*['Grading Scale'.E$5])+(IF([.I681]=&quot;yes&quot;;1;0)*['Grading Scale'.E$6])+(IF([.J681]=&quot;yes&quot;;1;0)*['Grading Scale'.E$7])+(IF([.K681]=&quot;yes&quot;;1;0)*['Grading Scale'.E$8])+(IF([.L681]=&quot;yes&quot;;1;0)*['Grading Scale'.E$9])+(IF([.M681]=&quot;yes&quot;;1;0)*['Grading Scale'.E$10])+(IF([.N681]=&quot;yes&quot;;1;0)*['Grading Scale'.E$11])+(IF([.O681]=&quot;yes&quot;;1;0)*['Grading Scale'.E$12])+(IF([.P681]=&quot;yes&quot;;1;0)*['Grading Scale'.E$13]))/['Grading Scale'.E$14]*100;0);&quot;&quot;)" office:value-type="string">
            <text:p/>
          </table:table-cell>
          <table:table-cell table:style-name="ce26" table:formula="of:=IF(ISNUMBER([.S681]);VLOOKUP([.S68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2]));VLOOKUP([.C682];['Dataset Descriptions'.$A$2:.$B$10];2;FALSE);&quot;&quot;)" office:value-type="string">
            <text:p/>
          </table:table-cell>
          <table:table-cell table:number-columns-repeated="13" table:style-name="ce27"/>
          <table:table-cell table:style-name="ce28"/>
          <table:table-cell table:style-name="ce26" table:formula="of:=IF(NOT(ISBLANK([.E682]));ROUND(((IF([.E682]=&quot;yes&quot;;1;0)*['Grading Scale'.E$2])+(IF([.F682]=&quot;yes&quot;;1;0)*['Grading Scale'.E$3])+(IF([.G682]=&quot;yes&quot;;1;0)*['Grading Scale'.E$4])+(IF([.H682]=&quot;yes&quot;;1;0)*['Grading Scale'.E$5])+(IF([.I682]=&quot;yes&quot;;1;0)*['Grading Scale'.E$6])+(IF([.J682]=&quot;yes&quot;;1;0)*['Grading Scale'.E$7])+(IF([.K682]=&quot;yes&quot;;1;0)*['Grading Scale'.E$8])+(IF([.L682]=&quot;yes&quot;;1;0)*['Grading Scale'.E$9])+(IF([.M682]=&quot;yes&quot;;1;0)*['Grading Scale'.E$10])+(IF([.N682]=&quot;yes&quot;;1;0)*['Grading Scale'.E$11])+(IF([.O682]=&quot;yes&quot;;1;0)*['Grading Scale'.E$12])+(IF([.P682]=&quot;yes&quot;;1;0)*['Grading Scale'.E$13]))/['Grading Scale'.E$14]*100;0);&quot;&quot;)" office:value-type="string">
            <text:p/>
          </table:table-cell>
          <table:table-cell table:style-name="ce26" table:formula="of:=IF(ISNUMBER([.S682]);VLOOKUP([.S68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3]));VLOOKUP([.C683];['Dataset Descriptions'.$A$2:.$B$10];2;FALSE);&quot;&quot;)" office:value-type="string">
            <text:p/>
          </table:table-cell>
          <table:table-cell table:number-columns-repeated="13" table:style-name="ce27"/>
          <table:table-cell table:style-name="ce28"/>
          <table:table-cell table:style-name="ce26" table:formula="of:=IF(NOT(ISBLANK([.E683]));ROUND(((IF([.E683]=&quot;yes&quot;;1;0)*['Grading Scale'.E$2])+(IF([.F683]=&quot;yes&quot;;1;0)*['Grading Scale'.E$3])+(IF([.G683]=&quot;yes&quot;;1;0)*['Grading Scale'.E$4])+(IF([.H683]=&quot;yes&quot;;1;0)*['Grading Scale'.E$5])+(IF([.I683]=&quot;yes&quot;;1;0)*['Grading Scale'.E$6])+(IF([.J683]=&quot;yes&quot;;1;0)*['Grading Scale'.E$7])+(IF([.K683]=&quot;yes&quot;;1;0)*['Grading Scale'.E$8])+(IF([.L683]=&quot;yes&quot;;1;0)*['Grading Scale'.E$9])+(IF([.M683]=&quot;yes&quot;;1;0)*['Grading Scale'.E$10])+(IF([.N683]=&quot;yes&quot;;1;0)*['Grading Scale'.E$11])+(IF([.O683]=&quot;yes&quot;;1;0)*['Grading Scale'.E$12])+(IF([.P683]=&quot;yes&quot;;1;0)*['Grading Scale'.E$13]))/['Grading Scale'.E$14]*100;0);&quot;&quot;)" office:value-type="string">
            <text:p/>
          </table:table-cell>
          <table:table-cell table:style-name="ce26" table:formula="of:=IF(ISNUMBER([.S683]);VLOOKUP([.S68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4]));VLOOKUP([.C684];['Dataset Descriptions'.$A$2:.$B$10];2;FALSE);&quot;&quot;)" office:value-type="string">
            <text:p/>
          </table:table-cell>
          <table:table-cell table:number-columns-repeated="13" table:style-name="ce27"/>
          <table:table-cell table:style-name="ce28"/>
          <table:table-cell table:style-name="ce26" table:formula="of:=IF(NOT(ISBLANK([.E684]));ROUND(((IF([.E684]=&quot;yes&quot;;1;0)*['Grading Scale'.E$2])+(IF([.F684]=&quot;yes&quot;;1;0)*['Grading Scale'.E$3])+(IF([.G684]=&quot;yes&quot;;1;0)*['Grading Scale'.E$4])+(IF([.H684]=&quot;yes&quot;;1;0)*['Grading Scale'.E$5])+(IF([.I684]=&quot;yes&quot;;1;0)*['Grading Scale'.E$6])+(IF([.J684]=&quot;yes&quot;;1;0)*['Grading Scale'.E$7])+(IF([.K684]=&quot;yes&quot;;1;0)*['Grading Scale'.E$8])+(IF([.L684]=&quot;yes&quot;;1;0)*['Grading Scale'.E$9])+(IF([.M684]=&quot;yes&quot;;1;0)*['Grading Scale'.E$10])+(IF([.N684]=&quot;yes&quot;;1;0)*['Grading Scale'.E$11])+(IF([.O684]=&quot;yes&quot;;1;0)*['Grading Scale'.E$12])+(IF([.P684]=&quot;yes&quot;;1;0)*['Grading Scale'.E$13]))/['Grading Scale'.E$14]*100;0);&quot;&quot;)" office:value-type="string">
            <text:p/>
          </table:table-cell>
          <table:table-cell table:style-name="ce26" table:formula="of:=IF(ISNUMBER([.S684]);VLOOKUP([.S68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5]));VLOOKUP([.C685];['Dataset Descriptions'.$A$2:.$B$10];2;FALSE);&quot;&quot;)" office:value-type="string">
            <text:p/>
          </table:table-cell>
          <table:table-cell table:number-columns-repeated="13" table:style-name="ce27"/>
          <table:table-cell table:style-name="ce28"/>
          <table:table-cell table:style-name="ce26" table:formula="of:=IF(NOT(ISBLANK([.E685]));ROUND(((IF([.E685]=&quot;yes&quot;;1;0)*['Grading Scale'.E$2])+(IF([.F685]=&quot;yes&quot;;1;0)*['Grading Scale'.E$3])+(IF([.G685]=&quot;yes&quot;;1;0)*['Grading Scale'.E$4])+(IF([.H685]=&quot;yes&quot;;1;0)*['Grading Scale'.E$5])+(IF([.I685]=&quot;yes&quot;;1;0)*['Grading Scale'.E$6])+(IF([.J685]=&quot;yes&quot;;1;0)*['Grading Scale'.E$7])+(IF([.K685]=&quot;yes&quot;;1;0)*['Grading Scale'.E$8])+(IF([.L685]=&quot;yes&quot;;1;0)*['Grading Scale'.E$9])+(IF([.M685]=&quot;yes&quot;;1;0)*['Grading Scale'.E$10])+(IF([.N685]=&quot;yes&quot;;1;0)*['Grading Scale'.E$11])+(IF([.O685]=&quot;yes&quot;;1;0)*['Grading Scale'.E$12])+(IF([.P685]=&quot;yes&quot;;1;0)*['Grading Scale'.E$13]))/['Grading Scale'.E$14]*100;0);&quot;&quot;)" office:value-type="string">
            <text:p/>
          </table:table-cell>
          <table:table-cell table:style-name="ce26" table:formula="of:=IF(ISNUMBER([.S685]);VLOOKUP([.S68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6]));VLOOKUP([.C686];['Dataset Descriptions'.$A$2:.$B$10];2;FALSE);&quot;&quot;)" office:value-type="string">
            <text:p/>
          </table:table-cell>
          <table:table-cell table:number-columns-repeated="13" table:style-name="ce27"/>
          <table:table-cell table:style-name="ce28"/>
          <table:table-cell table:style-name="ce26" table:formula="of:=IF(NOT(ISBLANK([.E686]));ROUND(((IF([.E686]=&quot;yes&quot;;1;0)*['Grading Scale'.E$2])+(IF([.F686]=&quot;yes&quot;;1;0)*['Grading Scale'.E$3])+(IF([.G686]=&quot;yes&quot;;1;0)*['Grading Scale'.E$4])+(IF([.H686]=&quot;yes&quot;;1;0)*['Grading Scale'.E$5])+(IF([.I686]=&quot;yes&quot;;1;0)*['Grading Scale'.E$6])+(IF([.J686]=&quot;yes&quot;;1;0)*['Grading Scale'.E$7])+(IF([.K686]=&quot;yes&quot;;1;0)*['Grading Scale'.E$8])+(IF([.L686]=&quot;yes&quot;;1;0)*['Grading Scale'.E$9])+(IF([.M686]=&quot;yes&quot;;1;0)*['Grading Scale'.E$10])+(IF([.N686]=&quot;yes&quot;;1;0)*['Grading Scale'.E$11])+(IF([.O686]=&quot;yes&quot;;1;0)*['Grading Scale'.E$12])+(IF([.P686]=&quot;yes&quot;;1;0)*['Grading Scale'.E$13]))/['Grading Scale'.E$14]*100;0);&quot;&quot;)" office:value-type="string">
            <text:p/>
          </table:table-cell>
          <table:table-cell table:style-name="ce26" table:formula="of:=IF(ISNUMBER([.S686]);VLOOKUP([.S68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7]));VLOOKUP([.C687];['Dataset Descriptions'.$A$2:.$B$10];2;FALSE);&quot;&quot;)" office:value-type="string">
            <text:p/>
          </table:table-cell>
          <table:table-cell table:number-columns-repeated="13" table:style-name="ce27"/>
          <table:table-cell table:style-name="ce28"/>
          <table:table-cell table:style-name="ce26" table:formula="of:=IF(NOT(ISBLANK([.E687]));ROUND(((IF([.E687]=&quot;yes&quot;;1;0)*['Grading Scale'.E$2])+(IF([.F687]=&quot;yes&quot;;1;0)*['Grading Scale'.E$3])+(IF([.G687]=&quot;yes&quot;;1;0)*['Grading Scale'.E$4])+(IF([.H687]=&quot;yes&quot;;1;0)*['Grading Scale'.E$5])+(IF([.I687]=&quot;yes&quot;;1;0)*['Grading Scale'.E$6])+(IF([.J687]=&quot;yes&quot;;1;0)*['Grading Scale'.E$7])+(IF([.K687]=&quot;yes&quot;;1;0)*['Grading Scale'.E$8])+(IF([.L687]=&quot;yes&quot;;1;0)*['Grading Scale'.E$9])+(IF([.M687]=&quot;yes&quot;;1;0)*['Grading Scale'.E$10])+(IF([.N687]=&quot;yes&quot;;1;0)*['Grading Scale'.E$11])+(IF([.O687]=&quot;yes&quot;;1;0)*['Grading Scale'.E$12])+(IF([.P687]=&quot;yes&quot;;1;0)*['Grading Scale'.E$13]))/['Grading Scale'.E$14]*100;0);&quot;&quot;)" office:value-type="string">
            <text:p/>
          </table:table-cell>
          <table:table-cell table:style-name="ce26" table:formula="of:=IF(ISNUMBER([.S687]);VLOOKUP([.S68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8]));VLOOKUP([.C688];['Dataset Descriptions'.$A$2:.$B$10];2;FALSE);&quot;&quot;)" office:value-type="string">
            <text:p/>
          </table:table-cell>
          <table:table-cell table:number-columns-repeated="13" table:style-name="ce27"/>
          <table:table-cell table:style-name="ce28"/>
          <table:table-cell table:style-name="ce26" table:formula="of:=IF(NOT(ISBLANK([.E688]));ROUND(((IF([.E688]=&quot;yes&quot;;1;0)*['Grading Scale'.E$2])+(IF([.F688]=&quot;yes&quot;;1;0)*['Grading Scale'.E$3])+(IF([.G688]=&quot;yes&quot;;1;0)*['Grading Scale'.E$4])+(IF([.H688]=&quot;yes&quot;;1;0)*['Grading Scale'.E$5])+(IF([.I688]=&quot;yes&quot;;1;0)*['Grading Scale'.E$6])+(IF([.J688]=&quot;yes&quot;;1;0)*['Grading Scale'.E$7])+(IF([.K688]=&quot;yes&quot;;1;0)*['Grading Scale'.E$8])+(IF([.L688]=&quot;yes&quot;;1;0)*['Grading Scale'.E$9])+(IF([.M688]=&quot;yes&quot;;1;0)*['Grading Scale'.E$10])+(IF([.N688]=&quot;yes&quot;;1;0)*['Grading Scale'.E$11])+(IF([.O688]=&quot;yes&quot;;1;0)*['Grading Scale'.E$12])+(IF([.P688]=&quot;yes&quot;;1;0)*['Grading Scale'.E$13]))/['Grading Scale'.E$14]*100;0);&quot;&quot;)" office:value-type="string">
            <text:p/>
          </table:table-cell>
          <table:table-cell table:style-name="ce26" table:formula="of:=IF(ISNUMBER([.S688]);VLOOKUP([.S68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89]));VLOOKUP([.C689];['Dataset Descriptions'.$A$2:.$B$10];2;FALSE);&quot;&quot;)" office:value-type="string">
            <text:p/>
          </table:table-cell>
          <table:table-cell table:number-columns-repeated="13" table:style-name="ce27"/>
          <table:table-cell table:style-name="ce28"/>
          <table:table-cell table:style-name="ce26" table:formula="of:=IF(NOT(ISBLANK([.E689]));ROUND(((IF([.E689]=&quot;yes&quot;;1;0)*['Grading Scale'.E$2])+(IF([.F689]=&quot;yes&quot;;1;0)*['Grading Scale'.E$3])+(IF([.G689]=&quot;yes&quot;;1;0)*['Grading Scale'.E$4])+(IF([.H689]=&quot;yes&quot;;1;0)*['Grading Scale'.E$5])+(IF([.I689]=&quot;yes&quot;;1;0)*['Grading Scale'.E$6])+(IF([.J689]=&quot;yes&quot;;1;0)*['Grading Scale'.E$7])+(IF([.K689]=&quot;yes&quot;;1;0)*['Grading Scale'.E$8])+(IF([.L689]=&quot;yes&quot;;1;0)*['Grading Scale'.E$9])+(IF([.M689]=&quot;yes&quot;;1;0)*['Grading Scale'.E$10])+(IF([.N689]=&quot;yes&quot;;1;0)*['Grading Scale'.E$11])+(IF([.O689]=&quot;yes&quot;;1;0)*['Grading Scale'.E$12])+(IF([.P689]=&quot;yes&quot;;1;0)*['Grading Scale'.E$13]))/['Grading Scale'.E$14]*100;0);&quot;&quot;)" office:value-type="string">
            <text:p/>
          </table:table-cell>
          <table:table-cell table:style-name="ce26" table:formula="of:=IF(ISNUMBER([.S689]);VLOOKUP([.S68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0]));VLOOKUP([.C690];['Dataset Descriptions'.$A$2:.$B$10];2;FALSE);&quot;&quot;)" office:value-type="string">
            <text:p/>
          </table:table-cell>
          <table:table-cell table:number-columns-repeated="13" table:style-name="ce27"/>
          <table:table-cell table:style-name="ce28"/>
          <table:table-cell table:style-name="ce26" table:formula="of:=IF(NOT(ISBLANK([.E690]));ROUND(((IF([.E690]=&quot;yes&quot;;1;0)*['Grading Scale'.E$2])+(IF([.F690]=&quot;yes&quot;;1;0)*['Grading Scale'.E$3])+(IF([.G690]=&quot;yes&quot;;1;0)*['Grading Scale'.E$4])+(IF([.H690]=&quot;yes&quot;;1;0)*['Grading Scale'.E$5])+(IF([.I690]=&quot;yes&quot;;1;0)*['Grading Scale'.E$6])+(IF([.J690]=&quot;yes&quot;;1;0)*['Grading Scale'.E$7])+(IF([.K690]=&quot;yes&quot;;1;0)*['Grading Scale'.E$8])+(IF([.L690]=&quot;yes&quot;;1;0)*['Grading Scale'.E$9])+(IF([.M690]=&quot;yes&quot;;1;0)*['Grading Scale'.E$10])+(IF([.N690]=&quot;yes&quot;;1;0)*['Grading Scale'.E$11])+(IF([.O690]=&quot;yes&quot;;1;0)*['Grading Scale'.E$12])+(IF([.P690]=&quot;yes&quot;;1;0)*['Grading Scale'.E$13]))/['Grading Scale'.E$14]*100;0);&quot;&quot;)" office:value-type="string">
            <text:p/>
          </table:table-cell>
          <table:table-cell table:style-name="ce26" table:formula="of:=IF(ISNUMBER([.S690]);VLOOKUP([.S69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1]));VLOOKUP([.C691];['Dataset Descriptions'.$A$2:.$B$10];2;FALSE);&quot;&quot;)" office:value-type="string">
            <text:p/>
          </table:table-cell>
          <table:table-cell table:number-columns-repeated="13" table:style-name="ce27"/>
          <table:table-cell table:style-name="ce28"/>
          <table:table-cell table:style-name="ce26" table:formula="of:=IF(NOT(ISBLANK([.E691]));ROUND(((IF([.E691]=&quot;yes&quot;;1;0)*['Grading Scale'.E$2])+(IF([.F691]=&quot;yes&quot;;1;0)*['Grading Scale'.E$3])+(IF([.G691]=&quot;yes&quot;;1;0)*['Grading Scale'.E$4])+(IF([.H691]=&quot;yes&quot;;1;0)*['Grading Scale'.E$5])+(IF([.I691]=&quot;yes&quot;;1;0)*['Grading Scale'.E$6])+(IF([.J691]=&quot;yes&quot;;1;0)*['Grading Scale'.E$7])+(IF([.K691]=&quot;yes&quot;;1;0)*['Grading Scale'.E$8])+(IF([.L691]=&quot;yes&quot;;1;0)*['Grading Scale'.E$9])+(IF([.M691]=&quot;yes&quot;;1;0)*['Grading Scale'.E$10])+(IF([.N691]=&quot;yes&quot;;1;0)*['Grading Scale'.E$11])+(IF([.O691]=&quot;yes&quot;;1;0)*['Grading Scale'.E$12])+(IF([.P691]=&quot;yes&quot;;1;0)*['Grading Scale'.E$13]))/['Grading Scale'.E$14]*100;0);&quot;&quot;)" office:value-type="string">
            <text:p/>
          </table:table-cell>
          <table:table-cell table:style-name="ce26" table:formula="of:=IF(ISNUMBER([.S691]);VLOOKUP([.S69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2]));VLOOKUP([.C692];['Dataset Descriptions'.$A$2:.$B$10];2;FALSE);&quot;&quot;)" office:value-type="string">
            <text:p/>
          </table:table-cell>
          <table:table-cell table:number-columns-repeated="13" table:style-name="ce27"/>
          <table:table-cell table:style-name="ce28"/>
          <table:table-cell table:style-name="ce26" table:formula="of:=IF(NOT(ISBLANK([.E692]));ROUND(((IF([.E692]=&quot;yes&quot;;1;0)*['Grading Scale'.E$2])+(IF([.F692]=&quot;yes&quot;;1;0)*['Grading Scale'.E$3])+(IF([.G692]=&quot;yes&quot;;1;0)*['Grading Scale'.E$4])+(IF([.H692]=&quot;yes&quot;;1;0)*['Grading Scale'.E$5])+(IF([.I692]=&quot;yes&quot;;1;0)*['Grading Scale'.E$6])+(IF([.J692]=&quot;yes&quot;;1;0)*['Grading Scale'.E$7])+(IF([.K692]=&quot;yes&quot;;1;0)*['Grading Scale'.E$8])+(IF([.L692]=&quot;yes&quot;;1;0)*['Grading Scale'.E$9])+(IF([.M692]=&quot;yes&quot;;1;0)*['Grading Scale'.E$10])+(IF([.N692]=&quot;yes&quot;;1;0)*['Grading Scale'.E$11])+(IF([.O692]=&quot;yes&quot;;1;0)*['Grading Scale'.E$12])+(IF([.P692]=&quot;yes&quot;;1;0)*['Grading Scale'.E$13]))/['Grading Scale'.E$14]*100;0);&quot;&quot;)" office:value-type="string">
            <text:p/>
          </table:table-cell>
          <table:table-cell table:style-name="ce26" table:formula="of:=IF(ISNUMBER([.S692]);VLOOKUP([.S69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3]));VLOOKUP([.C693];['Dataset Descriptions'.$A$2:.$B$10];2;FALSE);&quot;&quot;)" office:value-type="string">
            <text:p/>
          </table:table-cell>
          <table:table-cell table:number-columns-repeated="13" table:style-name="ce27"/>
          <table:table-cell table:style-name="ce28"/>
          <table:table-cell table:style-name="ce26" table:formula="of:=IF(NOT(ISBLANK([.E693]));ROUND(((IF([.E693]=&quot;yes&quot;;1;0)*['Grading Scale'.E$2])+(IF([.F693]=&quot;yes&quot;;1;0)*['Grading Scale'.E$3])+(IF([.G693]=&quot;yes&quot;;1;0)*['Grading Scale'.E$4])+(IF([.H693]=&quot;yes&quot;;1;0)*['Grading Scale'.E$5])+(IF([.I693]=&quot;yes&quot;;1;0)*['Grading Scale'.E$6])+(IF([.J693]=&quot;yes&quot;;1;0)*['Grading Scale'.E$7])+(IF([.K693]=&quot;yes&quot;;1;0)*['Grading Scale'.E$8])+(IF([.L693]=&quot;yes&quot;;1;0)*['Grading Scale'.E$9])+(IF([.M693]=&quot;yes&quot;;1;0)*['Grading Scale'.E$10])+(IF([.N693]=&quot;yes&quot;;1;0)*['Grading Scale'.E$11])+(IF([.O693]=&quot;yes&quot;;1;0)*['Grading Scale'.E$12])+(IF([.P693]=&quot;yes&quot;;1;0)*['Grading Scale'.E$13]))/['Grading Scale'.E$14]*100;0);&quot;&quot;)" office:value-type="string">
            <text:p/>
          </table:table-cell>
          <table:table-cell table:style-name="ce26" table:formula="of:=IF(ISNUMBER([.S693]);VLOOKUP([.S69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4]));VLOOKUP([.C694];['Dataset Descriptions'.$A$2:.$B$10];2;FALSE);&quot;&quot;)" office:value-type="string">
            <text:p/>
          </table:table-cell>
          <table:table-cell table:number-columns-repeated="13" table:style-name="ce27"/>
          <table:table-cell table:style-name="ce28"/>
          <table:table-cell table:style-name="ce26" table:formula="of:=IF(NOT(ISBLANK([.E694]));ROUND(((IF([.E694]=&quot;yes&quot;;1;0)*['Grading Scale'.E$2])+(IF([.F694]=&quot;yes&quot;;1;0)*['Grading Scale'.E$3])+(IF([.G694]=&quot;yes&quot;;1;0)*['Grading Scale'.E$4])+(IF([.H694]=&quot;yes&quot;;1;0)*['Grading Scale'.E$5])+(IF([.I694]=&quot;yes&quot;;1;0)*['Grading Scale'.E$6])+(IF([.J694]=&quot;yes&quot;;1;0)*['Grading Scale'.E$7])+(IF([.K694]=&quot;yes&quot;;1;0)*['Grading Scale'.E$8])+(IF([.L694]=&quot;yes&quot;;1;0)*['Grading Scale'.E$9])+(IF([.M694]=&quot;yes&quot;;1;0)*['Grading Scale'.E$10])+(IF([.N694]=&quot;yes&quot;;1;0)*['Grading Scale'.E$11])+(IF([.O694]=&quot;yes&quot;;1;0)*['Grading Scale'.E$12])+(IF([.P694]=&quot;yes&quot;;1;0)*['Grading Scale'.E$13]))/['Grading Scale'.E$14]*100;0);&quot;&quot;)" office:value-type="string">
            <text:p/>
          </table:table-cell>
          <table:table-cell table:style-name="ce26" table:formula="of:=IF(ISNUMBER([.S694]);VLOOKUP([.S69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5]));VLOOKUP([.C695];['Dataset Descriptions'.$A$2:.$B$10];2;FALSE);&quot;&quot;)" office:value-type="string">
            <text:p/>
          </table:table-cell>
          <table:table-cell table:number-columns-repeated="13" table:style-name="ce27"/>
          <table:table-cell table:style-name="ce28"/>
          <table:table-cell table:style-name="ce26" table:formula="of:=IF(NOT(ISBLANK([.E695]));ROUND(((IF([.E695]=&quot;yes&quot;;1;0)*['Grading Scale'.E$2])+(IF([.F695]=&quot;yes&quot;;1;0)*['Grading Scale'.E$3])+(IF([.G695]=&quot;yes&quot;;1;0)*['Grading Scale'.E$4])+(IF([.H695]=&quot;yes&quot;;1;0)*['Grading Scale'.E$5])+(IF([.I695]=&quot;yes&quot;;1;0)*['Grading Scale'.E$6])+(IF([.J695]=&quot;yes&quot;;1;0)*['Grading Scale'.E$7])+(IF([.K695]=&quot;yes&quot;;1;0)*['Grading Scale'.E$8])+(IF([.L695]=&quot;yes&quot;;1;0)*['Grading Scale'.E$9])+(IF([.M695]=&quot;yes&quot;;1;0)*['Grading Scale'.E$10])+(IF([.N695]=&quot;yes&quot;;1;0)*['Grading Scale'.E$11])+(IF([.O695]=&quot;yes&quot;;1;0)*['Grading Scale'.E$12])+(IF([.P695]=&quot;yes&quot;;1;0)*['Grading Scale'.E$13]))/['Grading Scale'.E$14]*100;0);&quot;&quot;)" office:value-type="string">
            <text:p/>
          </table:table-cell>
          <table:table-cell table:style-name="ce26" table:formula="of:=IF(ISNUMBER([.S695]);VLOOKUP([.S69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6]));VLOOKUP([.C696];['Dataset Descriptions'.$A$2:.$B$10];2;FALSE);&quot;&quot;)" office:value-type="string">
            <text:p/>
          </table:table-cell>
          <table:table-cell table:number-columns-repeated="13" table:style-name="ce27"/>
          <table:table-cell table:style-name="ce28"/>
          <table:table-cell table:style-name="ce26" table:formula="of:=IF(NOT(ISBLANK([.E696]));ROUND(((IF([.E696]=&quot;yes&quot;;1;0)*['Grading Scale'.E$2])+(IF([.F696]=&quot;yes&quot;;1;0)*['Grading Scale'.E$3])+(IF([.G696]=&quot;yes&quot;;1;0)*['Grading Scale'.E$4])+(IF([.H696]=&quot;yes&quot;;1;0)*['Grading Scale'.E$5])+(IF([.I696]=&quot;yes&quot;;1;0)*['Grading Scale'.E$6])+(IF([.J696]=&quot;yes&quot;;1;0)*['Grading Scale'.E$7])+(IF([.K696]=&quot;yes&quot;;1;0)*['Grading Scale'.E$8])+(IF([.L696]=&quot;yes&quot;;1;0)*['Grading Scale'.E$9])+(IF([.M696]=&quot;yes&quot;;1;0)*['Grading Scale'.E$10])+(IF([.N696]=&quot;yes&quot;;1;0)*['Grading Scale'.E$11])+(IF([.O696]=&quot;yes&quot;;1;0)*['Grading Scale'.E$12])+(IF([.P696]=&quot;yes&quot;;1;0)*['Grading Scale'.E$13]))/['Grading Scale'.E$14]*100;0);&quot;&quot;)" office:value-type="string">
            <text:p/>
          </table:table-cell>
          <table:table-cell table:style-name="ce26" table:formula="of:=IF(ISNUMBER([.S696]);VLOOKUP([.S69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7]));VLOOKUP([.C697];['Dataset Descriptions'.$A$2:.$B$10];2;FALSE);&quot;&quot;)" office:value-type="string">
            <text:p/>
          </table:table-cell>
          <table:table-cell table:number-columns-repeated="13" table:style-name="ce27"/>
          <table:table-cell table:style-name="ce28"/>
          <table:table-cell table:style-name="ce26" table:formula="of:=IF(NOT(ISBLANK([.E697]));ROUND(((IF([.E697]=&quot;yes&quot;;1;0)*['Grading Scale'.E$2])+(IF([.F697]=&quot;yes&quot;;1;0)*['Grading Scale'.E$3])+(IF([.G697]=&quot;yes&quot;;1;0)*['Grading Scale'.E$4])+(IF([.H697]=&quot;yes&quot;;1;0)*['Grading Scale'.E$5])+(IF([.I697]=&quot;yes&quot;;1;0)*['Grading Scale'.E$6])+(IF([.J697]=&quot;yes&quot;;1;0)*['Grading Scale'.E$7])+(IF([.K697]=&quot;yes&quot;;1;0)*['Grading Scale'.E$8])+(IF([.L697]=&quot;yes&quot;;1;0)*['Grading Scale'.E$9])+(IF([.M697]=&quot;yes&quot;;1;0)*['Grading Scale'.E$10])+(IF([.N697]=&quot;yes&quot;;1;0)*['Grading Scale'.E$11])+(IF([.O697]=&quot;yes&quot;;1;0)*['Grading Scale'.E$12])+(IF([.P697]=&quot;yes&quot;;1;0)*['Grading Scale'.E$13]))/['Grading Scale'.E$14]*100;0);&quot;&quot;)" office:value-type="string">
            <text:p/>
          </table:table-cell>
          <table:table-cell table:style-name="ce26" table:formula="of:=IF(ISNUMBER([.S697]);VLOOKUP([.S69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8]));VLOOKUP([.C698];['Dataset Descriptions'.$A$2:.$B$10];2;FALSE);&quot;&quot;)" office:value-type="string">
            <text:p/>
          </table:table-cell>
          <table:table-cell table:number-columns-repeated="13" table:style-name="ce27"/>
          <table:table-cell table:style-name="ce28"/>
          <table:table-cell table:style-name="ce26" table:formula="of:=IF(NOT(ISBLANK([.E698]));ROUND(((IF([.E698]=&quot;yes&quot;;1;0)*['Grading Scale'.E$2])+(IF([.F698]=&quot;yes&quot;;1;0)*['Grading Scale'.E$3])+(IF([.G698]=&quot;yes&quot;;1;0)*['Grading Scale'.E$4])+(IF([.H698]=&quot;yes&quot;;1;0)*['Grading Scale'.E$5])+(IF([.I698]=&quot;yes&quot;;1;0)*['Grading Scale'.E$6])+(IF([.J698]=&quot;yes&quot;;1;0)*['Grading Scale'.E$7])+(IF([.K698]=&quot;yes&quot;;1;0)*['Grading Scale'.E$8])+(IF([.L698]=&quot;yes&quot;;1;0)*['Grading Scale'.E$9])+(IF([.M698]=&quot;yes&quot;;1;0)*['Grading Scale'.E$10])+(IF([.N698]=&quot;yes&quot;;1;0)*['Grading Scale'.E$11])+(IF([.O698]=&quot;yes&quot;;1;0)*['Grading Scale'.E$12])+(IF([.P698]=&quot;yes&quot;;1;0)*['Grading Scale'.E$13]))/['Grading Scale'.E$14]*100;0);&quot;&quot;)" office:value-type="string">
            <text:p/>
          </table:table-cell>
          <table:table-cell table:style-name="ce26" table:formula="of:=IF(ISNUMBER([.S698]);VLOOKUP([.S69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699]));VLOOKUP([.C699];['Dataset Descriptions'.$A$2:.$B$10];2;FALSE);&quot;&quot;)" office:value-type="string">
            <text:p/>
          </table:table-cell>
          <table:table-cell table:number-columns-repeated="13" table:style-name="ce27"/>
          <table:table-cell table:style-name="ce28"/>
          <table:table-cell table:style-name="ce26" table:formula="of:=IF(NOT(ISBLANK([.E699]));ROUND(((IF([.E699]=&quot;yes&quot;;1;0)*['Grading Scale'.E$2])+(IF([.F699]=&quot;yes&quot;;1;0)*['Grading Scale'.E$3])+(IF([.G699]=&quot;yes&quot;;1;0)*['Grading Scale'.E$4])+(IF([.H699]=&quot;yes&quot;;1;0)*['Grading Scale'.E$5])+(IF([.I699]=&quot;yes&quot;;1;0)*['Grading Scale'.E$6])+(IF([.J699]=&quot;yes&quot;;1;0)*['Grading Scale'.E$7])+(IF([.K699]=&quot;yes&quot;;1;0)*['Grading Scale'.E$8])+(IF([.L699]=&quot;yes&quot;;1;0)*['Grading Scale'.E$9])+(IF([.M699]=&quot;yes&quot;;1;0)*['Grading Scale'.E$10])+(IF([.N699]=&quot;yes&quot;;1;0)*['Grading Scale'.E$11])+(IF([.O699]=&quot;yes&quot;;1;0)*['Grading Scale'.E$12])+(IF([.P699]=&quot;yes&quot;;1;0)*['Grading Scale'.E$13]))/['Grading Scale'.E$14]*100;0);&quot;&quot;)" office:value-type="string">
            <text:p/>
          </table:table-cell>
          <table:table-cell table:style-name="ce26" table:formula="of:=IF(ISNUMBER([.S699]);VLOOKUP([.S69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0]));VLOOKUP([.C700];['Dataset Descriptions'.$A$2:.$B$10];2;FALSE);&quot;&quot;)" office:value-type="string">
            <text:p/>
          </table:table-cell>
          <table:table-cell table:number-columns-repeated="13" table:style-name="ce27"/>
          <table:table-cell table:style-name="ce28"/>
          <table:table-cell table:style-name="ce26" table:formula="of:=IF(NOT(ISBLANK([.E700]));ROUND(((IF([.E700]=&quot;yes&quot;;1;0)*['Grading Scale'.E$2])+(IF([.F700]=&quot;yes&quot;;1;0)*['Grading Scale'.E$3])+(IF([.G700]=&quot;yes&quot;;1;0)*['Grading Scale'.E$4])+(IF([.H700]=&quot;yes&quot;;1;0)*['Grading Scale'.E$5])+(IF([.I700]=&quot;yes&quot;;1;0)*['Grading Scale'.E$6])+(IF([.J700]=&quot;yes&quot;;1;0)*['Grading Scale'.E$7])+(IF([.K700]=&quot;yes&quot;;1;0)*['Grading Scale'.E$8])+(IF([.L700]=&quot;yes&quot;;1;0)*['Grading Scale'.E$9])+(IF([.M700]=&quot;yes&quot;;1;0)*['Grading Scale'.E$10])+(IF([.N700]=&quot;yes&quot;;1;0)*['Grading Scale'.E$11])+(IF([.O700]=&quot;yes&quot;;1;0)*['Grading Scale'.E$12])+(IF([.P700]=&quot;yes&quot;;1;0)*['Grading Scale'.E$13]))/['Grading Scale'.E$14]*100;0);&quot;&quot;)" office:value-type="string">
            <text:p/>
          </table:table-cell>
          <table:table-cell table:style-name="ce26" table:formula="of:=IF(ISNUMBER([.S700]);VLOOKUP([.S70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1]));VLOOKUP([.C701];['Dataset Descriptions'.$A$2:.$B$10];2;FALSE);&quot;&quot;)" office:value-type="string">
            <text:p/>
          </table:table-cell>
          <table:table-cell table:number-columns-repeated="13" table:style-name="ce27"/>
          <table:table-cell table:style-name="ce28"/>
          <table:table-cell table:style-name="ce26" table:formula="of:=IF(NOT(ISBLANK([.E701]));ROUND(((IF([.E701]=&quot;yes&quot;;1;0)*['Grading Scale'.E$2])+(IF([.F701]=&quot;yes&quot;;1;0)*['Grading Scale'.E$3])+(IF([.G701]=&quot;yes&quot;;1;0)*['Grading Scale'.E$4])+(IF([.H701]=&quot;yes&quot;;1;0)*['Grading Scale'.E$5])+(IF([.I701]=&quot;yes&quot;;1;0)*['Grading Scale'.E$6])+(IF([.J701]=&quot;yes&quot;;1;0)*['Grading Scale'.E$7])+(IF([.K701]=&quot;yes&quot;;1;0)*['Grading Scale'.E$8])+(IF([.L701]=&quot;yes&quot;;1;0)*['Grading Scale'.E$9])+(IF([.M701]=&quot;yes&quot;;1;0)*['Grading Scale'.E$10])+(IF([.N701]=&quot;yes&quot;;1;0)*['Grading Scale'.E$11])+(IF([.O701]=&quot;yes&quot;;1;0)*['Grading Scale'.E$12])+(IF([.P701]=&quot;yes&quot;;1;0)*['Grading Scale'.E$13]))/['Grading Scale'.E$14]*100;0);&quot;&quot;)" office:value-type="string">
            <text:p/>
          </table:table-cell>
          <table:table-cell table:style-name="ce26" table:formula="of:=IF(ISNUMBER([.S701]);VLOOKUP([.S70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2]));VLOOKUP([.C702];['Dataset Descriptions'.$A$2:.$B$10];2;FALSE);&quot;&quot;)" office:value-type="string">
            <text:p/>
          </table:table-cell>
          <table:table-cell table:number-columns-repeated="13" table:style-name="ce27"/>
          <table:table-cell table:style-name="ce28"/>
          <table:table-cell table:style-name="ce26" table:formula="of:=IF(NOT(ISBLANK([.E702]));ROUND(((IF([.E702]=&quot;yes&quot;;1;0)*['Grading Scale'.E$2])+(IF([.F702]=&quot;yes&quot;;1;0)*['Grading Scale'.E$3])+(IF([.G702]=&quot;yes&quot;;1;0)*['Grading Scale'.E$4])+(IF([.H702]=&quot;yes&quot;;1;0)*['Grading Scale'.E$5])+(IF([.I702]=&quot;yes&quot;;1;0)*['Grading Scale'.E$6])+(IF([.J702]=&quot;yes&quot;;1;0)*['Grading Scale'.E$7])+(IF([.K702]=&quot;yes&quot;;1;0)*['Grading Scale'.E$8])+(IF([.L702]=&quot;yes&quot;;1;0)*['Grading Scale'.E$9])+(IF([.M702]=&quot;yes&quot;;1;0)*['Grading Scale'.E$10])+(IF([.N702]=&quot;yes&quot;;1;0)*['Grading Scale'.E$11])+(IF([.O702]=&quot;yes&quot;;1;0)*['Grading Scale'.E$12])+(IF([.P702]=&quot;yes&quot;;1;0)*['Grading Scale'.E$13]))/['Grading Scale'.E$14]*100;0);&quot;&quot;)" office:value-type="string">
            <text:p/>
          </table:table-cell>
          <table:table-cell table:style-name="ce26" table:formula="of:=IF(ISNUMBER([.S702]);VLOOKUP([.S70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3]));VLOOKUP([.C703];['Dataset Descriptions'.$A$2:.$B$10];2;FALSE);&quot;&quot;)" office:value-type="string">
            <text:p/>
          </table:table-cell>
          <table:table-cell table:number-columns-repeated="13" table:style-name="ce27"/>
          <table:table-cell table:style-name="ce28"/>
          <table:table-cell table:style-name="ce26" table:formula="of:=IF(NOT(ISBLANK([.E703]));ROUND(((IF([.E703]=&quot;yes&quot;;1;0)*['Grading Scale'.E$2])+(IF([.F703]=&quot;yes&quot;;1;0)*['Grading Scale'.E$3])+(IF([.G703]=&quot;yes&quot;;1;0)*['Grading Scale'.E$4])+(IF([.H703]=&quot;yes&quot;;1;0)*['Grading Scale'.E$5])+(IF([.I703]=&quot;yes&quot;;1;0)*['Grading Scale'.E$6])+(IF([.J703]=&quot;yes&quot;;1;0)*['Grading Scale'.E$7])+(IF([.K703]=&quot;yes&quot;;1;0)*['Grading Scale'.E$8])+(IF([.L703]=&quot;yes&quot;;1;0)*['Grading Scale'.E$9])+(IF([.M703]=&quot;yes&quot;;1;0)*['Grading Scale'.E$10])+(IF([.N703]=&quot;yes&quot;;1;0)*['Grading Scale'.E$11])+(IF([.O703]=&quot;yes&quot;;1;0)*['Grading Scale'.E$12])+(IF([.P703]=&quot;yes&quot;;1;0)*['Grading Scale'.E$13]))/['Grading Scale'.E$14]*100;0);&quot;&quot;)" office:value-type="string">
            <text:p/>
          </table:table-cell>
          <table:table-cell table:style-name="ce26" table:formula="of:=IF(ISNUMBER([.S703]);VLOOKUP([.S70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4]));VLOOKUP([.C704];['Dataset Descriptions'.$A$2:.$B$10];2;FALSE);&quot;&quot;)" office:value-type="string">
            <text:p/>
          </table:table-cell>
          <table:table-cell table:number-columns-repeated="13" table:style-name="ce27"/>
          <table:table-cell table:style-name="ce28"/>
          <table:table-cell table:style-name="ce26" table:formula="of:=IF(NOT(ISBLANK([.E704]));ROUND(((IF([.E704]=&quot;yes&quot;;1;0)*['Grading Scale'.E$2])+(IF([.F704]=&quot;yes&quot;;1;0)*['Grading Scale'.E$3])+(IF([.G704]=&quot;yes&quot;;1;0)*['Grading Scale'.E$4])+(IF([.H704]=&quot;yes&quot;;1;0)*['Grading Scale'.E$5])+(IF([.I704]=&quot;yes&quot;;1;0)*['Grading Scale'.E$6])+(IF([.J704]=&quot;yes&quot;;1;0)*['Grading Scale'.E$7])+(IF([.K704]=&quot;yes&quot;;1;0)*['Grading Scale'.E$8])+(IF([.L704]=&quot;yes&quot;;1;0)*['Grading Scale'.E$9])+(IF([.M704]=&quot;yes&quot;;1;0)*['Grading Scale'.E$10])+(IF([.N704]=&quot;yes&quot;;1;0)*['Grading Scale'.E$11])+(IF([.O704]=&quot;yes&quot;;1;0)*['Grading Scale'.E$12])+(IF([.P704]=&quot;yes&quot;;1;0)*['Grading Scale'.E$13]))/['Grading Scale'.E$14]*100;0);&quot;&quot;)" office:value-type="string">
            <text:p/>
          </table:table-cell>
          <table:table-cell table:style-name="ce26" table:formula="of:=IF(ISNUMBER([.S704]);VLOOKUP([.S70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5]));VLOOKUP([.C705];['Dataset Descriptions'.$A$2:.$B$10];2;FALSE);&quot;&quot;)" office:value-type="string">
            <text:p/>
          </table:table-cell>
          <table:table-cell table:number-columns-repeated="13" table:style-name="ce27"/>
          <table:table-cell table:style-name="ce28"/>
          <table:table-cell table:style-name="ce26" table:formula="of:=IF(NOT(ISBLANK([.E705]));ROUND(((IF([.E705]=&quot;yes&quot;;1;0)*['Grading Scale'.E$2])+(IF([.F705]=&quot;yes&quot;;1;0)*['Grading Scale'.E$3])+(IF([.G705]=&quot;yes&quot;;1;0)*['Grading Scale'.E$4])+(IF([.H705]=&quot;yes&quot;;1;0)*['Grading Scale'.E$5])+(IF([.I705]=&quot;yes&quot;;1;0)*['Grading Scale'.E$6])+(IF([.J705]=&quot;yes&quot;;1;0)*['Grading Scale'.E$7])+(IF([.K705]=&quot;yes&quot;;1;0)*['Grading Scale'.E$8])+(IF([.L705]=&quot;yes&quot;;1;0)*['Grading Scale'.E$9])+(IF([.M705]=&quot;yes&quot;;1;0)*['Grading Scale'.E$10])+(IF([.N705]=&quot;yes&quot;;1;0)*['Grading Scale'.E$11])+(IF([.O705]=&quot;yes&quot;;1;0)*['Grading Scale'.E$12])+(IF([.P705]=&quot;yes&quot;;1;0)*['Grading Scale'.E$13]))/['Grading Scale'.E$14]*100;0);&quot;&quot;)" office:value-type="string">
            <text:p/>
          </table:table-cell>
          <table:table-cell table:style-name="ce26" table:formula="of:=IF(ISNUMBER([.S705]);VLOOKUP([.S70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6]));VLOOKUP([.C706];['Dataset Descriptions'.$A$2:.$B$10];2;FALSE);&quot;&quot;)" office:value-type="string">
            <text:p/>
          </table:table-cell>
          <table:table-cell table:number-columns-repeated="13" table:style-name="ce27"/>
          <table:table-cell table:style-name="ce28"/>
          <table:table-cell table:style-name="ce26" table:formula="of:=IF(NOT(ISBLANK([.E706]));ROUND(((IF([.E706]=&quot;yes&quot;;1;0)*['Grading Scale'.E$2])+(IF([.F706]=&quot;yes&quot;;1;0)*['Grading Scale'.E$3])+(IF([.G706]=&quot;yes&quot;;1;0)*['Grading Scale'.E$4])+(IF([.H706]=&quot;yes&quot;;1;0)*['Grading Scale'.E$5])+(IF([.I706]=&quot;yes&quot;;1;0)*['Grading Scale'.E$6])+(IF([.J706]=&quot;yes&quot;;1;0)*['Grading Scale'.E$7])+(IF([.K706]=&quot;yes&quot;;1;0)*['Grading Scale'.E$8])+(IF([.L706]=&quot;yes&quot;;1;0)*['Grading Scale'.E$9])+(IF([.M706]=&quot;yes&quot;;1;0)*['Grading Scale'.E$10])+(IF([.N706]=&quot;yes&quot;;1;0)*['Grading Scale'.E$11])+(IF([.O706]=&quot;yes&quot;;1;0)*['Grading Scale'.E$12])+(IF([.P706]=&quot;yes&quot;;1;0)*['Grading Scale'.E$13]))/['Grading Scale'.E$14]*100;0);&quot;&quot;)" office:value-type="string">
            <text:p/>
          </table:table-cell>
          <table:table-cell table:style-name="ce26" table:formula="of:=IF(ISNUMBER([.S706]);VLOOKUP([.S70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7]));VLOOKUP([.C707];['Dataset Descriptions'.$A$2:.$B$10];2;FALSE);&quot;&quot;)" office:value-type="string">
            <text:p/>
          </table:table-cell>
          <table:table-cell table:number-columns-repeated="13" table:style-name="ce27"/>
          <table:table-cell table:style-name="ce28"/>
          <table:table-cell table:style-name="ce26" table:formula="of:=IF(NOT(ISBLANK([.E707]));ROUND(((IF([.E707]=&quot;yes&quot;;1;0)*['Grading Scale'.E$2])+(IF([.F707]=&quot;yes&quot;;1;0)*['Grading Scale'.E$3])+(IF([.G707]=&quot;yes&quot;;1;0)*['Grading Scale'.E$4])+(IF([.H707]=&quot;yes&quot;;1;0)*['Grading Scale'.E$5])+(IF([.I707]=&quot;yes&quot;;1;0)*['Grading Scale'.E$6])+(IF([.J707]=&quot;yes&quot;;1;0)*['Grading Scale'.E$7])+(IF([.K707]=&quot;yes&quot;;1;0)*['Grading Scale'.E$8])+(IF([.L707]=&quot;yes&quot;;1;0)*['Grading Scale'.E$9])+(IF([.M707]=&quot;yes&quot;;1;0)*['Grading Scale'.E$10])+(IF([.N707]=&quot;yes&quot;;1;0)*['Grading Scale'.E$11])+(IF([.O707]=&quot;yes&quot;;1;0)*['Grading Scale'.E$12])+(IF([.P707]=&quot;yes&quot;;1;0)*['Grading Scale'.E$13]))/['Grading Scale'.E$14]*100;0);&quot;&quot;)" office:value-type="string">
            <text:p/>
          </table:table-cell>
          <table:table-cell table:style-name="ce26" table:formula="of:=IF(ISNUMBER([.S707]);VLOOKUP([.S70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8]));VLOOKUP([.C708];['Dataset Descriptions'.$A$2:.$B$10];2;FALSE);&quot;&quot;)" office:value-type="string">
            <text:p/>
          </table:table-cell>
          <table:table-cell table:number-columns-repeated="13" table:style-name="ce27"/>
          <table:table-cell table:style-name="ce28"/>
          <table:table-cell table:style-name="ce26" table:formula="of:=IF(NOT(ISBLANK([.E708]));ROUND(((IF([.E708]=&quot;yes&quot;;1;0)*['Grading Scale'.E$2])+(IF([.F708]=&quot;yes&quot;;1;0)*['Grading Scale'.E$3])+(IF([.G708]=&quot;yes&quot;;1;0)*['Grading Scale'.E$4])+(IF([.H708]=&quot;yes&quot;;1;0)*['Grading Scale'.E$5])+(IF([.I708]=&quot;yes&quot;;1;0)*['Grading Scale'.E$6])+(IF([.J708]=&quot;yes&quot;;1;0)*['Grading Scale'.E$7])+(IF([.K708]=&quot;yes&quot;;1;0)*['Grading Scale'.E$8])+(IF([.L708]=&quot;yes&quot;;1;0)*['Grading Scale'.E$9])+(IF([.M708]=&quot;yes&quot;;1;0)*['Grading Scale'.E$10])+(IF([.N708]=&quot;yes&quot;;1;0)*['Grading Scale'.E$11])+(IF([.O708]=&quot;yes&quot;;1;0)*['Grading Scale'.E$12])+(IF([.P708]=&quot;yes&quot;;1;0)*['Grading Scale'.E$13]))/['Grading Scale'.E$14]*100;0);&quot;&quot;)" office:value-type="string">
            <text:p/>
          </table:table-cell>
          <table:table-cell table:style-name="ce26" table:formula="of:=IF(ISNUMBER([.S708]);VLOOKUP([.S70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09]));VLOOKUP([.C709];['Dataset Descriptions'.$A$2:.$B$10];2;FALSE);&quot;&quot;)" office:value-type="string">
            <text:p/>
          </table:table-cell>
          <table:table-cell table:number-columns-repeated="13" table:style-name="ce27"/>
          <table:table-cell table:style-name="ce28"/>
          <table:table-cell table:style-name="ce26" table:formula="of:=IF(NOT(ISBLANK([.E709]));ROUND(((IF([.E709]=&quot;yes&quot;;1;0)*['Grading Scale'.E$2])+(IF([.F709]=&quot;yes&quot;;1;0)*['Grading Scale'.E$3])+(IF([.G709]=&quot;yes&quot;;1;0)*['Grading Scale'.E$4])+(IF([.H709]=&quot;yes&quot;;1;0)*['Grading Scale'.E$5])+(IF([.I709]=&quot;yes&quot;;1;0)*['Grading Scale'.E$6])+(IF([.J709]=&quot;yes&quot;;1;0)*['Grading Scale'.E$7])+(IF([.K709]=&quot;yes&quot;;1;0)*['Grading Scale'.E$8])+(IF([.L709]=&quot;yes&quot;;1;0)*['Grading Scale'.E$9])+(IF([.M709]=&quot;yes&quot;;1;0)*['Grading Scale'.E$10])+(IF([.N709]=&quot;yes&quot;;1;0)*['Grading Scale'.E$11])+(IF([.O709]=&quot;yes&quot;;1;0)*['Grading Scale'.E$12])+(IF([.P709]=&quot;yes&quot;;1;0)*['Grading Scale'.E$13]))/['Grading Scale'.E$14]*100;0);&quot;&quot;)" office:value-type="string">
            <text:p/>
          </table:table-cell>
          <table:table-cell table:style-name="ce26" table:formula="of:=IF(ISNUMBER([.S709]);VLOOKUP([.S70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0]));VLOOKUP([.C710];['Dataset Descriptions'.$A$2:.$B$10];2;FALSE);&quot;&quot;)" office:value-type="string">
            <text:p/>
          </table:table-cell>
          <table:table-cell table:number-columns-repeated="13" table:style-name="ce27"/>
          <table:table-cell table:style-name="ce28"/>
          <table:table-cell table:style-name="ce26" table:formula="of:=IF(NOT(ISBLANK([.E710]));ROUND(((IF([.E710]=&quot;yes&quot;;1;0)*['Grading Scale'.E$2])+(IF([.F710]=&quot;yes&quot;;1;0)*['Grading Scale'.E$3])+(IF([.G710]=&quot;yes&quot;;1;0)*['Grading Scale'.E$4])+(IF([.H710]=&quot;yes&quot;;1;0)*['Grading Scale'.E$5])+(IF([.I710]=&quot;yes&quot;;1;0)*['Grading Scale'.E$6])+(IF([.J710]=&quot;yes&quot;;1;0)*['Grading Scale'.E$7])+(IF([.K710]=&quot;yes&quot;;1;0)*['Grading Scale'.E$8])+(IF([.L710]=&quot;yes&quot;;1;0)*['Grading Scale'.E$9])+(IF([.M710]=&quot;yes&quot;;1;0)*['Grading Scale'.E$10])+(IF([.N710]=&quot;yes&quot;;1;0)*['Grading Scale'.E$11])+(IF([.O710]=&quot;yes&quot;;1;0)*['Grading Scale'.E$12])+(IF([.P710]=&quot;yes&quot;;1;0)*['Grading Scale'.E$13]))/['Grading Scale'.E$14]*100;0);&quot;&quot;)" office:value-type="string">
            <text:p/>
          </table:table-cell>
          <table:table-cell table:style-name="ce26" table:formula="of:=IF(ISNUMBER([.S710]);VLOOKUP([.S71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1]));VLOOKUP([.C711];['Dataset Descriptions'.$A$2:.$B$10];2;FALSE);&quot;&quot;)" office:value-type="string">
            <text:p/>
          </table:table-cell>
          <table:table-cell table:number-columns-repeated="13" table:style-name="ce27"/>
          <table:table-cell table:style-name="ce28"/>
          <table:table-cell table:style-name="ce26" table:formula="of:=IF(NOT(ISBLANK([.E711]));ROUND(((IF([.E711]=&quot;yes&quot;;1;0)*['Grading Scale'.E$2])+(IF([.F711]=&quot;yes&quot;;1;0)*['Grading Scale'.E$3])+(IF([.G711]=&quot;yes&quot;;1;0)*['Grading Scale'.E$4])+(IF([.H711]=&quot;yes&quot;;1;0)*['Grading Scale'.E$5])+(IF([.I711]=&quot;yes&quot;;1;0)*['Grading Scale'.E$6])+(IF([.J711]=&quot;yes&quot;;1;0)*['Grading Scale'.E$7])+(IF([.K711]=&quot;yes&quot;;1;0)*['Grading Scale'.E$8])+(IF([.L711]=&quot;yes&quot;;1;0)*['Grading Scale'.E$9])+(IF([.M711]=&quot;yes&quot;;1;0)*['Grading Scale'.E$10])+(IF([.N711]=&quot;yes&quot;;1;0)*['Grading Scale'.E$11])+(IF([.O711]=&quot;yes&quot;;1;0)*['Grading Scale'.E$12])+(IF([.P711]=&quot;yes&quot;;1;0)*['Grading Scale'.E$13]))/['Grading Scale'.E$14]*100;0);&quot;&quot;)" office:value-type="string">
            <text:p/>
          </table:table-cell>
          <table:table-cell table:style-name="ce26" table:formula="of:=IF(ISNUMBER([.S711]);VLOOKUP([.S71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2]));VLOOKUP([.C712];['Dataset Descriptions'.$A$2:.$B$10];2;FALSE);&quot;&quot;)" office:value-type="string">
            <text:p/>
          </table:table-cell>
          <table:table-cell table:number-columns-repeated="13" table:style-name="ce27"/>
          <table:table-cell table:style-name="ce28"/>
          <table:table-cell table:style-name="ce26" table:formula="of:=IF(NOT(ISBLANK([.E712]));ROUND(((IF([.E712]=&quot;yes&quot;;1;0)*['Grading Scale'.E$2])+(IF([.F712]=&quot;yes&quot;;1;0)*['Grading Scale'.E$3])+(IF([.G712]=&quot;yes&quot;;1;0)*['Grading Scale'.E$4])+(IF([.H712]=&quot;yes&quot;;1;0)*['Grading Scale'.E$5])+(IF([.I712]=&quot;yes&quot;;1;0)*['Grading Scale'.E$6])+(IF([.J712]=&quot;yes&quot;;1;0)*['Grading Scale'.E$7])+(IF([.K712]=&quot;yes&quot;;1;0)*['Grading Scale'.E$8])+(IF([.L712]=&quot;yes&quot;;1;0)*['Grading Scale'.E$9])+(IF([.M712]=&quot;yes&quot;;1;0)*['Grading Scale'.E$10])+(IF([.N712]=&quot;yes&quot;;1;0)*['Grading Scale'.E$11])+(IF([.O712]=&quot;yes&quot;;1;0)*['Grading Scale'.E$12])+(IF([.P712]=&quot;yes&quot;;1;0)*['Grading Scale'.E$13]))/['Grading Scale'.E$14]*100;0);&quot;&quot;)" office:value-type="string">
            <text:p/>
          </table:table-cell>
          <table:table-cell table:style-name="ce26" table:formula="of:=IF(ISNUMBER([.S712]);VLOOKUP([.S71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3]));VLOOKUP([.C713];['Dataset Descriptions'.$A$2:.$B$10];2;FALSE);&quot;&quot;)" office:value-type="string">
            <text:p/>
          </table:table-cell>
          <table:table-cell table:number-columns-repeated="13" table:style-name="ce27"/>
          <table:table-cell table:style-name="ce28"/>
          <table:table-cell table:style-name="ce26" table:formula="of:=IF(NOT(ISBLANK([.E713]));ROUND(((IF([.E713]=&quot;yes&quot;;1;0)*['Grading Scale'.E$2])+(IF([.F713]=&quot;yes&quot;;1;0)*['Grading Scale'.E$3])+(IF([.G713]=&quot;yes&quot;;1;0)*['Grading Scale'.E$4])+(IF([.H713]=&quot;yes&quot;;1;0)*['Grading Scale'.E$5])+(IF([.I713]=&quot;yes&quot;;1;0)*['Grading Scale'.E$6])+(IF([.J713]=&quot;yes&quot;;1;0)*['Grading Scale'.E$7])+(IF([.K713]=&quot;yes&quot;;1;0)*['Grading Scale'.E$8])+(IF([.L713]=&quot;yes&quot;;1;0)*['Grading Scale'.E$9])+(IF([.M713]=&quot;yes&quot;;1;0)*['Grading Scale'.E$10])+(IF([.N713]=&quot;yes&quot;;1;0)*['Grading Scale'.E$11])+(IF([.O713]=&quot;yes&quot;;1;0)*['Grading Scale'.E$12])+(IF([.P713]=&quot;yes&quot;;1;0)*['Grading Scale'.E$13]))/['Grading Scale'.E$14]*100;0);&quot;&quot;)" office:value-type="string">
            <text:p/>
          </table:table-cell>
          <table:table-cell table:style-name="ce26" table:formula="of:=IF(ISNUMBER([.S713]);VLOOKUP([.S71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4]));VLOOKUP([.C714];['Dataset Descriptions'.$A$2:.$B$10];2;FALSE);&quot;&quot;)" office:value-type="string">
            <text:p/>
          </table:table-cell>
          <table:table-cell table:number-columns-repeated="13" table:style-name="ce27"/>
          <table:table-cell table:style-name="ce28"/>
          <table:table-cell table:style-name="ce26" table:formula="of:=IF(NOT(ISBLANK([.E714]));ROUND(((IF([.E714]=&quot;yes&quot;;1;0)*['Grading Scale'.E$2])+(IF([.F714]=&quot;yes&quot;;1;0)*['Grading Scale'.E$3])+(IF([.G714]=&quot;yes&quot;;1;0)*['Grading Scale'.E$4])+(IF([.H714]=&quot;yes&quot;;1;0)*['Grading Scale'.E$5])+(IF([.I714]=&quot;yes&quot;;1;0)*['Grading Scale'.E$6])+(IF([.J714]=&quot;yes&quot;;1;0)*['Grading Scale'.E$7])+(IF([.K714]=&quot;yes&quot;;1;0)*['Grading Scale'.E$8])+(IF([.L714]=&quot;yes&quot;;1;0)*['Grading Scale'.E$9])+(IF([.M714]=&quot;yes&quot;;1;0)*['Grading Scale'.E$10])+(IF([.N714]=&quot;yes&quot;;1;0)*['Grading Scale'.E$11])+(IF([.O714]=&quot;yes&quot;;1;0)*['Grading Scale'.E$12])+(IF([.P714]=&quot;yes&quot;;1;0)*['Grading Scale'.E$13]))/['Grading Scale'.E$14]*100;0);&quot;&quot;)" office:value-type="string">
            <text:p/>
          </table:table-cell>
          <table:table-cell table:style-name="ce26" table:formula="of:=IF(ISNUMBER([.S714]);VLOOKUP([.S71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5]));VLOOKUP([.C715];['Dataset Descriptions'.$A$2:.$B$10];2;FALSE);&quot;&quot;)" office:value-type="string">
            <text:p/>
          </table:table-cell>
          <table:table-cell table:number-columns-repeated="13" table:style-name="ce27"/>
          <table:table-cell table:style-name="ce28"/>
          <table:table-cell table:style-name="ce26" table:formula="of:=IF(NOT(ISBLANK([.E715]));ROUND(((IF([.E715]=&quot;yes&quot;;1;0)*['Grading Scale'.E$2])+(IF([.F715]=&quot;yes&quot;;1;0)*['Grading Scale'.E$3])+(IF([.G715]=&quot;yes&quot;;1;0)*['Grading Scale'.E$4])+(IF([.H715]=&quot;yes&quot;;1;0)*['Grading Scale'.E$5])+(IF([.I715]=&quot;yes&quot;;1;0)*['Grading Scale'.E$6])+(IF([.J715]=&quot;yes&quot;;1;0)*['Grading Scale'.E$7])+(IF([.K715]=&quot;yes&quot;;1;0)*['Grading Scale'.E$8])+(IF([.L715]=&quot;yes&quot;;1;0)*['Grading Scale'.E$9])+(IF([.M715]=&quot;yes&quot;;1;0)*['Grading Scale'.E$10])+(IF([.N715]=&quot;yes&quot;;1;0)*['Grading Scale'.E$11])+(IF([.O715]=&quot;yes&quot;;1;0)*['Grading Scale'.E$12])+(IF([.P715]=&quot;yes&quot;;1;0)*['Grading Scale'.E$13]))/['Grading Scale'.E$14]*100;0);&quot;&quot;)" office:value-type="string">
            <text:p/>
          </table:table-cell>
          <table:table-cell table:style-name="ce26" table:formula="of:=IF(ISNUMBER([.S715]);VLOOKUP([.S71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6]));VLOOKUP([.C716];['Dataset Descriptions'.$A$2:.$B$10];2;FALSE);&quot;&quot;)" office:value-type="string">
            <text:p/>
          </table:table-cell>
          <table:table-cell table:number-columns-repeated="13" table:style-name="ce27"/>
          <table:table-cell table:style-name="ce28"/>
          <table:table-cell table:style-name="ce26" table:formula="of:=IF(NOT(ISBLANK([.E716]));ROUND(((IF([.E716]=&quot;yes&quot;;1;0)*['Grading Scale'.E$2])+(IF([.F716]=&quot;yes&quot;;1;0)*['Grading Scale'.E$3])+(IF([.G716]=&quot;yes&quot;;1;0)*['Grading Scale'.E$4])+(IF([.H716]=&quot;yes&quot;;1;0)*['Grading Scale'.E$5])+(IF([.I716]=&quot;yes&quot;;1;0)*['Grading Scale'.E$6])+(IF([.J716]=&quot;yes&quot;;1;0)*['Grading Scale'.E$7])+(IF([.K716]=&quot;yes&quot;;1;0)*['Grading Scale'.E$8])+(IF([.L716]=&quot;yes&quot;;1;0)*['Grading Scale'.E$9])+(IF([.M716]=&quot;yes&quot;;1;0)*['Grading Scale'.E$10])+(IF([.N716]=&quot;yes&quot;;1;0)*['Grading Scale'.E$11])+(IF([.O716]=&quot;yes&quot;;1;0)*['Grading Scale'.E$12])+(IF([.P716]=&quot;yes&quot;;1;0)*['Grading Scale'.E$13]))/['Grading Scale'.E$14]*100;0);&quot;&quot;)" office:value-type="string">
            <text:p/>
          </table:table-cell>
          <table:table-cell table:style-name="ce26" table:formula="of:=IF(ISNUMBER([.S716]);VLOOKUP([.S71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7]));VLOOKUP([.C717];['Dataset Descriptions'.$A$2:.$B$10];2;FALSE);&quot;&quot;)" office:value-type="string">
            <text:p/>
          </table:table-cell>
          <table:table-cell table:number-columns-repeated="13" table:style-name="ce27"/>
          <table:table-cell table:style-name="ce28"/>
          <table:table-cell table:style-name="ce26" table:formula="of:=IF(NOT(ISBLANK([.E717]));ROUND(((IF([.E717]=&quot;yes&quot;;1;0)*['Grading Scale'.E$2])+(IF([.F717]=&quot;yes&quot;;1;0)*['Grading Scale'.E$3])+(IF([.G717]=&quot;yes&quot;;1;0)*['Grading Scale'.E$4])+(IF([.H717]=&quot;yes&quot;;1;0)*['Grading Scale'.E$5])+(IF([.I717]=&quot;yes&quot;;1;0)*['Grading Scale'.E$6])+(IF([.J717]=&quot;yes&quot;;1;0)*['Grading Scale'.E$7])+(IF([.K717]=&quot;yes&quot;;1;0)*['Grading Scale'.E$8])+(IF([.L717]=&quot;yes&quot;;1;0)*['Grading Scale'.E$9])+(IF([.M717]=&quot;yes&quot;;1;0)*['Grading Scale'.E$10])+(IF([.N717]=&quot;yes&quot;;1;0)*['Grading Scale'.E$11])+(IF([.O717]=&quot;yes&quot;;1;0)*['Grading Scale'.E$12])+(IF([.P717]=&quot;yes&quot;;1;0)*['Grading Scale'.E$13]))/['Grading Scale'.E$14]*100;0);&quot;&quot;)" office:value-type="string">
            <text:p/>
          </table:table-cell>
          <table:table-cell table:style-name="ce26" table:formula="of:=IF(ISNUMBER([.S717]);VLOOKUP([.S71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8]));VLOOKUP([.C718];['Dataset Descriptions'.$A$2:.$B$10];2;FALSE);&quot;&quot;)" office:value-type="string">
            <text:p/>
          </table:table-cell>
          <table:table-cell table:number-columns-repeated="13" table:style-name="ce27"/>
          <table:table-cell table:style-name="ce28"/>
          <table:table-cell table:style-name="ce26" table:formula="of:=IF(NOT(ISBLANK([.E718]));ROUND(((IF([.E718]=&quot;yes&quot;;1;0)*['Grading Scale'.E$2])+(IF([.F718]=&quot;yes&quot;;1;0)*['Grading Scale'.E$3])+(IF([.G718]=&quot;yes&quot;;1;0)*['Grading Scale'.E$4])+(IF([.H718]=&quot;yes&quot;;1;0)*['Grading Scale'.E$5])+(IF([.I718]=&quot;yes&quot;;1;0)*['Grading Scale'.E$6])+(IF([.J718]=&quot;yes&quot;;1;0)*['Grading Scale'.E$7])+(IF([.K718]=&quot;yes&quot;;1;0)*['Grading Scale'.E$8])+(IF([.L718]=&quot;yes&quot;;1;0)*['Grading Scale'.E$9])+(IF([.M718]=&quot;yes&quot;;1;0)*['Grading Scale'.E$10])+(IF([.N718]=&quot;yes&quot;;1;0)*['Grading Scale'.E$11])+(IF([.O718]=&quot;yes&quot;;1;0)*['Grading Scale'.E$12])+(IF([.P718]=&quot;yes&quot;;1;0)*['Grading Scale'.E$13]))/['Grading Scale'.E$14]*100;0);&quot;&quot;)" office:value-type="string">
            <text:p/>
          </table:table-cell>
          <table:table-cell table:style-name="ce26" table:formula="of:=IF(ISNUMBER([.S718]);VLOOKUP([.S71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19]));VLOOKUP([.C719];['Dataset Descriptions'.$A$2:.$B$10];2;FALSE);&quot;&quot;)" office:value-type="string">
            <text:p/>
          </table:table-cell>
          <table:table-cell table:number-columns-repeated="13" table:style-name="ce27"/>
          <table:table-cell table:style-name="ce28"/>
          <table:table-cell table:style-name="ce26" table:formula="of:=IF(NOT(ISBLANK([.E719]));ROUND(((IF([.E719]=&quot;yes&quot;;1;0)*['Grading Scale'.E$2])+(IF([.F719]=&quot;yes&quot;;1;0)*['Grading Scale'.E$3])+(IF([.G719]=&quot;yes&quot;;1;0)*['Grading Scale'.E$4])+(IF([.H719]=&quot;yes&quot;;1;0)*['Grading Scale'.E$5])+(IF([.I719]=&quot;yes&quot;;1;0)*['Grading Scale'.E$6])+(IF([.J719]=&quot;yes&quot;;1;0)*['Grading Scale'.E$7])+(IF([.K719]=&quot;yes&quot;;1;0)*['Grading Scale'.E$8])+(IF([.L719]=&quot;yes&quot;;1;0)*['Grading Scale'.E$9])+(IF([.M719]=&quot;yes&quot;;1;0)*['Grading Scale'.E$10])+(IF([.N719]=&quot;yes&quot;;1;0)*['Grading Scale'.E$11])+(IF([.O719]=&quot;yes&quot;;1;0)*['Grading Scale'.E$12])+(IF([.P719]=&quot;yes&quot;;1;0)*['Grading Scale'.E$13]))/['Grading Scale'.E$14]*100;0);&quot;&quot;)" office:value-type="string">
            <text:p/>
          </table:table-cell>
          <table:table-cell table:style-name="ce26" table:formula="of:=IF(ISNUMBER([.S719]);VLOOKUP([.S71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0]));VLOOKUP([.C720];['Dataset Descriptions'.$A$2:.$B$10];2;FALSE);&quot;&quot;)" office:value-type="string">
            <text:p/>
          </table:table-cell>
          <table:table-cell table:number-columns-repeated="13" table:style-name="ce27"/>
          <table:table-cell table:style-name="ce28"/>
          <table:table-cell table:style-name="ce26" table:formula="of:=IF(NOT(ISBLANK([.E720]));ROUND(((IF([.E720]=&quot;yes&quot;;1;0)*['Grading Scale'.E$2])+(IF([.F720]=&quot;yes&quot;;1;0)*['Grading Scale'.E$3])+(IF([.G720]=&quot;yes&quot;;1;0)*['Grading Scale'.E$4])+(IF([.H720]=&quot;yes&quot;;1;0)*['Grading Scale'.E$5])+(IF([.I720]=&quot;yes&quot;;1;0)*['Grading Scale'.E$6])+(IF([.J720]=&quot;yes&quot;;1;0)*['Grading Scale'.E$7])+(IF([.K720]=&quot;yes&quot;;1;0)*['Grading Scale'.E$8])+(IF([.L720]=&quot;yes&quot;;1;0)*['Grading Scale'.E$9])+(IF([.M720]=&quot;yes&quot;;1;0)*['Grading Scale'.E$10])+(IF([.N720]=&quot;yes&quot;;1;0)*['Grading Scale'.E$11])+(IF([.O720]=&quot;yes&quot;;1;0)*['Grading Scale'.E$12])+(IF([.P720]=&quot;yes&quot;;1;0)*['Grading Scale'.E$13]))/['Grading Scale'.E$14]*100;0);&quot;&quot;)" office:value-type="string">
            <text:p/>
          </table:table-cell>
          <table:table-cell table:style-name="ce26" table:formula="of:=IF(ISNUMBER([.S720]);VLOOKUP([.S72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1]));VLOOKUP([.C721];['Dataset Descriptions'.$A$2:.$B$10];2;FALSE);&quot;&quot;)" office:value-type="string">
            <text:p/>
          </table:table-cell>
          <table:table-cell table:number-columns-repeated="13" table:style-name="ce27"/>
          <table:table-cell table:style-name="ce28"/>
          <table:table-cell table:style-name="ce26" table:formula="of:=IF(NOT(ISBLANK([.E721]));ROUND(((IF([.E721]=&quot;yes&quot;;1;0)*['Grading Scale'.E$2])+(IF([.F721]=&quot;yes&quot;;1;0)*['Grading Scale'.E$3])+(IF([.G721]=&quot;yes&quot;;1;0)*['Grading Scale'.E$4])+(IF([.H721]=&quot;yes&quot;;1;0)*['Grading Scale'.E$5])+(IF([.I721]=&quot;yes&quot;;1;0)*['Grading Scale'.E$6])+(IF([.J721]=&quot;yes&quot;;1;0)*['Grading Scale'.E$7])+(IF([.K721]=&quot;yes&quot;;1;0)*['Grading Scale'.E$8])+(IF([.L721]=&quot;yes&quot;;1;0)*['Grading Scale'.E$9])+(IF([.M721]=&quot;yes&quot;;1;0)*['Grading Scale'.E$10])+(IF([.N721]=&quot;yes&quot;;1;0)*['Grading Scale'.E$11])+(IF([.O721]=&quot;yes&quot;;1;0)*['Grading Scale'.E$12])+(IF([.P721]=&quot;yes&quot;;1;0)*['Grading Scale'.E$13]))/['Grading Scale'.E$14]*100;0);&quot;&quot;)" office:value-type="string">
            <text:p/>
          </table:table-cell>
          <table:table-cell table:style-name="ce26" table:formula="of:=IF(ISNUMBER([.S721]);VLOOKUP([.S72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2]));VLOOKUP([.C722];['Dataset Descriptions'.$A$2:.$B$10];2;FALSE);&quot;&quot;)" office:value-type="string">
            <text:p/>
          </table:table-cell>
          <table:table-cell table:number-columns-repeated="13" table:style-name="ce27"/>
          <table:table-cell table:style-name="ce28"/>
          <table:table-cell table:style-name="ce26" table:formula="of:=IF(NOT(ISBLANK([.E722]));ROUND(((IF([.E722]=&quot;yes&quot;;1;0)*['Grading Scale'.E$2])+(IF([.F722]=&quot;yes&quot;;1;0)*['Grading Scale'.E$3])+(IF([.G722]=&quot;yes&quot;;1;0)*['Grading Scale'.E$4])+(IF([.H722]=&quot;yes&quot;;1;0)*['Grading Scale'.E$5])+(IF([.I722]=&quot;yes&quot;;1;0)*['Grading Scale'.E$6])+(IF([.J722]=&quot;yes&quot;;1;0)*['Grading Scale'.E$7])+(IF([.K722]=&quot;yes&quot;;1;0)*['Grading Scale'.E$8])+(IF([.L722]=&quot;yes&quot;;1;0)*['Grading Scale'.E$9])+(IF([.M722]=&quot;yes&quot;;1;0)*['Grading Scale'.E$10])+(IF([.N722]=&quot;yes&quot;;1;0)*['Grading Scale'.E$11])+(IF([.O722]=&quot;yes&quot;;1;0)*['Grading Scale'.E$12])+(IF([.P722]=&quot;yes&quot;;1;0)*['Grading Scale'.E$13]))/['Grading Scale'.E$14]*100;0);&quot;&quot;)" office:value-type="string">
            <text:p/>
          </table:table-cell>
          <table:table-cell table:style-name="ce26" table:formula="of:=IF(ISNUMBER([.S722]);VLOOKUP([.S72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3]));VLOOKUP([.C723];['Dataset Descriptions'.$A$2:.$B$10];2;FALSE);&quot;&quot;)" office:value-type="string">
            <text:p/>
          </table:table-cell>
          <table:table-cell table:number-columns-repeated="13" table:style-name="ce27"/>
          <table:table-cell table:style-name="ce28"/>
          <table:table-cell table:style-name="ce26" table:formula="of:=IF(NOT(ISBLANK([.E723]));ROUND(((IF([.E723]=&quot;yes&quot;;1;0)*['Grading Scale'.E$2])+(IF([.F723]=&quot;yes&quot;;1;0)*['Grading Scale'.E$3])+(IF([.G723]=&quot;yes&quot;;1;0)*['Grading Scale'.E$4])+(IF([.H723]=&quot;yes&quot;;1;0)*['Grading Scale'.E$5])+(IF([.I723]=&quot;yes&quot;;1;0)*['Grading Scale'.E$6])+(IF([.J723]=&quot;yes&quot;;1;0)*['Grading Scale'.E$7])+(IF([.K723]=&quot;yes&quot;;1;0)*['Grading Scale'.E$8])+(IF([.L723]=&quot;yes&quot;;1;0)*['Grading Scale'.E$9])+(IF([.M723]=&quot;yes&quot;;1;0)*['Grading Scale'.E$10])+(IF([.N723]=&quot;yes&quot;;1;0)*['Grading Scale'.E$11])+(IF([.O723]=&quot;yes&quot;;1;0)*['Grading Scale'.E$12])+(IF([.P723]=&quot;yes&quot;;1;0)*['Grading Scale'.E$13]))/['Grading Scale'.E$14]*100;0);&quot;&quot;)" office:value-type="string">
            <text:p/>
          </table:table-cell>
          <table:table-cell table:style-name="ce26" table:formula="of:=IF(ISNUMBER([.S723]);VLOOKUP([.S72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4]));VLOOKUP([.C724];['Dataset Descriptions'.$A$2:.$B$10];2;FALSE);&quot;&quot;)" office:value-type="string">
            <text:p/>
          </table:table-cell>
          <table:table-cell table:number-columns-repeated="13" table:style-name="ce27"/>
          <table:table-cell table:style-name="ce28"/>
          <table:table-cell table:style-name="ce26" table:formula="of:=IF(NOT(ISBLANK([.E724]));ROUND(((IF([.E724]=&quot;yes&quot;;1;0)*['Grading Scale'.E$2])+(IF([.F724]=&quot;yes&quot;;1;0)*['Grading Scale'.E$3])+(IF([.G724]=&quot;yes&quot;;1;0)*['Grading Scale'.E$4])+(IF([.H724]=&quot;yes&quot;;1;0)*['Grading Scale'.E$5])+(IF([.I724]=&quot;yes&quot;;1;0)*['Grading Scale'.E$6])+(IF([.J724]=&quot;yes&quot;;1;0)*['Grading Scale'.E$7])+(IF([.K724]=&quot;yes&quot;;1;0)*['Grading Scale'.E$8])+(IF([.L724]=&quot;yes&quot;;1;0)*['Grading Scale'.E$9])+(IF([.M724]=&quot;yes&quot;;1;0)*['Grading Scale'.E$10])+(IF([.N724]=&quot;yes&quot;;1;0)*['Grading Scale'.E$11])+(IF([.O724]=&quot;yes&quot;;1;0)*['Grading Scale'.E$12])+(IF([.P724]=&quot;yes&quot;;1;0)*['Grading Scale'.E$13]))/['Grading Scale'.E$14]*100;0);&quot;&quot;)" office:value-type="string">
            <text:p/>
          </table:table-cell>
          <table:table-cell table:style-name="ce26" table:formula="of:=IF(ISNUMBER([.S724]);VLOOKUP([.S72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5]));VLOOKUP([.C725];['Dataset Descriptions'.$A$2:.$B$10];2;FALSE);&quot;&quot;)" office:value-type="string">
            <text:p/>
          </table:table-cell>
          <table:table-cell table:number-columns-repeated="13" table:style-name="ce27"/>
          <table:table-cell table:style-name="ce28"/>
          <table:table-cell table:style-name="ce26" table:formula="of:=IF(NOT(ISBLANK([.E725]));ROUND(((IF([.E725]=&quot;yes&quot;;1;0)*['Grading Scale'.E$2])+(IF([.F725]=&quot;yes&quot;;1;0)*['Grading Scale'.E$3])+(IF([.G725]=&quot;yes&quot;;1;0)*['Grading Scale'.E$4])+(IF([.H725]=&quot;yes&quot;;1;0)*['Grading Scale'.E$5])+(IF([.I725]=&quot;yes&quot;;1;0)*['Grading Scale'.E$6])+(IF([.J725]=&quot;yes&quot;;1;0)*['Grading Scale'.E$7])+(IF([.K725]=&quot;yes&quot;;1;0)*['Grading Scale'.E$8])+(IF([.L725]=&quot;yes&quot;;1;0)*['Grading Scale'.E$9])+(IF([.M725]=&quot;yes&quot;;1;0)*['Grading Scale'.E$10])+(IF([.N725]=&quot;yes&quot;;1;0)*['Grading Scale'.E$11])+(IF([.O725]=&quot;yes&quot;;1;0)*['Grading Scale'.E$12])+(IF([.P725]=&quot;yes&quot;;1;0)*['Grading Scale'.E$13]))/['Grading Scale'.E$14]*100;0);&quot;&quot;)" office:value-type="string">
            <text:p/>
          </table:table-cell>
          <table:table-cell table:style-name="ce26" table:formula="of:=IF(ISNUMBER([.S725]);VLOOKUP([.S72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6]));VLOOKUP([.C726];['Dataset Descriptions'.$A$2:.$B$10];2;FALSE);&quot;&quot;)" office:value-type="string">
            <text:p/>
          </table:table-cell>
          <table:table-cell table:number-columns-repeated="13" table:style-name="ce27"/>
          <table:table-cell table:style-name="ce28"/>
          <table:table-cell table:style-name="ce26" table:formula="of:=IF(NOT(ISBLANK([.E726]));ROUND(((IF([.E726]=&quot;yes&quot;;1;0)*['Grading Scale'.E$2])+(IF([.F726]=&quot;yes&quot;;1;0)*['Grading Scale'.E$3])+(IF([.G726]=&quot;yes&quot;;1;0)*['Grading Scale'.E$4])+(IF([.H726]=&quot;yes&quot;;1;0)*['Grading Scale'.E$5])+(IF([.I726]=&quot;yes&quot;;1;0)*['Grading Scale'.E$6])+(IF([.J726]=&quot;yes&quot;;1;0)*['Grading Scale'.E$7])+(IF([.K726]=&quot;yes&quot;;1;0)*['Grading Scale'.E$8])+(IF([.L726]=&quot;yes&quot;;1;0)*['Grading Scale'.E$9])+(IF([.M726]=&quot;yes&quot;;1;0)*['Grading Scale'.E$10])+(IF([.N726]=&quot;yes&quot;;1;0)*['Grading Scale'.E$11])+(IF([.O726]=&quot;yes&quot;;1;0)*['Grading Scale'.E$12])+(IF([.P726]=&quot;yes&quot;;1;0)*['Grading Scale'.E$13]))/['Grading Scale'.E$14]*100;0);&quot;&quot;)" office:value-type="string">
            <text:p/>
          </table:table-cell>
          <table:table-cell table:style-name="ce26" table:formula="of:=IF(ISNUMBER([.S726]);VLOOKUP([.S72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7]));VLOOKUP([.C727];['Dataset Descriptions'.$A$2:.$B$10];2;FALSE);&quot;&quot;)" office:value-type="string">
            <text:p/>
          </table:table-cell>
          <table:table-cell table:number-columns-repeated="13" table:style-name="ce27"/>
          <table:table-cell table:style-name="ce28"/>
          <table:table-cell table:style-name="ce26" table:formula="of:=IF(NOT(ISBLANK([.E727]));ROUND(((IF([.E727]=&quot;yes&quot;;1;0)*['Grading Scale'.E$2])+(IF([.F727]=&quot;yes&quot;;1;0)*['Grading Scale'.E$3])+(IF([.G727]=&quot;yes&quot;;1;0)*['Grading Scale'.E$4])+(IF([.H727]=&quot;yes&quot;;1;0)*['Grading Scale'.E$5])+(IF([.I727]=&quot;yes&quot;;1;0)*['Grading Scale'.E$6])+(IF([.J727]=&quot;yes&quot;;1;0)*['Grading Scale'.E$7])+(IF([.K727]=&quot;yes&quot;;1;0)*['Grading Scale'.E$8])+(IF([.L727]=&quot;yes&quot;;1;0)*['Grading Scale'.E$9])+(IF([.M727]=&quot;yes&quot;;1;0)*['Grading Scale'.E$10])+(IF([.N727]=&quot;yes&quot;;1;0)*['Grading Scale'.E$11])+(IF([.O727]=&quot;yes&quot;;1;0)*['Grading Scale'.E$12])+(IF([.P727]=&quot;yes&quot;;1;0)*['Grading Scale'.E$13]))/['Grading Scale'.E$14]*100;0);&quot;&quot;)" office:value-type="string">
            <text:p/>
          </table:table-cell>
          <table:table-cell table:style-name="ce26" table:formula="of:=IF(ISNUMBER([.S727]);VLOOKUP([.S72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8]));VLOOKUP([.C728];['Dataset Descriptions'.$A$2:.$B$10];2;FALSE);&quot;&quot;)" office:value-type="string">
            <text:p/>
          </table:table-cell>
          <table:table-cell table:number-columns-repeated="13" table:style-name="ce27"/>
          <table:table-cell table:style-name="ce28"/>
          <table:table-cell table:style-name="ce26" table:formula="of:=IF(NOT(ISBLANK([.E728]));ROUND(((IF([.E728]=&quot;yes&quot;;1;0)*['Grading Scale'.E$2])+(IF([.F728]=&quot;yes&quot;;1;0)*['Grading Scale'.E$3])+(IF([.G728]=&quot;yes&quot;;1;0)*['Grading Scale'.E$4])+(IF([.H728]=&quot;yes&quot;;1;0)*['Grading Scale'.E$5])+(IF([.I728]=&quot;yes&quot;;1;0)*['Grading Scale'.E$6])+(IF([.J728]=&quot;yes&quot;;1;0)*['Grading Scale'.E$7])+(IF([.K728]=&quot;yes&quot;;1;0)*['Grading Scale'.E$8])+(IF([.L728]=&quot;yes&quot;;1;0)*['Grading Scale'.E$9])+(IF([.M728]=&quot;yes&quot;;1;0)*['Grading Scale'.E$10])+(IF([.N728]=&quot;yes&quot;;1;0)*['Grading Scale'.E$11])+(IF([.O728]=&quot;yes&quot;;1;0)*['Grading Scale'.E$12])+(IF([.P728]=&quot;yes&quot;;1;0)*['Grading Scale'.E$13]))/['Grading Scale'.E$14]*100;0);&quot;&quot;)" office:value-type="string">
            <text:p/>
          </table:table-cell>
          <table:table-cell table:style-name="ce26" table:formula="of:=IF(ISNUMBER([.S728]);VLOOKUP([.S72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29]));VLOOKUP([.C729];['Dataset Descriptions'.$A$2:.$B$10];2;FALSE);&quot;&quot;)" office:value-type="string">
            <text:p/>
          </table:table-cell>
          <table:table-cell table:number-columns-repeated="13" table:style-name="ce27"/>
          <table:table-cell table:style-name="ce28"/>
          <table:table-cell table:style-name="ce26" table:formula="of:=IF(NOT(ISBLANK([.E729]));ROUND(((IF([.E729]=&quot;yes&quot;;1;0)*['Grading Scale'.E$2])+(IF([.F729]=&quot;yes&quot;;1;0)*['Grading Scale'.E$3])+(IF([.G729]=&quot;yes&quot;;1;0)*['Grading Scale'.E$4])+(IF([.H729]=&quot;yes&quot;;1;0)*['Grading Scale'.E$5])+(IF([.I729]=&quot;yes&quot;;1;0)*['Grading Scale'.E$6])+(IF([.J729]=&quot;yes&quot;;1;0)*['Grading Scale'.E$7])+(IF([.K729]=&quot;yes&quot;;1;0)*['Grading Scale'.E$8])+(IF([.L729]=&quot;yes&quot;;1;0)*['Grading Scale'.E$9])+(IF([.M729]=&quot;yes&quot;;1;0)*['Grading Scale'.E$10])+(IF([.N729]=&quot;yes&quot;;1;0)*['Grading Scale'.E$11])+(IF([.O729]=&quot;yes&quot;;1;0)*['Grading Scale'.E$12])+(IF([.P729]=&quot;yes&quot;;1;0)*['Grading Scale'.E$13]))/['Grading Scale'.E$14]*100;0);&quot;&quot;)" office:value-type="string">
            <text:p/>
          </table:table-cell>
          <table:table-cell table:style-name="ce26" table:formula="of:=IF(ISNUMBER([.S729]);VLOOKUP([.S72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0]));VLOOKUP([.C730];['Dataset Descriptions'.$A$2:.$B$10];2;FALSE);&quot;&quot;)" office:value-type="string">
            <text:p/>
          </table:table-cell>
          <table:table-cell table:number-columns-repeated="13" table:style-name="ce27"/>
          <table:table-cell table:style-name="ce28"/>
          <table:table-cell table:style-name="ce26" table:formula="of:=IF(NOT(ISBLANK([.E730]));ROUND(((IF([.E730]=&quot;yes&quot;;1;0)*['Grading Scale'.E$2])+(IF([.F730]=&quot;yes&quot;;1;0)*['Grading Scale'.E$3])+(IF([.G730]=&quot;yes&quot;;1;0)*['Grading Scale'.E$4])+(IF([.H730]=&quot;yes&quot;;1;0)*['Grading Scale'.E$5])+(IF([.I730]=&quot;yes&quot;;1;0)*['Grading Scale'.E$6])+(IF([.J730]=&quot;yes&quot;;1;0)*['Grading Scale'.E$7])+(IF([.K730]=&quot;yes&quot;;1;0)*['Grading Scale'.E$8])+(IF([.L730]=&quot;yes&quot;;1;0)*['Grading Scale'.E$9])+(IF([.M730]=&quot;yes&quot;;1;0)*['Grading Scale'.E$10])+(IF([.N730]=&quot;yes&quot;;1;0)*['Grading Scale'.E$11])+(IF([.O730]=&quot;yes&quot;;1;0)*['Grading Scale'.E$12])+(IF([.P730]=&quot;yes&quot;;1;0)*['Grading Scale'.E$13]))/['Grading Scale'.E$14]*100;0);&quot;&quot;)" office:value-type="string">
            <text:p/>
          </table:table-cell>
          <table:table-cell table:style-name="ce26" table:formula="of:=IF(ISNUMBER([.S730]);VLOOKUP([.S73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1]));VLOOKUP([.C731];['Dataset Descriptions'.$A$2:.$B$10];2;FALSE);&quot;&quot;)" office:value-type="string">
            <text:p/>
          </table:table-cell>
          <table:table-cell table:number-columns-repeated="13" table:style-name="ce27"/>
          <table:table-cell table:style-name="ce28"/>
          <table:table-cell table:style-name="ce26" table:formula="of:=IF(NOT(ISBLANK([.E731]));ROUND(((IF([.E731]=&quot;yes&quot;;1;0)*['Grading Scale'.E$2])+(IF([.F731]=&quot;yes&quot;;1;0)*['Grading Scale'.E$3])+(IF([.G731]=&quot;yes&quot;;1;0)*['Grading Scale'.E$4])+(IF([.H731]=&quot;yes&quot;;1;0)*['Grading Scale'.E$5])+(IF([.I731]=&quot;yes&quot;;1;0)*['Grading Scale'.E$6])+(IF([.J731]=&quot;yes&quot;;1;0)*['Grading Scale'.E$7])+(IF([.K731]=&quot;yes&quot;;1;0)*['Grading Scale'.E$8])+(IF([.L731]=&quot;yes&quot;;1;0)*['Grading Scale'.E$9])+(IF([.M731]=&quot;yes&quot;;1;0)*['Grading Scale'.E$10])+(IF([.N731]=&quot;yes&quot;;1;0)*['Grading Scale'.E$11])+(IF([.O731]=&quot;yes&quot;;1;0)*['Grading Scale'.E$12])+(IF([.P731]=&quot;yes&quot;;1;0)*['Grading Scale'.E$13]))/['Grading Scale'.E$14]*100;0);&quot;&quot;)" office:value-type="string">
            <text:p/>
          </table:table-cell>
          <table:table-cell table:style-name="ce26" table:formula="of:=IF(ISNUMBER([.S731]);VLOOKUP([.S73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2]));VLOOKUP([.C732];['Dataset Descriptions'.$A$2:.$B$10];2;FALSE);&quot;&quot;)" office:value-type="string">
            <text:p/>
          </table:table-cell>
          <table:table-cell table:number-columns-repeated="13" table:style-name="ce27"/>
          <table:table-cell table:style-name="ce28"/>
          <table:table-cell table:style-name="ce26" table:formula="of:=IF(NOT(ISBLANK([.E732]));ROUND(((IF([.E732]=&quot;yes&quot;;1;0)*['Grading Scale'.E$2])+(IF([.F732]=&quot;yes&quot;;1;0)*['Grading Scale'.E$3])+(IF([.G732]=&quot;yes&quot;;1;0)*['Grading Scale'.E$4])+(IF([.H732]=&quot;yes&quot;;1;0)*['Grading Scale'.E$5])+(IF([.I732]=&quot;yes&quot;;1;0)*['Grading Scale'.E$6])+(IF([.J732]=&quot;yes&quot;;1;0)*['Grading Scale'.E$7])+(IF([.K732]=&quot;yes&quot;;1;0)*['Grading Scale'.E$8])+(IF([.L732]=&quot;yes&quot;;1;0)*['Grading Scale'.E$9])+(IF([.M732]=&quot;yes&quot;;1;0)*['Grading Scale'.E$10])+(IF([.N732]=&quot;yes&quot;;1;0)*['Grading Scale'.E$11])+(IF([.O732]=&quot;yes&quot;;1;0)*['Grading Scale'.E$12])+(IF([.P732]=&quot;yes&quot;;1;0)*['Grading Scale'.E$13]))/['Grading Scale'.E$14]*100;0);&quot;&quot;)" office:value-type="string">
            <text:p/>
          </table:table-cell>
          <table:table-cell table:style-name="ce26" table:formula="of:=IF(ISNUMBER([.S732]);VLOOKUP([.S73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3]));VLOOKUP([.C733];['Dataset Descriptions'.$A$2:.$B$10];2;FALSE);&quot;&quot;)" office:value-type="string">
            <text:p/>
          </table:table-cell>
          <table:table-cell table:number-columns-repeated="13" table:style-name="ce27"/>
          <table:table-cell table:style-name="ce28"/>
          <table:table-cell table:style-name="ce26" table:formula="of:=IF(NOT(ISBLANK([.E733]));ROUND(((IF([.E733]=&quot;yes&quot;;1;0)*['Grading Scale'.E$2])+(IF([.F733]=&quot;yes&quot;;1;0)*['Grading Scale'.E$3])+(IF([.G733]=&quot;yes&quot;;1;0)*['Grading Scale'.E$4])+(IF([.H733]=&quot;yes&quot;;1;0)*['Grading Scale'.E$5])+(IF([.I733]=&quot;yes&quot;;1;0)*['Grading Scale'.E$6])+(IF([.J733]=&quot;yes&quot;;1;0)*['Grading Scale'.E$7])+(IF([.K733]=&quot;yes&quot;;1;0)*['Grading Scale'.E$8])+(IF([.L733]=&quot;yes&quot;;1;0)*['Grading Scale'.E$9])+(IF([.M733]=&quot;yes&quot;;1;0)*['Grading Scale'.E$10])+(IF([.N733]=&quot;yes&quot;;1;0)*['Grading Scale'.E$11])+(IF([.O733]=&quot;yes&quot;;1;0)*['Grading Scale'.E$12])+(IF([.P733]=&quot;yes&quot;;1;0)*['Grading Scale'.E$13]))/['Grading Scale'.E$14]*100;0);&quot;&quot;)" office:value-type="string">
            <text:p/>
          </table:table-cell>
          <table:table-cell table:style-name="ce26" table:formula="of:=IF(ISNUMBER([.S733]);VLOOKUP([.S73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4]));VLOOKUP([.C734];['Dataset Descriptions'.$A$2:.$B$10];2;FALSE);&quot;&quot;)" office:value-type="string">
            <text:p/>
          </table:table-cell>
          <table:table-cell table:number-columns-repeated="13" table:style-name="ce27"/>
          <table:table-cell table:style-name="ce28"/>
          <table:table-cell table:style-name="ce26" table:formula="of:=IF(NOT(ISBLANK([.E734]));ROUND(((IF([.E734]=&quot;yes&quot;;1;0)*['Grading Scale'.E$2])+(IF([.F734]=&quot;yes&quot;;1;0)*['Grading Scale'.E$3])+(IF([.G734]=&quot;yes&quot;;1;0)*['Grading Scale'.E$4])+(IF([.H734]=&quot;yes&quot;;1;0)*['Grading Scale'.E$5])+(IF([.I734]=&quot;yes&quot;;1;0)*['Grading Scale'.E$6])+(IF([.J734]=&quot;yes&quot;;1;0)*['Grading Scale'.E$7])+(IF([.K734]=&quot;yes&quot;;1;0)*['Grading Scale'.E$8])+(IF([.L734]=&quot;yes&quot;;1;0)*['Grading Scale'.E$9])+(IF([.M734]=&quot;yes&quot;;1;0)*['Grading Scale'.E$10])+(IF([.N734]=&quot;yes&quot;;1;0)*['Grading Scale'.E$11])+(IF([.O734]=&quot;yes&quot;;1;0)*['Grading Scale'.E$12])+(IF([.P734]=&quot;yes&quot;;1;0)*['Grading Scale'.E$13]))/['Grading Scale'.E$14]*100;0);&quot;&quot;)" office:value-type="string">
            <text:p/>
          </table:table-cell>
          <table:table-cell table:style-name="ce26" table:formula="of:=IF(ISNUMBER([.S734]);VLOOKUP([.S73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5]));VLOOKUP([.C735];['Dataset Descriptions'.$A$2:.$B$10];2;FALSE);&quot;&quot;)" office:value-type="string">
            <text:p/>
          </table:table-cell>
          <table:table-cell table:number-columns-repeated="13" table:style-name="ce27"/>
          <table:table-cell table:style-name="ce28"/>
          <table:table-cell table:style-name="ce26" table:formula="of:=IF(NOT(ISBLANK([.E735]));ROUND(((IF([.E735]=&quot;yes&quot;;1;0)*['Grading Scale'.E$2])+(IF([.F735]=&quot;yes&quot;;1;0)*['Grading Scale'.E$3])+(IF([.G735]=&quot;yes&quot;;1;0)*['Grading Scale'.E$4])+(IF([.H735]=&quot;yes&quot;;1;0)*['Grading Scale'.E$5])+(IF([.I735]=&quot;yes&quot;;1;0)*['Grading Scale'.E$6])+(IF([.J735]=&quot;yes&quot;;1;0)*['Grading Scale'.E$7])+(IF([.K735]=&quot;yes&quot;;1;0)*['Grading Scale'.E$8])+(IF([.L735]=&quot;yes&quot;;1;0)*['Grading Scale'.E$9])+(IF([.M735]=&quot;yes&quot;;1;0)*['Grading Scale'.E$10])+(IF([.N735]=&quot;yes&quot;;1;0)*['Grading Scale'.E$11])+(IF([.O735]=&quot;yes&quot;;1;0)*['Grading Scale'.E$12])+(IF([.P735]=&quot;yes&quot;;1;0)*['Grading Scale'.E$13]))/['Grading Scale'.E$14]*100;0);&quot;&quot;)" office:value-type="string">
            <text:p/>
          </table:table-cell>
          <table:table-cell table:style-name="ce26" table:formula="of:=IF(ISNUMBER([.S735]);VLOOKUP([.S73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6]));VLOOKUP([.C736];['Dataset Descriptions'.$A$2:.$B$10];2;FALSE);&quot;&quot;)" office:value-type="string">
            <text:p/>
          </table:table-cell>
          <table:table-cell table:number-columns-repeated="13" table:style-name="ce27"/>
          <table:table-cell table:style-name="ce28"/>
          <table:table-cell table:style-name="ce26" table:formula="of:=IF(NOT(ISBLANK([.E736]));ROUND(((IF([.E736]=&quot;yes&quot;;1;0)*['Grading Scale'.E$2])+(IF([.F736]=&quot;yes&quot;;1;0)*['Grading Scale'.E$3])+(IF([.G736]=&quot;yes&quot;;1;0)*['Grading Scale'.E$4])+(IF([.H736]=&quot;yes&quot;;1;0)*['Grading Scale'.E$5])+(IF([.I736]=&quot;yes&quot;;1;0)*['Grading Scale'.E$6])+(IF([.J736]=&quot;yes&quot;;1;0)*['Grading Scale'.E$7])+(IF([.K736]=&quot;yes&quot;;1;0)*['Grading Scale'.E$8])+(IF([.L736]=&quot;yes&quot;;1;0)*['Grading Scale'.E$9])+(IF([.M736]=&quot;yes&quot;;1;0)*['Grading Scale'.E$10])+(IF([.N736]=&quot;yes&quot;;1;0)*['Grading Scale'.E$11])+(IF([.O736]=&quot;yes&quot;;1;0)*['Grading Scale'.E$12])+(IF([.P736]=&quot;yes&quot;;1;0)*['Grading Scale'.E$13]))/['Grading Scale'.E$14]*100;0);&quot;&quot;)" office:value-type="string">
            <text:p/>
          </table:table-cell>
          <table:table-cell table:style-name="ce26" table:formula="of:=IF(ISNUMBER([.S736]);VLOOKUP([.S73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7]));VLOOKUP([.C737];['Dataset Descriptions'.$A$2:.$B$10];2;FALSE);&quot;&quot;)" office:value-type="string">
            <text:p/>
          </table:table-cell>
          <table:table-cell table:number-columns-repeated="13" table:style-name="ce27"/>
          <table:table-cell table:style-name="ce28"/>
          <table:table-cell table:style-name="ce26" table:formula="of:=IF(NOT(ISBLANK([.E737]));ROUND(((IF([.E737]=&quot;yes&quot;;1;0)*['Grading Scale'.E$2])+(IF([.F737]=&quot;yes&quot;;1;0)*['Grading Scale'.E$3])+(IF([.G737]=&quot;yes&quot;;1;0)*['Grading Scale'.E$4])+(IF([.H737]=&quot;yes&quot;;1;0)*['Grading Scale'.E$5])+(IF([.I737]=&quot;yes&quot;;1;0)*['Grading Scale'.E$6])+(IF([.J737]=&quot;yes&quot;;1;0)*['Grading Scale'.E$7])+(IF([.K737]=&quot;yes&quot;;1;0)*['Grading Scale'.E$8])+(IF([.L737]=&quot;yes&quot;;1;0)*['Grading Scale'.E$9])+(IF([.M737]=&quot;yes&quot;;1;0)*['Grading Scale'.E$10])+(IF([.N737]=&quot;yes&quot;;1;0)*['Grading Scale'.E$11])+(IF([.O737]=&quot;yes&quot;;1;0)*['Grading Scale'.E$12])+(IF([.P737]=&quot;yes&quot;;1;0)*['Grading Scale'.E$13]))/['Grading Scale'.E$14]*100;0);&quot;&quot;)" office:value-type="string">
            <text:p/>
          </table:table-cell>
          <table:table-cell table:style-name="ce26" table:formula="of:=IF(ISNUMBER([.S737]);VLOOKUP([.S73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8]));VLOOKUP([.C738];['Dataset Descriptions'.$A$2:.$B$10];2;FALSE);&quot;&quot;)" office:value-type="string">
            <text:p/>
          </table:table-cell>
          <table:table-cell table:number-columns-repeated="13" table:style-name="ce27"/>
          <table:table-cell table:style-name="ce28"/>
          <table:table-cell table:style-name="ce26" table:formula="of:=IF(NOT(ISBLANK([.E738]));ROUND(((IF([.E738]=&quot;yes&quot;;1;0)*['Grading Scale'.E$2])+(IF([.F738]=&quot;yes&quot;;1;0)*['Grading Scale'.E$3])+(IF([.G738]=&quot;yes&quot;;1;0)*['Grading Scale'.E$4])+(IF([.H738]=&quot;yes&quot;;1;0)*['Grading Scale'.E$5])+(IF([.I738]=&quot;yes&quot;;1;0)*['Grading Scale'.E$6])+(IF([.J738]=&quot;yes&quot;;1;0)*['Grading Scale'.E$7])+(IF([.K738]=&quot;yes&quot;;1;0)*['Grading Scale'.E$8])+(IF([.L738]=&quot;yes&quot;;1;0)*['Grading Scale'.E$9])+(IF([.M738]=&quot;yes&quot;;1;0)*['Grading Scale'.E$10])+(IF([.N738]=&quot;yes&quot;;1;0)*['Grading Scale'.E$11])+(IF([.O738]=&quot;yes&quot;;1;0)*['Grading Scale'.E$12])+(IF([.P738]=&quot;yes&quot;;1;0)*['Grading Scale'.E$13]))/['Grading Scale'.E$14]*100;0);&quot;&quot;)" office:value-type="string">
            <text:p/>
          </table:table-cell>
          <table:table-cell table:style-name="ce26" table:formula="of:=IF(ISNUMBER([.S738]);VLOOKUP([.S73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39]));VLOOKUP([.C739];['Dataset Descriptions'.$A$2:.$B$10];2;FALSE);&quot;&quot;)" office:value-type="string">
            <text:p/>
          </table:table-cell>
          <table:table-cell table:number-columns-repeated="13" table:style-name="ce27"/>
          <table:table-cell table:style-name="ce28"/>
          <table:table-cell table:style-name="ce26" table:formula="of:=IF(NOT(ISBLANK([.E739]));ROUND(((IF([.E739]=&quot;yes&quot;;1;0)*['Grading Scale'.E$2])+(IF([.F739]=&quot;yes&quot;;1;0)*['Grading Scale'.E$3])+(IF([.G739]=&quot;yes&quot;;1;0)*['Grading Scale'.E$4])+(IF([.H739]=&quot;yes&quot;;1;0)*['Grading Scale'.E$5])+(IF([.I739]=&quot;yes&quot;;1;0)*['Grading Scale'.E$6])+(IF([.J739]=&quot;yes&quot;;1;0)*['Grading Scale'.E$7])+(IF([.K739]=&quot;yes&quot;;1;0)*['Grading Scale'.E$8])+(IF([.L739]=&quot;yes&quot;;1;0)*['Grading Scale'.E$9])+(IF([.M739]=&quot;yes&quot;;1;0)*['Grading Scale'.E$10])+(IF([.N739]=&quot;yes&quot;;1;0)*['Grading Scale'.E$11])+(IF([.O739]=&quot;yes&quot;;1;0)*['Grading Scale'.E$12])+(IF([.P739]=&quot;yes&quot;;1;0)*['Grading Scale'.E$13]))/['Grading Scale'.E$14]*100;0);&quot;&quot;)" office:value-type="string">
            <text:p/>
          </table:table-cell>
          <table:table-cell table:style-name="ce26" table:formula="of:=IF(ISNUMBER([.S739]);VLOOKUP([.S73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0]));VLOOKUP([.C740];['Dataset Descriptions'.$A$2:.$B$10];2;FALSE);&quot;&quot;)" office:value-type="string">
            <text:p/>
          </table:table-cell>
          <table:table-cell table:number-columns-repeated="13" table:style-name="ce27"/>
          <table:table-cell table:style-name="ce28"/>
          <table:table-cell table:style-name="ce26" table:formula="of:=IF(NOT(ISBLANK([.E740]));ROUND(((IF([.E740]=&quot;yes&quot;;1;0)*['Grading Scale'.E$2])+(IF([.F740]=&quot;yes&quot;;1;0)*['Grading Scale'.E$3])+(IF([.G740]=&quot;yes&quot;;1;0)*['Grading Scale'.E$4])+(IF([.H740]=&quot;yes&quot;;1;0)*['Grading Scale'.E$5])+(IF([.I740]=&quot;yes&quot;;1;0)*['Grading Scale'.E$6])+(IF([.J740]=&quot;yes&quot;;1;0)*['Grading Scale'.E$7])+(IF([.K740]=&quot;yes&quot;;1;0)*['Grading Scale'.E$8])+(IF([.L740]=&quot;yes&quot;;1;0)*['Grading Scale'.E$9])+(IF([.M740]=&quot;yes&quot;;1;0)*['Grading Scale'.E$10])+(IF([.N740]=&quot;yes&quot;;1;0)*['Grading Scale'.E$11])+(IF([.O740]=&quot;yes&quot;;1;0)*['Grading Scale'.E$12])+(IF([.P740]=&quot;yes&quot;;1;0)*['Grading Scale'.E$13]))/['Grading Scale'.E$14]*100;0);&quot;&quot;)" office:value-type="string">
            <text:p/>
          </table:table-cell>
          <table:table-cell table:style-name="ce26" table:formula="of:=IF(ISNUMBER([.S740]);VLOOKUP([.S74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1]));VLOOKUP([.C741];['Dataset Descriptions'.$A$2:.$B$10];2;FALSE);&quot;&quot;)" office:value-type="string">
            <text:p/>
          </table:table-cell>
          <table:table-cell table:number-columns-repeated="13" table:style-name="ce27"/>
          <table:table-cell table:style-name="ce28"/>
          <table:table-cell table:style-name="ce26" table:formula="of:=IF(NOT(ISBLANK([.E741]));ROUND(((IF([.E741]=&quot;yes&quot;;1;0)*['Grading Scale'.E$2])+(IF([.F741]=&quot;yes&quot;;1;0)*['Grading Scale'.E$3])+(IF([.G741]=&quot;yes&quot;;1;0)*['Grading Scale'.E$4])+(IF([.H741]=&quot;yes&quot;;1;0)*['Grading Scale'.E$5])+(IF([.I741]=&quot;yes&quot;;1;0)*['Grading Scale'.E$6])+(IF([.J741]=&quot;yes&quot;;1;0)*['Grading Scale'.E$7])+(IF([.K741]=&quot;yes&quot;;1;0)*['Grading Scale'.E$8])+(IF([.L741]=&quot;yes&quot;;1;0)*['Grading Scale'.E$9])+(IF([.M741]=&quot;yes&quot;;1;0)*['Grading Scale'.E$10])+(IF([.N741]=&quot;yes&quot;;1;0)*['Grading Scale'.E$11])+(IF([.O741]=&quot;yes&quot;;1;0)*['Grading Scale'.E$12])+(IF([.P741]=&quot;yes&quot;;1;0)*['Grading Scale'.E$13]))/['Grading Scale'.E$14]*100;0);&quot;&quot;)" office:value-type="string">
            <text:p/>
          </table:table-cell>
          <table:table-cell table:style-name="ce26" table:formula="of:=IF(ISNUMBER([.S741]);VLOOKUP([.S74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2]));VLOOKUP([.C742];['Dataset Descriptions'.$A$2:.$B$10];2;FALSE);&quot;&quot;)" office:value-type="string">
            <text:p/>
          </table:table-cell>
          <table:table-cell table:number-columns-repeated="13" table:style-name="ce27"/>
          <table:table-cell table:style-name="ce28"/>
          <table:table-cell table:style-name="ce26" table:formula="of:=IF(NOT(ISBLANK([.E742]));ROUND(((IF([.E742]=&quot;yes&quot;;1;0)*['Grading Scale'.E$2])+(IF([.F742]=&quot;yes&quot;;1;0)*['Grading Scale'.E$3])+(IF([.G742]=&quot;yes&quot;;1;0)*['Grading Scale'.E$4])+(IF([.H742]=&quot;yes&quot;;1;0)*['Grading Scale'.E$5])+(IF([.I742]=&quot;yes&quot;;1;0)*['Grading Scale'.E$6])+(IF([.J742]=&quot;yes&quot;;1;0)*['Grading Scale'.E$7])+(IF([.K742]=&quot;yes&quot;;1;0)*['Grading Scale'.E$8])+(IF([.L742]=&quot;yes&quot;;1;0)*['Grading Scale'.E$9])+(IF([.M742]=&quot;yes&quot;;1;0)*['Grading Scale'.E$10])+(IF([.N742]=&quot;yes&quot;;1;0)*['Grading Scale'.E$11])+(IF([.O742]=&quot;yes&quot;;1;0)*['Grading Scale'.E$12])+(IF([.P742]=&quot;yes&quot;;1;0)*['Grading Scale'.E$13]))/['Grading Scale'.E$14]*100;0);&quot;&quot;)" office:value-type="string">
            <text:p/>
          </table:table-cell>
          <table:table-cell table:style-name="ce26" table:formula="of:=IF(ISNUMBER([.S742]);VLOOKUP([.S74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3]));VLOOKUP([.C743];['Dataset Descriptions'.$A$2:.$B$10];2;FALSE);&quot;&quot;)" office:value-type="string">
            <text:p/>
          </table:table-cell>
          <table:table-cell table:number-columns-repeated="13" table:style-name="ce27"/>
          <table:table-cell table:style-name="ce28"/>
          <table:table-cell table:style-name="ce26" table:formula="of:=IF(NOT(ISBLANK([.E743]));ROUND(((IF([.E743]=&quot;yes&quot;;1;0)*['Grading Scale'.E$2])+(IF([.F743]=&quot;yes&quot;;1;0)*['Grading Scale'.E$3])+(IF([.G743]=&quot;yes&quot;;1;0)*['Grading Scale'.E$4])+(IF([.H743]=&quot;yes&quot;;1;0)*['Grading Scale'.E$5])+(IF([.I743]=&quot;yes&quot;;1;0)*['Grading Scale'.E$6])+(IF([.J743]=&quot;yes&quot;;1;0)*['Grading Scale'.E$7])+(IF([.K743]=&quot;yes&quot;;1;0)*['Grading Scale'.E$8])+(IF([.L743]=&quot;yes&quot;;1;0)*['Grading Scale'.E$9])+(IF([.M743]=&quot;yes&quot;;1;0)*['Grading Scale'.E$10])+(IF([.N743]=&quot;yes&quot;;1;0)*['Grading Scale'.E$11])+(IF([.O743]=&quot;yes&quot;;1;0)*['Grading Scale'.E$12])+(IF([.P743]=&quot;yes&quot;;1;0)*['Grading Scale'.E$13]))/['Grading Scale'.E$14]*100;0);&quot;&quot;)" office:value-type="string">
            <text:p/>
          </table:table-cell>
          <table:table-cell table:style-name="ce26" table:formula="of:=IF(ISNUMBER([.S743]);VLOOKUP([.S74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4]));VLOOKUP([.C744];['Dataset Descriptions'.$A$2:.$B$10];2;FALSE);&quot;&quot;)" office:value-type="string">
            <text:p/>
          </table:table-cell>
          <table:table-cell table:number-columns-repeated="13" table:style-name="ce27"/>
          <table:table-cell table:style-name="ce28"/>
          <table:table-cell table:style-name="ce26" table:formula="of:=IF(NOT(ISBLANK([.E744]));ROUND(((IF([.E744]=&quot;yes&quot;;1;0)*['Grading Scale'.E$2])+(IF([.F744]=&quot;yes&quot;;1;0)*['Grading Scale'.E$3])+(IF([.G744]=&quot;yes&quot;;1;0)*['Grading Scale'.E$4])+(IF([.H744]=&quot;yes&quot;;1;0)*['Grading Scale'.E$5])+(IF([.I744]=&quot;yes&quot;;1;0)*['Grading Scale'.E$6])+(IF([.J744]=&quot;yes&quot;;1;0)*['Grading Scale'.E$7])+(IF([.K744]=&quot;yes&quot;;1;0)*['Grading Scale'.E$8])+(IF([.L744]=&quot;yes&quot;;1;0)*['Grading Scale'.E$9])+(IF([.M744]=&quot;yes&quot;;1;0)*['Grading Scale'.E$10])+(IF([.N744]=&quot;yes&quot;;1;0)*['Grading Scale'.E$11])+(IF([.O744]=&quot;yes&quot;;1;0)*['Grading Scale'.E$12])+(IF([.P744]=&quot;yes&quot;;1;0)*['Grading Scale'.E$13]))/['Grading Scale'.E$14]*100;0);&quot;&quot;)" office:value-type="string">
            <text:p/>
          </table:table-cell>
          <table:table-cell table:style-name="ce26" table:formula="of:=IF(ISNUMBER([.S744]);VLOOKUP([.S74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5]));VLOOKUP([.C745];['Dataset Descriptions'.$A$2:.$B$10];2;FALSE);&quot;&quot;)" office:value-type="string">
            <text:p/>
          </table:table-cell>
          <table:table-cell table:number-columns-repeated="13" table:style-name="ce27"/>
          <table:table-cell table:style-name="ce28"/>
          <table:table-cell table:style-name="ce26" table:formula="of:=IF(NOT(ISBLANK([.E745]));ROUND(((IF([.E745]=&quot;yes&quot;;1;0)*['Grading Scale'.E$2])+(IF([.F745]=&quot;yes&quot;;1;0)*['Grading Scale'.E$3])+(IF([.G745]=&quot;yes&quot;;1;0)*['Grading Scale'.E$4])+(IF([.H745]=&quot;yes&quot;;1;0)*['Grading Scale'.E$5])+(IF([.I745]=&quot;yes&quot;;1;0)*['Grading Scale'.E$6])+(IF([.J745]=&quot;yes&quot;;1;0)*['Grading Scale'.E$7])+(IF([.K745]=&quot;yes&quot;;1;0)*['Grading Scale'.E$8])+(IF([.L745]=&quot;yes&quot;;1;0)*['Grading Scale'.E$9])+(IF([.M745]=&quot;yes&quot;;1;0)*['Grading Scale'.E$10])+(IF([.N745]=&quot;yes&quot;;1;0)*['Grading Scale'.E$11])+(IF([.O745]=&quot;yes&quot;;1;0)*['Grading Scale'.E$12])+(IF([.P745]=&quot;yes&quot;;1;0)*['Grading Scale'.E$13]))/['Grading Scale'.E$14]*100;0);&quot;&quot;)" office:value-type="string">
            <text:p/>
          </table:table-cell>
          <table:table-cell table:style-name="ce26" table:formula="of:=IF(ISNUMBER([.S745]);VLOOKUP([.S74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6]));VLOOKUP([.C746];['Dataset Descriptions'.$A$2:.$B$10];2;FALSE);&quot;&quot;)" office:value-type="string">
            <text:p/>
          </table:table-cell>
          <table:table-cell table:number-columns-repeated="13" table:style-name="ce27"/>
          <table:table-cell table:style-name="ce28"/>
          <table:table-cell table:style-name="ce26" table:formula="of:=IF(NOT(ISBLANK([.E746]));ROUND(((IF([.E746]=&quot;yes&quot;;1;0)*['Grading Scale'.E$2])+(IF([.F746]=&quot;yes&quot;;1;0)*['Grading Scale'.E$3])+(IF([.G746]=&quot;yes&quot;;1;0)*['Grading Scale'.E$4])+(IF([.H746]=&quot;yes&quot;;1;0)*['Grading Scale'.E$5])+(IF([.I746]=&quot;yes&quot;;1;0)*['Grading Scale'.E$6])+(IF([.J746]=&quot;yes&quot;;1;0)*['Grading Scale'.E$7])+(IF([.K746]=&quot;yes&quot;;1;0)*['Grading Scale'.E$8])+(IF([.L746]=&quot;yes&quot;;1;0)*['Grading Scale'.E$9])+(IF([.M746]=&quot;yes&quot;;1;0)*['Grading Scale'.E$10])+(IF([.N746]=&quot;yes&quot;;1;0)*['Grading Scale'.E$11])+(IF([.O746]=&quot;yes&quot;;1;0)*['Grading Scale'.E$12])+(IF([.P746]=&quot;yes&quot;;1;0)*['Grading Scale'.E$13]))/['Grading Scale'.E$14]*100;0);&quot;&quot;)" office:value-type="string">
            <text:p/>
          </table:table-cell>
          <table:table-cell table:style-name="ce26" table:formula="of:=IF(ISNUMBER([.S746]);VLOOKUP([.S74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7]));VLOOKUP([.C747];['Dataset Descriptions'.$A$2:.$B$10];2;FALSE);&quot;&quot;)" office:value-type="string">
            <text:p/>
          </table:table-cell>
          <table:table-cell table:number-columns-repeated="13" table:style-name="ce27"/>
          <table:table-cell table:style-name="ce28"/>
          <table:table-cell table:style-name="ce26" table:formula="of:=IF(NOT(ISBLANK([.E747]));ROUND(((IF([.E747]=&quot;yes&quot;;1;0)*['Grading Scale'.E$2])+(IF([.F747]=&quot;yes&quot;;1;0)*['Grading Scale'.E$3])+(IF([.G747]=&quot;yes&quot;;1;0)*['Grading Scale'.E$4])+(IF([.H747]=&quot;yes&quot;;1;0)*['Grading Scale'.E$5])+(IF([.I747]=&quot;yes&quot;;1;0)*['Grading Scale'.E$6])+(IF([.J747]=&quot;yes&quot;;1;0)*['Grading Scale'.E$7])+(IF([.K747]=&quot;yes&quot;;1;0)*['Grading Scale'.E$8])+(IF([.L747]=&quot;yes&quot;;1;0)*['Grading Scale'.E$9])+(IF([.M747]=&quot;yes&quot;;1;0)*['Grading Scale'.E$10])+(IF([.N747]=&quot;yes&quot;;1;0)*['Grading Scale'.E$11])+(IF([.O747]=&quot;yes&quot;;1;0)*['Grading Scale'.E$12])+(IF([.P747]=&quot;yes&quot;;1;0)*['Grading Scale'.E$13]))/['Grading Scale'.E$14]*100;0);&quot;&quot;)" office:value-type="string">
            <text:p/>
          </table:table-cell>
          <table:table-cell table:style-name="ce26" table:formula="of:=IF(ISNUMBER([.S747]);VLOOKUP([.S74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8]));VLOOKUP([.C748];['Dataset Descriptions'.$A$2:.$B$10];2;FALSE);&quot;&quot;)" office:value-type="string">
            <text:p/>
          </table:table-cell>
          <table:table-cell table:number-columns-repeated="13" table:style-name="ce27"/>
          <table:table-cell table:style-name="ce28"/>
          <table:table-cell table:style-name="ce26" table:formula="of:=IF(NOT(ISBLANK([.E748]));ROUND(((IF([.E748]=&quot;yes&quot;;1;0)*['Grading Scale'.E$2])+(IF([.F748]=&quot;yes&quot;;1;0)*['Grading Scale'.E$3])+(IF([.G748]=&quot;yes&quot;;1;0)*['Grading Scale'.E$4])+(IF([.H748]=&quot;yes&quot;;1;0)*['Grading Scale'.E$5])+(IF([.I748]=&quot;yes&quot;;1;0)*['Grading Scale'.E$6])+(IF([.J748]=&quot;yes&quot;;1;0)*['Grading Scale'.E$7])+(IF([.K748]=&quot;yes&quot;;1;0)*['Grading Scale'.E$8])+(IF([.L748]=&quot;yes&quot;;1;0)*['Grading Scale'.E$9])+(IF([.M748]=&quot;yes&quot;;1;0)*['Grading Scale'.E$10])+(IF([.N748]=&quot;yes&quot;;1;0)*['Grading Scale'.E$11])+(IF([.O748]=&quot;yes&quot;;1;0)*['Grading Scale'.E$12])+(IF([.P748]=&quot;yes&quot;;1;0)*['Grading Scale'.E$13]))/['Grading Scale'.E$14]*100;0);&quot;&quot;)" office:value-type="string">
            <text:p/>
          </table:table-cell>
          <table:table-cell table:style-name="ce26" table:formula="of:=IF(ISNUMBER([.S748]);VLOOKUP([.S74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49]));VLOOKUP([.C749];['Dataset Descriptions'.$A$2:.$B$10];2;FALSE);&quot;&quot;)" office:value-type="string">
            <text:p/>
          </table:table-cell>
          <table:table-cell table:number-columns-repeated="13" table:style-name="ce27"/>
          <table:table-cell table:style-name="ce28"/>
          <table:table-cell table:style-name="ce26" table:formula="of:=IF(NOT(ISBLANK([.E749]));ROUND(((IF([.E749]=&quot;yes&quot;;1;0)*['Grading Scale'.E$2])+(IF([.F749]=&quot;yes&quot;;1;0)*['Grading Scale'.E$3])+(IF([.G749]=&quot;yes&quot;;1;0)*['Grading Scale'.E$4])+(IF([.H749]=&quot;yes&quot;;1;0)*['Grading Scale'.E$5])+(IF([.I749]=&quot;yes&quot;;1;0)*['Grading Scale'.E$6])+(IF([.J749]=&quot;yes&quot;;1;0)*['Grading Scale'.E$7])+(IF([.K749]=&quot;yes&quot;;1;0)*['Grading Scale'.E$8])+(IF([.L749]=&quot;yes&quot;;1;0)*['Grading Scale'.E$9])+(IF([.M749]=&quot;yes&quot;;1;0)*['Grading Scale'.E$10])+(IF([.N749]=&quot;yes&quot;;1;0)*['Grading Scale'.E$11])+(IF([.O749]=&quot;yes&quot;;1;0)*['Grading Scale'.E$12])+(IF([.P749]=&quot;yes&quot;;1;0)*['Grading Scale'.E$13]))/['Grading Scale'.E$14]*100;0);&quot;&quot;)" office:value-type="string">
            <text:p/>
          </table:table-cell>
          <table:table-cell table:style-name="ce26" table:formula="of:=IF(ISNUMBER([.S749]);VLOOKUP([.S74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0]));VLOOKUP([.C750];['Dataset Descriptions'.$A$2:.$B$10];2;FALSE);&quot;&quot;)" office:value-type="string">
            <text:p/>
          </table:table-cell>
          <table:table-cell table:number-columns-repeated="13" table:style-name="ce27"/>
          <table:table-cell table:style-name="ce28"/>
          <table:table-cell table:style-name="ce26" table:formula="of:=IF(NOT(ISBLANK([.E750]));ROUND(((IF([.E750]=&quot;yes&quot;;1;0)*['Grading Scale'.E$2])+(IF([.F750]=&quot;yes&quot;;1;0)*['Grading Scale'.E$3])+(IF([.G750]=&quot;yes&quot;;1;0)*['Grading Scale'.E$4])+(IF([.H750]=&quot;yes&quot;;1;0)*['Grading Scale'.E$5])+(IF([.I750]=&quot;yes&quot;;1;0)*['Grading Scale'.E$6])+(IF([.J750]=&quot;yes&quot;;1;0)*['Grading Scale'.E$7])+(IF([.K750]=&quot;yes&quot;;1;0)*['Grading Scale'.E$8])+(IF([.L750]=&quot;yes&quot;;1;0)*['Grading Scale'.E$9])+(IF([.M750]=&quot;yes&quot;;1;0)*['Grading Scale'.E$10])+(IF([.N750]=&quot;yes&quot;;1;0)*['Grading Scale'.E$11])+(IF([.O750]=&quot;yes&quot;;1;0)*['Grading Scale'.E$12])+(IF([.P750]=&quot;yes&quot;;1;0)*['Grading Scale'.E$13]))/['Grading Scale'.E$14]*100;0);&quot;&quot;)" office:value-type="string">
            <text:p/>
          </table:table-cell>
          <table:table-cell table:style-name="ce26" table:formula="of:=IF(ISNUMBER([.S750]);VLOOKUP([.S75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1]));VLOOKUP([.C751];['Dataset Descriptions'.$A$2:.$B$10];2;FALSE);&quot;&quot;)" office:value-type="string">
            <text:p/>
          </table:table-cell>
          <table:table-cell table:number-columns-repeated="13" table:style-name="ce27"/>
          <table:table-cell table:style-name="ce28"/>
          <table:table-cell table:style-name="ce26" table:formula="of:=IF(NOT(ISBLANK([.E751]));ROUND(((IF([.E751]=&quot;yes&quot;;1;0)*['Grading Scale'.E$2])+(IF([.F751]=&quot;yes&quot;;1;0)*['Grading Scale'.E$3])+(IF([.G751]=&quot;yes&quot;;1;0)*['Grading Scale'.E$4])+(IF([.H751]=&quot;yes&quot;;1;0)*['Grading Scale'.E$5])+(IF([.I751]=&quot;yes&quot;;1;0)*['Grading Scale'.E$6])+(IF([.J751]=&quot;yes&quot;;1;0)*['Grading Scale'.E$7])+(IF([.K751]=&quot;yes&quot;;1;0)*['Grading Scale'.E$8])+(IF([.L751]=&quot;yes&quot;;1;0)*['Grading Scale'.E$9])+(IF([.M751]=&quot;yes&quot;;1;0)*['Grading Scale'.E$10])+(IF([.N751]=&quot;yes&quot;;1;0)*['Grading Scale'.E$11])+(IF([.O751]=&quot;yes&quot;;1;0)*['Grading Scale'.E$12])+(IF([.P751]=&quot;yes&quot;;1;0)*['Grading Scale'.E$13]))/['Grading Scale'.E$14]*100;0);&quot;&quot;)" office:value-type="string">
            <text:p/>
          </table:table-cell>
          <table:table-cell table:style-name="ce26" table:formula="of:=IF(ISNUMBER([.S751]);VLOOKUP([.S75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2]));VLOOKUP([.C752];['Dataset Descriptions'.$A$2:.$B$10];2;FALSE);&quot;&quot;)" office:value-type="string">
            <text:p/>
          </table:table-cell>
          <table:table-cell table:number-columns-repeated="13" table:style-name="ce27"/>
          <table:table-cell table:style-name="ce28"/>
          <table:table-cell table:style-name="ce26" table:formula="of:=IF(NOT(ISBLANK([.E752]));ROUND(((IF([.E752]=&quot;yes&quot;;1;0)*['Grading Scale'.E$2])+(IF([.F752]=&quot;yes&quot;;1;0)*['Grading Scale'.E$3])+(IF([.G752]=&quot;yes&quot;;1;0)*['Grading Scale'.E$4])+(IF([.H752]=&quot;yes&quot;;1;0)*['Grading Scale'.E$5])+(IF([.I752]=&quot;yes&quot;;1;0)*['Grading Scale'.E$6])+(IF([.J752]=&quot;yes&quot;;1;0)*['Grading Scale'.E$7])+(IF([.K752]=&quot;yes&quot;;1;0)*['Grading Scale'.E$8])+(IF([.L752]=&quot;yes&quot;;1;0)*['Grading Scale'.E$9])+(IF([.M752]=&quot;yes&quot;;1;0)*['Grading Scale'.E$10])+(IF([.N752]=&quot;yes&quot;;1;0)*['Grading Scale'.E$11])+(IF([.O752]=&quot;yes&quot;;1;0)*['Grading Scale'.E$12])+(IF([.P752]=&quot;yes&quot;;1;0)*['Grading Scale'.E$13]))/['Grading Scale'.E$14]*100;0);&quot;&quot;)" office:value-type="string">
            <text:p/>
          </table:table-cell>
          <table:table-cell table:style-name="ce26" table:formula="of:=IF(ISNUMBER([.S752]);VLOOKUP([.S75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3]));VLOOKUP([.C753];['Dataset Descriptions'.$A$2:.$B$10];2;FALSE);&quot;&quot;)" office:value-type="string">
            <text:p/>
          </table:table-cell>
          <table:table-cell table:number-columns-repeated="13" table:style-name="ce27"/>
          <table:table-cell table:style-name="ce28"/>
          <table:table-cell table:style-name="ce26" table:formula="of:=IF(NOT(ISBLANK([.E753]));ROUND(((IF([.E753]=&quot;yes&quot;;1;0)*['Grading Scale'.E$2])+(IF([.F753]=&quot;yes&quot;;1;0)*['Grading Scale'.E$3])+(IF([.G753]=&quot;yes&quot;;1;0)*['Grading Scale'.E$4])+(IF([.H753]=&quot;yes&quot;;1;0)*['Grading Scale'.E$5])+(IF([.I753]=&quot;yes&quot;;1;0)*['Grading Scale'.E$6])+(IF([.J753]=&quot;yes&quot;;1;0)*['Grading Scale'.E$7])+(IF([.K753]=&quot;yes&quot;;1;0)*['Grading Scale'.E$8])+(IF([.L753]=&quot;yes&quot;;1;0)*['Grading Scale'.E$9])+(IF([.M753]=&quot;yes&quot;;1;0)*['Grading Scale'.E$10])+(IF([.N753]=&quot;yes&quot;;1;0)*['Grading Scale'.E$11])+(IF([.O753]=&quot;yes&quot;;1;0)*['Grading Scale'.E$12])+(IF([.P753]=&quot;yes&quot;;1;0)*['Grading Scale'.E$13]))/['Grading Scale'.E$14]*100;0);&quot;&quot;)" office:value-type="string">
            <text:p/>
          </table:table-cell>
          <table:table-cell table:style-name="ce26" table:formula="of:=IF(ISNUMBER([.S753]);VLOOKUP([.S75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4]));VLOOKUP([.C754];['Dataset Descriptions'.$A$2:.$B$10];2;FALSE);&quot;&quot;)" office:value-type="string">
            <text:p/>
          </table:table-cell>
          <table:table-cell table:number-columns-repeated="13" table:style-name="ce27"/>
          <table:table-cell table:style-name="ce28"/>
          <table:table-cell table:style-name="ce26" table:formula="of:=IF(NOT(ISBLANK([.E754]));ROUND(((IF([.E754]=&quot;yes&quot;;1;0)*['Grading Scale'.E$2])+(IF([.F754]=&quot;yes&quot;;1;0)*['Grading Scale'.E$3])+(IF([.G754]=&quot;yes&quot;;1;0)*['Grading Scale'.E$4])+(IF([.H754]=&quot;yes&quot;;1;0)*['Grading Scale'.E$5])+(IF([.I754]=&quot;yes&quot;;1;0)*['Grading Scale'.E$6])+(IF([.J754]=&quot;yes&quot;;1;0)*['Grading Scale'.E$7])+(IF([.K754]=&quot;yes&quot;;1;0)*['Grading Scale'.E$8])+(IF([.L754]=&quot;yes&quot;;1;0)*['Grading Scale'.E$9])+(IF([.M754]=&quot;yes&quot;;1;0)*['Grading Scale'.E$10])+(IF([.N754]=&quot;yes&quot;;1;0)*['Grading Scale'.E$11])+(IF([.O754]=&quot;yes&quot;;1;0)*['Grading Scale'.E$12])+(IF([.P754]=&quot;yes&quot;;1;0)*['Grading Scale'.E$13]))/['Grading Scale'.E$14]*100;0);&quot;&quot;)" office:value-type="string">
            <text:p/>
          </table:table-cell>
          <table:table-cell table:style-name="ce26" table:formula="of:=IF(ISNUMBER([.S754]);VLOOKUP([.S75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5]));VLOOKUP([.C755];['Dataset Descriptions'.$A$2:.$B$10];2;FALSE);&quot;&quot;)" office:value-type="string">
            <text:p/>
          </table:table-cell>
          <table:table-cell table:number-columns-repeated="13" table:style-name="ce27"/>
          <table:table-cell table:style-name="ce28"/>
          <table:table-cell table:style-name="ce26" table:formula="of:=IF(NOT(ISBLANK([.E755]));ROUND(((IF([.E755]=&quot;yes&quot;;1;0)*['Grading Scale'.E$2])+(IF([.F755]=&quot;yes&quot;;1;0)*['Grading Scale'.E$3])+(IF([.G755]=&quot;yes&quot;;1;0)*['Grading Scale'.E$4])+(IF([.H755]=&quot;yes&quot;;1;0)*['Grading Scale'.E$5])+(IF([.I755]=&quot;yes&quot;;1;0)*['Grading Scale'.E$6])+(IF([.J755]=&quot;yes&quot;;1;0)*['Grading Scale'.E$7])+(IF([.K755]=&quot;yes&quot;;1;0)*['Grading Scale'.E$8])+(IF([.L755]=&quot;yes&quot;;1;0)*['Grading Scale'.E$9])+(IF([.M755]=&quot;yes&quot;;1;0)*['Grading Scale'.E$10])+(IF([.N755]=&quot;yes&quot;;1;0)*['Grading Scale'.E$11])+(IF([.O755]=&quot;yes&quot;;1;0)*['Grading Scale'.E$12])+(IF([.P755]=&quot;yes&quot;;1;0)*['Grading Scale'.E$13]))/['Grading Scale'.E$14]*100;0);&quot;&quot;)" office:value-type="string">
            <text:p/>
          </table:table-cell>
          <table:table-cell table:style-name="ce26" table:formula="of:=IF(ISNUMBER([.S755]);VLOOKUP([.S75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6]));VLOOKUP([.C756];['Dataset Descriptions'.$A$2:.$B$10];2;FALSE);&quot;&quot;)" office:value-type="string">
            <text:p/>
          </table:table-cell>
          <table:table-cell table:number-columns-repeated="13" table:style-name="ce27"/>
          <table:table-cell table:style-name="ce28"/>
          <table:table-cell table:style-name="ce26" table:formula="of:=IF(NOT(ISBLANK([.E756]));ROUND(((IF([.E756]=&quot;yes&quot;;1;0)*['Grading Scale'.E$2])+(IF([.F756]=&quot;yes&quot;;1;0)*['Grading Scale'.E$3])+(IF([.G756]=&quot;yes&quot;;1;0)*['Grading Scale'.E$4])+(IF([.H756]=&quot;yes&quot;;1;0)*['Grading Scale'.E$5])+(IF([.I756]=&quot;yes&quot;;1;0)*['Grading Scale'.E$6])+(IF([.J756]=&quot;yes&quot;;1;0)*['Grading Scale'.E$7])+(IF([.K756]=&quot;yes&quot;;1;0)*['Grading Scale'.E$8])+(IF([.L756]=&quot;yes&quot;;1;0)*['Grading Scale'.E$9])+(IF([.M756]=&quot;yes&quot;;1;0)*['Grading Scale'.E$10])+(IF([.N756]=&quot;yes&quot;;1;0)*['Grading Scale'.E$11])+(IF([.O756]=&quot;yes&quot;;1;0)*['Grading Scale'.E$12])+(IF([.P756]=&quot;yes&quot;;1;0)*['Grading Scale'.E$13]))/['Grading Scale'.E$14]*100;0);&quot;&quot;)" office:value-type="string">
            <text:p/>
          </table:table-cell>
          <table:table-cell table:style-name="ce26" table:formula="of:=IF(ISNUMBER([.S756]);VLOOKUP([.S75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7]));VLOOKUP([.C757];['Dataset Descriptions'.$A$2:.$B$10];2;FALSE);&quot;&quot;)" office:value-type="string">
            <text:p/>
          </table:table-cell>
          <table:table-cell table:number-columns-repeated="13" table:style-name="ce27"/>
          <table:table-cell table:style-name="ce28"/>
          <table:table-cell table:style-name="ce26" table:formula="of:=IF(NOT(ISBLANK([.E757]));ROUND(((IF([.E757]=&quot;yes&quot;;1;0)*['Grading Scale'.E$2])+(IF([.F757]=&quot;yes&quot;;1;0)*['Grading Scale'.E$3])+(IF([.G757]=&quot;yes&quot;;1;0)*['Grading Scale'.E$4])+(IF([.H757]=&quot;yes&quot;;1;0)*['Grading Scale'.E$5])+(IF([.I757]=&quot;yes&quot;;1;0)*['Grading Scale'.E$6])+(IF([.J757]=&quot;yes&quot;;1;0)*['Grading Scale'.E$7])+(IF([.K757]=&quot;yes&quot;;1;0)*['Grading Scale'.E$8])+(IF([.L757]=&quot;yes&quot;;1;0)*['Grading Scale'.E$9])+(IF([.M757]=&quot;yes&quot;;1;0)*['Grading Scale'.E$10])+(IF([.N757]=&quot;yes&quot;;1;0)*['Grading Scale'.E$11])+(IF([.O757]=&quot;yes&quot;;1;0)*['Grading Scale'.E$12])+(IF([.P757]=&quot;yes&quot;;1;0)*['Grading Scale'.E$13]))/['Grading Scale'.E$14]*100;0);&quot;&quot;)" office:value-type="string">
            <text:p/>
          </table:table-cell>
          <table:table-cell table:style-name="ce26" table:formula="of:=IF(ISNUMBER([.S757]);VLOOKUP([.S75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8]));VLOOKUP([.C758];['Dataset Descriptions'.$A$2:.$B$10];2;FALSE);&quot;&quot;)" office:value-type="string">
            <text:p/>
          </table:table-cell>
          <table:table-cell table:number-columns-repeated="13" table:style-name="ce27"/>
          <table:table-cell table:style-name="ce28"/>
          <table:table-cell table:style-name="ce26" table:formula="of:=IF(NOT(ISBLANK([.E758]));ROUND(((IF([.E758]=&quot;yes&quot;;1;0)*['Grading Scale'.E$2])+(IF([.F758]=&quot;yes&quot;;1;0)*['Grading Scale'.E$3])+(IF([.G758]=&quot;yes&quot;;1;0)*['Grading Scale'.E$4])+(IF([.H758]=&quot;yes&quot;;1;0)*['Grading Scale'.E$5])+(IF([.I758]=&quot;yes&quot;;1;0)*['Grading Scale'.E$6])+(IF([.J758]=&quot;yes&quot;;1;0)*['Grading Scale'.E$7])+(IF([.K758]=&quot;yes&quot;;1;0)*['Grading Scale'.E$8])+(IF([.L758]=&quot;yes&quot;;1;0)*['Grading Scale'.E$9])+(IF([.M758]=&quot;yes&quot;;1;0)*['Grading Scale'.E$10])+(IF([.N758]=&quot;yes&quot;;1;0)*['Grading Scale'.E$11])+(IF([.O758]=&quot;yes&quot;;1;0)*['Grading Scale'.E$12])+(IF([.P758]=&quot;yes&quot;;1;0)*['Grading Scale'.E$13]))/['Grading Scale'.E$14]*100;0);&quot;&quot;)" office:value-type="string">
            <text:p/>
          </table:table-cell>
          <table:table-cell table:style-name="ce26" table:formula="of:=IF(ISNUMBER([.S758]);VLOOKUP([.S75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59]));VLOOKUP([.C759];['Dataset Descriptions'.$A$2:.$B$10];2;FALSE);&quot;&quot;)" office:value-type="string">
            <text:p/>
          </table:table-cell>
          <table:table-cell table:number-columns-repeated="13" table:style-name="ce27"/>
          <table:table-cell table:style-name="ce28"/>
          <table:table-cell table:style-name="ce26" table:formula="of:=IF(NOT(ISBLANK([.E759]));ROUND(((IF([.E759]=&quot;yes&quot;;1;0)*['Grading Scale'.E$2])+(IF([.F759]=&quot;yes&quot;;1;0)*['Grading Scale'.E$3])+(IF([.G759]=&quot;yes&quot;;1;0)*['Grading Scale'.E$4])+(IF([.H759]=&quot;yes&quot;;1;0)*['Grading Scale'.E$5])+(IF([.I759]=&quot;yes&quot;;1;0)*['Grading Scale'.E$6])+(IF([.J759]=&quot;yes&quot;;1;0)*['Grading Scale'.E$7])+(IF([.K759]=&quot;yes&quot;;1;0)*['Grading Scale'.E$8])+(IF([.L759]=&quot;yes&quot;;1;0)*['Grading Scale'.E$9])+(IF([.M759]=&quot;yes&quot;;1;0)*['Grading Scale'.E$10])+(IF([.N759]=&quot;yes&quot;;1;0)*['Grading Scale'.E$11])+(IF([.O759]=&quot;yes&quot;;1;0)*['Grading Scale'.E$12])+(IF([.P759]=&quot;yes&quot;;1;0)*['Grading Scale'.E$13]))/['Grading Scale'.E$14]*100;0);&quot;&quot;)" office:value-type="string">
            <text:p/>
          </table:table-cell>
          <table:table-cell table:style-name="ce26" table:formula="of:=IF(ISNUMBER([.S759]);VLOOKUP([.S75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0]));VLOOKUP([.C760];['Dataset Descriptions'.$A$2:.$B$10];2;FALSE);&quot;&quot;)" office:value-type="string">
            <text:p/>
          </table:table-cell>
          <table:table-cell table:number-columns-repeated="13" table:style-name="ce27"/>
          <table:table-cell table:style-name="ce28"/>
          <table:table-cell table:style-name="ce26" table:formula="of:=IF(NOT(ISBLANK([.E760]));ROUND(((IF([.E760]=&quot;yes&quot;;1;0)*['Grading Scale'.E$2])+(IF([.F760]=&quot;yes&quot;;1;0)*['Grading Scale'.E$3])+(IF([.G760]=&quot;yes&quot;;1;0)*['Grading Scale'.E$4])+(IF([.H760]=&quot;yes&quot;;1;0)*['Grading Scale'.E$5])+(IF([.I760]=&quot;yes&quot;;1;0)*['Grading Scale'.E$6])+(IF([.J760]=&quot;yes&quot;;1;0)*['Grading Scale'.E$7])+(IF([.K760]=&quot;yes&quot;;1;0)*['Grading Scale'.E$8])+(IF([.L760]=&quot;yes&quot;;1;0)*['Grading Scale'.E$9])+(IF([.M760]=&quot;yes&quot;;1;0)*['Grading Scale'.E$10])+(IF([.N760]=&quot;yes&quot;;1;0)*['Grading Scale'.E$11])+(IF([.O760]=&quot;yes&quot;;1;0)*['Grading Scale'.E$12])+(IF([.P760]=&quot;yes&quot;;1;0)*['Grading Scale'.E$13]))/['Grading Scale'.E$14]*100;0);&quot;&quot;)" office:value-type="string">
            <text:p/>
          </table:table-cell>
          <table:table-cell table:style-name="ce26" table:formula="of:=IF(ISNUMBER([.S760]);VLOOKUP([.S76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1]));VLOOKUP([.C761];['Dataset Descriptions'.$A$2:.$B$10];2;FALSE);&quot;&quot;)" office:value-type="string">
            <text:p/>
          </table:table-cell>
          <table:table-cell table:number-columns-repeated="13" table:style-name="ce27"/>
          <table:table-cell table:style-name="ce28"/>
          <table:table-cell table:style-name="ce26" table:formula="of:=IF(NOT(ISBLANK([.E761]));ROUND(((IF([.E761]=&quot;yes&quot;;1;0)*['Grading Scale'.E$2])+(IF([.F761]=&quot;yes&quot;;1;0)*['Grading Scale'.E$3])+(IF([.G761]=&quot;yes&quot;;1;0)*['Grading Scale'.E$4])+(IF([.H761]=&quot;yes&quot;;1;0)*['Grading Scale'.E$5])+(IF([.I761]=&quot;yes&quot;;1;0)*['Grading Scale'.E$6])+(IF([.J761]=&quot;yes&quot;;1;0)*['Grading Scale'.E$7])+(IF([.K761]=&quot;yes&quot;;1;0)*['Grading Scale'.E$8])+(IF([.L761]=&quot;yes&quot;;1;0)*['Grading Scale'.E$9])+(IF([.M761]=&quot;yes&quot;;1;0)*['Grading Scale'.E$10])+(IF([.N761]=&quot;yes&quot;;1;0)*['Grading Scale'.E$11])+(IF([.O761]=&quot;yes&quot;;1;0)*['Grading Scale'.E$12])+(IF([.P761]=&quot;yes&quot;;1;0)*['Grading Scale'.E$13]))/['Grading Scale'.E$14]*100;0);&quot;&quot;)" office:value-type="string">
            <text:p/>
          </table:table-cell>
          <table:table-cell table:style-name="ce26" table:formula="of:=IF(ISNUMBER([.S761]);VLOOKUP([.S76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2]));VLOOKUP([.C762];['Dataset Descriptions'.$A$2:.$B$10];2;FALSE);&quot;&quot;)" office:value-type="string">
            <text:p/>
          </table:table-cell>
          <table:table-cell table:number-columns-repeated="13" table:style-name="ce27"/>
          <table:table-cell table:style-name="ce28"/>
          <table:table-cell table:style-name="ce26" table:formula="of:=IF(NOT(ISBLANK([.E762]));ROUND(((IF([.E762]=&quot;yes&quot;;1;0)*['Grading Scale'.E$2])+(IF([.F762]=&quot;yes&quot;;1;0)*['Grading Scale'.E$3])+(IF([.G762]=&quot;yes&quot;;1;0)*['Grading Scale'.E$4])+(IF([.H762]=&quot;yes&quot;;1;0)*['Grading Scale'.E$5])+(IF([.I762]=&quot;yes&quot;;1;0)*['Grading Scale'.E$6])+(IF([.J762]=&quot;yes&quot;;1;0)*['Grading Scale'.E$7])+(IF([.K762]=&quot;yes&quot;;1;0)*['Grading Scale'.E$8])+(IF([.L762]=&quot;yes&quot;;1;0)*['Grading Scale'.E$9])+(IF([.M762]=&quot;yes&quot;;1;0)*['Grading Scale'.E$10])+(IF([.N762]=&quot;yes&quot;;1;0)*['Grading Scale'.E$11])+(IF([.O762]=&quot;yes&quot;;1;0)*['Grading Scale'.E$12])+(IF([.P762]=&quot;yes&quot;;1;0)*['Grading Scale'.E$13]))/['Grading Scale'.E$14]*100;0);&quot;&quot;)" office:value-type="string">
            <text:p/>
          </table:table-cell>
          <table:table-cell table:style-name="ce26" table:formula="of:=IF(ISNUMBER([.S762]);VLOOKUP([.S76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3]));VLOOKUP([.C763];['Dataset Descriptions'.$A$2:.$B$10];2;FALSE);&quot;&quot;)" office:value-type="string">
            <text:p/>
          </table:table-cell>
          <table:table-cell table:number-columns-repeated="13" table:style-name="ce27"/>
          <table:table-cell table:style-name="ce28"/>
          <table:table-cell table:style-name="ce26" table:formula="of:=IF(NOT(ISBLANK([.E763]));ROUND(((IF([.E763]=&quot;yes&quot;;1;0)*['Grading Scale'.E$2])+(IF([.F763]=&quot;yes&quot;;1;0)*['Grading Scale'.E$3])+(IF([.G763]=&quot;yes&quot;;1;0)*['Grading Scale'.E$4])+(IF([.H763]=&quot;yes&quot;;1;0)*['Grading Scale'.E$5])+(IF([.I763]=&quot;yes&quot;;1;0)*['Grading Scale'.E$6])+(IF([.J763]=&quot;yes&quot;;1;0)*['Grading Scale'.E$7])+(IF([.K763]=&quot;yes&quot;;1;0)*['Grading Scale'.E$8])+(IF([.L763]=&quot;yes&quot;;1;0)*['Grading Scale'.E$9])+(IF([.M763]=&quot;yes&quot;;1;0)*['Grading Scale'.E$10])+(IF([.N763]=&quot;yes&quot;;1;0)*['Grading Scale'.E$11])+(IF([.O763]=&quot;yes&quot;;1;0)*['Grading Scale'.E$12])+(IF([.P763]=&quot;yes&quot;;1;0)*['Grading Scale'.E$13]))/['Grading Scale'.E$14]*100;0);&quot;&quot;)" office:value-type="string">
            <text:p/>
          </table:table-cell>
          <table:table-cell table:style-name="ce26" table:formula="of:=IF(ISNUMBER([.S763]);VLOOKUP([.S76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4]));VLOOKUP([.C764];['Dataset Descriptions'.$A$2:.$B$10];2;FALSE);&quot;&quot;)" office:value-type="string">
            <text:p/>
          </table:table-cell>
          <table:table-cell table:number-columns-repeated="13" table:style-name="ce27"/>
          <table:table-cell table:style-name="ce28"/>
          <table:table-cell table:style-name="ce26" table:formula="of:=IF(NOT(ISBLANK([.E764]));ROUND(((IF([.E764]=&quot;yes&quot;;1;0)*['Grading Scale'.E$2])+(IF([.F764]=&quot;yes&quot;;1;0)*['Grading Scale'.E$3])+(IF([.G764]=&quot;yes&quot;;1;0)*['Grading Scale'.E$4])+(IF([.H764]=&quot;yes&quot;;1;0)*['Grading Scale'.E$5])+(IF([.I764]=&quot;yes&quot;;1;0)*['Grading Scale'.E$6])+(IF([.J764]=&quot;yes&quot;;1;0)*['Grading Scale'.E$7])+(IF([.K764]=&quot;yes&quot;;1;0)*['Grading Scale'.E$8])+(IF([.L764]=&quot;yes&quot;;1;0)*['Grading Scale'.E$9])+(IF([.M764]=&quot;yes&quot;;1;0)*['Grading Scale'.E$10])+(IF([.N764]=&quot;yes&quot;;1;0)*['Grading Scale'.E$11])+(IF([.O764]=&quot;yes&quot;;1;0)*['Grading Scale'.E$12])+(IF([.P764]=&quot;yes&quot;;1;0)*['Grading Scale'.E$13]))/['Grading Scale'.E$14]*100;0);&quot;&quot;)" office:value-type="string">
            <text:p/>
          </table:table-cell>
          <table:table-cell table:style-name="ce26" table:formula="of:=IF(ISNUMBER([.S764]);VLOOKUP([.S76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5]));VLOOKUP([.C765];['Dataset Descriptions'.$A$2:.$B$10];2;FALSE);&quot;&quot;)" office:value-type="string">
            <text:p/>
          </table:table-cell>
          <table:table-cell table:number-columns-repeated="13" table:style-name="ce27"/>
          <table:table-cell table:style-name="ce28"/>
          <table:table-cell table:style-name="ce26" table:formula="of:=IF(NOT(ISBLANK([.E765]));ROUND(((IF([.E765]=&quot;yes&quot;;1;0)*['Grading Scale'.E$2])+(IF([.F765]=&quot;yes&quot;;1;0)*['Grading Scale'.E$3])+(IF([.G765]=&quot;yes&quot;;1;0)*['Grading Scale'.E$4])+(IF([.H765]=&quot;yes&quot;;1;0)*['Grading Scale'.E$5])+(IF([.I765]=&quot;yes&quot;;1;0)*['Grading Scale'.E$6])+(IF([.J765]=&quot;yes&quot;;1;0)*['Grading Scale'.E$7])+(IF([.K765]=&quot;yes&quot;;1;0)*['Grading Scale'.E$8])+(IF([.L765]=&quot;yes&quot;;1;0)*['Grading Scale'.E$9])+(IF([.M765]=&quot;yes&quot;;1;0)*['Grading Scale'.E$10])+(IF([.N765]=&quot;yes&quot;;1;0)*['Grading Scale'.E$11])+(IF([.O765]=&quot;yes&quot;;1;0)*['Grading Scale'.E$12])+(IF([.P765]=&quot;yes&quot;;1;0)*['Grading Scale'.E$13]))/['Grading Scale'.E$14]*100;0);&quot;&quot;)" office:value-type="string">
            <text:p/>
          </table:table-cell>
          <table:table-cell table:style-name="ce26" table:formula="of:=IF(ISNUMBER([.S765]);VLOOKUP([.S76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6]));VLOOKUP([.C766];['Dataset Descriptions'.$A$2:.$B$10];2;FALSE);&quot;&quot;)" office:value-type="string">
            <text:p/>
          </table:table-cell>
          <table:table-cell table:number-columns-repeated="13" table:style-name="ce27"/>
          <table:table-cell table:style-name="ce28"/>
          <table:table-cell table:style-name="ce26" table:formula="of:=IF(NOT(ISBLANK([.E766]));ROUND(((IF([.E766]=&quot;yes&quot;;1;0)*['Grading Scale'.E$2])+(IF([.F766]=&quot;yes&quot;;1;0)*['Grading Scale'.E$3])+(IF([.G766]=&quot;yes&quot;;1;0)*['Grading Scale'.E$4])+(IF([.H766]=&quot;yes&quot;;1;0)*['Grading Scale'.E$5])+(IF([.I766]=&quot;yes&quot;;1;0)*['Grading Scale'.E$6])+(IF([.J766]=&quot;yes&quot;;1;0)*['Grading Scale'.E$7])+(IF([.K766]=&quot;yes&quot;;1;0)*['Grading Scale'.E$8])+(IF([.L766]=&quot;yes&quot;;1;0)*['Grading Scale'.E$9])+(IF([.M766]=&quot;yes&quot;;1;0)*['Grading Scale'.E$10])+(IF([.N766]=&quot;yes&quot;;1;0)*['Grading Scale'.E$11])+(IF([.O766]=&quot;yes&quot;;1;0)*['Grading Scale'.E$12])+(IF([.P766]=&quot;yes&quot;;1;0)*['Grading Scale'.E$13]))/['Grading Scale'.E$14]*100;0);&quot;&quot;)" office:value-type="string">
            <text:p/>
          </table:table-cell>
          <table:table-cell table:style-name="ce26" table:formula="of:=IF(ISNUMBER([.S766]);VLOOKUP([.S76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7]));VLOOKUP([.C767];['Dataset Descriptions'.$A$2:.$B$10];2;FALSE);&quot;&quot;)" office:value-type="string">
            <text:p/>
          </table:table-cell>
          <table:table-cell table:number-columns-repeated="13" table:style-name="ce27"/>
          <table:table-cell table:style-name="ce28"/>
          <table:table-cell table:style-name="ce26" table:formula="of:=IF(NOT(ISBLANK([.E767]));ROUND(((IF([.E767]=&quot;yes&quot;;1;0)*['Grading Scale'.E$2])+(IF([.F767]=&quot;yes&quot;;1;0)*['Grading Scale'.E$3])+(IF([.G767]=&quot;yes&quot;;1;0)*['Grading Scale'.E$4])+(IF([.H767]=&quot;yes&quot;;1;0)*['Grading Scale'.E$5])+(IF([.I767]=&quot;yes&quot;;1;0)*['Grading Scale'.E$6])+(IF([.J767]=&quot;yes&quot;;1;0)*['Grading Scale'.E$7])+(IF([.K767]=&quot;yes&quot;;1;0)*['Grading Scale'.E$8])+(IF([.L767]=&quot;yes&quot;;1;0)*['Grading Scale'.E$9])+(IF([.M767]=&quot;yes&quot;;1;0)*['Grading Scale'.E$10])+(IF([.N767]=&quot;yes&quot;;1;0)*['Grading Scale'.E$11])+(IF([.O767]=&quot;yes&quot;;1;0)*['Grading Scale'.E$12])+(IF([.P767]=&quot;yes&quot;;1;0)*['Grading Scale'.E$13]))/['Grading Scale'.E$14]*100;0);&quot;&quot;)" office:value-type="string">
            <text:p/>
          </table:table-cell>
          <table:table-cell table:style-name="ce26" table:formula="of:=IF(ISNUMBER([.S767]);VLOOKUP([.S76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8]));VLOOKUP([.C768];['Dataset Descriptions'.$A$2:.$B$10];2;FALSE);&quot;&quot;)" office:value-type="string">
            <text:p/>
          </table:table-cell>
          <table:table-cell table:number-columns-repeated="13" table:style-name="ce27"/>
          <table:table-cell table:style-name="ce28"/>
          <table:table-cell table:style-name="ce26" table:formula="of:=IF(NOT(ISBLANK([.E768]));ROUND(((IF([.E768]=&quot;yes&quot;;1;0)*['Grading Scale'.E$2])+(IF([.F768]=&quot;yes&quot;;1;0)*['Grading Scale'.E$3])+(IF([.G768]=&quot;yes&quot;;1;0)*['Grading Scale'.E$4])+(IF([.H768]=&quot;yes&quot;;1;0)*['Grading Scale'.E$5])+(IF([.I768]=&quot;yes&quot;;1;0)*['Grading Scale'.E$6])+(IF([.J768]=&quot;yes&quot;;1;0)*['Grading Scale'.E$7])+(IF([.K768]=&quot;yes&quot;;1;0)*['Grading Scale'.E$8])+(IF([.L768]=&quot;yes&quot;;1;0)*['Grading Scale'.E$9])+(IF([.M768]=&quot;yes&quot;;1;0)*['Grading Scale'.E$10])+(IF([.N768]=&quot;yes&quot;;1;0)*['Grading Scale'.E$11])+(IF([.O768]=&quot;yes&quot;;1;0)*['Grading Scale'.E$12])+(IF([.P768]=&quot;yes&quot;;1;0)*['Grading Scale'.E$13]))/['Grading Scale'.E$14]*100;0);&quot;&quot;)" office:value-type="string">
            <text:p/>
          </table:table-cell>
          <table:table-cell table:style-name="ce26" table:formula="of:=IF(ISNUMBER([.S768]);VLOOKUP([.S76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69]));VLOOKUP([.C769];['Dataset Descriptions'.$A$2:.$B$10];2;FALSE);&quot;&quot;)" office:value-type="string">
            <text:p/>
          </table:table-cell>
          <table:table-cell table:number-columns-repeated="13" table:style-name="ce27"/>
          <table:table-cell table:style-name="ce28"/>
          <table:table-cell table:style-name="ce26" table:formula="of:=IF(NOT(ISBLANK([.E769]));ROUND(((IF([.E769]=&quot;yes&quot;;1;0)*['Grading Scale'.E$2])+(IF([.F769]=&quot;yes&quot;;1;0)*['Grading Scale'.E$3])+(IF([.G769]=&quot;yes&quot;;1;0)*['Grading Scale'.E$4])+(IF([.H769]=&quot;yes&quot;;1;0)*['Grading Scale'.E$5])+(IF([.I769]=&quot;yes&quot;;1;0)*['Grading Scale'.E$6])+(IF([.J769]=&quot;yes&quot;;1;0)*['Grading Scale'.E$7])+(IF([.K769]=&quot;yes&quot;;1;0)*['Grading Scale'.E$8])+(IF([.L769]=&quot;yes&quot;;1;0)*['Grading Scale'.E$9])+(IF([.M769]=&quot;yes&quot;;1;0)*['Grading Scale'.E$10])+(IF([.N769]=&quot;yes&quot;;1;0)*['Grading Scale'.E$11])+(IF([.O769]=&quot;yes&quot;;1;0)*['Grading Scale'.E$12])+(IF([.P769]=&quot;yes&quot;;1;0)*['Grading Scale'.E$13]))/['Grading Scale'.E$14]*100;0);&quot;&quot;)" office:value-type="string">
            <text:p/>
          </table:table-cell>
          <table:table-cell table:style-name="ce26" table:formula="of:=IF(ISNUMBER([.S769]);VLOOKUP([.S76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0]));VLOOKUP([.C770];['Dataset Descriptions'.$A$2:.$B$10];2;FALSE);&quot;&quot;)" office:value-type="string">
            <text:p/>
          </table:table-cell>
          <table:table-cell table:number-columns-repeated="13" table:style-name="ce27"/>
          <table:table-cell table:style-name="ce28"/>
          <table:table-cell table:style-name="ce26" table:formula="of:=IF(NOT(ISBLANK([.E770]));ROUND(((IF([.E770]=&quot;yes&quot;;1;0)*['Grading Scale'.E$2])+(IF([.F770]=&quot;yes&quot;;1;0)*['Grading Scale'.E$3])+(IF([.G770]=&quot;yes&quot;;1;0)*['Grading Scale'.E$4])+(IF([.H770]=&quot;yes&quot;;1;0)*['Grading Scale'.E$5])+(IF([.I770]=&quot;yes&quot;;1;0)*['Grading Scale'.E$6])+(IF([.J770]=&quot;yes&quot;;1;0)*['Grading Scale'.E$7])+(IF([.K770]=&quot;yes&quot;;1;0)*['Grading Scale'.E$8])+(IF([.L770]=&quot;yes&quot;;1;0)*['Grading Scale'.E$9])+(IF([.M770]=&quot;yes&quot;;1;0)*['Grading Scale'.E$10])+(IF([.N770]=&quot;yes&quot;;1;0)*['Grading Scale'.E$11])+(IF([.O770]=&quot;yes&quot;;1;0)*['Grading Scale'.E$12])+(IF([.P770]=&quot;yes&quot;;1;0)*['Grading Scale'.E$13]))/['Grading Scale'.E$14]*100;0);&quot;&quot;)" office:value-type="string">
            <text:p/>
          </table:table-cell>
          <table:table-cell table:style-name="ce26" table:formula="of:=IF(ISNUMBER([.S770]);VLOOKUP([.S77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1]));VLOOKUP([.C771];['Dataset Descriptions'.$A$2:.$B$10];2;FALSE);&quot;&quot;)" office:value-type="string">
            <text:p/>
          </table:table-cell>
          <table:table-cell table:number-columns-repeated="13" table:style-name="ce27"/>
          <table:table-cell table:style-name="ce28"/>
          <table:table-cell table:style-name="ce26" table:formula="of:=IF(NOT(ISBLANK([.E771]));ROUND(((IF([.E771]=&quot;yes&quot;;1;0)*['Grading Scale'.E$2])+(IF([.F771]=&quot;yes&quot;;1;0)*['Grading Scale'.E$3])+(IF([.G771]=&quot;yes&quot;;1;0)*['Grading Scale'.E$4])+(IF([.H771]=&quot;yes&quot;;1;0)*['Grading Scale'.E$5])+(IF([.I771]=&quot;yes&quot;;1;0)*['Grading Scale'.E$6])+(IF([.J771]=&quot;yes&quot;;1;0)*['Grading Scale'.E$7])+(IF([.K771]=&quot;yes&quot;;1;0)*['Grading Scale'.E$8])+(IF([.L771]=&quot;yes&quot;;1;0)*['Grading Scale'.E$9])+(IF([.M771]=&quot;yes&quot;;1;0)*['Grading Scale'.E$10])+(IF([.N771]=&quot;yes&quot;;1;0)*['Grading Scale'.E$11])+(IF([.O771]=&quot;yes&quot;;1;0)*['Grading Scale'.E$12])+(IF([.P771]=&quot;yes&quot;;1;0)*['Grading Scale'.E$13]))/['Grading Scale'.E$14]*100;0);&quot;&quot;)" office:value-type="string">
            <text:p/>
          </table:table-cell>
          <table:table-cell table:style-name="ce26" table:formula="of:=IF(ISNUMBER([.S771]);VLOOKUP([.S77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2]));VLOOKUP([.C772];['Dataset Descriptions'.$A$2:.$B$10];2;FALSE);&quot;&quot;)" office:value-type="string">
            <text:p/>
          </table:table-cell>
          <table:table-cell table:number-columns-repeated="13" table:style-name="ce27"/>
          <table:table-cell table:style-name="ce28"/>
          <table:table-cell table:style-name="ce26" table:formula="of:=IF(NOT(ISBLANK([.E772]));ROUND(((IF([.E772]=&quot;yes&quot;;1;0)*['Grading Scale'.E$2])+(IF([.F772]=&quot;yes&quot;;1;0)*['Grading Scale'.E$3])+(IF([.G772]=&quot;yes&quot;;1;0)*['Grading Scale'.E$4])+(IF([.H772]=&quot;yes&quot;;1;0)*['Grading Scale'.E$5])+(IF([.I772]=&quot;yes&quot;;1;0)*['Grading Scale'.E$6])+(IF([.J772]=&quot;yes&quot;;1;0)*['Grading Scale'.E$7])+(IF([.K772]=&quot;yes&quot;;1;0)*['Grading Scale'.E$8])+(IF([.L772]=&quot;yes&quot;;1;0)*['Grading Scale'.E$9])+(IF([.M772]=&quot;yes&quot;;1;0)*['Grading Scale'.E$10])+(IF([.N772]=&quot;yes&quot;;1;0)*['Grading Scale'.E$11])+(IF([.O772]=&quot;yes&quot;;1;0)*['Grading Scale'.E$12])+(IF([.P772]=&quot;yes&quot;;1;0)*['Grading Scale'.E$13]))/['Grading Scale'.E$14]*100;0);&quot;&quot;)" office:value-type="string">
            <text:p/>
          </table:table-cell>
          <table:table-cell table:style-name="ce26" table:formula="of:=IF(ISNUMBER([.S772]);VLOOKUP([.S77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3]));VLOOKUP([.C773];['Dataset Descriptions'.$A$2:.$B$10];2;FALSE);&quot;&quot;)" office:value-type="string">
            <text:p/>
          </table:table-cell>
          <table:table-cell table:number-columns-repeated="13" table:style-name="ce27"/>
          <table:table-cell table:style-name="ce28"/>
          <table:table-cell table:style-name="ce26" table:formula="of:=IF(NOT(ISBLANK([.E773]));ROUND(((IF([.E773]=&quot;yes&quot;;1;0)*['Grading Scale'.E$2])+(IF([.F773]=&quot;yes&quot;;1;0)*['Grading Scale'.E$3])+(IF([.G773]=&quot;yes&quot;;1;0)*['Grading Scale'.E$4])+(IF([.H773]=&quot;yes&quot;;1;0)*['Grading Scale'.E$5])+(IF([.I773]=&quot;yes&quot;;1;0)*['Grading Scale'.E$6])+(IF([.J773]=&quot;yes&quot;;1;0)*['Grading Scale'.E$7])+(IF([.K773]=&quot;yes&quot;;1;0)*['Grading Scale'.E$8])+(IF([.L773]=&quot;yes&quot;;1;0)*['Grading Scale'.E$9])+(IF([.M773]=&quot;yes&quot;;1;0)*['Grading Scale'.E$10])+(IF([.N773]=&quot;yes&quot;;1;0)*['Grading Scale'.E$11])+(IF([.O773]=&quot;yes&quot;;1;0)*['Grading Scale'.E$12])+(IF([.P773]=&quot;yes&quot;;1;0)*['Grading Scale'.E$13]))/['Grading Scale'.E$14]*100;0);&quot;&quot;)" office:value-type="string">
            <text:p/>
          </table:table-cell>
          <table:table-cell table:style-name="ce26" table:formula="of:=IF(ISNUMBER([.S773]);VLOOKUP([.S77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4]));VLOOKUP([.C774];['Dataset Descriptions'.$A$2:.$B$10];2;FALSE);&quot;&quot;)" office:value-type="string">
            <text:p/>
          </table:table-cell>
          <table:table-cell table:number-columns-repeated="13" table:style-name="ce27"/>
          <table:table-cell table:style-name="ce28"/>
          <table:table-cell table:style-name="ce26" table:formula="of:=IF(NOT(ISBLANK([.E774]));ROUND(((IF([.E774]=&quot;yes&quot;;1;0)*['Grading Scale'.E$2])+(IF([.F774]=&quot;yes&quot;;1;0)*['Grading Scale'.E$3])+(IF([.G774]=&quot;yes&quot;;1;0)*['Grading Scale'.E$4])+(IF([.H774]=&quot;yes&quot;;1;0)*['Grading Scale'.E$5])+(IF([.I774]=&quot;yes&quot;;1;0)*['Grading Scale'.E$6])+(IF([.J774]=&quot;yes&quot;;1;0)*['Grading Scale'.E$7])+(IF([.K774]=&quot;yes&quot;;1;0)*['Grading Scale'.E$8])+(IF([.L774]=&quot;yes&quot;;1;0)*['Grading Scale'.E$9])+(IF([.M774]=&quot;yes&quot;;1;0)*['Grading Scale'.E$10])+(IF([.N774]=&quot;yes&quot;;1;0)*['Grading Scale'.E$11])+(IF([.O774]=&quot;yes&quot;;1;0)*['Grading Scale'.E$12])+(IF([.P774]=&quot;yes&quot;;1;0)*['Grading Scale'.E$13]))/['Grading Scale'.E$14]*100;0);&quot;&quot;)" office:value-type="string">
            <text:p/>
          </table:table-cell>
          <table:table-cell table:style-name="ce26" table:formula="of:=IF(ISNUMBER([.S774]);VLOOKUP([.S77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5]));VLOOKUP([.C775];['Dataset Descriptions'.$A$2:.$B$10];2;FALSE);&quot;&quot;)" office:value-type="string">
            <text:p/>
          </table:table-cell>
          <table:table-cell table:number-columns-repeated="13" table:style-name="ce27"/>
          <table:table-cell table:style-name="ce28"/>
          <table:table-cell table:style-name="ce26" table:formula="of:=IF(NOT(ISBLANK([.E775]));ROUND(((IF([.E775]=&quot;yes&quot;;1;0)*['Grading Scale'.E$2])+(IF([.F775]=&quot;yes&quot;;1;0)*['Grading Scale'.E$3])+(IF([.G775]=&quot;yes&quot;;1;0)*['Grading Scale'.E$4])+(IF([.H775]=&quot;yes&quot;;1;0)*['Grading Scale'.E$5])+(IF([.I775]=&quot;yes&quot;;1;0)*['Grading Scale'.E$6])+(IF([.J775]=&quot;yes&quot;;1;0)*['Grading Scale'.E$7])+(IF([.K775]=&quot;yes&quot;;1;0)*['Grading Scale'.E$8])+(IF([.L775]=&quot;yes&quot;;1;0)*['Grading Scale'.E$9])+(IF([.M775]=&quot;yes&quot;;1;0)*['Grading Scale'.E$10])+(IF([.N775]=&quot;yes&quot;;1;0)*['Grading Scale'.E$11])+(IF([.O775]=&quot;yes&quot;;1;0)*['Grading Scale'.E$12])+(IF([.P775]=&quot;yes&quot;;1;0)*['Grading Scale'.E$13]))/['Grading Scale'.E$14]*100;0);&quot;&quot;)" office:value-type="string">
            <text:p/>
          </table:table-cell>
          <table:table-cell table:style-name="ce26" table:formula="of:=IF(ISNUMBER([.S775]);VLOOKUP([.S77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6]));VLOOKUP([.C776];['Dataset Descriptions'.$A$2:.$B$10];2;FALSE);&quot;&quot;)" office:value-type="string">
            <text:p/>
          </table:table-cell>
          <table:table-cell table:number-columns-repeated="13" table:style-name="ce27"/>
          <table:table-cell table:style-name="ce28"/>
          <table:table-cell table:style-name="ce26" table:formula="of:=IF(NOT(ISBLANK([.E776]));ROUND(((IF([.E776]=&quot;yes&quot;;1;0)*['Grading Scale'.E$2])+(IF([.F776]=&quot;yes&quot;;1;0)*['Grading Scale'.E$3])+(IF([.G776]=&quot;yes&quot;;1;0)*['Grading Scale'.E$4])+(IF([.H776]=&quot;yes&quot;;1;0)*['Grading Scale'.E$5])+(IF([.I776]=&quot;yes&quot;;1;0)*['Grading Scale'.E$6])+(IF([.J776]=&quot;yes&quot;;1;0)*['Grading Scale'.E$7])+(IF([.K776]=&quot;yes&quot;;1;0)*['Grading Scale'.E$8])+(IF([.L776]=&quot;yes&quot;;1;0)*['Grading Scale'.E$9])+(IF([.M776]=&quot;yes&quot;;1;0)*['Grading Scale'.E$10])+(IF([.N776]=&quot;yes&quot;;1;0)*['Grading Scale'.E$11])+(IF([.O776]=&quot;yes&quot;;1;0)*['Grading Scale'.E$12])+(IF([.P776]=&quot;yes&quot;;1;0)*['Grading Scale'.E$13]))/['Grading Scale'.E$14]*100;0);&quot;&quot;)" office:value-type="string">
            <text:p/>
          </table:table-cell>
          <table:table-cell table:style-name="ce26" table:formula="of:=IF(ISNUMBER([.S776]);VLOOKUP([.S77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7]));VLOOKUP([.C777];['Dataset Descriptions'.$A$2:.$B$10];2;FALSE);&quot;&quot;)" office:value-type="string">
            <text:p/>
          </table:table-cell>
          <table:table-cell table:number-columns-repeated="13" table:style-name="ce27"/>
          <table:table-cell table:style-name="ce28"/>
          <table:table-cell table:style-name="ce26" table:formula="of:=IF(NOT(ISBLANK([.E777]));ROUND(((IF([.E777]=&quot;yes&quot;;1;0)*['Grading Scale'.E$2])+(IF([.F777]=&quot;yes&quot;;1;0)*['Grading Scale'.E$3])+(IF([.G777]=&quot;yes&quot;;1;0)*['Grading Scale'.E$4])+(IF([.H777]=&quot;yes&quot;;1;0)*['Grading Scale'.E$5])+(IF([.I777]=&quot;yes&quot;;1;0)*['Grading Scale'.E$6])+(IF([.J777]=&quot;yes&quot;;1;0)*['Grading Scale'.E$7])+(IF([.K777]=&quot;yes&quot;;1;0)*['Grading Scale'.E$8])+(IF([.L777]=&quot;yes&quot;;1;0)*['Grading Scale'.E$9])+(IF([.M777]=&quot;yes&quot;;1;0)*['Grading Scale'.E$10])+(IF([.N777]=&quot;yes&quot;;1;0)*['Grading Scale'.E$11])+(IF([.O777]=&quot;yes&quot;;1;0)*['Grading Scale'.E$12])+(IF([.P777]=&quot;yes&quot;;1;0)*['Grading Scale'.E$13]))/['Grading Scale'.E$14]*100;0);&quot;&quot;)" office:value-type="string">
            <text:p/>
          </table:table-cell>
          <table:table-cell table:style-name="ce26" table:formula="of:=IF(ISNUMBER([.S777]);VLOOKUP([.S77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8]));VLOOKUP([.C778];['Dataset Descriptions'.$A$2:.$B$10];2;FALSE);&quot;&quot;)" office:value-type="string">
            <text:p/>
          </table:table-cell>
          <table:table-cell table:number-columns-repeated="13" table:style-name="ce27"/>
          <table:table-cell table:style-name="ce28"/>
          <table:table-cell table:style-name="ce26" table:formula="of:=IF(NOT(ISBLANK([.E778]));ROUND(((IF([.E778]=&quot;yes&quot;;1;0)*['Grading Scale'.E$2])+(IF([.F778]=&quot;yes&quot;;1;0)*['Grading Scale'.E$3])+(IF([.G778]=&quot;yes&quot;;1;0)*['Grading Scale'.E$4])+(IF([.H778]=&quot;yes&quot;;1;0)*['Grading Scale'.E$5])+(IF([.I778]=&quot;yes&quot;;1;0)*['Grading Scale'.E$6])+(IF([.J778]=&quot;yes&quot;;1;0)*['Grading Scale'.E$7])+(IF([.K778]=&quot;yes&quot;;1;0)*['Grading Scale'.E$8])+(IF([.L778]=&quot;yes&quot;;1;0)*['Grading Scale'.E$9])+(IF([.M778]=&quot;yes&quot;;1;0)*['Grading Scale'.E$10])+(IF([.N778]=&quot;yes&quot;;1;0)*['Grading Scale'.E$11])+(IF([.O778]=&quot;yes&quot;;1;0)*['Grading Scale'.E$12])+(IF([.P778]=&quot;yes&quot;;1;0)*['Grading Scale'.E$13]))/['Grading Scale'.E$14]*100;0);&quot;&quot;)" office:value-type="string">
            <text:p/>
          </table:table-cell>
          <table:table-cell table:style-name="ce26" table:formula="of:=IF(ISNUMBER([.S778]);VLOOKUP([.S77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79]));VLOOKUP([.C779];['Dataset Descriptions'.$A$2:.$B$10];2;FALSE);&quot;&quot;)" office:value-type="string">
            <text:p/>
          </table:table-cell>
          <table:table-cell table:number-columns-repeated="13" table:style-name="ce27"/>
          <table:table-cell table:style-name="ce28"/>
          <table:table-cell table:style-name="ce26" table:formula="of:=IF(NOT(ISBLANK([.E779]));ROUND(((IF([.E779]=&quot;yes&quot;;1;0)*['Grading Scale'.E$2])+(IF([.F779]=&quot;yes&quot;;1;0)*['Grading Scale'.E$3])+(IF([.G779]=&quot;yes&quot;;1;0)*['Grading Scale'.E$4])+(IF([.H779]=&quot;yes&quot;;1;0)*['Grading Scale'.E$5])+(IF([.I779]=&quot;yes&quot;;1;0)*['Grading Scale'.E$6])+(IF([.J779]=&quot;yes&quot;;1;0)*['Grading Scale'.E$7])+(IF([.K779]=&quot;yes&quot;;1;0)*['Grading Scale'.E$8])+(IF([.L779]=&quot;yes&quot;;1;0)*['Grading Scale'.E$9])+(IF([.M779]=&quot;yes&quot;;1;0)*['Grading Scale'.E$10])+(IF([.N779]=&quot;yes&quot;;1;0)*['Grading Scale'.E$11])+(IF([.O779]=&quot;yes&quot;;1;0)*['Grading Scale'.E$12])+(IF([.P779]=&quot;yes&quot;;1;0)*['Grading Scale'.E$13]))/['Grading Scale'.E$14]*100;0);&quot;&quot;)" office:value-type="string">
            <text:p/>
          </table:table-cell>
          <table:table-cell table:style-name="ce26" table:formula="of:=IF(ISNUMBER([.S779]);VLOOKUP([.S77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0]));VLOOKUP([.C780];['Dataset Descriptions'.$A$2:.$B$10];2;FALSE);&quot;&quot;)" office:value-type="string">
            <text:p/>
          </table:table-cell>
          <table:table-cell table:number-columns-repeated="13" table:style-name="ce27"/>
          <table:table-cell table:style-name="ce28"/>
          <table:table-cell table:style-name="ce26" table:formula="of:=IF(NOT(ISBLANK([.E780]));ROUND(((IF([.E780]=&quot;yes&quot;;1;0)*['Grading Scale'.E$2])+(IF([.F780]=&quot;yes&quot;;1;0)*['Grading Scale'.E$3])+(IF([.G780]=&quot;yes&quot;;1;0)*['Grading Scale'.E$4])+(IF([.H780]=&quot;yes&quot;;1;0)*['Grading Scale'.E$5])+(IF([.I780]=&quot;yes&quot;;1;0)*['Grading Scale'.E$6])+(IF([.J780]=&quot;yes&quot;;1;0)*['Grading Scale'.E$7])+(IF([.K780]=&quot;yes&quot;;1;0)*['Grading Scale'.E$8])+(IF([.L780]=&quot;yes&quot;;1;0)*['Grading Scale'.E$9])+(IF([.M780]=&quot;yes&quot;;1;0)*['Grading Scale'.E$10])+(IF([.N780]=&quot;yes&quot;;1;0)*['Grading Scale'.E$11])+(IF([.O780]=&quot;yes&quot;;1;0)*['Grading Scale'.E$12])+(IF([.P780]=&quot;yes&quot;;1;0)*['Grading Scale'.E$13]))/['Grading Scale'.E$14]*100;0);&quot;&quot;)" office:value-type="string">
            <text:p/>
          </table:table-cell>
          <table:table-cell table:style-name="ce26" table:formula="of:=IF(ISNUMBER([.S780]);VLOOKUP([.S78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1]));VLOOKUP([.C781];['Dataset Descriptions'.$A$2:.$B$10];2;FALSE);&quot;&quot;)" office:value-type="string">
            <text:p/>
          </table:table-cell>
          <table:table-cell table:number-columns-repeated="13" table:style-name="ce27"/>
          <table:table-cell table:style-name="ce28"/>
          <table:table-cell table:style-name="ce26" table:formula="of:=IF(NOT(ISBLANK([.E781]));ROUND(((IF([.E781]=&quot;yes&quot;;1;0)*['Grading Scale'.E$2])+(IF([.F781]=&quot;yes&quot;;1;0)*['Grading Scale'.E$3])+(IF([.G781]=&quot;yes&quot;;1;0)*['Grading Scale'.E$4])+(IF([.H781]=&quot;yes&quot;;1;0)*['Grading Scale'.E$5])+(IF([.I781]=&quot;yes&quot;;1;0)*['Grading Scale'.E$6])+(IF([.J781]=&quot;yes&quot;;1;0)*['Grading Scale'.E$7])+(IF([.K781]=&quot;yes&quot;;1;0)*['Grading Scale'.E$8])+(IF([.L781]=&quot;yes&quot;;1;0)*['Grading Scale'.E$9])+(IF([.M781]=&quot;yes&quot;;1;0)*['Grading Scale'.E$10])+(IF([.N781]=&quot;yes&quot;;1;0)*['Grading Scale'.E$11])+(IF([.O781]=&quot;yes&quot;;1;0)*['Grading Scale'.E$12])+(IF([.P781]=&quot;yes&quot;;1;0)*['Grading Scale'.E$13]))/['Grading Scale'.E$14]*100;0);&quot;&quot;)" office:value-type="string">
            <text:p/>
          </table:table-cell>
          <table:table-cell table:style-name="ce26" table:formula="of:=IF(ISNUMBER([.S781]);VLOOKUP([.S78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2]));VLOOKUP([.C782];['Dataset Descriptions'.$A$2:.$B$10];2;FALSE);&quot;&quot;)" office:value-type="string">
            <text:p/>
          </table:table-cell>
          <table:table-cell table:number-columns-repeated="13" table:style-name="ce27"/>
          <table:table-cell table:style-name="ce28"/>
          <table:table-cell table:style-name="ce26" table:formula="of:=IF(NOT(ISBLANK([.E782]));ROUND(((IF([.E782]=&quot;yes&quot;;1;0)*['Grading Scale'.E$2])+(IF([.F782]=&quot;yes&quot;;1;0)*['Grading Scale'.E$3])+(IF([.G782]=&quot;yes&quot;;1;0)*['Grading Scale'.E$4])+(IF([.H782]=&quot;yes&quot;;1;0)*['Grading Scale'.E$5])+(IF([.I782]=&quot;yes&quot;;1;0)*['Grading Scale'.E$6])+(IF([.J782]=&quot;yes&quot;;1;0)*['Grading Scale'.E$7])+(IF([.K782]=&quot;yes&quot;;1;0)*['Grading Scale'.E$8])+(IF([.L782]=&quot;yes&quot;;1;0)*['Grading Scale'.E$9])+(IF([.M782]=&quot;yes&quot;;1;0)*['Grading Scale'.E$10])+(IF([.N782]=&quot;yes&quot;;1;0)*['Grading Scale'.E$11])+(IF([.O782]=&quot;yes&quot;;1;0)*['Grading Scale'.E$12])+(IF([.P782]=&quot;yes&quot;;1;0)*['Grading Scale'.E$13]))/['Grading Scale'.E$14]*100;0);&quot;&quot;)" office:value-type="string">
            <text:p/>
          </table:table-cell>
          <table:table-cell table:style-name="ce26" table:formula="of:=IF(ISNUMBER([.S782]);VLOOKUP([.S78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3]));VLOOKUP([.C783];['Dataset Descriptions'.$A$2:.$B$10];2;FALSE);&quot;&quot;)" office:value-type="string">
            <text:p/>
          </table:table-cell>
          <table:table-cell table:number-columns-repeated="13" table:style-name="ce27"/>
          <table:table-cell table:style-name="ce28"/>
          <table:table-cell table:style-name="ce26" table:formula="of:=IF(NOT(ISBLANK([.E783]));ROUND(((IF([.E783]=&quot;yes&quot;;1;0)*['Grading Scale'.E$2])+(IF([.F783]=&quot;yes&quot;;1;0)*['Grading Scale'.E$3])+(IF([.G783]=&quot;yes&quot;;1;0)*['Grading Scale'.E$4])+(IF([.H783]=&quot;yes&quot;;1;0)*['Grading Scale'.E$5])+(IF([.I783]=&quot;yes&quot;;1;0)*['Grading Scale'.E$6])+(IF([.J783]=&quot;yes&quot;;1;0)*['Grading Scale'.E$7])+(IF([.K783]=&quot;yes&quot;;1;0)*['Grading Scale'.E$8])+(IF([.L783]=&quot;yes&quot;;1;0)*['Grading Scale'.E$9])+(IF([.M783]=&quot;yes&quot;;1;0)*['Grading Scale'.E$10])+(IF([.N783]=&quot;yes&quot;;1;0)*['Grading Scale'.E$11])+(IF([.O783]=&quot;yes&quot;;1;0)*['Grading Scale'.E$12])+(IF([.P783]=&quot;yes&quot;;1;0)*['Grading Scale'.E$13]))/['Grading Scale'.E$14]*100;0);&quot;&quot;)" office:value-type="string">
            <text:p/>
          </table:table-cell>
          <table:table-cell table:style-name="ce26" table:formula="of:=IF(ISNUMBER([.S783]);VLOOKUP([.S78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4]));VLOOKUP([.C784];['Dataset Descriptions'.$A$2:.$B$10];2;FALSE);&quot;&quot;)" office:value-type="string">
            <text:p/>
          </table:table-cell>
          <table:table-cell table:number-columns-repeated="13" table:style-name="ce27"/>
          <table:table-cell table:style-name="ce28"/>
          <table:table-cell table:style-name="ce26" table:formula="of:=IF(NOT(ISBLANK([.E784]));ROUND(((IF([.E784]=&quot;yes&quot;;1;0)*['Grading Scale'.E$2])+(IF([.F784]=&quot;yes&quot;;1;0)*['Grading Scale'.E$3])+(IF([.G784]=&quot;yes&quot;;1;0)*['Grading Scale'.E$4])+(IF([.H784]=&quot;yes&quot;;1;0)*['Grading Scale'.E$5])+(IF([.I784]=&quot;yes&quot;;1;0)*['Grading Scale'.E$6])+(IF([.J784]=&quot;yes&quot;;1;0)*['Grading Scale'.E$7])+(IF([.K784]=&quot;yes&quot;;1;0)*['Grading Scale'.E$8])+(IF([.L784]=&quot;yes&quot;;1;0)*['Grading Scale'.E$9])+(IF([.M784]=&quot;yes&quot;;1;0)*['Grading Scale'.E$10])+(IF([.N784]=&quot;yes&quot;;1;0)*['Grading Scale'.E$11])+(IF([.O784]=&quot;yes&quot;;1;0)*['Grading Scale'.E$12])+(IF([.P784]=&quot;yes&quot;;1;0)*['Grading Scale'.E$13]))/['Grading Scale'.E$14]*100;0);&quot;&quot;)" office:value-type="string">
            <text:p/>
          </table:table-cell>
          <table:table-cell table:style-name="ce26" table:formula="of:=IF(ISNUMBER([.S784]);VLOOKUP([.S78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5]));VLOOKUP([.C785];['Dataset Descriptions'.$A$2:.$B$10];2;FALSE);&quot;&quot;)" office:value-type="string">
            <text:p/>
          </table:table-cell>
          <table:table-cell table:number-columns-repeated="13" table:style-name="ce27"/>
          <table:table-cell table:style-name="ce28"/>
          <table:table-cell table:style-name="ce26" table:formula="of:=IF(NOT(ISBLANK([.E785]));ROUND(((IF([.E785]=&quot;yes&quot;;1;0)*['Grading Scale'.E$2])+(IF([.F785]=&quot;yes&quot;;1;0)*['Grading Scale'.E$3])+(IF([.G785]=&quot;yes&quot;;1;0)*['Grading Scale'.E$4])+(IF([.H785]=&quot;yes&quot;;1;0)*['Grading Scale'.E$5])+(IF([.I785]=&quot;yes&quot;;1;0)*['Grading Scale'.E$6])+(IF([.J785]=&quot;yes&quot;;1;0)*['Grading Scale'.E$7])+(IF([.K785]=&quot;yes&quot;;1;0)*['Grading Scale'.E$8])+(IF([.L785]=&quot;yes&quot;;1;0)*['Grading Scale'.E$9])+(IF([.M785]=&quot;yes&quot;;1;0)*['Grading Scale'.E$10])+(IF([.N785]=&quot;yes&quot;;1;0)*['Grading Scale'.E$11])+(IF([.O785]=&quot;yes&quot;;1;0)*['Grading Scale'.E$12])+(IF([.P785]=&quot;yes&quot;;1;0)*['Grading Scale'.E$13]))/['Grading Scale'.E$14]*100;0);&quot;&quot;)" office:value-type="string">
            <text:p/>
          </table:table-cell>
          <table:table-cell table:style-name="ce26" table:formula="of:=IF(ISNUMBER([.S785]);VLOOKUP([.S78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6]));VLOOKUP([.C786];['Dataset Descriptions'.$A$2:.$B$10];2;FALSE);&quot;&quot;)" office:value-type="string">
            <text:p/>
          </table:table-cell>
          <table:table-cell table:number-columns-repeated="13" table:style-name="ce27"/>
          <table:table-cell table:style-name="ce28"/>
          <table:table-cell table:style-name="ce26" table:formula="of:=IF(NOT(ISBLANK([.E786]));ROUND(((IF([.E786]=&quot;yes&quot;;1;0)*['Grading Scale'.E$2])+(IF([.F786]=&quot;yes&quot;;1;0)*['Grading Scale'.E$3])+(IF([.G786]=&quot;yes&quot;;1;0)*['Grading Scale'.E$4])+(IF([.H786]=&quot;yes&quot;;1;0)*['Grading Scale'.E$5])+(IF([.I786]=&quot;yes&quot;;1;0)*['Grading Scale'.E$6])+(IF([.J786]=&quot;yes&quot;;1;0)*['Grading Scale'.E$7])+(IF([.K786]=&quot;yes&quot;;1;0)*['Grading Scale'.E$8])+(IF([.L786]=&quot;yes&quot;;1;0)*['Grading Scale'.E$9])+(IF([.M786]=&quot;yes&quot;;1;0)*['Grading Scale'.E$10])+(IF([.N786]=&quot;yes&quot;;1;0)*['Grading Scale'.E$11])+(IF([.O786]=&quot;yes&quot;;1;0)*['Grading Scale'.E$12])+(IF([.P786]=&quot;yes&quot;;1;0)*['Grading Scale'.E$13]))/['Grading Scale'.E$14]*100;0);&quot;&quot;)" office:value-type="string">
            <text:p/>
          </table:table-cell>
          <table:table-cell table:style-name="ce26" table:formula="of:=IF(ISNUMBER([.S786]);VLOOKUP([.S78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7]));VLOOKUP([.C787];['Dataset Descriptions'.$A$2:.$B$10];2;FALSE);&quot;&quot;)" office:value-type="string">
            <text:p/>
          </table:table-cell>
          <table:table-cell table:number-columns-repeated="13" table:style-name="ce27"/>
          <table:table-cell table:style-name="ce28"/>
          <table:table-cell table:style-name="ce26" table:formula="of:=IF(NOT(ISBLANK([.E787]));ROUND(((IF([.E787]=&quot;yes&quot;;1;0)*['Grading Scale'.E$2])+(IF([.F787]=&quot;yes&quot;;1;0)*['Grading Scale'.E$3])+(IF([.G787]=&quot;yes&quot;;1;0)*['Grading Scale'.E$4])+(IF([.H787]=&quot;yes&quot;;1;0)*['Grading Scale'.E$5])+(IF([.I787]=&quot;yes&quot;;1;0)*['Grading Scale'.E$6])+(IF([.J787]=&quot;yes&quot;;1;0)*['Grading Scale'.E$7])+(IF([.K787]=&quot;yes&quot;;1;0)*['Grading Scale'.E$8])+(IF([.L787]=&quot;yes&quot;;1;0)*['Grading Scale'.E$9])+(IF([.M787]=&quot;yes&quot;;1;0)*['Grading Scale'.E$10])+(IF([.N787]=&quot;yes&quot;;1;0)*['Grading Scale'.E$11])+(IF([.O787]=&quot;yes&quot;;1;0)*['Grading Scale'.E$12])+(IF([.P787]=&quot;yes&quot;;1;0)*['Grading Scale'.E$13]))/['Grading Scale'.E$14]*100;0);&quot;&quot;)" office:value-type="string">
            <text:p/>
          </table:table-cell>
          <table:table-cell table:style-name="ce26" table:formula="of:=IF(ISNUMBER([.S787]);VLOOKUP([.S78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8]));VLOOKUP([.C788];['Dataset Descriptions'.$A$2:.$B$10];2;FALSE);&quot;&quot;)" office:value-type="string">
            <text:p/>
          </table:table-cell>
          <table:table-cell table:number-columns-repeated="13" table:style-name="ce27"/>
          <table:table-cell table:style-name="ce28"/>
          <table:table-cell table:style-name="ce26" table:formula="of:=IF(NOT(ISBLANK([.E788]));ROUND(((IF([.E788]=&quot;yes&quot;;1;0)*['Grading Scale'.E$2])+(IF([.F788]=&quot;yes&quot;;1;0)*['Grading Scale'.E$3])+(IF([.G788]=&quot;yes&quot;;1;0)*['Grading Scale'.E$4])+(IF([.H788]=&quot;yes&quot;;1;0)*['Grading Scale'.E$5])+(IF([.I788]=&quot;yes&quot;;1;0)*['Grading Scale'.E$6])+(IF([.J788]=&quot;yes&quot;;1;0)*['Grading Scale'.E$7])+(IF([.K788]=&quot;yes&quot;;1;0)*['Grading Scale'.E$8])+(IF([.L788]=&quot;yes&quot;;1;0)*['Grading Scale'.E$9])+(IF([.M788]=&quot;yes&quot;;1;0)*['Grading Scale'.E$10])+(IF([.N788]=&quot;yes&quot;;1;0)*['Grading Scale'.E$11])+(IF([.O788]=&quot;yes&quot;;1;0)*['Grading Scale'.E$12])+(IF([.P788]=&quot;yes&quot;;1;0)*['Grading Scale'.E$13]))/['Grading Scale'.E$14]*100;0);&quot;&quot;)" office:value-type="string">
            <text:p/>
          </table:table-cell>
          <table:table-cell table:style-name="ce26" table:formula="of:=IF(ISNUMBER([.S788]);VLOOKUP([.S78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89]));VLOOKUP([.C789];['Dataset Descriptions'.$A$2:.$B$10];2;FALSE);&quot;&quot;)" office:value-type="string">
            <text:p/>
          </table:table-cell>
          <table:table-cell table:number-columns-repeated="13" table:style-name="ce27"/>
          <table:table-cell table:style-name="ce28"/>
          <table:table-cell table:style-name="ce26" table:formula="of:=IF(NOT(ISBLANK([.E789]));ROUND(((IF([.E789]=&quot;yes&quot;;1;0)*['Grading Scale'.E$2])+(IF([.F789]=&quot;yes&quot;;1;0)*['Grading Scale'.E$3])+(IF([.G789]=&quot;yes&quot;;1;0)*['Grading Scale'.E$4])+(IF([.H789]=&quot;yes&quot;;1;0)*['Grading Scale'.E$5])+(IF([.I789]=&quot;yes&quot;;1;0)*['Grading Scale'.E$6])+(IF([.J789]=&quot;yes&quot;;1;0)*['Grading Scale'.E$7])+(IF([.K789]=&quot;yes&quot;;1;0)*['Grading Scale'.E$8])+(IF([.L789]=&quot;yes&quot;;1;0)*['Grading Scale'.E$9])+(IF([.M789]=&quot;yes&quot;;1;0)*['Grading Scale'.E$10])+(IF([.N789]=&quot;yes&quot;;1;0)*['Grading Scale'.E$11])+(IF([.O789]=&quot;yes&quot;;1;0)*['Grading Scale'.E$12])+(IF([.P789]=&quot;yes&quot;;1;0)*['Grading Scale'.E$13]))/['Grading Scale'.E$14]*100;0);&quot;&quot;)" office:value-type="string">
            <text:p/>
          </table:table-cell>
          <table:table-cell table:style-name="ce26" table:formula="of:=IF(ISNUMBER([.S789]);VLOOKUP([.S78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0]));VLOOKUP([.C790];['Dataset Descriptions'.$A$2:.$B$10];2;FALSE);&quot;&quot;)" office:value-type="string">
            <text:p/>
          </table:table-cell>
          <table:table-cell table:number-columns-repeated="13" table:style-name="ce27"/>
          <table:table-cell table:style-name="ce28"/>
          <table:table-cell table:style-name="ce26" table:formula="of:=IF(NOT(ISBLANK([.E790]));ROUND(((IF([.E790]=&quot;yes&quot;;1;0)*['Grading Scale'.E$2])+(IF([.F790]=&quot;yes&quot;;1;0)*['Grading Scale'.E$3])+(IF([.G790]=&quot;yes&quot;;1;0)*['Grading Scale'.E$4])+(IF([.H790]=&quot;yes&quot;;1;0)*['Grading Scale'.E$5])+(IF([.I790]=&quot;yes&quot;;1;0)*['Grading Scale'.E$6])+(IF([.J790]=&quot;yes&quot;;1;0)*['Grading Scale'.E$7])+(IF([.K790]=&quot;yes&quot;;1;0)*['Grading Scale'.E$8])+(IF([.L790]=&quot;yes&quot;;1;0)*['Grading Scale'.E$9])+(IF([.M790]=&quot;yes&quot;;1;0)*['Grading Scale'.E$10])+(IF([.N790]=&quot;yes&quot;;1;0)*['Grading Scale'.E$11])+(IF([.O790]=&quot;yes&quot;;1;0)*['Grading Scale'.E$12])+(IF([.P790]=&quot;yes&quot;;1;0)*['Grading Scale'.E$13]))/['Grading Scale'.E$14]*100;0);&quot;&quot;)" office:value-type="string">
            <text:p/>
          </table:table-cell>
          <table:table-cell table:style-name="ce26" table:formula="of:=IF(ISNUMBER([.S790]);VLOOKUP([.S79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1]));VLOOKUP([.C791];['Dataset Descriptions'.$A$2:.$B$10];2;FALSE);&quot;&quot;)" office:value-type="string">
            <text:p/>
          </table:table-cell>
          <table:table-cell table:number-columns-repeated="13" table:style-name="ce27"/>
          <table:table-cell table:style-name="ce28"/>
          <table:table-cell table:style-name="ce26" table:formula="of:=IF(NOT(ISBLANK([.E791]));ROUND(((IF([.E791]=&quot;yes&quot;;1;0)*['Grading Scale'.E$2])+(IF([.F791]=&quot;yes&quot;;1;0)*['Grading Scale'.E$3])+(IF([.G791]=&quot;yes&quot;;1;0)*['Grading Scale'.E$4])+(IF([.H791]=&quot;yes&quot;;1;0)*['Grading Scale'.E$5])+(IF([.I791]=&quot;yes&quot;;1;0)*['Grading Scale'.E$6])+(IF([.J791]=&quot;yes&quot;;1;0)*['Grading Scale'.E$7])+(IF([.K791]=&quot;yes&quot;;1;0)*['Grading Scale'.E$8])+(IF([.L791]=&quot;yes&quot;;1;0)*['Grading Scale'.E$9])+(IF([.M791]=&quot;yes&quot;;1;0)*['Grading Scale'.E$10])+(IF([.N791]=&quot;yes&quot;;1;0)*['Grading Scale'.E$11])+(IF([.O791]=&quot;yes&quot;;1;0)*['Grading Scale'.E$12])+(IF([.P791]=&quot;yes&quot;;1;0)*['Grading Scale'.E$13]))/['Grading Scale'.E$14]*100;0);&quot;&quot;)" office:value-type="string">
            <text:p/>
          </table:table-cell>
          <table:table-cell table:style-name="ce26" table:formula="of:=IF(ISNUMBER([.S791]);VLOOKUP([.S79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2]));VLOOKUP([.C792];['Dataset Descriptions'.$A$2:.$B$10];2;FALSE);&quot;&quot;)" office:value-type="string">
            <text:p/>
          </table:table-cell>
          <table:table-cell table:number-columns-repeated="13" table:style-name="ce27"/>
          <table:table-cell table:style-name="ce28"/>
          <table:table-cell table:style-name="ce26" table:formula="of:=IF(NOT(ISBLANK([.E792]));ROUND(((IF([.E792]=&quot;yes&quot;;1;0)*['Grading Scale'.E$2])+(IF([.F792]=&quot;yes&quot;;1;0)*['Grading Scale'.E$3])+(IF([.G792]=&quot;yes&quot;;1;0)*['Grading Scale'.E$4])+(IF([.H792]=&quot;yes&quot;;1;0)*['Grading Scale'.E$5])+(IF([.I792]=&quot;yes&quot;;1;0)*['Grading Scale'.E$6])+(IF([.J792]=&quot;yes&quot;;1;0)*['Grading Scale'.E$7])+(IF([.K792]=&quot;yes&quot;;1;0)*['Grading Scale'.E$8])+(IF([.L792]=&quot;yes&quot;;1;0)*['Grading Scale'.E$9])+(IF([.M792]=&quot;yes&quot;;1;0)*['Grading Scale'.E$10])+(IF([.N792]=&quot;yes&quot;;1;0)*['Grading Scale'.E$11])+(IF([.O792]=&quot;yes&quot;;1;0)*['Grading Scale'.E$12])+(IF([.P792]=&quot;yes&quot;;1;0)*['Grading Scale'.E$13]))/['Grading Scale'.E$14]*100;0);&quot;&quot;)" office:value-type="string">
            <text:p/>
          </table:table-cell>
          <table:table-cell table:style-name="ce26" table:formula="of:=IF(ISNUMBER([.S792]);VLOOKUP([.S79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3]));VLOOKUP([.C793];['Dataset Descriptions'.$A$2:.$B$10];2;FALSE);&quot;&quot;)" office:value-type="string">
            <text:p/>
          </table:table-cell>
          <table:table-cell table:number-columns-repeated="13" table:style-name="ce27"/>
          <table:table-cell table:style-name="ce28"/>
          <table:table-cell table:style-name="ce26" table:formula="of:=IF(NOT(ISBLANK([.E793]));ROUND(((IF([.E793]=&quot;yes&quot;;1;0)*['Grading Scale'.E$2])+(IF([.F793]=&quot;yes&quot;;1;0)*['Grading Scale'.E$3])+(IF([.G793]=&quot;yes&quot;;1;0)*['Grading Scale'.E$4])+(IF([.H793]=&quot;yes&quot;;1;0)*['Grading Scale'.E$5])+(IF([.I793]=&quot;yes&quot;;1;0)*['Grading Scale'.E$6])+(IF([.J793]=&quot;yes&quot;;1;0)*['Grading Scale'.E$7])+(IF([.K793]=&quot;yes&quot;;1;0)*['Grading Scale'.E$8])+(IF([.L793]=&quot;yes&quot;;1;0)*['Grading Scale'.E$9])+(IF([.M793]=&quot;yes&quot;;1;0)*['Grading Scale'.E$10])+(IF([.N793]=&quot;yes&quot;;1;0)*['Grading Scale'.E$11])+(IF([.O793]=&quot;yes&quot;;1;0)*['Grading Scale'.E$12])+(IF([.P793]=&quot;yes&quot;;1;0)*['Grading Scale'.E$13]))/['Grading Scale'.E$14]*100;0);&quot;&quot;)" office:value-type="string">
            <text:p/>
          </table:table-cell>
          <table:table-cell table:style-name="ce26" table:formula="of:=IF(ISNUMBER([.S793]);VLOOKUP([.S79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4]));VLOOKUP([.C794];['Dataset Descriptions'.$A$2:.$B$10];2;FALSE);&quot;&quot;)" office:value-type="string">
            <text:p/>
          </table:table-cell>
          <table:table-cell table:number-columns-repeated="13" table:style-name="ce27"/>
          <table:table-cell table:style-name="ce28"/>
          <table:table-cell table:style-name="ce26" table:formula="of:=IF(NOT(ISBLANK([.E794]));ROUND(((IF([.E794]=&quot;yes&quot;;1;0)*['Grading Scale'.E$2])+(IF([.F794]=&quot;yes&quot;;1;0)*['Grading Scale'.E$3])+(IF([.G794]=&quot;yes&quot;;1;0)*['Grading Scale'.E$4])+(IF([.H794]=&quot;yes&quot;;1;0)*['Grading Scale'.E$5])+(IF([.I794]=&quot;yes&quot;;1;0)*['Grading Scale'.E$6])+(IF([.J794]=&quot;yes&quot;;1;0)*['Grading Scale'.E$7])+(IF([.K794]=&quot;yes&quot;;1;0)*['Grading Scale'.E$8])+(IF([.L794]=&quot;yes&quot;;1;0)*['Grading Scale'.E$9])+(IF([.M794]=&quot;yes&quot;;1;0)*['Grading Scale'.E$10])+(IF([.N794]=&quot;yes&quot;;1;0)*['Grading Scale'.E$11])+(IF([.O794]=&quot;yes&quot;;1;0)*['Grading Scale'.E$12])+(IF([.P794]=&quot;yes&quot;;1;0)*['Grading Scale'.E$13]))/['Grading Scale'.E$14]*100;0);&quot;&quot;)" office:value-type="string">
            <text:p/>
          </table:table-cell>
          <table:table-cell table:style-name="ce26" table:formula="of:=IF(ISNUMBER([.S794]);VLOOKUP([.S79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5]));VLOOKUP([.C795];['Dataset Descriptions'.$A$2:.$B$10];2;FALSE);&quot;&quot;)" office:value-type="string">
            <text:p/>
          </table:table-cell>
          <table:table-cell table:number-columns-repeated="13" table:style-name="ce27"/>
          <table:table-cell table:style-name="ce28"/>
          <table:table-cell table:style-name="ce26" table:formula="of:=IF(NOT(ISBLANK([.E795]));ROUND(((IF([.E795]=&quot;yes&quot;;1;0)*['Grading Scale'.E$2])+(IF([.F795]=&quot;yes&quot;;1;0)*['Grading Scale'.E$3])+(IF([.G795]=&quot;yes&quot;;1;0)*['Grading Scale'.E$4])+(IF([.H795]=&quot;yes&quot;;1;0)*['Grading Scale'.E$5])+(IF([.I795]=&quot;yes&quot;;1;0)*['Grading Scale'.E$6])+(IF([.J795]=&quot;yes&quot;;1;0)*['Grading Scale'.E$7])+(IF([.K795]=&quot;yes&quot;;1;0)*['Grading Scale'.E$8])+(IF([.L795]=&quot;yes&quot;;1;0)*['Grading Scale'.E$9])+(IF([.M795]=&quot;yes&quot;;1;0)*['Grading Scale'.E$10])+(IF([.N795]=&quot;yes&quot;;1;0)*['Grading Scale'.E$11])+(IF([.O795]=&quot;yes&quot;;1;0)*['Grading Scale'.E$12])+(IF([.P795]=&quot;yes&quot;;1;0)*['Grading Scale'.E$13]))/['Grading Scale'.E$14]*100;0);&quot;&quot;)" office:value-type="string">
            <text:p/>
          </table:table-cell>
          <table:table-cell table:style-name="ce26" table:formula="of:=IF(ISNUMBER([.S795]);VLOOKUP([.S79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6]));VLOOKUP([.C796];['Dataset Descriptions'.$A$2:.$B$10];2;FALSE);&quot;&quot;)" office:value-type="string">
            <text:p/>
          </table:table-cell>
          <table:table-cell table:number-columns-repeated="13" table:style-name="ce27"/>
          <table:table-cell table:style-name="ce28"/>
          <table:table-cell table:style-name="ce26" table:formula="of:=IF(NOT(ISBLANK([.E796]));ROUND(((IF([.E796]=&quot;yes&quot;;1;0)*['Grading Scale'.E$2])+(IF([.F796]=&quot;yes&quot;;1;0)*['Grading Scale'.E$3])+(IF([.G796]=&quot;yes&quot;;1;0)*['Grading Scale'.E$4])+(IF([.H796]=&quot;yes&quot;;1;0)*['Grading Scale'.E$5])+(IF([.I796]=&quot;yes&quot;;1;0)*['Grading Scale'.E$6])+(IF([.J796]=&quot;yes&quot;;1;0)*['Grading Scale'.E$7])+(IF([.K796]=&quot;yes&quot;;1;0)*['Grading Scale'.E$8])+(IF([.L796]=&quot;yes&quot;;1;0)*['Grading Scale'.E$9])+(IF([.M796]=&quot;yes&quot;;1;0)*['Grading Scale'.E$10])+(IF([.N796]=&quot;yes&quot;;1;0)*['Grading Scale'.E$11])+(IF([.O796]=&quot;yes&quot;;1;0)*['Grading Scale'.E$12])+(IF([.P796]=&quot;yes&quot;;1;0)*['Grading Scale'.E$13]))/['Grading Scale'.E$14]*100;0);&quot;&quot;)" office:value-type="string">
            <text:p/>
          </table:table-cell>
          <table:table-cell table:style-name="ce26" table:formula="of:=IF(ISNUMBER([.S796]);VLOOKUP([.S79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7]));VLOOKUP([.C797];['Dataset Descriptions'.$A$2:.$B$10];2;FALSE);&quot;&quot;)" office:value-type="string">
            <text:p/>
          </table:table-cell>
          <table:table-cell table:number-columns-repeated="13" table:style-name="ce27"/>
          <table:table-cell table:style-name="ce28"/>
          <table:table-cell table:style-name="ce26" table:formula="of:=IF(NOT(ISBLANK([.E797]));ROUND(((IF([.E797]=&quot;yes&quot;;1;0)*['Grading Scale'.E$2])+(IF([.F797]=&quot;yes&quot;;1;0)*['Grading Scale'.E$3])+(IF([.G797]=&quot;yes&quot;;1;0)*['Grading Scale'.E$4])+(IF([.H797]=&quot;yes&quot;;1;0)*['Grading Scale'.E$5])+(IF([.I797]=&quot;yes&quot;;1;0)*['Grading Scale'.E$6])+(IF([.J797]=&quot;yes&quot;;1;0)*['Grading Scale'.E$7])+(IF([.K797]=&quot;yes&quot;;1;0)*['Grading Scale'.E$8])+(IF([.L797]=&quot;yes&quot;;1;0)*['Grading Scale'.E$9])+(IF([.M797]=&quot;yes&quot;;1;0)*['Grading Scale'.E$10])+(IF([.N797]=&quot;yes&quot;;1;0)*['Grading Scale'.E$11])+(IF([.O797]=&quot;yes&quot;;1;0)*['Grading Scale'.E$12])+(IF([.P797]=&quot;yes&quot;;1;0)*['Grading Scale'.E$13]))/['Grading Scale'.E$14]*100;0);&quot;&quot;)" office:value-type="string">
            <text:p/>
          </table:table-cell>
          <table:table-cell table:style-name="ce26" table:formula="of:=IF(ISNUMBER([.S797]);VLOOKUP([.S79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8]));VLOOKUP([.C798];['Dataset Descriptions'.$A$2:.$B$10];2;FALSE);&quot;&quot;)" office:value-type="string">
            <text:p/>
          </table:table-cell>
          <table:table-cell table:number-columns-repeated="13" table:style-name="ce27"/>
          <table:table-cell table:style-name="ce28"/>
          <table:table-cell table:style-name="ce26" table:formula="of:=IF(NOT(ISBLANK([.E798]));ROUND(((IF([.E798]=&quot;yes&quot;;1;0)*['Grading Scale'.E$2])+(IF([.F798]=&quot;yes&quot;;1;0)*['Grading Scale'.E$3])+(IF([.G798]=&quot;yes&quot;;1;0)*['Grading Scale'.E$4])+(IF([.H798]=&quot;yes&quot;;1;0)*['Grading Scale'.E$5])+(IF([.I798]=&quot;yes&quot;;1;0)*['Grading Scale'.E$6])+(IF([.J798]=&quot;yes&quot;;1;0)*['Grading Scale'.E$7])+(IF([.K798]=&quot;yes&quot;;1;0)*['Grading Scale'.E$8])+(IF([.L798]=&quot;yes&quot;;1;0)*['Grading Scale'.E$9])+(IF([.M798]=&quot;yes&quot;;1;0)*['Grading Scale'.E$10])+(IF([.N798]=&quot;yes&quot;;1;0)*['Grading Scale'.E$11])+(IF([.O798]=&quot;yes&quot;;1;0)*['Grading Scale'.E$12])+(IF([.P798]=&quot;yes&quot;;1;0)*['Grading Scale'.E$13]))/['Grading Scale'.E$14]*100;0);&quot;&quot;)" office:value-type="string">
            <text:p/>
          </table:table-cell>
          <table:table-cell table:style-name="ce26" table:formula="of:=IF(ISNUMBER([.S798]);VLOOKUP([.S79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799]));VLOOKUP([.C799];['Dataset Descriptions'.$A$2:.$B$10];2;FALSE);&quot;&quot;)" office:value-type="string">
            <text:p/>
          </table:table-cell>
          <table:table-cell table:number-columns-repeated="13" table:style-name="ce27"/>
          <table:table-cell table:style-name="ce28"/>
          <table:table-cell table:style-name="ce26" table:formula="of:=IF(NOT(ISBLANK([.E799]));ROUND(((IF([.E799]=&quot;yes&quot;;1;0)*['Grading Scale'.E$2])+(IF([.F799]=&quot;yes&quot;;1;0)*['Grading Scale'.E$3])+(IF([.G799]=&quot;yes&quot;;1;0)*['Grading Scale'.E$4])+(IF([.H799]=&quot;yes&quot;;1;0)*['Grading Scale'.E$5])+(IF([.I799]=&quot;yes&quot;;1;0)*['Grading Scale'.E$6])+(IF([.J799]=&quot;yes&quot;;1;0)*['Grading Scale'.E$7])+(IF([.K799]=&quot;yes&quot;;1;0)*['Grading Scale'.E$8])+(IF([.L799]=&quot;yes&quot;;1;0)*['Grading Scale'.E$9])+(IF([.M799]=&quot;yes&quot;;1;0)*['Grading Scale'.E$10])+(IF([.N799]=&quot;yes&quot;;1;0)*['Grading Scale'.E$11])+(IF([.O799]=&quot;yes&quot;;1;0)*['Grading Scale'.E$12])+(IF([.P799]=&quot;yes&quot;;1;0)*['Grading Scale'.E$13]))/['Grading Scale'.E$14]*100;0);&quot;&quot;)" office:value-type="string">
            <text:p/>
          </table:table-cell>
          <table:table-cell table:style-name="ce26" table:formula="of:=IF(ISNUMBER([.S799]);VLOOKUP([.S79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0]));VLOOKUP([.C800];['Dataset Descriptions'.$A$2:.$B$10];2;FALSE);&quot;&quot;)" office:value-type="string">
            <text:p/>
          </table:table-cell>
          <table:table-cell table:number-columns-repeated="13" table:style-name="ce27"/>
          <table:table-cell table:style-name="ce28"/>
          <table:table-cell table:style-name="ce26" table:formula="of:=IF(NOT(ISBLANK([.E800]));ROUND(((IF([.E800]=&quot;yes&quot;;1;0)*['Grading Scale'.E$2])+(IF([.F800]=&quot;yes&quot;;1;0)*['Grading Scale'.E$3])+(IF([.G800]=&quot;yes&quot;;1;0)*['Grading Scale'.E$4])+(IF([.H800]=&quot;yes&quot;;1;0)*['Grading Scale'.E$5])+(IF([.I800]=&quot;yes&quot;;1;0)*['Grading Scale'.E$6])+(IF([.J800]=&quot;yes&quot;;1;0)*['Grading Scale'.E$7])+(IF([.K800]=&quot;yes&quot;;1;0)*['Grading Scale'.E$8])+(IF([.L800]=&quot;yes&quot;;1;0)*['Grading Scale'.E$9])+(IF([.M800]=&quot;yes&quot;;1;0)*['Grading Scale'.E$10])+(IF([.N800]=&quot;yes&quot;;1;0)*['Grading Scale'.E$11])+(IF([.O800]=&quot;yes&quot;;1;0)*['Grading Scale'.E$12])+(IF([.P800]=&quot;yes&quot;;1;0)*['Grading Scale'.E$13]))/['Grading Scale'.E$14]*100;0);&quot;&quot;)" office:value-type="string">
            <text:p/>
          </table:table-cell>
          <table:table-cell table:style-name="ce26" table:formula="of:=IF(ISNUMBER([.S800]);VLOOKUP([.S80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1]));VLOOKUP([.C801];['Dataset Descriptions'.$A$2:.$B$10];2;FALSE);&quot;&quot;)" office:value-type="string">
            <text:p/>
          </table:table-cell>
          <table:table-cell table:number-columns-repeated="13" table:style-name="ce27"/>
          <table:table-cell table:style-name="ce28"/>
          <table:table-cell table:style-name="ce26" table:formula="of:=IF(NOT(ISBLANK([.E801]));ROUND(((IF([.E801]=&quot;yes&quot;;1;0)*['Grading Scale'.E$2])+(IF([.F801]=&quot;yes&quot;;1;0)*['Grading Scale'.E$3])+(IF([.G801]=&quot;yes&quot;;1;0)*['Grading Scale'.E$4])+(IF([.H801]=&quot;yes&quot;;1;0)*['Grading Scale'.E$5])+(IF([.I801]=&quot;yes&quot;;1;0)*['Grading Scale'.E$6])+(IF([.J801]=&quot;yes&quot;;1;0)*['Grading Scale'.E$7])+(IF([.K801]=&quot;yes&quot;;1;0)*['Grading Scale'.E$8])+(IF([.L801]=&quot;yes&quot;;1;0)*['Grading Scale'.E$9])+(IF([.M801]=&quot;yes&quot;;1;0)*['Grading Scale'.E$10])+(IF([.N801]=&quot;yes&quot;;1;0)*['Grading Scale'.E$11])+(IF([.O801]=&quot;yes&quot;;1;0)*['Grading Scale'.E$12])+(IF([.P801]=&quot;yes&quot;;1;0)*['Grading Scale'.E$13]))/['Grading Scale'.E$14]*100;0);&quot;&quot;)" office:value-type="string">
            <text:p/>
          </table:table-cell>
          <table:table-cell table:style-name="ce26" table:formula="of:=IF(ISNUMBER([.S801]);VLOOKUP([.S80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2]));VLOOKUP([.C802];['Dataset Descriptions'.$A$2:.$B$10];2;FALSE);&quot;&quot;)" office:value-type="string">
            <text:p/>
          </table:table-cell>
          <table:table-cell table:number-columns-repeated="13" table:style-name="ce27"/>
          <table:table-cell table:style-name="ce28"/>
          <table:table-cell table:style-name="ce26" table:formula="of:=IF(NOT(ISBLANK([.E802]));ROUND(((IF([.E802]=&quot;yes&quot;;1;0)*['Grading Scale'.E$2])+(IF([.F802]=&quot;yes&quot;;1;0)*['Grading Scale'.E$3])+(IF([.G802]=&quot;yes&quot;;1;0)*['Grading Scale'.E$4])+(IF([.H802]=&quot;yes&quot;;1;0)*['Grading Scale'.E$5])+(IF([.I802]=&quot;yes&quot;;1;0)*['Grading Scale'.E$6])+(IF([.J802]=&quot;yes&quot;;1;0)*['Grading Scale'.E$7])+(IF([.K802]=&quot;yes&quot;;1;0)*['Grading Scale'.E$8])+(IF([.L802]=&quot;yes&quot;;1;0)*['Grading Scale'.E$9])+(IF([.M802]=&quot;yes&quot;;1;0)*['Grading Scale'.E$10])+(IF([.N802]=&quot;yes&quot;;1;0)*['Grading Scale'.E$11])+(IF([.O802]=&quot;yes&quot;;1;0)*['Grading Scale'.E$12])+(IF([.P802]=&quot;yes&quot;;1;0)*['Grading Scale'.E$13]))/['Grading Scale'.E$14]*100;0);&quot;&quot;)" office:value-type="string">
            <text:p/>
          </table:table-cell>
          <table:table-cell table:style-name="ce26" table:formula="of:=IF(ISNUMBER([.S802]);VLOOKUP([.S80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3]));VLOOKUP([.C803];['Dataset Descriptions'.$A$2:.$B$10];2;FALSE);&quot;&quot;)" office:value-type="string">
            <text:p/>
          </table:table-cell>
          <table:table-cell table:number-columns-repeated="13" table:style-name="ce27"/>
          <table:table-cell table:style-name="ce28"/>
          <table:table-cell table:style-name="ce26" table:formula="of:=IF(NOT(ISBLANK([.E803]));ROUND(((IF([.E803]=&quot;yes&quot;;1;0)*['Grading Scale'.E$2])+(IF([.F803]=&quot;yes&quot;;1;0)*['Grading Scale'.E$3])+(IF([.G803]=&quot;yes&quot;;1;0)*['Grading Scale'.E$4])+(IF([.H803]=&quot;yes&quot;;1;0)*['Grading Scale'.E$5])+(IF([.I803]=&quot;yes&quot;;1;0)*['Grading Scale'.E$6])+(IF([.J803]=&quot;yes&quot;;1;0)*['Grading Scale'.E$7])+(IF([.K803]=&quot;yes&quot;;1;0)*['Grading Scale'.E$8])+(IF([.L803]=&quot;yes&quot;;1;0)*['Grading Scale'.E$9])+(IF([.M803]=&quot;yes&quot;;1;0)*['Grading Scale'.E$10])+(IF([.N803]=&quot;yes&quot;;1;0)*['Grading Scale'.E$11])+(IF([.O803]=&quot;yes&quot;;1;0)*['Grading Scale'.E$12])+(IF([.P803]=&quot;yes&quot;;1;0)*['Grading Scale'.E$13]))/['Grading Scale'.E$14]*100;0);&quot;&quot;)" office:value-type="string">
            <text:p/>
          </table:table-cell>
          <table:table-cell table:style-name="ce26" table:formula="of:=IF(ISNUMBER([.S803]);VLOOKUP([.S80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4]));VLOOKUP([.C804];['Dataset Descriptions'.$A$2:.$B$10];2;FALSE);&quot;&quot;)" office:value-type="string">
            <text:p/>
          </table:table-cell>
          <table:table-cell table:number-columns-repeated="13" table:style-name="ce27"/>
          <table:table-cell table:style-name="ce28"/>
          <table:table-cell table:style-name="ce26" table:formula="of:=IF(NOT(ISBLANK([.E804]));ROUND(((IF([.E804]=&quot;yes&quot;;1;0)*['Grading Scale'.E$2])+(IF([.F804]=&quot;yes&quot;;1;0)*['Grading Scale'.E$3])+(IF([.G804]=&quot;yes&quot;;1;0)*['Grading Scale'.E$4])+(IF([.H804]=&quot;yes&quot;;1;0)*['Grading Scale'.E$5])+(IF([.I804]=&quot;yes&quot;;1;0)*['Grading Scale'.E$6])+(IF([.J804]=&quot;yes&quot;;1;0)*['Grading Scale'.E$7])+(IF([.K804]=&quot;yes&quot;;1;0)*['Grading Scale'.E$8])+(IF([.L804]=&quot;yes&quot;;1;0)*['Grading Scale'.E$9])+(IF([.M804]=&quot;yes&quot;;1;0)*['Grading Scale'.E$10])+(IF([.N804]=&quot;yes&quot;;1;0)*['Grading Scale'.E$11])+(IF([.O804]=&quot;yes&quot;;1;0)*['Grading Scale'.E$12])+(IF([.P804]=&quot;yes&quot;;1;0)*['Grading Scale'.E$13]))/['Grading Scale'.E$14]*100;0);&quot;&quot;)" office:value-type="string">
            <text:p/>
          </table:table-cell>
          <table:table-cell table:style-name="ce26" table:formula="of:=IF(ISNUMBER([.S804]);VLOOKUP([.S80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5]));VLOOKUP([.C805];['Dataset Descriptions'.$A$2:.$B$10];2;FALSE);&quot;&quot;)" office:value-type="string">
            <text:p/>
          </table:table-cell>
          <table:table-cell table:number-columns-repeated="13" table:style-name="ce27"/>
          <table:table-cell table:style-name="ce28"/>
          <table:table-cell table:style-name="ce26" table:formula="of:=IF(NOT(ISBLANK([.E805]));ROUND(((IF([.E805]=&quot;yes&quot;;1;0)*['Grading Scale'.E$2])+(IF([.F805]=&quot;yes&quot;;1;0)*['Grading Scale'.E$3])+(IF([.G805]=&quot;yes&quot;;1;0)*['Grading Scale'.E$4])+(IF([.H805]=&quot;yes&quot;;1;0)*['Grading Scale'.E$5])+(IF([.I805]=&quot;yes&quot;;1;0)*['Grading Scale'.E$6])+(IF([.J805]=&quot;yes&quot;;1;0)*['Grading Scale'.E$7])+(IF([.K805]=&quot;yes&quot;;1;0)*['Grading Scale'.E$8])+(IF([.L805]=&quot;yes&quot;;1;0)*['Grading Scale'.E$9])+(IF([.M805]=&quot;yes&quot;;1;0)*['Grading Scale'.E$10])+(IF([.N805]=&quot;yes&quot;;1;0)*['Grading Scale'.E$11])+(IF([.O805]=&quot;yes&quot;;1;0)*['Grading Scale'.E$12])+(IF([.P805]=&quot;yes&quot;;1;0)*['Grading Scale'.E$13]))/['Grading Scale'.E$14]*100;0);&quot;&quot;)" office:value-type="string">
            <text:p/>
          </table:table-cell>
          <table:table-cell table:style-name="ce26" table:formula="of:=IF(ISNUMBER([.S805]);VLOOKUP([.S80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6]));VLOOKUP([.C806];['Dataset Descriptions'.$A$2:.$B$10];2;FALSE);&quot;&quot;)" office:value-type="string">
            <text:p/>
          </table:table-cell>
          <table:table-cell table:number-columns-repeated="13" table:style-name="ce27"/>
          <table:table-cell table:style-name="ce28"/>
          <table:table-cell table:style-name="ce26" table:formula="of:=IF(NOT(ISBLANK([.E806]));ROUND(((IF([.E806]=&quot;yes&quot;;1;0)*['Grading Scale'.E$2])+(IF([.F806]=&quot;yes&quot;;1;0)*['Grading Scale'.E$3])+(IF([.G806]=&quot;yes&quot;;1;0)*['Grading Scale'.E$4])+(IF([.H806]=&quot;yes&quot;;1;0)*['Grading Scale'.E$5])+(IF([.I806]=&quot;yes&quot;;1;0)*['Grading Scale'.E$6])+(IF([.J806]=&quot;yes&quot;;1;0)*['Grading Scale'.E$7])+(IF([.K806]=&quot;yes&quot;;1;0)*['Grading Scale'.E$8])+(IF([.L806]=&quot;yes&quot;;1;0)*['Grading Scale'.E$9])+(IF([.M806]=&quot;yes&quot;;1;0)*['Grading Scale'.E$10])+(IF([.N806]=&quot;yes&quot;;1;0)*['Grading Scale'.E$11])+(IF([.O806]=&quot;yes&quot;;1;0)*['Grading Scale'.E$12])+(IF([.P806]=&quot;yes&quot;;1;0)*['Grading Scale'.E$13]))/['Grading Scale'.E$14]*100;0);&quot;&quot;)" office:value-type="string">
            <text:p/>
          </table:table-cell>
          <table:table-cell table:style-name="ce26" table:formula="of:=IF(ISNUMBER([.S806]);VLOOKUP([.S80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7]));VLOOKUP([.C807];['Dataset Descriptions'.$A$2:.$B$10];2;FALSE);&quot;&quot;)" office:value-type="string">
            <text:p/>
          </table:table-cell>
          <table:table-cell table:number-columns-repeated="13" table:style-name="ce27"/>
          <table:table-cell table:style-name="ce28"/>
          <table:table-cell table:style-name="ce26" table:formula="of:=IF(NOT(ISBLANK([.E807]));ROUND(((IF([.E807]=&quot;yes&quot;;1;0)*['Grading Scale'.E$2])+(IF([.F807]=&quot;yes&quot;;1;0)*['Grading Scale'.E$3])+(IF([.G807]=&quot;yes&quot;;1;0)*['Grading Scale'.E$4])+(IF([.H807]=&quot;yes&quot;;1;0)*['Grading Scale'.E$5])+(IF([.I807]=&quot;yes&quot;;1;0)*['Grading Scale'.E$6])+(IF([.J807]=&quot;yes&quot;;1;0)*['Grading Scale'.E$7])+(IF([.K807]=&quot;yes&quot;;1;0)*['Grading Scale'.E$8])+(IF([.L807]=&quot;yes&quot;;1;0)*['Grading Scale'.E$9])+(IF([.M807]=&quot;yes&quot;;1;0)*['Grading Scale'.E$10])+(IF([.N807]=&quot;yes&quot;;1;0)*['Grading Scale'.E$11])+(IF([.O807]=&quot;yes&quot;;1;0)*['Grading Scale'.E$12])+(IF([.P807]=&quot;yes&quot;;1;0)*['Grading Scale'.E$13]))/['Grading Scale'.E$14]*100;0);&quot;&quot;)" office:value-type="string">
            <text:p/>
          </table:table-cell>
          <table:table-cell table:style-name="ce26" table:formula="of:=IF(ISNUMBER([.S807]);VLOOKUP([.S80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8]));VLOOKUP([.C808];['Dataset Descriptions'.$A$2:.$B$10];2;FALSE);&quot;&quot;)" office:value-type="string">
            <text:p/>
          </table:table-cell>
          <table:table-cell table:number-columns-repeated="13" table:style-name="ce27"/>
          <table:table-cell table:style-name="ce28"/>
          <table:table-cell table:style-name="ce26" table:formula="of:=IF(NOT(ISBLANK([.E808]));ROUND(((IF([.E808]=&quot;yes&quot;;1;0)*['Grading Scale'.E$2])+(IF([.F808]=&quot;yes&quot;;1;0)*['Grading Scale'.E$3])+(IF([.G808]=&quot;yes&quot;;1;0)*['Grading Scale'.E$4])+(IF([.H808]=&quot;yes&quot;;1;0)*['Grading Scale'.E$5])+(IF([.I808]=&quot;yes&quot;;1;0)*['Grading Scale'.E$6])+(IF([.J808]=&quot;yes&quot;;1;0)*['Grading Scale'.E$7])+(IF([.K808]=&quot;yes&quot;;1;0)*['Grading Scale'.E$8])+(IF([.L808]=&quot;yes&quot;;1;0)*['Grading Scale'.E$9])+(IF([.M808]=&quot;yes&quot;;1;0)*['Grading Scale'.E$10])+(IF([.N808]=&quot;yes&quot;;1;0)*['Grading Scale'.E$11])+(IF([.O808]=&quot;yes&quot;;1;0)*['Grading Scale'.E$12])+(IF([.P808]=&quot;yes&quot;;1;0)*['Grading Scale'.E$13]))/['Grading Scale'.E$14]*100;0);&quot;&quot;)" office:value-type="string">
            <text:p/>
          </table:table-cell>
          <table:table-cell table:style-name="ce26" table:formula="of:=IF(ISNUMBER([.S808]);VLOOKUP([.S80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09]));VLOOKUP([.C809];['Dataset Descriptions'.$A$2:.$B$10];2;FALSE);&quot;&quot;)" office:value-type="string">
            <text:p/>
          </table:table-cell>
          <table:table-cell table:number-columns-repeated="13" table:style-name="ce27"/>
          <table:table-cell table:style-name="ce28"/>
          <table:table-cell table:style-name="ce26" table:formula="of:=IF(NOT(ISBLANK([.E809]));ROUND(((IF([.E809]=&quot;yes&quot;;1;0)*['Grading Scale'.E$2])+(IF([.F809]=&quot;yes&quot;;1;0)*['Grading Scale'.E$3])+(IF([.G809]=&quot;yes&quot;;1;0)*['Grading Scale'.E$4])+(IF([.H809]=&quot;yes&quot;;1;0)*['Grading Scale'.E$5])+(IF([.I809]=&quot;yes&quot;;1;0)*['Grading Scale'.E$6])+(IF([.J809]=&quot;yes&quot;;1;0)*['Grading Scale'.E$7])+(IF([.K809]=&quot;yes&quot;;1;0)*['Grading Scale'.E$8])+(IF([.L809]=&quot;yes&quot;;1;0)*['Grading Scale'.E$9])+(IF([.M809]=&quot;yes&quot;;1;0)*['Grading Scale'.E$10])+(IF([.N809]=&quot;yes&quot;;1;0)*['Grading Scale'.E$11])+(IF([.O809]=&quot;yes&quot;;1;0)*['Grading Scale'.E$12])+(IF([.P809]=&quot;yes&quot;;1;0)*['Grading Scale'.E$13]))/['Grading Scale'.E$14]*100;0);&quot;&quot;)" office:value-type="string">
            <text:p/>
          </table:table-cell>
          <table:table-cell table:style-name="ce26" table:formula="of:=IF(ISNUMBER([.S809]);VLOOKUP([.S80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0]));VLOOKUP([.C810];['Dataset Descriptions'.$A$2:.$B$10];2;FALSE);&quot;&quot;)" office:value-type="string">
            <text:p/>
          </table:table-cell>
          <table:table-cell table:number-columns-repeated="13" table:style-name="ce27"/>
          <table:table-cell table:style-name="ce28"/>
          <table:table-cell table:style-name="ce26" table:formula="of:=IF(NOT(ISBLANK([.E810]));ROUND(((IF([.E810]=&quot;yes&quot;;1;0)*['Grading Scale'.E$2])+(IF([.F810]=&quot;yes&quot;;1;0)*['Grading Scale'.E$3])+(IF([.G810]=&quot;yes&quot;;1;0)*['Grading Scale'.E$4])+(IF([.H810]=&quot;yes&quot;;1;0)*['Grading Scale'.E$5])+(IF([.I810]=&quot;yes&quot;;1;0)*['Grading Scale'.E$6])+(IF([.J810]=&quot;yes&quot;;1;0)*['Grading Scale'.E$7])+(IF([.K810]=&quot;yes&quot;;1;0)*['Grading Scale'.E$8])+(IF([.L810]=&quot;yes&quot;;1;0)*['Grading Scale'.E$9])+(IF([.M810]=&quot;yes&quot;;1;0)*['Grading Scale'.E$10])+(IF([.N810]=&quot;yes&quot;;1;0)*['Grading Scale'.E$11])+(IF([.O810]=&quot;yes&quot;;1;0)*['Grading Scale'.E$12])+(IF([.P810]=&quot;yes&quot;;1;0)*['Grading Scale'.E$13]))/['Grading Scale'.E$14]*100;0);&quot;&quot;)" office:value-type="string">
            <text:p/>
          </table:table-cell>
          <table:table-cell table:style-name="ce26" table:formula="of:=IF(ISNUMBER([.S810]);VLOOKUP([.S81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1]));VLOOKUP([.C811];['Dataset Descriptions'.$A$2:.$B$10];2;FALSE);&quot;&quot;)" office:value-type="string">
            <text:p/>
          </table:table-cell>
          <table:table-cell table:number-columns-repeated="13" table:style-name="ce27"/>
          <table:table-cell table:style-name="ce28"/>
          <table:table-cell table:style-name="ce26" table:formula="of:=IF(NOT(ISBLANK([.E811]));ROUND(((IF([.E811]=&quot;yes&quot;;1;0)*['Grading Scale'.E$2])+(IF([.F811]=&quot;yes&quot;;1;0)*['Grading Scale'.E$3])+(IF([.G811]=&quot;yes&quot;;1;0)*['Grading Scale'.E$4])+(IF([.H811]=&quot;yes&quot;;1;0)*['Grading Scale'.E$5])+(IF([.I811]=&quot;yes&quot;;1;0)*['Grading Scale'.E$6])+(IF([.J811]=&quot;yes&quot;;1;0)*['Grading Scale'.E$7])+(IF([.K811]=&quot;yes&quot;;1;0)*['Grading Scale'.E$8])+(IF([.L811]=&quot;yes&quot;;1;0)*['Grading Scale'.E$9])+(IF([.M811]=&quot;yes&quot;;1;0)*['Grading Scale'.E$10])+(IF([.N811]=&quot;yes&quot;;1;0)*['Grading Scale'.E$11])+(IF([.O811]=&quot;yes&quot;;1;0)*['Grading Scale'.E$12])+(IF([.P811]=&quot;yes&quot;;1;0)*['Grading Scale'.E$13]))/['Grading Scale'.E$14]*100;0);&quot;&quot;)" office:value-type="string">
            <text:p/>
          </table:table-cell>
          <table:table-cell table:style-name="ce26" table:formula="of:=IF(ISNUMBER([.S811]);VLOOKUP([.S81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2]));VLOOKUP([.C812];['Dataset Descriptions'.$A$2:.$B$10];2;FALSE);&quot;&quot;)" office:value-type="string">
            <text:p/>
          </table:table-cell>
          <table:table-cell table:number-columns-repeated="13" table:style-name="ce27"/>
          <table:table-cell table:style-name="ce28"/>
          <table:table-cell table:style-name="ce26" table:formula="of:=IF(NOT(ISBLANK([.E812]));ROUND(((IF([.E812]=&quot;yes&quot;;1;0)*['Grading Scale'.E$2])+(IF([.F812]=&quot;yes&quot;;1;0)*['Grading Scale'.E$3])+(IF([.G812]=&quot;yes&quot;;1;0)*['Grading Scale'.E$4])+(IF([.H812]=&quot;yes&quot;;1;0)*['Grading Scale'.E$5])+(IF([.I812]=&quot;yes&quot;;1;0)*['Grading Scale'.E$6])+(IF([.J812]=&quot;yes&quot;;1;0)*['Grading Scale'.E$7])+(IF([.K812]=&quot;yes&quot;;1;0)*['Grading Scale'.E$8])+(IF([.L812]=&quot;yes&quot;;1;0)*['Grading Scale'.E$9])+(IF([.M812]=&quot;yes&quot;;1;0)*['Grading Scale'.E$10])+(IF([.N812]=&quot;yes&quot;;1;0)*['Grading Scale'.E$11])+(IF([.O812]=&quot;yes&quot;;1;0)*['Grading Scale'.E$12])+(IF([.P812]=&quot;yes&quot;;1;0)*['Grading Scale'.E$13]))/['Grading Scale'.E$14]*100;0);&quot;&quot;)" office:value-type="string">
            <text:p/>
          </table:table-cell>
          <table:table-cell table:style-name="ce26" table:formula="of:=IF(ISNUMBER([.S812]);VLOOKUP([.S81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3]));VLOOKUP([.C813];['Dataset Descriptions'.$A$2:.$B$10];2;FALSE);&quot;&quot;)" office:value-type="string">
            <text:p/>
          </table:table-cell>
          <table:table-cell table:number-columns-repeated="13" table:style-name="ce27"/>
          <table:table-cell table:style-name="ce28"/>
          <table:table-cell table:style-name="ce26" table:formula="of:=IF(NOT(ISBLANK([.E813]));ROUND(((IF([.E813]=&quot;yes&quot;;1;0)*['Grading Scale'.E$2])+(IF([.F813]=&quot;yes&quot;;1;0)*['Grading Scale'.E$3])+(IF([.G813]=&quot;yes&quot;;1;0)*['Grading Scale'.E$4])+(IF([.H813]=&quot;yes&quot;;1;0)*['Grading Scale'.E$5])+(IF([.I813]=&quot;yes&quot;;1;0)*['Grading Scale'.E$6])+(IF([.J813]=&quot;yes&quot;;1;0)*['Grading Scale'.E$7])+(IF([.K813]=&quot;yes&quot;;1;0)*['Grading Scale'.E$8])+(IF([.L813]=&quot;yes&quot;;1;0)*['Grading Scale'.E$9])+(IF([.M813]=&quot;yes&quot;;1;0)*['Grading Scale'.E$10])+(IF([.N813]=&quot;yes&quot;;1;0)*['Grading Scale'.E$11])+(IF([.O813]=&quot;yes&quot;;1;0)*['Grading Scale'.E$12])+(IF([.P813]=&quot;yes&quot;;1;0)*['Grading Scale'.E$13]))/['Grading Scale'.E$14]*100;0);&quot;&quot;)" office:value-type="string">
            <text:p/>
          </table:table-cell>
          <table:table-cell table:style-name="ce26" table:formula="of:=IF(ISNUMBER([.S813]);VLOOKUP([.S81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4]));VLOOKUP([.C814];['Dataset Descriptions'.$A$2:.$B$10];2;FALSE);&quot;&quot;)" office:value-type="string">
            <text:p/>
          </table:table-cell>
          <table:table-cell table:number-columns-repeated="13" table:style-name="ce27"/>
          <table:table-cell table:style-name="ce28"/>
          <table:table-cell table:style-name="ce26" table:formula="of:=IF(NOT(ISBLANK([.E814]));ROUND(((IF([.E814]=&quot;yes&quot;;1;0)*['Grading Scale'.E$2])+(IF([.F814]=&quot;yes&quot;;1;0)*['Grading Scale'.E$3])+(IF([.G814]=&quot;yes&quot;;1;0)*['Grading Scale'.E$4])+(IF([.H814]=&quot;yes&quot;;1;0)*['Grading Scale'.E$5])+(IF([.I814]=&quot;yes&quot;;1;0)*['Grading Scale'.E$6])+(IF([.J814]=&quot;yes&quot;;1;0)*['Grading Scale'.E$7])+(IF([.K814]=&quot;yes&quot;;1;0)*['Grading Scale'.E$8])+(IF([.L814]=&quot;yes&quot;;1;0)*['Grading Scale'.E$9])+(IF([.M814]=&quot;yes&quot;;1;0)*['Grading Scale'.E$10])+(IF([.N814]=&quot;yes&quot;;1;0)*['Grading Scale'.E$11])+(IF([.O814]=&quot;yes&quot;;1;0)*['Grading Scale'.E$12])+(IF([.P814]=&quot;yes&quot;;1;0)*['Grading Scale'.E$13]))/['Grading Scale'.E$14]*100;0);&quot;&quot;)" office:value-type="string">
            <text:p/>
          </table:table-cell>
          <table:table-cell table:style-name="ce26" table:formula="of:=IF(ISNUMBER([.S814]);VLOOKUP([.S81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5]));VLOOKUP([.C815];['Dataset Descriptions'.$A$2:.$B$10];2;FALSE);&quot;&quot;)" office:value-type="string">
            <text:p/>
          </table:table-cell>
          <table:table-cell table:number-columns-repeated="13" table:style-name="ce27"/>
          <table:table-cell table:style-name="ce28"/>
          <table:table-cell table:style-name="ce26" table:formula="of:=IF(NOT(ISBLANK([.E815]));ROUND(((IF([.E815]=&quot;yes&quot;;1;0)*['Grading Scale'.E$2])+(IF([.F815]=&quot;yes&quot;;1;0)*['Grading Scale'.E$3])+(IF([.G815]=&quot;yes&quot;;1;0)*['Grading Scale'.E$4])+(IF([.H815]=&quot;yes&quot;;1;0)*['Grading Scale'.E$5])+(IF([.I815]=&quot;yes&quot;;1;0)*['Grading Scale'.E$6])+(IF([.J815]=&quot;yes&quot;;1;0)*['Grading Scale'.E$7])+(IF([.K815]=&quot;yes&quot;;1;0)*['Grading Scale'.E$8])+(IF([.L815]=&quot;yes&quot;;1;0)*['Grading Scale'.E$9])+(IF([.M815]=&quot;yes&quot;;1;0)*['Grading Scale'.E$10])+(IF([.N815]=&quot;yes&quot;;1;0)*['Grading Scale'.E$11])+(IF([.O815]=&quot;yes&quot;;1;0)*['Grading Scale'.E$12])+(IF([.P815]=&quot;yes&quot;;1;0)*['Grading Scale'.E$13]))/['Grading Scale'.E$14]*100;0);&quot;&quot;)" office:value-type="string">
            <text:p/>
          </table:table-cell>
          <table:table-cell table:style-name="ce26" table:formula="of:=IF(ISNUMBER([.S815]);VLOOKUP([.S81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6]));VLOOKUP([.C816];['Dataset Descriptions'.$A$2:.$B$10];2;FALSE);&quot;&quot;)" office:value-type="string">
            <text:p/>
          </table:table-cell>
          <table:table-cell table:number-columns-repeated="13" table:style-name="ce27"/>
          <table:table-cell table:style-name="ce28"/>
          <table:table-cell table:style-name="ce26" table:formula="of:=IF(NOT(ISBLANK([.E816]));ROUND(((IF([.E816]=&quot;yes&quot;;1;0)*['Grading Scale'.E$2])+(IF([.F816]=&quot;yes&quot;;1;0)*['Grading Scale'.E$3])+(IF([.G816]=&quot;yes&quot;;1;0)*['Grading Scale'.E$4])+(IF([.H816]=&quot;yes&quot;;1;0)*['Grading Scale'.E$5])+(IF([.I816]=&quot;yes&quot;;1;0)*['Grading Scale'.E$6])+(IF([.J816]=&quot;yes&quot;;1;0)*['Grading Scale'.E$7])+(IF([.K816]=&quot;yes&quot;;1;0)*['Grading Scale'.E$8])+(IF([.L816]=&quot;yes&quot;;1;0)*['Grading Scale'.E$9])+(IF([.M816]=&quot;yes&quot;;1;0)*['Grading Scale'.E$10])+(IF([.N816]=&quot;yes&quot;;1;0)*['Grading Scale'.E$11])+(IF([.O816]=&quot;yes&quot;;1;0)*['Grading Scale'.E$12])+(IF([.P816]=&quot;yes&quot;;1;0)*['Grading Scale'.E$13]))/['Grading Scale'.E$14]*100;0);&quot;&quot;)" office:value-type="string">
            <text:p/>
          </table:table-cell>
          <table:table-cell table:style-name="ce26" table:formula="of:=IF(ISNUMBER([.S816]);VLOOKUP([.S81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7]));VLOOKUP([.C817];['Dataset Descriptions'.$A$2:.$B$10];2;FALSE);&quot;&quot;)" office:value-type="string">
            <text:p/>
          </table:table-cell>
          <table:table-cell table:number-columns-repeated="13" table:style-name="ce27"/>
          <table:table-cell table:style-name="ce28"/>
          <table:table-cell table:style-name="ce26" table:formula="of:=IF(NOT(ISBLANK([.E817]));ROUND(((IF([.E817]=&quot;yes&quot;;1;0)*['Grading Scale'.E$2])+(IF([.F817]=&quot;yes&quot;;1;0)*['Grading Scale'.E$3])+(IF([.G817]=&quot;yes&quot;;1;0)*['Grading Scale'.E$4])+(IF([.H817]=&quot;yes&quot;;1;0)*['Grading Scale'.E$5])+(IF([.I817]=&quot;yes&quot;;1;0)*['Grading Scale'.E$6])+(IF([.J817]=&quot;yes&quot;;1;0)*['Grading Scale'.E$7])+(IF([.K817]=&quot;yes&quot;;1;0)*['Grading Scale'.E$8])+(IF([.L817]=&quot;yes&quot;;1;0)*['Grading Scale'.E$9])+(IF([.M817]=&quot;yes&quot;;1;0)*['Grading Scale'.E$10])+(IF([.N817]=&quot;yes&quot;;1;0)*['Grading Scale'.E$11])+(IF([.O817]=&quot;yes&quot;;1;0)*['Grading Scale'.E$12])+(IF([.P817]=&quot;yes&quot;;1;0)*['Grading Scale'.E$13]))/['Grading Scale'.E$14]*100;0);&quot;&quot;)" office:value-type="string">
            <text:p/>
          </table:table-cell>
          <table:table-cell table:style-name="ce26" table:formula="of:=IF(ISNUMBER([.S817]);VLOOKUP([.S81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8]));VLOOKUP([.C818];['Dataset Descriptions'.$A$2:.$B$10];2;FALSE);&quot;&quot;)" office:value-type="string">
            <text:p/>
          </table:table-cell>
          <table:table-cell table:number-columns-repeated="13" table:style-name="ce27"/>
          <table:table-cell table:style-name="ce28"/>
          <table:table-cell table:style-name="ce26" table:formula="of:=IF(NOT(ISBLANK([.E818]));ROUND(((IF([.E818]=&quot;yes&quot;;1;0)*['Grading Scale'.E$2])+(IF([.F818]=&quot;yes&quot;;1;0)*['Grading Scale'.E$3])+(IF([.G818]=&quot;yes&quot;;1;0)*['Grading Scale'.E$4])+(IF([.H818]=&quot;yes&quot;;1;0)*['Grading Scale'.E$5])+(IF([.I818]=&quot;yes&quot;;1;0)*['Grading Scale'.E$6])+(IF([.J818]=&quot;yes&quot;;1;0)*['Grading Scale'.E$7])+(IF([.K818]=&quot;yes&quot;;1;0)*['Grading Scale'.E$8])+(IF([.L818]=&quot;yes&quot;;1;0)*['Grading Scale'.E$9])+(IF([.M818]=&quot;yes&quot;;1;0)*['Grading Scale'.E$10])+(IF([.N818]=&quot;yes&quot;;1;0)*['Grading Scale'.E$11])+(IF([.O818]=&quot;yes&quot;;1;0)*['Grading Scale'.E$12])+(IF([.P818]=&quot;yes&quot;;1;0)*['Grading Scale'.E$13]))/['Grading Scale'.E$14]*100;0);&quot;&quot;)" office:value-type="string">
            <text:p/>
          </table:table-cell>
          <table:table-cell table:style-name="ce26" table:formula="of:=IF(ISNUMBER([.S818]);VLOOKUP([.S81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19]));VLOOKUP([.C819];['Dataset Descriptions'.$A$2:.$B$10];2;FALSE);&quot;&quot;)" office:value-type="string">
            <text:p/>
          </table:table-cell>
          <table:table-cell table:number-columns-repeated="13" table:style-name="ce27"/>
          <table:table-cell table:style-name="ce28"/>
          <table:table-cell table:style-name="ce26" table:formula="of:=IF(NOT(ISBLANK([.E819]));ROUND(((IF([.E819]=&quot;yes&quot;;1;0)*['Grading Scale'.E$2])+(IF([.F819]=&quot;yes&quot;;1;0)*['Grading Scale'.E$3])+(IF([.G819]=&quot;yes&quot;;1;0)*['Grading Scale'.E$4])+(IF([.H819]=&quot;yes&quot;;1;0)*['Grading Scale'.E$5])+(IF([.I819]=&quot;yes&quot;;1;0)*['Grading Scale'.E$6])+(IF([.J819]=&quot;yes&quot;;1;0)*['Grading Scale'.E$7])+(IF([.K819]=&quot;yes&quot;;1;0)*['Grading Scale'.E$8])+(IF([.L819]=&quot;yes&quot;;1;0)*['Grading Scale'.E$9])+(IF([.M819]=&quot;yes&quot;;1;0)*['Grading Scale'.E$10])+(IF([.N819]=&quot;yes&quot;;1;0)*['Grading Scale'.E$11])+(IF([.O819]=&quot;yes&quot;;1;0)*['Grading Scale'.E$12])+(IF([.P819]=&quot;yes&quot;;1;0)*['Grading Scale'.E$13]))/['Grading Scale'.E$14]*100;0);&quot;&quot;)" office:value-type="string">
            <text:p/>
          </table:table-cell>
          <table:table-cell table:style-name="ce26" table:formula="of:=IF(ISNUMBER([.S819]);VLOOKUP([.S81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0]));VLOOKUP([.C820];['Dataset Descriptions'.$A$2:.$B$10];2;FALSE);&quot;&quot;)" office:value-type="string">
            <text:p/>
          </table:table-cell>
          <table:table-cell table:number-columns-repeated="13" table:style-name="ce27"/>
          <table:table-cell table:style-name="ce28"/>
          <table:table-cell table:style-name="ce26" table:formula="of:=IF(NOT(ISBLANK([.E820]));ROUND(((IF([.E820]=&quot;yes&quot;;1;0)*['Grading Scale'.E$2])+(IF([.F820]=&quot;yes&quot;;1;0)*['Grading Scale'.E$3])+(IF([.G820]=&quot;yes&quot;;1;0)*['Grading Scale'.E$4])+(IF([.H820]=&quot;yes&quot;;1;0)*['Grading Scale'.E$5])+(IF([.I820]=&quot;yes&quot;;1;0)*['Grading Scale'.E$6])+(IF([.J820]=&quot;yes&quot;;1;0)*['Grading Scale'.E$7])+(IF([.K820]=&quot;yes&quot;;1;0)*['Grading Scale'.E$8])+(IF([.L820]=&quot;yes&quot;;1;0)*['Grading Scale'.E$9])+(IF([.M820]=&quot;yes&quot;;1;0)*['Grading Scale'.E$10])+(IF([.N820]=&quot;yes&quot;;1;0)*['Grading Scale'.E$11])+(IF([.O820]=&quot;yes&quot;;1;0)*['Grading Scale'.E$12])+(IF([.P820]=&quot;yes&quot;;1;0)*['Grading Scale'.E$13]))/['Grading Scale'.E$14]*100;0);&quot;&quot;)" office:value-type="string">
            <text:p/>
          </table:table-cell>
          <table:table-cell table:style-name="ce26" table:formula="of:=IF(ISNUMBER([.S820]);VLOOKUP([.S82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1]));VLOOKUP([.C821];['Dataset Descriptions'.$A$2:.$B$10];2;FALSE);&quot;&quot;)" office:value-type="string">
            <text:p/>
          </table:table-cell>
          <table:table-cell table:number-columns-repeated="13" table:style-name="ce27"/>
          <table:table-cell table:style-name="ce28"/>
          <table:table-cell table:style-name="ce26" table:formula="of:=IF(NOT(ISBLANK([.E821]));ROUND(((IF([.E821]=&quot;yes&quot;;1;0)*['Grading Scale'.E$2])+(IF([.F821]=&quot;yes&quot;;1;0)*['Grading Scale'.E$3])+(IF([.G821]=&quot;yes&quot;;1;0)*['Grading Scale'.E$4])+(IF([.H821]=&quot;yes&quot;;1;0)*['Grading Scale'.E$5])+(IF([.I821]=&quot;yes&quot;;1;0)*['Grading Scale'.E$6])+(IF([.J821]=&quot;yes&quot;;1;0)*['Grading Scale'.E$7])+(IF([.K821]=&quot;yes&quot;;1;0)*['Grading Scale'.E$8])+(IF([.L821]=&quot;yes&quot;;1;0)*['Grading Scale'.E$9])+(IF([.M821]=&quot;yes&quot;;1;0)*['Grading Scale'.E$10])+(IF([.N821]=&quot;yes&quot;;1;0)*['Grading Scale'.E$11])+(IF([.O821]=&quot;yes&quot;;1;0)*['Grading Scale'.E$12])+(IF([.P821]=&quot;yes&quot;;1;0)*['Grading Scale'.E$13]))/['Grading Scale'.E$14]*100;0);&quot;&quot;)" office:value-type="string">
            <text:p/>
          </table:table-cell>
          <table:table-cell table:style-name="ce26" table:formula="of:=IF(ISNUMBER([.S821]);VLOOKUP([.S82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2]));VLOOKUP([.C822];['Dataset Descriptions'.$A$2:.$B$10];2;FALSE);&quot;&quot;)" office:value-type="string">
            <text:p/>
          </table:table-cell>
          <table:table-cell table:number-columns-repeated="13" table:style-name="ce27"/>
          <table:table-cell table:style-name="ce28"/>
          <table:table-cell table:style-name="ce26" table:formula="of:=IF(NOT(ISBLANK([.E822]));ROUND(((IF([.E822]=&quot;yes&quot;;1;0)*['Grading Scale'.E$2])+(IF([.F822]=&quot;yes&quot;;1;0)*['Grading Scale'.E$3])+(IF([.G822]=&quot;yes&quot;;1;0)*['Grading Scale'.E$4])+(IF([.H822]=&quot;yes&quot;;1;0)*['Grading Scale'.E$5])+(IF([.I822]=&quot;yes&quot;;1;0)*['Grading Scale'.E$6])+(IF([.J822]=&quot;yes&quot;;1;0)*['Grading Scale'.E$7])+(IF([.K822]=&quot;yes&quot;;1;0)*['Grading Scale'.E$8])+(IF([.L822]=&quot;yes&quot;;1;0)*['Grading Scale'.E$9])+(IF([.M822]=&quot;yes&quot;;1;0)*['Grading Scale'.E$10])+(IF([.N822]=&quot;yes&quot;;1;0)*['Grading Scale'.E$11])+(IF([.O822]=&quot;yes&quot;;1;0)*['Grading Scale'.E$12])+(IF([.P822]=&quot;yes&quot;;1;0)*['Grading Scale'.E$13]))/['Grading Scale'.E$14]*100;0);&quot;&quot;)" office:value-type="string">
            <text:p/>
          </table:table-cell>
          <table:table-cell table:style-name="ce26" table:formula="of:=IF(ISNUMBER([.S822]);VLOOKUP([.S82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3]));VLOOKUP([.C823];['Dataset Descriptions'.$A$2:.$B$10];2;FALSE);&quot;&quot;)" office:value-type="string">
            <text:p/>
          </table:table-cell>
          <table:table-cell table:number-columns-repeated="13" table:style-name="ce27"/>
          <table:table-cell table:style-name="ce28"/>
          <table:table-cell table:style-name="ce26" table:formula="of:=IF(NOT(ISBLANK([.E823]));ROUND(((IF([.E823]=&quot;yes&quot;;1;0)*['Grading Scale'.E$2])+(IF([.F823]=&quot;yes&quot;;1;0)*['Grading Scale'.E$3])+(IF([.G823]=&quot;yes&quot;;1;0)*['Grading Scale'.E$4])+(IF([.H823]=&quot;yes&quot;;1;0)*['Grading Scale'.E$5])+(IF([.I823]=&quot;yes&quot;;1;0)*['Grading Scale'.E$6])+(IF([.J823]=&quot;yes&quot;;1;0)*['Grading Scale'.E$7])+(IF([.K823]=&quot;yes&quot;;1;0)*['Grading Scale'.E$8])+(IF([.L823]=&quot;yes&quot;;1;0)*['Grading Scale'.E$9])+(IF([.M823]=&quot;yes&quot;;1;0)*['Grading Scale'.E$10])+(IF([.N823]=&quot;yes&quot;;1;0)*['Grading Scale'.E$11])+(IF([.O823]=&quot;yes&quot;;1;0)*['Grading Scale'.E$12])+(IF([.P823]=&quot;yes&quot;;1;0)*['Grading Scale'.E$13]))/['Grading Scale'.E$14]*100;0);&quot;&quot;)" office:value-type="string">
            <text:p/>
          </table:table-cell>
          <table:table-cell table:style-name="ce26" table:formula="of:=IF(ISNUMBER([.S823]);VLOOKUP([.S82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4]));VLOOKUP([.C824];['Dataset Descriptions'.$A$2:.$B$10];2;FALSE);&quot;&quot;)" office:value-type="string">
            <text:p/>
          </table:table-cell>
          <table:table-cell table:number-columns-repeated="13" table:style-name="ce27"/>
          <table:table-cell table:style-name="ce28"/>
          <table:table-cell table:style-name="ce26" table:formula="of:=IF(NOT(ISBLANK([.E824]));ROUND(((IF([.E824]=&quot;yes&quot;;1;0)*['Grading Scale'.E$2])+(IF([.F824]=&quot;yes&quot;;1;0)*['Grading Scale'.E$3])+(IF([.G824]=&quot;yes&quot;;1;0)*['Grading Scale'.E$4])+(IF([.H824]=&quot;yes&quot;;1;0)*['Grading Scale'.E$5])+(IF([.I824]=&quot;yes&quot;;1;0)*['Grading Scale'.E$6])+(IF([.J824]=&quot;yes&quot;;1;0)*['Grading Scale'.E$7])+(IF([.K824]=&quot;yes&quot;;1;0)*['Grading Scale'.E$8])+(IF([.L824]=&quot;yes&quot;;1;0)*['Grading Scale'.E$9])+(IF([.M824]=&quot;yes&quot;;1;0)*['Grading Scale'.E$10])+(IF([.N824]=&quot;yes&quot;;1;0)*['Grading Scale'.E$11])+(IF([.O824]=&quot;yes&quot;;1;0)*['Grading Scale'.E$12])+(IF([.P824]=&quot;yes&quot;;1;0)*['Grading Scale'.E$13]))/['Grading Scale'.E$14]*100;0);&quot;&quot;)" office:value-type="string">
            <text:p/>
          </table:table-cell>
          <table:table-cell table:style-name="ce26" table:formula="of:=IF(ISNUMBER([.S824]);VLOOKUP([.S82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5]));VLOOKUP([.C825];['Dataset Descriptions'.$A$2:.$B$10];2;FALSE);&quot;&quot;)" office:value-type="string">
            <text:p/>
          </table:table-cell>
          <table:table-cell table:number-columns-repeated="13" table:style-name="ce27"/>
          <table:table-cell table:style-name="ce28"/>
          <table:table-cell table:style-name="ce26" table:formula="of:=IF(NOT(ISBLANK([.E825]));ROUND(((IF([.E825]=&quot;yes&quot;;1;0)*['Grading Scale'.E$2])+(IF([.F825]=&quot;yes&quot;;1;0)*['Grading Scale'.E$3])+(IF([.G825]=&quot;yes&quot;;1;0)*['Grading Scale'.E$4])+(IF([.H825]=&quot;yes&quot;;1;0)*['Grading Scale'.E$5])+(IF([.I825]=&quot;yes&quot;;1;0)*['Grading Scale'.E$6])+(IF([.J825]=&quot;yes&quot;;1;0)*['Grading Scale'.E$7])+(IF([.K825]=&quot;yes&quot;;1;0)*['Grading Scale'.E$8])+(IF([.L825]=&quot;yes&quot;;1;0)*['Grading Scale'.E$9])+(IF([.M825]=&quot;yes&quot;;1;0)*['Grading Scale'.E$10])+(IF([.N825]=&quot;yes&quot;;1;0)*['Grading Scale'.E$11])+(IF([.O825]=&quot;yes&quot;;1;0)*['Grading Scale'.E$12])+(IF([.P825]=&quot;yes&quot;;1;0)*['Grading Scale'.E$13]))/['Grading Scale'.E$14]*100;0);&quot;&quot;)" office:value-type="string">
            <text:p/>
          </table:table-cell>
          <table:table-cell table:style-name="ce26" table:formula="of:=IF(ISNUMBER([.S825]);VLOOKUP([.S82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6]));VLOOKUP([.C826];['Dataset Descriptions'.$A$2:.$B$10];2;FALSE);&quot;&quot;)" office:value-type="string">
            <text:p/>
          </table:table-cell>
          <table:table-cell table:number-columns-repeated="13" table:style-name="ce27"/>
          <table:table-cell table:style-name="ce28"/>
          <table:table-cell table:style-name="ce26" table:formula="of:=IF(NOT(ISBLANK([.E826]));ROUND(((IF([.E826]=&quot;yes&quot;;1;0)*['Grading Scale'.E$2])+(IF([.F826]=&quot;yes&quot;;1;0)*['Grading Scale'.E$3])+(IF([.G826]=&quot;yes&quot;;1;0)*['Grading Scale'.E$4])+(IF([.H826]=&quot;yes&quot;;1;0)*['Grading Scale'.E$5])+(IF([.I826]=&quot;yes&quot;;1;0)*['Grading Scale'.E$6])+(IF([.J826]=&quot;yes&quot;;1;0)*['Grading Scale'.E$7])+(IF([.K826]=&quot;yes&quot;;1;0)*['Grading Scale'.E$8])+(IF([.L826]=&quot;yes&quot;;1;0)*['Grading Scale'.E$9])+(IF([.M826]=&quot;yes&quot;;1;0)*['Grading Scale'.E$10])+(IF([.N826]=&quot;yes&quot;;1;0)*['Grading Scale'.E$11])+(IF([.O826]=&quot;yes&quot;;1;0)*['Grading Scale'.E$12])+(IF([.P826]=&quot;yes&quot;;1;0)*['Grading Scale'.E$13]))/['Grading Scale'.E$14]*100;0);&quot;&quot;)" office:value-type="string">
            <text:p/>
          </table:table-cell>
          <table:table-cell table:style-name="ce26" table:formula="of:=IF(ISNUMBER([.S826]);VLOOKUP([.S82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7]));VLOOKUP([.C827];['Dataset Descriptions'.$A$2:.$B$10];2;FALSE);&quot;&quot;)" office:value-type="string">
            <text:p/>
          </table:table-cell>
          <table:table-cell table:number-columns-repeated="13" table:style-name="ce27"/>
          <table:table-cell table:style-name="ce28"/>
          <table:table-cell table:style-name="ce26" table:formula="of:=IF(NOT(ISBLANK([.E827]));ROUND(((IF([.E827]=&quot;yes&quot;;1;0)*['Grading Scale'.E$2])+(IF([.F827]=&quot;yes&quot;;1;0)*['Grading Scale'.E$3])+(IF([.G827]=&quot;yes&quot;;1;0)*['Grading Scale'.E$4])+(IF([.H827]=&quot;yes&quot;;1;0)*['Grading Scale'.E$5])+(IF([.I827]=&quot;yes&quot;;1;0)*['Grading Scale'.E$6])+(IF([.J827]=&quot;yes&quot;;1;0)*['Grading Scale'.E$7])+(IF([.K827]=&quot;yes&quot;;1;0)*['Grading Scale'.E$8])+(IF([.L827]=&quot;yes&quot;;1;0)*['Grading Scale'.E$9])+(IF([.M827]=&quot;yes&quot;;1;0)*['Grading Scale'.E$10])+(IF([.N827]=&quot;yes&quot;;1;0)*['Grading Scale'.E$11])+(IF([.O827]=&quot;yes&quot;;1;0)*['Grading Scale'.E$12])+(IF([.P827]=&quot;yes&quot;;1;0)*['Grading Scale'.E$13]))/['Grading Scale'.E$14]*100;0);&quot;&quot;)" office:value-type="string">
            <text:p/>
          </table:table-cell>
          <table:table-cell table:style-name="ce26" table:formula="of:=IF(ISNUMBER([.S827]);VLOOKUP([.S82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8]));VLOOKUP([.C828];['Dataset Descriptions'.$A$2:.$B$10];2;FALSE);&quot;&quot;)" office:value-type="string">
            <text:p/>
          </table:table-cell>
          <table:table-cell table:number-columns-repeated="13" table:style-name="ce27"/>
          <table:table-cell table:style-name="ce28"/>
          <table:table-cell table:style-name="ce26" table:formula="of:=IF(NOT(ISBLANK([.E828]));ROUND(((IF([.E828]=&quot;yes&quot;;1;0)*['Grading Scale'.E$2])+(IF([.F828]=&quot;yes&quot;;1;0)*['Grading Scale'.E$3])+(IF([.G828]=&quot;yes&quot;;1;0)*['Grading Scale'.E$4])+(IF([.H828]=&quot;yes&quot;;1;0)*['Grading Scale'.E$5])+(IF([.I828]=&quot;yes&quot;;1;0)*['Grading Scale'.E$6])+(IF([.J828]=&quot;yes&quot;;1;0)*['Grading Scale'.E$7])+(IF([.K828]=&quot;yes&quot;;1;0)*['Grading Scale'.E$8])+(IF([.L828]=&quot;yes&quot;;1;0)*['Grading Scale'.E$9])+(IF([.M828]=&quot;yes&quot;;1;0)*['Grading Scale'.E$10])+(IF([.N828]=&quot;yes&quot;;1;0)*['Grading Scale'.E$11])+(IF([.O828]=&quot;yes&quot;;1;0)*['Grading Scale'.E$12])+(IF([.P828]=&quot;yes&quot;;1;0)*['Grading Scale'.E$13]))/['Grading Scale'.E$14]*100;0);&quot;&quot;)" office:value-type="string">
            <text:p/>
          </table:table-cell>
          <table:table-cell table:style-name="ce26" table:formula="of:=IF(ISNUMBER([.S828]);VLOOKUP([.S82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29]));VLOOKUP([.C829];['Dataset Descriptions'.$A$2:.$B$10];2;FALSE);&quot;&quot;)" office:value-type="string">
            <text:p/>
          </table:table-cell>
          <table:table-cell table:number-columns-repeated="13" table:style-name="ce27"/>
          <table:table-cell table:style-name="ce28"/>
          <table:table-cell table:style-name="ce26" table:formula="of:=IF(NOT(ISBLANK([.E829]));ROUND(((IF([.E829]=&quot;yes&quot;;1;0)*['Grading Scale'.E$2])+(IF([.F829]=&quot;yes&quot;;1;0)*['Grading Scale'.E$3])+(IF([.G829]=&quot;yes&quot;;1;0)*['Grading Scale'.E$4])+(IF([.H829]=&quot;yes&quot;;1;0)*['Grading Scale'.E$5])+(IF([.I829]=&quot;yes&quot;;1;0)*['Grading Scale'.E$6])+(IF([.J829]=&quot;yes&quot;;1;0)*['Grading Scale'.E$7])+(IF([.K829]=&quot;yes&quot;;1;0)*['Grading Scale'.E$8])+(IF([.L829]=&quot;yes&quot;;1;0)*['Grading Scale'.E$9])+(IF([.M829]=&quot;yes&quot;;1;0)*['Grading Scale'.E$10])+(IF([.N829]=&quot;yes&quot;;1;0)*['Grading Scale'.E$11])+(IF([.O829]=&quot;yes&quot;;1;0)*['Grading Scale'.E$12])+(IF([.P829]=&quot;yes&quot;;1;0)*['Grading Scale'.E$13]))/['Grading Scale'.E$14]*100;0);&quot;&quot;)" office:value-type="string">
            <text:p/>
          </table:table-cell>
          <table:table-cell table:style-name="ce26" table:formula="of:=IF(ISNUMBER([.S829]);VLOOKUP([.S82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0]));VLOOKUP([.C830];['Dataset Descriptions'.$A$2:.$B$10];2;FALSE);&quot;&quot;)" office:value-type="string">
            <text:p/>
          </table:table-cell>
          <table:table-cell table:number-columns-repeated="13" table:style-name="ce27"/>
          <table:table-cell table:style-name="ce28"/>
          <table:table-cell table:style-name="ce26" table:formula="of:=IF(NOT(ISBLANK([.E830]));ROUND(((IF([.E830]=&quot;yes&quot;;1;0)*['Grading Scale'.E$2])+(IF([.F830]=&quot;yes&quot;;1;0)*['Grading Scale'.E$3])+(IF([.G830]=&quot;yes&quot;;1;0)*['Grading Scale'.E$4])+(IF([.H830]=&quot;yes&quot;;1;0)*['Grading Scale'.E$5])+(IF([.I830]=&quot;yes&quot;;1;0)*['Grading Scale'.E$6])+(IF([.J830]=&quot;yes&quot;;1;0)*['Grading Scale'.E$7])+(IF([.K830]=&quot;yes&quot;;1;0)*['Grading Scale'.E$8])+(IF([.L830]=&quot;yes&quot;;1;0)*['Grading Scale'.E$9])+(IF([.M830]=&quot;yes&quot;;1;0)*['Grading Scale'.E$10])+(IF([.N830]=&quot;yes&quot;;1;0)*['Grading Scale'.E$11])+(IF([.O830]=&quot;yes&quot;;1;0)*['Grading Scale'.E$12])+(IF([.P830]=&quot;yes&quot;;1;0)*['Grading Scale'.E$13]))/['Grading Scale'.E$14]*100;0);&quot;&quot;)" office:value-type="string">
            <text:p/>
          </table:table-cell>
          <table:table-cell table:style-name="ce26" table:formula="of:=IF(ISNUMBER([.S830]);VLOOKUP([.S83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1]));VLOOKUP([.C831];['Dataset Descriptions'.$A$2:.$B$10];2;FALSE);&quot;&quot;)" office:value-type="string">
            <text:p/>
          </table:table-cell>
          <table:table-cell table:number-columns-repeated="13" table:style-name="ce27"/>
          <table:table-cell table:style-name="ce28"/>
          <table:table-cell table:style-name="ce26" table:formula="of:=IF(NOT(ISBLANK([.E831]));ROUND(((IF([.E831]=&quot;yes&quot;;1;0)*['Grading Scale'.E$2])+(IF([.F831]=&quot;yes&quot;;1;0)*['Grading Scale'.E$3])+(IF([.G831]=&quot;yes&quot;;1;0)*['Grading Scale'.E$4])+(IF([.H831]=&quot;yes&quot;;1;0)*['Grading Scale'.E$5])+(IF([.I831]=&quot;yes&quot;;1;0)*['Grading Scale'.E$6])+(IF([.J831]=&quot;yes&quot;;1;0)*['Grading Scale'.E$7])+(IF([.K831]=&quot;yes&quot;;1;0)*['Grading Scale'.E$8])+(IF([.L831]=&quot;yes&quot;;1;0)*['Grading Scale'.E$9])+(IF([.M831]=&quot;yes&quot;;1;0)*['Grading Scale'.E$10])+(IF([.N831]=&quot;yes&quot;;1;0)*['Grading Scale'.E$11])+(IF([.O831]=&quot;yes&quot;;1;0)*['Grading Scale'.E$12])+(IF([.P831]=&quot;yes&quot;;1;0)*['Grading Scale'.E$13]))/['Grading Scale'.E$14]*100;0);&quot;&quot;)" office:value-type="string">
            <text:p/>
          </table:table-cell>
          <table:table-cell table:style-name="ce26" table:formula="of:=IF(ISNUMBER([.S831]);VLOOKUP([.S83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2]));VLOOKUP([.C832];['Dataset Descriptions'.$A$2:.$B$10];2;FALSE);&quot;&quot;)" office:value-type="string">
            <text:p/>
          </table:table-cell>
          <table:table-cell table:number-columns-repeated="13" table:style-name="ce27"/>
          <table:table-cell table:style-name="ce28"/>
          <table:table-cell table:style-name="ce26" table:formula="of:=IF(NOT(ISBLANK([.E832]));ROUND(((IF([.E832]=&quot;yes&quot;;1;0)*['Grading Scale'.E$2])+(IF([.F832]=&quot;yes&quot;;1;0)*['Grading Scale'.E$3])+(IF([.G832]=&quot;yes&quot;;1;0)*['Grading Scale'.E$4])+(IF([.H832]=&quot;yes&quot;;1;0)*['Grading Scale'.E$5])+(IF([.I832]=&quot;yes&quot;;1;0)*['Grading Scale'.E$6])+(IF([.J832]=&quot;yes&quot;;1;0)*['Grading Scale'.E$7])+(IF([.K832]=&quot;yes&quot;;1;0)*['Grading Scale'.E$8])+(IF([.L832]=&quot;yes&quot;;1;0)*['Grading Scale'.E$9])+(IF([.M832]=&quot;yes&quot;;1;0)*['Grading Scale'.E$10])+(IF([.N832]=&quot;yes&quot;;1;0)*['Grading Scale'.E$11])+(IF([.O832]=&quot;yes&quot;;1;0)*['Grading Scale'.E$12])+(IF([.P832]=&quot;yes&quot;;1;0)*['Grading Scale'.E$13]))/['Grading Scale'.E$14]*100;0);&quot;&quot;)" office:value-type="string">
            <text:p/>
          </table:table-cell>
          <table:table-cell table:style-name="ce26" table:formula="of:=IF(ISNUMBER([.S832]);VLOOKUP([.S83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3]));VLOOKUP([.C833];['Dataset Descriptions'.$A$2:.$B$10];2;FALSE);&quot;&quot;)" office:value-type="string">
            <text:p/>
          </table:table-cell>
          <table:table-cell table:number-columns-repeated="13" table:style-name="ce27"/>
          <table:table-cell table:style-name="ce28"/>
          <table:table-cell table:style-name="ce26" table:formula="of:=IF(NOT(ISBLANK([.E833]));ROUND(((IF([.E833]=&quot;yes&quot;;1;0)*['Grading Scale'.E$2])+(IF([.F833]=&quot;yes&quot;;1;0)*['Grading Scale'.E$3])+(IF([.G833]=&quot;yes&quot;;1;0)*['Grading Scale'.E$4])+(IF([.H833]=&quot;yes&quot;;1;0)*['Grading Scale'.E$5])+(IF([.I833]=&quot;yes&quot;;1;0)*['Grading Scale'.E$6])+(IF([.J833]=&quot;yes&quot;;1;0)*['Grading Scale'.E$7])+(IF([.K833]=&quot;yes&quot;;1;0)*['Grading Scale'.E$8])+(IF([.L833]=&quot;yes&quot;;1;0)*['Grading Scale'.E$9])+(IF([.M833]=&quot;yes&quot;;1;0)*['Grading Scale'.E$10])+(IF([.N833]=&quot;yes&quot;;1;0)*['Grading Scale'.E$11])+(IF([.O833]=&quot;yes&quot;;1;0)*['Grading Scale'.E$12])+(IF([.P833]=&quot;yes&quot;;1;0)*['Grading Scale'.E$13]))/['Grading Scale'.E$14]*100;0);&quot;&quot;)" office:value-type="string">
            <text:p/>
          </table:table-cell>
          <table:table-cell table:style-name="ce26" table:formula="of:=IF(ISNUMBER([.S833]);VLOOKUP([.S83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4]));VLOOKUP([.C834];['Dataset Descriptions'.$A$2:.$B$10];2;FALSE);&quot;&quot;)" office:value-type="string">
            <text:p/>
          </table:table-cell>
          <table:table-cell table:number-columns-repeated="13" table:style-name="ce27"/>
          <table:table-cell table:style-name="ce28"/>
          <table:table-cell table:style-name="ce26" table:formula="of:=IF(NOT(ISBLANK([.E834]));ROUND(((IF([.E834]=&quot;yes&quot;;1;0)*['Grading Scale'.E$2])+(IF([.F834]=&quot;yes&quot;;1;0)*['Grading Scale'.E$3])+(IF([.G834]=&quot;yes&quot;;1;0)*['Grading Scale'.E$4])+(IF([.H834]=&quot;yes&quot;;1;0)*['Grading Scale'.E$5])+(IF([.I834]=&quot;yes&quot;;1;0)*['Grading Scale'.E$6])+(IF([.J834]=&quot;yes&quot;;1;0)*['Grading Scale'.E$7])+(IF([.K834]=&quot;yes&quot;;1;0)*['Grading Scale'.E$8])+(IF([.L834]=&quot;yes&quot;;1;0)*['Grading Scale'.E$9])+(IF([.M834]=&quot;yes&quot;;1;0)*['Grading Scale'.E$10])+(IF([.N834]=&quot;yes&quot;;1;0)*['Grading Scale'.E$11])+(IF([.O834]=&quot;yes&quot;;1;0)*['Grading Scale'.E$12])+(IF([.P834]=&quot;yes&quot;;1;0)*['Grading Scale'.E$13]))/['Grading Scale'.E$14]*100;0);&quot;&quot;)" office:value-type="string">
            <text:p/>
          </table:table-cell>
          <table:table-cell table:style-name="ce26" table:formula="of:=IF(ISNUMBER([.S834]);VLOOKUP([.S83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5]));VLOOKUP([.C835];['Dataset Descriptions'.$A$2:.$B$10];2;FALSE);&quot;&quot;)" office:value-type="string">
            <text:p/>
          </table:table-cell>
          <table:table-cell table:number-columns-repeated="13" table:style-name="ce27"/>
          <table:table-cell table:style-name="ce28"/>
          <table:table-cell table:style-name="ce26" table:formula="of:=IF(NOT(ISBLANK([.E835]));ROUND(((IF([.E835]=&quot;yes&quot;;1;0)*['Grading Scale'.E$2])+(IF([.F835]=&quot;yes&quot;;1;0)*['Grading Scale'.E$3])+(IF([.G835]=&quot;yes&quot;;1;0)*['Grading Scale'.E$4])+(IF([.H835]=&quot;yes&quot;;1;0)*['Grading Scale'.E$5])+(IF([.I835]=&quot;yes&quot;;1;0)*['Grading Scale'.E$6])+(IF([.J835]=&quot;yes&quot;;1;0)*['Grading Scale'.E$7])+(IF([.K835]=&quot;yes&quot;;1;0)*['Grading Scale'.E$8])+(IF([.L835]=&quot;yes&quot;;1;0)*['Grading Scale'.E$9])+(IF([.M835]=&quot;yes&quot;;1;0)*['Grading Scale'.E$10])+(IF([.N835]=&quot;yes&quot;;1;0)*['Grading Scale'.E$11])+(IF([.O835]=&quot;yes&quot;;1;0)*['Grading Scale'.E$12])+(IF([.P835]=&quot;yes&quot;;1;0)*['Grading Scale'.E$13]))/['Grading Scale'.E$14]*100;0);&quot;&quot;)" office:value-type="string">
            <text:p/>
          </table:table-cell>
          <table:table-cell table:style-name="ce26" table:formula="of:=IF(ISNUMBER([.S835]);VLOOKUP([.S83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6]));VLOOKUP([.C836];['Dataset Descriptions'.$A$2:.$B$10];2;FALSE);&quot;&quot;)" office:value-type="string">
            <text:p/>
          </table:table-cell>
          <table:table-cell table:number-columns-repeated="13" table:style-name="ce27"/>
          <table:table-cell table:style-name="ce28"/>
          <table:table-cell table:style-name="ce26" table:formula="of:=IF(NOT(ISBLANK([.E836]));ROUND(((IF([.E836]=&quot;yes&quot;;1;0)*['Grading Scale'.E$2])+(IF([.F836]=&quot;yes&quot;;1;0)*['Grading Scale'.E$3])+(IF([.G836]=&quot;yes&quot;;1;0)*['Grading Scale'.E$4])+(IF([.H836]=&quot;yes&quot;;1;0)*['Grading Scale'.E$5])+(IF([.I836]=&quot;yes&quot;;1;0)*['Grading Scale'.E$6])+(IF([.J836]=&quot;yes&quot;;1;0)*['Grading Scale'.E$7])+(IF([.K836]=&quot;yes&quot;;1;0)*['Grading Scale'.E$8])+(IF([.L836]=&quot;yes&quot;;1;0)*['Grading Scale'.E$9])+(IF([.M836]=&quot;yes&quot;;1;0)*['Grading Scale'.E$10])+(IF([.N836]=&quot;yes&quot;;1;0)*['Grading Scale'.E$11])+(IF([.O836]=&quot;yes&quot;;1;0)*['Grading Scale'.E$12])+(IF([.P836]=&quot;yes&quot;;1;0)*['Grading Scale'.E$13]))/['Grading Scale'.E$14]*100;0);&quot;&quot;)" office:value-type="string">
            <text:p/>
          </table:table-cell>
          <table:table-cell table:style-name="ce26" table:formula="of:=IF(ISNUMBER([.S836]);VLOOKUP([.S83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7]));VLOOKUP([.C837];['Dataset Descriptions'.$A$2:.$B$10];2;FALSE);&quot;&quot;)" office:value-type="string">
            <text:p/>
          </table:table-cell>
          <table:table-cell table:number-columns-repeated="13" table:style-name="ce27"/>
          <table:table-cell table:style-name="ce28"/>
          <table:table-cell table:style-name="ce26" table:formula="of:=IF(NOT(ISBLANK([.E837]));ROUND(((IF([.E837]=&quot;yes&quot;;1;0)*['Grading Scale'.E$2])+(IF([.F837]=&quot;yes&quot;;1;0)*['Grading Scale'.E$3])+(IF([.G837]=&quot;yes&quot;;1;0)*['Grading Scale'.E$4])+(IF([.H837]=&quot;yes&quot;;1;0)*['Grading Scale'.E$5])+(IF([.I837]=&quot;yes&quot;;1;0)*['Grading Scale'.E$6])+(IF([.J837]=&quot;yes&quot;;1;0)*['Grading Scale'.E$7])+(IF([.K837]=&quot;yes&quot;;1;0)*['Grading Scale'.E$8])+(IF([.L837]=&quot;yes&quot;;1;0)*['Grading Scale'.E$9])+(IF([.M837]=&quot;yes&quot;;1;0)*['Grading Scale'.E$10])+(IF([.N837]=&quot;yes&quot;;1;0)*['Grading Scale'.E$11])+(IF([.O837]=&quot;yes&quot;;1;0)*['Grading Scale'.E$12])+(IF([.P837]=&quot;yes&quot;;1;0)*['Grading Scale'.E$13]))/['Grading Scale'.E$14]*100;0);&quot;&quot;)" office:value-type="string">
            <text:p/>
          </table:table-cell>
          <table:table-cell table:style-name="ce26" table:formula="of:=IF(ISNUMBER([.S837]);VLOOKUP([.S83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8]));VLOOKUP([.C838];['Dataset Descriptions'.$A$2:.$B$10];2;FALSE);&quot;&quot;)" office:value-type="string">
            <text:p/>
          </table:table-cell>
          <table:table-cell table:number-columns-repeated="13" table:style-name="ce27"/>
          <table:table-cell table:style-name="ce28"/>
          <table:table-cell table:style-name="ce26" table:formula="of:=IF(NOT(ISBLANK([.E838]));ROUND(((IF([.E838]=&quot;yes&quot;;1;0)*['Grading Scale'.E$2])+(IF([.F838]=&quot;yes&quot;;1;0)*['Grading Scale'.E$3])+(IF([.G838]=&quot;yes&quot;;1;0)*['Grading Scale'.E$4])+(IF([.H838]=&quot;yes&quot;;1;0)*['Grading Scale'.E$5])+(IF([.I838]=&quot;yes&quot;;1;0)*['Grading Scale'.E$6])+(IF([.J838]=&quot;yes&quot;;1;0)*['Grading Scale'.E$7])+(IF([.K838]=&quot;yes&quot;;1;0)*['Grading Scale'.E$8])+(IF([.L838]=&quot;yes&quot;;1;0)*['Grading Scale'.E$9])+(IF([.M838]=&quot;yes&quot;;1;0)*['Grading Scale'.E$10])+(IF([.N838]=&quot;yes&quot;;1;0)*['Grading Scale'.E$11])+(IF([.O838]=&quot;yes&quot;;1;0)*['Grading Scale'.E$12])+(IF([.P838]=&quot;yes&quot;;1;0)*['Grading Scale'.E$13]))/['Grading Scale'.E$14]*100;0);&quot;&quot;)" office:value-type="string">
            <text:p/>
          </table:table-cell>
          <table:table-cell table:style-name="ce26" table:formula="of:=IF(ISNUMBER([.S838]);VLOOKUP([.S83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39]));VLOOKUP([.C839];['Dataset Descriptions'.$A$2:.$B$10];2;FALSE);&quot;&quot;)" office:value-type="string">
            <text:p/>
          </table:table-cell>
          <table:table-cell table:number-columns-repeated="13" table:style-name="ce27"/>
          <table:table-cell table:style-name="ce28"/>
          <table:table-cell table:style-name="ce26" table:formula="of:=IF(NOT(ISBLANK([.E839]));ROUND(((IF([.E839]=&quot;yes&quot;;1;0)*['Grading Scale'.E$2])+(IF([.F839]=&quot;yes&quot;;1;0)*['Grading Scale'.E$3])+(IF([.G839]=&quot;yes&quot;;1;0)*['Grading Scale'.E$4])+(IF([.H839]=&quot;yes&quot;;1;0)*['Grading Scale'.E$5])+(IF([.I839]=&quot;yes&quot;;1;0)*['Grading Scale'.E$6])+(IF([.J839]=&quot;yes&quot;;1;0)*['Grading Scale'.E$7])+(IF([.K839]=&quot;yes&quot;;1;0)*['Grading Scale'.E$8])+(IF([.L839]=&quot;yes&quot;;1;0)*['Grading Scale'.E$9])+(IF([.M839]=&quot;yes&quot;;1;0)*['Grading Scale'.E$10])+(IF([.N839]=&quot;yes&quot;;1;0)*['Grading Scale'.E$11])+(IF([.O839]=&quot;yes&quot;;1;0)*['Grading Scale'.E$12])+(IF([.P839]=&quot;yes&quot;;1;0)*['Grading Scale'.E$13]))/['Grading Scale'.E$14]*100;0);&quot;&quot;)" office:value-type="string">
            <text:p/>
          </table:table-cell>
          <table:table-cell table:style-name="ce26" table:formula="of:=IF(ISNUMBER([.S839]);VLOOKUP([.S83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0]));VLOOKUP([.C840];['Dataset Descriptions'.$A$2:.$B$10];2;FALSE);&quot;&quot;)" office:value-type="string">
            <text:p/>
          </table:table-cell>
          <table:table-cell table:number-columns-repeated="13" table:style-name="ce27"/>
          <table:table-cell table:style-name="ce28"/>
          <table:table-cell table:style-name="ce26" table:formula="of:=IF(NOT(ISBLANK([.E840]));ROUND(((IF([.E840]=&quot;yes&quot;;1;0)*['Grading Scale'.E$2])+(IF([.F840]=&quot;yes&quot;;1;0)*['Grading Scale'.E$3])+(IF([.G840]=&quot;yes&quot;;1;0)*['Grading Scale'.E$4])+(IF([.H840]=&quot;yes&quot;;1;0)*['Grading Scale'.E$5])+(IF([.I840]=&quot;yes&quot;;1;0)*['Grading Scale'.E$6])+(IF([.J840]=&quot;yes&quot;;1;0)*['Grading Scale'.E$7])+(IF([.K840]=&quot;yes&quot;;1;0)*['Grading Scale'.E$8])+(IF([.L840]=&quot;yes&quot;;1;0)*['Grading Scale'.E$9])+(IF([.M840]=&quot;yes&quot;;1;0)*['Grading Scale'.E$10])+(IF([.N840]=&quot;yes&quot;;1;0)*['Grading Scale'.E$11])+(IF([.O840]=&quot;yes&quot;;1;0)*['Grading Scale'.E$12])+(IF([.P840]=&quot;yes&quot;;1;0)*['Grading Scale'.E$13]))/['Grading Scale'.E$14]*100;0);&quot;&quot;)" office:value-type="string">
            <text:p/>
          </table:table-cell>
          <table:table-cell table:style-name="ce26" table:formula="of:=IF(ISNUMBER([.S840]);VLOOKUP([.S84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1]));VLOOKUP([.C841];['Dataset Descriptions'.$A$2:.$B$10];2;FALSE);&quot;&quot;)" office:value-type="string">
            <text:p/>
          </table:table-cell>
          <table:table-cell table:number-columns-repeated="13" table:style-name="ce27"/>
          <table:table-cell table:style-name="ce28"/>
          <table:table-cell table:style-name="ce26" table:formula="of:=IF(NOT(ISBLANK([.E841]));ROUND(((IF([.E841]=&quot;yes&quot;;1;0)*['Grading Scale'.E$2])+(IF([.F841]=&quot;yes&quot;;1;0)*['Grading Scale'.E$3])+(IF([.G841]=&quot;yes&quot;;1;0)*['Grading Scale'.E$4])+(IF([.H841]=&quot;yes&quot;;1;0)*['Grading Scale'.E$5])+(IF([.I841]=&quot;yes&quot;;1;0)*['Grading Scale'.E$6])+(IF([.J841]=&quot;yes&quot;;1;0)*['Grading Scale'.E$7])+(IF([.K841]=&quot;yes&quot;;1;0)*['Grading Scale'.E$8])+(IF([.L841]=&quot;yes&quot;;1;0)*['Grading Scale'.E$9])+(IF([.M841]=&quot;yes&quot;;1;0)*['Grading Scale'.E$10])+(IF([.N841]=&quot;yes&quot;;1;0)*['Grading Scale'.E$11])+(IF([.O841]=&quot;yes&quot;;1;0)*['Grading Scale'.E$12])+(IF([.P841]=&quot;yes&quot;;1;0)*['Grading Scale'.E$13]))/['Grading Scale'.E$14]*100;0);&quot;&quot;)" office:value-type="string">
            <text:p/>
          </table:table-cell>
          <table:table-cell table:style-name="ce26" table:formula="of:=IF(ISNUMBER([.S841]);VLOOKUP([.S84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2]));VLOOKUP([.C842];['Dataset Descriptions'.$A$2:.$B$10];2;FALSE);&quot;&quot;)" office:value-type="string">
            <text:p/>
          </table:table-cell>
          <table:table-cell table:number-columns-repeated="13" table:style-name="ce27"/>
          <table:table-cell table:style-name="ce28"/>
          <table:table-cell table:style-name="ce26" table:formula="of:=IF(NOT(ISBLANK([.E842]));ROUND(((IF([.E842]=&quot;yes&quot;;1;0)*['Grading Scale'.E$2])+(IF([.F842]=&quot;yes&quot;;1;0)*['Grading Scale'.E$3])+(IF([.G842]=&quot;yes&quot;;1;0)*['Grading Scale'.E$4])+(IF([.H842]=&quot;yes&quot;;1;0)*['Grading Scale'.E$5])+(IF([.I842]=&quot;yes&quot;;1;0)*['Grading Scale'.E$6])+(IF([.J842]=&quot;yes&quot;;1;0)*['Grading Scale'.E$7])+(IF([.K842]=&quot;yes&quot;;1;0)*['Grading Scale'.E$8])+(IF([.L842]=&quot;yes&quot;;1;0)*['Grading Scale'.E$9])+(IF([.M842]=&quot;yes&quot;;1;0)*['Grading Scale'.E$10])+(IF([.N842]=&quot;yes&quot;;1;0)*['Grading Scale'.E$11])+(IF([.O842]=&quot;yes&quot;;1;0)*['Grading Scale'.E$12])+(IF([.P842]=&quot;yes&quot;;1;0)*['Grading Scale'.E$13]))/['Grading Scale'.E$14]*100;0);&quot;&quot;)" office:value-type="string">
            <text:p/>
          </table:table-cell>
          <table:table-cell table:style-name="ce26" table:formula="of:=IF(ISNUMBER([.S842]);VLOOKUP([.S84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3]));VLOOKUP([.C843];['Dataset Descriptions'.$A$2:.$B$10];2;FALSE);&quot;&quot;)" office:value-type="string">
            <text:p/>
          </table:table-cell>
          <table:table-cell table:number-columns-repeated="13" table:style-name="ce27"/>
          <table:table-cell table:style-name="ce28"/>
          <table:table-cell table:style-name="ce26" table:formula="of:=IF(NOT(ISBLANK([.E843]));ROUND(((IF([.E843]=&quot;yes&quot;;1;0)*['Grading Scale'.E$2])+(IF([.F843]=&quot;yes&quot;;1;0)*['Grading Scale'.E$3])+(IF([.G843]=&quot;yes&quot;;1;0)*['Grading Scale'.E$4])+(IF([.H843]=&quot;yes&quot;;1;0)*['Grading Scale'.E$5])+(IF([.I843]=&quot;yes&quot;;1;0)*['Grading Scale'.E$6])+(IF([.J843]=&quot;yes&quot;;1;0)*['Grading Scale'.E$7])+(IF([.K843]=&quot;yes&quot;;1;0)*['Grading Scale'.E$8])+(IF([.L843]=&quot;yes&quot;;1;0)*['Grading Scale'.E$9])+(IF([.M843]=&quot;yes&quot;;1;0)*['Grading Scale'.E$10])+(IF([.N843]=&quot;yes&quot;;1;0)*['Grading Scale'.E$11])+(IF([.O843]=&quot;yes&quot;;1;0)*['Grading Scale'.E$12])+(IF([.P843]=&quot;yes&quot;;1;0)*['Grading Scale'.E$13]))/['Grading Scale'.E$14]*100;0);&quot;&quot;)" office:value-type="string">
            <text:p/>
          </table:table-cell>
          <table:table-cell table:style-name="ce26" table:formula="of:=IF(ISNUMBER([.S843]);VLOOKUP([.S84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4]));VLOOKUP([.C844];['Dataset Descriptions'.$A$2:.$B$10];2;FALSE);&quot;&quot;)" office:value-type="string">
            <text:p/>
          </table:table-cell>
          <table:table-cell table:number-columns-repeated="13" table:style-name="ce27"/>
          <table:table-cell table:style-name="ce28"/>
          <table:table-cell table:style-name="ce26" table:formula="of:=IF(NOT(ISBLANK([.E844]));ROUND(((IF([.E844]=&quot;yes&quot;;1;0)*['Grading Scale'.E$2])+(IF([.F844]=&quot;yes&quot;;1;0)*['Grading Scale'.E$3])+(IF([.G844]=&quot;yes&quot;;1;0)*['Grading Scale'.E$4])+(IF([.H844]=&quot;yes&quot;;1;0)*['Grading Scale'.E$5])+(IF([.I844]=&quot;yes&quot;;1;0)*['Grading Scale'.E$6])+(IF([.J844]=&quot;yes&quot;;1;0)*['Grading Scale'.E$7])+(IF([.K844]=&quot;yes&quot;;1;0)*['Grading Scale'.E$8])+(IF([.L844]=&quot;yes&quot;;1;0)*['Grading Scale'.E$9])+(IF([.M844]=&quot;yes&quot;;1;0)*['Grading Scale'.E$10])+(IF([.N844]=&quot;yes&quot;;1;0)*['Grading Scale'.E$11])+(IF([.O844]=&quot;yes&quot;;1;0)*['Grading Scale'.E$12])+(IF([.P844]=&quot;yes&quot;;1;0)*['Grading Scale'.E$13]))/['Grading Scale'.E$14]*100;0);&quot;&quot;)" office:value-type="string">
            <text:p/>
          </table:table-cell>
          <table:table-cell table:style-name="ce26" table:formula="of:=IF(ISNUMBER([.S844]);VLOOKUP([.S84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5]));VLOOKUP([.C845];['Dataset Descriptions'.$A$2:.$B$10];2;FALSE);&quot;&quot;)" office:value-type="string">
            <text:p/>
          </table:table-cell>
          <table:table-cell table:number-columns-repeated="13" table:style-name="ce27"/>
          <table:table-cell table:style-name="ce28"/>
          <table:table-cell table:style-name="ce26" table:formula="of:=IF(NOT(ISBLANK([.E845]));ROUND(((IF([.E845]=&quot;yes&quot;;1;0)*['Grading Scale'.E$2])+(IF([.F845]=&quot;yes&quot;;1;0)*['Grading Scale'.E$3])+(IF([.G845]=&quot;yes&quot;;1;0)*['Grading Scale'.E$4])+(IF([.H845]=&quot;yes&quot;;1;0)*['Grading Scale'.E$5])+(IF([.I845]=&quot;yes&quot;;1;0)*['Grading Scale'.E$6])+(IF([.J845]=&quot;yes&quot;;1;0)*['Grading Scale'.E$7])+(IF([.K845]=&quot;yes&quot;;1;0)*['Grading Scale'.E$8])+(IF([.L845]=&quot;yes&quot;;1;0)*['Grading Scale'.E$9])+(IF([.M845]=&quot;yes&quot;;1;0)*['Grading Scale'.E$10])+(IF([.N845]=&quot;yes&quot;;1;0)*['Grading Scale'.E$11])+(IF([.O845]=&quot;yes&quot;;1;0)*['Grading Scale'.E$12])+(IF([.P845]=&quot;yes&quot;;1;0)*['Grading Scale'.E$13]))/['Grading Scale'.E$14]*100;0);&quot;&quot;)" office:value-type="string">
            <text:p/>
          </table:table-cell>
          <table:table-cell table:style-name="ce26" table:formula="of:=IF(ISNUMBER([.S845]);VLOOKUP([.S84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6]));VLOOKUP([.C846];['Dataset Descriptions'.$A$2:.$B$10];2;FALSE);&quot;&quot;)" office:value-type="string">
            <text:p/>
          </table:table-cell>
          <table:table-cell table:number-columns-repeated="13" table:style-name="ce27"/>
          <table:table-cell table:style-name="ce28"/>
          <table:table-cell table:style-name="ce26" table:formula="of:=IF(NOT(ISBLANK([.E846]));ROUND(((IF([.E846]=&quot;yes&quot;;1;0)*['Grading Scale'.E$2])+(IF([.F846]=&quot;yes&quot;;1;0)*['Grading Scale'.E$3])+(IF([.G846]=&quot;yes&quot;;1;0)*['Grading Scale'.E$4])+(IF([.H846]=&quot;yes&quot;;1;0)*['Grading Scale'.E$5])+(IF([.I846]=&quot;yes&quot;;1;0)*['Grading Scale'.E$6])+(IF([.J846]=&quot;yes&quot;;1;0)*['Grading Scale'.E$7])+(IF([.K846]=&quot;yes&quot;;1;0)*['Grading Scale'.E$8])+(IF([.L846]=&quot;yes&quot;;1;0)*['Grading Scale'.E$9])+(IF([.M846]=&quot;yes&quot;;1;0)*['Grading Scale'.E$10])+(IF([.N846]=&quot;yes&quot;;1;0)*['Grading Scale'.E$11])+(IF([.O846]=&quot;yes&quot;;1;0)*['Grading Scale'.E$12])+(IF([.P846]=&quot;yes&quot;;1;0)*['Grading Scale'.E$13]))/['Grading Scale'.E$14]*100;0);&quot;&quot;)" office:value-type="string">
            <text:p/>
          </table:table-cell>
          <table:table-cell table:style-name="ce26" table:formula="of:=IF(ISNUMBER([.S846]);VLOOKUP([.S84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7]));VLOOKUP([.C847];['Dataset Descriptions'.$A$2:.$B$10];2;FALSE);&quot;&quot;)" office:value-type="string">
            <text:p/>
          </table:table-cell>
          <table:table-cell table:number-columns-repeated="13" table:style-name="ce27"/>
          <table:table-cell table:style-name="ce28"/>
          <table:table-cell table:style-name="ce26" table:formula="of:=IF(NOT(ISBLANK([.E847]));ROUND(((IF([.E847]=&quot;yes&quot;;1;0)*['Grading Scale'.E$2])+(IF([.F847]=&quot;yes&quot;;1;0)*['Grading Scale'.E$3])+(IF([.G847]=&quot;yes&quot;;1;0)*['Grading Scale'.E$4])+(IF([.H847]=&quot;yes&quot;;1;0)*['Grading Scale'.E$5])+(IF([.I847]=&quot;yes&quot;;1;0)*['Grading Scale'.E$6])+(IF([.J847]=&quot;yes&quot;;1;0)*['Grading Scale'.E$7])+(IF([.K847]=&quot;yes&quot;;1;0)*['Grading Scale'.E$8])+(IF([.L847]=&quot;yes&quot;;1;0)*['Grading Scale'.E$9])+(IF([.M847]=&quot;yes&quot;;1;0)*['Grading Scale'.E$10])+(IF([.N847]=&quot;yes&quot;;1;0)*['Grading Scale'.E$11])+(IF([.O847]=&quot;yes&quot;;1;0)*['Grading Scale'.E$12])+(IF([.P847]=&quot;yes&quot;;1;0)*['Grading Scale'.E$13]))/['Grading Scale'.E$14]*100;0);&quot;&quot;)" office:value-type="string">
            <text:p/>
          </table:table-cell>
          <table:table-cell table:style-name="ce26" table:formula="of:=IF(ISNUMBER([.S847]);VLOOKUP([.S84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8]));VLOOKUP([.C848];['Dataset Descriptions'.$A$2:.$B$10];2;FALSE);&quot;&quot;)" office:value-type="string">
            <text:p/>
          </table:table-cell>
          <table:table-cell table:number-columns-repeated="13" table:style-name="ce27"/>
          <table:table-cell table:style-name="ce28"/>
          <table:table-cell table:style-name="ce26" table:formula="of:=IF(NOT(ISBLANK([.E848]));ROUND(((IF([.E848]=&quot;yes&quot;;1;0)*['Grading Scale'.E$2])+(IF([.F848]=&quot;yes&quot;;1;0)*['Grading Scale'.E$3])+(IF([.G848]=&quot;yes&quot;;1;0)*['Grading Scale'.E$4])+(IF([.H848]=&quot;yes&quot;;1;0)*['Grading Scale'.E$5])+(IF([.I848]=&quot;yes&quot;;1;0)*['Grading Scale'.E$6])+(IF([.J848]=&quot;yes&quot;;1;0)*['Grading Scale'.E$7])+(IF([.K848]=&quot;yes&quot;;1;0)*['Grading Scale'.E$8])+(IF([.L848]=&quot;yes&quot;;1;0)*['Grading Scale'.E$9])+(IF([.M848]=&quot;yes&quot;;1;0)*['Grading Scale'.E$10])+(IF([.N848]=&quot;yes&quot;;1;0)*['Grading Scale'.E$11])+(IF([.O848]=&quot;yes&quot;;1;0)*['Grading Scale'.E$12])+(IF([.P848]=&quot;yes&quot;;1;0)*['Grading Scale'.E$13]))/['Grading Scale'.E$14]*100;0);&quot;&quot;)" office:value-type="string">
            <text:p/>
          </table:table-cell>
          <table:table-cell table:style-name="ce26" table:formula="of:=IF(ISNUMBER([.S848]);VLOOKUP([.S84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49]));VLOOKUP([.C849];['Dataset Descriptions'.$A$2:.$B$10];2;FALSE);&quot;&quot;)" office:value-type="string">
            <text:p/>
          </table:table-cell>
          <table:table-cell table:number-columns-repeated="13" table:style-name="ce27"/>
          <table:table-cell table:style-name="ce28"/>
          <table:table-cell table:style-name="ce26" table:formula="of:=IF(NOT(ISBLANK([.E849]));ROUND(((IF([.E849]=&quot;yes&quot;;1;0)*['Grading Scale'.E$2])+(IF([.F849]=&quot;yes&quot;;1;0)*['Grading Scale'.E$3])+(IF([.G849]=&quot;yes&quot;;1;0)*['Grading Scale'.E$4])+(IF([.H849]=&quot;yes&quot;;1;0)*['Grading Scale'.E$5])+(IF([.I849]=&quot;yes&quot;;1;0)*['Grading Scale'.E$6])+(IF([.J849]=&quot;yes&quot;;1;0)*['Grading Scale'.E$7])+(IF([.K849]=&quot;yes&quot;;1;0)*['Grading Scale'.E$8])+(IF([.L849]=&quot;yes&quot;;1;0)*['Grading Scale'.E$9])+(IF([.M849]=&quot;yes&quot;;1;0)*['Grading Scale'.E$10])+(IF([.N849]=&quot;yes&quot;;1;0)*['Grading Scale'.E$11])+(IF([.O849]=&quot;yes&quot;;1;0)*['Grading Scale'.E$12])+(IF([.P849]=&quot;yes&quot;;1;0)*['Grading Scale'.E$13]))/['Grading Scale'.E$14]*100;0);&quot;&quot;)" office:value-type="string">
            <text:p/>
          </table:table-cell>
          <table:table-cell table:style-name="ce26" table:formula="of:=IF(ISNUMBER([.S849]);VLOOKUP([.S84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0]));VLOOKUP([.C850];['Dataset Descriptions'.$A$2:.$B$10];2;FALSE);&quot;&quot;)" office:value-type="string">
            <text:p/>
          </table:table-cell>
          <table:table-cell table:number-columns-repeated="13" table:style-name="ce27"/>
          <table:table-cell table:style-name="ce28"/>
          <table:table-cell table:style-name="ce26" table:formula="of:=IF(NOT(ISBLANK([.E850]));ROUND(((IF([.E850]=&quot;yes&quot;;1;0)*['Grading Scale'.E$2])+(IF([.F850]=&quot;yes&quot;;1;0)*['Grading Scale'.E$3])+(IF([.G850]=&quot;yes&quot;;1;0)*['Grading Scale'.E$4])+(IF([.H850]=&quot;yes&quot;;1;0)*['Grading Scale'.E$5])+(IF([.I850]=&quot;yes&quot;;1;0)*['Grading Scale'.E$6])+(IF([.J850]=&quot;yes&quot;;1;0)*['Grading Scale'.E$7])+(IF([.K850]=&quot;yes&quot;;1;0)*['Grading Scale'.E$8])+(IF([.L850]=&quot;yes&quot;;1;0)*['Grading Scale'.E$9])+(IF([.M850]=&quot;yes&quot;;1;0)*['Grading Scale'.E$10])+(IF([.N850]=&quot;yes&quot;;1;0)*['Grading Scale'.E$11])+(IF([.O850]=&quot;yes&quot;;1;0)*['Grading Scale'.E$12])+(IF([.P850]=&quot;yes&quot;;1;0)*['Grading Scale'.E$13]))/['Grading Scale'.E$14]*100;0);&quot;&quot;)" office:value-type="string">
            <text:p/>
          </table:table-cell>
          <table:table-cell table:style-name="ce26" table:formula="of:=IF(ISNUMBER([.S850]);VLOOKUP([.S85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1]));VLOOKUP([.C851];['Dataset Descriptions'.$A$2:.$B$10];2;FALSE);&quot;&quot;)" office:value-type="string">
            <text:p/>
          </table:table-cell>
          <table:table-cell table:number-columns-repeated="13" table:style-name="ce27"/>
          <table:table-cell table:style-name="ce28"/>
          <table:table-cell table:style-name="ce27"/>
          <table:table-cell table:style-name="ce26" table:formula="of:=IF(ISNUMBER([.S851]);VLOOKUP([.S85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2]));VLOOKUP([.C852];['Dataset Descriptions'.$A$2:.$B$10];2;FALSE);&quot;&quot;)" office:value-type="string">
            <text:p/>
          </table:table-cell>
          <table:table-cell table:number-columns-repeated="13" table:style-name="ce27"/>
          <table:table-cell table:style-name="ce28"/>
          <table:table-cell table:style-name="ce27"/>
          <table:table-cell table:style-name="ce26" table:formula="of:=IF(ISNUMBER([.S852]);VLOOKUP([.S85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3]));VLOOKUP([.C853];['Dataset Descriptions'.$A$2:.$B$10];2;FALSE);&quot;&quot;)" office:value-type="string">
            <text:p/>
          </table:table-cell>
          <table:table-cell table:number-columns-repeated="13" table:style-name="ce27"/>
          <table:table-cell table:style-name="ce28"/>
          <table:table-cell table:style-name="ce27"/>
          <table:table-cell table:style-name="ce26" table:formula="of:=IF(ISNUMBER([.S853]);VLOOKUP([.S85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4]));VLOOKUP([.C854];['Dataset Descriptions'.$A$2:.$B$10];2;FALSE);&quot;&quot;)" office:value-type="string">
            <text:p/>
          </table:table-cell>
          <table:table-cell table:number-columns-repeated="13" table:style-name="ce27"/>
          <table:table-cell table:style-name="ce28"/>
          <table:table-cell table:style-name="ce27"/>
          <table:table-cell table:style-name="ce26" table:formula="of:=IF(ISNUMBER([.S854]);VLOOKUP([.S85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5]));VLOOKUP([.C855];['Dataset Descriptions'.$A$2:.$B$10];2;FALSE);&quot;&quot;)" office:value-type="string">
            <text:p/>
          </table:table-cell>
          <table:table-cell table:number-columns-repeated="13" table:style-name="ce27"/>
          <table:table-cell table:style-name="ce28"/>
          <table:table-cell table:style-name="ce27"/>
          <table:table-cell table:style-name="ce26" table:formula="of:=IF(ISNUMBER([.S855]);VLOOKUP([.S85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6]));VLOOKUP([.C856];['Dataset Descriptions'.$A$2:.$B$10];2;FALSE);&quot;&quot;)" office:value-type="string">
            <text:p/>
          </table:table-cell>
          <table:table-cell table:number-columns-repeated="13" table:style-name="ce27"/>
          <table:table-cell table:style-name="ce28"/>
          <table:table-cell table:style-name="ce27"/>
          <table:table-cell table:style-name="ce26" table:formula="of:=IF(ISNUMBER([.S856]);VLOOKUP([.S85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7]));VLOOKUP([.C857];['Dataset Descriptions'.$A$2:.$B$10];2;FALSE);&quot;&quot;)" office:value-type="string">
            <text:p/>
          </table:table-cell>
          <table:table-cell table:number-columns-repeated="13" table:style-name="ce27"/>
          <table:table-cell table:style-name="ce28"/>
          <table:table-cell table:style-name="ce27"/>
          <table:table-cell table:style-name="ce26" table:formula="of:=IF(ISNUMBER([.S857]);VLOOKUP([.S85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8]));VLOOKUP([.C858];['Dataset Descriptions'.$A$2:.$B$10];2;FALSE);&quot;&quot;)" office:value-type="string">
            <text:p/>
          </table:table-cell>
          <table:table-cell table:number-columns-repeated="13" table:style-name="ce27"/>
          <table:table-cell table:style-name="ce28"/>
          <table:table-cell table:style-name="ce27"/>
          <table:table-cell table:style-name="ce26" table:formula="of:=IF(ISNUMBER([.S858]);VLOOKUP([.S858];['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59]));VLOOKUP([.C859];['Dataset Descriptions'.$A$2:.$B$10];2;FALSE);&quot;&quot;)" office:value-type="string">
            <text:p/>
          </table:table-cell>
          <table:table-cell table:number-columns-repeated="13" table:style-name="ce27"/>
          <table:table-cell table:style-name="ce28"/>
          <table:table-cell table:style-name="ce27"/>
          <table:table-cell table:style-name="ce26" table:formula="of:=IF(NOT(ISBLANK([.S859]));VLOOKUP([.S859];['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0]));VLOOKUP([.C860];['Dataset Descriptions'.$A$2:.$B$10];2;FALSE);&quot;&quot;)" office:value-type="string">
            <text:p/>
          </table:table-cell>
          <table:table-cell table:number-columns-repeated="13" table:style-name="ce27"/>
          <table:table-cell table:style-name="ce28"/>
          <table:table-cell table:style-name="ce27"/>
          <table:table-cell table:style-name="ce26" table:formula="of:=IF(NOT(ISBLANK([.S860]));VLOOKUP([.S860];['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1]));VLOOKUP([.C861];['Dataset Descriptions'.$A$2:.$B$10];2;FALSE);&quot;&quot;)" office:value-type="string">
            <text:p/>
          </table:table-cell>
          <table:table-cell table:number-columns-repeated="13" table:style-name="ce27"/>
          <table:table-cell table:style-name="ce28"/>
          <table:table-cell table:style-name="ce27"/>
          <table:table-cell table:style-name="ce26" table:formula="of:=IF(NOT(ISBLANK([.S861]));VLOOKUP([.S861];['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2]));VLOOKUP([.C862];['Dataset Descriptions'.$A$2:.$B$10];2;FALSE);&quot;&quot;)" office:value-type="string">
            <text:p/>
          </table:table-cell>
          <table:table-cell table:number-columns-repeated="13" table:style-name="ce27"/>
          <table:table-cell table:style-name="ce28"/>
          <table:table-cell table:style-name="ce27"/>
          <table:table-cell table:style-name="ce26" table:formula="of:=IF(NOT(ISBLANK([.S862]));VLOOKUP([.S862];['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3]));VLOOKUP([.C863];['Dataset Descriptions'.$A$2:.$B$10];2;FALSE);&quot;&quot;)" office:value-type="string">
            <text:p/>
          </table:table-cell>
          <table:table-cell table:number-columns-repeated="13" table:style-name="ce27"/>
          <table:table-cell table:style-name="ce28"/>
          <table:table-cell table:style-name="ce27"/>
          <table:table-cell table:style-name="ce26" table:formula="of:=IF(NOT(ISBLANK([.S863]));VLOOKUP([.S863];['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4]));VLOOKUP([.C864];['Dataset Descriptions'.$A$2:.$B$10];2;FALSE);&quot;&quot;)" office:value-type="string">
            <text:p/>
          </table:table-cell>
          <table:table-cell table:number-columns-repeated="13" table:style-name="ce27"/>
          <table:table-cell table:style-name="ce28"/>
          <table:table-cell table:style-name="ce27"/>
          <table:table-cell table:style-name="ce26" table:formula="of:=IF(NOT(ISBLANK([.S864]));VLOOKUP([.S864];['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5]));VLOOKUP([.C865];['Dataset Descriptions'.$A$2:.$B$10];2;FALSE);&quot;&quot;)" office:value-type="string">
            <text:p/>
          </table:table-cell>
          <table:table-cell table:number-columns-repeated="13" table:style-name="ce27"/>
          <table:table-cell table:style-name="ce28"/>
          <table:table-cell table:style-name="ce27"/>
          <table:table-cell table:style-name="ce26" table:formula="of:=IF(NOT(ISBLANK([.S865]));VLOOKUP([.S865];['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6]));VLOOKUP([.C866];['Dataset Descriptions'.$A$2:.$B$10];2;FALSE);&quot;&quot;)" office:value-type="string">
            <text:p/>
          </table:table-cell>
          <table:table-cell table:number-columns-repeated="13" table:style-name="ce27"/>
          <table:table-cell table:style-name="ce28"/>
          <table:table-cell table:style-name="ce27"/>
          <table:table-cell table:style-name="ce26" table:formula="of:=IF(NOT(ISBLANK([.S866]));VLOOKUP([.S866];['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7]));VLOOKUP([.C867];['Dataset Descriptions'.$A$2:.$B$10];2;FALSE);&quot;&quot;)" office:value-type="string">
            <text:p/>
          </table:table-cell>
          <table:table-cell table:number-columns-repeated="13" table:style-name="ce27"/>
          <table:table-cell table:style-name="ce28"/>
          <table:table-cell table:style-name="ce27"/>
          <table:table-cell table:style-name="ce26" table:formula="of:=IF(NOT(ISBLANK([.S867]));VLOOKUP([.S867];['Grading Scale'.$A$2:.$B$14];2);&quot;&quot;)" office:value-type="string">
            <text:p/>
          </table:table-cell>
          <table:table-cell table:number-columns-repeated="16" table:style-name="ce27"/>
        </table:table-row>
        <table:table-row table:style-name="ro3">
          <table:table-cell table:number-columns-repeated="3" table:style-name="ce27"/>
          <table:table-cell table:style-name="ce26" table:formula="of:=IF(NOT(ISBLANK([.C868]));VLOOKUP([.C868];['Dataset Descriptions'.$A$2:.$B$10];2;FALSE);&quot;&quot;)" office:value-type="string">
            <text:p/>
          </table:table-cell>
          <table:table-cell table:number-columns-repeated="13" table:style-name="ce27"/>
          <table:table-cell table:style-name="ce28"/>
          <table:table-cell table:number-columns-repeated="18" table:style-name="ce27"/>
        </table:table-row>
        <table:table-row table:style-name="ro3">
          <table:table-cell table:number-columns-repeated="3" table:style-name="ce27"/>
          <table:table-cell table:style-name="ce26" table:formula="of:=IF(NOT(ISBLANK([.C869]));VLOOKUP([.C869];['Dataset Descriptions'.$A$2:.$B$10];2;FALSE);&quot;&quot;)" office:value-type="string">
            <text:p/>
          </table:table-cell>
          <table:table-cell table:number-columns-repeated="13"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row table:style-name="ro3">
          <table:table-cell table:number-columns-repeated="17" table:style-name="ce27"/>
          <table:table-cell table:style-name="ce28"/>
          <table:table-cell table:number-columns-repeated="18" table:style-name="ce27"/>
        </table:table-row>
      </table:table>
      <table:table table:name="Grading Scale" table:style-name="ta2" table:print="false">
        <office:forms form:automatic-focus="false" form:apply-design-mode="false"/>
        <table:table-column table:style-name="co19" table:default-cell-style-name="ce15"/>
        <table:table-column table:style-name="co20" table:default-cell-style-name="ce15"/>
        <table:table-column table:style-name="co18" table:default-cell-style-name="ce15"/>
        <table:table-column table:style-name="co21" table:default-cell-style-name="ce15"/>
        <table:table-column table:style-name="co10" table:default-cell-style-name="ce15"/>
        <table:table-column table:style-name="co18" table:default-cell-style-name="ce15" table:number-columns-repeated="251"/>
        <table:table-row table:style-name="ro3">
          <table:table-cell table:style-name="ce46" office:value-type="string">
            <text:p>Low Score</text:p>
          </table:table-cell>
          <table:table-cell table:style-name="ce46" office:value-type="string">
            <text:p>Grade</text:p>
          </table:table-cell>
          <table:table-cell/>
          <table:table-cell table:style-name="ce46" office:value-type="string">
            <text:p>Criterion</text:p>
          </table:table-cell>
          <table:table-cell table:style-name="ce46" office:value-type="string">
            <text:p>Points</text:p>
          </table:table-cell>
        </table:table-row>
        <table:table-row table:style-name="ro3">
          <table:table-cell table:style-name="ce38" office:value-type="float" office:value="0">
            <text:p>0</text:p>
          </table:table-cell>
          <table:table-cell table:style-name="ce38" office:value-type="string">
            <text:p>F</text:p>
          </table:table-cell>
          <table:table-cell/>
          <table:table-cell table:style-name="ce26" office:value-type="string">
            <text:p>Exists</text:p>
          </table:table-cell>
          <table:table-cell table:style-name="ce38" office:value-type="float" office:value="0">
            <text:p>0</text:p>
          </table:table-cell>
        </table:table-row>
        <table:table-row table:style-name="ro3">
          <table:table-cell table:style-name="ce38" table:formula="of:=[.E14]*0.6" office:value-type="string">
            <text:p>60</text:p>
          </table:table-cell>
          <table:table-cell table:style-name="ce38" office:value-type="string">
            <text:p>D−</text:p>
          </table:table-cell>
          <table:table-cell table:style-name="ce38"/>
          <table:table-cell table:style-name="ce26" office:value-type="string">
            <text:p>Digitized</text:p>
          </table:table-cell>
          <table:table-cell table:style-name="ce38" office:value-type="float" office:value="5">
            <text:p>5</text:p>
          </table:table-cell>
        </table:table-row>
        <table:table-row table:style-name="ro3">
          <table:table-cell table:style-name="ce38" table:formula="of:=[.E14]*0.63" office:value-type="string">
            <text:p>63</text:p>
          </table:table-cell>
          <table:table-cell table:style-name="ce38" office:value-type="string">
            <text:p>D</text:p>
          </table:table-cell>
          <table:table-cell table:style-name="ce47"/>
          <table:table-cell table:style-name="ce26" office:value-type="string">
            <text:p>Public</text:p>
          </table:table-cell>
          <table:table-cell table:style-name="ce38" office:value-type="float" office:value="5">
            <text:p>5</text:p>
          </table:table-cell>
        </table:table-row>
        <table:table-row table:style-name="ro3">
          <table:table-cell table:style-name="ce38" table:formula="of:=[.E14]*0.67" office:value-type="string">
            <text:p>67</text:p>
          </table:table-cell>
          <table:table-cell table:style-name="ce38" office:value-type="string">
            <text:p>D+</text:p>
          </table:table-cell>
          <table:table-cell/>
          <table:table-cell table:style-name="ce26" office:value-type="string">
            <text:p>Free</text:p>
          </table:table-cell>
          <table:table-cell table:style-name="ce38" office:value-type="float" office:value="15">
            <text:p>15</text:p>
          </table:table-cell>
        </table:table-row>
        <table:table-row table:style-name="ro3">
          <table:table-cell table:style-name="ce38" table:formula="of:=[.E14]*0.7" office:value-type="string">
            <text:p>70</text:p>
          </table:table-cell>
          <table:table-cell table:style-name="ce38" office:value-type="string">
            <text:p>C−</text:p>
          </table:table-cell>
          <table:table-cell/>
          <table:table-cell table:style-name="ce26" office:value-type="string">
            <text:p>Online</text:p>
          </table:table-cell>
          <table:table-cell table:style-name="ce38" office:value-type="float" office:value="5">
            <text:p>5</text:p>
          </table:table-cell>
        </table:table-row>
        <table:table-row table:style-name="ro3">
          <table:table-cell table:style-name="ce38" table:formula="of:=[.E14]*0.73" office:value-type="string">
            <text:p>73</text:p>
          </table:table-cell>
          <table:table-cell table:style-name="ce38" office:value-type="string">
            <text:p>C</text:p>
          </table:table-cell>
          <table:table-cell/>
          <table:table-cell table:style-name="ce26" office:value-type="string">
            <text:p>Machine readable</text:p>
          </table:table-cell>
          <table:table-cell table:style-name="ce38" office:value-type="float" office:value="40">
            <text:p>40</text:p>
          </table:table-cell>
        </table:table-row>
        <table:table-row table:style-name="ro3">
          <table:table-cell table:style-name="ce38" table:formula="of:=[.E14]*0.77" office:value-type="string">
            <text:p>77</text:p>
          </table:table-cell>
          <table:table-cell table:style-name="ce38" office:value-type="string">
            <text:p>C+</text:p>
          </table:table-cell>
          <table:table-cell/>
          <table:table-cell table:style-name="ce26" office:value-type="string">
            <text:p>Available in bulk</text:p>
          </table:table-cell>
          <table:table-cell table:style-name="ce38" office:value-type="float" office:value="5">
            <text:p>5</text:p>
          </table:table-cell>
        </table:table-row>
        <table:table-row table:style-name="ro3">
          <table:table-cell table:style-name="ce38" table:formula="of:=[.E14]*0.8" office:value-type="string">
            <text:p>80</text:p>
          </table:table-cell>
          <table:table-cell table:style-name="ce38" office:value-type="string">
            <text:p>B−</text:p>
          </table:table-cell>
          <table:table-cell/>
          <table:table-cell table:style-name="ce26" office:value-type="string">
            <text:p>No restrictions</text:p>
          </table:table-cell>
          <table:table-cell table:style-name="ce38" office:value-type="float" office:value="5">
            <text:p>5</text:p>
          </table:table-cell>
        </table:table-row>
        <table:table-row table:style-name="ro3">
          <table:table-cell table:style-name="ce38" table:formula="of:=[.E14]*0.83" office:value-type="string">
            <text:p>83</text:p>
          </table:table-cell>
          <table:table-cell table:style-name="ce38" office:value-type="string">
            <text:p>B</text:p>
          </table:table-cell>
          <table:table-cell/>
          <table:table-cell table:style-name="ce26" office:value-type="string">
            <text:p>Up-to-date</text:p>
          </table:table-cell>
          <table:table-cell table:style-name="ce38" office:value-type="float" office:value="5">
            <text:p>5</text:p>
          </table:table-cell>
        </table:table-row>
        <table:table-row table:style-name="ro3">
          <table:table-cell table:style-name="ce38" table:formula="of:=[.E14]*0.87" office:value-type="string">
            <text:p>87</text:p>
          </table:table-cell>
          <table:table-cell table:style-name="ce38" office:value-type="string">
            <text:p>B+</text:p>
          </table:table-cell>
          <table:table-cell/>
          <table:table-cell table:style-name="ce26" office:value-type="string">
            <text:p>In the state repository</text:p>
          </table:table-cell>
          <table:table-cell table:style-name="ce38" office:value-type="float" office:value="5">
            <text:p>5</text:p>
          </table:table-cell>
        </table:table-row>
        <table:table-row table:style-name="ro3">
          <table:table-cell table:style-name="ce38" table:formula="of:=[.E14]*0.9" office:value-type="string">
            <text:p>90</text:p>
          </table:table-cell>
          <table:table-cell table:style-name="ce38" office:value-type="string">
            <text:p>A−</text:p>
          </table:table-cell>
          <table:table-cell/>
          <table:table-cell table:style-name="ce26" office:value-type="string">
            <text:p>Verifiable</text:p>
          </table:table-cell>
          <table:table-cell table:style-name="ce38" office:value-type="float" office:value="5">
            <text:p>5</text:p>
          </table:table-cell>
        </table:table-row>
        <table:table-row table:style-name="ro3">
          <table:table-cell table:style-name="ce38" table:formula="of:=[.E14]*0.93" office:value-type="string">
            <text:p>93</text:p>
          </table:table-cell>
          <table:table-cell table:style-name="ce38" office:value-type="string">
            <text:p>A</text:p>
          </table:table-cell>
          <table:table-cell/>
          <table:table-cell table:style-name="ce26" office:value-type="string">
            <text:p>Complete</text:p>
          </table:table-cell>
          <table:table-cell table:style-name="ce38" office:value-type="float" office:value="5">
            <text:p>5</text:p>
          </table:table-cell>
        </table:table-row>
        <table:table-row table:style-name="ro3">
          <table:table-cell table:style-name="ce38" table:formula="of:=[.E14]*0.97" office:value-type="string">
            <text:p>97</text:p>
          </table:table-cell>
          <table:table-cell table:style-name="ce38" office:value-type="string">
            <text:p>A+</text:p>
          </table:table-cell>
          <table:table-cell table:number-columns-repeated="2"/>
          <table:table-cell table:style-name="ce22" table:formula="of:=SUM([.E2:.E13])" office:value-type="string">
            <text:p>100</text:p>
          </table:table-cell>
        </table:table-row>
      </table:table>
      <table:table table:name="Dataset Descriptions" table:style-name="ta3" table:print="false">
        <office:forms form:automatic-focus="false" form:apply-design-mode="false"/>
        <table:table-column table:style-name="co23" table:default-cell-style-name="ce15"/>
        <table:table-column table:style-name="co24" table:default-cell-style-name="ce15"/>
        <table:table-column table:style-name="co22" table:default-cell-style-name="ce15" table:number-columns-repeated="254"/>
        <table:table-row table:style-name="ro3">
          <table:table-cell table:style-name="ce46" office:value-type="string">
            <text:p>Type</text:p>
          </table:table-cell>
          <table:table-cell table:style-name="ce46" office:value-type="string">
            <text:p>Description</text:p>
          </table:table-cell>
        </table:table-row>
        <table:table-row table:style-name="ro3">
          <table:table-cell table:style-name="ce26" office:value-type="string">
            <text:p>Companies</text:p>
          </table:table-cell>
          <table:table-cell table:style-name="ce38" office:value-type="string">
            <text:p>The register of all corporations that exist in the state.</text:p>
          </table:table-cell>
        </table:table-row>
        <table:table-row table:style-name="ro3">
          <table:table-cell table:style-name="ce26" office:value-type="string">
            <text:p>Incarceration</text:p>
          </table:table-cell>
          <table:table-cell table:style-name="ce38" office:value-type="string">
            <text:p>Per-facility inmate population records.</text:p>
          </table:table-cell>
        </table:table-row>
        <table:table-row table:style-name="ro3">
          <table:table-cell table:style-name="ce26" office:value-type="string">
            <text:p>Real Estate</text:p>
          </table:table-cell>
          <table:table-cell table:style-name="ce38" office:value-type="string">
            <text:p>State-owned land and buildings.</text:p>
          </table:table-cell>
        </table:table-row>
        <table:table-row table:style-name="ro3">
          <table:table-cell table:style-name="ce26" office:value-type="string">
            <text:p>Checkbook</text:p>
          </table:table-cell>
          <table:table-cell table:style-name="ce38" office:value-type="string">
            <text:p>Transaction-level, per-agency spending records.</text:p>
          </table:table-cell>
        </table:table-row>
        <table:table-row table:style-name="ro3">
          <table:table-cell table:style-name="ce26" office:value-type="string">
            <text:p>Address Points</text:p>
          </table:table-cell>
          <table:table-cell table:style-name="ce38" office:value-type="string">
            <text:p>The geographic coordinates for physical addresses.</text:p>
          </table:table-cell>
        </table:table-row>
        <table:table-row table:style-name="ro3">
          <table:table-cell table:style-name="ce26" office:value-type="string">
            <text:p>Legislation</text:p>
          </table:table-cell>
          <table:table-cell table:style-name="ce38" office:value-type="string">
            <text:p>Bills before the legislature, and the legislators that comprise it.</text:p>
          </table:table-cell>
        </table:table-row>
        <table:table-row table:style-name="ro3">
          <table:table-cell table:style-name="ce26" office:value-type="string">
            <text:p>Restaurant Inspections</text:p>
          </table:table-cell>
          <table:table-cell table:style-name="ce38" office:value-type="string">
            <text:p>Health inspections of establishments that serve food to the public.</text:p>
          </table:table-cell>
        </table:table-row>
        <table:table-row table:style-name="ro3">
          <table:table-cell table:style-name="ce26" office:value-type="string">
            <text:p>Population Projections</text:p>
          </table:table-cell>
          <table:table-cell table:style-name="ce38" office:value-type="string">
            <text:p>Forecasts of municipal-level changes in population over coming years.</text:p>
          </table:table-cell>
        </table:table-row>
        <table:table-row table:style-name="ro3">
          <table:table-cell table:style-name="ce26" office:value-type="string">
            <text:p>Vehicle Crashes</text:p>
          </table:table-cell>
          <table:table-cell table:style-name="ce38" office:value-type="string">
            <text:p>Incident-level reportable motor vehicle crash records.</text:p>
          </table:table-cell>
        </table:table-row>
      </table:table>
      <table:table table:name="Places" table:style-name="ta4" table:print="false">
        <office:forms form:automatic-focus="false" form:apply-design-mode="false"/>
        <table:table-column table:style-name="co25" table:default-cell-style-name="ce15"/>
        <table:table-column table:style-name="co26" table:default-cell-style-name="ce15"/>
        <table:table-column table:style-name="co10" table:default-cell-style-name="ce15"/>
        <table:table-column table:style-name="co27" table:default-cell-style-name="ce15"/>
        <table:table-column table:style-name="co25" table:default-cell-style-name="ce15" table:number-columns-repeated="252"/>
        <table:table-row table:style-name="ro3">
          <table:table-cell table:style-name="ce48" office:value-type="string">
            <text:p>Name</text:p>
          </table:table-cell>
          <table:table-cell table:style-name="ce46" office:value-type="string">
            <text:p>Score</text:p>
          </table:table-cell>
          <table:table-cell table:style-name="ce46" office:value-type="string">
            <text:p>Grade</text:p>
          </table:table-cell>
          <table:table-cell table:style-name="ce46" office:value-type="string">
            <text:p>Repository URL</text:p>
          </table:table-cell>
          <table:table-cell table:style-name="ce46" office:value-type="string">
            <text:p>Comments</text:p>
          </table:table-cell>
        </table:table-row>
        <table:table-row table:style-name="ro3">
          <table:table-cell table:style-name="ce49" table:formula="of:=INDEX(['Census Data'.$B$2:.$B$504];MATCH(0;COUNTIF([.$A$1:.A1];['Census Data'.$B$2:.$B$504]);0))" table:number-matrix-columns-spanned="1" table:number-matrix-rows-spanned="1" office:value-type="string">
            <text:p>Alabama</text:p>
          </table:table-cell>
          <table:table-cell table:formula="of:=ROUND(AVERAGEIF(['Census Data'.B$1:.B$1004],[.A2],['Census Data'.S$1:.S$1004]);0)" office:value-type="string">
            <text:p>37</text:p>
          </table:table-cell>
          <table:table-cell table:formula="of:=VLOOKUP([.B2];['Grading Scale'.$A$2:.$B$14];2)" office:value-type="string">
            <text:p>F</text:p>
          </table:table-cell>
          <table:table-cell table:style-name="ce38"/>
        </table:table-row>
        <table:table-row table:style-name="ro3">
          <table:table-cell table:style-name="ce49" table:formula="of:=INDEX(['Census Data'.$B$2:.$B$504];MATCH(0;COUNTIF([.$A$1:.A2];['Census Data'.$B$2:.$B$504]);0))" table:number-matrix-columns-spanned="1" table:number-matrix-rows-spanned="1" office:value-type="string">
            <text:p>Alaska</text:p>
          </table:table-cell>
          <table:table-cell table:formula="of:=ROUND(AVERAGEIF(['Census Data'.B$1:.B$1004],[.A3],['Census Data'.S$1:.S$1004]);0)" office:value-type="string">
            <text:p>47</text:p>
          </table:table-cell>
          <table:table-cell table:formula="of:=VLOOKUP([.B3];['Grading Scale'.$A$2:.$B$14];2)" office:value-type="string">
            <text:p>F</text:p>
          </table:table-cell>
        </table:table-row>
        <table:table-row table:style-name="ro3">
          <table:table-cell table:style-name="ce49" table:formula="of:=INDEX(['Census Data'.$B$2:.$B$504];MATCH(0;COUNTIF([.$A$1:.A3];['Census Data'.$B$2:.$B$504]);0))" table:number-matrix-columns-spanned="1" table:number-matrix-rows-spanned="1" office:value-type="string">
            <text:p>Arizona</text:p>
          </table:table-cell>
          <table:table-cell table:formula="of:=ROUND(AVERAGEIF(['Census Data'.B$1:.B$1004],[.A4],['Census Data'.S$1:.S$1004]);0)" office:value-type="string">
            <text:p>40</text:p>
          </table:table-cell>
          <table:table-cell table:formula="of:=VLOOKUP([.B4];['Grading Scale'.$A$2:.$B$14];2)" office:value-type="string">
            <text:p>F</text:p>
          </table:table-cell>
        </table:table-row>
        <table:table-row table:style-name="ro3">
          <table:table-cell table:style-name="ce49" table:formula="of:=INDEX(['Census Data'.$B$2:.$B$504];MATCH(0;COUNTIF([.$A$1:.A4];['Census Data'.$B$2:.$B$504]);0))" table:number-matrix-columns-spanned="1" table:number-matrix-rows-spanned="1" office:value-type="string">
            <text:p>Arkansas</text:p>
          </table:table-cell>
          <table:table-cell table:formula="of:=ROUND(AVERAGEIF(['Census Data'.B$1:.B$1004],[.A5],['Census Data'.S$1:.S$1004]);0)" office:value-type="string">
            <text:p>46</text:p>
          </table:table-cell>
          <table:table-cell table:formula="of:=VLOOKUP([.B5];['Grading Scale'.$A$2:.$B$14];2)" office:value-type="string">
            <text:p>F</text:p>
          </table:table-cell>
        </table:table-row>
        <table:table-row table:style-name="ro3">
          <table:table-cell table:style-name="ce49" table:formula="of:=INDEX(['Census Data'.$B$2:.$B$504];MATCH(0;COUNTIF([.$A$1:.A5];['Census Data'.$B$2:.$B$504]);0))" table:number-matrix-columns-spanned="1" table:number-matrix-rows-spanned="1" office:value-type="string">
            <text:p>California</text:p>
          </table:table-cell>
          <table:table-cell table:formula="of:=ROUND(AVERAGEIF(['Census Data'.B$1:.B$1004],[.A6],['Census Data'.S$1:.S$1004]);0)" office:value-type="string">
            <text:p>42</text:p>
          </table:table-cell>
          <table:table-cell table:formula="of:=VLOOKUP([.B6];['Grading Scale'.$A$2:.$B$14];2)" office:value-type="string">
            <text:p>F</text:p>
          </table:table-cell>
          <table:table-cell table:style-name="ce45" office:value-type="string" office:value="http://data.ca.gov/">
            <text:p><text:a xlink:href="http://data.ca.gov/">http://data.ca.gov/</text:a></text:p>
          </table:table-cell>
        </table:table-row>
        <table:table-row table:style-name="ro3">
          <table:table-cell table:style-name="ce49" table:formula="of:=INDEX(['Census Data'.$B$2:.$B$504];MATCH(0;COUNTIF([.$A$1:.A6];['Census Data'.$B$2:.$B$504]);0))" table:number-matrix-columns-spanned="1" table:number-matrix-rows-spanned="1" office:value-type="string">
            <text:p>Colorado</text:p>
          </table:table-cell>
          <table:table-cell table:formula="of:=ROUND(AVERAGEIF(['Census Data'.B$1:.B$1004],[.A7],['Census Data'.S$1:.S$1004]);0)" office:value-type="string">
            <text:p>46</text:p>
          </table:table-cell>
          <table:table-cell table:formula="of:=VLOOKUP([.B7];['Grading Scale'.$A$2:.$B$14];2)" office:value-type="string">
            <text:p>F</text:p>
          </table:table-cell>
          <table:table-cell table:style-name="ce45" office:value-type="string" office:value="https://data.colorado.gov/">
            <text:p><text:a xlink:href="https://data.colorado.gov/">https://data.colorado.gov/</text:a></text:p>
          </table:table-cell>
        </table:table-row>
        <table:table-row table:style-name="ro3">
          <table:table-cell table:style-name="ce49" table:formula="of:=INDEX(['Census Data'.$B$2:.$B$504];MATCH(0;COUNTIF([.$A$1:.A7];['Census Data'.$B$2:.$B$504]);0))" table:number-matrix-columns-spanned="1" table:number-matrix-rows-spanned="1" office:value-type="string">
            <text:p>Connecticut</text:p>
          </table:table-cell>
          <table:table-cell table:formula="of:=ROUND(AVERAGEIF(['Census Data'.B$1:.B$1004],[.A8],['Census Data'.S$1:.S$1004]);0)" office:value-type="string">
            <text:p>84</text:p>
          </table:table-cell>
          <table:table-cell table:formula="of:=VLOOKUP([.B8];['Grading Scale'.$A$2:.$B$14];2)" office:value-type="string">
            <text:p>B</text:p>
          </table:table-cell>
          <table:table-cell table:style-name="ce45" office:value-type="string" office:value="https://data.ct.gov/">
            <text:p><text:a xlink:href="https://data.ct.gov/">https://data.ct.gov/</text:a></text:p>
          </table:table-cell>
        </table:table-row>
        <table:table-row table:style-name="ro3">
          <table:table-cell table:style-name="ce49" table:formula="of:=INDEX(['Census Data'.$B$2:.$B$504];MATCH(0;COUNTIF([.$A$1:.A8];['Census Data'.$B$2:.$B$504]);0))" table:number-matrix-columns-spanned="1" table:number-matrix-rows-spanned="1" office:value-type="string">
            <text:p>Delaware</text:p>
          </table:table-cell>
          <table:table-cell table:formula="of:=ROUND(AVERAGEIF(['Census Data'.B$1:.B$1004],[.A9],['Census Data'.S$1:.S$1004]);0)" office:value-type="string">
            <text:p>46</text:p>
          </table:table-cell>
          <table:table-cell table:formula="of:=VLOOKUP([.B9];['Grading Scale'.$A$2:.$B$14];2)" office:value-type="string">
            <text:p>F</text:p>
          </table:table-cell>
          <table:table-cell table:style-name="ce45" office:value-type="string" office:value="https://delaware.gov/topics/data">
            <text:p><text:a xlink:href="https://delaware.gov/topics/data">https://delaware.gov/topics/data</text:a></text:p>
          </table:table-cell>
        </table:table-row>
        <table:table-row table:style-name="ro3">
          <table:table-cell table:style-name="ce49" table:formula="of:=INDEX(['Census Data'.$B$2:.$B$504];MATCH(0;COUNTIF([.$A$1:.A9];['Census Data'.$B$2:.$B$504]);0))" table:number-matrix-columns-spanned="1" table:number-matrix-rows-spanned="1" office:value-type="string">
            <text:p>Florida</text:p>
          </table:table-cell>
          <table:table-cell table:formula="of:=ROUND(AVERAGEIF(['Census Data'.B$1:.B$1004],[.A10],['Census Data'.S$1:.S$1004]);0)" office:value-type="string">
            <text:p>43</text:p>
          </table:table-cell>
          <table:table-cell table:formula="of:=VLOOKUP([.B10];['Grading Scale'.$A$2:.$B$14];2)" office:value-type="string">
            <text:p>F</text:p>
          </table:table-cell>
        </table:table-row>
        <table:table-row table:style-name="ro3">
          <table:table-cell table:style-name="ce49" table:formula="of:=INDEX(['Census Data'.$B$2:.$B$504];MATCH(0;COUNTIF([.$A$1:.A10];['Census Data'.$B$2:.$B$504]);0))" table:number-matrix-columns-spanned="1" table:number-matrix-rows-spanned="1" office:value-type="string">
            <text:p>Georgia</text:p>
          </table:table-cell>
          <table:table-cell table:formula="of:=ROUND(AVERAGEIF(['Census Data'.B$1:.B$1004],[.A11],['Census Data'.S$1:.S$1004]);0)" office:value-type="string">
            <text:p>39</text:p>
          </table:table-cell>
          <table:table-cell table:formula="of:=VLOOKUP([.B11];['Grading Scale'.$A$2:.$B$14];2)" office:value-type="string">
            <text:p>F</text:p>
          </table:table-cell>
          <table:table-cell table:style-name="ce45" office:value-type="string" office:value="http://www.open.georgia.gov/">
            <text:p><text:a xlink:href="http://www.open.georgia.gov/">http://www.open.georgia.gov/</text:a></text:p>
          </table:table-cell>
        </table:table-row>
        <table:table-row table:style-name="ro3">
          <table:table-cell table:style-name="ce49" table:formula="of:=INDEX(['Census Data'.$B$2:.$B$504];MATCH(0;COUNTIF([.$A$1:.A11];['Census Data'.$B$2:.$B$504]);0))" table:number-matrix-columns-spanned="1" table:number-matrix-rows-spanned="1" office:value-type="string">
            <text:p>Hawaii</text:p>
          </table:table-cell>
          <table:table-cell table:formula="of:=ROUND(AVERAGEIF(['Census Data'.B$1:.B$1004],[.A12],['Census Data'.S$1:.S$1004]);0)" office:value-type="string">
            <text:p>34</text:p>
          </table:table-cell>
          <table:table-cell table:formula="of:=VLOOKUP([.B12];['Grading Scale'.$A$2:.$B$14];2)" office:value-type="string">
            <text:p>F</text:p>
          </table:table-cell>
          <table:table-cell table:style-name="ce45" office:value-type="string" office:value="https://data.hawaii.gov/">
            <text:p><text:a xlink:href="https://data.hawaii.gov/">https://data.hawaii.gov/</text:a></text:p>
          </table:table-cell>
        </table:table-row>
        <table:table-row table:style-name="ro3">
          <table:table-cell table:style-name="ce49" table:formula="of:=INDEX(['Census Data'.$B$2:.$B$504];MATCH(0;COUNTIF([.$A$1:.A12];['Census Data'.$B$2:.$B$504]);0))" table:number-matrix-columns-spanned="1" table:number-matrix-rows-spanned="1" office:value-type="string">
            <text:p>Idaho</text:p>
          </table:table-cell>
          <table:table-cell table:formula="of:=ROUND(AVERAGEIF(['Census Data'.B$1:.B$1004],[.A13],['Census Data'.S$1:.S$1004]);0)" office:value-type="string">
            <text:p>21</text:p>
          </table:table-cell>
          <table:table-cell table:formula="of:=VLOOKUP([.B13];['Grading Scale'.$A$2:.$B$14];2)" office:value-type="string">
            <text:p>F</text:p>
          </table:table-cell>
        </table:table-row>
        <table:table-row table:style-name="ro3">
          <table:table-cell table:style-name="ce49" table:formula="of:=INDEX(['Census Data'.$B$2:.$B$504];MATCH(0;COUNTIF([.$A$1:.A13];['Census Data'.$B$2:.$B$504]);0))" table:number-matrix-columns-spanned="1" table:number-matrix-rows-spanned="1" office:value-type="string">
            <text:p>Illinois</text:p>
          </table:table-cell>
          <table:table-cell table:formula="of:=ROUND(AVERAGEIF(['Census Data'.B$1:.B$1004],[.A14],['Census Data'.S$1:.S$1004]);0)" office:value-type="string">
            <text:p>29</text:p>
          </table:table-cell>
          <table:table-cell table:formula="of:=VLOOKUP([.B14];['Grading Scale'.$A$2:.$B$14];2)" office:value-type="string">
            <text:p>F</text:p>
          </table:table-cell>
          <table:table-cell table:style-name="ce38" office:value-type="string">
            <text:p>https://data.illinois.gov/</text:p>
          </table:table-cell>
        </table:table-row>
        <table:table-row table:style-name="ro3">
          <table:table-cell table:style-name="ce49" table:formula="of:=INDEX(['Census Data'.$B$2:.$B$504];MATCH(0;COUNTIF([.$A$1:.A14];['Census Data'.$B$2:.$B$504]);0))" table:number-matrix-columns-spanned="1" table:number-matrix-rows-spanned="1" office:value-type="string">
            <text:p>Indiana</text:p>
          </table:table-cell>
          <table:table-cell table:formula="of:=ROUND(AVERAGEIF(['Census Data'.B$1:.B$1004],[.A15],['Census Data'.S$1:.S$1004]);0)" office:value-type="string">
            <text:p>56</text:p>
          </table:table-cell>
          <table:table-cell table:formula="of:=VLOOKUP([.B15];['Grading Scale'.$A$2:.$B$14];2)" office:value-type="string">
            <text:p>F</text:p>
          </table:table-cell>
        </table:table-row>
        <table:table-row table:style-name="ro3">
          <table:table-cell table:style-name="ce49" table:formula="of:=INDEX(['Census Data'.$B$2:.$B$504];MATCH(0;COUNTIF([.$A$1:.A15];['Census Data'.$B$2:.$B$504]);0))" table:number-matrix-columns-spanned="1" table:number-matrix-rows-spanned="1" office:value-type="string">
            <text:p>Iowa</text:p>
          </table:table-cell>
          <table:table-cell table:formula="of:=ROUND(AVERAGEIF(['Census Data'.B$1:.B$1004],[.A16],['Census Data'.S$1:.S$1004]);0)" office:value-type="string">
            <text:p>61</text:p>
          </table:table-cell>
          <table:table-cell table:formula="of:=VLOOKUP([.B16];['Grading Scale'.$A$2:.$B$14];2)" office:value-type="string">
            <text:p>D−</text:p>
          </table:table-cell>
          <table:table-cell table:style-name="ce45" office:value-type="string" office:value="https://data.iowa.gov/">
            <text:p><text:a xlink:href="https://data.iowa.gov/">https://data.iowa.gov/</text:a></text:p>
          </table:table-cell>
        </table:table-row>
        <table:table-row table:style-name="ro3">
          <table:table-cell table:style-name="ce49" table:formula="of:=INDEX(['Census Data'.$B$2:.$B$504];MATCH(0;COUNTIF([.$A$1:.A16];['Census Data'.$B$2:.$B$504]);0))" table:number-matrix-columns-spanned="1" table:number-matrix-rows-spanned="1" office:value-type="string">
            <text:p>Kansas</text:p>
          </table:table-cell>
          <table:table-cell table:formula="of:=ROUND(AVERAGEIF(['Census Data'.B$1:.B$1004],[.A17],['Census Data'.S$1:.S$1004]);0)" office:value-type="string">
            <text:p>37</text:p>
          </table:table-cell>
          <table:table-cell table:formula="of:=VLOOKUP([.B17];['Grading Scale'.$A$2:.$B$14];2)" office:value-type="string">
            <text:p>F</text:p>
          </table:table-cell>
        </table:table-row>
        <table:table-row table:style-name="ro3">
          <table:table-cell table:style-name="ce49" table:formula="of:=INDEX(['Census Data'.$B$2:.$B$504];MATCH(0;COUNTIF([.$A$1:.A17];['Census Data'.$B$2:.$B$504]);0))" table:number-matrix-columns-spanned="1" table:number-matrix-rows-spanned="1" office:value-type="string">
            <text:p>Kentucky</text:p>
          </table:table-cell>
          <table:table-cell table:formula="of:=ROUND(AVERAGEIF(['Census Data'.B$1:.B$1004],[.A18],['Census Data'.S$1:.S$1004]);0)" office:value-type="string">
            <text:p>47</text:p>
          </table:table-cell>
          <table:table-cell table:formula="of:=VLOOKUP([.B18];['Grading Scale'.$A$2:.$B$14];2)" office:value-type="string">
            <text:p>F</text:p>
          </table:table-cell>
          <table:table-cell table:style-name="ce38"/>
        </table:table-row>
        <table:table-row table:style-name="ro3">
          <table:table-cell table:style-name="ce49" table:formula="of:=INDEX(['Census Data'.$B$2:.$B$504];MATCH(0;COUNTIF([.$A$1:.A18];['Census Data'.$B$2:.$B$504]);0))" table:number-matrix-columns-spanned="1" table:number-matrix-rows-spanned="1" office:value-type="string">
            <text:p>Louisiana</text:p>
          </table:table-cell>
          <table:table-cell table:formula="of:=ROUND(AVERAGEIF(['Census Data'.B$1:.B$1004],[.A19],['Census Data'.S$1:.S$1004]);0)" office:value-type="string">
            <text:p>51</text:p>
          </table:table-cell>
          <table:table-cell table:formula="of:=VLOOKUP([.B19];['Grading Scale'.$A$2:.$B$14];2)" office:value-type="string">
            <text:p>F</text:p>
          </table:table-cell>
        </table:table-row>
        <table:table-row table:style-name="ro3">
          <table:table-cell table:style-name="ce49" table:formula="of:=INDEX(['Census Data'.$B$2:.$B$504];MATCH(0;COUNTIF([.$A$1:.A19];['Census Data'.$B$2:.$B$504]);0))" table:number-matrix-columns-spanned="1" table:number-matrix-rows-spanned="1" office:value-type="string">
            <text:p>Maine</text:p>
          </table:table-cell>
          <table:table-cell table:formula="of:=ROUND(AVERAGEIF(['Census Data'.B$1:.B$1004],[.A20],['Census Data'.S$1:.S$1004]);0)" office:value-type="string">
            <text:p>47</text:p>
          </table:table-cell>
          <table:table-cell table:formula="of:=VLOOKUP([.B20];['Grading Scale'.$A$2:.$B$14];2)" office:value-type="string">
            <text:p>F</text:p>
          </table:table-cell>
          <table:table-cell table:style-name="ce45" office:value-type="string" office:value="https://data.maine.gov/">
            <text:p><text:a xlink:href="https://data.maine.gov/">https://data.maine.gov/</text:a></text:p>
          </table:table-cell>
        </table:table-row>
        <table:table-row table:style-name="ro3">
          <table:table-cell table:style-name="ce49" table:formula="of:=INDEX(['Census Data'.$B$2:.$B$504];MATCH(0;COUNTIF([.$A$1:.A20];['Census Data'.$B$2:.$B$504]);0))" table:number-matrix-columns-spanned="1" table:number-matrix-rows-spanned="1" office:value-type="string">
            <text:p>Maryland</text:p>
          </table:table-cell>
          <table:table-cell table:formula="of:=ROUND(AVERAGEIF(['Census Data'.B$1:.B$1004],[.A21],['Census Data'.S$1:.S$1004]);0)" office:value-type="string">
            <text:p>58</text:p>
          </table:table-cell>
          <table:table-cell table:formula="of:=VLOOKUP([.B21];['Grading Scale'.$A$2:.$B$14];2)" office:value-type="string">
            <text:p>F</text:p>
          </table:table-cell>
          <table:table-cell table:style-name="ce45" office:value-type="string" office:value="https://data.md.gov/">
            <text:p><text:a xlink:href="https://data.md.gov/">https://data.md.gov/</text:a></text:p>
          </table:table-cell>
        </table:table-row>
        <table:table-row table:style-name="ro3">
          <table:table-cell table:style-name="ce49" table:formula="of:=INDEX(['Census Data'.$B$2:.$B$504];MATCH(0;COUNTIF([.$A$1:.A21];['Census Data'.$B$2:.$B$504]);0))" table:number-matrix-columns-spanned="1" table:number-matrix-rows-spanned="1" office:value-type="string">
            <text:p>Massachusetts</text:p>
          </table:table-cell>
          <table:table-cell table:formula="of:=ROUND(AVERAGEIF(['Census Data'.B$1:.B$1004],[.A22],['Census Data'.S$1:.S$1004]);0)" office:value-type="string">
            <text:p>53</text:p>
          </table:table-cell>
          <table:table-cell table:formula="of:=VLOOKUP([.B22];['Grading Scale'.$A$2:.$B$14];2)" office:value-type="string">
            <text:p>F</text:p>
          </table:table-cell>
          <table:table-cell table:style-name="ce45" office:value-type="string" office:value="http://www.mass.gov/opendata/">
            <text:p><text:a xlink:href="http://www.mass.gov/opendata/">http://www.mass.gov/opendata/</text:a></text:p>
          </table:table-cell>
        </table:table-row>
        <table:table-row table:style-name="ro3">
          <table:table-cell table:style-name="ce49" table:formula="of:=INDEX(['Census Data'.$B$2:.$B$504];MATCH(0;COUNTIF([.$A$1:.A22];['Census Data'.$B$2:.$B$504]);0))" table:number-matrix-columns-spanned="1" table:number-matrix-rows-spanned="1" office:value-type="string">
            <text:p>Michigan</text:p>
          </table:table-cell>
          <table:table-cell table:formula="of:=ROUND(AVERAGEIF(['Census Data'.B$1:.B$1004],[.A23],['Census Data'.S$1:.S$1004]);0)" office:value-type="string">
            <text:p>36</text:p>
          </table:table-cell>
          <table:table-cell table:formula="of:=VLOOKUP([.B23];['Grading Scale'.$A$2:.$B$14];2)" office:value-type="string">
            <text:p>F</text:p>
          </table:table-cell>
          <table:table-cell table:style-name="ce38" office:value-type="string">
            <text:p>https://data.michigan.gov/</text:p>
          </table:table-cell>
        </table:table-row>
        <table:table-row table:style-name="ro3">
          <table:table-cell table:style-name="ce49" table:formula="of:=INDEX(['Census Data'.$B$2:.$B$504];MATCH(0;COUNTIF([.$A$1:.A23];['Census Data'.$B$2:.$B$504]);0))" table:number-matrix-columns-spanned="1" table:number-matrix-rows-spanned="1" office:value-type="string">
            <text:p>Minnesota</text:p>
          </table:table-cell>
          <table:table-cell table:formula="of:=ROUND(AVERAGEIF(['Census Data'.B$1:.B$1004],[.A24],['Census Data'.S$1:.S$1004]);0)" office:value-type="string">
            <text:p>42</text:p>
          </table:table-cell>
          <table:table-cell table:formula="of:=VLOOKUP([.B24];['Grading Scale'.$A$2:.$B$14];2)" office:value-type="string">
            <text:p>F</text:p>
          </table:table-cell>
          <table:table-cell table:style-name="ce45" office:value-type="string" office:value="http://www.state.mn.us/opendata/">
            <text:p><text:a xlink:href="http://www.state.mn.us/opendata/">http://www.state.mn.us/opendata/</text:a></text:p>
          </table:table-cell>
        </table:table-row>
        <table:table-row table:style-name="ro3">
          <table:table-cell table:style-name="ce49" table:formula="of:=INDEX(['Census Data'.$B$2:.$B$504];MATCH(0;COUNTIF([.$A$1:.A24];['Census Data'.$B$2:.$B$504]);0))" table:number-matrix-columns-spanned="1" table:number-matrix-rows-spanned="1" office:value-type="string">
            <text:p>Mississippi</text:p>
          </table:table-cell>
          <table:table-cell table:formula="of:=ROUND(AVERAGEIF(['Census Data'.B$1:.B$1004],[.A25],['Census Data'.S$1:.S$1004]);0)" office:value-type="string">
            <text:p>37</text:p>
          </table:table-cell>
          <table:table-cell table:formula="of:=VLOOKUP([.B25];['Grading Scale'.$A$2:.$B$14];2)" office:value-type="string">
            <text:p>F</text:p>
          </table:table-cell>
          <table:table-cell table:style-name="ce45" office:value-type="string" office:value="https://data.mo.gov/">
            <text:p><text:a xlink:href="https://data.mo.gov/">https://data.mo.gov/</text:a></text:p>
          </table:table-cell>
        </table:table-row>
        <table:table-row table:style-name="ro3">
          <table:table-cell table:style-name="ce49" table:formula="of:=INDEX(['Census Data'.$B$2:.$B$504];MATCH(0;COUNTIF([.$A$1:.A25];['Census Data'.$B$2:.$B$504]);0))" table:number-matrix-columns-spanned="1" table:number-matrix-rows-spanned="1" office:value-type="string">
            <text:p>Missouri</text:p>
          </table:table-cell>
          <table:table-cell table:formula="of:=ROUND(AVERAGEIF(['Census Data'.B$1:.B$1004],[.A26],['Census Data'.S$1:.S$1004]);0)" office:value-type="string">
            <text:p>46</text:p>
          </table:table-cell>
          <table:table-cell table:formula="of:=VLOOKUP([.B26];['Grading Scale'.$A$2:.$B$14];2)" office:value-type="string">
            <text:p>F</text:p>
          </table:table-cell>
          <table:table-cell table:style-name="ce45" office:value-type="string" office:value="http://data.mt.gov/">
            <text:p><text:a xlink:href="http://data.mt.gov/">http://data.mt.gov/</text:a></text:p>
          </table:table-cell>
        </table:table-row>
        <table:table-row table:style-name="ro3">
          <table:table-cell table:style-name="ce49" table:formula="of:=INDEX(['Census Data'.$B$2:.$B$504];MATCH(0;COUNTIF([.$A$1:.A26];['Census Data'.$B$2:.$B$504]);0))" table:number-matrix-columns-spanned="1" table:number-matrix-rows-spanned="1" office:value-type="string">
            <text:p>Montana</text:p>
          </table:table-cell>
          <table:table-cell table:formula="of:=ROUND(AVERAGEIF(['Census Data'.B$1:.B$1004],[.A27],['Census Data'.S$1:.S$1004]);0)" office:value-type="string">
            <text:p>66</text:p>
          </table:table-cell>
          <table:table-cell table:formula="of:=VLOOKUP([.B27];['Grading Scale'.$A$2:.$B$14];2)" office:value-type="string">
            <text:p>D</text:p>
          </table:table-cell>
        </table:table-row>
        <table:table-row table:style-name="ro3">
          <table:table-cell table:style-name="ce49" table:formula="of:=INDEX(['Census Data'.$B$2:.$B$504];MATCH(0;COUNTIF([.$A$1:.A27];['Census Data'.$B$2:.$B$504]);0))" table:number-matrix-columns-spanned="1" table:number-matrix-rows-spanned="1" office:value-type="string">
            <text:p>Nebraska</text:p>
          </table:table-cell>
          <table:table-cell table:formula="of:=ROUND(AVERAGEIF(['Census Data'.B$1:.B$1004],[.A28],['Census Data'.S$1:.S$1004]);0)" office:value-type="string">
            <text:p>46</text:p>
          </table:table-cell>
          <table:table-cell table:formula="of:=VLOOKUP([.B28];['Grading Scale'.$A$2:.$B$14];2)" office:value-type="string">
            <text:p>F</text:p>
          </table:table-cell>
        </table:table-row>
        <table:table-row table:style-name="ro3">
          <table:table-cell table:style-name="ce49" table:formula="of:=INDEX(['Census Data'.$B$2:.$B$504];MATCH(0;COUNTIF([.$A$1:.A28];['Census Data'.$B$2:.$B$504]);0))" table:number-matrix-columns-spanned="1" table:number-matrix-rows-spanned="1" office:value-type="string">
            <text:p>Nevada</text:p>
          </table:table-cell>
          <table:table-cell table:formula="of:=ROUND(AVERAGEIF(['Census Data'.B$1:.B$1004],[.A29],['Census Data'.S$1:.S$1004]);0)" office:value-type="string">
            <text:p>43</text:p>
          </table:table-cell>
          <table:table-cell table:formula="of:=VLOOKUP([.B29];['Grading Scale'.$A$2:.$B$14];2)" office:value-type="string">
            <text:p>F</text:p>
          </table:table-cell>
          <table:table-cell table:style-name="ce45" office:value-type="string" office:value="http://data.nh.gov/">
            <text:p><text:a xlink:href="http://data.nh.gov/">http://data.nh.gov/</text:a></text:p>
          </table:table-cell>
          <table:table-cell table:style-name="ce38" office:value-type="string">
            <text:p>Kentucky claims copyright over nearly all of their datasets (with a copyright statement in the footer), despite that they almost certainly lack the legal authority to do so. Also, their open data site is really a late-'00s-style open finances site, not an open data repository in the modern sense.</text:p>
          </table:table-cell>
        </table:table-row>
        <table:table-row table:style-name="ro3">
          <table:table-cell table:style-name="ce49" table:formula="of:=INDEX(['Census Data'.$B$2:.$B$504];MATCH(0;COUNTIF([.$A$1:.A29];['Census Data'.$B$2:.$B$504]);0))" table:number-matrix-columns-spanned="1" table:number-matrix-rows-spanned="1" office:value-type="string">
            <text:p>New Hampshire</text:p>
          </table:table-cell>
          <table:table-cell table:formula="of:=ROUND(AVERAGEIF(['Census Data'.B$1:.B$1004],[.A30],['Census Data'.S$1:.S$1004]);0)" office:value-type="string">
            <text:p>53</text:p>
          </table:table-cell>
          <table:table-cell table:formula="of:=VLOOKUP([.B30];['Grading Scale'.$A$2:.$B$14];2)" office:value-type="string">
            <text:p>F</text:p>
          </table:table-cell>
          <table:table-cell table:style-name="ce45" office:value-type="string" office:value="https://data.nj.gov/">
            <text:p><text:a xlink:href="https://data.nj.gov/">https://data.nj.gov/</text:a></text:p>
          </table:table-cell>
        </table:table-row>
        <table:table-row table:style-name="ro3">
          <table:table-cell table:style-name="ce49" table:formula="of:=INDEX(['Census Data'.$B$2:.$B$504];MATCH(0;COUNTIF([.$A$1:.A30];['Census Data'.$B$2:.$B$504]);0))" table:number-matrix-columns-spanned="1" table:number-matrix-rows-spanned="1" office:value-type="string">
            <text:p>New Jersey</text:p>
          </table:table-cell>
          <table:table-cell table:formula="of:=ROUND(AVERAGEIF(['Census Data'.B$1:.B$1004],[.A31],['Census Data'.S$1:.S$1004]);0)" office:value-type="string">
            <text:p>43</text:p>
          </table:table-cell>
          <table:table-cell table:formula="of:=VLOOKUP([.B31];['Grading Scale'.$A$2:.$B$14];2)" office:value-type="string">
            <text:p>F</text:p>
          </table:table-cell>
        </table:table-row>
        <table:table-row table:style-name="ro3">
          <table:table-cell table:style-name="ce49" table:formula="of:=INDEX(['Census Data'.$B$2:.$B$504];MATCH(0;COUNTIF([.$A$1:.A31];['Census Data'.$B$2:.$B$504]);0))" table:number-matrix-columns-spanned="1" table:number-matrix-rows-spanned="1" office:value-type="string">
            <text:p>New Mexico</text:p>
          </table:table-cell>
          <table:table-cell table:formula="of:=ROUND(AVERAGEIF(['Census Data'.B$1:.B$1004],[.A32],['Census Data'.S$1:.S$1004]);0)" office:value-type="string">
            <text:p>40</text:p>
          </table:table-cell>
          <table:table-cell table:formula="of:=VLOOKUP([.B32];['Grading Scale'.$A$2:.$B$14];2)" office:value-type="string">
            <text:p>F</text:p>
          </table:table-cell>
          <table:table-cell table:style-name="ce45" office:value-type="string" office:value="https://data.ny.gov/">
            <text:p><text:a xlink:href="https://data.ny.gov/">https://data.ny.gov/</text:a></text:p>
          </table:table-cell>
          <table:table-cell table:style-name="ce38" office:value-type="string">
            <text:p>Census is inaccurate pending modification of the census software to allow scoring of the legislature. (It keeps its data on two separate sites, one for each chamber.)</text:p>
          </table:table-cell>
        </table:table-row>
        <table:table-row table:style-name="ro3">
          <table:table-cell table:style-name="ce49" table:formula="of:=INDEX(['Census Data'.$B$2:.$B$504];MATCH(0;COUNTIF([.$A$1:.A32];['Census Data'.$B$2:.$B$504]);0))" table:number-matrix-columns-spanned="1" table:number-matrix-rows-spanned="1" office:value-type="string">
            <text:p>New York</text:p>
          </table:table-cell>
          <table:table-cell table:formula="of:=ROUND(AVERAGEIF(['Census Data'.B$1:.B$1004],[.A33],['Census Data'.S$1:.S$1004]);0)" office:value-type="string">
            <text:p>74</text:p>
          </table:table-cell>
          <table:table-cell table:formula="of:=VLOOKUP([.B33];['Grading Scale'.$A$2:.$B$14];2)" office:value-type="string">
            <text:p>C</text:p>
          </table:table-cell>
        </table:table-row>
        <table:table-row table:style-name="ro3">
          <table:table-cell table:style-name="ce49" table:formula="of:=INDEX(['Census Data'.$B$2:.$B$504];MATCH(0;COUNTIF([.$A$1:.A33];['Census Data'.$B$2:.$B$504]);0))" table:number-matrix-columns-spanned="1" table:number-matrix-rows-spanned="1" office:value-type="string">
            <text:p>North Carolina</text:p>
          </table:table-cell>
          <table:table-cell table:formula="of:=ROUND(AVERAGEIF(['Census Data'.B$1:.B$1004],[.A34],['Census Data'.S$1:.S$1004]);0)" office:value-type="string">
            <text:p>56</text:p>
          </table:table-cell>
          <table:table-cell table:formula="of:=VLOOKUP([.B34];['Grading Scale'.$A$2:.$B$14];2)" office:value-type="string">
            <text:p>F</text:p>
          </table:table-cell>
        </table:table-row>
        <table:table-row table:style-name="ro3">
          <table:table-cell table:style-name="ce49" table:formula="of:=INDEX(['Census Data'.$B$2:.$B$504];MATCH(0;COUNTIF([.$A$1:.A34];['Census Data'.$B$2:.$B$504]);0))" table:number-matrix-columns-spanned="1" table:number-matrix-rows-spanned="1" office:value-type="string">
            <text:p>North Dakota</text:p>
          </table:table-cell>
          <table:table-cell table:formula="of:=ROUND(AVERAGEIF(['Census Data'.B$1:.B$1004],[.A35],['Census Data'.S$1:.S$1004]);0)" office:value-type="string">
            <text:p>28</text:p>
          </table:table-cell>
          <table:table-cell table:formula="of:=VLOOKUP([.B35];['Grading Scale'.$A$2:.$B$14];2)" office:value-type="string">
            <text:p>F</text:p>
          </table:table-cell>
        </table:table-row>
        <table:table-row table:style-name="ro3">
          <table:table-cell table:style-name="ce49" table:formula="of:=INDEX(['Census Data'.$B$2:.$B$504];MATCH(0;COUNTIF([.$A$1:.A35];['Census Data'.$B$2:.$B$504]);0))" table:number-matrix-columns-spanned="1" table:number-matrix-rows-spanned="1" office:value-type="string">
            <text:p>Ohio</text:p>
          </table:table-cell>
          <table:table-cell table:formula="of:=ROUND(AVERAGEIF(['Census Data'.B$1:.B$1004],[.A36],['Census Data'.S$1:.S$1004]);0)" office:value-type="string">
            <text:p>67</text:p>
          </table:table-cell>
          <table:table-cell table:formula="of:=VLOOKUP([.B36];['Grading Scale'.$A$2:.$B$14];2)" office:value-type="string">
            <text:p>D+</text:p>
          </table:table-cell>
          <table:table-cell table:style-name="ce45" office:value-type="string" office:value="https://data.ok.gov/">
            <text:p><text:a xlink:href="https://data.ok.gov/">https://data.ok.gov/</text:a></text:p>
          </table:table-cell>
        </table:table-row>
        <table:table-row table:style-name="ro3">
          <table:table-cell table:style-name="ce49" table:formula="of:=INDEX(['Census Data'.$B$2:.$B$504];MATCH(0;COUNTIF([.$A$1:.A36];['Census Data'.$B$2:.$B$504]);0))" table:number-matrix-columns-spanned="1" table:number-matrix-rows-spanned="1" office:value-type="string">
            <text:p>Oklahoma</text:p>
          </table:table-cell>
          <table:table-cell table:formula="of:=ROUND(AVERAGEIF(['Census Data'.B$1:.B$1004],[.A37],['Census Data'.S$1:.S$1004]);0)" office:value-type="string">
            <text:p>58</text:p>
          </table:table-cell>
          <table:table-cell table:formula="of:=VLOOKUP([.B37];['Grading Scale'.$A$2:.$B$14];2)" office:value-type="string">
            <text:p>F</text:p>
          </table:table-cell>
          <table:table-cell table:style-name="ce45" office:value-type="string" office:value="https://data.oregon.gov/">
            <text:p><text:a xlink:href="https://data.oregon.gov/">https://data.oregon.gov/</text:a></text:p>
          </table:table-cell>
        </table:table-row>
        <table:table-row table:style-name="ro3">
          <table:table-cell table:style-name="ce49" table:formula="of:=INDEX(['Census Data'.$B$2:.$B$504];MATCH(0;COUNTIF([.$A$1:.A37];['Census Data'.$B$2:.$B$504]);0))" table:number-matrix-columns-spanned="1" table:number-matrix-rows-spanned="1" office:value-type="string">
            <text:p>Oregon</text:p>
          </table:table-cell>
          <table:table-cell table:formula="of:=ROUND(AVERAGEIF(['Census Data'.B$1:.B$1004],[.A38],['Census Data'.S$1:.S$1004]);0)" office:value-type="string">
            <text:p>51</text:p>
          </table:table-cell>
          <table:table-cell table:formula="of:=VLOOKUP([.B38];['Grading Scale'.$A$2:.$B$14];2)" office:value-type="string">
            <text:p>F</text:p>
          </table:table-cell>
        </table:table-row>
        <table:table-row table:style-name="ro3">
          <table:table-cell table:style-name="ce49" table:formula="of:=INDEX(['Census Data'.$B$2:.$B$504];MATCH(0;COUNTIF([.$A$1:.A38];['Census Data'.$B$2:.$B$504]);0))" table:number-matrix-columns-spanned="1" table:number-matrix-rows-spanned="1" office:value-type="string">
            <text:p>Pennsylvania</text:p>
          </table:table-cell>
          <table:table-cell table:formula="of:=ROUND(AVERAGEIF(['Census Data'.B$1:.B$1004],[.A39],['Census Data'.S$1:.S$1004]);0)" office:value-type="string">
            <text:p>39</text:p>
          </table:table-cell>
          <table:table-cell table:formula="of:=VLOOKUP([.B39];['Grading Scale'.$A$2:.$B$14];2)" office:value-type="string">
            <text:p>F</text:p>
          </table:table-cell>
          <table:table-cell table:style-name="ce45" office:value-type="string" office:value="https://data.pr.gov/">
            <text:p><text:a xlink:href="https://data.pr.gov/">https://data.pr.gov/</text:a></text:p>
          </table:table-cell>
        </table:table-row>
        <table:table-row table:style-name="ro3">
          <table:table-cell table:style-name="ce49" table:formula="of:=INDEX(['Census Data'.$B$2:.$B$504];MATCH(0;COUNTIF([.$A$1:.A39];['Census Data'.$B$2:.$B$504]);0))" table:number-matrix-columns-spanned="1" table:number-matrix-rows-spanned="1" office:value-type="string">
            <text:p>Puerto Rico</text:p>
          </table:table-cell>
          <table:table-cell table:formula="of:=ROUND(AVERAGEIF(['Census Data'.B$1:.B$1004],[.A40],['Census Data'.S$1:.S$1004]);0)" office:value-type="string">
            <text:p>43</text:p>
          </table:table-cell>
          <table:table-cell table:formula="of:=VLOOKUP([.B40];['Grading Scale'.$A$2:.$B$14];2)" office:value-type="string">
            <text:p>F</text:p>
          </table:table-cell>
          <table:table-cell table:style-name="ce45" office:value-type="string" office:value="http://www.ri.gov/data/">
            <text:p><text:a xlink:href="http://www.ri.gov/data/">http://www.ri.gov/data/</text:a></text:p>
          </table:table-cell>
        </table:table-row>
        <table:table-row table:style-name="ro3">
          <table:table-cell table:style-name="ce49" table:formula="of:=INDEX(['Census Data'.$B$2:.$B$504];MATCH(0;COUNTIF([.$A$1:.A40];['Census Data'.$B$2:.$B$504]);0))" table:number-matrix-columns-spanned="1" table:number-matrix-rows-spanned="1" office:value-type="string">
            <text:p>Rhode Island</text:p>
          </table:table-cell>
          <table:table-cell table:formula="of:=ROUND(AVERAGEIF(['Census Data'.B$1:.B$1004],[.A41],['Census Data'.S$1:.S$1004]);0)" office:value-type="string">
            <text:p>47</text:p>
          </table:table-cell>
          <table:table-cell table:formula="of:=VLOOKUP([.B41];['Grading Scale'.$A$2:.$B$14];2)" office:value-type="string">
            <text:p>F</text:p>
          </table:table-cell>
        </table:table-row>
        <table:table-row table:style-name="ro3">
          <table:table-cell table:style-name="ce49" table:formula="of:=INDEX(['Census Data'.$B$2:.$B$504];MATCH(0;COUNTIF([.$A$1:.A41];['Census Data'.$B$2:.$B$504]);0))" table:number-matrix-columns-spanned="1" table:number-matrix-rows-spanned="1" office:value-type="string">
            <text:p>South Carolina</text:p>
          </table:table-cell>
          <table:table-cell table:formula="of:=ROUND(AVERAGEIF(['Census Data'.B$1:.B$1004],[.A42],['Census Data'.S$1:.S$1004]);0)" office:value-type="string">
            <text:p>58</text:p>
          </table:table-cell>
          <table:table-cell table:formula="of:=VLOOKUP([.B42];['Grading Scale'.$A$2:.$B$14];2)" office:value-type="string">
            <text:p>F</text:p>
          </table:table-cell>
        </table:table-row>
        <table:table-row table:style-name="ro3">
          <table:table-cell table:style-name="ce49" table:formula="of:=INDEX(['Census Data'.$B$2:.$B$504];MATCH(0;COUNTIF([.$A$1:.A42];['Census Data'.$B$2:.$B$504]);0))" table:number-matrix-columns-spanned="1" table:number-matrix-rows-spanned="1" office:value-type="string">
            <text:p>South Dakota</text:p>
          </table:table-cell>
          <table:table-cell table:formula="of:=ROUND(AVERAGEIF(['Census Data'.B$1:.B$1004],[.A43],['Census Data'.S$1:.S$1004]);0)" office:value-type="string">
            <text:p>46</text:p>
          </table:table-cell>
          <table:table-cell table:formula="of:=VLOOKUP([.B43];['Grading Scale'.$A$2:.$B$14];2)" office:value-type="string">
            <text:p>F</text:p>
          </table:table-cell>
          <table:table-cell table:style-name="ce45" office:value-type="string" office:value="https://www.tn.gov/transparenttn">
            <text:p><text:a xlink:href="https://www.tn.gov/transparenttn">https://www.tn.gov/transparenttn</text:a></text:p>
          </table:table-cell>
        </table:table-row>
        <table:table-row table:style-name="ro3">
          <table:table-cell table:style-name="ce49" table:formula="of:=INDEX(['Census Data'.$B$2:.$B$504];MATCH(0;COUNTIF([.$A$1:.A43];['Census Data'.$B$2:.$B$504]);0))" table:number-matrix-columns-spanned="1" table:number-matrix-rows-spanned="1" office:value-type="string">
            <text:p>Tennessee</text:p>
          </table:table-cell>
          <table:table-cell table:formula="of:=ROUND(AVERAGEIF(['Census Data'.B$1:.B$1004],[.A44],['Census Data'.S$1:.S$1004]);0)" office:value-type="string">
            <text:p>51</text:p>
          </table:table-cell>
          <table:table-cell table:formula="of:=VLOOKUP([.B44];['Grading Scale'.$A$2:.$B$14];2)" office:value-type="string">
            <text:p>F</text:p>
          </table:table-cell>
          <table:table-cell table:style-name="ce45" office:value-type="string" office:value="https://data.texas.gov/">
            <text:p><text:a xlink:href="https://data.texas.gov/">https://data.texas.gov/</text:a></text:p>
          </table:table-cell>
        </table:table-row>
        <table:table-row table:style-name="ro3">
          <table:table-cell table:style-name="ce49" table:formula="of:=INDEX(['Census Data'.$B$2:.$B$504];MATCH(0;COUNTIF([.$A$1:.A44];['Census Data'.$B$2:.$B$504]);0))" table:number-matrix-columns-spanned="1" table:number-matrix-rows-spanned="1" office:value-type="string">
            <text:p>Texas</text:p>
          </table:table-cell>
          <table:table-cell table:formula="of:=ROUND(AVERAGEIF(['Census Data'.B$1:.B$1004],[.A45],['Census Data'.S$1:.S$1004]);0)" office:value-type="string">
            <text:p>56</text:p>
          </table:table-cell>
          <table:table-cell table:formula="of:=VLOOKUP([.B45];['Grading Scale'.$A$2:.$B$14];2)" office:value-type="string">
            <text:p>F</text:p>
          </table:table-cell>
          <table:table-cell table:style-name="ce38" office:value-type="string">
            <text:p>http://opendata.utah.gov/</text:p>
          </table:table-cell>
        </table:table-row>
        <table:table-row table:style-name="ro3">
          <table:table-cell table:style-name="ce49" table:formula="of:=INDEX(['Census Data'.$B$2:.$B$504];MATCH(0;COUNTIF([.$A$1:.A45];['Census Data'.$B$2:.$B$504]);0))" table:number-matrix-columns-spanned="1" table:number-matrix-rows-spanned="1" office:value-type="string">
            <text:p>Utah</text:p>
          </table:table-cell>
          <table:table-cell table:formula="of:=ROUND(AVERAGEIF(['Census Data'.B$1:.B$1004],[.A46],['Census Data'.S$1:.S$1004]);0)" office:value-type="string">
            <text:p>42</text:p>
          </table:table-cell>
          <table:table-cell table:formula="of:=VLOOKUP([.B46];['Grading Scale'.$A$2:.$B$14];2)" office:value-type="string">
            <text:p>F</text:p>
          </table:table-cell>
        </table:table-row>
        <table:table-row table:style-name="ro3">
          <table:table-cell table:style-name="ce49" table:formula="of:=INDEX(['Census Data'.$B$2:.$B$504];MATCH(0;COUNTIF([.$A$1:.A46];['Census Data'.$B$2:.$B$504]);0))" table:number-matrix-columns-spanned="1" table:number-matrix-rows-spanned="1" office:value-type="string">
            <text:p>Vermont</text:p>
          </table:table-cell>
          <table:table-cell table:formula="of:=ROUND(AVERAGEIF(['Census Data'.B$1:.B$1004],[.A47],['Census Data'.S$1:.S$1004]);0)" office:value-type="string">
            <text:p>50</text:p>
          </table:table-cell>
          <table:table-cell table:formula="of:=VLOOKUP([.B47];['Grading Scale'.$A$2:.$B$14];2)" office:value-type="string">
            <text:p>F</text:p>
          </table:table-cell>
          <table:table-cell table:style-name="ce38" office:value-type="string">
            <text:p>https://data.vermont.gov/</text:p>
          </table:table-cell>
        </table:table-row>
        <table:table-row table:style-name="ro3">
          <table:table-cell table:style-name="ce49" table:formula="of:=INDEX(['Census Data'.$B$2:.$B$504];MATCH(0;COUNTIF([.$A$1:.A47];['Census Data'.$B$2:.$B$504]);0))" table:number-matrix-columns-spanned="1" table:number-matrix-rows-spanned="1" office:value-type="string">
            <text:p>Virginia</text:p>
          </table:table-cell>
          <table:table-cell table:formula="of:=ROUND(AVERAGEIF(['Census Data'.B$1:.B$1004],[.A48],['Census Data'.S$1:.S$1004]);0)" office:value-type="string">
            <text:p>71</text:p>
          </table:table-cell>
          <table:table-cell table:formula="of:=VLOOKUP([.B48];['Grading Scale'.$A$2:.$B$14];2)" office:value-type="string">
            <text:p>C−</text:p>
          </table:table-cell>
          <table:table-cell table:style-name="ce45" office:value-type="string" office:value="https://data.wa.gov/">
            <text:p><text:a xlink:href="https://data.wa.gov/">https://data.wa.gov/</text:a></text:p>
          </table:table-cell>
        </table:table-row>
        <table:table-row table:style-name="ro3">
          <table:table-cell table:style-name="ce49" table:formula="of:=INDEX(['Census Data'.$B$2:.$B$504];MATCH(0;COUNTIF([.$A$1:.A48];['Census Data'.$B$2:.$B$504]);0))" table:number-matrix-columns-spanned="1" table:number-matrix-rows-spanned="1" office:value-type="string">
            <text:p>Washington</text:p>
          </table:table-cell>
          <table:table-cell table:formula="of:=ROUND(AVERAGEIF(['Census Data'.B$1:.B$1004],[.A49],['Census Data'.S$1:.S$1004]);0)" office:value-type="string">
            <text:p>64</text:p>
          </table:table-cell>
          <table:table-cell table:formula="of:=VLOOKUP([.B49];['Grading Scale'.$A$2:.$B$14];2)" office:value-type="string">
            <text:p>D</text:p>
          </table:table-cell>
          <table:table-cell table:style-name="ce45" office:value-type="string" office:value="http://opendata.dc.gov/">
            <text:p><text:a xlink:href="http://opendata.dc.gov/">http://opendata.dc.gov/</text:a></text:p>
          </table:table-cell>
        </table:table-row>
        <table:table-row table:style-name="ro3">
          <table:table-cell table:style-name="ce49" table:formula="of:=INDEX(['Census Data'.$B$2:.$B$504];MATCH(0;COUNTIF([.$A$1:.A49];['Census Data'.$B$2:.$B$504]);0))" table:number-matrix-columns-spanned="1" table:number-matrix-rows-spanned="1" office:value-type="string">
            <text:p>Washington DC</text:p>
          </table:table-cell>
          <table:table-cell table:formula="of:=ROUND(AVERAGEIF(['Census Data'.B$1:.B$1004],[.A50],['Census Data'.S$1:.S$1004]);0)" office:value-type="string">
            <text:p>78</text:p>
          </table:table-cell>
          <table:table-cell table:formula="of:=VLOOKUP([.B50];['Grading Scale'.$A$2:.$B$14];2)" office:value-type="string">
            <text:p>C+</text:p>
          </table:table-cell>
        </table:table-row>
        <table:table-row table:style-name="ro3">
          <table:table-cell table:style-name="ce49" table:formula="of:=INDEX(['Census Data'.$B$2:.$B$504];MATCH(0;COUNTIF([.$A$1:.A50];['Census Data'.$B$2:.$B$504]);0))" table:number-matrix-columns-spanned="1" table:number-matrix-rows-spanned="1" office:value-type="string">
            <text:p>West Virginia</text:p>
          </table:table-cell>
          <table:table-cell table:formula="of:=ROUND(AVERAGEIF(['Census Data'.B$1:.B$1004],[.A51],['Census Data'.S$1:.S$1004]);0)" office:value-type="string">
            <text:p>34</text:p>
          </table:table-cell>
          <table:table-cell table:formula="of:=VLOOKUP([.B51];['Grading Scale'.$A$2:.$B$14];2)" office:value-type="string">
            <text:p>F</text:p>
          </table:table-cell>
        </table:table-row>
        <table:table-row table:style-name="ro3">
          <table:table-cell table:style-name="ce49" table:formula="of:=INDEX(['Census Data'.$B$2:.$B$504];MATCH(0;COUNTIF([.$A$1:.A51];['Census Data'.$B$2:.$B$504]);0))" table:number-matrix-columns-spanned="1" table:number-matrix-rows-spanned="1" office:value-type="string">
            <text:p>Wisconsin</text:p>
          </table:table-cell>
          <table:table-cell table:formula="of:=ROUND(AVERAGEIF(['Census Data'.B$1:.B$1004],[.A52],['Census Data'.S$1:.S$1004]);0)" office:value-type="string">
            <text:p>49</text:p>
          </table:table-cell>
          <table:table-cell table:formula="of:=VLOOKUP([.B52];['Grading Scale'.$A$2:.$B$14];2)" office:value-type="string">
            <text:p>F</text:p>
          </table:table-cell>
        </table:table-row>
        <table:table-row table:style-name="ro3">
          <table:table-cell table:style-name="ce49" table:formula="of:=INDEX(['Census Data'.$B$2:.$B$504];MATCH(0;COUNTIF([.$A$1:.A52];['Census Data'.$B$2:.$B$504]);0))" table:number-matrix-columns-spanned="1" table:number-matrix-rows-spanned="1" office:value-type="string">
            <text:p>Wyoming</text:p>
          </table:table-cell>
          <table:table-cell table:formula="of:=ROUND(AVERAGEIF(['Census Data'.B$1:.B$1004],[.A53],['Census Data'.S$1:.S$1004]);0)" office:value-type="string">
            <text:p>31</text:p>
          </table:table-cell>
          <table:table-cell table:formula="of:=VLOOKUP([.B53];['Grading Scale'.$A$2:.$B$14];2)" office:value-type="string">
            <text:p>F</text:p>
          </table:table-cell>
        </table:table-row>
      </table:table>
      <table:named-expressions>
        <table:named-expression table:name="AVERAGEIF" table:base-cell-address="$Census Data.$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Helvetica" svg:font-family="Helvetica"/>
    <style:font-face style:name="Inconsolata" svg:font-family="Inconsolata"/>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ensus Data" style:display-name="PageStyle_Census Data" style:page-layout-name="pm1">
      <style:header style:display="false"/>
      <style:header-left style:display="false"/>
      <style:footer style:display="false"/>
      <style:footer-left style:display="false"/>
    </style:master-page>
    <style:master-page style:name="PageStyle_5f_Grading Scale" style:display-name="PageStyle_Grading Scale" style:page-layout-name="pm2">
      <style:header style:display="false"/>
      <style:header-left style:display="false"/>
      <style:footer style:display="false"/>
      <style:footer-left style:display="false"/>
    </style:master-page>
    <style:master-page style:name="PageStyle_5f_Dataset Descriptions" style:display-name="PageStyle_Dataset Descriptions" style:page-layout-name="pm3">
      <style:header style:display="false"/>
      <style:header-left style:display="false"/>
      <style:footer style:display="false"/>
      <style:footer-left style:display="false"/>
    </style:master-page>
    <style:master-page style:name="PageStyle_5f_Places" style:display-name="PageStyle_Place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